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_1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115174395E+018" calcext:value-type="float">
            <text:p>1.47705115174395E+018</text:p>
          </table:table-cell>
          <table:table-cell office:value-type="float" office:value="1.47705115174615E+018" calcext:value-type="float">
            <text:p>1.47705115174615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115174473E+018" calcext:value-type="float">
            <text:p>1.47705115174473E+018</text:p>
          </table:table-cell>
          <table:table-cell office:value-type="float" office:value="1.47705115174716E+018" calcext:value-type="float">
            <text:p>1.47705115174716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115174529E+018" calcext:value-type="float">
            <text:p>1.47705115174529E+018</text:p>
          </table:table-cell>
          <table:table-cell office:value-type="float" office:value="1.47705115174737E+018" calcext:value-type="float">
            <text:p>1.47705115174737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115174647E+018" calcext:value-type="float">
            <text:p>1.47705115174647E+018</text:p>
          </table:table-cell>
          <table:table-cell office:value-type="float" office:value="1.47705115174872E+018" calcext:value-type="float">
            <text:p>1.47705115174872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115174912E+018" calcext:value-type="float">
            <text:p>1.47705115174912E+018</text:p>
          </table:table-cell>
          <table:table-cell office:value-type="float" office:value="1.47705115175037E+018" calcext:value-type="float">
            <text:p>1.47705115175037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115174977E+018" calcext:value-type="float">
            <text:p>1.47705115174977E+018</text:p>
          </table:table-cell>
          <table:table-cell office:value-type="float" office:value="1.47705115175112E+018" calcext:value-type="float">
            <text:p>1.47705115175112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115175062E+018" calcext:value-type="float">
            <text:p>1.47705115175062E+018</text:p>
          </table:table-cell>
          <table:table-cell office:value-type="float" office:value="1.47705115175183E+018" calcext:value-type="float">
            <text:p>1.47705115175183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115175148E+018" calcext:value-type="float">
            <text:p>1.47705115175148E+018</text:p>
          </table:table-cell>
          <table:table-cell office:value-type="float" office:value="1.47705115175297E+018" calcext:value-type="float">
            <text:p>1.47705115175297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115175235E+018" calcext:value-type="float">
            <text:p>1.47705115175235E+018</text:p>
          </table:table-cell>
          <table:table-cell office:value-type="float" office:value="1.47705115175357E+018" calcext:value-type="float">
            <text:p>1.47705115175357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115175321E+018" calcext:value-type="float">
            <text:p>1.47705115175321E+018</text:p>
          </table:table-cell>
          <table:table-cell office:value-type="float" office:value="1.47705115175469E+018" calcext:value-type="float">
            <text:p>1.47705115175469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115175408E+018" calcext:value-type="float">
            <text:p>1.47705115175408E+018</text:p>
          </table:table-cell>
          <table:table-cell office:value-type="float" office:value="1.47705115175529E+018" calcext:value-type="float">
            <text:p>1.47705115175529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115175495E+018" calcext:value-type="float">
            <text:p>1.47705115175495E+018</text:p>
          </table:table-cell>
          <table:table-cell office:value-type="float" office:value="1.47705115175644E+018" calcext:value-type="float">
            <text:p>1.47705115175644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115175582E+018" calcext:value-type="float">
            <text:p>1.47705115175582E+018</text:p>
          </table:table-cell>
          <table:table-cell office:value-type="float" office:value="1.47705115175696E+018" calcext:value-type="float">
            <text:p>1.47705115175696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115175673E+018" calcext:value-type="float">
            <text:p>1.47705115175673E+018</text:p>
          </table:table-cell>
          <table:table-cell office:value-type="float" office:value="1.47705115175828E+018" calcext:value-type="float">
            <text:p>1.47705115175828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115175765E+018" calcext:value-type="float">
            <text:p>1.47705115175765E+018</text:p>
          </table:table-cell>
          <table:table-cell office:value-type="float" office:value="1.47705115175887E+018" calcext:value-type="float">
            <text:p>1.47705115175887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115175851E+018" calcext:value-type="float">
            <text:p>1.47705115175851E+018</text:p>
          </table:table-cell>
          <table:table-cell office:value-type="float" office:value="1.47705115175998E+018" calcext:value-type="float">
            <text:p>1.47705115175998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115175938E+018" calcext:value-type="float">
            <text:p>1.47705115175938E+018</text:p>
          </table:table-cell>
          <table:table-cell office:value-type="float" office:value="1.47705115176063E+018" calcext:value-type="float">
            <text:p>1.47705115176063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115176024E+018" calcext:value-type="float">
            <text:p>1.47705115176024E+018</text:p>
          </table:table-cell>
          <table:table-cell office:value-type="float" office:value="1.47705115176171E+018" calcext:value-type="float">
            <text:p>1.47705115176171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11517611E+018" calcext:value-type="float">
            <text:p>1.4770511517611E+018</text:p>
          </table:table-cell>
          <table:table-cell office:value-type="float" office:value="1.47705115176222E+018" calcext:value-type="float">
            <text:p>1.47705115176222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115176195E+018" calcext:value-type="float">
            <text:p>1.47705115176195E+018</text:p>
          </table:table-cell>
          <table:table-cell office:value-type="float" office:value="1.47705115176329E+018" calcext:value-type="float">
            <text:p>1.47705115176329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115176283E+018" calcext:value-type="float">
            <text:p>1.47705115176283E+018</text:p>
          </table:table-cell>
          <table:table-cell office:value-type="float" office:value="1.47705115176405E+018" calcext:value-type="float">
            <text:p>1.47705115176405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115176369E+018" calcext:value-type="float">
            <text:p>1.47705115176369E+018</text:p>
          </table:table-cell>
          <table:table-cell office:value-type="float" office:value="1.47705115176519E+018" calcext:value-type="float">
            <text:p>1.47705115176519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115176458E+018" calcext:value-type="float">
            <text:p>1.47705115176458E+018</text:p>
          </table:table-cell>
          <table:table-cell office:value-type="float" office:value="1.47705115176578E+018" calcext:value-type="float">
            <text:p>1.47705115176578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115176542E+018" calcext:value-type="float">
            <text:p>1.47705115176542E+018</text:p>
          </table:table-cell>
          <table:table-cell office:value-type="float" office:value="1.47705115177102E+018" calcext:value-type="float">
            <text:p>1.47705115177102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115176619E+018" calcext:value-type="float">
            <text:p>1.47705115176619E+018</text:p>
          </table:table-cell>
          <table:table-cell office:value-type="float" office:value="1.4770511517716E+018" calcext:value-type="float">
            <text:p>1.4770511517716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115176661E+018" calcext:value-type="float">
            <text:p>1.47705115176661E+018</text:p>
          </table:table-cell>
          <table:table-cell office:value-type="float" office:value="1.47705115177377E+018" calcext:value-type="float">
            <text:p>1.47705115177377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115176697E+018" calcext:value-type="float">
            <text:p>1.47705115176697E+018</text:p>
          </table:table-cell>
          <table:table-cell office:value-type="float" office:value="1.47705115177432E+018" calcext:value-type="float">
            <text:p>1.47705115177432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115176732E+018" calcext:value-type="float">
            <text:p>1.47705115176732E+018</text:p>
          </table:table-cell>
          <table:table-cell office:value-type="float" office:value="1.47705115177472E+018" calcext:value-type="float">
            <text:p>1.47705115177472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115176767E+018" calcext:value-type="float">
            <text:p>1.47705115176767E+018</text:p>
          </table:table-cell>
          <table:table-cell office:value-type="float" office:value="1.47705115177478E+018" calcext:value-type="float">
            <text:p>1.47705115177478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115176802E+018" calcext:value-type="float">
            <text:p>1.47705115176802E+018</text:p>
          </table:table-cell>
          <table:table-cell office:value-type="float" office:value="1.47705115177483E+018" calcext:value-type="float">
            <text:p>1.47705115177483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115176837E+018" calcext:value-type="float">
            <text:p>1.47705115176837E+018</text:p>
          </table:table-cell>
          <table:table-cell office:value-type="float" office:value="1.47705115177489E+018" calcext:value-type="float">
            <text:p>1.47705115177489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115176872E+018" calcext:value-type="float">
            <text:p>1.47705115176872E+018</text:p>
          </table:table-cell>
          <table:table-cell office:value-type="float" office:value="1.47705115177497E+018" calcext:value-type="float">
            <text:p>1.47705115177497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115176907E+018" calcext:value-type="float">
            <text:p>1.47705115176907E+018</text:p>
          </table:table-cell>
          <table:table-cell office:value-type="float" office:value="1.47705115177519E+018" calcext:value-type="float">
            <text:p>1.47705115177519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115176942E+018" calcext:value-type="float">
            <text:p>1.47705115176942E+018</text:p>
          </table:table-cell>
          <table:table-cell office:value-type="float" office:value="1.47705115177577E+018" calcext:value-type="float">
            <text:p>1.47705115177577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115176976E+018" calcext:value-type="float">
            <text:p>1.47705115176976E+018</text:p>
          </table:table-cell>
          <table:table-cell office:value-type="float" office:value="1.4770511517791E+018" calcext:value-type="float">
            <text:p>1.4770511517791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11517703E+018" calcext:value-type="float">
            <text:p>1.4770511517703E+018</text:p>
          </table:table-cell>
          <table:table-cell office:value-type="float" office:value="1.47705115178168E+018" calcext:value-type="float">
            <text:p>1.47705115178168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11517713E+018" calcext:value-type="float">
            <text:p>1.4770511517713E+018</text:p>
          </table:table-cell>
          <table:table-cell office:value-type="float" office:value="1.47705115178224E+018" calcext:value-type="float">
            <text:p>1.47705115178224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115177201E+018" calcext:value-type="float">
            <text:p>1.47705115177201E+018</text:p>
          </table:table-cell>
          <table:table-cell office:value-type="float" office:value="1.47705115178405E+018" calcext:value-type="float">
            <text:p>1.47705115178405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115177238E+018" calcext:value-type="float">
            <text:p>1.47705115177238E+018</text:p>
          </table:table-cell>
          <table:table-cell office:value-type="float" office:value="1.47705115178493E+018" calcext:value-type="float">
            <text:p>1.47705115178493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115177278E+018" calcext:value-type="float">
            <text:p>1.47705115177278E+018</text:p>
          </table:table-cell>
          <table:table-cell office:value-type="float" office:value="1.47705115178544E+018" calcext:value-type="float">
            <text:p>1.47705115178544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115177314E+018" calcext:value-type="float">
            <text:p>1.47705115177314E+018</text:p>
          </table:table-cell>
          <table:table-cell office:value-type="float" office:value="1.4770511517855E+018" calcext:value-type="float">
            <text:p>1.4770511517855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115177351E+018" calcext:value-type="float">
            <text:p>1.47705115177351E+018</text:p>
          </table:table-cell>
          <table:table-cell office:value-type="float" office:value="1.47705115178556E+018" calcext:value-type="float">
            <text:p>1.47705115178556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115177548E+018" calcext:value-type="float">
            <text:p>1.47705115177548E+018</text:p>
          </table:table-cell>
          <table:table-cell office:value-type="float" office:value="1.47705115178561E+018" calcext:value-type="float">
            <text:p>1.47705115178561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115177619E+018" calcext:value-type="float">
            <text:p>1.47705115177619E+018</text:p>
          </table:table-cell>
          <table:table-cell office:value-type="float" office:value="1.47705115178566E+018" calcext:value-type="float">
            <text:p>1.47705115178566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115177662E+018" calcext:value-type="float">
            <text:p>1.47705115177662E+018</text:p>
          </table:table-cell>
          <table:table-cell office:value-type="float" office:value="1.47705115178572E+018" calcext:value-type="float">
            <text:p>1.47705115178572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115177697E+018" calcext:value-type="float">
            <text:p>1.47705115177697E+018</text:p>
          </table:table-cell>
          <table:table-cell office:value-type="float" office:value="1.47705115178577E+018" calcext:value-type="float">
            <text:p>1.47705115178577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115177732E+018" calcext:value-type="float">
            <text:p>1.47705115177732E+018</text:p>
          </table:table-cell>
          <table:table-cell office:value-type="float" office:value="1.4770511517861E+018" calcext:value-type="float">
            <text:p>1.4770511517861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115177767E+018" calcext:value-type="float">
            <text:p>1.47705115177767E+018</text:p>
          </table:table-cell>
          <table:table-cell office:value-type="float" office:value="1.4770511517862E+018" calcext:value-type="float">
            <text:p>1.4770511517862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115177801E+018" calcext:value-type="float">
            <text:p>1.47705115177801E+018</text:p>
          </table:table-cell>
          <table:table-cell office:value-type="float" office:value="1.47705115178625E+018" calcext:value-type="float">
            <text:p>1.47705115178625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11517785E+018" calcext:value-type="float">
            <text:p>1.4770511517785E+018</text:p>
          </table:table-cell>
          <table:table-cell office:value-type="float" office:value="1.47705115178631E+018" calcext:value-type="float">
            <text:p>1.47705115178631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115177934E+018" calcext:value-type="float">
            <text:p>1.47705115177934E+018</text:p>
          </table:table-cell>
          <table:table-cell office:value-type="float" office:value="1.47705115178649E+018" calcext:value-type="float">
            <text:p>1.47705115178649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115177979E+018" calcext:value-type="float">
            <text:p>1.47705115177979E+018</text:p>
          </table:table-cell>
          <table:table-cell office:value-type="float" office:value="1.47705115178756E+018" calcext:value-type="float">
            <text:p>1.47705115178756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115178015E+018" calcext:value-type="float">
            <text:p>1.47705115178015E+018</text:p>
          </table:table-cell>
          <table:table-cell office:value-type="float" office:value="1.47705115178785E+018" calcext:value-type="float">
            <text:p>1.47705115178785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11517805E+018" calcext:value-type="float">
            <text:p>1.4770511517805E+018</text:p>
          </table:table-cell>
          <table:table-cell office:value-type="float" office:value="1.47705115178791E+018" calcext:value-type="float">
            <text:p>1.47705115178791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115178084E+018" calcext:value-type="float">
            <text:p>1.47705115178084E+018</text:p>
          </table:table-cell>
          <table:table-cell office:value-type="float" office:value="1.47705115178871E+018" calcext:value-type="float">
            <text:p>1.47705115178871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115178126E+018" calcext:value-type="float">
            <text:p>1.47705115178126E+018</text:p>
          </table:table-cell>
          <table:table-cell office:value-type="float" office:value="1.47705115178894E+018" calcext:value-type="float">
            <text:p>1.47705115178894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115178244E+018" calcext:value-type="float">
            <text:p>1.47705115178244E+018</text:p>
          </table:table-cell>
          <table:table-cell office:value-type="float" office:value="1.47705115179352E+018" calcext:value-type="float">
            <text:p>1.47705115179352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115178284E+018" calcext:value-type="float">
            <text:p>1.47705115178284E+018</text:p>
          </table:table-cell>
          <table:table-cell office:value-type="float" office:value="1.47705115179645E+018" calcext:value-type="float">
            <text:p>1.47705115179645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115178319E+018" calcext:value-type="float">
            <text:p>1.47705115178319E+018</text:p>
          </table:table-cell>
          <table:table-cell office:value-type="float" office:value="1.47705115179776E+018" calcext:value-type="float">
            <text:p>1.47705115179776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115178354E+018" calcext:value-type="float">
            <text:p>1.47705115178354E+018</text:p>
          </table:table-cell>
          <table:table-cell office:value-type="float" office:value="1.47705115179977E+018" calcext:value-type="float">
            <text:p>1.47705115179977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115178423E+018" calcext:value-type="float">
            <text:p>1.47705115178423E+018</text:p>
          </table:table-cell>
          <table:table-cell office:value-type="float" office:value="1.47705115180047E+018" calcext:value-type="float">
            <text:p>1.47705115180047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115178461E+018" calcext:value-type="float">
            <text:p>1.47705115178461E+018</text:p>
          </table:table-cell>
          <table:table-cell office:value-type="float" office:value="1.47705115180955E+018" calcext:value-type="float">
            <text:p>1.47705115180955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115178706E+018" calcext:value-type="float">
            <text:p>1.47705115178706E+018</text:p>
          </table:table-cell>
          <table:table-cell office:value-type="float" office:value="1.47705115181364E+018" calcext:value-type="float">
            <text:p>1.47705115181364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115178829E+018" calcext:value-type="float">
            <text:p>1.47705115178829E+018</text:p>
          </table:table-cell>
          <table:table-cell office:value-type="float" office:value="1.47705115181417E+018" calcext:value-type="float">
            <text:p>1.47705115181417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115178924E+018" calcext:value-type="float">
            <text:p>1.47705115178924E+018</text:p>
          </table:table-cell>
          <table:table-cell office:value-type="float" office:value="1.47705115181474E+018" calcext:value-type="float">
            <text:p>1.47705115181474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115178964E+018" calcext:value-type="float">
            <text:p>1.47705115178964E+018</text:p>
          </table:table-cell>
          <table:table-cell office:value-type="float" office:value="1.47705115181555E+018" calcext:value-type="float">
            <text:p>1.47705115181555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115178999E+018" calcext:value-type="float">
            <text:p>1.47705115178999E+018</text:p>
          </table:table-cell>
          <table:table-cell office:value-type="float" office:value="1.47705115181751E+018" calcext:value-type="float">
            <text:p>1.47705115181751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115179034E+018" calcext:value-type="float">
            <text:p>1.47705115179034E+018</text:p>
          </table:table-cell>
          <table:table-cell office:value-type="float" office:value="1.47705115181827E+018" calcext:value-type="float">
            <text:p>1.47705115181827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115179069E+018" calcext:value-type="float">
            <text:p>1.47705115179069E+018</text:p>
          </table:table-cell>
          <table:table-cell office:value-type="float" office:value="1.47705115181852E+018" calcext:value-type="float">
            <text:p>1.47705115181852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115179104E+018" calcext:value-type="float">
            <text:p>1.47705115179104E+018</text:p>
          </table:table-cell>
          <table:table-cell office:value-type="float" office:value="1.47705115181885E+018" calcext:value-type="float">
            <text:p>1.47705115181885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115179139E+018" calcext:value-type="float">
            <text:p>1.47705115179139E+018</text:p>
          </table:table-cell>
          <table:table-cell office:value-type="float" office:value="1.47705115181891E+018" calcext:value-type="float">
            <text:p>1.47705115181891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115179174E+018" calcext:value-type="float">
            <text:p>1.47705115179174E+018</text:p>
          </table:table-cell>
          <table:table-cell office:value-type="float" office:value="1.47705115181896E+018" calcext:value-type="float">
            <text:p>1.47705115181896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115179209E+018" calcext:value-type="float">
            <text:p>1.47705115179209E+018</text:p>
          </table:table-cell>
          <table:table-cell office:value-type="float" office:value="1.47705115181917E+018" calcext:value-type="float">
            <text:p>1.47705115181917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115179243E+018" calcext:value-type="float">
            <text:p>1.47705115179243E+018</text:p>
          </table:table-cell>
          <table:table-cell office:value-type="float" office:value="1.47705115181942E+018" calcext:value-type="float">
            <text:p>1.47705115181942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115179292E+018" calcext:value-type="float">
            <text:p>1.47705115179292E+018</text:p>
          </table:table-cell>
          <table:table-cell office:value-type="float" office:value="1.47705115181951E+018" calcext:value-type="float">
            <text:p>1.47705115181951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115179327E+018" calcext:value-type="float">
            <text:p>1.47705115179327E+018</text:p>
          </table:table-cell>
          <table:table-cell office:value-type="float" office:value="1.47705115181969E+018" calcext:value-type="float">
            <text:p>1.47705115181969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115179398E+018" calcext:value-type="float">
            <text:p>1.47705115179398E+018</text:p>
          </table:table-cell>
          <table:table-cell office:value-type="float" office:value="1.47705115182016E+018" calcext:value-type="float">
            <text:p>1.47705115182016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115179433E+018" calcext:value-type="float">
            <text:p>1.47705115179433E+018</text:p>
          </table:table-cell>
          <table:table-cell office:value-type="float" office:value="1.47705115182022E+018" calcext:value-type="float">
            <text:p>1.47705115182022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11517947E+018" calcext:value-type="float">
            <text:p>1.4770511517947E+018</text:p>
          </table:table-cell>
          <table:table-cell office:value-type="float" office:value="1.47705115182028E+018" calcext:value-type="float">
            <text:p>1.47705115182028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115179506E+018" calcext:value-type="float">
            <text:p>1.47705115179506E+018</text:p>
          </table:table-cell>
          <table:table-cell office:value-type="float" office:value="1.47705115182033E+018" calcext:value-type="float">
            <text:p>1.47705115182033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11517954E+018" calcext:value-type="float">
            <text:p>1.4770511517954E+018</text:p>
          </table:table-cell>
          <table:table-cell office:value-type="float" office:value="1.47705115182038E+018" calcext:value-type="float">
            <text:p>1.47705115182038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115179587E+018" calcext:value-type="float">
            <text:p>1.47705115179587E+018</text:p>
          </table:table-cell>
          <table:table-cell office:value-type="float" office:value="1.47705115182072E+018" calcext:value-type="float">
            <text:p>1.47705115182072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115179622E+018" calcext:value-type="float">
            <text:p>1.47705115179622E+018</text:p>
          </table:table-cell>
          <table:table-cell office:value-type="float" office:value="1.47705115182078E+018" calcext:value-type="float">
            <text:p>1.47705115182078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115179713E+018" calcext:value-type="float">
            <text:p>1.47705115179713E+018</text:p>
          </table:table-cell>
          <table:table-cell office:value-type="float" office:value="1.47705115182084E+018" calcext:value-type="float">
            <text:p>1.47705115182084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11517975E+018" calcext:value-type="float">
            <text:p>1.4770511517975E+018</text:p>
          </table:table-cell>
          <table:table-cell office:value-type="float" office:value="1.47705115182089E+018" calcext:value-type="float">
            <text:p>1.47705115182089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115179823E+018" calcext:value-type="float">
            <text:p>1.47705115179823E+018</text:p>
          </table:table-cell>
          <table:table-cell office:value-type="float" office:value="1.47705115182094E+018" calcext:value-type="float">
            <text:p>1.47705115182094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115179858E+018" calcext:value-type="float">
            <text:p>1.47705115179858E+018</text:p>
          </table:table-cell>
          <table:table-cell office:value-type="float" office:value="1.47705115182112E+018" calcext:value-type="float">
            <text:p>1.47705115182112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115179905E+018" calcext:value-type="float">
            <text:p>1.47705115179905E+018</text:p>
          </table:table-cell>
          <table:table-cell office:value-type="float" office:value="1.47705115182135E+018" calcext:value-type="float">
            <text:p>1.47705115182135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115179941E+018" calcext:value-type="float">
            <text:p>1.47705115179941E+018</text:p>
          </table:table-cell>
          <table:table-cell office:value-type="float" office:value="1.4770511518216E+018" calcext:value-type="float">
            <text:p>1.4770511518216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115180024E+018" calcext:value-type="float">
            <text:p>1.47705115180024E+018</text:p>
          </table:table-cell>
          <table:table-cell office:value-type="float" office:value="1.47705115182166E+018" calcext:value-type="float">
            <text:p>1.47705115182166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115180094E+018" calcext:value-type="float">
            <text:p>1.47705115180094E+018</text:p>
          </table:table-cell>
          <table:table-cell office:value-type="float" office:value="1.47705115182223E+018" calcext:value-type="float">
            <text:p>1.47705115182223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11518013E+018" calcext:value-type="float">
            <text:p>1.4770511518013E+018</text:p>
          </table:table-cell>
          <table:table-cell office:value-type="float" office:value="1.47705115182299E+018" calcext:value-type="float">
            <text:p>1.47705115182299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115180165E+018" calcext:value-type="float">
            <text:p>1.47705115180165E+018</text:p>
          </table:table-cell>
          <table:table-cell office:value-type="float" office:value="1.47705115182322E+018" calcext:value-type="float">
            <text:p>1.47705115182322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115180199E+018" calcext:value-type="float">
            <text:p>1.47705115180199E+018</text:p>
          </table:table-cell>
          <table:table-cell office:value-type="float" office:value="1.47705115182373E+018" calcext:value-type="float">
            <text:p>1.47705115182373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115180234E+018" calcext:value-type="float">
            <text:p>1.47705115180234E+018</text:p>
          </table:table-cell>
          <table:table-cell office:value-type="float" office:value="1.47705115182902E+018" calcext:value-type="float">
            <text:p>1.47705115182902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11518027E+018" calcext:value-type="float">
            <text:p>1.4770511518027E+018</text:p>
          </table:table-cell>
          <table:table-cell office:value-type="float" office:value="1.47705115182961E+018" calcext:value-type="float">
            <text:p>1.47705115182961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115180307E+018" calcext:value-type="float">
            <text:p>1.47705115180307E+018</text:p>
          </table:table-cell>
          <table:table-cell office:value-type="float" office:value="1.47705115183011E+018" calcext:value-type="float">
            <text:p>1.47705115183011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115180342E+018" calcext:value-type="float">
            <text:p>1.47705115180342E+018</text:p>
          </table:table-cell>
          <table:table-cell office:value-type="float" office:value="1.47705115183017E+018" calcext:value-type="float">
            <text:p>1.47705115183017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115180376E+018" calcext:value-type="float">
            <text:p>1.47705115180376E+018</text:p>
          </table:table-cell>
          <table:table-cell office:value-type="float" office:value="1.47705115183023E+018" calcext:value-type="float">
            <text:p>1.47705115183023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115180413E+018" calcext:value-type="float">
            <text:p>1.47705115180413E+018</text:p>
          </table:table-cell>
          <table:table-cell office:value-type="float" office:value="1.47705115183028E+018" calcext:value-type="float">
            <text:p>1.47705115183028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115180448E+018" calcext:value-type="float">
            <text:p>1.47705115180448E+018</text:p>
          </table:table-cell>
          <table:table-cell office:value-type="float" office:value="1.47705115183034E+018" calcext:value-type="float">
            <text:p>1.47705115183034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115180483E+018" calcext:value-type="float">
            <text:p>1.47705115180483E+018</text:p>
          </table:table-cell>
          <table:table-cell office:value-type="float" office:value="1.47705115184155E+018" calcext:value-type="float">
            <text:p>1.47705115184155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115180518E+018" calcext:value-type="float">
            <text:p>1.47705115180518E+018</text:p>
          </table:table-cell>
          <table:table-cell office:value-type="float" office:value="1.47705115184382E+018" calcext:value-type="float">
            <text:p>1.47705115184382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115180553E+018" calcext:value-type="float">
            <text:p>1.47705115180553E+018</text:p>
          </table:table-cell>
          <table:table-cell office:value-type="float" office:value="1.47705115185014E+018" calcext:value-type="float">
            <text:p>1.47705115185014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115180587E+018" calcext:value-type="float">
            <text:p>1.47705115180587E+018</text:p>
          </table:table-cell>
          <table:table-cell office:value-type="float" office:value="1.47705115185538E+018" calcext:value-type="float">
            <text:p>1.47705115185538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115180622E+018" calcext:value-type="float">
            <text:p>1.47705115180622E+018</text:p>
          </table:table-cell>
          <table:table-cell office:value-type="float" office:value="1.47705115185756E+018" calcext:value-type="float">
            <text:p>1.47705115185756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115180662E+018" calcext:value-type="float">
            <text:p>1.47705115180662E+018</text:p>
          </table:table-cell>
          <table:table-cell office:value-type="float" office:value="1.4770511518594E+018" calcext:value-type="float">
            <text:p>1.4770511518594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115180696E+018" calcext:value-type="float">
            <text:p>1.47705115180696E+018</text:p>
          </table:table-cell>
          <table:table-cell office:value-type="float" office:value="1.47705115186809E+018" calcext:value-type="float">
            <text:p>1.47705115186809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115180731E+018" calcext:value-type="float">
            <text:p>1.47705115180731E+018</text:p>
          </table:table-cell>
          <table:table-cell office:value-type="float" office:value="1.47705115186912E+018" calcext:value-type="float">
            <text:p>1.47705115186912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115180766E+018" calcext:value-type="float">
            <text:p>1.47705115180766E+018</text:p>
          </table:table-cell>
          <table:table-cell office:value-type="float" office:value="1.47705115187203E+018" calcext:value-type="float">
            <text:p>1.47705115187203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115180801E+018" calcext:value-type="float">
            <text:p>1.47705115180801E+018</text:p>
          </table:table-cell>
          <table:table-cell office:value-type="float" office:value="1.47705115187254E+018" calcext:value-type="float">
            <text:p>1.47705115187254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115180835E+018" calcext:value-type="float">
            <text:p>1.47705115180835E+018</text:p>
          </table:table-cell>
          <table:table-cell office:value-type="float" office:value="1.47705115187302E+018" calcext:value-type="float">
            <text:p>1.47705115187302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115180882E+018" calcext:value-type="float">
            <text:p>1.47705115180882E+018</text:p>
          </table:table-cell>
          <table:table-cell office:value-type="float" office:value="1.47705115187325E+018" calcext:value-type="float">
            <text:p>1.47705115187325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115180917E+018" calcext:value-type="float">
            <text:p>1.47705115180917E+018</text:p>
          </table:table-cell>
          <table:table-cell office:value-type="float" office:value="1.47705115187348E+018" calcext:value-type="float">
            <text:p>1.47705115187348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115181013E+018" calcext:value-type="float">
            <text:p>1.47705115181013E+018</text:p>
          </table:table-cell>
          <table:table-cell office:value-type="float" office:value="1.47705115187413E+018" calcext:value-type="float">
            <text:p>1.47705115187413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115181056E+018" calcext:value-type="float">
            <text:p>1.47705115181056E+018</text:p>
          </table:table-cell>
          <table:table-cell office:value-type="float" office:value="1.47705115187526E+018" calcext:value-type="float">
            <text:p>1.47705115187526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115181093E+018" calcext:value-type="float">
            <text:p>1.47705115181093E+018</text:p>
          </table:table-cell>
          <table:table-cell office:value-type="float" office:value="1.47705115187551E+018" calcext:value-type="float">
            <text:p>1.47705115187551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115181128E+018" calcext:value-type="float">
            <text:p>1.47705115181128E+018</text:p>
          </table:table-cell>
          <table:table-cell office:value-type="float" office:value="1.47705115187596E+018" calcext:value-type="float">
            <text:p>1.47705115187596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115181163E+018" calcext:value-type="float">
            <text:p>1.47705115181163E+018</text:p>
          </table:table-cell>
          <table:table-cell office:value-type="float" office:value="1.47705115187634E+018" calcext:value-type="float">
            <text:p>1.47705115187634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115181198E+018" calcext:value-type="float">
            <text:p>1.47705115181198E+018</text:p>
          </table:table-cell>
          <table:table-cell office:value-type="float" office:value="1.47705115187639E+018" calcext:value-type="float">
            <text:p>1.47705115187639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115181232E+018" calcext:value-type="float">
            <text:p>1.47705115181232E+018</text:p>
          </table:table-cell>
          <table:table-cell office:value-type="float" office:value="1.47705115187645E+018" calcext:value-type="float">
            <text:p>1.47705115187645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115181266E+018" calcext:value-type="float">
            <text:p>1.47705115181266E+018</text:p>
          </table:table-cell>
          <table:table-cell office:value-type="float" office:value="1.47705115187651E+018" calcext:value-type="float">
            <text:p>1.47705115187651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115181301E+018" calcext:value-type="float">
            <text:p>1.47705115181301E+018</text:p>
          </table:table-cell>
          <table:table-cell office:value-type="float" office:value="1.47705115187674E+018" calcext:value-type="float">
            <text:p>1.47705115187674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115181336E+018" calcext:value-type="float">
            <text:p>1.47705115181336E+018</text:p>
          </table:table-cell>
          <table:table-cell office:value-type="float" office:value="1.47705115187695E+018" calcext:value-type="float">
            <text:p>1.47705115187695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11518144E+018" calcext:value-type="float">
            <text:p>1.4770511518144E+018</text:p>
          </table:table-cell>
          <table:table-cell office:value-type="float" office:value="1.47705115187725E+018" calcext:value-type="float">
            <text:p>1.47705115187725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115181509E+018" calcext:value-type="float">
            <text:p>1.47705115181509E+018</text:p>
          </table:table-cell>
          <table:table-cell office:value-type="float" office:value="1.47705115187811E+018" calcext:value-type="float">
            <text:p>1.47705115187811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115181577E+018" calcext:value-type="float">
            <text:p>1.47705115181577E+018</text:p>
          </table:table-cell>
          <table:table-cell office:value-type="float" office:value="1.47705115187866E+018" calcext:value-type="float">
            <text:p>1.47705115187866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115181614E+018" calcext:value-type="float">
            <text:p>1.47705115181614E+018</text:p>
          </table:table-cell>
          <table:table-cell office:value-type="float" office:value="1.47705115187899E+018" calcext:value-type="float">
            <text:p>1.47705115187899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11518165E+018" calcext:value-type="float">
            <text:p>1.4770511518165E+018</text:p>
          </table:table-cell>
          <table:table-cell office:value-type="float" office:value="1.47705115187921E+018" calcext:value-type="float">
            <text:p>1.47705115187921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1151817E+018" calcext:value-type="float">
            <text:p>1.477051151817E+018</text:p>
          </table:table-cell>
          <table:table-cell office:value-type="float" office:value="1.47705115188001E+018" calcext:value-type="float">
            <text:p>1.47705115188001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115181774E+018" calcext:value-type="float">
            <text:p>1.47705115181774E+018</text:p>
          </table:table-cell>
          <table:table-cell office:value-type="float" office:value="1.47705115188048E+018" calcext:value-type="float">
            <text:p>1.47705115188048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115182183E+018" calcext:value-type="float">
            <text:p>1.47705115182183E+018</text:p>
          </table:table-cell>
          <table:table-cell office:value-type="float" office:value="1.47705115188078E+018" calcext:value-type="float">
            <text:p>1.47705115188078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115182268E+018" calcext:value-type="float">
            <text:p>1.47705115182268E+018</text:p>
          </table:table-cell>
          <table:table-cell office:value-type="float" office:value="1.47705115188146E+018" calcext:value-type="float">
            <text:p>1.47705115188146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115182396E+018" calcext:value-type="float">
            <text:p>1.47705115182396E+018</text:p>
          </table:table-cell>
          <table:table-cell office:value-type="float" office:value="1.47705115188153E+018" calcext:value-type="float">
            <text:p>1.47705115188153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115182435E+018" calcext:value-type="float">
            <text:p>1.47705115182435E+018</text:p>
          </table:table-cell>
          <table:table-cell office:value-type="float" office:value="1.47705115188159E+018" calcext:value-type="float">
            <text:p>1.47705115188159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115182471E+018" calcext:value-type="float">
            <text:p>1.47705115182471E+018</text:p>
          </table:table-cell>
          <table:table-cell office:value-type="float" office:value="1.47705115188164E+018" calcext:value-type="float">
            <text:p>1.47705115188164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115182506E+018" calcext:value-type="float">
            <text:p>1.47705115182506E+018</text:p>
          </table:table-cell>
          <table:table-cell office:value-type="float" office:value="1.47705115188761E+018" calcext:value-type="float">
            <text:p>1.47705115188761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115182541E+018" calcext:value-type="float">
            <text:p>1.47705115182541E+018</text:p>
          </table:table-cell>
          <table:table-cell office:value-type="float" office:value="1.4770511518882E+018" calcext:value-type="float">
            <text:p>1.4770511518882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115182575E+018" calcext:value-type="float">
            <text:p>1.47705115182575E+018</text:p>
          </table:table-cell>
          <table:table-cell office:value-type="float" office:value="1.47705115188843E+018" calcext:value-type="float">
            <text:p>1.47705115188843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11518261E+018" calcext:value-type="float">
            <text:p>1.4770511518261E+018</text:p>
          </table:table-cell>
          <table:table-cell office:value-type="float" office:value="1.47705115188916E+018" calcext:value-type="float">
            <text:p>1.47705115188916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115182681E+018" calcext:value-type="float">
            <text:p>1.47705115182681E+018</text:p>
          </table:table-cell>
          <table:table-cell office:value-type="float" office:value="1.4770511518894E+018" calcext:value-type="float">
            <text:p>1.4770511518894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115182718E+018" calcext:value-type="float">
            <text:p>1.47705115182718E+018</text:p>
          </table:table-cell>
          <table:table-cell office:value-type="float" office:value="1.47705115188961E+018" calcext:value-type="float">
            <text:p>1.47705115188961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115182754E+018" calcext:value-type="float">
            <text:p>1.47705115182754E+018</text:p>
          </table:table-cell>
          <table:table-cell office:value-type="float" office:value="1.47705115188982E+018" calcext:value-type="float">
            <text:p>1.47705115188982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115182789E+018" calcext:value-type="float">
            <text:p>1.47705115182789E+018</text:p>
          </table:table-cell>
          <table:table-cell office:value-type="float" office:value="1.4770511518907E+018" calcext:value-type="float">
            <text:p>1.4770511518907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115182823E+018" calcext:value-type="float">
            <text:p>1.47705115182823E+018</text:p>
          </table:table-cell>
          <table:table-cell office:value-type="float" office:value="1.47705115189133E+018" calcext:value-type="float">
            <text:p>1.47705115189133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115182863E+018" calcext:value-type="float">
            <text:p>1.47705115182863E+018</text:p>
          </table:table-cell>
          <table:table-cell office:value-type="float" office:value="1.47705115189161E+018" calcext:value-type="float">
            <text:p>1.47705115189161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115182941E+018" calcext:value-type="float">
            <text:p>1.47705115182941E+018</text:p>
          </table:table-cell>
          <table:table-cell office:value-type="float" office:value="1.4770511518917E+018" calcext:value-type="float">
            <text:p>1.4770511518917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115183087E+018" calcext:value-type="float">
            <text:p>1.47705115183087E+018</text:p>
          </table:table-cell>
          <table:table-cell office:value-type="float" office:value="1.47705115189188E+018" calcext:value-type="float">
            <text:p>1.47705115189188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115183122E+018" calcext:value-type="float">
            <text:p>1.47705115183122E+018</text:p>
          </table:table-cell>
          <table:table-cell office:value-type="float" office:value="1.47705115189209E+018" calcext:value-type="float">
            <text:p>1.47705115189209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115183158E+018" calcext:value-type="float">
            <text:p>1.47705115183158E+018</text:p>
          </table:table-cell>
          <table:table-cell office:value-type="float" office:value="1.47705115189247E+018" calcext:value-type="float">
            <text:p>1.47705115189247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115183193E+018" calcext:value-type="float">
            <text:p>1.47705115183193E+018</text:p>
          </table:table-cell>
          <table:table-cell office:value-type="float" office:value="1.4770511518933E+018" calcext:value-type="float">
            <text:p>1.4770511518933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115183228E+018" calcext:value-type="float">
            <text:p>1.47705115183228E+018</text:p>
          </table:table-cell>
          <table:table-cell office:value-type="float" office:value="1.47705115189417E+018" calcext:value-type="float">
            <text:p>1.47705115189417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115183262E+018" calcext:value-type="float">
            <text:p>1.47705115183262E+018</text:p>
          </table:table-cell>
          <table:table-cell office:value-type="float" office:value="1.47705115189531E+018" calcext:value-type="float">
            <text:p>1.47705115189531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115183297E+018" calcext:value-type="float">
            <text:p>1.47705115183297E+018</text:p>
          </table:table-cell>
          <table:table-cell office:value-type="float" office:value="1.47705115189587E+018" calcext:value-type="float">
            <text:p>1.47705115189587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115183332E+018" calcext:value-type="float">
            <text:p>1.47705115183332E+018</text:p>
          </table:table-cell>
          <table:table-cell office:value-type="float" office:value="1.47705115189616E+018" calcext:value-type="float">
            <text:p>1.47705115189616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115183366E+018" calcext:value-type="float">
            <text:p>1.47705115183366E+018</text:p>
          </table:table-cell>
          <table:table-cell office:value-type="float" office:value="1.47705115189643E+018" calcext:value-type="float">
            <text:p>1.47705115189643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115183401E+018" calcext:value-type="float">
            <text:p>1.47705115183401E+018</text:p>
          </table:table-cell>
          <table:table-cell office:value-type="float" office:value="1.47705115189649E+018" calcext:value-type="float">
            <text:p>1.47705115189649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115183436E+018" calcext:value-type="float">
            <text:p>1.47705115183436E+018</text:p>
          </table:table-cell>
          <table:table-cell office:value-type="float" office:value="1.47705115189706E+018" calcext:value-type="float">
            <text:p>1.47705115189706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115183472E+018" calcext:value-type="float">
            <text:p>1.47705115183472E+018</text:p>
          </table:table-cell>
          <table:table-cell office:value-type="float" office:value="1.47705115189731E+018" calcext:value-type="float">
            <text:p>1.47705115189731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115183508E+018" calcext:value-type="float">
            <text:p>1.47705115183508E+018</text:p>
          </table:table-cell>
          <table:table-cell office:value-type="float" office:value="1.47705115189804E+018" calcext:value-type="float">
            <text:p>1.47705115189804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115183543E+018" calcext:value-type="float">
            <text:p>1.47705115183543E+018</text:p>
          </table:table-cell>
          <table:table-cell office:value-type="float" office:value="1.47705115189885E+018" calcext:value-type="float">
            <text:p>1.47705115189885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115183578E+018" calcext:value-type="float">
            <text:p>1.47705115183578E+018</text:p>
          </table:table-cell>
          <table:table-cell office:value-type="float" office:value="1.47705115189918E+018" calcext:value-type="float">
            <text:p>1.47705115189918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115183613E+018" calcext:value-type="float">
            <text:p>1.47705115183613E+018</text:p>
          </table:table-cell>
          <table:table-cell office:value-type="float" office:value="1.47705115189928E+018" calcext:value-type="float">
            <text:p>1.47705115189928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115183648E+018" calcext:value-type="float">
            <text:p>1.47705115183648E+018</text:p>
          </table:table-cell>
          <table:table-cell office:value-type="float" office:value="1.47705115189934E+018" calcext:value-type="float">
            <text:p>1.47705115189934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115183687E+018" calcext:value-type="float">
            <text:p>1.47705115183687E+018</text:p>
          </table:table-cell>
          <table:table-cell office:value-type="float" office:value="1.47705115189962E+018" calcext:value-type="float">
            <text:p>1.47705115189962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115183721E+018" calcext:value-type="float">
            <text:p>1.47705115183721E+018</text:p>
          </table:table-cell>
          <table:table-cell office:value-type="float" office:value="1.47705115189968E+018" calcext:value-type="float">
            <text:p>1.47705115189968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115183759E+018" calcext:value-type="float">
            <text:p>1.47705115183759E+018</text:p>
          </table:table-cell>
          <table:table-cell office:value-type="float" office:value="1.47705115189973E+018" calcext:value-type="float">
            <text:p>1.47705115189973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115183793E+018" calcext:value-type="float">
            <text:p>1.47705115183793E+018</text:p>
          </table:table-cell>
          <table:table-cell office:value-type="float" office:value="1.47705115190065E+018" calcext:value-type="float">
            <text:p>1.47705115190065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115183829E+018" calcext:value-type="float">
            <text:p>1.47705115183829E+018</text:p>
          </table:table-cell>
          <table:table-cell office:value-type="float" office:value="1.47705115190095E+018" calcext:value-type="float">
            <text:p>1.47705115190095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115183864E+018" calcext:value-type="float">
            <text:p>1.47705115183864E+018</text:p>
          </table:table-cell>
          <table:table-cell office:value-type="float" office:value="1.47705115190146E+018" calcext:value-type="float">
            <text:p>1.47705115190146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115183899E+018" calcext:value-type="float">
            <text:p>1.47705115183899E+018</text:p>
          </table:table-cell>
          <table:table-cell office:value-type="float" office:value="1.47705115190239E+018" calcext:value-type="float">
            <text:p>1.47705115190239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115183933E+018" calcext:value-type="float">
            <text:p>1.47705115183933E+018</text:p>
          </table:table-cell>
          <table:table-cell office:value-type="float" office:value="1.47705115190298E+018" calcext:value-type="float">
            <text:p>1.47705115190298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115183969E+018" calcext:value-type="float">
            <text:p>1.47705115183969E+018</text:p>
          </table:table-cell>
          <table:table-cell office:value-type="float" office:value="1.47705115190339E+018" calcext:value-type="float">
            <text:p>1.47705115190339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115184003E+018" calcext:value-type="float">
            <text:p>1.47705115184003E+018</text:p>
          </table:table-cell>
          <table:table-cell office:value-type="float" office:value="1.47705115190387E+018" calcext:value-type="float">
            <text:p>1.47705115190387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115184038E+018" calcext:value-type="float">
            <text:p>1.47705115184038E+018</text:p>
          </table:table-cell>
          <table:table-cell office:value-type="float" office:value="1.47705115190415E+018" calcext:value-type="float">
            <text:p>1.47705115190415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115184087E+018" calcext:value-type="float">
            <text:p>1.47705115184087E+018</text:p>
          </table:table-cell>
          <table:table-cell office:value-type="float" office:value="1.47705115190425E+018" calcext:value-type="float">
            <text:p>1.47705115190425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115184123E+018" calcext:value-type="float">
            <text:p>1.47705115184123E+018</text:p>
          </table:table-cell>
          <table:table-cell office:value-type="float" office:value="1.47705115190445E+018" calcext:value-type="float">
            <text:p>1.47705115190445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115184198E+018" calcext:value-type="float">
            <text:p>1.47705115184198E+018</text:p>
          </table:table-cell>
          <table:table-cell office:value-type="float" office:value="1.4770511519054E+018" calcext:value-type="float">
            <text:p>1.4770511519054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115184234E+018" calcext:value-type="float">
            <text:p>1.47705115184234E+018</text:p>
          </table:table-cell>
          <table:table-cell office:value-type="float" office:value="1.47705115190596E+018" calcext:value-type="float">
            <text:p>1.47705115190596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115184272E+018" calcext:value-type="float">
            <text:p>1.47705115184272E+018</text:p>
          </table:table-cell>
          <table:table-cell office:value-type="float" office:value="1.47705115190651E+018" calcext:value-type="float">
            <text:p>1.47705115190651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11518432E+018" calcext:value-type="float">
            <text:p>1.4770511518432E+018</text:p>
          </table:table-cell>
          <table:table-cell office:value-type="float" office:value="1.47705115190707E+018" calcext:value-type="float">
            <text:p>1.47705115190707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115184356E+018" calcext:value-type="float">
            <text:p>1.47705115184356E+018</text:p>
          </table:table-cell>
          <table:table-cell office:value-type="float" office:value="1.4770511519079E+018" calcext:value-type="float">
            <text:p>1.4770511519079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115184428E+018" calcext:value-type="float">
            <text:p>1.47705115184428E+018</text:p>
          </table:table-cell>
          <table:table-cell office:value-type="float" office:value="1.4770511519082E+018" calcext:value-type="float">
            <text:p>1.4770511519082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115184463E+018" calcext:value-type="float">
            <text:p>1.47705115184463E+018</text:p>
          </table:table-cell>
          <table:table-cell office:value-type="float" office:value="1.47705115190845E+018" calcext:value-type="float">
            <text:p>1.47705115190845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115184498E+018" calcext:value-type="float">
            <text:p>1.47705115184498E+018</text:p>
          </table:table-cell>
          <table:table-cell office:value-type="float" office:value="1.47705115190892E+018" calcext:value-type="float">
            <text:p>1.47705115190892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115184533E+018" calcext:value-type="float">
            <text:p>1.47705115184533E+018</text:p>
          </table:table-cell>
          <table:table-cell office:value-type="float" office:value="1.47705115191307E+018" calcext:value-type="float">
            <text:p>1.47705115191307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115184568E+018" calcext:value-type="float">
            <text:p>1.47705115184568E+018</text:p>
          </table:table-cell>
          <table:table-cell office:value-type="float" office:value="1.47705115191367E+018" calcext:value-type="float">
            <text:p>1.47705115191367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115184603E+018" calcext:value-type="float">
            <text:p>1.47705115184603E+018</text:p>
          </table:table-cell>
          <table:table-cell office:value-type="float" office:value="1.47705115191392E+018" calcext:value-type="float">
            <text:p>1.47705115191392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115184637E+018" calcext:value-type="float">
            <text:p>1.47705115184637E+018</text:p>
          </table:table-cell>
          <table:table-cell office:value-type="float" office:value="1.47705115191479E+018" calcext:value-type="float">
            <text:p>1.47705115191479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115184677E+018" calcext:value-type="float">
            <text:p>1.47705115184677E+018</text:p>
          </table:table-cell>
          <table:table-cell office:value-type="float" office:value="1.47705115191495E+018" calcext:value-type="float">
            <text:p>1.47705115191495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115184711E+018" calcext:value-type="float">
            <text:p>1.47705115184711E+018</text:p>
          </table:table-cell>
          <table:table-cell office:value-type="float" office:value="1.47705115191501E+018" calcext:value-type="float">
            <text:p>1.47705115191501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115184885E+018" calcext:value-type="float">
            <text:p>1.47705115184885E+018</text:p>
          </table:table-cell>
          <table:table-cell office:value-type="float" office:value="1.47705115191507E+018" calcext:value-type="float">
            <text:p>1.47705115191507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115184942E+018" calcext:value-type="float">
            <text:p>1.47705115184942E+018</text:p>
          </table:table-cell>
          <table:table-cell office:value-type="float" office:value="1.47705115191512E+018" calcext:value-type="float">
            <text:p>1.47705115191512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11518498E+018" calcext:value-type="float">
            <text:p>1.4770511518498E+018</text:p>
          </table:table-cell>
          <table:table-cell office:value-type="float" office:value="1.47705115191518E+018" calcext:value-type="float">
            <text:p>1.47705115191518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115185061E+018" calcext:value-type="float">
            <text:p>1.47705115185061E+018</text:p>
          </table:table-cell>
          <table:table-cell office:value-type="float" office:value="1.47705115191523E+018" calcext:value-type="float">
            <text:p>1.47705115191523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115185099E+018" calcext:value-type="float">
            <text:p>1.47705115185099E+018</text:p>
          </table:table-cell>
          <table:table-cell office:value-type="float" office:value="1.47705115191529E+018" calcext:value-type="float">
            <text:p>1.47705115191529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115185134E+018" calcext:value-type="float">
            <text:p>1.47705115185134E+018</text:p>
          </table:table-cell>
          <table:table-cell office:value-type="float" office:value="1.47705115191534E+018" calcext:value-type="float">
            <text:p>1.47705115191534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11518522E+018" calcext:value-type="float">
            <text:p>1.4770511518522E+018</text:p>
          </table:table-cell>
          <table:table-cell office:value-type="float" office:value="1.47705115191539E+018" calcext:value-type="float">
            <text:p>1.47705115191539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115185264E+018" calcext:value-type="float">
            <text:p>1.47705115185264E+018</text:p>
          </table:table-cell>
          <table:table-cell office:value-type="float" office:value="1.47705115191545E+018" calcext:value-type="float">
            <text:p>1.47705115191545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115185299E+018" calcext:value-type="float">
            <text:p>1.47705115185299E+018</text:p>
          </table:table-cell>
          <table:table-cell office:value-type="float" office:value="1.4770511519155E+018" calcext:value-type="float">
            <text:p>1.4770511519155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115185334E+018" calcext:value-type="float">
            <text:p>1.47705115185334E+018</text:p>
          </table:table-cell>
          <table:table-cell office:value-type="float" office:value="1.47705115191558E+018" calcext:value-type="float">
            <text:p>1.47705115191558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115185369E+018" calcext:value-type="float">
            <text:p>1.47705115185369E+018</text:p>
          </table:table-cell>
          <table:table-cell office:value-type="float" office:value="1.47705115191627E+018" calcext:value-type="float">
            <text:p>1.47705115191627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115185417E+018" calcext:value-type="float">
            <text:p>1.47705115185417E+018</text:p>
          </table:table-cell>
          <table:table-cell office:value-type="float" office:value="1.47705115191635E+018" calcext:value-type="float">
            <text:p>1.47705115191635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115185481E+018" calcext:value-type="float">
            <text:p>1.47705115185481E+018</text:p>
          </table:table-cell>
          <table:table-cell office:value-type="float" office:value="1.47705115191645E+018" calcext:value-type="float">
            <text:p>1.47705115191645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115185562E+018" calcext:value-type="float">
            <text:p>1.47705115185562E+018</text:p>
          </table:table-cell>
          <table:table-cell office:value-type="float" office:value="1.4770511519165E+018" calcext:value-type="float">
            <text:p>1.4770511519165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1151856E+018" calcext:value-type="float">
            <text:p>1.477051151856E+018</text:p>
          </table:table-cell>
          <table:table-cell office:value-type="float" office:value="1.47705115191659E+018" calcext:value-type="float">
            <text:p>1.47705115191659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115185635E+018" calcext:value-type="float">
            <text:p>1.47705115185635E+018</text:p>
          </table:table-cell>
          <table:table-cell office:value-type="float" office:value="1.47705115191664E+018" calcext:value-type="float">
            <text:p>1.47705115191664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115185688E+018" calcext:value-type="float">
            <text:p>1.47705115185688E+018</text:p>
          </table:table-cell>
          <table:table-cell office:value-type="float" office:value="1.4770511519167E+018" calcext:value-type="float">
            <text:p>1.4770511519167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115185724E+018" calcext:value-type="float">
            <text:p>1.47705115185724E+018</text:p>
          </table:table-cell>
          <table:table-cell office:value-type="float" office:value="1.47705115191675E+018" calcext:value-type="float">
            <text:p>1.47705115191675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115185799E+018" calcext:value-type="float">
            <text:p>1.47705115185799E+018</text:p>
          </table:table-cell>
          <table:table-cell office:value-type="float" office:value="1.47705115191681E+018" calcext:value-type="float">
            <text:p>1.47705115191681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115185835E+018" calcext:value-type="float">
            <text:p>1.47705115185835E+018</text:p>
          </table:table-cell>
          <table:table-cell office:value-type="float" office:value="1.47705115191788E+018" calcext:value-type="float">
            <text:p>1.47705115191788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115185884E+018" calcext:value-type="float">
            <text:p>1.47705115185884E+018</text:p>
          </table:table-cell>
          <table:table-cell office:value-type="float" office:value="1.47705115191795E+018" calcext:value-type="float">
            <text:p>1.47705115191795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115185954E+018" calcext:value-type="float">
            <text:p>1.47705115185954E+018</text:p>
          </table:table-cell>
          <table:table-cell office:value-type="float" office:value="1.477051151918E+018" calcext:value-type="float">
            <text:p>1.477051151918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115185993E+018" calcext:value-type="float">
            <text:p>1.47705115185993E+018</text:p>
          </table:table-cell>
          <table:table-cell office:value-type="float" office:value="1.47705115191806E+018" calcext:value-type="float">
            <text:p>1.47705115191806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115186028E+018" calcext:value-type="float">
            <text:p>1.47705115186028E+018</text:p>
          </table:table-cell>
          <table:table-cell office:value-type="float" office:value="1.47705115191811E+018" calcext:value-type="float">
            <text:p>1.47705115191811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115186063E+018" calcext:value-type="float">
            <text:p>1.47705115186063E+018</text:p>
          </table:table-cell>
          <table:table-cell office:value-type="float" office:value="1.47705115191816E+018" calcext:value-type="float">
            <text:p>1.47705115191816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115186098E+018" calcext:value-type="float">
            <text:p>1.47705115186098E+018</text:p>
          </table:table-cell>
          <table:table-cell office:value-type="float" office:value="1.47705115191822E+018" calcext:value-type="float">
            <text:p>1.47705115191822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115186132E+018" calcext:value-type="float">
            <text:p>1.47705115186132E+018</text:p>
          </table:table-cell>
          <table:table-cell office:value-type="float" office:value="1.47705115191827E+018" calcext:value-type="float">
            <text:p>1.47705115191827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115186167E+018" calcext:value-type="float">
            <text:p>1.47705115186167E+018</text:p>
          </table:table-cell>
          <table:table-cell office:value-type="float" office:value="1.47705115191833E+018" calcext:value-type="float">
            <text:p>1.47705115191833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115186201E+018" calcext:value-type="float">
            <text:p>1.47705115186201E+018</text:p>
          </table:table-cell>
          <table:table-cell office:value-type="float" office:value="1.47705115191838E+018" calcext:value-type="float">
            <text:p>1.47705115191838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115186237E+018" calcext:value-type="float">
            <text:p>1.47705115186237E+018</text:p>
          </table:table-cell>
          <table:table-cell office:value-type="float" office:value="1.47705115191843E+018" calcext:value-type="float">
            <text:p>1.47705115191843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115186271E+018" calcext:value-type="float">
            <text:p>1.47705115186271E+018</text:p>
          </table:table-cell>
          <table:table-cell office:value-type="float" office:value="1.47705115191849E+018" calcext:value-type="float">
            <text:p>1.47705115191849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115186306E+018" calcext:value-type="float">
            <text:p>1.47705115186306E+018</text:p>
          </table:table-cell>
          <table:table-cell office:value-type="float" office:value="1.47705115191854E+018" calcext:value-type="float">
            <text:p>1.47705115191854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115186341E+018" calcext:value-type="float">
            <text:p>1.47705115186341E+018</text:p>
          </table:table-cell>
          <table:table-cell office:value-type="float" office:value="1.47705115191859E+018" calcext:value-type="float">
            <text:p>1.47705115191859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115186375E+018" calcext:value-type="float">
            <text:p>1.47705115186375E+018</text:p>
          </table:table-cell>
          <table:table-cell office:value-type="float" office:value="1.47705115191865E+018" calcext:value-type="float">
            <text:p>1.47705115191865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11518641E+018" calcext:value-type="float">
            <text:p>1.4770511518641E+018</text:p>
          </table:table-cell>
          <table:table-cell office:value-type="float" office:value="1.4770511519187E+018" calcext:value-type="float">
            <text:p>1.4770511519187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115186444E+018" calcext:value-type="float">
            <text:p>1.47705115186444E+018</text:p>
          </table:table-cell>
          <table:table-cell office:value-type="float" office:value="1.47705115191875E+018" calcext:value-type="float">
            <text:p>1.47705115191875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11518648E+018" calcext:value-type="float">
            <text:p>1.4770511518648E+018</text:p>
          </table:table-cell>
          <table:table-cell office:value-type="float" office:value="1.47705115191881E+018" calcext:value-type="float">
            <text:p>1.47705115191881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115186514E+018" calcext:value-type="float">
            <text:p>1.47705115186514E+018</text:p>
          </table:table-cell>
          <table:table-cell office:value-type="float" office:value="1.47705115191897E+018" calcext:value-type="float">
            <text:p>1.47705115191897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115186549E+018" calcext:value-type="float">
            <text:p>1.47705115186549E+018</text:p>
          </table:table-cell>
          <table:table-cell office:value-type="float" office:value="1.47705115191961E+018" calcext:value-type="float">
            <text:p>1.47705115191961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115186584E+018" calcext:value-type="float">
            <text:p>1.47705115186584E+018</text:p>
          </table:table-cell>
          <table:table-cell office:value-type="float" office:value="1.4770511519197E+018" calcext:value-type="float">
            <text:p>1.4770511519197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115186618E+018" calcext:value-type="float">
            <text:p>1.47705115186618E+018</text:p>
          </table:table-cell>
          <table:table-cell office:value-type="float" office:value="1.47705115191975E+018" calcext:value-type="float">
            <text:p>1.47705115191975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115186653E+018" calcext:value-type="float">
            <text:p>1.47705115186653E+018</text:p>
          </table:table-cell>
          <table:table-cell office:value-type="float" office:value="1.47705115191981E+018" calcext:value-type="float">
            <text:p>1.47705115191981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115186694E+018" calcext:value-type="float">
            <text:p>1.47705115186694E+018</text:p>
          </table:table-cell>
          <table:table-cell office:value-type="float" office:value="1.47705115191986E+018" calcext:value-type="float">
            <text:p>1.47705115191986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115186742E+018" calcext:value-type="float">
            <text:p>1.47705115186742E+018</text:p>
          </table:table-cell>
          <table:table-cell office:value-type="float" office:value="1.47705115191992E+018" calcext:value-type="float">
            <text:p>1.47705115191992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115186777E+018" calcext:value-type="float">
            <text:p>1.47705115186777E+018</text:p>
          </table:table-cell>
          <table:table-cell office:value-type="float" office:value="1.47705115191997E+018" calcext:value-type="float">
            <text:p>1.47705115191997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115186927E+018" calcext:value-type="float">
            <text:p>1.47705115186927E+018</text:p>
          </table:table-cell>
          <table:table-cell office:value-type="float" office:value="1.47705115192002E+018" calcext:value-type="float">
            <text:p>1.47705115192002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115186974E+018" calcext:value-type="float">
            <text:p>1.47705115186974E+018</text:p>
          </table:table-cell>
          <table:table-cell office:value-type="float" office:value="1.47705115192065E+018" calcext:value-type="float">
            <text:p>1.47705115192065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115187011E+018" calcext:value-type="float">
            <text:p>1.47705115187011E+018</text:p>
          </table:table-cell>
          <table:table-cell office:value-type="float" office:value="1.47705115192072E+018" calcext:value-type="float">
            <text:p>1.47705115192072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115187046E+018" calcext:value-type="float">
            <text:p>1.47705115187046E+018</text:p>
          </table:table-cell>
          <table:table-cell office:value-type="float" office:value="1.47705115192077E+018" calcext:value-type="float">
            <text:p>1.47705115192077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115187081E+018" calcext:value-type="float">
            <text:p>1.47705115187081E+018</text:p>
          </table:table-cell>
          <table:table-cell office:value-type="float" office:value="1.47705115192083E+018" calcext:value-type="float">
            <text:p>1.47705115192083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115187128E+018" calcext:value-type="float">
            <text:p>1.47705115187128E+018</text:p>
          </table:table-cell>
          <table:table-cell office:value-type="float" office:value="1.47705115192088E+018" calcext:value-type="float">
            <text:p>1.47705115192088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115187163E+018" calcext:value-type="float">
            <text:p>1.47705115187163E+018</text:p>
          </table:table-cell>
          <table:table-cell office:value-type="float" office:value="1.47705115192093E+018" calcext:value-type="float">
            <text:p>1.47705115192093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115187234E+018" calcext:value-type="float">
            <text:p>1.47705115187234E+018</text:p>
          </table:table-cell>
          <table:table-cell office:value-type="float" office:value="1.47705115192099E+018" calcext:value-type="float">
            <text:p>1.47705115192099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115187384E+018" calcext:value-type="float">
            <text:p>1.47705115187384E+018</text:p>
          </table:table-cell>
          <table:table-cell office:value-type="float" office:value="1.47705115192104E+018" calcext:value-type="float">
            <text:p>1.47705115192104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115187474E+018" calcext:value-type="float">
            <text:p>1.47705115187474E+018</text:p>
          </table:table-cell>
          <table:table-cell office:value-type="float" office:value="1.4770511519211E+018" calcext:value-type="float">
            <text:p>1.4770511519211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11518757E+018" calcext:value-type="float">
            <text:p>1.4770511518757E+018</text:p>
          </table:table-cell>
          <table:table-cell office:value-type="float" office:value="1.47705115192115E+018" calcext:value-type="float">
            <text:p>1.47705115192115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115187771E+018" calcext:value-type="float">
            <text:p>1.47705115187771E+018</text:p>
          </table:table-cell>
          <table:table-cell office:value-type="float" office:value="1.47705115192121E+018" calcext:value-type="float">
            <text:p>1.47705115192121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115187843E+018" calcext:value-type="float">
            <text:p>1.47705115187843E+018</text:p>
          </table:table-cell>
          <table:table-cell office:value-type="float" office:value="1.47705115192144E+018" calcext:value-type="float">
            <text:p>1.47705115192144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115187979E+018" calcext:value-type="float">
            <text:p>1.47705115187979E+018</text:p>
          </table:table-cell>
          <table:table-cell office:value-type="float" office:value="1.47705115192188E+018" calcext:value-type="float">
            <text:p>1.47705115192188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115188114E+018" calcext:value-type="float">
            <text:p>1.47705115188114E+018</text:p>
          </table:table-cell>
          <table:table-cell office:value-type="float" office:value="1.47705115192199E+018" calcext:value-type="float">
            <text:p>1.47705115192199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115188218E+018" calcext:value-type="float">
            <text:p>1.47705115188218E+018</text:p>
          </table:table-cell>
          <table:table-cell office:value-type="float" office:value="1.47705115192205E+018" calcext:value-type="float">
            <text:p>1.47705115192205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115188255E+018" calcext:value-type="float">
            <text:p>1.47705115188255E+018</text:p>
          </table:table-cell>
          <table:table-cell office:value-type="float" office:value="1.4770511519221E+018" calcext:value-type="float">
            <text:p>1.4770511519221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115188293E+018" calcext:value-type="float">
            <text:p>1.47705115188293E+018</text:p>
          </table:table-cell>
          <table:table-cell office:value-type="float" office:value="1.47705115192216E+018" calcext:value-type="float">
            <text:p>1.47705115192216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115188328E+018" calcext:value-type="float">
            <text:p>1.47705115188328E+018</text:p>
          </table:table-cell>
          <table:table-cell office:value-type="float" office:value="1.47705115192221E+018" calcext:value-type="float">
            <text:p>1.47705115192221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115188362E+018" calcext:value-type="float">
            <text:p>1.47705115188362E+018</text:p>
          </table:table-cell>
          <table:table-cell office:value-type="float" office:value="1.47705115192242E+018" calcext:value-type="float">
            <text:p>1.47705115192242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115188397E+018" calcext:value-type="float">
            <text:p>1.47705115188397E+018</text:p>
          </table:table-cell>
          <table:table-cell office:value-type="float" office:value="1.47705115192314E+018" calcext:value-type="float">
            <text:p>1.47705115192314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115188439E+018" calcext:value-type="float">
            <text:p>1.47705115188439E+018</text:p>
          </table:table-cell>
          <table:table-cell office:value-type="float" office:value="1.47705115192321E+018" calcext:value-type="float">
            <text:p>1.47705115192321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115188473E+018" calcext:value-type="float">
            <text:p>1.47705115188473E+018</text:p>
          </table:table-cell>
          <table:table-cell office:value-type="float" office:value="1.47705115192327E+018" calcext:value-type="float">
            <text:p>1.47705115192327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115188508E+018" calcext:value-type="float">
            <text:p>1.47705115188508E+018</text:p>
          </table:table-cell>
          <table:table-cell office:value-type="float" office:value="1.47705115192332E+018" calcext:value-type="float">
            <text:p>1.47705115192332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115188543E+018" calcext:value-type="float">
            <text:p>1.47705115188543E+018</text:p>
          </table:table-cell>
          <table:table-cell office:value-type="float" office:value="1.47705115192338E+018" calcext:value-type="float">
            <text:p>1.47705115192338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115188578E+018" calcext:value-type="float">
            <text:p>1.47705115188578E+018</text:p>
          </table:table-cell>
          <table:table-cell office:value-type="float" office:value="1.47705115192343E+018" calcext:value-type="float">
            <text:p>1.47705115192343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115188612E+018" calcext:value-type="float">
            <text:p>1.47705115188612E+018</text:p>
          </table:table-cell>
          <table:table-cell office:value-type="float" office:value="1.47705115192349E+018" calcext:value-type="float">
            <text:p>1.47705115192349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115188647E+018" calcext:value-type="float">
            <text:p>1.47705115188647E+018</text:p>
          </table:table-cell>
          <table:table-cell office:value-type="float" office:value="1.47705115192354E+018" calcext:value-type="float">
            <text:p>1.47705115192354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115188685E+018" calcext:value-type="float">
            <text:p>1.47705115188685E+018</text:p>
          </table:table-cell>
          <table:table-cell office:value-type="float" office:value="1.47705115192359E+018" calcext:value-type="float">
            <text:p>1.47705115192359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1151888E+018" calcext:value-type="float">
            <text:p>1.477051151888E+018</text:p>
          </table:table-cell>
          <table:table-cell office:value-type="float" office:value="1.47705115192365E+018" calcext:value-type="float">
            <text:p>1.47705115192365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115189001E+018" calcext:value-type="float">
            <text:p>1.47705115189001E+018</text:p>
          </table:table-cell>
          <table:table-cell office:value-type="float" office:value="1.47705115192388E+018" calcext:value-type="float">
            <text:p>1.47705115192388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115189043E+018" calcext:value-type="float">
            <text:p>1.47705115189043E+018</text:p>
          </table:table-cell>
          <table:table-cell office:value-type="float" office:value="1.47705115192426E+018" calcext:value-type="float">
            <text:p>1.47705115192426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115189219E+018" calcext:value-type="float">
            <text:p>1.47705115189219E+018</text:p>
          </table:table-cell>
          <table:table-cell office:value-type="float" office:value="1.47705115192432E+018" calcext:value-type="float">
            <text:p>1.47705115192432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115189289E+018" calcext:value-type="float">
            <text:p>1.47705115189289E+018</text:p>
          </table:table-cell>
          <table:table-cell office:value-type="float" office:value="1.47705115192438E+018" calcext:value-type="float">
            <text:p>1.47705115192438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115189359E+018" calcext:value-type="float">
            <text:p>1.47705115189359E+018</text:p>
          </table:table-cell>
          <table:table-cell office:value-type="float" office:value="1.47705115192458E+018" calcext:value-type="float">
            <text:p>1.47705115192458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115189396E+018" calcext:value-type="float">
            <text:p>1.47705115189396E+018</text:p>
          </table:table-cell>
          <table:table-cell office:value-type="float" office:value="1.47705115192485E+018" calcext:value-type="float">
            <text:p>1.47705115192485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115189465E+018" calcext:value-type="float">
            <text:p>1.47705115189465E+018</text:p>
          </table:table-cell>
          <table:table-cell office:value-type="float" office:value="1.47705115192491E+018" calcext:value-type="float">
            <text:p>1.47705115192491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115189501E+018" calcext:value-type="float">
            <text:p>1.47705115189501E+018</text:p>
          </table:table-cell>
          <table:table-cell office:value-type="float" office:value="1.47705115192551E+018" calcext:value-type="float">
            <text:p>1.47705115192551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1151896E+018" calcext:value-type="float">
            <text:p>1.477051151896E+018</text:p>
          </table:table-cell>
          <table:table-cell office:value-type="float" office:value="1.47705115192588E+018" calcext:value-type="float">
            <text:p>1.47705115192588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115189705E+018" calcext:value-type="float">
            <text:p>1.47705115189705E+018</text:p>
          </table:table-cell>
          <table:table-cell office:value-type="float" office:value="1.4770511519262E+018" calcext:value-type="float">
            <text:p>1.4770511519262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115189745E+018" calcext:value-type="float">
            <text:p>1.47705115189745E+018</text:p>
          </table:table-cell>
          <table:table-cell office:value-type="float" office:value="1.47705115192761E+018" calcext:value-type="float">
            <text:p>1.47705115192761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115189782E+018" calcext:value-type="float">
            <text:p>1.47705115189782E+018</text:p>
          </table:table-cell>
          <table:table-cell office:value-type="float" office:value="1.47705115192799E+018" calcext:value-type="float">
            <text:p>1.47705115192799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115189819E+018" calcext:value-type="float">
            <text:p>1.47705115189819E+018</text:p>
          </table:table-cell>
          <table:table-cell office:value-type="float" office:value="1.47705115192805E+018" calcext:value-type="float">
            <text:p>1.47705115192805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115189854E+018" calcext:value-type="float">
            <text:p>1.47705115189854E+018</text:p>
          </table:table-cell>
          <table:table-cell office:value-type="float" office:value="1.47705115192811E+018" calcext:value-type="float">
            <text:p>1.47705115192811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11518989E+018" calcext:value-type="float">
            <text:p>1.4770511518989E+018</text:p>
          </table:table-cell>
          <table:table-cell office:value-type="float" office:value="1.47705115192847E+018" calcext:value-type="float">
            <text:p>1.47705115192847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115189928E+018" calcext:value-type="float">
            <text:p>1.47705115189928E+018</text:p>
          </table:table-cell>
          <table:table-cell office:value-type="float" office:value="1.47705115192853E+018" calcext:value-type="float">
            <text:p>1.47705115192853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115189965E+018" calcext:value-type="float">
            <text:p>1.47705115189965E+018</text:p>
          </table:table-cell>
          <table:table-cell office:value-type="float" office:value="1.47705115192867E+018" calcext:value-type="float">
            <text:p>1.47705115192867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115190002E+018" calcext:value-type="float">
            <text:p>1.47705115190002E+018</text:p>
          </table:table-cell>
          <table:table-cell office:value-type="float" office:value="1.47705115192873E+018" calcext:value-type="float">
            <text:p>1.47705115192873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115190037E+018" calcext:value-type="float">
            <text:p>1.47705115190037E+018</text:p>
          </table:table-cell>
          <table:table-cell office:value-type="float" office:value="1.47705115192895E+018" calcext:value-type="float">
            <text:p>1.47705115192895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115190073E+018" calcext:value-type="float">
            <text:p>1.47705115190073E+018</text:p>
          </table:table-cell>
          <table:table-cell office:value-type="float" office:value="1.47705115192947E+018" calcext:value-type="float">
            <text:p>1.47705115192947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11519011E+018" calcext:value-type="float">
            <text:p>1.4770511519011E+018</text:p>
          </table:table-cell>
          <table:table-cell office:value-type="float" office:value="1.47705115192953E+018" calcext:value-type="float">
            <text:p>1.47705115192953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115190147E+018" calcext:value-type="float">
            <text:p>1.47705115190147E+018</text:p>
          </table:table-cell>
          <table:table-cell office:value-type="float" office:value="1.47705115192959E+018" calcext:value-type="float">
            <text:p>1.47705115192959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115190184E+018" calcext:value-type="float">
            <text:p>1.47705115190184E+018</text:p>
          </table:table-cell>
          <table:table-cell office:value-type="float" office:value="1.47705115192964E+018" calcext:value-type="float">
            <text:p>1.47705115192964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115190219E+018" calcext:value-type="float">
            <text:p>1.47705115190219E+018</text:p>
          </table:table-cell>
          <table:table-cell office:value-type="float" office:value="1.4770511519297E+018" calcext:value-type="float">
            <text:p>1.4770511519297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115190255E+018" calcext:value-type="float">
            <text:p>1.47705115190255E+018</text:p>
          </table:table-cell>
          <table:table-cell office:value-type="float" office:value="1.47705115192975E+018" calcext:value-type="float">
            <text:p>1.47705115192975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115190298E+018" calcext:value-type="float">
            <text:p>1.47705115190298E+018</text:p>
          </table:table-cell>
          <table:table-cell office:value-type="float" office:value="1.4770511519298E+018" calcext:value-type="float">
            <text:p>1.4770511519298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115190336E+018" calcext:value-type="float">
            <text:p>1.47705115190336E+018</text:p>
          </table:table-cell>
          <table:table-cell office:value-type="float" office:value="1.47705115193026E+018" calcext:value-type="float">
            <text:p>1.47705115193026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115190373E+018" calcext:value-type="float">
            <text:p>1.47705115190373E+018</text:p>
          </table:table-cell>
          <table:table-cell office:value-type="float" office:value="1.47705115193032E+018" calcext:value-type="float">
            <text:p>1.47705115193032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115190411E+018" calcext:value-type="float">
            <text:p>1.47705115190411E+018</text:p>
          </table:table-cell>
          <table:table-cell office:value-type="float" office:value="1.47705115193038E+018" calcext:value-type="float">
            <text:p>1.47705115193038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115190449E+018" calcext:value-type="float">
            <text:p>1.47705115190449E+018</text:p>
          </table:table-cell>
          <table:table-cell office:value-type="float" office:value="1.47705115193043E+018" calcext:value-type="float">
            <text:p>1.47705115193043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115190486E+018" calcext:value-type="float">
            <text:p>1.47705115190486E+018</text:p>
          </table:table-cell>
          <table:table-cell office:value-type="float" office:value="1.47705115193086E+018" calcext:value-type="float">
            <text:p>1.47705115193086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115190521E+018" calcext:value-type="float">
            <text:p>1.47705115190521E+018</text:p>
          </table:table-cell>
          <table:table-cell office:value-type="float" office:value="1.47705115193092E+018" calcext:value-type="float">
            <text:p>1.47705115193092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115190557E+018" calcext:value-type="float">
            <text:p>1.47705115190557E+018</text:p>
          </table:table-cell>
          <table:table-cell office:value-type="float" office:value="1.47705115193097E+018" calcext:value-type="float">
            <text:p>1.47705115193097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115190592E+018" calcext:value-type="float">
            <text:p>1.47705115190592E+018</text:p>
          </table:table-cell>
          <table:table-cell office:value-type="float" office:value="1.47705115193103E+018" calcext:value-type="float">
            <text:p>1.47705115193103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115190629E+018" calcext:value-type="float">
            <text:p>1.47705115190629E+018</text:p>
          </table:table-cell>
          <table:table-cell office:value-type="float" office:value="1.47705115193108E+018" calcext:value-type="float">
            <text:p>1.47705115193108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11519067E+018" calcext:value-type="float">
            <text:p>1.4770511519067E+018</text:p>
          </table:table-cell>
          <table:table-cell office:value-type="float" office:value="1.47705115193113E+018" calcext:value-type="float">
            <text:p>1.47705115193113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115190707E+018" calcext:value-type="float">
            <text:p>1.47705115190707E+018</text:p>
          </table:table-cell>
          <table:table-cell office:value-type="float" office:value="1.47705115193119E+018" calcext:value-type="float">
            <text:p>1.47705115193119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115190744E+018" calcext:value-type="float">
            <text:p>1.47705115190744E+018</text:p>
          </table:table-cell>
          <table:table-cell office:value-type="float" office:value="1.47705115193533E+018" calcext:value-type="float">
            <text:p>1.47705115193533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115190778E+018" calcext:value-type="float">
            <text:p>1.47705115190778E+018</text:p>
          </table:table-cell>
          <table:table-cell office:value-type="float" office:value="1.47705115193591E+018" calcext:value-type="float">
            <text:p>1.47705115193591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115190819E+018" calcext:value-type="float">
            <text:p>1.47705115190819E+018</text:p>
          </table:table-cell>
          <table:table-cell office:value-type="float" office:value="1.4770511519372E+018" calcext:value-type="float">
            <text:p>1.4770511519372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115190857E+018" calcext:value-type="float">
            <text:p>1.47705115190857E+018</text:p>
          </table:table-cell>
          <table:table-cell office:value-type="float" office:value="1.47705115194153E+018" calcext:value-type="float">
            <text:p>1.47705115194153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115190895E+018" calcext:value-type="float">
            <text:p>1.47705115190895E+018</text:p>
          </table:table-cell>
          <table:table-cell office:value-type="float" office:value="1.47705115194334E+018" calcext:value-type="float">
            <text:p>1.47705115194334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115190934E+018" calcext:value-type="float">
            <text:p>1.47705115190934E+018</text:p>
          </table:table-cell>
          <table:table-cell office:value-type="float" office:value="1.47705115194483E+018" calcext:value-type="float">
            <text:p>1.47705115194483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115190969E+018" calcext:value-type="float">
            <text:p>1.47705115190969E+018</text:p>
          </table:table-cell>
          <table:table-cell office:value-type="float" office:value="1.47705115194515E+018" calcext:value-type="float">
            <text:p>1.47705115194515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115191004E+018" calcext:value-type="float">
            <text:p>1.47705115191004E+018</text:p>
          </table:table-cell>
          <table:table-cell office:value-type="float" office:value="1.47705115194563E+018" calcext:value-type="float">
            <text:p>1.47705115194563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115191038E+018" calcext:value-type="float">
            <text:p>1.47705115191038E+018</text:p>
          </table:table-cell>
          <table:table-cell office:value-type="float" office:value="1.47705115194753E+018" calcext:value-type="float">
            <text:p>1.47705115194753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115191073E+018" calcext:value-type="float">
            <text:p>1.47705115191073E+018</text:p>
          </table:table-cell>
          <table:table-cell office:value-type="float" office:value="1.47705115194817E+018" calcext:value-type="float">
            <text:p>1.47705115194817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115191108E+018" calcext:value-type="float">
            <text:p>1.47705115191108E+018</text:p>
          </table:table-cell>
          <table:table-cell office:value-type="float" office:value="1.47705115195456E+018" calcext:value-type="float">
            <text:p>1.47705115195456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115191143E+018" calcext:value-type="float">
            <text:p>1.47705115191143E+018</text:p>
          </table:table-cell>
          <table:table-cell office:value-type="float" office:value="1.47705115195639E+018" calcext:value-type="float">
            <text:p>1.47705115195639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115191177E+018" calcext:value-type="float">
            <text:p>1.47705115191177E+018</text:p>
          </table:table-cell>
          <table:table-cell office:value-type="float" office:value="1.47705115195697E+018" calcext:value-type="float">
            <text:p>1.47705115195697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115191212E+018" calcext:value-type="float">
            <text:p>1.47705115191212E+018</text:p>
          </table:table-cell>
          <table:table-cell office:value-type="float" office:value="1.47705115195731E+018" calcext:value-type="float">
            <text:p>1.47705115195731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115191247E+018" calcext:value-type="float">
            <text:p>1.47705115191247E+018</text:p>
          </table:table-cell>
          <table:table-cell office:value-type="float" office:value="1.47705115195756E+018" calcext:value-type="float">
            <text:p>1.47705115195756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115191281E+018" calcext:value-type="float">
            <text:p>1.47705115191281E+018</text:p>
          </table:table-cell>
          <table:table-cell office:value-type="float" office:value="1.47705115195793E+018" calcext:value-type="float">
            <text:p>1.47705115195793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115191317E+018" calcext:value-type="float">
            <text:p>1.47705115191317E+018</text:p>
          </table:table-cell>
          <table:table-cell office:value-type="float" office:value="1.47705115195814E+018" calcext:value-type="float">
            <text:p>1.47705115195814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115191353E+018" calcext:value-type="float">
            <text:p>1.47705115191353E+018</text:p>
          </table:table-cell>
          <table:table-cell office:value-type="float" office:value="1.47705115195848E+018" calcext:value-type="float">
            <text:p>1.47705115195848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11519139E+018" calcext:value-type="float">
            <text:p>1.4770511519139E+018</text:p>
          </table:table-cell>
          <table:table-cell office:value-type="float" office:value="1.47705115195949E+018" calcext:value-type="float">
            <text:p>1.47705115195949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115191427E+018" calcext:value-type="float">
            <text:p>1.47705115191427E+018</text:p>
          </table:table-cell>
          <table:table-cell office:value-type="float" office:value="1.47705115196016E+018" calcext:value-type="float">
            <text:p>1.47705115196016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115191464E+018" calcext:value-type="float">
            <text:p>1.47705115191464E+018</text:p>
          </table:table-cell>
          <table:table-cell office:value-type="float" office:value="1.47705115196069E+018" calcext:value-type="float">
            <text:p>1.47705115196069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115191501E+018" calcext:value-type="float">
            <text:p>1.47705115191501E+018</text:p>
          </table:table-cell>
          <table:table-cell office:value-type="float" office:value="1.47705115196075E+018" calcext:value-type="float">
            <text:p>1.47705115196075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115191537E+018" calcext:value-type="float">
            <text:p>1.47705115191537E+018</text:p>
          </table:table-cell>
          <table:table-cell office:value-type="float" office:value="1.4770511519608E+018" calcext:value-type="float">
            <text:p>1.4770511519608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115191577E+018" calcext:value-type="float">
            <text:p>1.47705115191577E+018</text:p>
          </table:table-cell>
          <table:table-cell office:value-type="float" office:value="1.47705115196086E+018" calcext:value-type="float">
            <text:p>1.47705115196086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115191615E+018" calcext:value-type="float">
            <text:p>1.47705115191615E+018</text:p>
          </table:table-cell>
          <table:table-cell office:value-type="float" office:value="1.47705115196091E+018" calcext:value-type="float">
            <text:p>1.47705115196091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115191661E+018" calcext:value-type="float">
            <text:p>1.47705115191661E+018</text:p>
          </table:table-cell>
          <table:table-cell office:value-type="float" office:value="1.47705115196097E+018" calcext:value-type="float">
            <text:p>1.47705115196097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115191707E+018" calcext:value-type="float">
            <text:p>1.47705115191707E+018</text:p>
          </table:table-cell>
          <table:table-cell office:value-type="float" office:value="1.47705115196126E+018" calcext:value-type="float">
            <text:p>1.47705115196126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115191745E+018" calcext:value-type="float">
            <text:p>1.47705115191745E+018</text:p>
          </table:table-cell>
          <table:table-cell office:value-type="float" office:value="1.47705115196132E+018" calcext:value-type="float">
            <text:p>1.47705115196132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115191781E+018" calcext:value-type="float">
            <text:p>1.47705115191781E+018</text:p>
          </table:table-cell>
          <table:table-cell office:value-type="float" office:value="1.47705115196152E+018" calcext:value-type="float">
            <text:p>1.47705115196152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115191816E+018" calcext:value-type="float">
            <text:p>1.47705115191816E+018</text:p>
          </table:table-cell>
          <table:table-cell office:value-type="float" office:value="1.47705115196235E+018" calcext:value-type="float">
            <text:p>1.47705115196235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115191852E+018" calcext:value-type="float">
            <text:p>1.47705115191852E+018</text:p>
          </table:table-cell>
          <table:table-cell office:value-type="float" office:value="1.47705115196628E+018" calcext:value-type="float">
            <text:p>1.47705115196628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115191907E+018" calcext:value-type="float">
            <text:p>1.47705115191907E+018</text:p>
          </table:table-cell>
          <table:table-cell office:value-type="float" office:value="1.47705115196821E+018" calcext:value-type="float">
            <text:p>1.47705115196821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115191945E+018" calcext:value-type="float">
            <text:p>1.47705115191945E+018</text:p>
          </table:table-cell>
          <table:table-cell office:value-type="float" office:value="1.47705115196873E+018" calcext:value-type="float">
            <text:p>1.47705115196873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115191987E+018" calcext:value-type="float">
            <text:p>1.47705115191987E+018</text:p>
          </table:table-cell>
          <table:table-cell office:value-type="float" office:value="1.47705115196916E+018" calcext:value-type="float">
            <text:p>1.47705115196916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115192024E+018" calcext:value-type="float">
            <text:p>1.47705115192024E+018</text:p>
          </table:table-cell>
          <table:table-cell office:value-type="float" office:value="1.4770511519695E+018" calcext:value-type="float">
            <text:p>1.4770511519695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11519206E+018" calcext:value-type="float">
            <text:p>1.4770511519206E+018</text:p>
          </table:table-cell>
          <table:table-cell office:value-type="float" office:value="1.4770511519699E+018" calcext:value-type="float">
            <text:p>1.4770511519699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115192096E+018" calcext:value-type="float">
            <text:p>1.47705115192096E+018</text:p>
          </table:table-cell>
          <table:table-cell office:value-type="float" office:value="1.47705115196997E+018" calcext:value-type="float">
            <text:p>1.47705115196997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115192136E+018" calcext:value-type="float">
            <text:p>1.47705115192136E+018</text:p>
          </table:table-cell>
          <table:table-cell office:value-type="float" office:value="1.47705115197002E+018" calcext:value-type="float">
            <text:p>1.47705115197002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115192173E+018" calcext:value-type="float">
            <text:p>1.47705115192173E+018</text:p>
          </table:table-cell>
          <table:table-cell office:value-type="float" office:value="1.47705115197027E+018" calcext:value-type="float">
            <text:p>1.47705115197027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115192209E+018" calcext:value-type="float">
            <text:p>1.47705115192209E+018</text:p>
          </table:table-cell>
          <table:table-cell office:value-type="float" office:value="1.47705115197247E+018" calcext:value-type="float">
            <text:p>1.47705115197247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115192245E+018" calcext:value-type="float">
            <text:p>1.47705115192245E+018</text:p>
          </table:table-cell>
          <table:table-cell office:value-type="float" office:value="1.4770511519752E+018" calcext:value-type="float">
            <text:p>1.4770511519752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115192283E+018" calcext:value-type="float">
            <text:p>1.47705115192283E+018</text:p>
          </table:table-cell>
          <table:table-cell office:value-type="float" office:value="1.47705115198167E+018" calcext:value-type="float">
            <text:p>1.47705115198167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115192342E+018" calcext:value-type="float">
            <text:p>1.47705115192342E+018</text:p>
          </table:table-cell>
          <table:table-cell office:value-type="float" office:value="1.47705115198555E+018" calcext:value-type="float">
            <text:p>1.47705115198555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115192391E+018" calcext:value-type="float">
            <text:p>1.47705115192391E+018</text:p>
          </table:table-cell>
          <table:table-cell office:value-type="float" office:value="1.47705115198926E+018" calcext:value-type="float">
            <text:p>1.47705115198926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115192429E+018" calcext:value-type="float">
            <text:p>1.47705115192429E+018</text:p>
          </table:table-cell>
          <table:table-cell office:value-type="float" office:value="1.47705115198958E+018" calcext:value-type="float">
            <text:p>1.47705115198958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115192467E+018" calcext:value-type="float">
            <text:p>1.47705115192467E+018</text:p>
          </table:table-cell>
          <table:table-cell office:value-type="float" office:value="1.47705115199598E+018" calcext:value-type="float">
            <text:p>1.47705115199598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115192505E+018" calcext:value-type="float">
            <text:p>1.47705115192505E+018</text:p>
          </table:table-cell>
          <table:table-cell office:value-type="float" office:value="1.4770511520059E+018" calcext:value-type="float">
            <text:p>1.4770511520059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11519254E+018" calcext:value-type="float">
            <text:p>1.4770511519254E+018</text:p>
          </table:table-cell>
          <table:table-cell office:value-type="float" office:value="1.4770511520064E+018" calcext:value-type="float">
            <text:p>1.4770511520064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115192577E+018" calcext:value-type="float">
            <text:p>1.47705115192577E+018</text:p>
          </table:table-cell>
          <table:table-cell office:value-type="float" office:value="1.47705115200712E+018" calcext:value-type="float">
            <text:p>1.47705115200712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115192615E+018" calcext:value-type="float">
            <text:p>1.47705115192615E+018</text:p>
          </table:table-cell>
          <table:table-cell office:value-type="float" office:value="1.47705115200761E+018" calcext:value-type="float">
            <text:p>1.47705115200761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115192663E+018" calcext:value-type="float">
            <text:p>1.47705115192663E+018</text:p>
          </table:table-cell>
          <table:table-cell office:value-type="float" office:value="1.47705115200768E+018" calcext:value-type="float">
            <text:p>1.47705115200768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115192699E+018" calcext:value-type="float">
            <text:p>1.47705115192699E+018</text:p>
          </table:table-cell>
          <table:table-cell office:value-type="float" office:value="1.47705115200778E+018" calcext:value-type="float">
            <text:p>1.47705115200778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115192734E+018" calcext:value-type="float">
            <text:p>1.47705115192734E+018</text:p>
          </table:table-cell>
          <table:table-cell office:value-type="float" office:value="1.47705115200784E+018" calcext:value-type="float">
            <text:p>1.47705115200784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115192769E+018" calcext:value-type="float">
            <text:p>1.47705115192769E+018</text:p>
          </table:table-cell>
          <table:table-cell office:value-type="float" office:value="1.47705115200805E+018" calcext:value-type="float">
            <text:p>1.47705115200805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115192806E+018" calcext:value-type="float">
            <text:p>1.47705115192806E+018</text:p>
          </table:table-cell>
          <table:table-cell office:value-type="float" office:value="1.47705115200829E+018" calcext:value-type="float">
            <text:p>1.47705115200829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115192843E+018" calcext:value-type="float">
            <text:p>1.47705115192843E+018</text:p>
          </table:table-cell>
          <table:table-cell office:value-type="float" office:value="1.4770511520086E+018" calcext:value-type="float">
            <text:p>1.4770511520086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115192881E+018" calcext:value-type="float">
            <text:p>1.47705115192881E+018</text:p>
          </table:table-cell>
          <table:table-cell office:value-type="float" office:value="1.47705115200866E+018" calcext:value-type="float">
            <text:p>1.47705115200866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115192919E+018" calcext:value-type="float">
            <text:p>1.47705115192919E+018</text:p>
          </table:table-cell>
          <table:table-cell office:value-type="float" office:value="1.47705115200886E+018" calcext:value-type="float">
            <text:p>1.47705115200886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115192956E+018" calcext:value-type="float">
            <text:p>1.47705115192956E+018</text:p>
          </table:table-cell>
          <table:table-cell office:value-type="float" office:value="1.47705115200936E+018" calcext:value-type="float">
            <text:p>1.47705115200936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115192992E+018" calcext:value-type="float">
            <text:p>1.47705115192992E+018</text:p>
          </table:table-cell>
          <table:table-cell office:value-type="float" office:value="1.47705115200965E+018" calcext:value-type="float">
            <text:p>1.47705115200965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115193029E+018" calcext:value-type="float">
            <text:p>1.47705115193029E+018</text:p>
          </table:table-cell>
          <table:table-cell office:value-type="float" office:value="1.47705115200988E+018" calcext:value-type="float">
            <text:p>1.47705115200988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115193066E+018" calcext:value-type="float">
            <text:p>1.47705115193066E+018</text:p>
          </table:table-cell>
          <table:table-cell office:value-type="float" office:value="1.47705115201011E+018" calcext:value-type="float">
            <text:p>1.47705115201011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115193101E+018" calcext:value-type="float">
            <text:p>1.47705115193101E+018</text:p>
          </table:table-cell>
          <table:table-cell office:value-type="float" office:value="1.47705115201053E+018" calcext:value-type="float">
            <text:p>1.47705115201053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115193137E+018" calcext:value-type="float">
            <text:p>1.47705115193137E+018</text:p>
          </table:table-cell>
          <table:table-cell office:value-type="float" office:value="1.47705115201126E+018" calcext:value-type="float">
            <text:p>1.47705115201126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115193172E+018" calcext:value-type="float">
            <text:p>1.47705115193172E+018</text:p>
          </table:table-cell>
          <table:table-cell office:value-type="float" office:value="1.4770511520115E+018" calcext:value-type="float">
            <text:p>1.4770511520115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115193207E+018" calcext:value-type="float">
            <text:p>1.47705115193207E+018</text:p>
          </table:table-cell>
          <table:table-cell office:value-type="float" office:value="1.47705115201189E+018" calcext:value-type="float">
            <text:p>1.47705115201189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115193241E+018" calcext:value-type="float">
            <text:p>1.47705115193241E+018</text:p>
          </table:table-cell>
          <table:table-cell office:value-type="float" office:value="1.47705115201196E+018" calcext:value-type="float">
            <text:p>1.47705115201196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115193276E+018" calcext:value-type="float">
            <text:p>1.47705115193276E+018</text:p>
          </table:table-cell>
          <table:table-cell office:value-type="float" office:value="1.47705115201201E+018" calcext:value-type="float">
            <text:p>1.47705115201201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115193311E+018" calcext:value-type="float">
            <text:p>1.47705115193311E+018</text:p>
          </table:table-cell>
          <table:table-cell office:value-type="float" office:value="1.47705115201207E+018" calcext:value-type="float">
            <text:p>1.47705115201207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115193345E+018" calcext:value-type="float">
            <text:p>1.47705115193345E+018</text:p>
          </table:table-cell>
          <table:table-cell office:value-type="float" office:value="1.47705115201235E+018" calcext:value-type="float">
            <text:p>1.47705115201235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115193381E+018" calcext:value-type="float">
            <text:p>1.47705115193381E+018</text:p>
          </table:table-cell>
          <table:table-cell office:value-type="float" office:value="1.47705115201241E+018" calcext:value-type="float">
            <text:p>1.47705115201241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115193416E+018" calcext:value-type="float">
            <text:p>1.47705115193416E+018</text:p>
          </table:table-cell>
          <table:table-cell office:value-type="float" office:value="1.47705115201246E+018" calcext:value-type="float">
            <text:p>1.47705115201246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11519345E+018" calcext:value-type="float">
            <text:p>1.4770511519345E+018</text:p>
          </table:table-cell>
          <table:table-cell office:value-type="float" office:value="1.47705115201781E+018" calcext:value-type="float">
            <text:p>1.47705115201781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115193489E+018" calcext:value-type="float">
            <text:p>1.47705115193489E+018</text:p>
          </table:table-cell>
          <table:table-cell office:value-type="float" office:value="1.47705115202149E+018" calcext:value-type="float">
            <text:p>1.47705115202149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115193525E+018" calcext:value-type="float">
            <text:p>1.47705115193525E+018</text:p>
          </table:table-cell>
          <table:table-cell office:value-type="float" office:value="1.47705115203229E+018" calcext:value-type="float">
            <text:p>1.47705115203229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115193567E+018" calcext:value-type="float">
            <text:p>1.47705115193567E+018</text:p>
          </table:table-cell>
          <table:table-cell office:value-type="float" office:value="1.47705115203306E+018" calcext:value-type="float">
            <text:p>1.47705115203306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115193605E+018" calcext:value-type="float">
            <text:p>1.47705115193605E+018</text:p>
          </table:table-cell>
          <table:table-cell office:value-type="float" office:value="1.47705115203338E+018" calcext:value-type="float">
            <text:p>1.47705115203338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115193641E+018" calcext:value-type="float">
            <text:p>1.47705115193641E+018</text:p>
          </table:table-cell>
          <table:table-cell office:value-type="float" office:value="1.47705115203521E+018" calcext:value-type="float">
            <text:p>1.47705115203521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115193684E+018" calcext:value-type="float">
            <text:p>1.47705115193684E+018</text:p>
          </table:table-cell>
          <table:table-cell office:value-type="float" office:value="1.47705115204141E+018" calcext:value-type="float">
            <text:p>1.47705115204141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11519372E+018" calcext:value-type="float">
            <text:p>1.4770511519372E+018</text:p>
          </table:table-cell>
          <table:table-cell office:value-type="float" office:value="1.47705115204252E+018" calcext:value-type="float">
            <text:p>1.47705115204252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115193757E+018" calcext:value-type="float">
            <text:p>1.47705115193757E+018</text:p>
          </table:table-cell>
          <table:table-cell office:value-type="float" office:value="1.4770511520439E+018" calcext:value-type="float">
            <text:p>1.4770511520439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115193792E+018" calcext:value-type="float">
            <text:p>1.47705115193792E+018</text:p>
          </table:table-cell>
          <table:table-cell office:value-type="float" office:value="1.47705115204494E+018" calcext:value-type="float">
            <text:p>1.47705115204494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115193827E+018" calcext:value-type="float">
            <text:p>1.47705115193827E+018</text:p>
          </table:table-cell>
          <table:table-cell office:value-type="float" office:value="1.47705115204539E+018" calcext:value-type="float">
            <text:p>1.47705115204539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115193861E+018" calcext:value-type="float">
            <text:p>1.47705115193861E+018</text:p>
          </table:table-cell>
          <table:table-cell office:value-type="float" office:value="1.4770511520461E+018" calcext:value-type="float">
            <text:p>1.4770511520461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1151939E+018" calcext:value-type="float">
            <text:p>1.477051151939E+018</text:p>
          </table:table-cell>
          <table:table-cell office:value-type="float" office:value="1.47705115204847E+018" calcext:value-type="float">
            <text:p>1.47705115204847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115193936E+018" calcext:value-type="float">
            <text:p>1.47705115193936E+018</text:p>
          </table:table-cell>
          <table:table-cell office:value-type="float" office:value="1.47705115204958E+018" calcext:value-type="float">
            <text:p>1.47705115204958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11519397E+018" calcext:value-type="float">
            <text:p>1.4770511519397E+018</text:p>
          </table:table-cell>
          <table:table-cell office:value-type="float" office:value="1.47705115205065E+018" calcext:value-type="float">
            <text:p>1.47705115205065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115194005E+018" calcext:value-type="float">
            <text:p>1.47705115194005E+018</text:p>
          </table:table-cell>
          <table:table-cell office:value-type="float" office:value="1.47705115205179E+018" calcext:value-type="float">
            <text:p>1.47705115205179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115194041E+018" calcext:value-type="float">
            <text:p>1.47705115194041E+018</text:p>
          </table:table-cell>
          <table:table-cell office:value-type="float" office:value="1.47705115205245E+018" calcext:value-type="float">
            <text:p>1.47705115205245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115194075E+018" calcext:value-type="float">
            <text:p>1.47705115194075E+018</text:p>
          </table:table-cell>
          <table:table-cell office:value-type="float" office:value="1.47705115205368E+018" calcext:value-type="float">
            <text:p>1.47705115205368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115194114E+018" calcext:value-type="float">
            <text:p>1.47705115194114E+018</text:p>
          </table:table-cell>
          <table:table-cell office:value-type="float" office:value="1.47705115205514E+018" calcext:value-type="float">
            <text:p>1.47705115205514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11519415E+018" calcext:value-type="float">
            <text:p>1.4770511519415E+018</text:p>
          </table:table-cell>
          <table:table-cell office:value-type="float" office:value="1.47705115205663E+018" calcext:value-type="float">
            <text:p>1.47705115205663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115194187E+018" calcext:value-type="float">
            <text:p>1.47705115194187E+018</text:p>
          </table:table-cell>
          <table:table-cell office:value-type="float" office:value="1.47705115206258E+018" calcext:value-type="float">
            <text:p>1.47705115206258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115194221E+018" calcext:value-type="float">
            <text:p>1.47705115194221E+018</text:p>
          </table:table-cell>
          <table:table-cell office:value-type="float" office:value="1.47705115206477E+018" calcext:value-type="float">
            <text:p>1.47705115206477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115194256E+018" calcext:value-type="float">
            <text:p>1.47705115194256E+018</text:p>
          </table:table-cell>
          <table:table-cell office:value-type="float" office:value="1.47705115206549E+018" calcext:value-type="float">
            <text:p>1.47705115206549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115194295E+018" calcext:value-type="float">
            <text:p>1.47705115194295E+018</text:p>
          </table:table-cell>
          <table:table-cell office:value-type="float" office:value="1.47705115206738E+018" calcext:value-type="float">
            <text:p>1.47705115206738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115194331E+018" calcext:value-type="float">
            <text:p>1.47705115194331E+018</text:p>
          </table:table-cell>
          <table:table-cell office:value-type="float" office:value="1.47705115206953E+018" calcext:value-type="float">
            <text:p>1.47705115206953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115194367E+018" calcext:value-type="float">
            <text:p>1.47705115194367E+018</text:p>
          </table:table-cell>
          <table:table-cell office:value-type="float" office:value="1.47705115207107E+018" calcext:value-type="float">
            <text:p>1.47705115207107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115194402E+018" calcext:value-type="float">
            <text:p>1.47705115194402E+018</text:p>
          </table:table-cell>
          <table:table-cell office:value-type="float" office:value="1.47705115207421E+018" calcext:value-type="float">
            <text:p>1.47705115207421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11519444E+018" calcext:value-type="float">
            <text:p>1.4770511519444E+018</text:p>
          </table:table-cell>
          <table:table-cell office:value-type="float" office:value="1.47705115207817E+018" calcext:value-type="float">
            <text:p>1.47705115207817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11519448E+018" calcext:value-type="float">
            <text:p>1.4770511519448E+018</text:p>
          </table:table-cell>
          <table:table-cell office:value-type="float" office:value="1.47705115207853E+018" calcext:value-type="float">
            <text:p>1.47705115207853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115194522E+018" calcext:value-type="float">
            <text:p>1.47705115194522E+018</text:p>
          </table:table-cell>
          <table:table-cell office:value-type="float" office:value="1.47705115207927E+018" calcext:value-type="float">
            <text:p>1.47705115207927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11519456E+018" calcext:value-type="float">
            <text:p>1.4770511519456E+018</text:p>
          </table:table-cell>
          <table:table-cell office:value-type="float" office:value="1.47705115208117E+018" calcext:value-type="float">
            <text:p>1.47705115208117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115194598E+018" calcext:value-type="float">
            <text:p>1.47705115194598E+018</text:p>
          </table:table-cell>
          <table:table-cell office:value-type="float" office:value="1.47705115208264E+018" calcext:value-type="float">
            <text:p>1.47705115208264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115194633E+018" calcext:value-type="float">
            <text:p>1.47705115194633E+018</text:p>
          </table:table-cell>
          <table:table-cell office:value-type="float" office:value="1.47705115208406E+018" calcext:value-type="float">
            <text:p>1.47705115208406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115194673E+018" calcext:value-type="float">
            <text:p>1.47705115194673E+018</text:p>
          </table:table-cell>
          <table:table-cell office:value-type="float" office:value="1.47705115208729E+018" calcext:value-type="float">
            <text:p>1.47705115208729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115194712E+018" calcext:value-type="float">
            <text:p>1.47705115194712E+018</text:p>
          </table:table-cell>
          <table:table-cell office:value-type="float" office:value="1.47705115209304E+018" calcext:value-type="float">
            <text:p>1.47705115209304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115194747E+018" calcext:value-type="float">
            <text:p>1.47705115194747E+018</text:p>
          </table:table-cell>
          <table:table-cell office:value-type="float" office:value="1.47705115209452E+018" calcext:value-type="float">
            <text:p>1.47705115209452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115194789E+018" calcext:value-type="float">
            <text:p>1.47705115194789E+018</text:p>
          </table:table-cell>
          <table:table-cell office:value-type="float" office:value="1.47705115210542E+018" calcext:value-type="float">
            <text:p>1.47705115210542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115194826E+018" calcext:value-type="float">
            <text:p>1.47705115194826E+018</text:p>
          </table:table-cell>
          <table:table-cell office:value-type="float" office:value="1.47705115210607E+018" calcext:value-type="float">
            <text:p>1.47705115210607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115194862E+018" calcext:value-type="float">
            <text:p>1.47705115194862E+018</text:p>
          </table:table-cell>
          <table:table-cell office:value-type="float" office:value="1.47705115210639E+018" calcext:value-type="float">
            <text:p>1.47705115210639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115194897E+018" calcext:value-type="float">
            <text:p>1.47705115194897E+018</text:p>
          </table:table-cell>
          <table:table-cell office:value-type="float" office:value="1.47705115210677E+018" calcext:value-type="float">
            <text:p>1.47705115210677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115194931E+018" calcext:value-type="float">
            <text:p>1.47705115194931E+018</text:p>
          </table:table-cell>
          <table:table-cell office:value-type="float" office:value="1.47705115210685E+018" calcext:value-type="float">
            <text:p>1.47705115210685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115194966E+018" calcext:value-type="float">
            <text:p>1.47705115194966E+018</text:p>
          </table:table-cell>
          <table:table-cell office:value-type="float" office:value="1.47705115210691E+018" calcext:value-type="float">
            <text:p>1.47705115210691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115195001E+018" calcext:value-type="float">
            <text:p>1.47705115195001E+018</text:p>
          </table:table-cell>
          <table:table-cell office:value-type="float" office:value="1.47705115210885E+018" calcext:value-type="float">
            <text:p>1.47705115210885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115195036E+018" calcext:value-type="float">
            <text:p>1.47705115195036E+018</text:p>
          </table:table-cell>
          <table:table-cell office:value-type="float" office:value="1.47705115210914E+018" calcext:value-type="float">
            <text:p>1.47705115210914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115195071E+018" calcext:value-type="float">
            <text:p>1.47705115195071E+018</text:p>
          </table:table-cell>
          <table:table-cell office:value-type="float" office:value="1.4770511521099E+018" calcext:value-type="float">
            <text:p>1.4770511521099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115195106E+018" calcext:value-type="float">
            <text:p>1.47705115195106E+018</text:p>
          </table:table-cell>
          <table:table-cell office:value-type="float" office:value="1.47705115211632E+018" calcext:value-type="float">
            <text:p>1.47705115211632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11519514E+018" calcext:value-type="float">
            <text:p>1.4770511519514E+018</text:p>
          </table:table-cell>
          <table:table-cell office:value-type="float" office:value="1.47705115212137E+018" calcext:value-type="float">
            <text:p>1.47705115212137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115195175E+018" calcext:value-type="float">
            <text:p>1.47705115195175E+018</text:p>
          </table:table-cell>
          <table:table-cell office:value-type="float" office:value="1.47705115212372E+018" calcext:value-type="float">
            <text:p>1.47705115212372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11519521E+018" calcext:value-type="float">
            <text:p>1.4770511519521E+018</text:p>
          </table:table-cell>
          <table:table-cell office:value-type="float" office:value="1.47705115212404E+018" calcext:value-type="float">
            <text:p>1.47705115212404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115195244E+018" calcext:value-type="float">
            <text:p>1.47705115195244E+018</text:p>
          </table:table-cell>
          <table:table-cell office:value-type="float" office:value="1.47705115213086E+018" calcext:value-type="float">
            <text:p>1.47705115213086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115195279E+018" calcext:value-type="float">
            <text:p>1.47705115195279E+018</text:p>
          </table:table-cell>
          <table:table-cell office:value-type="float" office:value="1.47705115213699E+018" calcext:value-type="float">
            <text:p>1.47705115213699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115195314E+018" calcext:value-type="float">
            <text:p>1.47705115195314E+018</text:p>
          </table:table-cell>
          <table:table-cell office:value-type="float" office:value="1.47705115213737E+018" calcext:value-type="float">
            <text:p>1.47705115213737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115195349E+018" calcext:value-type="float">
            <text:p>1.47705115195349E+018</text:p>
          </table:table-cell>
          <table:table-cell office:value-type="float" office:value="1.47705115213762E+018" calcext:value-type="float">
            <text:p>1.47705115213762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115195383E+018" calcext:value-type="float">
            <text:p>1.47705115195383E+018</text:p>
          </table:table-cell>
          <table:table-cell office:value-type="float" office:value="1.47705115213786E+018" calcext:value-type="float">
            <text:p>1.47705115213786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115195423E+018" calcext:value-type="float">
            <text:p>1.47705115195423E+018</text:p>
          </table:table-cell>
          <table:table-cell office:value-type="float" office:value="1.47705115213862E+018" calcext:value-type="float">
            <text:p>1.47705115213862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115195458E+018" calcext:value-type="float">
            <text:p>1.47705115195458E+018</text:p>
          </table:table-cell>
          <table:table-cell office:value-type="float" office:value="1.47705115214084E+018" calcext:value-type="float">
            <text:p>1.47705115214084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115195495E+018" calcext:value-type="float">
            <text:p>1.47705115195495E+018</text:p>
          </table:table-cell>
          <table:table-cell office:value-type="float" office:value="1.47705115214139E+018" calcext:value-type="float">
            <text:p>1.47705115214139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11519553E+018" calcext:value-type="float">
            <text:p>1.4770511519553E+018</text:p>
          </table:table-cell>
          <table:table-cell office:value-type="float" office:value="1.47705115214166E+018" calcext:value-type="float">
            <text:p>1.47705115214166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115195823E+018" calcext:value-type="float">
            <text:p>1.47705115195823E+018</text:p>
          </table:table-cell>
          <table:table-cell office:value-type="float" office:value="1.47705115214198E+018" calcext:value-type="float">
            <text:p>1.47705115214198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11519587E+018" calcext:value-type="float">
            <text:p>1.4770511519587E+018</text:p>
          </table:table-cell>
          <table:table-cell office:value-type="float" office:value="1.47705115214587E+018" calcext:value-type="float">
            <text:p>1.47705115214587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115195908E+018" calcext:value-type="float">
            <text:p>1.47705115195908E+018</text:p>
          </table:table-cell>
          <table:table-cell office:value-type="float" office:value="1.47705115214988E+018" calcext:value-type="float">
            <text:p>1.47705115214988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115195943E+018" calcext:value-type="float">
            <text:p>1.47705115195943E+018</text:p>
          </table:table-cell>
          <table:table-cell office:value-type="float" office:value="1.47705115215137E+018" calcext:value-type="float">
            <text:p>1.47705115215137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115195979E+018" calcext:value-type="float">
            <text:p>1.47705115195979E+018</text:p>
          </table:table-cell>
          <table:table-cell office:value-type="float" office:value="1.47705115215448E+018" calcext:value-type="float">
            <text:p>1.47705115215448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115196019E+018" calcext:value-type="float">
            <text:p>1.47705115196019E+018</text:p>
          </table:table-cell>
          <table:table-cell office:value-type="float" office:value="1.47705115215719E+018" calcext:value-type="float">
            <text:p>1.47705115215719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115196058E+018" calcext:value-type="float">
            <text:p>1.47705115196058E+018</text:p>
          </table:table-cell>
          <table:table-cell office:value-type="float" office:value="1.47705115215756E+018" calcext:value-type="float">
            <text:p>1.47705115215756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115196095E+018" calcext:value-type="float">
            <text:p>1.47705115196095E+018</text:p>
          </table:table-cell>
          <table:table-cell office:value-type="float" office:value="1.47705115215944E+018" calcext:value-type="float">
            <text:p>1.47705115215944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115196131E+018" calcext:value-type="float">
            <text:p>1.47705115196131E+018</text:p>
          </table:table-cell>
          <table:table-cell office:value-type="float" office:value="1.47705115216203E+018" calcext:value-type="float">
            <text:p>1.47705115216203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115196168E+018" calcext:value-type="float">
            <text:p>1.47705115196168E+018</text:p>
          </table:table-cell>
          <table:table-cell office:value-type="float" office:value="1.47705115216236E+018" calcext:value-type="float">
            <text:p>1.47705115216236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115196209E+018" calcext:value-type="float">
            <text:p>1.47705115196209E+018</text:p>
          </table:table-cell>
          <table:table-cell office:value-type="float" office:value="1.47705115216486E+018" calcext:value-type="float">
            <text:p>1.47705115216486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115196246E+018" calcext:value-type="float">
            <text:p>1.47705115196246E+018</text:p>
          </table:table-cell>
          <table:table-cell office:value-type="float" office:value="1.47705115216573E+018" calcext:value-type="float">
            <text:p>1.47705115216573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115196282E+018" calcext:value-type="float">
            <text:p>1.47705115196282E+018</text:p>
          </table:table-cell>
          <table:table-cell office:value-type="float" office:value="1.47705115216602E+018" calcext:value-type="float">
            <text:p>1.47705115216602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115196316E+018" calcext:value-type="float">
            <text:p>1.47705115196316E+018</text:p>
          </table:table-cell>
          <table:table-cell office:value-type="float" office:value="1.47705115216637E+018" calcext:value-type="float">
            <text:p>1.47705115216637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115196351E+018" calcext:value-type="float">
            <text:p>1.47705115196351E+018</text:p>
          </table:table-cell>
          <table:table-cell office:value-type="float" office:value="1.47705115216693E+018" calcext:value-type="float">
            <text:p>1.47705115216693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115196386E+018" calcext:value-type="float">
            <text:p>1.47705115196386E+018</text:p>
          </table:table-cell>
          <table:table-cell office:value-type="float" office:value="1.47705115216729E+018" calcext:value-type="float">
            <text:p>1.47705115216729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115196421E+018" calcext:value-type="float">
            <text:p>1.47705115196421E+018</text:p>
          </table:table-cell>
          <table:table-cell office:value-type="float" office:value="1.4770511521679E+018" calcext:value-type="float">
            <text:p>1.4770511521679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115196455E+018" calcext:value-type="float">
            <text:p>1.47705115196455E+018</text:p>
          </table:table-cell>
          <table:table-cell office:value-type="float" office:value="1.47705115216797E+018" calcext:value-type="float">
            <text:p>1.47705115216797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11519649E+018" calcext:value-type="float">
            <text:p>1.4770511519649E+018</text:p>
          </table:table-cell>
          <table:table-cell office:value-type="float" office:value="1.47705115216803E+018" calcext:value-type="float">
            <text:p>1.47705115216803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115196525E+018" calcext:value-type="float">
            <text:p>1.47705115196525E+018</text:p>
          </table:table-cell>
          <table:table-cell office:value-type="float" office:value="1.47705115216814E+018" calcext:value-type="float">
            <text:p>1.47705115216814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115196559E+018" calcext:value-type="float">
            <text:p>1.47705115196559E+018</text:p>
          </table:table-cell>
          <table:table-cell office:value-type="float" office:value="1.47705115216822E+018" calcext:value-type="float">
            <text:p>1.47705115216822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115196598E+018" calcext:value-type="float">
            <text:p>1.47705115196598E+018</text:p>
          </table:table-cell>
          <table:table-cell office:value-type="float" office:value="1.47705115217594E+018" calcext:value-type="float">
            <text:p>1.47705115217594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115196634E+018" calcext:value-type="float">
            <text:p>1.47705115196634E+018</text:p>
          </table:table-cell>
          <table:table-cell office:value-type="float" office:value="1.47705115217623E+018" calcext:value-type="float">
            <text:p>1.47705115217623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115196675E+018" calcext:value-type="float">
            <text:p>1.47705115196675E+018</text:p>
          </table:table-cell>
          <table:table-cell office:value-type="float" office:value="1.4770511521792E+018" calcext:value-type="float">
            <text:p>1.4770511521792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11519671E+018" calcext:value-type="float">
            <text:p>1.4770511519671E+018</text:p>
          </table:table-cell>
          <table:table-cell office:value-type="float" office:value="1.47705115217941E+018" calcext:value-type="float">
            <text:p>1.47705115217941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115196745E+018" calcext:value-type="float">
            <text:p>1.47705115196745E+018</text:p>
          </table:table-cell>
          <table:table-cell office:value-type="float" office:value="1.4770511521798E+018" calcext:value-type="float">
            <text:p>1.4770511521798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115196797E+018" calcext:value-type="float">
            <text:p>1.47705115196797E+018</text:p>
          </table:table-cell>
          <table:table-cell office:value-type="float" office:value="1.47705115217986E+018" calcext:value-type="float">
            <text:p>1.47705115217986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115196834E+018" calcext:value-type="float">
            <text:p>1.47705115196834E+018</text:p>
          </table:table-cell>
          <table:table-cell office:value-type="float" office:value="1.47705115217991E+018" calcext:value-type="float">
            <text:p>1.47705115217991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11519687E+018" calcext:value-type="float">
            <text:p>1.4770511519687E+018</text:p>
          </table:table-cell>
          <table:table-cell office:value-type="float" office:value="1.47705115217997E+018" calcext:value-type="float">
            <text:p>1.47705115217997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115196907E+018" calcext:value-type="float">
            <text:p>1.47705115196907E+018</text:p>
          </table:table-cell>
          <table:table-cell office:value-type="float" office:value="1.47705115218038E+018" calcext:value-type="float">
            <text:p>1.47705115218038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115196944E+018" calcext:value-type="float">
            <text:p>1.47705115196944E+018</text:p>
          </table:table-cell>
          <table:table-cell office:value-type="float" office:value="1.47705115218044E+018" calcext:value-type="float">
            <text:p>1.47705115218044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115196986E+018" calcext:value-type="float">
            <text:p>1.47705115196986E+018</text:p>
          </table:table-cell>
          <table:table-cell office:value-type="float" office:value="1.47705115218049E+018" calcext:value-type="float">
            <text:p>1.47705115218049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115197025E+018" calcext:value-type="float">
            <text:p>1.47705115197025E+018</text:p>
          </table:table-cell>
          <table:table-cell office:value-type="float" office:value="1.47705115218055E+018" calcext:value-type="float">
            <text:p>1.47705115218055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115197063E+018" calcext:value-type="float">
            <text:p>1.47705115197063E+018</text:p>
          </table:table-cell>
          <table:table-cell office:value-type="float" office:value="1.4770511521806E+018" calcext:value-type="float">
            <text:p>1.4770511521806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115197099E+018" calcext:value-type="float">
            <text:p>1.47705115197099E+018</text:p>
          </table:table-cell>
          <table:table-cell office:value-type="float" office:value="1.47705115218065E+018" calcext:value-type="float">
            <text:p>1.47705115218065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115197133E+018" calcext:value-type="float">
            <text:p>1.47705115197133E+018</text:p>
          </table:table-cell>
          <table:table-cell office:value-type="float" office:value="1.47705115218079E+018" calcext:value-type="float">
            <text:p>1.47705115218079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115197168E+018" calcext:value-type="float">
            <text:p>1.47705115197168E+018</text:p>
          </table:table-cell>
          <table:table-cell office:value-type="float" office:value="1.47705115218098E+018" calcext:value-type="float">
            <text:p>1.47705115218098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115197206E+018" calcext:value-type="float">
            <text:p>1.47705115197206E+018</text:p>
          </table:table-cell>
          <table:table-cell office:value-type="float" office:value="1.47705115218178E+018" calcext:value-type="float">
            <text:p>1.47705115218178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115197243E+018" calcext:value-type="float">
            <text:p>1.47705115197243E+018</text:p>
          </table:table-cell>
          <table:table-cell office:value-type="float" office:value="1.47705115218183E+018" calcext:value-type="float">
            <text:p>1.47705115218183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115197279E+018" calcext:value-type="float">
            <text:p>1.47705115197279E+018</text:p>
          </table:table-cell>
          <table:table-cell office:value-type="float" office:value="1.47705115218189E+018" calcext:value-type="float">
            <text:p>1.47705115218189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115197315E+018" calcext:value-type="float">
            <text:p>1.47705115197315E+018</text:p>
          </table:table-cell>
          <table:table-cell office:value-type="float" office:value="1.47705115218195E+018" calcext:value-type="float">
            <text:p>1.47705115218195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11519735E+018" calcext:value-type="float">
            <text:p>1.4770511519735E+018</text:p>
          </table:table-cell>
          <table:table-cell office:value-type="float" office:value="1.477051152182E+018" calcext:value-type="float">
            <text:p>1.477051152182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115197384E+018" calcext:value-type="float">
            <text:p>1.47705115197384E+018</text:p>
          </table:table-cell>
          <table:table-cell office:value-type="float" office:value="1.47705115218205E+018" calcext:value-type="float">
            <text:p>1.47705115218205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115197419E+018" calcext:value-type="float">
            <text:p>1.47705115197419E+018</text:p>
          </table:table-cell>
          <table:table-cell office:value-type="float" office:value="1.47705115218211E+018" calcext:value-type="float">
            <text:p>1.47705115218211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115197453E+018" calcext:value-type="float">
            <text:p>1.47705115197453E+018</text:p>
          </table:table-cell>
          <table:table-cell office:value-type="float" office:value="1.47705115218216E+018" calcext:value-type="float">
            <text:p>1.47705115218216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115197492E+018" calcext:value-type="float">
            <text:p>1.47705115197492E+018</text:p>
          </table:table-cell>
          <table:table-cell office:value-type="float" office:value="1.47705115218221E+018" calcext:value-type="float">
            <text:p>1.47705115218221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115197528E+018" calcext:value-type="float">
            <text:p>1.47705115197528E+018</text:p>
          </table:table-cell>
          <table:table-cell office:value-type="float" office:value="1.4770511521823E+018" calcext:value-type="float">
            <text:p>1.4770511521823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115197565E+018" calcext:value-type="float">
            <text:p>1.47705115197565E+018</text:p>
          </table:table-cell>
          <table:table-cell office:value-type="float" office:value="1.47705115218235E+018" calcext:value-type="float">
            <text:p>1.47705115218235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115197599E+018" calcext:value-type="float">
            <text:p>1.47705115197599E+018</text:p>
          </table:table-cell>
          <table:table-cell office:value-type="float" office:value="1.47705115218241E+018" calcext:value-type="float">
            <text:p>1.47705115218241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115197634E+018" calcext:value-type="float">
            <text:p>1.47705115197634E+018</text:p>
          </table:table-cell>
          <table:table-cell office:value-type="float" office:value="1.47705115218246E+018" calcext:value-type="float">
            <text:p>1.47705115218246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115197674E+018" calcext:value-type="float">
            <text:p>1.47705115197674E+018</text:p>
          </table:table-cell>
          <table:table-cell office:value-type="float" office:value="1.47705115218251E+018" calcext:value-type="float">
            <text:p>1.47705115218251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115197708E+018" calcext:value-type="float">
            <text:p>1.47705115197708E+018</text:p>
          </table:table-cell>
          <table:table-cell office:value-type="float" office:value="1.47705115218257E+018" calcext:value-type="float">
            <text:p>1.47705115218257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115197743E+018" calcext:value-type="float">
            <text:p>1.47705115197743E+018</text:p>
          </table:table-cell>
          <table:table-cell office:value-type="float" office:value="1.47705115218275E+018" calcext:value-type="float">
            <text:p>1.47705115218275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115197778E+018" calcext:value-type="float">
            <text:p>1.47705115197778E+018</text:p>
          </table:table-cell>
          <table:table-cell office:value-type="float" office:value="1.47705115218312E+018" calcext:value-type="float">
            <text:p>1.47705115218312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115197813E+018" calcext:value-type="float">
            <text:p>1.47705115197813E+018</text:p>
          </table:table-cell>
          <table:table-cell office:value-type="float" office:value="1.47705115218333E+018" calcext:value-type="float">
            <text:p>1.47705115218333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115197848E+018" calcext:value-type="float">
            <text:p>1.47705115197848E+018</text:p>
          </table:table-cell>
          <table:table-cell office:value-type="float" office:value="1.47705115218393E+018" calcext:value-type="float">
            <text:p>1.47705115218393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115197883E+018" calcext:value-type="float">
            <text:p>1.47705115197883E+018</text:p>
          </table:table-cell>
          <table:table-cell office:value-type="float" office:value="1.47705115218433E+018" calcext:value-type="float">
            <text:p>1.47705115218433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115197917E+018" calcext:value-type="float">
            <text:p>1.47705115197917E+018</text:p>
          </table:table-cell>
          <table:table-cell office:value-type="float" office:value="1.47705115218477E+018" calcext:value-type="float">
            <text:p>1.47705115218477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115197952E+018" calcext:value-type="float">
            <text:p>1.47705115197952E+018</text:p>
          </table:table-cell>
          <table:table-cell office:value-type="float" office:value="1.47705115218555E+018" calcext:value-type="float">
            <text:p>1.47705115218555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115197987E+018" calcext:value-type="float">
            <text:p>1.47705115197987E+018</text:p>
          </table:table-cell>
          <table:table-cell office:value-type="float" office:value="1.47705115218576E+018" calcext:value-type="float">
            <text:p>1.47705115218576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115198022E+018" calcext:value-type="float">
            <text:p>1.47705115198022E+018</text:p>
          </table:table-cell>
          <table:table-cell office:value-type="float" office:value="1.47705115218634E+018" calcext:value-type="float">
            <text:p>1.47705115218634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115198057E+018" calcext:value-type="float">
            <text:p>1.47705115198057E+018</text:p>
          </table:table-cell>
          <table:table-cell office:value-type="float" office:value="1.47705115218669E+018" calcext:value-type="float">
            <text:p>1.47705115218669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115198091E+018" calcext:value-type="float">
            <text:p>1.47705115198091E+018</text:p>
          </table:table-cell>
          <table:table-cell office:value-type="float" office:value="1.47705115218724E+018" calcext:value-type="float">
            <text:p>1.47705115218724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115198132E+018" calcext:value-type="float">
            <text:p>1.47705115198132E+018</text:p>
          </table:table-cell>
          <table:table-cell office:value-type="float" office:value="1.47705115218753E+018" calcext:value-type="float">
            <text:p>1.47705115218753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115198168E+018" calcext:value-type="float">
            <text:p>1.47705115198168E+018</text:p>
          </table:table-cell>
          <table:table-cell office:value-type="float" office:value="1.47705115218786E+018" calcext:value-type="float">
            <text:p>1.47705115218786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115198204E+018" calcext:value-type="float">
            <text:p>1.47705115198204E+018</text:p>
          </table:table-cell>
          <table:table-cell office:value-type="float" office:value="1.47705115218791E+018" calcext:value-type="float">
            <text:p>1.47705115218791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115198239E+018" calcext:value-type="float">
            <text:p>1.47705115198239E+018</text:p>
          </table:table-cell>
          <table:table-cell office:value-type="float" office:value="1.47705115218797E+018" calcext:value-type="float">
            <text:p>1.47705115218797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115198274E+018" calcext:value-type="float">
            <text:p>1.47705115198274E+018</text:p>
          </table:table-cell>
          <table:table-cell office:value-type="float" office:value="1.47705115218802E+018" calcext:value-type="float">
            <text:p>1.47705115218802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115198308E+018" calcext:value-type="float">
            <text:p>1.47705115198308E+018</text:p>
          </table:table-cell>
          <table:table-cell office:value-type="float" office:value="1.47705115218827E+018" calcext:value-type="float">
            <text:p>1.47705115218827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115198343E+018" calcext:value-type="float">
            <text:p>1.47705115198343E+018</text:p>
          </table:table-cell>
          <table:table-cell office:value-type="float" office:value="1.47705115218861E+018" calcext:value-type="float">
            <text:p>1.47705115218861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115198378E+018" calcext:value-type="float">
            <text:p>1.47705115198378E+018</text:p>
          </table:table-cell>
          <table:table-cell office:value-type="float" office:value="1.47705115218867E+018" calcext:value-type="float">
            <text:p>1.47705115218867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115198413E+018" calcext:value-type="float">
            <text:p>1.47705115198413E+018</text:p>
          </table:table-cell>
          <table:table-cell office:value-type="float" office:value="1.47705115218876E+018" calcext:value-type="float">
            <text:p>1.47705115218876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115198448E+018" calcext:value-type="float">
            <text:p>1.47705115198448E+018</text:p>
          </table:table-cell>
          <table:table-cell office:value-type="float" office:value="1.47705115218916E+018" calcext:value-type="float">
            <text:p>1.47705115218916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115198483E+018" calcext:value-type="float">
            <text:p>1.47705115198483E+018</text:p>
          </table:table-cell>
          <table:table-cell office:value-type="float" office:value="1.47705115218922E+018" calcext:value-type="float">
            <text:p>1.47705115218922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115198522E+018" calcext:value-type="float">
            <text:p>1.47705115198522E+018</text:p>
          </table:table-cell>
          <table:table-cell office:value-type="float" office:value="1.47705115218927E+018" calcext:value-type="float">
            <text:p>1.47705115218927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115198558E+018" calcext:value-type="float">
            <text:p>1.47705115198558E+018</text:p>
          </table:table-cell>
          <table:table-cell office:value-type="float" office:value="1.47705115218933E+018" calcext:value-type="float">
            <text:p>1.47705115218933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115198594E+018" calcext:value-type="float">
            <text:p>1.47705115198594E+018</text:p>
          </table:table-cell>
          <table:table-cell office:value-type="float" office:value="1.47705115218938E+018" calcext:value-type="float">
            <text:p>1.47705115218938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115198629E+018" calcext:value-type="float">
            <text:p>1.47705115198629E+018</text:p>
          </table:table-cell>
          <table:table-cell office:value-type="float" office:value="1.47705115218944E+018" calcext:value-type="float">
            <text:p>1.47705115218944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115198668E+018" calcext:value-type="float">
            <text:p>1.47705115198668E+018</text:p>
          </table:table-cell>
          <table:table-cell office:value-type="float" office:value="1.47705115218976E+018" calcext:value-type="float">
            <text:p>1.47705115218976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115198703E+018" calcext:value-type="float">
            <text:p>1.47705115198703E+018</text:p>
          </table:table-cell>
          <table:table-cell office:value-type="float" office:value="1.47705115218982E+018" calcext:value-type="float">
            <text:p>1.47705115218982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115198738E+018" calcext:value-type="float">
            <text:p>1.47705115198738E+018</text:p>
          </table:table-cell>
          <table:table-cell office:value-type="float" office:value="1.47705115218987E+018" calcext:value-type="float">
            <text:p>1.47705115218987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115198773E+018" calcext:value-type="float">
            <text:p>1.47705115198773E+018</text:p>
          </table:table-cell>
          <table:table-cell office:value-type="float" office:value="1.47705115218993E+018" calcext:value-type="float">
            <text:p>1.47705115218993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115198808E+018" calcext:value-type="float">
            <text:p>1.47705115198808E+018</text:p>
          </table:table-cell>
          <table:table-cell office:value-type="float" office:value="1.47705115219025E+018" calcext:value-type="float">
            <text:p>1.47705115219025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115198842E+018" calcext:value-type="float">
            <text:p>1.47705115198842E+018</text:p>
          </table:table-cell>
          <table:table-cell office:value-type="float" office:value="1.47705115219031E+018" calcext:value-type="float">
            <text:p>1.47705115219031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115198881E+018" calcext:value-type="float">
            <text:p>1.47705115198881E+018</text:p>
          </table:table-cell>
          <table:table-cell office:value-type="float" office:value="1.47705115219037E+018" calcext:value-type="float">
            <text:p>1.47705115219037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115198922E+018" calcext:value-type="float">
            <text:p>1.47705115198922E+018</text:p>
          </table:table-cell>
          <table:table-cell office:value-type="float" office:value="1.47705115219042E+018" calcext:value-type="float">
            <text:p>1.47705115219042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11519896E+018" calcext:value-type="float">
            <text:p>1.4770511519896E+018</text:p>
          </table:table-cell>
          <table:table-cell office:value-type="float" office:value="1.47705115219077E+018" calcext:value-type="float">
            <text:p>1.47705115219077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115198998E+018" calcext:value-type="float">
            <text:p>1.47705115198998E+018</text:p>
          </table:table-cell>
          <table:table-cell office:value-type="float" office:value="1.47705115219083E+018" calcext:value-type="float">
            <text:p>1.47705115219083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115199036E+018" calcext:value-type="float">
            <text:p>1.47705115199036E+018</text:p>
          </table:table-cell>
          <table:table-cell office:value-type="float" office:value="1.47705115219089E+018" calcext:value-type="float">
            <text:p>1.47705115219089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115199071E+018" calcext:value-type="float">
            <text:p>1.47705115199071E+018</text:p>
          </table:table-cell>
          <table:table-cell office:value-type="float" office:value="1.47705115219094E+018" calcext:value-type="float">
            <text:p>1.47705115219094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115199106E+018" calcext:value-type="float">
            <text:p>1.47705115199106E+018</text:p>
          </table:table-cell>
          <table:table-cell office:value-type="float" office:value="1.4770511521915E+018" calcext:value-type="float">
            <text:p>1.4770511521915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115199141E+018" calcext:value-type="float">
            <text:p>1.47705115199141E+018</text:p>
          </table:table-cell>
          <table:table-cell office:value-type="float" office:value="1.47705115219156E+018" calcext:value-type="float">
            <text:p>1.47705115219156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115199176E+018" calcext:value-type="float">
            <text:p>1.47705115199176E+018</text:p>
          </table:table-cell>
          <table:table-cell office:value-type="float" office:value="1.47705115219161E+018" calcext:value-type="float">
            <text:p>1.47705115219161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115199211E+018" calcext:value-type="float">
            <text:p>1.47705115199211E+018</text:p>
          </table:table-cell>
          <table:table-cell office:value-type="float" office:value="1.47705115219166E+018" calcext:value-type="float">
            <text:p>1.47705115219166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115199245E+018" calcext:value-type="float">
            <text:p>1.47705115199245E+018</text:p>
          </table:table-cell>
          <table:table-cell office:value-type="float" office:value="1.47705115219172E+018" calcext:value-type="float">
            <text:p>1.47705115219172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11519928E+018" calcext:value-type="float">
            <text:p>1.4770511519928E+018</text:p>
          </table:table-cell>
          <table:table-cell office:value-type="float" office:value="1.47705115219177E+018" calcext:value-type="float">
            <text:p>1.47705115219177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115199314E+018" calcext:value-type="float">
            <text:p>1.47705115199314E+018</text:p>
          </table:table-cell>
          <table:table-cell office:value-type="float" office:value="1.47705115219182E+018" calcext:value-type="float">
            <text:p>1.47705115219182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115199349E+018" calcext:value-type="float">
            <text:p>1.47705115199349E+018</text:p>
          </table:table-cell>
          <table:table-cell office:value-type="float" office:value="1.47705115219188E+018" calcext:value-type="float">
            <text:p>1.47705115219188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115199384E+018" calcext:value-type="float">
            <text:p>1.47705115199384E+018</text:p>
          </table:table-cell>
          <table:table-cell office:value-type="float" office:value="1.47705115219193E+018" calcext:value-type="float">
            <text:p>1.47705115219193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115199419E+018" calcext:value-type="float">
            <text:p>1.47705115199419E+018</text:p>
          </table:table-cell>
          <table:table-cell office:value-type="float" office:value="1.47705115219199E+018" calcext:value-type="float">
            <text:p>1.47705115219199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115199454E+018" calcext:value-type="float">
            <text:p>1.47705115199454E+018</text:p>
          </table:table-cell>
          <table:table-cell office:value-type="float" office:value="1.47705115219204E+018" calcext:value-type="float">
            <text:p>1.47705115219204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115199489E+018" calcext:value-type="float">
            <text:p>1.47705115199489E+018</text:p>
          </table:table-cell>
          <table:table-cell office:value-type="float" office:value="1.47705115219222E+018" calcext:value-type="float">
            <text:p>1.47705115219222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115199524E+018" calcext:value-type="float">
            <text:p>1.47705115199524E+018</text:p>
          </table:table-cell>
          <table:table-cell office:value-type="float" office:value="1.47705115219329E+018" calcext:value-type="float">
            <text:p>1.47705115219329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115199563E+018" calcext:value-type="float">
            <text:p>1.47705115199563E+018</text:p>
          </table:table-cell>
          <table:table-cell office:value-type="float" office:value="1.47705115219335E+018" calcext:value-type="float">
            <text:p>1.47705115219335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115199598E+018" calcext:value-type="float">
            <text:p>1.47705115199598E+018</text:p>
          </table:table-cell>
          <table:table-cell office:value-type="float" office:value="1.4770511521934E+018" calcext:value-type="float">
            <text:p>1.4770511521934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115199634E+018" calcext:value-type="float">
            <text:p>1.47705115199634E+018</text:p>
          </table:table-cell>
          <table:table-cell office:value-type="float" office:value="1.47705115219346E+018" calcext:value-type="float">
            <text:p>1.47705115219346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115199674E+018" calcext:value-type="float">
            <text:p>1.47705115199674E+018</text:p>
          </table:table-cell>
          <table:table-cell office:value-type="float" office:value="1.47705115219351E+018" calcext:value-type="float">
            <text:p>1.47705115219351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115199709E+018" calcext:value-type="float">
            <text:p>1.47705115199709E+018</text:p>
          </table:table-cell>
          <table:table-cell office:value-type="float" office:value="1.47705115219356E+018" calcext:value-type="float">
            <text:p>1.47705115219356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115199744E+018" calcext:value-type="float">
            <text:p>1.47705115199744E+018</text:p>
          </table:table-cell>
          <table:table-cell office:value-type="float" office:value="1.47705115219362E+018" calcext:value-type="float">
            <text:p>1.47705115219362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115199779E+018" calcext:value-type="float">
            <text:p>1.47705115199779E+018</text:p>
          </table:table-cell>
          <table:table-cell office:value-type="float" office:value="1.47705115219367E+018" calcext:value-type="float">
            <text:p>1.47705115219367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115199814E+018" calcext:value-type="float">
            <text:p>1.47705115199814E+018</text:p>
          </table:table-cell>
          <table:table-cell office:value-type="float" office:value="1.47705115219372E+018" calcext:value-type="float">
            <text:p>1.47705115219372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115199849E+018" calcext:value-type="float">
            <text:p>1.47705115199849E+018</text:p>
          </table:table-cell>
          <table:table-cell office:value-type="float" office:value="1.47705115219378E+018" calcext:value-type="float">
            <text:p>1.47705115219378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115199883E+018" calcext:value-type="float">
            <text:p>1.47705115199883E+018</text:p>
          </table:table-cell>
          <table:table-cell office:value-type="float" office:value="1.47705115219383E+018" calcext:value-type="float">
            <text:p>1.47705115219383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115199918E+018" calcext:value-type="float">
            <text:p>1.47705115199918E+018</text:p>
          </table:table-cell>
          <table:table-cell office:value-type="float" office:value="1.47705115219388E+018" calcext:value-type="float">
            <text:p>1.47705115219388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115199953E+018" calcext:value-type="float">
            <text:p>1.47705115199953E+018</text:p>
          </table:table-cell>
          <table:table-cell office:value-type="float" office:value="1.47705115219394E+018" calcext:value-type="float">
            <text:p>1.47705115219394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115199988E+018" calcext:value-type="float">
            <text:p>1.47705115199988E+018</text:p>
          </table:table-cell>
          <table:table-cell office:value-type="float" office:value="1.47705115219399E+018" calcext:value-type="float">
            <text:p>1.47705115219399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115200023E+018" calcext:value-type="float">
            <text:p>1.47705115200023E+018</text:p>
          </table:table-cell>
          <table:table-cell office:value-type="float" office:value="1.47705115219404E+018" calcext:value-type="float">
            <text:p>1.47705115219404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115200058E+018" calcext:value-type="float">
            <text:p>1.47705115200058E+018</text:p>
          </table:table-cell>
          <table:table-cell office:value-type="float" office:value="1.4770511521941E+018" calcext:value-type="float">
            <text:p>1.4770511521941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115200092E+018" calcext:value-type="float">
            <text:p>1.47705115200092E+018</text:p>
          </table:table-cell>
          <table:table-cell office:value-type="float" office:value="1.47705115219415E+018" calcext:value-type="float">
            <text:p>1.47705115219415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115200127E+018" calcext:value-type="float">
            <text:p>1.47705115200127E+018</text:p>
          </table:table-cell>
          <table:table-cell office:value-type="float" office:value="1.4770511521942E+018" calcext:value-type="float">
            <text:p>1.4770511521942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115200162E+018" calcext:value-type="float">
            <text:p>1.47705115200162E+018</text:p>
          </table:table-cell>
          <table:table-cell office:value-type="float" office:value="1.47705115219426E+018" calcext:value-type="float">
            <text:p>1.47705115219426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115200197E+018" calcext:value-type="float">
            <text:p>1.47705115200197E+018</text:p>
          </table:table-cell>
          <table:table-cell office:value-type="float" office:value="1.47705115219506E+018" calcext:value-type="float">
            <text:p>1.47705115219506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115200232E+018" calcext:value-type="float">
            <text:p>1.47705115200232E+018</text:p>
          </table:table-cell>
          <table:table-cell office:value-type="float" office:value="1.47705115219512E+018" calcext:value-type="float">
            <text:p>1.47705115219512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115200266E+018" calcext:value-type="float">
            <text:p>1.47705115200266E+018</text:p>
          </table:table-cell>
          <table:table-cell office:value-type="float" office:value="1.47705115219518E+018" calcext:value-type="float">
            <text:p>1.47705115219518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115200302E+018" calcext:value-type="float">
            <text:p>1.47705115200302E+018</text:p>
          </table:table-cell>
          <table:table-cell office:value-type="float" office:value="1.47705115219523E+018" calcext:value-type="float">
            <text:p>1.47705115219523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115200337E+018" calcext:value-type="float">
            <text:p>1.47705115200337E+018</text:p>
          </table:table-cell>
          <table:table-cell office:value-type="float" office:value="1.47705115219528E+018" calcext:value-type="float">
            <text:p>1.47705115219528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115200371E+018" calcext:value-type="float">
            <text:p>1.47705115200371E+018</text:p>
          </table:table-cell>
          <table:table-cell office:value-type="float" office:value="1.47705115219534E+018" calcext:value-type="float">
            <text:p>1.47705115219534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115200406E+018" calcext:value-type="float">
            <text:p>1.47705115200406E+018</text:p>
          </table:table-cell>
          <table:table-cell office:value-type="float" office:value="1.47705115219539E+018" calcext:value-type="float">
            <text:p>1.47705115219539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115200441E+018" calcext:value-type="float">
            <text:p>1.47705115200441E+018</text:p>
          </table:table-cell>
          <table:table-cell office:value-type="float" office:value="1.47705115219544E+018" calcext:value-type="float">
            <text:p>1.47705115219544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115200475E+018" calcext:value-type="float">
            <text:p>1.47705115200475E+018</text:p>
          </table:table-cell>
          <table:table-cell office:value-type="float" office:value="1.47705115219556E+018" calcext:value-type="float">
            <text:p>1.47705115219556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11520051E+018" calcext:value-type="float">
            <text:p>1.4770511520051E+018</text:p>
          </table:table-cell>
          <table:table-cell office:value-type="float" office:value="1.47705115219562E+018" calcext:value-type="float">
            <text:p>1.47705115219562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115200563E+018" calcext:value-type="float">
            <text:p>1.47705115200563E+018</text:p>
          </table:table-cell>
          <table:table-cell office:value-type="float" office:value="1.47705115219567E+018" calcext:value-type="float">
            <text:p>1.47705115219567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115200601E+018" calcext:value-type="float">
            <text:p>1.47705115200601E+018</text:p>
          </table:table-cell>
          <table:table-cell office:value-type="float" office:value="1.47705115219572E+018" calcext:value-type="float">
            <text:p>1.47705115219572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115200646E+018" calcext:value-type="float">
            <text:p>1.47705115200646E+018</text:p>
          </table:table-cell>
          <table:table-cell office:value-type="float" office:value="1.47705115219578E+018" calcext:value-type="float">
            <text:p>1.47705115219578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115200687E+018" calcext:value-type="float">
            <text:p>1.47705115200687E+018</text:p>
          </table:table-cell>
          <table:table-cell office:value-type="float" office:value="1.47705115219583E+018" calcext:value-type="float">
            <text:p>1.47705115219583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115200751E+018" calcext:value-type="float">
            <text:p>1.47705115200751E+018</text:p>
          </table:table-cell>
          <table:table-cell office:value-type="float" office:value="1.47705115219647E+018" calcext:value-type="float">
            <text:p>1.47705115219647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115200791E+018" calcext:value-type="float">
            <text:p>1.47705115200791E+018</text:p>
          </table:table-cell>
          <table:table-cell office:value-type="float" office:value="1.47705115219653E+018" calcext:value-type="float">
            <text:p>1.47705115219653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115200829E+018" calcext:value-type="float">
            <text:p>1.47705115200829E+018</text:p>
          </table:table-cell>
          <table:table-cell office:value-type="float" office:value="1.47705115219663E+018" calcext:value-type="float">
            <text:p>1.47705115219663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115200867E+018" calcext:value-type="float">
            <text:p>1.47705115200867E+018</text:p>
          </table:table-cell>
          <table:table-cell office:value-type="float" office:value="1.47705115219668E+018" calcext:value-type="float">
            <text:p>1.47705115219668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115200906E+018" calcext:value-type="float">
            <text:p>1.47705115200906E+018</text:p>
          </table:table-cell>
          <table:table-cell office:value-type="float" office:value="1.47705115219674E+018" calcext:value-type="float">
            <text:p>1.47705115219674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115200947E+018" calcext:value-type="float">
            <text:p>1.47705115200947E+018</text:p>
          </table:table-cell>
          <table:table-cell office:value-type="float" office:value="1.47705115219679E+018" calcext:value-type="float">
            <text:p>1.47705115219679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115200985E+018" calcext:value-type="float">
            <text:p>1.47705115200985E+018</text:p>
          </table:table-cell>
          <table:table-cell office:value-type="float" office:value="1.47705115219685E+018" calcext:value-type="float">
            <text:p>1.47705115219685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115201024E+018" calcext:value-type="float">
            <text:p>1.47705115201024E+018</text:p>
          </table:table-cell>
          <table:table-cell office:value-type="float" office:value="1.4770511521969E+018" calcext:value-type="float">
            <text:p>1.4770511521969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115201062E+018" calcext:value-type="float">
            <text:p>1.47705115201062E+018</text:p>
          </table:table-cell>
          <table:table-cell office:value-type="float" office:value="1.47705115219695E+018" calcext:value-type="float">
            <text:p>1.47705115219695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115201099E+018" calcext:value-type="float">
            <text:p>1.47705115201099E+018</text:p>
          </table:table-cell>
          <table:table-cell office:value-type="float" office:value="1.477051152197E+018" calcext:value-type="float">
            <text:p>1.477051152197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115201135E+018" calcext:value-type="float">
            <text:p>1.47705115201135E+018</text:p>
          </table:table-cell>
          <table:table-cell office:value-type="float" office:value="1.47705115219706E+018" calcext:value-type="float">
            <text:p>1.47705115219706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115201173E+018" calcext:value-type="float">
            <text:p>1.47705115201173E+018</text:p>
          </table:table-cell>
          <table:table-cell office:value-type="float" office:value="1.47705115219711E+018" calcext:value-type="float">
            <text:p>1.47705115219711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11520121E+018" calcext:value-type="float">
            <text:p>1.4770511520121E+018</text:p>
          </table:table-cell>
          <table:table-cell office:value-type="float" office:value="1.47705115219747E+018" calcext:value-type="float">
            <text:p>1.47705115219747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115201247E+018" calcext:value-type="float">
            <text:p>1.47705115201247E+018</text:p>
          </table:table-cell>
          <table:table-cell office:value-type="float" office:value="1.47705115219753E+018" calcext:value-type="float">
            <text:p>1.47705115219753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115201283E+018" calcext:value-type="float">
            <text:p>1.47705115201283E+018</text:p>
          </table:table-cell>
          <table:table-cell office:value-type="float" office:value="1.47705115219759E+018" calcext:value-type="float">
            <text:p>1.47705115219759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115201319E+018" calcext:value-type="float">
            <text:p>1.47705115201319E+018</text:p>
          </table:table-cell>
          <table:table-cell office:value-type="float" office:value="1.47705115219764E+018" calcext:value-type="float">
            <text:p>1.47705115219764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115201354E+018" calcext:value-type="float">
            <text:p>1.47705115201354E+018</text:p>
          </table:table-cell>
          <table:table-cell office:value-type="float" office:value="1.47705115219835E+018" calcext:value-type="float">
            <text:p>1.47705115219835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115201389E+018" calcext:value-type="float">
            <text:p>1.47705115201389E+018</text:p>
          </table:table-cell>
          <table:table-cell office:value-type="float" office:value="1.47705115219841E+018" calcext:value-type="float">
            <text:p>1.47705115219841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115201424E+018" calcext:value-type="float">
            <text:p>1.47705115201424E+018</text:p>
          </table:table-cell>
          <table:table-cell office:value-type="float" office:value="1.47705115219846E+018" calcext:value-type="float">
            <text:p>1.47705115219846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115201458E+018" calcext:value-type="float">
            <text:p>1.47705115201458E+018</text:p>
          </table:table-cell>
          <table:table-cell office:value-type="float" office:value="1.47705115219852E+018" calcext:value-type="float">
            <text:p>1.47705115219852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115201493E+018" calcext:value-type="float">
            <text:p>1.47705115201493E+018</text:p>
          </table:table-cell>
          <table:table-cell office:value-type="float" office:value="1.47705115219857E+018" calcext:value-type="float">
            <text:p>1.47705115219857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115201527E+018" calcext:value-type="float">
            <text:p>1.47705115201527E+018</text:p>
          </table:table-cell>
          <table:table-cell office:value-type="float" office:value="1.47705115219862E+018" calcext:value-type="float">
            <text:p>1.47705115219862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115201563E+018" calcext:value-type="float">
            <text:p>1.47705115201563E+018</text:p>
          </table:table-cell>
          <table:table-cell office:value-type="float" office:value="1.47705115219868E+018" calcext:value-type="float">
            <text:p>1.47705115219868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115201597E+018" calcext:value-type="float">
            <text:p>1.47705115201597E+018</text:p>
          </table:table-cell>
          <table:table-cell office:value-type="float" office:value="1.47705115219873E+018" calcext:value-type="float">
            <text:p>1.47705115219873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115201632E+018" calcext:value-type="float">
            <text:p>1.47705115201632E+018</text:p>
          </table:table-cell>
          <table:table-cell office:value-type="float" office:value="1.47705115219878E+018" calcext:value-type="float">
            <text:p>1.47705115219878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115201672E+018" calcext:value-type="float">
            <text:p>1.47705115201672E+018</text:p>
          </table:table-cell>
          <table:table-cell office:value-type="float" office:value="1.47705115219884E+018" calcext:value-type="float">
            <text:p>1.47705115219884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115201707E+018" calcext:value-type="float">
            <text:p>1.47705115201707E+018</text:p>
          </table:table-cell>
          <table:table-cell office:value-type="float" office:value="1.47705115219889E+018" calcext:value-type="float">
            <text:p>1.47705115219889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115201747E+018" calcext:value-type="float">
            <text:p>1.47705115201747E+018</text:p>
          </table:table-cell>
          <table:table-cell office:value-type="float" office:value="1.47705115219894E+018" calcext:value-type="float">
            <text:p>1.47705115219894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115201782E+018" calcext:value-type="float">
            <text:p>1.47705115201782E+018</text:p>
          </table:table-cell>
          <table:table-cell office:value-type="float" office:value="1.477051152199E+018" calcext:value-type="float">
            <text:p>1.477051152199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115201819E+018" calcext:value-type="float">
            <text:p>1.47705115201819E+018</text:p>
          </table:table-cell>
          <table:table-cell office:value-type="float" office:value="1.47705115219905E+018" calcext:value-type="float">
            <text:p>1.47705115219905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115201854E+018" calcext:value-type="float">
            <text:p>1.47705115201854E+018</text:p>
          </table:table-cell>
          <table:table-cell office:value-type="float" office:value="1.47705115219924E+018" calcext:value-type="float">
            <text:p>1.47705115219924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115201889E+018" calcext:value-type="float">
            <text:p>1.47705115201889E+018</text:p>
          </table:table-cell>
          <table:table-cell office:value-type="float" office:value="1.47705115219956E+018" calcext:value-type="float">
            <text:p>1.47705115219956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115201924E+018" calcext:value-type="float">
            <text:p>1.47705115201924E+018</text:p>
          </table:table-cell>
          <table:table-cell office:value-type="float" office:value="1.47705115219961E+018" calcext:value-type="float">
            <text:p>1.47705115219961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115201959E+018" calcext:value-type="float">
            <text:p>1.47705115201959E+018</text:p>
          </table:table-cell>
          <table:table-cell office:value-type="float" office:value="1.47705115219967E+018" calcext:value-type="float">
            <text:p>1.47705115219967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115201994E+018" calcext:value-type="float">
            <text:p>1.47705115201994E+018</text:p>
          </table:table-cell>
          <table:table-cell office:value-type="float" office:value="1.47705115219985E+018" calcext:value-type="float">
            <text:p>1.47705115219985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115202029E+018" calcext:value-type="float">
            <text:p>1.47705115202029E+018</text:p>
          </table:table-cell>
          <table:table-cell office:value-type="float" office:value="1.47705115221475E+018" calcext:value-type="float">
            <text:p>1.47705115221475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115202065E+018" calcext:value-type="float">
            <text:p>1.47705115202065E+018</text:p>
          </table:table-cell>
          <table:table-cell office:value-type="float" office:value="1.477051152215E+018" calcext:value-type="float">
            <text:p>1.477051152215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115202104E+018" calcext:value-type="float">
            <text:p>1.47705115202104E+018</text:p>
          </table:table-cell>
          <table:table-cell office:value-type="float" office:value="1.47705115221506E+018" calcext:value-type="float">
            <text:p>1.47705115221506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115202139E+018" calcext:value-type="float">
            <text:p>1.47705115202139E+018</text:p>
          </table:table-cell>
          <table:table-cell office:value-type="float" office:value="1.47705115221599E+018" calcext:value-type="float">
            <text:p>1.47705115221599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115202176E+018" calcext:value-type="float">
            <text:p>1.47705115202176E+018</text:p>
          </table:table-cell>
          <table:table-cell office:value-type="float" office:value="1.47705115221663E+018" calcext:value-type="float">
            <text:p>1.47705115221663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115202212E+018" calcext:value-type="float">
            <text:p>1.47705115202212E+018</text:p>
          </table:table-cell>
          <table:table-cell office:value-type="float" office:value="1.4770511522167E+018" calcext:value-type="float">
            <text:p>1.4770511522167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115202247E+018" calcext:value-type="float">
            <text:p>1.47705115202247E+018</text:p>
          </table:table-cell>
          <table:table-cell office:value-type="float" office:value="1.47705115221675E+018" calcext:value-type="float">
            <text:p>1.47705115221675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115202281E+018" calcext:value-type="float">
            <text:p>1.47705115202281E+018</text:p>
          </table:table-cell>
          <table:table-cell office:value-type="float" office:value="1.47705115221681E+018" calcext:value-type="float">
            <text:p>1.47705115221681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115202316E+018" calcext:value-type="float">
            <text:p>1.47705115202316E+018</text:p>
          </table:table-cell>
          <table:table-cell office:value-type="float" office:value="1.47705115221686E+018" calcext:value-type="float">
            <text:p>1.47705115221686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115202351E+018" calcext:value-type="float">
            <text:p>1.47705115202351E+018</text:p>
          </table:table-cell>
          <table:table-cell office:value-type="float" office:value="1.47705115221692E+018" calcext:value-type="float">
            <text:p>1.47705115221692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115202386E+018" calcext:value-type="float">
            <text:p>1.47705115202386E+018</text:p>
          </table:table-cell>
          <table:table-cell office:value-type="float" office:value="1.47705115221697E+018" calcext:value-type="float">
            <text:p>1.47705115221697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115202421E+018" calcext:value-type="float">
            <text:p>1.47705115202421E+018</text:p>
          </table:table-cell>
          <table:table-cell office:value-type="float" office:value="1.47705115221702E+018" calcext:value-type="float">
            <text:p>1.47705115221702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115202455E+018" calcext:value-type="float">
            <text:p>1.47705115202455E+018</text:p>
          </table:table-cell>
          <table:table-cell office:value-type="float" office:value="1.47705115221744E+018" calcext:value-type="float">
            <text:p>1.47705115221744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11520249E+018" calcext:value-type="float">
            <text:p>1.4770511520249E+018</text:p>
          </table:table-cell>
          <table:table-cell office:value-type="float" office:value="1.4770511522175E+018" calcext:value-type="float">
            <text:p>1.4770511522175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115202525E+018" calcext:value-type="float">
            <text:p>1.47705115202525E+018</text:p>
          </table:table-cell>
          <table:table-cell office:value-type="float" office:value="1.47705115221755E+018" calcext:value-type="float">
            <text:p>1.47705115221755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11520256E+018" calcext:value-type="float">
            <text:p>1.4770511520256E+018</text:p>
          </table:table-cell>
          <table:table-cell office:value-type="float" office:value="1.47705115221761E+018" calcext:value-type="float">
            <text:p>1.47705115221761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115202595E+018" calcext:value-type="float">
            <text:p>1.47705115202595E+018</text:p>
          </table:table-cell>
          <table:table-cell office:value-type="float" office:value="1.47705115221766E+018" calcext:value-type="float">
            <text:p>1.47705115221766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115202629E+018" calcext:value-type="float">
            <text:p>1.47705115202629E+018</text:p>
          </table:table-cell>
          <table:table-cell office:value-type="float" office:value="1.47705115221771E+018" calcext:value-type="float">
            <text:p>1.47705115221771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115202669E+018" calcext:value-type="float">
            <text:p>1.47705115202669E+018</text:p>
          </table:table-cell>
          <table:table-cell office:value-type="float" office:value="1.47705115221797E+018" calcext:value-type="float">
            <text:p>1.47705115221797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115202704E+018" calcext:value-type="float">
            <text:p>1.47705115202704E+018</text:p>
          </table:table-cell>
          <table:table-cell office:value-type="float" office:value="1.47705115221803E+018" calcext:value-type="float">
            <text:p>1.47705115221803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115202738E+018" calcext:value-type="float">
            <text:p>1.47705115202738E+018</text:p>
          </table:table-cell>
          <table:table-cell office:value-type="float" office:value="1.47705115221815E+018" calcext:value-type="float">
            <text:p>1.47705115221815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115202773E+018" calcext:value-type="float">
            <text:p>1.47705115202773E+018</text:p>
          </table:table-cell>
          <table:table-cell office:value-type="float" office:value="1.47705115221911E+018" calcext:value-type="float">
            <text:p>1.47705115221911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115202808E+018" calcext:value-type="float">
            <text:p>1.47705115202808E+018</text:p>
          </table:table-cell>
          <table:table-cell office:value-type="float" office:value="1.47705115221917E+018" calcext:value-type="float">
            <text:p>1.47705115221917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115202843E+018" calcext:value-type="float">
            <text:p>1.47705115202843E+018</text:p>
          </table:table-cell>
          <table:table-cell office:value-type="float" office:value="1.47705115221922E+018" calcext:value-type="float">
            <text:p>1.47705115221922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115202877E+018" calcext:value-type="float">
            <text:p>1.47705115202877E+018</text:p>
          </table:table-cell>
          <table:table-cell office:value-type="float" office:value="1.47705115221928E+018" calcext:value-type="float">
            <text:p>1.47705115221928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115202912E+018" calcext:value-type="float">
            <text:p>1.47705115202912E+018</text:p>
          </table:table-cell>
          <table:table-cell office:value-type="float" office:value="1.47705115221933E+018" calcext:value-type="float">
            <text:p>1.47705115221933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115202947E+018" calcext:value-type="float">
            <text:p>1.47705115202947E+018</text:p>
          </table:table-cell>
          <table:table-cell office:value-type="float" office:value="1.47705115221938E+018" calcext:value-type="float">
            <text:p>1.47705115221938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115202981E+018" calcext:value-type="float">
            <text:p>1.47705115202981E+018</text:p>
          </table:table-cell>
          <table:table-cell office:value-type="float" office:value="1.47705115221944E+018" calcext:value-type="float">
            <text:p>1.47705115221944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115203016E+018" calcext:value-type="float">
            <text:p>1.47705115203016E+018</text:p>
          </table:table-cell>
          <table:table-cell office:value-type="float" office:value="1.47705115221949E+018" calcext:value-type="float">
            <text:p>1.47705115221949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115203051E+018" calcext:value-type="float">
            <text:p>1.47705115203051E+018</text:p>
          </table:table-cell>
          <table:table-cell office:value-type="float" office:value="1.47705115221954E+018" calcext:value-type="float">
            <text:p>1.47705115221954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115203085E+018" calcext:value-type="float">
            <text:p>1.47705115203085E+018</text:p>
          </table:table-cell>
          <table:table-cell office:value-type="float" office:value="1.4770511522196E+018" calcext:value-type="float">
            <text:p>1.4770511522196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11520312E+018" calcext:value-type="float">
            <text:p>1.4770511520312E+018</text:p>
          </table:table-cell>
          <table:table-cell office:value-type="float" office:value="1.47705115221965E+018" calcext:value-type="float">
            <text:p>1.47705115221965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115203155E+018" calcext:value-type="float">
            <text:p>1.47705115203155E+018</text:p>
          </table:table-cell>
          <table:table-cell office:value-type="float" office:value="1.4770511522197E+018" calcext:value-type="float">
            <text:p>1.4770511522197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115203193E+018" calcext:value-type="float">
            <text:p>1.47705115203193E+018</text:p>
          </table:table-cell>
          <table:table-cell office:value-type="float" office:value="1.47705115221975E+018" calcext:value-type="float">
            <text:p>1.47705115221975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115203228E+018" calcext:value-type="float">
            <text:p>1.47705115203228E+018</text:p>
          </table:table-cell>
          <table:table-cell office:value-type="float" office:value="1.47705115221981E+018" calcext:value-type="float">
            <text:p>1.47705115221981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115203269E+018" calcext:value-type="float">
            <text:p>1.47705115203269E+018</text:p>
          </table:table-cell>
          <table:table-cell office:value-type="float" office:value="1.47705115221986E+018" calcext:value-type="float">
            <text:p>1.47705115221986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115203309E+018" calcext:value-type="float">
            <text:p>1.47705115203309E+018</text:p>
          </table:table-cell>
          <table:table-cell office:value-type="float" office:value="1.47705115221991E+018" calcext:value-type="float">
            <text:p>1.47705115221991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115203348E+018" calcext:value-type="float">
            <text:p>1.47705115203348E+018</text:p>
          </table:table-cell>
          <table:table-cell office:value-type="float" office:value="1.47705115221997E+018" calcext:value-type="float">
            <text:p>1.47705115221997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115203384E+018" calcext:value-type="float">
            <text:p>1.47705115203384E+018</text:p>
          </table:table-cell>
          <table:table-cell office:value-type="float" office:value="1.47705115222002E+018" calcext:value-type="float">
            <text:p>1.47705115222002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115203419E+018" calcext:value-type="float">
            <text:p>1.47705115203419E+018</text:p>
          </table:table-cell>
          <table:table-cell office:value-type="float" office:value="1.47705115222007E+018" calcext:value-type="float">
            <text:p>1.47705115222007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115203454E+018" calcext:value-type="float">
            <text:p>1.47705115203454E+018</text:p>
          </table:table-cell>
          <table:table-cell office:value-type="float" office:value="1.47705115222013E+018" calcext:value-type="float">
            <text:p>1.47705115222013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115203494E+018" calcext:value-type="float">
            <text:p>1.47705115203494E+018</text:p>
          </table:table-cell>
          <table:table-cell office:value-type="float" office:value="1.47705115222032E+018" calcext:value-type="float">
            <text:p>1.47705115222032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115203531E+018" calcext:value-type="float">
            <text:p>1.47705115203531E+018</text:p>
          </table:table-cell>
          <table:table-cell office:value-type="float" office:value="1.47705115222093E+018" calcext:value-type="float">
            <text:p>1.47705115222093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115203567E+018" calcext:value-type="float">
            <text:p>1.47705115203567E+018</text:p>
          </table:table-cell>
          <table:table-cell office:value-type="float" office:value="1.47705115222098E+018" calcext:value-type="float">
            <text:p>1.47705115222098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115203602E+018" calcext:value-type="float">
            <text:p>1.47705115203602E+018</text:p>
          </table:table-cell>
          <table:table-cell office:value-type="float" office:value="1.47705115222104E+018" calcext:value-type="float">
            <text:p>1.47705115222104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115203637E+018" calcext:value-type="float">
            <text:p>1.47705115203637E+018</text:p>
          </table:table-cell>
          <table:table-cell office:value-type="float" office:value="1.47705115222109E+018" calcext:value-type="float">
            <text:p>1.47705115222109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115203675E+018" calcext:value-type="float">
            <text:p>1.47705115203675E+018</text:p>
          </table:table-cell>
          <table:table-cell office:value-type="float" office:value="1.47705115222115E+018" calcext:value-type="float">
            <text:p>1.47705115222115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11520371E+018" calcext:value-type="float">
            <text:p>1.4770511520371E+018</text:p>
          </table:table-cell>
          <table:table-cell office:value-type="float" office:value="1.4770511522212E+018" calcext:value-type="float">
            <text:p>1.4770511522212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115203745E+018" calcext:value-type="float">
            <text:p>1.47705115203745E+018</text:p>
          </table:table-cell>
          <table:table-cell office:value-type="float" office:value="1.47705115222126E+018" calcext:value-type="float">
            <text:p>1.47705115222126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115203779E+018" calcext:value-type="float">
            <text:p>1.47705115203779E+018</text:p>
          </table:table-cell>
          <table:table-cell office:value-type="float" office:value="1.47705115222131E+018" calcext:value-type="float">
            <text:p>1.47705115222131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115203814E+018" calcext:value-type="float">
            <text:p>1.47705115203814E+018</text:p>
          </table:table-cell>
          <table:table-cell office:value-type="float" office:value="1.47705115222136E+018" calcext:value-type="float">
            <text:p>1.47705115222136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115203849E+018" calcext:value-type="float">
            <text:p>1.47705115203849E+018</text:p>
          </table:table-cell>
          <table:table-cell office:value-type="float" office:value="1.47705115222141E+018" calcext:value-type="float">
            <text:p>1.47705115222141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115203883E+018" calcext:value-type="float">
            <text:p>1.47705115203883E+018</text:p>
          </table:table-cell>
          <table:table-cell office:value-type="float" office:value="1.47705115222167E+018" calcext:value-type="float">
            <text:p>1.47705115222167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115203918E+018" calcext:value-type="float">
            <text:p>1.47705115203918E+018</text:p>
          </table:table-cell>
          <table:table-cell office:value-type="float" office:value="1.47705115222226E+018" calcext:value-type="float">
            <text:p>1.47705115222226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115203953E+018" calcext:value-type="float">
            <text:p>1.47705115203953E+018</text:p>
          </table:table-cell>
          <table:table-cell office:value-type="float" office:value="1.47705115222232E+018" calcext:value-type="float">
            <text:p>1.47705115222232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115203987E+018" calcext:value-type="float">
            <text:p>1.47705115203987E+018</text:p>
          </table:table-cell>
          <table:table-cell office:value-type="float" office:value="1.47705115222238E+018" calcext:value-type="float">
            <text:p>1.47705115222238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115204022E+018" calcext:value-type="float">
            <text:p>1.47705115204022E+018</text:p>
          </table:table-cell>
          <table:table-cell office:value-type="float" office:value="1.47705115222243E+018" calcext:value-type="float">
            <text:p>1.47705115222243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115204059E+018" calcext:value-type="float">
            <text:p>1.47705115204059E+018</text:p>
          </table:table-cell>
          <table:table-cell office:value-type="float" office:value="1.47705115222249E+018" calcext:value-type="float">
            <text:p>1.47705115222249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115204098E+018" calcext:value-type="float">
            <text:p>1.47705115204098E+018</text:p>
          </table:table-cell>
          <table:table-cell office:value-type="float" office:value="1.47705115222254E+018" calcext:value-type="float">
            <text:p>1.47705115222254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115204133E+018" calcext:value-type="float">
            <text:p>1.47705115204133E+018</text:p>
          </table:table-cell>
          <table:table-cell office:value-type="float" office:value="1.47705115222259E+018" calcext:value-type="float">
            <text:p>1.47705115222259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11520417E+018" calcext:value-type="float">
            <text:p>1.4770511520417E+018</text:p>
          </table:table-cell>
          <table:table-cell office:value-type="float" office:value="1.47705115222265E+018" calcext:value-type="float">
            <text:p>1.47705115222265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115204208E+018" calcext:value-type="float">
            <text:p>1.47705115204208E+018</text:p>
          </table:table-cell>
          <table:table-cell office:value-type="float" office:value="1.4770511522227E+018" calcext:value-type="float">
            <text:p>1.4770511522227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115204243E+018" calcext:value-type="float">
            <text:p>1.47705115204243E+018</text:p>
          </table:table-cell>
          <table:table-cell office:value-type="float" office:value="1.47705115222275E+018" calcext:value-type="float">
            <text:p>1.47705115222275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11520428E+018" calcext:value-type="float">
            <text:p>1.4770511520428E+018</text:p>
          </table:table-cell>
          <table:table-cell office:value-type="float" office:value="1.47705115222293E+018" calcext:value-type="float">
            <text:p>1.47705115222293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115204315E+018" calcext:value-type="float">
            <text:p>1.47705115204315E+018</text:p>
          </table:table-cell>
          <table:table-cell office:value-type="float" office:value="1.4770511522234E+018" calcext:value-type="float">
            <text:p>1.4770511522234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115204353E+018" calcext:value-type="float">
            <text:p>1.47705115204353E+018</text:p>
          </table:table-cell>
          <table:table-cell office:value-type="float" office:value="1.47705115222346E+018" calcext:value-type="float">
            <text:p>1.47705115222346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115204389E+018" calcext:value-type="float">
            <text:p>1.47705115204389E+018</text:p>
          </table:table-cell>
          <table:table-cell office:value-type="float" office:value="1.47705115222351E+018" calcext:value-type="float">
            <text:p>1.47705115222351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115204426E+018" calcext:value-type="float">
            <text:p>1.47705115204426E+018</text:p>
          </table:table-cell>
          <table:table-cell office:value-type="float" office:value="1.47705115222357E+018" calcext:value-type="float">
            <text:p>1.47705115222357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115204465E+018" calcext:value-type="float">
            <text:p>1.47705115204465E+018</text:p>
          </table:table-cell>
          <table:table-cell office:value-type="float" office:value="1.47705115222362E+018" calcext:value-type="float">
            <text:p>1.47705115222362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115204505E+018" calcext:value-type="float">
            <text:p>1.47705115204505E+018</text:p>
          </table:table-cell>
          <table:table-cell office:value-type="float" office:value="1.47705115222367E+018" calcext:value-type="float">
            <text:p>1.47705115222367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115204543E+018" calcext:value-type="float">
            <text:p>1.47705115204543E+018</text:p>
          </table:table-cell>
          <table:table-cell office:value-type="float" office:value="1.47705115222373E+018" calcext:value-type="float">
            <text:p>1.47705115222373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115204584E+018" calcext:value-type="float">
            <text:p>1.47705115204584E+018</text:p>
          </table:table-cell>
          <table:table-cell office:value-type="float" office:value="1.47705115222391E+018" calcext:value-type="float">
            <text:p>1.47705115222391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115204621E+018" calcext:value-type="float">
            <text:p>1.47705115204621E+018</text:p>
          </table:table-cell>
          <table:table-cell office:value-type="float" office:value="1.47705115222423E+018" calcext:value-type="float">
            <text:p>1.47705115222423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115204664E+018" calcext:value-type="float">
            <text:p>1.47705115204664E+018</text:p>
          </table:table-cell>
          <table:table-cell office:value-type="float" office:value="1.47705115222429E+018" calcext:value-type="float">
            <text:p>1.47705115222429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1152047E+018" calcext:value-type="float">
            <text:p>1.477051152047E+018</text:p>
          </table:table-cell>
          <table:table-cell office:value-type="float" office:value="1.47705115222437E+018" calcext:value-type="float">
            <text:p>1.47705115222437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115204734E+018" calcext:value-type="float">
            <text:p>1.47705115204734E+018</text:p>
          </table:table-cell>
          <table:table-cell office:value-type="float" office:value="1.47705115222443E+018" calcext:value-type="float">
            <text:p>1.47705115222443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115204769E+018" calcext:value-type="float">
            <text:p>1.47705115204769E+018</text:p>
          </table:table-cell>
          <table:table-cell office:value-type="float" office:value="1.47705115222461E+018" calcext:value-type="float">
            <text:p>1.47705115222461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115204808E+018" calcext:value-type="float">
            <text:p>1.47705115204808E+018</text:p>
          </table:table-cell>
          <table:table-cell office:value-type="float" office:value="1.47705115222488E+018" calcext:value-type="float">
            <text:p>1.47705115222488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115204843E+018" calcext:value-type="float">
            <text:p>1.47705115204843E+018</text:p>
          </table:table-cell>
          <table:table-cell office:value-type="float" office:value="1.47705115222536E+018" calcext:value-type="float">
            <text:p>1.47705115222536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11520488E+018" calcext:value-type="float">
            <text:p>1.4770511520488E+018</text:p>
          </table:table-cell>
          <table:table-cell office:value-type="float" office:value="1.47705115222557E+018" calcext:value-type="float">
            <text:p>1.47705115222557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115204918E+018" calcext:value-type="float">
            <text:p>1.47705115204918E+018</text:p>
          </table:table-cell>
          <table:table-cell office:value-type="float" office:value="1.47705115222584E+018" calcext:value-type="float">
            <text:p>1.47705115222584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115204954E+018" calcext:value-type="float">
            <text:p>1.47705115204954E+018</text:p>
          </table:table-cell>
          <table:table-cell office:value-type="float" office:value="1.47705115222613E+018" calcext:value-type="float">
            <text:p>1.47705115222613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115204991E+018" calcext:value-type="float">
            <text:p>1.47705115204991E+018</text:p>
          </table:table-cell>
          <table:table-cell office:value-type="float" office:value="1.47705115222676E+018" calcext:value-type="float">
            <text:p>1.47705115222676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11520503E+018" calcext:value-type="float">
            <text:p>1.4770511520503E+018</text:p>
          </table:table-cell>
          <table:table-cell office:value-type="float" office:value="1.47705115222729E+018" calcext:value-type="float">
            <text:p>1.47705115222729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115205066E+018" calcext:value-type="float">
            <text:p>1.47705115205066E+018</text:p>
          </table:table-cell>
          <table:table-cell office:value-type="float" office:value="1.47705115222735E+018" calcext:value-type="float">
            <text:p>1.47705115222735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115205103E+018" calcext:value-type="float">
            <text:p>1.47705115205103E+018</text:p>
          </table:table-cell>
          <table:table-cell office:value-type="float" office:value="1.47705115222741E+018" calcext:value-type="float">
            <text:p>1.47705115222741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115205141E+018" calcext:value-type="float">
            <text:p>1.47705115205141E+018</text:p>
          </table:table-cell>
          <table:table-cell office:value-type="float" office:value="1.47705115222746E+018" calcext:value-type="float">
            <text:p>1.47705115222746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115205177E+018" calcext:value-type="float">
            <text:p>1.47705115205177E+018</text:p>
          </table:table-cell>
          <table:table-cell office:value-type="float" office:value="1.47705115222751E+018" calcext:value-type="float">
            <text:p>1.47705115222751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115205219E+018" calcext:value-type="float">
            <text:p>1.47705115205219E+018</text:p>
          </table:table-cell>
          <table:table-cell office:value-type="float" office:value="1.47705115222757E+018" calcext:value-type="float">
            <text:p>1.47705115222757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115205256E+018" calcext:value-type="float">
            <text:p>1.47705115205256E+018</text:p>
          </table:table-cell>
          <table:table-cell office:value-type="float" office:value="1.47705115222762E+018" calcext:value-type="float">
            <text:p>1.47705115222762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115205292E+018" calcext:value-type="float">
            <text:p>1.47705115205292E+018</text:p>
          </table:table-cell>
          <table:table-cell office:value-type="float" office:value="1.4770511522281E+018" calcext:value-type="float">
            <text:p>1.4770511522281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115205331E+018" calcext:value-type="float">
            <text:p>1.47705115205331E+018</text:p>
          </table:table-cell>
          <table:table-cell office:value-type="float" office:value="1.47705115222815E+018" calcext:value-type="float">
            <text:p>1.47705115222815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115205366E+018" calcext:value-type="float">
            <text:p>1.47705115205366E+018</text:p>
          </table:table-cell>
          <table:table-cell office:value-type="float" office:value="1.47705115222821E+018" calcext:value-type="float">
            <text:p>1.47705115222821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115205403E+018" calcext:value-type="float">
            <text:p>1.47705115205403E+018</text:p>
          </table:table-cell>
          <table:table-cell office:value-type="float" office:value="1.47705115222826E+018" calcext:value-type="float">
            <text:p>1.47705115222826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115205438E+018" calcext:value-type="float">
            <text:p>1.47705115205438E+018</text:p>
          </table:table-cell>
          <table:table-cell office:value-type="float" office:value="1.47705115222832E+018" calcext:value-type="float">
            <text:p>1.47705115222832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115205476E+018" calcext:value-type="float">
            <text:p>1.47705115205476E+018</text:p>
          </table:table-cell>
          <table:table-cell office:value-type="float" office:value="1.47705115222837E+018" calcext:value-type="float">
            <text:p>1.47705115222837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115205511E+018" calcext:value-type="float">
            <text:p>1.47705115205511E+018</text:p>
          </table:table-cell>
          <table:table-cell office:value-type="float" office:value="1.47705115222842E+018" calcext:value-type="float">
            <text:p>1.47705115222842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115205548E+018" calcext:value-type="float">
            <text:p>1.47705115205548E+018</text:p>
          </table:table-cell>
          <table:table-cell office:value-type="float" office:value="1.47705115222847E+018" calcext:value-type="float">
            <text:p>1.47705115222847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115205584E+018" calcext:value-type="float">
            <text:p>1.47705115205584E+018</text:p>
          </table:table-cell>
          <table:table-cell office:value-type="float" office:value="1.4770511522288E+018" calcext:value-type="float">
            <text:p>1.4770511522288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115205622E+018" calcext:value-type="float">
            <text:p>1.47705115205622E+018</text:p>
          </table:table-cell>
          <table:table-cell office:value-type="float" office:value="1.47705115222886E+018" calcext:value-type="float">
            <text:p>1.47705115222886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115205661E+018" calcext:value-type="float">
            <text:p>1.47705115205661E+018</text:p>
          </table:table-cell>
          <table:table-cell office:value-type="float" office:value="1.47705115222892E+018" calcext:value-type="float">
            <text:p>1.47705115222892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115205699E+018" calcext:value-type="float">
            <text:p>1.47705115205699E+018</text:p>
          </table:table-cell>
          <table:table-cell office:value-type="float" office:value="1.47705115222897E+018" calcext:value-type="float">
            <text:p>1.47705115222897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115205733E+018" calcext:value-type="float">
            <text:p>1.47705115205733E+018</text:p>
          </table:table-cell>
          <table:table-cell office:value-type="float" office:value="1.47705115222926E+018" calcext:value-type="float">
            <text:p>1.47705115222926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115205769E+018" calcext:value-type="float">
            <text:p>1.47705115205769E+018</text:p>
          </table:table-cell>
          <table:table-cell office:value-type="float" office:value="1.47705115222931E+018" calcext:value-type="float">
            <text:p>1.47705115222931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115205803E+018" calcext:value-type="float">
            <text:p>1.47705115205803E+018</text:p>
          </table:table-cell>
          <table:table-cell office:value-type="float" office:value="1.47705115222937E+018" calcext:value-type="float">
            <text:p>1.47705115222937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115205838E+018" calcext:value-type="float">
            <text:p>1.47705115205838E+018</text:p>
          </table:table-cell>
          <table:table-cell office:value-type="float" office:value="1.47705115222969E+018" calcext:value-type="float">
            <text:p>1.47705115222969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115205873E+018" calcext:value-type="float">
            <text:p>1.47705115205873E+018</text:p>
          </table:table-cell>
          <table:table-cell office:value-type="float" office:value="1.47705115222975E+018" calcext:value-type="float">
            <text:p>1.47705115222975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115205908E+018" calcext:value-type="float">
            <text:p>1.47705115205908E+018</text:p>
          </table:table-cell>
          <table:table-cell office:value-type="float" office:value="1.47705115222981E+018" calcext:value-type="float">
            <text:p>1.47705115222981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115205942E+018" calcext:value-type="float">
            <text:p>1.47705115205942E+018</text:p>
          </table:table-cell>
          <table:table-cell office:value-type="float" office:value="1.47705115222986E+018" calcext:value-type="float">
            <text:p>1.47705115222986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115205977E+018" calcext:value-type="float">
            <text:p>1.47705115205977E+018</text:p>
          </table:table-cell>
          <table:table-cell office:value-type="float" office:value="1.47705115223015E+018" calcext:value-type="float">
            <text:p>1.47705115223015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115206012E+018" calcext:value-type="float">
            <text:p>1.47705115206012E+018</text:p>
          </table:table-cell>
          <table:table-cell office:value-type="float" office:value="1.4770511522302E+018" calcext:value-type="float">
            <text:p>1.4770511522302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115206047E+018" calcext:value-type="float">
            <text:p>1.47705115206047E+018</text:p>
          </table:table-cell>
          <table:table-cell office:value-type="float" office:value="1.47705115223026E+018" calcext:value-type="float">
            <text:p>1.47705115223026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115206082E+018" calcext:value-type="float">
            <text:p>1.47705115206082E+018</text:p>
          </table:table-cell>
          <table:table-cell office:value-type="float" office:value="1.47705115223058E+018" calcext:value-type="float">
            <text:p>1.47705115223058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115206116E+018" calcext:value-type="float">
            <text:p>1.47705115206116E+018</text:p>
          </table:table-cell>
          <table:table-cell office:value-type="float" office:value="1.47705115223064E+018" calcext:value-type="float">
            <text:p>1.47705115223064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115206151E+018" calcext:value-type="float">
            <text:p>1.47705115206151E+018</text:p>
          </table:table-cell>
          <table:table-cell office:value-type="float" office:value="1.4770511522307E+018" calcext:value-type="float">
            <text:p>1.4770511522307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115206185E+018" calcext:value-type="float">
            <text:p>1.47705115206185E+018</text:p>
          </table:table-cell>
          <table:table-cell office:value-type="float" office:value="1.47705115223075E+018" calcext:value-type="float">
            <text:p>1.47705115223075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115206224E+018" calcext:value-type="float">
            <text:p>1.47705115206224E+018</text:p>
          </table:table-cell>
          <table:table-cell office:value-type="float" office:value="1.47705115223097E+018" calcext:value-type="float">
            <text:p>1.47705115223097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11520626E+018" calcext:value-type="float">
            <text:p>1.4770511520626E+018</text:p>
          </table:table-cell>
          <table:table-cell office:value-type="float" office:value="1.47705115223106E+018" calcext:value-type="float">
            <text:p>1.47705115223106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115206296E+018" calcext:value-type="float">
            <text:p>1.47705115206296E+018</text:p>
          </table:table-cell>
          <table:table-cell office:value-type="float" office:value="1.47705115223134E+018" calcext:value-type="float">
            <text:p>1.47705115223134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115206331E+018" calcext:value-type="float">
            <text:p>1.47705115206331E+018</text:p>
          </table:table-cell>
          <table:table-cell office:value-type="float" office:value="1.4770511522314E+018" calcext:value-type="float">
            <text:p>1.4770511522314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115206365E+018" calcext:value-type="float">
            <text:p>1.47705115206365E+018</text:p>
          </table:table-cell>
          <table:table-cell office:value-type="float" office:value="1.47705115223145E+018" calcext:value-type="float">
            <text:p>1.47705115223145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1152064E+018" calcext:value-type="float">
            <text:p>1.477051152064E+018</text:p>
          </table:table-cell>
          <table:table-cell office:value-type="float" office:value="1.4770511522317E+018" calcext:value-type="float">
            <text:p>1.4770511522317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115206438E+018" calcext:value-type="float">
            <text:p>1.47705115206438E+018</text:p>
          </table:table-cell>
          <table:table-cell office:value-type="float" office:value="1.47705115223176E+018" calcext:value-type="float">
            <text:p>1.47705115223176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115206474E+018" calcext:value-type="float">
            <text:p>1.47705115206474E+018</text:p>
          </table:table-cell>
          <table:table-cell office:value-type="float" office:value="1.47705115223194E+018" calcext:value-type="float">
            <text:p>1.47705115223194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115206515E+018" calcext:value-type="float">
            <text:p>1.47705115206515E+018</text:p>
          </table:table-cell>
          <table:table-cell office:value-type="float" office:value="1.47705115223222E+018" calcext:value-type="float">
            <text:p>1.47705115223222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115206551E+018" calcext:value-type="float">
            <text:p>1.47705115206551E+018</text:p>
          </table:table-cell>
          <table:table-cell office:value-type="float" office:value="1.47705115223231E+018" calcext:value-type="float">
            <text:p>1.47705115223231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115206588E+018" calcext:value-type="float">
            <text:p>1.47705115206588E+018</text:p>
          </table:table-cell>
          <table:table-cell office:value-type="float" office:value="1.47705115223236E+018" calcext:value-type="float">
            <text:p>1.47705115223236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115206622E+018" calcext:value-type="float">
            <text:p>1.47705115206622E+018</text:p>
          </table:table-cell>
          <table:table-cell office:value-type="float" office:value="1.47705115223254E+018" calcext:value-type="float">
            <text:p>1.47705115223254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115206662E+018" calcext:value-type="float">
            <text:p>1.47705115206662E+018</text:p>
          </table:table-cell>
          <table:table-cell office:value-type="float" office:value="1.47705115223287E+018" calcext:value-type="float">
            <text:p>1.47705115223287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115206701E+018" calcext:value-type="float">
            <text:p>1.47705115206701E+018</text:p>
          </table:table-cell>
          <table:table-cell office:value-type="float" office:value="1.47705115223312E+018" calcext:value-type="float">
            <text:p>1.47705115223312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115206737E+018" calcext:value-type="float">
            <text:p>1.47705115206737E+018</text:p>
          </table:table-cell>
          <table:table-cell office:value-type="float" office:value="1.47705115223341E+018" calcext:value-type="float">
            <text:p>1.47705115223341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115206774E+018" calcext:value-type="float">
            <text:p>1.47705115206774E+018</text:p>
          </table:table-cell>
          <table:table-cell office:value-type="float" office:value="1.4770511522335E+018" calcext:value-type="float">
            <text:p>1.4770511522335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115206809E+018" calcext:value-type="float">
            <text:p>1.47705115206809E+018</text:p>
          </table:table-cell>
          <table:table-cell office:value-type="float" office:value="1.47705115223355E+018" calcext:value-type="float">
            <text:p>1.47705115223355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115206844E+018" calcext:value-type="float">
            <text:p>1.47705115206844E+018</text:p>
          </table:table-cell>
          <table:table-cell office:value-type="float" office:value="1.47705115223373E+018" calcext:value-type="float">
            <text:p>1.47705115223373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115206879E+018" calcext:value-type="float">
            <text:p>1.47705115206879E+018</text:p>
          </table:table-cell>
          <table:table-cell office:value-type="float" office:value="1.47705115223409E+018" calcext:value-type="float">
            <text:p>1.47705115223409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115206917E+018" calcext:value-type="float">
            <text:p>1.47705115206917E+018</text:p>
          </table:table-cell>
          <table:table-cell office:value-type="float" office:value="1.47705115223415E+018" calcext:value-type="float">
            <text:p>1.47705115223415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115206953E+018" calcext:value-type="float">
            <text:p>1.47705115206953E+018</text:p>
          </table:table-cell>
          <table:table-cell office:value-type="float" office:value="1.4770511522342E+018" calcext:value-type="float">
            <text:p>1.4770511522342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11520699E+018" calcext:value-type="float">
            <text:p>1.4770511520699E+018</text:p>
          </table:table-cell>
          <table:table-cell office:value-type="float" office:value="1.47705115223426E+018" calcext:value-type="float">
            <text:p>1.47705115223426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115207025E+018" calcext:value-type="float">
            <text:p>1.47705115207025E+018</text:p>
          </table:table-cell>
          <table:table-cell office:value-type="float" office:value="1.47705115223444E+018" calcext:value-type="float">
            <text:p>1.47705115223444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115207063E+018" calcext:value-type="float">
            <text:p>1.47705115207063E+018</text:p>
          </table:table-cell>
          <table:table-cell office:value-type="float" office:value="1.47705115223473E+018" calcext:value-type="float">
            <text:p>1.47705115223473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115207099E+018" calcext:value-type="float">
            <text:p>1.47705115207099E+018</text:p>
          </table:table-cell>
          <table:table-cell office:value-type="float" office:value="1.47705115223479E+018" calcext:value-type="float">
            <text:p>1.47705115223479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115207136E+018" calcext:value-type="float">
            <text:p>1.47705115207136E+018</text:p>
          </table:table-cell>
          <table:table-cell office:value-type="float" office:value="1.47705115223485E+018" calcext:value-type="float">
            <text:p>1.47705115223485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115207171E+018" calcext:value-type="float">
            <text:p>1.47705115207171E+018</text:p>
          </table:table-cell>
          <table:table-cell office:value-type="float" office:value="1.47705115223521E+018" calcext:value-type="float">
            <text:p>1.47705115223521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115207206E+018" calcext:value-type="float">
            <text:p>1.47705115207206E+018</text:p>
          </table:table-cell>
          <table:table-cell office:value-type="float" office:value="1.47705115223566E+018" calcext:value-type="float">
            <text:p>1.47705115223566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115207241E+018" calcext:value-type="float">
            <text:p>1.47705115207241E+018</text:p>
          </table:table-cell>
          <table:table-cell office:value-type="float" office:value="1.47705115223598E+018" calcext:value-type="float">
            <text:p>1.47705115223598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115207278E+018" calcext:value-type="float">
            <text:p>1.47705115207278E+018</text:p>
          </table:table-cell>
          <table:table-cell office:value-type="float" office:value="1.47705115223609E+018" calcext:value-type="float">
            <text:p>1.47705115223609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115207313E+018" calcext:value-type="float">
            <text:p>1.47705115207313E+018</text:p>
          </table:table-cell>
          <table:table-cell office:value-type="float" office:value="1.47705115223615E+018" calcext:value-type="float">
            <text:p>1.47705115223615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115207347E+018" calcext:value-type="float">
            <text:p>1.47705115207347E+018</text:p>
          </table:table-cell>
          <table:table-cell office:value-type="float" office:value="1.47705115223648E+018" calcext:value-type="float">
            <text:p>1.47705115223648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115207385E+018" calcext:value-type="float">
            <text:p>1.47705115207385E+018</text:p>
          </table:table-cell>
          <table:table-cell office:value-type="float" office:value="1.47705115223657E+018" calcext:value-type="float">
            <text:p>1.47705115223657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115207421E+018" calcext:value-type="float">
            <text:p>1.47705115207421E+018</text:p>
          </table:table-cell>
          <table:table-cell office:value-type="float" office:value="1.47705115223663E+018" calcext:value-type="float">
            <text:p>1.47705115223663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115207458E+018" calcext:value-type="float">
            <text:p>1.47705115207458E+018</text:p>
          </table:table-cell>
          <table:table-cell office:value-type="float" office:value="1.47705115223669E+018" calcext:value-type="float">
            <text:p>1.47705115223669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115207493E+018" calcext:value-type="float">
            <text:p>1.47705115207493E+018</text:p>
          </table:table-cell>
          <table:table-cell office:value-type="float" office:value="1.47705115223691E+018" calcext:value-type="float">
            <text:p>1.47705115223691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115207528E+018" calcext:value-type="float">
            <text:p>1.47705115207528E+018</text:p>
          </table:table-cell>
          <table:table-cell office:value-type="float" office:value="1.477051152237E+018" calcext:value-type="float">
            <text:p>1.477051152237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115207562E+018" calcext:value-type="float">
            <text:p>1.47705115207562E+018</text:p>
          </table:table-cell>
          <table:table-cell office:value-type="float" office:value="1.47705115223732E+018" calcext:value-type="float">
            <text:p>1.47705115223732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115207597E+018" calcext:value-type="float">
            <text:p>1.47705115207597E+018</text:p>
          </table:table-cell>
          <table:table-cell office:value-type="float" office:value="1.47705115223738E+018" calcext:value-type="float">
            <text:p>1.47705115223738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115207632E+018" calcext:value-type="float">
            <text:p>1.47705115207632E+018</text:p>
          </table:table-cell>
          <table:table-cell office:value-type="float" office:value="1.47705115223743E+018" calcext:value-type="float">
            <text:p>1.47705115223743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115207671E+018" calcext:value-type="float">
            <text:p>1.47705115207671E+018</text:p>
          </table:table-cell>
          <table:table-cell office:value-type="float" office:value="1.47705115223749E+018" calcext:value-type="float">
            <text:p>1.47705115223749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115207706E+018" calcext:value-type="float">
            <text:p>1.47705115207706E+018</text:p>
          </table:table-cell>
          <table:table-cell office:value-type="float" office:value="1.47705115223766E+018" calcext:value-type="float">
            <text:p>1.47705115223766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115207741E+018" calcext:value-type="float">
            <text:p>1.47705115207741E+018</text:p>
          </table:table-cell>
          <table:table-cell office:value-type="float" office:value="1.47705115223795E+018" calcext:value-type="float">
            <text:p>1.47705115223795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11520778E+018" calcext:value-type="float">
            <text:p>1.4770511520778E+018</text:p>
          </table:table-cell>
          <table:table-cell office:value-type="float" office:value="1.47705115223801E+018" calcext:value-type="float">
            <text:p>1.47705115223801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115207819E+018" calcext:value-type="float">
            <text:p>1.47705115207819E+018</text:p>
          </table:table-cell>
          <table:table-cell office:value-type="float" office:value="1.47705115223807E+018" calcext:value-type="float">
            <text:p>1.47705115223807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115207856E+018" calcext:value-type="float">
            <text:p>1.47705115207856E+018</text:p>
          </table:table-cell>
          <table:table-cell office:value-type="float" office:value="1.4770511522384E+018" calcext:value-type="float">
            <text:p>1.4770511522384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115207898E+018" calcext:value-type="float">
            <text:p>1.47705115207898E+018</text:p>
          </table:table-cell>
          <table:table-cell office:value-type="float" office:value="1.47705115223879E+018" calcext:value-type="float">
            <text:p>1.47705115223879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115207935E+018" calcext:value-type="float">
            <text:p>1.47705115207935E+018</text:p>
          </table:table-cell>
          <table:table-cell office:value-type="float" office:value="1.4770511522393E+018" calcext:value-type="float">
            <text:p>1.4770511522393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115207971E+018" calcext:value-type="float">
            <text:p>1.47705115207971E+018</text:p>
          </table:table-cell>
          <table:table-cell office:value-type="float" office:value="1.47705115223956E+018" calcext:value-type="float">
            <text:p>1.47705115223956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115208006E+018" calcext:value-type="float">
            <text:p>1.47705115208006E+018</text:p>
          </table:table-cell>
          <table:table-cell office:value-type="float" office:value="1.47705115223977E+018" calcext:value-type="float">
            <text:p>1.47705115223977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115208041E+018" calcext:value-type="float">
            <text:p>1.47705115208041E+018</text:p>
          </table:table-cell>
          <table:table-cell office:value-type="float" office:value="1.47705115224033E+018" calcext:value-type="float">
            <text:p>1.47705115224033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115208079E+018" calcext:value-type="float">
            <text:p>1.47705115208079E+018</text:p>
          </table:table-cell>
          <table:table-cell office:value-type="float" office:value="1.47705115224038E+018" calcext:value-type="float">
            <text:p>1.47705115224038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115208115E+018" calcext:value-type="float">
            <text:p>1.47705115208115E+018</text:p>
          </table:table-cell>
          <table:table-cell office:value-type="float" office:value="1.47705115224044E+018" calcext:value-type="float">
            <text:p>1.47705115224044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115208151E+018" calcext:value-type="float">
            <text:p>1.47705115208151E+018</text:p>
          </table:table-cell>
          <table:table-cell office:value-type="float" office:value="1.47705115224049E+018" calcext:value-type="float">
            <text:p>1.47705115224049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115208186E+018" calcext:value-type="float">
            <text:p>1.47705115208186E+018</text:p>
          </table:table-cell>
          <table:table-cell office:value-type="float" office:value="1.47705115224055E+018" calcext:value-type="float">
            <text:p>1.47705115224055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115208224E+018" calcext:value-type="float">
            <text:p>1.47705115208224E+018</text:p>
          </table:table-cell>
          <table:table-cell office:value-type="float" office:value="1.4770511522406E+018" calcext:value-type="float">
            <text:p>1.4770511522406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115208261E+018" calcext:value-type="float">
            <text:p>1.47705115208261E+018</text:p>
          </table:table-cell>
          <table:table-cell office:value-type="float" office:value="1.47705115224065E+018" calcext:value-type="float">
            <text:p>1.47705115224065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115208297E+018" calcext:value-type="float">
            <text:p>1.47705115208297E+018</text:p>
          </table:table-cell>
          <table:table-cell office:value-type="float" office:value="1.47705115224071E+018" calcext:value-type="float">
            <text:p>1.47705115224071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115208332E+018" calcext:value-type="float">
            <text:p>1.47705115208332E+018</text:p>
          </table:table-cell>
          <table:table-cell office:value-type="float" office:value="1.47705115224076E+018" calcext:value-type="float">
            <text:p>1.47705115224076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115208371E+018" calcext:value-type="float">
            <text:p>1.47705115208371E+018</text:p>
          </table:table-cell>
          <table:table-cell office:value-type="float" office:value="1.47705115224094E+018" calcext:value-type="float">
            <text:p>1.47705115224094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115208406E+018" calcext:value-type="float">
            <text:p>1.47705115208406E+018</text:p>
          </table:table-cell>
          <table:table-cell office:value-type="float" office:value="1.4770511522413E+018" calcext:value-type="float">
            <text:p>1.4770511522413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115208443E+018" calcext:value-type="float">
            <text:p>1.47705115208443E+018</text:p>
          </table:table-cell>
          <table:table-cell office:value-type="float" office:value="1.47705115224135E+018" calcext:value-type="float">
            <text:p>1.47705115224135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115208478E+018" calcext:value-type="float">
            <text:p>1.47705115208478E+018</text:p>
          </table:table-cell>
          <table:table-cell office:value-type="float" office:value="1.47705115224141E+018" calcext:value-type="float">
            <text:p>1.47705115224141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115208513E+018" calcext:value-type="float">
            <text:p>1.47705115208513E+018</text:p>
          </table:table-cell>
          <table:table-cell office:value-type="float" office:value="1.47705115224146E+018" calcext:value-type="float">
            <text:p>1.47705115224146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115208548E+018" calcext:value-type="float">
            <text:p>1.47705115208548E+018</text:p>
          </table:table-cell>
          <table:table-cell office:value-type="float" office:value="1.47705115224175E+018" calcext:value-type="float">
            <text:p>1.47705115224175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115208583E+018" calcext:value-type="float">
            <text:p>1.47705115208583E+018</text:p>
          </table:table-cell>
          <table:table-cell office:value-type="float" office:value="1.47705115224181E+018" calcext:value-type="float">
            <text:p>1.47705115224181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115208617E+018" calcext:value-type="float">
            <text:p>1.47705115208617E+018</text:p>
          </table:table-cell>
          <table:table-cell office:value-type="float" office:value="1.47705115224186E+018" calcext:value-type="float">
            <text:p>1.47705115224186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115208652E+018" calcext:value-type="float">
            <text:p>1.47705115208652E+018</text:p>
          </table:table-cell>
          <table:table-cell office:value-type="float" office:value="1.47705115224208E+018" calcext:value-type="float">
            <text:p>1.47705115224208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115208694E+018" calcext:value-type="float">
            <text:p>1.47705115208694E+018</text:p>
          </table:table-cell>
          <table:table-cell office:value-type="float" office:value="1.47705115224214E+018" calcext:value-type="float">
            <text:p>1.47705115224214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11520873E+018" calcext:value-type="float">
            <text:p>1.4770511520873E+018</text:p>
          </table:table-cell>
          <table:table-cell office:value-type="float" office:value="1.47705115224247E+018" calcext:value-type="float">
            <text:p>1.47705115224247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115208766E+018" calcext:value-type="float">
            <text:p>1.47705115208766E+018</text:p>
          </table:table-cell>
          <table:table-cell office:value-type="float" office:value="1.4770511522435E+018" calcext:value-type="float">
            <text:p>1.4770511522435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115208801E+018" calcext:value-type="float">
            <text:p>1.47705115208801E+018</text:p>
          </table:table-cell>
          <table:table-cell office:value-type="float" office:value="1.47705115224375E+018" calcext:value-type="float">
            <text:p>1.47705115224375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115208836E+018" calcext:value-type="float">
            <text:p>1.47705115208836E+018</text:p>
          </table:table-cell>
          <table:table-cell office:value-type="float" office:value="1.47705115224451E+018" calcext:value-type="float">
            <text:p>1.47705115224451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115208871E+018" calcext:value-type="float">
            <text:p>1.47705115208871E+018</text:p>
          </table:table-cell>
          <table:table-cell office:value-type="float" office:value="1.47705115224585E+018" calcext:value-type="float">
            <text:p>1.47705115224585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115208906E+018" calcext:value-type="float">
            <text:p>1.47705115208906E+018</text:p>
          </table:table-cell>
          <table:table-cell office:value-type="float" office:value="1.47705115224689E+018" calcext:value-type="float">
            <text:p>1.47705115224689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115208941E+018" calcext:value-type="float">
            <text:p>1.47705115208941E+018</text:p>
          </table:table-cell>
          <table:table-cell office:value-type="float" office:value="1.47705115224716E+018" calcext:value-type="float">
            <text:p>1.47705115224716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115208975E+018" calcext:value-type="float">
            <text:p>1.47705115208975E+018</text:p>
          </table:table-cell>
          <table:table-cell office:value-type="float" office:value="1.47705115224767E+018" calcext:value-type="float">
            <text:p>1.47705115224767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11520901E+018" calcext:value-type="float">
            <text:p>1.4770511520901E+018</text:p>
          </table:table-cell>
          <table:table-cell office:value-type="float" office:value="1.47705115224788E+018" calcext:value-type="float">
            <text:p>1.47705115224788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115209044E+018" calcext:value-type="float">
            <text:p>1.47705115209044E+018</text:p>
          </table:table-cell>
          <table:table-cell office:value-type="float" office:value="1.47705115224835E+018" calcext:value-type="float">
            <text:p>1.47705115224835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115209083E+018" calcext:value-type="float">
            <text:p>1.47705115209083E+018</text:p>
          </table:table-cell>
          <table:table-cell office:value-type="float" office:value="1.47705115224844E+018" calcext:value-type="float">
            <text:p>1.47705115224844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115209119E+018" calcext:value-type="float">
            <text:p>1.47705115209119E+018</text:p>
          </table:table-cell>
          <table:table-cell office:value-type="float" office:value="1.4770511522485E+018" calcext:value-type="float">
            <text:p>1.4770511522485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115209154E+018" calcext:value-type="float">
            <text:p>1.47705115209154E+018</text:p>
          </table:table-cell>
          <table:table-cell office:value-type="float" office:value="1.47705115224855E+018" calcext:value-type="float">
            <text:p>1.47705115224855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115209189E+018" calcext:value-type="float">
            <text:p>1.47705115209189E+018</text:p>
          </table:table-cell>
          <table:table-cell office:value-type="float" office:value="1.4770511522486E+018" calcext:value-type="float">
            <text:p>1.4770511522486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115209223E+018" calcext:value-type="float">
            <text:p>1.47705115209223E+018</text:p>
          </table:table-cell>
          <table:table-cell office:value-type="float" office:value="1.47705115224866E+018" calcext:value-type="float">
            <text:p>1.47705115224866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115209262E+018" calcext:value-type="float">
            <text:p>1.47705115209262E+018</text:p>
          </table:table-cell>
          <table:table-cell office:value-type="float" office:value="1.47705115224871E+018" calcext:value-type="float">
            <text:p>1.47705115224871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115209298E+018" calcext:value-type="float">
            <text:p>1.47705115209298E+018</text:p>
          </table:table-cell>
          <table:table-cell office:value-type="float" office:value="1.47705115224876E+018" calcext:value-type="float">
            <text:p>1.47705115224876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115209335E+018" calcext:value-type="float">
            <text:p>1.47705115209335E+018</text:p>
          </table:table-cell>
          <table:table-cell office:value-type="float" office:value="1.47705115224894E+018" calcext:value-type="float">
            <text:p>1.47705115224894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11520937E+018" calcext:value-type="float">
            <text:p>1.4770511520937E+018</text:p>
          </table:table-cell>
          <table:table-cell office:value-type="float" office:value="1.47705115224916E+018" calcext:value-type="float">
            <text:p>1.47705115224916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115209409E+018" calcext:value-type="float">
            <text:p>1.47705115209409E+018</text:p>
          </table:table-cell>
          <table:table-cell office:value-type="float" office:value="1.47705115224963E+018" calcext:value-type="float">
            <text:p>1.47705115224963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115209444E+018" calcext:value-type="float">
            <text:p>1.47705115209444E+018</text:p>
          </table:table-cell>
          <table:table-cell office:value-type="float" office:value="1.47705115224991E+018" calcext:value-type="float">
            <text:p>1.47705115224991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115209481E+018" calcext:value-type="float">
            <text:p>1.47705115209481E+018</text:p>
          </table:table-cell>
          <table:table-cell office:value-type="float" office:value="1.47705115225042E+018" calcext:value-type="float">
            <text:p>1.47705115225042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115209516E+018" calcext:value-type="float">
            <text:p>1.47705115209516E+018</text:p>
          </table:table-cell>
          <table:table-cell office:value-type="float" office:value="1.47705115225049E+018" calcext:value-type="float">
            <text:p>1.47705115225049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115209551E+018" calcext:value-type="float">
            <text:p>1.47705115209551E+018</text:p>
          </table:table-cell>
          <table:table-cell office:value-type="float" office:value="1.47705115225054E+018" calcext:value-type="float">
            <text:p>1.47705115225054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115209586E+018" calcext:value-type="float">
            <text:p>1.47705115209586E+018</text:p>
          </table:table-cell>
          <table:table-cell office:value-type="float" office:value="1.47705115225066E+018" calcext:value-type="float">
            <text:p>1.47705115225066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115209621E+018" calcext:value-type="float">
            <text:p>1.47705115209621E+018</text:p>
          </table:table-cell>
          <table:table-cell office:value-type="float" office:value="1.47705115225072E+018" calcext:value-type="float">
            <text:p>1.47705115225072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11520966E+018" calcext:value-type="float">
            <text:p>1.4770511520966E+018</text:p>
          </table:table-cell>
          <table:table-cell office:value-type="float" office:value="1.47705115225078E+018" calcext:value-type="float">
            <text:p>1.47705115225078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115209694E+018" calcext:value-type="float">
            <text:p>1.47705115209694E+018</text:p>
          </table:table-cell>
          <table:table-cell office:value-type="float" office:value="1.47705115225186E+018" calcext:value-type="float">
            <text:p>1.47705115225186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115209729E+018" calcext:value-type="float">
            <text:p>1.47705115209729E+018</text:p>
          </table:table-cell>
          <table:table-cell office:value-type="float" office:value="1.47705115225192E+018" calcext:value-type="float">
            <text:p>1.47705115225192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115209764E+018" calcext:value-type="float">
            <text:p>1.47705115209764E+018</text:p>
          </table:table-cell>
          <table:table-cell office:value-type="float" office:value="1.47705115225197E+018" calcext:value-type="float">
            <text:p>1.47705115225197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115209799E+018" calcext:value-type="float">
            <text:p>1.47705115209799E+018</text:p>
          </table:table-cell>
          <table:table-cell office:value-type="float" office:value="1.47705115225203E+018" calcext:value-type="float">
            <text:p>1.47705115225203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115209834E+018" calcext:value-type="float">
            <text:p>1.47705115209834E+018</text:p>
          </table:table-cell>
          <table:table-cell office:value-type="float" office:value="1.47705115225208E+018" calcext:value-type="float">
            <text:p>1.47705115225208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11520987E+018" calcext:value-type="float">
            <text:p>1.4770511520987E+018</text:p>
          </table:table-cell>
          <table:table-cell office:value-type="float" office:value="1.47705115225213E+018" calcext:value-type="float">
            <text:p>1.47705115225213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115209905E+018" calcext:value-type="float">
            <text:p>1.47705115209905E+018</text:p>
          </table:table-cell>
          <table:table-cell office:value-type="float" office:value="1.47705115225219E+018" calcext:value-type="float">
            <text:p>1.47705115225219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11520994E+018" calcext:value-type="float">
            <text:p>1.4770511520994E+018</text:p>
          </table:table-cell>
          <table:table-cell office:value-type="float" office:value="1.47705115225224E+018" calcext:value-type="float">
            <text:p>1.47705115225224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115209975E+018" calcext:value-type="float">
            <text:p>1.47705115209975E+018</text:p>
          </table:table-cell>
          <table:table-cell office:value-type="float" office:value="1.47705115225229E+018" calcext:value-type="float">
            <text:p>1.47705115225229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11521001E+018" calcext:value-type="float">
            <text:p>1.4770511521001E+018</text:p>
          </table:table-cell>
          <table:table-cell office:value-type="float" office:value="1.47705115225234E+018" calcext:value-type="float">
            <text:p>1.47705115225234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115210045E+018" calcext:value-type="float">
            <text:p>1.47705115210045E+018</text:p>
          </table:table-cell>
          <table:table-cell office:value-type="float" office:value="1.4770511522524E+018" calcext:value-type="float">
            <text:p>1.4770511522524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11521008E+018" calcext:value-type="float">
            <text:p>1.4770511521008E+018</text:p>
          </table:table-cell>
          <table:table-cell office:value-type="float" office:value="1.47705115225245E+018" calcext:value-type="float">
            <text:p>1.47705115225245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115210114E+018" calcext:value-type="float">
            <text:p>1.47705115210114E+018</text:p>
          </table:table-cell>
          <table:table-cell office:value-type="float" office:value="1.4770511522525E+018" calcext:value-type="float">
            <text:p>1.4770511522525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115210149E+018" calcext:value-type="float">
            <text:p>1.47705115210149E+018</text:p>
          </table:table-cell>
          <table:table-cell office:value-type="float" office:value="1.47705115225256E+018" calcext:value-type="float">
            <text:p>1.47705115225256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115210184E+018" calcext:value-type="float">
            <text:p>1.47705115210184E+018</text:p>
          </table:table-cell>
          <table:table-cell office:value-type="float" office:value="1.47705115225261E+018" calcext:value-type="float">
            <text:p>1.47705115225261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115210218E+018" calcext:value-type="float">
            <text:p>1.47705115210218E+018</text:p>
          </table:table-cell>
          <table:table-cell office:value-type="float" office:value="1.47705115225266E+018" calcext:value-type="float">
            <text:p>1.47705115225266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115210253E+018" calcext:value-type="float">
            <text:p>1.47705115210253E+018</text:p>
          </table:table-cell>
          <table:table-cell office:value-type="float" office:value="1.47705115225272E+018" calcext:value-type="float">
            <text:p>1.47705115225272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115210288E+018" calcext:value-type="float">
            <text:p>1.47705115210288E+018</text:p>
          </table:table-cell>
          <table:table-cell office:value-type="float" office:value="1.47705115225277E+018" calcext:value-type="float">
            <text:p>1.47705115225277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115210323E+018" calcext:value-type="float">
            <text:p>1.47705115210323E+018</text:p>
          </table:table-cell>
          <table:table-cell office:value-type="float" office:value="1.47705115225282E+018" calcext:value-type="float">
            <text:p>1.47705115225282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115210357E+018" calcext:value-type="float">
            <text:p>1.47705115210357E+018</text:p>
          </table:table-cell>
          <table:table-cell office:value-type="float" office:value="1.47705115225287E+018" calcext:value-type="float">
            <text:p>1.47705115225287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115210392E+018" calcext:value-type="float">
            <text:p>1.47705115210392E+018</text:p>
          </table:table-cell>
          <table:table-cell office:value-type="float" office:value="1.47705115225293E+018" calcext:value-type="float">
            <text:p>1.47705115225293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115210427E+018" calcext:value-type="float">
            <text:p>1.47705115210427E+018</text:p>
          </table:table-cell>
          <table:table-cell office:value-type="float" office:value="1.47705115225298E+018" calcext:value-type="float">
            <text:p>1.47705115225298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115210462E+018" calcext:value-type="float">
            <text:p>1.47705115210462E+018</text:p>
          </table:table-cell>
          <table:table-cell office:value-type="float" office:value="1.47705115225303E+018" calcext:value-type="float">
            <text:p>1.47705115225303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115210511E+018" calcext:value-type="float">
            <text:p>1.47705115210511E+018</text:p>
          </table:table-cell>
          <table:table-cell office:value-type="float" office:value="1.47705115225309E+018" calcext:value-type="float">
            <text:p>1.47705115225309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115210548E+018" calcext:value-type="float">
            <text:p>1.47705115210548E+018</text:p>
          </table:table-cell>
          <table:table-cell office:value-type="float" office:value="1.47705115225314E+018" calcext:value-type="float">
            <text:p>1.47705115225314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115210584E+018" calcext:value-type="float">
            <text:p>1.47705115210584E+018</text:p>
          </table:table-cell>
          <table:table-cell office:value-type="float" office:value="1.47705115225334E+018" calcext:value-type="float">
            <text:p>1.47705115225334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115210621E+018" calcext:value-type="float">
            <text:p>1.47705115210621E+018</text:p>
          </table:table-cell>
          <table:table-cell office:value-type="float" office:value="1.47705115225481E+018" calcext:value-type="float">
            <text:p>1.47705115225481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115210663E+018" calcext:value-type="float">
            <text:p>1.47705115210663E+018</text:p>
          </table:table-cell>
          <table:table-cell office:value-type="float" office:value="1.47705115225487E+018" calcext:value-type="float">
            <text:p>1.47705115225487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115210702E+018" calcext:value-type="float">
            <text:p>1.47705115210702E+018</text:p>
          </table:table-cell>
          <table:table-cell office:value-type="float" office:value="1.47705115225492E+018" calcext:value-type="float">
            <text:p>1.47705115225492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115210738E+018" calcext:value-type="float">
            <text:p>1.47705115210738E+018</text:p>
          </table:table-cell>
          <table:table-cell office:value-type="float" office:value="1.47705115225498E+018" calcext:value-type="float">
            <text:p>1.47705115225498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115210773E+018" calcext:value-type="float">
            <text:p>1.47705115210773E+018</text:p>
          </table:table-cell>
          <table:table-cell office:value-type="float" office:value="1.47705115225503E+018" calcext:value-type="float">
            <text:p>1.47705115225503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115210808E+018" calcext:value-type="float">
            <text:p>1.47705115210808E+018</text:p>
          </table:table-cell>
          <table:table-cell office:value-type="float" office:value="1.47705115225508E+018" calcext:value-type="float">
            <text:p>1.47705115225508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11521085E+018" calcext:value-type="float">
            <text:p>1.4770511521085E+018</text:p>
          </table:table-cell>
          <table:table-cell office:value-type="float" office:value="1.47705115225514E+018" calcext:value-type="float">
            <text:p>1.47705115225514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115210886E+018" calcext:value-type="float">
            <text:p>1.47705115210886E+018</text:p>
          </table:table-cell>
          <table:table-cell office:value-type="float" office:value="1.47705115225519E+018" calcext:value-type="float">
            <text:p>1.47705115225519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115210924E+018" calcext:value-type="float">
            <text:p>1.47705115210924E+018</text:p>
          </table:table-cell>
          <table:table-cell office:value-type="float" office:value="1.47705115225524E+018" calcext:value-type="float">
            <text:p>1.47705115225524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115210966E+018" calcext:value-type="float">
            <text:p>1.47705115210966E+018</text:p>
          </table:table-cell>
          <table:table-cell office:value-type="float" office:value="1.4770511522553E+018" calcext:value-type="float">
            <text:p>1.4770511522553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115211003E+018" calcext:value-type="float">
            <text:p>1.47705115211003E+018</text:p>
          </table:table-cell>
          <table:table-cell office:value-type="float" office:value="1.47705115225535E+018" calcext:value-type="float">
            <text:p>1.47705115225535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115211039E+018" calcext:value-type="float">
            <text:p>1.47705115211039E+018</text:p>
          </table:table-cell>
          <table:table-cell office:value-type="float" office:value="1.4770511522554E+018" calcext:value-type="float">
            <text:p>1.4770511522554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115211073E+018" calcext:value-type="float">
            <text:p>1.47705115211073E+018</text:p>
          </table:table-cell>
          <table:table-cell office:value-type="float" office:value="1.47705115225546E+018" calcext:value-type="float">
            <text:p>1.47705115225546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115211108E+018" calcext:value-type="float">
            <text:p>1.47705115211108E+018</text:p>
          </table:table-cell>
          <table:table-cell office:value-type="float" office:value="1.47705115225551E+018" calcext:value-type="float">
            <text:p>1.47705115225551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115211143E+018" calcext:value-type="float">
            <text:p>1.47705115211143E+018</text:p>
          </table:table-cell>
          <table:table-cell office:value-type="float" office:value="1.47705115225556E+018" calcext:value-type="float">
            <text:p>1.47705115225556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115211178E+018" calcext:value-type="float">
            <text:p>1.47705115211178E+018</text:p>
          </table:table-cell>
          <table:table-cell office:value-type="float" office:value="1.47705115225562E+018" calcext:value-type="float">
            <text:p>1.47705115225562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115211213E+018" calcext:value-type="float">
            <text:p>1.47705115211213E+018</text:p>
          </table:table-cell>
          <table:table-cell office:value-type="float" office:value="1.47705115225567E+018" calcext:value-type="float">
            <text:p>1.47705115225567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115211248E+018" calcext:value-type="float">
            <text:p>1.47705115211248E+018</text:p>
          </table:table-cell>
          <table:table-cell office:value-type="float" office:value="1.47705115225572E+018" calcext:value-type="float">
            <text:p>1.47705115225572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115211283E+018" calcext:value-type="float">
            <text:p>1.47705115211283E+018</text:p>
          </table:table-cell>
          <table:table-cell office:value-type="float" office:value="1.47705115225577E+018" calcext:value-type="float">
            <text:p>1.47705115225577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115211317E+018" calcext:value-type="float">
            <text:p>1.47705115211317E+018</text:p>
          </table:table-cell>
          <table:table-cell office:value-type="float" office:value="1.47705115225583E+018" calcext:value-type="float">
            <text:p>1.47705115225583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115211352E+018" calcext:value-type="float">
            <text:p>1.47705115211352E+018</text:p>
          </table:table-cell>
          <table:table-cell office:value-type="float" office:value="1.47705115225588E+018" calcext:value-type="float">
            <text:p>1.47705115225588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115211387E+018" calcext:value-type="float">
            <text:p>1.47705115211387E+018</text:p>
          </table:table-cell>
          <table:table-cell office:value-type="float" office:value="1.47705115225593E+018" calcext:value-type="float">
            <text:p>1.47705115225593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115211422E+018" calcext:value-type="float">
            <text:p>1.47705115211422E+018</text:p>
          </table:table-cell>
          <table:table-cell office:value-type="float" office:value="1.47705115225599E+018" calcext:value-type="float">
            <text:p>1.47705115225599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115211457E+018" calcext:value-type="float">
            <text:p>1.47705115211457E+018</text:p>
          </table:table-cell>
          <table:table-cell office:value-type="float" office:value="1.47705115225604E+018" calcext:value-type="float">
            <text:p>1.47705115225604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115211492E+018" calcext:value-type="float">
            <text:p>1.47705115211492E+018</text:p>
          </table:table-cell>
          <table:table-cell office:value-type="float" office:value="1.47705115225609E+018" calcext:value-type="float">
            <text:p>1.47705115225609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115211526E+018" calcext:value-type="float">
            <text:p>1.47705115211526E+018</text:p>
          </table:table-cell>
          <table:table-cell office:value-type="float" office:value="1.47705115225615E+018" calcext:value-type="float">
            <text:p>1.47705115225615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115211561E+018" calcext:value-type="float">
            <text:p>1.47705115211561E+018</text:p>
          </table:table-cell>
          <table:table-cell office:value-type="float" office:value="1.4770511522562E+018" calcext:value-type="float">
            <text:p>1.4770511522562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1152116E+018" calcext:value-type="float">
            <text:p>1.477051152116E+018</text:p>
          </table:table-cell>
          <table:table-cell office:value-type="float" office:value="1.47705115225625E+018" calcext:value-type="float">
            <text:p>1.47705115225625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115211636E+018" calcext:value-type="float">
            <text:p>1.47705115211636E+018</text:p>
          </table:table-cell>
          <table:table-cell office:value-type="float" office:value="1.4770511522563E+018" calcext:value-type="float">
            <text:p>1.4770511522563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115211676E+018" calcext:value-type="float">
            <text:p>1.47705115211676E+018</text:p>
          </table:table-cell>
          <table:table-cell office:value-type="float" office:value="1.47705115225636E+018" calcext:value-type="float">
            <text:p>1.47705115225636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115211712E+018" calcext:value-type="float">
            <text:p>1.47705115211712E+018</text:p>
          </table:table-cell>
          <table:table-cell office:value-type="float" office:value="1.4770511522566E+018" calcext:value-type="float">
            <text:p>1.4770511522566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115211746E+018" calcext:value-type="float">
            <text:p>1.47705115211746E+018</text:p>
          </table:table-cell>
          <table:table-cell office:value-type="float" office:value="1.47705115225775E+018" calcext:value-type="float">
            <text:p>1.47705115225775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115211781E+018" calcext:value-type="float">
            <text:p>1.47705115211781E+018</text:p>
          </table:table-cell>
          <table:table-cell office:value-type="float" office:value="1.4770511522578E+018" calcext:value-type="float">
            <text:p>1.4770511522578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115211815E+018" calcext:value-type="float">
            <text:p>1.47705115211815E+018</text:p>
          </table:table-cell>
          <table:table-cell office:value-type="float" office:value="1.47705115225786E+018" calcext:value-type="float">
            <text:p>1.47705115225786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115211851E+018" calcext:value-type="float">
            <text:p>1.47705115211851E+018</text:p>
          </table:table-cell>
          <table:table-cell office:value-type="float" office:value="1.47705115225791E+018" calcext:value-type="float">
            <text:p>1.47705115225791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115211885E+018" calcext:value-type="float">
            <text:p>1.47705115211885E+018</text:p>
          </table:table-cell>
          <table:table-cell office:value-type="float" office:value="1.47705115225797E+018" calcext:value-type="float">
            <text:p>1.47705115225797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11521192E+018" calcext:value-type="float">
            <text:p>1.4770511521192E+018</text:p>
          </table:table-cell>
          <table:table-cell office:value-type="float" office:value="1.47705115225802E+018" calcext:value-type="float">
            <text:p>1.47705115225802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115211955E+018" calcext:value-type="float">
            <text:p>1.47705115211955E+018</text:p>
          </table:table-cell>
          <table:table-cell office:value-type="float" office:value="1.47705115225808E+018" calcext:value-type="float">
            <text:p>1.47705115225808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115211989E+018" calcext:value-type="float">
            <text:p>1.47705115211989E+018</text:p>
          </table:table-cell>
          <table:table-cell office:value-type="float" office:value="1.47705115225813E+018" calcext:value-type="float">
            <text:p>1.47705115225813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115212024E+018" calcext:value-type="float">
            <text:p>1.47705115212024E+018</text:p>
          </table:table-cell>
          <table:table-cell office:value-type="float" office:value="1.47705115225818E+018" calcext:value-type="float">
            <text:p>1.47705115225818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115212059E+018" calcext:value-type="float">
            <text:p>1.47705115212059E+018</text:p>
          </table:table-cell>
          <table:table-cell office:value-type="float" office:value="1.47705115225823E+018" calcext:value-type="float">
            <text:p>1.47705115225823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115212097E+018" calcext:value-type="float">
            <text:p>1.47705115212097E+018</text:p>
          </table:table-cell>
          <table:table-cell office:value-type="float" office:value="1.47705115225829E+018" calcext:value-type="float">
            <text:p>1.47705115225829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115212133E+018" calcext:value-type="float">
            <text:p>1.47705115212133E+018</text:p>
          </table:table-cell>
          <table:table-cell office:value-type="float" office:value="1.47705115225834E+018" calcext:value-type="float">
            <text:p>1.47705115225834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11521217E+018" calcext:value-type="float">
            <text:p>1.4770511521217E+018</text:p>
          </table:table-cell>
          <table:table-cell office:value-type="float" office:value="1.47705115225839E+018" calcext:value-type="float">
            <text:p>1.47705115225839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115212217E+018" calcext:value-type="float">
            <text:p>1.47705115212217E+018</text:p>
          </table:table-cell>
          <table:table-cell office:value-type="float" office:value="1.47705115225845E+018" calcext:value-type="float">
            <text:p>1.47705115225845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115212252E+018" calcext:value-type="float">
            <text:p>1.47705115212252E+018</text:p>
          </table:table-cell>
          <table:table-cell office:value-type="float" office:value="1.4770511522585E+018" calcext:value-type="float">
            <text:p>1.4770511522585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115212287E+018" calcext:value-type="float">
            <text:p>1.47705115212287E+018</text:p>
          </table:table-cell>
          <table:table-cell office:value-type="float" office:value="1.47705115225855E+018" calcext:value-type="float">
            <text:p>1.47705115225855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115212327E+018" calcext:value-type="float">
            <text:p>1.47705115212327E+018</text:p>
          </table:table-cell>
          <table:table-cell office:value-type="float" office:value="1.47705115225861E+018" calcext:value-type="float">
            <text:p>1.47705115225861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115212368E+018" calcext:value-type="float">
            <text:p>1.47705115212368E+018</text:p>
          </table:table-cell>
          <table:table-cell office:value-type="float" office:value="1.47705115225866E+018" calcext:value-type="float">
            <text:p>1.47705115225866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115212407E+018" calcext:value-type="float">
            <text:p>1.47705115212407E+018</text:p>
          </table:table-cell>
          <table:table-cell office:value-type="float" office:value="1.47705115225872E+018" calcext:value-type="float">
            <text:p>1.47705115225872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115212444E+018" calcext:value-type="float">
            <text:p>1.47705115212444E+018</text:p>
          </table:table-cell>
          <table:table-cell office:value-type="float" office:value="1.47705115225877E+018" calcext:value-type="float">
            <text:p>1.47705115225877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115212484E+018" calcext:value-type="float">
            <text:p>1.47705115212484E+018</text:p>
          </table:table-cell>
          <table:table-cell office:value-type="float" office:value="1.47705115225884E+018" calcext:value-type="float">
            <text:p>1.47705115225884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115212519E+018" calcext:value-type="float">
            <text:p>1.47705115212519E+018</text:p>
          </table:table-cell>
          <table:table-cell office:value-type="float" office:value="1.47705115225889E+018" calcext:value-type="float">
            <text:p>1.47705115225889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115212554E+018" calcext:value-type="float">
            <text:p>1.47705115212554E+018</text:p>
          </table:table-cell>
          <table:table-cell office:value-type="float" office:value="1.47705115225894E+018" calcext:value-type="float">
            <text:p>1.47705115225894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115212589E+018" calcext:value-type="float">
            <text:p>1.47705115212589E+018</text:p>
          </table:table-cell>
          <table:table-cell office:value-type="float" office:value="1.477051152259E+018" calcext:value-type="float">
            <text:p>1.477051152259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115212624E+018" calcext:value-type="float">
            <text:p>1.47705115212624E+018</text:p>
          </table:table-cell>
          <table:table-cell office:value-type="float" office:value="1.47705115225919E+018" calcext:value-type="float">
            <text:p>1.47705115225919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115212663E+018" calcext:value-type="float">
            <text:p>1.47705115212663E+018</text:p>
          </table:table-cell>
          <table:table-cell office:value-type="float" office:value="1.47705115226028E+018" calcext:value-type="float">
            <text:p>1.47705115226028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1152127E+018" calcext:value-type="float">
            <text:p>1.477051152127E+018</text:p>
          </table:table-cell>
          <table:table-cell office:value-type="float" office:value="1.47705115226033E+018" calcext:value-type="float">
            <text:p>1.47705115226033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115212735E+018" calcext:value-type="float">
            <text:p>1.47705115212735E+018</text:p>
          </table:table-cell>
          <table:table-cell office:value-type="float" office:value="1.47705115226039E+018" calcext:value-type="float">
            <text:p>1.47705115226039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115212769E+018" calcext:value-type="float">
            <text:p>1.47705115212769E+018</text:p>
          </table:table-cell>
          <table:table-cell office:value-type="float" office:value="1.47705115226044E+018" calcext:value-type="float">
            <text:p>1.47705115226044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115212805E+018" calcext:value-type="float">
            <text:p>1.47705115212805E+018</text:p>
          </table:table-cell>
          <table:table-cell office:value-type="float" office:value="1.4770511522605E+018" calcext:value-type="float">
            <text:p>1.4770511522605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11521284E+018" calcext:value-type="float">
            <text:p>1.4770511521284E+018</text:p>
          </table:table-cell>
          <table:table-cell office:value-type="float" office:value="1.47705115226055E+018" calcext:value-type="float">
            <text:p>1.47705115226055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115212875E+018" calcext:value-type="float">
            <text:p>1.47705115212875E+018</text:p>
          </table:table-cell>
          <table:table-cell office:value-type="float" office:value="1.4770511522606E+018" calcext:value-type="float">
            <text:p>1.4770511522606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11521291E+018" calcext:value-type="float">
            <text:p>1.4770511521291E+018</text:p>
          </table:table-cell>
          <table:table-cell office:value-type="float" office:value="1.47705115226066E+018" calcext:value-type="float">
            <text:p>1.47705115226066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115212944E+018" calcext:value-type="float">
            <text:p>1.47705115212944E+018</text:p>
          </table:table-cell>
          <table:table-cell office:value-type="float" office:value="1.47705115226071E+018" calcext:value-type="float">
            <text:p>1.47705115226071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115212979E+018" calcext:value-type="float">
            <text:p>1.47705115212979E+018</text:p>
          </table:table-cell>
          <table:table-cell office:value-type="float" office:value="1.47705115226076E+018" calcext:value-type="float">
            <text:p>1.47705115226076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115213013E+018" calcext:value-type="float">
            <text:p>1.47705115213013E+018</text:p>
          </table:table-cell>
          <table:table-cell office:value-type="float" office:value="1.47705115226082E+018" calcext:value-type="float">
            <text:p>1.47705115226082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115213053E+018" calcext:value-type="float">
            <text:p>1.47705115213053E+018</text:p>
          </table:table-cell>
          <table:table-cell office:value-type="float" office:value="1.47705115226087E+018" calcext:value-type="float">
            <text:p>1.47705115226087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115213089E+018" calcext:value-type="float">
            <text:p>1.47705115213089E+018</text:p>
          </table:table-cell>
          <table:table-cell office:value-type="float" office:value="1.47705115226092E+018" calcext:value-type="float">
            <text:p>1.47705115226092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115213126E+018" calcext:value-type="float">
            <text:p>1.47705115213126E+018</text:p>
          </table:table-cell>
          <table:table-cell office:value-type="float" office:value="1.47705115226098E+018" calcext:value-type="float">
            <text:p>1.47705115226098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115213163E+018" calcext:value-type="float">
            <text:p>1.47705115213163E+018</text:p>
          </table:table-cell>
          <table:table-cell office:value-type="float" office:value="1.47705115226103E+018" calcext:value-type="float">
            <text:p>1.47705115226103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115213198E+018" calcext:value-type="float">
            <text:p>1.47705115213198E+018</text:p>
          </table:table-cell>
          <table:table-cell office:value-type="float" office:value="1.47705115226108E+018" calcext:value-type="float">
            <text:p>1.47705115226108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115213233E+018" calcext:value-type="float">
            <text:p>1.47705115213233E+018</text:p>
          </table:table-cell>
          <table:table-cell office:value-type="float" office:value="1.47705115226113E+018" calcext:value-type="float">
            <text:p>1.47705115226113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115213268E+018" calcext:value-type="float">
            <text:p>1.47705115213268E+018</text:p>
          </table:table-cell>
          <table:table-cell office:value-type="float" office:value="1.47705115226119E+018" calcext:value-type="float">
            <text:p>1.47705115226119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115213303E+018" calcext:value-type="float">
            <text:p>1.47705115213303E+018</text:p>
          </table:table-cell>
          <table:table-cell office:value-type="float" office:value="1.47705115226124E+018" calcext:value-type="float">
            <text:p>1.47705115226124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115213337E+018" calcext:value-type="float">
            <text:p>1.47705115213337E+018</text:p>
          </table:table-cell>
          <table:table-cell office:value-type="float" office:value="1.47705115226129E+018" calcext:value-type="float">
            <text:p>1.47705115226129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115213372E+018" calcext:value-type="float">
            <text:p>1.47705115213372E+018</text:p>
          </table:table-cell>
          <table:table-cell office:value-type="float" office:value="1.47705115226135E+018" calcext:value-type="float">
            <text:p>1.47705115226135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115213407E+018" calcext:value-type="float">
            <text:p>1.47705115213407E+018</text:p>
          </table:table-cell>
          <table:table-cell office:value-type="float" office:value="1.47705115226158E+018" calcext:value-type="float">
            <text:p>1.47705115226158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115213441E+018" calcext:value-type="float">
            <text:p>1.47705115213441E+018</text:p>
          </table:table-cell>
          <table:table-cell office:value-type="float" office:value="1.47705115226168E+018" calcext:value-type="float">
            <text:p>1.47705115226168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115213476E+018" calcext:value-type="float">
            <text:p>1.47705115213476E+018</text:p>
          </table:table-cell>
          <table:table-cell office:value-type="float" office:value="1.47705115226233E+018" calcext:value-type="float">
            <text:p>1.47705115226233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115213511E+018" calcext:value-type="float">
            <text:p>1.47705115213511E+018</text:p>
          </table:table-cell>
          <table:table-cell office:value-type="float" office:value="1.47705115226238E+018" calcext:value-type="float">
            <text:p>1.47705115226238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115213546E+018" calcext:value-type="float">
            <text:p>1.47705115213546E+018</text:p>
          </table:table-cell>
          <table:table-cell office:value-type="float" office:value="1.47705115226244E+018" calcext:value-type="float">
            <text:p>1.47705115226244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115213581E+018" calcext:value-type="float">
            <text:p>1.47705115213581E+018</text:p>
          </table:table-cell>
          <table:table-cell office:value-type="float" office:value="1.47705115226249E+018" calcext:value-type="float">
            <text:p>1.47705115226249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115213615E+018" calcext:value-type="float">
            <text:p>1.47705115213615E+018</text:p>
          </table:table-cell>
          <table:table-cell office:value-type="float" office:value="1.47705115226255E+018" calcext:value-type="float">
            <text:p>1.47705115226255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115213665E+018" calcext:value-type="float">
            <text:p>1.47705115213665E+018</text:p>
          </table:table-cell>
          <table:table-cell office:value-type="float" office:value="1.4770511522626E+018" calcext:value-type="float">
            <text:p>1.4770511522626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115213703E+018" calcext:value-type="float">
            <text:p>1.47705115213703E+018</text:p>
          </table:table-cell>
          <table:table-cell office:value-type="float" office:value="1.47705115226265E+018" calcext:value-type="float">
            <text:p>1.47705115226265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115213741E+018" calcext:value-type="float">
            <text:p>1.47705115213741E+018</text:p>
          </table:table-cell>
          <table:table-cell office:value-type="float" office:value="1.47705115226271E+018" calcext:value-type="float">
            <text:p>1.47705115226271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115213779E+018" calcext:value-type="float">
            <text:p>1.47705115213779E+018</text:p>
          </table:table-cell>
          <table:table-cell office:value-type="float" office:value="1.47705115226276E+018" calcext:value-type="float">
            <text:p>1.47705115226276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115213821E+018" calcext:value-type="float">
            <text:p>1.47705115213821E+018</text:p>
          </table:table-cell>
          <table:table-cell office:value-type="float" office:value="1.47705115226281E+018" calcext:value-type="float">
            <text:p>1.47705115226281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115213857E+018" calcext:value-type="float">
            <text:p>1.47705115213857E+018</text:p>
          </table:table-cell>
          <table:table-cell office:value-type="float" office:value="1.47705115226287E+018" calcext:value-type="float">
            <text:p>1.47705115226287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115213895E+018" calcext:value-type="float">
            <text:p>1.47705115213895E+018</text:p>
          </table:table-cell>
          <table:table-cell office:value-type="float" office:value="1.47705115226292E+018" calcext:value-type="float">
            <text:p>1.47705115226292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11521393E+018" calcext:value-type="float">
            <text:p>1.4770511521393E+018</text:p>
          </table:table-cell>
          <table:table-cell office:value-type="float" office:value="1.47705115226297E+018" calcext:value-type="float">
            <text:p>1.47705115226297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115213965E+018" calcext:value-type="float">
            <text:p>1.47705115213965E+018</text:p>
          </table:table-cell>
          <table:table-cell office:value-type="float" office:value="1.4770511522632E+018" calcext:value-type="float">
            <text:p>1.4770511522632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115213999E+018" calcext:value-type="float">
            <text:p>1.47705115213999E+018</text:p>
          </table:table-cell>
          <table:table-cell office:value-type="float" office:value="1.47705115226336E+018" calcext:value-type="float">
            <text:p>1.47705115226336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115214048E+018" calcext:value-type="float">
            <text:p>1.47705115214048E+018</text:p>
          </table:table-cell>
          <table:table-cell office:value-type="float" office:value="1.47705115226379E+018" calcext:value-type="float">
            <text:p>1.47705115226379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115214085E+018" calcext:value-type="float">
            <text:p>1.47705115214085E+018</text:p>
          </table:table-cell>
          <table:table-cell office:value-type="float" office:value="1.47705115226384E+018" calcext:value-type="float">
            <text:p>1.47705115226384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115214122E+018" calcext:value-type="float">
            <text:p>1.47705115214122E+018</text:p>
          </table:table-cell>
          <table:table-cell office:value-type="float" office:value="1.4770511522639E+018" calcext:value-type="float">
            <text:p>1.4770511522639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115214163E+018" calcext:value-type="float">
            <text:p>1.47705115214163E+018</text:p>
          </table:table-cell>
          <table:table-cell office:value-type="float" office:value="1.47705115226395E+018" calcext:value-type="float">
            <text:p>1.47705115226395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115214202E+018" calcext:value-type="float">
            <text:p>1.47705115214202E+018</text:p>
          </table:table-cell>
          <table:table-cell office:value-type="float" office:value="1.477051152264E+018" calcext:value-type="float">
            <text:p>1.477051152264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115214239E+018" calcext:value-type="float">
            <text:p>1.47705115214239E+018</text:p>
          </table:table-cell>
          <table:table-cell office:value-type="float" office:value="1.47705115226406E+018" calcext:value-type="float">
            <text:p>1.47705115226406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115214275E+018" calcext:value-type="float">
            <text:p>1.47705115214275E+018</text:p>
          </table:table-cell>
          <table:table-cell office:value-type="float" office:value="1.47705115226411E+018" calcext:value-type="float">
            <text:p>1.47705115226411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115214309E+018" calcext:value-type="float">
            <text:p>1.47705115214309E+018</text:p>
          </table:table-cell>
          <table:table-cell office:value-type="float" office:value="1.47705115226429E+018" calcext:value-type="float">
            <text:p>1.47705115226429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115214344E+018" calcext:value-type="float">
            <text:p>1.47705115214344E+018</text:p>
          </table:table-cell>
          <table:table-cell office:value-type="float" office:value="1.4770511522648E+018" calcext:value-type="float">
            <text:p>1.4770511522648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115214379E+018" calcext:value-type="float">
            <text:p>1.47705115214379E+018</text:p>
          </table:table-cell>
          <table:table-cell office:value-type="float" office:value="1.47705115226485E+018" calcext:value-type="float">
            <text:p>1.47705115226485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115214414E+018" calcext:value-type="float">
            <text:p>1.47705115214414E+018</text:p>
          </table:table-cell>
          <table:table-cell office:value-type="float" office:value="1.47705115226491E+018" calcext:value-type="float">
            <text:p>1.47705115226491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115214449E+018" calcext:value-type="float">
            <text:p>1.47705115214449E+018</text:p>
          </table:table-cell>
          <table:table-cell office:value-type="float" office:value="1.47705115226496E+018" calcext:value-type="float">
            <text:p>1.47705115226496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115214484E+018" calcext:value-type="float">
            <text:p>1.47705115214484E+018</text:p>
          </table:table-cell>
          <table:table-cell office:value-type="float" office:value="1.47705115226501E+018" calcext:value-type="float">
            <text:p>1.47705115226501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115214518E+018" calcext:value-type="float">
            <text:p>1.47705115214518E+018</text:p>
          </table:table-cell>
          <table:table-cell office:value-type="float" office:value="1.47705115226507E+018" calcext:value-type="float">
            <text:p>1.47705115226507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115214557E+018" calcext:value-type="float">
            <text:p>1.47705115214557E+018</text:p>
          </table:table-cell>
          <table:table-cell office:value-type="float" office:value="1.47705115226512E+018" calcext:value-type="float">
            <text:p>1.47705115226512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115214593E+018" calcext:value-type="float">
            <text:p>1.47705115214593E+018</text:p>
          </table:table-cell>
          <table:table-cell office:value-type="float" office:value="1.47705115226518E+018" calcext:value-type="float">
            <text:p>1.47705115226518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115214629E+018" calcext:value-type="float">
            <text:p>1.47705115214629E+018</text:p>
          </table:table-cell>
          <table:table-cell office:value-type="float" office:value="1.47705115226536E+018" calcext:value-type="float">
            <text:p>1.47705115226536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115214668E+018" calcext:value-type="float">
            <text:p>1.47705115214668E+018</text:p>
          </table:table-cell>
          <table:table-cell office:value-type="float" office:value="1.47705115226571E+018" calcext:value-type="float">
            <text:p>1.47705115226571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115214703E+018" calcext:value-type="float">
            <text:p>1.47705115214703E+018</text:p>
          </table:table-cell>
          <table:table-cell office:value-type="float" office:value="1.47705115226577E+018" calcext:value-type="float">
            <text:p>1.47705115226577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115214738E+018" calcext:value-type="float">
            <text:p>1.47705115214738E+018</text:p>
          </table:table-cell>
          <table:table-cell office:value-type="float" office:value="1.47705115226582E+018" calcext:value-type="float">
            <text:p>1.47705115226582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115214773E+018" calcext:value-type="float">
            <text:p>1.47705115214773E+018</text:p>
          </table:table-cell>
          <table:table-cell office:value-type="float" office:value="1.47705115226588E+018" calcext:value-type="float">
            <text:p>1.47705115226588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115214808E+018" calcext:value-type="float">
            <text:p>1.47705115214808E+018</text:p>
          </table:table-cell>
          <table:table-cell office:value-type="float" office:value="1.47705115226606E+018" calcext:value-type="float">
            <text:p>1.47705115226606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115214843E+018" calcext:value-type="float">
            <text:p>1.47705115214843E+018</text:p>
          </table:table-cell>
          <table:table-cell office:value-type="float" office:value="1.47705115226627E+018" calcext:value-type="float">
            <text:p>1.47705115226627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115214877E+018" calcext:value-type="float">
            <text:p>1.47705115214877E+018</text:p>
          </table:table-cell>
          <table:table-cell office:value-type="float" office:value="1.47705115226667E+018" calcext:value-type="float">
            <text:p>1.47705115226667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115214912E+018" calcext:value-type="float">
            <text:p>1.47705115214912E+018</text:p>
          </table:table-cell>
          <table:table-cell office:value-type="float" office:value="1.47705115226694E+018" calcext:value-type="float">
            <text:p>1.47705115226694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115214951E+018" calcext:value-type="float">
            <text:p>1.47705115214951E+018</text:p>
          </table:table-cell>
          <table:table-cell office:value-type="float" office:value="1.47705115226722E+018" calcext:value-type="float">
            <text:p>1.47705115226722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115214987E+018" calcext:value-type="float">
            <text:p>1.47705115214987E+018</text:p>
          </table:table-cell>
          <table:table-cell office:value-type="float" office:value="1.4770511522675E+018" calcext:value-type="float">
            <text:p>1.4770511522675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115215023E+018" calcext:value-type="float">
            <text:p>1.47705115215023E+018</text:p>
          </table:table-cell>
          <table:table-cell office:value-type="float" office:value="1.47705115226771E+018" calcext:value-type="float">
            <text:p>1.47705115226771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115215058E+018" calcext:value-type="float">
            <text:p>1.47705115215058E+018</text:p>
          </table:table-cell>
          <table:table-cell office:value-type="float" office:value="1.477051152268E+018" calcext:value-type="float">
            <text:p>1.477051152268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115215099E+018" calcext:value-type="float">
            <text:p>1.47705115215099E+018</text:p>
          </table:table-cell>
          <table:table-cell office:value-type="float" office:value="1.47705115226805E+018" calcext:value-type="float">
            <text:p>1.47705115226805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115215135E+018" calcext:value-type="float">
            <text:p>1.47705115215135E+018</text:p>
          </table:table-cell>
          <table:table-cell office:value-type="float" office:value="1.47705115226811E+018" calcext:value-type="float">
            <text:p>1.47705115226811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115215172E+018" calcext:value-type="float">
            <text:p>1.47705115215172E+018</text:p>
          </table:table-cell>
          <table:table-cell office:value-type="float" office:value="1.47705115226832E+018" calcext:value-type="float">
            <text:p>1.47705115226832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115215207E+018" calcext:value-type="float">
            <text:p>1.47705115215207E+018</text:p>
          </table:table-cell>
          <table:table-cell office:value-type="float" office:value="1.47705115226855E+018" calcext:value-type="float">
            <text:p>1.47705115226855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115215241E+018" calcext:value-type="float">
            <text:p>1.47705115215241E+018</text:p>
          </table:table-cell>
          <table:table-cell office:value-type="float" office:value="1.47705115226914E+018" calcext:value-type="float">
            <text:p>1.47705115226914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115215276E+018" calcext:value-type="float">
            <text:p>1.47705115215276E+018</text:p>
          </table:table-cell>
          <table:table-cell office:value-type="float" office:value="1.47705115226941E+018" calcext:value-type="float">
            <text:p>1.47705115226941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115215311E+018" calcext:value-type="float">
            <text:p>1.47705115215311E+018</text:p>
          </table:table-cell>
          <table:table-cell office:value-type="float" office:value="1.47705115226947E+018" calcext:value-type="float">
            <text:p>1.47705115226947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115215346E+018" calcext:value-type="float">
            <text:p>1.47705115215346E+018</text:p>
          </table:table-cell>
          <table:table-cell office:value-type="float" office:value="1.47705115226969E+018" calcext:value-type="float">
            <text:p>1.47705115226969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11521538E+018" calcext:value-type="float">
            <text:p>1.4770511521538E+018</text:p>
          </table:table-cell>
          <table:table-cell office:value-type="float" office:value="1.47705115226981E+018" calcext:value-type="float">
            <text:p>1.47705115226981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11521542E+018" calcext:value-type="float">
            <text:p>1.4770511521542E+018</text:p>
          </table:table-cell>
          <table:table-cell office:value-type="float" office:value="1.47705115227027E+018" calcext:value-type="float">
            <text:p>1.47705115227027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115215456E+018" calcext:value-type="float">
            <text:p>1.47705115215456E+018</text:p>
          </table:table-cell>
          <table:table-cell office:value-type="float" office:value="1.47705115227032E+018" calcext:value-type="float">
            <text:p>1.47705115227032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115215493E+018" calcext:value-type="float">
            <text:p>1.47705115215493E+018</text:p>
          </table:table-cell>
          <table:table-cell office:value-type="float" office:value="1.47705115227038E+018" calcext:value-type="float">
            <text:p>1.47705115227038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115215528E+018" calcext:value-type="float">
            <text:p>1.47705115215528E+018</text:p>
          </table:table-cell>
          <table:table-cell office:value-type="float" office:value="1.47705115227046E+018" calcext:value-type="float">
            <text:p>1.47705115227046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115215563E+018" calcext:value-type="float">
            <text:p>1.47705115215563E+018</text:p>
          </table:table-cell>
          <table:table-cell office:value-type="float" office:value="1.47705115227052E+018" calcext:value-type="float">
            <text:p>1.47705115227052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115215597E+018" calcext:value-type="float">
            <text:p>1.47705115215597E+018</text:p>
          </table:table-cell>
          <table:table-cell office:value-type="float" office:value="1.47705115227057E+018" calcext:value-type="float">
            <text:p>1.47705115227057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115215632E+018" calcext:value-type="float">
            <text:p>1.47705115215632E+018</text:p>
          </table:table-cell>
          <table:table-cell office:value-type="float" office:value="1.47705115227062E+018" calcext:value-type="float">
            <text:p>1.47705115227062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115215677E+018" calcext:value-type="float">
            <text:p>1.47705115215677E+018</text:p>
          </table:table-cell>
          <table:table-cell office:value-type="float" office:value="1.47705115227068E+018" calcext:value-type="float">
            <text:p>1.47705115227068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11521572E+018" calcext:value-type="float">
            <text:p>1.4770511521572E+018</text:p>
          </table:table-cell>
          <table:table-cell office:value-type="float" office:value="1.47705115227073E+018" calcext:value-type="float">
            <text:p>1.47705115227073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11521576E+018" calcext:value-type="float">
            <text:p>1.4770511521576E+018</text:p>
          </table:table-cell>
          <table:table-cell office:value-type="float" office:value="1.47705115227091E+018" calcext:value-type="float">
            <text:p>1.47705115227091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115215798E+018" calcext:value-type="float">
            <text:p>1.47705115215798E+018</text:p>
          </table:table-cell>
          <table:table-cell office:value-type="float" office:value="1.47705115227141E+018" calcext:value-type="float">
            <text:p>1.47705115227141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115215833E+018" calcext:value-type="float">
            <text:p>1.47705115215833E+018</text:p>
          </table:table-cell>
          <table:table-cell office:value-type="float" office:value="1.47705115227147E+018" calcext:value-type="float">
            <text:p>1.47705115227147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115215868E+018" calcext:value-type="float">
            <text:p>1.47705115215868E+018</text:p>
          </table:table-cell>
          <table:table-cell office:value-type="float" office:value="1.47705115227152E+018" calcext:value-type="float">
            <text:p>1.47705115227152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115215907E+018" calcext:value-type="float">
            <text:p>1.47705115215907E+018</text:p>
          </table:table-cell>
          <table:table-cell office:value-type="float" office:value="1.47705115227158E+018" calcext:value-type="float">
            <text:p>1.47705115227158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115215943E+018" calcext:value-type="float">
            <text:p>1.47705115215943E+018</text:p>
          </table:table-cell>
          <table:table-cell office:value-type="float" office:value="1.47705115227163E+018" calcext:value-type="float">
            <text:p>1.47705115227163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11521598E+018" calcext:value-type="float">
            <text:p>1.4770511521598E+018</text:p>
          </table:table-cell>
          <table:table-cell office:value-type="float" office:value="1.47705115227169E+018" calcext:value-type="float">
            <text:p>1.47705115227169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115216015E+018" calcext:value-type="float">
            <text:p>1.47705115216015E+018</text:p>
          </table:table-cell>
          <table:table-cell office:value-type="float" office:value="1.47705115227174E+018" calcext:value-type="float">
            <text:p>1.47705115227174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115216053E+018" calcext:value-type="float">
            <text:p>1.47705115216053E+018</text:p>
          </table:table-cell>
          <table:table-cell office:value-type="float" office:value="1.47705115227179E+018" calcext:value-type="float">
            <text:p>1.47705115227179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115216088E+018" calcext:value-type="float">
            <text:p>1.47705115216088E+018</text:p>
          </table:table-cell>
          <table:table-cell office:value-type="float" office:value="1.47705115227198E+018" calcext:value-type="float">
            <text:p>1.47705115227198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115216122E+018" calcext:value-type="float">
            <text:p>1.47705115216122E+018</text:p>
          </table:table-cell>
          <table:table-cell office:value-type="float" office:value="1.47705115227245E+018" calcext:value-type="float">
            <text:p>1.47705115227245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11521616E+018" calcext:value-type="float">
            <text:p>1.4770511521616E+018</text:p>
          </table:table-cell>
          <table:table-cell office:value-type="float" office:value="1.4770511522725E+018" calcext:value-type="float">
            <text:p>1.4770511522725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1152162E+018" calcext:value-type="float">
            <text:p>1.477051152162E+018</text:p>
          </table:table-cell>
          <table:table-cell office:value-type="float" office:value="1.47705115227256E+018" calcext:value-type="float">
            <text:p>1.47705115227256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115216238E+018" calcext:value-type="float">
            <text:p>1.47705115216238E+018</text:p>
          </table:table-cell>
          <table:table-cell office:value-type="float" office:value="1.47705115227261E+018" calcext:value-type="float">
            <text:p>1.47705115227261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115216276E+018" calcext:value-type="float">
            <text:p>1.47705115216276E+018</text:p>
          </table:table-cell>
          <table:table-cell office:value-type="float" office:value="1.47705115227267E+018" calcext:value-type="float">
            <text:p>1.47705115227267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115216312E+018" calcext:value-type="float">
            <text:p>1.47705115216312E+018</text:p>
          </table:table-cell>
          <table:table-cell office:value-type="float" office:value="1.47705115227272E+018" calcext:value-type="float">
            <text:p>1.47705115227272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115216347E+018" calcext:value-type="float">
            <text:p>1.47705115216347E+018</text:p>
          </table:table-cell>
          <table:table-cell office:value-type="float" office:value="1.47705115227277E+018" calcext:value-type="float">
            <text:p>1.47705115227277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115216382E+018" calcext:value-type="float">
            <text:p>1.47705115216382E+018</text:p>
          </table:table-cell>
          <table:table-cell office:value-type="float" office:value="1.47705115227283E+018" calcext:value-type="float">
            <text:p>1.47705115227283E+018</text:p>
          </table:table-cell>
        </table:table-row>
      </table:table>
      <table:table table:name="times_10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129458614E+018" calcext:value-type="float">
            <text:p>1.47705129458614E+018</text:p>
          </table:table-cell>
          <table:table-cell office:value-type="float" office:value="1.47705129459238E+018" calcext:value-type="float">
            <text:p>1.47705129459238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129458672E+018" calcext:value-type="float">
            <text:p>1.47705129458672E+018</text:p>
          </table:table-cell>
          <table:table-cell office:value-type="float" office:value="1.47705129459311E+018" calcext:value-type="float">
            <text:p>1.47705129459311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129458709E+018" calcext:value-type="float">
            <text:p>1.47705129458709E+018</text:p>
          </table:table-cell>
          <table:table-cell office:value-type="float" office:value="1.4770512945933E+018" calcext:value-type="float">
            <text:p>1.4770512945933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129458744E+018" calcext:value-type="float">
            <text:p>1.47705129458744E+018</text:p>
          </table:table-cell>
          <table:table-cell office:value-type="float" office:value="1.47705129459476E+018" calcext:value-type="float">
            <text:p>1.47705129459476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129458779E+018" calcext:value-type="float">
            <text:p>1.47705129458779E+018</text:p>
          </table:table-cell>
          <table:table-cell office:value-type="float" office:value="1.47705129459537E+018" calcext:value-type="float">
            <text:p>1.47705129459537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129458814E+018" calcext:value-type="float">
            <text:p>1.47705129458814E+018</text:p>
          </table:table-cell>
          <table:table-cell office:value-type="float" office:value="1.47705129459609E+018" calcext:value-type="float">
            <text:p>1.47705129459609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129458849E+018" calcext:value-type="float">
            <text:p>1.47705129458849E+018</text:p>
          </table:table-cell>
          <table:table-cell office:value-type="float" office:value="1.47705129460029E+018" calcext:value-type="float">
            <text:p>1.47705129460029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129458884E+018" calcext:value-type="float">
            <text:p>1.47705129458884E+018</text:p>
          </table:table-cell>
          <table:table-cell office:value-type="float" office:value="1.47705129460226E+018" calcext:value-type="float">
            <text:p>1.47705129460226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129458921E+018" calcext:value-type="float">
            <text:p>1.47705129458921E+018</text:p>
          </table:table-cell>
          <table:table-cell office:value-type="float" office:value="1.47705129460537E+018" calcext:value-type="float">
            <text:p>1.47705129460537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129458957E+018" calcext:value-type="float">
            <text:p>1.47705129458957E+018</text:p>
          </table:table-cell>
          <table:table-cell office:value-type="float" office:value="1.47705129460557E+018" calcext:value-type="float">
            <text:p>1.47705129460557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129458992E+018" calcext:value-type="float">
            <text:p>1.47705129458992E+018</text:p>
          </table:table-cell>
          <table:table-cell office:value-type="float" office:value="1.47705129460877E+018" calcext:value-type="float">
            <text:p>1.47705129460877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129459029E+018" calcext:value-type="float">
            <text:p>1.47705129459029E+018</text:p>
          </table:table-cell>
          <table:table-cell office:value-type="float" office:value="1.4770512946122E+018" calcext:value-type="float">
            <text:p>1.4770512946122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129459082E+018" calcext:value-type="float">
            <text:p>1.47705129459082E+018</text:p>
          </table:table-cell>
          <table:table-cell office:value-type="float" office:value="1.47705129462379E+018" calcext:value-type="float">
            <text:p>1.47705129462379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129459122E+018" calcext:value-type="float">
            <text:p>1.47705129459122E+018</text:p>
          </table:table-cell>
          <table:table-cell office:value-type="float" office:value="1.47705129462495E+018" calcext:value-type="float">
            <text:p>1.47705129462495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129459157E+018" calcext:value-type="float">
            <text:p>1.47705129459157E+018</text:p>
          </table:table-cell>
          <table:table-cell office:value-type="float" office:value="1.47705129462562E+018" calcext:value-type="float">
            <text:p>1.47705129462562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129459206E+018" calcext:value-type="float">
            <text:p>1.47705129459206E+018</text:p>
          </table:table-cell>
          <table:table-cell office:value-type="float" office:value="1.47705129462584E+018" calcext:value-type="float">
            <text:p>1.47705129462584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129459242E+018" calcext:value-type="float">
            <text:p>1.47705129459242E+018</text:p>
          </table:table-cell>
          <table:table-cell office:value-type="float" office:value="1.4770512946259E+018" calcext:value-type="float">
            <text:p>1.4770512946259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129459278E+018" calcext:value-type="float">
            <text:p>1.47705129459278E+018</text:p>
          </table:table-cell>
          <table:table-cell office:value-type="float" office:value="1.47705129462889E+018" calcext:value-type="float">
            <text:p>1.47705129462889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12945933E+018" calcext:value-type="float">
            <text:p>1.4770512945933E+018</text:p>
          </table:table-cell>
          <table:table-cell office:value-type="float" office:value="1.4770512946306E+018" calcext:value-type="float">
            <text:p>1.4770512946306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129459367E+018" calcext:value-type="float">
            <text:p>1.47705129459367E+018</text:p>
          </table:table-cell>
          <table:table-cell office:value-type="float" office:value="1.47705129463135E+018" calcext:value-type="float">
            <text:p>1.47705129463135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129459417E+018" calcext:value-type="float">
            <text:p>1.47705129459417E+018</text:p>
          </table:table-cell>
          <table:table-cell office:value-type="float" office:value="1.47705129463304E+018" calcext:value-type="float">
            <text:p>1.47705129463304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129459466E+018" calcext:value-type="float">
            <text:p>1.47705129459466E+018</text:p>
          </table:table-cell>
          <table:table-cell office:value-type="float" office:value="1.47705129463384E+018" calcext:value-type="float">
            <text:p>1.47705129463384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129459503E+018" calcext:value-type="float">
            <text:p>1.47705129459503E+018</text:p>
          </table:table-cell>
          <table:table-cell office:value-type="float" office:value="1.47705129463547E+018" calcext:value-type="float">
            <text:p>1.47705129463547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129459555E+018" calcext:value-type="float">
            <text:p>1.47705129459555E+018</text:p>
          </table:table-cell>
          <table:table-cell office:value-type="float" office:value="1.4770512946362E+018" calcext:value-type="float">
            <text:p>1.4770512946362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129459596E+018" calcext:value-type="float">
            <text:p>1.47705129459596E+018</text:p>
          </table:table-cell>
          <table:table-cell office:value-type="float" office:value="1.47705129463696E+018" calcext:value-type="float">
            <text:p>1.47705129463696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129459634E+018" calcext:value-type="float">
            <text:p>1.47705129459634E+018</text:p>
          </table:table-cell>
          <table:table-cell office:value-type="float" office:value="1.47705129463817E+018" calcext:value-type="float">
            <text:p>1.47705129463817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129459674E+018" calcext:value-type="float">
            <text:p>1.47705129459674E+018</text:p>
          </table:table-cell>
          <table:table-cell office:value-type="float" office:value="1.47705129463876E+018" calcext:value-type="float">
            <text:p>1.47705129463876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129459709E+018" calcext:value-type="float">
            <text:p>1.47705129459709E+018</text:p>
          </table:table-cell>
          <table:table-cell office:value-type="float" office:value="1.477051294639E+018" calcext:value-type="float">
            <text:p>1.477051294639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129459747E+018" calcext:value-type="float">
            <text:p>1.47705129459747E+018</text:p>
          </table:table-cell>
          <table:table-cell office:value-type="float" office:value="1.47705129463907E+018" calcext:value-type="float">
            <text:p>1.47705129463907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129459782E+018" calcext:value-type="float">
            <text:p>1.47705129459782E+018</text:p>
          </table:table-cell>
          <table:table-cell office:value-type="float" office:value="1.47705129464364E+018" calcext:value-type="float">
            <text:p>1.47705129464364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129459817E+018" calcext:value-type="float">
            <text:p>1.47705129459817E+018</text:p>
          </table:table-cell>
          <table:table-cell office:value-type="float" office:value="1.47705129464522E+018" calcext:value-type="float">
            <text:p>1.47705129464522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129459852E+018" calcext:value-type="float">
            <text:p>1.47705129459852E+018</text:p>
          </table:table-cell>
          <table:table-cell office:value-type="float" office:value="1.4770512946465E+018" calcext:value-type="float">
            <text:p>1.4770512946465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129459887E+018" calcext:value-type="float">
            <text:p>1.47705129459887E+018</text:p>
          </table:table-cell>
          <table:table-cell office:value-type="float" office:value="1.47705129464677E+018" calcext:value-type="float">
            <text:p>1.47705129464677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129459921E+018" calcext:value-type="float">
            <text:p>1.47705129459921E+018</text:p>
          </table:table-cell>
          <table:table-cell office:value-type="float" office:value="1.47705129464706E+018" calcext:value-type="float">
            <text:p>1.47705129464706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129459969E+018" calcext:value-type="float">
            <text:p>1.47705129459969E+018</text:p>
          </table:table-cell>
          <table:table-cell office:value-type="float" office:value="1.47705129464712E+018" calcext:value-type="float">
            <text:p>1.47705129464712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129460004E+018" calcext:value-type="float">
            <text:p>1.47705129460004E+018</text:p>
          </table:table-cell>
          <table:table-cell office:value-type="float" office:value="1.4770512946473E+018" calcext:value-type="float">
            <text:p>1.4770512946473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129460044E+018" calcext:value-type="float">
            <text:p>1.47705129460044E+018</text:p>
          </table:table-cell>
          <table:table-cell office:value-type="float" office:value="1.47705129464798E+018" calcext:value-type="float">
            <text:p>1.47705129464798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12946008E+018" calcext:value-type="float">
            <text:p>1.4770512946008E+018</text:p>
          </table:table-cell>
          <table:table-cell office:value-type="float" office:value="1.47705129464915E+018" calcext:value-type="float">
            <text:p>1.47705129464915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129460115E+018" calcext:value-type="float">
            <text:p>1.47705129460115E+018</text:p>
          </table:table-cell>
          <table:table-cell office:value-type="float" office:value="1.47705129464964E+018" calcext:value-type="float">
            <text:p>1.47705129464964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129460161E+018" calcext:value-type="float">
            <text:p>1.47705129460161E+018</text:p>
          </table:table-cell>
          <table:table-cell office:value-type="float" office:value="1.4770512946497E+018" calcext:value-type="float">
            <text:p>1.4770512946497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129460197E+018" calcext:value-type="float">
            <text:p>1.47705129460197E+018</text:p>
          </table:table-cell>
          <table:table-cell office:value-type="float" office:value="1.47705129464976E+018" calcext:value-type="float">
            <text:p>1.47705129464976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129460236E+018" calcext:value-type="float">
            <text:p>1.47705129460236E+018</text:p>
          </table:table-cell>
          <table:table-cell office:value-type="float" office:value="1.47705129465008E+018" calcext:value-type="float">
            <text:p>1.47705129465008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129460272E+018" calcext:value-type="float">
            <text:p>1.47705129460272E+018</text:p>
          </table:table-cell>
          <table:table-cell office:value-type="float" office:value="1.47705129465311E+018" calcext:value-type="float">
            <text:p>1.47705129465311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129460307E+018" calcext:value-type="float">
            <text:p>1.47705129460307E+018</text:p>
          </table:table-cell>
          <table:table-cell office:value-type="float" office:value="1.47705129465413E+018" calcext:value-type="float">
            <text:p>1.47705129465413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129460344E+018" calcext:value-type="float">
            <text:p>1.47705129460344E+018</text:p>
          </table:table-cell>
          <table:table-cell office:value-type="float" office:value="1.47705129465446E+018" calcext:value-type="float">
            <text:p>1.47705129465446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129460378E+018" calcext:value-type="float">
            <text:p>1.47705129460378E+018</text:p>
          </table:table-cell>
          <table:table-cell office:value-type="float" office:value="1.47705129465452E+018" calcext:value-type="float">
            <text:p>1.47705129465452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129460434E+018" calcext:value-type="float">
            <text:p>1.47705129460434E+018</text:p>
          </table:table-cell>
          <table:table-cell office:value-type="float" office:value="1.47705129465458E+018" calcext:value-type="float">
            <text:p>1.47705129465458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129460471E+018" calcext:value-type="float">
            <text:p>1.47705129460471E+018</text:p>
          </table:table-cell>
          <table:table-cell office:value-type="float" office:value="1.47705129465501E+018" calcext:value-type="float">
            <text:p>1.47705129465501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129460506E+018" calcext:value-type="float">
            <text:p>1.47705129460506E+018</text:p>
          </table:table-cell>
          <table:table-cell office:value-type="float" office:value="1.47705129465507E+018" calcext:value-type="float">
            <text:p>1.47705129465507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129460554E+018" calcext:value-type="float">
            <text:p>1.47705129460554E+018</text:p>
          </table:table-cell>
          <table:table-cell office:value-type="float" office:value="1.47705129465513E+018" calcext:value-type="float">
            <text:p>1.47705129465513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129460592E+018" calcext:value-type="float">
            <text:p>1.47705129460592E+018</text:p>
          </table:table-cell>
          <table:table-cell office:value-type="float" office:value="1.47705129465518E+018" calcext:value-type="float">
            <text:p>1.47705129465518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129460627E+018" calcext:value-type="float">
            <text:p>1.47705129460627E+018</text:p>
          </table:table-cell>
          <table:table-cell office:value-type="float" office:value="1.47705129465523E+018" calcext:value-type="float">
            <text:p>1.47705129465523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129460668E+018" calcext:value-type="float">
            <text:p>1.47705129460668E+018</text:p>
          </table:table-cell>
          <table:table-cell office:value-type="float" office:value="1.47705129465529E+018" calcext:value-type="float">
            <text:p>1.47705129465529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129460702E+018" calcext:value-type="float">
            <text:p>1.47705129460702E+018</text:p>
          </table:table-cell>
          <table:table-cell office:value-type="float" office:value="1.47705129465534E+018" calcext:value-type="float">
            <text:p>1.47705129465534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129460737E+018" calcext:value-type="float">
            <text:p>1.47705129460737E+018</text:p>
          </table:table-cell>
          <table:table-cell office:value-type="float" office:value="1.47705129465539E+018" calcext:value-type="float">
            <text:p>1.47705129465539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129460772E+018" calcext:value-type="float">
            <text:p>1.47705129460772E+018</text:p>
          </table:table-cell>
          <table:table-cell office:value-type="float" office:value="1.47705129465576E+018" calcext:value-type="float">
            <text:p>1.47705129465576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12946082E+018" calcext:value-type="float">
            <text:p>1.4770512946082E+018</text:p>
          </table:table-cell>
          <table:table-cell office:value-type="float" office:value="1.47705129465631E+018" calcext:value-type="float">
            <text:p>1.47705129465631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129460856E+018" calcext:value-type="float">
            <text:p>1.47705129460856E+018</text:p>
          </table:table-cell>
          <table:table-cell office:value-type="float" office:value="1.47705129465662E+018" calcext:value-type="float">
            <text:p>1.47705129465662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129460896E+018" calcext:value-type="float">
            <text:p>1.47705129460896E+018</text:p>
          </table:table-cell>
          <table:table-cell office:value-type="float" office:value="1.47705129465838E+018" calcext:value-type="float">
            <text:p>1.47705129465838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129460932E+018" calcext:value-type="float">
            <text:p>1.47705129460932E+018</text:p>
          </table:table-cell>
          <table:table-cell office:value-type="float" office:value="1.47705129465892E+018" calcext:value-type="float">
            <text:p>1.47705129465892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129460966E+018" calcext:value-type="float">
            <text:p>1.47705129460966E+018</text:p>
          </table:table-cell>
          <table:table-cell office:value-type="float" office:value="1.47705129465925E+018" calcext:value-type="float">
            <text:p>1.47705129465925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129461001E+018" calcext:value-type="float">
            <text:p>1.47705129461001E+018</text:p>
          </table:table-cell>
          <table:table-cell office:value-type="float" office:value="1.47705129465931E+018" calcext:value-type="float">
            <text:p>1.47705129465931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129461036E+018" calcext:value-type="float">
            <text:p>1.47705129461036E+018</text:p>
          </table:table-cell>
          <table:table-cell office:value-type="float" office:value="1.47705129465937E+018" calcext:value-type="float">
            <text:p>1.47705129465937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129461071E+018" calcext:value-type="float">
            <text:p>1.47705129461071E+018</text:p>
          </table:table-cell>
          <table:table-cell office:value-type="float" office:value="1.47705129465977E+018" calcext:value-type="float">
            <text:p>1.47705129465977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129461106E+018" calcext:value-type="float">
            <text:p>1.47705129461106E+018</text:p>
          </table:table-cell>
          <table:table-cell office:value-type="float" office:value="1.47705129465983E+018" calcext:value-type="float">
            <text:p>1.47705129465983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129461154E+018" calcext:value-type="float">
            <text:p>1.47705129461154E+018</text:p>
          </table:table-cell>
          <table:table-cell office:value-type="float" office:value="1.47705129465988E+018" calcext:value-type="float">
            <text:p>1.47705129465988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12946119E+018" calcext:value-type="float">
            <text:p>1.4770512946119E+018</text:p>
          </table:table-cell>
          <table:table-cell office:value-type="float" office:value="1.47705129465994E+018" calcext:value-type="float">
            <text:p>1.47705129465994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12946123E+018" calcext:value-type="float">
            <text:p>1.4770512946123E+018</text:p>
          </table:table-cell>
          <table:table-cell office:value-type="float" office:value="1.47705129465999E+018" calcext:value-type="float">
            <text:p>1.47705129465999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129461266E+018" calcext:value-type="float">
            <text:p>1.47705129461266E+018</text:p>
          </table:table-cell>
          <table:table-cell office:value-type="float" office:value="1.47705129466004E+018" calcext:value-type="float">
            <text:p>1.47705129466004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129461301E+018" calcext:value-type="float">
            <text:p>1.47705129461301E+018</text:p>
          </table:table-cell>
          <table:table-cell office:value-type="float" office:value="1.4770512946601E+018" calcext:value-type="float">
            <text:p>1.4770512946601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129461339E+018" calcext:value-type="float">
            <text:p>1.47705129461339E+018</text:p>
          </table:table-cell>
          <table:table-cell office:value-type="float" office:value="1.47705129466036E+018" calcext:value-type="float">
            <text:p>1.47705129466036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129461373E+018" calcext:value-type="float">
            <text:p>1.47705129461373E+018</text:p>
          </table:table-cell>
          <table:table-cell office:value-type="float" office:value="1.47705129466042E+018" calcext:value-type="float">
            <text:p>1.47705129466042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129461408E+018" calcext:value-type="float">
            <text:p>1.47705129461408E+018</text:p>
          </table:table-cell>
          <table:table-cell office:value-type="float" office:value="1.47705129466047E+018" calcext:value-type="float">
            <text:p>1.47705129466047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129461443E+018" calcext:value-type="float">
            <text:p>1.47705129461443E+018</text:p>
          </table:table-cell>
          <table:table-cell office:value-type="float" office:value="1.47705129466099E+018" calcext:value-type="float">
            <text:p>1.47705129466099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129461478E+018" calcext:value-type="float">
            <text:p>1.47705129461478E+018</text:p>
          </table:table-cell>
          <table:table-cell office:value-type="float" office:value="1.47705129466173E+018" calcext:value-type="float">
            <text:p>1.47705129466173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129461513E+018" calcext:value-type="float">
            <text:p>1.47705129461513E+018</text:p>
          </table:table-cell>
          <table:table-cell office:value-type="float" office:value="1.47705129466219E+018" calcext:value-type="float">
            <text:p>1.47705129466219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129461548E+018" calcext:value-type="float">
            <text:p>1.47705129461548E+018</text:p>
          </table:table-cell>
          <table:table-cell office:value-type="float" office:value="1.47705129466225E+018" calcext:value-type="float">
            <text:p>1.47705129466225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129461583E+018" calcext:value-type="float">
            <text:p>1.47705129461583E+018</text:p>
          </table:table-cell>
          <table:table-cell office:value-type="float" office:value="1.47705129466231E+018" calcext:value-type="float">
            <text:p>1.47705129466231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129461617E+018" calcext:value-type="float">
            <text:p>1.47705129461617E+018</text:p>
          </table:table-cell>
          <table:table-cell office:value-type="float" office:value="1.47705129466236E+018" calcext:value-type="float">
            <text:p>1.47705129466236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129461652E+018" calcext:value-type="float">
            <text:p>1.47705129461652E+018</text:p>
          </table:table-cell>
          <table:table-cell office:value-type="float" office:value="1.47705129466242E+018" calcext:value-type="float">
            <text:p>1.47705129466242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129461692E+018" calcext:value-type="float">
            <text:p>1.47705129461692E+018</text:p>
          </table:table-cell>
          <table:table-cell office:value-type="float" office:value="1.47705129466247E+018" calcext:value-type="float">
            <text:p>1.47705129466247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129461727E+018" calcext:value-type="float">
            <text:p>1.47705129461727E+018</text:p>
          </table:table-cell>
          <table:table-cell office:value-type="float" office:value="1.47705129466278E+018" calcext:value-type="float">
            <text:p>1.47705129466278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129461762E+018" calcext:value-type="float">
            <text:p>1.47705129461762E+018</text:p>
          </table:table-cell>
          <table:table-cell office:value-type="float" office:value="1.47705129466284E+018" calcext:value-type="float">
            <text:p>1.47705129466284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129461797E+018" calcext:value-type="float">
            <text:p>1.47705129461797E+018</text:p>
          </table:table-cell>
          <table:table-cell office:value-type="float" office:value="1.4770512946629E+018" calcext:value-type="float">
            <text:p>1.4770512946629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129461832E+018" calcext:value-type="float">
            <text:p>1.47705129461832E+018</text:p>
          </table:table-cell>
          <table:table-cell office:value-type="float" office:value="1.47705129466295E+018" calcext:value-type="float">
            <text:p>1.47705129466295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129461866E+018" calcext:value-type="float">
            <text:p>1.47705129461866E+018</text:p>
          </table:table-cell>
          <table:table-cell office:value-type="float" office:value="1.47705129466317E+018" calcext:value-type="float">
            <text:p>1.47705129466317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129461901E+018" calcext:value-type="float">
            <text:p>1.47705129461901E+018</text:p>
          </table:table-cell>
          <table:table-cell office:value-type="float" office:value="1.47705129466323E+018" calcext:value-type="float">
            <text:p>1.47705129466323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129461936E+018" calcext:value-type="float">
            <text:p>1.47705129461936E+018</text:p>
          </table:table-cell>
          <table:table-cell office:value-type="float" office:value="1.47705129466369E+018" calcext:value-type="float">
            <text:p>1.47705129466369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129461971E+018" calcext:value-type="float">
            <text:p>1.47705129461971E+018</text:p>
          </table:table-cell>
          <table:table-cell office:value-type="float" office:value="1.47705129466402E+018" calcext:value-type="float">
            <text:p>1.47705129466402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129462006E+018" calcext:value-type="float">
            <text:p>1.47705129462006E+018</text:p>
          </table:table-cell>
          <table:table-cell office:value-type="float" office:value="1.47705129466408E+018" calcext:value-type="float">
            <text:p>1.47705129466408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12946204E+018" calcext:value-type="float">
            <text:p>1.4770512946204E+018</text:p>
          </table:table-cell>
          <table:table-cell office:value-type="float" office:value="1.47705129466414E+018" calcext:value-type="float">
            <text:p>1.47705129466414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129462076E+018" calcext:value-type="float">
            <text:p>1.47705129462076E+018</text:p>
          </table:table-cell>
          <table:table-cell office:value-type="float" office:value="1.47705129466464E+018" calcext:value-type="float">
            <text:p>1.47705129466464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12946211E+018" calcext:value-type="float">
            <text:p>1.4770512946211E+018</text:p>
          </table:table-cell>
          <table:table-cell office:value-type="float" office:value="1.47705129466585E+018" calcext:value-type="float">
            <text:p>1.47705129466585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129462147E+018" calcext:value-type="float">
            <text:p>1.47705129462147E+018</text:p>
          </table:table-cell>
          <table:table-cell office:value-type="float" office:value="1.47705129466926E+018" calcext:value-type="float">
            <text:p>1.47705129466926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129462183E+018" calcext:value-type="float">
            <text:p>1.47705129462183E+018</text:p>
          </table:table-cell>
          <table:table-cell office:value-type="float" office:value="1.47705129467141E+018" calcext:value-type="float">
            <text:p>1.47705129467141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129462217E+018" calcext:value-type="float">
            <text:p>1.47705129462217E+018</text:p>
          </table:table-cell>
          <table:table-cell office:value-type="float" office:value="1.47705129467198E+018" calcext:value-type="float">
            <text:p>1.47705129467198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129462252E+018" calcext:value-type="float">
            <text:p>1.47705129462252E+018</text:p>
          </table:table-cell>
          <table:table-cell office:value-type="float" office:value="1.47705129467238E+018" calcext:value-type="float">
            <text:p>1.47705129467238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129462307E+018" calcext:value-type="float">
            <text:p>1.47705129462307E+018</text:p>
          </table:table-cell>
          <table:table-cell office:value-type="float" office:value="1.47705129467245E+018" calcext:value-type="float">
            <text:p>1.47705129467245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129462347E+018" calcext:value-type="float">
            <text:p>1.47705129462347E+018</text:p>
          </table:table-cell>
          <table:table-cell office:value-type="float" office:value="1.4770512946725E+018" calcext:value-type="float">
            <text:p>1.4770512946725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129462396E+018" calcext:value-type="float">
            <text:p>1.47705129462396E+018</text:p>
          </table:table-cell>
          <table:table-cell office:value-type="float" office:value="1.47705129467268E+018" calcext:value-type="float">
            <text:p>1.47705129467268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129462433E+018" calcext:value-type="float">
            <text:p>1.47705129462433E+018</text:p>
          </table:table-cell>
          <table:table-cell office:value-type="float" office:value="1.47705129467324E+018" calcext:value-type="float">
            <text:p>1.47705129467324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129462468E+018" calcext:value-type="float">
            <text:p>1.47705129462468E+018</text:p>
          </table:table-cell>
          <table:table-cell office:value-type="float" office:value="1.47705129467347E+018" calcext:value-type="float">
            <text:p>1.47705129467347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129462509E+018" calcext:value-type="float">
            <text:p>1.47705129462509E+018</text:p>
          </table:table-cell>
          <table:table-cell office:value-type="float" office:value="1.47705129467353E+018" calcext:value-type="float">
            <text:p>1.47705129467353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129462549E+018" calcext:value-type="float">
            <text:p>1.47705129462549E+018</text:p>
          </table:table-cell>
          <table:table-cell office:value-type="float" office:value="1.47705129467455E+018" calcext:value-type="float">
            <text:p>1.47705129467455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129462593E+018" calcext:value-type="float">
            <text:p>1.47705129462593E+018</text:p>
          </table:table-cell>
          <table:table-cell office:value-type="float" office:value="1.4770512946756E+018" calcext:value-type="float">
            <text:p>1.4770512946756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129462629E+018" calcext:value-type="float">
            <text:p>1.47705129462629E+018</text:p>
          </table:table-cell>
          <table:table-cell office:value-type="float" office:value="1.47705129467717E+018" calcext:value-type="float">
            <text:p>1.47705129467717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129462668E+018" calcext:value-type="float">
            <text:p>1.47705129462668E+018</text:p>
          </table:table-cell>
          <table:table-cell office:value-type="float" office:value="1.47705129467879E+018" calcext:value-type="float">
            <text:p>1.47705129467879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129462703E+018" calcext:value-type="float">
            <text:p>1.47705129462703E+018</text:p>
          </table:table-cell>
          <table:table-cell office:value-type="float" office:value="1.47705129468127E+018" calcext:value-type="float">
            <text:p>1.47705129468127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129462738E+018" calcext:value-type="float">
            <text:p>1.47705129462738E+018</text:p>
          </table:table-cell>
          <table:table-cell office:value-type="float" office:value="1.47705129468176E+018" calcext:value-type="float">
            <text:p>1.47705129468176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129462773E+018" calcext:value-type="float">
            <text:p>1.47705129462773E+018</text:p>
          </table:table-cell>
          <table:table-cell office:value-type="float" office:value="1.47705129468228E+018" calcext:value-type="float">
            <text:p>1.47705129468228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129462821E+018" calcext:value-type="float">
            <text:p>1.47705129462821E+018</text:p>
          </table:table-cell>
          <table:table-cell office:value-type="float" office:value="1.47705129468288E+018" calcext:value-type="float">
            <text:p>1.47705129468288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129462857E+018" calcext:value-type="float">
            <text:p>1.47705129462857E+018</text:p>
          </table:table-cell>
          <table:table-cell office:value-type="float" office:value="1.47705129468343E+018" calcext:value-type="float">
            <text:p>1.47705129468343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1294629E+018" calcext:value-type="float">
            <text:p>1.477051294629E+018</text:p>
          </table:table-cell>
          <table:table-cell office:value-type="float" office:value="1.47705129468398E+018" calcext:value-type="float">
            <text:p>1.47705129468398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129462939E+018" calcext:value-type="float">
            <text:p>1.47705129462939E+018</text:p>
          </table:table-cell>
          <table:table-cell office:value-type="float" office:value="1.47705129468426E+018" calcext:value-type="float">
            <text:p>1.47705129468426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129462988E+018" calcext:value-type="float">
            <text:p>1.47705129462988E+018</text:p>
          </table:table-cell>
          <table:table-cell office:value-type="float" office:value="1.47705129468432E+018" calcext:value-type="float">
            <text:p>1.47705129468432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12946303E+018" calcext:value-type="float">
            <text:p>1.4770512946303E+018</text:p>
          </table:table-cell>
          <table:table-cell office:value-type="float" office:value="1.47705129468466E+018" calcext:value-type="float">
            <text:p>1.47705129468466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129463074E+018" calcext:value-type="float">
            <text:p>1.47705129463074E+018</text:p>
          </table:table-cell>
          <table:table-cell office:value-type="float" office:value="1.47705129468472E+018" calcext:value-type="float">
            <text:p>1.47705129468472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12946311E+018" calcext:value-type="float">
            <text:p>1.4770512946311E+018</text:p>
          </table:table-cell>
          <table:table-cell office:value-type="float" office:value="1.47705129468478E+018" calcext:value-type="float">
            <text:p>1.47705129468478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129463152E+018" calcext:value-type="float">
            <text:p>1.47705129463152E+018</text:p>
          </table:table-cell>
          <table:table-cell office:value-type="float" office:value="1.47705129468483E+018" calcext:value-type="float">
            <text:p>1.47705129468483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129463187E+018" calcext:value-type="float">
            <text:p>1.47705129463187E+018</text:p>
          </table:table-cell>
          <table:table-cell office:value-type="float" office:value="1.47705129468489E+018" calcext:value-type="float">
            <text:p>1.47705129468489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129463235E+018" calcext:value-type="float">
            <text:p>1.47705129463235E+018</text:p>
          </table:table-cell>
          <table:table-cell office:value-type="float" office:value="1.47705129468509E+018" calcext:value-type="float">
            <text:p>1.47705129468509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12946327E+018" calcext:value-type="float">
            <text:p>1.4770512946327E+018</text:p>
          </table:table-cell>
          <table:table-cell office:value-type="float" office:value="1.47705129468541E+018" calcext:value-type="float">
            <text:p>1.47705129468541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129463316E+018" calcext:value-type="float">
            <text:p>1.47705129463316E+018</text:p>
          </table:table-cell>
          <table:table-cell office:value-type="float" office:value="1.47705129468547E+018" calcext:value-type="float">
            <text:p>1.47705129468547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129463354E+018" calcext:value-type="float">
            <text:p>1.47705129463354E+018</text:p>
          </table:table-cell>
          <table:table-cell office:value-type="float" office:value="1.47705129468587E+018" calcext:value-type="float">
            <text:p>1.47705129468587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129463395E+018" calcext:value-type="float">
            <text:p>1.47705129463395E+018</text:p>
          </table:table-cell>
          <table:table-cell office:value-type="float" office:value="1.47705129468929E+018" calcext:value-type="float">
            <text:p>1.47705129468929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129463431E+018" calcext:value-type="float">
            <text:p>1.47705129463431E+018</text:p>
          </table:table-cell>
          <table:table-cell office:value-type="float" office:value="1.47705129468978E+018" calcext:value-type="float">
            <text:p>1.47705129468978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129463478E+018" calcext:value-type="float">
            <text:p>1.47705129463478E+018</text:p>
          </table:table-cell>
          <table:table-cell office:value-type="float" office:value="1.47705129468984E+018" calcext:value-type="float">
            <text:p>1.47705129468984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129463516E+018" calcext:value-type="float">
            <text:p>1.47705129463516E+018</text:p>
          </table:table-cell>
          <table:table-cell office:value-type="float" office:value="1.47705129468989E+018" calcext:value-type="float">
            <text:p>1.47705129468989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129463605E+018" calcext:value-type="float">
            <text:p>1.47705129463605E+018</text:p>
          </table:table-cell>
          <table:table-cell office:value-type="float" office:value="1.47705129468995E+018" calcext:value-type="float">
            <text:p>1.47705129468995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129463658E+018" calcext:value-type="float">
            <text:p>1.47705129463658E+018</text:p>
          </table:table-cell>
          <table:table-cell office:value-type="float" office:value="1.47705129469E+018" calcext:value-type="float">
            <text:p>1.47705129469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129463774E+018" calcext:value-type="float">
            <text:p>1.47705129463774E+018</text:p>
          </table:table-cell>
          <table:table-cell office:value-type="float" office:value="1.47705129469005E+018" calcext:value-type="float">
            <text:p>1.47705129469005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129463819E+018" calcext:value-type="float">
            <text:p>1.47705129463819E+018</text:p>
          </table:table-cell>
          <table:table-cell office:value-type="float" office:value="1.47705129469011E+018" calcext:value-type="float">
            <text:p>1.47705129469011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129463879E+018" calcext:value-type="float">
            <text:p>1.47705129463879E+018</text:p>
          </table:table-cell>
          <table:table-cell office:value-type="float" office:value="1.47705129469028E+018" calcext:value-type="float">
            <text:p>1.47705129469028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129463927E+018" calcext:value-type="float">
            <text:p>1.47705129463927E+018</text:p>
          </table:table-cell>
          <table:table-cell office:value-type="float" office:value="1.47705129469053E+018" calcext:value-type="float">
            <text:p>1.47705129469053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129463965E+018" calcext:value-type="float">
            <text:p>1.47705129463965E+018</text:p>
          </table:table-cell>
          <table:table-cell office:value-type="float" office:value="1.47705129469371E+018" calcext:value-type="float">
            <text:p>1.47705129469371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129464005E+018" calcext:value-type="float">
            <text:p>1.47705129464005E+018</text:p>
          </table:table-cell>
          <table:table-cell office:value-type="float" office:value="1.47705129469407E+018" calcext:value-type="float">
            <text:p>1.47705129469407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129464051E+018" calcext:value-type="float">
            <text:p>1.47705129464051E+018</text:p>
          </table:table-cell>
          <table:table-cell office:value-type="float" office:value="1.47705129469413E+018" calcext:value-type="float">
            <text:p>1.47705129469413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129464092E+018" calcext:value-type="float">
            <text:p>1.47705129464092E+018</text:p>
          </table:table-cell>
          <table:table-cell office:value-type="float" office:value="1.47705129469419E+018" calcext:value-type="float">
            <text:p>1.47705129469419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129464136E+018" calcext:value-type="float">
            <text:p>1.47705129464136E+018</text:p>
          </table:table-cell>
          <table:table-cell office:value-type="float" office:value="1.47705129469424E+018" calcext:value-type="float">
            <text:p>1.47705129469424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129464181E+018" calcext:value-type="float">
            <text:p>1.47705129464181E+018</text:p>
          </table:table-cell>
          <table:table-cell office:value-type="float" office:value="1.47705129469429E+018" calcext:value-type="float">
            <text:p>1.47705129469429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129464216E+018" calcext:value-type="float">
            <text:p>1.47705129464216E+018</text:p>
          </table:table-cell>
          <table:table-cell office:value-type="float" office:value="1.47705129469449E+018" calcext:value-type="float">
            <text:p>1.47705129469449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129464251E+018" calcext:value-type="float">
            <text:p>1.47705129464251E+018</text:p>
          </table:table-cell>
          <table:table-cell office:value-type="float" office:value="1.47705129469486E+018" calcext:value-type="float">
            <text:p>1.47705129469486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129464289E+018" calcext:value-type="float">
            <text:p>1.47705129464289E+018</text:p>
          </table:table-cell>
          <table:table-cell office:value-type="float" office:value="1.47705129469492E+018" calcext:value-type="float">
            <text:p>1.47705129469492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129464324E+018" calcext:value-type="float">
            <text:p>1.47705129464324E+018</text:p>
          </table:table-cell>
          <table:table-cell office:value-type="float" office:value="1.47705129469498E+018" calcext:value-type="float">
            <text:p>1.47705129469498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129464366E+018" calcext:value-type="float">
            <text:p>1.47705129464366E+018</text:p>
          </table:table-cell>
          <table:table-cell office:value-type="float" office:value="1.47705129469503E+018" calcext:value-type="float">
            <text:p>1.47705129469503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129464402E+018" calcext:value-type="float">
            <text:p>1.47705129464402E+018</text:p>
          </table:table-cell>
          <table:table-cell office:value-type="float" office:value="1.47705129469546E+018" calcext:value-type="float">
            <text:p>1.47705129469546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129464438E+018" calcext:value-type="float">
            <text:p>1.47705129464438E+018</text:p>
          </table:table-cell>
          <table:table-cell office:value-type="float" office:value="1.47705129469733E+018" calcext:value-type="float">
            <text:p>1.47705129469733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129464482E+018" calcext:value-type="float">
            <text:p>1.47705129464482E+018</text:p>
          </table:table-cell>
          <table:table-cell office:value-type="float" office:value="1.47705129469759E+018" calcext:value-type="float">
            <text:p>1.47705129469759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129464553E+018" calcext:value-type="float">
            <text:p>1.47705129464553E+018</text:p>
          </table:table-cell>
          <table:table-cell office:value-type="float" office:value="1.47705129469765E+018" calcext:value-type="float">
            <text:p>1.47705129469765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12946459E+018" calcext:value-type="float">
            <text:p>1.4770512946459E+018</text:p>
          </table:table-cell>
          <table:table-cell office:value-type="float" office:value="1.47705129469903E+018" calcext:value-type="float">
            <text:p>1.47705129469903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129464635E+018" calcext:value-type="float">
            <text:p>1.47705129464635E+018</text:p>
          </table:table-cell>
          <table:table-cell office:value-type="float" office:value="1.47705129469927E+018" calcext:value-type="float">
            <text:p>1.47705129469927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129464682E+018" calcext:value-type="float">
            <text:p>1.47705129464682E+018</text:p>
          </table:table-cell>
          <table:table-cell office:value-type="float" office:value="1.47705129469933E+018" calcext:value-type="float">
            <text:p>1.47705129469933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129464732E+018" calcext:value-type="float">
            <text:p>1.47705129464732E+018</text:p>
          </table:table-cell>
          <table:table-cell office:value-type="float" office:value="1.47705129469984E+018" calcext:value-type="float">
            <text:p>1.47705129469984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12946477E+018" calcext:value-type="float">
            <text:p>1.4770512946477E+018</text:p>
          </table:table-cell>
          <table:table-cell office:value-type="float" office:value="1.47705129470016E+018" calcext:value-type="float">
            <text:p>1.47705129470016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129464812E+018" calcext:value-type="float">
            <text:p>1.47705129464812E+018</text:p>
          </table:table-cell>
          <table:table-cell office:value-type="float" office:value="1.47705129470022E+018" calcext:value-type="float">
            <text:p>1.47705129470022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129464848E+018" calcext:value-type="float">
            <text:p>1.47705129464848E+018</text:p>
          </table:table-cell>
          <table:table-cell office:value-type="float" office:value="1.47705129470028E+018" calcext:value-type="float">
            <text:p>1.47705129470028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1294649E+018" calcext:value-type="float">
            <text:p>1.477051294649E+018</text:p>
          </table:table-cell>
          <table:table-cell office:value-type="float" office:value="1.47705129470071E+018" calcext:value-type="float">
            <text:p>1.47705129470071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129464949E+018" calcext:value-type="float">
            <text:p>1.47705129464949E+018</text:p>
          </table:table-cell>
          <table:table-cell office:value-type="float" office:value="1.47705129470186E+018" calcext:value-type="float">
            <text:p>1.47705129470186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129464986E+018" calcext:value-type="float">
            <text:p>1.47705129464986E+018</text:p>
          </table:table-cell>
          <table:table-cell office:value-type="float" office:value="1.47705129470353E+018" calcext:value-type="float">
            <text:p>1.47705129470353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129465029E+018" calcext:value-type="float">
            <text:p>1.47705129465029E+018</text:p>
          </table:table-cell>
          <table:table-cell office:value-type="float" office:value="1.47705129470415E+018" calcext:value-type="float">
            <text:p>1.47705129470415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129465065E+018" calcext:value-type="float">
            <text:p>1.47705129465065E+018</text:p>
          </table:table-cell>
          <table:table-cell office:value-type="float" office:value="1.47705129470988E+018" calcext:value-type="float">
            <text:p>1.47705129470988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1294651E+018" calcext:value-type="float">
            <text:p>1.477051294651E+018</text:p>
          </table:table-cell>
          <table:table-cell office:value-type="float" office:value="1.47705129471318E+018" calcext:value-type="float">
            <text:p>1.47705129471318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129465135E+018" calcext:value-type="float">
            <text:p>1.47705129465135E+018</text:p>
          </table:table-cell>
          <table:table-cell office:value-type="float" office:value="1.47705129471505E+018" calcext:value-type="float">
            <text:p>1.47705129471505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12946517E+018" calcext:value-type="float">
            <text:p>1.4770512946517E+018</text:p>
          </table:table-cell>
          <table:table-cell office:value-type="float" office:value="1.47705129471539E+018" calcext:value-type="float">
            <text:p>1.47705129471539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129465204E+018" calcext:value-type="float">
            <text:p>1.47705129465204E+018</text:p>
          </table:table-cell>
          <table:table-cell office:value-type="float" office:value="1.47705129471545E+018" calcext:value-type="float">
            <text:p>1.47705129471545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129465247E+018" calcext:value-type="float">
            <text:p>1.47705129465247E+018</text:p>
          </table:table-cell>
          <table:table-cell office:value-type="float" office:value="1.47705129471551E+018" calcext:value-type="float">
            <text:p>1.47705129471551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129465282E+018" calcext:value-type="float">
            <text:p>1.47705129465282E+018</text:p>
          </table:table-cell>
          <table:table-cell office:value-type="float" office:value="1.47705129471556E+018" calcext:value-type="float">
            <text:p>1.47705129471556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129465324E+018" calcext:value-type="float">
            <text:p>1.47705129465324E+018</text:p>
          </table:table-cell>
          <table:table-cell office:value-type="float" office:value="1.47705129471591E+018" calcext:value-type="float">
            <text:p>1.47705129471591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129465361E+018" calcext:value-type="float">
            <text:p>1.47705129465361E+018</text:p>
          </table:table-cell>
          <table:table-cell office:value-type="float" office:value="1.47705129471704E+018" calcext:value-type="float">
            <text:p>1.47705129471704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1294654E+018" calcext:value-type="float">
            <text:p>1.477051294654E+018</text:p>
          </table:table-cell>
          <table:table-cell office:value-type="float" office:value="1.47705129471826E+018" calcext:value-type="float">
            <text:p>1.47705129471826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129465444E+018" calcext:value-type="float">
            <text:p>1.47705129465444E+018</text:p>
          </table:table-cell>
          <table:table-cell office:value-type="float" office:value="1.47705129472162E+018" calcext:value-type="float">
            <text:p>1.47705129472162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129465486E+018" calcext:value-type="float">
            <text:p>1.47705129465486E+018</text:p>
          </table:table-cell>
          <table:table-cell office:value-type="float" office:value="1.47705129472218E+018" calcext:value-type="float">
            <text:p>1.47705129472218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12946552E+018" calcext:value-type="float">
            <text:p>1.4770512946552E+018</text:p>
          </table:table-cell>
          <table:table-cell office:value-type="float" office:value="1.47705129472258E+018" calcext:value-type="float">
            <text:p>1.47705129472258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129465554E+018" calcext:value-type="float">
            <text:p>1.47705129465554E+018</text:p>
          </table:table-cell>
          <table:table-cell office:value-type="float" office:value="1.4770512947229E+018" calcext:value-type="float">
            <text:p>1.4770512947229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129465597E+018" calcext:value-type="float">
            <text:p>1.47705129465597E+018</text:p>
          </table:table-cell>
          <table:table-cell office:value-type="float" office:value="1.47705129472366E+018" calcext:value-type="float">
            <text:p>1.47705129472366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12946564E+018" calcext:value-type="float">
            <text:p>1.4770512946564E+018</text:p>
          </table:table-cell>
          <table:table-cell office:value-type="float" office:value="1.47705129472515E+018" calcext:value-type="float">
            <text:p>1.47705129472515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12946569E+018" calcext:value-type="float">
            <text:p>1.4770512946569E+018</text:p>
          </table:table-cell>
          <table:table-cell office:value-type="float" office:value="1.47705129472561E+018" calcext:value-type="float">
            <text:p>1.47705129472561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129465726E+018" calcext:value-type="float">
            <text:p>1.47705129465726E+018</text:p>
          </table:table-cell>
          <table:table-cell office:value-type="float" office:value="1.47705129472643E+018" calcext:value-type="float">
            <text:p>1.47705129472643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129465761E+018" calcext:value-type="float">
            <text:p>1.47705129465761E+018</text:p>
          </table:table-cell>
          <table:table-cell office:value-type="float" office:value="1.47705129472781E+018" calcext:value-type="float">
            <text:p>1.47705129472781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129465796E+018" calcext:value-type="float">
            <text:p>1.47705129465796E+018</text:p>
          </table:table-cell>
          <table:table-cell office:value-type="float" office:value="1.47705129472826E+018" calcext:value-type="float">
            <text:p>1.47705129472826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129465838E+018" calcext:value-type="float">
            <text:p>1.47705129465838E+018</text:p>
          </table:table-cell>
          <table:table-cell office:value-type="float" office:value="1.47705129472923E+018" calcext:value-type="float">
            <text:p>1.47705129472923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129465874E+018" calcext:value-type="float">
            <text:p>1.47705129465874E+018</text:p>
          </table:table-cell>
          <table:table-cell office:value-type="float" office:value="1.47705129473049E+018" calcext:value-type="float">
            <text:p>1.47705129473049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129465921E+018" calcext:value-type="float">
            <text:p>1.47705129465921E+018</text:p>
          </table:table-cell>
          <table:table-cell office:value-type="float" office:value="1.47705129473178E+018" calcext:value-type="float">
            <text:p>1.47705129473178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129465968E+018" calcext:value-type="float">
            <text:p>1.47705129465968E+018</text:p>
          </table:table-cell>
          <table:table-cell office:value-type="float" office:value="1.47705129473223E+018" calcext:value-type="float">
            <text:p>1.47705129473223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129466002E+018" calcext:value-type="float">
            <text:p>1.47705129466002E+018</text:p>
          </table:table-cell>
          <table:table-cell office:value-type="float" office:value="1.47705129473353E+018" calcext:value-type="float">
            <text:p>1.47705129473353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129466038E+018" calcext:value-type="float">
            <text:p>1.47705129466038E+018</text:p>
          </table:table-cell>
          <table:table-cell office:value-type="float" office:value="1.47705129473388E+018" calcext:value-type="float">
            <text:p>1.47705129473388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129466073E+018" calcext:value-type="float">
            <text:p>1.47705129466073E+018</text:p>
          </table:table-cell>
          <table:table-cell office:value-type="float" office:value="1.47705129473532E+018" calcext:value-type="float">
            <text:p>1.47705129473532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129466115E+018" calcext:value-type="float">
            <text:p>1.47705129466115E+018</text:p>
          </table:table-cell>
          <table:table-cell office:value-type="float" office:value="1.47705129473661E+018" calcext:value-type="float">
            <text:p>1.47705129473661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129466172E+018" calcext:value-type="float">
            <text:p>1.47705129466172E+018</text:p>
          </table:table-cell>
          <table:table-cell office:value-type="float" office:value="1.47705129473702E+018" calcext:value-type="float">
            <text:p>1.47705129473702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129466219E+018" calcext:value-type="float">
            <text:p>1.47705129466219E+018</text:p>
          </table:table-cell>
          <table:table-cell office:value-type="float" office:value="1.47705129473839E+018" calcext:value-type="float">
            <text:p>1.47705129473839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129466254E+018" calcext:value-type="float">
            <text:p>1.47705129466254E+018</text:p>
          </table:table-cell>
          <table:table-cell office:value-type="float" office:value="1.47705129473962E+018" calcext:value-type="float">
            <text:p>1.47705129473962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129466298E+018" calcext:value-type="float">
            <text:p>1.47705129466298E+018</text:p>
          </table:table-cell>
          <table:table-cell office:value-type="float" office:value="1.47705129474034E+018" calcext:value-type="float">
            <text:p>1.47705129474034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129466334E+018" calcext:value-type="float">
            <text:p>1.47705129466334E+018</text:p>
          </table:table-cell>
          <table:table-cell office:value-type="float" office:value="1.47705129474174E+018" calcext:value-type="float">
            <text:p>1.47705129474174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129466384E+018" calcext:value-type="float">
            <text:p>1.47705129466384E+018</text:p>
          </table:table-cell>
          <table:table-cell office:value-type="float" office:value="1.47705129474209E+018" calcext:value-type="float">
            <text:p>1.47705129474209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129466427E+018" calcext:value-type="float">
            <text:p>1.47705129466427E+018</text:p>
          </table:table-cell>
          <table:table-cell office:value-type="float" office:value="1.47705129474244E+018" calcext:value-type="float">
            <text:p>1.47705129474244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12946647E+018" calcext:value-type="float">
            <text:p>1.4770512946647E+018</text:p>
          </table:table-cell>
          <table:table-cell office:value-type="float" office:value="1.47705129474356E+018" calcext:value-type="float">
            <text:p>1.47705129474356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12946652E+018" calcext:value-type="float">
            <text:p>1.4770512946652E+018</text:p>
          </table:table-cell>
          <table:table-cell office:value-type="float" office:value="1.47705129474447E+018" calcext:value-type="float">
            <text:p>1.47705129474447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129466556E+018" calcext:value-type="float">
            <text:p>1.47705129466556E+018</text:p>
          </table:table-cell>
          <table:table-cell office:value-type="float" office:value="1.47705129474571E+018" calcext:value-type="float">
            <text:p>1.47705129474571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129466597E+018" calcext:value-type="float">
            <text:p>1.47705129466597E+018</text:p>
          </table:table-cell>
          <table:table-cell office:value-type="float" office:value="1.47705129474632E+018" calcext:value-type="float">
            <text:p>1.47705129474632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129466633E+018" calcext:value-type="float">
            <text:p>1.47705129466633E+018</text:p>
          </table:table-cell>
          <table:table-cell office:value-type="float" office:value="1.4770512947466E+018" calcext:value-type="float">
            <text:p>1.4770512947466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129466672E+018" calcext:value-type="float">
            <text:p>1.47705129466672E+018</text:p>
          </table:table-cell>
          <table:table-cell office:value-type="float" office:value="1.47705129474667E+018" calcext:value-type="float">
            <text:p>1.47705129474667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129466707E+018" calcext:value-type="float">
            <text:p>1.47705129466707E+018</text:p>
          </table:table-cell>
          <table:table-cell office:value-type="float" office:value="1.47705129474803E+018" calcext:value-type="float">
            <text:p>1.47705129474803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129466742E+018" calcext:value-type="float">
            <text:p>1.47705129466742E+018</text:p>
          </table:table-cell>
          <table:table-cell office:value-type="float" office:value="1.47705129475023E+018" calcext:value-type="float">
            <text:p>1.47705129475023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129466777E+018" calcext:value-type="float">
            <text:p>1.47705129466777E+018</text:p>
          </table:table-cell>
          <table:table-cell office:value-type="float" office:value="1.47705129475581E+018" calcext:value-type="float">
            <text:p>1.47705129475581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129466811E+018" calcext:value-type="float">
            <text:p>1.47705129466811E+018</text:p>
          </table:table-cell>
          <table:table-cell office:value-type="float" office:value="1.47705129475619E+018" calcext:value-type="float">
            <text:p>1.47705129475619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129466868E+018" calcext:value-type="float">
            <text:p>1.47705129466868E+018</text:p>
          </table:table-cell>
          <table:table-cell office:value-type="float" office:value="1.47705129475724E+018" calcext:value-type="float">
            <text:p>1.47705129475724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129466934E+018" calcext:value-type="float">
            <text:p>1.47705129466934E+018</text:p>
          </table:table-cell>
          <table:table-cell office:value-type="float" office:value="1.47705129475849E+018" calcext:value-type="float">
            <text:p>1.47705129475849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129466973E+018" calcext:value-type="float">
            <text:p>1.47705129466973E+018</text:p>
          </table:table-cell>
          <table:table-cell office:value-type="float" office:value="1.4770512947605E+018" calcext:value-type="float">
            <text:p>1.4770512947605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129467009E+018" calcext:value-type="float">
            <text:p>1.47705129467009E+018</text:p>
          </table:table-cell>
          <table:table-cell office:value-type="float" office:value="1.47705129476132E+018" calcext:value-type="float">
            <text:p>1.47705129476132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129467044E+018" calcext:value-type="float">
            <text:p>1.47705129467044E+018</text:p>
          </table:table-cell>
          <table:table-cell office:value-type="float" office:value="1.4770512947616E+018" calcext:value-type="float">
            <text:p>1.4770512947616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129467079E+018" calcext:value-type="float">
            <text:p>1.47705129467079E+018</text:p>
          </table:table-cell>
          <table:table-cell office:value-type="float" office:value="1.47705129476224E+018" calcext:value-type="float">
            <text:p>1.47705129476224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129467114E+018" calcext:value-type="float">
            <text:p>1.47705129467114E+018</text:p>
          </table:table-cell>
          <table:table-cell office:value-type="float" office:value="1.47705129476292E+018" calcext:value-type="float">
            <text:p>1.47705129476292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129467154E+018" calcext:value-type="float">
            <text:p>1.47705129467154E+018</text:p>
          </table:table-cell>
          <table:table-cell office:value-type="float" office:value="1.47705129476369E+018" calcext:value-type="float">
            <text:p>1.47705129476369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129467196E+018" calcext:value-type="float">
            <text:p>1.47705129467196E+018</text:p>
          </table:table-cell>
          <table:table-cell office:value-type="float" office:value="1.47705129476432E+018" calcext:value-type="float">
            <text:p>1.47705129476432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129467242E+018" calcext:value-type="float">
            <text:p>1.47705129467242E+018</text:p>
          </table:table-cell>
          <table:table-cell office:value-type="float" office:value="1.47705129476439E+018" calcext:value-type="float">
            <text:p>1.47705129476439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12946728E+018" calcext:value-type="float">
            <text:p>1.4770512946728E+018</text:p>
          </table:table-cell>
          <table:table-cell office:value-type="float" office:value="1.47705129476444E+018" calcext:value-type="float">
            <text:p>1.47705129476444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129467378E+018" calcext:value-type="float">
            <text:p>1.47705129467378E+018</text:p>
          </table:table-cell>
          <table:table-cell office:value-type="float" office:value="1.4770512947645E+018" calcext:value-type="float">
            <text:p>1.4770512947645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129467422E+018" calcext:value-type="float">
            <text:p>1.47705129467422E+018</text:p>
          </table:table-cell>
          <table:table-cell office:value-type="float" office:value="1.47705129476455E+018" calcext:value-type="float">
            <text:p>1.47705129476455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129467497E+018" calcext:value-type="float">
            <text:p>1.47705129467497E+018</text:p>
          </table:table-cell>
          <table:table-cell office:value-type="float" office:value="1.47705129476461E+018" calcext:value-type="float">
            <text:p>1.47705129476461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129467535E+018" calcext:value-type="float">
            <text:p>1.47705129467535E+018</text:p>
          </table:table-cell>
          <table:table-cell office:value-type="float" office:value="1.47705129476466E+018" calcext:value-type="float">
            <text:p>1.47705129476466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129467576E+018" calcext:value-type="float">
            <text:p>1.47705129467576E+018</text:p>
          </table:table-cell>
          <table:table-cell office:value-type="float" office:value="1.47705129476471E+018" calcext:value-type="float">
            <text:p>1.47705129476471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129467612E+018" calcext:value-type="float">
            <text:p>1.47705129467612E+018</text:p>
          </table:table-cell>
          <table:table-cell office:value-type="float" office:value="1.47705129476477E+018" calcext:value-type="float">
            <text:p>1.47705129476477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129467664E+018" calcext:value-type="float">
            <text:p>1.47705129467664E+018</text:p>
          </table:table-cell>
          <table:table-cell office:value-type="float" office:value="1.47705129476482E+018" calcext:value-type="float">
            <text:p>1.47705129476482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129467707E+018" calcext:value-type="float">
            <text:p>1.47705129467707E+018</text:p>
          </table:table-cell>
          <table:table-cell office:value-type="float" office:value="1.47705129476487E+018" calcext:value-type="float">
            <text:p>1.47705129476487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129467745E+018" calcext:value-type="float">
            <text:p>1.47705129467745E+018</text:p>
          </table:table-cell>
          <table:table-cell office:value-type="float" office:value="1.47705129476507E+018" calcext:value-type="float">
            <text:p>1.47705129476507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129467825E+018" calcext:value-type="float">
            <text:p>1.47705129467825E+018</text:p>
          </table:table-cell>
          <table:table-cell office:value-type="float" office:value="1.47705129476586E+018" calcext:value-type="float">
            <text:p>1.47705129476586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129467872E+018" calcext:value-type="float">
            <text:p>1.47705129467872E+018</text:p>
          </table:table-cell>
          <table:table-cell office:value-type="float" office:value="1.47705129476878E+018" calcext:value-type="float">
            <text:p>1.47705129476878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129467909E+018" calcext:value-type="float">
            <text:p>1.47705129467909E+018</text:p>
          </table:table-cell>
          <table:table-cell office:value-type="float" office:value="1.47705129476924E+018" calcext:value-type="float">
            <text:p>1.47705129476924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129467952E+018" calcext:value-type="float">
            <text:p>1.47705129467952E+018</text:p>
          </table:table-cell>
          <table:table-cell office:value-type="float" office:value="1.47705129476967E+018" calcext:value-type="float">
            <text:p>1.47705129476967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129467996E+018" calcext:value-type="float">
            <text:p>1.47705129467996E+018</text:p>
          </table:table-cell>
          <table:table-cell office:value-type="float" office:value="1.47705129477023E+018" calcext:value-type="float">
            <text:p>1.47705129477023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129468235E+018" calcext:value-type="float">
            <text:p>1.47705129468235E+018</text:p>
          </table:table-cell>
          <table:table-cell office:value-type="float" office:value="1.47705129477046E+018" calcext:value-type="float">
            <text:p>1.47705129477046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129468284E+018" calcext:value-type="float">
            <text:p>1.47705129468284E+018</text:p>
          </table:table-cell>
          <table:table-cell office:value-type="float" office:value="1.47705129477052E+018" calcext:value-type="float">
            <text:p>1.47705129477052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129468332E+018" calcext:value-type="float">
            <text:p>1.47705129468332E+018</text:p>
          </table:table-cell>
          <table:table-cell office:value-type="float" office:value="1.47705129477129E+018" calcext:value-type="float">
            <text:p>1.47705129477129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129468372E+018" calcext:value-type="float">
            <text:p>1.47705129468372E+018</text:p>
          </table:table-cell>
          <table:table-cell office:value-type="float" office:value="1.47705129477156E+018" calcext:value-type="float">
            <text:p>1.47705129477156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129468421E+018" calcext:value-type="float">
            <text:p>1.47705129468421E+018</text:p>
          </table:table-cell>
          <table:table-cell office:value-type="float" office:value="1.47705129477162E+018" calcext:value-type="float">
            <text:p>1.47705129477162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129468481E+018" calcext:value-type="float">
            <text:p>1.47705129468481E+018</text:p>
          </table:table-cell>
          <table:table-cell office:value-type="float" office:value="1.47705129477168E+018" calcext:value-type="float">
            <text:p>1.47705129477168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129468548E+018" calcext:value-type="float">
            <text:p>1.47705129468548E+018</text:p>
          </table:table-cell>
          <table:table-cell office:value-type="float" office:value="1.47705129478234E+018" calcext:value-type="float">
            <text:p>1.47705129478234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129468606E+018" calcext:value-type="float">
            <text:p>1.47705129468606E+018</text:p>
          </table:table-cell>
          <table:table-cell office:value-type="float" office:value="1.47705129478313E+018" calcext:value-type="float">
            <text:p>1.47705129478313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129468644E+018" calcext:value-type="float">
            <text:p>1.47705129468644E+018</text:p>
          </table:table-cell>
          <table:table-cell office:value-type="float" office:value="1.47705129478352E+018" calcext:value-type="float">
            <text:p>1.47705129478352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129468685E+018" calcext:value-type="float">
            <text:p>1.47705129468685E+018</text:p>
          </table:table-cell>
          <table:table-cell office:value-type="float" office:value="1.47705129478428E+018" calcext:value-type="float">
            <text:p>1.47705129478428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129468727E+018" calcext:value-type="float">
            <text:p>1.47705129468727E+018</text:p>
          </table:table-cell>
          <table:table-cell office:value-type="float" office:value="1.47705129478459E+018" calcext:value-type="float">
            <text:p>1.47705129478459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129468762E+018" calcext:value-type="float">
            <text:p>1.47705129468762E+018</text:p>
          </table:table-cell>
          <table:table-cell office:value-type="float" office:value="1.47705129478635E+018" calcext:value-type="float">
            <text:p>1.47705129478635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129468802E+018" calcext:value-type="float">
            <text:p>1.47705129468802E+018</text:p>
          </table:table-cell>
          <table:table-cell office:value-type="float" office:value="1.47705129478677E+018" calcext:value-type="float">
            <text:p>1.47705129478677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129468842E+018" calcext:value-type="float">
            <text:p>1.47705129468842E+018</text:p>
          </table:table-cell>
          <table:table-cell office:value-type="float" office:value="1.4770512947871E+018" calcext:value-type="float">
            <text:p>1.4770512947871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129468882E+018" calcext:value-type="float">
            <text:p>1.47705129468882E+018</text:p>
          </table:table-cell>
          <table:table-cell office:value-type="float" office:value="1.47705129478794E+018" calcext:value-type="float">
            <text:p>1.47705129478794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129469071E+018" calcext:value-type="float">
            <text:p>1.47705129469071E+018</text:p>
          </table:table-cell>
          <table:table-cell office:value-type="float" office:value="1.4770512947897E+018" calcext:value-type="float">
            <text:p>1.4770512947897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129469112E+018" calcext:value-type="float">
            <text:p>1.47705129469112E+018</text:p>
          </table:table-cell>
          <table:table-cell office:value-type="float" office:value="1.47705129479136E+018" calcext:value-type="float">
            <text:p>1.47705129479136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129469151E+018" calcext:value-type="float">
            <text:p>1.47705129469151E+018</text:p>
          </table:table-cell>
          <table:table-cell office:value-type="float" office:value="1.47705129479177E+018" calcext:value-type="float">
            <text:p>1.47705129479177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129469186E+018" calcext:value-type="float">
            <text:p>1.47705129469186E+018</text:p>
          </table:table-cell>
          <table:table-cell office:value-type="float" office:value="1.47705129479222E+018" calcext:value-type="float">
            <text:p>1.47705129479222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129469221E+018" calcext:value-type="float">
            <text:p>1.47705129469221E+018</text:p>
          </table:table-cell>
          <table:table-cell office:value-type="float" office:value="1.47705129479246E+018" calcext:value-type="float">
            <text:p>1.47705129479246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12946926E+018" calcext:value-type="float">
            <text:p>1.4770512946926E+018</text:p>
          </table:table-cell>
          <table:table-cell office:value-type="float" office:value="1.47705129479252E+018" calcext:value-type="float">
            <text:p>1.47705129479252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129469295E+018" calcext:value-type="float">
            <text:p>1.47705129469295E+018</text:p>
          </table:table-cell>
          <table:table-cell office:value-type="float" office:value="1.47705129479356E+018" calcext:value-type="float">
            <text:p>1.47705129479356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129469343E+018" calcext:value-type="float">
            <text:p>1.47705129469343E+018</text:p>
          </table:table-cell>
          <table:table-cell office:value-type="float" office:value="1.47705129479568E+018" calcext:value-type="float">
            <text:p>1.47705129479568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129469394E+018" calcext:value-type="float">
            <text:p>1.47705129469394E+018</text:p>
          </table:table-cell>
          <table:table-cell office:value-type="float" office:value="1.47705129479653E+018" calcext:value-type="float">
            <text:p>1.47705129479653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129469432E+018" calcext:value-type="float">
            <text:p>1.47705129469432E+018</text:p>
          </table:table-cell>
          <table:table-cell office:value-type="float" office:value="1.47705129479693E+018" calcext:value-type="float">
            <text:p>1.47705129479693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129469489E+018" calcext:value-type="float">
            <text:p>1.47705129469489E+018</text:p>
          </table:table-cell>
          <table:table-cell office:value-type="float" office:value="1.47705129479764E+018" calcext:value-type="float">
            <text:p>1.47705129479764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129469526E+018" calcext:value-type="float">
            <text:p>1.47705129469526E+018</text:p>
          </table:table-cell>
          <table:table-cell office:value-type="float" office:value="1.4770512947979E+018" calcext:value-type="float">
            <text:p>1.4770512947979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129469568E+018" calcext:value-type="float">
            <text:p>1.47705129469568E+018</text:p>
          </table:table-cell>
          <table:table-cell office:value-type="float" office:value="1.47705129479797E+018" calcext:value-type="float">
            <text:p>1.47705129479797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129469612E+018" calcext:value-type="float">
            <text:p>1.47705129469612E+018</text:p>
          </table:table-cell>
          <table:table-cell office:value-type="float" office:value="1.47705129479831E+018" calcext:value-type="float">
            <text:p>1.47705129479831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129469647E+018" calcext:value-type="float">
            <text:p>1.47705129469647E+018</text:p>
          </table:table-cell>
          <table:table-cell office:value-type="float" office:value="1.47705129479936E+018" calcext:value-type="float">
            <text:p>1.47705129479936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129469687E+018" calcext:value-type="float">
            <text:p>1.47705129469687E+018</text:p>
          </table:table-cell>
          <table:table-cell office:value-type="float" office:value="1.4770512947997E+018" calcext:value-type="float">
            <text:p>1.4770512947997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129469733E+018" calcext:value-type="float">
            <text:p>1.47705129469733E+018</text:p>
          </table:table-cell>
          <table:table-cell office:value-type="float" office:value="1.47705129479977E+018" calcext:value-type="float">
            <text:p>1.47705129479977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129469775E+018" calcext:value-type="float">
            <text:p>1.47705129469775E+018</text:p>
          </table:table-cell>
          <table:table-cell office:value-type="float" office:value="1.47705129479982E+018" calcext:value-type="float">
            <text:p>1.47705129479982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129469811E+018" calcext:value-type="float">
            <text:p>1.47705129469811E+018</text:p>
          </table:table-cell>
          <table:table-cell office:value-type="float" office:value="1.47705129479987E+018" calcext:value-type="float">
            <text:p>1.47705129479987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129469846E+018" calcext:value-type="float">
            <text:p>1.47705129469846E+018</text:p>
          </table:table-cell>
          <table:table-cell office:value-type="float" office:value="1.47705129479993E+018" calcext:value-type="float">
            <text:p>1.47705129479993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129469882E+018" calcext:value-type="float">
            <text:p>1.47705129469882E+018</text:p>
          </table:table-cell>
          <table:table-cell office:value-type="float" office:value="1.47705129480013E+018" calcext:value-type="float">
            <text:p>1.47705129480013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129469937E+018" calcext:value-type="float">
            <text:p>1.47705129469937E+018</text:p>
          </table:table-cell>
          <table:table-cell office:value-type="float" office:value="1.47705129480033E+018" calcext:value-type="float">
            <text:p>1.47705129480033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129469983E+018" calcext:value-type="float">
            <text:p>1.47705129469983E+018</text:p>
          </table:table-cell>
          <table:table-cell office:value-type="float" office:value="1.47705129480128E+018" calcext:value-type="float">
            <text:p>1.47705129480128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129470025E+018" calcext:value-type="float">
            <text:p>1.47705129470025E+018</text:p>
          </table:table-cell>
          <table:table-cell office:value-type="float" office:value="1.47705129480414E+018" calcext:value-type="float">
            <text:p>1.47705129480414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129470069E+018" calcext:value-type="float">
            <text:p>1.47705129470069E+018</text:p>
          </table:table-cell>
          <table:table-cell office:value-type="float" office:value="1.47705129480489E+018" calcext:value-type="float">
            <text:p>1.47705129480489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129470118E+018" calcext:value-type="float">
            <text:p>1.47705129470118E+018</text:p>
          </table:table-cell>
          <table:table-cell office:value-type="float" office:value="1.47705129480569E+018" calcext:value-type="float">
            <text:p>1.47705129480569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129470157E+018" calcext:value-type="float">
            <text:p>1.47705129470157E+018</text:p>
          </table:table-cell>
          <table:table-cell office:value-type="float" office:value="1.47705129481435E+018" calcext:value-type="float">
            <text:p>1.47705129481435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129470197E+018" calcext:value-type="float">
            <text:p>1.47705129470197E+018</text:p>
          </table:table-cell>
          <table:table-cell office:value-type="float" office:value="1.47705129481736E+018" calcext:value-type="float">
            <text:p>1.47705129481736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129470234E+018" calcext:value-type="float">
            <text:p>1.47705129470234E+018</text:p>
          </table:table-cell>
          <table:table-cell office:value-type="float" office:value="1.4770512948239E+018" calcext:value-type="float">
            <text:p>1.4770512948239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129470281E+018" calcext:value-type="float">
            <text:p>1.47705129470281E+018</text:p>
          </table:table-cell>
          <table:table-cell office:value-type="float" office:value="1.47705129482842E+018" calcext:value-type="float">
            <text:p>1.47705129482842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129470322E+018" calcext:value-type="float">
            <text:p>1.47705129470322E+018</text:p>
          </table:table-cell>
          <table:table-cell office:value-type="float" office:value="1.47705129482887E+018" calcext:value-type="float">
            <text:p>1.47705129482887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129470367E+018" calcext:value-type="float">
            <text:p>1.47705129470367E+018</text:p>
          </table:table-cell>
          <table:table-cell office:value-type="float" office:value="1.47705129482893E+018" calcext:value-type="float">
            <text:p>1.47705129482893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129470409E+018" calcext:value-type="float">
            <text:p>1.47705129470409E+018</text:p>
          </table:table-cell>
          <table:table-cell office:value-type="float" office:value="1.47705129482899E+018" calcext:value-type="float">
            <text:p>1.47705129482899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129470445E+018" calcext:value-type="float">
            <text:p>1.47705129470445E+018</text:p>
          </table:table-cell>
          <table:table-cell office:value-type="float" office:value="1.47705129482904E+018" calcext:value-type="float">
            <text:p>1.47705129482904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129470481E+018" calcext:value-type="float">
            <text:p>1.47705129470481E+018</text:p>
          </table:table-cell>
          <table:table-cell office:value-type="float" office:value="1.47705129482909E+018" calcext:value-type="float">
            <text:p>1.47705129482909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129470515E+018" calcext:value-type="float">
            <text:p>1.47705129470515E+018</text:p>
          </table:table-cell>
          <table:table-cell office:value-type="float" office:value="1.47705129482915E+018" calcext:value-type="float">
            <text:p>1.47705129482915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12947055E+018" calcext:value-type="float">
            <text:p>1.4770512947055E+018</text:p>
          </table:table-cell>
          <table:table-cell office:value-type="float" office:value="1.4770512948292E+018" calcext:value-type="float">
            <text:p>1.4770512948292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129470585E+018" calcext:value-type="float">
            <text:p>1.47705129470585E+018</text:p>
          </table:table-cell>
          <table:table-cell office:value-type="float" office:value="1.47705129482958E+018" calcext:value-type="float">
            <text:p>1.47705129482958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12947062E+018" calcext:value-type="float">
            <text:p>1.4770512947062E+018</text:p>
          </table:table-cell>
          <table:table-cell office:value-type="float" office:value="1.47705129482964E+018" calcext:value-type="float">
            <text:p>1.47705129482964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129470659E+018" calcext:value-type="float">
            <text:p>1.47705129470659E+018</text:p>
          </table:table-cell>
          <table:table-cell office:value-type="float" office:value="1.4770512948297E+018" calcext:value-type="float">
            <text:p>1.4770512948297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129470694E+018" calcext:value-type="float">
            <text:p>1.47705129470694E+018</text:p>
          </table:table-cell>
          <table:table-cell office:value-type="float" office:value="1.47705129483008E+018" calcext:value-type="float">
            <text:p>1.47705129483008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129470729E+018" calcext:value-type="float">
            <text:p>1.47705129470729E+018</text:p>
          </table:table-cell>
          <table:table-cell office:value-type="float" office:value="1.47705129483014E+018" calcext:value-type="float">
            <text:p>1.47705129483014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129470763E+018" calcext:value-type="float">
            <text:p>1.47705129470763E+018</text:p>
          </table:table-cell>
          <table:table-cell office:value-type="float" office:value="1.47705129483019E+018" calcext:value-type="float">
            <text:p>1.47705129483019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129470798E+018" calcext:value-type="float">
            <text:p>1.47705129470798E+018</text:p>
          </table:table-cell>
          <table:table-cell office:value-type="float" office:value="1.47705129483025E+018" calcext:value-type="float">
            <text:p>1.47705129483025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129470833E+018" calcext:value-type="float">
            <text:p>1.47705129470833E+018</text:p>
          </table:table-cell>
          <table:table-cell office:value-type="float" office:value="1.4770512948303E+018" calcext:value-type="float">
            <text:p>1.4770512948303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129470868E+018" calcext:value-type="float">
            <text:p>1.47705129470868E+018</text:p>
          </table:table-cell>
          <table:table-cell office:value-type="float" office:value="1.47705129483035E+018" calcext:value-type="float">
            <text:p>1.47705129483035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129470916E+018" calcext:value-type="float">
            <text:p>1.47705129470916E+018</text:p>
          </table:table-cell>
          <table:table-cell office:value-type="float" office:value="1.47705129483456E+018" calcext:value-type="float">
            <text:p>1.47705129483456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129470954E+018" calcext:value-type="float">
            <text:p>1.47705129470954E+018</text:p>
          </table:table-cell>
          <table:table-cell office:value-type="float" office:value="1.47705129483961E+018" calcext:value-type="float">
            <text:p>1.47705129483961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129470994E+018" calcext:value-type="float">
            <text:p>1.47705129470994E+018</text:p>
          </table:table-cell>
          <table:table-cell office:value-type="float" office:value="1.47705129484154E+018" calcext:value-type="float">
            <text:p>1.47705129484154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12947103E+018" calcext:value-type="float">
            <text:p>1.4770512947103E+018</text:p>
          </table:table-cell>
          <table:table-cell office:value-type="float" office:value="1.47705129484814E+018" calcext:value-type="float">
            <text:p>1.47705129484814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129471065E+018" calcext:value-type="float">
            <text:p>1.47705129471065E+018</text:p>
          </table:table-cell>
          <table:table-cell office:value-type="float" office:value="1.47705129484892E+018" calcext:value-type="float">
            <text:p>1.47705129484892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1294711E+018" calcext:value-type="float">
            <text:p>1.477051294711E+018</text:p>
          </table:table-cell>
          <table:table-cell office:value-type="float" office:value="1.47705129484951E+018" calcext:value-type="float">
            <text:p>1.47705129484951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129471134E+018" calcext:value-type="float">
            <text:p>1.47705129471134E+018</text:p>
          </table:table-cell>
          <table:table-cell office:value-type="float" office:value="1.47705129484975E+018" calcext:value-type="float">
            <text:p>1.47705129484975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129471169E+018" calcext:value-type="float">
            <text:p>1.47705129471169E+018</text:p>
          </table:table-cell>
          <table:table-cell office:value-type="float" office:value="1.47705129484981E+018" calcext:value-type="float">
            <text:p>1.47705129484981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129471204E+018" calcext:value-type="float">
            <text:p>1.47705129471204E+018</text:p>
          </table:table-cell>
          <table:table-cell office:value-type="float" office:value="1.47705129484998E+018" calcext:value-type="float">
            <text:p>1.47705129484998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129471268E+018" calcext:value-type="float">
            <text:p>1.47705129471268E+018</text:p>
          </table:table-cell>
          <table:table-cell office:value-type="float" office:value="1.47705129485305E+018" calcext:value-type="float">
            <text:p>1.47705129485305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12947131E+018" calcext:value-type="float">
            <text:p>1.4770512947131E+018</text:p>
          </table:table-cell>
          <table:table-cell office:value-type="float" office:value="1.47705129485387E+018" calcext:value-type="float">
            <text:p>1.47705129485387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129471346E+018" calcext:value-type="float">
            <text:p>1.47705129471346E+018</text:p>
          </table:table-cell>
          <table:table-cell office:value-type="float" office:value="1.47705129486231E+018" calcext:value-type="float">
            <text:p>1.47705129486231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129471388E+018" calcext:value-type="float">
            <text:p>1.47705129471388E+018</text:p>
          </table:table-cell>
          <table:table-cell office:value-type="float" office:value="1.47705129486278E+018" calcext:value-type="float">
            <text:p>1.47705129486278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129471424E+018" calcext:value-type="float">
            <text:p>1.47705129471424E+018</text:p>
          </table:table-cell>
          <table:table-cell office:value-type="float" office:value="1.4770512948677E+018" calcext:value-type="float">
            <text:p>1.4770512948677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12947146E+018" calcext:value-type="float">
            <text:p>1.4770512947146E+018</text:p>
          </table:table-cell>
          <table:table-cell office:value-type="float" office:value="1.47705129486801E+018" calcext:value-type="float">
            <text:p>1.47705129486801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129471505E+018" calcext:value-type="float">
            <text:p>1.47705129471505E+018</text:p>
          </table:table-cell>
          <table:table-cell office:value-type="float" office:value="1.47705129486808E+018" calcext:value-type="float">
            <text:p>1.47705129486808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129471547E+018" calcext:value-type="float">
            <text:p>1.47705129471547E+018</text:p>
          </table:table-cell>
          <table:table-cell office:value-type="float" office:value="1.47705129486813E+018" calcext:value-type="float">
            <text:p>1.47705129486813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129471589E+018" calcext:value-type="float">
            <text:p>1.47705129471589E+018</text:p>
          </table:table-cell>
          <table:table-cell office:value-type="float" office:value="1.47705129486839E+018" calcext:value-type="float">
            <text:p>1.47705129486839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129471638E+018" calcext:value-type="float">
            <text:p>1.47705129471638E+018</text:p>
          </table:table-cell>
          <table:table-cell office:value-type="float" office:value="1.47705129486845E+018" calcext:value-type="float">
            <text:p>1.47705129486845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129471678E+018" calcext:value-type="float">
            <text:p>1.47705129471678E+018</text:p>
          </table:table-cell>
          <table:table-cell office:value-type="float" office:value="1.47705129486851E+018" calcext:value-type="float">
            <text:p>1.47705129486851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12947172E+018" calcext:value-type="float">
            <text:p>1.4770512947172E+018</text:p>
          </table:table-cell>
          <table:table-cell office:value-type="float" office:value="1.47705129486868E+018" calcext:value-type="float">
            <text:p>1.47705129486868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12947177E+018" calcext:value-type="float">
            <text:p>1.4770512947177E+018</text:p>
          </table:table-cell>
          <table:table-cell office:value-type="float" office:value="1.47705129486886E+018" calcext:value-type="float">
            <text:p>1.47705129486886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129471817E+018" calcext:value-type="float">
            <text:p>1.47705129471817E+018</text:p>
          </table:table-cell>
          <table:table-cell office:value-type="float" office:value="1.47705129486966E+018" calcext:value-type="float">
            <text:p>1.47705129486966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129471853E+018" calcext:value-type="float">
            <text:p>1.47705129471853E+018</text:p>
          </table:table-cell>
          <table:table-cell office:value-type="float" office:value="1.4770512948702E+018" calcext:value-type="float">
            <text:p>1.4770512948702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129471888E+018" calcext:value-type="float">
            <text:p>1.47705129471888E+018</text:p>
          </table:table-cell>
          <table:table-cell office:value-type="float" office:value="1.47705129487039E+018" calcext:value-type="float">
            <text:p>1.47705129487039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129471924E+018" calcext:value-type="float">
            <text:p>1.47705129471924E+018</text:p>
          </table:table-cell>
          <table:table-cell office:value-type="float" office:value="1.47705129487069E+018" calcext:value-type="float">
            <text:p>1.47705129487069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129471958E+018" calcext:value-type="float">
            <text:p>1.47705129471958E+018</text:p>
          </table:table-cell>
          <table:table-cell office:value-type="float" office:value="1.47705129487122E+018" calcext:value-type="float">
            <text:p>1.47705129487122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129471993E+018" calcext:value-type="float">
            <text:p>1.47705129471993E+018</text:p>
          </table:table-cell>
          <table:table-cell office:value-type="float" office:value="1.47705129487142E+018" calcext:value-type="float">
            <text:p>1.47705129487142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129472028E+018" calcext:value-type="float">
            <text:p>1.47705129472028E+018</text:p>
          </table:table-cell>
          <table:table-cell office:value-type="float" office:value="1.47705129487191E+018" calcext:value-type="float">
            <text:p>1.47705129487191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12947207E+018" calcext:value-type="float">
            <text:p>1.4770512947207E+018</text:p>
          </table:table-cell>
          <table:table-cell office:value-type="float" office:value="1.47705129487229E+018" calcext:value-type="float">
            <text:p>1.47705129487229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129472115E+018" calcext:value-type="float">
            <text:p>1.47705129472115E+018</text:p>
          </table:table-cell>
          <table:table-cell office:value-type="float" office:value="1.47705129487258E+018" calcext:value-type="float">
            <text:p>1.47705129487258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129472161E+018" calcext:value-type="float">
            <text:p>1.47705129472161E+018</text:p>
          </table:table-cell>
          <table:table-cell office:value-type="float" office:value="1.47705129487299E+018" calcext:value-type="float">
            <text:p>1.47705129487299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129472215E+018" calcext:value-type="float">
            <text:p>1.47705129472215E+018</text:p>
          </table:table-cell>
          <table:table-cell office:value-type="float" office:value="1.47705129487367E+018" calcext:value-type="float">
            <text:p>1.47705129487367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129472262E+018" calcext:value-type="float">
            <text:p>1.47705129472262E+018</text:p>
          </table:table-cell>
          <table:table-cell office:value-type="float" office:value="1.47705129487391E+018" calcext:value-type="float">
            <text:p>1.47705129487391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129472312E+018" calcext:value-type="float">
            <text:p>1.47705129472312E+018</text:p>
          </table:table-cell>
          <table:table-cell office:value-type="float" office:value="1.47705129487397E+018" calcext:value-type="float">
            <text:p>1.47705129487397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129472361E+018" calcext:value-type="float">
            <text:p>1.47705129472361E+018</text:p>
          </table:table-cell>
          <table:table-cell office:value-type="float" office:value="1.47705129487426E+018" calcext:value-type="float">
            <text:p>1.47705129487426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129472397E+018" calcext:value-type="float">
            <text:p>1.47705129472397E+018</text:p>
          </table:table-cell>
          <table:table-cell office:value-type="float" office:value="1.47705129487432E+018" calcext:value-type="float">
            <text:p>1.47705129487432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129472432E+018" calcext:value-type="float">
            <text:p>1.47705129472432E+018</text:p>
          </table:table-cell>
          <table:table-cell office:value-type="float" office:value="1.47705129487438E+018" calcext:value-type="float">
            <text:p>1.47705129487438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129472479E+018" calcext:value-type="float">
            <text:p>1.47705129472479E+018</text:p>
          </table:table-cell>
          <table:table-cell office:value-type="float" office:value="1.47705129487443E+018" calcext:value-type="float">
            <text:p>1.47705129487443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129472527E+018" calcext:value-type="float">
            <text:p>1.47705129472527E+018</text:p>
          </table:table-cell>
          <table:table-cell office:value-type="float" office:value="1.47705129487461E+018" calcext:value-type="float">
            <text:p>1.47705129487461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129472571E+018" calcext:value-type="float">
            <text:p>1.47705129472571E+018</text:p>
          </table:table-cell>
          <table:table-cell office:value-type="float" office:value="1.47705129487742E+018" calcext:value-type="float">
            <text:p>1.47705129487742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12947262E+018" calcext:value-type="float">
            <text:p>1.4770512947262E+018</text:p>
          </table:table-cell>
          <table:table-cell office:value-type="float" office:value="1.47705129487865E+018" calcext:value-type="float">
            <text:p>1.47705129487865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129472666E+018" calcext:value-type="float">
            <text:p>1.47705129472666E+018</text:p>
          </table:table-cell>
          <table:table-cell office:value-type="float" office:value="1.47705129487987E+018" calcext:value-type="float">
            <text:p>1.47705129487987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129472703E+018" calcext:value-type="float">
            <text:p>1.47705129472703E+018</text:p>
          </table:table-cell>
          <table:table-cell office:value-type="float" office:value="1.47705129488066E+018" calcext:value-type="float">
            <text:p>1.47705129488066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129472752E+018" calcext:value-type="float">
            <text:p>1.47705129472752E+018</text:p>
          </table:table-cell>
          <table:table-cell office:value-type="float" office:value="1.477051294882E+018" calcext:value-type="float">
            <text:p>1.477051294882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129472799E+018" calcext:value-type="float">
            <text:p>1.47705129472799E+018</text:p>
          </table:table-cell>
          <table:table-cell office:value-type="float" office:value="1.47705129488322E+018" calcext:value-type="float">
            <text:p>1.47705129488322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129472842E+018" calcext:value-type="float">
            <text:p>1.47705129472842E+018</text:p>
          </table:table-cell>
          <table:table-cell office:value-type="float" office:value="1.47705129488402E+018" calcext:value-type="float">
            <text:p>1.47705129488402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12947289E+018" calcext:value-type="float">
            <text:p>1.4770512947289E+018</text:p>
          </table:table-cell>
          <table:table-cell office:value-type="float" office:value="1.47705129488505E+018" calcext:value-type="float">
            <text:p>1.47705129488505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129472931E+018" calcext:value-type="float">
            <text:p>1.47705129472931E+018</text:p>
          </table:table-cell>
          <table:table-cell office:value-type="float" office:value="1.47705129488637E+018" calcext:value-type="float">
            <text:p>1.47705129488637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129472968E+018" calcext:value-type="float">
            <text:p>1.47705129472968E+018</text:p>
          </table:table-cell>
          <table:table-cell office:value-type="float" office:value="1.47705129488728E+018" calcext:value-type="float">
            <text:p>1.47705129488728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129473016E+018" calcext:value-type="float">
            <text:p>1.47705129473016E+018</text:p>
          </table:table-cell>
          <table:table-cell office:value-type="float" office:value="1.4770512948896E+018" calcext:value-type="float">
            <text:p>1.4770512948896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129473058E+018" calcext:value-type="float">
            <text:p>1.47705129473058E+018</text:p>
          </table:table-cell>
          <table:table-cell office:value-type="float" office:value="1.47705129489159E+018" calcext:value-type="float">
            <text:p>1.47705129489159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129473095E+018" calcext:value-type="float">
            <text:p>1.47705129473095E+018</text:p>
          </table:table-cell>
          <table:table-cell office:value-type="float" office:value="1.47705129489238E+018" calcext:value-type="float">
            <text:p>1.47705129489238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129473142E+018" calcext:value-type="float">
            <text:p>1.47705129473142E+018</text:p>
          </table:table-cell>
          <table:table-cell office:value-type="float" office:value="1.4770512948948E+018" calcext:value-type="float">
            <text:p>1.4770512948948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129473192E+018" calcext:value-type="float">
            <text:p>1.47705129473192E+018</text:p>
          </table:table-cell>
          <table:table-cell office:value-type="float" office:value="1.47705129489542E+018" calcext:value-type="float">
            <text:p>1.47705129489542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129473235E+018" calcext:value-type="float">
            <text:p>1.47705129473235E+018</text:p>
          </table:table-cell>
          <table:table-cell office:value-type="float" office:value="1.47705129489566E+018" calcext:value-type="float">
            <text:p>1.47705129489566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129473272E+018" calcext:value-type="float">
            <text:p>1.47705129473272E+018</text:p>
          </table:table-cell>
          <table:table-cell office:value-type="float" office:value="1.47705129489573E+018" calcext:value-type="float">
            <text:p>1.47705129489573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129473319E+018" calcext:value-type="float">
            <text:p>1.47705129473319E+018</text:p>
          </table:table-cell>
          <table:table-cell office:value-type="float" office:value="1.47705129489888E+018" calcext:value-type="float">
            <text:p>1.47705129489888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129473374E+018" calcext:value-type="float">
            <text:p>1.47705129473374E+018</text:p>
          </table:table-cell>
          <table:table-cell office:value-type="float" office:value="1.47705129489976E+018" calcext:value-type="float">
            <text:p>1.47705129489976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129473414E+018" calcext:value-type="float">
            <text:p>1.47705129473414E+018</text:p>
          </table:table-cell>
          <table:table-cell office:value-type="float" office:value="1.47705129490019E+018" calcext:value-type="float">
            <text:p>1.47705129490019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129473451E+018" calcext:value-type="float">
            <text:p>1.47705129473451E+018</text:p>
          </table:table-cell>
          <table:table-cell office:value-type="float" office:value="1.47705129490106E+018" calcext:value-type="float">
            <text:p>1.47705129490106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129473497E+018" calcext:value-type="float">
            <text:p>1.47705129473497E+018</text:p>
          </table:table-cell>
          <table:table-cell office:value-type="float" office:value="1.47705129490145E+018" calcext:value-type="float">
            <text:p>1.47705129490145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129473539E+018" calcext:value-type="float">
            <text:p>1.47705129473539E+018</text:p>
          </table:table-cell>
          <table:table-cell office:value-type="float" office:value="1.47705129490191E+018" calcext:value-type="float">
            <text:p>1.47705129490191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129473575E+018" calcext:value-type="float">
            <text:p>1.47705129473575E+018</text:p>
          </table:table-cell>
          <table:table-cell office:value-type="float" office:value="1.47705129490197E+018" calcext:value-type="float">
            <text:p>1.47705129490197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129473622E+018" calcext:value-type="float">
            <text:p>1.47705129473622E+018</text:p>
          </table:table-cell>
          <table:table-cell office:value-type="float" office:value="1.47705129490203E+018" calcext:value-type="float">
            <text:p>1.47705129490203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129473673E+018" calcext:value-type="float">
            <text:p>1.47705129473673E+018</text:p>
          </table:table-cell>
          <table:table-cell office:value-type="float" office:value="1.47705129490208E+018" calcext:value-type="float">
            <text:p>1.47705129490208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129473719E+018" calcext:value-type="float">
            <text:p>1.47705129473719E+018</text:p>
          </table:table-cell>
          <table:table-cell office:value-type="float" office:value="1.47705129490214E+018" calcext:value-type="float">
            <text:p>1.47705129490214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129473757E+018" calcext:value-type="float">
            <text:p>1.47705129473757E+018</text:p>
          </table:table-cell>
          <table:table-cell office:value-type="float" office:value="1.47705129490219E+018" calcext:value-type="float">
            <text:p>1.47705129490219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129473805E+018" calcext:value-type="float">
            <text:p>1.47705129473805E+018</text:p>
          </table:table-cell>
          <table:table-cell office:value-type="float" office:value="1.47705129490225E+018" calcext:value-type="float">
            <text:p>1.47705129490225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129473846E+018" calcext:value-type="float">
            <text:p>1.47705129473846E+018</text:p>
          </table:table-cell>
          <table:table-cell office:value-type="float" office:value="1.47705129490252E+018" calcext:value-type="float">
            <text:p>1.47705129490252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129473882E+018" calcext:value-type="float">
            <text:p>1.47705129473882E+018</text:p>
          </table:table-cell>
          <table:table-cell office:value-type="float" office:value="1.47705129490258E+018" calcext:value-type="float">
            <text:p>1.47705129490258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129473928E+018" calcext:value-type="float">
            <text:p>1.47705129473928E+018</text:p>
          </table:table-cell>
          <table:table-cell office:value-type="float" office:value="1.47705129490263E+018" calcext:value-type="float">
            <text:p>1.47705129490263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129473969E+018" calcext:value-type="float">
            <text:p>1.47705129473969E+018</text:p>
          </table:table-cell>
          <table:table-cell office:value-type="float" office:value="1.47705129490857E+018" calcext:value-type="float">
            <text:p>1.47705129490857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129474012E+018" calcext:value-type="float">
            <text:p>1.47705129474012E+018</text:p>
          </table:table-cell>
          <table:table-cell office:value-type="float" office:value="1.47705129490975E+018" calcext:value-type="float">
            <text:p>1.47705129490975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129474053E+018" calcext:value-type="float">
            <text:p>1.47705129474053E+018</text:p>
          </table:table-cell>
          <table:table-cell office:value-type="float" office:value="1.47705129491175E+018" calcext:value-type="float">
            <text:p>1.47705129491175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129474089E+018" calcext:value-type="float">
            <text:p>1.47705129474089E+018</text:p>
          </table:table-cell>
          <table:table-cell office:value-type="float" office:value="1.47705129491337E+018" calcext:value-type="float">
            <text:p>1.47705129491337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129474137E+018" calcext:value-type="float">
            <text:p>1.47705129474137E+018</text:p>
          </table:table-cell>
          <table:table-cell office:value-type="float" office:value="1.4770512949137E+018" calcext:value-type="float">
            <text:p>1.4770512949137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129474191E+018" calcext:value-type="float">
            <text:p>1.47705129474191E+018</text:p>
          </table:table-cell>
          <table:table-cell office:value-type="float" office:value="1.47705129491399E+018" calcext:value-type="float">
            <text:p>1.47705129491399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129474245E+018" calcext:value-type="float">
            <text:p>1.47705129474245E+018</text:p>
          </table:table-cell>
          <table:table-cell office:value-type="float" office:value="1.47705129491517E+018" calcext:value-type="float">
            <text:p>1.47705129491517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129474283E+018" calcext:value-type="float">
            <text:p>1.47705129474283E+018</text:p>
          </table:table-cell>
          <table:table-cell office:value-type="float" office:value="1.47705129491711E+018" calcext:value-type="float">
            <text:p>1.47705129491711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12947433E+018" calcext:value-type="float">
            <text:p>1.4770512947433E+018</text:p>
          </table:table-cell>
          <table:table-cell office:value-type="float" office:value="1.47705129491758E+018" calcext:value-type="float">
            <text:p>1.47705129491758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129474372E+018" calcext:value-type="float">
            <text:p>1.47705129474372E+018</text:p>
          </table:table-cell>
          <table:table-cell office:value-type="float" office:value="1.47705129491783E+018" calcext:value-type="float">
            <text:p>1.47705129491783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129474418E+018" calcext:value-type="float">
            <text:p>1.47705129474418E+018</text:p>
          </table:table-cell>
          <table:table-cell office:value-type="float" office:value="1.47705129491801E+018" calcext:value-type="float">
            <text:p>1.47705129491801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129474459E+018" calcext:value-type="float">
            <text:p>1.47705129474459E+018</text:p>
          </table:table-cell>
          <table:table-cell office:value-type="float" office:value="1.47705129491923E+018" calcext:value-type="float">
            <text:p>1.47705129491923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129474495E+018" calcext:value-type="float">
            <text:p>1.47705129474495E+018</text:p>
          </table:table-cell>
          <table:table-cell office:value-type="float" office:value="1.47705129492077E+018" calcext:value-type="float">
            <text:p>1.47705129492077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129474557E+018" calcext:value-type="float">
            <text:p>1.47705129474557E+018</text:p>
          </table:table-cell>
          <table:table-cell office:value-type="float" office:value="1.4770512949211E+018" calcext:value-type="float">
            <text:p>1.4770512949211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129474595E+018" calcext:value-type="float">
            <text:p>1.47705129474595E+018</text:p>
          </table:table-cell>
          <table:table-cell office:value-type="float" office:value="1.47705129492117E+018" calcext:value-type="float">
            <text:p>1.47705129492117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129474641E+018" calcext:value-type="float">
            <text:p>1.47705129474641E+018</text:p>
          </table:table-cell>
          <table:table-cell office:value-type="float" office:value="1.47705129492123E+018" calcext:value-type="float">
            <text:p>1.47705129492123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129474684E+018" calcext:value-type="float">
            <text:p>1.47705129474684E+018</text:p>
          </table:table-cell>
          <table:table-cell office:value-type="float" office:value="1.47705129492141E+018" calcext:value-type="float">
            <text:p>1.47705129492141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12947472E+018" calcext:value-type="float">
            <text:p>1.4770512947472E+018</text:p>
          </table:table-cell>
          <table:table-cell office:value-type="float" office:value="1.47705129492205E+018" calcext:value-type="float">
            <text:p>1.47705129492205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129474768E+018" calcext:value-type="float">
            <text:p>1.47705129474768E+018</text:p>
          </table:table-cell>
          <table:table-cell office:value-type="float" office:value="1.47705129492272E+018" calcext:value-type="float">
            <text:p>1.47705129492272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129474809E+018" calcext:value-type="float">
            <text:p>1.47705129474809E+018</text:p>
          </table:table-cell>
          <table:table-cell office:value-type="float" office:value="1.47705129492306E+018" calcext:value-type="float">
            <text:p>1.47705129492306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129474846E+018" calcext:value-type="float">
            <text:p>1.47705129474846E+018</text:p>
          </table:table-cell>
          <table:table-cell office:value-type="float" office:value="1.47705129492312E+018" calcext:value-type="float">
            <text:p>1.47705129492312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129474881E+018" calcext:value-type="float">
            <text:p>1.47705129474881E+018</text:p>
          </table:table-cell>
          <table:table-cell office:value-type="float" office:value="1.47705129492318E+018" calcext:value-type="float">
            <text:p>1.47705129492318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129474916E+018" calcext:value-type="float">
            <text:p>1.47705129474916E+018</text:p>
          </table:table-cell>
          <table:table-cell office:value-type="float" office:value="1.47705129492323E+018" calcext:value-type="float">
            <text:p>1.47705129492323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129474953E+018" calcext:value-type="float">
            <text:p>1.47705129474953E+018</text:p>
          </table:table-cell>
          <table:table-cell office:value-type="float" office:value="1.47705129492329E+018" calcext:value-type="float">
            <text:p>1.47705129492329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129475E+018" calcext:value-type="float">
            <text:p>1.47705129475E+018</text:p>
          </table:table-cell>
          <table:table-cell office:value-type="float" office:value="1.47705129492355E+018" calcext:value-type="float">
            <text:p>1.47705129492355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129475041E+018" calcext:value-type="float">
            <text:p>1.47705129475041E+018</text:p>
          </table:table-cell>
          <table:table-cell office:value-type="float" office:value="1.47705129492361E+018" calcext:value-type="float">
            <text:p>1.47705129492361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129475077E+018" calcext:value-type="float">
            <text:p>1.47705129475077E+018</text:p>
          </table:table-cell>
          <table:table-cell office:value-type="float" office:value="1.47705129492366E+018" calcext:value-type="float">
            <text:p>1.47705129492366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129475112E+018" calcext:value-type="float">
            <text:p>1.47705129475112E+018</text:p>
          </table:table-cell>
          <table:table-cell office:value-type="float" office:value="1.47705129492404E+018" calcext:value-type="float">
            <text:p>1.47705129492404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129475147E+018" calcext:value-type="float">
            <text:p>1.47705129475147E+018</text:p>
          </table:table-cell>
          <table:table-cell office:value-type="float" office:value="1.47705129492409E+018" calcext:value-type="float">
            <text:p>1.47705129492409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129475182E+018" calcext:value-type="float">
            <text:p>1.47705129475182E+018</text:p>
          </table:table-cell>
          <table:table-cell office:value-type="float" office:value="1.47705129492415E+018" calcext:value-type="float">
            <text:p>1.47705129492415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129475217E+018" calcext:value-type="float">
            <text:p>1.47705129475217E+018</text:p>
          </table:table-cell>
          <table:table-cell office:value-type="float" office:value="1.4770512949242E+018" calcext:value-type="float">
            <text:p>1.4770512949242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129475252E+018" calcext:value-type="float">
            <text:p>1.47705129475252E+018</text:p>
          </table:table-cell>
          <table:table-cell office:value-type="float" office:value="1.47705129492426E+018" calcext:value-type="float">
            <text:p>1.47705129492426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129475287E+018" calcext:value-type="float">
            <text:p>1.47705129475287E+018</text:p>
          </table:table-cell>
          <table:table-cell office:value-type="float" office:value="1.47705129492431E+018" calcext:value-type="float">
            <text:p>1.47705129492431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129475322E+018" calcext:value-type="float">
            <text:p>1.47705129475322E+018</text:p>
          </table:table-cell>
          <table:table-cell office:value-type="float" office:value="1.47705129492457E+018" calcext:value-type="float">
            <text:p>1.47705129492457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129475356E+018" calcext:value-type="float">
            <text:p>1.47705129475356E+018</text:p>
          </table:table-cell>
          <table:table-cell office:value-type="float" office:value="1.47705129492463E+018" calcext:value-type="float">
            <text:p>1.47705129492463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129475393E+018" calcext:value-type="float">
            <text:p>1.47705129475393E+018</text:p>
          </table:table-cell>
          <table:table-cell office:value-type="float" office:value="1.47705129492468E+018" calcext:value-type="float">
            <text:p>1.47705129492468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129475427E+018" calcext:value-type="float">
            <text:p>1.47705129475427E+018</text:p>
          </table:table-cell>
          <table:table-cell office:value-type="float" office:value="1.477051294925E+018" calcext:value-type="float">
            <text:p>1.477051294925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129475463E+018" calcext:value-type="float">
            <text:p>1.47705129475463E+018</text:p>
          </table:table-cell>
          <table:table-cell office:value-type="float" office:value="1.47705129492506E+018" calcext:value-type="float">
            <text:p>1.47705129492506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129475498E+018" calcext:value-type="float">
            <text:p>1.47705129475498E+018</text:p>
          </table:table-cell>
          <table:table-cell office:value-type="float" office:value="1.47705129492511E+018" calcext:value-type="float">
            <text:p>1.47705129492511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129475546E+018" calcext:value-type="float">
            <text:p>1.47705129475546E+018</text:p>
          </table:table-cell>
          <table:table-cell office:value-type="float" office:value="1.47705129492517E+018" calcext:value-type="float">
            <text:p>1.47705129492517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129475596E+018" calcext:value-type="float">
            <text:p>1.47705129475596E+018</text:p>
          </table:table-cell>
          <table:table-cell office:value-type="float" office:value="1.47705129492522E+018" calcext:value-type="float">
            <text:p>1.47705129492522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129475639E+018" calcext:value-type="float">
            <text:p>1.47705129475639E+018</text:p>
          </table:table-cell>
          <table:table-cell office:value-type="float" office:value="1.477051294927E+018" calcext:value-type="float">
            <text:p>1.477051294927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12947569E+018" calcext:value-type="float">
            <text:p>1.4770512947569E+018</text:p>
          </table:table-cell>
          <table:table-cell office:value-type="float" office:value="1.47705129492793E+018" calcext:value-type="float">
            <text:p>1.47705129492793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129475733E+018" calcext:value-type="float">
            <text:p>1.47705129475733E+018</text:p>
          </table:table-cell>
          <table:table-cell office:value-type="float" office:value="1.47705129492868E+018" calcext:value-type="float">
            <text:p>1.47705129492868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12947577E+018" calcext:value-type="float">
            <text:p>1.4770512947577E+018</text:p>
          </table:table-cell>
          <table:table-cell office:value-type="float" office:value="1.47705129492903E+018" calcext:value-type="float">
            <text:p>1.47705129492903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129475816E+018" calcext:value-type="float">
            <text:p>1.47705129475816E+018</text:p>
          </table:table-cell>
          <table:table-cell office:value-type="float" office:value="1.4770512949294E+018" calcext:value-type="float">
            <text:p>1.4770512949294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129475857E+018" calcext:value-type="float">
            <text:p>1.47705129475857E+018</text:p>
          </table:table-cell>
          <table:table-cell office:value-type="float" office:value="1.47705129492959E+018" calcext:value-type="float">
            <text:p>1.47705129492959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129475893E+018" calcext:value-type="float">
            <text:p>1.47705129475893E+018</text:p>
          </table:table-cell>
          <table:table-cell office:value-type="float" office:value="1.4770512949318E+018" calcext:value-type="float">
            <text:p>1.4770512949318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129475928E+018" calcext:value-type="float">
            <text:p>1.47705129475928E+018</text:p>
          </table:table-cell>
          <table:table-cell office:value-type="float" office:value="1.47705129493302E+018" calcext:value-type="float">
            <text:p>1.47705129493302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129475963E+018" calcext:value-type="float">
            <text:p>1.47705129475963E+018</text:p>
          </table:table-cell>
          <table:table-cell office:value-type="float" office:value="1.47705129493375E+018" calcext:value-type="float">
            <text:p>1.47705129493375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129476049E+018" calcext:value-type="float">
            <text:p>1.47705129476049E+018</text:p>
          </table:table-cell>
          <table:table-cell office:value-type="float" office:value="1.47705129493511E+018" calcext:value-type="float">
            <text:p>1.47705129493511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129476089E+018" calcext:value-type="float">
            <text:p>1.47705129476089E+018</text:p>
          </table:table-cell>
          <table:table-cell office:value-type="float" office:value="1.47705129493638E+018" calcext:value-type="float">
            <text:p>1.47705129493638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129476131E+018" calcext:value-type="float">
            <text:p>1.47705129476131E+018</text:p>
          </table:table-cell>
          <table:table-cell office:value-type="float" office:value="1.47705129493772E+018" calcext:value-type="float">
            <text:p>1.47705129493772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129476173E+018" calcext:value-type="float">
            <text:p>1.47705129476173E+018</text:p>
          </table:table-cell>
          <table:table-cell office:value-type="float" office:value="1.47705129494284E+018" calcext:value-type="float">
            <text:p>1.47705129494284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129476214E+018" calcext:value-type="float">
            <text:p>1.47705129476214E+018</text:p>
          </table:table-cell>
          <table:table-cell office:value-type="float" office:value="1.47705129494539E+018" calcext:value-type="float">
            <text:p>1.47705129494539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129476252E+018" calcext:value-type="float">
            <text:p>1.47705129476252E+018</text:p>
          </table:table-cell>
          <table:table-cell office:value-type="float" office:value="1.47705129494806E+018" calcext:value-type="float">
            <text:p>1.47705129494806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129476294E+018" calcext:value-type="float">
            <text:p>1.47705129476294E+018</text:p>
          </table:table-cell>
          <table:table-cell office:value-type="float" office:value="1.47705129494898E+018" calcext:value-type="float">
            <text:p>1.47705129494898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12947633E+018" calcext:value-type="float">
            <text:p>1.4770512947633E+018</text:p>
          </table:table-cell>
          <table:table-cell office:value-type="float" office:value="1.47705129494939E+018" calcext:value-type="float">
            <text:p>1.47705129494939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129476372E+018" calcext:value-type="float">
            <text:p>1.47705129476372E+018</text:p>
          </table:table-cell>
          <table:table-cell office:value-type="float" office:value="1.47705129494981E+018" calcext:value-type="float">
            <text:p>1.47705129494981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129476418E+018" calcext:value-type="float">
            <text:p>1.47705129476418E+018</text:p>
          </table:table-cell>
          <table:table-cell office:value-type="float" office:value="1.47705129495054E+018" calcext:value-type="float">
            <text:p>1.47705129495054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129476452E+018" calcext:value-type="float">
            <text:p>1.47705129476452E+018</text:p>
          </table:table-cell>
          <table:table-cell office:value-type="float" office:value="1.4770512949509E+018" calcext:value-type="float">
            <text:p>1.4770512949509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129476485E+018" calcext:value-type="float">
            <text:p>1.47705129476485E+018</text:p>
          </table:table-cell>
          <table:table-cell office:value-type="float" office:value="1.47705129495117E+018" calcext:value-type="float">
            <text:p>1.47705129495117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129476529E+018" calcext:value-type="float">
            <text:p>1.47705129476529E+018</text:p>
          </table:table-cell>
          <table:table-cell office:value-type="float" office:value="1.47705129495123E+018" calcext:value-type="float">
            <text:p>1.47705129495123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129476579E+018" calcext:value-type="float">
            <text:p>1.47705129476579E+018</text:p>
          </table:table-cell>
          <table:table-cell office:value-type="float" office:value="1.47705129495129E+018" calcext:value-type="float">
            <text:p>1.47705129495129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129476615E+018" calcext:value-type="float">
            <text:p>1.47705129476615E+018</text:p>
          </table:table-cell>
          <table:table-cell office:value-type="float" office:value="1.47705129495293E+018" calcext:value-type="float">
            <text:p>1.47705129495293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12947665E+018" calcext:value-type="float">
            <text:p>1.4770512947665E+018</text:p>
          </table:table-cell>
          <table:table-cell office:value-type="float" office:value="1.47705129495884E+018" calcext:value-type="float">
            <text:p>1.47705129495884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12947669E+018" calcext:value-type="float">
            <text:p>1.4770512947669E+018</text:p>
          </table:table-cell>
          <table:table-cell office:value-type="float" office:value="1.47705129495942E+018" calcext:value-type="float">
            <text:p>1.47705129495942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129476724E+018" calcext:value-type="float">
            <text:p>1.47705129476724E+018</text:p>
          </table:table-cell>
          <table:table-cell office:value-type="float" office:value="1.4770512949602E+018" calcext:value-type="float">
            <text:p>1.4770512949602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129476759E+018" calcext:value-type="float">
            <text:p>1.47705129476759E+018</text:p>
          </table:table-cell>
          <table:table-cell office:value-type="float" office:value="1.47705129496044E+018" calcext:value-type="float">
            <text:p>1.47705129496044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129476794E+018" calcext:value-type="float">
            <text:p>1.47705129476794E+018</text:p>
          </table:table-cell>
          <table:table-cell office:value-type="float" office:value="1.47705129496051E+018" calcext:value-type="float">
            <text:p>1.47705129496051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129476842E+018" calcext:value-type="float">
            <text:p>1.47705129476842E+018</text:p>
          </table:table-cell>
          <table:table-cell office:value-type="float" office:value="1.47705129496076E+018" calcext:value-type="float">
            <text:p>1.47705129496076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129476889E+018" calcext:value-type="float">
            <text:p>1.47705129476889E+018</text:p>
          </table:table-cell>
          <table:table-cell office:value-type="float" office:value="1.47705129496082E+018" calcext:value-type="float">
            <text:p>1.47705129496082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129476987E+018" calcext:value-type="float">
            <text:p>1.47705129476987E+018</text:p>
          </table:table-cell>
          <table:table-cell office:value-type="float" office:value="1.47705129496088E+018" calcext:value-type="float">
            <text:p>1.47705129496088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129477041E+018" calcext:value-type="float">
            <text:p>1.47705129477041E+018</text:p>
          </table:table-cell>
          <table:table-cell office:value-type="float" office:value="1.47705129496105E+018" calcext:value-type="float">
            <text:p>1.47705129496105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129477079E+018" calcext:value-type="float">
            <text:p>1.47705129477079E+018</text:p>
          </table:table-cell>
          <table:table-cell office:value-type="float" office:value="1.47705129496243E+018" calcext:value-type="float">
            <text:p>1.47705129496243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129477122E+018" calcext:value-type="float">
            <text:p>1.47705129477122E+018</text:p>
          </table:table-cell>
          <table:table-cell office:value-type="float" office:value="1.47705129496399E+018" calcext:value-type="float">
            <text:p>1.47705129496399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129477163E+018" calcext:value-type="float">
            <text:p>1.47705129477163E+018</text:p>
          </table:table-cell>
          <table:table-cell office:value-type="float" office:value="1.47705129496438E+018" calcext:value-type="float">
            <text:p>1.47705129496438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129477198E+018" calcext:value-type="float">
            <text:p>1.47705129477198E+018</text:p>
          </table:table-cell>
          <table:table-cell office:value-type="float" office:value="1.47705129496474E+018" calcext:value-type="float">
            <text:p>1.47705129496474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129477234E+018" calcext:value-type="float">
            <text:p>1.47705129477234E+018</text:p>
          </table:table-cell>
          <table:table-cell office:value-type="float" office:value="1.47705129496493E+018" calcext:value-type="float">
            <text:p>1.47705129496493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129477269E+018" calcext:value-type="float">
            <text:p>1.47705129477269E+018</text:p>
          </table:table-cell>
          <table:table-cell office:value-type="float" office:value="1.47705129496642E+018" calcext:value-type="float">
            <text:p>1.47705129496642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129477304E+018" calcext:value-type="float">
            <text:p>1.47705129477304E+018</text:p>
          </table:table-cell>
          <table:table-cell office:value-type="float" office:value="1.47705129496683E+018" calcext:value-type="float">
            <text:p>1.47705129496683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129477341E+018" calcext:value-type="float">
            <text:p>1.47705129477341E+018</text:p>
          </table:table-cell>
          <table:table-cell office:value-type="float" office:value="1.47705129496703E+018" calcext:value-type="float">
            <text:p>1.47705129496703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129477377E+018" calcext:value-type="float">
            <text:p>1.47705129477377E+018</text:p>
          </table:table-cell>
          <table:table-cell office:value-type="float" office:value="1.47705129496722E+018" calcext:value-type="float">
            <text:p>1.47705129496722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129477411E+018" calcext:value-type="float">
            <text:p>1.47705129477411E+018</text:p>
          </table:table-cell>
          <table:table-cell office:value-type="float" office:value="1.47705129496859E+018" calcext:value-type="float">
            <text:p>1.47705129496859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129477447E+018" calcext:value-type="float">
            <text:p>1.47705129477447E+018</text:p>
          </table:table-cell>
          <table:table-cell office:value-type="float" office:value="1.47705129496902E+018" calcext:value-type="float">
            <text:p>1.47705129496902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129477481E+018" calcext:value-type="float">
            <text:p>1.47705129477481E+018</text:p>
          </table:table-cell>
          <table:table-cell office:value-type="float" office:value="1.47705129496908E+018" calcext:value-type="float">
            <text:p>1.47705129496908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129477516E+018" calcext:value-type="float">
            <text:p>1.47705129477516E+018</text:p>
          </table:table-cell>
          <table:table-cell office:value-type="float" office:value="1.47705129496914E+018" calcext:value-type="float">
            <text:p>1.47705129496914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129477551E+018" calcext:value-type="float">
            <text:p>1.47705129477551E+018</text:p>
          </table:table-cell>
          <table:table-cell office:value-type="float" office:value="1.47705129496919E+018" calcext:value-type="float">
            <text:p>1.47705129496919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129477586E+018" calcext:value-type="float">
            <text:p>1.47705129477586E+018</text:p>
          </table:table-cell>
          <table:table-cell office:value-type="float" office:value="1.47705129496924E+018" calcext:value-type="float">
            <text:p>1.47705129496924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129477621E+018" calcext:value-type="float">
            <text:p>1.47705129477621E+018</text:p>
          </table:table-cell>
          <table:table-cell office:value-type="float" office:value="1.4770512949693E+018" calcext:value-type="float">
            <text:p>1.4770512949693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12947766E+018" calcext:value-type="float">
            <text:p>1.4770512947766E+018</text:p>
          </table:table-cell>
          <table:table-cell office:value-type="float" office:value="1.47705129496935E+018" calcext:value-type="float">
            <text:p>1.47705129496935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129477695E+018" calcext:value-type="float">
            <text:p>1.47705129477695E+018</text:p>
          </table:table-cell>
          <table:table-cell office:value-type="float" office:value="1.47705129497052E+018" calcext:value-type="float">
            <text:p>1.47705129497052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12947773E+018" calcext:value-type="float">
            <text:p>1.4770512947773E+018</text:p>
          </table:table-cell>
          <table:table-cell office:value-type="float" office:value="1.47705129497658E+018" calcext:value-type="float">
            <text:p>1.47705129497658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129477765E+018" calcext:value-type="float">
            <text:p>1.47705129477765E+018</text:p>
          </table:table-cell>
          <table:table-cell office:value-type="float" office:value="1.4770512949769E+018" calcext:value-type="float">
            <text:p>1.4770512949769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1294778E+018" calcext:value-type="float">
            <text:p>1.477051294778E+018</text:p>
          </table:table-cell>
          <table:table-cell office:value-type="float" office:value="1.47705129497721E+018" calcext:value-type="float">
            <text:p>1.47705129497721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129477834E+018" calcext:value-type="float">
            <text:p>1.47705129477834E+018</text:p>
          </table:table-cell>
          <table:table-cell office:value-type="float" office:value="1.47705129497883E+018" calcext:value-type="float">
            <text:p>1.47705129497883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129477869E+018" calcext:value-type="float">
            <text:p>1.47705129477869E+018</text:p>
          </table:table-cell>
          <table:table-cell office:value-type="float" office:value="1.47705129498039E+018" calcext:value-type="float">
            <text:p>1.47705129498039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129477903E+018" calcext:value-type="float">
            <text:p>1.47705129477903E+018</text:p>
          </table:table-cell>
          <table:table-cell office:value-type="float" office:value="1.47705129498249E+018" calcext:value-type="float">
            <text:p>1.47705129498249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129477938E+018" calcext:value-type="float">
            <text:p>1.47705129477938E+018</text:p>
          </table:table-cell>
          <table:table-cell office:value-type="float" office:value="1.4770512949843E+018" calcext:value-type="float">
            <text:p>1.4770512949843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129477973E+018" calcext:value-type="float">
            <text:p>1.47705129477973E+018</text:p>
          </table:table-cell>
          <table:table-cell office:value-type="float" office:value="1.47705129498592E+018" calcext:value-type="float">
            <text:p>1.47705129498592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129478008E+018" calcext:value-type="float">
            <text:p>1.47705129478008E+018</text:p>
          </table:table-cell>
          <table:table-cell office:value-type="float" office:value="1.47705129498626E+018" calcext:value-type="float">
            <text:p>1.47705129498626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129478043E+018" calcext:value-type="float">
            <text:p>1.47705129478043E+018</text:p>
          </table:table-cell>
          <table:table-cell office:value-type="float" office:value="1.47705129498676E+018" calcext:value-type="float">
            <text:p>1.47705129498676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129478078E+018" calcext:value-type="float">
            <text:p>1.47705129478078E+018</text:p>
          </table:table-cell>
          <table:table-cell office:value-type="float" office:value="1.4770512949871E+018" calcext:value-type="float">
            <text:p>1.4770512949871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129478112E+018" calcext:value-type="float">
            <text:p>1.47705129478112E+018</text:p>
          </table:table-cell>
          <table:table-cell office:value-type="float" office:value="1.47705129498729E+018" calcext:value-type="float">
            <text:p>1.47705129498729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129478149E+018" calcext:value-type="float">
            <text:p>1.47705129478149E+018</text:p>
          </table:table-cell>
          <table:table-cell office:value-type="float" office:value="1.47705129498788E+018" calcext:value-type="float">
            <text:p>1.47705129498788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129478198E+018" calcext:value-type="float">
            <text:p>1.47705129478198E+018</text:p>
          </table:table-cell>
          <table:table-cell office:value-type="float" office:value="1.47705129498827E+018" calcext:value-type="float">
            <text:p>1.47705129498827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129478281E+018" calcext:value-type="float">
            <text:p>1.47705129478281E+018</text:p>
          </table:table-cell>
          <table:table-cell office:value-type="float" office:value="1.47705129498833E+018" calcext:value-type="float">
            <text:p>1.47705129498833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129478335E+018" calcext:value-type="float">
            <text:p>1.47705129478335E+018</text:p>
          </table:table-cell>
          <table:table-cell office:value-type="float" office:value="1.47705129498839E+018" calcext:value-type="float">
            <text:p>1.47705129498839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12947839E+018" calcext:value-type="float">
            <text:p>1.4770512947839E+018</text:p>
          </table:table-cell>
          <table:table-cell office:value-type="float" office:value="1.47705129498888E+018" calcext:value-type="float">
            <text:p>1.47705129498888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129478441E+018" calcext:value-type="float">
            <text:p>1.47705129478441E+018</text:p>
          </table:table-cell>
          <table:table-cell office:value-type="float" office:value="1.47705129498906E+018" calcext:value-type="float">
            <text:p>1.47705129498906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129478485E+018" calcext:value-type="float">
            <text:p>1.47705129478485E+018</text:p>
          </table:table-cell>
          <table:table-cell office:value-type="float" office:value="1.47705129498935E+018" calcext:value-type="float">
            <text:p>1.47705129498935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129478539E+018" calcext:value-type="float">
            <text:p>1.47705129478539E+018</text:p>
          </table:table-cell>
          <table:table-cell office:value-type="float" office:value="1.47705129498941E+018" calcext:value-type="float">
            <text:p>1.47705129498941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129478601E+018" calcext:value-type="float">
            <text:p>1.47705129478601E+018</text:p>
          </table:table-cell>
          <table:table-cell office:value-type="float" office:value="1.47705129498947E+018" calcext:value-type="float">
            <text:p>1.47705129498947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129478672E+018" calcext:value-type="float">
            <text:p>1.47705129478672E+018</text:p>
          </table:table-cell>
          <table:table-cell office:value-type="float" office:value="1.47705129499181E+018" calcext:value-type="float">
            <text:p>1.47705129499181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12947872E+018" calcext:value-type="float">
            <text:p>1.4770512947872E+018</text:p>
          </table:table-cell>
          <table:table-cell office:value-type="float" office:value="1.4770512949959E+018" calcext:value-type="float">
            <text:p>1.4770512949959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129478773E+018" calcext:value-type="float">
            <text:p>1.47705129478773E+018</text:p>
          </table:table-cell>
          <table:table-cell office:value-type="float" office:value="1.47705129499668E+018" calcext:value-type="float">
            <text:p>1.47705129499668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129478817E+018" calcext:value-type="float">
            <text:p>1.47705129478817E+018</text:p>
          </table:table-cell>
          <table:table-cell office:value-type="float" office:value="1.47705129499832E+018" calcext:value-type="float">
            <text:p>1.47705129499832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129478853E+018" calcext:value-type="float">
            <text:p>1.47705129478853E+018</text:p>
          </table:table-cell>
          <table:table-cell office:value-type="float" office:value="1.47705129500144E+018" calcext:value-type="float">
            <text:p>1.47705129500144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129478888E+018" calcext:value-type="float">
            <text:p>1.47705129478888E+018</text:p>
          </table:table-cell>
          <table:table-cell office:value-type="float" office:value="1.47705129500337E+018" calcext:value-type="float">
            <text:p>1.47705129500337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129478937E+018" calcext:value-type="float">
            <text:p>1.47705129478937E+018</text:p>
          </table:table-cell>
          <table:table-cell office:value-type="float" office:value="1.47705129500377E+018" calcext:value-type="float">
            <text:p>1.47705129500377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129478978E+018" calcext:value-type="float">
            <text:p>1.47705129478978E+018</text:p>
          </table:table-cell>
          <table:table-cell office:value-type="float" office:value="1.47705129500416E+018" calcext:value-type="float">
            <text:p>1.47705129500416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129479015E+018" calcext:value-type="float">
            <text:p>1.47705129479015E+018</text:p>
          </table:table-cell>
          <table:table-cell office:value-type="float" office:value="1.47705129500469E+018" calcext:value-type="float">
            <text:p>1.47705129500469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12947905E+018" calcext:value-type="float">
            <text:p>1.4770512947905E+018</text:p>
          </table:table-cell>
          <table:table-cell office:value-type="float" office:value="1.47705129500509E+018" calcext:value-type="float">
            <text:p>1.47705129500509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129479105E+018" calcext:value-type="float">
            <text:p>1.47705129479105E+018</text:p>
          </table:table-cell>
          <table:table-cell office:value-type="float" office:value="1.47705129500536E+018" calcext:value-type="float">
            <text:p>1.47705129500536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129479152E+018" calcext:value-type="float">
            <text:p>1.47705129479152E+018</text:p>
          </table:table-cell>
          <table:table-cell office:value-type="float" office:value="1.47705129500583E+018" calcext:value-type="float">
            <text:p>1.47705129500583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129479196E+018" calcext:value-type="float">
            <text:p>1.47705129479196E+018</text:p>
          </table:table-cell>
          <table:table-cell office:value-type="float" office:value="1.47705129500589E+018" calcext:value-type="float">
            <text:p>1.47705129500589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129479245E+018" calcext:value-type="float">
            <text:p>1.47705129479245E+018</text:p>
          </table:table-cell>
          <table:table-cell office:value-type="float" office:value="1.47705129500594E+018" calcext:value-type="float">
            <text:p>1.47705129500594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129479282E+018" calcext:value-type="float">
            <text:p>1.47705129479282E+018</text:p>
          </table:table-cell>
          <table:table-cell office:value-type="float" office:value="1.47705129500747E+018" calcext:value-type="float">
            <text:p>1.47705129500747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129479331E+018" calcext:value-type="float">
            <text:p>1.47705129479331E+018</text:p>
          </table:table-cell>
          <table:table-cell office:value-type="float" office:value="1.47705129500777E+018" calcext:value-type="float">
            <text:p>1.47705129500777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129479374E+018" calcext:value-type="float">
            <text:p>1.47705129479374E+018</text:p>
          </table:table-cell>
          <table:table-cell office:value-type="float" office:value="1.47705129500804E+018" calcext:value-type="float">
            <text:p>1.47705129500804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12947941E+018" calcext:value-type="float">
            <text:p>1.4770512947941E+018</text:p>
          </table:table-cell>
          <table:table-cell office:value-type="float" office:value="1.4770512950081E+018" calcext:value-type="float">
            <text:p>1.4770512950081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129479445E+018" calcext:value-type="float">
            <text:p>1.47705129479445E+018</text:p>
          </table:table-cell>
          <table:table-cell office:value-type="float" office:value="1.47705129500827E+018" calcext:value-type="float">
            <text:p>1.47705129500827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129479605E+018" calcext:value-type="float">
            <text:p>1.47705129479605E+018</text:p>
          </table:table-cell>
          <table:table-cell office:value-type="float" office:value="1.4770512950085E+018" calcext:value-type="float">
            <text:p>1.4770512950085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129479804E+018" calcext:value-type="float">
            <text:p>1.47705129479804E+018</text:p>
          </table:table-cell>
          <table:table-cell office:value-type="float" office:value="1.47705129500856E+018" calcext:value-type="float">
            <text:p>1.47705129500856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129479857E+018" calcext:value-type="float">
            <text:p>1.47705129479857E+018</text:p>
          </table:table-cell>
          <table:table-cell office:value-type="float" office:value="1.47705129500919E+018" calcext:value-type="float">
            <text:p>1.47705129500919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129479895E+018" calcext:value-type="float">
            <text:p>1.47705129479895E+018</text:p>
          </table:table-cell>
          <table:table-cell office:value-type="float" office:value="1.47705129500969E+018" calcext:value-type="float">
            <text:p>1.47705129500969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129479937E+018" calcext:value-type="float">
            <text:p>1.47705129479937E+018</text:p>
          </table:table-cell>
          <table:table-cell office:value-type="float" office:value="1.47705129501034E+018" calcext:value-type="float">
            <text:p>1.47705129501034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129479985E+018" calcext:value-type="float">
            <text:p>1.47705129479985E+018</text:p>
          </table:table-cell>
          <table:table-cell office:value-type="float" office:value="1.4770512950104E+018" calcext:value-type="float">
            <text:p>1.4770512950104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129480051E+018" calcext:value-type="float">
            <text:p>1.47705129480051E+018</text:p>
          </table:table-cell>
          <table:table-cell office:value-type="float" office:value="1.47705129501046E+018" calcext:value-type="float">
            <text:p>1.47705129501046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129480104E+018" calcext:value-type="float">
            <text:p>1.47705129480104E+018</text:p>
          </table:table-cell>
          <table:table-cell office:value-type="float" office:value="1.47705129501051E+018" calcext:value-type="float">
            <text:p>1.47705129501051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129480147E+018" calcext:value-type="float">
            <text:p>1.47705129480147E+018</text:p>
          </table:table-cell>
          <table:table-cell office:value-type="float" office:value="1.47705129501056E+018" calcext:value-type="float">
            <text:p>1.47705129501056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129480183E+018" calcext:value-type="float">
            <text:p>1.47705129480183E+018</text:p>
          </table:table-cell>
          <table:table-cell office:value-type="float" office:value="1.47705129501062E+018" calcext:value-type="float">
            <text:p>1.47705129501062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129480218E+018" calcext:value-type="float">
            <text:p>1.47705129480218E+018</text:p>
          </table:table-cell>
          <table:table-cell office:value-type="float" office:value="1.47705129501142E+018" calcext:value-type="float">
            <text:p>1.47705129501142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129480253E+018" calcext:value-type="float">
            <text:p>1.47705129480253E+018</text:p>
          </table:table-cell>
          <table:table-cell office:value-type="float" office:value="1.47705129501194E+018" calcext:value-type="float">
            <text:p>1.47705129501194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129480295E+018" calcext:value-type="float">
            <text:p>1.47705129480295E+018</text:p>
          </table:table-cell>
          <table:table-cell office:value-type="float" office:value="1.47705129501235E+018" calcext:value-type="float">
            <text:p>1.47705129501235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12948033E+018" calcext:value-type="float">
            <text:p>1.4770512948033E+018</text:p>
          </table:table-cell>
          <table:table-cell office:value-type="float" office:value="1.47705129501241E+018" calcext:value-type="float">
            <text:p>1.47705129501241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129480379E+018" calcext:value-type="float">
            <text:p>1.47705129480379E+018</text:p>
          </table:table-cell>
          <table:table-cell office:value-type="float" office:value="1.47705129501247E+018" calcext:value-type="float">
            <text:p>1.47705129501247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129480437E+018" calcext:value-type="float">
            <text:p>1.47705129480437E+018</text:p>
          </table:table-cell>
          <table:table-cell office:value-type="float" office:value="1.47705129501252E+018" calcext:value-type="float">
            <text:p>1.47705129501252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129480487E+018" calcext:value-type="float">
            <text:p>1.47705129480487E+018</text:p>
          </table:table-cell>
          <table:table-cell office:value-type="float" office:value="1.47705129501269E+018" calcext:value-type="float">
            <text:p>1.47705129501269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129480537E+018" calcext:value-type="float">
            <text:p>1.47705129480537E+018</text:p>
          </table:table-cell>
          <table:table-cell office:value-type="float" office:value="1.47705129501328E+018" calcext:value-type="float">
            <text:p>1.47705129501328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129480579E+018" calcext:value-type="float">
            <text:p>1.47705129480579E+018</text:p>
          </table:table-cell>
          <table:table-cell office:value-type="float" office:value="1.47705129501334E+018" calcext:value-type="float">
            <text:p>1.47705129501334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129480615E+018" calcext:value-type="float">
            <text:p>1.47705129480615E+018</text:p>
          </table:table-cell>
          <table:table-cell office:value-type="float" office:value="1.4770512950134E+018" calcext:value-type="float">
            <text:p>1.4770512950134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12948065E+018" calcext:value-type="float">
            <text:p>1.4770512948065E+018</text:p>
          </table:table-cell>
          <table:table-cell office:value-type="float" office:value="1.47705129501345E+018" calcext:value-type="float">
            <text:p>1.47705129501345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12948069E+018" calcext:value-type="float">
            <text:p>1.4770512948069E+018</text:p>
          </table:table-cell>
          <table:table-cell office:value-type="float" office:value="1.4770512950135E+018" calcext:value-type="float">
            <text:p>1.4770512950135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129480724E+018" calcext:value-type="float">
            <text:p>1.47705129480724E+018</text:p>
          </table:table-cell>
          <table:table-cell office:value-type="float" office:value="1.47705129501356E+018" calcext:value-type="float">
            <text:p>1.47705129501356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129480759E+018" calcext:value-type="float">
            <text:p>1.47705129480759E+018</text:p>
          </table:table-cell>
          <table:table-cell office:value-type="float" office:value="1.47705129501361E+018" calcext:value-type="float">
            <text:p>1.47705129501361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129480794E+018" calcext:value-type="float">
            <text:p>1.47705129480794E+018</text:p>
          </table:table-cell>
          <table:table-cell office:value-type="float" office:value="1.47705129501366E+018" calcext:value-type="float">
            <text:p>1.47705129501366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129480829E+018" calcext:value-type="float">
            <text:p>1.47705129480829E+018</text:p>
          </table:table-cell>
          <table:table-cell office:value-type="float" office:value="1.47705129501371E+018" calcext:value-type="float">
            <text:p>1.47705129501371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129480864E+018" calcext:value-type="float">
            <text:p>1.47705129480864E+018</text:p>
          </table:table-cell>
          <table:table-cell office:value-type="float" office:value="1.47705129501377E+018" calcext:value-type="float">
            <text:p>1.47705129501377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129480899E+018" calcext:value-type="float">
            <text:p>1.47705129480899E+018</text:p>
          </table:table-cell>
          <table:table-cell office:value-type="float" office:value="1.47705129502145E+018" calcext:value-type="float">
            <text:p>1.47705129502145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129480934E+018" calcext:value-type="float">
            <text:p>1.47705129480934E+018</text:p>
          </table:table-cell>
          <table:table-cell office:value-type="float" office:value="1.47705129502173E+018" calcext:value-type="float">
            <text:p>1.47705129502173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129480969E+018" calcext:value-type="float">
            <text:p>1.47705129480969E+018</text:p>
          </table:table-cell>
          <table:table-cell office:value-type="float" office:value="1.47705129502179E+018" calcext:value-type="float">
            <text:p>1.47705129502179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129481004E+018" calcext:value-type="float">
            <text:p>1.47705129481004E+018</text:p>
          </table:table-cell>
          <table:table-cell office:value-type="float" office:value="1.47705129502184E+018" calcext:value-type="float">
            <text:p>1.47705129502184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129481038E+018" calcext:value-type="float">
            <text:p>1.47705129481038E+018</text:p>
          </table:table-cell>
          <table:table-cell office:value-type="float" office:value="1.47705129502201E+018" calcext:value-type="float">
            <text:p>1.47705129502201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129481073E+018" calcext:value-type="float">
            <text:p>1.47705129481073E+018</text:p>
          </table:table-cell>
          <table:table-cell office:value-type="float" office:value="1.47705129502221E+018" calcext:value-type="float">
            <text:p>1.47705129502221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129481108E+018" calcext:value-type="float">
            <text:p>1.47705129481108E+018</text:p>
          </table:table-cell>
          <table:table-cell office:value-type="float" office:value="1.47705129502227E+018" calcext:value-type="float">
            <text:p>1.47705129502227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129481143E+018" calcext:value-type="float">
            <text:p>1.47705129481143E+018</text:p>
          </table:table-cell>
          <table:table-cell office:value-type="float" office:value="1.47705129502253E+018" calcext:value-type="float">
            <text:p>1.47705129502253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129481177E+018" calcext:value-type="float">
            <text:p>1.47705129481177E+018</text:p>
          </table:table-cell>
          <table:table-cell office:value-type="float" office:value="1.47705129502284E+018" calcext:value-type="float">
            <text:p>1.47705129502284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129481212E+018" calcext:value-type="float">
            <text:p>1.47705129481212E+018</text:p>
          </table:table-cell>
          <table:table-cell office:value-type="float" office:value="1.47705129502371E+018" calcext:value-type="float">
            <text:p>1.47705129502371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129481247E+018" calcext:value-type="float">
            <text:p>1.47705129481247E+018</text:p>
          </table:table-cell>
          <table:table-cell office:value-type="float" office:value="1.47705129502412E+018" calcext:value-type="float">
            <text:p>1.47705129502412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129481282E+018" calcext:value-type="float">
            <text:p>1.47705129481282E+018</text:p>
          </table:table-cell>
          <table:table-cell office:value-type="float" office:value="1.47705129502417E+018" calcext:value-type="float">
            <text:p>1.47705129502417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129481317E+018" calcext:value-type="float">
            <text:p>1.47705129481317E+018</text:p>
          </table:table-cell>
          <table:table-cell office:value-type="float" office:value="1.47705129502423E+018" calcext:value-type="float">
            <text:p>1.47705129502423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129481355E+018" calcext:value-type="float">
            <text:p>1.47705129481355E+018</text:p>
          </table:table-cell>
          <table:table-cell office:value-type="float" office:value="1.47705129502428E+018" calcext:value-type="float">
            <text:p>1.47705129502428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129481403E+018" calcext:value-type="float">
            <text:p>1.47705129481403E+018</text:p>
          </table:table-cell>
          <table:table-cell office:value-type="float" office:value="1.47705129502433E+018" calcext:value-type="float">
            <text:p>1.47705129502433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129481444E+018" calcext:value-type="float">
            <text:p>1.47705129481444E+018</text:p>
          </table:table-cell>
          <table:table-cell office:value-type="float" office:value="1.47705129502439E+018" calcext:value-type="float">
            <text:p>1.47705129502439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129481481E+018" calcext:value-type="float">
            <text:p>1.47705129481481E+018</text:p>
          </table:table-cell>
          <table:table-cell office:value-type="float" office:value="1.47705129502467E+018" calcext:value-type="float">
            <text:p>1.47705129502467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129481516E+018" calcext:value-type="float">
            <text:p>1.47705129481516E+018</text:p>
          </table:table-cell>
          <table:table-cell office:value-type="float" office:value="1.47705129502473E+018" calcext:value-type="float">
            <text:p>1.47705129502473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129481551E+018" calcext:value-type="float">
            <text:p>1.47705129481551E+018</text:p>
          </table:table-cell>
          <table:table-cell office:value-type="float" office:value="1.47705129502478E+018" calcext:value-type="float">
            <text:p>1.47705129502478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129481586E+018" calcext:value-type="float">
            <text:p>1.47705129481586E+018</text:p>
          </table:table-cell>
          <table:table-cell office:value-type="float" office:value="1.47705129502483E+018" calcext:value-type="float">
            <text:p>1.47705129502483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129481621E+018" calcext:value-type="float">
            <text:p>1.47705129481621E+018</text:p>
          </table:table-cell>
          <table:table-cell office:value-type="float" office:value="1.47705129502511E+018" calcext:value-type="float">
            <text:p>1.47705129502511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129481663E+018" calcext:value-type="float">
            <text:p>1.47705129481663E+018</text:p>
          </table:table-cell>
          <table:table-cell office:value-type="float" office:value="1.47705129502517E+018" calcext:value-type="float">
            <text:p>1.47705129502517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129481714E+018" calcext:value-type="float">
            <text:p>1.47705129481714E+018</text:p>
          </table:table-cell>
          <table:table-cell office:value-type="float" office:value="1.47705129502523E+018" calcext:value-type="float">
            <text:p>1.47705129502523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129481755E+018" calcext:value-type="float">
            <text:p>1.47705129481755E+018</text:p>
          </table:table-cell>
          <table:table-cell office:value-type="float" office:value="1.47705129502528E+018" calcext:value-type="float">
            <text:p>1.47705129502528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129481791E+018" calcext:value-type="float">
            <text:p>1.47705129481791E+018</text:p>
          </table:table-cell>
          <table:table-cell office:value-type="float" office:value="1.47705129502544E+018" calcext:value-type="float">
            <text:p>1.47705129502544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129481825E+018" calcext:value-type="float">
            <text:p>1.47705129481825E+018</text:p>
          </table:table-cell>
          <table:table-cell office:value-type="float" office:value="1.4770512950257E+018" calcext:value-type="float">
            <text:p>1.4770512950257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12948186E+018" calcext:value-type="float">
            <text:p>1.4770512948186E+018</text:p>
          </table:table-cell>
          <table:table-cell office:value-type="float" office:value="1.47705129502576E+018" calcext:value-type="float">
            <text:p>1.47705129502576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129481895E+018" calcext:value-type="float">
            <text:p>1.47705129481895E+018</text:p>
          </table:table-cell>
          <table:table-cell office:value-type="float" office:value="1.47705129502582E+018" calcext:value-type="float">
            <text:p>1.47705129502582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12948193E+018" calcext:value-type="float">
            <text:p>1.4770512948193E+018</text:p>
          </table:table-cell>
          <table:table-cell office:value-type="float" office:value="1.47705129502606E+018" calcext:value-type="float">
            <text:p>1.47705129502606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129481965E+018" calcext:value-type="float">
            <text:p>1.47705129481965E+018</text:p>
          </table:table-cell>
          <table:table-cell office:value-type="float" office:value="1.47705129502612E+018" calcext:value-type="float">
            <text:p>1.47705129502612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129481999E+018" calcext:value-type="float">
            <text:p>1.47705129481999E+018</text:p>
          </table:table-cell>
          <table:table-cell office:value-type="float" office:value="1.47705129502617E+018" calcext:value-type="float">
            <text:p>1.47705129502617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129482034E+018" calcext:value-type="float">
            <text:p>1.47705129482034E+018</text:p>
          </table:table-cell>
          <table:table-cell office:value-type="float" office:value="1.47705129502642E+018" calcext:value-type="float">
            <text:p>1.47705129502642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129482069E+018" calcext:value-type="float">
            <text:p>1.47705129482069E+018</text:p>
          </table:table-cell>
          <table:table-cell office:value-type="float" office:value="1.47705129502671E+018" calcext:value-type="float">
            <text:p>1.47705129502671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129482104E+018" calcext:value-type="float">
            <text:p>1.47705129482104E+018</text:p>
          </table:table-cell>
          <table:table-cell office:value-type="float" office:value="1.47705129502676E+018" calcext:value-type="float">
            <text:p>1.47705129502676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129482141E+018" calcext:value-type="float">
            <text:p>1.47705129482141E+018</text:p>
          </table:table-cell>
          <table:table-cell office:value-type="float" office:value="1.47705129502682E+018" calcext:value-type="float">
            <text:p>1.47705129502682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129482176E+018" calcext:value-type="float">
            <text:p>1.47705129482176E+018</text:p>
          </table:table-cell>
          <table:table-cell office:value-type="float" office:value="1.47705129502736E+018" calcext:value-type="float">
            <text:p>1.47705129502736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129482211E+018" calcext:value-type="float">
            <text:p>1.47705129482211E+018</text:p>
          </table:table-cell>
          <table:table-cell office:value-type="float" office:value="1.47705129502826E+018" calcext:value-type="float">
            <text:p>1.47705129502826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129482246E+018" calcext:value-type="float">
            <text:p>1.47705129482246E+018</text:p>
          </table:table-cell>
          <table:table-cell office:value-type="float" office:value="1.47705129502855E+018" calcext:value-type="float">
            <text:p>1.47705129502855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12948228E+018" calcext:value-type="float">
            <text:p>1.4770512948228E+018</text:p>
          </table:table-cell>
          <table:table-cell office:value-type="float" office:value="1.4770512950286E+018" calcext:value-type="float">
            <text:p>1.4770512950286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129482315E+018" calcext:value-type="float">
            <text:p>1.47705129482315E+018</text:p>
          </table:table-cell>
          <table:table-cell office:value-type="float" office:value="1.47705129502866E+018" calcext:value-type="float">
            <text:p>1.47705129502866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129482363E+018" calcext:value-type="float">
            <text:p>1.47705129482363E+018</text:p>
          </table:table-cell>
          <table:table-cell office:value-type="float" office:value="1.4770512950288E+018" calcext:value-type="float">
            <text:p>1.4770512950288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129482403E+018" calcext:value-type="float">
            <text:p>1.47705129482403E+018</text:p>
          </table:table-cell>
          <table:table-cell office:value-type="float" office:value="1.47705129502903E+018" calcext:value-type="float">
            <text:p>1.47705129502903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129482439E+018" calcext:value-type="float">
            <text:p>1.47705129482439E+018</text:p>
          </table:table-cell>
          <table:table-cell office:value-type="float" office:value="1.47705129502919E+018" calcext:value-type="float">
            <text:p>1.47705129502919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129482474E+018" calcext:value-type="float">
            <text:p>1.47705129482474E+018</text:p>
          </table:table-cell>
          <table:table-cell office:value-type="float" office:value="1.47705129502973E+018" calcext:value-type="float">
            <text:p>1.47705129502973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129482509E+018" calcext:value-type="float">
            <text:p>1.47705129482509E+018</text:p>
          </table:table-cell>
          <table:table-cell office:value-type="float" office:value="1.47705129502979E+018" calcext:value-type="float">
            <text:p>1.47705129502979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129482544E+018" calcext:value-type="float">
            <text:p>1.47705129482544E+018</text:p>
          </table:table-cell>
          <table:table-cell office:value-type="float" office:value="1.47705129502984E+018" calcext:value-type="float">
            <text:p>1.47705129502984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129482578E+018" calcext:value-type="float">
            <text:p>1.47705129482578E+018</text:p>
          </table:table-cell>
          <table:table-cell office:value-type="float" office:value="1.47705129502989E+018" calcext:value-type="float">
            <text:p>1.47705129502989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129482664E+018" calcext:value-type="float">
            <text:p>1.47705129482664E+018</text:p>
          </table:table-cell>
          <table:table-cell office:value-type="float" office:value="1.47705129502995E+018" calcext:value-type="float">
            <text:p>1.47705129502995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129482702E+018" calcext:value-type="float">
            <text:p>1.47705129482702E+018</text:p>
          </table:table-cell>
          <table:table-cell office:value-type="float" office:value="1.47705129503E+018" calcext:value-type="float">
            <text:p>1.47705129503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129482737E+018" calcext:value-type="float">
            <text:p>1.47705129482737E+018</text:p>
          </table:table-cell>
          <table:table-cell office:value-type="float" office:value="1.47705129503005E+018" calcext:value-type="float">
            <text:p>1.47705129503005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129482772E+018" calcext:value-type="float">
            <text:p>1.47705129482772E+018</text:p>
          </table:table-cell>
          <table:table-cell office:value-type="float" office:value="1.4770512950301E+018" calcext:value-type="float">
            <text:p>1.4770512950301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129482807E+018" calcext:value-type="float">
            <text:p>1.47705129482807E+018</text:p>
          </table:table-cell>
          <table:table-cell office:value-type="float" office:value="1.47705129503016E+018" calcext:value-type="float">
            <text:p>1.47705129503016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129482857E+018" calcext:value-type="float">
            <text:p>1.47705129482857E+018</text:p>
          </table:table-cell>
          <table:table-cell office:value-type="float" office:value="1.47705129503044E+018" calcext:value-type="float">
            <text:p>1.47705129503044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129482896E+018" calcext:value-type="float">
            <text:p>1.47705129482896E+018</text:p>
          </table:table-cell>
          <table:table-cell office:value-type="float" office:value="1.4770512950305E+018" calcext:value-type="float">
            <text:p>1.4770512950305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12948293E+018" calcext:value-type="float">
            <text:p>1.4770512948293E+018</text:p>
          </table:table-cell>
          <table:table-cell office:value-type="float" office:value="1.47705129503055E+018" calcext:value-type="float">
            <text:p>1.47705129503055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129482985E+018" calcext:value-type="float">
            <text:p>1.47705129482985E+018</text:p>
          </table:table-cell>
          <table:table-cell office:value-type="float" office:value="1.47705129503061E+018" calcext:value-type="float">
            <text:p>1.47705129503061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12948302E+018" calcext:value-type="float">
            <text:p>1.4770512948302E+018</text:p>
          </table:table-cell>
          <table:table-cell office:value-type="float" office:value="1.47705129503089E+018" calcext:value-type="float">
            <text:p>1.47705129503089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129483053E+018" calcext:value-type="float">
            <text:p>1.47705129483053E+018</text:p>
          </table:table-cell>
          <table:table-cell office:value-type="float" office:value="1.47705129503094E+018" calcext:value-type="float">
            <text:p>1.47705129503094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129483089E+018" calcext:value-type="float">
            <text:p>1.47705129483089E+018</text:p>
          </table:table-cell>
          <table:table-cell office:value-type="float" office:value="1.477051295031E+018" calcext:value-type="float">
            <text:p>1.477051295031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129483124E+018" calcext:value-type="float">
            <text:p>1.47705129483124E+018</text:p>
          </table:table-cell>
          <table:table-cell office:value-type="float" office:value="1.47705129503105E+018" calcext:value-type="float">
            <text:p>1.47705129503105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129483159E+018" calcext:value-type="float">
            <text:p>1.47705129483159E+018</text:p>
          </table:table-cell>
          <table:table-cell office:value-type="float" office:value="1.47705129503121E+018" calcext:value-type="float">
            <text:p>1.47705129503121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129483194E+018" calcext:value-type="float">
            <text:p>1.47705129483194E+018</text:p>
          </table:table-cell>
          <table:table-cell office:value-type="float" office:value="1.47705129503138E+018" calcext:value-type="float">
            <text:p>1.47705129503138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129483229E+018" calcext:value-type="float">
            <text:p>1.47705129483229E+018</text:p>
          </table:table-cell>
          <table:table-cell office:value-type="float" office:value="1.47705129503211E+018" calcext:value-type="float">
            <text:p>1.47705129503211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129483263E+018" calcext:value-type="float">
            <text:p>1.47705129483263E+018</text:p>
          </table:table-cell>
          <table:table-cell office:value-type="float" office:value="1.47705129503283E+018" calcext:value-type="float">
            <text:p>1.47705129503283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129483298E+018" calcext:value-type="float">
            <text:p>1.47705129483298E+018</text:p>
          </table:table-cell>
          <table:table-cell office:value-type="float" office:value="1.47705129503342E+018" calcext:value-type="float">
            <text:p>1.47705129503342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129483333E+018" calcext:value-type="float">
            <text:p>1.47705129483333E+018</text:p>
          </table:table-cell>
          <table:table-cell office:value-type="float" office:value="1.47705129503383E+018" calcext:value-type="float">
            <text:p>1.47705129503383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129483368E+018" calcext:value-type="float">
            <text:p>1.47705129483368E+018</text:p>
          </table:table-cell>
          <table:table-cell office:value-type="float" office:value="1.47705129503426E+018" calcext:value-type="float">
            <text:p>1.47705129503426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129483419E+018" calcext:value-type="float">
            <text:p>1.47705129483419E+018</text:p>
          </table:table-cell>
          <table:table-cell office:value-type="float" office:value="1.47705129503432E+018" calcext:value-type="float">
            <text:p>1.47705129503432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129483461E+018" calcext:value-type="float">
            <text:p>1.47705129483461E+018</text:p>
          </table:table-cell>
          <table:table-cell office:value-type="float" office:value="1.47705129503437E+018" calcext:value-type="float">
            <text:p>1.47705129503437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129483497E+018" calcext:value-type="float">
            <text:p>1.47705129483497E+018</text:p>
          </table:table-cell>
          <table:table-cell office:value-type="float" office:value="1.47705129503443E+018" calcext:value-type="float">
            <text:p>1.47705129503443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129483532E+018" calcext:value-type="float">
            <text:p>1.47705129483532E+018</text:p>
          </table:table-cell>
          <table:table-cell office:value-type="float" office:value="1.47705129503448E+018" calcext:value-type="float">
            <text:p>1.47705129503448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129483567E+018" calcext:value-type="float">
            <text:p>1.47705129483567E+018</text:p>
          </table:table-cell>
          <table:table-cell office:value-type="float" office:value="1.47705129503454E+018" calcext:value-type="float">
            <text:p>1.47705129503454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129483602E+018" calcext:value-type="float">
            <text:p>1.47705129483602E+018</text:p>
          </table:table-cell>
          <table:table-cell office:value-type="float" office:value="1.47705129503459E+018" calcext:value-type="float">
            <text:p>1.47705129503459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129483637E+018" calcext:value-type="float">
            <text:p>1.47705129483637E+018</text:p>
          </table:table-cell>
          <table:table-cell office:value-type="float" office:value="1.47705129503502E+018" calcext:value-type="float">
            <text:p>1.47705129503502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129483676E+018" calcext:value-type="float">
            <text:p>1.47705129483676E+018</text:p>
          </table:table-cell>
          <table:table-cell office:value-type="float" office:value="1.47705129503508E+018" calcext:value-type="float">
            <text:p>1.47705129503508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129483711E+018" calcext:value-type="float">
            <text:p>1.47705129483711E+018</text:p>
          </table:table-cell>
          <table:table-cell office:value-type="float" office:value="1.47705129503514E+018" calcext:value-type="float">
            <text:p>1.47705129503514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129483748E+018" calcext:value-type="float">
            <text:p>1.47705129483748E+018</text:p>
          </table:table-cell>
          <table:table-cell office:value-type="float" office:value="1.47705129503519E+018" calcext:value-type="float">
            <text:p>1.47705129503519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129483783E+018" calcext:value-type="float">
            <text:p>1.47705129483783E+018</text:p>
          </table:table-cell>
          <table:table-cell office:value-type="float" office:value="1.47705129503524E+018" calcext:value-type="float">
            <text:p>1.47705129503524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129483818E+018" calcext:value-type="float">
            <text:p>1.47705129483818E+018</text:p>
          </table:table-cell>
          <table:table-cell office:value-type="float" office:value="1.4770512950353E+018" calcext:value-type="float">
            <text:p>1.4770512950353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129483852E+018" calcext:value-type="float">
            <text:p>1.47705129483852E+018</text:p>
          </table:table-cell>
          <table:table-cell office:value-type="float" office:value="1.47705129503535E+018" calcext:value-type="float">
            <text:p>1.47705129503535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129483887E+018" calcext:value-type="float">
            <text:p>1.47705129483887E+018</text:p>
          </table:table-cell>
          <table:table-cell office:value-type="float" office:value="1.4770512950354E+018" calcext:value-type="float">
            <text:p>1.4770512950354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129483935E+018" calcext:value-type="float">
            <text:p>1.47705129483935E+018</text:p>
          </table:table-cell>
          <table:table-cell office:value-type="float" office:value="1.47705129503557E+018" calcext:value-type="float">
            <text:p>1.47705129503557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129483975E+018" calcext:value-type="float">
            <text:p>1.47705129483975E+018</text:p>
          </table:table-cell>
          <table:table-cell office:value-type="float" office:value="1.47705129503602E+018" calcext:value-type="float">
            <text:p>1.47705129503602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129484011E+018" calcext:value-type="float">
            <text:p>1.47705129484011E+018</text:p>
          </table:table-cell>
          <table:table-cell office:value-type="float" office:value="1.47705129503627E+018" calcext:value-type="float">
            <text:p>1.47705129503627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129484046E+018" calcext:value-type="float">
            <text:p>1.47705129484046E+018</text:p>
          </table:table-cell>
          <table:table-cell office:value-type="float" office:value="1.47705129503632E+018" calcext:value-type="float">
            <text:p>1.47705129503632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12948408E+018" calcext:value-type="float">
            <text:p>1.4770512948408E+018</text:p>
          </table:table-cell>
          <table:table-cell office:value-type="float" office:value="1.47705129503638E+018" calcext:value-type="float">
            <text:p>1.47705129503638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129484128E+018" calcext:value-type="float">
            <text:p>1.47705129484128E+018</text:p>
          </table:table-cell>
          <table:table-cell office:value-type="float" office:value="1.47705129503675E+018" calcext:value-type="float">
            <text:p>1.47705129503675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129484168E+018" calcext:value-type="float">
            <text:p>1.47705129484168E+018</text:p>
          </table:table-cell>
          <table:table-cell office:value-type="float" office:value="1.47705129503705E+018" calcext:value-type="float">
            <text:p>1.47705129503705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129484204E+018" calcext:value-type="float">
            <text:p>1.47705129484204E+018</text:p>
          </table:table-cell>
          <table:table-cell office:value-type="float" office:value="1.4770512950371E+018" calcext:value-type="float">
            <text:p>1.4770512950371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129484239E+018" calcext:value-type="float">
            <text:p>1.47705129484239E+018</text:p>
          </table:table-cell>
          <table:table-cell office:value-type="float" office:value="1.47705129503716E+018" calcext:value-type="float">
            <text:p>1.47705129503716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129484273E+018" calcext:value-type="float">
            <text:p>1.47705129484273E+018</text:p>
          </table:table-cell>
          <table:table-cell office:value-type="float" office:value="1.47705129503721E+018" calcext:value-type="float">
            <text:p>1.47705129503721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129484308E+018" calcext:value-type="float">
            <text:p>1.47705129484308E+018</text:p>
          </table:table-cell>
          <table:table-cell office:value-type="float" office:value="1.47705129503767E+018" calcext:value-type="float">
            <text:p>1.47705129503767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129484343E+018" calcext:value-type="float">
            <text:p>1.47705129484343E+018</text:p>
          </table:table-cell>
          <table:table-cell office:value-type="float" office:value="1.47705129503773E+018" calcext:value-type="float">
            <text:p>1.47705129503773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129484378E+018" calcext:value-type="float">
            <text:p>1.47705129484378E+018</text:p>
          </table:table-cell>
          <table:table-cell office:value-type="float" office:value="1.47705129503778E+018" calcext:value-type="float">
            <text:p>1.47705129503778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129484413E+018" calcext:value-type="float">
            <text:p>1.47705129484413E+018</text:p>
          </table:table-cell>
          <table:table-cell office:value-type="float" office:value="1.47705129503783E+018" calcext:value-type="float">
            <text:p>1.47705129503783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129484448E+018" calcext:value-type="float">
            <text:p>1.47705129484448E+018</text:p>
          </table:table-cell>
          <table:table-cell office:value-type="float" office:value="1.47705129503789E+018" calcext:value-type="float">
            <text:p>1.47705129503789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129484482E+018" calcext:value-type="float">
            <text:p>1.47705129484482E+018</text:p>
          </table:table-cell>
          <table:table-cell office:value-type="float" office:value="1.47705129503794E+018" calcext:value-type="float">
            <text:p>1.47705129503794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129484517E+018" calcext:value-type="float">
            <text:p>1.47705129484517E+018</text:p>
          </table:table-cell>
          <table:table-cell office:value-type="float" office:value="1.47705129503799E+018" calcext:value-type="float">
            <text:p>1.47705129503799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129484554E+018" calcext:value-type="float">
            <text:p>1.47705129484554E+018</text:p>
          </table:table-cell>
          <table:table-cell office:value-type="float" office:value="1.47705129503805E+018" calcext:value-type="float">
            <text:p>1.47705129503805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12948459E+018" calcext:value-type="float">
            <text:p>1.4770512948459E+018</text:p>
          </table:table-cell>
          <table:table-cell office:value-type="float" office:value="1.4770512950381E+018" calcext:value-type="float">
            <text:p>1.4770512950381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129484625E+018" calcext:value-type="float">
            <text:p>1.47705129484625E+018</text:p>
          </table:table-cell>
          <table:table-cell office:value-type="float" office:value="1.47705129503827E+018" calcext:value-type="float">
            <text:p>1.47705129503827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129484663E+018" calcext:value-type="float">
            <text:p>1.47705129484663E+018</text:p>
          </table:table-cell>
          <table:table-cell office:value-type="float" office:value="1.47705129503872E+018" calcext:value-type="float">
            <text:p>1.47705129503872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129484698E+018" calcext:value-type="float">
            <text:p>1.47705129484698E+018</text:p>
          </table:table-cell>
          <table:table-cell office:value-type="float" office:value="1.47705129503912E+018" calcext:value-type="float">
            <text:p>1.47705129503912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129484733E+018" calcext:value-type="float">
            <text:p>1.47705129484733E+018</text:p>
          </table:table-cell>
          <table:table-cell office:value-type="float" office:value="1.47705129503917E+018" calcext:value-type="float">
            <text:p>1.47705129503917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129484779E+018" calcext:value-type="float">
            <text:p>1.47705129484779E+018</text:p>
          </table:table-cell>
          <table:table-cell office:value-type="float" office:value="1.47705129503923E+018" calcext:value-type="float">
            <text:p>1.47705129503923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12948482E+018" calcext:value-type="float">
            <text:p>1.4770512948482E+018</text:p>
          </table:table-cell>
          <table:table-cell office:value-type="float" office:value="1.47705129503928E+018" calcext:value-type="float">
            <text:p>1.47705129503928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129484881E+018" calcext:value-type="float">
            <text:p>1.47705129484881E+018</text:p>
          </table:table-cell>
          <table:table-cell office:value-type="float" office:value="1.47705129503933E+018" calcext:value-type="float">
            <text:p>1.47705129503933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12948492E+018" calcext:value-type="float">
            <text:p>1.4770512948492E+018</text:p>
          </table:table-cell>
          <table:table-cell office:value-type="float" office:value="1.47705129503939E+018" calcext:value-type="float">
            <text:p>1.47705129503939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129484971E+018" calcext:value-type="float">
            <text:p>1.47705129484971E+018</text:p>
          </table:table-cell>
          <table:table-cell office:value-type="float" office:value="1.47705129503963E+018" calcext:value-type="float">
            <text:p>1.47705129503963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129485013E+018" calcext:value-type="float">
            <text:p>1.47705129485013E+018</text:p>
          </table:table-cell>
          <table:table-cell office:value-type="float" office:value="1.47705129503969E+018" calcext:value-type="float">
            <text:p>1.47705129503969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12948505E+018" calcext:value-type="float">
            <text:p>1.4770512948505E+018</text:p>
          </table:table-cell>
          <table:table-cell office:value-type="float" office:value="1.47705129503975E+018" calcext:value-type="float">
            <text:p>1.47705129503975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129485085E+018" calcext:value-type="float">
            <text:p>1.47705129485085E+018</text:p>
          </table:table-cell>
          <table:table-cell office:value-type="float" office:value="1.47705129504012E+018" calcext:value-type="float">
            <text:p>1.47705129504012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129485119E+018" calcext:value-type="float">
            <text:p>1.47705129485119E+018</text:p>
          </table:table-cell>
          <table:table-cell office:value-type="float" office:value="1.47705129504018E+018" calcext:value-type="float">
            <text:p>1.47705129504018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129485154E+018" calcext:value-type="float">
            <text:p>1.47705129485154E+018</text:p>
          </table:table-cell>
          <table:table-cell office:value-type="float" office:value="1.47705129504023E+018" calcext:value-type="float">
            <text:p>1.47705129504023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129485189E+018" calcext:value-type="float">
            <text:p>1.47705129485189E+018</text:p>
          </table:table-cell>
          <table:table-cell office:value-type="float" office:value="1.47705129504029E+018" calcext:value-type="float">
            <text:p>1.47705129504029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129485224E+018" calcext:value-type="float">
            <text:p>1.47705129485224E+018</text:p>
          </table:table-cell>
          <table:table-cell office:value-type="float" office:value="1.47705129504034E+018" calcext:value-type="float">
            <text:p>1.47705129504034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129485272E+018" calcext:value-type="float">
            <text:p>1.47705129485272E+018</text:p>
          </table:table-cell>
          <table:table-cell office:value-type="float" office:value="1.47705129504039E+018" calcext:value-type="float">
            <text:p>1.47705129504039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129485312E+018" calcext:value-type="float">
            <text:p>1.47705129485312E+018</text:p>
          </table:table-cell>
          <table:table-cell office:value-type="float" office:value="1.47705129504044E+018" calcext:value-type="float">
            <text:p>1.47705129504044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129485363E+018" calcext:value-type="float">
            <text:p>1.47705129485363E+018</text:p>
          </table:table-cell>
          <table:table-cell office:value-type="float" office:value="1.47705129504061E+018" calcext:value-type="float">
            <text:p>1.47705129504061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129485404E+018" calcext:value-type="float">
            <text:p>1.47705129485404E+018</text:p>
          </table:table-cell>
          <table:table-cell office:value-type="float" office:value="1.47705129504097E+018" calcext:value-type="float">
            <text:p>1.47705129504097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12948544E+018" calcext:value-type="float">
            <text:p>1.4770512948544E+018</text:p>
          </table:table-cell>
          <table:table-cell office:value-type="float" office:value="1.47705129504102E+018" calcext:value-type="float">
            <text:p>1.47705129504102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129485475E+018" calcext:value-type="float">
            <text:p>1.47705129485475E+018</text:p>
          </table:table-cell>
          <table:table-cell office:value-type="float" office:value="1.47705129504108E+018" calcext:value-type="float">
            <text:p>1.47705129504108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12948551E+018" calcext:value-type="float">
            <text:p>1.4770512948551E+018</text:p>
          </table:table-cell>
          <table:table-cell office:value-type="float" office:value="1.47705129504113E+018" calcext:value-type="float">
            <text:p>1.47705129504113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129485545E+018" calcext:value-type="float">
            <text:p>1.47705129485545E+018</text:p>
          </table:table-cell>
          <table:table-cell office:value-type="float" office:value="1.47705129504118E+018" calcext:value-type="float">
            <text:p>1.47705129504118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12948558E+018" calcext:value-type="float">
            <text:p>1.4770512948558E+018</text:p>
          </table:table-cell>
          <table:table-cell office:value-type="float" office:value="1.47705129504163E+018" calcext:value-type="float">
            <text:p>1.47705129504163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129485616E+018" calcext:value-type="float">
            <text:p>1.47705129485616E+018</text:p>
          </table:table-cell>
          <table:table-cell office:value-type="float" office:value="1.47705129504208E+018" calcext:value-type="float">
            <text:p>1.47705129504208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129485651E+018" calcext:value-type="float">
            <text:p>1.47705129485651E+018</text:p>
          </table:table-cell>
          <table:table-cell office:value-type="float" office:value="1.47705129504251E+018" calcext:value-type="float">
            <text:p>1.47705129504251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129485691E+018" calcext:value-type="float">
            <text:p>1.47705129485691E+018</text:p>
          </table:table-cell>
          <table:table-cell office:value-type="float" office:value="1.47705129504348E+018" calcext:value-type="float">
            <text:p>1.47705129504348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129485726E+018" calcext:value-type="float">
            <text:p>1.47705129485726E+018</text:p>
          </table:table-cell>
          <table:table-cell office:value-type="float" office:value="1.47705129504441E+018" calcext:value-type="float">
            <text:p>1.47705129504441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129485761E+018" calcext:value-type="float">
            <text:p>1.47705129485761E+018</text:p>
          </table:table-cell>
          <table:table-cell office:value-type="float" office:value="1.47705129504485E+018" calcext:value-type="float">
            <text:p>1.47705129504485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129485796E+018" calcext:value-type="float">
            <text:p>1.47705129485796E+018</text:p>
          </table:table-cell>
          <table:table-cell office:value-type="float" office:value="1.47705129504585E+018" calcext:value-type="float">
            <text:p>1.47705129504585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12948583E+018" calcext:value-type="float">
            <text:p>1.4770512948583E+018</text:p>
          </table:table-cell>
          <table:table-cell office:value-type="float" office:value="1.47705129504633E+018" calcext:value-type="float">
            <text:p>1.47705129504633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129485865E+018" calcext:value-type="float">
            <text:p>1.47705129485865E+018</text:p>
          </table:table-cell>
          <table:table-cell office:value-type="float" office:value="1.47705129504639E+018" calcext:value-type="float">
            <text:p>1.47705129504639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1294859E+018" calcext:value-type="float">
            <text:p>1.477051294859E+018</text:p>
          </table:table-cell>
          <table:table-cell office:value-type="float" office:value="1.47705129504651E+018" calcext:value-type="float">
            <text:p>1.47705129504651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129485935E+018" calcext:value-type="float">
            <text:p>1.47705129485935E+018</text:p>
          </table:table-cell>
          <table:table-cell office:value-type="float" office:value="1.4770512950466E+018" calcext:value-type="float">
            <text:p>1.4770512950466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12948597E+018" calcext:value-type="float">
            <text:p>1.4770512948597E+018</text:p>
          </table:table-cell>
          <table:table-cell office:value-type="float" office:value="1.47705129504665E+018" calcext:value-type="float">
            <text:p>1.47705129504665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129486005E+018" calcext:value-type="float">
            <text:p>1.47705129486005E+018</text:p>
          </table:table-cell>
          <table:table-cell office:value-type="float" office:value="1.47705129504671E+018" calcext:value-type="float">
            <text:p>1.47705129504671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12948604E+018" calcext:value-type="float">
            <text:p>1.4770512948604E+018</text:p>
          </table:table-cell>
          <table:table-cell office:value-type="float" office:value="1.47705129504676E+018" calcext:value-type="float">
            <text:p>1.47705129504676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129486074E+018" calcext:value-type="float">
            <text:p>1.47705129486074E+018</text:p>
          </table:table-cell>
          <table:table-cell office:value-type="float" office:value="1.47705129504681E+018" calcext:value-type="float">
            <text:p>1.47705129504681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129486109E+018" calcext:value-type="float">
            <text:p>1.47705129486109E+018</text:p>
          </table:table-cell>
          <table:table-cell office:value-type="float" office:value="1.47705129504721E+018" calcext:value-type="float">
            <text:p>1.47705129504721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129486147E+018" calcext:value-type="float">
            <text:p>1.47705129486147E+018</text:p>
          </table:table-cell>
          <table:table-cell office:value-type="float" office:value="1.47705129504727E+018" calcext:value-type="float">
            <text:p>1.47705129504727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129486194E+018" calcext:value-type="float">
            <text:p>1.47705129486194E+018</text:p>
          </table:table-cell>
          <table:table-cell office:value-type="float" office:value="1.47705129504732E+018" calcext:value-type="float">
            <text:p>1.47705129504732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129486242E+018" calcext:value-type="float">
            <text:p>1.47705129486242E+018</text:p>
          </table:table-cell>
          <table:table-cell office:value-type="float" office:value="1.47705129504737E+018" calcext:value-type="float">
            <text:p>1.47705129504737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129486285E+018" calcext:value-type="float">
            <text:p>1.47705129486285E+018</text:p>
          </table:table-cell>
          <table:table-cell office:value-type="float" office:value="1.47705129504743E+018" calcext:value-type="float">
            <text:p>1.47705129504743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129486322E+018" calcext:value-type="float">
            <text:p>1.47705129486322E+018</text:p>
          </table:table-cell>
          <table:table-cell office:value-type="float" office:value="1.47705129504748E+018" calcext:value-type="float">
            <text:p>1.47705129504748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129486358E+018" calcext:value-type="float">
            <text:p>1.47705129486358E+018</text:p>
          </table:table-cell>
          <table:table-cell office:value-type="float" office:value="1.47705129504753E+018" calcext:value-type="float">
            <text:p>1.47705129504753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129486392E+018" calcext:value-type="float">
            <text:p>1.47705129486392E+018</text:p>
          </table:table-cell>
          <table:table-cell office:value-type="float" office:value="1.47705129505933E+018" calcext:value-type="float">
            <text:p>1.47705129505933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129486427E+018" calcext:value-type="float">
            <text:p>1.47705129486427E+018</text:p>
          </table:table-cell>
          <table:table-cell office:value-type="float" office:value="1.47705129505991E+018" calcext:value-type="float">
            <text:p>1.47705129505991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129486462E+018" calcext:value-type="float">
            <text:p>1.47705129486462E+018</text:p>
          </table:table-cell>
          <table:table-cell office:value-type="float" office:value="1.47705129506031E+018" calcext:value-type="float">
            <text:p>1.47705129506031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129486497E+018" calcext:value-type="float">
            <text:p>1.47705129486497E+018</text:p>
          </table:table-cell>
          <table:table-cell office:value-type="float" office:value="1.47705129506063E+018" calcext:value-type="float">
            <text:p>1.47705129506063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129486532E+018" calcext:value-type="float">
            <text:p>1.47705129486532E+018</text:p>
          </table:table-cell>
          <table:table-cell office:value-type="float" office:value="1.47705129506069E+018" calcext:value-type="float">
            <text:p>1.47705129506069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129486567E+018" calcext:value-type="float">
            <text:p>1.47705129486567E+018</text:p>
          </table:table-cell>
          <table:table-cell office:value-type="float" office:value="1.47705129506075E+018" calcext:value-type="float">
            <text:p>1.47705129506075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129486602E+018" calcext:value-type="float">
            <text:p>1.47705129486602E+018</text:p>
          </table:table-cell>
          <table:table-cell office:value-type="float" office:value="1.4770512950608E+018" calcext:value-type="float">
            <text:p>1.4770512950608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129486673E+018" calcext:value-type="float">
            <text:p>1.47705129486673E+018</text:p>
          </table:table-cell>
          <table:table-cell office:value-type="float" office:value="1.47705129506125E+018" calcext:value-type="float">
            <text:p>1.47705129506125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129486712E+018" calcext:value-type="float">
            <text:p>1.47705129486712E+018</text:p>
          </table:table-cell>
          <table:table-cell office:value-type="float" office:value="1.47705129506131E+018" calcext:value-type="float">
            <text:p>1.47705129506131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129486748E+018" calcext:value-type="float">
            <text:p>1.47705129486748E+018</text:p>
          </table:table-cell>
          <table:table-cell office:value-type="float" office:value="1.47705129506136E+018" calcext:value-type="float">
            <text:p>1.47705129506136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129486794E+018" calcext:value-type="float">
            <text:p>1.47705129486794E+018</text:p>
          </table:table-cell>
          <table:table-cell office:value-type="float" office:value="1.47705129506142E+018" calcext:value-type="float">
            <text:p>1.47705129506142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129486841E+018" calcext:value-type="float">
            <text:p>1.47705129486841E+018</text:p>
          </table:table-cell>
          <table:table-cell office:value-type="float" office:value="1.47705129506147E+018" calcext:value-type="float">
            <text:p>1.47705129506147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129486883E+018" calcext:value-type="float">
            <text:p>1.47705129486883E+018</text:p>
          </table:table-cell>
          <table:table-cell office:value-type="float" office:value="1.47705129506153E+018" calcext:value-type="float">
            <text:p>1.47705129506153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129486941E+018" calcext:value-type="float">
            <text:p>1.47705129486941E+018</text:p>
          </table:table-cell>
          <table:table-cell office:value-type="float" office:value="1.47705129506158E+018" calcext:value-type="float">
            <text:p>1.47705129506158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129486988E+018" calcext:value-type="float">
            <text:p>1.47705129486988E+018</text:p>
          </table:table-cell>
          <table:table-cell office:value-type="float" office:value="1.47705129506163E+018" calcext:value-type="float">
            <text:p>1.47705129506163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129487148E+018" calcext:value-type="float">
            <text:p>1.47705129487148E+018</text:p>
          </table:table-cell>
          <table:table-cell office:value-type="float" office:value="1.47705129506169E+018" calcext:value-type="float">
            <text:p>1.47705129506169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129487224E+018" calcext:value-type="float">
            <text:p>1.47705129487224E+018</text:p>
          </table:table-cell>
          <table:table-cell office:value-type="float" office:value="1.47705129506245E+018" calcext:value-type="float">
            <text:p>1.47705129506245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12948727E+018" calcext:value-type="float">
            <text:p>1.4770512948727E+018</text:p>
          </table:table-cell>
          <table:table-cell office:value-type="float" office:value="1.47705129506262E+018" calcext:value-type="float">
            <text:p>1.47705129506262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129487314E+018" calcext:value-type="float">
            <text:p>1.47705129487314E+018</text:p>
          </table:table-cell>
          <table:table-cell office:value-type="float" office:value="1.47705129506313E+018" calcext:value-type="float">
            <text:p>1.47705129506313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129487361E+018" calcext:value-type="float">
            <text:p>1.47705129487361E+018</text:p>
          </table:table-cell>
          <table:table-cell office:value-type="float" office:value="1.47705129506371E+018" calcext:value-type="float">
            <text:p>1.47705129506371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129487405E+018" calcext:value-type="float">
            <text:p>1.47705129487405E+018</text:p>
          </table:table-cell>
          <table:table-cell office:value-type="float" office:value="1.47705129506441E+018" calcext:value-type="float">
            <text:p>1.47705129506441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129487446E+018" calcext:value-type="float">
            <text:p>1.47705129487446E+018</text:p>
          </table:table-cell>
          <table:table-cell office:value-type="float" office:value="1.47705129506462E+018" calcext:value-type="float">
            <text:p>1.47705129506462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129487483E+018" calcext:value-type="float">
            <text:p>1.47705129487483E+018</text:p>
          </table:table-cell>
          <table:table-cell office:value-type="float" office:value="1.47705129506468E+018" calcext:value-type="float">
            <text:p>1.47705129506468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129487519E+018" calcext:value-type="float">
            <text:p>1.47705129487519E+018</text:p>
          </table:table-cell>
          <table:table-cell office:value-type="float" office:value="1.47705129506498E+018" calcext:value-type="float">
            <text:p>1.47705129506498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129487554E+018" calcext:value-type="float">
            <text:p>1.47705129487554E+018</text:p>
          </table:table-cell>
          <table:table-cell office:value-type="float" office:value="1.47705129506504E+018" calcext:value-type="float">
            <text:p>1.47705129506504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129487588E+018" calcext:value-type="float">
            <text:p>1.47705129487588E+018</text:p>
          </table:table-cell>
          <table:table-cell office:value-type="float" office:value="1.47705129506509E+018" calcext:value-type="float">
            <text:p>1.47705129506509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129487623E+018" calcext:value-type="float">
            <text:p>1.47705129487623E+018</text:p>
          </table:table-cell>
          <table:table-cell office:value-type="float" office:value="1.47705129506515E+018" calcext:value-type="float">
            <text:p>1.47705129506515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129487662E+018" calcext:value-type="float">
            <text:p>1.47705129487662E+018</text:p>
          </table:table-cell>
          <table:table-cell office:value-type="float" office:value="1.4770512950652E+018" calcext:value-type="float">
            <text:p>1.4770512950652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129487709E+018" calcext:value-type="float">
            <text:p>1.47705129487709E+018</text:p>
          </table:table-cell>
          <table:table-cell office:value-type="float" office:value="1.47705129506565E+018" calcext:value-type="float">
            <text:p>1.47705129506565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129487752E+018" calcext:value-type="float">
            <text:p>1.47705129487752E+018</text:p>
          </table:table-cell>
          <table:table-cell office:value-type="float" office:value="1.47705129506626E+018" calcext:value-type="float">
            <text:p>1.47705129506626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129487788E+018" calcext:value-type="float">
            <text:p>1.47705129487788E+018</text:p>
          </table:table-cell>
          <table:table-cell office:value-type="float" office:value="1.47705129506646E+018" calcext:value-type="float">
            <text:p>1.47705129506646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129487835E+018" calcext:value-type="float">
            <text:p>1.47705129487835E+018</text:p>
          </table:table-cell>
          <table:table-cell office:value-type="float" office:value="1.47705129506652E+018" calcext:value-type="float">
            <text:p>1.47705129506652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129487875E+018" calcext:value-type="float">
            <text:p>1.47705129487875E+018</text:p>
          </table:table-cell>
          <table:table-cell office:value-type="float" office:value="1.47705129506693E+018" calcext:value-type="float">
            <text:p>1.47705129506693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129487912E+018" calcext:value-type="float">
            <text:p>1.47705129487912E+018</text:p>
          </table:table-cell>
          <table:table-cell office:value-type="float" office:value="1.47705129506699E+018" calcext:value-type="float">
            <text:p>1.47705129506699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129487958E+018" calcext:value-type="float">
            <text:p>1.47705129487958E+018</text:p>
          </table:table-cell>
          <table:table-cell office:value-type="float" office:value="1.47705129506704E+018" calcext:value-type="float">
            <text:p>1.47705129506704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129487998E+018" calcext:value-type="float">
            <text:p>1.47705129487998E+018</text:p>
          </table:table-cell>
          <table:table-cell office:value-type="float" office:value="1.47705129506709E+018" calcext:value-type="float">
            <text:p>1.47705129506709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129488046E+018" calcext:value-type="float">
            <text:p>1.47705129488046E+018</text:p>
          </table:table-cell>
          <table:table-cell office:value-type="float" office:value="1.47705129506715E+018" calcext:value-type="float">
            <text:p>1.47705129506715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129488088E+018" calcext:value-type="float">
            <text:p>1.47705129488088E+018</text:p>
          </table:table-cell>
          <table:table-cell office:value-type="float" office:value="1.4770512950672E+018" calcext:value-type="float">
            <text:p>1.4770512950672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129488123E+018" calcext:value-type="float">
            <text:p>1.47705129488123E+018</text:p>
          </table:table-cell>
          <table:table-cell office:value-type="float" office:value="1.47705129506725E+018" calcext:value-type="float">
            <text:p>1.47705129506725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12948817E+018" calcext:value-type="float">
            <text:p>1.4770512948817E+018</text:p>
          </table:table-cell>
          <table:table-cell office:value-type="float" office:value="1.47705129506768E+018" calcext:value-type="float">
            <text:p>1.47705129506768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129488211E+018" calcext:value-type="float">
            <text:p>1.47705129488211E+018</text:p>
          </table:table-cell>
          <table:table-cell office:value-type="float" office:value="1.47705129506808E+018" calcext:value-type="float">
            <text:p>1.47705129506808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129488248E+018" calcext:value-type="float">
            <text:p>1.47705129488248E+018</text:p>
          </table:table-cell>
          <table:table-cell office:value-type="float" office:value="1.47705129506813E+018" calcext:value-type="float">
            <text:p>1.47705129506813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129488294E+018" calcext:value-type="float">
            <text:p>1.47705129488294E+018</text:p>
          </table:table-cell>
          <table:table-cell office:value-type="float" office:value="1.47705129506819E+018" calcext:value-type="float">
            <text:p>1.47705129506819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129488335E+018" calcext:value-type="float">
            <text:p>1.47705129488335E+018</text:p>
          </table:table-cell>
          <table:table-cell office:value-type="float" office:value="1.47705129506824E+018" calcext:value-type="float">
            <text:p>1.47705129506824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129488387E+018" calcext:value-type="float">
            <text:p>1.47705129488387E+018</text:p>
          </table:table-cell>
          <table:table-cell office:value-type="float" office:value="1.4770512950683E+018" calcext:value-type="float">
            <text:p>1.4770512950683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129488429E+018" calcext:value-type="float">
            <text:p>1.47705129488429E+018</text:p>
          </table:table-cell>
          <table:table-cell office:value-type="float" office:value="1.47705129506835E+018" calcext:value-type="float">
            <text:p>1.47705129506835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12948848E+018" calcext:value-type="float">
            <text:p>1.4770512948848E+018</text:p>
          </table:table-cell>
          <table:table-cell office:value-type="float" office:value="1.47705129506886E+018" calcext:value-type="float">
            <text:p>1.47705129506886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129488523E+018" calcext:value-type="float">
            <text:p>1.47705129488523E+018</text:p>
          </table:table-cell>
          <table:table-cell office:value-type="float" office:value="1.47705129506892E+018" calcext:value-type="float">
            <text:p>1.47705129506892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129488561E+018" calcext:value-type="float">
            <text:p>1.47705129488561E+018</text:p>
          </table:table-cell>
          <table:table-cell office:value-type="float" office:value="1.47705129506897E+018" calcext:value-type="float">
            <text:p>1.47705129506897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129488607E+018" calcext:value-type="float">
            <text:p>1.47705129488607E+018</text:p>
          </table:table-cell>
          <table:table-cell office:value-type="float" office:value="1.47705129506902E+018" calcext:value-type="float">
            <text:p>1.47705129506902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129488647E+018" calcext:value-type="float">
            <text:p>1.47705129488647E+018</text:p>
          </table:table-cell>
          <table:table-cell office:value-type="float" office:value="1.47705129506908E+018" calcext:value-type="float">
            <text:p>1.47705129506908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129488702E+018" calcext:value-type="float">
            <text:p>1.47705129488702E+018</text:p>
          </table:table-cell>
          <table:table-cell office:value-type="float" office:value="1.47705129506913E+018" calcext:value-type="float">
            <text:p>1.47705129506913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129488744E+018" calcext:value-type="float">
            <text:p>1.47705129488744E+018</text:p>
          </table:table-cell>
          <table:table-cell office:value-type="float" office:value="1.47705129506918E+018" calcext:value-type="float">
            <text:p>1.47705129506918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12948878E+018" calcext:value-type="float">
            <text:p>1.4770512948878E+018</text:p>
          </table:table-cell>
          <table:table-cell office:value-type="float" office:value="1.47705129506923E+018" calcext:value-type="float">
            <text:p>1.47705129506923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129488815E+018" calcext:value-type="float">
            <text:p>1.47705129488815E+018</text:p>
          </table:table-cell>
          <table:table-cell office:value-type="float" office:value="1.47705129506929E+018" calcext:value-type="float">
            <text:p>1.47705129506929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12948885E+018" calcext:value-type="float">
            <text:p>1.4770512948885E+018</text:p>
          </table:table-cell>
          <table:table-cell office:value-type="float" office:value="1.47705129506934E+018" calcext:value-type="float">
            <text:p>1.47705129506934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129488885E+018" calcext:value-type="float">
            <text:p>1.47705129488885E+018</text:p>
          </table:table-cell>
          <table:table-cell office:value-type="float" office:value="1.47705129506951E+018" calcext:value-type="float">
            <text:p>1.47705129506951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129488931E+018" calcext:value-type="float">
            <text:p>1.47705129488931E+018</text:p>
          </table:table-cell>
          <table:table-cell office:value-type="float" office:value="1.47705129506981E+018" calcext:value-type="float">
            <text:p>1.47705129506981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129488972E+018" calcext:value-type="float">
            <text:p>1.47705129488972E+018</text:p>
          </table:table-cell>
          <table:table-cell office:value-type="float" office:value="1.47705129507021E+018" calcext:value-type="float">
            <text:p>1.47705129507021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129489008E+018" calcext:value-type="float">
            <text:p>1.47705129489008E+018</text:p>
          </table:table-cell>
          <table:table-cell office:value-type="float" office:value="1.47705129507053E+018" calcext:value-type="float">
            <text:p>1.47705129507053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129489043E+018" calcext:value-type="float">
            <text:p>1.47705129489043E+018</text:p>
          </table:table-cell>
          <table:table-cell office:value-type="float" office:value="1.47705129507059E+018" calcext:value-type="float">
            <text:p>1.47705129507059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129489078E+018" calcext:value-type="float">
            <text:p>1.47705129489078E+018</text:p>
          </table:table-cell>
          <table:table-cell office:value-type="float" office:value="1.47705129507065E+018" calcext:value-type="float">
            <text:p>1.47705129507065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129489124E+018" calcext:value-type="float">
            <text:p>1.47705129489124E+018</text:p>
          </table:table-cell>
          <table:table-cell office:value-type="float" office:value="1.4770512950707E+018" calcext:value-type="float">
            <text:p>1.4770512950707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129489165E+018" calcext:value-type="float">
            <text:p>1.47705129489165E+018</text:p>
          </table:table-cell>
          <table:table-cell office:value-type="float" office:value="1.47705129507116E+018" calcext:value-type="float">
            <text:p>1.47705129507116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129489214E+018" calcext:value-type="float">
            <text:p>1.47705129489214E+018</text:p>
          </table:table-cell>
          <table:table-cell office:value-type="float" office:value="1.47705129507121E+018" calcext:value-type="float">
            <text:p>1.47705129507121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129489255E+018" calcext:value-type="float">
            <text:p>1.47705129489255E+018</text:p>
          </table:table-cell>
          <table:table-cell office:value-type="float" office:value="1.47705129507127E+018" calcext:value-type="float">
            <text:p>1.47705129507127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129489291E+018" calcext:value-type="float">
            <text:p>1.47705129489291E+018</text:p>
          </table:table-cell>
          <table:table-cell office:value-type="float" office:value="1.47705129507132E+018" calcext:value-type="float">
            <text:p>1.47705129507132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129489328E+018" calcext:value-type="float">
            <text:p>1.47705129489328E+018</text:p>
          </table:table-cell>
          <table:table-cell office:value-type="float" office:value="1.47705129507138E+018" calcext:value-type="float">
            <text:p>1.47705129507138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129489364E+018" calcext:value-type="float">
            <text:p>1.47705129489364E+018</text:p>
          </table:table-cell>
          <table:table-cell office:value-type="float" office:value="1.47705129507143E+018" calcext:value-type="float">
            <text:p>1.47705129507143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129489399E+018" calcext:value-type="float">
            <text:p>1.47705129489399E+018</text:p>
          </table:table-cell>
          <table:table-cell office:value-type="float" office:value="1.47705129507148E+018" calcext:value-type="float">
            <text:p>1.47705129507148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129489454E+018" calcext:value-type="float">
            <text:p>1.47705129489454E+018</text:p>
          </table:table-cell>
          <table:table-cell office:value-type="float" office:value="1.47705129507153E+018" calcext:value-type="float">
            <text:p>1.47705129507153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129489499E+018" calcext:value-type="float">
            <text:p>1.47705129489499E+018</text:p>
          </table:table-cell>
          <table:table-cell office:value-type="float" office:value="1.47705129507159E+018" calcext:value-type="float">
            <text:p>1.47705129507159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129489541E+018" calcext:value-type="float">
            <text:p>1.47705129489541E+018</text:p>
          </table:table-cell>
          <table:table-cell office:value-type="float" office:value="1.47705129507176E+018" calcext:value-type="float">
            <text:p>1.47705129507176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129489582E+018" calcext:value-type="float">
            <text:p>1.47705129489582E+018</text:p>
          </table:table-cell>
          <table:table-cell office:value-type="float" office:value="1.47705129507192E+018" calcext:value-type="float">
            <text:p>1.47705129507192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129489618E+018" calcext:value-type="float">
            <text:p>1.47705129489618E+018</text:p>
          </table:table-cell>
          <table:table-cell office:value-type="float" office:value="1.47705129507227E+018" calcext:value-type="float">
            <text:p>1.47705129507227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129489658E+018" calcext:value-type="float">
            <text:p>1.47705129489658E+018</text:p>
          </table:table-cell>
          <table:table-cell office:value-type="float" office:value="1.47705129507288E+018" calcext:value-type="float">
            <text:p>1.47705129507288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129489693E+018" calcext:value-type="float">
            <text:p>1.47705129489693E+018</text:p>
          </table:table-cell>
          <table:table-cell office:value-type="float" office:value="1.47705129507313E+018" calcext:value-type="float">
            <text:p>1.47705129507313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129489728E+018" calcext:value-type="float">
            <text:p>1.47705129489728E+018</text:p>
          </table:table-cell>
          <table:table-cell office:value-type="float" office:value="1.47705129507318E+018" calcext:value-type="float">
            <text:p>1.47705129507318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129489763E+018" calcext:value-type="float">
            <text:p>1.47705129489763E+018</text:p>
          </table:table-cell>
          <table:table-cell office:value-type="float" office:value="1.47705129507324E+018" calcext:value-type="float">
            <text:p>1.47705129507324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129489798E+018" calcext:value-type="float">
            <text:p>1.47705129489798E+018</text:p>
          </table:table-cell>
          <table:table-cell office:value-type="float" office:value="1.47705129507346E+018" calcext:value-type="float">
            <text:p>1.47705129507346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129489881E+018" calcext:value-type="float">
            <text:p>1.47705129489881E+018</text:p>
          </table:table-cell>
          <table:table-cell office:value-type="float" office:value="1.47705129507358E+018" calcext:value-type="float">
            <text:p>1.47705129507358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129489921E+018" calcext:value-type="float">
            <text:p>1.47705129489921E+018</text:p>
          </table:table-cell>
          <table:table-cell office:value-type="float" office:value="1.47705129507397E+018" calcext:value-type="float">
            <text:p>1.47705129507397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129489962E+018" calcext:value-type="float">
            <text:p>1.47705129489962E+018</text:p>
          </table:table-cell>
          <table:table-cell office:value-type="float" office:value="1.47705129507403E+018" calcext:value-type="float">
            <text:p>1.47705129507403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129489999E+018" calcext:value-type="float">
            <text:p>1.47705129489999E+018</text:p>
          </table:table-cell>
          <table:table-cell office:value-type="float" office:value="1.47705129507408E+018" calcext:value-type="float">
            <text:p>1.47705129507408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129490041E+018" calcext:value-type="float">
            <text:p>1.47705129490041E+018</text:p>
          </table:table-cell>
          <table:table-cell office:value-type="float" office:value="1.47705129507413E+018" calcext:value-type="float">
            <text:p>1.47705129507413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129490077E+018" calcext:value-type="float">
            <text:p>1.47705129490077E+018</text:p>
          </table:table-cell>
          <table:table-cell office:value-type="float" office:value="1.47705129507419E+018" calcext:value-type="float">
            <text:p>1.47705129507419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129490117E+018" calcext:value-type="float">
            <text:p>1.47705129490117E+018</text:p>
          </table:table-cell>
          <table:table-cell office:value-type="float" office:value="1.47705129507424E+018" calcext:value-type="float">
            <text:p>1.47705129507424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129490168E+018" calcext:value-type="float">
            <text:p>1.47705129490168E+018</text:p>
          </table:table-cell>
          <table:table-cell office:value-type="float" office:value="1.47705129507429E+018" calcext:value-type="float">
            <text:p>1.47705129507429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129490207E+018" calcext:value-type="float">
            <text:p>1.47705129490207E+018</text:p>
          </table:table-cell>
          <table:table-cell office:value-type="float" office:value="1.47705129507446E+018" calcext:value-type="float">
            <text:p>1.47705129507446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129490244E+018" calcext:value-type="float">
            <text:p>1.47705129490244E+018</text:p>
          </table:table-cell>
          <table:table-cell office:value-type="float" office:value="1.47705129507474E+018" calcext:value-type="float">
            <text:p>1.47705129507474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129490278E+018" calcext:value-type="float">
            <text:p>1.47705129490278E+018</text:p>
          </table:table-cell>
          <table:table-cell office:value-type="float" office:value="1.4770512950748E+018" calcext:value-type="float">
            <text:p>1.4770512950748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129490314E+018" calcext:value-type="float">
            <text:p>1.47705129490314E+018</text:p>
          </table:table-cell>
          <table:table-cell office:value-type="float" office:value="1.47705129507485E+018" calcext:value-type="float">
            <text:p>1.47705129507485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129490349E+018" calcext:value-type="float">
            <text:p>1.47705129490349E+018</text:p>
          </table:table-cell>
          <table:table-cell office:value-type="float" office:value="1.47705129507491E+018" calcext:value-type="float">
            <text:p>1.47705129507491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129490384E+018" calcext:value-type="float">
            <text:p>1.47705129490384E+018</text:p>
          </table:table-cell>
          <table:table-cell office:value-type="float" office:value="1.47705129507523E+018" calcext:value-type="float">
            <text:p>1.47705129507523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129490419E+018" calcext:value-type="float">
            <text:p>1.47705129490419E+018</text:p>
          </table:table-cell>
          <table:table-cell office:value-type="float" office:value="1.47705129507551E+018" calcext:value-type="float">
            <text:p>1.47705129507551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129490454E+018" calcext:value-type="float">
            <text:p>1.47705129490454E+018</text:p>
          </table:table-cell>
          <table:table-cell office:value-type="float" office:value="1.47705129507574E+018" calcext:value-type="float">
            <text:p>1.47705129507574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129490488E+018" calcext:value-type="float">
            <text:p>1.47705129490488E+018</text:p>
          </table:table-cell>
          <table:table-cell office:value-type="float" office:value="1.47705129507622E+018" calcext:value-type="float">
            <text:p>1.47705129507622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129490523E+018" calcext:value-type="float">
            <text:p>1.47705129490523E+018</text:p>
          </table:table-cell>
          <table:table-cell office:value-type="float" office:value="1.47705129507665E+018" calcext:value-type="float">
            <text:p>1.47705129507665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129490558E+018" calcext:value-type="float">
            <text:p>1.47705129490558E+018</text:p>
          </table:table-cell>
          <table:table-cell office:value-type="float" office:value="1.47705129507671E+018" calcext:value-type="float">
            <text:p>1.47705129507671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129490593E+018" calcext:value-type="float">
            <text:p>1.47705129490593E+018</text:p>
          </table:table-cell>
          <table:table-cell office:value-type="float" office:value="1.47705129507676E+018" calcext:value-type="float">
            <text:p>1.47705129507676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129490628E+018" calcext:value-type="float">
            <text:p>1.47705129490628E+018</text:p>
          </table:table-cell>
          <table:table-cell office:value-type="float" office:value="1.47705129507681E+018" calcext:value-type="float">
            <text:p>1.47705129507681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129490668E+018" calcext:value-type="float">
            <text:p>1.47705129490668E+018</text:p>
          </table:table-cell>
          <table:table-cell office:value-type="float" office:value="1.47705129507728E+018" calcext:value-type="float">
            <text:p>1.47705129507728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129490703E+018" calcext:value-type="float">
            <text:p>1.47705129490703E+018</text:p>
          </table:table-cell>
          <table:table-cell office:value-type="float" office:value="1.47705129507733E+018" calcext:value-type="float">
            <text:p>1.47705129507733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129490737E+018" calcext:value-type="float">
            <text:p>1.47705129490737E+018</text:p>
          </table:table-cell>
          <table:table-cell office:value-type="float" office:value="1.47705129507739E+018" calcext:value-type="float">
            <text:p>1.47705129507739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129490772E+018" calcext:value-type="float">
            <text:p>1.47705129490772E+018</text:p>
          </table:table-cell>
          <table:table-cell office:value-type="float" office:value="1.47705129507744E+018" calcext:value-type="float">
            <text:p>1.47705129507744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12949082E+018" calcext:value-type="float">
            <text:p>1.4770512949082E+018</text:p>
          </table:table-cell>
          <table:table-cell office:value-type="float" office:value="1.4770512950775E+018" calcext:value-type="float">
            <text:p>1.4770512950775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129490861E+018" calcext:value-type="float">
            <text:p>1.47705129490861E+018</text:p>
          </table:table-cell>
          <table:table-cell office:value-type="float" office:value="1.47705129507755E+018" calcext:value-type="float">
            <text:p>1.47705129507755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129490897E+018" calcext:value-type="float">
            <text:p>1.47705129490897E+018</text:p>
          </table:table-cell>
          <table:table-cell office:value-type="float" office:value="1.4770512950776E+018" calcext:value-type="float">
            <text:p>1.4770512950776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129490947E+018" calcext:value-type="float">
            <text:p>1.47705129490947E+018</text:p>
          </table:table-cell>
          <table:table-cell office:value-type="float" office:value="1.47705129507766E+018" calcext:value-type="float">
            <text:p>1.47705129507766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129490988E+018" calcext:value-type="float">
            <text:p>1.47705129490988E+018</text:p>
          </table:table-cell>
          <table:table-cell office:value-type="float" office:value="1.47705129507771E+018" calcext:value-type="float">
            <text:p>1.47705129507771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129491024E+018" calcext:value-type="float">
            <text:p>1.47705129491024E+018</text:p>
          </table:table-cell>
          <table:table-cell office:value-type="float" office:value="1.47705129507788E+018" calcext:value-type="float">
            <text:p>1.47705129507788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129491059E+018" calcext:value-type="float">
            <text:p>1.47705129491059E+018</text:p>
          </table:table-cell>
          <table:table-cell office:value-type="float" office:value="1.47705129507808E+018" calcext:value-type="float">
            <text:p>1.47705129507808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129491094E+018" calcext:value-type="float">
            <text:p>1.47705129491094E+018</text:p>
          </table:table-cell>
          <table:table-cell office:value-type="float" office:value="1.47705129507814E+018" calcext:value-type="float">
            <text:p>1.47705129507814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129491141E+018" calcext:value-type="float">
            <text:p>1.47705129491141E+018</text:p>
          </table:table-cell>
          <table:table-cell office:value-type="float" office:value="1.47705129507831E+018" calcext:value-type="float">
            <text:p>1.47705129507831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129491181E+018" calcext:value-type="float">
            <text:p>1.47705129491181E+018</text:p>
          </table:table-cell>
          <table:table-cell office:value-type="float" office:value="1.47705129507888E+018" calcext:value-type="float">
            <text:p>1.47705129507888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129491218E+018" calcext:value-type="float">
            <text:p>1.47705129491218E+018</text:p>
          </table:table-cell>
          <table:table-cell office:value-type="float" office:value="1.47705129507959E+018" calcext:value-type="float">
            <text:p>1.47705129507959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129491253E+018" calcext:value-type="float">
            <text:p>1.47705129491253E+018</text:p>
          </table:table-cell>
          <table:table-cell office:value-type="float" office:value="1.47705129507997E+018" calcext:value-type="float">
            <text:p>1.47705129507997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129491304E+018" calcext:value-type="float">
            <text:p>1.47705129491304E+018</text:p>
          </table:table-cell>
          <table:table-cell office:value-type="float" office:value="1.47705129508085E+018" calcext:value-type="float">
            <text:p>1.47705129508085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129491357E+018" calcext:value-type="float">
            <text:p>1.47705129491357E+018</text:p>
          </table:table-cell>
          <table:table-cell office:value-type="float" office:value="1.47705129508123E+018" calcext:value-type="float">
            <text:p>1.47705129508123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129491403E+018" calcext:value-type="float">
            <text:p>1.47705129491403E+018</text:p>
          </table:table-cell>
          <table:table-cell office:value-type="float" office:value="1.47705129508194E+018" calcext:value-type="float">
            <text:p>1.47705129508194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12949144E+018" calcext:value-type="float">
            <text:p>1.4770512949144E+018</text:p>
          </table:table-cell>
          <table:table-cell office:value-type="float" office:value="1.47705129508224E+018" calcext:value-type="float">
            <text:p>1.47705129508224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129491487E+018" calcext:value-type="float">
            <text:p>1.47705129491487E+018</text:p>
          </table:table-cell>
          <table:table-cell office:value-type="float" office:value="1.47705129508241E+018" calcext:value-type="float">
            <text:p>1.47705129508241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129491528E+018" calcext:value-type="float">
            <text:p>1.47705129491528E+018</text:p>
          </table:table-cell>
          <table:table-cell office:value-type="float" office:value="1.47705129508265E+018" calcext:value-type="float">
            <text:p>1.47705129508265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129491566E+018" calcext:value-type="float">
            <text:p>1.47705129491566E+018</text:p>
          </table:table-cell>
          <table:table-cell office:value-type="float" office:value="1.47705129508271E+018" calcext:value-type="float">
            <text:p>1.47705129508271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129491602E+018" calcext:value-type="float">
            <text:p>1.47705129491602E+018</text:p>
          </table:table-cell>
          <table:table-cell office:value-type="float" office:value="1.47705129508276E+018" calcext:value-type="float">
            <text:p>1.47705129508276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129491636E+018" calcext:value-type="float">
            <text:p>1.47705129491636E+018</text:p>
          </table:table-cell>
          <table:table-cell office:value-type="float" office:value="1.47705129508316E+018" calcext:value-type="float">
            <text:p>1.47705129508316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129491733E+018" calcext:value-type="float">
            <text:p>1.47705129491733E+018</text:p>
          </table:table-cell>
          <table:table-cell office:value-type="float" office:value="1.47705129508363E+018" calcext:value-type="float">
            <text:p>1.47705129508363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129491872E+018" calcext:value-type="float">
            <text:p>1.47705129491872E+018</text:p>
          </table:table-cell>
          <table:table-cell office:value-type="float" office:value="1.47705129508403E+018" calcext:value-type="float">
            <text:p>1.47705129508403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129491916E+018" calcext:value-type="float">
            <text:p>1.47705129491916E+018</text:p>
          </table:table-cell>
          <table:table-cell office:value-type="float" office:value="1.47705129508427E+018" calcext:value-type="float">
            <text:p>1.47705129508427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129491952E+018" calcext:value-type="float">
            <text:p>1.47705129491952E+018</text:p>
          </table:table-cell>
          <table:table-cell office:value-type="float" office:value="1.47705129508433E+018" calcext:value-type="float">
            <text:p>1.47705129508433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129491988E+018" calcext:value-type="float">
            <text:p>1.47705129491988E+018</text:p>
          </table:table-cell>
          <table:table-cell office:value-type="float" office:value="1.47705129508438E+018" calcext:value-type="float">
            <text:p>1.47705129508438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129492023E+018" calcext:value-type="float">
            <text:p>1.47705129492023E+018</text:p>
          </table:table-cell>
          <table:table-cell office:value-type="float" office:value="1.47705129508492E+018" calcext:value-type="float">
            <text:p>1.47705129508492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129492074E+018" calcext:value-type="float">
            <text:p>1.47705129492074E+018</text:p>
          </table:table-cell>
          <table:table-cell office:value-type="float" office:value="1.47705129508498E+018" calcext:value-type="float">
            <text:p>1.47705129508498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129492125E+018" calcext:value-type="float">
            <text:p>1.47705129492125E+018</text:p>
          </table:table-cell>
          <table:table-cell office:value-type="float" office:value="1.47705129508503E+018" calcext:value-type="float">
            <text:p>1.47705129508503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129492163E+018" calcext:value-type="float">
            <text:p>1.47705129492163E+018</text:p>
          </table:table-cell>
          <table:table-cell office:value-type="float" office:value="1.47705129508508E+018" calcext:value-type="float">
            <text:p>1.47705129508508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129492206E+018" calcext:value-type="float">
            <text:p>1.47705129492206E+018</text:p>
          </table:table-cell>
          <table:table-cell office:value-type="float" office:value="1.47705129508514E+018" calcext:value-type="float">
            <text:p>1.47705129508514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12949225E+018" calcext:value-type="float">
            <text:p>1.4770512949225E+018</text:p>
          </table:table-cell>
          <table:table-cell office:value-type="float" office:value="1.47705129508519E+018" calcext:value-type="float">
            <text:p>1.47705129508519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129492302E+018" calcext:value-type="float">
            <text:p>1.47705129492302E+018</text:p>
          </table:table-cell>
          <table:table-cell office:value-type="float" office:value="1.47705129508524E+018" calcext:value-type="float">
            <text:p>1.47705129508524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129492338E+018" calcext:value-type="float">
            <text:p>1.47705129492338E+018</text:p>
          </table:table-cell>
          <table:table-cell office:value-type="float" office:value="1.4770512950853E+018" calcext:value-type="float">
            <text:p>1.4770512950853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129492395E+018" calcext:value-type="float">
            <text:p>1.47705129492395E+018</text:p>
          </table:table-cell>
          <table:table-cell office:value-type="float" office:value="1.47705129508535E+018" calcext:value-type="float">
            <text:p>1.47705129508535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12949243E+018" calcext:value-type="float">
            <text:p>1.4770512949243E+018</text:p>
          </table:table-cell>
          <table:table-cell office:value-type="float" office:value="1.4770512950854E+018" calcext:value-type="float">
            <text:p>1.4770512950854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129492473E+018" calcext:value-type="float">
            <text:p>1.47705129492473E+018</text:p>
          </table:table-cell>
          <table:table-cell office:value-type="float" office:value="1.47705129508545E+018" calcext:value-type="float">
            <text:p>1.47705129508545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129492507E+018" calcext:value-type="float">
            <text:p>1.47705129492507E+018</text:p>
          </table:table-cell>
          <table:table-cell office:value-type="float" office:value="1.4770512950858E+018" calcext:value-type="float">
            <text:p>1.4770512950858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129492544E+018" calcext:value-type="float">
            <text:p>1.47705129492544E+018</text:p>
          </table:table-cell>
          <table:table-cell office:value-type="float" office:value="1.47705129508586E+018" calcext:value-type="float">
            <text:p>1.47705129508586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12949258E+018" calcext:value-type="float">
            <text:p>1.4770512949258E+018</text:p>
          </table:table-cell>
          <table:table-cell office:value-type="float" office:value="1.47705129508591E+018" calcext:value-type="float">
            <text:p>1.47705129508591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129492615E+018" calcext:value-type="float">
            <text:p>1.47705129492615E+018</text:p>
          </table:table-cell>
          <table:table-cell office:value-type="float" office:value="1.47705129508597E+018" calcext:value-type="float">
            <text:p>1.47705129508597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129492668E+018" calcext:value-type="float">
            <text:p>1.47705129492668E+018</text:p>
          </table:table-cell>
          <table:table-cell office:value-type="float" office:value="1.47705129508602E+018" calcext:value-type="float">
            <text:p>1.47705129508602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129492711E+018" calcext:value-type="float">
            <text:p>1.47705129492711E+018</text:p>
          </table:table-cell>
          <table:table-cell office:value-type="float" office:value="1.47705129508607E+018" calcext:value-type="float">
            <text:p>1.47705129508607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129492759E+018" calcext:value-type="float">
            <text:p>1.47705129492759E+018</text:p>
          </table:table-cell>
          <table:table-cell office:value-type="float" office:value="1.47705129508624E+018" calcext:value-type="float">
            <text:p>1.47705129508624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1294928E+018" calcext:value-type="float">
            <text:p>1.477051294928E+018</text:p>
          </table:table-cell>
          <table:table-cell office:value-type="float" office:value="1.47705129508667E+018" calcext:value-type="float">
            <text:p>1.47705129508667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129492862E+018" calcext:value-type="float">
            <text:p>1.47705129492862E+018</text:p>
          </table:table-cell>
          <table:table-cell office:value-type="float" office:value="1.47705129508713E+018" calcext:value-type="float">
            <text:p>1.47705129508713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129492906E+018" calcext:value-type="float">
            <text:p>1.47705129492906E+018</text:p>
          </table:table-cell>
          <table:table-cell office:value-type="float" office:value="1.47705129508734E+018" calcext:value-type="float">
            <text:p>1.47705129508734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129492954E+018" calcext:value-type="float">
            <text:p>1.47705129492954E+018</text:p>
          </table:table-cell>
          <table:table-cell office:value-type="float" office:value="1.4770512950876E+018" calcext:value-type="float">
            <text:p>1.4770512950876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129492992E+018" calcext:value-type="float">
            <text:p>1.47705129492992E+018</text:p>
          </table:table-cell>
          <table:table-cell office:value-type="float" office:value="1.47705129508822E+018" calcext:value-type="float">
            <text:p>1.47705129508822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129493028E+018" calcext:value-type="float">
            <text:p>1.47705129493028E+018</text:p>
          </table:table-cell>
          <table:table-cell office:value-type="float" office:value="1.47705129508858E+018" calcext:value-type="float">
            <text:p>1.47705129508858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129493063E+018" calcext:value-type="float">
            <text:p>1.47705129493063E+018</text:p>
          </table:table-cell>
          <table:table-cell office:value-type="float" office:value="1.47705129508864E+018" calcext:value-type="float">
            <text:p>1.47705129508864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129493098E+018" calcext:value-type="float">
            <text:p>1.47705129493098E+018</text:p>
          </table:table-cell>
          <table:table-cell office:value-type="float" office:value="1.4770512950887E+018" calcext:value-type="float">
            <text:p>1.4770512950887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129493144E+018" calcext:value-type="float">
            <text:p>1.47705129493144E+018</text:p>
          </table:table-cell>
          <table:table-cell office:value-type="float" office:value="1.47705129508875E+018" calcext:value-type="float">
            <text:p>1.47705129508875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129493185E+018" calcext:value-type="float">
            <text:p>1.47705129493185E+018</text:p>
          </table:table-cell>
          <table:table-cell office:value-type="float" office:value="1.4770512950888E+018" calcext:value-type="float">
            <text:p>1.4770512950888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129493222E+018" calcext:value-type="float">
            <text:p>1.47705129493222E+018</text:p>
          </table:table-cell>
          <table:table-cell office:value-type="float" office:value="1.47705129508897E+018" calcext:value-type="float">
            <text:p>1.47705129508897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129493269E+018" calcext:value-type="float">
            <text:p>1.47705129493269E+018</text:p>
          </table:table-cell>
          <table:table-cell office:value-type="float" office:value="1.47705129508936E+018" calcext:value-type="float">
            <text:p>1.47705129508936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129493309E+018" calcext:value-type="float">
            <text:p>1.47705129493309E+018</text:p>
          </table:table-cell>
          <table:table-cell office:value-type="float" office:value="1.47705129508942E+018" calcext:value-type="float">
            <text:p>1.47705129508942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129493355E+018" calcext:value-type="float">
            <text:p>1.47705129493355E+018</text:p>
          </table:table-cell>
          <table:table-cell office:value-type="float" office:value="1.47705129508947E+018" calcext:value-type="float">
            <text:p>1.47705129508947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129493396E+018" calcext:value-type="float">
            <text:p>1.47705129493396E+018</text:p>
          </table:table-cell>
          <table:table-cell office:value-type="float" office:value="1.47705129508953E+018" calcext:value-type="float">
            <text:p>1.47705129508953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129493432E+018" calcext:value-type="float">
            <text:p>1.47705129493432E+018</text:p>
          </table:table-cell>
          <table:table-cell office:value-type="float" office:value="1.47705129508958E+018" calcext:value-type="float">
            <text:p>1.47705129508958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129493479E+018" calcext:value-type="float">
            <text:p>1.47705129493479E+018</text:p>
          </table:table-cell>
          <table:table-cell office:value-type="float" office:value="1.47705129508963E+018" calcext:value-type="float">
            <text:p>1.47705129508963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129493521E+018" calcext:value-type="float">
            <text:p>1.47705129493521E+018</text:p>
          </table:table-cell>
          <table:table-cell office:value-type="float" office:value="1.47705129508989E+018" calcext:value-type="float">
            <text:p>1.47705129508989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129493557E+018" calcext:value-type="float">
            <text:p>1.47705129493557E+018</text:p>
          </table:table-cell>
          <table:table-cell office:value-type="float" office:value="1.47705129509034E+018" calcext:value-type="float">
            <text:p>1.47705129509034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129493604E+018" calcext:value-type="float">
            <text:p>1.47705129493604E+018</text:p>
          </table:table-cell>
          <table:table-cell office:value-type="float" office:value="1.47705129509063E+018" calcext:value-type="float">
            <text:p>1.47705129509063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129493646E+018" calcext:value-type="float">
            <text:p>1.47705129493646E+018</text:p>
          </table:table-cell>
          <table:table-cell office:value-type="float" office:value="1.47705129509093E+018" calcext:value-type="float">
            <text:p>1.47705129509093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12949369E+018" calcext:value-type="float">
            <text:p>1.4770512949369E+018</text:p>
          </table:table-cell>
          <table:table-cell office:value-type="float" office:value="1.47705129509099E+018" calcext:value-type="float">
            <text:p>1.47705129509099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129493737E+018" calcext:value-type="float">
            <text:p>1.47705129493737E+018</text:p>
          </table:table-cell>
          <table:table-cell office:value-type="float" office:value="1.47705129509105E+018" calcext:value-type="float">
            <text:p>1.47705129509105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129493778E+018" calcext:value-type="float">
            <text:p>1.47705129493778E+018</text:p>
          </table:table-cell>
          <table:table-cell office:value-type="float" office:value="1.47705129509129E+018" calcext:value-type="float">
            <text:p>1.47705129509129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129493815E+018" calcext:value-type="float">
            <text:p>1.47705129493815E+018</text:p>
          </table:table-cell>
          <table:table-cell office:value-type="float" office:value="1.47705129509141E+018" calcext:value-type="float">
            <text:p>1.47705129509141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12949385E+018" calcext:value-type="float">
            <text:p>1.4770512949385E+018</text:p>
          </table:table-cell>
          <table:table-cell office:value-type="float" office:value="1.47705129509147E+018" calcext:value-type="float">
            <text:p>1.47705129509147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129493885E+018" calcext:value-type="float">
            <text:p>1.47705129493885E+018</text:p>
          </table:table-cell>
          <table:table-cell office:value-type="float" office:value="1.47705129509164E+018" calcext:value-type="float">
            <text:p>1.47705129509164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12949392E+018" calcext:value-type="float">
            <text:p>1.4770512949392E+018</text:p>
          </table:table-cell>
          <table:table-cell office:value-type="float" office:value="1.47705129509188E+018" calcext:value-type="float">
            <text:p>1.47705129509188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129493955E+018" calcext:value-type="float">
            <text:p>1.47705129493955E+018</text:p>
          </table:table-cell>
          <table:table-cell office:value-type="float" office:value="1.47705129509194E+018" calcext:value-type="float">
            <text:p>1.47705129509194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129493989E+018" calcext:value-type="float">
            <text:p>1.47705129493989E+018</text:p>
          </table:table-cell>
          <table:table-cell office:value-type="float" office:value="1.477051295092E+018" calcext:value-type="float">
            <text:p>1.477051295092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129494024E+018" calcext:value-type="float">
            <text:p>1.47705129494024E+018</text:p>
          </table:table-cell>
          <table:table-cell office:value-type="float" office:value="1.47705129509249E+018" calcext:value-type="float">
            <text:p>1.47705129509249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129494059E+018" calcext:value-type="float">
            <text:p>1.47705129494059E+018</text:p>
          </table:table-cell>
          <table:table-cell office:value-type="float" office:value="1.47705129509255E+018" calcext:value-type="float">
            <text:p>1.47705129509255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129494094E+018" calcext:value-type="float">
            <text:p>1.47705129494094E+018</text:p>
          </table:table-cell>
          <table:table-cell office:value-type="float" office:value="1.4770512950926E+018" calcext:value-type="float">
            <text:p>1.4770512950926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12949413E+018" calcext:value-type="float">
            <text:p>1.4770512949413E+018</text:p>
          </table:table-cell>
          <table:table-cell office:value-type="float" office:value="1.47705129509265E+018" calcext:value-type="float">
            <text:p>1.47705129509265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129494166E+018" calcext:value-type="float">
            <text:p>1.47705129494166E+018</text:p>
          </table:table-cell>
          <table:table-cell office:value-type="float" office:value="1.47705129509271E+018" calcext:value-type="float">
            <text:p>1.47705129509271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129494201E+018" calcext:value-type="float">
            <text:p>1.47705129494201E+018</text:p>
          </table:table-cell>
          <table:table-cell office:value-type="float" office:value="1.47705129509276E+018" calcext:value-type="float">
            <text:p>1.47705129509276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129494247E+018" calcext:value-type="float">
            <text:p>1.47705129494247E+018</text:p>
          </table:table-cell>
          <table:table-cell office:value-type="float" office:value="1.47705129509281E+018" calcext:value-type="float">
            <text:p>1.47705129509281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129494288E+018" calcext:value-type="float">
            <text:p>1.47705129494288E+018</text:p>
          </table:table-cell>
          <table:table-cell office:value-type="float" office:value="1.47705129509287E+018" calcext:value-type="float">
            <text:p>1.47705129509287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129494325E+018" calcext:value-type="float">
            <text:p>1.47705129494325E+018</text:p>
          </table:table-cell>
          <table:table-cell office:value-type="float" office:value="1.47705129509292E+018" calcext:value-type="float">
            <text:p>1.47705129509292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12949436E+018" calcext:value-type="float">
            <text:p>1.4770512949436E+018</text:p>
          </table:table-cell>
          <table:table-cell office:value-type="float" office:value="1.47705129509297E+018" calcext:value-type="float">
            <text:p>1.47705129509297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129494395E+018" calcext:value-type="float">
            <text:p>1.47705129494395E+018</text:p>
          </table:table-cell>
          <table:table-cell office:value-type="float" office:value="1.47705129509345E+018" calcext:value-type="float">
            <text:p>1.47705129509345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129494429E+018" calcext:value-type="float">
            <text:p>1.47705129494429E+018</text:p>
          </table:table-cell>
          <table:table-cell office:value-type="float" office:value="1.47705129509351E+018" calcext:value-type="float">
            <text:p>1.47705129509351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129494464E+018" calcext:value-type="float">
            <text:p>1.47705129494464E+018</text:p>
          </table:table-cell>
          <table:table-cell office:value-type="float" office:value="1.47705129509356E+018" calcext:value-type="float">
            <text:p>1.47705129509356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12949451E+018" calcext:value-type="float">
            <text:p>1.4770512949451E+018</text:p>
          </table:table-cell>
          <table:table-cell office:value-type="float" office:value="1.47705129509361E+018" calcext:value-type="float">
            <text:p>1.47705129509361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129494551E+018" calcext:value-type="float">
            <text:p>1.47705129494551E+018</text:p>
          </table:table-cell>
          <table:table-cell office:value-type="float" office:value="1.47705129509367E+018" calcext:value-type="float">
            <text:p>1.47705129509367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129494588E+018" calcext:value-type="float">
            <text:p>1.47705129494588E+018</text:p>
          </table:table-cell>
          <table:table-cell office:value-type="float" office:value="1.47705129509372E+018" calcext:value-type="float">
            <text:p>1.47705129509372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129494624E+018" calcext:value-type="float">
            <text:p>1.47705129494624E+018</text:p>
          </table:table-cell>
          <table:table-cell office:value-type="float" office:value="1.47705129509377E+018" calcext:value-type="float">
            <text:p>1.47705129509377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129494664E+018" calcext:value-type="float">
            <text:p>1.47705129494664E+018</text:p>
          </table:table-cell>
          <table:table-cell office:value-type="float" office:value="1.47705129509383E+018" calcext:value-type="float">
            <text:p>1.47705129509383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129494699E+018" calcext:value-type="float">
            <text:p>1.47705129494699E+018</text:p>
          </table:table-cell>
          <table:table-cell office:value-type="float" office:value="1.47705129509388E+018" calcext:value-type="float">
            <text:p>1.47705129509388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129494734E+018" calcext:value-type="float">
            <text:p>1.47705129494734E+018</text:p>
          </table:table-cell>
          <table:table-cell office:value-type="float" office:value="1.47705129509405E+018" calcext:value-type="float">
            <text:p>1.47705129509405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129494781E+018" calcext:value-type="float">
            <text:p>1.47705129494781E+018</text:p>
          </table:table-cell>
          <table:table-cell office:value-type="float" office:value="1.47705129509462E+018" calcext:value-type="float">
            <text:p>1.47705129509462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129494822E+018" calcext:value-type="float">
            <text:p>1.47705129494822E+018</text:p>
          </table:table-cell>
          <table:table-cell office:value-type="float" office:value="1.47705129509468E+018" calcext:value-type="float">
            <text:p>1.47705129509468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129494869E+018" calcext:value-type="float">
            <text:p>1.47705129494869E+018</text:p>
          </table:table-cell>
          <table:table-cell office:value-type="float" office:value="1.47705129509473E+018" calcext:value-type="float">
            <text:p>1.47705129509473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129494976E+018" calcext:value-type="float">
            <text:p>1.47705129494976E+018</text:p>
          </table:table-cell>
          <table:table-cell office:value-type="float" office:value="1.47705129509479E+018" calcext:value-type="float">
            <text:p>1.47705129509479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129495017E+018" calcext:value-type="float">
            <text:p>1.47705129495017E+018</text:p>
          </table:table-cell>
          <table:table-cell office:value-type="float" office:value="1.47705129509484E+018" calcext:value-type="float">
            <text:p>1.47705129509484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129495058E+018" calcext:value-type="float">
            <text:p>1.47705129495058E+018</text:p>
          </table:table-cell>
          <table:table-cell office:value-type="float" office:value="1.4770512950949E+018" calcext:value-type="float">
            <text:p>1.4770512950949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129495106E+018" calcext:value-type="float">
            <text:p>1.47705129495106E+018</text:p>
          </table:table-cell>
          <table:table-cell office:value-type="float" office:value="1.47705129509495E+018" calcext:value-type="float">
            <text:p>1.47705129509495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129495142E+018" calcext:value-type="float">
            <text:p>1.47705129495142E+018</text:p>
          </table:table-cell>
          <table:table-cell office:value-type="float" office:value="1.477051295095E+018" calcext:value-type="float">
            <text:p>1.477051295095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129495178E+018" calcext:value-type="float">
            <text:p>1.47705129495178E+018</text:p>
          </table:table-cell>
          <table:table-cell office:value-type="float" office:value="1.47705129509506E+018" calcext:value-type="float">
            <text:p>1.47705129509506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129495213E+018" calcext:value-type="float">
            <text:p>1.47705129495213E+018</text:p>
          </table:table-cell>
          <table:table-cell office:value-type="float" office:value="1.47705129509511E+018" calcext:value-type="float">
            <text:p>1.47705129509511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12949526E+018" calcext:value-type="float">
            <text:p>1.4770512949526E+018</text:p>
          </table:table-cell>
          <table:table-cell office:value-type="float" office:value="1.47705129509551E+018" calcext:value-type="float">
            <text:p>1.47705129509551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129495301E+018" calcext:value-type="float">
            <text:p>1.47705129495301E+018</text:p>
          </table:table-cell>
          <table:table-cell office:value-type="float" office:value="1.47705129509557E+018" calcext:value-type="float">
            <text:p>1.47705129509557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129495337E+018" calcext:value-type="float">
            <text:p>1.47705129495337E+018</text:p>
          </table:table-cell>
          <table:table-cell office:value-type="float" office:value="1.47705129509562E+018" calcext:value-type="float">
            <text:p>1.47705129509562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129495372E+018" calcext:value-type="float">
            <text:p>1.47705129495372E+018</text:p>
          </table:table-cell>
          <table:table-cell office:value-type="float" office:value="1.47705129509567E+018" calcext:value-type="float">
            <text:p>1.47705129509567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129495407E+018" calcext:value-type="float">
            <text:p>1.47705129495407E+018</text:p>
          </table:table-cell>
          <table:table-cell office:value-type="float" office:value="1.47705129509573E+018" calcext:value-type="float">
            <text:p>1.47705129509573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129495442E+018" calcext:value-type="float">
            <text:p>1.47705129495442E+018</text:p>
          </table:table-cell>
          <table:table-cell office:value-type="float" office:value="1.47705129509578E+018" calcext:value-type="float">
            <text:p>1.47705129509578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129495477E+018" calcext:value-type="float">
            <text:p>1.47705129495477E+018</text:p>
          </table:table-cell>
          <table:table-cell office:value-type="float" office:value="1.47705129509583E+018" calcext:value-type="float">
            <text:p>1.47705129509583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129495512E+018" calcext:value-type="float">
            <text:p>1.47705129495512E+018</text:p>
          </table:table-cell>
          <table:table-cell office:value-type="float" office:value="1.47705129509612E+018" calcext:value-type="float">
            <text:p>1.47705129509612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129495547E+018" calcext:value-type="float">
            <text:p>1.47705129495547E+018</text:p>
          </table:table-cell>
          <table:table-cell office:value-type="float" office:value="1.47705129509617E+018" calcext:value-type="float">
            <text:p>1.47705129509617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129495582E+018" calcext:value-type="float">
            <text:p>1.47705129495582E+018</text:p>
          </table:table-cell>
          <table:table-cell office:value-type="float" office:value="1.47705129509623E+018" calcext:value-type="float">
            <text:p>1.47705129509623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129495617E+018" calcext:value-type="float">
            <text:p>1.47705129495617E+018</text:p>
          </table:table-cell>
          <table:table-cell office:value-type="float" office:value="1.47705129509628E+018" calcext:value-type="float">
            <text:p>1.47705129509628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129495651E+018" calcext:value-type="float">
            <text:p>1.47705129495651E+018</text:p>
          </table:table-cell>
          <table:table-cell office:value-type="float" office:value="1.4770512950966E+018" calcext:value-type="float">
            <text:p>1.4770512950966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129495691E+018" calcext:value-type="float">
            <text:p>1.47705129495691E+018</text:p>
          </table:table-cell>
          <table:table-cell office:value-type="float" office:value="1.47705129509665E+018" calcext:value-type="float">
            <text:p>1.47705129509665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129495727E+018" calcext:value-type="float">
            <text:p>1.47705129495727E+018</text:p>
          </table:table-cell>
          <table:table-cell office:value-type="float" office:value="1.47705129509671E+018" calcext:value-type="float">
            <text:p>1.47705129509671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129495763E+018" calcext:value-type="float">
            <text:p>1.47705129495763E+018</text:p>
          </table:table-cell>
          <table:table-cell office:value-type="float" office:value="1.47705129509676E+018" calcext:value-type="float">
            <text:p>1.47705129509676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129495798E+018" calcext:value-type="float">
            <text:p>1.47705129495798E+018</text:p>
          </table:table-cell>
          <table:table-cell office:value-type="float" office:value="1.47705129509726E+018" calcext:value-type="float">
            <text:p>1.47705129509726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129495863E+018" calcext:value-type="float">
            <text:p>1.47705129495863E+018</text:p>
          </table:table-cell>
          <table:table-cell office:value-type="float" office:value="1.47705129509731E+018" calcext:value-type="float">
            <text:p>1.47705129509731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129495912E+018" calcext:value-type="float">
            <text:p>1.47705129495912E+018</text:p>
          </table:table-cell>
          <table:table-cell office:value-type="float" office:value="1.47705129509737E+018" calcext:value-type="float">
            <text:p>1.47705129509737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129495954E+018" calcext:value-type="float">
            <text:p>1.47705129495954E+018</text:p>
          </table:table-cell>
          <table:table-cell office:value-type="float" office:value="1.47705129509742E+018" calcext:value-type="float">
            <text:p>1.47705129509742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129495991E+018" calcext:value-type="float">
            <text:p>1.47705129495991E+018</text:p>
          </table:table-cell>
          <table:table-cell office:value-type="float" office:value="1.47705129509747E+018" calcext:value-type="float">
            <text:p>1.47705129509747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129496042E+018" calcext:value-type="float">
            <text:p>1.47705129496042E+018</text:p>
          </table:table-cell>
          <table:table-cell office:value-type="float" office:value="1.47705129509753E+018" calcext:value-type="float">
            <text:p>1.47705129509753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129496086E+018" calcext:value-type="float">
            <text:p>1.47705129496086E+018</text:p>
          </table:table-cell>
          <table:table-cell office:value-type="float" office:value="1.47705129509758E+018" calcext:value-type="float">
            <text:p>1.47705129509758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129496124E+018" calcext:value-type="float">
            <text:p>1.47705129496124E+018</text:p>
          </table:table-cell>
          <table:table-cell office:value-type="float" office:value="1.47705129509763E+018" calcext:value-type="float">
            <text:p>1.47705129509763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12949616E+018" calcext:value-type="float">
            <text:p>1.4770512949616E+018</text:p>
          </table:table-cell>
          <table:table-cell office:value-type="float" office:value="1.47705129509769E+018" calcext:value-type="float">
            <text:p>1.47705129509769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129496208E+018" calcext:value-type="float">
            <text:p>1.47705129496208E+018</text:p>
          </table:table-cell>
          <table:table-cell office:value-type="float" office:value="1.47705129509774E+018" calcext:value-type="float">
            <text:p>1.47705129509774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129496249E+018" calcext:value-type="float">
            <text:p>1.47705129496249E+018</text:p>
          </table:table-cell>
          <table:table-cell office:value-type="float" office:value="1.47705129509791E+018" calcext:value-type="float">
            <text:p>1.47705129509791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129496285E+018" calcext:value-type="float">
            <text:p>1.47705129496285E+018</text:p>
          </table:table-cell>
          <table:table-cell office:value-type="float" office:value="1.47705129509811E+018" calcext:value-type="float">
            <text:p>1.47705129509811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12949632E+018" calcext:value-type="float">
            <text:p>1.4770512949632E+018</text:p>
          </table:table-cell>
          <table:table-cell office:value-type="float" office:value="1.47705129509817E+018" calcext:value-type="float">
            <text:p>1.47705129509817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129496376E+018" calcext:value-type="float">
            <text:p>1.47705129496376E+018</text:p>
          </table:table-cell>
          <table:table-cell office:value-type="float" office:value="1.47705129509881E+018" calcext:value-type="float">
            <text:p>1.47705129509881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129496426E+018" calcext:value-type="float">
            <text:p>1.47705129496426E+018</text:p>
          </table:table-cell>
          <table:table-cell office:value-type="float" office:value="1.47705129509927E+018" calcext:value-type="float">
            <text:p>1.47705129509927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129496472E+018" calcext:value-type="float">
            <text:p>1.47705129496472E+018</text:p>
          </table:table-cell>
          <table:table-cell office:value-type="float" office:value="1.47705129509979E+018" calcext:value-type="float">
            <text:p>1.47705129509979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129496516E+018" calcext:value-type="float">
            <text:p>1.47705129496516E+018</text:p>
          </table:table-cell>
          <table:table-cell office:value-type="float" office:value="1.47705129509985E+018" calcext:value-type="float">
            <text:p>1.47705129509985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129496555E+018" calcext:value-type="float">
            <text:p>1.47705129496555E+018</text:p>
          </table:table-cell>
          <table:table-cell office:value-type="float" office:value="1.4770512950999E+018" calcext:value-type="float">
            <text:p>1.4770512950999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129496643E+018" calcext:value-type="float">
            <text:p>1.47705129496643E+018</text:p>
          </table:table-cell>
          <table:table-cell office:value-type="float" office:value="1.47705129509996E+018" calcext:value-type="float">
            <text:p>1.47705129509996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129496702E+018" calcext:value-type="float">
            <text:p>1.47705129496702E+018</text:p>
          </table:table-cell>
          <table:table-cell office:value-type="float" office:value="1.47705129510001E+018" calcext:value-type="float">
            <text:p>1.47705129510001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129496752E+018" calcext:value-type="float">
            <text:p>1.47705129496752E+018</text:p>
          </table:table-cell>
          <table:table-cell office:value-type="float" office:value="1.47705129510006E+018" calcext:value-type="float">
            <text:p>1.47705129510006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129496789E+018" calcext:value-type="float">
            <text:p>1.47705129496789E+018</text:p>
          </table:table-cell>
          <table:table-cell office:value-type="float" office:value="1.47705129510012E+018" calcext:value-type="float">
            <text:p>1.47705129510012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129496824E+018" calcext:value-type="float">
            <text:p>1.47705129496824E+018</text:p>
          </table:table-cell>
          <table:table-cell office:value-type="float" office:value="1.47705129510017E+018" calcext:value-type="float">
            <text:p>1.47705129510017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129496872E+018" calcext:value-type="float">
            <text:p>1.47705129496872E+018</text:p>
          </table:table-cell>
          <table:table-cell office:value-type="float" office:value="1.47705129510022E+018" calcext:value-type="float">
            <text:p>1.47705129510022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129496909E+018" calcext:value-type="float">
            <text:p>1.47705129496909E+018</text:p>
          </table:table-cell>
          <table:table-cell office:value-type="float" office:value="1.47705129510211E+018" calcext:value-type="float">
            <text:p>1.47705129510211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129496942E+018" calcext:value-type="float">
            <text:p>1.47705129496942E+018</text:p>
          </table:table-cell>
          <table:table-cell office:value-type="float" office:value="1.47705129510217E+018" calcext:value-type="float">
            <text:p>1.47705129510217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129496977E+018" calcext:value-type="float">
            <text:p>1.47705129496977E+018</text:p>
          </table:table-cell>
          <table:table-cell office:value-type="float" office:value="1.47705129510222E+018" calcext:value-type="float">
            <text:p>1.47705129510222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129497027E+018" calcext:value-type="float">
            <text:p>1.47705129497027E+018</text:p>
          </table:table-cell>
          <table:table-cell office:value-type="float" office:value="1.47705129510228E+018" calcext:value-type="float">
            <text:p>1.47705129510228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129497069E+018" calcext:value-type="float">
            <text:p>1.47705129497069E+018</text:p>
          </table:table-cell>
          <table:table-cell office:value-type="float" office:value="1.47705129510233E+018" calcext:value-type="float">
            <text:p>1.47705129510233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129497105E+018" calcext:value-type="float">
            <text:p>1.47705129497105E+018</text:p>
          </table:table-cell>
          <table:table-cell office:value-type="float" office:value="1.47705129510238E+018" calcext:value-type="float">
            <text:p>1.47705129510238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12949714E+018" calcext:value-type="float">
            <text:p>1.4770512949714E+018</text:p>
          </table:table-cell>
          <table:table-cell office:value-type="float" office:value="1.47705129510244E+018" calcext:value-type="float">
            <text:p>1.47705129510244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129497177E+018" calcext:value-type="float">
            <text:p>1.47705129497177E+018</text:p>
          </table:table-cell>
          <table:table-cell office:value-type="float" office:value="1.47705129510249E+018" calcext:value-type="float">
            <text:p>1.47705129510249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129497212E+018" calcext:value-type="float">
            <text:p>1.47705129497212E+018</text:p>
          </table:table-cell>
          <table:table-cell office:value-type="float" office:value="1.47705129510254E+018" calcext:value-type="float">
            <text:p>1.47705129510254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129497247E+018" calcext:value-type="float">
            <text:p>1.47705129497247E+018</text:p>
          </table:table-cell>
          <table:table-cell office:value-type="float" office:value="1.47705129510259E+018" calcext:value-type="float">
            <text:p>1.47705129510259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129497282E+018" calcext:value-type="float">
            <text:p>1.47705129497282E+018</text:p>
          </table:table-cell>
          <table:table-cell office:value-type="float" office:value="1.47705129510265E+018" calcext:value-type="float">
            <text:p>1.47705129510265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129497317E+018" calcext:value-type="float">
            <text:p>1.47705129497317E+018</text:p>
          </table:table-cell>
          <table:table-cell office:value-type="float" office:value="1.4770512951027E+018" calcext:value-type="float">
            <text:p>1.4770512951027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129497354E+018" calcext:value-type="float">
            <text:p>1.47705129497354E+018</text:p>
          </table:table-cell>
          <table:table-cell office:value-type="float" office:value="1.47705129510275E+018" calcext:value-type="float">
            <text:p>1.47705129510275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129497389E+018" calcext:value-type="float">
            <text:p>1.47705129497389E+018</text:p>
          </table:table-cell>
          <table:table-cell office:value-type="float" office:value="1.4770512951028E+018" calcext:value-type="float">
            <text:p>1.4770512951028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129497423E+018" calcext:value-type="float">
            <text:p>1.47705129497423E+018</text:p>
          </table:table-cell>
          <table:table-cell office:value-type="float" office:value="1.47705129510286E+018" calcext:value-type="float">
            <text:p>1.47705129510286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129497458E+018" calcext:value-type="float">
            <text:p>1.47705129497458E+018</text:p>
          </table:table-cell>
          <table:table-cell office:value-type="float" office:value="1.47705129510291E+018" calcext:value-type="float">
            <text:p>1.47705129510291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129497493E+018" calcext:value-type="float">
            <text:p>1.47705129497493E+018</text:p>
          </table:table-cell>
          <table:table-cell office:value-type="float" office:value="1.47705129510296E+018" calcext:value-type="float">
            <text:p>1.47705129510296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129497528E+018" calcext:value-type="float">
            <text:p>1.47705129497528E+018</text:p>
          </table:table-cell>
          <table:table-cell office:value-type="float" office:value="1.47705129510301E+018" calcext:value-type="float">
            <text:p>1.47705129510301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129497563E+018" calcext:value-type="float">
            <text:p>1.47705129497563E+018</text:p>
          </table:table-cell>
          <table:table-cell office:value-type="float" office:value="1.47705129510312E+018" calcext:value-type="float">
            <text:p>1.47705129510312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129497618E+018" calcext:value-type="float">
            <text:p>1.47705129497618E+018</text:p>
          </table:table-cell>
          <table:table-cell office:value-type="float" office:value="1.47705129510318E+018" calcext:value-type="float">
            <text:p>1.47705129510318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129497678E+018" calcext:value-type="float">
            <text:p>1.47705129497678E+018</text:p>
          </table:table-cell>
          <table:table-cell office:value-type="float" office:value="1.47705129510323E+018" calcext:value-type="float">
            <text:p>1.47705129510323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129497725E+018" calcext:value-type="float">
            <text:p>1.47705129497725E+018</text:p>
          </table:table-cell>
          <table:table-cell office:value-type="float" office:value="1.47705129510328E+018" calcext:value-type="float">
            <text:p>1.47705129510328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129497765E+018" calcext:value-type="float">
            <text:p>1.47705129497765E+018</text:p>
          </table:table-cell>
          <table:table-cell office:value-type="float" office:value="1.47705129510333E+018" calcext:value-type="float">
            <text:p>1.47705129510333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1294978E+018" calcext:value-type="float">
            <text:p>1.477051294978E+018</text:p>
          </table:table-cell>
          <table:table-cell office:value-type="float" office:value="1.47705129510339E+018" calcext:value-type="float">
            <text:p>1.47705129510339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129497848E+018" calcext:value-type="float">
            <text:p>1.47705129497848E+018</text:p>
          </table:table-cell>
          <table:table-cell office:value-type="float" office:value="1.47705129510344E+018" calcext:value-type="float">
            <text:p>1.47705129510344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129497889E+018" calcext:value-type="float">
            <text:p>1.47705129497889E+018</text:p>
          </table:table-cell>
          <table:table-cell office:value-type="float" office:value="1.47705129510349E+018" calcext:value-type="float">
            <text:p>1.47705129510349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129497925E+018" calcext:value-type="float">
            <text:p>1.47705129497925E+018</text:p>
          </table:table-cell>
          <table:table-cell office:value-type="float" office:value="1.47705129510354E+018" calcext:value-type="float">
            <text:p>1.47705129510354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12949796E+018" calcext:value-type="float">
            <text:p>1.4770512949796E+018</text:p>
          </table:table-cell>
          <table:table-cell office:value-type="float" office:value="1.4770512951036E+018" calcext:value-type="float">
            <text:p>1.4770512951036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129498007E+018" calcext:value-type="float">
            <text:p>1.47705129498007E+018</text:p>
          </table:table-cell>
          <table:table-cell office:value-type="float" office:value="1.47705129510365E+018" calcext:value-type="float">
            <text:p>1.47705129510365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129498047E+018" calcext:value-type="float">
            <text:p>1.47705129498047E+018</text:p>
          </table:table-cell>
          <table:table-cell office:value-type="float" office:value="1.4770512951037E+018" calcext:value-type="float">
            <text:p>1.4770512951037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129498083E+018" calcext:value-type="float">
            <text:p>1.47705129498083E+018</text:p>
          </table:table-cell>
          <table:table-cell office:value-type="float" office:value="1.47705129510375E+018" calcext:value-type="float">
            <text:p>1.47705129510375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129498118E+018" calcext:value-type="float">
            <text:p>1.47705129498118E+018</text:p>
          </table:table-cell>
          <table:table-cell office:value-type="float" office:value="1.47705129510381E+018" calcext:value-type="float">
            <text:p>1.47705129510381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129498155E+018" calcext:value-type="float">
            <text:p>1.47705129498155E+018</text:p>
          </table:table-cell>
          <table:table-cell office:value-type="float" office:value="1.47705129510386E+018" calcext:value-type="float">
            <text:p>1.47705129510386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129498201E+018" calcext:value-type="float">
            <text:p>1.47705129498201E+018</text:p>
          </table:table-cell>
          <table:table-cell office:value-type="float" office:value="1.47705129510391E+018" calcext:value-type="float">
            <text:p>1.47705129510391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129498242E+018" calcext:value-type="float">
            <text:p>1.47705129498242E+018</text:p>
          </table:table-cell>
          <table:table-cell office:value-type="float" office:value="1.47705129510397E+018" calcext:value-type="float">
            <text:p>1.47705129510397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129498278E+018" calcext:value-type="float">
            <text:p>1.47705129498278E+018</text:p>
          </table:table-cell>
          <table:table-cell office:value-type="float" office:value="1.47705129510402E+018" calcext:value-type="float">
            <text:p>1.47705129510402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129498313E+018" calcext:value-type="float">
            <text:p>1.47705129498313E+018</text:p>
          </table:table-cell>
          <table:table-cell office:value-type="float" office:value="1.47705129510407E+018" calcext:value-type="float">
            <text:p>1.47705129510407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129498348E+018" calcext:value-type="float">
            <text:p>1.47705129498348E+018</text:p>
          </table:table-cell>
          <table:table-cell office:value-type="float" office:value="1.47705129510412E+018" calcext:value-type="float">
            <text:p>1.47705129510412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129498394E+018" calcext:value-type="float">
            <text:p>1.47705129498394E+018</text:p>
          </table:table-cell>
          <table:table-cell office:value-type="float" office:value="1.47705129510418E+018" calcext:value-type="float">
            <text:p>1.47705129510418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129498435E+018" calcext:value-type="float">
            <text:p>1.47705129498435E+018</text:p>
          </table:table-cell>
          <table:table-cell office:value-type="float" office:value="1.47705129510423E+018" calcext:value-type="float">
            <text:p>1.47705129510423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129498472E+018" calcext:value-type="float">
            <text:p>1.47705129498472E+018</text:p>
          </table:table-cell>
          <table:table-cell office:value-type="float" office:value="1.47705129510428E+018" calcext:value-type="float">
            <text:p>1.47705129510428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12949851E+018" calcext:value-type="float">
            <text:p>1.4770512949851E+018</text:p>
          </table:table-cell>
          <table:table-cell office:value-type="float" office:value="1.47705129510433E+018" calcext:value-type="float">
            <text:p>1.47705129510433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129498562E+018" calcext:value-type="float">
            <text:p>1.47705129498562E+018</text:p>
          </table:table-cell>
          <table:table-cell office:value-type="float" office:value="1.47705129510438E+018" calcext:value-type="float">
            <text:p>1.47705129510438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129498705E+018" calcext:value-type="float">
            <text:p>1.47705129498705E+018</text:p>
          </table:table-cell>
          <table:table-cell office:value-type="float" office:value="1.47705129510444E+018" calcext:value-type="float">
            <text:p>1.47705129510444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129498769E+018" calcext:value-type="float">
            <text:p>1.47705129498769E+018</text:p>
          </table:table-cell>
          <table:table-cell office:value-type="float" office:value="1.47705129510449E+018" calcext:value-type="float">
            <text:p>1.47705129510449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129498828E+018" calcext:value-type="float">
            <text:p>1.47705129498828E+018</text:p>
          </table:table-cell>
          <table:table-cell office:value-type="float" office:value="1.47705129510454E+018" calcext:value-type="float">
            <text:p>1.47705129510454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129498866E+018" calcext:value-type="float">
            <text:p>1.47705129498866E+018</text:p>
          </table:table-cell>
          <table:table-cell office:value-type="float" office:value="1.47705129510459E+018" calcext:value-type="float">
            <text:p>1.47705129510459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129498925E+018" calcext:value-type="float">
            <text:p>1.47705129498925E+018</text:p>
          </table:table-cell>
          <table:table-cell office:value-type="float" office:value="1.47705129510612E+018" calcext:value-type="float">
            <text:p>1.47705129510612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129498963E+018" calcext:value-type="float">
            <text:p>1.47705129498963E+018</text:p>
          </table:table-cell>
          <table:table-cell office:value-type="float" office:value="1.47705129510618E+018" calcext:value-type="float">
            <text:p>1.47705129510618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129499E+018" calcext:value-type="float">
            <text:p>1.47705129499E+018</text:p>
          </table:table-cell>
          <table:table-cell office:value-type="float" office:value="1.47705129510623E+018" calcext:value-type="float">
            <text:p>1.47705129510623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129499035E+018" calcext:value-type="float">
            <text:p>1.47705129499035E+018</text:p>
          </table:table-cell>
          <table:table-cell office:value-type="float" office:value="1.47705129510629E+018" calcext:value-type="float">
            <text:p>1.47705129510629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12949907E+018" calcext:value-type="float">
            <text:p>1.4770512949907E+018</text:p>
          </table:table-cell>
          <table:table-cell office:value-type="float" office:value="1.47705129510634E+018" calcext:value-type="float">
            <text:p>1.47705129510634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129499105E+018" calcext:value-type="float">
            <text:p>1.47705129499105E+018</text:p>
          </table:table-cell>
          <table:table-cell office:value-type="float" office:value="1.47705129510639E+018" calcext:value-type="float">
            <text:p>1.47705129510639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129499154E+018" calcext:value-type="float">
            <text:p>1.47705129499154E+018</text:p>
          </table:table-cell>
          <table:table-cell office:value-type="float" office:value="1.47705129510645E+018" calcext:value-type="float">
            <text:p>1.47705129510645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129499194E+018" calcext:value-type="float">
            <text:p>1.47705129499194E+018</text:p>
          </table:table-cell>
          <table:table-cell office:value-type="float" office:value="1.4770512951065E+018" calcext:value-type="float">
            <text:p>1.4770512951065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129499231E+018" calcext:value-type="float">
            <text:p>1.47705129499231E+018</text:p>
          </table:table-cell>
          <table:table-cell office:value-type="float" office:value="1.47705129510659E+018" calcext:value-type="float">
            <text:p>1.47705129510659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129499265E+018" calcext:value-type="float">
            <text:p>1.47705129499265E+018</text:p>
          </table:table-cell>
          <table:table-cell office:value-type="float" office:value="1.47705129510664E+018" calcext:value-type="float">
            <text:p>1.47705129510664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1294993E+018" calcext:value-type="float">
            <text:p>1.477051294993E+018</text:p>
          </table:table-cell>
          <table:table-cell office:value-type="float" office:value="1.4770512951067E+018" calcext:value-type="float">
            <text:p>1.4770512951067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129499335E+018" calcext:value-type="float">
            <text:p>1.47705129499335E+018</text:p>
          </table:table-cell>
          <table:table-cell office:value-type="float" office:value="1.47705129510675E+018" calcext:value-type="float">
            <text:p>1.47705129510675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12949937E+018" calcext:value-type="float">
            <text:p>1.4770512949937E+018</text:p>
          </table:table-cell>
          <table:table-cell office:value-type="float" office:value="1.4770512951068E+018" calcext:value-type="float">
            <text:p>1.4770512951068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129499405E+018" calcext:value-type="float">
            <text:p>1.47705129499405E+018</text:p>
          </table:table-cell>
          <table:table-cell office:value-type="float" office:value="1.47705129510685E+018" calcext:value-type="float">
            <text:p>1.47705129510685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12949944E+018" calcext:value-type="float">
            <text:p>1.4770512949944E+018</text:p>
          </table:table-cell>
          <table:table-cell office:value-type="float" office:value="1.47705129510691E+018" calcext:value-type="float">
            <text:p>1.47705129510691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129499475E+018" calcext:value-type="float">
            <text:p>1.47705129499475E+018</text:p>
          </table:table-cell>
          <table:table-cell office:value-type="float" office:value="1.47705129510696E+018" calcext:value-type="float">
            <text:p>1.47705129510696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12949951E+018" calcext:value-type="float">
            <text:p>1.4770512949951E+018</text:p>
          </table:table-cell>
          <table:table-cell office:value-type="float" office:value="1.47705129510701E+018" calcext:value-type="float">
            <text:p>1.47705129510701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129499556E+018" calcext:value-type="float">
            <text:p>1.47705129499556E+018</text:p>
          </table:table-cell>
          <table:table-cell office:value-type="float" office:value="1.47705129510707E+018" calcext:value-type="float">
            <text:p>1.47705129510707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129499597E+018" calcext:value-type="float">
            <text:p>1.47705129499597E+018</text:p>
          </table:table-cell>
          <table:table-cell office:value-type="float" office:value="1.47705129510712E+018" calcext:value-type="float">
            <text:p>1.47705129510712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129499641E+018" calcext:value-type="float">
            <text:p>1.47705129499641E+018</text:p>
          </table:table-cell>
          <table:table-cell office:value-type="float" office:value="1.47705129510717E+018" calcext:value-type="float">
            <text:p>1.47705129510717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129499689E+018" calcext:value-type="float">
            <text:p>1.47705129499689E+018</text:p>
          </table:table-cell>
          <table:table-cell office:value-type="float" office:value="1.47705129510722E+018" calcext:value-type="float">
            <text:p>1.47705129510722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129499726E+018" calcext:value-type="float">
            <text:p>1.47705129499726E+018</text:p>
          </table:table-cell>
          <table:table-cell office:value-type="float" office:value="1.47705129510728E+018" calcext:value-type="float">
            <text:p>1.47705129510728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129499763E+018" calcext:value-type="float">
            <text:p>1.47705129499763E+018</text:p>
          </table:table-cell>
          <table:table-cell office:value-type="float" office:value="1.47705129510733E+018" calcext:value-type="float">
            <text:p>1.47705129510733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12949981E+018" calcext:value-type="float">
            <text:p>1.4770512949981E+018</text:p>
          </table:table-cell>
          <table:table-cell office:value-type="float" office:value="1.47705129510738E+018" calcext:value-type="float">
            <text:p>1.47705129510738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129499851E+018" calcext:value-type="float">
            <text:p>1.47705129499851E+018</text:p>
          </table:table-cell>
          <table:table-cell office:value-type="float" office:value="1.47705129510743E+018" calcext:value-type="float">
            <text:p>1.47705129510743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129499886E+018" calcext:value-type="float">
            <text:p>1.47705129499886E+018</text:p>
          </table:table-cell>
          <table:table-cell office:value-type="float" office:value="1.47705129510749E+018" calcext:value-type="float">
            <text:p>1.47705129510749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129499922E+018" calcext:value-type="float">
            <text:p>1.47705129499922E+018</text:p>
          </table:table-cell>
          <table:table-cell office:value-type="float" office:value="1.47705129510754E+018" calcext:value-type="float">
            <text:p>1.47705129510754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129499956E+018" calcext:value-type="float">
            <text:p>1.47705129499956E+018</text:p>
          </table:table-cell>
          <table:table-cell office:value-type="float" office:value="1.47705129510759E+018" calcext:value-type="float">
            <text:p>1.47705129510759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129499991E+018" calcext:value-type="float">
            <text:p>1.47705129499991E+018</text:p>
          </table:table-cell>
          <table:table-cell office:value-type="float" office:value="1.47705129510765E+018" calcext:value-type="float">
            <text:p>1.47705129510765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129500026E+018" calcext:value-type="float">
            <text:p>1.47705129500026E+018</text:p>
          </table:table-cell>
          <table:table-cell office:value-type="float" office:value="1.4770512951077E+018" calcext:value-type="float">
            <text:p>1.4770512951077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129500061E+018" calcext:value-type="float">
            <text:p>1.47705129500061E+018</text:p>
          </table:table-cell>
          <table:table-cell office:value-type="float" office:value="1.47705129510775E+018" calcext:value-type="float">
            <text:p>1.47705129510775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129500108E+018" calcext:value-type="float">
            <text:p>1.47705129500108E+018</text:p>
          </table:table-cell>
          <table:table-cell office:value-type="float" office:value="1.4770512951078E+018" calcext:value-type="float">
            <text:p>1.4770512951078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12950015E+018" calcext:value-type="float">
            <text:p>1.4770512950015E+018</text:p>
          </table:table-cell>
          <table:table-cell office:value-type="float" office:value="1.47705129510786E+018" calcext:value-type="float">
            <text:p>1.47705129510786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129500187E+018" calcext:value-type="float">
            <text:p>1.47705129500187E+018</text:p>
          </table:table-cell>
          <table:table-cell office:value-type="float" office:value="1.47705129510791E+018" calcext:value-type="float">
            <text:p>1.47705129510791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129500222E+018" calcext:value-type="float">
            <text:p>1.47705129500222E+018</text:p>
          </table:table-cell>
          <table:table-cell office:value-type="float" office:value="1.47705129510796E+018" calcext:value-type="float">
            <text:p>1.47705129510796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129500257E+018" calcext:value-type="float">
            <text:p>1.47705129500257E+018</text:p>
          </table:table-cell>
          <table:table-cell office:value-type="float" office:value="1.47705129510801E+018" calcext:value-type="float">
            <text:p>1.47705129510801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129500306E+018" calcext:value-type="float">
            <text:p>1.47705129500306E+018</text:p>
          </table:table-cell>
          <table:table-cell office:value-type="float" office:value="1.47705129510807E+018" calcext:value-type="float">
            <text:p>1.47705129510807E+018</text:p>
          </table:table-cell>
        </table:table-row>
      </table:table>
      <table:table table:name="times_100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141715113E+018" calcext:value-type="float">
            <text:p>1.47705141715113E+018</text:p>
          </table:table-cell>
          <table:table-cell office:value-type="float" office:value="1.47705141715391E+018" calcext:value-type="float">
            <text:p>1.47705141715391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141715184E+018" calcext:value-type="float">
            <text:p>1.47705141715184E+018</text:p>
          </table:table-cell>
          <table:table-cell office:value-type="float" office:value="1.47705141715465E+018" calcext:value-type="float">
            <text:p>1.47705141715465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141715233E+018" calcext:value-type="float">
            <text:p>1.47705141715233E+018</text:p>
          </table:table-cell>
          <table:table-cell office:value-type="float" office:value="1.47705141715544E+018" calcext:value-type="float">
            <text:p>1.47705141715544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141715278E+018" calcext:value-type="float">
            <text:p>1.47705141715278E+018</text:p>
          </table:table-cell>
          <table:table-cell office:value-type="float" office:value="1.47705141715563E+018" calcext:value-type="float">
            <text:p>1.47705141715563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141715322E+018" calcext:value-type="float">
            <text:p>1.47705141715322E+018</text:p>
          </table:table-cell>
          <table:table-cell office:value-type="float" office:value="1.47705141715674E+018" calcext:value-type="float">
            <text:p>1.47705141715674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141715367E+018" calcext:value-type="float">
            <text:p>1.47705141715367E+018</text:p>
          </table:table-cell>
          <table:table-cell office:value-type="float" office:value="1.47705141715799E+018" calcext:value-type="float">
            <text:p>1.47705141715799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141715418E+018" calcext:value-type="float">
            <text:p>1.47705141715418E+018</text:p>
          </table:table-cell>
          <table:table-cell office:value-type="float" office:value="1.47705141715979E+018" calcext:value-type="float">
            <text:p>1.47705141715979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141715468E+018" calcext:value-type="float">
            <text:p>1.47705141715468E+018</text:p>
          </table:table-cell>
          <table:table-cell office:value-type="float" office:value="1.47705141716054E+018" calcext:value-type="float">
            <text:p>1.47705141716054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141715518E+018" calcext:value-type="float">
            <text:p>1.47705141715518E+018</text:p>
          </table:table-cell>
          <table:table-cell office:value-type="float" office:value="1.47705141716081E+018" calcext:value-type="float">
            <text:p>1.47705141716081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141715565E+018" calcext:value-type="float">
            <text:p>1.47705141715565E+018</text:p>
          </table:table-cell>
          <table:table-cell office:value-type="float" office:value="1.47705141716087E+018" calcext:value-type="float">
            <text:p>1.47705141716087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141715613E+018" calcext:value-type="float">
            <text:p>1.47705141715613E+018</text:p>
          </table:table-cell>
          <table:table-cell office:value-type="float" office:value="1.47705141716092E+018" calcext:value-type="float">
            <text:p>1.47705141716092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141715663E+018" calcext:value-type="float">
            <text:p>1.47705141715663E+018</text:p>
          </table:table-cell>
          <table:table-cell office:value-type="float" office:value="1.47705141716113E+018" calcext:value-type="float">
            <text:p>1.47705141716113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141715712E+018" calcext:value-type="float">
            <text:p>1.47705141715712E+018</text:p>
          </table:table-cell>
          <table:table-cell office:value-type="float" office:value="1.47705141716118E+018" calcext:value-type="float">
            <text:p>1.47705141716118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141715758E+018" calcext:value-type="float">
            <text:p>1.47705141715758E+018</text:p>
          </table:table-cell>
          <table:table-cell office:value-type="float" office:value="1.4770514171618E+018" calcext:value-type="float">
            <text:p>1.4770514171618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141715805E+018" calcext:value-type="float">
            <text:p>1.47705141715805E+018</text:p>
          </table:table-cell>
          <table:table-cell office:value-type="float" office:value="1.47705141716238E+018" calcext:value-type="float">
            <text:p>1.47705141716238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141715852E+018" calcext:value-type="float">
            <text:p>1.47705141715852E+018</text:p>
          </table:table-cell>
          <table:table-cell office:value-type="float" office:value="1.47705141716291E+018" calcext:value-type="float">
            <text:p>1.47705141716291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141715896E+018" calcext:value-type="float">
            <text:p>1.47705141715896E+018</text:p>
          </table:table-cell>
          <table:table-cell office:value-type="float" office:value="1.47705141716316E+018" calcext:value-type="float">
            <text:p>1.47705141716316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14171594E+018" calcext:value-type="float">
            <text:p>1.4770514171594E+018</text:p>
          </table:table-cell>
          <table:table-cell office:value-type="float" office:value="1.47705141716447E+018" calcext:value-type="float">
            <text:p>1.47705141716447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141715982E+018" calcext:value-type="float">
            <text:p>1.47705141715982E+018</text:p>
          </table:table-cell>
          <table:table-cell office:value-type="float" office:value="1.4770514171647E+018" calcext:value-type="float">
            <text:p>1.4770514171647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141716025E+018" calcext:value-type="float">
            <text:p>1.47705141716025E+018</text:p>
          </table:table-cell>
          <table:table-cell office:value-type="float" office:value="1.47705141716476E+018" calcext:value-type="float">
            <text:p>1.47705141716476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141716072E+018" calcext:value-type="float">
            <text:p>1.47705141716072E+018</text:p>
          </table:table-cell>
          <table:table-cell office:value-type="float" office:value="1.47705141716572E+018" calcext:value-type="float">
            <text:p>1.47705141716572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141716119E+018" calcext:value-type="float">
            <text:p>1.47705141716119E+018</text:p>
          </table:table-cell>
          <table:table-cell office:value-type="float" office:value="1.47705141716592E+018" calcext:value-type="float">
            <text:p>1.47705141716592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141716163E+018" calcext:value-type="float">
            <text:p>1.47705141716163E+018</text:p>
          </table:table-cell>
          <table:table-cell office:value-type="float" office:value="1.4770514171666E+018" calcext:value-type="float">
            <text:p>1.4770514171666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141716207E+018" calcext:value-type="float">
            <text:p>1.47705141716207E+018</text:p>
          </table:table-cell>
          <table:table-cell office:value-type="float" office:value="1.47705141716726E+018" calcext:value-type="float">
            <text:p>1.47705141716726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141716251E+018" calcext:value-type="float">
            <text:p>1.47705141716251E+018</text:p>
          </table:table-cell>
          <table:table-cell office:value-type="float" office:value="1.47705141716832E+018" calcext:value-type="float">
            <text:p>1.47705141716832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141716295E+018" calcext:value-type="float">
            <text:p>1.47705141716295E+018</text:p>
          </table:table-cell>
          <table:table-cell office:value-type="float" office:value="1.4770514171686E+018" calcext:value-type="float">
            <text:p>1.4770514171686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141716348E+018" calcext:value-type="float">
            <text:p>1.47705141716348E+018</text:p>
          </table:table-cell>
          <table:table-cell office:value-type="float" office:value="1.47705141716866E+018" calcext:value-type="float">
            <text:p>1.47705141716866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141716391E+018" calcext:value-type="float">
            <text:p>1.47705141716391E+018</text:p>
          </table:table-cell>
          <table:table-cell office:value-type="float" office:value="1.47705141716872E+018" calcext:value-type="float">
            <text:p>1.47705141716872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141716432E+018" calcext:value-type="float">
            <text:p>1.47705141716432E+018</text:p>
          </table:table-cell>
          <table:table-cell office:value-type="float" office:value="1.47705141716997E+018" calcext:value-type="float">
            <text:p>1.47705141716997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141716479E+018" calcext:value-type="float">
            <text:p>1.47705141716479E+018</text:p>
          </table:table-cell>
          <table:table-cell office:value-type="float" office:value="1.47705141717025E+018" calcext:value-type="float">
            <text:p>1.47705141717025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141716522E+018" calcext:value-type="float">
            <text:p>1.47705141716522E+018</text:p>
          </table:table-cell>
          <table:table-cell office:value-type="float" office:value="1.47705141717031E+018" calcext:value-type="float">
            <text:p>1.47705141717031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141716575E+018" calcext:value-type="float">
            <text:p>1.47705141716575E+018</text:p>
          </table:table-cell>
          <table:table-cell office:value-type="float" office:value="1.47705141717083E+018" calcext:value-type="float">
            <text:p>1.47705141717083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141716624E+018" calcext:value-type="float">
            <text:p>1.47705141716624E+018</text:p>
          </table:table-cell>
          <table:table-cell office:value-type="float" office:value="1.47705141717112E+018" calcext:value-type="float">
            <text:p>1.47705141717112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141716671E+018" calcext:value-type="float">
            <text:p>1.47705141716671E+018</text:p>
          </table:table-cell>
          <table:table-cell office:value-type="float" office:value="1.47705141717118E+018" calcext:value-type="float">
            <text:p>1.47705141717118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141716716E+018" calcext:value-type="float">
            <text:p>1.47705141716716E+018</text:p>
          </table:table-cell>
          <table:table-cell office:value-type="float" office:value="1.47705141717159E+018" calcext:value-type="float">
            <text:p>1.47705141717159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141716765E+018" calcext:value-type="float">
            <text:p>1.47705141716765E+018</text:p>
          </table:table-cell>
          <table:table-cell office:value-type="float" office:value="1.47705141717241E+018" calcext:value-type="float">
            <text:p>1.47705141717241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141716808E+018" calcext:value-type="float">
            <text:p>1.47705141716808E+018</text:p>
          </table:table-cell>
          <table:table-cell office:value-type="float" office:value="1.47705141717531E+018" calcext:value-type="float">
            <text:p>1.47705141717531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141716853E+018" calcext:value-type="float">
            <text:p>1.47705141716853E+018</text:p>
          </table:table-cell>
          <table:table-cell office:value-type="float" office:value="1.47705141717564E+018" calcext:value-type="float">
            <text:p>1.47705141717564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141716901E+018" calcext:value-type="float">
            <text:p>1.47705141716901E+018</text:p>
          </table:table-cell>
          <table:table-cell office:value-type="float" office:value="1.47705141717571E+018" calcext:value-type="float">
            <text:p>1.47705141717571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141716943E+018" calcext:value-type="float">
            <text:p>1.47705141716943E+018</text:p>
          </table:table-cell>
          <table:table-cell office:value-type="float" office:value="1.47705141717576E+018" calcext:value-type="float">
            <text:p>1.47705141717576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141716983E+018" calcext:value-type="float">
            <text:p>1.47705141716983E+018</text:p>
          </table:table-cell>
          <table:table-cell office:value-type="float" office:value="1.47705141717618E+018" calcext:value-type="float">
            <text:p>1.47705141717618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141717028E+018" calcext:value-type="float">
            <text:p>1.47705141717028E+018</text:p>
          </table:table-cell>
          <table:table-cell office:value-type="float" office:value="1.47705141717771E+018" calcext:value-type="float">
            <text:p>1.47705141717771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141717073E+018" calcext:value-type="float">
            <text:p>1.47705141717073E+018</text:p>
          </table:table-cell>
          <table:table-cell office:value-type="float" office:value="1.47705141717801E+018" calcext:value-type="float">
            <text:p>1.47705141717801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141717119E+018" calcext:value-type="float">
            <text:p>1.47705141717119E+018</text:p>
          </table:table-cell>
          <table:table-cell office:value-type="float" office:value="1.47705141717808E+018" calcext:value-type="float">
            <text:p>1.47705141717808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141717172E+018" calcext:value-type="float">
            <text:p>1.47705141717172E+018</text:p>
          </table:table-cell>
          <table:table-cell office:value-type="float" office:value="1.47705141717813E+018" calcext:value-type="float">
            <text:p>1.47705141717813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141717219E+018" calcext:value-type="float">
            <text:p>1.47705141717219E+018</text:p>
          </table:table-cell>
          <table:table-cell office:value-type="float" office:value="1.4770514171784E+018" calcext:value-type="float">
            <text:p>1.4770514171784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141717264E+018" calcext:value-type="float">
            <text:p>1.47705141717264E+018</text:p>
          </table:table-cell>
          <table:table-cell office:value-type="float" office:value="1.47705141717846E+018" calcext:value-type="float">
            <text:p>1.47705141717846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141717307E+018" calcext:value-type="float">
            <text:p>1.47705141717307E+018</text:p>
          </table:table-cell>
          <table:table-cell office:value-type="float" office:value="1.47705141717851E+018" calcext:value-type="float">
            <text:p>1.47705141717851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141717347E+018" calcext:value-type="float">
            <text:p>1.47705141717347E+018</text:p>
          </table:table-cell>
          <table:table-cell office:value-type="float" office:value="1.47705141717881E+018" calcext:value-type="float">
            <text:p>1.47705141717881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14171739E+018" calcext:value-type="float">
            <text:p>1.4770514171739E+018</text:p>
          </table:table-cell>
          <table:table-cell office:value-type="float" office:value="1.47705141717887E+018" calcext:value-type="float">
            <text:p>1.47705141717887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141717488E+018" calcext:value-type="float">
            <text:p>1.47705141717488E+018</text:p>
          </table:table-cell>
          <table:table-cell office:value-type="float" office:value="1.47705141717906E+018" calcext:value-type="float">
            <text:p>1.47705141717906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141717567E+018" calcext:value-type="float">
            <text:p>1.47705141717567E+018</text:p>
          </table:table-cell>
          <table:table-cell office:value-type="float" office:value="1.47705141717985E+018" calcext:value-type="float">
            <text:p>1.47705141717985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141717628E+018" calcext:value-type="float">
            <text:p>1.47705141717628E+018</text:p>
          </table:table-cell>
          <table:table-cell office:value-type="float" office:value="1.47705141718099E+018" calcext:value-type="float">
            <text:p>1.47705141718099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141717679E+018" calcext:value-type="float">
            <text:p>1.47705141717679E+018</text:p>
          </table:table-cell>
          <table:table-cell office:value-type="float" office:value="1.47705141718161E+018" calcext:value-type="float">
            <text:p>1.47705141718161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141717721E+018" calcext:value-type="float">
            <text:p>1.47705141717721E+018</text:p>
          </table:table-cell>
          <table:table-cell office:value-type="float" office:value="1.47705141718217E+018" calcext:value-type="float">
            <text:p>1.47705141718217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141717764E+018" calcext:value-type="float">
            <text:p>1.47705141717764E+018</text:p>
          </table:table-cell>
          <table:table-cell office:value-type="float" office:value="1.47705141718276E+018" calcext:value-type="float">
            <text:p>1.47705141718276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141717812E+018" calcext:value-type="float">
            <text:p>1.47705141717812E+018</text:p>
          </table:table-cell>
          <table:table-cell office:value-type="float" office:value="1.47705141718304E+018" calcext:value-type="float">
            <text:p>1.47705141718304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141717859E+018" calcext:value-type="float">
            <text:p>1.47705141717859E+018</text:p>
          </table:table-cell>
          <table:table-cell office:value-type="float" office:value="1.4770514171831E+018" calcext:value-type="float">
            <text:p>1.4770514171831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141717905E+018" calcext:value-type="float">
            <text:p>1.47705141717905E+018</text:p>
          </table:table-cell>
          <table:table-cell office:value-type="float" office:value="1.47705141718328E+018" calcext:value-type="float">
            <text:p>1.47705141718328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141717955E+018" calcext:value-type="float">
            <text:p>1.47705141717955E+018</text:p>
          </table:table-cell>
          <table:table-cell office:value-type="float" office:value="1.47705141718389E+018" calcext:value-type="float">
            <text:p>1.47705141718389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141718E+018" calcext:value-type="float">
            <text:p>1.47705141718E+018</text:p>
          </table:table-cell>
          <table:table-cell office:value-type="float" office:value="1.477051417185E+018" calcext:value-type="float">
            <text:p>1.477051417185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141718043E+018" calcext:value-type="float">
            <text:p>1.47705141718043E+018</text:p>
          </table:table-cell>
          <table:table-cell office:value-type="float" office:value="1.47705141718556E+018" calcext:value-type="float">
            <text:p>1.47705141718556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141718087E+018" calcext:value-type="float">
            <text:p>1.47705141718087E+018</text:p>
          </table:table-cell>
          <table:table-cell office:value-type="float" office:value="1.47705141718663E+018" calcext:value-type="float">
            <text:p>1.47705141718663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141718131E+018" calcext:value-type="float">
            <text:p>1.47705141718131E+018</text:p>
          </table:table-cell>
          <table:table-cell office:value-type="float" office:value="1.47705141718688E+018" calcext:value-type="float">
            <text:p>1.47705141718688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141718174E+018" calcext:value-type="float">
            <text:p>1.47705141718174E+018</text:p>
          </table:table-cell>
          <table:table-cell office:value-type="float" office:value="1.47705141718694E+018" calcext:value-type="float">
            <text:p>1.47705141718694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141718218E+018" calcext:value-type="float">
            <text:p>1.47705141718218E+018</text:p>
          </table:table-cell>
          <table:table-cell office:value-type="float" office:value="1.47705141718716E+018" calcext:value-type="float">
            <text:p>1.47705141718716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141718262E+018" calcext:value-type="float">
            <text:p>1.47705141718262E+018</text:p>
          </table:table-cell>
          <table:table-cell office:value-type="float" office:value="1.47705141718722E+018" calcext:value-type="float">
            <text:p>1.47705141718722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141718309E+018" calcext:value-type="float">
            <text:p>1.47705141718309E+018</text:p>
          </table:table-cell>
          <table:table-cell office:value-type="float" office:value="1.47705141718774E+018" calcext:value-type="float">
            <text:p>1.47705141718774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141718359E+018" calcext:value-type="float">
            <text:p>1.47705141718359E+018</text:p>
          </table:table-cell>
          <table:table-cell office:value-type="float" office:value="1.47705141718914E+018" calcext:value-type="float">
            <text:p>1.47705141718914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141718405E+018" calcext:value-type="float">
            <text:p>1.47705141718405E+018</text:p>
          </table:table-cell>
          <table:table-cell office:value-type="float" office:value="1.47705141719014E+018" calcext:value-type="float">
            <text:p>1.47705141719014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141718448E+018" calcext:value-type="float">
            <text:p>1.47705141718448E+018</text:p>
          </table:table-cell>
          <table:table-cell office:value-type="float" office:value="1.47705141719073E+018" calcext:value-type="float">
            <text:p>1.47705141719073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14171849E+018" calcext:value-type="float">
            <text:p>1.4770514171849E+018</text:p>
          </table:table-cell>
          <table:table-cell office:value-type="float" office:value="1.47705141719106E+018" calcext:value-type="float">
            <text:p>1.47705141719106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141718533E+018" calcext:value-type="float">
            <text:p>1.47705141718533E+018</text:p>
          </table:table-cell>
          <table:table-cell office:value-type="float" office:value="1.47705141719131E+018" calcext:value-type="float">
            <text:p>1.47705141719131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141718577E+018" calcext:value-type="float">
            <text:p>1.47705141718577E+018</text:p>
          </table:table-cell>
          <table:table-cell office:value-type="float" office:value="1.477051417192E+018" calcext:value-type="float">
            <text:p>1.477051417192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141718621E+018" calcext:value-type="float">
            <text:p>1.47705141718621E+018</text:p>
          </table:table-cell>
          <table:table-cell office:value-type="float" office:value="1.47705141719229E+018" calcext:value-type="float">
            <text:p>1.47705141719229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141718669E+018" calcext:value-type="float">
            <text:p>1.47705141718669E+018</text:p>
          </table:table-cell>
          <table:table-cell office:value-type="float" office:value="1.47705141719236E+018" calcext:value-type="float">
            <text:p>1.47705141719236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141718722E+018" calcext:value-type="float">
            <text:p>1.47705141718722E+018</text:p>
          </table:table-cell>
          <table:table-cell office:value-type="float" office:value="1.47705141719241E+018" calcext:value-type="float">
            <text:p>1.47705141719241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141718769E+018" calcext:value-type="float">
            <text:p>1.47705141718769E+018</text:p>
          </table:table-cell>
          <table:table-cell office:value-type="float" office:value="1.47705141719374E+018" calcext:value-type="float">
            <text:p>1.47705141719374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141718814E+018" calcext:value-type="float">
            <text:p>1.47705141718814E+018</text:p>
          </table:table-cell>
          <table:table-cell office:value-type="float" office:value="1.47705141719431E+018" calcext:value-type="float">
            <text:p>1.47705141719431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141718856E+018" calcext:value-type="float">
            <text:p>1.47705141718856E+018</text:p>
          </table:table-cell>
          <table:table-cell office:value-type="float" office:value="1.47705141719457E+018" calcext:value-type="float">
            <text:p>1.47705141719457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141718898E+018" calcext:value-type="float">
            <text:p>1.47705141718898E+018</text:p>
          </table:table-cell>
          <table:table-cell office:value-type="float" office:value="1.47705141719464E+018" calcext:value-type="float">
            <text:p>1.47705141719464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141718942E+018" calcext:value-type="float">
            <text:p>1.47705141718942E+018</text:p>
          </table:table-cell>
          <table:table-cell office:value-type="float" office:value="1.47705141719482E+018" calcext:value-type="float">
            <text:p>1.47705141719482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141718983E+018" calcext:value-type="float">
            <text:p>1.47705141718983E+018</text:p>
          </table:table-cell>
          <table:table-cell office:value-type="float" office:value="1.47705141719504E+018" calcext:value-type="float">
            <text:p>1.47705141719504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141719025E+018" calcext:value-type="float">
            <text:p>1.47705141719025E+018</text:p>
          </table:table-cell>
          <table:table-cell office:value-type="float" office:value="1.47705141719577E+018" calcext:value-type="float">
            <text:p>1.47705141719577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141719069E+018" calcext:value-type="float">
            <text:p>1.47705141719069E+018</text:p>
          </table:table-cell>
          <table:table-cell office:value-type="float" office:value="1.47705141719603E+018" calcext:value-type="float">
            <text:p>1.47705141719603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14171912E+018" calcext:value-type="float">
            <text:p>1.4770514171912E+018</text:p>
          </table:table-cell>
          <table:table-cell office:value-type="float" office:value="1.47705141719677E+018" calcext:value-type="float">
            <text:p>1.47705141719677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141719169E+018" calcext:value-type="float">
            <text:p>1.47705141719169E+018</text:p>
          </table:table-cell>
          <table:table-cell office:value-type="float" office:value="1.47705141719934E+018" calcext:value-type="float">
            <text:p>1.47705141719934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141719216E+018" calcext:value-type="float">
            <text:p>1.47705141719216E+018</text:p>
          </table:table-cell>
          <table:table-cell office:value-type="float" office:value="1.4770514172002E+018" calcext:value-type="float">
            <text:p>1.4770514172002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141719262E+018" calcext:value-type="float">
            <text:p>1.47705141719262E+018</text:p>
          </table:table-cell>
          <table:table-cell office:value-type="float" office:value="1.4770514172004E+018" calcext:value-type="float">
            <text:p>1.4770514172004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141719304E+018" calcext:value-type="float">
            <text:p>1.47705141719304E+018</text:p>
          </table:table-cell>
          <table:table-cell office:value-type="float" office:value="1.47705141720122E+018" calcext:value-type="float">
            <text:p>1.47705141720122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141719345E+018" calcext:value-type="float">
            <text:p>1.47705141719345E+018</text:p>
          </table:table-cell>
          <table:table-cell office:value-type="float" office:value="1.47705141720147E+018" calcext:value-type="float">
            <text:p>1.47705141720147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141719388E+018" calcext:value-type="float">
            <text:p>1.47705141719388E+018</text:p>
          </table:table-cell>
          <table:table-cell office:value-type="float" office:value="1.47705141720153E+018" calcext:value-type="float">
            <text:p>1.47705141720153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141719438E+018" calcext:value-type="float">
            <text:p>1.47705141719438E+018</text:p>
          </table:table-cell>
          <table:table-cell office:value-type="float" office:value="1.4770514172017E+018" calcext:value-type="float">
            <text:p>1.4770514172017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141719486E+018" calcext:value-type="float">
            <text:p>1.47705141719486E+018</text:p>
          </table:table-cell>
          <table:table-cell office:value-type="float" office:value="1.47705141720296E+018" calcext:value-type="float">
            <text:p>1.47705141720296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141719533E+018" calcext:value-type="float">
            <text:p>1.47705141719533E+018</text:p>
          </table:table-cell>
          <table:table-cell office:value-type="float" office:value="1.47705141720415E+018" calcext:value-type="float">
            <text:p>1.47705141720415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141719576E+018" calcext:value-type="float">
            <text:p>1.47705141719576E+018</text:p>
          </table:table-cell>
          <table:table-cell office:value-type="float" office:value="1.47705141720447E+018" calcext:value-type="float">
            <text:p>1.47705141720447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141719626E+018" calcext:value-type="float">
            <text:p>1.47705141719626E+018</text:p>
          </table:table-cell>
          <table:table-cell office:value-type="float" office:value="1.47705141720502E+018" calcext:value-type="float">
            <text:p>1.47705141720502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141719678E+018" calcext:value-type="float">
            <text:p>1.47705141719678E+018</text:p>
          </table:table-cell>
          <table:table-cell office:value-type="float" office:value="1.4770514172057E+018" calcext:value-type="float">
            <text:p>1.4770514172057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141719724E+018" calcext:value-type="float">
            <text:p>1.47705141719724E+018</text:p>
          </table:table-cell>
          <table:table-cell office:value-type="float" office:value="1.47705141720576E+018" calcext:value-type="float">
            <text:p>1.47705141720576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141719766E+018" calcext:value-type="float">
            <text:p>1.47705141719766E+018</text:p>
          </table:table-cell>
          <table:table-cell office:value-type="float" office:value="1.47705141720582E+018" calcext:value-type="float">
            <text:p>1.47705141720582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141719806E+018" calcext:value-type="float">
            <text:p>1.47705141719806E+018</text:p>
          </table:table-cell>
          <table:table-cell office:value-type="float" office:value="1.47705141720587E+018" calcext:value-type="float">
            <text:p>1.47705141720587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141719847E+018" calcext:value-type="float">
            <text:p>1.47705141719847E+018</text:p>
          </table:table-cell>
          <table:table-cell office:value-type="float" office:value="1.47705141720593E+018" calcext:value-type="float">
            <text:p>1.47705141720593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141719887E+018" calcext:value-type="float">
            <text:p>1.47705141719887E+018</text:p>
          </table:table-cell>
          <table:table-cell office:value-type="float" office:value="1.47705141720598E+018" calcext:value-type="float">
            <text:p>1.47705141720598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14171993E+018" calcext:value-type="float">
            <text:p>1.4770514171993E+018</text:p>
          </table:table-cell>
          <table:table-cell office:value-type="float" office:value="1.47705141720603E+018" calcext:value-type="float">
            <text:p>1.47705141720603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141719974E+018" calcext:value-type="float">
            <text:p>1.47705141719974E+018</text:p>
          </table:table-cell>
          <table:table-cell office:value-type="float" office:value="1.47705141720609E+018" calcext:value-type="float">
            <text:p>1.47705141720609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141720016E+018" calcext:value-type="float">
            <text:p>1.47705141720016E+018</text:p>
          </table:table-cell>
          <table:table-cell office:value-type="float" office:value="1.47705141720614E+018" calcext:value-type="float">
            <text:p>1.47705141720614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141720067E+018" calcext:value-type="float">
            <text:p>1.47705141720067E+018</text:p>
          </table:table-cell>
          <table:table-cell office:value-type="float" office:value="1.47705141720634E+018" calcext:value-type="float">
            <text:p>1.47705141720634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141720111E+018" calcext:value-type="float">
            <text:p>1.47705141720111E+018</text:p>
          </table:table-cell>
          <table:table-cell office:value-type="float" office:value="1.47705141720797E+018" calcext:value-type="float">
            <text:p>1.47705141720797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141720158E+018" calcext:value-type="float">
            <text:p>1.47705141720158E+018</text:p>
          </table:table-cell>
          <table:table-cell office:value-type="float" office:value="1.47705141720931E+018" calcext:value-type="float">
            <text:p>1.47705141720931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141720206E+018" calcext:value-type="float">
            <text:p>1.47705141720206E+018</text:p>
          </table:table-cell>
          <table:table-cell office:value-type="float" office:value="1.47705141720965E+018" calcext:value-type="float">
            <text:p>1.47705141720965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141720248E+018" calcext:value-type="float">
            <text:p>1.47705141720248E+018</text:p>
          </table:table-cell>
          <table:table-cell office:value-type="float" office:value="1.47705141720972E+018" calcext:value-type="float">
            <text:p>1.47705141720972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141720289E+018" calcext:value-type="float">
            <text:p>1.47705141720289E+018</text:p>
          </table:table-cell>
          <table:table-cell office:value-type="float" office:value="1.47705141720977E+018" calcext:value-type="float">
            <text:p>1.47705141720977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141720333E+018" calcext:value-type="float">
            <text:p>1.47705141720333E+018</text:p>
          </table:table-cell>
          <table:table-cell office:value-type="float" office:value="1.47705141721046E+018" calcext:value-type="float">
            <text:p>1.47705141721046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141720374E+018" calcext:value-type="float">
            <text:p>1.47705141720374E+018</text:p>
          </table:table-cell>
          <table:table-cell office:value-type="float" office:value="1.4770514172107E+018" calcext:value-type="float">
            <text:p>1.4770514172107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141720415E+018" calcext:value-type="float">
            <text:p>1.47705141720415E+018</text:p>
          </table:table-cell>
          <table:table-cell office:value-type="float" office:value="1.47705141721076E+018" calcext:value-type="float">
            <text:p>1.47705141721076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141720464E+018" calcext:value-type="float">
            <text:p>1.47705141720464E+018</text:p>
          </table:table-cell>
          <table:table-cell office:value-type="float" office:value="1.47705141721094E+018" calcext:value-type="float">
            <text:p>1.47705141721094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141720514E+018" calcext:value-type="float">
            <text:p>1.47705141720514E+018</text:p>
          </table:table-cell>
          <table:table-cell office:value-type="float" office:value="1.47705141721286E+018" calcext:value-type="float">
            <text:p>1.47705141721286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141720563E+018" calcext:value-type="float">
            <text:p>1.47705141720563E+018</text:p>
          </table:table-cell>
          <table:table-cell office:value-type="float" office:value="1.47705141721325E+018" calcext:value-type="float">
            <text:p>1.47705141721325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141720608E+018" calcext:value-type="float">
            <text:p>1.47705141720608E+018</text:p>
          </table:table-cell>
          <table:table-cell office:value-type="float" office:value="1.47705141721332E+018" calcext:value-type="float">
            <text:p>1.47705141721332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141720657E+018" calcext:value-type="float">
            <text:p>1.47705141720657E+018</text:p>
          </table:table-cell>
          <table:table-cell office:value-type="float" office:value="1.47705141721337E+018" calcext:value-type="float">
            <text:p>1.47705141721337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141720701E+018" calcext:value-type="float">
            <text:p>1.47705141720701E+018</text:p>
          </table:table-cell>
          <table:table-cell office:value-type="float" office:value="1.47705141721342E+018" calcext:value-type="float">
            <text:p>1.47705141721342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141720744E+018" calcext:value-type="float">
            <text:p>1.47705141720744E+018</text:p>
          </table:table-cell>
          <table:table-cell office:value-type="float" office:value="1.47705141721348E+018" calcext:value-type="float">
            <text:p>1.47705141721348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141720785E+018" calcext:value-type="float">
            <text:p>1.47705141720785E+018</text:p>
          </table:table-cell>
          <table:table-cell office:value-type="float" office:value="1.47705141721353E+018" calcext:value-type="float">
            <text:p>1.47705141721353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141720829E+018" calcext:value-type="float">
            <text:p>1.47705141720829E+018</text:p>
          </table:table-cell>
          <table:table-cell office:value-type="float" office:value="1.47705141721381E+018" calcext:value-type="float">
            <text:p>1.47705141721381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14172087E+018" calcext:value-type="float">
            <text:p>1.4770514172087E+018</text:p>
          </table:table-cell>
          <table:table-cell office:value-type="float" office:value="1.47705141721387E+018" calcext:value-type="float">
            <text:p>1.47705141721387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141720911E+018" calcext:value-type="float">
            <text:p>1.47705141720911E+018</text:p>
          </table:table-cell>
          <table:table-cell office:value-type="float" office:value="1.47705141721392E+018" calcext:value-type="float">
            <text:p>1.47705141721392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141720958E+018" calcext:value-type="float">
            <text:p>1.47705141720958E+018</text:p>
          </table:table-cell>
          <table:table-cell office:value-type="float" office:value="1.47705141721415E+018" calcext:value-type="float">
            <text:p>1.47705141721415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141721005E+018" calcext:value-type="float">
            <text:p>1.47705141721005E+018</text:p>
          </table:table-cell>
          <table:table-cell office:value-type="float" office:value="1.47705141721421E+018" calcext:value-type="float">
            <text:p>1.47705141721421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141721048E+018" calcext:value-type="float">
            <text:p>1.47705141721048E+018</text:p>
          </table:table-cell>
          <table:table-cell office:value-type="float" office:value="1.47705141721472E+018" calcext:value-type="float">
            <text:p>1.47705141721472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141721097E+018" calcext:value-type="float">
            <text:p>1.47705141721097E+018</text:p>
          </table:table-cell>
          <table:table-cell office:value-type="float" office:value="1.477051417215E+018" calcext:value-type="float">
            <text:p>1.477051417215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141721141E+018" calcext:value-type="float">
            <text:p>1.47705141721141E+018</text:p>
          </table:table-cell>
          <table:table-cell office:value-type="float" office:value="1.47705141721506E+018" calcext:value-type="float">
            <text:p>1.47705141721506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141721183E+018" calcext:value-type="float">
            <text:p>1.47705141721183E+018</text:p>
          </table:table-cell>
          <table:table-cell office:value-type="float" office:value="1.47705141721511E+018" calcext:value-type="float">
            <text:p>1.47705141721511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141721223E+018" calcext:value-type="float">
            <text:p>1.47705141721223E+018</text:p>
          </table:table-cell>
          <table:table-cell office:value-type="float" office:value="1.47705141721529E+018" calcext:value-type="float">
            <text:p>1.47705141721529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141721263E+018" calcext:value-type="float">
            <text:p>1.47705141721263E+018</text:p>
          </table:table-cell>
          <table:table-cell office:value-type="float" office:value="1.47705141721551E+018" calcext:value-type="float">
            <text:p>1.47705141721551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141721309E+018" calcext:value-type="float">
            <text:p>1.47705141721309E+018</text:p>
          </table:table-cell>
          <table:table-cell office:value-type="float" office:value="1.47705141721557E+018" calcext:value-type="float">
            <text:p>1.47705141721557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141721356E+018" calcext:value-type="float">
            <text:p>1.47705141721356E+018</text:p>
          </table:table-cell>
          <table:table-cell office:value-type="float" office:value="1.47705141721615E+018" calcext:value-type="float">
            <text:p>1.47705141721615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141721403E+018" calcext:value-type="float">
            <text:p>1.47705141721403E+018</text:p>
          </table:table-cell>
          <table:table-cell office:value-type="float" office:value="1.47705141721636E+018" calcext:value-type="float">
            <text:p>1.47705141721636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141721448E+018" calcext:value-type="float">
            <text:p>1.47705141721448E+018</text:p>
          </table:table-cell>
          <table:table-cell office:value-type="float" office:value="1.47705141721665E+018" calcext:value-type="float">
            <text:p>1.47705141721665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141721494E+018" calcext:value-type="float">
            <text:p>1.47705141721494E+018</text:p>
          </table:table-cell>
          <table:table-cell office:value-type="float" office:value="1.47705141721671E+018" calcext:value-type="float">
            <text:p>1.47705141721671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141721542E+018" calcext:value-type="float">
            <text:p>1.47705141721542E+018</text:p>
          </table:table-cell>
          <table:table-cell office:value-type="float" office:value="1.47705141721695E+018" calcext:value-type="float">
            <text:p>1.47705141721695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141721589E+018" calcext:value-type="float">
            <text:p>1.47705141721589E+018</text:p>
          </table:table-cell>
          <table:table-cell office:value-type="float" office:value="1.47705141721721E+018" calcext:value-type="float">
            <text:p>1.47705141721721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141721636E+018" calcext:value-type="float">
            <text:p>1.47705141721636E+018</text:p>
          </table:table-cell>
          <table:table-cell office:value-type="float" office:value="1.47705141721766E+018" calcext:value-type="float">
            <text:p>1.47705141721766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141721691E+018" calcext:value-type="float">
            <text:p>1.47705141721691E+018</text:p>
          </table:table-cell>
          <table:table-cell office:value-type="float" office:value="1.47705141721796E+018" calcext:value-type="float">
            <text:p>1.47705141721796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141721741E+018" calcext:value-type="float">
            <text:p>1.47705141721741E+018</text:p>
          </table:table-cell>
          <table:table-cell office:value-type="float" office:value="1.47705141721833E+018" calcext:value-type="float">
            <text:p>1.47705141721833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141721792E+018" calcext:value-type="float">
            <text:p>1.47705141721792E+018</text:p>
          </table:table-cell>
          <table:table-cell office:value-type="float" office:value="1.47705141721871E+018" calcext:value-type="float">
            <text:p>1.47705141721871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141721842E+018" calcext:value-type="float">
            <text:p>1.47705141721842E+018</text:p>
          </table:table-cell>
          <table:table-cell office:value-type="float" office:value="1.47705141721917E+018" calcext:value-type="float">
            <text:p>1.47705141721917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141721892E+018" calcext:value-type="float">
            <text:p>1.47705141721892E+018</text:p>
          </table:table-cell>
          <table:table-cell office:value-type="float" office:value="1.47705141721967E+018" calcext:value-type="float">
            <text:p>1.47705141721967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141721942E+018" calcext:value-type="float">
            <text:p>1.47705141721942E+018</text:p>
          </table:table-cell>
          <table:table-cell office:value-type="float" office:value="1.47705141722021E+018" calcext:value-type="float">
            <text:p>1.47705141722021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141721991E+018" calcext:value-type="float">
            <text:p>1.47705141721991E+018</text:p>
          </table:table-cell>
          <table:table-cell office:value-type="float" office:value="1.47705141722072E+018" calcext:value-type="float">
            <text:p>1.47705141722072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141722039E+018" calcext:value-type="float">
            <text:p>1.47705141722039E+018</text:p>
          </table:table-cell>
          <table:table-cell office:value-type="float" office:value="1.47705141722122E+018" calcext:value-type="float">
            <text:p>1.47705141722122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141722087E+018" calcext:value-type="float">
            <text:p>1.47705141722087E+018</text:p>
          </table:table-cell>
          <table:table-cell office:value-type="float" office:value="1.4770514172217E+018" calcext:value-type="float">
            <text:p>1.4770514172217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141722136E+018" calcext:value-type="float">
            <text:p>1.47705141722136E+018</text:p>
          </table:table-cell>
          <table:table-cell office:value-type="float" office:value="1.47705141722218E+018" calcext:value-type="float">
            <text:p>1.47705141722218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141722185E+018" calcext:value-type="float">
            <text:p>1.47705141722185E+018</text:p>
          </table:table-cell>
          <table:table-cell office:value-type="float" office:value="1.47705141722264E+018" calcext:value-type="float">
            <text:p>1.47705141722264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141722235E+018" calcext:value-type="float">
            <text:p>1.47705141722235E+018</text:p>
          </table:table-cell>
          <table:table-cell office:value-type="float" office:value="1.47705141722314E+018" calcext:value-type="float">
            <text:p>1.47705141722314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141722284E+018" calcext:value-type="float">
            <text:p>1.47705141722284E+018</text:p>
          </table:table-cell>
          <table:table-cell office:value-type="float" office:value="1.47705141722363E+018" calcext:value-type="float">
            <text:p>1.47705141722363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141722333E+018" calcext:value-type="float">
            <text:p>1.47705141722333E+018</text:p>
          </table:table-cell>
          <table:table-cell office:value-type="float" office:value="1.47705141722414E+018" calcext:value-type="float">
            <text:p>1.47705141722414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141722383E+018" calcext:value-type="float">
            <text:p>1.47705141722383E+018</text:p>
          </table:table-cell>
          <table:table-cell office:value-type="float" office:value="1.47705141722462E+018" calcext:value-type="float">
            <text:p>1.47705141722462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141722431E+018" calcext:value-type="float">
            <text:p>1.47705141722431E+018</text:p>
          </table:table-cell>
          <table:table-cell office:value-type="float" office:value="1.47705141722509E+018" calcext:value-type="float">
            <text:p>1.47705141722509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141722481E+018" calcext:value-type="float">
            <text:p>1.47705141722481E+018</text:p>
          </table:table-cell>
          <table:table-cell office:value-type="float" office:value="1.47705141722561E+018" calcext:value-type="float">
            <text:p>1.47705141722561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14172253E+018" calcext:value-type="float">
            <text:p>1.4770514172253E+018</text:p>
          </table:table-cell>
          <table:table-cell office:value-type="float" office:value="1.4770514172261E+018" calcext:value-type="float">
            <text:p>1.4770514172261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141722578E+018" calcext:value-type="float">
            <text:p>1.47705141722578E+018</text:p>
          </table:table-cell>
          <table:table-cell office:value-type="float" office:value="1.47705141722663E+018" calcext:value-type="float">
            <text:p>1.47705141722663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141722626E+018" calcext:value-type="float">
            <text:p>1.47705141722626E+018</text:p>
          </table:table-cell>
          <table:table-cell office:value-type="float" office:value="1.47705141722709E+018" calcext:value-type="float">
            <text:p>1.47705141722709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141722678E+018" calcext:value-type="float">
            <text:p>1.47705141722678E+018</text:p>
          </table:table-cell>
          <table:table-cell office:value-type="float" office:value="1.47705141722755E+018" calcext:value-type="float">
            <text:p>1.47705141722755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141722728E+018" calcext:value-type="float">
            <text:p>1.47705141722728E+018</text:p>
          </table:table-cell>
          <table:table-cell office:value-type="float" office:value="1.47705141722802E+018" calcext:value-type="float">
            <text:p>1.47705141722802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141722777E+018" calcext:value-type="float">
            <text:p>1.47705141722777E+018</text:p>
          </table:table-cell>
          <table:table-cell office:value-type="float" office:value="1.47705141722858E+018" calcext:value-type="float">
            <text:p>1.47705141722858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141722826E+018" calcext:value-type="float">
            <text:p>1.47705141722826E+018</text:p>
          </table:table-cell>
          <table:table-cell office:value-type="float" office:value="1.47705141722905E+018" calcext:value-type="float">
            <text:p>1.47705141722905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141722872E+018" calcext:value-type="float">
            <text:p>1.47705141722872E+018</text:p>
          </table:table-cell>
          <table:table-cell office:value-type="float" office:value="1.47705141722954E+018" calcext:value-type="float">
            <text:p>1.47705141722954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14172292E+018" calcext:value-type="float">
            <text:p>1.4770514172292E+018</text:p>
          </table:table-cell>
          <table:table-cell office:value-type="float" office:value="1.47705141723004E+018" calcext:value-type="float">
            <text:p>1.47705141723004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14172297E+018" calcext:value-type="float">
            <text:p>1.4770514172297E+018</text:p>
          </table:table-cell>
          <table:table-cell office:value-type="float" office:value="1.47705141723051E+018" calcext:value-type="float">
            <text:p>1.47705141723051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14172302E+018" calcext:value-type="float">
            <text:p>1.4770514172302E+018</text:p>
          </table:table-cell>
          <table:table-cell office:value-type="float" office:value="1.47705141723109E+018" calcext:value-type="float">
            <text:p>1.47705141723109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14172307E+018" calcext:value-type="float">
            <text:p>1.4770514172307E+018</text:p>
          </table:table-cell>
          <table:table-cell office:value-type="float" office:value="1.4770514172315E+018" calcext:value-type="float">
            <text:p>1.4770514172315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141723119E+018" calcext:value-type="float">
            <text:p>1.47705141723119E+018</text:p>
          </table:table-cell>
          <table:table-cell office:value-type="float" office:value="1.47705141723201E+018" calcext:value-type="float">
            <text:p>1.47705141723201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141723169E+018" calcext:value-type="float">
            <text:p>1.47705141723169E+018</text:p>
          </table:table-cell>
          <table:table-cell office:value-type="float" office:value="1.47705141723251E+018" calcext:value-type="float">
            <text:p>1.47705141723251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141723219E+018" calcext:value-type="float">
            <text:p>1.47705141723219E+018</text:p>
          </table:table-cell>
          <table:table-cell office:value-type="float" office:value="1.47705141723301E+018" calcext:value-type="float">
            <text:p>1.47705141723301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14172327E+018" calcext:value-type="float">
            <text:p>1.4770514172327E+018</text:p>
          </table:table-cell>
          <table:table-cell office:value-type="float" office:value="1.47705141723345E+018" calcext:value-type="float">
            <text:p>1.47705141723345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141723318E+018" calcext:value-type="float">
            <text:p>1.47705141723318E+018</text:p>
          </table:table-cell>
          <table:table-cell office:value-type="float" office:value="1.47705141723393E+018" calcext:value-type="float">
            <text:p>1.47705141723393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141723367E+018" calcext:value-type="float">
            <text:p>1.47705141723367E+018</text:p>
          </table:table-cell>
          <table:table-cell office:value-type="float" office:value="1.47705141723442E+018" calcext:value-type="float">
            <text:p>1.47705141723442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141723415E+018" calcext:value-type="float">
            <text:p>1.47705141723415E+018</text:p>
          </table:table-cell>
          <table:table-cell office:value-type="float" office:value="1.47705141723495E+018" calcext:value-type="float">
            <text:p>1.47705141723495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141723464E+018" calcext:value-type="float">
            <text:p>1.47705141723464E+018</text:p>
          </table:table-cell>
          <table:table-cell office:value-type="float" office:value="1.47705141723544E+018" calcext:value-type="float">
            <text:p>1.47705141723544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141723512E+018" calcext:value-type="float">
            <text:p>1.47705141723512E+018</text:p>
          </table:table-cell>
          <table:table-cell office:value-type="float" office:value="1.47705141723595E+018" calcext:value-type="float">
            <text:p>1.47705141723595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141723562E+018" calcext:value-type="float">
            <text:p>1.47705141723562E+018</text:p>
          </table:table-cell>
          <table:table-cell office:value-type="float" office:value="1.47705141723643E+018" calcext:value-type="float">
            <text:p>1.47705141723643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14172361E+018" calcext:value-type="float">
            <text:p>1.4770514172361E+018</text:p>
          </table:table-cell>
          <table:table-cell office:value-type="float" office:value="1.47705141723693E+018" calcext:value-type="float">
            <text:p>1.47705141723693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141723663E+018" calcext:value-type="float">
            <text:p>1.47705141723663E+018</text:p>
          </table:table-cell>
          <table:table-cell office:value-type="float" office:value="1.47705141723741E+018" calcext:value-type="float">
            <text:p>1.47705141723741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141723713E+018" calcext:value-type="float">
            <text:p>1.47705141723713E+018</text:p>
          </table:table-cell>
          <table:table-cell office:value-type="float" office:value="1.47705141723794E+018" calcext:value-type="float">
            <text:p>1.47705141723794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141723762E+018" calcext:value-type="float">
            <text:p>1.47705141723762E+018</text:p>
          </table:table-cell>
          <table:table-cell office:value-type="float" office:value="1.47705141723842E+018" calcext:value-type="float">
            <text:p>1.47705141723842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141723812E+018" calcext:value-type="float">
            <text:p>1.47705141723812E+018</text:p>
          </table:table-cell>
          <table:table-cell office:value-type="float" office:value="1.47705141723895E+018" calcext:value-type="float">
            <text:p>1.47705141723895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141723863E+018" calcext:value-type="float">
            <text:p>1.47705141723863E+018</text:p>
          </table:table-cell>
          <table:table-cell office:value-type="float" office:value="1.47705141723944E+018" calcext:value-type="float">
            <text:p>1.47705141723944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141723913E+018" calcext:value-type="float">
            <text:p>1.47705141723913E+018</text:p>
          </table:table-cell>
          <table:table-cell office:value-type="float" office:value="1.47705141723993E+018" calcext:value-type="float">
            <text:p>1.47705141723993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141723961E+018" calcext:value-type="float">
            <text:p>1.47705141723961E+018</text:p>
          </table:table-cell>
          <table:table-cell office:value-type="float" office:value="1.47705141724044E+018" calcext:value-type="float">
            <text:p>1.47705141724044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141724011E+018" calcext:value-type="float">
            <text:p>1.47705141724011E+018</text:p>
          </table:table-cell>
          <table:table-cell office:value-type="float" office:value="1.47705141724097E+018" calcext:value-type="float">
            <text:p>1.47705141724097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141724059E+018" calcext:value-type="float">
            <text:p>1.47705141724059E+018</text:p>
          </table:table-cell>
          <table:table-cell office:value-type="float" office:value="1.47705141724143E+018" calcext:value-type="float">
            <text:p>1.47705141724143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141724111E+018" calcext:value-type="float">
            <text:p>1.47705141724111E+018</text:p>
          </table:table-cell>
          <table:table-cell office:value-type="float" office:value="1.4770514172419E+018" calcext:value-type="float">
            <text:p>1.4770514172419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141724163E+018" calcext:value-type="float">
            <text:p>1.47705141724163E+018</text:p>
          </table:table-cell>
          <table:table-cell office:value-type="float" office:value="1.47705141724238E+018" calcext:value-type="float">
            <text:p>1.47705141724238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141724212E+018" calcext:value-type="float">
            <text:p>1.47705141724212E+018</text:p>
          </table:table-cell>
          <table:table-cell office:value-type="float" office:value="1.47705141724288E+018" calcext:value-type="float">
            <text:p>1.47705141724288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141724261E+018" calcext:value-type="float">
            <text:p>1.47705141724261E+018</text:p>
          </table:table-cell>
          <table:table-cell office:value-type="float" office:value="1.47705141724336E+018" calcext:value-type="float">
            <text:p>1.47705141724336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141724309E+018" calcext:value-type="float">
            <text:p>1.47705141724309E+018</text:p>
          </table:table-cell>
          <table:table-cell office:value-type="float" office:value="1.47705141724384E+018" calcext:value-type="float">
            <text:p>1.47705141724384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141724358E+018" calcext:value-type="float">
            <text:p>1.47705141724358E+018</text:p>
          </table:table-cell>
          <table:table-cell office:value-type="float" office:value="1.47705141724433E+018" calcext:value-type="float">
            <text:p>1.47705141724433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141724407E+018" calcext:value-type="float">
            <text:p>1.47705141724407E+018</text:p>
          </table:table-cell>
          <table:table-cell office:value-type="float" office:value="1.47705141724493E+018" calcext:value-type="float">
            <text:p>1.47705141724493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141724462E+018" calcext:value-type="float">
            <text:p>1.47705141724462E+018</text:p>
          </table:table-cell>
          <table:table-cell office:value-type="float" office:value="1.47705141724542E+018" calcext:value-type="float">
            <text:p>1.47705141724542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141724511E+018" calcext:value-type="float">
            <text:p>1.47705141724511E+018</text:p>
          </table:table-cell>
          <table:table-cell office:value-type="float" office:value="1.47705141724588E+018" calcext:value-type="float">
            <text:p>1.47705141724588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141724559E+018" calcext:value-type="float">
            <text:p>1.47705141724559E+018</text:p>
          </table:table-cell>
          <table:table-cell office:value-type="float" office:value="1.47705141724638E+018" calcext:value-type="float">
            <text:p>1.47705141724638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141724608E+018" calcext:value-type="float">
            <text:p>1.47705141724608E+018</text:p>
          </table:table-cell>
          <table:table-cell office:value-type="float" office:value="1.4770514172469E+018" calcext:value-type="float">
            <text:p>1.4770514172469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141724661E+018" calcext:value-type="float">
            <text:p>1.47705141724661E+018</text:p>
          </table:table-cell>
          <table:table-cell office:value-type="float" office:value="1.47705141724745E+018" calcext:value-type="float">
            <text:p>1.47705141724745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141724713E+018" calcext:value-type="float">
            <text:p>1.47705141724713E+018</text:p>
          </table:table-cell>
          <table:table-cell office:value-type="float" office:value="1.47705141724793E+018" calcext:value-type="float">
            <text:p>1.47705141724793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141724762E+018" calcext:value-type="float">
            <text:p>1.47705141724762E+018</text:p>
          </table:table-cell>
          <table:table-cell office:value-type="float" office:value="1.47705141724844E+018" calcext:value-type="float">
            <text:p>1.47705141724844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141724811E+018" calcext:value-type="float">
            <text:p>1.47705141724811E+018</text:p>
          </table:table-cell>
          <table:table-cell office:value-type="float" office:value="1.47705141724893E+018" calcext:value-type="float">
            <text:p>1.47705141724893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141724861E+018" calcext:value-type="float">
            <text:p>1.47705141724861E+018</text:p>
          </table:table-cell>
          <table:table-cell office:value-type="float" office:value="1.47705141724943E+018" calcext:value-type="float">
            <text:p>1.47705141724943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141724911E+018" calcext:value-type="float">
            <text:p>1.47705141724911E+018</text:p>
          </table:table-cell>
          <table:table-cell office:value-type="float" office:value="1.47705141724993E+018" calcext:value-type="float">
            <text:p>1.47705141724993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14172496E+018" calcext:value-type="float">
            <text:p>1.4770514172496E+018</text:p>
          </table:table-cell>
          <table:table-cell office:value-type="float" office:value="1.47705141725038E+018" calcext:value-type="float">
            <text:p>1.47705141725038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14172501E+018" calcext:value-type="float">
            <text:p>1.4770514172501E+018</text:p>
          </table:table-cell>
          <table:table-cell office:value-type="float" office:value="1.47705141725094E+018" calcext:value-type="float">
            <text:p>1.47705141725094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141725059E+018" calcext:value-type="float">
            <text:p>1.47705141725059E+018</text:p>
          </table:table-cell>
          <table:table-cell office:value-type="float" office:value="1.47705141725138E+018" calcext:value-type="float">
            <text:p>1.47705141725138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141725108E+018" calcext:value-type="float">
            <text:p>1.47705141725108E+018</text:p>
          </table:table-cell>
          <table:table-cell office:value-type="float" office:value="1.47705141725189E+018" calcext:value-type="float">
            <text:p>1.47705141725189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141725157E+018" calcext:value-type="float">
            <text:p>1.47705141725157E+018</text:p>
          </table:table-cell>
          <table:table-cell office:value-type="float" office:value="1.47705141725238E+018" calcext:value-type="float">
            <text:p>1.47705141725238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141725205E+018" calcext:value-type="float">
            <text:p>1.47705141725205E+018</text:p>
          </table:table-cell>
          <table:table-cell office:value-type="float" office:value="1.47705141725289E+018" calcext:value-type="float">
            <text:p>1.47705141725289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141725254E+018" calcext:value-type="float">
            <text:p>1.47705141725254E+018</text:p>
          </table:table-cell>
          <table:table-cell office:value-type="float" office:value="1.47705141725333E+018" calcext:value-type="float">
            <text:p>1.47705141725333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141725303E+018" calcext:value-type="float">
            <text:p>1.47705141725303E+018</text:p>
          </table:table-cell>
          <table:table-cell office:value-type="float" office:value="1.47705141725385E+018" calcext:value-type="float">
            <text:p>1.47705141725385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141725353E+018" calcext:value-type="float">
            <text:p>1.47705141725353E+018</text:p>
          </table:table-cell>
          <table:table-cell office:value-type="float" office:value="1.47705141725434E+018" calcext:value-type="float">
            <text:p>1.47705141725434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1417254E+018" calcext:value-type="float">
            <text:p>1.477051417254E+018</text:p>
          </table:table-cell>
          <table:table-cell office:value-type="float" office:value="1.47705141725482E+018" calcext:value-type="float">
            <text:p>1.47705141725482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141725449E+018" calcext:value-type="float">
            <text:p>1.47705141725449E+018</text:p>
          </table:table-cell>
          <table:table-cell office:value-type="float" office:value="1.47705141725531E+018" calcext:value-type="float">
            <text:p>1.47705141725531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141725499E+018" calcext:value-type="float">
            <text:p>1.47705141725499E+018</text:p>
          </table:table-cell>
          <table:table-cell office:value-type="float" office:value="1.47705141725577E+018" calcext:value-type="float">
            <text:p>1.47705141725577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141725548E+018" calcext:value-type="float">
            <text:p>1.47705141725548E+018</text:p>
          </table:table-cell>
          <table:table-cell office:value-type="float" office:value="1.47705141725627E+018" calcext:value-type="float">
            <text:p>1.47705141725627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141725599E+018" calcext:value-type="float">
            <text:p>1.47705141725599E+018</text:p>
          </table:table-cell>
          <table:table-cell office:value-type="float" office:value="1.47705141725676E+018" calcext:value-type="float">
            <text:p>1.47705141725676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141725647E+018" calcext:value-type="float">
            <text:p>1.47705141725647E+018</text:p>
          </table:table-cell>
          <table:table-cell office:value-type="float" office:value="1.47705141725734E+018" calcext:value-type="float">
            <text:p>1.47705141725734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141725701E+018" calcext:value-type="float">
            <text:p>1.47705141725701E+018</text:p>
          </table:table-cell>
          <table:table-cell office:value-type="float" office:value="1.47705141725782E+018" calcext:value-type="float">
            <text:p>1.47705141725782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141725749E+018" calcext:value-type="float">
            <text:p>1.47705141725749E+018</text:p>
          </table:table-cell>
          <table:table-cell office:value-type="float" office:value="1.47705141725831E+018" calcext:value-type="float">
            <text:p>1.47705141725831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141725798E+018" calcext:value-type="float">
            <text:p>1.47705141725798E+018</text:p>
          </table:table-cell>
          <table:table-cell office:value-type="float" office:value="1.47705141725881E+018" calcext:value-type="float">
            <text:p>1.47705141725881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141725846E+018" calcext:value-type="float">
            <text:p>1.47705141725846E+018</text:p>
          </table:table-cell>
          <table:table-cell office:value-type="float" office:value="1.47705141725929E+018" calcext:value-type="float">
            <text:p>1.47705141725929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141725896E+018" calcext:value-type="float">
            <text:p>1.47705141725896E+018</text:p>
          </table:table-cell>
          <table:table-cell office:value-type="float" office:value="1.47705141725978E+018" calcext:value-type="float">
            <text:p>1.47705141725978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141725945E+018" calcext:value-type="float">
            <text:p>1.47705141725945E+018</text:p>
          </table:table-cell>
          <table:table-cell office:value-type="float" office:value="1.47705141726026E+018" calcext:value-type="float">
            <text:p>1.47705141726026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141725993E+018" calcext:value-type="float">
            <text:p>1.47705141725993E+018</text:p>
          </table:table-cell>
          <table:table-cell office:value-type="float" office:value="1.4770514172608E+018" calcext:value-type="float">
            <text:p>1.4770514172608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141726043E+018" calcext:value-type="float">
            <text:p>1.47705141726043E+018</text:p>
          </table:table-cell>
          <table:table-cell office:value-type="float" office:value="1.47705141726128E+018" calcext:value-type="float">
            <text:p>1.47705141726128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141726093E+018" calcext:value-type="float">
            <text:p>1.47705141726093E+018</text:p>
          </table:table-cell>
          <table:table-cell office:value-type="float" office:value="1.4770514172617E+018" calcext:value-type="float">
            <text:p>1.4770514172617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141726142E+018" calcext:value-type="float">
            <text:p>1.47705141726142E+018</text:p>
          </table:table-cell>
          <table:table-cell office:value-type="float" office:value="1.47705141726224E+018" calcext:value-type="float">
            <text:p>1.47705141726224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141726194E+018" calcext:value-type="float">
            <text:p>1.47705141726194E+018</text:p>
          </table:table-cell>
          <table:table-cell office:value-type="float" office:value="1.47705141726272E+018" calcext:value-type="float">
            <text:p>1.47705141726272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141726243E+018" calcext:value-type="float">
            <text:p>1.47705141726243E+018</text:p>
          </table:table-cell>
          <table:table-cell office:value-type="float" office:value="1.47705141726323E+018" calcext:value-type="float">
            <text:p>1.47705141726323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141726292E+018" calcext:value-type="float">
            <text:p>1.47705141726292E+018</text:p>
          </table:table-cell>
          <table:table-cell office:value-type="float" office:value="1.47705141726372E+018" calcext:value-type="float">
            <text:p>1.47705141726372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14172634E+018" calcext:value-type="float">
            <text:p>1.4770514172634E+018</text:p>
          </table:table-cell>
          <table:table-cell office:value-type="float" office:value="1.47705141726422E+018" calcext:value-type="float">
            <text:p>1.47705141726422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14172639E+018" calcext:value-type="float">
            <text:p>1.4770514172639E+018</text:p>
          </table:table-cell>
          <table:table-cell office:value-type="float" office:value="1.47705141726474E+018" calcext:value-type="float">
            <text:p>1.47705141726474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14172644E+018" calcext:value-type="float">
            <text:p>1.4770514172644E+018</text:p>
          </table:table-cell>
          <table:table-cell office:value-type="float" office:value="1.47705141726518E+018" calcext:value-type="float">
            <text:p>1.47705141726518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141726489E+018" calcext:value-type="float">
            <text:p>1.47705141726489E+018</text:p>
          </table:table-cell>
          <table:table-cell office:value-type="float" office:value="1.47705141726565E+018" calcext:value-type="float">
            <text:p>1.47705141726565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141726538E+018" calcext:value-type="float">
            <text:p>1.47705141726538E+018</text:p>
          </table:table-cell>
          <table:table-cell office:value-type="float" office:value="1.47705141726613E+018" calcext:value-type="float">
            <text:p>1.47705141726613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141726587E+018" calcext:value-type="float">
            <text:p>1.47705141726587E+018</text:p>
          </table:table-cell>
          <table:table-cell office:value-type="float" office:value="1.47705141726666E+018" calcext:value-type="float">
            <text:p>1.47705141726666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141726636E+018" calcext:value-type="float">
            <text:p>1.47705141726636E+018</text:p>
          </table:table-cell>
          <table:table-cell office:value-type="float" office:value="1.47705141726715E+018" calcext:value-type="float">
            <text:p>1.47705141726715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141726689E+018" calcext:value-type="float">
            <text:p>1.47705141726689E+018</text:p>
          </table:table-cell>
          <table:table-cell office:value-type="float" office:value="1.47705141726769E+018" calcext:value-type="float">
            <text:p>1.47705141726769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141726738E+018" calcext:value-type="float">
            <text:p>1.47705141726738E+018</text:p>
          </table:table-cell>
          <table:table-cell office:value-type="float" office:value="1.4770514172682E+018" calcext:value-type="float">
            <text:p>1.4770514172682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141726789E+018" calcext:value-type="float">
            <text:p>1.47705141726789E+018</text:p>
          </table:table-cell>
          <table:table-cell office:value-type="float" office:value="1.4770514172687E+018" calcext:value-type="float">
            <text:p>1.4770514172687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141726837E+018" calcext:value-type="float">
            <text:p>1.47705141726837E+018</text:p>
          </table:table-cell>
          <table:table-cell office:value-type="float" office:value="1.47705141726917E+018" calcext:value-type="float">
            <text:p>1.47705141726917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141726885E+018" calcext:value-type="float">
            <text:p>1.47705141726885E+018</text:p>
          </table:table-cell>
          <table:table-cell office:value-type="float" office:value="1.47705141726964E+018" calcext:value-type="float">
            <text:p>1.47705141726964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141726935E+018" calcext:value-type="float">
            <text:p>1.47705141726935E+018</text:p>
          </table:table-cell>
          <table:table-cell office:value-type="float" office:value="1.4770514172701E+018" calcext:value-type="float">
            <text:p>1.4770514172701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141726985E+018" calcext:value-type="float">
            <text:p>1.47705141726985E+018</text:p>
          </table:table-cell>
          <table:table-cell office:value-type="float" office:value="1.47705141727064E+018" calcext:value-type="float">
            <text:p>1.47705141727064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141727033E+018" calcext:value-type="float">
            <text:p>1.47705141727033E+018</text:p>
          </table:table-cell>
          <table:table-cell office:value-type="float" office:value="1.47705141727115E+018" calcext:value-type="float">
            <text:p>1.47705141727115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141727084E+018" calcext:value-type="float">
            <text:p>1.47705141727084E+018</text:p>
          </table:table-cell>
          <table:table-cell office:value-type="float" office:value="1.47705141727159E+018" calcext:value-type="float">
            <text:p>1.47705141727159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141727132E+018" calcext:value-type="float">
            <text:p>1.47705141727132E+018</text:p>
          </table:table-cell>
          <table:table-cell office:value-type="float" office:value="1.47705141727206E+018" calcext:value-type="float">
            <text:p>1.47705141727206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141727181E+018" calcext:value-type="float">
            <text:p>1.47705141727181E+018</text:p>
          </table:table-cell>
          <table:table-cell office:value-type="float" office:value="1.47705141727256E+018" calcext:value-type="float">
            <text:p>1.47705141727256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141727229E+018" calcext:value-type="float">
            <text:p>1.47705141727229E+018</text:p>
          </table:table-cell>
          <table:table-cell office:value-type="float" office:value="1.47705141727305E+018" calcext:value-type="float">
            <text:p>1.47705141727305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141727278E+018" calcext:value-type="float">
            <text:p>1.47705141727278E+018</text:p>
          </table:table-cell>
          <table:table-cell office:value-type="float" office:value="1.47705141727353E+018" calcext:value-type="float">
            <text:p>1.47705141727353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141727326E+018" calcext:value-type="float">
            <text:p>1.47705141727326E+018</text:p>
          </table:table-cell>
          <table:table-cell office:value-type="float" office:value="1.47705141727406E+018" calcext:value-type="float">
            <text:p>1.47705141727406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141727375E+018" calcext:value-type="float">
            <text:p>1.47705141727375E+018</text:p>
          </table:table-cell>
          <table:table-cell office:value-type="float" office:value="1.47705141727458E+018" calcext:value-type="float">
            <text:p>1.47705141727458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141727426E+018" calcext:value-type="float">
            <text:p>1.47705141727426E+018</text:p>
          </table:table-cell>
          <table:table-cell office:value-type="float" office:value="1.4770514172751E+018" calcext:value-type="float">
            <text:p>1.4770514172751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141727652E+018" calcext:value-type="float">
            <text:p>1.47705141727652E+018</text:p>
          </table:table-cell>
          <table:table-cell office:value-type="float" office:value="1.47705141727752E+018" calcext:value-type="float">
            <text:p>1.47705141727752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141727727E+018" calcext:value-type="float">
            <text:p>1.47705141727727E+018</text:p>
          </table:table-cell>
          <table:table-cell office:value-type="float" office:value="1.47705141727815E+018" calcext:value-type="float">
            <text:p>1.47705141727815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141727797E+018" calcext:value-type="float">
            <text:p>1.47705141727797E+018</text:p>
          </table:table-cell>
          <table:table-cell office:value-type="float" office:value="1.47705141727877E+018" calcext:value-type="float">
            <text:p>1.47705141727877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141727851E+018" calcext:value-type="float">
            <text:p>1.47705141727851E+018</text:p>
          </table:table-cell>
          <table:table-cell office:value-type="float" office:value="1.47705141727926E+018" calcext:value-type="float">
            <text:p>1.47705141727926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141727899E+018" calcext:value-type="float">
            <text:p>1.47705141727899E+018</text:p>
          </table:table-cell>
          <table:table-cell office:value-type="float" office:value="1.47705141727973E+018" calcext:value-type="float">
            <text:p>1.47705141727973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141727947E+018" calcext:value-type="float">
            <text:p>1.47705141727947E+018</text:p>
          </table:table-cell>
          <table:table-cell office:value-type="float" office:value="1.47705141728021E+018" calcext:value-type="float">
            <text:p>1.47705141728021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141727996E+018" calcext:value-type="float">
            <text:p>1.47705141727996E+018</text:p>
          </table:table-cell>
          <table:table-cell office:value-type="float" office:value="1.47705141728069E+018" calcext:value-type="float">
            <text:p>1.47705141728069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141728044E+018" calcext:value-type="float">
            <text:p>1.47705141728044E+018</text:p>
          </table:table-cell>
          <table:table-cell office:value-type="float" office:value="1.47705141728118E+018" calcext:value-type="float">
            <text:p>1.47705141728118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141728093E+018" calcext:value-type="float">
            <text:p>1.47705141728093E+018</text:p>
          </table:table-cell>
          <table:table-cell office:value-type="float" office:value="1.47705141728167E+018" calcext:value-type="float">
            <text:p>1.47705141728167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141728141E+018" calcext:value-type="float">
            <text:p>1.47705141728141E+018</text:p>
          </table:table-cell>
          <table:table-cell office:value-type="float" office:value="1.4770514172822E+018" calcext:value-type="float">
            <text:p>1.4770514172822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14172819E+018" calcext:value-type="float">
            <text:p>1.4770514172819E+018</text:p>
          </table:table-cell>
          <table:table-cell office:value-type="float" office:value="1.4770514172827E+018" calcext:value-type="float">
            <text:p>1.4770514172827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141728239E+018" calcext:value-type="float">
            <text:p>1.47705141728239E+018</text:p>
          </table:table-cell>
          <table:table-cell office:value-type="float" office:value="1.47705141728319E+018" calcext:value-type="float">
            <text:p>1.47705141728319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141728287E+018" calcext:value-type="float">
            <text:p>1.47705141728287E+018</text:p>
          </table:table-cell>
          <table:table-cell office:value-type="float" office:value="1.47705141728369E+018" calcext:value-type="float">
            <text:p>1.47705141728369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141728336E+018" calcext:value-type="float">
            <text:p>1.47705141728336E+018</text:p>
          </table:table-cell>
          <table:table-cell office:value-type="float" office:value="1.47705141728414E+018" calcext:value-type="float">
            <text:p>1.47705141728414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141728384E+018" calcext:value-type="float">
            <text:p>1.47705141728384E+018</text:p>
          </table:table-cell>
          <table:table-cell office:value-type="float" office:value="1.47705141728461E+018" calcext:value-type="float">
            <text:p>1.47705141728461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141728435E+018" calcext:value-type="float">
            <text:p>1.47705141728435E+018</text:p>
          </table:table-cell>
          <table:table-cell office:value-type="float" office:value="1.47705141728511E+018" calcext:value-type="float">
            <text:p>1.47705141728511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141728484E+018" calcext:value-type="float">
            <text:p>1.47705141728484E+018</text:p>
          </table:table-cell>
          <table:table-cell office:value-type="float" office:value="1.47705141728565E+018" calcext:value-type="float">
            <text:p>1.47705141728565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141728533E+018" calcext:value-type="float">
            <text:p>1.47705141728533E+018</text:p>
          </table:table-cell>
          <table:table-cell office:value-type="float" office:value="1.47705141728609E+018" calcext:value-type="float">
            <text:p>1.47705141728609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141728581E+018" calcext:value-type="float">
            <text:p>1.47705141728581E+018</text:p>
          </table:table-cell>
          <table:table-cell office:value-type="float" office:value="1.47705141728661E+018" calcext:value-type="float">
            <text:p>1.47705141728661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14172863E+018" calcext:value-type="float">
            <text:p>1.4770514172863E+018</text:p>
          </table:table-cell>
          <table:table-cell office:value-type="float" office:value="1.47705141728706E+018" calcext:value-type="float">
            <text:p>1.47705141728706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141728684E+018" calcext:value-type="float">
            <text:p>1.47705141728684E+018</text:p>
          </table:table-cell>
          <table:table-cell office:value-type="float" office:value="1.47705141728764E+018" calcext:value-type="float">
            <text:p>1.47705141728764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141728738E+018" calcext:value-type="float">
            <text:p>1.47705141728738E+018</text:p>
          </table:table-cell>
          <table:table-cell office:value-type="float" office:value="1.47705141728814E+018" calcext:value-type="float">
            <text:p>1.47705141728814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141728787E+018" calcext:value-type="float">
            <text:p>1.47705141728787E+018</text:p>
          </table:table-cell>
          <table:table-cell office:value-type="float" office:value="1.47705141728865E+018" calcext:value-type="float">
            <text:p>1.47705141728865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141728835E+018" calcext:value-type="float">
            <text:p>1.47705141728835E+018</text:p>
          </table:table-cell>
          <table:table-cell office:value-type="float" office:value="1.4770514172891E+018" calcext:value-type="float">
            <text:p>1.4770514172891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141728884E+018" calcext:value-type="float">
            <text:p>1.47705141728884E+018</text:p>
          </table:table-cell>
          <table:table-cell office:value-type="float" office:value="1.47705141728965E+018" calcext:value-type="float">
            <text:p>1.47705141728965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141728936E+018" calcext:value-type="float">
            <text:p>1.47705141728936E+018</text:p>
          </table:table-cell>
          <table:table-cell office:value-type="float" office:value="1.47705141729015E+018" calcext:value-type="float">
            <text:p>1.47705141729015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141728984E+018" calcext:value-type="float">
            <text:p>1.47705141728984E+018</text:p>
          </table:table-cell>
          <table:table-cell office:value-type="float" office:value="1.47705141729064E+018" calcext:value-type="float">
            <text:p>1.47705141729064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141729035E+018" calcext:value-type="float">
            <text:p>1.47705141729035E+018</text:p>
          </table:table-cell>
          <table:table-cell office:value-type="float" office:value="1.47705141729114E+018" calcext:value-type="float">
            <text:p>1.47705141729114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141729083E+018" calcext:value-type="float">
            <text:p>1.47705141729083E+018</text:p>
          </table:table-cell>
          <table:table-cell office:value-type="float" office:value="1.47705141729165E+018" calcext:value-type="float">
            <text:p>1.47705141729165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141729132E+018" calcext:value-type="float">
            <text:p>1.47705141729132E+018</text:p>
          </table:table-cell>
          <table:table-cell office:value-type="float" office:value="1.47705141729214E+018" calcext:value-type="float">
            <text:p>1.47705141729214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14172918E+018" calcext:value-type="float">
            <text:p>1.4770514172918E+018</text:p>
          </table:table-cell>
          <table:table-cell office:value-type="float" office:value="1.47705141729256E+018" calcext:value-type="float">
            <text:p>1.47705141729256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141729228E+018" calcext:value-type="float">
            <text:p>1.47705141729228E+018</text:p>
          </table:table-cell>
          <table:table-cell office:value-type="float" office:value="1.47705141729308E+018" calcext:value-type="float">
            <text:p>1.47705141729308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141729277E+018" calcext:value-type="float">
            <text:p>1.47705141729277E+018</text:p>
          </table:table-cell>
          <table:table-cell office:value-type="float" office:value="1.47705141729357E+018" calcext:value-type="float">
            <text:p>1.47705141729357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141729328E+018" calcext:value-type="float">
            <text:p>1.47705141729328E+018</text:p>
          </table:table-cell>
          <table:table-cell office:value-type="float" office:value="1.47705141729407E+018" calcext:value-type="float">
            <text:p>1.47705141729407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141729377E+018" calcext:value-type="float">
            <text:p>1.47705141729377E+018</text:p>
          </table:table-cell>
          <table:table-cell office:value-type="float" office:value="1.47705141729452E+018" calcext:value-type="float">
            <text:p>1.47705141729452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141729426E+018" calcext:value-type="float">
            <text:p>1.47705141729426E+018</text:p>
          </table:table-cell>
          <table:table-cell office:value-type="float" office:value="1.47705141729509E+018" calcext:value-type="float">
            <text:p>1.47705141729509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141729481E+018" calcext:value-type="float">
            <text:p>1.47705141729481E+018</text:p>
          </table:table-cell>
          <table:table-cell office:value-type="float" office:value="1.47705141729673E+018" calcext:value-type="float">
            <text:p>1.47705141729673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141729519E+018" calcext:value-type="float">
            <text:p>1.47705141729519E+018</text:p>
          </table:table-cell>
          <table:table-cell office:value-type="float" office:value="1.47705141729852E+018" calcext:value-type="float">
            <text:p>1.47705141729852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141729556E+018" calcext:value-type="float">
            <text:p>1.47705141729556E+018</text:p>
          </table:table-cell>
          <table:table-cell office:value-type="float" office:value="1.47705141730065E+018" calcext:value-type="float">
            <text:p>1.47705141730065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141729591E+018" calcext:value-type="float">
            <text:p>1.47705141729591E+018</text:p>
          </table:table-cell>
          <table:table-cell office:value-type="float" office:value="1.4770514173011E+018" calcext:value-type="float">
            <text:p>1.4770514173011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14172963E+018" calcext:value-type="float">
            <text:p>1.4770514172963E+018</text:p>
          </table:table-cell>
          <table:table-cell office:value-type="float" office:value="1.47705141730252E+018" calcext:value-type="float">
            <text:p>1.47705141730252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141729669E+018" calcext:value-type="float">
            <text:p>1.47705141729669E+018</text:p>
          </table:table-cell>
          <table:table-cell office:value-type="float" office:value="1.4770514173036E+018" calcext:value-type="float">
            <text:p>1.4770514173036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141729706E+018" calcext:value-type="float">
            <text:p>1.47705141729706E+018</text:p>
          </table:table-cell>
          <table:table-cell office:value-type="float" office:value="1.47705141730502E+018" calcext:value-type="float">
            <text:p>1.47705141730502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141729741E+018" calcext:value-type="float">
            <text:p>1.47705141729741E+018</text:p>
          </table:table-cell>
          <table:table-cell office:value-type="float" office:value="1.47705141730605E+018" calcext:value-type="float">
            <text:p>1.47705141730605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141729776E+018" calcext:value-type="float">
            <text:p>1.47705141729776E+018</text:p>
          </table:table-cell>
          <table:table-cell office:value-type="float" office:value="1.47705141730651E+018" calcext:value-type="float">
            <text:p>1.47705141730651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141729813E+018" calcext:value-type="float">
            <text:p>1.47705141729813E+018</text:p>
          </table:table-cell>
          <table:table-cell office:value-type="float" office:value="1.4770514173072E+018" calcext:value-type="float">
            <text:p>1.4770514173072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141729849E+018" calcext:value-type="float">
            <text:p>1.47705141729849E+018</text:p>
          </table:table-cell>
          <table:table-cell office:value-type="float" office:value="1.47705141730978E+018" calcext:value-type="float">
            <text:p>1.47705141730978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141729885E+018" calcext:value-type="float">
            <text:p>1.47705141729885E+018</text:p>
          </table:table-cell>
          <table:table-cell office:value-type="float" office:value="1.47705141731013E+018" calcext:value-type="float">
            <text:p>1.47705141731013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14172992E+018" calcext:value-type="float">
            <text:p>1.4770514172992E+018</text:p>
          </table:table-cell>
          <table:table-cell office:value-type="float" office:value="1.47705141731134E+018" calcext:value-type="float">
            <text:p>1.47705141731134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141729954E+018" calcext:value-type="float">
            <text:p>1.47705141729954E+018</text:p>
          </table:table-cell>
          <table:table-cell office:value-type="float" office:value="1.47705141731176E+018" calcext:value-type="float">
            <text:p>1.47705141731176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141729989E+018" calcext:value-type="float">
            <text:p>1.47705141729989E+018</text:p>
          </table:table-cell>
          <table:table-cell office:value-type="float" office:value="1.47705141731204E+018" calcext:value-type="float">
            <text:p>1.47705141731204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141730027E+018" calcext:value-type="float">
            <text:p>1.47705141730027E+018</text:p>
          </table:table-cell>
          <table:table-cell office:value-type="float" office:value="1.47705141731425E+018" calcext:value-type="float">
            <text:p>1.47705141731425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141730065E+018" calcext:value-type="float">
            <text:p>1.47705141730065E+018</text:p>
          </table:table-cell>
          <table:table-cell office:value-type="float" office:value="1.47705141731463E+018" calcext:value-type="float">
            <text:p>1.47705141731463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141730102E+018" calcext:value-type="float">
            <text:p>1.47705141730102E+018</text:p>
          </table:table-cell>
          <table:table-cell office:value-type="float" office:value="1.47705141731506E+018" calcext:value-type="float">
            <text:p>1.47705141731506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141730139E+018" calcext:value-type="float">
            <text:p>1.47705141730139E+018</text:p>
          </table:table-cell>
          <table:table-cell office:value-type="float" office:value="1.47705141731768E+018" calcext:value-type="float">
            <text:p>1.47705141731768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141730174E+018" calcext:value-type="float">
            <text:p>1.47705141730174E+018</text:p>
          </table:table-cell>
          <table:table-cell office:value-type="float" office:value="1.47705141731828E+018" calcext:value-type="float">
            <text:p>1.47705141731828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141730213E+018" calcext:value-type="float">
            <text:p>1.47705141730213E+018</text:p>
          </table:table-cell>
          <table:table-cell office:value-type="float" office:value="1.47705141731949E+018" calcext:value-type="float">
            <text:p>1.47705141731949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141730248E+018" calcext:value-type="float">
            <text:p>1.47705141730248E+018</text:p>
          </table:table-cell>
          <table:table-cell office:value-type="float" office:value="1.47705141732064E+018" calcext:value-type="float">
            <text:p>1.47705141732064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141730284E+018" calcext:value-type="float">
            <text:p>1.47705141730284E+018</text:p>
          </table:table-cell>
          <table:table-cell office:value-type="float" office:value="1.4770514173217E+018" calcext:value-type="float">
            <text:p>1.4770514173217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141730322E+018" calcext:value-type="float">
            <text:p>1.47705141730322E+018</text:p>
          </table:table-cell>
          <table:table-cell office:value-type="float" office:value="1.47705141732213E+018" calcext:value-type="float">
            <text:p>1.47705141732213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141730357E+018" calcext:value-type="float">
            <text:p>1.47705141730357E+018</text:p>
          </table:table-cell>
          <table:table-cell office:value-type="float" office:value="1.47705141732251E+018" calcext:value-type="float">
            <text:p>1.47705141732251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141730393E+018" calcext:value-type="float">
            <text:p>1.47705141730393E+018</text:p>
          </table:table-cell>
          <table:table-cell office:value-type="float" office:value="1.47705141732397E+018" calcext:value-type="float">
            <text:p>1.47705141732397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141730428E+018" calcext:value-type="float">
            <text:p>1.47705141730428E+018</text:p>
          </table:table-cell>
          <table:table-cell office:value-type="float" office:value="1.47705141732436E+018" calcext:value-type="float">
            <text:p>1.47705141732436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141730465E+018" calcext:value-type="float">
            <text:p>1.47705141730465E+018</text:p>
          </table:table-cell>
          <table:table-cell office:value-type="float" office:value="1.47705141732508E+018" calcext:value-type="float">
            <text:p>1.47705141732508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141730501E+018" calcext:value-type="float">
            <text:p>1.47705141730501E+018</text:p>
          </table:table-cell>
          <table:table-cell office:value-type="float" office:value="1.4770514173257E+018" calcext:value-type="float">
            <text:p>1.4770514173257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141730537E+018" calcext:value-type="float">
            <text:p>1.47705141730537E+018</text:p>
          </table:table-cell>
          <table:table-cell office:value-type="float" office:value="1.4770514173262E+018" calcext:value-type="float">
            <text:p>1.4770514173262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141730575E+018" calcext:value-type="float">
            <text:p>1.47705141730575E+018</text:p>
          </table:table-cell>
          <table:table-cell office:value-type="float" office:value="1.47705141732643E+018" calcext:value-type="float">
            <text:p>1.47705141732643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141730614E+018" calcext:value-type="float">
            <text:p>1.47705141730614E+018</text:p>
          </table:table-cell>
          <table:table-cell office:value-type="float" office:value="1.47705141732649E+018" calcext:value-type="float">
            <text:p>1.47705141732649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14173065E+018" calcext:value-type="float">
            <text:p>1.4770514173065E+018</text:p>
          </table:table-cell>
          <table:table-cell office:value-type="float" office:value="1.47705141732682E+018" calcext:value-type="float">
            <text:p>1.47705141732682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141730697E+018" calcext:value-type="float">
            <text:p>1.47705141730697E+018</text:p>
          </table:table-cell>
          <table:table-cell office:value-type="float" office:value="1.47705141732715E+018" calcext:value-type="float">
            <text:p>1.47705141732715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141730734E+018" calcext:value-type="float">
            <text:p>1.47705141730734E+018</text:p>
          </table:table-cell>
          <table:table-cell office:value-type="float" office:value="1.47705141732741E+018" calcext:value-type="float">
            <text:p>1.47705141732741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14173077E+018" calcext:value-type="float">
            <text:p>1.4770514173077E+018</text:p>
          </table:table-cell>
          <table:table-cell office:value-type="float" office:value="1.47705141732747E+018" calcext:value-type="float">
            <text:p>1.47705141732747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141730805E+018" calcext:value-type="float">
            <text:p>1.47705141730805E+018</text:p>
          </table:table-cell>
          <table:table-cell office:value-type="float" office:value="1.47705141732753E+018" calcext:value-type="float">
            <text:p>1.47705141732753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14173084E+018" calcext:value-type="float">
            <text:p>1.4770514173084E+018</text:p>
          </table:table-cell>
          <table:table-cell office:value-type="float" office:value="1.47705141732906E+018" calcext:value-type="float">
            <text:p>1.47705141732906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141730875E+018" calcext:value-type="float">
            <text:p>1.47705141730875E+018</text:p>
          </table:table-cell>
          <table:table-cell office:value-type="float" office:value="1.47705141732973E+018" calcext:value-type="float">
            <text:p>1.47705141732973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141730909E+018" calcext:value-type="float">
            <text:p>1.47705141730909E+018</text:p>
          </table:table-cell>
          <table:table-cell office:value-type="float" office:value="1.47705141733093E+018" calcext:value-type="float">
            <text:p>1.47705141733093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14173095E+018" calcext:value-type="float">
            <text:p>1.4770514173095E+018</text:p>
          </table:table-cell>
          <table:table-cell office:value-type="float" office:value="1.47705141733195E+018" calcext:value-type="float">
            <text:p>1.47705141733195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141730986E+018" calcext:value-type="float">
            <text:p>1.47705141730986E+018</text:p>
          </table:table-cell>
          <table:table-cell office:value-type="float" office:value="1.47705141733226E+018" calcext:value-type="float">
            <text:p>1.47705141733226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141731022E+018" calcext:value-type="float">
            <text:p>1.47705141731022E+018</text:p>
          </table:table-cell>
          <table:table-cell office:value-type="float" office:value="1.47705141733306E+018" calcext:value-type="float">
            <text:p>1.47705141733306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141731059E+018" calcext:value-type="float">
            <text:p>1.47705141731059E+018</text:p>
          </table:table-cell>
          <table:table-cell office:value-type="float" office:value="1.47705141733564E+018" calcext:value-type="float">
            <text:p>1.47705141733564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141731097E+018" calcext:value-type="float">
            <text:p>1.47705141731097E+018</text:p>
          </table:table-cell>
          <table:table-cell office:value-type="float" office:value="1.47705141733749E+018" calcext:value-type="float">
            <text:p>1.47705141733749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141731134E+018" calcext:value-type="float">
            <text:p>1.47705141731134E+018</text:p>
          </table:table-cell>
          <table:table-cell office:value-type="float" office:value="1.4770514173389E+018" calcext:value-type="float">
            <text:p>1.4770514173389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141731176E+018" calcext:value-type="float">
            <text:p>1.47705141731176E+018</text:p>
          </table:table-cell>
          <table:table-cell office:value-type="float" office:value="1.47705141733995E+018" calcext:value-type="float">
            <text:p>1.47705141733995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141731213E+018" calcext:value-type="float">
            <text:p>1.47705141731213E+018</text:p>
          </table:table-cell>
          <table:table-cell office:value-type="float" office:value="1.47705141734114E+018" calcext:value-type="float">
            <text:p>1.47705141734114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14173125E+018" calcext:value-type="float">
            <text:p>1.4770514173125E+018</text:p>
          </table:table-cell>
          <table:table-cell office:value-type="float" office:value="1.47705141734223E+018" calcext:value-type="float">
            <text:p>1.47705141734223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141731285E+018" calcext:value-type="float">
            <text:p>1.47705141731285E+018</text:p>
          </table:table-cell>
          <table:table-cell office:value-type="float" office:value="1.47705141734362E+018" calcext:value-type="float">
            <text:p>1.47705141734362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141731319E+018" calcext:value-type="float">
            <text:p>1.47705141731319E+018</text:p>
          </table:table-cell>
          <table:table-cell office:value-type="float" office:value="1.47705141734397E+018" calcext:value-type="float">
            <text:p>1.47705141734397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141731354E+018" calcext:value-type="float">
            <text:p>1.47705141731354E+018</text:p>
          </table:table-cell>
          <table:table-cell office:value-type="float" office:value="1.4770514173452E+018" calcext:value-type="float">
            <text:p>1.4770514173452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141731392E+018" calcext:value-type="float">
            <text:p>1.47705141731392E+018</text:p>
          </table:table-cell>
          <table:table-cell office:value-type="float" office:value="1.47705141734557E+018" calcext:value-type="float">
            <text:p>1.47705141734557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14173143E+018" calcext:value-type="float">
            <text:p>1.4770514173143E+018</text:p>
          </table:table-cell>
          <table:table-cell office:value-type="float" office:value="1.47705141734615E+018" calcext:value-type="float">
            <text:p>1.47705141734615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141731472E+018" calcext:value-type="float">
            <text:p>1.47705141731472E+018</text:p>
          </table:table-cell>
          <table:table-cell office:value-type="float" office:value="1.47705141734705E+018" calcext:value-type="float">
            <text:p>1.47705141734705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141731509E+018" calcext:value-type="float">
            <text:p>1.47705141731509E+018</text:p>
          </table:table-cell>
          <table:table-cell office:value-type="float" office:value="1.4770514173474E+018" calcext:value-type="float">
            <text:p>1.4770514173474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141731546E+018" calcext:value-type="float">
            <text:p>1.47705141731546E+018</text:p>
          </table:table-cell>
          <table:table-cell office:value-type="float" office:value="1.47705141734769E+018" calcext:value-type="float">
            <text:p>1.47705141734769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14173158E+018" calcext:value-type="float">
            <text:p>1.4770514173158E+018</text:p>
          </table:table-cell>
          <table:table-cell office:value-type="float" office:value="1.47705141734797E+018" calcext:value-type="float">
            <text:p>1.47705141734797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141731615E+018" calcext:value-type="float">
            <text:p>1.47705141731615E+018</text:p>
          </table:table-cell>
          <table:table-cell office:value-type="float" office:value="1.47705141734838E+018" calcext:value-type="float">
            <text:p>1.47705141734838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14173165E+018" calcext:value-type="float">
            <text:p>1.4770514173165E+018</text:p>
          </table:table-cell>
          <table:table-cell office:value-type="float" office:value="1.47705141734844E+018" calcext:value-type="float">
            <text:p>1.47705141734844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14173169E+018" calcext:value-type="float">
            <text:p>1.4770514173169E+018</text:p>
          </table:table-cell>
          <table:table-cell office:value-type="float" office:value="1.4770514173485E+018" calcext:value-type="float">
            <text:p>1.4770514173485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141731728E+018" calcext:value-type="float">
            <text:p>1.47705141731728E+018</text:p>
          </table:table-cell>
          <table:table-cell office:value-type="float" office:value="1.47705141734855E+018" calcext:value-type="float">
            <text:p>1.47705141734855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141731764E+018" calcext:value-type="float">
            <text:p>1.47705141731764E+018</text:p>
          </table:table-cell>
          <table:table-cell office:value-type="float" office:value="1.47705141734861E+018" calcext:value-type="float">
            <text:p>1.47705141734861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141731804E+018" calcext:value-type="float">
            <text:p>1.47705141731804E+018</text:p>
          </table:table-cell>
          <table:table-cell office:value-type="float" office:value="1.47705141734866E+018" calcext:value-type="float">
            <text:p>1.47705141734866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141731841E+018" calcext:value-type="float">
            <text:p>1.47705141731841E+018</text:p>
          </table:table-cell>
          <table:table-cell office:value-type="float" office:value="1.47705141734885E+018" calcext:value-type="float">
            <text:p>1.47705141734885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141731876E+018" calcext:value-type="float">
            <text:p>1.47705141731876E+018</text:p>
          </table:table-cell>
          <table:table-cell office:value-type="float" office:value="1.47705141734918E+018" calcext:value-type="float">
            <text:p>1.47705141734918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141731916E+018" calcext:value-type="float">
            <text:p>1.47705141731916E+018</text:p>
          </table:table-cell>
          <table:table-cell office:value-type="float" office:value="1.47705141734941E+018" calcext:value-type="float">
            <text:p>1.47705141734941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141731952E+018" calcext:value-type="float">
            <text:p>1.47705141731952E+018</text:p>
          </table:table-cell>
          <table:table-cell office:value-type="float" office:value="1.47705141734947E+018" calcext:value-type="float">
            <text:p>1.47705141734947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141731988E+018" calcext:value-type="float">
            <text:p>1.47705141731988E+018</text:p>
          </table:table-cell>
          <table:table-cell office:value-type="float" office:value="1.47705141734964E+018" calcext:value-type="float">
            <text:p>1.47705141734964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141732025E+018" calcext:value-type="float">
            <text:p>1.47705141732025E+018</text:p>
          </table:table-cell>
          <table:table-cell office:value-type="float" office:value="1.47705141735057E+018" calcext:value-type="float">
            <text:p>1.47705141735057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14173206E+018" calcext:value-type="float">
            <text:p>1.4770514173206E+018</text:p>
          </table:table-cell>
          <table:table-cell office:value-type="float" office:value="1.47705141735203E+018" calcext:value-type="float">
            <text:p>1.47705141735203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141732096E+018" calcext:value-type="float">
            <text:p>1.47705141732096E+018</text:p>
          </table:table-cell>
          <table:table-cell office:value-type="float" office:value="1.4770514173531E+018" calcext:value-type="float">
            <text:p>1.4770514173531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141732134E+018" calcext:value-type="float">
            <text:p>1.47705141732134E+018</text:p>
          </table:table-cell>
          <table:table-cell office:value-type="float" office:value="1.47705141735365E+018" calcext:value-type="float">
            <text:p>1.47705141735365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141732173E+018" calcext:value-type="float">
            <text:p>1.47705141732173E+018</text:p>
          </table:table-cell>
          <table:table-cell office:value-type="float" office:value="1.47705141735384E+018" calcext:value-type="float">
            <text:p>1.47705141735384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141732213E+018" calcext:value-type="float">
            <text:p>1.47705141732213E+018</text:p>
          </table:table-cell>
          <table:table-cell office:value-type="float" office:value="1.47705141735407E+018" calcext:value-type="float">
            <text:p>1.47705141735407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14173225E+018" calcext:value-type="float">
            <text:p>1.4770514173225E+018</text:p>
          </table:table-cell>
          <table:table-cell office:value-type="float" office:value="1.47705141735432E+018" calcext:value-type="float">
            <text:p>1.47705141735432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141732287E+018" calcext:value-type="float">
            <text:p>1.47705141732287E+018</text:p>
          </table:table-cell>
          <table:table-cell office:value-type="float" office:value="1.47705141735438E+018" calcext:value-type="float">
            <text:p>1.47705141735438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141732322E+018" calcext:value-type="float">
            <text:p>1.47705141732322E+018</text:p>
          </table:table-cell>
          <table:table-cell office:value-type="float" office:value="1.47705141735464E+018" calcext:value-type="float">
            <text:p>1.47705141735464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14173236E+018" calcext:value-type="float">
            <text:p>1.4770514173236E+018</text:p>
          </table:table-cell>
          <table:table-cell office:value-type="float" office:value="1.47705141735621E+018" calcext:value-type="float">
            <text:p>1.47705141735621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141732397E+018" calcext:value-type="float">
            <text:p>1.47705141732397E+018</text:p>
          </table:table-cell>
          <table:table-cell office:value-type="float" office:value="1.47705141735664E+018" calcext:value-type="float">
            <text:p>1.47705141735664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141732435E+018" calcext:value-type="float">
            <text:p>1.47705141732435E+018</text:p>
          </table:table-cell>
          <table:table-cell office:value-type="float" office:value="1.47705141735695E+018" calcext:value-type="float">
            <text:p>1.47705141735695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141732478E+018" calcext:value-type="float">
            <text:p>1.47705141732478E+018</text:p>
          </table:table-cell>
          <table:table-cell office:value-type="float" office:value="1.47705141735923E+018" calcext:value-type="float">
            <text:p>1.47705141735923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141732529E+018" calcext:value-type="float">
            <text:p>1.47705141732529E+018</text:p>
          </table:table-cell>
          <table:table-cell office:value-type="float" office:value="1.47705141736106E+018" calcext:value-type="float">
            <text:p>1.47705141736106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141732566E+018" calcext:value-type="float">
            <text:p>1.47705141732566E+018</text:p>
          </table:table-cell>
          <table:table-cell office:value-type="float" office:value="1.4770514173621E+018" calcext:value-type="float">
            <text:p>1.4770514173621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141732603E+018" calcext:value-type="float">
            <text:p>1.47705141732603E+018</text:p>
          </table:table-cell>
          <table:table-cell office:value-type="float" office:value="1.47705141736386E+018" calcext:value-type="float">
            <text:p>1.47705141736386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141732639E+018" calcext:value-type="float">
            <text:p>1.47705141732639E+018</text:p>
          </table:table-cell>
          <table:table-cell office:value-type="float" office:value="1.47705141736497E+018" calcext:value-type="float">
            <text:p>1.47705141736497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141732681E+018" calcext:value-type="float">
            <text:p>1.47705141732681E+018</text:p>
          </table:table-cell>
          <table:table-cell office:value-type="float" office:value="1.4770514173656E+018" calcext:value-type="float">
            <text:p>1.4770514173656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14173272E+018" calcext:value-type="float">
            <text:p>1.4770514173272E+018</text:p>
          </table:table-cell>
          <table:table-cell office:value-type="float" office:value="1.47705141736609E+018" calcext:value-type="float">
            <text:p>1.47705141736609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141732757E+018" calcext:value-type="float">
            <text:p>1.47705141732757E+018</text:p>
          </table:table-cell>
          <table:table-cell office:value-type="float" office:value="1.47705141736679E+018" calcext:value-type="float">
            <text:p>1.47705141736679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141732793E+018" calcext:value-type="float">
            <text:p>1.47705141732793E+018</text:p>
          </table:table-cell>
          <table:table-cell office:value-type="float" office:value="1.47705141736911E+018" calcext:value-type="float">
            <text:p>1.47705141736911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141732828E+018" calcext:value-type="float">
            <text:p>1.47705141732828E+018</text:p>
          </table:table-cell>
          <table:table-cell office:value-type="float" office:value="1.47705141736948E+018" calcext:value-type="float">
            <text:p>1.47705141736948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141732867E+018" calcext:value-type="float">
            <text:p>1.47705141732867E+018</text:p>
          </table:table-cell>
          <table:table-cell office:value-type="float" office:value="1.4770514173699E+018" calcext:value-type="float">
            <text:p>1.4770514173699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141732902E+018" calcext:value-type="float">
            <text:p>1.47705141732902E+018</text:p>
          </table:table-cell>
          <table:table-cell office:value-type="float" office:value="1.47705141737215E+018" calcext:value-type="float">
            <text:p>1.47705141737215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141732942E+018" calcext:value-type="float">
            <text:p>1.47705141732942E+018</text:p>
          </table:table-cell>
          <table:table-cell office:value-type="float" office:value="1.47705141737269E+018" calcext:value-type="float">
            <text:p>1.47705141737269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141732978E+018" calcext:value-type="float">
            <text:p>1.47705141732978E+018</text:p>
          </table:table-cell>
          <table:table-cell office:value-type="float" office:value="1.47705141737307E+018" calcext:value-type="float">
            <text:p>1.47705141737307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141733014E+018" calcext:value-type="float">
            <text:p>1.47705141733014E+018</text:p>
          </table:table-cell>
          <table:table-cell office:value-type="float" office:value="1.47705141737313E+018" calcext:value-type="float">
            <text:p>1.47705141737313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141733052E+018" calcext:value-type="float">
            <text:p>1.47705141733052E+018</text:p>
          </table:table-cell>
          <table:table-cell office:value-type="float" office:value="1.47705141737319E+018" calcext:value-type="float">
            <text:p>1.47705141737319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141733087E+018" calcext:value-type="float">
            <text:p>1.47705141733087E+018</text:p>
          </table:table-cell>
          <table:table-cell office:value-type="float" office:value="1.47705141737324E+018" calcext:value-type="float">
            <text:p>1.47705141737324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141733123E+018" calcext:value-type="float">
            <text:p>1.47705141733123E+018</text:p>
          </table:table-cell>
          <table:table-cell office:value-type="float" office:value="1.47705141737329E+018" calcext:value-type="float">
            <text:p>1.47705141737329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141733164E+018" calcext:value-type="float">
            <text:p>1.47705141733164E+018</text:p>
          </table:table-cell>
          <table:table-cell office:value-type="float" office:value="1.47705141737335E+018" calcext:value-type="float">
            <text:p>1.47705141737335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141733201E+018" calcext:value-type="float">
            <text:p>1.47705141733201E+018</text:p>
          </table:table-cell>
          <table:table-cell office:value-type="float" office:value="1.47705141737353E+018" calcext:value-type="float">
            <text:p>1.47705141737353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141733238E+018" calcext:value-type="float">
            <text:p>1.47705141733238E+018</text:p>
          </table:table-cell>
          <table:table-cell office:value-type="float" office:value="1.47705141737513E+018" calcext:value-type="float">
            <text:p>1.47705141737513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141733278E+018" calcext:value-type="float">
            <text:p>1.47705141733278E+018</text:p>
          </table:table-cell>
          <table:table-cell office:value-type="float" office:value="1.47705141737543E+018" calcext:value-type="float">
            <text:p>1.47705141737543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141733314E+018" calcext:value-type="float">
            <text:p>1.47705141733314E+018</text:p>
          </table:table-cell>
          <table:table-cell office:value-type="float" office:value="1.47705141737567E+018" calcext:value-type="float">
            <text:p>1.47705141737567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14173335E+018" calcext:value-type="float">
            <text:p>1.4770514173335E+018</text:p>
          </table:table-cell>
          <table:table-cell office:value-type="float" office:value="1.47705141737705E+018" calcext:value-type="float">
            <text:p>1.47705141737705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141733385E+018" calcext:value-type="float">
            <text:p>1.47705141733385E+018</text:p>
          </table:table-cell>
          <table:table-cell office:value-type="float" office:value="1.47705141737741E+018" calcext:value-type="float">
            <text:p>1.47705141737741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141733419E+018" calcext:value-type="float">
            <text:p>1.47705141733419E+018</text:p>
          </table:table-cell>
          <table:table-cell office:value-type="float" office:value="1.47705141738004E+018" calcext:value-type="float">
            <text:p>1.47705141738004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141733454E+018" calcext:value-type="float">
            <text:p>1.47705141733454E+018</text:p>
          </table:table-cell>
          <table:table-cell office:value-type="float" office:value="1.47705141738029E+018" calcext:value-type="float">
            <text:p>1.47705141738029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141733489E+018" calcext:value-type="float">
            <text:p>1.47705141733489E+018</text:p>
          </table:table-cell>
          <table:table-cell office:value-type="float" office:value="1.4770514173817E+018" calcext:value-type="float">
            <text:p>1.4770514173817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141733526E+018" calcext:value-type="float">
            <text:p>1.47705141733526E+018</text:p>
          </table:table-cell>
          <table:table-cell office:value-type="float" office:value="1.47705141738376E+018" calcext:value-type="float">
            <text:p>1.47705141738376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141733562E+018" calcext:value-type="float">
            <text:p>1.47705141733562E+018</text:p>
          </table:table-cell>
          <table:table-cell office:value-type="float" office:value="1.47705141738562E+018" calcext:value-type="float">
            <text:p>1.47705141738562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141733597E+018" calcext:value-type="float">
            <text:p>1.47705141733597E+018</text:p>
          </table:table-cell>
          <table:table-cell office:value-type="float" office:value="1.47705141738651E+018" calcext:value-type="float">
            <text:p>1.47705141738651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141733633E+018" calcext:value-type="float">
            <text:p>1.47705141733633E+018</text:p>
          </table:table-cell>
          <table:table-cell office:value-type="float" office:value="1.47705141738706E+018" calcext:value-type="float">
            <text:p>1.47705141738706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141733673E+018" calcext:value-type="float">
            <text:p>1.47705141733673E+018</text:p>
          </table:table-cell>
          <table:table-cell office:value-type="float" office:value="1.47705141738742E+018" calcext:value-type="float">
            <text:p>1.47705141738742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141733711E+018" calcext:value-type="float">
            <text:p>1.47705141733711E+018</text:p>
          </table:table-cell>
          <table:table-cell office:value-type="float" office:value="1.47705141738777E+018" calcext:value-type="float">
            <text:p>1.47705141738777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141733746E+018" calcext:value-type="float">
            <text:p>1.47705141733746E+018</text:p>
          </table:table-cell>
          <table:table-cell office:value-type="float" office:value="1.47705141738854E+018" calcext:value-type="float">
            <text:p>1.47705141738854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141733782E+018" calcext:value-type="float">
            <text:p>1.47705141733782E+018</text:p>
          </table:table-cell>
          <table:table-cell office:value-type="float" office:value="1.4770514173905E+018" calcext:value-type="float">
            <text:p>1.4770514173905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141733817E+018" calcext:value-type="float">
            <text:p>1.47705141733817E+018</text:p>
          </table:table-cell>
          <table:table-cell office:value-type="float" office:value="1.47705141739075E+018" calcext:value-type="float">
            <text:p>1.47705141739075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141733855E+018" calcext:value-type="float">
            <text:p>1.47705141733855E+018</text:p>
          </table:table-cell>
          <table:table-cell office:value-type="float" office:value="1.47705141739162E+018" calcext:value-type="float">
            <text:p>1.47705141739162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14173389E+018" calcext:value-type="float">
            <text:p>1.4770514173389E+018</text:p>
          </table:table-cell>
          <table:table-cell office:value-type="float" office:value="1.47705141739375E+018" calcext:value-type="float">
            <text:p>1.47705141739375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141733926E+018" calcext:value-type="float">
            <text:p>1.47705141733926E+018</text:p>
          </table:table-cell>
          <table:table-cell office:value-type="float" office:value="1.47705141739558E+018" calcext:value-type="float">
            <text:p>1.47705141739558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141733965E+018" calcext:value-type="float">
            <text:p>1.47705141733965E+018</text:p>
          </table:table-cell>
          <table:table-cell office:value-type="float" office:value="1.47705141739664E+018" calcext:value-type="float">
            <text:p>1.47705141739664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141734E+018" calcext:value-type="float">
            <text:p>1.47705141734E+018</text:p>
          </table:table-cell>
          <table:table-cell office:value-type="float" office:value="1.47705141739693E+018" calcext:value-type="float">
            <text:p>1.47705141739693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141734036E+018" calcext:value-type="float">
            <text:p>1.47705141734036E+018</text:p>
          </table:table-cell>
          <table:table-cell office:value-type="float" office:value="1.477051417397E+018" calcext:value-type="float">
            <text:p>1.477051417397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141734074E+018" calcext:value-type="float">
            <text:p>1.47705141734074E+018</text:p>
          </table:table-cell>
          <table:table-cell office:value-type="float" office:value="1.47705141739705E+018" calcext:value-type="float">
            <text:p>1.47705141739705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14173411E+018" calcext:value-type="float">
            <text:p>1.4770514173411E+018</text:p>
          </table:table-cell>
          <table:table-cell office:value-type="float" office:value="1.47705141739723E+018" calcext:value-type="float">
            <text:p>1.47705141739723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141734146E+018" calcext:value-type="float">
            <text:p>1.47705141734146E+018</text:p>
          </table:table-cell>
          <table:table-cell office:value-type="float" office:value="1.47705141739741E+018" calcext:value-type="float">
            <text:p>1.47705141739741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141734185E+018" calcext:value-type="float">
            <text:p>1.47705141734185E+018</text:p>
          </table:table-cell>
          <table:table-cell office:value-type="float" office:value="1.47705141739759E+018" calcext:value-type="float">
            <text:p>1.47705141739759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14173422E+018" calcext:value-type="float">
            <text:p>1.4770514173422E+018</text:p>
          </table:table-cell>
          <table:table-cell office:value-type="float" office:value="1.47705141739776E+018" calcext:value-type="float">
            <text:p>1.47705141739776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141734256E+018" calcext:value-type="float">
            <text:p>1.47705141734256E+018</text:p>
          </table:table-cell>
          <table:table-cell office:value-type="float" office:value="1.47705141740288E+018" calcext:value-type="float">
            <text:p>1.47705141740288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141734291E+018" calcext:value-type="float">
            <text:p>1.47705141734291E+018</text:p>
          </table:table-cell>
          <table:table-cell office:value-type="float" office:value="1.47705141740317E+018" calcext:value-type="float">
            <text:p>1.47705141740317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141734331E+018" calcext:value-type="float">
            <text:p>1.47705141734331E+018</text:p>
          </table:table-cell>
          <table:table-cell office:value-type="float" office:value="1.47705141740434E+018" calcext:value-type="float">
            <text:p>1.47705141740434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141734367E+018" calcext:value-type="float">
            <text:p>1.47705141734367E+018</text:p>
          </table:table-cell>
          <table:table-cell office:value-type="float" office:value="1.47705141740573E+018" calcext:value-type="float">
            <text:p>1.47705141740573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141734403E+018" calcext:value-type="float">
            <text:p>1.47705141734403E+018</text:p>
          </table:table-cell>
          <table:table-cell office:value-type="float" office:value="1.47705141740622E+018" calcext:value-type="float">
            <text:p>1.47705141740622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14173444E+018" calcext:value-type="float">
            <text:p>1.4770514173444E+018</text:p>
          </table:table-cell>
          <table:table-cell office:value-type="float" office:value="1.4770514174067E+018" calcext:value-type="float">
            <text:p>1.4770514174067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141734488E+018" calcext:value-type="float">
            <text:p>1.47705141734488E+018</text:p>
          </table:table-cell>
          <table:table-cell office:value-type="float" office:value="1.47705141740694E+018" calcext:value-type="float">
            <text:p>1.47705141740694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141734534E+018" calcext:value-type="float">
            <text:p>1.47705141734534E+018</text:p>
          </table:table-cell>
          <table:table-cell office:value-type="float" office:value="1.47705141740701E+018" calcext:value-type="float">
            <text:p>1.47705141740701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141734575E+018" calcext:value-type="float">
            <text:p>1.47705141734575E+018</text:p>
          </table:table-cell>
          <table:table-cell office:value-type="float" office:value="1.47705141740718E+018" calcext:value-type="float">
            <text:p>1.47705141740718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141734626E+018" calcext:value-type="float">
            <text:p>1.47705141734626E+018</text:p>
          </table:table-cell>
          <table:table-cell office:value-type="float" office:value="1.47705141740769E+018" calcext:value-type="float">
            <text:p>1.47705141740769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141734669E+018" calcext:value-type="float">
            <text:p>1.47705141734669E+018</text:p>
          </table:table-cell>
          <table:table-cell office:value-type="float" office:value="1.4770514174081E+018" calcext:value-type="float">
            <text:p>1.4770514174081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141734704E+018" calcext:value-type="float">
            <text:p>1.47705141734704E+018</text:p>
          </table:table-cell>
          <table:table-cell office:value-type="float" office:value="1.47705141740833E+018" calcext:value-type="float">
            <text:p>1.47705141740833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14173474E+018" calcext:value-type="float">
            <text:p>1.4770514173474E+018</text:p>
          </table:table-cell>
          <table:table-cell office:value-type="float" office:value="1.47705141740839E+018" calcext:value-type="float">
            <text:p>1.47705141740839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141734791E+018" calcext:value-type="float">
            <text:p>1.47705141734791E+018</text:p>
          </table:table-cell>
          <table:table-cell office:value-type="float" office:value="1.47705141740856E+018" calcext:value-type="float">
            <text:p>1.47705141740856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14173483E+018" calcext:value-type="float">
            <text:p>1.4770514173483E+018</text:p>
          </table:table-cell>
          <table:table-cell office:value-type="float" office:value="1.47705141740874E+018" calcext:value-type="float">
            <text:p>1.47705141740874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141734867E+018" calcext:value-type="float">
            <text:p>1.47705141734867E+018</text:p>
          </table:table-cell>
          <table:table-cell office:value-type="float" office:value="1.47705141740975E+018" calcext:value-type="float">
            <text:p>1.47705141740975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141734905E+018" calcext:value-type="float">
            <text:p>1.47705141734905E+018</text:p>
          </table:table-cell>
          <table:table-cell office:value-type="float" office:value="1.47705141741062E+018" calcext:value-type="float">
            <text:p>1.47705141741062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141734942E+018" calcext:value-type="float">
            <text:p>1.47705141734942E+018</text:p>
          </table:table-cell>
          <table:table-cell office:value-type="float" office:value="1.47705141741099E+018" calcext:value-type="float">
            <text:p>1.47705141741099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14173498E+018" calcext:value-type="float">
            <text:p>1.4770514173498E+018</text:p>
          </table:table-cell>
          <table:table-cell office:value-type="float" office:value="1.47705141741275E+018" calcext:value-type="float">
            <text:p>1.47705141741275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14173502E+018" calcext:value-type="float">
            <text:p>1.4770514173502E+018</text:p>
          </table:table-cell>
          <table:table-cell office:value-type="float" office:value="1.47705141741322E+018" calcext:value-type="float">
            <text:p>1.47705141741322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141735055E+018" calcext:value-type="float">
            <text:p>1.47705141735055E+018</text:p>
          </table:table-cell>
          <table:table-cell office:value-type="float" office:value="1.47705141741387E+018" calcext:value-type="float">
            <text:p>1.47705141741387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141735092E+018" calcext:value-type="float">
            <text:p>1.47705141735092E+018</text:p>
          </table:table-cell>
          <table:table-cell office:value-type="float" office:value="1.47705141741931E+018" calcext:value-type="float">
            <text:p>1.47705141741931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141735127E+018" calcext:value-type="float">
            <text:p>1.47705141735127E+018</text:p>
          </table:table-cell>
          <table:table-cell office:value-type="float" office:value="1.47705141741961E+018" calcext:value-type="float">
            <text:p>1.47705141741961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141735165E+018" calcext:value-type="float">
            <text:p>1.47705141735165E+018</text:p>
          </table:table-cell>
          <table:table-cell office:value-type="float" office:value="1.47705141742082E+018" calcext:value-type="float">
            <text:p>1.47705141742082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141735201E+018" calcext:value-type="float">
            <text:p>1.47705141735201E+018</text:p>
          </table:table-cell>
          <table:table-cell office:value-type="float" office:value="1.47705141742222E+018" calcext:value-type="float">
            <text:p>1.47705141742222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141735236E+018" calcext:value-type="float">
            <text:p>1.47705141735236E+018</text:p>
          </table:table-cell>
          <table:table-cell office:value-type="float" office:value="1.47705141742322E+018" calcext:value-type="float">
            <text:p>1.47705141742322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141735287E+018" calcext:value-type="float">
            <text:p>1.47705141735287E+018</text:p>
          </table:table-cell>
          <table:table-cell office:value-type="float" office:value="1.47705141742362E+018" calcext:value-type="float">
            <text:p>1.47705141742362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141735324E+018" calcext:value-type="float">
            <text:p>1.47705141735324E+018</text:p>
          </table:table-cell>
          <table:table-cell office:value-type="float" office:value="1.4770514174248E+018" calcext:value-type="float">
            <text:p>1.4770514174248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14173536E+018" calcext:value-type="float">
            <text:p>1.4770514173536E+018</text:p>
          </table:table-cell>
          <table:table-cell office:value-type="float" office:value="1.47705141742515E+018" calcext:value-type="float">
            <text:p>1.47705141742515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141735397E+018" calcext:value-type="float">
            <text:p>1.47705141735397E+018</text:p>
          </table:table-cell>
          <table:table-cell office:value-type="float" office:value="1.47705141742632E+018" calcext:value-type="float">
            <text:p>1.47705141742632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141735436E+018" calcext:value-type="float">
            <text:p>1.47705141735436E+018</text:p>
          </table:table-cell>
          <table:table-cell office:value-type="float" office:value="1.47705141742744E+018" calcext:value-type="float">
            <text:p>1.47705141742744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141735473E+018" calcext:value-type="float">
            <text:p>1.47705141735473E+018</text:p>
          </table:table-cell>
          <table:table-cell office:value-type="float" office:value="1.4770514174296E+018" calcext:value-type="float">
            <text:p>1.4770514174296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141735509E+018" calcext:value-type="float">
            <text:p>1.47705141735509E+018</text:p>
          </table:table-cell>
          <table:table-cell office:value-type="float" office:value="1.47705141743137E+018" calcext:value-type="float">
            <text:p>1.47705141743137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141735544E+018" calcext:value-type="float">
            <text:p>1.47705141735544E+018</text:p>
          </table:table-cell>
          <table:table-cell office:value-type="float" office:value="1.47705141743178E+018" calcext:value-type="float">
            <text:p>1.47705141743178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141735582E+018" calcext:value-type="float">
            <text:p>1.47705141735582E+018</text:p>
          </table:table-cell>
          <table:table-cell office:value-type="float" office:value="1.47705141743357E+018" calcext:value-type="float">
            <text:p>1.47705141743357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141735621E+018" calcext:value-type="float">
            <text:p>1.47705141735621E+018</text:p>
          </table:table-cell>
          <table:table-cell office:value-type="float" office:value="1.47705141743496E+018" calcext:value-type="float">
            <text:p>1.47705141743496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141735666E+018" calcext:value-type="float">
            <text:p>1.47705141735666E+018</text:p>
          </table:table-cell>
          <table:table-cell office:value-type="float" office:value="1.47705141743542E+018" calcext:value-type="float">
            <text:p>1.47705141743542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141735706E+018" calcext:value-type="float">
            <text:p>1.47705141735706E+018</text:p>
          </table:table-cell>
          <table:table-cell office:value-type="float" office:value="1.47705141743599E+018" calcext:value-type="float">
            <text:p>1.47705141743599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141735743E+018" calcext:value-type="float">
            <text:p>1.47705141735743E+018</text:p>
          </table:table-cell>
          <table:table-cell office:value-type="float" office:value="1.47705141743618E+018" calcext:value-type="float">
            <text:p>1.47705141743618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141735778E+018" calcext:value-type="float">
            <text:p>1.47705141735778E+018</text:p>
          </table:table-cell>
          <table:table-cell office:value-type="float" office:value="1.47705141743664E+018" calcext:value-type="float">
            <text:p>1.47705141743664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141735813E+018" calcext:value-type="float">
            <text:p>1.47705141735813E+018</text:p>
          </table:table-cell>
          <table:table-cell office:value-type="float" office:value="1.47705141743691E+018" calcext:value-type="float">
            <text:p>1.47705141743691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141735847E+018" calcext:value-type="float">
            <text:p>1.47705141735847E+018</text:p>
          </table:table-cell>
          <table:table-cell office:value-type="float" office:value="1.47705141743733E+018" calcext:value-type="float">
            <text:p>1.47705141743733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141735886E+018" calcext:value-type="float">
            <text:p>1.47705141735886E+018</text:p>
          </table:table-cell>
          <table:table-cell office:value-type="float" office:value="1.47705141743759E+018" calcext:value-type="float">
            <text:p>1.47705141743759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141735921E+018" calcext:value-type="float">
            <text:p>1.47705141735921E+018</text:p>
          </table:table-cell>
          <table:table-cell office:value-type="float" office:value="1.47705141743765E+018" calcext:value-type="float">
            <text:p>1.47705141743765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141735957E+018" calcext:value-type="float">
            <text:p>1.47705141735957E+018</text:p>
          </table:table-cell>
          <table:table-cell office:value-type="float" office:value="1.47705141743779E+018" calcext:value-type="float">
            <text:p>1.47705141743779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141735992E+018" calcext:value-type="float">
            <text:p>1.47705141735992E+018</text:p>
          </table:table-cell>
          <table:table-cell office:value-type="float" office:value="1.47705141743867E+018" calcext:value-type="float">
            <text:p>1.47705141743867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141736026E+018" calcext:value-type="float">
            <text:p>1.47705141736026E+018</text:p>
          </table:table-cell>
          <table:table-cell office:value-type="float" office:value="1.47705141743974E+018" calcext:value-type="float">
            <text:p>1.47705141743974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141736065E+018" calcext:value-type="float">
            <text:p>1.47705141736065E+018</text:p>
          </table:table-cell>
          <table:table-cell office:value-type="float" office:value="1.47705141744172E+018" calcext:value-type="float">
            <text:p>1.47705141744172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1417361E+018" calcext:value-type="float">
            <text:p>1.477051417361E+018</text:p>
          </table:table-cell>
          <table:table-cell office:value-type="float" office:value="1.47705141744222E+018" calcext:value-type="float">
            <text:p>1.47705141744222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141736136E+018" calcext:value-type="float">
            <text:p>1.47705141736136E+018</text:p>
          </table:table-cell>
          <table:table-cell office:value-type="float" office:value="1.4770514174425E+018" calcext:value-type="float">
            <text:p>1.4770514174425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141736174E+018" calcext:value-type="float">
            <text:p>1.47705141736174E+018</text:p>
          </table:table-cell>
          <table:table-cell office:value-type="float" office:value="1.47705141744256E+018" calcext:value-type="float">
            <text:p>1.47705141744256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14173621E+018" calcext:value-type="float">
            <text:p>1.4770514173621E+018</text:p>
          </table:table-cell>
          <table:table-cell office:value-type="float" office:value="1.47705141744261E+018" calcext:value-type="float">
            <text:p>1.47705141744261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141736246E+018" calcext:value-type="float">
            <text:p>1.47705141736246E+018</text:p>
          </table:table-cell>
          <table:table-cell office:value-type="float" office:value="1.47705141744284E+018" calcext:value-type="float">
            <text:p>1.47705141744284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14173628E+018" calcext:value-type="float">
            <text:p>1.4770514173628E+018</text:p>
          </table:table-cell>
          <table:table-cell office:value-type="float" office:value="1.4770514174431E+018" calcext:value-type="float">
            <text:p>1.4770514174431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141736315E+018" calcext:value-type="float">
            <text:p>1.47705141736315E+018</text:p>
          </table:table-cell>
          <table:table-cell office:value-type="float" office:value="1.47705141744316E+018" calcext:value-type="float">
            <text:p>1.47705141744316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141736353E+018" calcext:value-type="float">
            <text:p>1.47705141736353E+018</text:p>
          </table:table-cell>
          <table:table-cell office:value-type="float" office:value="1.47705141744322E+018" calcext:value-type="float">
            <text:p>1.47705141744322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141736389E+018" calcext:value-type="float">
            <text:p>1.47705141736389E+018</text:p>
          </table:table-cell>
          <table:table-cell office:value-type="float" office:value="1.4770514174434E+018" calcext:value-type="float">
            <text:p>1.4770514174434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141736424E+018" calcext:value-type="float">
            <text:p>1.47705141736424E+018</text:p>
          </table:table-cell>
          <table:table-cell office:value-type="float" office:value="1.4770514174437E+018" calcext:value-type="float">
            <text:p>1.4770514174437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141736462E+018" calcext:value-type="float">
            <text:p>1.47705141736462E+018</text:p>
          </table:table-cell>
          <table:table-cell office:value-type="float" office:value="1.47705141744397E+018" calcext:value-type="float">
            <text:p>1.47705141744397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141736498E+018" calcext:value-type="float">
            <text:p>1.47705141736498E+018</text:p>
          </table:table-cell>
          <table:table-cell office:value-type="float" office:value="1.47705141744571E+018" calcext:value-type="float">
            <text:p>1.47705141744571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141736539E+018" calcext:value-type="float">
            <text:p>1.47705141736539E+018</text:p>
          </table:table-cell>
          <table:table-cell office:value-type="float" office:value="1.47705141744699E+018" calcext:value-type="float">
            <text:p>1.47705141744699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141736579E+018" calcext:value-type="float">
            <text:p>1.47705141736579E+018</text:p>
          </table:table-cell>
          <table:table-cell office:value-type="float" office:value="1.47705141744743E+018" calcext:value-type="float">
            <text:p>1.47705141744743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141736616E+018" calcext:value-type="float">
            <text:p>1.47705141736616E+018</text:p>
          </table:table-cell>
          <table:table-cell office:value-type="float" office:value="1.47705141744783E+018" calcext:value-type="float">
            <text:p>1.47705141744783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141736661E+018" calcext:value-type="float">
            <text:p>1.47705141736661E+018</text:p>
          </table:table-cell>
          <table:table-cell office:value-type="float" office:value="1.4770514174484E+018" calcext:value-type="float">
            <text:p>1.4770514174484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141736698E+018" calcext:value-type="float">
            <text:p>1.47705141736698E+018</text:p>
          </table:table-cell>
          <table:table-cell office:value-type="float" office:value="1.47705141744859E+018" calcext:value-type="float">
            <text:p>1.47705141744859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141736734E+018" calcext:value-type="float">
            <text:p>1.47705141736734E+018</text:p>
          </table:table-cell>
          <table:table-cell office:value-type="float" office:value="1.47705141744979E+018" calcext:value-type="float">
            <text:p>1.47705141744979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141736769E+018" calcext:value-type="float">
            <text:p>1.47705141736769E+018</text:p>
          </table:table-cell>
          <table:table-cell office:value-type="float" office:value="1.47705141745015E+018" calcext:value-type="float">
            <text:p>1.47705141745015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141736803E+018" calcext:value-type="float">
            <text:p>1.47705141736803E+018</text:p>
          </table:table-cell>
          <table:table-cell office:value-type="float" office:value="1.47705141745129E+018" calcext:value-type="float">
            <text:p>1.47705141745129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141736838E+018" calcext:value-type="float">
            <text:p>1.47705141736838E+018</text:p>
          </table:table-cell>
          <table:table-cell office:value-type="float" office:value="1.47705141745208E+018" calcext:value-type="float">
            <text:p>1.47705141745208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141736876E+018" calcext:value-type="float">
            <text:p>1.47705141736876E+018</text:p>
          </table:table-cell>
          <table:table-cell office:value-type="float" office:value="1.47705141745272E+018" calcext:value-type="float">
            <text:p>1.47705141745272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141736915E+018" calcext:value-type="float">
            <text:p>1.47705141736915E+018</text:p>
          </table:table-cell>
          <table:table-cell office:value-type="float" office:value="1.47705141745419E+018" calcext:value-type="float">
            <text:p>1.47705141745419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141736955E+018" calcext:value-type="float">
            <text:p>1.47705141736955E+018</text:p>
          </table:table-cell>
          <table:table-cell office:value-type="float" office:value="1.47705141745484E+018" calcext:value-type="float">
            <text:p>1.47705141745484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141736993E+018" calcext:value-type="float">
            <text:p>1.47705141736993E+018</text:p>
          </table:table-cell>
          <table:table-cell office:value-type="float" office:value="1.47705141745531E+018" calcext:value-type="float">
            <text:p>1.47705141745531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14173703E+018" calcext:value-type="float">
            <text:p>1.4770514173703E+018</text:p>
          </table:table-cell>
          <table:table-cell office:value-type="float" office:value="1.47705141745598E+018" calcext:value-type="float">
            <text:p>1.47705141745598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141737064E+018" calcext:value-type="float">
            <text:p>1.47705141737064E+018</text:p>
          </table:table-cell>
          <table:table-cell office:value-type="float" office:value="1.47705141745724E+018" calcext:value-type="float">
            <text:p>1.47705141745724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141737115E+018" calcext:value-type="float">
            <text:p>1.47705141737115E+018</text:p>
          </table:table-cell>
          <table:table-cell office:value-type="float" office:value="1.47705141746114E+018" calcext:value-type="float">
            <text:p>1.47705141746114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141737151E+018" calcext:value-type="float">
            <text:p>1.47705141737151E+018</text:p>
          </table:table-cell>
          <table:table-cell office:value-type="float" office:value="1.47705141746363E+018" calcext:value-type="float">
            <text:p>1.47705141746363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141737188E+018" calcext:value-type="float">
            <text:p>1.47705141737188E+018</text:p>
          </table:table-cell>
          <table:table-cell office:value-type="float" office:value="1.47705141746604E+018" calcext:value-type="float">
            <text:p>1.47705141746604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141737223E+018" calcext:value-type="float">
            <text:p>1.47705141737223E+018</text:p>
          </table:table-cell>
          <table:table-cell office:value-type="float" office:value="1.47705141746641E+018" calcext:value-type="float">
            <text:p>1.47705141746641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141737259E+018" calcext:value-type="float">
            <text:p>1.47705141737259E+018</text:p>
          </table:table-cell>
          <table:table-cell office:value-type="float" office:value="1.47705141746719E+018" calcext:value-type="float">
            <text:p>1.47705141746719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141737296E+018" calcext:value-type="float">
            <text:p>1.47705141737296E+018</text:p>
          </table:table-cell>
          <table:table-cell office:value-type="float" office:value="1.47705141746767E+018" calcext:value-type="float">
            <text:p>1.47705141746767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141737332E+018" calcext:value-type="float">
            <text:p>1.47705141737332E+018</text:p>
          </table:table-cell>
          <table:table-cell office:value-type="float" office:value="1.4770514174684E+018" calcext:value-type="float">
            <text:p>1.4770514174684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141737368E+018" calcext:value-type="float">
            <text:p>1.47705141737368E+018</text:p>
          </table:table-cell>
          <table:table-cell office:value-type="float" office:value="1.47705141747061E+018" calcext:value-type="float">
            <text:p>1.47705141747061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141737404E+018" calcext:value-type="float">
            <text:p>1.47705141737404E+018</text:p>
          </table:table-cell>
          <table:table-cell office:value-type="float" office:value="1.4770514174766E+018" calcext:value-type="float">
            <text:p>1.4770514174766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141737438E+018" calcext:value-type="float">
            <text:p>1.47705141737438E+018</text:p>
          </table:table-cell>
          <table:table-cell office:value-type="float" office:value="1.47705141747811E+018" calcext:value-type="float">
            <text:p>1.47705141747811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141737482E+018" calcext:value-type="float">
            <text:p>1.47705141737482E+018</text:p>
          </table:table-cell>
          <table:table-cell office:value-type="float" office:value="1.47705141747951E+018" calcext:value-type="float">
            <text:p>1.47705141747951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141737518E+018" calcext:value-type="float">
            <text:p>1.47705141737518E+018</text:p>
          </table:table-cell>
          <table:table-cell office:value-type="float" office:value="1.4770514174873E+018" calcext:value-type="float">
            <text:p>1.4770514174873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141737556E+018" calcext:value-type="float">
            <text:p>1.47705141737556E+018</text:p>
          </table:table-cell>
          <table:table-cell office:value-type="float" office:value="1.47705141748899E+018" calcext:value-type="float">
            <text:p>1.47705141748899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141737594E+018" calcext:value-type="float">
            <text:p>1.47705141737594E+018</text:p>
          </table:table-cell>
          <table:table-cell office:value-type="float" office:value="1.47705141749017E+018" calcext:value-type="float">
            <text:p>1.47705141749017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141737629E+018" calcext:value-type="float">
            <text:p>1.47705141737629E+018</text:p>
          </table:table-cell>
          <table:table-cell office:value-type="float" office:value="1.47705141749084E+018" calcext:value-type="float">
            <text:p>1.47705141749084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14173767E+018" calcext:value-type="float">
            <text:p>1.4770514173767E+018</text:p>
          </table:table-cell>
          <table:table-cell office:value-type="float" office:value="1.47705141749163E+018" calcext:value-type="float">
            <text:p>1.47705141749163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14173771E+018" calcext:value-type="float">
            <text:p>1.4770514173771E+018</text:p>
          </table:table-cell>
          <table:table-cell office:value-type="float" office:value="1.47705141749445E+018" calcext:value-type="float">
            <text:p>1.47705141749445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141737747E+018" calcext:value-type="float">
            <text:p>1.47705141737747E+018</text:p>
          </table:table-cell>
          <table:table-cell office:value-type="float" office:value="1.47705141749585E+018" calcext:value-type="float">
            <text:p>1.47705141749585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141737784E+018" calcext:value-type="float">
            <text:p>1.47705141737784E+018</text:p>
          </table:table-cell>
          <table:table-cell office:value-type="float" office:value="1.47705141750201E+018" calcext:value-type="float">
            <text:p>1.47705141750201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141737819E+018" calcext:value-type="float">
            <text:p>1.47705141737819E+018</text:p>
          </table:table-cell>
          <table:table-cell office:value-type="float" office:value="1.47705141750349E+018" calcext:value-type="float">
            <text:p>1.47705141750349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141737853E+018" calcext:value-type="float">
            <text:p>1.47705141737853E+018</text:p>
          </table:table-cell>
          <table:table-cell office:value-type="float" office:value="1.47705141750413E+018" calcext:value-type="float">
            <text:p>1.47705141750413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141737888E+018" calcext:value-type="float">
            <text:p>1.47705141737888E+018</text:p>
          </table:table-cell>
          <table:table-cell office:value-type="float" office:value="1.47705141750462E+018" calcext:value-type="float">
            <text:p>1.47705141750462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141737923E+018" calcext:value-type="float">
            <text:p>1.47705141737923E+018</text:p>
          </table:table-cell>
          <table:table-cell office:value-type="float" office:value="1.47705141750524E+018" calcext:value-type="float">
            <text:p>1.47705141750524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141737965E+018" calcext:value-type="float">
            <text:p>1.47705141737965E+018</text:p>
          </table:table-cell>
          <table:table-cell office:value-type="float" office:value="1.47705141751206E+018" calcext:value-type="float">
            <text:p>1.47705141751206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141738003E+018" calcext:value-type="float">
            <text:p>1.47705141738003E+018</text:p>
          </table:table-cell>
          <table:table-cell office:value-type="float" office:value="1.47705141751556E+018" calcext:value-type="float">
            <text:p>1.47705141751556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141738056E+018" calcext:value-type="float">
            <text:p>1.47705141738056E+018</text:p>
          </table:table-cell>
          <table:table-cell office:value-type="float" office:value="1.47705141751629E+018" calcext:value-type="float">
            <text:p>1.47705141751629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141738093E+018" calcext:value-type="float">
            <text:p>1.47705141738093E+018</text:p>
          </table:table-cell>
          <table:table-cell office:value-type="float" office:value="1.47705141751703E+018" calcext:value-type="float">
            <text:p>1.47705141751703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141738132E+018" calcext:value-type="float">
            <text:p>1.47705141738132E+018</text:p>
          </table:table-cell>
          <table:table-cell office:value-type="float" office:value="1.4770514175177E+018" calcext:value-type="float">
            <text:p>1.4770514175177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141738167E+018" calcext:value-type="float">
            <text:p>1.47705141738167E+018</text:p>
          </table:table-cell>
          <table:table-cell office:value-type="float" office:value="1.47705141752385E+018" calcext:value-type="float">
            <text:p>1.47705141752385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141738203E+018" calcext:value-type="float">
            <text:p>1.47705141738203E+018</text:p>
          </table:table-cell>
          <table:table-cell office:value-type="float" office:value="1.47705141752783E+018" calcext:value-type="float">
            <text:p>1.47705141752783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141738239E+018" calcext:value-type="float">
            <text:p>1.47705141738239E+018</text:p>
          </table:table-cell>
          <table:table-cell office:value-type="float" office:value="1.47705141753063E+018" calcext:value-type="float">
            <text:p>1.47705141753063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141738273E+018" calcext:value-type="float">
            <text:p>1.47705141738273E+018</text:p>
          </table:table-cell>
          <table:table-cell office:value-type="float" office:value="1.4770514175314E+018" calcext:value-type="float">
            <text:p>1.4770514175314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14173834E+018" calcext:value-type="float">
            <text:p>1.4770514173834E+018</text:p>
          </table:table-cell>
          <table:table-cell office:value-type="float" office:value="1.47705141753256E+018" calcext:value-type="float">
            <text:p>1.47705141753256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141738376E+018" calcext:value-type="float">
            <text:p>1.47705141738376E+018</text:p>
          </table:table-cell>
          <table:table-cell office:value-type="float" office:value="1.47705141753323E+018" calcext:value-type="float">
            <text:p>1.47705141753323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141738413E+018" calcext:value-type="float">
            <text:p>1.47705141738413E+018</text:p>
          </table:table-cell>
          <table:table-cell office:value-type="float" office:value="1.47705141753461E+018" calcext:value-type="float">
            <text:p>1.47705141753461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141738448E+018" calcext:value-type="float">
            <text:p>1.47705141738448E+018</text:p>
          </table:table-cell>
          <table:table-cell office:value-type="float" office:value="1.47705141753793E+018" calcext:value-type="float">
            <text:p>1.47705141753793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141738508E+018" calcext:value-type="float">
            <text:p>1.47705141738508E+018</text:p>
          </table:table-cell>
          <table:table-cell office:value-type="float" office:value="1.4770514175386E+018" calcext:value-type="float">
            <text:p>1.4770514175386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141738544E+018" calcext:value-type="float">
            <text:p>1.47705141738544E+018</text:p>
          </table:table-cell>
          <table:table-cell office:value-type="float" office:value="1.47705141753992E+018" calcext:value-type="float">
            <text:p>1.47705141753992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141738632E+018" calcext:value-type="float">
            <text:p>1.47705141738632E+018</text:p>
          </table:table-cell>
          <table:table-cell office:value-type="float" office:value="1.47705141754016E+018" calcext:value-type="float">
            <text:p>1.47705141754016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14173869E+018" calcext:value-type="float">
            <text:p>1.4770514173869E+018</text:p>
          </table:table-cell>
          <table:table-cell office:value-type="float" office:value="1.47705141754022E+018" calcext:value-type="float">
            <text:p>1.47705141754022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141738731E+018" calcext:value-type="float">
            <text:p>1.47705141738731E+018</text:p>
          </table:table-cell>
          <table:table-cell office:value-type="float" office:value="1.47705141754072E+018" calcext:value-type="float">
            <text:p>1.47705141754072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14173877E+018" calcext:value-type="float">
            <text:p>1.4770514173877E+018</text:p>
          </table:table-cell>
          <table:table-cell office:value-type="float" office:value="1.47705141754249E+018" calcext:value-type="float">
            <text:p>1.47705141754249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141738815E+018" calcext:value-type="float">
            <text:p>1.47705141738815E+018</text:p>
          </table:table-cell>
          <table:table-cell office:value-type="float" office:value="1.47705141754279E+018" calcext:value-type="float">
            <text:p>1.47705141754279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141738852E+018" calcext:value-type="float">
            <text:p>1.47705141738852E+018</text:p>
          </table:table-cell>
          <table:table-cell office:value-type="float" office:value="1.47705141754362E+018" calcext:value-type="float">
            <text:p>1.47705141754362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141738889E+018" calcext:value-type="float">
            <text:p>1.47705141738889E+018</text:p>
          </table:table-cell>
          <table:table-cell office:value-type="float" office:value="1.47705141754385E+018" calcext:value-type="float">
            <text:p>1.47705141754385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141738924E+018" calcext:value-type="float">
            <text:p>1.47705141738924E+018</text:p>
          </table:table-cell>
          <table:table-cell office:value-type="float" office:value="1.47705141754391E+018" calcext:value-type="float">
            <text:p>1.47705141754391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141738959E+018" calcext:value-type="float">
            <text:p>1.47705141738959E+018</text:p>
          </table:table-cell>
          <table:table-cell office:value-type="float" office:value="1.47705141754409E+018" calcext:value-type="float">
            <text:p>1.47705141754409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141739076E+018" calcext:value-type="float">
            <text:p>1.47705141739076E+018</text:p>
          </table:table-cell>
          <table:table-cell office:value-type="float" office:value="1.47705141754445E+018" calcext:value-type="float">
            <text:p>1.47705141754445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141739148E+018" calcext:value-type="float">
            <text:p>1.47705141739148E+018</text:p>
          </table:table-cell>
          <table:table-cell office:value-type="float" office:value="1.47705141754492E+018" calcext:value-type="float">
            <text:p>1.47705141754492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141739191E+018" calcext:value-type="float">
            <text:p>1.47705141739191E+018</text:p>
          </table:table-cell>
          <table:table-cell office:value-type="float" office:value="1.47705141754564E+018" calcext:value-type="float">
            <text:p>1.47705141754564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141739227E+018" calcext:value-type="float">
            <text:p>1.47705141739227E+018</text:p>
          </table:table-cell>
          <table:table-cell office:value-type="float" office:value="1.47705141754821E+018" calcext:value-type="float">
            <text:p>1.47705141754821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141739262E+018" calcext:value-type="float">
            <text:p>1.47705141739262E+018</text:p>
          </table:table-cell>
          <table:table-cell office:value-type="float" office:value="1.4770514175485E+018" calcext:value-type="float">
            <text:p>1.4770514175485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141739296E+018" calcext:value-type="float">
            <text:p>1.47705141739296E+018</text:p>
          </table:table-cell>
          <table:table-cell office:value-type="float" office:value="1.47705141754886E+018" calcext:value-type="float">
            <text:p>1.47705141754886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141739335E+018" calcext:value-type="float">
            <text:p>1.47705141739335E+018</text:p>
          </table:table-cell>
          <table:table-cell office:value-type="float" office:value="1.47705141754892E+018" calcext:value-type="float">
            <text:p>1.47705141754892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14173937E+018" calcext:value-type="float">
            <text:p>1.4770514173937E+018</text:p>
          </table:table-cell>
          <table:table-cell office:value-type="float" office:value="1.47705141754898E+018" calcext:value-type="float">
            <text:p>1.47705141754898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141739406E+018" calcext:value-type="float">
            <text:p>1.47705141739406E+018</text:p>
          </table:table-cell>
          <table:table-cell office:value-type="float" office:value="1.47705141754903E+018" calcext:value-type="float">
            <text:p>1.47705141754903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141739441E+018" calcext:value-type="float">
            <text:p>1.47705141739441E+018</text:p>
          </table:table-cell>
          <table:table-cell office:value-type="float" office:value="1.47705141754926E+018" calcext:value-type="float">
            <text:p>1.47705141754926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141739476E+018" calcext:value-type="float">
            <text:p>1.47705141739476E+018</text:p>
          </table:table-cell>
          <table:table-cell office:value-type="float" office:value="1.47705141754932E+018" calcext:value-type="float">
            <text:p>1.47705141754932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141739572E+018" calcext:value-type="float">
            <text:p>1.47705141739572E+018</text:p>
          </table:table-cell>
          <table:table-cell office:value-type="float" office:value="1.47705141754971E+018" calcext:value-type="float">
            <text:p>1.47705141754971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14173961E+018" calcext:value-type="float">
            <text:p>1.4770514173961E+018</text:p>
          </table:table-cell>
          <table:table-cell office:value-type="float" office:value="1.47705141755343E+018" calcext:value-type="float">
            <text:p>1.47705141755343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141739645E+018" calcext:value-type="float">
            <text:p>1.47705141739645E+018</text:p>
          </table:table-cell>
          <table:table-cell office:value-type="float" office:value="1.4770514175556E+018" calcext:value-type="float">
            <text:p>1.4770514175556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141739686E+018" calcext:value-type="float">
            <text:p>1.47705141739686E+018</text:p>
          </table:table-cell>
          <table:table-cell office:value-type="float" office:value="1.47705141755694E+018" calcext:value-type="float">
            <text:p>1.47705141755694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141739723E+018" calcext:value-type="float">
            <text:p>1.47705141739723E+018</text:p>
          </table:table-cell>
          <table:table-cell office:value-type="float" office:value="1.47705141755736E+018" calcext:value-type="float">
            <text:p>1.47705141755736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14173976E+018" calcext:value-type="float">
            <text:p>1.4770514173976E+018</text:p>
          </table:table-cell>
          <table:table-cell office:value-type="float" office:value="1.47705141755752E+018" calcext:value-type="float">
            <text:p>1.47705141755752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141739797E+018" calcext:value-type="float">
            <text:p>1.47705141739797E+018</text:p>
          </table:table-cell>
          <table:table-cell office:value-type="float" office:value="1.47705141755758E+018" calcext:value-type="float">
            <text:p>1.47705141755758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141739833E+018" calcext:value-type="float">
            <text:p>1.47705141739833E+018</text:p>
          </table:table-cell>
          <table:table-cell office:value-type="float" office:value="1.47705141755763E+018" calcext:value-type="float">
            <text:p>1.47705141755763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141739867E+018" calcext:value-type="float">
            <text:p>1.47705141739867E+018</text:p>
          </table:table-cell>
          <table:table-cell office:value-type="float" office:value="1.47705141755769E+018" calcext:value-type="float">
            <text:p>1.47705141755769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141739902E+018" calcext:value-type="float">
            <text:p>1.47705141739902E+018</text:p>
          </table:table-cell>
          <table:table-cell office:value-type="float" office:value="1.47705141755802E+018" calcext:value-type="float">
            <text:p>1.47705141755802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141739936E+018" calcext:value-type="float">
            <text:p>1.47705141739936E+018</text:p>
          </table:table-cell>
          <table:table-cell office:value-type="float" office:value="1.47705141755808E+018" calcext:value-type="float">
            <text:p>1.47705141755808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141739971E+018" calcext:value-type="float">
            <text:p>1.47705141739971E+018</text:p>
          </table:table-cell>
          <table:table-cell office:value-type="float" office:value="1.47705141755813E+018" calcext:value-type="float">
            <text:p>1.47705141755813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141740006E+018" calcext:value-type="float">
            <text:p>1.47705141740006E+018</text:p>
          </table:table-cell>
          <table:table-cell office:value-type="float" office:value="1.47705141755818E+018" calcext:value-type="float">
            <text:p>1.47705141755818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14174004E+018" calcext:value-type="float">
            <text:p>1.4770514174004E+018</text:p>
          </table:table-cell>
          <table:table-cell office:value-type="float" office:value="1.47705141755824E+018" calcext:value-type="float">
            <text:p>1.47705141755824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141740075E+018" calcext:value-type="float">
            <text:p>1.47705141740075E+018</text:p>
          </table:table-cell>
          <table:table-cell office:value-type="float" office:value="1.47705141755843E+018" calcext:value-type="float">
            <text:p>1.47705141755843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141740109E+018" calcext:value-type="float">
            <text:p>1.47705141740109E+018</text:p>
          </table:table-cell>
          <table:table-cell office:value-type="float" office:value="1.4770514175591E+018" calcext:value-type="float">
            <text:p>1.4770514175591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141740144E+018" calcext:value-type="float">
            <text:p>1.47705141740144E+018</text:p>
          </table:table-cell>
          <table:table-cell office:value-type="float" office:value="1.47705141756008E+018" calcext:value-type="float">
            <text:p>1.47705141756008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141740178E+018" calcext:value-type="float">
            <text:p>1.47705141740178E+018</text:p>
          </table:table-cell>
          <table:table-cell office:value-type="float" office:value="1.47705141756048E+018" calcext:value-type="float">
            <text:p>1.47705141756048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141740213E+018" calcext:value-type="float">
            <text:p>1.47705141740213E+018</text:p>
          </table:table-cell>
          <table:table-cell office:value-type="float" office:value="1.47705141756054E+018" calcext:value-type="float">
            <text:p>1.47705141756054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141740254E+018" calcext:value-type="float">
            <text:p>1.47705141740254E+018</text:p>
          </table:table-cell>
          <table:table-cell office:value-type="float" office:value="1.47705141756129E+018" calcext:value-type="float">
            <text:p>1.47705141756129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14174029E+018" calcext:value-type="float">
            <text:p>1.4770514174029E+018</text:p>
          </table:table-cell>
          <table:table-cell office:value-type="float" office:value="1.47705141756135E+018" calcext:value-type="float">
            <text:p>1.47705141756135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141740327E+018" calcext:value-type="float">
            <text:p>1.47705141740327E+018</text:p>
          </table:table-cell>
          <table:table-cell office:value-type="float" office:value="1.47705141756141E+018" calcext:value-type="float">
            <text:p>1.47705141756141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141740363E+018" calcext:value-type="float">
            <text:p>1.47705141740363E+018</text:p>
          </table:table-cell>
          <table:table-cell office:value-type="float" office:value="1.47705141756146E+018" calcext:value-type="float">
            <text:p>1.47705141756146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141740401E+018" calcext:value-type="float">
            <text:p>1.47705141740401E+018</text:p>
          </table:table-cell>
          <table:table-cell office:value-type="float" office:value="1.47705141756152E+018" calcext:value-type="float">
            <text:p>1.47705141756152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141740437E+018" calcext:value-type="float">
            <text:p>1.47705141740437E+018</text:p>
          </table:table-cell>
          <table:table-cell office:value-type="float" office:value="1.47705141756157E+018" calcext:value-type="float">
            <text:p>1.47705141756157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141740472E+018" calcext:value-type="float">
            <text:p>1.47705141740472E+018</text:p>
          </table:table-cell>
          <table:table-cell office:value-type="float" office:value="1.47705141756162E+018" calcext:value-type="float">
            <text:p>1.47705141756162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141740507E+018" calcext:value-type="float">
            <text:p>1.47705141740507E+018</text:p>
          </table:table-cell>
          <table:table-cell office:value-type="float" office:value="1.47705141756167E+018" calcext:value-type="float">
            <text:p>1.47705141756167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141740556E+018" calcext:value-type="float">
            <text:p>1.47705141740556E+018</text:p>
          </table:table-cell>
          <table:table-cell office:value-type="float" office:value="1.47705141756173E+018" calcext:value-type="float">
            <text:p>1.47705141756173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141740593E+018" calcext:value-type="float">
            <text:p>1.47705141740593E+018</text:p>
          </table:table-cell>
          <table:table-cell office:value-type="float" office:value="1.47705141756178E+018" calcext:value-type="float">
            <text:p>1.47705141756178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141740645E+018" calcext:value-type="float">
            <text:p>1.47705141740645E+018</text:p>
          </table:table-cell>
          <table:table-cell office:value-type="float" office:value="1.47705141756241E+018" calcext:value-type="float">
            <text:p>1.47705141756241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141740688E+018" calcext:value-type="float">
            <text:p>1.47705141740688E+018</text:p>
          </table:table-cell>
          <table:table-cell office:value-type="float" office:value="1.47705141756271E+018" calcext:value-type="float">
            <text:p>1.47705141756271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141740725E+018" calcext:value-type="float">
            <text:p>1.47705141740725E+018</text:p>
          </table:table-cell>
          <table:table-cell office:value-type="float" office:value="1.47705141756276E+018" calcext:value-type="float">
            <text:p>1.47705141756276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141740762E+018" calcext:value-type="float">
            <text:p>1.47705141740762E+018</text:p>
          </table:table-cell>
          <table:table-cell office:value-type="float" office:value="1.47705141756282E+018" calcext:value-type="float">
            <text:p>1.47705141756282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141740798E+018" calcext:value-type="float">
            <text:p>1.47705141740798E+018</text:p>
          </table:table-cell>
          <table:table-cell office:value-type="float" office:value="1.47705141758504E+018" calcext:value-type="float">
            <text:p>1.47705141758504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141740835E+018" calcext:value-type="float">
            <text:p>1.47705141740835E+018</text:p>
          </table:table-cell>
          <table:table-cell office:value-type="float" office:value="1.47705141758556E+018" calcext:value-type="float">
            <text:p>1.47705141758556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141740873E+018" calcext:value-type="float">
            <text:p>1.47705141740873E+018</text:p>
          </table:table-cell>
          <table:table-cell office:value-type="float" office:value="1.47705141758596E+018" calcext:value-type="float">
            <text:p>1.47705141758596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141740909E+018" calcext:value-type="float">
            <text:p>1.47705141740909E+018</text:p>
          </table:table-cell>
          <table:table-cell office:value-type="float" office:value="1.47705141758883E+018" calcext:value-type="float">
            <text:p>1.47705141758883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141740949E+018" calcext:value-type="float">
            <text:p>1.47705141740949E+018</text:p>
          </table:table-cell>
          <table:table-cell office:value-type="float" office:value="1.47705141758959E+018" calcext:value-type="float">
            <text:p>1.47705141758959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141740984E+018" calcext:value-type="float">
            <text:p>1.47705141740984E+018</text:p>
          </table:table-cell>
          <table:table-cell office:value-type="float" office:value="1.47705141759039E+018" calcext:value-type="float">
            <text:p>1.47705141759039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141741024E+018" calcext:value-type="float">
            <text:p>1.47705141741024E+018</text:p>
          </table:table-cell>
          <table:table-cell office:value-type="float" office:value="1.47705141759065E+018" calcext:value-type="float">
            <text:p>1.47705141759065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141741063E+018" calcext:value-type="float">
            <text:p>1.47705141741063E+018</text:p>
          </table:table-cell>
          <table:table-cell office:value-type="float" office:value="1.4770514175907E+018" calcext:value-type="float">
            <text:p>1.4770514175907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1417411E+018" calcext:value-type="float">
            <text:p>1.477051417411E+018</text:p>
          </table:table-cell>
          <table:table-cell office:value-type="float" office:value="1.47705141759087E+018" calcext:value-type="float">
            <text:p>1.47705141759087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141741136E+018" calcext:value-type="float">
            <text:p>1.47705141741136E+018</text:p>
          </table:table-cell>
          <table:table-cell office:value-type="float" office:value="1.47705141759118E+018" calcext:value-type="float">
            <text:p>1.47705141759118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141741171E+018" calcext:value-type="float">
            <text:p>1.47705141741171E+018</text:p>
          </table:table-cell>
          <table:table-cell office:value-type="float" office:value="1.47705141759124E+018" calcext:value-type="float">
            <text:p>1.47705141759124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141741206E+018" calcext:value-type="float">
            <text:p>1.47705141741206E+018</text:p>
          </table:table-cell>
          <table:table-cell office:value-type="float" office:value="1.47705141759129E+018" calcext:value-type="float">
            <text:p>1.47705141759129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141741245E+018" calcext:value-type="float">
            <text:p>1.47705141741245E+018</text:p>
          </table:table-cell>
          <table:table-cell office:value-type="float" office:value="1.47705141759154E+018" calcext:value-type="float">
            <text:p>1.47705141759154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141741282E+018" calcext:value-type="float">
            <text:p>1.47705141741282E+018</text:p>
          </table:table-cell>
          <table:table-cell office:value-type="float" office:value="1.47705141759159E+018" calcext:value-type="float">
            <text:p>1.47705141759159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141741318E+018" calcext:value-type="float">
            <text:p>1.47705141741318E+018</text:p>
          </table:table-cell>
          <table:table-cell office:value-type="float" office:value="1.47705141759165E+018" calcext:value-type="float">
            <text:p>1.47705141759165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14174136E+018" calcext:value-type="float">
            <text:p>1.4770514174136E+018</text:p>
          </table:table-cell>
          <table:table-cell office:value-type="float" office:value="1.47705141759281E+018" calcext:value-type="float">
            <text:p>1.47705141759281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141741396E+018" calcext:value-type="float">
            <text:p>1.47705141741396E+018</text:p>
          </table:table-cell>
          <table:table-cell office:value-type="float" office:value="1.47705141759459E+018" calcext:value-type="float">
            <text:p>1.47705141759459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141741432E+018" calcext:value-type="float">
            <text:p>1.47705141741432E+018</text:p>
          </table:table-cell>
          <table:table-cell office:value-type="float" office:value="1.47705141759519E+018" calcext:value-type="float">
            <text:p>1.47705141759519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141741467E+018" calcext:value-type="float">
            <text:p>1.47705141741467E+018</text:p>
          </table:table-cell>
          <table:table-cell office:value-type="float" office:value="1.47705141759551E+018" calcext:value-type="float">
            <text:p>1.47705141759551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141741501E+018" calcext:value-type="float">
            <text:p>1.47705141741501E+018</text:p>
          </table:table-cell>
          <table:table-cell office:value-type="float" office:value="1.47705141759632E+018" calcext:value-type="float">
            <text:p>1.47705141759632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141741536E+018" calcext:value-type="float">
            <text:p>1.47705141741536E+018</text:p>
          </table:table-cell>
          <table:table-cell office:value-type="float" office:value="1.4770514175969E+018" calcext:value-type="float">
            <text:p>1.4770514175969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141741571E+018" calcext:value-type="float">
            <text:p>1.47705141741571E+018</text:p>
          </table:table-cell>
          <table:table-cell office:value-type="float" office:value="1.47705141759735E+018" calcext:value-type="float">
            <text:p>1.47705141759735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141741605E+018" calcext:value-type="float">
            <text:p>1.47705141741605E+018</text:p>
          </table:table-cell>
          <table:table-cell office:value-type="float" office:value="1.47705141759851E+018" calcext:value-type="float">
            <text:p>1.47705141759851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14174164E+018" calcext:value-type="float">
            <text:p>1.4770514174164E+018</text:p>
          </table:table-cell>
          <table:table-cell office:value-type="float" office:value="1.47705141759907E+018" calcext:value-type="float">
            <text:p>1.47705141759907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141741679E+018" calcext:value-type="float">
            <text:p>1.47705141741679E+018</text:p>
          </table:table-cell>
          <table:table-cell office:value-type="float" office:value="1.47705141759933E+018" calcext:value-type="float">
            <text:p>1.47705141759933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141741714E+018" calcext:value-type="float">
            <text:p>1.47705141741714E+018</text:p>
          </table:table-cell>
          <table:table-cell office:value-type="float" office:value="1.47705141759939E+018" calcext:value-type="float">
            <text:p>1.47705141759939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141741748E+018" calcext:value-type="float">
            <text:p>1.47705141741748E+018</text:p>
          </table:table-cell>
          <table:table-cell office:value-type="float" office:value="1.47705141759966E+018" calcext:value-type="float">
            <text:p>1.47705141759966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141741783E+018" calcext:value-type="float">
            <text:p>1.47705141741783E+018</text:p>
          </table:table-cell>
          <table:table-cell office:value-type="float" office:value="1.47705141759972E+018" calcext:value-type="float">
            <text:p>1.47705141759972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141741818E+018" calcext:value-type="float">
            <text:p>1.47705141741818E+018</text:p>
          </table:table-cell>
          <table:table-cell office:value-type="float" office:value="1.47705141759978E+018" calcext:value-type="float">
            <text:p>1.47705141759978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141741853E+018" calcext:value-type="float">
            <text:p>1.47705141741853E+018</text:p>
          </table:table-cell>
          <table:table-cell office:value-type="float" office:value="1.47705141759983E+018" calcext:value-type="float">
            <text:p>1.47705141759983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14174189E+018" calcext:value-type="float">
            <text:p>1.4770514174189E+018</text:p>
          </table:table-cell>
          <table:table-cell office:value-type="float" office:value="1.47705141760021E+018" calcext:value-type="float">
            <text:p>1.47705141760021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141741929E+018" calcext:value-type="float">
            <text:p>1.47705141741929E+018</text:p>
          </table:table-cell>
          <table:table-cell office:value-type="float" office:value="1.47705141760152E+018" calcext:value-type="float">
            <text:p>1.47705141760152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141741966E+018" calcext:value-type="float">
            <text:p>1.47705141741966E+018</text:p>
          </table:table-cell>
          <table:table-cell office:value-type="float" office:value="1.4770514176019E+018" calcext:value-type="float">
            <text:p>1.4770514176019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141742002E+018" calcext:value-type="float">
            <text:p>1.47705141742002E+018</text:p>
          </table:table-cell>
          <table:table-cell office:value-type="float" office:value="1.47705141760219E+018" calcext:value-type="float">
            <text:p>1.47705141760219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141742041E+018" calcext:value-type="float">
            <text:p>1.47705141742041E+018</text:p>
          </table:table-cell>
          <table:table-cell office:value-type="float" office:value="1.47705141760225E+018" calcext:value-type="float">
            <text:p>1.47705141760225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141742076E+018" calcext:value-type="float">
            <text:p>1.47705141742076E+018</text:p>
          </table:table-cell>
          <table:table-cell office:value-type="float" office:value="1.47705141760255E+018" calcext:value-type="float">
            <text:p>1.47705141760255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141742112E+018" calcext:value-type="float">
            <text:p>1.47705141742112E+018</text:p>
          </table:table-cell>
          <table:table-cell office:value-type="float" office:value="1.47705141760261E+018" calcext:value-type="float">
            <text:p>1.47705141760261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141742147E+018" calcext:value-type="float">
            <text:p>1.47705141742147E+018</text:p>
          </table:table-cell>
          <table:table-cell office:value-type="float" office:value="1.47705141760266E+018" calcext:value-type="float">
            <text:p>1.47705141760266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141742184E+018" calcext:value-type="float">
            <text:p>1.47705141742184E+018</text:p>
          </table:table-cell>
          <table:table-cell office:value-type="float" office:value="1.47705141760272E+018" calcext:value-type="float">
            <text:p>1.47705141760272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14174222E+018" calcext:value-type="float">
            <text:p>1.4770514174222E+018</text:p>
          </table:table-cell>
          <table:table-cell office:value-type="float" office:value="1.47705141760277E+018" calcext:value-type="float">
            <text:p>1.47705141760277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141742256E+018" calcext:value-type="float">
            <text:p>1.47705141742256E+018</text:p>
          </table:table-cell>
          <table:table-cell office:value-type="float" office:value="1.47705141760293E+018" calcext:value-type="float">
            <text:p>1.47705141760293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141742297E+018" calcext:value-type="float">
            <text:p>1.47705141742297E+018</text:p>
          </table:table-cell>
          <table:table-cell office:value-type="float" office:value="1.47705141760314E+018" calcext:value-type="float">
            <text:p>1.47705141760314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141742333E+018" calcext:value-type="float">
            <text:p>1.47705141742333E+018</text:p>
          </table:table-cell>
          <table:table-cell office:value-type="float" office:value="1.47705141760466E+018" calcext:value-type="float">
            <text:p>1.47705141760466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14174237E+018" calcext:value-type="float">
            <text:p>1.4770514174237E+018</text:p>
          </table:table-cell>
          <table:table-cell office:value-type="float" office:value="1.47705141760569E+018" calcext:value-type="float">
            <text:p>1.47705141760569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141742406E+018" calcext:value-type="float">
            <text:p>1.47705141742406E+018</text:p>
          </table:table-cell>
          <table:table-cell office:value-type="float" office:value="1.47705141760648E+018" calcext:value-type="float">
            <text:p>1.47705141760648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141742444E+018" calcext:value-type="float">
            <text:p>1.47705141742444E+018</text:p>
          </table:table-cell>
          <table:table-cell office:value-type="float" office:value="1.4770514176077E+018" calcext:value-type="float">
            <text:p>1.4770514176077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141742482E+018" calcext:value-type="float">
            <text:p>1.47705141742482E+018</text:p>
          </table:table-cell>
          <table:table-cell office:value-type="float" office:value="1.47705141760868E+018" calcext:value-type="float">
            <text:p>1.47705141760868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14174252E+018" calcext:value-type="float">
            <text:p>1.4770514174252E+018</text:p>
          </table:table-cell>
          <table:table-cell office:value-type="float" office:value="1.47705141760933E+018" calcext:value-type="float">
            <text:p>1.47705141760933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141742557E+018" calcext:value-type="float">
            <text:p>1.47705141742557E+018</text:p>
          </table:table-cell>
          <table:table-cell office:value-type="float" office:value="1.47705141761025E+018" calcext:value-type="float">
            <text:p>1.47705141761025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141742594E+018" calcext:value-type="float">
            <text:p>1.47705141742594E+018</text:p>
          </table:table-cell>
          <table:table-cell office:value-type="float" office:value="1.47705141761119E+018" calcext:value-type="float">
            <text:p>1.47705141761119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14174263E+018" calcext:value-type="float">
            <text:p>1.4770514174263E+018</text:p>
          </table:table-cell>
          <table:table-cell office:value-type="float" office:value="1.47705141761265E+018" calcext:value-type="float">
            <text:p>1.47705141761265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141742669E+018" calcext:value-type="float">
            <text:p>1.47705141742669E+018</text:p>
          </table:table-cell>
          <table:table-cell office:value-type="float" office:value="1.47705141761306E+018" calcext:value-type="float">
            <text:p>1.47705141761306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141742708E+018" calcext:value-type="float">
            <text:p>1.47705141742708E+018</text:p>
          </table:table-cell>
          <table:table-cell office:value-type="float" office:value="1.47705141761547E+018" calcext:value-type="float">
            <text:p>1.47705141761547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141742743E+018" calcext:value-type="float">
            <text:p>1.47705141742743E+018</text:p>
          </table:table-cell>
          <table:table-cell office:value-type="float" office:value="1.47705141761563E+018" calcext:value-type="float">
            <text:p>1.47705141761563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141742779E+018" calcext:value-type="float">
            <text:p>1.47705141742779E+018</text:p>
          </table:table-cell>
          <table:table-cell office:value-type="float" office:value="1.47705141761602E+018" calcext:value-type="float">
            <text:p>1.47705141761602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141742814E+018" calcext:value-type="float">
            <text:p>1.47705141742814E+018</text:p>
          </table:table-cell>
          <table:table-cell office:value-type="float" office:value="1.47705141761618E+018" calcext:value-type="float">
            <text:p>1.47705141761618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141742849E+018" calcext:value-type="float">
            <text:p>1.47705141742849E+018</text:p>
          </table:table-cell>
          <table:table-cell office:value-type="float" office:value="1.47705141761695E+018" calcext:value-type="float">
            <text:p>1.47705141761695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141742883E+018" calcext:value-type="float">
            <text:p>1.47705141742883E+018</text:p>
          </table:table-cell>
          <table:table-cell office:value-type="float" office:value="1.47705141761812E+018" calcext:value-type="float">
            <text:p>1.47705141761812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141742921E+018" calcext:value-type="float">
            <text:p>1.47705141742921E+018</text:p>
          </table:table-cell>
          <table:table-cell office:value-type="float" office:value="1.47705141761841E+018" calcext:value-type="float">
            <text:p>1.47705141761841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141742956E+018" calcext:value-type="float">
            <text:p>1.47705141742956E+018</text:p>
          </table:table-cell>
          <table:table-cell office:value-type="float" office:value="1.47705141761876E+018" calcext:value-type="float">
            <text:p>1.47705141761876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141742992E+018" calcext:value-type="float">
            <text:p>1.47705141742992E+018</text:p>
          </table:table-cell>
          <table:table-cell office:value-type="float" office:value="1.47705141761881E+018" calcext:value-type="float">
            <text:p>1.47705141761881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141743027E+018" calcext:value-type="float">
            <text:p>1.47705141743027E+018</text:p>
          </table:table-cell>
          <table:table-cell office:value-type="float" office:value="1.47705141761887E+018" calcext:value-type="float">
            <text:p>1.47705141761887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141743062E+018" calcext:value-type="float">
            <text:p>1.47705141743062E+018</text:p>
          </table:table-cell>
          <table:table-cell office:value-type="float" office:value="1.47705141761892E+018" calcext:value-type="float">
            <text:p>1.47705141761892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141743099E+018" calcext:value-type="float">
            <text:p>1.47705141743099E+018</text:p>
          </table:table-cell>
          <table:table-cell office:value-type="float" office:value="1.47705141761898E+018" calcext:value-type="float">
            <text:p>1.47705141761898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141743138E+018" calcext:value-type="float">
            <text:p>1.47705141743138E+018</text:p>
          </table:table-cell>
          <table:table-cell office:value-type="float" office:value="1.47705141761958E+018" calcext:value-type="float">
            <text:p>1.47705141761958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141743175E+018" calcext:value-type="float">
            <text:p>1.47705141743175E+018</text:p>
          </table:table-cell>
          <table:table-cell office:value-type="float" office:value="1.47705141761972E+018" calcext:value-type="float">
            <text:p>1.47705141761972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141743212E+018" calcext:value-type="float">
            <text:p>1.47705141743212E+018</text:p>
          </table:table-cell>
          <table:table-cell office:value-type="float" office:value="1.47705141761978E+018" calcext:value-type="float">
            <text:p>1.47705141761978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141743247E+018" calcext:value-type="float">
            <text:p>1.47705141743247E+018</text:p>
          </table:table-cell>
          <table:table-cell office:value-type="float" office:value="1.47705141761983E+018" calcext:value-type="float">
            <text:p>1.47705141761983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141743282E+018" calcext:value-type="float">
            <text:p>1.47705141743282E+018</text:p>
          </table:table-cell>
          <table:table-cell office:value-type="float" office:value="1.47705141761988E+018" calcext:value-type="float">
            <text:p>1.47705141761988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14174332E+018" calcext:value-type="float">
            <text:p>1.4770514174332E+018</text:p>
          </table:table-cell>
          <table:table-cell office:value-type="float" office:value="1.47705141761994E+018" calcext:value-type="float">
            <text:p>1.47705141761994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141743355E+018" calcext:value-type="float">
            <text:p>1.47705141743355E+018</text:p>
          </table:table-cell>
          <table:table-cell office:value-type="float" office:value="1.47705141761999E+018" calcext:value-type="float">
            <text:p>1.47705141761999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141743391E+018" calcext:value-type="float">
            <text:p>1.47705141743391E+018</text:p>
          </table:table-cell>
          <table:table-cell office:value-type="float" office:value="1.47705141762004E+018" calcext:value-type="float">
            <text:p>1.47705141762004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141743426E+018" calcext:value-type="float">
            <text:p>1.47705141743426E+018</text:p>
          </table:table-cell>
          <table:table-cell office:value-type="float" office:value="1.4770514176201E+018" calcext:value-type="float">
            <text:p>1.4770514176201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141743463E+018" calcext:value-type="float">
            <text:p>1.47705141743463E+018</text:p>
          </table:table-cell>
          <table:table-cell office:value-type="float" office:value="1.47705141762015E+018" calcext:value-type="float">
            <text:p>1.47705141762015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141743507E+018" calcext:value-type="float">
            <text:p>1.47705141743507E+018</text:p>
          </table:table-cell>
          <table:table-cell office:value-type="float" office:value="1.4770514176202E+018" calcext:value-type="float">
            <text:p>1.4770514176202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141743558E+018" calcext:value-type="float">
            <text:p>1.47705141743558E+018</text:p>
          </table:table-cell>
          <table:table-cell office:value-type="float" office:value="1.47705141762025E+018" calcext:value-type="float">
            <text:p>1.47705141762025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141743595E+018" calcext:value-type="float">
            <text:p>1.47705141743595E+018</text:p>
          </table:table-cell>
          <table:table-cell office:value-type="float" office:value="1.47705141762031E+018" calcext:value-type="float">
            <text:p>1.47705141762031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141743633E+018" calcext:value-type="float">
            <text:p>1.47705141743633E+018</text:p>
          </table:table-cell>
          <table:table-cell office:value-type="float" office:value="1.47705141762146E+018" calcext:value-type="float">
            <text:p>1.47705141762146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141743673E+018" calcext:value-type="float">
            <text:p>1.47705141743673E+018</text:p>
          </table:table-cell>
          <table:table-cell office:value-type="float" office:value="1.47705141762152E+018" calcext:value-type="float">
            <text:p>1.47705141762152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141743712E+018" calcext:value-type="float">
            <text:p>1.47705141743712E+018</text:p>
          </table:table-cell>
          <table:table-cell office:value-type="float" office:value="1.47705141762157E+018" calcext:value-type="float">
            <text:p>1.47705141762157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141743749E+018" calcext:value-type="float">
            <text:p>1.47705141743749E+018</text:p>
          </table:table-cell>
          <table:table-cell office:value-type="float" office:value="1.47705141762162E+018" calcext:value-type="float">
            <text:p>1.47705141762162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141743786E+018" calcext:value-type="float">
            <text:p>1.47705141743786E+018</text:p>
          </table:table-cell>
          <table:table-cell office:value-type="float" office:value="1.47705141762168E+018" calcext:value-type="float">
            <text:p>1.47705141762168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141743826E+018" calcext:value-type="float">
            <text:p>1.47705141743826E+018</text:p>
          </table:table-cell>
          <table:table-cell office:value-type="float" office:value="1.47705141762173E+018" calcext:value-type="float">
            <text:p>1.47705141762173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141743862E+018" calcext:value-type="float">
            <text:p>1.47705141743862E+018</text:p>
          </table:table-cell>
          <table:table-cell office:value-type="float" office:value="1.47705141762178E+018" calcext:value-type="float">
            <text:p>1.47705141762178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1417439E+018" calcext:value-type="float">
            <text:p>1.477051417439E+018</text:p>
          </table:table-cell>
          <table:table-cell office:value-type="float" office:value="1.47705141762184E+018" calcext:value-type="float">
            <text:p>1.47705141762184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141743938E+018" calcext:value-type="float">
            <text:p>1.47705141743938E+018</text:p>
          </table:table-cell>
          <table:table-cell office:value-type="float" office:value="1.47705141762189E+018" calcext:value-type="float">
            <text:p>1.47705141762189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141743973E+018" calcext:value-type="float">
            <text:p>1.47705141743973E+018</text:p>
          </table:table-cell>
          <table:table-cell office:value-type="float" office:value="1.47705141762194E+018" calcext:value-type="float">
            <text:p>1.47705141762194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141744009E+018" calcext:value-type="float">
            <text:p>1.47705141744009E+018</text:p>
          </table:table-cell>
          <table:table-cell office:value-type="float" office:value="1.477051417622E+018" calcext:value-type="float">
            <text:p>1.477051417622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141744044E+018" calcext:value-type="float">
            <text:p>1.47705141744044E+018</text:p>
          </table:table-cell>
          <table:table-cell office:value-type="float" office:value="1.47705141762205E+018" calcext:value-type="float">
            <text:p>1.47705141762205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141744096E+018" calcext:value-type="float">
            <text:p>1.47705141744096E+018</text:p>
          </table:table-cell>
          <table:table-cell office:value-type="float" office:value="1.4770514176221E+018" calcext:value-type="float">
            <text:p>1.4770514176221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141744131E+018" calcext:value-type="float">
            <text:p>1.47705141744131E+018</text:p>
          </table:table-cell>
          <table:table-cell office:value-type="float" office:value="1.47705141762215E+018" calcext:value-type="float">
            <text:p>1.47705141762215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141744166E+018" calcext:value-type="float">
            <text:p>1.47705141744166E+018</text:p>
          </table:table-cell>
          <table:table-cell office:value-type="float" office:value="1.47705141762221E+018" calcext:value-type="float">
            <text:p>1.47705141762221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141744207E+018" calcext:value-type="float">
            <text:p>1.47705141744207E+018</text:p>
          </table:table-cell>
          <table:table-cell office:value-type="float" office:value="1.47705141762226E+018" calcext:value-type="float">
            <text:p>1.47705141762226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141744248E+018" calcext:value-type="float">
            <text:p>1.47705141744248E+018</text:p>
          </table:table-cell>
          <table:table-cell office:value-type="float" office:value="1.47705141762231E+018" calcext:value-type="float">
            <text:p>1.47705141762231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141744285E+018" calcext:value-type="float">
            <text:p>1.47705141744285E+018</text:p>
          </table:table-cell>
          <table:table-cell office:value-type="float" office:value="1.47705141762236E+018" calcext:value-type="float">
            <text:p>1.47705141762236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141744328E+018" calcext:value-type="float">
            <text:p>1.47705141744328E+018</text:p>
          </table:table-cell>
          <table:table-cell office:value-type="float" office:value="1.47705141762242E+018" calcext:value-type="float">
            <text:p>1.47705141762242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141744366E+018" calcext:value-type="float">
            <text:p>1.47705141744366E+018</text:p>
          </table:table-cell>
          <table:table-cell office:value-type="float" office:value="1.47705141762247E+018" calcext:value-type="float">
            <text:p>1.47705141762247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141744404E+018" calcext:value-type="float">
            <text:p>1.47705141744404E+018</text:p>
          </table:table-cell>
          <table:table-cell office:value-type="float" office:value="1.47705141762252E+018" calcext:value-type="float">
            <text:p>1.47705141762252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14174444E+018" calcext:value-type="float">
            <text:p>1.4770514174444E+018</text:p>
          </table:table-cell>
          <table:table-cell office:value-type="float" office:value="1.47705141762258E+018" calcext:value-type="float">
            <text:p>1.47705141762258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141744475E+018" calcext:value-type="float">
            <text:p>1.47705141744475E+018</text:p>
          </table:table-cell>
          <table:table-cell office:value-type="float" office:value="1.47705141762263E+018" calcext:value-type="float">
            <text:p>1.47705141762263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141744521E+018" calcext:value-type="float">
            <text:p>1.47705141744521E+018</text:p>
          </table:table-cell>
          <table:table-cell office:value-type="float" office:value="1.47705141762268E+018" calcext:value-type="float">
            <text:p>1.47705141762268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141744556E+018" calcext:value-type="float">
            <text:p>1.47705141744556E+018</text:p>
          </table:table-cell>
          <table:table-cell office:value-type="float" office:value="1.47705141762274E+018" calcext:value-type="float">
            <text:p>1.47705141762274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141744593E+018" calcext:value-type="float">
            <text:p>1.47705141744593E+018</text:p>
          </table:table-cell>
          <table:table-cell office:value-type="float" office:value="1.47705141762279E+018" calcext:value-type="float">
            <text:p>1.47705141762279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141744627E+018" calcext:value-type="float">
            <text:p>1.47705141744627E+018</text:p>
          </table:table-cell>
          <table:table-cell office:value-type="float" office:value="1.47705141762284E+018" calcext:value-type="float">
            <text:p>1.47705141762284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14174467E+018" calcext:value-type="float">
            <text:p>1.4770514174467E+018</text:p>
          </table:table-cell>
          <table:table-cell office:value-type="float" office:value="1.47705141762336E+018" calcext:value-type="float">
            <text:p>1.47705141762336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141744708E+018" calcext:value-type="float">
            <text:p>1.47705141744708E+018</text:p>
          </table:table-cell>
          <table:table-cell office:value-type="float" office:value="1.47705141762342E+018" calcext:value-type="float">
            <text:p>1.47705141762342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141744753E+018" calcext:value-type="float">
            <text:p>1.47705141744753E+018</text:p>
          </table:table-cell>
          <table:table-cell office:value-type="float" office:value="1.47705141762347E+018" calcext:value-type="float">
            <text:p>1.47705141762347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141744792E+018" calcext:value-type="float">
            <text:p>1.47705141744792E+018</text:p>
          </table:table-cell>
          <table:table-cell office:value-type="float" office:value="1.47705141762353E+018" calcext:value-type="float">
            <text:p>1.47705141762353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141744829E+018" calcext:value-type="float">
            <text:p>1.47705141744829E+018</text:p>
          </table:table-cell>
          <table:table-cell office:value-type="float" office:value="1.47705141762358E+018" calcext:value-type="float">
            <text:p>1.47705141762358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141744866E+018" calcext:value-type="float">
            <text:p>1.47705141744866E+018</text:p>
          </table:table-cell>
          <table:table-cell office:value-type="float" office:value="1.47705141762363E+018" calcext:value-type="float">
            <text:p>1.47705141762363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141744902E+018" calcext:value-type="float">
            <text:p>1.47705141744902E+018</text:p>
          </table:table-cell>
          <table:table-cell office:value-type="float" office:value="1.47705141762369E+018" calcext:value-type="float">
            <text:p>1.47705141762369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14174494E+018" calcext:value-type="float">
            <text:p>1.4770514174494E+018</text:p>
          </table:table-cell>
          <table:table-cell office:value-type="float" office:value="1.47705141762374E+018" calcext:value-type="float">
            <text:p>1.47705141762374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141744979E+018" calcext:value-type="float">
            <text:p>1.47705141744979E+018</text:p>
          </table:table-cell>
          <table:table-cell office:value-type="float" office:value="1.47705141762379E+018" calcext:value-type="float">
            <text:p>1.47705141762379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141745016E+018" calcext:value-type="float">
            <text:p>1.47705141745016E+018</text:p>
          </table:table-cell>
          <table:table-cell office:value-type="float" office:value="1.47705141762385E+018" calcext:value-type="float">
            <text:p>1.47705141762385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141745053E+018" calcext:value-type="float">
            <text:p>1.47705141745053E+018</text:p>
          </table:table-cell>
          <table:table-cell office:value-type="float" office:value="1.4770514176261E+018" calcext:value-type="float">
            <text:p>1.4770514176261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141745091E+018" calcext:value-type="float">
            <text:p>1.47705141745091E+018</text:p>
          </table:table-cell>
          <table:table-cell office:value-type="float" office:value="1.47705141762615E+018" calcext:value-type="float">
            <text:p>1.47705141762615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141745126E+018" calcext:value-type="float">
            <text:p>1.47705141745126E+018</text:p>
          </table:table-cell>
          <table:table-cell office:value-type="float" office:value="1.47705141762621E+018" calcext:value-type="float">
            <text:p>1.47705141762621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141745165E+018" calcext:value-type="float">
            <text:p>1.47705141745165E+018</text:p>
          </table:table-cell>
          <table:table-cell office:value-type="float" office:value="1.47705141762626E+018" calcext:value-type="float">
            <text:p>1.47705141762626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141745201E+018" calcext:value-type="float">
            <text:p>1.47705141745201E+018</text:p>
          </table:table-cell>
          <table:table-cell office:value-type="float" office:value="1.47705141762631E+018" calcext:value-type="float">
            <text:p>1.47705141762631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141745241E+018" calcext:value-type="float">
            <text:p>1.47705141745241E+018</text:p>
          </table:table-cell>
          <table:table-cell office:value-type="float" office:value="1.47705141762637E+018" calcext:value-type="float">
            <text:p>1.47705141762637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141745277E+018" calcext:value-type="float">
            <text:p>1.47705141745277E+018</text:p>
          </table:table-cell>
          <table:table-cell office:value-type="float" office:value="1.47705141762642E+018" calcext:value-type="float">
            <text:p>1.47705141762642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141745314E+018" calcext:value-type="float">
            <text:p>1.47705141745314E+018</text:p>
          </table:table-cell>
          <table:table-cell office:value-type="float" office:value="1.47705141762647E+018" calcext:value-type="float">
            <text:p>1.47705141762647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141745349E+018" calcext:value-type="float">
            <text:p>1.47705141745349E+018</text:p>
          </table:table-cell>
          <table:table-cell office:value-type="float" office:value="1.47705141762652E+018" calcext:value-type="float">
            <text:p>1.47705141762652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141745386E+018" calcext:value-type="float">
            <text:p>1.47705141745386E+018</text:p>
          </table:table-cell>
          <table:table-cell office:value-type="float" office:value="1.47705141762662E+018" calcext:value-type="float">
            <text:p>1.47705141762662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14174542E+018" calcext:value-type="float">
            <text:p>1.4770514174542E+018</text:p>
          </table:table-cell>
          <table:table-cell office:value-type="float" office:value="1.47705141762667E+018" calcext:value-type="float">
            <text:p>1.47705141762667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141745461E+018" calcext:value-type="float">
            <text:p>1.47705141745461E+018</text:p>
          </table:table-cell>
          <table:table-cell office:value-type="float" office:value="1.47705141762672E+018" calcext:value-type="float">
            <text:p>1.47705141762672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141745499E+018" calcext:value-type="float">
            <text:p>1.47705141745499E+018</text:p>
          </table:table-cell>
          <table:table-cell office:value-type="float" office:value="1.47705141762678E+018" calcext:value-type="float">
            <text:p>1.47705141762678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141745536E+018" calcext:value-type="float">
            <text:p>1.47705141745536E+018</text:p>
          </table:table-cell>
          <table:table-cell office:value-type="float" office:value="1.47705141762683E+018" calcext:value-type="float">
            <text:p>1.47705141762683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141745576E+018" calcext:value-type="float">
            <text:p>1.47705141745576E+018</text:p>
          </table:table-cell>
          <table:table-cell office:value-type="float" office:value="1.47705141762688E+018" calcext:value-type="float">
            <text:p>1.47705141762688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141745613E+018" calcext:value-type="float">
            <text:p>1.47705141745613E+018</text:p>
          </table:table-cell>
          <table:table-cell office:value-type="float" office:value="1.47705141762694E+018" calcext:value-type="float">
            <text:p>1.47705141762694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141745648E+018" calcext:value-type="float">
            <text:p>1.47705141745648E+018</text:p>
          </table:table-cell>
          <table:table-cell office:value-type="float" office:value="1.47705141762699E+018" calcext:value-type="float">
            <text:p>1.47705141762699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141745691E+018" calcext:value-type="float">
            <text:p>1.47705141745691E+018</text:p>
          </table:table-cell>
          <table:table-cell office:value-type="float" office:value="1.47705141762704E+018" calcext:value-type="float">
            <text:p>1.47705141762704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141745726E+018" calcext:value-type="float">
            <text:p>1.47705141745726E+018</text:p>
          </table:table-cell>
          <table:table-cell office:value-type="float" office:value="1.47705141762709E+018" calcext:value-type="float">
            <text:p>1.47705141762709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141745763E+018" calcext:value-type="float">
            <text:p>1.47705141745763E+018</text:p>
          </table:table-cell>
          <table:table-cell office:value-type="float" office:value="1.47705141762715E+018" calcext:value-type="float">
            <text:p>1.47705141762715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141745798E+018" calcext:value-type="float">
            <text:p>1.47705141745798E+018</text:p>
          </table:table-cell>
          <table:table-cell office:value-type="float" office:value="1.4770514176272E+018" calcext:value-type="float">
            <text:p>1.4770514176272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141745832E+018" calcext:value-type="float">
            <text:p>1.47705141745832E+018</text:p>
          </table:table-cell>
          <table:table-cell office:value-type="float" office:value="1.47705141762725E+018" calcext:value-type="float">
            <text:p>1.47705141762725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141745867E+018" calcext:value-type="float">
            <text:p>1.47705141745867E+018</text:p>
          </table:table-cell>
          <table:table-cell office:value-type="float" office:value="1.4770514176273E+018" calcext:value-type="float">
            <text:p>1.4770514176273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141745901E+018" calcext:value-type="float">
            <text:p>1.47705141745901E+018</text:p>
          </table:table-cell>
          <table:table-cell office:value-type="float" office:value="1.47705141762736E+018" calcext:value-type="float">
            <text:p>1.47705141762736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141745936E+018" calcext:value-type="float">
            <text:p>1.47705141745936E+018</text:p>
          </table:table-cell>
          <table:table-cell office:value-type="float" office:value="1.47705141762741E+018" calcext:value-type="float">
            <text:p>1.47705141762741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141745971E+018" calcext:value-type="float">
            <text:p>1.47705141745971E+018</text:p>
          </table:table-cell>
          <table:table-cell office:value-type="float" office:value="1.47705141762746E+018" calcext:value-type="float">
            <text:p>1.47705141762746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141746006E+018" calcext:value-type="float">
            <text:p>1.47705141746006E+018</text:p>
          </table:table-cell>
          <table:table-cell office:value-type="float" office:value="1.47705141762751E+018" calcext:value-type="float">
            <text:p>1.47705141762751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14174604E+018" calcext:value-type="float">
            <text:p>1.4770514174604E+018</text:p>
          </table:table-cell>
          <table:table-cell office:value-type="float" office:value="1.47705141762757E+018" calcext:value-type="float">
            <text:p>1.47705141762757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141746078E+018" calcext:value-type="float">
            <text:p>1.47705141746078E+018</text:p>
          </table:table-cell>
          <table:table-cell office:value-type="float" office:value="1.47705141762762E+018" calcext:value-type="float">
            <text:p>1.47705141762762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141746113E+018" calcext:value-type="float">
            <text:p>1.47705141746113E+018</text:p>
          </table:table-cell>
          <table:table-cell office:value-type="float" office:value="1.47705141762767E+018" calcext:value-type="float">
            <text:p>1.47705141762767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14174615E+018" calcext:value-type="float">
            <text:p>1.4770514174615E+018</text:p>
          </table:table-cell>
          <table:table-cell office:value-type="float" office:value="1.47705141762772E+018" calcext:value-type="float">
            <text:p>1.47705141762772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141746185E+018" calcext:value-type="float">
            <text:p>1.47705141746185E+018</text:p>
          </table:table-cell>
          <table:table-cell office:value-type="float" office:value="1.47705141762778E+018" calcext:value-type="float">
            <text:p>1.47705141762778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141746219E+018" calcext:value-type="float">
            <text:p>1.47705141746219E+018</text:p>
          </table:table-cell>
          <table:table-cell office:value-type="float" office:value="1.47705141762783E+018" calcext:value-type="float">
            <text:p>1.47705141762783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141746254E+018" calcext:value-type="float">
            <text:p>1.47705141746254E+018</text:p>
          </table:table-cell>
          <table:table-cell office:value-type="float" office:value="1.47705141762788E+018" calcext:value-type="float">
            <text:p>1.47705141762788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141746289E+018" calcext:value-type="float">
            <text:p>1.47705141746289E+018</text:p>
          </table:table-cell>
          <table:table-cell office:value-type="float" office:value="1.47705141762794E+018" calcext:value-type="float">
            <text:p>1.47705141762794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141746327E+018" calcext:value-type="float">
            <text:p>1.47705141746327E+018</text:p>
          </table:table-cell>
          <table:table-cell office:value-type="float" office:value="1.47705141762799E+018" calcext:value-type="float">
            <text:p>1.47705141762799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141746362E+018" calcext:value-type="float">
            <text:p>1.47705141746362E+018</text:p>
          </table:table-cell>
          <table:table-cell office:value-type="float" office:value="1.47705141762804E+018" calcext:value-type="float">
            <text:p>1.47705141762804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141746398E+018" calcext:value-type="float">
            <text:p>1.47705141746398E+018</text:p>
          </table:table-cell>
          <table:table-cell office:value-type="float" office:value="1.47705141762809E+018" calcext:value-type="float">
            <text:p>1.47705141762809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141746433E+018" calcext:value-type="float">
            <text:p>1.47705141746433E+018</text:p>
          </table:table-cell>
          <table:table-cell office:value-type="float" office:value="1.47705141762814E+018" calcext:value-type="float">
            <text:p>1.47705141762814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141746467E+018" calcext:value-type="float">
            <text:p>1.47705141746467E+018</text:p>
          </table:table-cell>
          <table:table-cell office:value-type="float" office:value="1.4770514176282E+018" calcext:value-type="float">
            <text:p>1.4770514176282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141746502E+018" calcext:value-type="float">
            <text:p>1.47705141746502E+018</text:p>
          </table:table-cell>
          <table:table-cell office:value-type="float" office:value="1.47705141762825E+018" calcext:value-type="float">
            <text:p>1.47705141762825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141746537E+018" calcext:value-type="float">
            <text:p>1.47705141746537E+018</text:p>
          </table:table-cell>
          <table:table-cell office:value-type="float" office:value="1.4770514176283E+018" calcext:value-type="float">
            <text:p>1.4770514176283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141746577E+018" calcext:value-type="float">
            <text:p>1.47705141746577E+018</text:p>
          </table:table-cell>
          <table:table-cell office:value-type="float" office:value="1.47705141762836E+018" calcext:value-type="float">
            <text:p>1.47705141762836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141746613E+018" calcext:value-type="float">
            <text:p>1.47705141746613E+018</text:p>
          </table:table-cell>
          <table:table-cell office:value-type="float" office:value="1.47705141762841E+018" calcext:value-type="float">
            <text:p>1.47705141762841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14174665E+018" calcext:value-type="float">
            <text:p>1.4770514174665E+018</text:p>
          </table:table-cell>
          <table:table-cell office:value-type="float" office:value="1.47705141762851E+018" calcext:value-type="float">
            <text:p>1.47705141762851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141746695E+018" calcext:value-type="float">
            <text:p>1.47705141746695E+018</text:p>
          </table:table-cell>
          <table:table-cell office:value-type="float" office:value="1.47705141762857E+018" calcext:value-type="float">
            <text:p>1.47705141762857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141746735E+018" calcext:value-type="float">
            <text:p>1.47705141746735E+018</text:p>
          </table:table-cell>
          <table:table-cell office:value-type="float" office:value="1.47705141762862E+018" calcext:value-type="float">
            <text:p>1.47705141762862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141746772E+018" calcext:value-type="float">
            <text:p>1.47705141746772E+018</text:p>
          </table:table-cell>
          <table:table-cell office:value-type="float" office:value="1.47705141762867E+018" calcext:value-type="float">
            <text:p>1.47705141762867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141746812E+018" calcext:value-type="float">
            <text:p>1.47705141746812E+018</text:p>
          </table:table-cell>
          <table:table-cell office:value-type="float" office:value="1.47705141762873E+018" calcext:value-type="float">
            <text:p>1.47705141762873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141746848E+018" calcext:value-type="float">
            <text:p>1.47705141746848E+018</text:p>
          </table:table-cell>
          <table:table-cell office:value-type="float" office:value="1.47705141762878E+018" calcext:value-type="float">
            <text:p>1.47705141762878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141746884E+018" calcext:value-type="float">
            <text:p>1.47705141746884E+018</text:p>
          </table:table-cell>
          <table:table-cell office:value-type="float" office:value="1.47705141762883E+018" calcext:value-type="float">
            <text:p>1.47705141762883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141746919E+018" calcext:value-type="float">
            <text:p>1.47705141746919E+018</text:p>
          </table:table-cell>
          <table:table-cell office:value-type="float" office:value="1.47705141762888E+018" calcext:value-type="float">
            <text:p>1.47705141762888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141746954E+018" calcext:value-type="float">
            <text:p>1.47705141746954E+018</text:p>
          </table:table-cell>
          <table:table-cell office:value-type="float" office:value="1.47705141762894E+018" calcext:value-type="float">
            <text:p>1.47705141762894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141746988E+018" calcext:value-type="float">
            <text:p>1.47705141746988E+018</text:p>
          </table:table-cell>
          <table:table-cell office:value-type="float" office:value="1.47705141762899E+018" calcext:value-type="float">
            <text:p>1.47705141762899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141747026E+018" calcext:value-type="float">
            <text:p>1.47705141747026E+018</text:p>
          </table:table-cell>
          <table:table-cell office:value-type="float" office:value="1.47705141762904E+018" calcext:value-type="float">
            <text:p>1.47705141762904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141747063E+018" calcext:value-type="float">
            <text:p>1.47705141747063E+018</text:p>
          </table:table-cell>
          <table:table-cell office:value-type="float" office:value="1.4770514176291E+018" calcext:value-type="float">
            <text:p>1.4770514176291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141747099E+018" calcext:value-type="float">
            <text:p>1.47705141747099E+018</text:p>
          </table:table-cell>
          <table:table-cell office:value-type="float" office:value="1.47705141762915E+018" calcext:value-type="float">
            <text:p>1.47705141762915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141747134E+018" calcext:value-type="float">
            <text:p>1.47705141747134E+018</text:p>
          </table:table-cell>
          <table:table-cell office:value-type="float" office:value="1.4770514176292E+018" calcext:value-type="float">
            <text:p>1.4770514176292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141747169E+018" calcext:value-type="float">
            <text:p>1.47705141747169E+018</text:p>
          </table:table-cell>
          <table:table-cell office:value-type="float" office:value="1.47705141762946E+018" calcext:value-type="float">
            <text:p>1.47705141762946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141747203E+018" calcext:value-type="float">
            <text:p>1.47705141747203E+018</text:p>
          </table:table-cell>
          <table:table-cell office:value-type="float" office:value="1.47705141762951E+018" calcext:value-type="float">
            <text:p>1.47705141762951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141747238E+018" calcext:value-type="float">
            <text:p>1.47705141747238E+018</text:p>
          </table:table-cell>
          <table:table-cell office:value-type="float" office:value="1.47705141763151E+018" calcext:value-type="float">
            <text:p>1.47705141763151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141747273E+018" calcext:value-type="float">
            <text:p>1.47705141747273E+018</text:p>
          </table:table-cell>
          <table:table-cell office:value-type="float" office:value="1.47705141763156E+018" calcext:value-type="float">
            <text:p>1.47705141763156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141747308E+018" calcext:value-type="float">
            <text:p>1.47705141747308E+018</text:p>
          </table:table-cell>
          <table:table-cell office:value-type="float" office:value="1.47705141763162E+018" calcext:value-type="float">
            <text:p>1.47705141763162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141747342E+018" calcext:value-type="float">
            <text:p>1.47705141747342E+018</text:p>
          </table:table-cell>
          <table:table-cell office:value-type="float" office:value="1.47705141763167E+018" calcext:value-type="float">
            <text:p>1.47705141763167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141747376E+018" calcext:value-type="float">
            <text:p>1.47705141747376E+018</text:p>
          </table:table-cell>
          <table:table-cell office:value-type="float" office:value="1.47705141763173E+018" calcext:value-type="float">
            <text:p>1.47705141763173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141747413E+018" calcext:value-type="float">
            <text:p>1.47705141747413E+018</text:p>
          </table:table-cell>
          <table:table-cell office:value-type="float" office:value="1.47705141763178E+018" calcext:value-type="float">
            <text:p>1.47705141763178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141747447E+018" calcext:value-type="float">
            <text:p>1.47705141747447E+018</text:p>
          </table:table-cell>
          <table:table-cell office:value-type="float" office:value="1.47705141763183E+018" calcext:value-type="float">
            <text:p>1.47705141763183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141747482E+018" calcext:value-type="float">
            <text:p>1.47705141747482E+018</text:p>
          </table:table-cell>
          <table:table-cell office:value-type="float" office:value="1.47705141763189E+018" calcext:value-type="float">
            <text:p>1.47705141763189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141747517E+018" calcext:value-type="float">
            <text:p>1.47705141747517E+018</text:p>
          </table:table-cell>
          <table:table-cell office:value-type="float" office:value="1.47705141763194E+018" calcext:value-type="float">
            <text:p>1.47705141763194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141747551E+018" calcext:value-type="float">
            <text:p>1.47705141747551E+018</text:p>
          </table:table-cell>
          <table:table-cell office:value-type="float" office:value="1.47705141763199E+018" calcext:value-type="float">
            <text:p>1.47705141763199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141747586E+018" calcext:value-type="float">
            <text:p>1.47705141747586E+018</text:p>
          </table:table-cell>
          <table:table-cell office:value-type="float" office:value="1.47705141763204E+018" calcext:value-type="float">
            <text:p>1.47705141763204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141747624E+018" calcext:value-type="float">
            <text:p>1.47705141747624E+018</text:p>
          </table:table-cell>
          <table:table-cell office:value-type="float" office:value="1.4770514176321E+018" calcext:value-type="float">
            <text:p>1.4770514176321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141747664E+018" calcext:value-type="float">
            <text:p>1.47705141747664E+018</text:p>
          </table:table-cell>
          <table:table-cell office:value-type="float" office:value="1.47705141763215E+018" calcext:value-type="float">
            <text:p>1.47705141763215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141747701E+018" calcext:value-type="float">
            <text:p>1.47705141747701E+018</text:p>
          </table:table-cell>
          <table:table-cell office:value-type="float" office:value="1.4770514176322E+018" calcext:value-type="float">
            <text:p>1.4770514176322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141747736E+018" calcext:value-type="float">
            <text:p>1.47705141747736E+018</text:p>
          </table:table-cell>
          <table:table-cell office:value-type="float" office:value="1.47705141763225E+018" calcext:value-type="float">
            <text:p>1.47705141763225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141747774E+018" calcext:value-type="float">
            <text:p>1.47705141747774E+018</text:p>
          </table:table-cell>
          <table:table-cell office:value-type="float" office:value="1.47705141763231E+018" calcext:value-type="float">
            <text:p>1.47705141763231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141747809E+018" calcext:value-type="float">
            <text:p>1.47705141747809E+018</text:p>
          </table:table-cell>
          <table:table-cell office:value-type="float" office:value="1.47705141763236E+018" calcext:value-type="float">
            <text:p>1.47705141763236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141747846E+018" calcext:value-type="float">
            <text:p>1.47705141747846E+018</text:p>
          </table:table-cell>
          <table:table-cell office:value-type="float" office:value="1.47705141763241E+018" calcext:value-type="float">
            <text:p>1.47705141763241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14174788E+018" calcext:value-type="float">
            <text:p>1.4770514174788E+018</text:p>
          </table:table-cell>
          <table:table-cell office:value-type="float" office:value="1.47705141763246E+018" calcext:value-type="float">
            <text:p>1.47705141763246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141747919E+018" calcext:value-type="float">
            <text:p>1.47705141747919E+018</text:p>
          </table:table-cell>
          <table:table-cell office:value-type="float" office:value="1.47705141763252E+018" calcext:value-type="float">
            <text:p>1.47705141763252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141747953E+018" calcext:value-type="float">
            <text:p>1.47705141747953E+018</text:p>
          </table:table-cell>
          <table:table-cell office:value-type="float" office:value="1.47705141763257E+018" calcext:value-type="float">
            <text:p>1.47705141763257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14174799E+018" calcext:value-type="float">
            <text:p>1.4770514174799E+018</text:p>
          </table:table-cell>
          <table:table-cell office:value-type="float" office:value="1.47705141763262E+018" calcext:value-type="float">
            <text:p>1.47705141763262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141748025E+018" calcext:value-type="float">
            <text:p>1.47705141748025E+018</text:p>
          </table:table-cell>
          <table:table-cell office:value-type="float" office:value="1.47705141763268E+018" calcext:value-type="float">
            <text:p>1.47705141763268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141748059E+018" calcext:value-type="float">
            <text:p>1.47705141748059E+018</text:p>
          </table:table-cell>
          <table:table-cell office:value-type="float" office:value="1.47705141763273E+018" calcext:value-type="float">
            <text:p>1.47705141763273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141748094E+018" calcext:value-type="float">
            <text:p>1.47705141748094E+018</text:p>
          </table:table-cell>
          <table:table-cell office:value-type="float" office:value="1.47705141763278E+018" calcext:value-type="float">
            <text:p>1.47705141763278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141748129E+018" calcext:value-type="float">
            <text:p>1.47705141748129E+018</text:p>
          </table:table-cell>
          <table:table-cell office:value-type="float" office:value="1.47705141763283E+018" calcext:value-type="float">
            <text:p>1.47705141763283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141748163E+018" calcext:value-type="float">
            <text:p>1.47705141748163E+018</text:p>
          </table:table-cell>
          <table:table-cell office:value-type="float" office:value="1.47705141763289E+018" calcext:value-type="float">
            <text:p>1.47705141763289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141748198E+018" calcext:value-type="float">
            <text:p>1.47705141748198E+018</text:p>
          </table:table-cell>
          <table:table-cell office:value-type="float" office:value="1.47705141763294E+018" calcext:value-type="float">
            <text:p>1.47705141763294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141748233E+018" calcext:value-type="float">
            <text:p>1.47705141748233E+018</text:p>
          </table:table-cell>
          <table:table-cell office:value-type="float" office:value="1.47705141763299E+018" calcext:value-type="float">
            <text:p>1.47705141763299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141748267E+018" calcext:value-type="float">
            <text:p>1.47705141748267E+018</text:p>
          </table:table-cell>
          <table:table-cell office:value-type="float" office:value="1.47705141763304E+018" calcext:value-type="float">
            <text:p>1.47705141763304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141748302E+018" calcext:value-type="float">
            <text:p>1.47705141748302E+018</text:p>
          </table:table-cell>
          <table:table-cell office:value-type="float" office:value="1.4770514176331E+018" calcext:value-type="float">
            <text:p>1.4770514176331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141748337E+018" calcext:value-type="float">
            <text:p>1.47705141748337E+018</text:p>
          </table:table-cell>
          <table:table-cell office:value-type="float" office:value="1.47705141763315E+018" calcext:value-type="float">
            <text:p>1.47705141763315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141748372E+018" calcext:value-type="float">
            <text:p>1.47705141748372E+018</text:p>
          </table:table-cell>
          <table:table-cell office:value-type="float" office:value="1.4770514176332E+018" calcext:value-type="float">
            <text:p>1.4770514176332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141748406E+018" calcext:value-type="float">
            <text:p>1.47705141748406E+018</text:p>
          </table:table-cell>
          <table:table-cell office:value-type="float" office:value="1.47705141763326E+018" calcext:value-type="float">
            <text:p>1.47705141763326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141748441E+018" calcext:value-type="float">
            <text:p>1.47705141748441E+018</text:p>
          </table:table-cell>
          <table:table-cell office:value-type="float" office:value="1.47705141763331E+018" calcext:value-type="float">
            <text:p>1.47705141763331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141748475E+018" calcext:value-type="float">
            <text:p>1.47705141748475E+018</text:p>
          </table:table-cell>
          <table:table-cell office:value-type="float" office:value="1.47705141763336E+018" calcext:value-type="float">
            <text:p>1.47705141763336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14174851E+018" calcext:value-type="float">
            <text:p>1.4770514174851E+018</text:p>
          </table:table-cell>
          <table:table-cell office:value-type="float" office:value="1.47705141763341E+018" calcext:value-type="float">
            <text:p>1.47705141763341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141748545E+018" calcext:value-type="float">
            <text:p>1.47705141748545E+018</text:p>
          </table:table-cell>
          <table:table-cell office:value-type="float" office:value="1.47705141763347E+018" calcext:value-type="float">
            <text:p>1.47705141763347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14174858E+018" calcext:value-type="float">
            <text:p>1.4770514174858E+018</text:p>
          </table:table-cell>
          <table:table-cell office:value-type="float" office:value="1.47705141763352E+018" calcext:value-type="float">
            <text:p>1.47705141763352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141748614E+018" calcext:value-type="float">
            <text:p>1.47705141748614E+018</text:p>
          </table:table-cell>
          <table:table-cell office:value-type="float" office:value="1.47705141763357E+018" calcext:value-type="float">
            <text:p>1.47705141763357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141748649E+018" calcext:value-type="float">
            <text:p>1.47705141748649E+018</text:p>
          </table:table-cell>
          <table:table-cell office:value-type="float" office:value="1.47705141763363E+018" calcext:value-type="float">
            <text:p>1.47705141763363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141748691E+018" calcext:value-type="float">
            <text:p>1.47705141748691E+018</text:p>
          </table:table-cell>
          <table:table-cell office:value-type="float" office:value="1.47705141763368E+018" calcext:value-type="float">
            <text:p>1.47705141763368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141748726E+018" calcext:value-type="float">
            <text:p>1.47705141748726E+018</text:p>
          </table:table-cell>
          <table:table-cell office:value-type="float" office:value="1.47705141763373E+018" calcext:value-type="float">
            <text:p>1.47705141763373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141748762E+018" calcext:value-type="float">
            <text:p>1.47705141748762E+018</text:p>
          </table:table-cell>
          <table:table-cell office:value-type="float" office:value="1.47705141763378E+018" calcext:value-type="float">
            <text:p>1.47705141763378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141748797E+018" calcext:value-type="float">
            <text:p>1.47705141748797E+018</text:p>
          </table:table-cell>
          <table:table-cell office:value-type="float" office:value="1.47705141763384E+018" calcext:value-type="float">
            <text:p>1.47705141763384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141748831E+018" calcext:value-type="float">
            <text:p>1.47705141748831E+018</text:p>
          </table:table-cell>
          <table:table-cell office:value-type="float" office:value="1.47705141763389E+018" calcext:value-type="float">
            <text:p>1.47705141763389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14174887E+018" calcext:value-type="float">
            <text:p>1.4770514174887E+018</text:p>
          </table:table-cell>
          <table:table-cell office:value-type="float" office:value="1.47705141763416E+018" calcext:value-type="float">
            <text:p>1.47705141763416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141748905E+018" calcext:value-type="float">
            <text:p>1.47705141748905E+018</text:p>
          </table:table-cell>
          <table:table-cell office:value-type="float" office:value="1.47705141763422E+018" calcext:value-type="float">
            <text:p>1.47705141763422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141748941E+018" calcext:value-type="float">
            <text:p>1.47705141748941E+018</text:p>
          </table:table-cell>
          <table:table-cell office:value-type="float" office:value="1.47705141763427E+018" calcext:value-type="float">
            <text:p>1.47705141763427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141748979E+018" calcext:value-type="float">
            <text:p>1.47705141748979E+018</text:p>
          </table:table-cell>
          <table:table-cell office:value-type="float" office:value="1.47705141763541E+018" calcext:value-type="float">
            <text:p>1.47705141763541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141749014E+018" calcext:value-type="float">
            <text:p>1.47705141749014E+018</text:p>
          </table:table-cell>
          <table:table-cell office:value-type="float" office:value="1.47705141763547E+018" calcext:value-type="float">
            <text:p>1.47705141763547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141749054E+018" calcext:value-type="float">
            <text:p>1.47705141749054E+018</text:p>
          </table:table-cell>
          <table:table-cell office:value-type="float" office:value="1.47705141763552E+018" calcext:value-type="float">
            <text:p>1.47705141763552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14174909E+018" calcext:value-type="float">
            <text:p>1.4770514174909E+018</text:p>
          </table:table-cell>
          <table:table-cell office:value-type="float" office:value="1.47705141763557E+018" calcext:value-type="float">
            <text:p>1.47705141763557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141749129E+018" calcext:value-type="float">
            <text:p>1.47705141749129E+018</text:p>
          </table:table-cell>
          <table:table-cell office:value-type="float" office:value="1.47705141763563E+018" calcext:value-type="float">
            <text:p>1.47705141763563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141749165E+018" calcext:value-type="float">
            <text:p>1.47705141749165E+018</text:p>
          </table:table-cell>
          <table:table-cell office:value-type="float" office:value="1.47705141763568E+018" calcext:value-type="float">
            <text:p>1.47705141763568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141749202E+018" calcext:value-type="float">
            <text:p>1.47705141749202E+018</text:p>
          </table:table-cell>
          <table:table-cell office:value-type="float" office:value="1.47705141763573E+018" calcext:value-type="float">
            <text:p>1.47705141763573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141749237E+018" calcext:value-type="float">
            <text:p>1.47705141749237E+018</text:p>
          </table:table-cell>
          <table:table-cell office:value-type="float" office:value="1.47705141763579E+018" calcext:value-type="float">
            <text:p>1.47705141763579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141749271E+018" calcext:value-type="float">
            <text:p>1.47705141749271E+018</text:p>
          </table:table-cell>
          <table:table-cell office:value-type="float" office:value="1.47705141763584E+018" calcext:value-type="float">
            <text:p>1.47705141763584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141749306E+018" calcext:value-type="float">
            <text:p>1.47705141749306E+018</text:p>
          </table:table-cell>
          <table:table-cell office:value-type="float" office:value="1.47705141763589E+018" calcext:value-type="float">
            <text:p>1.47705141763589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14174934E+018" calcext:value-type="float">
            <text:p>1.4770514174934E+018</text:p>
          </table:table-cell>
          <table:table-cell office:value-type="float" office:value="1.47705141763594E+018" calcext:value-type="float">
            <text:p>1.47705141763594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141749375E+018" calcext:value-type="float">
            <text:p>1.47705141749375E+018</text:p>
          </table:table-cell>
          <table:table-cell office:value-type="float" office:value="1.477051417636E+018" calcext:value-type="float">
            <text:p>1.477051417636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141749413E+018" calcext:value-type="float">
            <text:p>1.47705141749413E+018</text:p>
          </table:table-cell>
          <table:table-cell office:value-type="float" office:value="1.47705141763605E+018" calcext:value-type="float">
            <text:p>1.47705141763605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141749448E+018" calcext:value-type="float">
            <text:p>1.47705141749448E+018</text:p>
          </table:table-cell>
          <table:table-cell office:value-type="float" office:value="1.4770514176361E+018" calcext:value-type="float">
            <text:p>1.4770514176361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141749484E+018" calcext:value-type="float">
            <text:p>1.47705141749484E+018</text:p>
          </table:table-cell>
          <table:table-cell office:value-type="float" office:value="1.47705141763616E+018" calcext:value-type="float">
            <text:p>1.47705141763616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141749522E+018" calcext:value-type="float">
            <text:p>1.47705141749522E+018</text:p>
          </table:table-cell>
          <table:table-cell office:value-type="float" office:value="1.47705141763621E+018" calcext:value-type="float">
            <text:p>1.47705141763621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141749565E+018" calcext:value-type="float">
            <text:p>1.47705141749565E+018</text:p>
          </table:table-cell>
          <table:table-cell office:value-type="float" office:value="1.47705141763626E+018" calcext:value-type="float">
            <text:p>1.47705141763626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141749601E+018" calcext:value-type="float">
            <text:p>1.47705141749601E+018</text:p>
          </table:table-cell>
          <table:table-cell office:value-type="float" office:value="1.47705141763632E+018" calcext:value-type="float">
            <text:p>1.47705141763632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141749636E+018" calcext:value-type="float">
            <text:p>1.47705141749636E+018</text:p>
          </table:table-cell>
          <table:table-cell office:value-type="float" office:value="1.47705141763637E+018" calcext:value-type="float">
            <text:p>1.47705141763637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141749675E+018" calcext:value-type="float">
            <text:p>1.47705141749675E+018</text:p>
          </table:table-cell>
          <table:table-cell office:value-type="float" office:value="1.47705141763642E+018" calcext:value-type="float">
            <text:p>1.47705141763642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14174971E+018" calcext:value-type="float">
            <text:p>1.4770514174971E+018</text:p>
          </table:table-cell>
          <table:table-cell office:value-type="float" office:value="1.47705141763647E+018" calcext:value-type="float">
            <text:p>1.47705141763647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141749744E+018" calcext:value-type="float">
            <text:p>1.47705141749744E+018</text:p>
          </table:table-cell>
          <table:table-cell office:value-type="float" office:value="1.47705141763653E+018" calcext:value-type="float">
            <text:p>1.47705141763653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141749779E+018" calcext:value-type="float">
            <text:p>1.47705141749779E+018</text:p>
          </table:table-cell>
          <table:table-cell office:value-type="float" office:value="1.47705141763661E+018" calcext:value-type="float">
            <text:p>1.47705141763661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141749813E+018" calcext:value-type="float">
            <text:p>1.47705141749813E+018</text:p>
          </table:table-cell>
          <table:table-cell office:value-type="float" office:value="1.47705141763667E+018" calcext:value-type="float">
            <text:p>1.47705141763667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141749848E+018" calcext:value-type="float">
            <text:p>1.47705141749848E+018</text:p>
          </table:table-cell>
          <table:table-cell office:value-type="float" office:value="1.47705141763672E+018" calcext:value-type="float">
            <text:p>1.47705141763672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141749883E+018" calcext:value-type="float">
            <text:p>1.47705141749883E+018</text:p>
          </table:table-cell>
          <table:table-cell office:value-type="float" office:value="1.47705141763677E+018" calcext:value-type="float">
            <text:p>1.47705141763677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141749917E+018" calcext:value-type="float">
            <text:p>1.47705141749917E+018</text:p>
          </table:table-cell>
          <table:table-cell office:value-type="float" office:value="1.47705141763683E+018" calcext:value-type="float">
            <text:p>1.47705141763683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141749952E+018" calcext:value-type="float">
            <text:p>1.47705141749952E+018</text:p>
          </table:table-cell>
          <table:table-cell office:value-type="float" office:value="1.47705141763688E+018" calcext:value-type="float">
            <text:p>1.47705141763688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141749988E+018" calcext:value-type="float">
            <text:p>1.47705141749988E+018</text:p>
          </table:table-cell>
          <table:table-cell office:value-type="float" office:value="1.47705141763715E+018" calcext:value-type="float">
            <text:p>1.47705141763715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141750023E+018" calcext:value-type="float">
            <text:p>1.47705141750023E+018</text:p>
          </table:table-cell>
          <table:table-cell office:value-type="float" office:value="1.47705141763721E+018" calcext:value-type="float">
            <text:p>1.47705141763721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141750058E+018" calcext:value-type="float">
            <text:p>1.47705141750058E+018</text:p>
          </table:table-cell>
          <table:table-cell office:value-type="float" office:value="1.47705141763766E+018" calcext:value-type="float">
            <text:p>1.47705141763766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141750093E+018" calcext:value-type="float">
            <text:p>1.47705141750093E+018</text:p>
          </table:table-cell>
          <table:table-cell office:value-type="float" office:value="1.47705141763772E+018" calcext:value-type="float">
            <text:p>1.47705141763772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141750127E+018" calcext:value-type="float">
            <text:p>1.47705141750127E+018</text:p>
          </table:table-cell>
          <table:table-cell office:value-type="float" office:value="1.47705141763777E+018" calcext:value-type="float">
            <text:p>1.47705141763777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141750165E+018" calcext:value-type="float">
            <text:p>1.47705141750165E+018</text:p>
          </table:table-cell>
          <table:table-cell office:value-type="float" office:value="1.47705141763783E+018" calcext:value-type="float">
            <text:p>1.47705141763783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141750201E+018" calcext:value-type="float">
            <text:p>1.47705141750201E+018</text:p>
          </table:table-cell>
          <table:table-cell office:value-type="float" office:value="1.47705141763788E+018" calcext:value-type="float">
            <text:p>1.47705141763788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141750237E+018" calcext:value-type="float">
            <text:p>1.47705141750237E+018</text:p>
          </table:table-cell>
          <table:table-cell office:value-type="float" office:value="1.47705141763793E+018" calcext:value-type="float">
            <text:p>1.47705141763793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141750272E+018" calcext:value-type="float">
            <text:p>1.47705141750272E+018</text:p>
          </table:table-cell>
          <table:table-cell office:value-type="float" office:value="1.47705141763799E+018" calcext:value-type="float">
            <text:p>1.47705141763799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141750311E+018" calcext:value-type="float">
            <text:p>1.47705141750311E+018</text:p>
          </table:table-cell>
          <table:table-cell office:value-type="float" office:value="1.47705141763804E+018" calcext:value-type="float">
            <text:p>1.47705141763804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141750346E+018" calcext:value-type="float">
            <text:p>1.47705141750346E+018</text:p>
          </table:table-cell>
          <table:table-cell office:value-type="float" office:value="1.47705141763809E+018" calcext:value-type="float">
            <text:p>1.47705141763809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141750386E+018" calcext:value-type="float">
            <text:p>1.47705141750386E+018</text:p>
          </table:table-cell>
          <table:table-cell office:value-type="float" office:value="1.47705141764279E+018" calcext:value-type="float">
            <text:p>1.47705141764279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141750425E+018" calcext:value-type="float">
            <text:p>1.47705141750425E+018</text:p>
          </table:table-cell>
          <table:table-cell office:value-type="float" office:value="1.47705141764306E+018" calcext:value-type="float">
            <text:p>1.47705141764306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141750462E+018" calcext:value-type="float">
            <text:p>1.47705141750462E+018</text:p>
          </table:table-cell>
          <table:table-cell office:value-type="float" office:value="1.47705141764312E+018" calcext:value-type="float">
            <text:p>1.47705141764312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141750503E+018" calcext:value-type="float">
            <text:p>1.47705141750503E+018</text:p>
          </table:table-cell>
          <table:table-cell office:value-type="float" office:value="1.47705141764317E+018" calcext:value-type="float">
            <text:p>1.47705141764317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14175054E+018" calcext:value-type="float">
            <text:p>1.4770514175054E+018</text:p>
          </table:table-cell>
          <table:table-cell office:value-type="float" office:value="1.47705141764333E+018" calcext:value-type="float">
            <text:p>1.47705141764333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141750576E+018" calcext:value-type="float">
            <text:p>1.47705141750576E+018</text:p>
          </table:table-cell>
          <table:table-cell office:value-type="float" office:value="1.47705141764358E+018" calcext:value-type="float">
            <text:p>1.47705141764358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14175061E+018" calcext:value-type="float">
            <text:p>1.4770514175061E+018</text:p>
          </table:table-cell>
          <table:table-cell office:value-type="float" office:value="1.47705141764363E+018" calcext:value-type="float">
            <text:p>1.47705141764363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141750645E+018" calcext:value-type="float">
            <text:p>1.47705141750645E+018</text:p>
          </table:table-cell>
          <table:table-cell office:value-type="float" office:value="1.47705141764369E+018" calcext:value-type="float">
            <text:p>1.47705141764369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141750684E+018" calcext:value-type="float">
            <text:p>1.47705141750684E+018</text:p>
          </table:table-cell>
          <table:table-cell office:value-type="float" office:value="1.47705141764385E+018" calcext:value-type="float">
            <text:p>1.47705141764385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141750719E+018" calcext:value-type="float">
            <text:p>1.47705141750719E+018</text:p>
          </table:table-cell>
          <table:table-cell office:value-type="float" office:value="1.47705141764402E+018" calcext:value-type="float">
            <text:p>1.47705141764402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141750754E+018" calcext:value-type="float">
            <text:p>1.47705141750754E+018</text:p>
          </table:table-cell>
          <table:table-cell office:value-type="float" office:value="1.47705141764418E+018" calcext:value-type="float">
            <text:p>1.47705141764418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141750788E+018" calcext:value-type="float">
            <text:p>1.47705141750788E+018</text:p>
          </table:table-cell>
          <table:table-cell office:value-type="float" office:value="1.47705141764497E+018" calcext:value-type="float">
            <text:p>1.47705141764497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141750823E+018" calcext:value-type="float">
            <text:p>1.47705141750823E+018</text:p>
          </table:table-cell>
          <table:table-cell office:value-type="float" office:value="1.47705141764514E+018" calcext:value-type="float">
            <text:p>1.47705141764514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141750858E+018" calcext:value-type="float">
            <text:p>1.47705141750858E+018</text:p>
          </table:table-cell>
          <table:table-cell office:value-type="float" office:value="1.47705141764563E+018" calcext:value-type="float">
            <text:p>1.47705141764563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141750892E+018" calcext:value-type="float">
            <text:p>1.47705141750892E+018</text:p>
          </table:table-cell>
          <table:table-cell office:value-type="float" office:value="1.47705141764587E+018" calcext:value-type="float">
            <text:p>1.47705141764587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141750926E+018" calcext:value-type="float">
            <text:p>1.47705141750926E+018</text:p>
          </table:table-cell>
          <table:table-cell office:value-type="float" office:value="1.47705141764665E+018" calcext:value-type="float">
            <text:p>1.47705141764665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141750962E+018" calcext:value-type="float">
            <text:p>1.47705141750962E+018</text:p>
          </table:table-cell>
          <table:table-cell office:value-type="float" office:value="1.47705141764761E+018" calcext:value-type="float">
            <text:p>1.47705141764761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141750996E+018" calcext:value-type="float">
            <text:p>1.47705141750996E+018</text:p>
          </table:table-cell>
          <table:table-cell office:value-type="float" office:value="1.47705141764824E+018" calcext:value-type="float">
            <text:p>1.47705141764824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141751031E+018" calcext:value-type="float">
            <text:p>1.47705141751031E+018</text:p>
          </table:table-cell>
          <table:table-cell office:value-type="float" office:value="1.47705141764856E+018" calcext:value-type="float">
            <text:p>1.47705141764856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141751066E+018" calcext:value-type="float">
            <text:p>1.47705141751066E+018</text:p>
          </table:table-cell>
          <table:table-cell office:value-type="float" office:value="1.47705141764946E+018" calcext:value-type="float">
            <text:p>1.47705141764946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1417511E+018" calcext:value-type="float">
            <text:p>1.477051417511E+018</text:p>
          </table:table-cell>
          <table:table-cell office:value-type="float" office:value="1.47705141765028E+018" calcext:value-type="float">
            <text:p>1.47705141765028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141751138E+018" calcext:value-type="float">
            <text:p>1.47705141751138E+018</text:p>
          </table:table-cell>
          <table:table-cell office:value-type="float" office:value="1.47705141765045E+018" calcext:value-type="float">
            <text:p>1.47705141765045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141751173E+018" calcext:value-type="float">
            <text:p>1.47705141751173E+018</text:p>
          </table:table-cell>
          <table:table-cell office:value-type="float" office:value="1.4770514176508E+018" calcext:value-type="float">
            <text:p>1.4770514176508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141751208E+018" calcext:value-type="float">
            <text:p>1.47705141751208E+018</text:p>
          </table:table-cell>
          <table:table-cell office:value-type="float" office:value="1.47705141765086E+018" calcext:value-type="float">
            <text:p>1.47705141765086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141751244E+018" calcext:value-type="float">
            <text:p>1.47705141751244E+018</text:p>
          </table:table-cell>
          <table:table-cell office:value-type="float" office:value="1.47705141765091E+018" calcext:value-type="float">
            <text:p>1.47705141765091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141751279E+018" calcext:value-type="float">
            <text:p>1.47705141751279E+018</text:p>
          </table:table-cell>
          <table:table-cell office:value-type="float" office:value="1.47705141765097E+018" calcext:value-type="float">
            <text:p>1.47705141765097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141751314E+018" calcext:value-type="float">
            <text:p>1.47705141751314E+018</text:p>
          </table:table-cell>
          <table:table-cell office:value-type="float" office:value="1.47705141765102E+018" calcext:value-type="float">
            <text:p>1.47705141765102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141751348E+018" calcext:value-type="float">
            <text:p>1.47705141751348E+018</text:p>
          </table:table-cell>
          <table:table-cell office:value-type="float" office:value="1.47705141765177E+018" calcext:value-type="float">
            <text:p>1.47705141765177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141751384E+018" calcext:value-type="float">
            <text:p>1.47705141751384E+018</text:p>
          </table:table-cell>
          <table:table-cell office:value-type="float" office:value="1.47705141765182E+018" calcext:value-type="float">
            <text:p>1.47705141765182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141751418E+018" calcext:value-type="float">
            <text:p>1.47705141751418E+018</text:p>
          </table:table-cell>
          <table:table-cell office:value-type="float" office:value="1.47705141765188E+018" calcext:value-type="float">
            <text:p>1.47705141765188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141751453E+018" calcext:value-type="float">
            <text:p>1.47705141751453E+018</text:p>
          </table:table-cell>
          <table:table-cell office:value-type="float" office:value="1.47705141765193E+018" calcext:value-type="float">
            <text:p>1.47705141765193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141751491E+018" calcext:value-type="float">
            <text:p>1.47705141751491E+018</text:p>
          </table:table-cell>
          <table:table-cell office:value-type="float" office:value="1.47705141765198E+018" calcext:value-type="float">
            <text:p>1.47705141765198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141751526E+018" calcext:value-type="float">
            <text:p>1.47705141751526E+018</text:p>
          </table:table-cell>
          <table:table-cell office:value-type="float" office:value="1.47705141765204E+018" calcext:value-type="float">
            <text:p>1.47705141765204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141751568E+018" calcext:value-type="float">
            <text:p>1.47705141751568E+018</text:p>
          </table:table-cell>
          <table:table-cell office:value-type="float" office:value="1.47705141765209E+018" calcext:value-type="float">
            <text:p>1.47705141765209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141751605E+018" calcext:value-type="float">
            <text:p>1.47705141751605E+018</text:p>
          </table:table-cell>
          <table:table-cell office:value-type="float" office:value="1.47705141765214E+018" calcext:value-type="float">
            <text:p>1.47705141765214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14175164E+018" calcext:value-type="float">
            <text:p>1.4770514175164E+018</text:p>
          </table:table-cell>
          <table:table-cell office:value-type="float" office:value="1.4770514176522E+018" calcext:value-type="float">
            <text:p>1.4770514176522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141751684E+018" calcext:value-type="float">
            <text:p>1.47705141751684E+018</text:p>
          </table:table-cell>
          <table:table-cell office:value-type="float" office:value="1.47705141765225E+018" calcext:value-type="float">
            <text:p>1.47705141765225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141751721E+018" calcext:value-type="float">
            <text:p>1.47705141751721E+018</text:p>
          </table:table-cell>
          <table:table-cell office:value-type="float" office:value="1.4770514176523E+018" calcext:value-type="float">
            <text:p>1.4770514176523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141751757E+018" calcext:value-type="float">
            <text:p>1.47705141751757E+018</text:p>
          </table:table-cell>
          <table:table-cell office:value-type="float" office:value="1.47705141765236E+018" calcext:value-type="float">
            <text:p>1.47705141765236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141751792E+018" calcext:value-type="float">
            <text:p>1.47705141751792E+018</text:p>
          </table:table-cell>
          <table:table-cell office:value-type="float" office:value="1.47705141765241E+018" calcext:value-type="float">
            <text:p>1.47705141765241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141751827E+018" calcext:value-type="float">
            <text:p>1.47705141751827E+018</text:p>
          </table:table-cell>
          <table:table-cell office:value-type="float" office:value="1.47705141765246E+018" calcext:value-type="float">
            <text:p>1.47705141765246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141751862E+018" calcext:value-type="float">
            <text:p>1.47705141751862E+018</text:p>
          </table:table-cell>
          <table:table-cell office:value-type="float" office:value="1.47705141765252E+018" calcext:value-type="float">
            <text:p>1.47705141765252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141751897E+018" calcext:value-type="float">
            <text:p>1.47705141751897E+018</text:p>
          </table:table-cell>
          <table:table-cell office:value-type="float" office:value="1.47705141765257E+018" calcext:value-type="float">
            <text:p>1.47705141765257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141751932E+018" calcext:value-type="float">
            <text:p>1.47705141751932E+018</text:p>
          </table:table-cell>
          <table:table-cell office:value-type="float" office:value="1.47705141765262E+018" calcext:value-type="float">
            <text:p>1.47705141765262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141751967E+018" calcext:value-type="float">
            <text:p>1.47705141751967E+018</text:p>
          </table:table-cell>
          <table:table-cell office:value-type="float" office:value="1.47705141765346E+018" calcext:value-type="float">
            <text:p>1.47705141765346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141752001E+018" calcext:value-type="float">
            <text:p>1.47705141752001E+018</text:p>
          </table:table-cell>
          <table:table-cell office:value-type="float" office:value="1.47705141765352E+018" calcext:value-type="float">
            <text:p>1.47705141765352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141752036E+018" calcext:value-type="float">
            <text:p>1.47705141752036E+018</text:p>
          </table:table-cell>
          <table:table-cell office:value-type="float" office:value="1.47705141765357E+018" calcext:value-type="float">
            <text:p>1.47705141765357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14175207E+018" calcext:value-type="float">
            <text:p>1.4770514175207E+018</text:p>
          </table:table-cell>
          <table:table-cell office:value-type="float" office:value="1.47705141765362E+018" calcext:value-type="float">
            <text:p>1.47705141765362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141752105E+018" calcext:value-type="float">
            <text:p>1.47705141752105E+018</text:p>
          </table:table-cell>
          <table:table-cell office:value-type="float" office:value="1.47705141765368E+018" calcext:value-type="float">
            <text:p>1.47705141765368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14175214E+018" calcext:value-type="float">
            <text:p>1.4770514175214E+018</text:p>
          </table:table-cell>
          <table:table-cell office:value-type="float" office:value="1.47705141765373E+018" calcext:value-type="float">
            <text:p>1.47705141765373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141752174E+018" calcext:value-type="float">
            <text:p>1.47705141752174E+018</text:p>
          </table:table-cell>
          <table:table-cell office:value-type="float" office:value="1.47705141765378E+018" calcext:value-type="float">
            <text:p>1.47705141765378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141752209E+018" calcext:value-type="float">
            <text:p>1.47705141752209E+018</text:p>
          </table:table-cell>
          <table:table-cell office:value-type="float" office:value="1.47705141765383E+018" calcext:value-type="float">
            <text:p>1.47705141765383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141752244E+018" calcext:value-type="float">
            <text:p>1.47705141752244E+018</text:p>
          </table:table-cell>
          <table:table-cell office:value-type="float" office:value="1.47705141765389E+018" calcext:value-type="float">
            <text:p>1.47705141765389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141752278E+018" calcext:value-type="float">
            <text:p>1.47705141752278E+018</text:p>
          </table:table-cell>
          <table:table-cell office:value-type="float" office:value="1.47705141765394E+018" calcext:value-type="float">
            <text:p>1.47705141765394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141752316E+018" calcext:value-type="float">
            <text:p>1.47705141752316E+018</text:p>
          </table:table-cell>
          <table:table-cell office:value-type="float" office:value="1.47705141765399E+018" calcext:value-type="float">
            <text:p>1.47705141765399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141752351E+018" calcext:value-type="float">
            <text:p>1.47705141752351E+018</text:p>
          </table:table-cell>
          <table:table-cell office:value-type="float" office:value="1.47705141765405E+018" calcext:value-type="float">
            <text:p>1.47705141765405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141752386E+018" calcext:value-type="float">
            <text:p>1.47705141752386E+018</text:p>
          </table:table-cell>
          <table:table-cell office:value-type="float" office:value="1.4770514176541E+018" calcext:value-type="float">
            <text:p>1.4770514176541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141752422E+018" calcext:value-type="float">
            <text:p>1.47705141752422E+018</text:p>
          </table:table-cell>
          <table:table-cell office:value-type="float" office:value="1.47705141765415E+018" calcext:value-type="float">
            <text:p>1.47705141765415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141752457E+018" calcext:value-type="float">
            <text:p>1.47705141752457E+018</text:p>
          </table:table-cell>
          <table:table-cell office:value-type="float" office:value="1.4770514176542E+018" calcext:value-type="float">
            <text:p>1.4770514176542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141752492E+018" calcext:value-type="float">
            <text:p>1.47705141752492E+018</text:p>
          </table:table-cell>
          <table:table-cell office:value-type="float" office:value="1.47705141765426E+018" calcext:value-type="float">
            <text:p>1.47705141765426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141752526E+018" calcext:value-type="float">
            <text:p>1.47705141752526E+018</text:p>
          </table:table-cell>
          <table:table-cell office:value-type="float" office:value="1.47705141765431E+018" calcext:value-type="float">
            <text:p>1.47705141765431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141752563E+018" calcext:value-type="float">
            <text:p>1.47705141752563E+018</text:p>
          </table:table-cell>
          <table:table-cell office:value-type="float" office:value="1.47705141765436E+018" calcext:value-type="float">
            <text:p>1.47705141765436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141752598E+018" calcext:value-type="float">
            <text:p>1.47705141752598E+018</text:p>
          </table:table-cell>
          <table:table-cell office:value-type="float" office:value="1.47705141765442E+018" calcext:value-type="float">
            <text:p>1.47705141765442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141752632E+018" calcext:value-type="float">
            <text:p>1.47705141752632E+018</text:p>
          </table:table-cell>
          <table:table-cell office:value-type="float" office:value="1.47705141765493E+018" calcext:value-type="float">
            <text:p>1.47705141765493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141752672E+018" calcext:value-type="float">
            <text:p>1.47705141752672E+018</text:p>
          </table:table-cell>
          <table:table-cell office:value-type="float" office:value="1.47705141765498E+018" calcext:value-type="float">
            <text:p>1.47705141765498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14175271E+018" calcext:value-type="float">
            <text:p>1.4770514175271E+018</text:p>
          </table:table-cell>
          <table:table-cell office:value-type="float" office:value="1.47705141765504E+018" calcext:value-type="float">
            <text:p>1.47705141765504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141752745E+018" calcext:value-type="float">
            <text:p>1.47705141752745E+018</text:p>
          </table:table-cell>
          <table:table-cell office:value-type="float" office:value="1.47705141765509E+018" calcext:value-type="float">
            <text:p>1.47705141765509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14175278E+018" calcext:value-type="float">
            <text:p>1.4770514175278E+018</text:p>
          </table:table-cell>
          <table:table-cell office:value-type="float" office:value="1.47705141765515E+018" calcext:value-type="float">
            <text:p>1.47705141765515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141752816E+018" calcext:value-type="float">
            <text:p>1.47705141752816E+018</text:p>
          </table:table-cell>
          <table:table-cell office:value-type="float" office:value="1.4770514176552E+018" calcext:value-type="float">
            <text:p>1.4770514176552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141752851E+018" calcext:value-type="float">
            <text:p>1.47705141752851E+018</text:p>
          </table:table-cell>
          <table:table-cell office:value-type="float" office:value="1.47705141765525E+018" calcext:value-type="float">
            <text:p>1.47705141765525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141752886E+018" calcext:value-type="float">
            <text:p>1.47705141752886E+018</text:p>
          </table:table-cell>
          <table:table-cell office:value-type="float" office:value="1.4770514176553E+018" calcext:value-type="float">
            <text:p>1.4770514176553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141752921E+018" calcext:value-type="float">
            <text:p>1.47705141752921E+018</text:p>
          </table:table-cell>
          <table:table-cell office:value-type="float" office:value="1.47705141765536E+018" calcext:value-type="float">
            <text:p>1.47705141765536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141752955E+018" calcext:value-type="float">
            <text:p>1.47705141752955E+018</text:p>
          </table:table-cell>
          <table:table-cell office:value-type="float" office:value="1.47705141765541E+018" calcext:value-type="float">
            <text:p>1.47705141765541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141752993E+018" calcext:value-type="float">
            <text:p>1.47705141752993E+018</text:p>
          </table:table-cell>
          <table:table-cell office:value-type="float" office:value="1.47705141765599E+018" calcext:value-type="float">
            <text:p>1.47705141765599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141753046E+018" calcext:value-type="float">
            <text:p>1.47705141753046E+018</text:p>
          </table:table-cell>
          <table:table-cell office:value-type="float" office:value="1.47705141765604E+018" calcext:value-type="float">
            <text:p>1.47705141765604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141753084E+018" calcext:value-type="float">
            <text:p>1.47705141753084E+018</text:p>
          </table:table-cell>
          <table:table-cell office:value-type="float" office:value="1.4770514176561E+018" calcext:value-type="float">
            <text:p>1.4770514176561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141753119E+018" calcext:value-type="float">
            <text:p>1.47705141753119E+018</text:p>
          </table:table-cell>
          <table:table-cell office:value-type="float" office:value="1.47705141765615E+018" calcext:value-type="float">
            <text:p>1.47705141765615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141753166E+018" calcext:value-type="float">
            <text:p>1.47705141753166E+018</text:p>
          </table:table-cell>
          <table:table-cell office:value-type="float" office:value="1.4770514176562E+018" calcext:value-type="float">
            <text:p>1.4770514176562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141753206E+018" calcext:value-type="float">
            <text:p>1.47705141753206E+018</text:p>
          </table:table-cell>
          <table:table-cell office:value-type="float" office:value="1.47705141765626E+018" calcext:value-type="float">
            <text:p>1.47705141765626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141753241E+018" calcext:value-type="float">
            <text:p>1.47705141753241E+018</text:p>
          </table:table-cell>
          <table:table-cell office:value-type="float" office:value="1.47705141765631E+018" calcext:value-type="float">
            <text:p>1.47705141765631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141753278E+018" calcext:value-type="float">
            <text:p>1.47705141753278E+018</text:p>
          </table:table-cell>
          <table:table-cell office:value-type="float" office:value="1.47705141765636E+018" calcext:value-type="float">
            <text:p>1.47705141765636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141753313E+018" calcext:value-type="float">
            <text:p>1.47705141753313E+018</text:p>
          </table:table-cell>
          <table:table-cell office:value-type="float" office:value="1.47705141765641E+018" calcext:value-type="float">
            <text:p>1.47705141765641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141753349E+018" calcext:value-type="float">
            <text:p>1.47705141753349E+018</text:p>
          </table:table-cell>
          <table:table-cell office:value-type="float" office:value="1.47705141765652E+018" calcext:value-type="float">
            <text:p>1.47705141765652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141753393E+018" calcext:value-type="float">
            <text:p>1.47705141753393E+018</text:p>
          </table:table-cell>
          <table:table-cell office:value-type="float" office:value="1.47705141765662E+018" calcext:value-type="float">
            <text:p>1.47705141765662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141753429E+018" calcext:value-type="float">
            <text:p>1.47705141753429E+018</text:p>
          </table:table-cell>
          <table:table-cell office:value-type="float" office:value="1.47705141765667E+018" calcext:value-type="float">
            <text:p>1.47705141765667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141753464E+018" calcext:value-type="float">
            <text:p>1.47705141753464E+018</text:p>
          </table:table-cell>
          <table:table-cell office:value-type="float" office:value="1.47705141765685E+018" calcext:value-type="float">
            <text:p>1.47705141765685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1417535E+018" calcext:value-type="float">
            <text:p>1.477051417535E+018</text:p>
          </table:table-cell>
          <table:table-cell office:value-type="float" office:value="1.47705141765742E+018" calcext:value-type="float">
            <text:p>1.47705141765742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141753534E+018" calcext:value-type="float">
            <text:p>1.47705141753534E+018</text:p>
          </table:table-cell>
          <table:table-cell office:value-type="float" office:value="1.47705141765747E+018" calcext:value-type="float">
            <text:p>1.47705141765747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14175357E+018" calcext:value-type="float">
            <text:p>1.4770514175357E+018</text:p>
          </table:table-cell>
          <table:table-cell office:value-type="float" office:value="1.47705141765753E+018" calcext:value-type="float">
            <text:p>1.47705141765753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141753605E+018" calcext:value-type="float">
            <text:p>1.47705141753605E+018</text:p>
          </table:table-cell>
          <table:table-cell office:value-type="float" office:value="1.47705141765758E+018" calcext:value-type="float">
            <text:p>1.47705141765758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141753639E+018" calcext:value-type="float">
            <text:p>1.47705141753639E+018</text:p>
          </table:table-cell>
          <table:table-cell office:value-type="float" office:value="1.47705141765764E+018" calcext:value-type="float">
            <text:p>1.47705141765764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141753677E+018" calcext:value-type="float">
            <text:p>1.47705141753677E+018</text:p>
          </table:table-cell>
          <table:table-cell office:value-type="float" office:value="1.47705141765769E+018" calcext:value-type="float">
            <text:p>1.47705141765769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141753716E+018" calcext:value-type="float">
            <text:p>1.47705141753716E+018</text:p>
          </table:table-cell>
          <table:table-cell office:value-type="float" office:value="1.47705141765774E+018" calcext:value-type="float">
            <text:p>1.47705141765774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141753754E+018" calcext:value-type="float">
            <text:p>1.47705141753754E+018</text:p>
          </table:table-cell>
          <table:table-cell office:value-type="float" office:value="1.4770514176578E+018" calcext:value-type="float">
            <text:p>1.4770514176578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141753802E+018" calcext:value-type="float">
            <text:p>1.47705141753802E+018</text:p>
          </table:table-cell>
          <table:table-cell office:value-type="float" office:value="1.47705141765785E+018" calcext:value-type="float">
            <text:p>1.47705141765785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141753839E+018" calcext:value-type="float">
            <text:p>1.47705141753839E+018</text:p>
          </table:table-cell>
          <table:table-cell office:value-type="float" office:value="1.4770514176579E+018" calcext:value-type="float">
            <text:p>1.4770514176579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14175388E+018" calcext:value-type="float">
            <text:p>1.4770514175388E+018</text:p>
          </table:table-cell>
          <table:table-cell office:value-type="float" office:value="1.47705141765807E+018" calcext:value-type="float">
            <text:p>1.47705141765807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141753916E+018" calcext:value-type="float">
            <text:p>1.47705141753916E+018</text:p>
          </table:table-cell>
          <table:table-cell office:value-type="float" office:value="1.47705141765885E+018" calcext:value-type="float">
            <text:p>1.47705141765885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14175395E+018" calcext:value-type="float">
            <text:p>1.4770514175395E+018</text:p>
          </table:table-cell>
          <table:table-cell office:value-type="float" office:value="1.47705141765912E+018" calcext:value-type="float">
            <text:p>1.47705141765912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141753985E+018" calcext:value-type="float">
            <text:p>1.47705141753985E+018</text:p>
          </table:table-cell>
          <table:table-cell office:value-type="float" office:value="1.47705141765917E+018" calcext:value-type="float">
            <text:p>1.47705141765917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141754022E+018" calcext:value-type="float">
            <text:p>1.47705141754022E+018</text:p>
          </table:table-cell>
          <table:table-cell office:value-type="float" office:value="1.47705141765923E+018" calcext:value-type="float">
            <text:p>1.47705141765923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141754072E+018" calcext:value-type="float">
            <text:p>1.47705141754072E+018</text:p>
          </table:table-cell>
          <table:table-cell office:value-type="float" office:value="1.47705141765968E+018" calcext:value-type="float">
            <text:p>1.47705141765968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14175411E+018" calcext:value-type="float">
            <text:p>1.4770514175411E+018</text:p>
          </table:table-cell>
          <table:table-cell office:value-type="float" office:value="1.47705141765974E+018" calcext:value-type="float">
            <text:p>1.47705141765974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141754145E+018" calcext:value-type="float">
            <text:p>1.47705141754145E+018</text:p>
          </table:table-cell>
          <table:table-cell office:value-type="float" office:value="1.47705141765979E+018" calcext:value-type="float">
            <text:p>1.47705141765979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14175418E+018" calcext:value-type="float">
            <text:p>1.4770514175418E+018</text:p>
          </table:table-cell>
          <table:table-cell office:value-type="float" office:value="1.47705141765984E+018" calcext:value-type="float">
            <text:p>1.47705141765984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141754215E+018" calcext:value-type="float">
            <text:p>1.47705141754215E+018</text:p>
          </table:table-cell>
          <table:table-cell office:value-type="float" office:value="1.4770514176599E+018" calcext:value-type="float">
            <text:p>1.4770514176599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14175425E+018" calcext:value-type="float">
            <text:p>1.4770514175425E+018</text:p>
          </table:table-cell>
          <table:table-cell office:value-type="float" office:value="1.47705141765995E+018" calcext:value-type="float">
            <text:p>1.47705141765995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141754286E+018" calcext:value-type="float">
            <text:p>1.47705141754286E+018</text:p>
          </table:table-cell>
          <table:table-cell office:value-type="float" office:value="1.47705141766E+018" calcext:value-type="float">
            <text:p>1.47705141766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141754334E+018" calcext:value-type="float">
            <text:p>1.47705141754334E+018</text:p>
          </table:table-cell>
          <table:table-cell office:value-type="float" office:value="1.47705141766006E+018" calcext:value-type="float">
            <text:p>1.47705141766006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14175437E+018" calcext:value-type="float">
            <text:p>1.4770514175437E+018</text:p>
          </table:table-cell>
          <table:table-cell office:value-type="float" office:value="1.47705141766011E+018" calcext:value-type="float">
            <text:p>1.47705141766011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141754415E+018" calcext:value-type="float">
            <text:p>1.47705141754415E+018</text:p>
          </table:table-cell>
          <table:table-cell office:value-type="float" office:value="1.47705141766054E+018" calcext:value-type="float">
            <text:p>1.47705141766054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141754453E+018" calcext:value-type="float">
            <text:p>1.47705141754453E+018</text:p>
          </table:table-cell>
          <table:table-cell office:value-type="float" office:value="1.4770514176606E+018" calcext:value-type="float">
            <text:p>1.4770514176606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14175449E+018" calcext:value-type="float">
            <text:p>1.4770514175449E+018</text:p>
          </table:table-cell>
          <table:table-cell office:value-type="float" office:value="1.47705141766065E+018" calcext:value-type="float">
            <text:p>1.47705141766065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141754527E+018" calcext:value-type="float">
            <text:p>1.47705141754527E+018</text:p>
          </table:table-cell>
          <table:table-cell office:value-type="float" office:value="1.47705141766071E+018" calcext:value-type="float">
            <text:p>1.47705141766071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141754563E+018" calcext:value-type="float">
            <text:p>1.47705141754563E+018</text:p>
          </table:table-cell>
          <table:table-cell office:value-type="float" office:value="1.47705141766076E+018" calcext:value-type="float">
            <text:p>1.47705141766076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141754649E+018" calcext:value-type="float">
            <text:p>1.47705141754649E+018</text:p>
          </table:table-cell>
          <table:table-cell office:value-type="float" office:value="1.47705141766081E+018" calcext:value-type="float">
            <text:p>1.47705141766081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14175469E+018" calcext:value-type="float">
            <text:p>1.4770514175469E+018</text:p>
          </table:table-cell>
          <table:table-cell office:value-type="float" office:value="1.47705141766087E+018" calcext:value-type="float">
            <text:p>1.47705141766087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141754725E+018" calcext:value-type="float">
            <text:p>1.47705141754725E+018</text:p>
          </table:table-cell>
          <table:table-cell office:value-type="float" office:value="1.47705141766092E+018" calcext:value-type="float">
            <text:p>1.47705141766092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14175476E+018" calcext:value-type="float">
            <text:p>1.4770514175476E+018</text:p>
          </table:table-cell>
          <table:table-cell office:value-type="float" office:value="1.47705141766131E+018" calcext:value-type="float">
            <text:p>1.47705141766131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141754795E+018" calcext:value-type="float">
            <text:p>1.47705141754795E+018</text:p>
          </table:table-cell>
          <table:table-cell office:value-type="float" office:value="1.47705141766137E+018" calcext:value-type="float">
            <text:p>1.47705141766137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141754847E+018" calcext:value-type="float">
            <text:p>1.47705141754847E+018</text:p>
          </table:table-cell>
          <table:table-cell office:value-type="float" office:value="1.47705141766142E+018" calcext:value-type="float">
            <text:p>1.47705141766142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141754886E+018" calcext:value-type="float">
            <text:p>1.47705141754886E+018</text:p>
          </table:table-cell>
          <table:table-cell office:value-type="float" office:value="1.47705141766147E+018" calcext:value-type="float">
            <text:p>1.47705141766147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141754928E+018" calcext:value-type="float">
            <text:p>1.47705141754928E+018</text:p>
          </table:table-cell>
          <table:table-cell office:value-type="float" office:value="1.47705141766153E+018" calcext:value-type="float">
            <text:p>1.47705141766153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141754966E+018" calcext:value-type="float">
            <text:p>1.47705141754966E+018</text:p>
          </table:table-cell>
          <table:table-cell office:value-type="float" office:value="1.47705141766158E+018" calcext:value-type="float">
            <text:p>1.47705141766158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141755003E+018" calcext:value-type="float">
            <text:p>1.47705141755003E+018</text:p>
          </table:table-cell>
          <table:table-cell office:value-type="float" office:value="1.47705141766163E+018" calcext:value-type="float">
            <text:p>1.47705141766163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141755038E+018" calcext:value-type="float">
            <text:p>1.47705141755038E+018</text:p>
          </table:table-cell>
          <table:table-cell office:value-type="float" office:value="1.47705141766188E+018" calcext:value-type="float">
            <text:p>1.47705141766188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141755072E+018" calcext:value-type="float">
            <text:p>1.47705141755072E+018</text:p>
          </table:table-cell>
          <table:table-cell office:value-type="float" office:value="1.47705141766194E+018" calcext:value-type="float">
            <text:p>1.47705141766194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141755107E+018" calcext:value-type="float">
            <text:p>1.47705141755107E+018</text:p>
          </table:table-cell>
          <table:table-cell office:value-type="float" office:value="1.47705141766199E+018" calcext:value-type="float">
            <text:p>1.47705141766199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141755142E+018" calcext:value-type="float">
            <text:p>1.47705141755142E+018</text:p>
          </table:table-cell>
          <table:table-cell office:value-type="float" office:value="1.47705141766219E+018" calcext:value-type="float">
            <text:p>1.47705141766219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141755177E+018" calcext:value-type="float">
            <text:p>1.47705141755177E+018</text:p>
          </table:table-cell>
          <table:table-cell office:value-type="float" office:value="1.47705141766225E+018" calcext:value-type="float">
            <text:p>1.47705141766225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141755212E+018" calcext:value-type="float">
            <text:p>1.47705141755212E+018</text:p>
          </table:table-cell>
          <table:table-cell office:value-type="float" office:value="1.47705141766253E+018" calcext:value-type="float">
            <text:p>1.47705141766253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141755246E+018" calcext:value-type="float">
            <text:p>1.47705141755246E+018</text:p>
          </table:table-cell>
          <table:table-cell office:value-type="float" office:value="1.47705141766258E+018" calcext:value-type="float">
            <text:p>1.47705141766258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141755281E+018" calcext:value-type="float">
            <text:p>1.47705141755281E+018</text:p>
          </table:table-cell>
          <table:table-cell office:value-type="float" office:value="1.47705141766264E+018" calcext:value-type="float">
            <text:p>1.47705141766264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141755319E+018" calcext:value-type="float">
            <text:p>1.47705141755319E+018</text:p>
          </table:table-cell>
          <table:table-cell office:value-type="float" office:value="1.47705141766269E+018" calcext:value-type="float">
            <text:p>1.47705141766269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141755355E+018" calcext:value-type="float">
            <text:p>1.47705141755355E+018</text:p>
          </table:table-cell>
          <table:table-cell office:value-type="float" office:value="1.47705141766289E+018" calcext:value-type="float">
            <text:p>1.47705141766289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141755391E+018" calcext:value-type="float">
            <text:p>1.47705141755391E+018</text:p>
          </table:table-cell>
          <table:table-cell office:value-type="float" office:value="1.47705141766295E+018" calcext:value-type="float">
            <text:p>1.47705141766295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141755425E+018" calcext:value-type="float">
            <text:p>1.47705141755425E+018</text:p>
          </table:table-cell>
          <table:table-cell office:value-type="float" office:value="1.47705141766323E+018" calcext:value-type="float">
            <text:p>1.47705141766323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14175546E+018" calcext:value-type="float">
            <text:p>1.4770514175546E+018</text:p>
          </table:table-cell>
          <table:table-cell office:value-type="float" office:value="1.47705141766329E+018" calcext:value-type="float">
            <text:p>1.47705141766329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141755499E+018" calcext:value-type="float">
            <text:p>1.47705141755499E+018</text:p>
          </table:table-cell>
          <table:table-cell office:value-type="float" office:value="1.47705141766334E+018" calcext:value-type="float">
            <text:p>1.47705141766334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141755533E+018" calcext:value-type="float">
            <text:p>1.47705141755533E+018</text:p>
          </table:table-cell>
          <table:table-cell office:value-type="float" office:value="1.47705141766339E+018" calcext:value-type="float">
            <text:p>1.47705141766339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141755571E+018" calcext:value-type="float">
            <text:p>1.47705141755571E+018</text:p>
          </table:table-cell>
          <table:table-cell office:value-type="float" office:value="1.47705141766355E+018" calcext:value-type="float">
            <text:p>1.47705141766355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141755607E+018" calcext:value-type="float">
            <text:p>1.47705141755607E+018</text:p>
          </table:table-cell>
          <table:table-cell office:value-type="float" office:value="1.47705141766396E+018" calcext:value-type="float">
            <text:p>1.47705141766396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141755641E+018" calcext:value-type="float">
            <text:p>1.47705141755641E+018</text:p>
          </table:table-cell>
          <table:table-cell office:value-type="float" office:value="1.47705141766413E+018" calcext:value-type="float">
            <text:p>1.47705141766413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14175568E+018" calcext:value-type="float">
            <text:p>1.4770514175568E+018</text:p>
          </table:table-cell>
          <table:table-cell office:value-type="float" office:value="1.47705141766448E+018" calcext:value-type="float">
            <text:p>1.47705141766448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141755716E+018" calcext:value-type="float">
            <text:p>1.47705141755716E+018</text:p>
          </table:table-cell>
          <table:table-cell office:value-type="float" office:value="1.47705141766453E+018" calcext:value-type="float">
            <text:p>1.47705141766453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141755753E+018" calcext:value-type="float">
            <text:p>1.47705141755753E+018</text:p>
          </table:table-cell>
          <table:table-cell office:value-type="float" office:value="1.47705141766459E+018" calcext:value-type="float">
            <text:p>1.47705141766459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14175579E+018" calcext:value-type="float">
            <text:p>1.4770514175579E+018</text:p>
          </table:table-cell>
          <table:table-cell office:value-type="float" office:value="1.47705141766464E+018" calcext:value-type="float">
            <text:p>1.47705141766464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141755826E+018" calcext:value-type="float">
            <text:p>1.47705141755826E+018</text:p>
          </table:table-cell>
          <table:table-cell office:value-type="float" office:value="1.47705141766469E+018" calcext:value-type="float">
            <text:p>1.47705141766469E+018</text:p>
          </table:table-cell>
        </table:table-row>
      </table:table>
      <table:table table:name="time_difference_ms" table:style-name="ta1"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formula="of:= [times_10000.A1]" office:value-type="float" office:value="0" calcext:value-type="float">
            <text:p>0</text:p>
          </table:table-cell>
          <table:table-cell table:formula="of:= ([times_10000.C1] - [times_10000.B1]) / 1000000" office:value-type="float" office:value="2.199808" calcext:value-type="float">
            <text:p>2.199808</text:p>
          </table:table-cell>
          <table:table-cell table:formula="of:= ([times_100000.C1] - [times_100000.B1]) / 1000000" office:value-type="float" office:value="6.239744" calcext:value-type="float">
            <text:p>6.239744</text:p>
          </table:table-cell>
          <table:table-cell table:formula="of:= ([times_1000000.C1] - [times_1000000.B1]) / 1000000" office:value-type="float" office:value="2.78016" calcext:value-type="float">
            <text:p>2.78016</text:p>
          </table:table-cell>
        </table:table-row>
        <table:table-row table:style-name="ro1">
          <table:table-cell table:formula="of:= [times_10000.A2]" office:value-type="float" office:value="1" calcext:value-type="float">
            <text:p>1</text:p>
          </table:table-cell>
          <table:table-cell table:formula="of:= ([times_10000.C2] - [times_10000.B2]) / 1000000" office:value-type="float" office:value="2.429952" calcext:value-type="float">
            <text:p>2.429952</text:p>
          </table:table-cell>
          <table:table-cell table:formula="of:= ([times_100000.C2] - [times_100000.B2]) / 1000000" office:value-type="float" office:value="6.390016" calcext:value-type="float">
            <text:p>6.390016</text:p>
          </table:table-cell>
          <table:table-cell table:formula="of:= ([times_1000000.C2] - [times_1000000.B2]) / 1000000" office:value-type="float" office:value="2.810112" calcext:value-type="float">
            <text:p>2.810112</text:p>
          </table:table-cell>
        </table:table-row>
        <table:table-row table:style-name="ro1">
          <table:table-cell table:formula="of:= [times_10000.A3]" office:value-type="float" office:value="2" calcext:value-type="float">
            <text:p>2</text:p>
          </table:table-cell>
          <table:table-cell table:formula="of:= ([times_10000.C3] - [times_10000.B3]) / 1000000" office:value-type="float" office:value="2.080256" calcext:value-type="float">
            <text:p>2.080256</text:p>
          </table:table-cell>
          <table:table-cell table:formula="of:= ([times_100000.C3] - [times_100000.B3]) / 1000000" office:value-type="float" office:value="6.210048" calcext:value-type="float">
            <text:p>6.210048</text:p>
          </table:table-cell>
          <table:table-cell table:formula="of:= ([times_1000000.C3] - [times_1000000.B3]) / 1000000" office:value-type="float" office:value="3.109888" calcext:value-type="float">
            <text:p>3.109888</text:p>
          </table:table-cell>
        </table:table-row>
        <table:table-row table:style-name="ro1">
          <table:table-cell table:formula="of:= [times_10000.A4]" office:value-type="float" office:value="3" calcext:value-type="float">
            <text:p>3</text:p>
          </table:table-cell>
          <table:table-cell table:formula="of:= ([times_10000.C4] - [times_10000.B4]) / 1000000" office:value-type="float" office:value="2.249984" calcext:value-type="float">
            <text:p>2.249984</text:p>
          </table:table-cell>
          <table:table-cell table:formula="of:= ([times_100000.C4] - [times_100000.B4]) / 1000000" office:value-type="float" office:value="7.319808" calcext:value-type="float">
            <text:p>7.319808</text:p>
          </table:table-cell>
          <table:table-cell table:formula="of:= ([times_1000000.C4] - [times_1000000.B4]) / 1000000" office:value-type="float" office:value="2.849792" calcext:value-type="float">
            <text:p>2.849792</text:p>
          </table:table-cell>
        </table:table-row>
        <table:table-row table:style-name="ro1">
          <table:table-cell table:formula="of:= [times_10000.A5]" office:value-type="float" office:value="4" calcext:value-type="float">
            <text:p>4</text:p>
          </table:table-cell>
          <table:table-cell table:formula="of:= ([times_10000.C5] - [times_10000.B5]) / 1000000" office:value-type="float" office:value="1.250048" calcext:value-type="float">
            <text:p>1.250048</text:p>
          </table:table-cell>
          <table:table-cell table:formula="of:= ([times_100000.C5] - [times_100000.B5]) / 1000000" office:value-type="float" office:value="7.579904" calcext:value-type="float">
            <text:p>7.579904</text:p>
          </table:table-cell>
          <table:table-cell table:formula="of:= ([times_1000000.C5] - [times_1000000.B5]) / 1000000" office:value-type="float" office:value="3.519744" calcext:value-type="float">
            <text:p>3.519744</text:p>
          </table:table-cell>
        </table:table-row>
        <table:table-row table:style-name="ro1">
          <table:table-cell table:formula="of:= [times_10000.A6]" office:value-type="float" office:value="5" calcext:value-type="float">
            <text:p>5</text:p>
          </table:table-cell>
          <table:table-cell table:formula="of:= ([times_10000.C6] - [times_10000.B6]) / 1000000" office:value-type="float" office:value="1.350144" calcext:value-type="float">
            <text:p>1.350144</text:p>
          </table:table-cell>
          <table:table-cell table:formula="of:= ([times_100000.C6] - [times_100000.B6]) / 1000000" office:value-type="float" office:value="7.95008" calcext:value-type="float">
            <text:p>7.95008</text:p>
          </table:table-cell>
          <table:table-cell table:formula="of:= ([times_1000000.C6] - [times_1000000.B6]) / 1000000" office:value-type="float" office:value="4.320256" calcext:value-type="float">
            <text:p>4.320256</text:p>
          </table:table-cell>
        </table:table-row>
        <table:table-row table:style-name="ro1">
          <table:table-cell table:formula="of:= [times_10000.A7]" office:value-type="float" office:value="6" calcext:value-type="float">
            <text:p>6</text:p>
          </table:table-cell>
          <table:table-cell table:formula="of:= ([times_10000.C7] - [times_10000.B7]) / 1000000" office:value-type="float" office:value="1.210112" calcext:value-type="float">
            <text:p>1.210112</text:p>
          </table:table-cell>
          <table:table-cell table:formula="of:= ([times_100000.C7] - [times_100000.B7]) / 1000000" office:value-type="float" office:value="11.800064" calcext:value-type="float">
            <text:p>11.800064</text:p>
          </table:table-cell>
          <table:table-cell table:formula="of:= ([times_1000000.C7] - [times_1000000.B7]) / 1000000" office:value-type="float" office:value="5.609728" calcext:value-type="float">
            <text:p>5.609728</text:p>
          </table:table-cell>
        </table:table-row>
        <table:table-row table:style-name="ro1">
          <table:table-cell table:formula="of:= [times_10000.A8]" office:value-type="float" office:value="7" calcext:value-type="float">
            <text:p>7</text:p>
          </table:table-cell>
          <table:table-cell table:formula="of:= ([times_10000.C8] - [times_10000.B8]) / 1000000" office:value-type="float" office:value="1.48992" calcext:value-type="float">
            <text:p>1.48992</text:p>
          </table:table-cell>
          <table:table-cell table:formula="of:= ([times_100000.C8] - [times_100000.B8]) / 1000000" office:value-type="float" office:value="13.420032" calcext:value-type="float">
            <text:p>13.420032</text:p>
          </table:table-cell>
          <table:table-cell table:formula="of:= ([times_1000000.C8] - [times_1000000.B8]) / 1000000" office:value-type="float" office:value="5.85984" calcext:value-type="float">
            <text:p>5.85984</text:p>
          </table:table-cell>
        </table:table-row>
        <table:table-row table:style-name="ro1">
          <table:table-cell table:formula="of:= [times_10000.A9]" office:value-type="float" office:value="8" calcext:value-type="float">
            <text:p>8</text:p>
          </table:table-cell>
          <table:table-cell table:formula="of:= ([times_10000.C9] - [times_10000.B9]) / 1000000" office:value-type="float" office:value="1.21984" calcext:value-type="float">
            <text:p>1.21984</text:p>
          </table:table-cell>
          <table:table-cell table:formula="of:= ([times_100000.C9] - [times_100000.B9]) / 1000000" office:value-type="float" office:value="16.16" calcext:value-type="float">
            <text:p>16.16</text:p>
          </table:table-cell>
          <table:table-cell table:formula="of:= ([times_1000000.C9] - [times_1000000.B9]) / 1000000" office:value-type="float" office:value="5.629952" calcext:value-type="float">
            <text:p>5.629952</text:p>
          </table:table-cell>
        </table:table-row>
        <table:table-row table:style-name="ro1">
          <table:table-cell table:formula="of:= [times_10000.A10]" office:value-type="float" office:value="9" calcext:value-type="float">
            <text:p>9</text:p>
          </table:table-cell>
          <table:table-cell table:formula="of:= ([times_10000.C10] - [times_10000.B10]) / 1000000" office:value-type="float" office:value="1.480192" calcext:value-type="float">
            <text:p>1.480192</text:p>
          </table:table-cell>
          <table:table-cell table:formula="of:= ([times_100000.C10] - [times_100000.B10]) / 1000000" office:value-type="float" office:value="16" calcext:value-type="float">
            <text:p>16</text:p>
          </table:table-cell>
          <table:table-cell table:formula="of:= ([times_1000000.C10] - [times_1000000.B10]) / 1000000" office:value-type="float" office:value="5.220096" calcext:value-type="float">
            <text:p>5.220096</text:p>
          </table:table-cell>
        </table:table-row>
        <table:table-row table:style-name="ro1">
          <table:table-cell table:formula="of:= [times_10000.A11]" office:value-type="float" office:value="10" calcext:value-type="float">
            <text:p>10</text:p>
          </table:table-cell>
          <table:table-cell table:formula="of:= ([times_10000.C11] - [times_10000.B11]) / 1000000" office:value-type="float" office:value="1.210368" calcext:value-type="float">
            <text:p>1.210368</text:p>
          </table:table-cell>
          <table:table-cell table:formula="of:= ([times_100000.C11] - [times_100000.B11]) / 1000000" office:value-type="float" office:value="18.850048" calcext:value-type="float">
            <text:p>18.850048</text:p>
          </table:table-cell>
          <table:table-cell table:formula="of:= ([times_1000000.C11] - [times_1000000.B11]) / 1000000" office:value-type="float" office:value="4.78976" calcext:value-type="float">
            <text:p>4.78976</text:p>
          </table:table-cell>
        </table:table-row>
        <table:table-row table:style-name="ro1">
          <table:table-cell table:formula="of:= [times_10000.A12]" office:value-type="float" office:value="11" calcext:value-type="float">
            <text:p>11</text:p>
          </table:table-cell>
          <table:table-cell table:formula="of:= ([times_10000.C12] - [times_10000.B12]) / 1000000" office:value-type="float" office:value="1.48992" calcext:value-type="float">
            <text:p>1.48992</text:p>
          </table:table-cell>
          <table:table-cell table:formula="of:= ([times_100000.C12] - [times_100000.B12]) / 1000000" office:value-type="float" office:value="21.910016" calcext:value-type="float">
            <text:p>21.910016</text:p>
          </table:table-cell>
          <table:table-cell table:formula="of:= ([times_1000000.C12] - [times_1000000.B12]) / 1000000" office:value-type="float" office:value="4.499968" calcext:value-type="float">
            <text:p>4.499968</text:p>
          </table:table-cell>
        </table:table-row>
        <table:table-row table:style-name="ro1">
          <table:table-cell table:formula="of:= [times_10000.A13]" office:value-type="float" office:value="12" calcext:value-type="float">
            <text:p>12</text:p>
          </table:table-cell>
          <table:table-cell table:formula="of:= ([times_10000.C13] - [times_10000.B13]) / 1000000" office:value-type="float" office:value="1.139968" calcext:value-type="float">
            <text:p>1.139968</text:p>
          </table:table-cell>
          <table:table-cell table:formula="of:= ([times_100000.C13] - [times_100000.B13]) / 1000000" office:value-type="float" office:value="32.969728" calcext:value-type="float">
            <text:p>32.969728</text:p>
          </table:table-cell>
          <table:table-cell table:formula="of:= ([times_1000000.C13] - [times_1000000.B13]) / 1000000" office:value-type="float" office:value="4.059904" calcext:value-type="float">
            <text:p>4.059904</text:p>
          </table:table-cell>
        </table:table-row>
        <table:table-row table:style-name="ro1">
          <table:table-cell table:formula="of:= [times_10000.A14]" office:value-type="float" office:value="13" calcext:value-type="float">
            <text:p>13</text:p>
          </table:table-cell>
          <table:table-cell table:formula="of:= ([times_10000.C14] - [times_10000.B14]) / 1000000" office:value-type="float" office:value="1.55008" calcext:value-type="float">
            <text:p>1.55008</text:p>
          </table:table-cell>
          <table:table-cell table:formula="of:= ([times_100000.C14] - [times_100000.B14]) / 1000000" office:value-type="float" office:value="33.730048" calcext:value-type="float">
            <text:p>33.730048</text:p>
          </table:table-cell>
          <table:table-cell table:formula="of:= ([times_1000000.C14] - [times_1000000.B14]) / 1000000" office:value-type="float" office:value="4.22016" calcext:value-type="float">
            <text:p>4.22016</text:p>
          </table:table-cell>
        </table:table-row>
        <table:table-row table:style-name="ro1">
          <table:table-cell table:formula="of:= [times_10000.A15]" office:value-type="float" office:value="14" calcext:value-type="float">
            <text:p>14</text:p>
          </table:table-cell>
          <table:table-cell table:formula="of:= ([times_10000.C15] - [times_10000.B15]) / 1000000" office:value-type="float" office:value="1.220096" calcext:value-type="float">
            <text:p>1.220096</text:p>
          </table:table-cell>
          <table:table-cell table:formula="of:= ([times_100000.C15] - [times_100000.B15]) / 1000000" office:value-type="float" office:value="34.050048" calcext:value-type="float">
            <text:p>34.050048</text:p>
          </table:table-cell>
          <table:table-cell table:formula="of:= ([times_1000000.C15] - [times_1000000.B15]) / 1000000" office:value-type="float" office:value="4.329984" calcext:value-type="float">
            <text:p>4.329984</text:p>
          </table:table-cell>
        </table:table-row>
        <table:table-row table:style-name="ro1">
          <table:table-cell table:formula="of:= [times_10000.A16]" office:value-type="float" office:value="15" calcext:value-type="float">
            <text:p>15</text:p>
          </table:table-cell>
          <table:table-cell table:formula="of:= ([times_10000.C16] - [times_10000.B16]) / 1000000" office:value-type="float" office:value="1.469952" calcext:value-type="float">
            <text:p>1.469952</text:p>
          </table:table-cell>
          <table:table-cell table:formula="of:= ([times_100000.C16] - [times_100000.B16]) / 1000000" office:value-type="float" office:value="33.780224" calcext:value-type="float">
            <text:p>33.780224</text:p>
          </table:table-cell>
          <table:table-cell table:formula="of:= ([times_1000000.C16] - [times_1000000.B16]) / 1000000" office:value-type="float" office:value="4.389888" calcext:value-type="float">
            <text:p>4.389888</text:p>
          </table:table-cell>
        </table:table-row>
        <table:table-row table:style-name="ro1">
          <table:table-cell table:formula="of:= [times_10000.A17]" office:value-type="float" office:value="16" calcext:value-type="float">
            <text:p>16</text:p>
          </table:table-cell>
          <table:table-cell table:formula="of:= ([times_10000.C17] - [times_10000.B17]) / 1000000" office:value-type="float" office:value="1.250048" calcext:value-type="float">
            <text:p>1.250048</text:p>
          </table:table-cell>
          <table:table-cell table:formula="of:= ([times_100000.C17] - [times_100000.B17]) / 1000000" office:value-type="float" office:value="33.479936" calcext:value-type="float">
            <text:p>33.479936</text:p>
          </table:table-cell>
          <table:table-cell table:formula="of:= ([times_1000000.C17] - [times_1000000.B17]) / 1000000" office:value-type="float" office:value="4.199936" calcext:value-type="float">
            <text:p>4.199936</text:p>
          </table:table-cell>
        </table:table-row>
        <table:table-row table:style-name="ro1">
          <table:table-cell table:formula="of:= [times_10000.A18]" office:value-type="float" office:value="17" calcext:value-type="float">
            <text:p>17</text:p>
          </table:table-cell>
          <table:table-cell table:formula="of:= ([times_10000.C18] - [times_10000.B18]) / 1000000" office:value-type="float" office:value="1.469952" calcext:value-type="float">
            <text:p>1.469952</text:p>
          </table:table-cell>
          <table:table-cell table:formula="of:= ([times_100000.C18] - [times_100000.B18]) / 1000000" office:value-type="float" office:value="36.11008" calcext:value-type="float">
            <text:p>36.11008</text:p>
          </table:table-cell>
          <table:table-cell table:formula="of:= ([times_1000000.C18] - [times_1000000.B18]) / 1000000" office:value-type="float" office:value="5.07008" calcext:value-type="float">
            <text:p>5.07008</text:p>
          </table:table-cell>
        </table:table-row>
        <table:table-row table:style-name="ro1">
          <table:table-cell table:formula="of:= [times_10000.A19]" office:value-type="float" office:value="18" calcext:value-type="float">
            <text:p>18</text:p>
          </table:table-cell>
          <table:table-cell table:formula="of:= ([times_10000.C19] - [times_10000.B19]) / 1000000" office:value-type="float" office:value="1.12" calcext:value-type="float">
            <text:p>1.12</text:p>
          </table:table-cell>
          <table:table-cell table:formula="of:= ([times_100000.C19] - [times_100000.B19]) / 1000000" office:value-type="float" office:value="37.299968" calcext:value-type="float">
            <text:p>37.299968</text:p>
          </table:table-cell>
          <table:table-cell table:formula="of:= ([times_1000000.C19] - [times_1000000.B19]) / 1000000" office:value-type="float" office:value="4.879872" calcext:value-type="float">
            <text:p>4.879872</text:p>
          </table:table-cell>
        </table:table-row>
        <table:table-row table:style-name="ro1">
          <table:table-cell table:formula="of:= [times_10000.A20]" office:value-type="float" office:value="19" calcext:value-type="float">
            <text:p>19</text:p>
          </table:table-cell>
          <table:table-cell table:formula="of:= ([times_10000.C20] - [times_10000.B20]) / 1000000" office:value-type="float" office:value="1.34016" calcext:value-type="float">
            <text:p>1.34016</text:p>
          </table:table-cell>
          <table:table-cell table:formula="of:= ([times_100000.C20] - [times_100000.B20]) / 1000000" office:value-type="float" office:value="37.679616" calcext:value-type="float">
            <text:p>37.679616</text:p>
          </table:table-cell>
          <table:table-cell table:formula="of:= ([times_1000000.C20] - [times_1000000.B20]) / 1000000" office:value-type="float" office:value="4.509952" calcext:value-type="float">
            <text:p>4.509952</text:p>
          </table:table-cell>
        </table:table-row>
        <table:table-row table:style-name="ro1">
          <table:table-cell table:formula="of:= [times_10000.A21]" office:value-type="float" office:value="20" calcext:value-type="float">
            <text:p>20</text:p>
          </table:table-cell>
          <table:table-cell table:formula="of:= ([times_10000.C21] - [times_10000.B21]) / 1000000" office:value-type="float" office:value="1.220096" calcext:value-type="float">
            <text:p>1.220096</text:p>
          </table:table-cell>
          <table:table-cell table:formula="of:= ([times_100000.C21] - [times_100000.B21]) / 1000000" office:value-type="float" office:value="38.870016" calcext:value-type="float">
            <text:p>38.870016</text:p>
          </table:table-cell>
          <table:table-cell table:formula="of:= ([times_1000000.C21] - [times_1000000.B21]) / 1000000" office:value-type="float" office:value="4.999936" calcext:value-type="float">
            <text:p>4.999936</text:p>
          </table:table-cell>
        </table:table-row>
        <table:table-row table:style-name="ro1">
          <table:table-cell table:formula="of:= [times_10000.A22]" office:value-type="float" office:value="21" calcext:value-type="float">
            <text:p>21</text:p>
          </table:table-cell>
          <table:table-cell table:formula="of:= ([times_10000.C22] - [times_10000.B22]) / 1000000" office:value-type="float" office:value="1.50016" calcext:value-type="float">
            <text:p>1.50016</text:p>
          </table:table-cell>
          <table:table-cell table:formula="of:= ([times_100000.C22] - [times_100000.B22]) / 1000000" office:value-type="float" office:value="39.179776" calcext:value-type="float">
            <text:p>39.179776</text:p>
          </table:table-cell>
          <table:table-cell table:formula="of:= ([times_1000000.C22] - [times_1000000.B22]) / 1000000" office:value-type="float" office:value="4.730112" calcext:value-type="float">
            <text:p>4.730112</text:p>
          </table:table-cell>
        </table:table-row>
        <table:table-row table:style-name="ro1">
          <table:table-cell table:formula="of:= [times_10000.A23]" office:value-type="float" office:value="22" calcext:value-type="float">
            <text:p>22</text:p>
          </table:table-cell>
          <table:table-cell table:formula="of:= ([times_10000.C23] - [times_10000.B23]) / 1000000" office:value-type="float" office:value="1.200128" calcext:value-type="float">
            <text:p>1.200128</text:p>
          </table:table-cell>
          <table:table-cell table:formula="of:= ([times_100000.C23] - [times_100000.B23]) / 1000000" office:value-type="float" office:value="40.440064" calcext:value-type="float">
            <text:p>40.440064</text:p>
          </table:table-cell>
          <table:table-cell table:formula="of:= ([times_1000000.C23] - [times_1000000.B23]) / 1000000" office:value-type="float" office:value="4.969984" calcext:value-type="float">
            <text:p>4.969984</text:p>
          </table:table-cell>
        </table:table-row>
        <table:table-row table:style-name="ro1">
          <table:table-cell table:formula="of:= [times_10000.A24]" office:value-type="float" office:value="23" calcext:value-type="float">
            <text:p>23</text:p>
          </table:table-cell>
          <table:table-cell table:formula="of:= ([times_10000.C24] - [times_10000.B24]) / 1000000" office:value-type="float" office:value="5.6" calcext:value-type="float">
            <text:p>5.6</text:p>
          </table:table-cell>
          <table:table-cell table:formula="of:= ([times_100000.C24] - [times_100000.B24]) / 1000000" office:value-type="float" office:value="40.649984" calcext:value-type="float">
            <text:p>40.649984</text:p>
          </table:table-cell>
          <table:table-cell table:formula="of:= ([times_1000000.C24] - [times_1000000.B24]) / 1000000" office:value-type="float" office:value="5.189888" calcext:value-type="float">
            <text:p>5.189888</text:p>
          </table:table-cell>
        </table:table-row>
        <table:table-row table:style-name="ro1">
          <table:table-cell table:formula="of:= [times_10000.A25]" office:value-type="float" office:value="24" calcext:value-type="float">
            <text:p>24</text:p>
          </table:table-cell>
          <table:table-cell table:formula="of:= ([times_10000.C25] - [times_10000.B25]) / 1000000" office:value-type="float" office:value="5.410304" calcext:value-type="float">
            <text:p>5.410304</text:p>
          </table:table-cell>
          <table:table-cell table:formula="of:= ([times_100000.C25] - [times_100000.B25]) / 1000000" office:value-type="float" office:value="40.999936" calcext:value-type="float">
            <text:p>40.999936</text:p>
          </table:table-cell>
          <table:table-cell table:formula="of:= ([times_1000000.C25] - [times_1000000.B25]) / 1000000" office:value-type="float" office:value="5.80992" calcext:value-type="float">
            <text:p>5.80992</text:p>
          </table:table-cell>
        </table:table-row>
        <table:table-row table:style-name="ro1">
          <table:table-cell table:formula="of:= [times_10000.A26]" office:value-type="float" office:value="25" calcext:value-type="float">
            <text:p>25</text:p>
          </table:table-cell>
          <table:table-cell table:formula="of:= ([times_10000.C26] - [times_10000.B26]) / 1000000" office:value-type="float" office:value="7.159808" calcext:value-type="float">
            <text:p>7.159808</text:p>
          </table:table-cell>
          <table:table-cell table:formula="of:= ([times_100000.C26] - [times_100000.B26]) / 1000000" office:value-type="float" office:value="41.829632" calcext:value-type="float">
            <text:p>41.829632</text:p>
          </table:table-cell>
          <table:table-cell table:formula="of:= ([times_1000000.C26] - [times_1000000.B26]) / 1000000" office:value-type="float" office:value="5.64992" calcext:value-type="float">
            <text:p>5.64992</text:p>
          </table:table-cell>
        </table:table-row>
        <table:table-row table:style-name="ro1">
          <table:table-cell table:formula="of:= [times_10000.A27]" office:value-type="float" office:value="26" calcext:value-type="float">
            <text:p>26</text:p>
          </table:table-cell>
          <table:table-cell table:formula="of:= ([times_10000.C27] - [times_10000.B27]) / 1000000" office:value-type="float" office:value="7.350016" calcext:value-type="float">
            <text:p>7.350016</text:p>
          </table:table-cell>
          <table:table-cell table:formula="of:= ([times_100000.C27] - [times_100000.B27]) / 1000000" office:value-type="float" office:value="42.01984" calcext:value-type="float">
            <text:p>42.01984</text:p>
          </table:table-cell>
          <table:table-cell table:formula="of:= ([times_1000000.C27] - [times_1000000.B27]) / 1000000" office:value-type="float" office:value="5.179904" calcext:value-type="float">
            <text:p>5.179904</text:p>
          </table:table-cell>
        </table:table-row>
        <table:table-row table:style-name="ro1">
          <table:table-cell table:formula="of:= [times_10000.A28]" office:value-type="float" office:value="27" calcext:value-type="float">
            <text:p>27</text:p>
          </table:table-cell>
          <table:table-cell table:formula="of:= ([times_10000.C28] - [times_10000.B28]) / 1000000" office:value-type="float" office:value="7.399936" calcext:value-type="float">
            <text:p>7.399936</text:p>
          </table:table-cell>
          <table:table-cell table:formula="of:= ([times_100000.C28] - [times_100000.B28]) / 1000000" office:value-type="float" office:value="41.910016" calcext:value-type="float">
            <text:p>41.910016</text:p>
          </table:table-cell>
          <table:table-cell table:formula="of:= ([times_1000000.C28] - [times_1000000.B28]) / 1000000" office:value-type="float" office:value="4.809984" calcext:value-type="float">
            <text:p>4.809984</text:p>
          </table:table-cell>
        </table:table-row>
        <table:table-row table:style-name="ro1">
          <table:table-cell table:formula="of:= [times_10000.A29]" office:value-type="float" office:value="28" calcext:value-type="float">
            <text:p>28</text:p>
          </table:table-cell>
          <table:table-cell table:formula="of:= ([times_10000.C29] - [times_10000.B29]) / 1000000" office:value-type="float" office:value="7.110144" calcext:value-type="float">
            <text:p>7.110144</text:p>
          </table:table-cell>
          <table:table-cell table:formula="of:= ([times_100000.C29] - [times_100000.B29]) / 1000000" office:value-type="float" office:value="41.6" calcext:value-type="float">
            <text:p>41.6</text:p>
          </table:table-cell>
          <table:table-cell table:formula="of:= ([times_1000000.C29] - [times_1000000.B29]) / 1000000" office:value-type="float" office:value="5.650176" calcext:value-type="float">
            <text:p>5.650176</text:p>
          </table:table-cell>
        </table:table-row>
        <table:table-row table:style-name="ro1">
          <table:table-cell table:formula="of:= [times_10000.A30]" office:value-type="float" office:value="29" calcext:value-type="float">
            <text:p>29</text:p>
          </table:table-cell>
          <table:table-cell table:formula="of:= ([times_10000.C30] - [times_10000.B30]) / 1000000" office:value-type="float" office:value="6.809856" calcext:value-type="float">
            <text:p>6.809856</text:p>
          </table:table-cell>
          <table:table-cell table:formula="of:= ([times_100000.C30] - [times_100000.B30]) / 1000000" office:value-type="float" office:value="45.82016" calcext:value-type="float">
            <text:p>45.82016</text:p>
          </table:table-cell>
          <table:table-cell table:formula="of:= ([times_1000000.C30] - [times_1000000.B30]) / 1000000" office:value-type="float" office:value="5.459968" calcext:value-type="float">
            <text:p>5.459968</text:p>
          </table:table-cell>
        </table:table-row>
        <table:table-row table:style-name="ro1">
          <table:table-cell table:formula="of:= [times_10000.A31]" office:value-type="float" office:value="30" calcext:value-type="float">
            <text:p>30</text:p>
          </table:table-cell>
          <table:table-cell table:formula="of:= ([times_10000.C31] - [times_10000.B31]) / 1000000" office:value-type="float" office:value="6.520064" calcext:value-type="float">
            <text:p>6.520064</text:p>
          </table:table-cell>
          <table:table-cell table:formula="of:= ([times_100000.C31] - [times_100000.B31]) / 1000000" office:value-type="float" office:value="47.05024" calcext:value-type="float">
            <text:p>47.05024</text:p>
          </table:table-cell>
          <table:table-cell table:formula="of:= ([times_1000000.C31] - [times_1000000.B31]) / 1000000" office:value-type="float" office:value="5.089792" calcext:value-type="float">
            <text:p>5.089792</text:p>
          </table:table-cell>
        </table:table-row>
        <table:table-row table:style-name="ro1">
          <table:table-cell table:formula="of:= [times_10000.A32]" office:value-type="float" office:value="31" calcext:value-type="float">
            <text:p>31</text:p>
          </table:table-cell>
          <table:table-cell table:formula="of:= ([times_10000.C32] - [times_10000.B32]) / 1000000" office:value-type="float" office:value="6.25024" calcext:value-type="float">
            <text:p>6.25024</text:p>
          </table:table-cell>
          <table:table-cell table:formula="of:= ([times_100000.C32] - [times_100000.B32]) / 1000000" office:value-type="float" office:value="47.980032" calcext:value-type="float">
            <text:p>47.980032</text:p>
          </table:table-cell>
          <table:table-cell table:formula="of:= ([times_1000000.C32] - [times_1000000.B32]) / 1000000" office:value-type="float" office:value="5.080064" calcext:value-type="float">
            <text:p>5.080064</text:p>
          </table:table-cell>
        </table:table-row>
        <table:table-row table:style-name="ro1">
          <table:table-cell table:formula="of:= [times_10000.A33]" office:value-type="float" office:value="32" calcext:value-type="float">
            <text:p>32</text:p>
          </table:table-cell>
          <table:table-cell table:formula="of:= ([times_10000.C33] - [times_10000.B33]) / 1000000" office:value-type="float" office:value="6.119936" calcext:value-type="float">
            <text:p>6.119936</text:p>
          </table:table-cell>
          <table:table-cell table:formula="of:= ([times_100000.C33] - [times_100000.B33]) / 1000000" office:value-type="float" office:value="47.899904" calcext:value-type="float">
            <text:p>47.899904</text:p>
          </table:table-cell>
          <table:table-cell table:formula="of:= ([times_1000000.C33] - [times_1000000.B33]) / 1000000" office:value-type="float" office:value="4.879872" calcext:value-type="float">
            <text:p>4.879872</text:p>
          </table:table-cell>
        </table:table-row>
        <table:table-row table:style-name="ro1">
          <table:table-cell table:formula="of:= [times_10000.A34]" office:value-type="float" office:value="33" calcext:value-type="float">
            <text:p>33</text:p>
          </table:table-cell>
          <table:table-cell table:formula="of:= ([times_10000.C34] - [times_10000.B34]) / 1000000" office:value-type="float" office:value="6.35008" calcext:value-type="float">
            <text:p>6.35008</text:p>
          </table:table-cell>
          <table:table-cell table:formula="of:= ([times_100000.C34] - [times_100000.B34]) / 1000000" office:value-type="float" office:value="47.849984" calcext:value-type="float">
            <text:p>47.849984</text:p>
          </table:table-cell>
          <table:table-cell table:formula="of:= ([times_1000000.C34] - [times_1000000.B34]) / 1000000" office:value-type="float" office:value="4.470016" calcext:value-type="float">
            <text:p>4.470016</text:p>
          </table:table-cell>
        </table:table-row>
        <table:table-row table:style-name="ro1">
          <table:table-cell table:formula="of:= [times_10000.A35]" office:value-type="float" office:value="34" calcext:value-type="float">
            <text:p>34</text:p>
          </table:table-cell>
          <table:table-cell table:formula="of:= ([times_10000.C35] - [times_10000.B35]) / 1000000" office:value-type="float" office:value="9.34016" calcext:value-type="float">
            <text:p>9.34016</text:p>
          </table:table-cell>
          <table:table-cell table:formula="of:= ([times_100000.C35] - [times_100000.B35]) / 1000000" office:value-type="float" office:value="47.429888" calcext:value-type="float">
            <text:p>47.429888</text:p>
          </table:table-cell>
          <table:table-cell table:formula="of:= ([times_1000000.C35] - [times_1000000.B35]) / 1000000" office:value-type="float" office:value="4.43008" calcext:value-type="float">
            <text:p>4.43008</text:p>
          </table:table-cell>
        </table:table-row>
        <table:table-row table:style-name="ro1">
          <table:table-cell table:formula="of:= [times_10000.A36]" office:value-type="float" office:value="35" calcext:value-type="float">
            <text:p>35</text:p>
          </table:table-cell>
          <table:table-cell table:formula="of:= ([times_10000.C36] - [times_10000.B36]) / 1000000" office:value-type="float" office:value="11.380224" calcext:value-type="float">
            <text:p>11.380224</text:p>
          </table:table-cell>
          <table:table-cell table:formula="of:= ([times_100000.C36] - [times_100000.B36]) / 1000000" office:value-type="float" office:value="47.26016" calcext:value-type="float">
            <text:p>47.26016</text:p>
          </table:table-cell>
          <table:table-cell table:formula="of:= ([times_1000000.C36] - [times_1000000.B36]) / 1000000" office:value-type="float" office:value="4.760064" calcext:value-type="float">
            <text:p>4.760064</text:p>
          </table:table-cell>
        </table:table-row>
        <table:table-row table:style-name="ro1">
          <table:table-cell table:formula="of:= [times_10000.A37]" office:value-type="float" office:value="36" calcext:value-type="float">
            <text:p>36</text:p>
          </table:table-cell>
          <table:table-cell table:formula="of:= ([times_10000.C37] - [times_10000.B37]) / 1000000" office:value-type="float" office:value="10.939904" calcext:value-type="float">
            <text:p>10.939904</text:p>
          </table:table-cell>
          <table:table-cell table:formula="of:= ([times_100000.C37] - [times_100000.B37]) / 1000000" office:value-type="float" office:value="47.540224" calcext:value-type="float">
            <text:p>47.540224</text:p>
          </table:table-cell>
          <table:table-cell table:formula="of:= ([times_1000000.C37] - [times_1000000.B37]) / 1000000" office:value-type="float" office:value="7.230208" calcext:value-type="float">
            <text:p>7.230208</text:p>
          </table:table-cell>
        </table:table-row>
        <table:table-row table:style-name="ro1">
          <table:table-cell table:formula="of:= [times_10000.A38]" office:value-type="float" office:value="37" calcext:value-type="float">
            <text:p>37</text:p>
          </table:table-cell>
          <table:table-cell table:formula="of:= ([times_10000.C38] - [times_10000.B38]) / 1000000" office:value-type="float" office:value="12.040192" calcext:value-type="float">
            <text:p>12.040192</text:p>
          </table:table-cell>
          <table:table-cell table:formula="of:= ([times_100000.C38] - [times_100000.B38]) / 1000000" office:value-type="float" office:value="48.350208" calcext:value-type="float">
            <text:p>48.350208</text:p>
          </table:table-cell>
          <table:table-cell table:formula="of:= ([times_1000000.C38] - [times_1000000.B38]) / 1000000" office:value-type="float" office:value="7.109632" calcext:value-type="float">
            <text:p>7.109632</text:p>
          </table:table-cell>
        </table:table-row>
        <table:table-row table:style-name="ro1">
          <table:table-cell table:formula="of:= [times_10000.A39]" office:value-type="float" office:value="38" calcext:value-type="float">
            <text:p>38</text:p>
          </table:table-cell>
          <table:table-cell table:formula="of:= ([times_10000.C39] - [times_10000.B39]) / 1000000" office:value-type="float" office:value="12.550144" calcext:value-type="float">
            <text:p>12.550144</text:p>
          </table:table-cell>
          <table:table-cell table:formula="of:= ([times_100000.C39] - [times_100000.B39]) / 1000000" office:value-type="float" office:value="48.49024" calcext:value-type="float">
            <text:p>48.49024</text:p>
          </table:table-cell>
          <table:table-cell table:formula="of:= ([times_1000000.C39] - [times_1000000.B39]) / 1000000" office:value-type="float" office:value="6.700032" calcext:value-type="float">
            <text:p>6.700032</text:p>
          </table:table-cell>
        </table:table-row>
        <table:table-row table:style-name="ro1">
          <table:table-cell table:formula="of:= [times_10000.A40]" office:value-type="float" office:value="39" calcext:value-type="float">
            <text:p>39</text:p>
          </table:table-cell>
          <table:table-cell table:formula="of:= ([times_10000.C40] - [times_10000.B40]) / 1000000" office:value-type="float" office:value="12.659968" calcext:value-type="float">
            <text:p>12.659968</text:p>
          </table:table-cell>
          <table:table-cell table:formula="of:= ([times_100000.C40] - [times_100000.B40]) / 1000000" office:value-type="float" office:value="48.090112" calcext:value-type="float">
            <text:p>48.090112</text:p>
          </table:table-cell>
          <table:table-cell table:formula="of:= ([times_1000000.C40] - [times_1000000.B40]) / 1000000" office:value-type="float" office:value="6.330112" calcext:value-type="float">
            <text:p>6.330112</text:p>
          </table:table-cell>
        </table:table-row>
        <table:table-row table:style-name="ro1">
          <table:table-cell table:formula="of:= [times_10000.A41]" office:value-type="float" office:value="40" calcext:value-type="float">
            <text:p>40</text:p>
          </table:table-cell>
          <table:table-cell table:formula="of:= ([times_10000.C41] - [times_10000.B41]) / 1000000" office:value-type="float" office:value="12.360192" calcext:value-type="float">
            <text:p>12.360192</text:p>
          </table:table-cell>
          <table:table-cell table:formula="of:= ([times_100000.C41] - [times_100000.B41]) / 1000000" office:value-type="float" office:value="47.79008" calcext:value-type="float">
            <text:p>47.79008</text:p>
          </table:table-cell>
          <table:table-cell table:formula="of:= ([times_1000000.C41] - [times_1000000.B41]) / 1000000" office:value-type="float" office:value="6.349824" calcext:value-type="float">
            <text:p>6.349824</text:p>
          </table:table-cell>
        </table:table-row>
        <table:table-row table:style-name="ro1">
          <table:table-cell table:formula="of:= [times_10000.A42]" office:value-type="float" office:value="41" calcext:value-type="float">
            <text:p>41</text:p>
          </table:table-cell>
          <table:table-cell table:formula="of:= ([times_10000.C42] - [times_10000.B42]) / 1000000" office:value-type="float" office:value="12.04992" calcext:value-type="float">
            <text:p>12.04992</text:p>
          </table:table-cell>
          <table:table-cell table:formula="of:= ([times_100000.C42] - [times_100000.B42]) / 1000000" office:value-type="float" office:value="47.719936" calcext:value-type="float">
            <text:p>47.719936</text:p>
          </table:table-cell>
          <table:table-cell table:formula="of:= ([times_1000000.C42] - [times_1000000.B42]) / 1000000" office:value-type="float" office:value="7.430144" calcext:value-type="float">
            <text:p>7.430144</text:p>
          </table:table-cell>
        </table:table-row>
        <table:table-row table:style-name="ro1">
          <table:table-cell table:formula="of:= [times_10000.A43]" office:value-type="float" office:value="42" calcext:value-type="float">
            <text:p>42</text:p>
          </table:table-cell>
          <table:table-cell table:formula="of:= ([times_10000.C43] - [times_10000.B43]) / 1000000" office:value-type="float" office:value="10.12992" calcext:value-type="float">
            <text:p>10.12992</text:p>
          </table:table-cell>
          <table:table-cell table:formula="of:= ([times_100000.C43] - [times_100000.B43]) / 1000000" office:value-type="float" office:value="50.390016" calcext:value-type="float">
            <text:p>50.390016</text:p>
          </table:table-cell>
          <table:table-cell table:formula="of:= ([times_1000000.C43] - [times_1000000.B43]) / 1000000" office:value-type="float" office:value="7.280128" calcext:value-type="float">
            <text:p>7.280128</text:p>
          </table:table-cell>
        </table:table-row>
        <table:table-row table:style-name="ro1">
          <table:table-cell table:formula="of:= [times_10000.A44]" office:value-type="float" office:value="43" calcext:value-type="float">
            <text:p>43</text:p>
          </table:table-cell>
          <table:table-cell table:formula="of:= ([times_10000.C44] - [times_10000.B44]) / 1000000" office:value-type="float" office:value="9.469952" calcext:value-type="float">
            <text:p>9.469952</text:p>
          </table:table-cell>
          <table:table-cell table:formula="of:= ([times_100000.C44] - [times_100000.B44]) / 1000000" office:value-type="float" office:value="51.059968" calcext:value-type="float">
            <text:p>51.059968</text:p>
          </table:table-cell>
          <table:table-cell table:formula="of:= ([times_1000000.C44] - [times_1000000.B44]) / 1000000" office:value-type="float" office:value="6.889984" calcext:value-type="float">
            <text:p>6.889984</text:p>
          </table:table-cell>
        </table:table-row>
        <table:table-row table:style-name="ro1">
          <table:table-cell table:formula="of:= [times_10000.A45]" office:value-type="float" office:value="44" calcext:value-type="float">
            <text:p>44</text:p>
          </table:table-cell>
          <table:table-cell table:formula="of:= ([times_10000.C45] - [times_10000.B45]) / 1000000" office:value-type="float" office:value="9.099776" calcext:value-type="float">
            <text:p>9.099776</text:p>
          </table:table-cell>
          <table:table-cell table:formula="of:= ([times_100000.C45] - [times_100000.B45]) / 1000000" office:value-type="float" office:value="51.020288" calcext:value-type="float">
            <text:p>51.020288</text:p>
          </table:table-cell>
          <table:table-cell table:formula="of:= ([times_1000000.C45] - [times_1000000.B45]) / 1000000" office:value-type="float" office:value="6.409984" calcext:value-type="float">
            <text:p>6.409984</text:p>
          </table:table-cell>
        </table:table-row>
        <table:table-row table:style-name="ro1">
          <table:table-cell table:formula="of:= [times_10000.A46]" office:value-type="float" office:value="45" calcext:value-type="float">
            <text:p>45</text:p>
          </table:table-cell>
          <table:table-cell table:formula="of:= ([times_10000.C46] - [times_10000.B46]) / 1000000" office:value-type="float" office:value="8.8" calcext:value-type="float">
            <text:p>8.8</text:p>
          </table:table-cell>
          <table:table-cell table:formula="of:= ([times_100000.C46] - [times_100000.B46]) / 1000000" office:value-type="float" office:value="50.740224" calcext:value-type="float">
            <text:p>50.740224</text:p>
          </table:table-cell>
          <table:table-cell table:formula="of:= ([times_1000000.C46] - [times_1000000.B46]) / 1000000" office:value-type="float" office:value="6.210048" calcext:value-type="float">
            <text:p>6.210048</text:p>
          </table:table-cell>
        </table:table-row>
        <table:table-row table:style-name="ro1">
          <table:table-cell table:formula="of:= [times_10000.A47]" office:value-type="float" office:value="46" calcext:value-type="float">
            <text:p>46</text:p>
          </table:table-cell>
          <table:table-cell table:formula="of:= ([times_10000.C47] - [times_10000.B47]) / 1000000" office:value-type="float" office:value="8.780032" calcext:value-type="float">
            <text:p>8.780032</text:p>
          </table:table-cell>
          <table:table-cell table:formula="of:= ([times_100000.C47] - [times_100000.B47]) / 1000000" office:value-type="float" office:value="50.24" calcext:value-type="float">
            <text:p>50.24</text:p>
          </table:table-cell>
          <table:table-cell table:formula="of:= ([times_1000000.C47] - [times_1000000.B47]) / 1000000" office:value-type="float" office:value="5.82016" calcext:value-type="float">
            <text:p>5.82016</text:p>
          </table:table-cell>
        </table:table-row>
        <table:table-row table:style-name="ro1">
          <table:table-cell table:formula="of:= [times_10000.A48]" office:value-type="float" office:value="47" calcext:value-type="float">
            <text:p>47</text:p>
          </table:table-cell>
          <table:table-cell table:formula="of:= ([times_10000.C48] - [times_10000.B48]) / 1000000" office:value-type="float" office:value="8.530176" calcext:value-type="float">
            <text:p>8.530176</text:p>
          </table:table-cell>
          <table:table-cell table:formula="of:= ([times_100000.C48] - [times_100000.B48]) / 1000000" office:value-type="float" office:value="50.299904" calcext:value-type="float">
            <text:p>50.299904</text:p>
          </table:table-cell>
          <table:table-cell table:formula="of:= ([times_1000000.C48] - [times_1000000.B48]) / 1000000" office:value-type="float" office:value="5.44" calcext:value-type="float">
            <text:p>5.44</text:p>
          </table:table-cell>
        </table:table-row>
        <table:table-row table:style-name="ro1">
          <table:table-cell table:formula="of:= [times_10000.A49]" office:value-type="float" office:value="48" calcext:value-type="float">
            <text:p>48</text:p>
          </table:table-cell>
          <table:table-cell table:formula="of:= ([times_10000.C49] - [times_10000.B49]) / 1000000" office:value-type="float" office:value="8.240128" calcext:value-type="float">
            <text:p>8.240128</text:p>
          </table:table-cell>
          <table:table-cell table:formula="of:= ([times_100000.C49] - [times_100000.B49]) / 1000000" office:value-type="float" office:value="50.009856" calcext:value-type="float">
            <text:p>50.009856</text:p>
          </table:table-cell>
          <table:table-cell table:formula="of:= ([times_1000000.C49] - [times_1000000.B49]) / 1000000" office:value-type="float" office:value="5.34016" calcext:value-type="float">
            <text:p>5.34016</text:p>
          </table:table-cell>
        </table:table-row>
        <table:table-row table:style-name="ro1">
          <table:table-cell table:formula="of:= [times_10000.A50]" office:value-type="float" office:value="49" calcext:value-type="float">
            <text:p>49</text:p>
          </table:table-cell>
          <table:table-cell table:formula="of:= ([times_10000.C50] - [times_10000.B50]) / 1000000" office:value-type="float" office:value="7.810304" calcext:value-type="float">
            <text:p>7.810304</text:p>
          </table:table-cell>
          <table:table-cell table:formula="of:= ([times_100000.C50] - [times_100000.B50]) / 1000000" office:value-type="float" office:value="49.58976" calcext:value-type="float">
            <text:p>49.58976</text:p>
          </table:table-cell>
          <table:table-cell table:formula="of:= ([times_1000000.C50] - [times_1000000.B50]) / 1000000" office:value-type="float" office:value="4.969984" calcext:value-type="float">
            <text:p>4.969984</text:p>
          </table:table-cell>
        </table:table-row>
        <table:table-row table:style-name="ro1">
          <table:table-cell table:formula="of:= [times_10000.A51]" office:value-type="float" office:value="50" calcext:value-type="float">
            <text:p>50</text:p>
          </table:table-cell>
          <table:table-cell table:formula="of:= ([times_10000.C51] - [times_10000.B51]) / 1000000" office:value-type="float" office:value="7.149824" calcext:value-type="float">
            <text:p>7.149824</text:p>
          </table:table-cell>
          <table:table-cell table:formula="of:= ([times_100000.C51] - [times_100000.B51]) / 1000000" office:value-type="float" office:value="49.260032" calcext:value-type="float">
            <text:p>49.260032</text:p>
          </table:table-cell>
          <table:table-cell table:formula="of:= ([times_1000000.C51] - [times_1000000.B51]) / 1000000" office:value-type="float" office:value="4.180224" calcext:value-type="float">
            <text:p>4.180224</text:p>
          </table:table-cell>
        </table:table-row>
        <table:table-row table:style-name="ro1">
          <table:table-cell table:formula="of:= [times_10000.A52]" office:value-type="float" office:value="51" calcext:value-type="float">
            <text:p>51</text:p>
          </table:table-cell>
          <table:table-cell table:formula="of:= ([times_10000.C52] - [times_10000.B52]) / 1000000" office:value-type="float" office:value="7.769856" calcext:value-type="float">
            <text:p>7.769856</text:p>
          </table:table-cell>
          <table:table-cell table:formula="of:= ([times_100000.C52] - [times_100000.B52]) / 1000000" office:value-type="float" office:value="48.96" calcext:value-type="float">
            <text:p>48.96</text:p>
          </table:table-cell>
          <table:table-cell table:formula="of:= ([times_1000000.C52] - [times_1000000.B52]) / 1000000" office:value-type="float" office:value="4.180224" calcext:value-type="float">
            <text:p>4.180224</text:p>
          </table:table-cell>
        </table:table-row>
        <table:table-row table:style-name="ro1">
          <table:table-cell table:formula="of:= [times_10000.A53]" office:value-type="float" office:value="52" calcext:value-type="float">
            <text:p>52</text:p>
          </table:table-cell>
          <table:table-cell table:formula="of:= ([times_10000.C53] - [times_10000.B53]) / 1000000" office:value-type="float" office:value="7.699968" calcext:value-type="float">
            <text:p>7.699968</text:p>
          </table:table-cell>
          <table:table-cell table:formula="of:= ([times_100000.C53] - [times_100000.B53]) / 1000000" office:value-type="float" office:value="48.610048" calcext:value-type="float">
            <text:p>48.610048</text:p>
          </table:table-cell>
          <table:table-cell table:formula="of:= ([times_1000000.C53] - [times_1000000.B53]) / 1000000" office:value-type="float" office:value="4.710144" calcext:value-type="float">
            <text:p>4.710144</text:p>
          </table:table-cell>
        </table:table-row>
        <table:table-row table:style-name="ro1">
          <table:table-cell table:formula="of:= [times_10000.A54]" office:value-type="float" office:value="53" calcext:value-type="float">
            <text:p>53</text:p>
          </table:table-cell>
          <table:table-cell table:formula="of:= ([times_10000.C54] - [times_10000.B54]) / 1000000" office:value-type="float" office:value="7.410176" calcext:value-type="float">
            <text:p>7.410176</text:p>
          </table:table-cell>
          <table:table-cell table:formula="of:= ([times_100000.C54] - [times_100000.B54]) / 1000000" office:value-type="float" office:value="48.32" calcext:value-type="float">
            <text:p>48.32</text:p>
          </table:table-cell>
          <table:table-cell table:formula="of:= ([times_1000000.C54] - [times_1000000.B54]) / 1000000" office:value-type="float" office:value="4.819968" calcext:value-type="float">
            <text:p>4.819968</text:p>
          </table:table-cell>
        </table:table-row>
        <table:table-row table:style-name="ro1">
          <table:table-cell table:formula="of:= [times_10000.A55]" office:value-type="float" office:value="54" calcext:value-type="float">
            <text:p>54</text:p>
          </table:table-cell>
          <table:table-cell table:formula="of:= ([times_10000.C55] - [times_10000.B55]) / 1000000" office:value-type="float" office:value="7.869952" calcext:value-type="float">
            <text:p>7.869952</text:p>
          </table:table-cell>
          <table:table-cell table:formula="of:= ([times_100000.C55] - [times_100000.B55]) / 1000000" office:value-type="float" office:value="48.019968" calcext:value-type="float">
            <text:p>48.019968</text:p>
          </table:table-cell>
          <table:table-cell table:formula="of:= ([times_1000000.C55] - [times_1000000.B55]) / 1000000" office:value-type="float" office:value="4.96" calcext:value-type="float">
            <text:p>4.96</text:p>
          </table:table-cell>
        </table:table-row>
        <table:table-row table:style-name="ro1">
          <table:table-cell table:formula="of:= [times_10000.A56]" office:value-type="float" office:value="55" calcext:value-type="float">
            <text:p>55</text:p>
          </table:table-cell>
          <table:table-cell table:formula="of:= ([times_10000.C56] - [times_10000.B56]) / 1000000" office:value-type="float" office:value="7.680256" calcext:value-type="float">
            <text:p>7.680256</text:p>
          </table:table-cell>
          <table:table-cell table:formula="of:= ([times_100000.C56] - [times_100000.B56]) / 1000000" office:value-type="float" office:value="48.040192" calcext:value-type="float">
            <text:p>48.040192</text:p>
          </table:table-cell>
          <table:table-cell table:formula="of:= ([times_1000000.C56] - [times_1000000.B56]) / 1000000" office:value-type="float" office:value="5.12" calcext:value-type="float">
            <text:p>5.12</text:p>
          </table:table-cell>
        </table:table-row>
        <table:table-row table:style-name="ro1">
          <table:table-cell table:formula="of:= [times_10000.A57]" office:value-type="float" office:value="56" calcext:value-type="float">
            <text:p>56</text:p>
          </table:table-cell>
          <table:table-cell table:formula="of:= ([times_10000.C57] - [times_10000.B57]) / 1000000" office:value-type="float" office:value="11.079936" calcext:value-type="float">
            <text:p>11.079936</text:p>
          </table:table-cell>
          <table:table-cell table:formula="of:= ([times_100000.C57] - [times_100000.B57]) / 1000000" office:value-type="float" office:value="48.11008" calcext:value-type="float">
            <text:p>48.11008</text:p>
          </table:table-cell>
          <table:table-cell table:formula="of:= ([times_1000000.C57] - [times_1000000.B57]) / 1000000" office:value-type="float" office:value="4.920064" calcext:value-type="float">
            <text:p>4.920064</text:p>
          </table:table-cell>
        </table:table-row>
        <table:table-row table:style-name="ro1">
          <table:table-cell table:formula="of:= [times_10000.A58]" office:value-type="float" office:value="57" calcext:value-type="float">
            <text:p>57</text:p>
          </table:table-cell>
          <table:table-cell table:formula="of:= ([times_10000.C58] - [times_10000.B58]) / 1000000" office:value-type="float" office:value="13.609984" calcext:value-type="float">
            <text:p>13.609984</text:p>
          </table:table-cell>
          <table:table-cell table:formula="of:= ([times_100000.C58] - [times_100000.B58]) / 1000000" office:value-type="float" office:value="48.059648" calcext:value-type="float">
            <text:p>48.059648</text:p>
          </table:table-cell>
          <table:table-cell table:formula="of:= ([times_1000000.C58] - [times_1000000.B58]) / 1000000" office:value-type="float" office:value="4.509952" calcext:value-type="float">
            <text:p>4.509952</text:p>
          </table:table-cell>
        </table:table-row>
        <table:table-row table:style-name="ro1">
          <table:table-cell table:formula="of:= [times_10000.A59]" office:value-type="float" office:value="58" calcext:value-type="float">
            <text:p>58</text:p>
          </table:table-cell>
          <table:table-cell table:formula="of:= ([times_10000.C59] - [times_10000.B59]) / 1000000" office:value-type="float" office:value="14.569984" calcext:value-type="float">
            <text:p>14.569984</text:p>
          </table:table-cell>
          <table:table-cell table:formula="of:= ([times_100000.C59] - [times_100000.B59]) / 1000000" office:value-type="float" office:value="49.420032" calcext:value-type="float">
            <text:p>49.420032</text:p>
          </table:table-cell>
          <table:table-cell table:formula="of:= ([times_1000000.C59] - [times_1000000.B59]) / 1000000" office:value-type="float" office:value="4.230144" calcext:value-type="float">
            <text:p>4.230144</text:p>
          </table:table-cell>
        </table:table-row>
        <table:table-row table:style-name="ro1">
          <table:table-cell table:formula="of:= [times_10000.A60]" office:value-type="float" office:value="59" calcext:value-type="float">
            <text:p>59</text:p>
          </table:table-cell>
          <table:table-cell table:formula="of:= ([times_10000.C60] - [times_10000.B60]) / 1000000" office:value-type="float" office:value="16.229888" calcext:value-type="float">
            <text:p>16.229888</text:p>
          </table:table-cell>
          <table:table-cell table:formula="of:= ([times_100000.C60] - [times_100000.B60]) / 1000000" office:value-type="float" office:value="49.6" calcext:value-type="float">
            <text:p>49.6</text:p>
          </table:table-cell>
          <table:table-cell table:formula="of:= ([times_1000000.C60] - [times_1000000.B60]) / 1000000" office:value-type="float" office:value="4.339968" calcext:value-type="float">
            <text:p>4.339968</text:p>
          </table:table-cell>
        </table:table-row>
        <table:table-row table:style-name="ro1">
          <table:table-cell table:formula="of:= [times_10000.A61]" office:value-type="float" office:value="60" calcext:value-type="float">
            <text:p>60</text:p>
          </table:table-cell>
          <table:table-cell table:formula="of:= ([times_10000.C61] - [times_10000.B61]) / 1000000" office:value-type="float" office:value="16.239872" calcext:value-type="float">
            <text:p>16.239872</text:p>
          </table:table-cell>
          <table:table-cell table:formula="of:= ([times_100000.C61] - [times_100000.B61]) / 1000000" office:value-type="float" office:value="49.58976" calcext:value-type="float">
            <text:p>49.58976</text:p>
          </table:table-cell>
          <table:table-cell table:formula="of:= ([times_1000000.C61] - [times_1000000.B61]) / 1000000" office:value-type="float" office:value="4.999936" calcext:value-type="float">
            <text:p>4.999936</text:p>
          </table:table-cell>
        </table:table-row>
        <table:table-row table:style-name="ro1">
          <table:table-cell table:formula="of:= [times_10000.A62]" office:value-type="float" office:value="61" calcext:value-type="float">
            <text:p>61</text:p>
          </table:table-cell>
          <table:table-cell table:formula="of:= ([times_10000.C62] - [times_10000.B62]) / 1000000" office:value-type="float" office:value="24.939776" calcext:value-type="float">
            <text:p>24.939776</text:p>
          </table:table-cell>
          <table:table-cell table:formula="of:= ([times_100000.C62] - [times_100000.B62]) / 1000000" office:value-type="float" office:value="49.299968" calcext:value-type="float">
            <text:p>49.299968</text:p>
          </table:table-cell>
          <table:table-cell table:formula="of:= ([times_1000000.C62] - [times_1000000.B62]) / 1000000" office:value-type="float" office:value="5.129984" calcext:value-type="float">
            <text:p>5.129984</text:p>
          </table:table-cell>
        </table:table-row>
        <table:table-row table:style-name="ro1">
          <table:table-cell table:formula="of:= [times_10000.A63]" office:value-type="float" office:value="62" calcext:value-type="float">
            <text:p>62</text:p>
          </table:table-cell>
          <table:table-cell table:formula="of:= ([times_10000.C63] - [times_10000.B63]) / 1000000" office:value-type="float" office:value="26.579968" calcext:value-type="float">
            <text:p>26.579968</text:p>
          </table:table-cell>
          <table:table-cell table:formula="of:= ([times_100000.C63] - [times_100000.B63]) / 1000000" office:value-type="float" office:value="49.010176" calcext:value-type="float">
            <text:p>49.010176</text:p>
          </table:table-cell>
          <table:table-cell table:formula="of:= ([times_1000000.C63] - [times_1000000.B63]) / 1000000" office:value-type="float" office:value="5.760256" calcext:value-type="float">
            <text:p>5.760256</text:p>
          </table:table-cell>
        </table:table-row>
        <table:table-row table:style-name="ro1">
          <table:table-cell table:formula="of:= [times_10000.A64]" office:value-type="float" office:value="63" calcext:value-type="float">
            <text:p>63</text:p>
          </table:table-cell>
          <table:table-cell table:formula="of:= ([times_10000.C64] - [times_10000.B64]) / 1000000" office:value-type="float" office:value="25.880064" calcext:value-type="float">
            <text:p>25.880064</text:p>
          </table:table-cell>
          <table:table-cell table:formula="of:= ([times_100000.C64] - [times_100000.B64]) / 1000000" office:value-type="float" office:value="49.060096" calcext:value-type="float">
            <text:p>49.060096</text:p>
          </table:table-cell>
          <table:table-cell table:formula="of:= ([times_1000000.C64] - [times_1000000.B64]) / 1000000" office:value-type="float" office:value="5.570048" calcext:value-type="float">
            <text:p>5.570048</text:p>
          </table:table-cell>
        </table:table-row>
        <table:table-row table:style-name="ro1">
          <table:table-cell table:formula="of:= [times_10000.A65]" office:value-type="float" office:value="64" calcext:value-type="float">
            <text:p>64</text:p>
          </table:table-cell>
          <table:table-cell table:formula="of:= ([times_10000.C65] - [times_10000.B65]) / 1000000" office:value-type="float" office:value="25.499904" calcext:value-type="float">
            <text:p>25.499904</text:p>
          </table:table-cell>
          <table:table-cell table:formula="of:= ([times_100000.C65] - [times_100000.B65]) / 1000000" office:value-type="float" office:value="48.770048" calcext:value-type="float">
            <text:p>48.770048</text:p>
          </table:table-cell>
          <table:table-cell table:formula="of:= ([times_1000000.C65] - [times_1000000.B65]) / 1000000" office:value-type="float" office:value="5.199872" calcext:value-type="float">
            <text:p>5.199872</text:p>
          </table:table-cell>
        </table:table-row>
        <table:table-row table:style-name="ro1">
          <table:table-cell table:formula="of:= [times_10000.A66]" office:value-type="float" office:value="65" calcext:value-type="float">
            <text:p>65</text:p>
          </table:table-cell>
          <table:table-cell table:formula="of:= ([times_10000.C66] - [times_10000.B66]) / 1000000" office:value-type="float" office:value="25.90976" calcext:value-type="float">
            <text:p>25.90976</text:p>
          </table:table-cell>
          <table:table-cell table:formula="of:= ([times_100000.C66] - [times_100000.B66]) / 1000000" office:value-type="float" office:value="48.339968" calcext:value-type="float">
            <text:p>48.339968</text:p>
          </table:table-cell>
          <table:table-cell table:formula="of:= ([times_1000000.C66] - [times_1000000.B66]) / 1000000" office:value-type="float" office:value="4.979968" calcext:value-type="float">
            <text:p>4.979968</text:p>
          </table:table-cell>
        </table:table-row>
        <table:table-row table:style-name="ro1">
          <table:table-cell table:formula="of:= [times_10000.A67]" office:value-type="float" office:value="66" calcext:value-type="float">
            <text:p>66</text:p>
          </table:table-cell>
          <table:table-cell table:formula="of:= ([times_10000.C67] - [times_10000.B67]) / 1000000" office:value-type="float" office:value="27.519744" calcext:value-type="float">
            <text:p>27.519744</text:p>
          </table:table-cell>
          <table:table-cell table:formula="of:= ([times_100000.C67] - [times_100000.B67]) / 1000000" office:value-type="float" office:value="48.03968" calcext:value-type="float">
            <text:p>48.03968</text:p>
          </table:table-cell>
          <table:table-cell table:formula="of:= ([times_1000000.C67] - [times_1000000.B67]) / 1000000" office:value-type="float" office:value="4.600064" calcext:value-type="float">
            <text:p>4.600064</text:p>
          </table:table-cell>
        </table:table-row>
        <table:table-row table:style-name="ro1">
          <table:table-cell table:formula="of:= [times_10000.A68]" office:value-type="float" office:value="67" calcext:value-type="float">
            <text:p>67</text:p>
          </table:table-cell>
          <table:table-cell table:formula="of:= ([times_10000.C68] - [times_10000.B68]) / 1000000" office:value-type="float" office:value="27.930112" calcext:value-type="float">
            <text:p>27.930112</text:p>
          </table:table-cell>
          <table:table-cell table:formula="of:= ([times_100000.C68] - [times_100000.B68]) / 1000000" office:value-type="float" office:value="47.689984" calcext:value-type="float">
            <text:p>47.689984</text:p>
          </table:table-cell>
          <table:table-cell table:formula="of:= ([times_1000000.C68] - [times_1000000.B68]) / 1000000" office:value-type="float" office:value="4.649984" calcext:value-type="float">
            <text:p>4.649984</text:p>
          </table:table-cell>
        </table:table-row>
        <table:table-row table:style-name="ro1">
          <table:table-cell table:formula="of:= [times_10000.A69]" office:value-type="float" office:value="68" calcext:value-type="float">
            <text:p>68</text:p>
          </table:table-cell>
          <table:table-cell table:formula="of:= ([times_10000.C69] - [times_10000.B69]) / 1000000" office:value-type="float" office:value="27.82976" calcext:value-type="float">
            <text:p>27.82976</text:p>
          </table:table-cell>
          <table:table-cell table:formula="of:= ([times_100000.C69] - [times_100000.B69]) / 1000000" office:value-type="float" office:value="47.379968" calcext:value-type="float">
            <text:p>47.379968</text:p>
          </table:table-cell>
          <table:table-cell table:formula="of:= ([times_1000000.C69] - [times_1000000.B69]) / 1000000" office:value-type="float" office:value="5.55008" calcext:value-type="float">
            <text:p>5.55008</text:p>
          </table:table-cell>
        </table:table-row>
        <table:table-row table:style-name="ro1">
          <table:table-cell table:formula="of:= [times_10000.A70]" office:value-type="float" office:value="69" calcext:value-type="float">
            <text:p>69</text:p>
          </table:table-cell>
          <table:table-cell table:formula="of:= ([times_10000.C70] - [times_10000.B70]) / 1000000" office:value-type="float" office:value="27.810048" calcext:value-type="float">
            <text:p>27.810048</text:p>
          </table:table-cell>
          <table:table-cell table:formula="of:= ([times_100000.C70] - [times_100000.B70]) / 1000000" office:value-type="float" office:value="47.090176" calcext:value-type="float">
            <text:p>47.090176</text:p>
          </table:table-cell>
          <table:table-cell table:formula="of:= ([times_1000000.C70] - [times_1000000.B70]) / 1000000" office:value-type="float" office:value="6.09024" calcext:value-type="float">
            <text:p>6.09024</text:p>
          </table:table-cell>
        </table:table-row>
        <table:table-row table:style-name="ro1">
          <table:table-cell table:formula="of:= [times_10000.A71]" office:value-type="float" office:value="70" calcext:value-type="float">
            <text:p>70</text:p>
          </table:table-cell>
          <table:table-cell table:formula="of:= ([times_10000.C71] - [times_10000.B71]) / 1000000" office:value-type="float" office:value="27.52" calcext:value-type="float">
            <text:p>27.52</text:p>
          </table:table-cell>
          <table:table-cell table:formula="of:= ([times_100000.C71] - [times_100000.B71]) / 1000000" office:value-type="float" office:value="46.969856" calcext:value-type="float">
            <text:p>46.969856</text:p>
          </table:table-cell>
          <table:table-cell table:formula="of:= ([times_1000000.C71] - [times_1000000.B71]) / 1000000" office:value-type="float" office:value="6.249984" calcext:value-type="float">
            <text:p>6.249984</text:p>
          </table:table-cell>
        </table:table-row>
        <table:table-row table:style-name="ro1">
          <table:table-cell table:formula="of:= [times_10000.A72]" office:value-type="float" office:value="71" calcext:value-type="float">
            <text:p>71</text:p>
          </table:table-cell>
          <table:table-cell table:formula="of:= ([times_10000.C72] - [times_10000.B72]) / 1000000" office:value-type="float" office:value="27.219968" calcext:value-type="float">
            <text:p>27.219968</text:p>
          </table:table-cell>
          <table:table-cell table:formula="of:= ([times_100000.C72] - [times_100000.B72]) / 1000000" office:value-type="float" office:value="46.689792" calcext:value-type="float">
            <text:p>46.689792</text:p>
          </table:table-cell>
          <table:table-cell table:formula="of:= ([times_1000000.C72] - [times_1000000.B72]) / 1000000" office:value-type="float" office:value="6.159872" calcext:value-type="float">
            <text:p>6.159872</text:p>
          </table:table-cell>
        </table:table-row>
        <table:table-row table:style-name="ro1">
          <table:table-cell table:formula="of:= [times_10000.A73]" office:value-type="float" office:value="72" calcext:value-type="float">
            <text:p>72</text:p>
          </table:table-cell>
          <table:table-cell table:formula="of:= ([times_10000.C73] - [times_10000.B73]) / 1000000" office:value-type="float" office:value="27.080192" calcext:value-type="float">
            <text:p>27.080192</text:p>
          </table:table-cell>
          <table:table-cell table:formula="of:= ([times_100000.C73] - [times_100000.B73]) / 1000000" office:value-type="float" office:value="46.38976" calcext:value-type="float">
            <text:p>46.38976</text:p>
          </table:table-cell>
          <table:table-cell table:formula="of:= ([times_1000000.C73] - [times_1000000.B73]) / 1000000" office:value-type="float" office:value="5.98016" calcext:value-type="float">
            <text:p>5.98016</text:p>
          </table:table-cell>
        </table:table-row>
        <table:table-row table:style-name="ro1">
          <table:table-cell table:formula="of:= [times_10000.A74]" office:value-type="float" office:value="73" calcext:value-type="float">
            <text:p>73</text:p>
          </table:table-cell>
          <table:table-cell table:formula="of:= ([times_10000.C74] - [times_10000.B74]) / 1000000" office:value-type="float" office:value="26.99008" calcext:value-type="float">
            <text:p>26.99008</text:p>
          </table:table-cell>
          <table:table-cell table:formula="of:= ([times_100000.C74] - [times_100000.B74]) / 1000000" office:value-type="float" office:value="46.56" calcext:value-type="float">
            <text:p>46.56</text:p>
          </table:table-cell>
          <table:table-cell table:formula="of:= ([times_1000000.C74] - [times_1000000.B74]) / 1000000" office:value-type="float" office:value="6.230016" calcext:value-type="float">
            <text:p>6.230016</text:p>
          </table:table-cell>
        </table:table-row>
        <table:table-row table:style-name="ro1">
          <table:table-cell table:formula="of:= [times_10000.A75]" office:value-type="float" office:value="74" calcext:value-type="float">
            <text:p>74</text:p>
          </table:table-cell>
          <table:table-cell table:formula="of:= ([times_10000.C75] - [times_10000.B75]) / 1000000" office:value-type="float" office:value="26.590208" calcext:value-type="float">
            <text:p>26.590208</text:p>
          </table:table-cell>
          <table:table-cell table:formula="of:= ([times_100000.C75] - [times_100000.B75]) / 1000000" office:value-type="float" office:value="46.950144" calcext:value-type="float">
            <text:p>46.950144</text:p>
          </table:table-cell>
          <table:table-cell table:formula="of:= ([times_1000000.C75] - [times_1000000.B75]) / 1000000" office:value-type="float" office:value="6.080256" calcext:value-type="float">
            <text:p>6.080256</text:p>
          </table:table-cell>
        </table:table-row>
        <table:table-row table:style-name="ro1">
          <table:table-cell table:formula="of:= [times_10000.A76]" office:value-type="float" office:value="75" calcext:value-type="float">
            <text:p>75</text:p>
          </table:table-cell>
          <table:table-cell table:formula="of:= ([times_10000.C76] - [times_10000.B76]) / 1000000" office:value-type="float" office:value="26.419968" calcext:value-type="float">
            <text:p>26.419968</text:p>
          </table:table-cell>
          <table:table-cell table:formula="of:= ([times_100000.C76] - [times_100000.B76]) / 1000000" office:value-type="float" office:value="47.060224" calcext:value-type="float">
            <text:p>47.060224</text:p>
          </table:table-cell>
          <table:table-cell table:formula="of:= ([times_1000000.C76] - [times_1000000.B76]) / 1000000" office:value-type="float" office:value="5.670144" calcext:value-type="float">
            <text:p>5.670144</text:p>
          </table:table-cell>
        </table:table-row>
        <table:table-row table:style-name="ro1">
          <table:table-cell table:formula="of:= [times_10000.A77]" office:value-type="float" office:value="76" calcext:value-type="float">
            <text:p>76</text:p>
          </table:table-cell>
          <table:table-cell table:formula="of:= ([times_10000.C77] - [times_10000.B77]) / 1000000" office:value-type="float" office:value="26.180096" calcext:value-type="float">
            <text:p>26.180096</text:p>
          </table:table-cell>
          <table:table-cell table:formula="of:= ([times_100000.C77] - [times_100000.B77]) / 1000000" office:value-type="float" office:value="46.770176" calcext:value-type="float">
            <text:p>46.770176</text:p>
          </table:table-cell>
          <table:table-cell table:formula="of:= ([times_1000000.C77] - [times_1000000.B77]) / 1000000" office:value-type="float" office:value="5.190144" calcext:value-type="float">
            <text:p>5.190144</text:p>
          </table:table-cell>
        </table:table-row>
        <table:table-row table:style-name="ro1">
          <table:table-cell table:formula="of:= [times_10000.A78]" office:value-type="float" office:value="77" calcext:value-type="float">
            <text:p>77</text:p>
          </table:table-cell>
          <table:table-cell table:formula="of:= ([times_10000.C78] - [times_10000.B78]) / 1000000" office:value-type="float" office:value="25.890304" calcext:value-type="float">
            <text:p>25.890304</text:p>
          </table:table-cell>
          <table:table-cell table:formula="of:= ([times_100000.C78] - [times_100000.B78]) / 1000000" office:value-type="float" office:value="46.479872" calcext:value-type="float">
            <text:p>46.479872</text:p>
          </table:table-cell>
          <table:table-cell table:formula="of:= ([times_1000000.C78] - [times_1000000.B78]) / 1000000" office:value-type="float" office:value="6.049792" calcext:value-type="float">
            <text:p>6.049792</text:p>
          </table:table-cell>
        </table:table-row>
        <table:table-row table:style-name="ro1">
          <table:table-cell table:formula="of:= [times_10000.A79]" office:value-type="float" office:value="78" calcext:value-type="float">
            <text:p>78</text:p>
          </table:table-cell>
          <table:table-cell table:formula="of:= ([times_10000.C79] - [times_10000.B79]) / 1000000" office:value-type="float" office:value="25.580032" calcext:value-type="float">
            <text:p>25.580032</text:p>
          </table:table-cell>
          <table:table-cell table:formula="of:= ([times_100000.C79] - [times_100000.B79]) / 1000000" office:value-type="float" office:value="46.19008" calcext:value-type="float">
            <text:p>46.19008</text:p>
          </table:table-cell>
          <table:table-cell table:formula="of:= ([times_1000000.C79] - [times_1000000.B79]) / 1000000" office:value-type="float" office:value="6.170112" calcext:value-type="float">
            <text:p>6.170112</text:p>
          </table:table-cell>
        </table:table-row>
        <table:table-row table:style-name="ro1">
          <table:table-cell table:formula="of:= [times_10000.A80]" office:value-type="float" office:value="79" calcext:value-type="float">
            <text:p>79</text:p>
          </table:table-cell>
          <table:table-cell table:formula="of:= ([times_10000.C80] - [times_10000.B80]) / 1000000" office:value-type="float" office:value="25.270016" calcext:value-type="float">
            <text:p>25.270016</text:p>
          </table:table-cell>
          <table:table-cell table:formula="of:= ([times_100000.C80] - [times_100000.B80]) / 1000000" office:value-type="float" office:value="45.900288" calcext:value-type="float">
            <text:p>45.900288</text:p>
          </table:table-cell>
          <table:table-cell table:formula="of:= ([times_1000000.C80] - [times_1000000.B80]) / 1000000" office:value-type="float" office:value="6.009856" calcext:value-type="float">
            <text:p>6.009856</text:p>
          </table:table-cell>
        </table:table-row>
        <table:table-row table:style-name="ro1">
          <table:table-cell table:formula="of:= [times_10000.A81]" office:value-type="float" office:value="80" calcext:value-type="float">
            <text:p>80</text:p>
          </table:table-cell>
          <table:table-cell table:formula="of:= ([times_10000.C81] - [times_10000.B81]) / 1000000" office:value-type="float" office:value="24.979712" calcext:value-type="float">
            <text:p>24.979712</text:p>
          </table:table-cell>
          <table:table-cell table:formula="of:= ([times_100000.C81] - [times_100000.B81]) / 1000000" office:value-type="float" office:value="45.549824" calcext:value-type="float">
            <text:p>45.549824</text:p>
          </table:table-cell>
          <table:table-cell table:formula="of:= ([times_1000000.C81] - [times_1000000.B81]) / 1000000" office:value-type="float" office:value="5.66016" calcext:value-type="float">
            <text:p>5.66016</text:p>
          </table:table-cell>
        </table:table-row>
        <table:table-row table:style-name="ro1">
          <table:table-cell table:formula="of:= [times_10000.A82]" office:value-type="float" office:value="81" calcext:value-type="float">
            <text:p>81</text:p>
          </table:table-cell>
          <table:table-cell table:formula="of:= ([times_10000.C82] - [times_10000.B82]) / 1000000" office:value-type="float" office:value="24.84992" calcext:value-type="float">
            <text:p>24.84992</text:p>
          </table:table-cell>
          <table:table-cell table:formula="of:= ([times_100000.C82] - [times_100000.B82]) / 1000000" office:value-type="float" office:value="45.510144" calcext:value-type="float">
            <text:p>45.510144</text:p>
          </table:table-cell>
          <table:table-cell table:formula="of:= ([times_1000000.C82] - [times_1000000.B82]) / 1000000" office:value-type="float" office:value="5.399808" calcext:value-type="float">
            <text:p>5.399808</text:p>
          </table:table-cell>
        </table:table-row>
        <table:table-row table:style-name="ro1">
          <table:table-cell table:formula="of:= [times_10000.A83]" office:value-type="float" office:value="82" calcext:value-type="float">
            <text:p>82</text:p>
          </table:table-cell>
          <table:table-cell table:formula="of:= ([times_10000.C83] - [times_10000.B83]) / 1000000" office:value-type="float" office:value="24.560128" calcext:value-type="float">
            <text:p>24.560128</text:p>
          </table:table-cell>
          <table:table-cell table:formula="of:= ([times_100000.C83] - [times_100000.B83]) / 1000000" office:value-type="float" office:value="45.220096" calcext:value-type="float">
            <text:p>45.220096</text:p>
          </table:table-cell>
          <table:table-cell table:formula="of:= ([times_1000000.C83] - [times_1000000.B83]) / 1000000" office:value-type="float" office:value="5.209856" calcext:value-type="float">
            <text:p>5.209856</text:p>
          </table:table-cell>
        </table:table-row>
        <table:table-row table:style-name="ro1">
          <table:table-cell table:formula="of:= [times_10000.A84]" office:value-type="float" office:value="83" calcext:value-type="float">
            <text:p>83</text:p>
          </table:table-cell>
          <table:table-cell table:formula="of:= ([times_10000.C84] - [times_10000.B84]) / 1000000" office:value-type="float" office:value="23.709952" calcext:value-type="float">
            <text:p>23.709952</text:p>
          </table:table-cell>
          <table:table-cell table:formula="of:= ([times_100000.C84] - [times_100000.B84]) / 1000000" office:value-type="float" office:value="44.930048" calcext:value-type="float">
            <text:p>44.930048</text:p>
          </table:table-cell>
          <table:table-cell table:formula="of:= ([times_1000000.C84] - [times_1000000.B84]) / 1000000" office:value-type="float" office:value="5.520128" calcext:value-type="float">
            <text:p>5.520128</text:p>
          </table:table-cell>
        </table:table-row>
        <table:table-row table:style-name="ro1">
          <table:table-cell table:formula="of:= [times_10000.A85]" office:value-type="float" office:value="84" calcext:value-type="float">
            <text:p>84</text:p>
          </table:table-cell>
          <table:table-cell table:formula="of:= ([times_10000.C85] - [times_10000.B85]) / 1000000" office:value-type="float" office:value="23.389952" calcext:value-type="float">
            <text:p>23.389952</text:p>
          </table:table-cell>
          <table:table-cell table:formula="of:= ([times_100000.C85] - [times_100000.B85]) / 1000000" office:value-type="float" office:value="44.62976" calcext:value-type="float">
            <text:p>44.62976</text:p>
          </table:table-cell>
          <table:table-cell table:formula="of:= ([times_1000000.C85] - [times_1000000.B85]) / 1000000" office:value-type="float" office:value="5.34016" calcext:value-type="float">
            <text:p>5.34016</text:p>
          </table:table-cell>
        </table:table-row>
        <table:table-row table:style-name="ro1">
          <table:table-cell table:formula="of:= [times_10000.A86]" office:value-type="float" office:value="85" calcext:value-type="float">
            <text:p>85</text:p>
          </table:table-cell>
          <table:table-cell table:formula="of:= ([times_10000.C86] - [times_10000.B86]) / 1000000" office:value-type="float" office:value="22.710272" calcext:value-type="float">
            <text:p>22.710272</text:p>
          </table:table-cell>
          <table:table-cell table:formula="of:= ([times_100000.C86] - [times_100000.B86]) / 1000000" office:value-type="float" office:value="44.509952" calcext:value-type="float">
            <text:p>44.509952</text:p>
          </table:table-cell>
          <table:table-cell table:formula="of:= ([times_1000000.C86] - [times_1000000.B86]) / 1000000" office:value-type="float" office:value="5.569536" calcext:value-type="float">
            <text:p>5.569536</text:p>
          </table:table-cell>
        </table:table-row>
        <table:table-row table:style-name="ro1">
          <table:table-cell table:formula="of:= [times_10000.A87]" office:value-type="float" office:value="86" calcext:value-type="float">
            <text:p>86</text:p>
          </table:table-cell>
          <table:table-cell table:formula="of:= ([times_10000.C87] - [times_10000.B87]) / 1000000" office:value-type="float" office:value="22.540032" calcext:value-type="float">
            <text:p>22.540032</text:p>
          </table:table-cell>
          <table:table-cell table:formula="of:= ([times_100000.C87] - [times_100000.B87]) / 1000000" office:value-type="float" office:value="44.219904" calcext:value-type="float">
            <text:p>44.219904</text:p>
          </table:table-cell>
          <table:table-cell table:formula="of:= ([times_1000000.C87] - [times_1000000.B87]) / 1000000" office:value-type="float" office:value="7.650048" calcext:value-type="float">
            <text:p>7.650048</text:p>
          </table:table-cell>
        </table:table-row>
        <table:table-row table:style-name="ro1">
          <table:table-cell table:formula="of:= [times_10000.A88]" office:value-type="float" office:value="87" calcext:value-type="float">
            <text:p>87</text:p>
          </table:table-cell>
          <table:table-cell table:formula="of:= ([times_10000.C88] - [times_10000.B88]) / 1000000" office:value-type="float" office:value="22.30016" calcext:value-type="float">
            <text:p>22.30016</text:p>
          </table:table-cell>
          <table:table-cell table:formula="of:= ([times_100000.C88] - [times_100000.B88]) / 1000000" office:value-type="float" office:value="44.329984" calcext:value-type="float">
            <text:p>44.329984</text:p>
          </table:table-cell>
          <table:table-cell table:formula="of:= ([times_1000000.C88] - [times_1000000.B88]) / 1000000" office:value-type="float" office:value="8.039936" calcext:value-type="float">
            <text:p>8.039936</text:p>
          </table:table-cell>
        </table:table-row>
        <table:table-row table:style-name="ro1">
          <table:table-cell table:formula="of:= [times_10000.A89]" office:value-type="float" office:value="88" calcext:value-type="float">
            <text:p>88</text:p>
          </table:table-cell>
          <table:table-cell table:formula="of:= ([times_10000.C89] - [times_10000.B89]) / 1000000" office:value-type="float" office:value="22.19008" calcext:value-type="float">
            <text:p>22.19008</text:p>
          </table:table-cell>
          <table:table-cell table:formula="of:= ([times_100000.C89] - [times_100000.B89]) / 1000000" office:value-type="float" office:value="44.310016" calcext:value-type="float">
            <text:p>44.310016</text:p>
          </table:table-cell>
          <table:table-cell table:formula="of:= ([times_1000000.C89] - [times_1000000.B89]) / 1000000" office:value-type="float" office:value="7.780096" calcext:value-type="float">
            <text:p>7.780096</text:p>
          </table:table-cell>
        </table:table-row>
        <table:table-row table:style-name="ro1">
          <table:table-cell table:formula="of:= [times_10000.A90]" office:value-type="float" office:value="89" calcext:value-type="float">
            <text:p>89</text:p>
          </table:table-cell>
          <table:table-cell table:formula="of:= ([times_10000.C90] - [times_10000.B90]) / 1000000" office:value-type="float" office:value="21.419776" calcext:value-type="float">
            <text:p>21.419776</text:p>
          </table:table-cell>
          <table:table-cell table:formula="of:= ([times_100000.C90] - [times_100000.B90]) / 1000000" office:value-type="float" office:value="44.019968" calcext:value-type="float">
            <text:p>44.019968</text:p>
          </table:table-cell>
          <table:table-cell table:formula="of:= ([times_1000000.C90] - [times_1000000.B90]) / 1000000" office:value-type="float" office:value="8.179968" calcext:value-type="float">
            <text:p>8.179968</text:p>
          </table:table-cell>
        </table:table-row>
        <table:table-row table:style-name="ro1">
          <table:table-cell table:formula="of:= [times_10000.A91]" office:value-type="float" office:value="90" calcext:value-type="float">
            <text:p>90</text:p>
          </table:table-cell>
          <table:table-cell table:formula="of:= ([times_10000.C91] - [times_10000.B91]) / 1000000" office:value-type="float" office:value="21.289984" calcext:value-type="float">
            <text:p>21.289984</text:p>
          </table:table-cell>
          <table:table-cell table:formula="of:= ([times_100000.C91] - [times_100000.B91]) / 1000000" office:value-type="float" office:value="43.74016" calcext:value-type="float">
            <text:p>43.74016</text:p>
          </table:table-cell>
          <table:table-cell table:formula="of:= ([times_1000000.C91] - [times_1000000.B91]) / 1000000" office:value-type="float" office:value="8.019968" calcext:value-type="float">
            <text:p>8.019968</text:p>
          </table:table-cell>
        </table:table-row>
        <table:table-row table:style-name="ro1">
          <table:table-cell table:formula="of:= [times_10000.A92]" office:value-type="float" office:value="91" calcext:value-type="float">
            <text:p>91</text:p>
          </table:table-cell>
          <table:table-cell table:formula="of:= ([times_10000.C92] - [times_10000.B92]) / 1000000" office:value-type="float" office:value="21.690112" calcext:value-type="float">
            <text:p>21.690112</text:p>
          </table:table-cell>
          <table:table-cell table:formula="of:= ([times_100000.C92] - [times_100000.B92]) / 1000000" office:value-type="float" office:value="43.880192" calcext:value-type="float">
            <text:p>43.880192</text:p>
          </table:table-cell>
          <table:table-cell table:formula="of:= ([times_1000000.C92] - [times_1000000.B92]) / 1000000" office:value-type="float" office:value="7.650048" calcext:value-type="float">
            <text:p>7.650048</text:p>
          </table:table-cell>
        </table:table-row>
        <table:table-row table:style-name="ro1">
          <table:table-cell table:formula="of:= [times_10000.A93]" office:value-type="float" office:value="92" calcext:value-type="float">
            <text:p>92</text:p>
          </table:table-cell>
          <table:table-cell table:formula="of:= ([times_10000.C93] - [times_10000.B93]) / 1000000" office:value-type="float" office:value="21.570304" calcext:value-type="float">
            <text:p>21.570304</text:p>
          </table:table-cell>
          <table:table-cell table:formula="of:= ([times_100000.C93] - [times_100000.B93]) / 1000000" office:value-type="float" office:value="44.75008" calcext:value-type="float">
            <text:p>44.75008</text:p>
          </table:table-cell>
          <table:table-cell table:formula="of:= ([times_1000000.C93] - [times_1000000.B93]) / 1000000" office:value-type="float" office:value="7.319808" calcext:value-type="float">
            <text:p>7.319808</text:p>
          </table:table-cell>
        </table:table-row>
        <table:table-row table:style-name="ro1">
          <table:table-cell table:formula="of:= [times_10000.A94]" office:value-type="float" office:value="93" calcext:value-type="float">
            <text:p>93</text:p>
          </table:table-cell>
          <table:table-cell table:formula="of:= ([times_10000.C94] - [times_10000.B94]) / 1000000" office:value-type="float" office:value="21.740032" calcext:value-type="float">
            <text:p>21.740032</text:p>
          </table:table-cell>
          <table:table-cell table:formula="of:= ([times_100000.C94] - [times_100000.B94]) / 1000000" office:value-type="float" office:value="47.79008" calcext:value-type="float">
            <text:p>47.79008</text:p>
          </table:table-cell>
          <table:table-cell table:formula="of:= ([times_1000000.C94] - [times_1000000.B94]) / 1000000" office:value-type="float" office:value="8.100352" calcext:value-type="float">
            <text:p>8.100352</text:p>
          </table:table-cell>
        </table:table-row>
        <table:table-row table:style-name="ro1">
          <table:table-cell table:formula="of:= [times_10000.A95]" office:value-type="float" office:value="94" calcext:value-type="float">
            <text:p>94</text:p>
          </table:table-cell>
          <table:table-cell table:formula="of:= ([times_10000.C95] - [times_10000.B95]) / 1000000" office:value-type="float" office:value="26.680064" calcext:value-type="float">
            <text:p>26.680064</text:p>
          </table:table-cell>
          <table:table-cell table:formula="of:= ([times_100000.C95] - [times_100000.B95]) / 1000000" office:value-type="float" office:value="49.580288" calcext:value-type="float">
            <text:p>49.580288</text:p>
          </table:table-cell>
          <table:table-cell table:formula="of:= ([times_1000000.C95] - [times_1000000.B95]) / 1000000" office:value-type="float" office:value="8.819968" calcext:value-type="float">
            <text:p>8.819968</text:p>
          </table:table-cell>
        </table:table-row>
        <table:table-row table:style-name="ro1">
          <table:table-cell table:formula="of:= [times_10000.A96]" office:value-type="float" office:value="95" calcext:value-type="float">
            <text:p>95</text:p>
          </table:table-cell>
          <table:table-cell table:formula="of:= ([times_10000.C96] - [times_10000.B96]) / 1000000" office:value-type="float" office:value="26.909952" calcext:value-type="float">
            <text:p>26.909952</text:p>
          </table:table-cell>
          <table:table-cell table:formula="of:= ([times_100000.C96] - [times_100000.B96]) / 1000000" office:value-type="float" office:value="49.80992" calcext:value-type="float">
            <text:p>49.80992</text:p>
          </table:table-cell>
          <table:table-cell table:formula="of:= ([times_1000000.C96] - [times_1000000.B96]) / 1000000" office:value-type="float" office:value="8.709888" calcext:value-type="float">
            <text:p>8.709888</text:p>
          </table:table-cell>
        </table:table-row>
        <table:table-row table:style-name="ro1">
          <table:table-cell table:formula="of:= [times_10000.A97]" office:value-type="float" office:value="96" calcext:value-type="float">
            <text:p>96</text:p>
          </table:table-cell>
          <table:table-cell table:formula="of:= ([times_10000.C97] - [times_10000.B97]) / 1000000" office:value-type="float" office:value="27.04" calcext:value-type="float">
            <text:p>27.04</text:p>
          </table:table-cell>
          <table:table-cell table:formula="of:= ([times_100000.C97] - [times_100000.B97]) / 1000000" office:value-type="float" office:value="49.85984" calcext:value-type="float">
            <text:p>49.85984</text:p>
          </table:table-cell>
          <table:table-cell table:formula="of:= ([times_1000000.C97] - [times_1000000.B97]) / 1000000" office:value-type="float" office:value="8.759808" calcext:value-type="float">
            <text:p>8.759808</text:p>
          </table:table-cell>
        </table:table-row>
        <table:table-row table:style-name="ro1">
          <table:table-cell table:formula="of:= [times_10000.A98]" office:value-type="float" office:value="97" calcext:value-type="float">
            <text:p>97</text:p>
          </table:table-cell>
          <table:table-cell table:formula="of:= ([times_10000.C98] - [times_10000.B98]) / 1000000" office:value-type="float" office:value="26.750208" calcext:value-type="float">
            <text:p>26.750208</text:p>
          </table:table-cell>
          <table:table-cell table:formula="of:= ([times_100000.C98] - [times_100000.B98]) / 1000000" office:value-type="float" office:value="49.37984" calcext:value-type="float">
            <text:p>49.37984</text:p>
          </table:table-cell>
          <table:table-cell table:formula="of:= ([times_1000000.C98] - [times_1000000.B98]) / 1000000" office:value-type="float" office:value="8.920064" calcext:value-type="float">
            <text:p>8.920064</text:p>
          </table:table-cell>
        </table:table-row>
        <table:table-row table:style-name="ro1">
          <table:table-cell table:formula="of:= [times_10000.A99]" office:value-type="float" office:value="98" calcext:value-type="float">
            <text:p>98</text:p>
          </table:table-cell>
          <table:table-cell table:formula="of:= ([times_10000.C99] - [times_10000.B99]) / 1000000" office:value-type="float" office:value="26.469888" calcext:value-type="float">
            <text:p>26.469888</text:p>
          </table:table-cell>
          <table:table-cell table:formula="of:= ([times_100000.C99] - [times_100000.B99]) / 1000000" office:value-type="float" office:value="49.029888" calcext:value-type="float">
            <text:p>49.029888</text:p>
          </table:table-cell>
          <table:table-cell table:formula="of:= ([times_1000000.C99] - [times_1000000.B99]) / 1000000" office:value-type="float" office:value="8.519936" calcext:value-type="float">
            <text:p>8.519936</text:p>
          </table:table-cell>
        </table:table-row>
        <table:table-row table:style-name="ro1">
          <table:table-cell table:formula="of:= [times_10000.A100]" office:value-type="float" office:value="99" calcext:value-type="float">
            <text:p>99</text:p>
          </table:table-cell>
          <table:table-cell table:formula="of:= ([times_10000.C100] - [times_10000.B100]) / 1000000" office:value-type="float" office:value="26.149888" calcext:value-type="float">
            <text:p>26.149888</text:p>
          </table:table-cell>
          <table:table-cell table:formula="of:= ([times_100000.C100] - [times_100000.B100]) / 1000000" office:value-type="float" office:value="48.719872" calcext:value-type="float">
            <text:p>48.719872</text:p>
          </table:table-cell>
          <table:table-cell table:formula="of:= ([times_1000000.C100] - [times_1000000.B100]) / 1000000" office:value-type="float" office:value="8.16" calcext:value-type="float">
            <text:p>8.16</text:p>
          </table:table-cell>
        </table:table-row>
        <table:table-row table:style-name="ro1">
          <table:table-cell table:formula="of:= [times_10000.A101]" office:value-type="float" office:value="100" calcext:value-type="float">
            <text:p>100</text:p>
          </table:table-cell>
          <table:table-cell table:formula="of:= ([times_10000.C101] - [times_10000.B101]) / 1000000" office:value-type="float" office:value="25.860096" calcext:value-type="float">
            <text:p>25.860096</text:p>
          </table:table-cell>
          <table:table-cell table:formula="of:= ([times_100000.C101] - [times_100000.B101]) / 1000000" office:value-type="float" office:value="48.909824" calcext:value-type="float">
            <text:p>48.909824</text:p>
          </table:table-cell>
          <table:table-cell table:formula="of:= ([times_1000000.C101] - [times_1000000.B101]) / 1000000" office:value-type="float" office:value="7.810048" calcext:value-type="float">
            <text:p>7.810048</text:p>
          </table:table-cell>
        </table:table-row>
        <table:table-row table:style-name="ro1">
          <table:table-cell table:formula="of:= [times_10000.A102]" office:value-type="float" office:value="101" calcext:value-type="float">
            <text:p>101</text:p>
          </table:table-cell>
          <table:table-cell table:formula="of:= ([times_10000.C102] - [times_10000.B102]) / 1000000" office:value-type="float" office:value="36.719872" calcext:value-type="float">
            <text:p>36.719872</text:p>
          </table:table-cell>
          <table:table-cell table:formula="of:= ([times_100000.C102] - [times_100000.B102]) / 1000000" office:value-type="float" office:value="48.78976" calcext:value-type="float">
            <text:p>48.78976</text:p>
          </table:table-cell>
          <table:table-cell table:formula="of:= ([times_1000000.C102] - [times_1000000.B102]) / 1000000" office:value-type="float" office:value="7.460096" calcext:value-type="float">
            <text:p>7.460096</text:p>
          </table:table-cell>
        </table:table-row>
        <table:table-row table:style-name="ro1">
          <table:table-cell table:formula="of:= [times_10000.A103]" office:value-type="float" office:value="102" calcext:value-type="float">
            <text:p>102</text:p>
          </table:table-cell>
          <table:table-cell table:formula="of:= ([times_10000.C103] - [times_10000.B103]) / 1000000" office:value-type="float" office:value="38.640128" calcext:value-type="float">
            <text:p>38.640128</text:p>
          </table:table-cell>
          <table:table-cell table:formula="of:= ([times_100000.C103] - [times_100000.B103]) / 1000000" office:value-type="float" office:value="48.439808" calcext:value-type="float">
            <text:p>48.439808</text:p>
          </table:table-cell>
          <table:table-cell table:formula="of:= ([times_1000000.C103] - [times_1000000.B103]) / 1000000" office:value-type="float" office:value="7.109888" calcext:value-type="float">
            <text:p>7.109888</text:p>
          </table:table-cell>
        </table:table-row>
        <table:table-row table:style-name="ro1">
          <table:table-cell table:formula="of:= [times_10000.A104]" office:value-type="float" office:value="103" calcext:value-type="float">
            <text:p>103</text:p>
          </table:table-cell>
          <table:table-cell table:formula="of:= ([times_10000.C104] - [times_10000.B104]) / 1000000" office:value-type="float" office:value="44.609792" calcext:value-type="float">
            <text:p>44.609792</text:p>
          </table:table-cell>
          <table:table-cell table:formula="of:= ([times_100000.C104] - [times_100000.B104]) / 1000000" office:value-type="float" office:value="49.05984" calcext:value-type="float">
            <text:p>49.05984</text:p>
          </table:table-cell>
          <table:table-cell table:formula="of:= ([times_1000000.C104] - [times_1000000.B104]) / 1000000" office:value-type="float" office:value="6.73024" calcext:value-type="float">
            <text:p>6.73024</text:p>
          </table:table-cell>
        </table:table-row>
        <table:table-row table:style-name="ro1">
          <table:table-cell table:formula="of:= [times_10000.A105]" office:value-type="float" office:value="104" calcext:value-type="float">
            <text:p>104</text:p>
          </table:table-cell>
          <table:table-cell table:formula="of:= ([times_10000.C105] - [times_10000.B105]) / 1000000" office:value-type="float" office:value="49.509888" calcext:value-type="float">
            <text:p>49.509888</text:p>
          </table:table-cell>
          <table:table-cell table:formula="of:= ([times_100000.C105] - [times_100000.B105]) / 1000000" office:value-type="float" office:value="49.670144" calcext:value-type="float">
            <text:p>49.670144</text:p>
          </table:table-cell>
          <table:table-cell table:formula="of:= ([times_1000000.C105] - [times_1000000.B105]) / 1000000" office:value-type="float" office:value="6.35008" calcext:value-type="float">
            <text:p>6.35008</text:p>
          </table:table-cell>
        </table:table-row>
        <table:table-row table:style-name="ro1">
          <table:table-cell table:formula="of:= [times_10000.A106]" office:value-type="float" office:value="105" calcext:value-type="float">
            <text:p>105</text:p>
          </table:table-cell>
          <table:table-cell table:formula="of:= ([times_10000.C106] - [times_10000.B106]) / 1000000" office:value-type="float" office:value="51.340032" calcext:value-type="float">
            <text:p>51.340032</text:p>
          </table:table-cell>
          <table:table-cell table:formula="of:= ([times_100000.C106] - [times_100000.B106]) / 1000000" office:value-type="float" office:value="50.880256" calcext:value-type="float">
            <text:p>50.880256</text:p>
          </table:table-cell>
          <table:table-cell table:formula="of:= ([times_1000000.C106] - [times_1000000.B106]) / 1000000" office:value-type="float" office:value="5.979904" calcext:value-type="float">
            <text:p>5.979904</text:p>
          </table:table-cell>
        </table:table-row>
        <table:table-row table:style-name="ro1">
          <table:table-cell table:formula="of:= [times_10000.A107]" office:value-type="float" office:value="106" calcext:value-type="float">
            <text:p>106</text:p>
          </table:table-cell>
          <table:table-cell table:formula="of:= ([times_10000.C107] - [times_10000.B107]) / 1000000" office:value-type="float" office:value="52.779776" calcext:value-type="float">
            <text:p>52.779776</text:p>
          </table:table-cell>
          <table:table-cell table:formula="of:= ([times_100000.C107] - [times_100000.B107]) / 1000000" office:value-type="float" office:value="52.109824" calcext:value-type="float">
            <text:p>52.109824</text:p>
          </table:table-cell>
          <table:table-cell table:formula="of:= ([times_1000000.C107] - [times_1000000.B107]) / 1000000" office:value-type="float" office:value="5.670144" calcext:value-type="float">
            <text:p>5.670144</text:p>
          </table:table-cell>
        </table:table-row>
        <table:table-row table:style-name="ro1">
          <table:table-cell table:formula="of:= [times_10000.A108]" office:value-type="float" office:value="107" calcext:value-type="float">
            <text:p>107</text:p>
          </table:table-cell>
          <table:table-cell table:formula="of:= ([times_10000.C108] - [times_10000.B108]) / 1000000" office:value-type="float" office:value="61.129984" calcext:value-type="float">
            <text:p>61.129984</text:p>
          </table:table-cell>
          <table:table-cell table:formula="of:= ([times_100000.C108] - [times_100000.B108]) / 1000000" office:value-type="float" office:value="54.24" calcext:value-type="float">
            <text:p>54.24</text:p>
          </table:table-cell>
          <table:table-cell table:formula="of:= ([times_1000000.C108] - [times_1000000.B108]) / 1000000" office:value-type="float" office:value="6.860032" calcext:value-type="float">
            <text:p>6.860032</text:p>
          </table:table-cell>
        </table:table-row>
        <table:table-row table:style-name="ro1">
          <table:table-cell table:formula="of:= [times_10000.A109]" office:value-type="float" office:value="108" calcext:value-type="float">
            <text:p>108</text:p>
          </table:table-cell>
          <table:table-cell table:formula="of:= ([times_10000.C109] - [times_10000.B109]) / 1000000" office:value-type="float" office:value="61.810176" calcext:value-type="float">
            <text:p>61.810176</text:p>
          </table:table-cell>
          <table:table-cell table:formula="of:= ([times_100000.C109] - [times_100000.B109]) / 1000000" office:value-type="float" office:value="54.380032" calcext:value-type="float">
            <text:p>54.380032</text:p>
          </table:table-cell>
          <table:table-cell table:formula="of:= ([times_1000000.C109] - [times_1000000.B109]) / 1000000" office:value-type="float" office:value="7.730176" calcext:value-type="float">
            <text:p>7.730176</text:p>
          </table:table-cell>
        </table:table-row>
        <table:table-row table:style-name="ro1">
          <table:table-cell table:formula="of:= [times_10000.A110]" office:value-type="float" office:value="109" calcext:value-type="float">
            <text:p>109</text:p>
          </table:table-cell>
          <table:table-cell table:formula="of:= ([times_10000.C110] - [times_10000.B110]) / 1000000" office:value-type="float" office:value="64.36992" calcext:value-type="float">
            <text:p>64.36992</text:p>
          </table:table-cell>
          <table:table-cell table:formula="of:= ([times_100000.C110] - [times_100000.B110]) / 1000000" office:value-type="float" office:value="54.54976" calcext:value-type="float">
            <text:p>54.54976</text:p>
          </table:table-cell>
          <table:table-cell table:formula="of:= ([times_1000000.C110] - [times_1000000.B110]) / 1000000" office:value-type="float" office:value="7.5904" calcext:value-type="float">
            <text:p>7.5904</text:p>
          </table:table-cell>
        </table:table-row>
        <table:table-row table:style-name="ro1">
          <table:table-cell table:formula="of:= [times_10000.A111]" office:value-type="float" office:value="110" calcext:value-type="float">
            <text:p>110</text:p>
          </table:table-cell>
          <table:table-cell table:formula="of:= ([times_10000.C111] - [times_10000.B111]) / 1000000" office:value-type="float" office:value="64.52992" calcext:value-type="float">
            <text:p>64.52992</text:p>
          </table:table-cell>
          <table:table-cell table:formula="of:= ([times_100000.C111] - [times_100000.B111]) / 1000000" office:value-type="float" office:value="54.67008" calcext:value-type="float">
            <text:p>54.67008</text:p>
          </table:table-cell>
          <table:table-cell table:formula="of:= ([times_1000000.C111] - [times_1000000.B111]) / 1000000" office:value-type="float" office:value="7.239936" calcext:value-type="float">
            <text:p>7.239936</text:p>
          </table:table-cell>
        </table:table-row>
        <table:table-row table:style-name="ro1">
          <table:table-cell table:formula="of:= [times_10000.A112]" office:value-type="float" office:value="111" calcext:value-type="float">
            <text:p>111</text:p>
          </table:table-cell>
          <table:table-cell table:formula="of:= ([times_10000.C112] - [times_10000.B112]) / 1000000" office:value-type="float" office:value="64.670208" calcext:value-type="float">
            <text:p>64.670208</text:p>
          </table:table-cell>
          <table:table-cell table:formula="of:= ([times_100000.C112] - [times_100000.B112]) / 1000000" office:value-type="float" office:value="54.860032" calcext:value-type="float">
            <text:p>54.860032</text:p>
          </table:table-cell>
          <table:table-cell table:formula="of:= ([times_1000000.C112] - [times_1000000.B112]) / 1000000" office:value-type="float" office:value="6.88" calcext:value-type="float">
            <text:p>6.88</text:p>
          </table:table-cell>
        </table:table-row>
        <table:table-row table:style-name="ro1">
          <table:table-cell table:formula="of:= [times_10000.A113]" office:value-type="float" office:value="112" calcext:value-type="float">
            <text:p>112</text:p>
          </table:table-cell>
          <table:table-cell table:formula="of:= ([times_10000.C113] - [times_10000.B113]) / 1000000" office:value-type="float" office:value="64.429824" calcext:value-type="float">
            <text:p>64.429824</text:p>
          </table:table-cell>
          <table:table-cell table:formula="of:= ([times_100000.C113] - [times_100000.B113]) / 1000000" office:value-type="float" office:value="54.980096" calcext:value-type="float">
            <text:p>54.980096</text:p>
          </table:table-cell>
          <table:table-cell table:formula="of:= ([times_1000000.C113] - [times_1000000.B113]) / 1000000" office:value-type="float" office:value="7.130112" calcext:value-type="float">
            <text:p>7.130112</text:p>
          </table:table-cell>
        </table:table-row>
        <table:table-row table:style-name="ro1">
          <table:table-cell table:formula="of:= [times_10000.A114]" office:value-type="float" office:value="113" calcext:value-type="float">
            <text:p>113</text:p>
          </table:table-cell>
          <table:table-cell table:formula="of:= ([times_10000.C114] - [times_10000.B114]) / 1000000" office:value-type="float" office:value="64.310016" calcext:value-type="float">
            <text:p>64.310016</text:p>
          </table:table-cell>
          <table:table-cell table:formula="of:= ([times_100000.C114] - [times_100000.B114]) / 1000000" office:value-type="float" office:value="54.870016" calcext:value-type="float">
            <text:p>54.870016</text:p>
          </table:table-cell>
          <table:table-cell table:formula="of:= ([times_1000000.C114] - [times_1000000.B114]) / 1000000" office:value-type="float" office:value="6.960128" calcext:value-type="float">
            <text:p>6.960128</text:p>
          </table:table-cell>
        </table:table-row>
        <table:table-row table:style-name="ro1">
          <table:table-cell table:formula="of:= [times_10000.A115]" office:value-type="float" office:value="114" calcext:value-type="float">
            <text:p>114</text:p>
          </table:table-cell>
          <table:table-cell table:formula="of:= ([times_10000.C115] - [times_10000.B115]) / 1000000" office:value-type="float" office:value="64" calcext:value-type="float">
            <text:p>64</text:p>
          </table:table-cell>
          <table:table-cell table:formula="of:= ([times_100000.C115] - [times_100000.B115]) / 1000000" office:value-type="float" office:value="54.439936" calcext:value-type="float">
            <text:p>54.439936</text:p>
          </table:table-cell>
          <table:table-cell table:formula="of:= ([times_1000000.C115] - [times_1000000.B115]) / 1000000" office:value-type="float" office:value="6.60992" calcext:value-type="float">
            <text:p>6.60992</text:p>
          </table:table-cell>
        </table:table-row>
        <table:table-row table:style-name="ro1">
          <table:table-cell table:formula="of:= [times_10000.A116]" office:value-type="float" office:value="115" calcext:value-type="float">
            <text:p>115</text:p>
          </table:table-cell>
          <table:table-cell table:formula="of:= ([times_10000.C116] - [times_10000.B116]) / 1000000" office:value-type="float" office:value="64.70016" calcext:value-type="float">
            <text:p>64.70016</text:p>
          </table:table-cell>
          <table:table-cell table:formula="of:= ([times_100000.C116] - [times_100000.B116]) / 1000000" office:value-type="float" office:value="54.360064" calcext:value-type="float">
            <text:p>54.360064</text:p>
          </table:table-cell>
          <table:table-cell table:formula="of:= ([times_1000000.C116] - [times_1000000.B116]) / 1000000" office:value-type="float" office:value="6.299904" calcext:value-type="float">
            <text:p>6.299904</text:p>
          </table:table-cell>
        </table:table-row>
        <table:table-row table:style-name="ro1">
          <table:table-cell table:formula="of:= [times_10000.A117]" office:value-type="float" office:value="116" calcext:value-type="float">
            <text:p>116</text:p>
          </table:table-cell>
          <table:table-cell table:formula="of:= ([times_10000.C117] - [times_10000.B117]) / 1000000" office:value-type="float" office:value="64.580096" calcext:value-type="float">
            <text:p>64.580096</text:p>
          </table:table-cell>
          <table:table-cell table:formula="of:= ([times_100000.C117] - [times_100000.B117]) / 1000000" office:value-type="float" office:value="53.98016" calcext:value-type="float">
            <text:p>53.98016</text:p>
          </table:table-cell>
          <table:table-cell table:formula="of:= ([times_1000000.C117] - [times_1000000.B117]) / 1000000" office:value-type="float" office:value="7.71968" calcext:value-type="float">
            <text:p>7.71968</text:p>
          </table:table-cell>
        </table:table-row>
        <table:table-row table:style-name="ro1">
          <table:table-cell table:formula="of:= [times_10000.A118]" office:value-type="float" office:value="117" calcext:value-type="float">
            <text:p>117</text:p>
          </table:table-cell>
          <table:table-cell table:formula="of:= ([times_10000.C118] - [times_10000.B118]) / 1000000" office:value-type="float" office:value="64.679936" calcext:value-type="float">
            <text:p>64.679936</text:p>
          </table:table-cell>
          <table:table-cell table:formula="of:= ([times_100000.C118] - [times_100000.B118]) / 1000000" office:value-type="float" office:value="53.679872" calcext:value-type="float">
            <text:p>53.679872</text:p>
          </table:table-cell>
          <table:table-cell table:formula="of:= ([times_1000000.C118] - [times_1000000.B118]) / 1000000" office:value-type="float" office:value="7.620096" calcext:value-type="float">
            <text:p>7.620096</text:p>
          </table:table-cell>
        </table:table-row>
        <table:table-row table:style-name="ro1">
          <table:table-cell table:formula="of:= [times_10000.A119]" office:value-type="float" office:value="118" calcext:value-type="float">
            <text:p>118</text:p>
          </table:table-cell>
          <table:table-cell table:formula="of:= ([times_10000.C119] - [times_10000.B119]) / 1000000" office:value-type="float" office:value="64.709888" calcext:value-type="float">
            <text:p>64.709888</text:p>
          </table:table-cell>
          <table:table-cell table:formula="of:= ([times_100000.C119] - [times_100000.B119]) / 1000000" office:value-type="float" office:value="53.309952" calcext:value-type="float">
            <text:p>53.309952</text:p>
          </table:table-cell>
          <table:table-cell table:formula="of:= ([times_1000000.C119] - [times_1000000.B119]) / 1000000" office:value-type="float" office:value="7.239936" calcext:value-type="float">
            <text:p>7.239936</text:p>
          </table:table-cell>
        </table:table-row>
        <table:table-row table:style-name="ro1">
          <table:table-cell table:formula="of:= [times_10000.A120]" office:value-type="float" office:value="119" calcext:value-type="float">
            <text:p>119</text:p>
          </table:table-cell>
          <table:table-cell table:formula="of:= ([times_10000.C120] - [times_10000.B120]) / 1000000" office:value-type="float" office:value="64.410112" calcext:value-type="float">
            <text:p>64.410112</text:p>
          </table:table-cell>
          <table:table-cell table:formula="of:= ([times_100000.C120] - [times_100000.B120]) / 1000000" office:value-type="float" office:value="53.019904" calcext:value-type="float">
            <text:p>53.019904</text:p>
          </table:table-cell>
          <table:table-cell table:formula="of:= ([times_1000000.C120] - [times_1000000.B120]) / 1000000" office:value-type="float" office:value="6.799872" calcext:value-type="float">
            <text:p>6.799872</text:p>
          </table:table-cell>
        </table:table-row>
        <table:table-row table:style-name="ro1">
          <table:table-cell table:formula="of:= [times_10000.A121]" office:value-type="float" office:value="120" calcext:value-type="float">
            <text:p>120</text:p>
          </table:table-cell>
          <table:table-cell table:formula="of:= ([times_10000.C121] - [times_10000.B121]) / 1000000" office:value-type="float" office:value="64.130048" calcext:value-type="float">
            <text:p>64.130048</text:p>
          </table:table-cell>
          <table:table-cell table:formula="of:= ([times_100000.C121] - [times_100000.B121]) / 1000000" office:value-type="float" office:value="52.740096" calcext:value-type="float">
            <text:p>52.740096</text:p>
          </table:table-cell>
          <table:table-cell table:formula="of:= ([times_1000000.C121] - [times_1000000.B121]) / 1000000" office:value-type="float" office:value="6.409984" calcext:value-type="float">
            <text:p>6.409984</text:p>
          </table:table-cell>
        </table:table-row>
        <table:table-row table:style-name="ro1">
          <table:table-cell table:formula="of:= [times_10000.A122]" office:value-type="float" office:value="121" calcext:value-type="float">
            <text:p>121</text:p>
          </table:table-cell>
          <table:table-cell table:formula="of:= ([times_10000.C122] - [times_10000.B122]) / 1000000" office:value-type="float" office:value="63.849728" calcext:value-type="float">
            <text:p>63.849728</text:p>
          </table:table-cell>
          <table:table-cell table:formula="of:= ([times_100000.C122] - [times_100000.B122]) / 1000000" office:value-type="float" office:value="52.710144" calcext:value-type="float">
            <text:p>52.710144</text:p>
          </table:table-cell>
          <table:table-cell table:formula="of:= ([times_1000000.C122] - [times_1000000.B122]) / 1000000" office:value-type="float" office:value="6.040064" calcext:value-type="float">
            <text:p>6.040064</text:p>
          </table:table-cell>
        </table:table-row>
        <table:table-row table:style-name="ro1">
          <table:table-cell table:formula="of:= [times_10000.A123]" office:value-type="float" office:value="122" calcext:value-type="float">
            <text:p>122</text:p>
          </table:table-cell>
          <table:table-cell table:formula="of:= ([times_10000.C123] - [times_10000.B123]) / 1000000" office:value-type="float" office:value="63.729664" calcext:value-type="float">
            <text:p>63.729664</text:p>
          </table:table-cell>
          <table:table-cell table:formula="of:= ([times_100000.C123] - [times_100000.B123]) / 1000000" office:value-type="float" office:value="52.310016" calcext:value-type="float">
            <text:p>52.310016</text:p>
          </table:table-cell>
          <table:table-cell table:formula="of:= ([times_1000000.C123] - [times_1000000.B123]) / 1000000" office:value-type="float" office:value="5.680128" calcext:value-type="float">
            <text:p>5.680128</text:p>
          </table:table-cell>
        </table:table-row>
        <table:table-row table:style-name="ro1">
          <table:table-cell table:formula="of:= [times_10000.A124]" office:value-type="float" office:value="123" calcext:value-type="float">
            <text:p>123</text:p>
          </table:table-cell>
          <table:table-cell table:formula="of:= ([times_10000.C124] - [times_10000.B124]) / 1000000" office:value-type="float" office:value="63.590144" calcext:value-type="float">
            <text:p>63.590144</text:p>
          </table:table-cell>
          <table:table-cell table:formula="of:= ([times_100000.C124] - [times_100000.B124]) / 1000000" office:value-type="float" office:value="52.329984" calcext:value-type="float">
            <text:p>52.329984</text:p>
          </table:table-cell>
          <table:table-cell table:formula="of:= ([times_1000000.C124] - [times_1000000.B124]) / 1000000" office:value-type="float" office:value="5.520128" calcext:value-type="float">
            <text:p>5.520128</text:p>
          </table:table-cell>
        </table:table-row>
        <table:table-row table:style-name="ro1">
          <table:table-cell table:formula="of:= [times_10000.A125]" office:value-type="float" office:value="124" calcext:value-type="float">
            <text:p>124</text:p>
          </table:table-cell>
          <table:table-cell table:formula="of:= ([times_10000.C125] - [times_10000.B125]) / 1000000" office:value-type="float" office:value="62.850048" calcext:value-type="float">
            <text:p>62.850048</text:p>
          </table:table-cell>
          <table:table-cell table:formula="of:= ([times_100000.C125] - [times_100000.B125]) / 1000000" office:value-type="float" office:value="55.340032" calcext:value-type="float">
            <text:p>55.340032</text:p>
          </table:table-cell>
          <table:table-cell table:formula="of:= ([times_1000000.C125] - [times_1000000.B125]) / 1000000" office:value-type="float" office:value="5.170176" calcext:value-type="float">
            <text:p>5.170176</text:p>
          </table:table-cell>
        </table:table-row>
        <table:table-row table:style-name="ro1">
          <table:table-cell table:formula="of:= [times_10000.A126]" office:value-type="float" office:value="125" calcext:value-type="float">
            <text:p>125</text:p>
          </table:table-cell>
          <table:table-cell table:formula="of:= ([times_10000.C126] - [times_10000.B126]) / 1000000" office:value-type="float" office:value="63.020032" calcext:value-type="float">
            <text:p>63.020032</text:p>
          </table:table-cell>
          <table:table-cell table:formula="of:= ([times_100000.C126] - [times_100000.B126]) / 1000000" office:value-type="float" office:value="55.47008" calcext:value-type="float">
            <text:p>55.47008</text:p>
          </table:table-cell>
          <table:table-cell table:formula="of:= ([times_1000000.C126] - [times_1000000.B126]) / 1000000" office:value-type="float" office:value="4.809984" calcext:value-type="float">
            <text:p>4.809984</text:p>
          </table:table-cell>
        </table:table-row>
        <table:table-row table:style-name="ro1">
          <table:table-cell table:formula="of:= [times_10000.A127]" office:value-type="float" office:value="126" calcext:value-type="float">
            <text:p>126</text:p>
          </table:table-cell>
          <table:table-cell table:formula="of:= ([times_10000.C127] - [times_10000.B127]) / 1000000" office:value-type="float" office:value="62.889984" calcext:value-type="float">
            <text:p>62.889984</text:p>
          </table:table-cell>
          <table:table-cell table:formula="of:= ([times_100000.C127] - [times_100000.B127]) / 1000000" office:value-type="float" office:value="55.059968" calcext:value-type="float">
            <text:p>55.059968</text:p>
          </table:table-cell>
          <table:table-cell table:formula="of:= ([times_1000000.C127] - [times_1000000.B127]) / 1000000" office:value-type="float" office:value="4.569856" calcext:value-type="float">
            <text:p>4.569856</text:p>
          </table:table-cell>
        </table:table-row>
        <table:table-row table:style-name="ro1">
          <table:table-cell table:formula="of:= [times_10000.A128]" office:value-type="float" office:value="127" calcext:value-type="float">
            <text:p>127</text:p>
          </table:table-cell>
          <table:table-cell table:formula="of:= ([times_10000.C128] - [times_10000.B128]) / 1000000" office:value-type="float" office:value="62.849792" calcext:value-type="float">
            <text:p>62.849792</text:p>
          </table:table-cell>
          <table:table-cell table:formula="of:= ([times_100000.C128] - [times_100000.B128]) / 1000000" office:value-type="float" office:value="54.729984" calcext:value-type="float">
            <text:p>54.729984</text:p>
          </table:table-cell>
          <table:table-cell table:formula="of:= ([times_1000000.C128] - [times_1000000.B128]) / 1000000" office:value-type="float" office:value="4.16" calcext:value-type="float">
            <text:p>4.16</text:p>
          </table:table-cell>
        </table:table-row>
        <table:table-row table:style-name="ro1">
          <table:table-cell table:formula="of:= [times_10000.A129]" office:value-type="float" office:value="128" calcext:value-type="float">
            <text:p>128</text:p>
          </table:table-cell>
          <table:table-cell table:formula="of:= ([times_10000.C129] - [times_10000.B129]) / 1000000" office:value-type="float" office:value="62.70976" calcext:value-type="float">
            <text:p>62.70976</text:p>
          </table:table-cell>
          <table:table-cell table:formula="of:= ([times_100000.C129] - [times_100000.B129]) / 1000000" office:value-type="float" office:value="53.900032" calcext:value-type="float">
            <text:p>53.900032</text:p>
          </table:table-cell>
          <table:table-cell table:formula="of:= ([times_1000000.C129] - [times_1000000.B129]) / 1000000" office:value-type="float" office:value="4.239872" calcext:value-type="float">
            <text:p>4.239872</text:p>
          </table:table-cell>
        </table:table-row>
        <table:table-row table:style-name="ro1">
          <table:table-cell table:formula="of:= [times_10000.A130]" office:value-type="float" office:value="129" calcext:value-type="float">
            <text:p>129</text:p>
          </table:table-cell>
          <table:table-cell table:formula="of:= ([times_10000.C130] - [times_10000.B130]) / 1000000" office:value-type="float" office:value="63.010048" calcext:value-type="float">
            <text:p>63.010048</text:p>
          </table:table-cell>
          <table:table-cell table:formula="of:= ([times_100000.C130] - [times_100000.B130]) / 1000000" office:value-type="float" office:value="53.420032" calcext:value-type="float">
            <text:p>53.420032</text:p>
          </table:table-cell>
          <table:table-cell table:formula="of:= ([times_1000000.C130] - [times_1000000.B130]) / 1000000" office:value-type="float" office:value="4.029952" calcext:value-type="float">
            <text:p>4.029952</text:p>
          </table:table-cell>
        </table:table-row>
        <table:table-row table:style-name="ro1">
          <table:table-cell table:formula="of:= [times_10000.A131]" office:value-type="float" office:value="130" calcext:value-type="float">
            <text:p>130</text:p>
          </table:table-cell>
          <table:table-cell table:formula="of:= ([times_10000.C131] - [times_10000.B131]) / 1000000" office:value-type="float" office:value="62.739968" calcext:value-type="float">
            <text:p>62.739968</text:p>
          </table:table-cell>
          <table:table-cell table:formula="of:= ([times_100000.C131] - [times_100000.B131]) / 1000000" office:value-type="float" office:value="52.310272" calcext:value-type="float">
            <text:p>52.310272</text:p>
          </table:table-cell>
          <table:table-cell table:formula="of:= ([times_1000000.C131] - [times_1000000.B131]) / 1000000" office:value-type="float" office:value="3.650048" calcext:value-type="float">
            <text:p>3.650048</text:p>
          </table:table-cell>
        </table:table-row>
        <table:table-row table:style-name="ro1">
          <table:table-cell table:formula="of:= [times_10000.A132]" office:value-type="float" office:value="131" calcext:value-type="float">
            <text:p>131</text:p>
          </table:table-cell>
          <table:table-cell table:formula="of:= ([times_10000.C132] - [times_10000.B132]) / 1000000" office:value-type="float" office:value="58.949888" calcext:value-type="float">
            <text:p>58.949888</text:p>
          </table:table-cell>
          <table:table-cell table:formula="of:= ([times_100000.C132] - [times_100000.B132]) / 1000000" office:value-type="float" office:value="51.919872" calcext:value-type="float">
            <text:p>51.919872</text:p>
          </table:table-cell>
          <table:table-cell table:formula="of:= ([times_1000000.C132] - [times_1000000.B132]) / 1000000" office:value-type="float" office:value="3.280128" calcext:value-type="float">
            <text:p>3.280128</text:p>
          </table:table-cell>
        </table:table-row>
        <table:table-row table:style-name="ro1">
          <table:table-cell table:formula="of:= [times_10000.A133]" office:value-type="float" office:value="132" calcext:value-type="float">
            <text:p>132</text:p>
          </table:table-cell>
          <table:table-cell table:formula="of:= ([times_10000.C133] - [times_10000.B133]) / 1000000" office:value-type="float" office:value="58.779904" calcext:value-type="float">
            <text:p>58.779904</text:p>
          </table:table-cell>
          <table:table-cell table:formula="of:= ([times_100000.C133] - [times_100000.B133]) / 1000000" office:value-type="float" office:value="51.490304" calcext:value-type="float">
            <text:p>51.490304</text:p>
          </table:table-cell>
          <table:table-cell table:formula="of:= ([times_1000000.C133] - [times_1000000.B133]) / 1000000" office:value-type="float" office:value="3.060224" calcext:value-type="float">
            <text:p>3.060224</text:p>
          </table:table-cell>
        </table:table-row>
        <table:table-row table:style-name="ro1">
          <table:table-cell table:formula="of:= [times_10000.A134]" office:value-type="float" office:value="133" calcext:value-type="float">
            <text:p>133</text:p>
          </table:table-cell>
          <table:table-cell table:formula="of:= ([times_10000.C134] - [times_10000.B134]) / 1000000" office:value-type="float" office:value="57.569792" calcext:value-type="float">
            <text:p>57.569792</text:p>
          </table:table-cell>
          <table:table-cell table:formula="of:= ([times_100000.C134] - [times_100000.B134]) / 1000000" office:value-type="float" office:value="51.26016" calcext:value-type="float">
            <text:p>51.26016</text:p>
          </table:table-cell>
          <table:table-cell table:formula="of:= ([times_1000000.C134] - [times_1000000.B134]) / 1000000" office:value-type="float" office:value="2.88" calcext:value-type="float">
            <text:p>2.88</text:p>
          </table:table-cell>
        </table:table-row>
        <table:table-row table:style-name="ro1">
          <table:table-cell table:formula="of:= [times_10000.A135]" office:value-type="float" office:value="134" calcext:value-type="float">
            <text:p>134</text:p>
          </table:table-cell>
          <table:table-cell table:formula="of:= ([times_10000.C135] - [times_10000.B135]) / 1000000" office:value-type="float" office:value="57.239808" calcext:value-type="float">
            <text:p>57.239808</text:p>
          </table:table-cell>
          <table:table-cell table:formula="of:= ([times_100000.C135] - [times_100000.B135]) / 1000000" office:value-type="float" office:value="54.060288" calcext:value-type="float">
            <text:p>54.060288</text:p>
          </table:table-cell>
          <table:table-cell table:formula="of:= ([times_1000000.C135] - [times_1000000.B135]) / 1000000" office:value-type="float" office:value="2.479872" calcext:value-type="float">
            <text:p>2.479872</text:p>
          </table:table-cell>
        </table:table-row>
        <table:table-row table:style-name="ro1">
          <table:table-cell table:formula="of:= [times_10000.A136]" office:value-type="float" office:value="135" calcext:value-type="float">
            <text:p>135</text:p>
          </table:table-cell>
          <table:table-cell table:formula="of:= ([times_10000.C136] - [times_10000.B136]) / 1000000" office:value-type="float" office:value="56.929792" calcext:value-type="float">
            <text:p>56.929792</text:p>
          </table:table-cell>
          <table:table-cell table:formula="of:= ([times_100000.C136] - [times_100000.B136]) / 1000000" office:value-type="float" office:value="54.020096" calcext:value-type="float">
            <text:p>54.020096</text:p>
          </table:table-cell>
          <table:table-cell table:formula="of:= ([times_1000000.C136] - [times_1000000.B136]) / 1000000" office:value-type="float" office:value="2.589952" calcext:value-type="float">
            <text:p>2.589952</text:p>
          </table:table-cell>
        </table:table-row>
        <table:table-row table:style-name="ro1">
          <table:table-cell table:formula="of:= [times_10000.A137]" office:value-type="float" office:value="136" calcext:value-type="float">
            <text:p>136</text:p>
          </table:table-cell>
          <table:table-cell table:formula="of:= ([times_10000.C137] - [times_10000.B137]) / 1000000" office:value-type="float" office:value="62.54976" calcext:value-type="float">
            <text:p>62.54976</text:p>
          </table:table-cell>
          <table:table-cell table:formula="of:= ([times_100000.C137] - [times_100000.B137]) / 1000000" office:value-type="float" office:value="53.619712" calcext:value-type="float">
            <text:p>53.619712</text:p>
          </table:table-cell>
          <table:table-cell table:formula="of:= ([times_1000000.C137] - [times_1000000.B137]) / 1000000" office:value-type="float" office:value="2.330112" calcext:value-type="float">
            <text:p>2.330112</text:p>
          </table:table-cell>
        </table:table-row>
        <table:table-row table:style-name="ro1">
          <table:table-cell table:formula="of:= [times_10000.A138]" office:value-type="float" office:value="137" calcext:value-type="float">
            <text:p>137</text:p>
          </table:table-cell>
          <table:table-cell table:formula="of:= ([times_10000.C138] - [times_10000.B138]) / 1000000" office:value-type="float" office:value="62.7904" calcext:value-type="float">
            <text:p>62.7904</text:p>
          </table:table-cell>
          <table:table-cell table:formula="of:= ([times_100000.C138] - [times_100000.B138]) / 1000000" office:value-type="float" office:value="53.270016" calcext:value-type="float">
            <text:p>53.270016</text:p>
          </table:table-cell>
          <table:table-cell table:formula="of:= ([times_1000000.C138] - [times_1000000.B138]) / 1000000" office:value-type="float" office:value="2.170112" calcext:value-type="float">
            <text:p>2.170112</text:p>
          </table:table-cell>
        </table:table-row>
        <table:table-row table:style-name="ro1">
          <table:table-cell table:formula="of:= [times_10000.A139]" office:value-type="float" office:value="138" calcext:value-type="float">
            <text:p>138</text:p>
          </table:table-cell>
          <table:table-cell table:formula="of:= ([times_10000.C139] - [times_10000.B139]) / 1000000" office:value-type="float" office:value="62.679808" calcext:value-type="float">
            <text:p>62.679808</text:p>
          </table:table-cell>
          <table:table-cell table:formula="of:= ([times_100000.C139] - [times_100000.B139]) / 1000000" office:value-type="float" office:value="52.879872" calcext:value-type="float">
            <text:p>52.879872</text:p>
          </table:table-cell>
          <table:table-cell table:formula="of:= ([times_1000000.C139] - [times_1000000.B139]) / 1000000" office:value-type="float" office:value="1.769728" calcext:value-type="float">
            <text:p>1.769728</text:p>
          </table:table-cell>
        </table:table-row>
        <table:table-row table:style-name="ro1">
          <table:table-cell table:formula="of:= [times_10000.A140]" office:value-type="float" office:value="139" calcext:value-type="float">
            <text:p>139</text:p>
          </table:table-cell>
          <table:table-cell table:formula="of:= ([times_10000.C140] - [times_10000.B140]) / 1000000" office:value-type="float" office:value="63.059968" calcext:value-type="float">
            <text:p>63.059968</text:p>
          </table:table-cell>
          <table:table-cell table:formula="of:= ([times_100000.C140] - [times_100000.B140]) / 1000000" office:value-type="float" office:value="52.48" calcext:value-type="float">
            <text:p>52.48</text:p>
          </table:table-cell>
          <table:table-cell table:formula="of:= ([times_1000000.C140] - [times_1000000.B140]) / 1000000" office:value-type="float" office:value="1.530112" calcext:value-type="float">
            <text:p>1.530112</text:p>
          </table:table-cell>
        </table:table-row>
        <table:table-row table:style-name="ro1">
          <table:table-cell table:formula="of:= [times_10000.A141]" office:value-type="float" office:value="140" calcext:value-type="float">
            <text:p>140</text:p>
          </table:table-cell>
          <table:table-cell table:formula="of:= ([times_10000.C141] - [times_10000.B141]) / 1000000" office:value-type="float" office:value="62.589952" calcext:value-type="float">
            <text:p>62.589952</text:p>
          </table:table-cell>
          <table:table-cell table:formula="of:= ([times_100000.C141] - [times_100000.B141]) / 1000000" office:value-type="float" office:value="52.33024" calcext:value-type="float">
            <text:p>52.33024</text:p>
          </table:table-cell>
          <table:table-cell table:formula="of:= ([times_1000000.C141] - [times_1000000.B141]) / 1000000" office:value-type="float" office:value="1.320192" calcext:value-type="float">
            <text:p>1.320192</text:p>
          </table:table-cell>
        </table:table-row>
        <table:table-row table:style-name="ro1">
          <table:table-cell table:formula="of:= [times_10000.A142]" office:value-type="float" office:value="141" calcext:value-type="float">
            <text:p>141</text:p>
          </table:table-cell>
          <table:table-cell table:formula="of:= ([times_10000.C142] - [times_10000.B142]) / 1000000" office:value-type="float" office:value="62.430208" calcext:value-type="float">
            <text:p>62.430208</text:p>
          </table:table-cell>
          <table:table-cell table:formula="of:= ([times_100000.C142] - [times_100000.B142]) / 1000000" office:value-type="float" office:value="52.349952" calcext:value-type="float">
            <text:p>52.349952</text:p>
          </table:table-cell>
          <table:table-cell table:formula="of:= ([times_1000000.C142] - [times_1000000.B142]) / 1000000" office:value-type="float" office:value="1.299968" calcext:value-type="float">
            <text:p>1.299968</text:p>
          </table:table-cell>
        </table:table-row>
        <table:table-row table:style-name="ro1">
          <table:table-cell table:formula="of:= [times_10000.A143]" office:value-type="float" office:value="142" calcext:value-type="float">
            <text:p>142</text:p>
          </table:table-cell>
          <table:table-cell table:formula="of:= ([times_10000.C143] - [times_10000.B143]) / 1000000" office:value-type="float" office:value="62.279936" calcext:value-type="float">
            <text:p>62.279936</text:p>
          </table:table-cell>
          <table:table-cell table:formula="of:= ([times_100000.C143] - [times_100000.B143]) / 1000000" office:value-type="float" office:value="52.029952" calcext:value-type="float">
            <text:p>52.029952</text:p>
          </table:table-cell>
          <table:table-cell table:formula="of:= ([times_1000000.C143] - [times_1000000.B143]) / 1000000" office:value-type="float" office:value="1.050112" calcext:value-type="float">
            <text:p>1.050112</text:p>
          </table:table-cell>
        </table:table-row>
        <table:table-row table:style-name="ro1">
          <table:table-cell table:formula="of:= [times_10000.A144]" office:value-type="float" office:value="143" calcext:value-type="float">
            <text:p>143</text:p>
          </table:table-cell>
          <table:table-cell table:formula="of:= ([times_10000.C144] - [times_10000.B144]) / 1000000" office:value-type="float" office:value="62.810112" calcext:value-type="float">
            <text:p>62.810112</text:p>
          </table:table-cell>
          <table:table-cell table:formula="of:= ([times_100000.C144] - [times_100000.B144]) / 1000000" office:value-type="float" office:value="51.739904" calcext:value-type="float">
            <text:p>51.739904</text:p>
          </table:table-cell>
          <table:table-cell table:formula="of:= ([times_1000000.C144] - [times_1000000.B144]) / 1000000" office:value-type="float" office:value="0.920064" calcext:value-type="float">
            <text:p>0.920064</text:p>
          </table:table-cell>
        </table:table-row>
        <table:table-row table:style-name="ro1">
          <table:table-cell table:formula="of:= [times_10000.A145]" office:value-type="float" office:value="144" calcext:value-type="float">
            <text:p>144</text:p>
          </table:table-cell>
          <table:table-cell table:formula="of:= ([times_10000.C145] - [times_10000.B145]) / 1000000" office:value-type="float" office:value="63.10016" calcext:value-type="float">
            <text:p>63.10016</text:p>
          </table:table-cell>
          <table:table-cell table:formula="of:= ([times_100000.C145] - [times_100000.B145]) / 1000000" office:value-type="float" office:value="51.369984" calcext:value-type="float">
            <text:p>51.369984</text:p>
          </table:table-cell>
          <table:table-cell table:formula="of:= ([times_1000000.C145] - [times_1000000.B145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146]" office:value-type="float" office:value="145" calcext:value-type="float">
            <text:p>145</text:p>
          </table:table-cell>
          <table:table-cell table:formula="of:= ([times_10000.C146] - [times_10000.B146]) / 1000000" office:value-type="float" office:value="62.980096" calcext:value-type="float">
            <text:p>62.980096</text:p>
          </table:table-cell>
          <table:table-cell table:formula="of:= ([times_100000.C146] - [times_100000.B146]) / 1000000" office:value-type="float" office:value="51.439872" calcext:value-type="float">
            <text:p>51.439872</text:p>
          </table:table-cell>
          <table:table-cell table:formula="of:= ([times_1000000.C146] - [times_1000000.B146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147]" office:value-type="float" office:value="146" calcext:value-type="float">
            <text:p>146</text:p>
          </table:table-cell>
          <table:table-cell table:formula="of:= ([times_10000.C147] - [times_10000.B147]) / 1000000" office:value-type="float" office:value="62.28992" calcext:value-type="float">
            <text:p>62.28992</text:p>
          </table:table-cell>
          <table:table-cell table:formula="of:= ([times_100000.C147] - [times_100000.B147]) / 1000000" office:value-type="float" office:value="52.950016" calcext:value-type="float">
            <text:p>52.950016</text:p>
          </table:table-cell>
          <table:table-cell table:formula="of:= ([times_1000000.C147] - [times_1000000.B147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148]" office:value-type="float" office:value="147" calcext:value-type="float">
            <text:p>147</text:p>
          </table:table-cell>
          <table:table-cell table:formula="of:= ([times_10000.C148] - [times_10000.B148]) / 1000000" office:value-type="float" office:value="61.010176" calcext:value-type="float">
            <text:p>61.010176</text:p>
          </table:table-cell>
          <table:table-cell table:formula="of:= ([times_100000.C148] - [times_100000.B148]) / 1000000" office:value-type="float" office:value="52.770048" calcext:value-type="float">
            <text:p>52.770048</text:p>
          </table:table-cell>
          <table:table-cell table:formula="of:= ([times_1000000.C148] - [times_1000000.B148]) / 1000000" office:value-type="float" office:value="0.790272" calcext:value-type="float">
            <text:p>0.790272</text:p>
          </table:table-cell>
        </table:table-row>
        <table:table-row table:style-name="ro1">
          <table:table-cell table:formula="of:= [times_10000.A149]" office:value-type="float" office:value="148" calcext:value-type="float">
            <text:p>148</text:p>
          </table:table-cell>
          <table:table-cell table:formula="of:= ([times_10000.C149] - [times_10000.B149]) / 1000000" office:value-type="float" office:value="60.869888" calcext:value-type="float">
            <text:p>60.869888</text:p>
          </table:table-cell>
          <table:table-cell table:formula="of:= ([times_100000.C149] - [times_100000.B149]) / 1000000" office:value-type="float" office:value="52.119808" calcext:value-type="float">
            <text:p>52.119808</text:p>
          </table:table-cell>
          <table:table-cell table:formula="of:= ([times_1000000.C149] - [times_1000000.B149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150]" office:value-type="float" office:value="149" calcext:value-type="float">
            <text:p>149</text:p>
          </table:table-cell>
          <table:table-cell table:formula="of:= ([times_10000.C150] - [times_10000.B150]) / 1000000" office:value-type="float" office:value="60.889856" calcext:value-type="float">
            <text:p>60.889856</text:p>
          </table:table-cell>
          <table:table-cell table:formula="of:= ([times_100000.C150] - [times_100000.B150]) / 1000000" office:value-type="float" office:value="53.129984" calcext:value-type="float">
            <text:p>53.129984</text:p>
          </table:table-cell>
          <table:table-cell table:formula="of:= ([times_1000000.C150] - [times_1000000.B150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151]" office:value-type="float" office:value="150" calcext:value-type="float">
            <text:p>150</text:p>
          </table:table-cell>
          <table:table-cell table:formula="of:= ([times_10000.C151] - [times_10000.B151]) / 1000000" office:value-type="float" office:value="61.369856" calcext:value-type="float">
            <text:p>61.369856</text:p>
          </table:table-cell>
          <table:table-cell table:formula="of:= ([times_100000.C151] - [times_100000.B151]) / 1000000" office:value-type="float" office:value="52.920064" calcext:value-type="float">
            <text:p>52.920064</text:p>
          </table:table-cell>
          <table:table-cell table:formula="of:= ([times_1000000.C151] - [times_1000000.B151]) / 1000000" office:value-type="float" office:value="0.830208" calcext:value-type="float">
            <text:p>0.830208</text:p>
          </table:table-cell>
        </table:table-row>
        <table:table-row table:style-name="ro1">
          <table:table-cell table:formula="of:= [times_10000.A152]" office:value-type="float" office:value="151" calcext:value-type="float">
            <text:p>151</text:p>
          </table:table-cell>
          <table:table-cell table:formula="of:= ([times_10000.C152] - [times_10000.B152]) / 1000000" office:value-type="float" office:value="61.890048" calcext:value-type="float">
            <text:p>61.890048</text:p>
          </table:table-cell>
          <table:table-cell table:formula="of:= ([times_100000.C152] - [times_100000.B152]) / 1000000" office:value-type="float" office:value="52.510208" calcext:value-type="float">
            <text:p>52.510208</text:p>
          </table:table-cell>
          <table:table-cell table:formula="of:= ([times_1000000.C152] - [times_1000000.B152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153]" office:value-type="float" office:value="152" calcext:value-type="float">
            <text:p>152</text:p>
          </table:table-cell>
          <table:table-cell table:formula="of:= ([times_10000.C153] - [times_10000.B153]) / 1000000" office:value-type="float" office:value="62.690048" calcext:value-type="float">
            <text:p>62.690048</text:p>
          </table:table-cell>
          <table:table-cell table:formula="of:= ([times_100000.C153] - [times_100000.B153]) / 1000000" office:value-type="float" office:value="52.519936" calcext:value-type="float">
            <text:p>52.519936</text:p>
          </table:table-cell>
          <table:table-cell table:formula="of:= ([times_1000000.C153] - [times_1000000.B153]) / 1000000" office:value-type="float" office:value="0.78976" calcext:value-type="float">
            <text:p>0.78976</text:p>
          </table:table-cell>
        </table:table-row>
        <table:table-row table:style-name="ro1">
          <table:table-cell table:formula="of:= [times_10000.A154]" office:value-type="float" office:value="153" calcext:value-type="float">
            <text:p>153</text:p>
          </table:table-cell>
          <table:table-cell table:formula="of:= ([times_10000.C154] - [times_10000.B154]) / 1000000" office:value-type="float" office:value="62.899968" calcext:value-type="float">
            <text:p>62.899968</text:p>
          </table:table-cell>
          <table:table-cell table:formula="of:= ([times_100000.C154] - [times_100000.B154]) / 1000000" office:value-type="float" office:value="52.460032" calcext:value-type="float">
            <text:p>52.460032</text:p>
          </table:table-cell>
          <table:table-cell table:formula="of:= ([times_1000000.C154] - [times_1000000.B154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155]" office:value-type="float" office:value="154" calcext:value-type="float">
            <text:p>154</text:p>
          </table:table-cell>
          <table:table-cell table:formula="of:= ([times_10000.C155] - [times_10000.B155]) / 1000000" office:value-type="float" office:value="62.840064" calcext:value-type="float">
            <text:p>62.840064</text:p>
          </table:table-cell>
          <table:table-cell table:formula="of:= ([times_100000.C155] - [times_100000.B155]) / 1000000" office:value-type="float" office:value="52.100096" calcext:value-type="float">
            <text:p>52.100096</text:p>
          </table:table-cell>
          <table:table-cell table:formula="of:= ([times_1000000.C155] - [times_1000000.B155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156]" office:value-type="float" office:value="155" calcext:value-type="float">
            <text:p>155</text:p>
          </table:table-cell>
          <table:table-cell table:formula="of:= ([times_10000.C156] - [times_10000.B156]) / 1000000" office:value-type="float" office:value="62.770176" calcext:value-type="float">
            <text:p>62.770176</text:p>
          </table:table-cell>
          <table:table-cell table:formula="of:= ([times_100000.C156] - [times_100000.B156]) / 1000000" office:value-type="float" office:value="51.800064" calcext:value-type="float">
            <text:p>51.800064</text:p>
          </table:table-cell>
          <table:table-cell table:formula="of:= ([times_1000000.C156] - [times_1000000.B156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157]" office:value-type="float" office:value="156" calcext:value-type="float">
            <text:p>156</text:p>
          </table:table-cell>
          <table:table-cell table:formula="of:= ([times_10000.C157] - [times_10000.B157]) / 1000000" office:value-type="float" office:value="62.480128" calcext:value-type="float">
            <text:p>62.480128</text:p>
          </table:table-cell>
          <table:table-cell table:formula="of:= ([times_100000.C157] - [times_100000.B157]) / 1000000" office:value-type="float" office:value="51.709952" calcext:value-type="float">
            <text:p>51.709952</text:p>
          </table:table-cell>
          <table:table-cell table:formula="of:= ([times_1000000.C157] - [times_1000000.B157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158]" office:value-type="float" office:value="157" calcext:value-type="float">
            <text:p>157</text:p>
          </table:table-cell>
          <table:table-cell table:formula="of:= ([times_10000.C158] - [times_10000.B158]) / 1000000" office:value-type="float" office:value="62.699776" calcext:value-type="float">
            <text:p>62.699776</text:p>
          </table:table-cell>
          <table:table-cell table:formula="of:= ([times_100000.C158] - [times_100000.B158]) / 1000000" office:value-type="float" office:value="52.36992" calcext:value-type="float">
            <text:p>52.36992</text:p>
          </table:table-cell>
          <table:table-cell table:formula="of:= ([times_1000000.C158] - [times_1000000.B158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159]" office:value-type="float" office:value="158" calcext:value-type="float">
            <text:p>158</text:p>
          </table:table-cell>
          <table:table-cell table:formula="of:= ([times_10000.C159] - [times_10000.B159]) / 1000000" office:value-type="float" office:value="62.589952" calcext:value-type="float">
            <text:p>62.589952</text:p>
          </table:table-cell>
          <table:table-cell table:formula="of:= ([times_100000.C159] - [times_100000.B159]) / 1000000" office:value-type="float" office:value="53.670144" calcext:value-type="float">
            <text:p>53.670144</text:p>
          </table:table-cell>
          <table:table-cell table:formula="of:= ([times_1000000.C159] - [times_1000000.B159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160]" office:value-type="float" office:value="159" calcext:value-type="float">
            <text:p>159</text:p>
          </table:table-cell>
          <table:table-cell table:formula="of:= ([times_10000.C160] - [times_10000.B160]) / 1000000" office:value-type="float" office:value="62.960128" calcext:value-type="float">
            <text:p>62.960128</text:p>
          </table:table-cell>
          <table:table-cell table:formula="of:= ([times_100000.C160] - [times_100000.B160]) / 1000000" office:value-type="float" office:value="53.859584" calcext:value-type="float">
            <text:p>53.859584</text:p>
          </table:table-cell>
          <table:table-cell table:formula="of:= ([times_1000000.C160] - [times_1000000.B160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161]" office:value-type="float" office:value="160" calcext:value-type="float">
            <text:p>160</text:p>
          </table:table-cell>
          <table:table-cell table:formula="of:= ([times_10000.C161] - [times_10000.B161]) / 1000000" office:value-type="float" office:value="63.42016" calcext:value-type="float">
            <text:p>63.42016</text:p>
          </table:table-cell>
          <table:table-cell table:formula="of:= ([times_100000.C161] - [times_100000.B161]) / 1000000" office:value-type="float" office:value="59.229952" calcext:value-type="float">
            <text:p>59.229952</text:p>
          </table:table-cell>
          <table:table-cell table:formula="of:= ([times_1000000.C161] - [times_1000000.B161]) / 1000000" office:value-type="float" office:value="0.850176" calcext:value-type="float">
            <text:p>0.850176</text:p>
          </table:table-cell>
        </table:table-row>
        <table:table-row table:style-name="ro1">
          <table:table-cell table:formula="of:= [times_10000.A162]" office:value-type="float" office:value="161" calcext:value-type="float">
            <text:p>161</text:p>
          </table:table-cell>
          <table:table-cell table:formula="of:= ([times_10000.C162] - [times_10000.B162]) / 1000000" office:value-type="float" office:value="63.399936" calcext:value-type="float">
            <text:p>63.399936</text:p>
          </table:table-cell>
          <table:table-cell table:formula="of:= ([times_100000.C162] - [times_100000.B162]) / 1000000" office:value-type="float" office:value="62.180096" calcext:value-type="float">
            <text:p>62.180096</text:p>
          </table:table-cell>
          <table:table-cell table:formula="of:= ([times_1000000.C162] - [times_1000000.B162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163]" office:value-type="float" office:value="162" calcext:value-type="float">
            <text:p>162</text:p>
          </table:table-cell>
          <table:table-cell table:formula="of:= ([times_10000.C163] - [times_10000.B163]) / 1000000" office:value-type="float" office:value="63.149824" calcext:value-type="float">
            <text:p>63.149824</text:p>
          </table:table-cell>
          <table:table-cell table:formula="of:= ([times_100000.C163] - [times_100000.B163]) / 1000000" office:value-type="float" office:value="63.700224" calcext:value-type="float">
            <text:p>63.700224</text:p>
          </table:table-cell>
          <table:table-cell table:formula="of:= ([times_1000000.C163] - [times_1000000.B163]) / 1000000" office:value-type="float" office:value="0.769792" calcext:value-type="float">
            <text:p>0.769792</text:p>
          </table:table-cell>
        </table:table-row>
        <table:table-row table:style-name="ro1">
          <table:table-cell table:formula="of:= [times_10000.A164]" office:value-type="float" office:value="163" calcext:value-type="float">
            <text:p>163</text:p>
          </table:table-cell>
          <table:table-cell table:formula="of:= ([times_10000.C164] - [times_10000.B164]) / 1000000" office:value-type="float" office:value="62.860032" calcext:value-type="float">
            <text:p>62.860032</text:p>
          </table:table-cell>
          <table:table-cell table:formula="of:= ([times_100000.C164] - [times_100000.B164]) / 1000000" office:value-type="float" office:value="63.689984" calcext:value-type="float">
            <text:p>63.689984</text:p>
          </table:table-cell>
          <table:table-cell table:formula="of:= ([times_1000000.C164] - [times_1000000.B164]) / 1000000" office:value-type="float" office:value="0.740096" calcext:value-type="float">
            <text:p>0.740096</text:p>
          </table:table-cell>
        </table:table-row>
        <table:table-row table:style-name="ro1">
          <table:table-cell table:formula="of:= [times_10000.A165]" office:value-type="float" office:value="164" calcext:value-type="float">
            <text:p>164</text:p>
          </table:table-cell>
          <table:table-cell table:formula="of:= ([times_10000.C165] - [times_10000.B165]) / 1000000" office:value-type="float" office:value="62.749696" calcext:value-type="float">
            <text:p>62.749696</text:p>
          </table:table-cell>
          <table:table-cell table:formula="of:= ([times_100000.C165] - [times_100000.B165]) / 1000000" office:value-type="float" office:value="63.40992" calcext:value-type="float">
            <text:p>63.40992</text:p>
          </table:table-cell>
          <table:table-cell table:formula="of:= ([times_1000000.C165] - [times_1000000.B165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166]" office:value-type="float" office:value="165" calcext:value-type="float">
            <text:p>165</text:p>
          </table:table-cell>
          <table:table-cell table:formula="of:= ([times_10000.C166] - [times_10000.B166]) / 1000000" office:value-type="float" office:value="62.469888" calcext:value-type="float">
            <text:p>62.469888</text:p>
          </table:table-cell>
          <table:table-cell table:formula="of:= ([times_100000.C166] - [times_100000.B166]) / 1000000" office:value-type="float" office:value="63.040256" calcext:value-type="float">
            <text:p>63.040256</text:p>
          </table:table-cell>
          <table:table-cell table:formula="of:= ([times_1000000.C166] - [times_1000000.B166]) / 1000000" office:value-type="float" office:value="0.78976" calcext:value-type="float">
            <text:p>0.78976</text:p>
          </table:table-cell>
        </table:table-row>
        <table:table-row table:style-name="ro1">
          <table:table-cell table:formula="of:= [times_10000.A167]" office:value-type="float" office:value="166" calcext:value-type="float">
            <text:p>166</text:p>
          </table:table-cell>
          <table:table-cell table:formula="of:= ([times_10000.C167] - [times_10000.B167]) / 1000000" office:value-type="float" office:value="62.139904" calcext:value-type="float">
            <text:p>62.139904</text:p>
          </table:table-cell>
          <table:table-cell table:formula="of:= ([times_100000.C167] - [times_100000.B167]) / 1000000" office:value-type="float" office:value="62.740224" calcext:value-type="float">
            <text:p>62.740224</text:p>
          </table:table-cell>
          <table:table-cell table:formula="of:= ([times_1000000.C167] - [times_1000000.B167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168]" office:value-type="float" office:value="167" calcext:value-type="float">
            <text:p>167</text:p>
          </table:table-cell>
          <table:table-cell table:formula="of:= ([times_10000.C168] - [times_10000.B168]) / 1000000" office:value-type="float" office:value="62.719744" calcext:value-type="float">
            <text:p>62.719744</text:p>
          </table:table-cell>
          <table:table-cell table:formula="of:= ([times_100000.C168] - [times_100000.B168]) / 1000000" office:value-type="float" office:value="62.67008" calcext:value-type="float">
            <text:p>62.67008</text:p>
          </table:table-cell>
          <table:table-cell table:formula="of:= ([times_1000000.C168] - [times_1000000.B168]) / 1000000" office:value-type="float" office:value="0.840192" calcext:value-type="float">
            <text:p>0.840192</text:p>
          </table:table-cell>
        </table:table-row>
        <table:table-row table:style-name="ro1">
          <table:table-cell table:formula="of:= [times_10000.A169]" office:value-type="float" office:value="168" calcext:value-type="float">
            <text:p>168</text:p>
          </table:table-cell>
          <table:table-cell table:formula="of:= ([times_10000.C169] - [times_10000.B169]) / 1000000" office:value-type="float" office:value="62.65984" calcext:value-type="float">
            <text:p>62.65984</text:p>
          </table:table-cell>
          <table:table-cell table:formula="of:= ([times_100000.C169] - [times_100000.B169]) / 1000000" office:value-type="float" office:value="63.429888" calcext:value-type="float">
            <text:p>63.429888</text:p>
          </table:table-cell>
          <table:table-cell table:formula="of:= ([times_1000000.C169] - [times_1000000.B169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170]" office:value-type="float" office:value="169" calcext:value-type="float">
            <text:p>169</text:p>
          </table:table-cell>
          <table:table-cell table:formula="of:= ([times_10000.C170] - [times_10000.B170]) / 1000000" office:value-type="float" office:value="62.820096" calcext:value-type="float">
            <text:p>62.820096</text:p>
          </table:table-cell>
          <table:table-cell table:formula="of:= ([times_100000.C170] - [times_100000.B170]) / 1000000" office:value-type="float" office:value="64.260096" calcext:value-type="float">
            <text:p>64.260096</text:p>
          </table:table-cell>
          <table:table-cell table:formula="of:= ([times_1000000.C170] - [times_1000000.B170]) / 1000000" office:value-type="float" office:value="0.889856" calcext:value-type="float">
            <text:p>0.889856</text:p>
          </table:table-cell>
        </table:table-row>
        <table:table-row table:style-name="ro1">
          <table:table-cell table:formula="of:= [times_10000.A171]" office:value-type="float" office:value="170" calcext:value-type="float">
            <text:p>170</text:p>
          </table:table-cell>
          <table:table-cell table:formula="of:= ([times_10000.C171] - [times_10000.B171]) / 1000000" office:value-type="float" office:value="63.400192" calcext:value-type="float">
            <text:p>63.400192</text:p>
          </table:table-cell>
          <table:table-cell table:formula="of:= ([times_100000.C171] - [times_100000.B171]) / 1000000" office:value-type="float" office:value="67.179776" calcext:value-type="float">
            <text:p>67.179776</text:p>
          </table:table-cell>
          <table:table-cell table:formula="of:= ([times_1000000.C171] - [times_1000000.B171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172]" office:value-type="float" office:value="171" calcext:value-type="float">
            <text:p>171</text:p>
          </table:table-cell>
          <table:table-cell table:formula="of:= ([times_10000.C172] - [times_10000.B172]) / 1000000" office:value-type="float" office:value="63.650048" calcext:value-type="float">
            <text:p>63.650048</text:p>
          </table:table-cell>
          <table:table-cell table:formula="of:= ([times_100000.C172] - [times_100000.B172]) / 1000000" office:value-type="float" office:value="67.319808" calcext:value-type="float">
            <text:p>67.319808</text:p>
          </table:table-cell>
          <table:table-cell table:formula="of:= ([times_1000000.C172] - [times_1000000.B172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173]" office:value-type="float" office:value="172" calcext:value-type="float">
            <text:p>172</text:p>
          </table:table-cell>
          <table:table-cell table:formula="of:= ([times_10000.C173] - [times_10000.B173]) / 1000000" office:value-type="float" office:value="63.699968" calcext:value-type="float">
            <text:p>63.699968</text:p>
          </table:table-cell>
          <table:table-cell table:formula="of:= ([times_100000.C173] - [times_100000.B173]) / 1000000" office:value-type="float" office:value="67.379712" calcext:value-type="float">
            <text:p>67.379712</text:p>
          </table:table-cell>
          <table:table-cell table:formula="of:= ([times_1000000.C173] - [times_1000000.B173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174]" office:value-type="float" office:value="173" calcext:value-type="float">
            <text:p>173</text:p>
          </table:table-cell>
          <table:table-cell table:formula="of:= ([times_10000.C174] - [times_10000.B174]) / 1000000" office:value-type="float" office:value="63.84" calcext:value-type="float">
            <text:p>63.84</text:p>
          </table:table-cell>
          <table:table-cell table:formula="of:= ([times_100000.C174] - [times_100000.B174]) / 1000000" office:value-type="float" office:value="67.36" calcext:value-type="float">
            <text:p>67.36</text:p>
          </table:table-cell>
          <table:table-cell table:formula="of:= ([times_1000000.C174] - [times_1000000.B174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175]" office:value-type="float" office:value="174" calcext:value-type="float">
            <text:p>174</text:p>
          </table:table-cell>
          <table:table-cell table:formula="of:= ([times_10000.C175] - [times_10000.B175]) / 1000000" office:value-type="float" office:value="63.770112" calcext:value-type="float">
            <text:p>63.770112</text:p>
          </table:table-cell>
          <table:table-cell table:formula="of:= ([times_100000.C175] - [times_100000.B175]) / 1000000" office:value-type="float" office:value="67.689984" calcext:value-type="float">
            <text:p>67.689984</text:p>
          </table:table-cell>
          <table:table-cell table:formula="of:= ([times_1000000.C175] - [times_1000000.B175]) / 1000000" office:value-type="float" office:value="0.749824" calcext:value-type="float">
            <text:p>0.749824</text:p>
          </table:table-cell>
        </table:table-row>
        <table:table-row table:style-name="ro1">
          <table:table-cell table:formula="of:= [times_10000.A176]" office:value-type="float" office:value="175" calcext:value-type="float">
            <text:p>175</text:p>
          </table:table-cell>
          <table:table-cell table:formula="of:= ([times_10000.C176] - [times_10000.B176]) / 1000000" office:value-type="float" office:value="63.379968" calcext:value-type="float">
            <text:p>63.379968</text:p>
          </table:table-cell>
          <table:table-cell table:formula="of:= ([times_100000.C176] - [times_100000.B176]) / 1000000" office:value-type="float" office:value="68.749824" calcext:value-type="float">
            <text:p>68.749824</text:p>
          </table:table-cell>
          <table:table-cell table:formula="of:= ([times_1000000.C176] - [times_1000000.B176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177]" office:value-type="float" office:value="176" calcext:value-type="float">
            <text:p>176</text:p>
          </table:table-cell>
          <table:table-cell table:formula="of:= ([times_10000.C177] - [times_10000.B177]) / 1000000" office:value-type="float" office:value="63.220224" calcext:value-type="float">
            <text:p>63.220224</text:p>
          </table:table-cell>
          <table:table-cell table:formula="of:= ([times_100000.C177] - [times_100000.B177]) / 1000000" office:value-type="float" office:value="68.709888" calcext:value-type="float">
            <text:p>68.709888</text:p>
          </table:table-cell>
          <table:table-cell table:formula="of:= ([times_1000000.C177] - [times_1000000.B177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178]" office:value-type="float" office:value="177" calcext:value-type="float">
            <text:p>177</text:p>
          </table:table-cell>
          <table:table-cell table:formula="of:= ([times_10000.C178] - [times_10000.B178]) / 1000000" office:value-type="float" office:value="63.42016" calcext:value-type="float">
            <text:p>63.42016</text:p>
          </table:table-cell>
          <table:table-cell table:formula="of:= ([times_100000.C178] - [times_100000.B178]) / 1000000" office:value-type="float" office:value="69.16992" calcext:value-type="float">
            <text:p>69.16992</text:p>
          </table:table-cell>
          <table:table-cell table:formula="of:= ([times_1000000.C178] - [times_1000000.B178]) / 1000000" office:value-type="float" office:value="0.800256" calcext:value-type="float">
            <text:p>0.800256</text:p>
          </table:table-cell>
        </table:table-row>
        <table:table-row table:style-name="ro1">
          <table:table-cell table:formula="of:= [times_10000.A179]" office:value-type="float" office:value="178" calcext:value-type="float">
            <text:p>178</text:p>
          </table:table-cell>
          <table:table-cell table:formula="of:= ([times_10000.C179] - [times_10000.B179]) / 1000000" office:value-type="float" office:value="63.620096" calcext:value-type="float">
            <text:p>63.620096</text:p>
          </table:table-cell>
          <table:table-cell table:formula="of:= ([times_100000.C179] - [times_100000.B179]) / 1000000" office:value-type="float" office:value="70.200064" calcext:value-type="float">
            <text:p>70.200064</text:p>
          </table:table-cell>
          <table:table-cell table:formula="of:= ([times_1000000.C179] - [times_1000000.B179]) / 1000000" office:value-type="float" office:value="0.799744" calcext:value-type="float">
            <text:p>0.799744</text:p>
          </table:table-cell>
        </table:table-row>
        <table:table-row table:style-name="ro1">
          <table:table-cell table:formula="of:= [times_10000.A180]" office:value-type="float" office:value="179" calcext:value-type="float">
            <text:p>179</text:p>
          </table:table-cell>
          <table:table-cell table:formula="of:= ([times_10000.C180] - [times_10000.B180]) / 1000000" office:value-type="float" office:value="63.789824" calcext:value-type="float">
            <text:p>63.789824</text:p>
          </table:table-cell>
          <table:table-cell table:formula="of:= ([times_100000.C180] - [times_100000.B180]) / 1000000" office:value-type="float" office:value="70.299904" calcext:value-type="float">
            <text:p>70.299904</text:p>
          </table:table-cell>
          <table:table-cell table:formula="of:= ([times_1000000.C180] - [times_1000000.B180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181]" office:value-type="float" office:value="180" calcext:value-type="float">
            <text:p>180</text:p>
          </table:table-cell>
          <table:table-cell table:formula="of:= ([times_10000.C181] - [times_10000.B181]) / 1000000" office:value-type="float" office:value="63.869952" calcext:value-type="float">
            <text:p>63.869952</text:p>
          </table:table-cell>
          <table:table-cell table:formula="of:= ([times_100000.C181] - [times_100000.B181]) / 1000000" office:value-type="float" office:value="70.850048" calcext:value-type="float">
            <text:p>70.850048</text:p>
          </table:table-cell>
          <table:table-cell table:formula="of:= ([times_1000000.C181] - [times_1000000.B181]) / 1000000" office:value-type="float" office:value="0.81024" calcext:value-type="float">
            <text:p>0.81024</text:p>
          </table:table-cell>
        </table:table-row>
        <table:table-row table:style-name="ro1">
          <table:table-cell table:formula="of:= [times_10000.A182]" office:value-type="float" office:value="181" calcext:value-type="float">
            <text:p>181</text:p>
          </table:table-cell>
          <table:table-cell table:formula="of:= ([times_10000.C182] - [times_10000.B182]) / 1000000" office:value-type="float" office:value="64.339968" calcext:value-type="float">
            <text:p>64.339968</text:p>
          </table:table-cell>
          <table:table-cell table:formula="of:= ([times_100000.C182] - [times_100000.B182]) / 1000000" office:value-type="float" office:value="71.750144" calcext:value-type="float">
            <text:p>71.750144</text:p>
          </table:table-cell>
          <table:table-cell table:formula="of:= ([times_1000000.C182] - [times_1000000.B182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183]" office:value-type="float" office:value="182" calcext:value-type="float">
            <text:p>182</text:p>
          </table:table-cell>
          <table:table-cell table:formula="of:= ([times_10000.C183] - [times_10000.B183]) / 1000000" office:value-type="float" office:value="63.920384" calcext:value-type="float">
            <text:p>63.920384</text:p>
          </table:table-cell>
          <table:table-cell table:formula="of:= ([times_100000.C183] - [times_100000.B183]) / 1000000" office:value-type="float" office:value="72.570112" calcext:value-type="float">
            <text:p>72.570112</text:p>
          </table:table-cell>
          <table:table-cell table:formula="of:= ([times_1000000.C183] - [times_1000000.B183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184]" office:value-type="float" office:value="183" calcext:value-type="float">
            <text:p>183</text:p>
          </table:table-cell>
          <table:table-cell table:formula="of:= ([times_10000.C184] - [times_10000.B184]) / 1000000" office:value-type="float" office:value="63.820032" calcext:value-type="float">
            <text:p>63.820032</text:p>
          </table:table-cell>
          <table:table-cell table:formula="of:= ([times_100000.C184] - [times_100000.B184]) / 1000000" office:value-type="float" office:value="72.550144" calcext:value-type="float">
            <text:p>72.550144</text:p>
          </table:table-cell>
          <table:table-cell table:formula="of:= ([times_1000000.C184] - [times_1000000.B184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185]" office:value-type="float" office:value="184" calcext:value-type="float">
            <text:p>184</text:p>
          </table:table-cell>
          <table:table-cell table:formula="of:= ([times_10000.C185] - [times_10000.B185]) / 1000000" office:value-type="float" office:value="63.940096" calcext:value-type="float">
            <text:p>63.940096</text:p>
          </table:table-cell>
          <table:table-cell table:formula="of:= ([times_100000.C185] - [times_100000.B185]) / 1000000" office:value-type="float" office:value="73.509888" calcext:value-type="float">
            <text:p>73.509888</text:p>
          </table:table-cell>
          <table:table-cell table:formula="of:= ([times_1000000.C185] - [times_1000000.B185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186]" office:value-type="float" office:value="185" calcext:value-type="float">
            <text:p>185</text:p>
          </table:table-cell>
          <table:table-cell table:formula="of:= ([times_10000.C186] - [times_10000.B186]) / 1000000" office:value-type="float" office:value="67.74016" calcext:value-type="float">
            <text:p>67.74016</text:p>
          </table:table-cell>
          <table:table-cell table:formula="of:= ([times_100000.C186] - [times_100000.B186]) / 1000000" office:value-type="float" office:value="73.50016" calcext:value-type="float">
            <text:p>73.50016</text:p>
          </table:table-cell>
          <table:table-cell table:formula="of:= ([times_1000000.C186] - [times_1000000.B186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187]" office:value-type="float" office:value="186" calcext:value-type="float">
            <text:p>186</text:p>
          </table:table-cell>
          <table:table-cell table:formula="of:= ([times_10000.C187] - [times_10000.B187]) / 1000000" office:value-type="float" office:value="67.990016" calcext:value-type="float">
            <text:p>67.990016</text:p>
          </table:table-cell>
          <table:table-cell table:formula="of:= ([times_100000.C187] - [times_100000.B187]) / 1000000" office:value-type="float" office:value="74.590208" calcext:value-type="float">
            <text:p>74.590208</text:p>
          </table:table-cell>
          <table:table-cell table:formula="of:= ([times_1000000.C187] - [times_1000000.B187]) / 1000000" office:value-type="float" office:value="0.81024" calcext:value-type="float">
            <text:p>0.81024</text:p>
          </table:table-cell>
        </table:table-row>
        <table:table-row table:style-name="ro1">
          <table:table-cell table:formula="of:= [times_10000.A188]" office:value-type="float" office:value="187" calcext:value-type="float">
            <text:p>187</text:p>
          </table:table-cell>
          <table:table-cell table:formula="of:= ([times_10000.C188] - [times_10000.B188]) / 1000000" office:value-type="float" office:value="67.890176" calcext:value-type="float">
            <text:p>67.890176</text:p>
          </table:table-cell>
          <table:table-cell table:formula="of:= ([times_100000.C188] - [times_100000.B188]) / 1000000" office:value-type="float" office:value="75.460096" calcext:value-type="float">
            <text:p>75.460096</text:p>
          </table:table-cell>
          <table:table-cell table:formula="of:= ([times_1000000.C188] - [times_1000000.B188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189]" office:value-type="float" office:value="188" calcext:value-type="float">
            <text:p>188</text:p>
          </table:table-cell>
          <table:table-cell table:formula="of:= ([times_10000.C189] - [times_10000.B189]) / 1000000" office:value-type="float" office:value="68.41984" calcext:value-type="float">
            <text:p>68.41984</text:p>
          </table:table-cell>
          <table:table-cell table:formula="of:= ([times_100000.C189] - [times_100000.B189]) / 1000000" office:value-type="float" office:value="75.29984" calcext:value-type="float">
            <text:p>75.29984</text:p>
          </table:table-cell>
          <table:table-cell table:formula="of:= ([times_1000000.C189] - [times_1000000.B189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190]" office:value-type="float" office:value="189" calcext:value-type="float">
            <text:p>189</text:p>
          </table:table-cell>
          <table:table-cell table:formula="of:= ([times_10000.C190] - [times_10000.B190]) / 1000000" office:value-type="float" office:value="68.180224" calcext:value-type="float">
            <text:p>68.180224</text:p>
          </table:table-cell>
          <table:table-cell table:formula="of:= ([times_100000.C190] - [times_100000.B190]) / 1000000" office:value-type="float" office:value="76.199936" calcext:value-type="float">
            <text:p>76.199936</text:p>
          </table:table-cell>
          <table:table-cell table:formula="of:= ([times_1000000.C190] - [times_1000000.B190]) / 1000000" office:value-type="float" office:value="0.86016" calcext:value-type="float">
            <text:p>0.86016</text:p>
          </table:table-cell>
        </table:table-row>
        <table:table-row table:style-name="ro1">
          <table:table-cell table:formula="of:= [times_10000.A191]" office:value-type="float" office:value="190" calcext:value-type="float">
            <text:p>190</text:p>
          </table:table-cell>
          <table:table-cell table:formula="of:= ([times_10000.C191] - [times_10000.B191]) / 1000000" office:value-type="float" office:value="67.90016" calcext:value-type="float">
            <text:p>67.90016</text:p>
          </table:table-cell>
          <table:table-cell table:formula="of:= ([times_100000.C191] - [times_100000.B191]) / 1000000" office:value-type="float" office:value="77.079808" calcext:value-type="float">
            <text:p>77.079808</text:p>
          </table:table-cell>
          <table:table-cell table:formula="of:= ([times_1000000.C191] - [times_1000000.B191]) / 1000000" office:value-type="float" office:value="0.839936" calcext:value-type="float">
            <text:p>0.839936</text:p>
          </table:table-cell>
        </table:table-row>
        <table:table-row table:style-name="ro1">
          <table:table-cell table:formula="of:= [times_10000.A192]" office:value-type="float" office:value="191" calcext:value-type="float">
            <text:p>191</text:p>
          </table:table-cell>
          <table:table-cell table:formula="of:= ([times_10000.C192] - [times_10000.B192]) / 1000000" office:value-type="float" office:value="66.219776" calcext:value-type="float">
            <text:p>66.219776</text:p>
          </table:table-cell>
          <table:table-cell table:formula="of:= ([times_100000.C192] - [times_100000.B192]) / 1000000" office:value-type="float" office:value="77.359872" calcext:value-type="float">
            <text:p>77.359872</text:p>
          </table:table-cell>
          <table:table-cell table:formula="of:= ([times_1000000.C192] - [times_1000000.B192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193]" office:value-type="float" office:value="192" calcext:value-type="float">
            <text:p>192</text:p>
          </table:table-cell>
          <table:table-cell table:formula="of:= ([times_10000.C193] - [times_10000.B193]) / 1000000" office:value-type="float" office:value="65.69984" calcext:value-type="float">
            <text:p>65.69984</text:p>
          </table:table-cell>
          <table:table-cell table:formula="of:= ([times_100000.C193] - [times_100000.B193]) / 1000000" office:value-type="float" office:value="78.4" calcext:value-type="float">
            <text:p>78.4</text:p>
          </table:table-cell>
          <table:table-cell table:formula="of:= ([times_1000000.C193] - [times_1000000.B193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194]" office:value-type="float" office:value="193" calcext:value-type="float">
            <text:p>193</text:p>
          </table:table-cell>
          <table:table-cell table:formula="of:= ([times_10000.C194] - [times_10000.B194]) / 1000000" office:value-type="float" office:value="65.37984" calcext:value-type="float">
            <text:p>65.37984</text:p>
          </table:table-cell>
          <table:table-cell table:formula="of:= ([times_100000.C194] - [times_100000.B194]) / 1000000" office:value-type="float" office:value="78.249984" calcext:value-type="float">
            <text:p>78.249984</text:p>
          </table:table-cell>
          <table:table-cell table:formula="of:= ([times_1000000.C194] - [times_1000000.B194]) / 1000000" office:value-type="float" office:value="0.760064" calcext:value-type="float">
            <text:p>0.760064</text:p>
          </table:table-cell>
        </table:table-row>
        <table:table-row table:style-name="ro1">
          <table:table-cell table:formula="of:= [times_10000.A195]" office:value-type="float" office:value="194" calcext:value-type="float">
            <text:p>194</text:p>
          </table:table-cell>
          <table:table-cell table:formula="of:= ([times_10000.C195] - [times_10000.B195]) / 1000000" office:value-type="float" office:value="64.620032" calcext:value-type="float">
            <text:p>64.620032</text:p>
          </table:table-cell>
          <table:table-cell table:formula="of:= ([times_100000.C195] - [times_100000.B195]) / 1000000" office:value-type="float" office:value="78.170112" calcext:value-type="float">
            <text:p>78.170112</text:p>
          </table:table-cell>
          <table:table-cell table:formula="of:= ([times_1000000.C195] - [times_1000000.B195]) / 1000000" office:value-type="float" office:value="0.749824" calcext:value-type="float">
            <text:p>0.749824</text:p>
          </table:table-cell>
        </table:table-row>
        <table:table-row table:style-name="ro1">
          <table:table-cell table:formula="of:= [times_10000.A196]" office:value-type="float" office:value="195" calcext:value-type="float">
            <text:p>195</text:p>
          </table:table-cell>
          <table:table-cell table:formula="of:= ([times_10000.C196] - [times_10000.B196]) / 1000000" office:value-type="float" office:value="64.300288" calcext:value-type="float">
            <text:p>64.300288</text:p>
          </table:table-cell>
          <table:table-cell table:formula="of:= ([times_100000.C196] - [times_100000.B196]) / 1000000" office:value-type="float" office:value="78.860032" calcext:value-type="float">
            <text:p>78.860032</text:p>
          </table:table-cell>
          <table:table-cell table:formula="of:= ([times_1000000.C196] - [times_1000000.B196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197]" office:value-type="float" office:value="196" calcext:value-type="float">
            <text:p>196</text:p>
          </table:table-cell>
          <table:table-cell table:formula="of:= ([times_10000.C197] - [times_10000.B197]) / 1000000" office:value-type="float" office:value="64" calcext:value-type="float">
            <text:p>64</text:p>
          </table:table-cell>
          <table:table-cell table:formula="of:= ([times_100000.C197] - [times_100000.B197]) / 1000000" office:value-type="float" office:value="79.269888" calcext:value-type="float">
            <text:p>79.269888</text:p>
          </table:table-cell>
          <table:table-cell table:formula="of:= ([times_1000000.C197] - [times_1000000.B197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198]" office:value-type="float" office:value="197" calcext:value-type="float">
            <text:p>197</text:p>
          </table:table-cell>
          <table:table-cell table:formula="of:= ([times_10000.C198] - [times_10000.B198]) / 1000000" office:value-type="float" office:value="63.190016" calcext:value-type="float">
            <text:p>63.190016</text:p>
          </table:table-cell>
          <table:table-cell table:formula="of:= ([times_100000.C198] - [times_100000.B198]) / 1000000" office:value-type="float" office:value="80.150016" calcext:value-type="float">
            <text:p>80.150016</text:p>
          </table:table-cell>
          <table:table-cell table:formula="of:= ([times_1000000.C198] - [times_1000000.B198]) / 1000000" office:value-type="float" office:value="0.859904" calcext:value-type="float">
            <text:p>0.859904</text:p>
          </table:table-cell>
        </table:table-row>
        <table:table-row table:style-name="ro1">
          <table:table-cell table:formula="of:= [times_10000.A199]" office:value-type="float" office:value="198" calcext:value-type="float">
            <text:p>198</text:p>
          </table:table-cell>
          <table:table-cell table:formula="of:= ([times_10000.C199] - [times_10000.B199]) / 1000000" office:value-type="float" office:value="62.8096" calcext:value-type="float">
            <text:p>62.8096</text:p>
          </table:table-cell>
          <table:table-cell table:formula="of:= ([times_100000.C199] - [times_100000.B199]) / 1000000" office:value-type="float" office:value="80.350208" calcext:value-type="float">
            <text:p>80.350208</text:p>
          </table:table-cell>
          <table:table-cell table:formula="of:= ([times_1000000.C199] - [times_1000000.B199]) / 1000000" office:value-type="float" office:value="0.799744" calcext:value-type="float">
            <text:p>0.799744</text:p>
          </table:table-cell>
        </table:table-row>
        <table:table-row table:style-name="ro1">
          <table:table-cell table:formula="of:= [times_10000.A200]" office:value-type="float" office:value="199" calcext:value-type="float">
            <text:p>199</text:p>
          </table:table-cell>
          <table:table-cell table:formula="of:= ([times_10000.C200] - [times_10000.B200]) / 1000000" office:value-type="float" office:value="62.51008" calcext:value-type="float">
            <text:p>62.51008</text:p>
          </table:table-cell>
          <table:table-cell table:formula="of:= ([times_100000.C200] - [times_100000.B200]) / 1000000" office:value-type="float" office:value="80.27008" calcext:value-type="float">
            <text:p>80.27008</text:p>
          </table:table-cell>
          <table:table-cell table:formula="of:= ([times_1000000.C200] - [times_1000000.B200]) / 1000000" office:value-type="float" office:value="0.770048" calcext:value-type="float">
            <text:p>0.770048</text:p>
          </table:table-cell>
        </table:table-row>
        <table:table-row table:style-name="ro1">
          <table:table-cell table:formula="of:= [times_10000.A201]" office:value-type="float" office:value="200" calcext:value-type="float">
            <text:p>200</text:p>
          </table:table-cell>
          <table:table-cell table:formula="of:= ([times_10000.C201] - [times_10000.B201]) / 1000000" office:value-type="float" office:value="62.24" calcext:value-type="float">
            <text:p>62.24</text:p>
          </table:table-cell>
          <table:table-cell table:formula="of:= ([times_100000.C201] - [times_100000.B201]) / 1000000" office:value-type="float" office:value="79.95008" calcext:value-type="float">
            <text:p>79.95008</text:p>
          </table:table-cell>
          <table:table-cell table:formula="of:= ([times_1000000.C201] - [times_1000000.B201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202]" office:value-type="float" office:value="201" calcext:value-type="float">
            <text:p>201</text:p>
          </table:table-cell>
          <table:table-cell table:formula="of:= ([times_10000.C202] - [times_10000.B202]) / 1000000" office:value-type="float" office:value="62.580224" calcext:value-type="float">
            <text:p>62.580224</text:p>
          </table:table-cell>
          <table:table-cell table:formula="of:= ([times_100000.C202] - [times_100000.B202]) / 1000000" office:value-type="float" office:value="80.96" calcext:value-type="float">
            <text:p>80.96</text:p>
          </table:table-cell>
          <table:table-cell table:formula="of:= ([times_1000000.C202] - [times_1000000.B202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03]" office:value-type="float" office:value="202" calcext:value-type="float">
            <text:p>202</text:p>
          </table:table-cell>
          <table:table-cell table:formula="of:= ([times_10000.C203] - [times_10000.B203]) / 1000000" office:value-type="float" office:value="62.17984" calcext:value-type="float">
            <text:p>62.17984</text:p>
          </table:table-cell>
          <table:table-cell table:formula="of:= ([times_100000.C203] - [times_100000.B203]) / 1000000" office:value-type="float" office:value="82.809856" calcext:value-type="float">
            <text:p>82.809856</text:p>
          </table:table-cell>
          <table:table-cell table:formula="of:= ([times_1000000.C203] - [times_1000000.B203]) / 1000000" office:value-type="float" office:value="0.840192" calcext:value-type="float">
            <text:p>0.840192</text:p>
          </table:table-cell>
        </table:table-row>
        <table:table-row table:style-name="ro1">
          <table:table-cell table:formula="of:= [times_10000.A204]" office:value-type="float" office:value="203" calcext:value-type="float">
            <text:p>203</text:p>
          </table:table-cell>
          <table:table-cell table:formula="of:= ([times_10000.C204] - [times_10000.B204]) / 1000000" office:value-type="float" office:value="61.640192" calcext:value-type="float">
            <text:p>61.640192</text:p>
          </table:table-cell>
          <table:table-cell table:formula="of:= ([times_100000.C204] - [times_100000.B204]) / 1000000" office:value-type="float" office:value="88.03968" calcext:value-type="float">
            <text:p>88.03968</text:p>
          </table:table-cell>
          <table:table-cell table:formula="of:= ([times_1000000.C204] - [times_1000000.B204]) / 1000000" office:value-type="float" office:value="0.799744" calcext:value-type="float">
            <text:p>0.799744</text:p>
          </table:table-cell>
        </table:table-row>
        <table:table-row table:style-name="ro1">
          <table:table-cell table:formula="of:= [times_10000.A205]" office:value-type="float" office:value="204" calcext:value-type="float">
            <text:p>204</text:p>
          </table:table-cell>
          <table:table-cell table:formula="of:= ([times_10000.C205] - [times_10000.B205]) / 1000000" office:value-type="float" office:value="60.879872" calcext:value-type="float">
            <text:p>60.879872</text:p>
          </table:table-cell>
          <table:table-cell table:formula="of:= ([times_100000.C205] - [times_100000.B205]) / 1000000" office:value-type="float" office:value="88.079872" calcext:value-type="float">
            <text:p>88.079872</text:p>
          </table:table-cell>
          <table:table-cell table:formula="of:= ([times_1000000.C205] - [times_1000000.B205]) / 1000000" office:value-type="float" office:value="0.820224" calcext:value-type="float">
            <text:p>0.820224</text:p>
          </table:table-cell>
        </table:table-row>
        <table:table-row table:style-name="ro1">
          <table:table-cell table:formula="of:= [times_10000.A206]" office:value-type="float" office:value="205" calcext:value-type="float">
            <text:p>205</text:p>
          </table:table-cell>
          <table:table-cell table:formula="of:= ([times_10000.C206] - [times_10000.B206]) / 1000000" office:value-type="float" office:value="60.589824" calcext:value-type="float">
            <text:p>60.589824</text:p>
          </table:table-cell>
          <table:table-cell table:formula="of:= ([times_100000.C206] - [times_100000.B206]) / 1000000" office:value-type="float" office:value="88.560128" calcext:value-type="float">
            <text:p>88.560128</text:p>
          </table:table-cell>
          <table:table-cell table:formula="of:= ([times_1000000.C206] - [times_1000000.B206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07]" office:value-type="float" office:value="206" calcext:value-type="float">
            <text:p>206</text:p>
          </table:table-cell>
          <table:table-cell table:formula="of:= ([times_10000.C207] - [times_10000.B207]) / 1000000" office:value-type="float" office:value="60.290048" calcext:value-type="float">
            <text:p>60.290048</text:p>
          </table:table-cell>
          <table:table-cell table:formula="of:= ([times_100000.C207] - [times_100000.B207]) / 1000000" office:value-type="float" office:value="89.149952" calcext:value-type="float">
            <text:p>89.149952</text:p>
          </table:table-cell>
          <table:table-cell table:formula="of:= ([times_1000000.C207] - [times_1000000.B207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08]" office:value-type="float" office:value="207" calcext:value-type="float">
            <text:p>207</text:p>
          </table:table-cell>
          <table:table-cell table:formula="of:= ([times_10000.C208] - [times_10000.B208]) / 1000000" office:value-type="float" office:value="59.819776" calcext:value-type="float">
            <text:p>59.819776</text:p>
          </table:table-cell>
          <table:table-cell table:formula="of:= ([times_100000.C208] - [times_100000.B208]) / 1000000" office:value-type="float" office:value="90.76992" calcext:value-type="float">
            <text:p>90.76992</text:p>
          </table:table-cell>
          <table:table-cell table:formula="of:= ([times_1000000.C208] - [times_1000000.B208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09]" office:value-type="float" office:value="208" calcext:value-type="float">
            <text:p>208</text:p>
          </table:table-cell>
          <table:table-cell table:formula="of:= ([times_10000.C209] - [times_10000.B209]) / 1000000" office:value-type="float" office:value="59.510016" calcext:value-type="float">
            <text:p>59.510016</text:p>
          </table:table-cell>
          <table:table-cell table:formula="of:= ([times_100000.C209] - [times_100000.B209]) / 1000000" office:value-type="float" office:value="91.230208" calcext:value-type="float">
            <text:p>91.230208</text:p>
          </table:table-cell>
          <table:table-cell table:formula="of:= ([times_1000000.C209] - [times_1000000.B209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210]" office:value-type="float" office:value="209" calcext:value-type="float">
            <text:p>209</text:p>
          </table:table-cell>
          <table:table-cell table:formula="of:= ([times_10000.C210] - [times_10000.B210]) / 1000000" office:value-type="float" office:value="58.820096" calcext:value-type="float">
            <text:p>58.820096</text:p>
          </table:table-cell>
          <table:table-cell table:formula="of:= ([times_100000.C210] - [times_100000.B210]) / 1000000" office:value-type="float" office:value="91.160064" calcext:value-type="float">
            <text:p>91.160064</text:p>
          </table:table-cell>
          <table:table-cell table:formula="of:= ([times_1000000.C210] - [times_1000000.B210]) / 1000000" office:value-type="float" office:value="0.83968" calcext:value-type="float">
            <text:p>0.83968</text:p>
          </table:table-cell>
        </table:table-row>
        <table:table-row table:style-name="ro1">
          <table:table-cell table:formula="of:= [times_10000.A211]" office:value-type="float" office:value="210" calcext:value-type="float">
            <text:p>210</text:p>
          </table:table-cell>
          <table:table-cell table:formula="of:= ([times_10000.C211] - [times_10000.B211]) / 1000000" office:value-type="float" office:value="59.529984" calcext:value-type="float">
            <text:p>59.529984</text:p>
          </table:table-cell>
          <table:table-cell table:formula="of:= ([times_100000.C211] - [times_100000.B211]) / 1000000" office:value-type="float" office:value="91.450112" calcext:value-type="float">
            <text:p>91.450112</text:p>
          </table:table-cell>
          <table:table-cell table:formula="of:= ([times_1000000.C211] - [times_1000000.B211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212]" office:value-type="float" office:value="211" calcext:value-type="float">
            <text:p>211</text:p>
          </table:table-cell>
          <table:table-cell table:formula="of:= ([times_10000.C212] - [times_10000.B212]) / 1000000" office:value-type="float" office:value="59.110144" calcext:value-type="float">
            <text:p>59.110144</text:p>
          </table:table-cell>
          <table:table-cell table:formula="of:= ([times_100000.C212] - [times_100000.B212]) / 1000000" office:value-type="float" office:value="91.77984" calcext:value-type="float">
            <text:p>91.77984</text:p>
          </table:table-cell>
          <table:table-cell table:formula="of:= ([times_1000000.C212] - [times_1000000.B212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213]" office:value-type="float" office:value="212" calcext:value-type="float">
            <text:p>212</text:p>
          </table:table-cell>
          <table:table-cell table:formula="of:= ([times_10000.C213] - [times_10000.B213]) / 1000000" office:value-type="float" office:value="58.46016" calcext:value-type="float">
            <text:p>58.46016</text:p>
          </table:table-cell>
          <table:table-cell table:formula="of:= ([times_100000.C213] - [times_100000.B213]) / 1000000" office:value-type="float" office:value="92.150016" calcext:value-type="float">
            <text:p>92.150016</text:p>
          </table:table-cell>
          <table:table-cell table:formula="of:= ([times_1000000.C213] - [times_1000000.B213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214]" office:value-type="float" office:value="213" calcext:value-type="float">
            <text:p>213</text:p>
          </table:table-cell>
          <table:table-cell table:formula="of:= ([times_10000.C214] - [times_10000.B214]) / 1000000" office:value-type="float" office:value="58.12992" calcext:value-type="float">
            <text:p>58.12992</text:p>
          </table:table-cell>
          <table:table-cell table:formula="of:= ([times_100000.C214] - [times_100000.B214]) / 1000000" office:value-type="float" office:value="92.359936" calcext:value-type="float">
            <text:p>92.359936</text:p>
          </table:table-cell>
          <table:table-cell table:formula="of:= ([times_1000000.C214] - [times_1000000.B214]) / 1000000" office:value-type="float" office:value="0.83968" calcext:value-type="float">
            <text:p>0.83968</text:p>
          </table:table-cell>
        </table:table-row>
        <table:table-row table:style-name="ro1">
          <table:table-cell table:formula="of:= [times_10000.A215]" office:value-type="float" office:value="214" calcext:value-type="float">
            <text:p>214</text:p>
          </table:table-cell>
          <table:table-cell table:formula="of:= ([times_10000.C215] - [times_10000.B215]) / 1000000" office:value-type="float" office:value="57.829888" calcext:value-type="float">
            <text:p>57.829888</text:p>
          </table:table-cell>
          <table:table-cell table:formula="of:= ([times_100000.C215] - [times_100000.B215]) / 1000000" office:value-type="float" office:value="91.970048" calcext:value-type="float">
            <text:p>91.970048</text:p>
          </table:table-cell>
          <table:table-cell table:formula="of:= ([times_1000000.C215] - [times_1000000.B215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216]" office:value-type="float" office:value="215" calcext:value-type="float">
            <text:p>215</text:p>
          </table:table-cell>
          <table:table-cell table:formula="of:= ([times_10000.C216] - [times_10000.B216]) / 1000000" office:value-type="float" office:value="57.529856" calcext:value-type="float">
            <text:p>57.529856</text:p>
          </table:table-cell>
          <table:table-cell table:formula="of:= ([times_100000.C216] - [times_100000.B216]) / 1000000" office:value-type="float" office:value="91.640064" calcext:value-type="float">
            <text:p>91.640064</text:p>
          </table:table-cell>
          <table:table-cell table:formula="of:= ([times_1000000.C216] - [times_1000000.B216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17]" office:value-type="float" office:value="216" calcext:value-type="float">
            <text:p>216</text:p>
          </table:table-cell>
          <table:table-cell table:formula="of:= ([times_10000.C217] - [times_10000.B217]) / 1000000" office:value-type="float" office:value="57.239808" calcext:value-type="float">
            <text:p>57.239808</text:p>
          </table:table-cell>
          <table:table-cell table:formula="of:= ([times_100000.C217] - [times_100000.B217]) / 1000000" office:value-type="float" office:value="90.72" calcext:value-type="float">
            <text:p>90.72</text:p>
          </table:table-cell>
          <table:table-cell table:formula="of:= ([times_1000000.C217] - [times_1000000.B217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218]" office:value-type="float" office:value="217" calcext:value-type="float">
            <text:p>217</text:p>
          </table:table-cell>
          <table:table-cell table:formula="of:= ([times_10000.C218] - [times_10000.B218]) / 1000000" office:value-type="float" office:value="56.94976" calcext:value-type="float">
            <text:p>56.94976</text:p>
          </table:table-cell>
          <table:table-cell table:formula="of:= ([times_100000.C218] - [times_100000.B218]) / 1000000" office:value-type="float" office:value="90.329856" calcext:value-type="float">
            <text:p>90.329856</text:p>
          </table:table-cell>
          <table:table-cell table:formula="of:= ([times_1000000.C218] - [times_1000000.B218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19]" office:value-type="float" office:value="218" calcext:value-type="float">
            <text:p>218</text:p>
          </table:table-cell>
          <table:table-cell table:formula="of:= ([times_10000.C219] - [times_10000.B219]) / 1000000" office:value-type="float" office:value="56.659968" calcext:value-type="float">
            <text:p>56.659968</text:p>
          </table:table-cell>
          <table:table-cell table:formula="of:= ([times_100000.C219] - [times_100000.B219]) / 1000000" office:value-type="float" office:value="89.639936" calcext:value-type="float">
            <text:p>89.639936</text:p>
          </table:table-cell>
          <table:table-cell table:formula="of:= ([times_1000000.C219] - [times_1000000.B219]) / 1000000" office:value-type="float" office:value="0.820224" calcext:value-type="float">
            <text:p>0.820224</text:p>
          </table:table-cell>
        </table:table-row>
        <table:table-row table:style-name="ro1">
          <table:table-cell table:formula="of:= [times_10000.A220]" office:value-type="float" office:value="219" calcext:value-type="float">
            <text:p>219</text:p>
          </table:table-cell>
          <table:table-cell table:formula="of:= ([times_10000.C220] - [times_10000.B220]) / 1000000" office:value-type="float" office:value="56.370176" calcext:value-type="float">
            <text:p>56.370176</text:p>
          </table:table-cell>
          <table:table-cell table:formula="of:= ([times_100000.C220] - [times_100000.B220]) / 1000000" office:value-type="float" office:value="89.310208" calcext:value-type="float">
            <text:p>89.310208</text:p>
          </table:table-cell>
          <table:table-cell table:formula="of:= ([times_1000000.C220] - [times_1000000.B220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221]" office:value-type="float" office:value="220" calcext:value-type="float">
            <text:p>220</text:p>
          </table:table-cell>
          <table:table-cell table:formula="of:= ([times_10000.C221] - [times_10000.B221]) / 1000000" office:value-type="float" office:value="56.059904" calcext:value-type="float">
            <text:p>56.059904</text:p>
          </table:table-cell>
          <table:table-cell table:formula="of:= ([times_100000.C221] - [times_100000.B221]) / 1000000" office:value-type="float" office:value="88.94976" calcext:value-type="float">
            <text:p>88.94976</text:p>
          </table:table-cell>
          <table:table-cell table:formula="of:= ([times_1000000.C221] - [times_1000000.B221]) / 1000000" office:value-type="float" office:value="0.78976" calcext:value-type="float">
            <text:p>0.78976</text:p>
          </table:table-cell>
        </table:table-row>
        <table:table-row table:style-name="ro1">
          <table:table-cell table:formula="of:= [times_10000.A222]" office:value-type="float" office:value="221" calcext:value-type="float">
            <text:p>221</text:p>
          </table:table-cell>
          <table:table-cell table:formula="of:= ([times_10000.C222] - [times_10000.B222]) / 1000000" office:value-type="float" office:value="55.780096" calcext:value-type="float">
            <text:p>55.780096</text:p>
          </table:table-cell>
          <table:table-cell table:formula="of:= ([times_100000.C222] - [times_100000.B222]) / 1000000" office:value-type="float" office:value="88.649984" calcext:value-type="float">
            <text:p>88.649984</text:p>
          </table:table-cell>
          <table:table-cell table:formula="of:= ([times_1000000.C222] - [times_1000000.B222]) / 1000000" office:value-type="float" office:value="0.769792" calcext:value-type="float">
            <text:p>0.769792</text:p>
          </table:table-cell>
        </table:table-row>
        <table:table-row table:style-name="ro1">
          <table:table-cell table:formula="of:= [times_10000.A223]" office:value-type="float" office:value="222" calcext:value-type="float">
            <text:p>222</text:p>
          </table:table-cell>
          <table:table-cell table:formula="of:= ([times_10000.C223] - [times_10000.B223]) / 1000000" office:value-type="float" office:value="55.479808" calcext:value-type="float">
            <text:p>55.479808</text:p>
          </table:table-cell>
          <table:table-cell table:formula="of:= ([times_100000.C223] - [times_100000.B223]) / 1000000" office:value-type="float" office:value="88.180224" calcext:value-type="float">
            <text:p>88.180224</text:p>
          </table:table-cell>
          <table:table-cell table:formula="of:= ([times_1000000.C223] - [times_1000000.B223]) / 1000000" office:value-type="float" office:value="0.870144" calcext:value-type="float">
            <text:p>0.870144</text:p>
          </table:table-cell>
        </table:table-row>
        <table:table-row table:style-name="ro1">
          <table:table-cell table:formula="of:= [times_10000.A224]" office:value-type="float" office:value="223" calcext:value-type="float">
            <text:p>223</text:p>
          </table:table-cell>
          <table:table-cell table:formula="of:= ([times_10000.C224] - [times_10000.B224]) / 1000000" office:value-type="float" office:value="55.180032" calcext:value-type="float">
            <text:p>55.180032</text:p>
          </table:table-cell>
          <table:table-cell table:formula="of:= ([times_100000.C224] - [times_100000.B224]) / 1000000" office:value-type="float" office:value="87.799808" calcext:value-type="float">
            <text:p>87.799808</text:p>
          </table:table-cell>
          <table:table-cell table:formula="of:= ([times_1000000.C224] - [times_1000000.B224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225]" office:value-type="float" office:value="224" calcext:value-type="float">
            <text:p>224</text:p>
          </table:table-cell>
          <table:table-cell table:formula="of:= ([times_10000.C225] - [times_10000.B225]) / 1000000" office:value-type="float" office:value="54.900224" calcext:value-type="float">
            <text:p>54.900224</text:p>
          </table:table-cell>
          <table:table-cell table:formula="of:= ([times_100000.C225] - [times_100000.B225]) / 1000000" office:value-type="float" office:value="87.620096" calcext:value-type="float">
            <text:p>87.620096</text:p>
          </table:table-cell>
          <table:table-cell table:formula="of:= ([times_1000000.C225] - [times_1000000.B225]) / 1000000" office:value-type="float" office:value="0.820224" calcext:value-type="float">
            <text:p>0.820224</text:p>
          </table:table-cell>
        </table:table-row>
        <table:table-row table:style-name="ro1">
          <table:table-cell table:formula="of:= [times_10000.A226]" office:value-type="float" office:value="225" calcext:value-type="float">
            <text:p>225</text:p>
          </table:table-cell>
          <table:table-cell table:formula="of:= ([times_10000.C226] - [times_10000.B226]) / 1000000" office:value-type="float" office:value="54.599936" calcext:value-type="float">
            <text:p>54.599936</text:p>
          </table:table-cell>
          <table:table-cell table:formula="of:= ([times_100000.C226] - [times_100000.B226]) / 1000000" office:value-type="float" office:value="87.609856" calcext:value-type="float">
            <text:p>87.609856</text:p>
          </table:table-cell>
          <table:table-cell table:formula="of:= ([times_1000000.C226] - [times_1000000.B226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227]" office:value-type="float" office:value="226" calcext:value-type="float">
            <text:p>226</text:p>
          </table:table-cell>
          <table:table-cell table:formula="of:= ([times_10000.C227] - [times_10000.B227]) / 1000000" office:value-type="float" office:value="54.309888" calcext:value-type="float">
            <text:p>54.309888</text:p>
          </table:table-cell>
          <table:table-cell table:formula="of:= ([times_100000.C227] - [times_100000.B227]) / 1000000" office:value-type="float" office:value="90.060032" calcext:value-type="float">
            <text:p>90.060032</text:p>
          </table:table-cell>
          <table:table-cell table:formula="of:= ([times_1000000.C227] - [times_1000000.B227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228]" office:value-type="float" office:value="227" calcext:value-type="float">
            <text:p>227</text:p>
          </table:table-cell>
          <table:table-cell table:formula="of:= ([times_10000.C228] - [times_10000.B228]) / 1000000" office:value-type="float" office:value="54.009856" calcext:value-type="float">
            <text:p>54.009856</text:p>
          </table:table-cell>
          <table:table-cell table:formula="of:= ([times_100000.C228] - [times_100000.B228]) / 1000000" office:value-type="float" office:value="90.150144" calcext:value-type="float">
            <text:p>90.150144</text:p>
          </table:table-cell>
          <table:table-cell table:formula="of:= ([times_1000000.C228] - [times_1000000.B228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29]" office:value-type="float" office:value="228" calcext:value-type="float">
            <text:p>228</text:p>
          </table:table-cell>
          <table:table-cell table:formula="of:= ([times_10000.C229] - [times_10000.B229]) / 1000000" office:value-type="float" office:value="53.829888" calcext:value-type="float">
            <text:p>53.829888</text:p>
          </table:table-cell>
          <table:table-cell table:formula="of:= ([times_100000.C229] - [times_100000.B229]) / 1000000" office:value-type="float" office:value="90.149888" calcext:value-type="float">
            <text:p>90.149888</text:p>
          </table:table-cell>
          <table:table-cell table:formula="of:= ([times_1000000.C229] - [times_1000000.B229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230]" office:value-type="float" office:value="229" calcext:value-type="float">
            <text:p>229</text:p>
          </table:table-cell>
          <table:table-cell table:formula="of:= ([times_10000.C230] - [times_10000.B230]) / 1000000" office:value-type="float" office:value="54.119936" calcext:value-type="float">
            <text:p>54.119936</text:p>
          </table:table-cell>
          <table:table-cell table:formula="of:= ([times_100000.C230] - [times_100000.B230]) / 1000000" office:value-type="float" office:value="90.270208" calcext:value-type="float">
            <text:p>90.270208</text:p>
          </table:table-cell>
          <table:table-cell table:formula="of:= ([times_1000000.C230] - [times_1000000.B230]) / 1000000" office:value-type="float" office:value="0.869888" calcext:value-type="float">
            <text:p>0.869888</text:p>
          </table:table-cell>
        </table:table-row>
        <table:table-row table:style-name="ro1">
          <table:table-cell table:formula="of:= [times_10000.A231]" office:value-type="float" office:value="230" calcext:value-type="float">
            <text:p>230</text:p>
          </table:table-cell>
          <table:table-cell table:formula="of:= ([times_10000.C231] - [times_10000.B231]) / 1000000" office:value-type="float" office:value="53.85984" calcext:value-type="float">
            <text:p>53.85984</text:p>
          </table:table-cell>
          <table:table-cell table:formula="of:= ([times_100000.C231] - [times_100000.B231]) / 1000000" office:value-type="float" office:value="88.109824" calcext:value-type="float">
            <text:p>88.109824</text:p>
          </table:table-cell>
          <table:table-cell table:formula="of:= ([times_1000000.C231] - [times_1000000.B231]) / 1000000" office:value-type="float" office:value="0.84992" calcext:value-type="float">
            <text:p>0.84992</text:p>
          </table:table-cell>
        </table:table-row>
        <table:table-row table:style-name="ro1">
          <table:table-cell table:formula="of:= [times_10000.A232]" office:value-type="float" office:value="231" calcext:value-type="float">
            <text:p>231</text:p>
          </table:table-cell>
          <table:table-cell table:formula="of:= ([times_10000.C232] - [times_10000.B232]) / 1000000" office:value-type="float" office:value="53.570048" calcext:value-type="float">
            <text:p>53.570048</text:p>
          </table:table-cell>
          <table:table-cell table:formula="of:= ([times_100000.C232] - [times_100000.B232]) / 1000000" office:value-type="float" office:value="87.679744" calcext:value-type="float">
            <text:p>87.679744</text:p>
          </table:table-cell>
          <table:table-cell table:formula="of:= ([times_1000000.C232] - [times_1000000.B232]) / 1000000" office:value-type="float" office:value="0.770048" calcext:value-type="float">
            <text:p>0.770048</text:p>
          </table:table-cell>
        </table:table-row>
        <table:table-row table:style-name="ro1">
          <table:table-cell table:formula="of:= [times_10000.A233]" office:value-type="float" office:value="232" calcext:value-type="float">
            <text:p>232</text:p>
          </table:table-cell>
          <table:table-cell table:formula="of:= ([times_10000.C233] - [times_10000.B233]) / 1000000" office:value-type="float" office:value="53.280256" calcext:value-type="float">
            <text:p>53.280256</text:p>
          </table:table-cell>
          <table:table-cell table:formula="of:= ([times_100000.C233] - [times_100000.B233]) / 1000000" office:value-type="float" office:value="87.969792" calcext:value-type="float">
            <text:p>87.969792</text:p>
          </table:table-cell>
          <table:table-cell table:formula="of:= ([times_1000000.C233] - [times_1000000.B233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34]" office:value-type="float" office:value="233" calcext:value-type="float">
            <text:p>233</text:p>
          </table:table-cell>
          <table:table-cell table:formula="of:= ([times_10000.C234] - [times_10000.B234]) / 1000000" office:value-type="float" office:value="52.920064" calcext:value-type="float">
            <text:p>52.920064</text:p>
          </table:table-cell>
          <table:table-cell table:formula="of:= ([times_100000.C234] - [times_100000.B234]) / 1000000" office:value-type="float" office:value="87.84" calcext:value-type="float">
            <text:p>87.84</text:p>
          </table:table-cell>
          <table:table-cell table:formula="of:= ([times_1000000.C234] - [times_1000000.B234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235]" office:value-type="float" office:value="234" calcext:value-type="float">
            <text:p>234</text:p>
          </table:table-cell>
          <table:table-cell table:formula="of:= ([times_10000.C235] - [times_10000.B235]) / 1000000" office:value-type="float" office:value="52.500224" calcext:value-type="float">
            <text:p>52.500224</text:p>
          </table:table-cell>
          <table:table-cell table:formula="of:= ([times_100000.C235] - [times_100000.B235]) / 1000000" office:value-type="float" office:value="87.40992" calcext:value-type="float">
            <text:p>87.40992</text:p>
          </table:table-cell>
          <table:table-cell table:formula="of:= ([times_1000000.C235] - [times_1000000.B235]) / 1000000" office:value-type="float" office:value="0.800256" calcext:value-type="float">
            <text:p>0.800256</text:p>
          </table:table-cell>
        </table:table-row>
        <table:table-row table:style-name="ro1">
          <table:table-cell table:formula="of:= [times_10000.A236]" office:value-type="float" office:value="235" calcext:value-type="float">
            <text:p>235</text:p>
          </table:table-cell>
          <table:table-cell table:formula="of:= ([times_10000.C236] - [times_10000.B236]) / 1000000" office:value-type="float" office:value="52.199936" calcext:value-type="float">
            <text:p>52.199936</text:p>
          </table:table-cell>
          <table:table-cell table:formula="of:= ([times_100000.C236] - [times_100000.B236]) / 1000000" office:value-type="float" office:value="86.870016" calcext:value-type="float">
            <text:p>86.870016</text:p>
          </table:table-cell>
          <table:table-cell table:formula="of:= ([times_1000000.C236] - [times_1000000.B236]) / 1000000" office:value-type="float" office:value="0.799744" calcext:value-type="float">
            <text:p>0.799744</text:p>
          </table:table-cell>
        </table:table-row>
        <table:table-row table:style-name="ro1">
          <table:table-cell table:formula="of:= [times_10000.A237]" office:value-type="float" office:value="236" calcext:value-type="float">
            <text:p>236</text:p>
          </table:table-cell>
          <table:table-cell table:formula="of:= ([times_10000.C237] - [times_10000.B237]) / 1000000" office:value-type="float" office:value="50.749952" calcext:value-type="float">
            <text:p>50.749952</text:p>
          </table:table-cell>
          <table:table-cell table:formula="of:= ([times_100000.C237] - [times_100000.B237]) / 1000000" office:value-type="float" office:value="96.86016" calcext:value-type="float">
            <text:p>96.86016</text:p>
          </table:table-cell>
          <table:table-cell table:formula="of:= ([times_1000000.C237] - [times_1000000.B237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38]" office:value-type="float" office:value="237" calcext:value-type="float">
            <text:p>237</text:p>
          </table:table-cell>
          <table:table-cell table:formula="of:= ([times_10000.C238] - [times_10000.B238]) / 1000000" office:value-type="float" office:value="50.909952" calcext:value-type="float">
            <text:p>50.909952</text:p>
          </table:table-cell>
          <table:table-cell table:formula="of:= ([times_100000.C238] - [times_100000.B238]) / 1000000" office:value-type="float" office:value="97.070336" calcext:value-type="float">
            <text:p>97.070336</text:p>
          </table:table-cell>
          <table:table-cell table:formula="of:= ([times_1000000.C238] - [times_1000000.B238]) / 1000000" office:value-type="float" office:value="0.840192" calcext:value-type="float">
            <text:p>0.840192</text:p>
          </table:table-cell>
        </table:table-row>
        <table:table-row table:style-name="ro1">
          <table:table-cell table:formula="of:= [times_10000.A239]" office:value-type="float" office:value="238" calcext:value-type="float">
            <text:p>238</text:p>
          </table:table-cell>
          <table:table-cell table:formula="of:= ([times_10000.C239] - [times_10000.B239]) / 1000000" office:value-type="float" office:value="50.60992" calcext:value-type="float">
            <text:p>50.60992</text:p>
          </table:table-cell>
          <table:table-cell table:formula="of:= ([times_100000.C239] - [times_100000.B239]) / 1000000" office:value-type="float" office:value="97.080064" calcext:value-type="float">
            <text:p>97.080064</text:p>
          </table:table-cell>
          <table:table-cell table:formula="of:= ([times_1000000.C239] - [times_1000000.B239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240]" office:value-type="float" office:value="239" calcext:value-type="float">
            <text:p>239</text:p>
          </table:table-cell>
          <table:table-cell table:formula="of:= ([times_10000.C240] - [times_10000.B240]) / 1000000" office:value-type="float" office:value="50.309888" calcext:value-type="float">
            <text:p>50.309888</text:p>
          </table:table-cell>
          <table:table-cell table:formula="of:= ([times_100000.C240] - [times_100000.B240]) / 1000000" office:value-type="float" office:value="97.430016" calcext:value-type="float">
            <text:p>97.430016</text:p>
          </table:table-cell>
          <table:table-cell table:formula="of:= ([times_1000000.C240] - [times_1000000.B240]) / 1000000" office:value-type="float" office:value="0.759808" calcext:value-type="float">
            <text:p>0.759808</text:p>
          </table:table-cell>
        </table:table-row>
        <table:table-row table:style-name="ro1">
          <table:table-cell table:formula="of:= [times_10000.A241]" office:value-type="float" office:value="240" calcext:value-type="float">
            <text:p>240</text:p>
          </table:table-cell>
          <table:table-cell table:formula="of:= ([times_10000.C241] - [times_10000.B241]) / 1000000" office:value-type="float" office:value="50.01984" calcext:value-type="float">
            <text:p>50.01984</text:p>
          </table:table-cell>
          <table:table-cell table:formula="of:= ([times_100000.C241] - [times_100000.B241]) / 1000000" office:value-type="float" office:value="97.319936" calcext:value-type="float">
            <text:p>97.319936</text:p>
          </table:table-cell>
          <table:table-cell table:formula="of:= ([times_1000000.C241] - [times_1000000.B241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242]" office:value-type="float" office:value="241" calcext:value-type="float">
            <text:p>241</text:p>
          </table:table-cell>
          <table:table-cell table:formula="of:= ([times_10000.C242] - [times_10000.B242]) / 1000000" office:value-type="float" office:value="49.6" calcext:value-type="float">
            <text:p>49.6</text:p>
          </table:table-cell>
          <table:table-cell table:formula="of:= ([times_100000.C242] - [times_100000.B242]) / 1000000" office:value-type="float" office:value="98.729728" calcext:value-type="float">
            <text:p>98.729728</text:p>
          </table:table-cell>
          <table:table-cell table:formula="of:= ([times_1000000.C242] - [times_1000000.B242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243]" office:value-type="float" office:value="242" calcext:value-type="float">
            <text:p>242</text:p>
          </table:table-cell>
          <table:table-cell table:formula="of:= ([times_10000.C243] - [times_10000.B243]) / 1000000" office:value-type="float" office:value="49.299968" calcext:value-type="float">
            <text:p>49.299968</text:p>
          </table:table-cell>
          <table:table-cell table:formula="of:= ([times_100000.C243] - [times_100000.B243]) / 1000000" office:value-type="float" office:value="98.749696" calcext:value-type="float">
            <text:p>98.749696</text:p>
          </table:table-cell>
          <table:table-cell table:formula="of:= ([times_1000000.C243] - [times_1000000.B243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244]" office:value-type="float" office:value="243" calcext:value-type="float">
            <text:p>243</text:p>
          </table:table-cell>
          <table:table-cell table:formula="of:= ([times_10000.C244] - [times_10000.B244]) / 1000000" office:value-type="float" office:value="48.649984" calcext:value-type="float">
            <text:p>48.649984</text:p>
          </table:table-cell>
          <table:table-cell table:formula="of:= ([times_100000.C244] - [times_100000.B244]) / 1000000" office:value-type="float" office:value="98.679808" calcext:value-type="float">
            <text:p>98.679808</text:p>
          </table:table-cell>
          <table:table-cell table:formula="of:= ([times_1000000.C244] - [times_1000000.B244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45]" office:value-type="float" office:value="244" calcext:value-type="float">
            <text:p>244</text:p>
          </table:table-cell>
          <table:table-cell table:formula="of:= ([times_10000.C245] - [times_10000.B245]) / 1000000" office:value-type="float" office:value="47.2" calcext:value-type="float">
            <text:p>47.2</text:p>
          </table:table-cell>
          <table:table-cell table:formula="of:= ([times_100000.C245] - [times_100000.B245]) / 1000000" office:value-type="float" office:value="99.119872" calcext:value-type="float">
            <text:p>99.119872</text:p>
          </table:table-cell>
          <table:table-cell table:formula="of:= ([times_1000000.C245] - [times_1000000.B245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46]" office:value-type="float" office:value="245" calcext:value-type="float">
            <text:p>245</text:p>
          </table:table-cell>
          <table:table-cell table:formula="of:= ([times_10000.C246] - [times_10000.B246]) / 1000000" office:value-type="float" office:value="46.360064" calcext:value-type="float">
            <text:p>46.360064</text:p>
          </table:table-cell>
          <table:table-cell table:formula="of:= ([times_100000.C246] - [times_100000.B246]) / 1000000" office:value-type="float" office:value="98.99008" calcext:value-type="float">
            <text:p>98.99008</text:p>
          </table:table-cell>
          <table:table-cell table:formula="of:= ([times_1000000.C246] - [times_1000000.B246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247]" office:value-type="float" office:value="246" calcext:value-type="float">
            <text:p>246</text:p>
          </table:table-cell>
          <table:table-cell table:formula="of:= ([times_10000.C247] - [times_10000.B247]) / 1000000" office:value-type="float" office:value="45.449984" calcext:value-type="float">
            <text:p>45.449984</text:p>
          </table:table-cell>
          <table:table-cell table:formula="of:= ([times_100000.C247] - [times_100000.B247]) / 1000000" office:value-type="float" office:value="100.239872" calcext:value-type="float">
            <text:p>100.239872</text:p>
          </table:table-cell>
          <table:table-cell table:formula="of:= ([times_1000000.C247] - [times_1000000.B247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48]" office:value-type="float" office:value="247" calcext:value-type="float">
            <text:p>247</text:p>
          </table:table-cell>
          <table:table-cell table:formula="of:= ([times_10000.C248] - [times_10000.B248]) / 1000000" office:value-type="float" office:value="43.499776" calcext:value-type="float">
            <text:p>43.499776</text:p>
          </table:table-cell>
          <table:table-cell table:formula="of:= ([times_100000.C248] - [times_100000.B248]) / 1000000" office:value-type="float" office:value="100.260096" calcext:value-type="float">
            <text:p>100.260096</text:p>
          </table:table-cell>
          <table:table-cell table:formula="of:= ([times_1000000.C248] - [times_1000000.B248]) / 1000000" office:value-type="float" office:value="0.790272" calcext:value-type="float">
            <text:p>0.790272</text:p>
          </table:table-cell>
        </table:table-row>
        <table:table-row table:style-name="ro1">
          <table:table-cell table:formula="of:= [times_10000.A249]" office:value-type="float" office:value="248" calcext:value-type="float">
            <text:p>248</text:p>
          </table:table-cell>
          <table:table-cell table:formula="of:= ([times_10000.C249] - [times_10000.B249]) / 1000000" office:value-type="float" office:value="43.010048" calcext:value-type="float">
            <text:p>43.010048</text:p>
          </table:table-cell>
          <table:table-cell table:formula="of:= ([times_100000.C249] - [times_100000.B249]) / 1000000" office:value-type="float" office:value="100.360192" calcext:value-type="float">
            <text:p>100.360192</text:p>
          </table:table-cell>
          <table:table-cell table:formula="of:= ([times_1000000.C249] - [times_1000000.B249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250]" office:value-type="float" office:value="249" calcext:value-type="float">
            <text:p>249</text:p>
          </table:table-cell>
          <table:table-cell table:formula="of:= ([times_10000.C250] - [times_10000.B250]) / 1000000" office:value-type="float" office:value="42.089984" calcext:value-type="float">
            <text:p>42.089984</text:p>
          </table:table-cell>
          <table:table-cell table:formula="of:= ([times_100000.C250] - [times_100000.B250]) / 1000000" office:value-type="float" office:value="100.249856" calcext:value-type="float">
            <text:p>100.249856</text:p>
          </table:table-cell>
          <table:table-cell table:formula="of:= ([times_1000000.C250] - [times_1000000.B250]) / 1000000" office:value-type="float" office:value="0.78976" calcext:value-type="float">
            <text:p>0.78976</text:p>
          </table:table-cell>
        </table:table-row>
        <table:table-row table:style-name="ro1">
          <table:table-cell table:formula="of:= [times_10000.A251]" office:value-type="float" office:value="250" calcext:value-type="float">
            <text:p>250</text:p>
          </table:table-cell>
          <table:table-cell table:formula="of:= ([times_10000.C251] - [times_10000.B251]) / 1000000" office:value-type="float" office:value="40.84992" calcext:value-type="float">
            <text:p>40.84992</text:p>
          </table:table-cell>
          <table:table-cell table:formula="of:= ([times_100000.C251] - [times_100000.B251]) / 1000000" office:value-type="float" office:value="99.920128" calcext:value-type="float">
            <text:p>99.920128</text:p>
          </table:table-cell>
          <table:table-cell table:formula="of:= ([times_1000000.C251] - [times_1000000.B251]) / 1000000" office:value-type="float" office:value="0.820224" calcext:value-type="float">
            <text:p>0.820224</text:p>
          </table:table-cell>
        </table:table-row>
        <table:table-row table:style-name="ro1">
          <table:table-cell table:formula="of:= [times_10000.A252]" office:value-type="float" office:value="251" calcext:value-type="float">
            <text:p>251</text:p>
          </table:table-cell>
          <table:table-cell table:formula="of:= ([times_10000.C252] - [times_10000.B252]) / 1000000" office:value-type="float" office:value="39.869952" calcext:value-type="float">
            <text:p>39.869952</text:p>
          </table:table-cell>
          <table:table-cell table:formula="of:= ([times_100000.C252] - [times_100000.B252]) / 1000000" office:value-type="float" office:value="100.610048" calcext:value-type="float">
            <text:p>100.610048</text:p>
          </table:table-cell>
          <table:table-cell table:formula="of:= ([times_1000000.C252] - [times_1000000.B252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253]" office:value-type="float" office:value="252" calcext:value-type="float">
            <text:p>252</text:p>
          </table:table-cell>
          <table:table-cell table:formula="of:= ([times_10000.C253] - [times_10000.B253]) / 1000000" office:value-type="float" office:value="39.550208" calcext:value-type="float">
            <text:p>39.550208</text:p>
          </table:table-cell>
          <table:table-cell table:formula="of:= ([times_100000.C253] - [times_100000.B253]) / 1000000" office:value-type="float" office:value="102.249984" calcext:value-type="float">
            <text:p>102.249984</text:p>
          </table:table-cell>
          <table:table-cell table:formula="of:= ([times_1000000.C253] - [times_1000000.B253]) / 1000000" office:value-type="float" office:value="0.73984" calcext:value-type="float">
            <text:p>0.73984</text:p>
          </table:table-cell>
        </table:table-row>
        <table:table-row table:style-name="ro1">
          <table:table-cell table:formula="of:= [times_10000.A254]" office:value-type="float" office:value="253" calcext:value-type="float">
            <text:p>253</text:p>
          </table:table-cell>
          <table:table-cell table:formula="of:= ([times_10000.C254] - [times_10000.B254]) / 1000000" office:value-type="float" office:value="39.229952" calcext:value-type="float">
            <text:p>39.229952</text:p>
          </table:table-cell>
          <table:table-cell table:formula="of:= ([times_100000.C254] - [times_100000.B254]) / 1000000" office:value-type="float" office:value="102.589952" calcext:value-type="float">
            <text:p>102.589952</text:p>
          </table:table-cell>
          <table:table-cell table:formula="of:= ([times_1000000.C254] - [times_1000000.B254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255]" office:value-type="float" office:value="254" calcext:value-type="float">
            <text:p>254</text:p>
          </table:table-cell>
          <table:table-cell table:formula="of:= ([times_10000.C255] - [times_10000.B255]) / 1000000" office:value-type="float" office:value="38.92992" calcext:value-type="float">
            <text:p>38.92992</text:p>
          </table:table-cell>
          <table:table-cell table:formula="of:= ([times_100000.C255] - [times_100000.B255]) / 1000000" office:value-type="float" office:value="102.60992" calcext:value-type="float">
            <text:p>102.60992</text:p>
          </table:table-cell>
          <table:table-cell table:formula="of:= ([times_1000000.C255] - [times_1000000.B255]) / 1000000" office:value-type="float" office:value="0.760064" calcext:value-type="float">
            <text:p>0.760064</text:p>
          </table:table-cell>
        </table:table-row>
        <table:table-row table:style-name="ro1">
          <table:table-cell table:formula="of:= [times_10000.A256]" office:value-type="float" office:value="255" calcext:value-type="float">
            <text:p>255</text:p>
          </table:table-cell>
          <table:table-cell table:formula="of:= ([times_10000.C256] - [times_10000.B256]) / 1000000" office:value-type="float" office:value="38.799872" calcext:value-type="float">
            <text:p>38.799872</text:p>
          </table:table-cell>
          <table:table-cell table:formula="of:= ([times_100000.C256] - [times_100000.B256]) / 1000000" office:value-type="float" office:value="102.749952" calcext:value-type="float">
            <text:p>102.749952</text:p>
          </table:table-cell>
          <table:table-cell table:formula="of:= ([times_1000000.C256] - [times_1000000.B256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257]" office:value-type="float" office:value="256" calcext:value-type="float">
            <text:p>256</text:p>
          </table:table-cell>
          <table:table-cell table:formula="of:= ([times_10000.C257] - [times_10000.B257]) / 1000000" office:value-type="float" office:value="39.169792" calcext:value-type="float">
            <text:p>39.169792</text:p>
          </table:table-cell>
          <table:table-cell table:formula="of:= ([times_100000.C257] - [times_100000.B257]) / 1000000" office:value-type="float" office:value="102.639872" calcext:value-type="float">
            <text:p>102.639872</text:p>
          </table:table-cell>
          <table:table-cell table:formula="of:= ([times_1000000.C257] - [times_1000000.B257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58]" office:value-type="float" office:value="257" calcext:value-type="float">
            <text:p>257</text:p>
          </table:table-cell>
          <table:table-cell table:formula="of:= ([times_10000.C258] - [times_10000.B258]) / 1000000" office:value-type="float" office:value="38.81984" calcext:value-type="float">
            <text:p>38.81984</text:p>
          </table:table-cell>
          <table:table-cell table:formula="of:= ([times_100000.C258] - [times_100000.B258]) / 1000000" office:value-type="float" office:value="102.28992" calcext:value-type="float">
            <text:p>102.28992</text:p>
          </table:table-cell>
          <table:table-cell table:formula="of:= ([times_1000000.C258] - [times_1000000.B258]) / 1000000" office:value-type="float" office:value="0.830208" calcext:value-type="float">
            <text:p>0.830208</text:p>
          </table:table-cell>
        </table:table-row>
        <table:table-row table:style-name="ro1">
          <table:table-cell table:formula="of:= [times_10000.A259]" office:value-type="float" office:value="258" calcext:value-type="float">
            <text:p>258</text:p>
          </table:table-cell>
          <table:table-cell table:formula="of:= ([times_10000.C259] - [times_10000.B259]) / 1000000" office:value-type="float" office:value="38.540032" calcext:value-type="float">
            <text:p>38.540032</text:p>
          </table:table-cell>
          <table:table-cell table:formula="of:= ([times_100000.C259] - [times_100000.B259]) / 1000000" office:value-type="float" office:value="102.19008" calcext:value-type="float">
            <text:p>102.19008</text:p>
          </table:table-cell>
          <table:table-cell table:formula="of:= ([times_1000000.C259] - [times_1000000.B259]) / 1000000" office:value-type="float" office:value="0.840192" calcext:value-type="float">
            <text:p>0.840192</text:p>
          </table:table-cell>
        </table:table-row>
        <table:table-row table:style-name="ro1">
          <table:table-cell table:formula="of:= [times_10000.A260]" office:value-type="float" office:value="259" calcext:value-type="float">
            <text:p>259</text:p>
          </table:table-cell>
          <table:table-cell table:formula="of:= ([times_10000.C260] - [times_10000.B260]) / 1000000" office:value-type="float" office:value="38.24" calcext:value-type="float">
            <text:p>38.24</text:p>
          </table:table-cell>
          <table:table-cell table:formula="of:= ([times_100000.C260] - [times_100000.B260]) / 1000000" office:value-type="float" office:value="102.889984" calcext:value-type="float">
            <text:p>102.889984</text:p>
          </table:table-cell>
          <table:table-cell table:formula="of:= ([times_1000000.C260] - [times_1000000.B260]) / 1000000" office:value-type="float" office:value="0.999936" calcext:value-type="float">
            <text:p>0.999936</text:p>
          </table:table-cell>
        </table:table-row>
        <table:table-row table:style-name="ro1">
          <table:table-cell table:formula="of:= [times_10000.A261]" office:value-type="float" office:value="260" calcext:value-type="float">
            <text:p>260</text:p>
          </table:table-cell>
          <table:table-cell table:formula="of:= ([times_10000.C261] - [times_10000.B261]) / 1000000" office:value-type="float" office:value="37.949952" calcext:value-type="float">
            <text:p>37.949952</text:p>
          </table:table-cell>
          <table:table-cell table:formula="of:= ([times_100000.C261] - [times_100000.B261]) / 1000000" office:value-type="float" office:value="102.830336" calcext:value-type="float">
            <text:p>102.830336</text:p>
          </table:table-cell>
          <table:table-cell table:formula="of:= ([times_1000000.C261] - [times_1000000.B261]) / 1000000" office:value-type="float" office:value="0.879872" calcext:value-type="float">
            <text:p>0.879872</text:p>
          </table:table-cell>
        </table:table-row>
        <table:table-row table:style-name="ro1">
          <table:table-cell table:formula="of:= [times_10000.A262]" office:value-type="float" office:value="261" calcext:value-type="float">
            <text:p>261</text:p>
          </table:table-cell>
          <table:table-cell table:formula="of:= ([times_10000.C262] - [times_10000.B262]) / 1000000" office:value-type="float" office:value="37.64992" calcext:value-type="float">
            <text:p>37.64992</text:p>
          </table:table-cell>
          <table:table-cell table:formula="of:= ([times_100000.C262] - [times_100000.B262]) / 1000000" office:value-type="float" office:value="102.440192" calcext:value-type="float">
            <text:p>102.440192</text:p>
          </table:table-cell>
          <table:table-cell table:formula="of:= ([times_1000000.C262] - [times_1000000.B262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63]" office:value-type="float" office:value="262" calcext:value-type="float">
            <text:p>262</text:p>
          </table:table-cell>
          <table:table-cell table:formula="of:= ([times_10000.C263] - [times_10000.B263]) / 1000000" office:value-type="float" office:value="37.370112" calcext:value-type="float">
            <text:p>37.370112</text:p>
          </table:table-cell>
          <table:table-cell table:formula="of:= ([times_100000.C263] - [times_100000.B263]) / 1000000" office:value-type="float" office:value="102.070016" calcext:value-type="float">
            <text:p>102.070016</text:p>
          </table:table-cell>
          <table:table-cell table:formula="of:= ([times_1000000.C263] - [times_1000000.B263]) / 1000000" office:value-type="float" office:value="0.749824" calcext:value-type="float">
            <text:p>0.749824</text:p>
          </table:table-cell>
        </table:table-row>
        <table:table-row table:style-name="ro1">
          <table:table-cell table:formula="of:= [times_10000.A264]" office:value-type="float" office:value="263" calcext:value-type="float">
            <text:p>263</text:p>
          </table:table-cell>
          <table:table-cell table:formula="of:= ([times_10000.C264] - [times_10000.B264]) / 1000000" office:value-type="float" office:value="37.07008" calcext:value-type="float">
            <text:p>37.07008</text:p>
          </table:table-cell>
          <table:table-cell table:formula="of:= ([times_100000.C264] - [times_100000.B264]) / 1000000" office:value-type="float" office:value="101.76" calcext:value-type="float">
            <text:p>101.76</text:p>
          </table:table-cell>
          <table:table-cell table:formula="of:= ([times_1000000.C264] - [times_1000000.B264]) / 1000000" office:value-type="float" office:value="0.740096" calcext:value-type="float">
            <text:p>0.740096</text:p>
          </table:table-cell>
        </table:table-row>
        <table:table-row table:style-name="ro1">
          <table:table-cell table:formula="of:= [times_10000.A265]" office:value-type="float" office:value="264" calcext:value-type="float">
            <text:p>264</text:p>
          </table:table-cell>
          <table:table-cell table:formula="of:= ([times_10000.C265] - [times_10000.B265]) / 1000000" office:value-type="float" office:value="36.740096" calcext:value-type="float">
            <text:p>36.740096</text:p>
          </table:table-cell>
          <table:table-cell table:formula="of:= ([times_100000.C265] - [times_100000.B265]) / 1000000" office:value-type="float" office:value="101.470208" calcext:value-type="float">
            <text:p>101.470208</text:p>
          </table:table-cell>
          <table:table-cell table:formula="of:= ([times_1000000.C265] - [times_1000000.B265]) / 1000000" office:value-type="float" office:value="0.740096" calcext:value-type="float">
            <text:p>0.740096</text:p>
          </table:table-cell>
        </table:table-row>
        <table:table-row table:style-name="ro1">
          <table:table-cell table:formula="of:= [times_10000.A266]" office:value-type="float" office:value="265" calcext:value-type="float">
            <text:p>265</text:p>
          </table:table-cell>
          <table:table-cell table:formula="of:= ([times_10000.C266] - [times_10000.B266]) / 1000000" office:value-type="float" office:value="35.650048" calcext:value-type="float">
            <text:p>35.650048</text:p>
          </table:table-cell>
          <table:table-cell table:formula="of:= ([times_100000.C266] - [times_100000.B266]) / 1000000" office:value-type="float" office:value="101.310208" calcext:value-type="float">
            <text:p>101.310208</text:p>
          </table:table-cell>
          <table:table-cell table:formula="of:= ([times_1000000.C266] - [times_1000000.B266]) / 1000000" office:value-type="float" office:value="0.729856" calcext:value-type="float">
            <text:p>0.729856</text:p>
          </table:table-cell>
        </table:table-row>
        <table:table-row table:style-name="ro1">
          <table:table-cell table:formula="of:= [times_10000.A267]" office:value-type="float" office:value="266" calcext:value-type="float">
            <text:p>266</text:p>
          </table:table-cell>
          <table:table-cell table:formula="of:= ([times_10000.C267] - [times_10000.B267]) / 1000000" office:value-type="float" office:value="33.869824" calcext:value-type="float">
            <text:p>33.869824</text:p>
          </table:table-cell>
          <table:table-cell table:formula="of:= ([times_100000.C267] - [times_100000.B267]) / 1000000" office:value-type="float" office:value="100.959744" calcext:value-type="float">
            <text:p>100.959744</text:p>
          </table:table-cell>
          <table:table-cell table:formula="of:= ([times_1000000.C267] - [times_1000000.B267]) / 1000000" office:value-type="float" office:value="0.740096" calcext:value-type="float">
            <text:p>0.740096</text:p>
          </table:table-cell>
        </table:table-row>
        <table:table-row table:style-name="ro1">
          <table:table-cell table:formula="of:= [times_10000.A268]" office:value-type="float" office:value="267" calcext:value-type="float">
            <text:p>267</text:p>
          </table:table-cell>
          <table:table-cell table:formula="of:= ([times_10000.C268] - [times_10000.B268]) / 1000000" office:value-type="float" office:value="33.829888" calcext:value-type="float">
            <text:p>33.829888</text:p>
          </table:table-cell>
          <table:table-cell table:formula="of:= ([times_100000.C268] - [times_100000.B268]) / 1000000" office:value-type="float" office:value="101.449984" calcext:value-type="float">
            <text:p>101.449984</text:p>
          </table:table-cell>
          <table:table-cell table:formula="of:= ([times_1000000.C268] - [times_1000000.B268]) / 1000000" office:value-type="float" office:value="0.73984" calcext:value-type="float">
            <text:p>0.73984</text:p>
          </table:table-cell>
        </table:table-row>
        <table:table-row table:style-name="ro1">
          <table:table-cell table:formula="of:= [times_10000.A269]" office:value-type="float" office:value="268" calcext:value-type="float">
            <text:p>268</text:p>
          </table:table-cell>
          <table:table-cell table:formula="of:= ([times_10000.C269] - [times_10000.B269]) / 1000000" office:value-type="float" office:value="32.130048" calcext:value-type="float">
            <text:p>32.130048</text:p>
          </table:table-cell>
          <table:table-cell table:formula="of:= ([times_100000.C269] - [times_100000.B269]) / 1000000" office:value-type="float" office:value="103.890176" calcext:value-type="float">
            <text:p>103.890176</text:p>
          </table:table-cell>
          <table:table-cell table:formula="of:= ([times_1000000.C269] - [times_1000000.B269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270]" office:value-type="float" office:value="269" calcext:value-type="float">
            <text:p>269</text:p>
          </table:table-cell>
          <table:table-cell table:formula="of:= ([times_10000.C270] - [times_10000.B270]) / 1000000" office:value-type="float" office:value="31.490304" calcext:value-type="float">
            <text:p>31.490304</text:p>
          </table:table-cell>
          <table:table-cell table:formula="of:= ([times_100000.C270] - [times_100000.B270]) / 1000000" office:value-type="float" office:value="104.199936" calcext:value-type="float">
            <text:p>104.199936</text:p>
          </table:table-cell>
          <table:table-cell table:formula="of:= ([times_1000000.C270] - [times_1000000.B270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71]" office:value-type="float" office:value="270" calcext:value-type="float">
            <text:p>270</text:p>
          </table:table-cell>
          <table:table-cell table:formula="of:= ([times_10000.C271] - [times_10000.B271]) / 1000000" office:value-type="float" office:value="30.989824" calcext:value-type="float">
            <text:p>30.989824</text:p>
          </table:table-cell>
          <table:table-cell table:formula="of:= ([times_100000.C271] - [times_100000.B271]) / 1000000" office:value-type="float" office:value="104.509952" calcext:value-type="float">
            <text:p>104.509952</text:p>
          </table:table-cell>
          <table:table-cell table:formula="of:= ([times_1000000.C271] - [times_1000000.B271]) / 1000000" office:value-type="float" office:value="0.800256" calcext:value-type="float">
            <text:p>0.800256</text:p>
          </table:table-cell>
        </table:table-row>
        <table:table-row table:style-name="ro1">
          <table:table-cell table:formula="of:= [times_10000.A272]" office:value-type="float" office:value="271" calcext:value-type="float">
            <text:p>271</text:p>
          </table:table-cell>
          <table:table-cell table:formula="of:= ([times_10000.C272] - [times_10000.B272]) / 1000000" office:value-type="float" office:value="30.889984" calcext:value-type="float">
            <text:p>30.889984</text:p>
          </table:table-cell>
          <table:table-cell table:formula="of:= ([times_100000.C272] - [times_100000.B272]) / 1000000" office:value-type="float" office:value="112.779776" calcext:value-type="float">
            <text:p>112.779776</text:p>
          </table:table-cell>
          <table:table-cell table:formula="of:= ([times_1000000.C272] - [times_1000000.B272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73]" office:value-type="float" office:value="272" calcext:value-type="float">
            <text:p>272</text:p>
          </table:table-cell>
          <table:table-cell table:formula="of:= ([times_10000.C273] - [times_10000.B273]) / 1000000" office:value-type="float" office:value="30.259712" calcext:value-type="float">
            <text:p>30.259712</text:p>
          </table:table-cell>
          <table:table-cell table:formula="of:= ([times_100000.C273] - [times_100000.B273]) / 1000000" office:value-type="float" office:value="115.389696" calcext:value-type="float">
            <text:p>115.389696</text:p>
          </table:table-cell>
          <table:table-cell table:formula="of:= ([times_1000000.C273] - [times_1000000.B273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274]" office:value-type="float" office:value="273" calcext:value-type="float">
            <text:p>273</text:p>
          </table:table-cell>
          <table:table-cell table:formula="of:= ([times_10000.C274] - [times_10000.B274]) / 1000000" office:value-type="float" office:value="30.500096" calcext:value-type="float">
            <text:p>30.500096</text:p>
          </table:table-cell>
          <table:table-cell table:formula="of:= ([times_100000.C274] - [times_100000.B274]) / 1000000" office:value-type="float" office:value="121.560064" calcext:value-type="float">
            <text:p>121.560064</text:p>
          </table:table-cell>
          <table:table-cell table:formula="of:= ([times_1000000.C274] - [times_1000000.B274]) / 1000000" office:value-type="float" office:value="0.769792" calcext:value-type="float">
            <text:p>0.769792</text:p>
          </table:table-cell>
        </table:table-row>
        <table:table-row table:style-name="ro1">
          <table:table-cell table:formula="of:= [times_10000.A275]" office:value-type="float" office:value="274" calcext:value-type="float">
            <text:p>274</text:p>
          </table:table-cell>
          <table:table-cell table:formula="of:= ([times_10000.C275] - [times_10000.B275]) / 1000000" office:value-type="float" office:value="29.880064" calcext:value-type="float">
            <text:p>29.880064</text:p>
          </table:table-cell>
          <table:table-cell table:formula="of:= ([times_100000.C275] - [times_100000.B275]) / 1000000" office:value-type="float" office:value="125.609984" calcext:value-type="float">
            <text:p>125.609984</text:p>
          </table:table-cell>
          <table:table-cell table:formula="of:= ([times_1000000.C275] - [times_1000000.B275]) / 1000000" office:value-type="float" office:value="0.760064" calcext:value-type="float">
            <text:p>0.760064</text:p>
          </table:table-cell>
        </table:table-row>
        <table:table-row table:style-name="ro1">
          <table:table-cell table:formula="of:= [times_10000.A276]" office:value-type="float" office:value="275" calcext:value-type="float">
            <text:p>275</text:p>
          </table:table-cell>
          <table:table-cell table:formula="of:= ([times_10000.C276] - [times_10000.B276]) / 1000000" office:value-type="float" office:value="29.150208" calcext:value-type="float">
            <text:p>29.150208</text:p>
          </table:table-cell>
          <table:table-cell table:formula="of:= ([times_100000.C276] - [times_100000.B276]) / 1000000" office:value-type="float" office:value="125.650176" calcext:value-type="float">
            <text:p>125.650176</text:p>
          </table:table-cell>
          <table:table-cell table:formula="of:= ([times_1000000.C276] - [times_1000000.B276]) / 1000000" office:value-type="float" office:value="0.809984" calcext:value-type="float">
            <text:p>0.809984</text:p>
          </table:table-cell>
        </table:table-row>
        <table:table-row table:style-name="ro1">
          <table:table-cell table:formula="of:= [times_10000.A277]" office:value-type="float" office:value="276" calcext:value-type="float">
            <text:p>276</text:p>
          </table:table-cell>
          <table:table-cell table:formula="of:= ([times_10000.C277] - [times_10000.B277]) / 1000000" office:value-type="float" office:value="30.159872" calcext:value-type="float">
            <text:p>30.159872</text:p>
          </table:table-cell>
          <table:table-cell table:formula="of:= ([times_100000.C277] - [times_100000.B277]) / 1000000" office:value-type="float" office:value="125.260032" calcext:value-type="float">
            <text:p>125.260032</text:p>
          </table:table-cell>
          <table:table-cell table:formula="of:= ([times_1000000.C277] - [times_1000000.B277]) / 1000000" office:value-type="float" office:value="0.760064" calcext:value-type="float">
            <text:p>0.760064</text:p>
          </table:table-cell>
        </table:table-row>
        <table:table-row table:style-name="ro1">
          <table:table-cell table:formula="of:= [times_10000.A278]" office:value-type="float" office:value="277" calcext:value-type="float">
            <text:p>277</text:p>
          </table:table-cell>
          <table:table-cell table:formula="of:= ([times_10000.C278] - [times_10000.B278]) / 1000000" office:value-type="float" office:value="30.170112" calcext:value-type="float">
            <text:p>30.170112</text:p>
          </table:table-cell>
          <table:table-cell table:formula="of:= ([times_100000.C278] - [times_100000.B278]) / 1000000" office:value-type="float" office:value="124.900096" calcext:value-type="float">
            <text:p>124.900096</text:p>
          </table:table-cell>
          <table:table-cell table:formula="of:= ([times_1000000.C278] - [times_1000000.B278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79]" office:value-type="float" office:value="278" calcext:value-type="float">
            <text:p>278</text:p>
          </table:table-cell>
          <table:table-cell table:formula="of:= ([times_10000.C279] - [times_10000.B279]) / 1000000" office:value-type="float" office:value="29.860096" calcext:value-type="float">
            <text:p>29.860096</text:p>
          </table:table-cell>
          <table:table-cell table:formula="of:= ([times_100000.C279] - [times_100000.B279]) / 1000000" office:value-type="float" office:value="124.589824" calcext:value-type="float">
            <text:p>124.589824</text:p>
          </table:table-cell>
          <table:table-cell table:formula="of:= ([times_1000000.C279] - [times_1000000.B279]) / 1000000" office:value-type="float" office:value="0.759808" calcext:value-type="float">
            <text:p>0.759808</text:p>
          </table:table-cell>
        </table:table-row>
        <table:table-row table:style-name="ro1">
          <table:table-cell table:formula="of:= [times_10000.A280]" office:value-type="float" office:value="279" calcext:value-type="float">
            <text:p>279</text:p>
          </table:table-cell>
          <table:table-cell table:formula="of:= ([times_10000.C280] - [times_10000.B280]) / 1000000" office:value-type="float" office:value="29.570048" calcext:value-type="float">
            <text:p>29.570048</text:p>
          </table:table-cell>
          <table:table-cell table:formula="of:= ([times_100000.C280] - [times_100000.B280]) / 1000000" office:value-type="float" office:value="124.280064" calcext:value-type="float">
            <text:p>124.280064</text:p>
          </table:table-cell>
          <table:table-cell table:formula="of:= ([times_1000000.C280] - [times_1000000.B280]) / 1000000" office:value-type="float" office:value="0.799744" calcext:value-type="float">
            <text:p>0.799744</text:p>
          </table:table-cell>
        </table:table-row>
        <table:table-row table:style-name="ro1">
          <table:table-cell table:formula="of:= [times_10000.A281]" office:value-type="float" office:value="280" calcext:value-type="float">
            <text:p>280</text:p>
          </table:table-cell>
          <table:table-cell table:formula="of:= ([times_10000.C281] - [times_10000.B281]) / 1000000" office:value-type="float" office:value="29.570048" calcext:value-type="float">
            <text:p>29.570048</text:p>
          </table:table-cell>
          <table:table-cell table:formula="of:= ([times_100000.C281] - [times_100000.B281]) / 1000000" office:value-type="float" office:value="124" calcext:value-type="float">
            <text:p>124</text:p>
          </table:table-cell>
          <table:table-cell table:formula="of:= ([times_1000000.C281] - [times_1000000.B281]) / 1000000" office:value-type="float" office:value="0.759808" calcext:value-type="float">
            <text:p>0.759808</text:p>
          </table:table-cell>
        </table:table-row>
        <table:table-row table:style-name="ro1">
          <table:table-cell table:formula="of:= [times_10000.A282]" office:value-type="float" office:value="281" calcext:value-type="float">
            <text:p>281</text:p>
          </table:table-cell>
          <table:table-cell table:formula="of:= ([times_10000.C282] - [times_10000.B282]) / 1000000" office:value-type="float" office:value="29.250304" calcext:value-type="float">
            <text:p>29.250304</text:p>
          </table:table-cell>
          <table:table-cell table:formula="of:= ([times_100000.C282] - [times_100000.B282]) / 1000000" office:value-type="float" office:value="123.700224" calcext:value-type="float">
            <text:p>123.700224</text:p>
          </table:table-cell>
          <table:table-cell table:formula="of:= ([times_1000000.C282] - [times_1000000.B282]) / 1000000" office:value-type="float" office:value="0.780032" calcext:value-type="float">
            <text:p>0.780032</text:p>
          </table:table-cell>
        </table:table-row>
        <table:table-row table:style-name="ro1">
          <table:table-cell table:formula="of:= [times_10000.A283]" office:value-type="float" office:value="282" calcext:value-type="float">
            <text:p>282</text:p>
          </table:table-cell>
          <table:table-cell table:formula="of:= ([times_10000.C283] - [times_10000.B283]) / 1000000" office:value-type="float" office:value="29.019904" calcext:value-type="float">
            <text:p>29.019904</text:p>
          </table:table-cell>
          <table:table-cell table:formula="of:= ([times_100000.C283] - [times_100000.B283]) / 1000000" office:value-type="float" office:value="123.72992" calcext:value-type="float">
            <text:p>123.72992</text:p>
          </table:table-cell>
          <table:table-cell table:formula="of:= ([times_1000000.C283] - [times_1000000.B283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284]" office:value-type="float" office:value="283" calcext:value-type="float">
            <text:p>283</text:p>
          </table:table-cell>
          <table:table-cell table:formula="of:= ([times_10000.C284] - [times_10000.B284]) / 1000000" office:value-type="float" office:value="28.709888" calcext:value-type="float">
            <text:p>28.709888</text:p>
          </table:table-cell>
          <table:table-cell table:formula="of:= ([times_100000.C284] - [times_100000.B284]) / 1000000" office:value-type="float" office:value="123.439872" calcext:value-type="float">
            <text:p>123.439872</text:p>
          </table:table-cell>
          <table:table-cell table:formula="of:= ([times_1000000.C284] - [times_1000000.B284]) / 1000000" office:value-type="float" office:value="0.81024" calcext:value-type="float">
            <text:p>0.81024</text:p>
          </table:table-cell>
        </table:table-row>
        <table:table-row table:style-name="ro1">
          <table:table-cell table:formula="of:= [times_10000.A285]" office:value-type="float" office:value="284" calcext:value-type="float">
            <text:p>284</text:p>
          </table:table-cell>
          <table:table-cell table:formula="of:= ([times_10000.C285] - [times_10000.B285]) / 1000000" office:value-type="float" office:value="28.580096" calcext:value-type="float">
            <text:p>28.580096</text:p>
          </table:table-cell>
          <table:table-cell table:formula="of:= ([times_100000.C285] - [times_100000.B285]) / 1000000" office:value-type="float" office:value="123.109888" calcext:value-type="float">
            <text:p>123.109888</text:p>
          </table:table-cell>
          <table:table-cell table:formula="of:= ([times_1000000.C285] - [times_1000000.B285]) / 1000000" office:value-type="float" office:value="0.78976" calcext:value-type="float">
            <text:p>0.78976</text:p>
          </table:table-cell>
        </table:table-row>
        <table:table-row table:style-name="ro1">
          <table:table-cell table:formula="of:= [times_10000.A286]" office:value-type="float" office:value="285" calcext:value-type="float">
            <text:p>285</text:p>
          </table:table-cell>
          <table:table-cell table:formula="of:= ([times_10000.C286] - [times_10000.B286]) / 1000000" office:value-type="float" office:value="28.73984" calcext:value-type="float">
            <text:p>28.73984</text:p>
          </table:table-cell>
          <table:table-cell table:formula="of:= ([times_100000.C286] - [times_100000.B286]) / 1000000" office:value-type="float" office:value="123.13984" calcext:value-type="float">
            <text:p>123.13984</text:p>
          </table:table-cell>
          <table:table-cell table:formula="of:= ([times_1000000.C286] - [times_1000000.B286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87]" office:value-type="float" office:value="286" calcext:value-type="float">
            <text:p>286</text:p>
          </table:table-cell>
          <table:table-cell table:formula="of:= ([times_10000.C287] - [times_10000.B287]) / 1000000" office:value-type="float" office:value="28.429824" calcext:value-type="float">
            <text:p>28.429824</text:p>
          </table:table-cell>
          <table:table-cell table:formula="of:= ([times_100000.C287] - [times_100000.B287]) / 1000000" office:value-type="float" office:value="122.849792" calcext:value-type="float">
            <text:p>122.849792</text:p>
          </table:table-cell>
          <table:table-cell table:formula="of:= ([times_1000000.C287] - [times_1000000.B287]) / 1000000" office:value-type="float" office:value="0.790272" calcext:value-type="float">
            <text:p>0.790272</text:p>
          </table:table-cell>
        </table:table-row>
        <table:table-row table:style-name="ro1">
          <table:table-cell table:formula="of:= [times_10000.A288]" office:value-type="float" office:value="287" calcext:value-type="float">
            <text:p>287</text:p>
          </table:table-cell>
          <table:table-cell table:formula="of:= ([times_10000.C288] - [times_10000.B288]) / 1000000" office:value-type="float" office:value="28.120064" calcext:value-type="float">
            <text:p>28.120064</text:p>
          </table:table-cell>
          <table:table-cell table:formula="of:= ([times_100000.C288] - [times_100000.B288]) / 1000000" office:value-type="float" office:value="122.559744" calcext:value-type="float">
            <text:p>122.559744</text:p>
          </table:table-cell>
          <table:table-cell table:formula="of:= ([times_1000000.C288] - [times_1000000.B288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89]" office:value-type="float" office:value="288" calcext:value-type="float">
            <text:p>288</text:p>
          </table:table-cell>
          <table:table-cell table:formula="of:= ([times_10000.C289] - [times_10000.B289]) / 1000000" office:value-type="float" office:value="27.800064" calcext:value-type="float">
            <text:p>27.800064</text:p>
          </table:table-cell>
          <table:table-cell table:formula="of:= ([times_100000.C289] - [times_100000.B289]) / 1000000" office:value-type="float" office:value="122.269952" calcext:value-type="float">
            <text:p>122.269952</text:p>
          </table:table-cell>
          <table:table-cell table:formula="of:= ([times_1000000.C289] - [times_1000000.B289]) / 1000000" office:value-type="float" office:value="0.819968" calcext:value-type="float">
            <text:p>0.819968</text:p>
          </table:table-cell>
        </table:table-row>
        <table:table-row table:style-name="ro1">
          <table:table-cell table:formula="of:= [times_10000.A290]" office:value-type="float" office:value="289" calcext:value-type="float">
            <text:p>289</text:p>
          </table:table-cell>
          <table:table-cell table:formula="of:= ([times_10000.C290] - [times_10000.B290]) / 1000000" office:value-type="float" office:value="27.510016" calcext:value-type="float">
            <text:p>27.510016</text:p>
          </table:table-cell>
          <table:table-cell table:formula="of:= ([times_100000.C290] - [times_100000.B290]) / 1000000" office:value-type="float" office:value="121.970176" calcext:value-type="float">
            <text:p>121.970176</text:p>
          </table:table-cell>
          <table:table-cell table:formula="of:= ([times_1000000.C290] - [times_1000000.B290]) / 1000000" office:value-type="float" office:value="0.759808" calcext:value-type="float">
            <text:p>0.759808</text:p>
          </table:table-cell>
        </table:table-row>
        <table:table-row table:style-name="ro1">
          <table:table-cell table:formula="of:= [times_10000.A291]" office:value-type="float" office:value="290" calcext:value-type="float">
            <text:p>290</text:p>
          </table:table-cell>
          <table:table-cell table:formula="of:= ([times_10000.C291] - [times_10000.B291]) / 1000000" office:value-type="float" office:value="27.2" calcext:value-type="float">
            <text:p>27.2</text:p>
          </table:table-cell>
          <table:table-cell table:formula="of:= ([times_100000.C291] - [times_100000.B291]) / 1000000" office:value-type="float" office:value="121.670144" calcext:value-type="float">
            <text:p>121.670144</text:p>
          </table:table-cell>
          <table:table-cell table:formula="of:= ([times_1000000.C291] - [times_1000000.B291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92]" office:value-type="float" office:value="291" calcext:value-type="float">
            <text:p>291</text:p>
          </table:table-cell>
          <table:table-cell table:formula="of:= ([times_10000.C292] - [times_10000.B292]) / 1000000" office:value-type="float" office:value="26.820096" calcext:value-type="float">
            <text:p>26.820096</text:p>
          </table:table-cell>
          <table:table-cell table:formula="of:= ([times_100000.C292] - [times_100000.B292]) / 1000000" office:value-type="float" office:value="125.399808" calcext:value-type="float">
            <text:p>125.399808</text:p>
          </table:table-cell>
          <table:table-cell table:formula="of:= ([times_1000000.C292] - [times_1000000.B292]) / 1000000" office:value-type="float" office:value="0.8" calcext:value-type="float">
            <text:p>0.8</text:p>
          </table:table-cell>
        </table:table-row>
        <table:table-row table:style-name="ro1">
          <table:table-cell table:formula="of:= [times_10000.A293]" office:value-type="float" office:value="292" calcext:value-type="float">
            <text:p>292</text:p>
          </table:table-cell>
          <table:table-cell table:formula="of:= ([times_10000.C293] - [times_10000.B293]) / 1000000" office:value-type="float" office:value="26.899968" calcext:value-type="float">
            <text:p>26.899968</text:p>
          </table:table-cell>
          <table:table-cell table:formula="of:= ([times_100000.C293] - [times_100000.B293]) / 1000000" office:value-type="float" office:value="130.06976" calcext:value-type="float">
            <text:p>130.06976</text:p>
          </table:table-cell>
          <table:table-cell table:formula="of:= ([times_1000000.C293] - [times_1000000.B293]) / 1000000" office:value-type="float" office:value="0.790016" calcext:value-type="float">
            <text:p>0.790016</text:p>
          </table:table-cell>
        </table:table-row>
        <table:table-row table:style-name="ro1">
          <table:table-cell table:formula="of:= [times_10000.A294]" office:value-type="float" office:value="293" calcext:value-type="float">
            <text:p>293</text:p>
          </table:table-cell>
          <table:table-cell table:formula="of:= ([times_10000.C294] - [times_10000.B294]) / 1000000" office:value-type="float" office:value="26.589952" calcext:value-type="float">
            <text:p>26.589952</text:p>
          </table:table-cell>
          <table:table-cell table:formula="of:= ([times_100000.C294] - [times_100000.B294]) / 1000000" office:value-type="float" office:value="131.599872" calcext:value-type="float">
            <text:p>131.599872</text:p>
          </table:table-cell>
          <table:table-cell table:formula="of:= ([times_1000000.C294] - [times_1000000.B294]) / 1000000" office:value-type="float" office:value="0.75008" calcext:value-type="float">
            <text:p>0.75008</text:p>
          </table:table-cell>
        </table:table-row>
        <table:table-row table:style-name="ro1">
          <table:table-cell table:formula="of:= [times_10000.A295]" office:value-type="float" office:value="294" calcext:value-type="float">
            <text:p>294</text:p>
          </table:table-cell>
          <table:table-cell table:formula="of:= ([times_10000.C295] - [times_10000.B295]) / 1000000" office:value-type="float" office:value="26.269952" calcext:value-type="float">
            <text:p>26.269952</text:p>
          </table:table-cell>
          <table:table-cell table:formula="of:= ([times_100000.C295] - [times_100000.B295]) / 1000000" office:value-type="float" office:value="137.839872" calcext:value-type="float">
            <text:p>137.839872</text:p>
          </table:table-cell>
          <table:table-cell table:formula="of:= ([times_1000000.C295] - [times_1000000.B295]) / 1000000" office:value-type="float" office:value="0.829952" calcext:value-type="float">
            <text:p>0.829952</text:p>
          </table:table-cell>
        </table:table-row>
        <table:table-row table:style-name="ro1">
          <table:table-cell table:formula="of:= [times_10000.A296]" office:value-type="float" office:value="295" calcext:value-type="float">
            <text:p>295</text:p>
          </table:table-cell>
          <table:table-cell table:formula="of:= ([times_10000.C296] - [times_10000.B296]) / 1000000" office:value-type="float" office:value="25.939968" calcext:value-type="float">
            <text:p>25.939968</text:p>
          </table:table-cell>
          <table:table-cell table:formula="of:= ([times_100000.C296] - [times_100000.B296]) / 1000000" office:value-type="float" office:value="138.269952" calcext:value-type="float">
            <text:p>138.269952</text:p>
          </table:table-cell>
          <table:table-cell table:formula="of:= ([times_1000000.C296] - [times_1000000.B296]) / 1000000" office:value-type="float" office:value="1.92" calcext:value-type="float">
            <text:p>1.92</text:p>
          </table:table-cell>
        </table:table-row>
        <table:table-row table:style-name="ro1">
          <table:table-cell table:formula="of:= [times_10000.A297]" office:value-type="float" office:value="296" calcext:value-type="float">
            <text:p>296</text:p>
          </table:table-cell>
          <table:table-cell table:formula="of:= ([times_10000.C297] - [times_10000.B297]) / 1000000" office:value-type="float" office:value="25.999872" calcext:value-type="float">
            <text:p>25.999872</text:p>
          </table:table-cell>
          <table:table-cell table:formula="of:= ([times_100000.C297] - [times_100000.B297]) / 1000000" office:value-type="float" office:value="138.51008" calcext:value-type="float">
            <text:p>138.51008</text:p>
          </table:table-cell>
          <table:table-cell table:formula="of:= ([times_1000000.C297] - [times_1000000.B297]) / 1000000" office:value-type="float" office:value="3.330048" calcext:value-type="float">
            <text:p>3.330048</text:p>
          </table:table-cell>
        </table:table-row>
        <table:table-row table:style-name="ro1">
          <table:table-cell table:formula="of:= [times_10000.A298]" office:value-type="float" office:value="297" calcext:value-type="float">
            <text:p>297</text:p>
          </table:table-cell>
          <table:table-cell table:formula="of:= ([times_10000.C298] - [times_10000.B298]) / 1000000" office:value-type="float" office:value="25.709824" calcext:value-type="float">
            <text:p>25.709824</text:p>
          </table:table-cell>
          <table:table-cell table:formula="of:= ([times_100000.C298] - [times_100000.B298]) / 1000000" office:value-type="float" office:value="138.409984" calcext:value-type="float">
            <text:p>138.409984</text:p>
          </table:table-cell>
          <table:table-cell table:formula="of:= ([times_1000000.C298] - [times_1000000.B298]) / 1000000" office:value-type="float" office:value="5.090048" calcext:value-type="float">
            <text:p>5.090048</text:p>
          </table:table-cell>
        </table:table-row>
        <table:table-row table:style-name="ro1">
          <table:table-cell table:formula="of:= [times_10000.A299]" office:value-type="float" office:value="298" calcext:value-type="float">
            <text:p>298</text:p>
          </table:table-cell>
          <table:table-cell table:formula="of:= ([times_10000.C299] - [times_10000.B299]) / 1000000" office:value-type="float" office:value="25.399808" calcext:value-type="float">
            <text:p>25.399808</text:p>
          </table:table-cell>
          <table:table-cell table:formula="of:= ([times_100000.C299] - [times_100000.B299]) / 1000000" office:value-type="float" office:value="138.119936" calcext:value-type="float">
            <text:p>138.119936</text:p>
          </table:table-cell>
          <table:table-cell table:formula="of:= ([times_1000000.C299] - [times_1000000.B299]) / 1000000" office:value-type="float" office:value="5.190144" calcext:value-type="float">
            <text:p>5.190144</text:p>
          </table:table-cell>
        </table:table-row>
        <table:table-row table:style-name="ro1">
          <table:table-cell table:formula="of:= [times_10000.A300]" office:value-type="float" office:value="299" calcext:value-type="float">
            <text:p>299</text:p>
          </table:table-cell>
          <table:table-cell table:formula="of:= ([times_10000.C300] - [times_10000.B300]) / 1000000" office:value-type="float" office:value="25.10976" calcext:value-type="float">
            <text:p>25.10976</text:p>
          </table:table-cell>
          <table:table-cell table:formula="of:= ([times_100000.C300] - [times_100000.B300]) / 1000000" office:value-type="float" office:value="137.939968" calcext:value-type="float">
            <text:p>137.939968</text:p>
          </table:table-cell>
          <table:table-cell table:formula="of:= ([times_1000000.C300] - [times_1000000.B300]) / 1000000" office:value-type="float" office:value="6.220032" calcext:value-type="float">
            <text:p>6.220032</text:p>
          </table:table-cell>
        </table:table-row>
        <table:table-row table:style-name="ro1">
          <table:table-cell table:formula="of:= [times_10000.A301]" office:value-type="float" office:value="300" calcext:value-type="float">
            <text:p>300</text:p>
          </table:table-cell>
          <table:table-cell table:formula="of:= ([times_10000.C301] - [times_10000.B301]) / 1000000" office:value-type="float" office:value="24.78976" calcext:value-type="float">
            <text:p>24.78976</text:p>
          </table:table-cell>
          <table:table-cell table:formula="of:= ([times_100000.C301] - [times_100000.B301]) / 1000000" office:value-type="float" office:value="140.36992" calcext:value-type="float">
            <text:p>140.36992</text:p>
          </table:table-cell>
          <table:table-cell table:formula="of:= ([times_1000000.C301] - [times_1000000.B301]) / 1000000" office:value-type="float" office:value="6.910208" calcext:value-type="float">
            <text:p>6.910208</text:p>
          </table:table-cell>
        </table:table-row>
        <table:table-row table:style-name="ro1">
          <table:table-cell table:formula="of:= [times_10000.A302]" office:value-type="float" office:value="301" calcext:value-type="float">
            <text:p>301</text:p>
          </table:table-cell>
          <table:table-cell table:formula="of:= ([times_10000.C302] - [times_10000.B302]) / 1000000" office:value-type="float" office:value="24.43008" calcext:value-type="float">
            <text:p>24.43008</text:p>
          </table:table-cell>
          <table:table-cell table:formula="of:= ([times_100000.C302] - [times_100000.B302]) / 1000000" office:value-type="float" office:value="140.770048" calcext:value-type="float">
            <text:p>140.770048</text:p>
          </table:table-cell>
          <table:table-cell table:formula="of:= ([times_1000000.C302] - [times_1000000.B302]) / 1000000" office:value-type="float" office:value="7.960064" calcext:value-type="float">
            <text:p>7.960064</text:p>
          </table:table-cell>
        </table:table-row>
        <table:table-row table:style-name="ro1">
          <table:table-cell table:formula="of:= [times_10000.A303]" office:value-type="float" office:value="302" calcext:value-type="float">
            <text:p>302</text:p>
          </table:table-cell>
          <table:table-cell table:formula="of:= ([times_10000.C303] - [times_10000.B303]) / 1000000" office:value-type="float" office:value="24.120064" calcext:value-type="float">
            <text:p>24.120064</text:p>
          </table:table-cell>
          <table:table-cell table:formula="of:= ([times_100000.C303] - [times_100000.B303]) / 1000000" office:value-type="float" office:value="148.84992" calcext:value-type="float">
            <text:p>148.84992</text:p>
          </table:table-cell>
          <table:table-cell table:formula="of:= ([times_1000000.C303] - [times_1000000.B303]) / 1000000" office:value-type="float" office:value="8.64" calcext:value-type="float">
            <text:p>8.64</text:p>
          </table:table-cell>
        </table:table-row>
        <table:table-row table:style-name="ro1">
          <table:table-cell table:formula="of:= [times_10000.A304]" office:value-type="float" office:value="303" calcext:value-type="float">
            <text:p>303</text:p>
          </table:table-cell>
          <table:table-cell table:formula="of:= ([times_10000.C304] - [times_10000.B304]) / 1000000" office:value-type="float" office:value="27.88992" calcext:value-type="float">
            <text:p>27.88992</text:p>
          </table:table-cell>
          <table:table-cell table:formula="of:= ([times_100000.C304] - [times_100000.B304]) / 1000000" office:value-type="float" office:value="148.89984" calcext:value-type="float">
            <text:p>148.89984</text:p>
          </table:table-cell>
          <table:table-cell table:formula="of:= ([times_1000000.C304] - [times_1000000.B304]) / 1000000" office:value-type="float" office:value="8.75008" calcext:value-type="float">
            <text:p>8.75008</text:p>
          </table:table-cell>
        </table:table-row>
        <table:table-row table:style-name="ro1">
          <table:table-cell table:formula="of:= [times_10000.A305]" office:value-type="float" office:value="304" calcext:value-type="float">
            <text:p>304</text:p>
          </table:table-cell>
          <table:table-cell table:formula="of:= ([times_10000.C305] - [times_10000.B305]) / 1000000" office:value-type="float" office:value="28.129792" calcext:value-type="float">
            <text:p>28.129792</text:p>
          </table:table-cell>
          <table:table-cell table:formula="of:= ([times_100000.C305] - [times_100000.B305]) / 1000000" office:value-type="float" office:value="153.459968" calcext:value-type="float">
            <text:p>153.459968</text:p>
          </table:table-cell>
          <table:table-cell table:formula="of:= ([times_1000000.C305] - [times_1000000.B305]) / 1000000" office:value-type="float" office:value="9.07008" calcext:value-type="float">
            <text:p>9.07008</text:p>
          </table:table-cell>
        </table:table-row>
        <table:table-row table:style-name="ro1">
          <table:table-cell table:formula="of:= [times_10000.A306]" office:value-type="float" office:value="305" calcext:value-type="float">
            <text:p>305</text:p>
          </table:table-cell>
          <table:table-cell table:formula="of:= ([times_10000.C306] - [times_10000.B306]) / 1000000" office:value-type="float" office:value="29.010176" calcext:value-type="float">
            <text:p>29.010176</text:p>
          </table:table-cell>
          <table:table-cell table:formula="of:= ([times_100000.C306] - [times_100000.B306]) / 1000000" office:value-type="float" office:value="153.410048" calcext:value-type="float">
            <text:p>153.410048</text:p>
          </table:table-cell>
          <table:table-cell table:formula="of:= ([times_1000000.C306] - [times_1000000.B306]) / 1000000" office:value-type="float" office:value="11.290112" calcext:value-type="float">
            <text:p>11.290112</text:p>
          </table:table-cell>
        </table:table-row>
        <table:table-row table:style-name="ro1">
          <table:table-cell table:formula="of:= [times_10000.A307]" office:value-type="float" office:value="306" calcext:value-type="float">
            <text:p>306</text:p>
          </table:table-cell>
          <table:table-cell table:formula="of:= ([times_10000.C307] - [times_10000.B307]) / 1000000" office:value-type="float" office:value="32.959744" calcext:value-type="float">
            <text:p>32.959744</text:p>
          </table:table-cell>
          <table:table-cell table:formula="of:= ([times_100000.C307] - [times_100000.B307]) / 1000000" office:value-type="float" office:value="153.030144" calcext:value-type="float">
            <text:p>153.030144</text:p>
          </table:table-cell>
          <table:table-cell table:formula="of:= ([times_1000000.C307] - [times_1000000.B307]) / 1000000" office:value-type="float" office:value="11.279872" calcext:value-type="float">
            <text:p>11.279872</text:p>
          </table:table-cell>
        </table:table-row>
        <table:table-row table:style-name="ro1">
          <table:table-cell table:formula="of:= [times_10000.A308]" office:value-type="float" office:value="307" calcext:value-type="float">
            <text:p>307</text:p>
          </table:table-cell>
          <table:table-cell table:formula="of:= ([times_10000.C308] - [times_10000.B308]) / 1000000" office:value-type="float" office:value="34.390016" calcext:value-type="float">
            <text:p>34.390016</text:p>
          </table:table-cell>
          <table:table-cell table:formula="of:= ([times_100000.C308] - [times_100000.B308]) / 1000000" office:value-type="float" office:value="152.660224" calcext:value-type="float">
            <text:p>152.660224</text:p>
          </table:table-cell>
          <table:table-cell table:formula="of:= ([times_1000000.C308] - [times_1000000.B308]) / 1000000" office:value-type="float" office:value="12.140032" calcext:value-type="float">
            <text:p>12.140032</text:p>
          </table:table-cell>
        </table:table-row>
        <table:table-row table:style-name="ro1">
          <table:table-cell table:formula="of:= [times_10000.A309]" office:value-type="float" office:value="308" calcext:value-type="float">
            <text:p>308</text:p>
          </table:table-cell>
          <table:table-cell table:formula="of:= ([times_10000.C309] - [times_10000.B309]) / 1000000" office:value-type="float" office:value="35.489792" calcext:value-type="float">
            <text:p>35.489792</text:p>
          </table:table-cell>
          <table:table-cell table:formula="of:= ([times_100000.C309] - [times_100000.B309]) / 1000000" office:value-type="float" office:value="152.500224" calcext:value-type="float">
            <text:p>152.500224</text:p>
          </table:table-cell>
          <table:table-cell table:formula="of:= ([times_1000000.C309] - [times_1000000.B309]) / 1000000" office:value-type="float" office:value="12.219904" calcext:value-type="float">
            <text:p>12.219904</text:p>
          </table:table-cell>
        </table:table-row>
        <table:table-row table:style-name="ro1">
          <table:table-cell table:formula="of:= [times_10000.A310]" office:value-type="float" office:value="309" calcext:value-type="float">
            <text:p>309</text:p>
          </table:table-cell>
          <table:table-cell table:formula="of:= ([times_10000.C310] - [times_10000.B310]) / 1000000" office:value-type="float" office:value="35.460096" calcext:value-type="float">
            <text:p>35.460096</text:p>
          </table:table-cell>
          <table:table-cell table:formula="of:= ([times_100000.C310] - [times_100000.B310]) / 1000000" office:value-type="float" office:value="152.069888" calcext:value-type="float">
            <text:p>152.069888</text:p>
          </table:table-cell>
          <table:table-cell table:formula="of:= ([times_1000000.C310] - [times_1000000.B310]) / 1000000" office:value-type="float" office:value="12.14976" calcext:value-type="float">
            <text:p>12.14976</text:p>
          </table:table-cell>
        </table:table-row>
        <table:table-row table:style-name="ro1">
          <table:table-cell table:formula="of:= [times_10000.A311]" office:value-type="float" office:value="310" calcext:value-type="float">
            <text:p>310</text:p>
          </table:table-cell>
          <table:table-cell table:formula="of:= ([times_10000.C311] - [times_10000.B311]) / 1000000" office:value-type="float" office:value="35.589888" calcext:value-type="float">
            <text:p>35.589888</text:p>
          </table:table-cell>
          <table:table-cell table:formula="of:= ([times_100000.C311] - [times_100000.B311]) / 1000000" office:value-type="float" office:value="151.72992" calcext:value-type="float">
            <text:p>151.72992</text:p>
          </table:table-cell>
          <table:table-cell table:formula="of:= ([times_1000000.C311] - [times_1000000.B311]) / 1000000" office:value-type="float" office:value="13.979904" calcext:value-type="float">
            <text:p>13.979904</text:p>
          </table:table-cell>
        </table:table-row>
        <table:table-row table:style-name="ro1">
          <table:table-cell table:formula="of:= [times_10000.A312]" office:value-type="float" office:value="311" calcext:value-type="float">
            <text:p>311</text:p>
          </table:table-cell>
          <table:table-cell table:formula="of:= ([times_10000.C312] - [times_10000.B312]) / 1000000" office:value-type="float" office:value="37.149952" calcext:value-type="float">
            <text:p>37.149952</text:p>
          </table:table-cell>
          <table:table-cell table:formula="of:= ([times_100000.C312] - [times_100000.B312]) / 1000000" office:value-type="float" office:value="151.479808" calcext:value-type="float">
            <text:p>151.479808</text:p>
          </table:table-cell>
          <table:table-cell table:formula="of:= ([times_1000000.C312] - [times_1000000.B312]) / 1000000" office:value-type="float" office:value="13.98016" calcext:value-type="float">
            <text:p>13.98016</text:p>
          </table:table-cell>
        </table:table-row>
        <table:table-row table:style-name="ro1">
          <table:table-cell table:formula="of:= [times_10000.A313]" office:value-type="float" office:value="312" calcext:value-type="float">
            <text:p>312</text:p>
          </table:table-cell>
          <table:table-cell table:formula="of:= ([times_10000.C313] - [times_10000.B313]) / 1000000" office:value-type="float" office:value="37.44" calcext:value-type="float">
            <text:p>37.44</text:p>
          </table:table-cell>
          <table:table-cell table:formula="of:= ([times_100000.C313] - [times_100000.B313]) / 1000000" office:value-type="float" office:value="151.160064" calcext:value-type="float">
            <text:p>151.160064</text:p>
          </table:table-cell>
          <table:table-cell table:formula="of:= ([times_1000000.C313] - [times_1000000.B313]) / 1000000" office:value-type="float" office:value="14.039808" calcext:value-type="float">
            <text:p>14.039808</text:p>
          </table:table-cell>
        </table:table-row>
        <table:table-row table:style-name="ro1">
          <table:table-cell table:formula="of:= [times_10000.A314]" office:value-type="float" office:value="313" calcext:value-type="float">
            <text:p>313</text:p>
          </table:table-cell>
          <table:table-cell table:formula="of:= ([times_10000.C314] - [times_10000.B314]) / 1000000" office:value-type="float" office:value="43.480064" calcext:value-type="float">
            <text:p>43.480064</text:p>
          </table:table-cell>
          <table:table-cell table:formula="of:= ([times_100000.C314] - [times_100000.B314]) / 1000000" office:value-type="float" office:value="151.490304" calcext:value-type="float">
            <text:p>151.490304</text:p>
          </table:table-cell>
          <table:table-cell table:formula="of:= ([times_1000000.C314] - [times_1000000.B314]) / 1000000" office:value-type="float" office:value="16.290048" calcext:value-type="float">
            <text:p>16.290048</text:p>
          </table:table-cell>
        </table:table-row>
        <table:table-row table:style-name="ro1">
          <table:table-cell table:formula="of:= [times_10000.A315]" office:value-type="float" office:value="314" calcext:value-type="float">
            <text:p>314</text:p>
          </table:table-cell>
          <table:table-cell table:formula="of:= ([times_10000.C315] - [times_10000.B315]) / 1000000" office:value-type="float" office:value="44.960256" calcext:value-type="float">
            <text:p>44.960256</text:p>
          </table:table-cell>
          <table:table-cell table:formula="of:= ([times_100000.C315] - [times_100000.B315]) / 1000000" office:value-type="float" office:value="151.670272" calcext:value-type="float">
            <text:p>151.670272</text:p>
          </table:table-cell>
          <table:table-cell table:formula="of:= ([times_1000000.C315] - [times_1000000.B315]) / 1000000" office:value-type="float" office:value="16.539904" calcext:value-type="float">
            <text:p>16.539904</text:p>
          </table:table-cell>
        </table:table-row>
        <table:table-row table:style-name="ro1">
          <table:table-cell table:formula="of:= [times_10000.A316]" office:value-type="float" office:value="315" calcext:value-type="float">
            <text:p>315</text:p>
          </table:table-cell>
          <table:table-cell table:formula="of:= ([times_10000.C316] - [times_10000.B316]) / 1000000" office:value-type="float" office:value="45.200128" calcext:value-type="float">
            <text:p>45.200128</text:p>
          </table:table-cell>
          <table:table-cell table:formula="of:= ([times_100000.C316] - [times_100000.B316]) / 1000000" office:value-type="float" office:value="151.510016" calcext:value-type="float">
            <text:p>151.510016</text:p>
          </table:table-cell>
          <table:table-cell table:formula="of:= ([times_1000000.C316] - [times_1000000.B316]) / 1000000" office:value-type="float" office:value="17.359872" calcext:value-type="float">
            <text:p>17.359872</text:p>
          </table:table-cell>
        </table:table-row>
        <table:table-row table:style-name="ro1">
          <table:table-cell table:formula="of:= [times_10000.A317]" office:value-type="float" office:value="316" calcext:value-type="float">
            <text:p>316</text:p>
          </table:table-cell>
          <table:table-cell table:formula="of:= ([times_10000.C317] - [times_10000.B317]) / 1000000" office:value-type="float" office:value="45.189888" calcext:value-type="float">
            <text:p>45.189888</text:p>
          </table:table-cell>
          <table:table-cell table:formula="of:= ([times_100000.C317] - [times_100000.B317]) / 1000000" office:value-type="float" office:value="151.450112" calcext:value-type="float">
            <text:p>151.450112</text:p>
          </table:table-cell>
          <table:table-cell table:formula="of:= ([times_1000000.C317] - [times_1000000.B317]) / 1000000" office:value-type="float" office:value="18.159872" calcext:value-type="float">
            <text:p>18.159872</text:p>
          </table:table-cell>
        </table:table-row>
        <table:table-row table:style-name="ro1">
          <table:table-cell table:formula="of:= [times_10000.A318]" office:value-type="float" office:value="317" calcext:value-type="float">
            <text:p>317</text:p>
          </table:table-cell>
          <table:table-cell table:formula="of:= ([times_10000.C318] - [times_10000.B318]) / 1000000" office:value-type="float" office:value="45.090048" calcext:value-type="float">
            <text:p>45.090048</text:p>
          </table:table-cell>
          <table:table-cell table:formula="of:= ([times_100000.C318] - [times_100000.B318]) / 1000000" office:value-type="float" office:value="151.640064" calcext:value-type="float">
            <text:p>151.640064</text:p>
          </table:table-cell>
          <table:table-cell table:formula="of:= ([times_1000000.C318] - [times_1000000.B318]) / 1000000" office:value-type="float" office:value="18.860032" calcext:value-type="float">
            <text:p>18.860032</text:p>
          </table:table-cell>
        </table:table-row>
        <table:table-row table:style-name="ro1">
          <table:table-cell table:formula="of:= [times_10000.A319]" office:value-type="float" office:value="318" calcext:value-type="float">
            <text:p>318</text:p>
          </table:table-cell>
          <table:table-cell table:formula="of:= ([times_10000.C319] - [times_10000.B319]) / 1000000" office:value-type="float" office:value="45.120256" calcext:value-type="float">
            <text:p>45.120256</text:p>
          </table:table-cell>
          <table:table-cell table:formula="of:= ([times_100000.C319] - [times_100000.B319]) / 1000000" office:value-type="float" office:value="151.490048" calcext:value-type="float">
            <text:p>151.490048</text:p>
          </table:table-cell>
          <table:table-cell table:formula="of:= ([times_1000000.C319] - [times_1000000.B319]) / 1000000" office:value-type="float" office:value="18.910208" calcext:value-type="float">
            <text:p>18.910208</text:p>
          </table:table-cell>
        </table:table-row>
        <table:table-row table:style-name="ro1">
          <table:table-cell table:formula="of:= [times_10000.A320]" office:value-type="float" office:value="319" calcext:value-type="float">
            <text:p>319</text:p>
          </table:table-cell>
          <table:table-cell table:formula="of:= ([times_10000.C320] - [times_10000.B320]) / 1000000" office:value-type="float" office:value="44.969984" calcext:value-type="float">
            <text:p>44.969984</text:p>
          </table:table-cell>
          <table:table-cell table:formula="of:= ([times_100000.C320] - [times_100000.B320]) / 1000000" office:value-type="float" office:value="151.629824" calcext:value-type="float">
            <text:p>151.629824</text:p>
          </table:table-cell>
          <table:table-cell table:formula="of:= ([times_1000000.C320] - [times_1000000.B320]) / 1000000" office:value-type="float" office:value="18.94016" calcext:value-type="float">
            <text:p>18.94016</text:p>
          </table:table-cell>
        </table:table-row>
        <table:table-row table:style-name="ro1">
          <table:table-cell table:formula="of:= [times_10000.A321]" office:value-type="float" office:value="320" calcext:value-type="float">
            <text:p>320</text:p>
          </table:table-cell>
          <table:table-cell table:formula="of:= ([times_10000.C321] - [times_10000.B321]) / 1000000" office:value-type="float" office:value="44.94976" calcext:value-type="float">
            <text:p>44.94976</text:p>
          </table:table-cell>
          <table:table-cell table:formula="of:= ([times_100000.C321] - [times_100000.B321]) / 1000000" office:value-type="float" office:value="151.590144" calcext:value-type="float">
            <text:p>151.590144</text:p>
          </table:table-cell>
          <table:table-cell table:formula="of:= ([times_1000000.C321] - [times_1000000.B321]) / 1000000" office:value-type="float" office:value="20.040192" calcext:value-type="float">
            <text:p>20.040192</text:p>
          </table:table-cell>
        </table:table-row>
        <table:table-row table:style-name="ro1">
          <table:table-cell table:formula="of:= [times_10000.A322]" office:value-type="float" office:value="321" calcext:value-type="float">
            <text:p>321</text:p>
          </table:table-cell>
          <table:table-cell table:formula="of:= ([times_10000.C322] - [times_10000.B322]) / 1000000" office:value-type="float" office:value="45.590016" calcext:value-type="float">
            <text:p>45.590016</text:p>
          </table:table-cell>
          <table:table-cell table:formula="of:= ([times_100000.C322] - [times_100000.B322]) / 1000000" office:value-type="float" office:value="151.430144" calcext:value-type="float">
            <text:p>151.430144</text:p>
          </table:table-cell>
          <table:table-cell table:formula="of:= ([times_1000000.C322] - [times_1000000.B322]) / 1000000" office:value-type="float" office:value="20.080384" calcext:value-type="float">
            <text:p>20.080384</text:p>
          </table:table-cell>
        </table:table-row>
        <table:table-row table:style-name="ro1">
          <table:table-cell table:formula="of:= [times_10000.A323]" office:value-type="float" office:value="322" calcext:value-type="float">
            <text:p>322</text:p>
          </table:table-cell>
          <table:table-cell table:formula="of:= ([times_10000.C323] - [times_10000.B323]) / 1000000" office:value-type="float" office:value="45.890048" calcext:value-type="float">
            <text:p>45.890048</text:p>
          </table:table-cell>
          <table:table-cell table:formula="of:= ([times_100000.C323] - [times_100000.B323]) / 1000000" office:value-type="float" office:value="151.379712" calcext:value-type="float">
            <text:p>151.379712</text:p>
          </table:table-cell>
          <table:table-cell table:formula="of:= ([times_1000000.C323] - [times_1000000.B323]) / 1000000" office:value-type="float" office:value="20.43008" calcext:value-type="float">
            <text:p>20.43008</text:p>
          </table:table-cell>
        </table:table-row>
        <table:table-row table:style-name="ro1">
          <table:table-cell table:formula="of:= [times_10000.A324]" office:value-type="float" office:value="323" calcext:value-type="float">
            <text:p>323</text:p>
          </table:table-cell>
          <table:table-cell table:formula="of:= ([times_10000.C324] - [times_10000.B324]) / 1000000" office:value-type="float" office:value="46.050048" calcext:value-type="float">
            <text:p>46.050048</text:p>
          </table:table-cell>
          <table:table-cell table:formula="of:= ([times_100000.C324] - [times_100000.B324]) / 1000000" office:value-type="float" office:value="151.52" calcext:value-type="float">
            <text:p>151.52</text:p>
          </table:table-cell>
          <table:table-cell table:formula="of:= ([times_1000000.C324] - [times_1000000.B324]) / 1000000" office:value-type="float" office:value="20.690176" calcext:value-type="float">
            <text:p>20.690176</text:p>
          </table:table-cell>
        </table:table-row>
        <table:table-row table:style-name="ro1">
          <table:table-cell table:formula="of:= [times_10000.A325]" office:value-type="float" office:value="324" calcext:value-type="float">
            <text:p>324</text:p>
          </table:table-cell>
          <table:table-cell table:formula="of:= ([times_10000.C325] - [times_10000.B325]) / 1000000" office:value-type="float" office:value="45.740032" calcext:value-type="float">
            <text:p>45.740032</text:p>
          </table:table-cell>
          <table:table-cell table:formula="of:= ([times_100000.C325] - [times_100000.B325]) / 1000000" office:value-type="float" office:value="151.290112" calcext:value-type="float">
            <text:p>151.290112</text:p>
          </table:table-cell>
          <table:table-cell table:formula="of:= ([times_1000000.C325] - [times_1000000.B325]) / 1000000" office:value-type="float" office:value="20.829952" calcext:value-type="float">
            <text:p>20.829952</text:p>
          </table:table-cell>
        </table:table-row>
        <table:table-row table:style-name="ro1">
          <table:table-cell table:formula="of:= [times_10000.A326]" office:value-type="float" office:value="325" calcext:value-type="float">
            <text:p>325</text:p>
          </table:table-cell>
          <table:table-cell table:formula="of:= ([times_10000.C326] - [times_10000.B326]) / 1000000" office:value-type="float" office:value="45.430016" calcext:value-type="float">
            <text:p>45.430016</text:p>
          </table:table-cell>
          <table:table-cell table:formula="of:= ([times_100000.C326] - [times_100000.B326]) / 1000000" office:value-type="float" office:value="150.849792" calcext:value-type="float">
            <text:p>150.849792</text:p>
          </table:table-cell>
          <table:table-cell table:formula="of:= ([times_1000000.C326] - [times_1000000.B326]) / 1000000" office:value-type="float" office:value="20.679936" calcext:value-type="float">
            <text:p>20.679936</text:p>
          </table:table-cell>
        </table:table-row>
        <table:table-row table:style-name="ro1">
          <table:table-cell table:formula="of:= [times_10000.A327]" office:value-type="float" office:value="326" calcext:value-type="float">
            <text:p>326</text:p>
          </table:table-cell>
          <table:table-cell table:formula="of:= ([times_10000.C327] - [times_10000.B327]) / 1000000" office:value-type="float" office:value="45.089792" calcext:value-type="float">
            <text:p>45.089792</text:p>
          </table:table-cell>
          <table:table-cell table:formula="of:= ([times_100000.C327] - [times_100000.B327]) / 1000000" office:value-type="float" office:value="150.649856" calcext:value-type="float">
            <text:p>150.649856</text:p>
          </table:table-cell>
          <table:table-cell table:formula="of:= ([times_1000000.C327] - [times_1000000.B327]) / 1000000" office:value-type="float" office:value="20.349952" calcext:value-type="float">
            <text:p>20.349952</text:p>
          </table:table-cell>
        </table:table-row>
        <table:table-row table:style-name="ro1">
          <table:table-cell table:formula="of:= [times_10000.A328]" office:value-type="float" office:value="327" calcext:value-type="float">
            <text:p>327</text:p>
          </table:table-cell>
          <table:table-cell table:formula="of:= ([times_10000.C328] - [times_10000.B328]) / 1000000" office:value-type="float" office:value="44.760064" calcext:value-type="float">
            <text:p>44.760064</text:p>
          </table:table-cell>
          <table:table-cell table:formula="of:= ([times_100000.C328] - [times_100000.B328]) / 1000000" office:value-type="float" office:value="150.349824" calcext:value-type="float">
            <text:p>150.349824</text:p>
          </table:table-cell>
          <table:table-cell table:formula="of:= ([times_1000000.C328] - [times_1000000.B328]) / 1000000" office:value-type="float" office:value="20.320256" calcext:value-type="float">
            <text:p>20.320256</text:p>
          </table:table-cell>
        </table:table-row>
        <table:table-row table:style-name="ro1">
          <table:table-cell table:formula="of:= [times_10000.A329]" office:value-type="float" office:value="328" calcext:value-type="float">
            <text:p>328</text:p>
          </table:table-cell>
          <table:table-cell table:formula="of:= ([times_10000.C329] - [times_10000.B329]) / 1000000" office:value-type="float" office:value="44.359936" calcext:value-type="float">
            <text:p>44.359936</text:p>
          </table:table-cell>
          <table:table-cell table:formula="of:= ([times_100000.C329] - [times_100000.B329]) / 1000000" office:value-type="float" office:value="150.060032" calcext:value-type="float">
            <text:p>150.060032</text:p>
          </table:table-cell>
          <table:table-cell table:formula="of:= ([times_1000000.C329] - [times_1000000.B329]) / 1000000" office:value-type="float" office:value="20.180224" calcext:value-type="float">
            <text:p>20.180224</text:p>
          </table:table-cell>
        </table:table-row>
        <table:table-row table:style-name="ro1">
          <table:table-cell table:formula="of:= [times_10000.A330]" office:value-type="float" office:value="329" calcext:value-type="float">
            <text:p>329</text:p>
          </table:table-cell>
          <table:table-cell table:formula="of:= ([times_10000.C330] - [times_10000.B330]) / 1000000" office:value-type="float" office:value="44.190208" calcext:value-type="float">
            <text:p>44.190208</text:p>
          </table:table-cell>
          <table:table-cell table:formula="of:= ([times_100000.C330] - [times_100000.B330]) / 1000000" office:value-type="float" office:value="149.640192" calcext:value-type="float">
            <text:p>149.640192</text:p>
          </table:table-cell>
          <table:table-cell table:formula="of:= ([times_1000000.C330] - [times_1000000.B330]) / 1000000" office:value-type="float" office:value="20.070144" calcext:value-type="float">
            <text:p>20.070144</text:p>
          </table:table-cell>
        </table:table-row>
        <table:table-row table:style-name="ro1">
          <table:table-cell table:formula="of:= [times_10000.A331]" office:value-type="float" office:value="330" calcext:value-type="float">
            <text:p>330</text:p>
          </table:table-cell>
          <table:table-cell table:formula="of:= ([times_10000.C331] - [times_10000.B331]) / 1000000" office:value-type="float" office:value="43.869952" calcext:value-type="float">
            <text:p>43.869952</text:p>
          </table:table-cell>
          <table:table-cell table:formula="of:= ([times_100000.C331] - [times_100000.B331]) / 1000000" office:value-type="float" office:value="149.339904" calcext:value-type="float">
            <text:p>149.339904</text:p>
          </table:table-cell>
          <table:table-cell table:formula="of:= ([times_1000000.C331] - [times_1000000.B331]) / 1000000" office:value-type="float" office:value="19.770112" calcext:value-type="float">
            <text:p>19.770112</text:p>
          </table:table-cell>
        </table:table-row>
        <table:table-row table:style-name="ro1">
          <table:table-cell table:formula="of:= [times_10000.A332]" office:value-type="float" office:value="331" calcext:value-type="float">
            <text:p>331</text:p>
          </table:table-cell>
          <table:table-cell table:formula="of:= ([times_10000.C332] - [times_10000.B332]) / 1000000" office:value-type="float" office:value="43.709952" calcext:value-type="float">
            <text:p>43.709952</text:p>
          </table:table-cell>
          <table:table-cell table:formula="of:= ([times_100000.C332] - [times_100000.B332]) / 1000000" office:value-type="float" office:value="151.710208" calcext:value-type="float">
            <text:p>151.710208</text:p>
          </table:table-cell>
          <table:table-cell table:formula="of:= ([times_1000000.C332] - [times_1000000.B332]) / 1000000" office:value-type="float" office:value="19.480064" calcext:value-type="float">
            <text:p>19.480064</text:p>
          </table:table-cell>
        </table:table-row>
        <table:table-row table:style-name="ro1">
          <table:table-cell table:formula="of:= [times_10000.A333]" office:value-type="float" office:value="332" calcext:value-type="float">
            <text:p>332</text:p>
          </table:table-cell>
          <table:table-cell table:formula="of:= ([times_10000.C333] - [times_10000.B333]) / 1000000" office:value-type="float" office:value="44.189952" calcext:value-type="float">
            <text:p>44.189952</text:p>
          </table:table-cell>
          <table:table-cell table:formula="of:= ([times_100000.C333] - [times_100000.B333]) / 1000000" office:value-type="float" office:value="152.450048" calcext:value-type="float">
            <text:p>152.450048</text:p>
          </table:table-cell>
          <table:table-cell table:formula="of:= ([times_1000000.C333] - [times_1000000.B333]) / 1000000" office:value-type="float" office:value="20.660224" calcext:value-type="float">
            <text:p>20.660224</text:p>
          </table:table-cell>
        </table:table-row>
        <table:table-row table:style-name="ro1">
          <table:table-cell table:formula="of:= [times_10000.A334]" office:value-type="float" office:value="333" calcext:value-type="float">
            <text:p>333</text:p>
          </table:table-cell>
          <table:table-cell table:formula="of:= ([times_10000.C334] - [times_10000.B334]) / 1000000" office:value-type="float" office:value="47.760128" calcext:value-type="float">
            <text:p>47.760128</text:p>
          </table:table-cell>
          <table:table-cell table:formula="of:= ([times_100000.C334] - [times_100000.B334]) / 1000000" office:value-type="float" office:value="153.209856" calcext:value-type="float">
            <text:p>153.209856</text:p>
          </table:table-cell>
          <table:table-cell table:formula="of:= ([times_1000000.C334] - [times_1000000.B334]) / 1000000" office:value-type="float" office:value="20.979968" calcext:value-type="float">
            <text:p>20.979968</text:p>
          </table:table-cell>
        </table:table-row>
        <table:table-row table:style-name="ro1">
          <table:table-cell table:formula="of:= [times_10000.A335]" office:value-type="float" office:value="334" calcext:value-type="float">
            <text:p>334</text:p>
          </table:table-cell>
          <table:table-cell table:formula="of:= ([times_10000.C335] - [times_10000.B335]) / 1000000" office:value-type="float" office:value="49.139712" calcext:value-type="float">
            <text:p>49.139712</text:p>
          </table:table-cell>
          <table:table-cell table:formula="of:= ([times_100000.C335] - [times_100000.B335]) / 1000000" office:value-type="float" office:value="153.629952" calcext:value-type="float">
            <text:p>153.629952</text:p>
          </table:table-cell>
          <table:table-cell table:formula="of:= ([times_1000000.C335] - [times_1000000.B335]) / 1000000" office:value-type="float" office:value="21.839872" calcext:value-type="float">
            <text:p>21.839872</text:p>
          </table:table-cell>
        </table:table-row>
        <table:table-row table:style-name="ro1">
          <table:table-cell table:formula="of:= [times_10000.A336]" office:value-type="float" office:value="335" calcext:value-type="float">
            <text:p>335</text:p>
          </table:table-cell>
          <table:table-cell table:formula="of:= ([times_10000.C336] - [times_10000.B336]) / 1000000" office:value-type="float" office:value="49.279744" calcext:value-type="float">
            <text:p>49.279744</text:p>
          </table:table-cell>
          <table:table-cell table:formula="of:= ([times_100000.C336] - [times_100000.B336]) / 1000000" office:value-type="float" office:value="154.480128" calcext:value-type="float">
            <text:p>154.480128</text:p>
          </table:table-cell>
          <table:table-cell table:formula="of:= ([times_1000000.C336] - [times_1000000.B336]) / 1000000" office:value-type="float" office:value="22.450176" calcext:value-type="float">
            <text:p>22.450176</text:p>
          </table:table-cell>
        </table:table-row>
        <table:table-row table:style-name="ro1">
          <table:table-cell table:formula="of:= [times_10000.A337]" office:value-type="float" office:value="336" calcext:value-type="float">
            <text:p>336</text:p>
          </table:table-cell>
          <table:table-cell table:formula="of:= ([times_10000.C337] - [times_10000.B337]) / 1000000" office:value-type="float" office:value="49.289984" calcext:value-type="float">
            <text:p>49.289984</text:p>
          </table:table-cell>
          <table:table-cell table:formula="of:= ([times_100000.C337] - [times_100000.B337]) / 1000000" office:value-type="float" office:value="155.229952" calcext:value-type="float">
            <text:p>155.229952</text:p>
          </table:table-cell>
          <table:table-cell table:formula="of:= ([times_1000000.C337] - [times_1000000.B337]) / 1000000" office:value-type="float" office:value="22.400256" calcext:value-type="float">
            <text:p>22.400256</text:p>
          </table:table-cell>
        </table:table-row>
        <table:table-row table:style-name="ro1">
          <table:table-cell table:formula="of:= [times_10000.A338]" office:value-type="float" office:value="337" calcext:value-type="float">
            <text:p>337</text:p>
          </table:table-cell>
          <table:table-cell table:formula="of:= ([times_10000.C338] - [times_10000.B338]) / 1000000" office:value-type="float" office:value="49.259776" calcext:value-type="float">
            <text:p>49.259776</text:p>
          </table:table-cell>
          <table:table-cell table:formula="of:= ([times_100000.C338] - [times_100000.B338]) / 1000000" office:value-type="float" office:value="155.599872" calcext:value-type="float">
            <text:p>155.599872</text:p>
          </table:table-cell>
          <table:table-cell table:formula="of:= ([times_1000000.C338] - [times_1000000.B338]) / 1000000" office:value-type="float" office:value="22.840064" calcext:value-type="float">
            <text:p>22.840064</text:p>
          </table:table-cell>
        </table:table-row>
        <table:table-row table:style-name="ro1">
          <table:table-cell table:formula="of:= [times_10000.A339]" office:value-type="float" office:value="338" calcext:value-type="float">
            <text:p>338</text:p>
          </table:table-cell>
          <table:table-cell table:formula="of:= ([times_10000.C339] - [times_10000.B339]) / 1000000" office:value-type="float" office:value="49.299968" calcext:value-type="float">
            <text:p>49.299968</text:p>
          </table:table-cell>
          <table:table-cell table:formula="of:= ([times_100000.C339] - [times_100000.B339]) / 1000000" office:value-type="float" office:value="156.150016" calcext:value-type="float">
            <text:p>156.150016</text:p>
          </table:table-cell>
          <table:table-cell table:formula="of:= ([times_1000000.C339] - [times_1000000.B339]) / 1000000" office:value-type="float" office:value="25.050112" calcext:value-type="float">
            <text:p>25.050112</text:p>
          </table:table-cell>
        </table:table-row>
        <table:table-row table:style-name="ro1">
          <table:table-cell table:formula="of:= [times_10000.A340]" office:value-type="float" office:value="339" calcext:value-type="float">
            <text:p>339</text:p>
          </table:table-cell>
          <table:table-cell table:formula="of:= ([times_10000.C340] - [times_10000.B340]) / 1000000" office:value-type="float" office:value="49.010176" calcext:value-type="float">
            <text:p>49.010176</text:p>
          </table:table-cell>
          <table:table-cell table:formula="of:= ([times_100000.C340] - [times_100000.B340]) / 1000000" office:value-type="float" office:value="157.05984" calcext:value-type="float">
            <text:p>157.05984</text:p>
          </table:table-cell>
          <table:table-cell table:formula="of:= ([times_1000000.C340] - [times_1000000.B340]) / 1000000" office:value-type="float" office:value="26.519808" calcext:value-type="float">
            <text:p>26.519808</text:p>
          </table:table-cell>
        </table:table-row>
        <table:table-row table:style-name="ro1">
          <table:table-cell table:formula="of:= [times_10000.A341]" office:value-type="float" office:value="340" calcext:value-type="float">
            <text:p>340</text:p>
          </table:table-cell>
          <table:table-cell table:formula="of:= ([times_10000.C341] - [times_10000.B341]) / 1000000" office:value-type="float" office:value="48.659968" calcext:value-type="float">
            <text:p>48.659968</text:p>
          </table:table-cell>
          <table:table-cell table:formula="of:= ([times_100000.C341] - [times_100000.B341]) / 1000000" office:value-type="float" office:value="157.6" calcext:value-type="float">
            <text:p>157.6</text:p>
          </table:table-cell>
          <table:table-cell table:formula="of:= ([times_1000000.C341] - [times_1000000.B341]) / 1000000" office:value-type="float" office:value="27.559936" calcext:value-type="float">
            <text:p>27.559936</text:p>
          </table:table-cell>
        </table:table-row>
        <table:table-row table:style-name="ro1">
          <table:table-cell table:formula="of:= [times_10000.A342]" office:value-type="float" office:value="341" calcext:value-type="float">
            <text:p>341</text:p>
          </table:table-cell>
          <table:table-cell table:formula="of:= ([times_10000.C342] - [times_10000.B342]) / 1000000" office:value-type="float" office:value="48.539904" calcext:value-type="float">
            <text:p>48.539904</text:p>
          </table:table-cell>
          <table:table-cell table:formula="of:= ([times_100000.C342] - [times_100000.B342]) / 1000000" office:value-type="float" office:value="159.440128" calcext:value-type="float">
            <text:p>159.440128</text:p>
          </table:table-cell>
          <table:table-cell table:formula="of:= ([times_1000000.C342] - [times_1000000.B342]) / 1000000" office:value-type="float" office:value="28.190208" calcext:value-type="float">
            <text:p>28.190208</text:p>
          </table:table-cell>
        </table:table-row>
        <table:table-row table:style-name="ro1">
          <table:table-cell table:formula="of:= [times_10000.A343]" office:value-type="float" office:value="342" calcext:value-type="float">
            <text:p>342</text:p>
          </table:table-cell>
          <table:table-cell table:formula="of:= ([times_10000.C343] - [times_10000.B343]) / 1000000" office:value-type="float" office:value="50.380032" calcext:value-type="float">
            <text:p>50.380032</text:p>
          </table:table-cell>
          <table:table-cell table:formula="of:= ([times_100000.C343] - [times_100000.B343]) / 1000000" office:value-type="float" office:value="161.00992" calcext:value-type="float">
            <text:p>161.00992</text:p>
          </table:table-cell>
          <table:table-cell table:formula="of:= ([times_1000000.C343] - [times_1000000.B343]) / 1000000" office:value-type="float" office:value="29.00992" calcext:value-type="float">
            <text:p>29.00992</text:p>
          </table:table-cell>
        </table:table-row>
        <table:table-row table:style-name="ro1">
          <table:table-cell table:formula="of:= [times_10000.A344]" office:value-type="float" office:value="343" calcext:value-type="float">
            <text:p>343</text:p>
          </table:table-cell>
          <table:table-cell table:formula="of:= ([times_10000.C344] - [times_10000.B344]) / 1000000" office:value-type="float" office:value="52.749824" calcext:value-type="float">
            <text:p>52.749824</text:p>
          </table:table-cell>
          <table:table-cell table:formula="of:= ([times_100000.C344] - [times_100000.B344]) / 1000000" office:value-type="float" office:value="161.430016" calcext:value-type="float">
            <text:p>161.430016</text:p>
          </table:table-cell>
          <table:table-cell table:formula="of:= ([times_1000000.C344] - [times_1000000.B344]) / 1000000" office:value-type="float" office:value="29.730048" calcext:value-type="float">
            <text:p>29.730048</text:p>
          </table:table-cell>
        </table:table-row>
        <table:table-row table:style-name="ro1">
          <table:table-cell table:formula="of:= [times_10000.A345]" office:value-type="float" office:value="344" calcext:value-type="float">
            <text:p>344</text:p>
          </table:table-cell>
          <table:table-cell table:formula="of:= ([times_10000.C345] - [times_10000.B345]) / 1000000" office:value-type="float" office:value="58.840064" calcext:value-type="float">
            <text:p>58.840064</text:p>
          </table:table-cell>
          <table:table-cell table:formula="of:= ([times_100000.C345] - [times_100000.B345]) / 1000000" office:value-type="float" office:value="163.379968" calcext:value-type="float">
            <text:p>163.379968</text:p>
          </table:table-cell>
          <table:table-cell table:formula="of:= ([times_1000000.C345] - [times_1000000.B345]) / 1000000" office:value-type="float" office:value="30.770176" calcext:value-type="float">
            <text:p>30.770176</text:p>
          </table:table-cell>
        </table:table-row>
        <table:table-row table:style-name="ro1">
          <table:table-cell table:formula="of:= [times_10000.A346]" office:value-type="float" office:value="345" calcext:value-type="float">
            <text:p>345</text:p>
          </table:table-cell>
          <table:table-cell table:formula="of:= ([times_10000.C346] - [times_10000.B346]) / 1000000" office:value-type="float" office:value="62.130176" calcext:value-type="float">
            <text:p>62.130176</text:p>
          </table:table-cell>
          <table:table-cell table:formula="of:= ([times_100000.C346] - [times_100000.B346]) / 1000000" office:value-type="float" office:value="163.499776" calcext:value-type="float">
            <text:p>163.499776</text:p>
          </table:table-cell>
          <table:table-cell table:formula="of:= ([times_1000000.C346] - [times_1000000.B346]) / 1000000" office:value-type="float" office:value="30.779904" calcext:value-type="float">
            <text:p>30.779904</text:p>
          </table:table-cell>
        </table:table-row>
        <table:table-row table:style-name="ro1">
          <table:table-cell table:formula="of:= [times_10000.A347]" office:value-type="float" office:value="346" calcext:value-type="float">
            <text:p>346</text:p>
          </table:table-cell>
          <table:table-cell table:formula="of:= ([times_10000.C347] - [times_10000.B347]) / 1000000" office:value-type="float" office:value="65.350144" calcext:value-type="float">
            <text:p>65.350144</text:p>
          </table:table-cell>
          <table:table-cell table:formula="of:= ([times_100000.C347] - [times_100000.B347]) / 1000000" office:value-type="float" office:value="163.31008" calcext:value-type="float">
            <text:p>163.31008</text:p>
          </table:table-cell>
          <table:table-cell table:formula="of:= ([times_1000000.C347] - [times_1000000.B347]) / 1000000" office:value-type="float" office:value="31.660032" calcext:value-type="float">
            <text:p>31.660032</text:p>
          </table:table-cell>
        </table:table-row>
        <table:table-row table:style-name="ro1">
          <table:table-cell table:formula="of:= [times_10000.A348]" office:value-type="float" office:value="347" calcext:value-type="float">
            <text:p>347</text:p>
          </table:table-cell>
          <table:table-cell table:formula="of:= ([times_10000.C348] - [times_10000.B348]) / 1000000" office:value-type="float" office:value="65.289984" calcext:value-type="float">
            <text:p>65.289984</text:p>
          </table:table-cell>
          <table:table-cell table:formula="of:= ([times_100000.C348] - [times_100000.B348]) / 1000000" office:value-type="float" office:value="163.010048" calcext:value-type="float">
            <text:p>163.010048</text:p>
          </table:table-cell>
          <table:table-cell table:formula="of:= ([times_1000000.C348] - [times_1000000.B348]) / 1000000" office:value-type="float" office:value="31.650048" calcext:value-type="float">
            <text:p>31.650048</text:p>
          </table:table-cell>
        </table:table-row>
        <table:table-row table:style-name="ro1">
          <table:table-cell table:formula="of:= [times_10000.A349]" office:value-type="float" office:value="348" calcext:value-type="float">
            <text:p>348</text:p>
          </table:table-cell>
          <table:table-cell table:formula="of:= ([times_10000.C349] - [times_10000.B349]) / 1000000" office:value-type="float" office:value="71.31008" calcext:value-type="float">
            <text:p>71.31008</text:p>
          </table:table-cell>
          <table:table-cell table:formula="of:= ([times_100000.C349] - [times_100000.B349]) / 1000000" office:value-type="float" office:value="165.690112" calcext:value-type="float">
            <text:p>165.690112</text:p>
          </table:table-cell>
          <table:table-cell table:formula="of:= ([times_1000000.C349] - [times_1000000.B349]) / 1000000" office:value-type="float" office:value="31.849984" calcext:value-type="float">
            <text:p>31.849984</text:p>
          </table:table-cell>
        </table:table-row>
        <table:table-row table:style-name="ro1">
          <table:table-cell table:formula="of:= [times_10000.A350]" office:value-type="float" office:value="349" calcext:value-type="float">
            <text:p>349</text:p>
          </table:table-cell>
          <table:table-cell table:formula="of:= ([times_10000.C350] - [times_10000.B350]) / 1000000" office:value-type="float" office:value="80.84992" calcext:value-type="float">
            <text:p>80.84992</text:p>
          </table:table-cell>
          <table:table-cell table:formula="of:= ([times_100000.C350] - [times_100000.B350]) / 1000000" office:value-type="float" office:value="166.020096" calcext:value-type="float">
            <text:p>166.020096</text:p>
          </table:table-cell>
          <table:table-cell table:formula="of:= ([times_1000000.C350] - [times_1000000.B350]) / 1000000" office:value-type="float" office:value="32.329984" calcext:value-type="float">
            <text:p>32.329984</text:p>
          </table:table-cell>
        </table:table-row>
        <table:table-row table:style-name="ro1">
          <table:table-cell table:formula="of:= [times_10000.A351]" office:value-type="float" office:value="350" calcext:value-type="float">
            <text:p>350</text:p>
          </table:table-cell>
          <table:table-cell table:formula="of:= ([times_10000.C351] - [times_10000.B351]) / 1000000" office:value-type="float" office:value="80.999936" calcext:value-type="float">
            <text:p>80.999936</text:p>
          </table:table-cell>
          <table:table-cell table:formula="of:= ([times_100000.C351] - [times_100000.B351]) / 1000000" office:value-type="float" office:value="166.049792" calcext:value-type="float">
            <text:p>166.049792</text:p>
          </table:table-cell>
          <table:table-cell table:formula="of:= ([times_1000000.C351] - [times_1000000.B351]) / 1000000" office:value-type="float" office:value="32.310272" calcext:value-type="float">
            <text:p>32.310272</text:p>
          </table:table-cell>
        </table:table-row>
        <table:table-row table:style-name="ro1">
          <table:table-cell table:formula="of:= [times_10000.A352]" office:value-type="float" office:value="351" calcext:value-type="float">
            <text:p>351</text:p>
          </table:table-cell>
          <table:table-cell table:formula="of:= ([times_10000.C352] - [times_10000.B352]) / 1000000" office:value-type="float" office:value="81.350144" calcext:value-type="float">
            <text:p>81.350144</text:p>
          </table:table-cell>
          <table:table-cell table:formula="of:= ([times_100000.C352] - [times_100000.B352]) / 1000000" office:value-type="float" office:value="166.54976" calcext:value-type="float">
            <text:p>166.54976</text:p>
          </table:table-cell>
          <table:table-cell table:formula="of:= ([times_1000000.C352] - [times_1000000.B352]) / 1000000" office:value-type="float" office:value="32.229888" calcext:value-type="float">
            <text:p>32.229888</text:p>
          </table:table-cell>
        </table:table-row>
        <table:table-row table:style-name="ro1">
          <table:table-cell table:formula="of:= [times_10000.A353]" office:value-type="float" office:value="352" calcext:value-type="float">
            <text:p>352</text:p>
          </table:table-cell>
          <table:table-cell table:formula="of:= ([times_10000.C353] - [times_10000.B353]) / 1000000" office:value-type="float" office:value="81.459968" calcext:value-type="float">
            <text:p>81.459968</text:p>
          </table:table-cell>
          <table:table-cell table:formula="of:= ([times_100000.C353] - [times_100000.B353]) / 1000000" office:value-type="float" office:value="166.479872" calcext:value-type="float">
            <text:p>166.479872</text:p>
          </table:table-cell>
          <table:table-cell table:formula="of:= ([times_1000000.C353] - [times_1000000.B353]) / 1000000" office:value-type="float" office:value="32.169984" calcext:value-type="float">
            <text:p>32.169984</text:p>
          </table:table-cell>
        </table:table-row>
        <table:table-row table:style-name="ro1">
          <table:table-cell table:formula="of:= [times_10000.A354]" office:value-type="float" office:value="353" calcext:value-type="float">
            <text:p>353</text:p>
          </table:table-cell>
          <table:table-cell table:formula="of:= ([times_10000.C354] - [times_10000.B354]) / 1000000" office:value-type="float" office:value="81.049856" calcext:value-type="float">
            <text:p>81.049856</text:p>
          </table:table-cell>
          <table:table-cell table:formula="of:= ([times_100000.C354] - [times_100000.B354]) / 1000000" office:value-type="float" office:value="166.520064" calcext:value-type="float">
            <text:p>166.520064</text:p>
          </table:table-cell>
          <table:table-cell table:formula="of:= ([times_1000000.C354] - [times_1000000.B354]) / 1000000" office:value-type="float" office:value="32.229888" calcext:value-type="float">
            <text:p>32.229888</text:p>
          </table:table-cell>
        </table:table-row>
        <table:table-row table:style-name="ro1">
          <table:table-cell table:formula="of:= [times_10000.A355]" office:value-type="float" office:value="354" calcext:value-type="float">
            <text:p>354</text:p>
          </table:table-cell>
          <table:table-cell table:formula="of:= ([times_10000.C355] - [times_10000.B355]) / 1000000" office:value-type="float" office:value="80.790016" calcext:value-type="float">
            <text:p>80.790016</text:p>
          </table:table-cell>
          <table:table-cell table:formula="of:= ([times_100000.C355] - [times_100000.B355]) / 1000000" office:value-type="float" office:value="166.220288" calcext:value-type="float">
            <text:p>166.220288</text:p>
          </table:table-cell>
          <table:table-cell table:formula="of:= ([times_1000000.C355] - [times_1000000.B355]) / 1000000" office:value-type="float" office:value="31.93984" calcext:value-type="float">
            <text:p>31.93984</text:p>
          </table:table-cell>
        </table:table-row>
        <table:table-row table:style-name="ro1">
          <table:table-cell table:formula="of:= [times_10000.A356]" office:value-type="float" office:value="355" calcext:value-type="float">
            <text:p>355</text:p>
          </table:table-cell>
          <table:table-cell table:formula="of:= ([times_10000.C356] - [times_10000.B356]) / 1000000" office:value-type="float" office:value="80.499968" calcext:value-type="float">
            <text:p>80.499968</text:p>
          </table:table-cell>
          <table:table-cell table:formula="of:= ([times_100000.C356] - [times_100000.B356]) / 1000000" office:value-type="float" office:value="165.810176" calcext:value-type="float">
            <text:p>165.810176</text:p>
          </table:table-cell>
          <table:table-cell table:formula="of:= ([times_1000000.C356] - [times_1000000.B356]) / 1000000" office:value-type="float" office:value="31.599872" calcext:value-type="float">
            <text:p>31.599872</text:p>
          </table:table-cell>
        </table:table-row>
        <table:table-row table:style-name="ro1">
          <table:table-cell table:formula="of:= [times_10000.A357]" office:value-type="float" office:value="356" calcext:value-type="float">
            <text:p>356</text:p>
          </table:table-cell>
          <table:table-cell table:formula="of:= ([times_10000.C357] - [times_10000.B357]) / 1000000" office:value-type="float" office:value="80.359936" calcext:value-type="float">
            <text:p>80.359936</text:p>
          </table:table-cell>
          <table:table-cell table:formula="of:= ([times_100000.C357] - [times_100000.B357]) / 1000000" office:value-type="float" office:value="165.349888" calcext:value-type="float">
            <text:p>165.349888</text:p>
          </table:table-cell>
          <table:table-cell table:formula="of:= ([times_1000000.C357] - [times_1000000.B357]) / 1000000" office:value-type="float" office:value="31.270144" calcext:value-type="float">
            <text:p>31.270144</text:p>
          </table:table-cell>
        </table:table-row>
        <table:table-row table:style-name="ro1">
          <table:table-cell table:formula="of:= [times_10000.A358]" office:value-type="float" office:value="357" calcext:value-type="float">
            <text:p>357</text:p>
          </table:table-cell>
          <table:table-cell table:formula="of:= ([times_10000.C358] - [times_10000.B358]) / 1000000" office:value-type="float" office:value="80.230144" calcext:value-type="float">
            <text:p>80.230144</text:p>
          </table:table-cell>
          <table:table-cell table:formula="of:= ([times_100000.C358] - [times_100000.B358]) / 1000000" office:value-type="float" office:value="164.94976" calcext:value-type="float">
            <text:p>164.94976</text:p>
          </table:table-cell>
          <table:table-cell table:formula="of:= ([times_1000000.C358] - [times_1000000.B358]) / 1000000" office:value-type="float" office:value="30.970112" calcext:value-type="float">
            <text:p>30.970112</text:p>
          </table:table-cell>
        </table:table-row>
        <table:table-row table:style-name="ro1">
          <table:table-cell table:formula="of:= [times_10000.A359]" office:value-type="float" office:value="358" calcext:value-type="float">
            <text:p>358</text:p>
          </table:table-cell>
          <table:table-cell table:formula="of:= ([times_10000.C359] - [times_10000.B359]) / 1000000" office:value-type="float" office:value="80.17024" calcext:value-type="float">
            <text:p>80.17024</text:p>
          </table:table-cell>
          <table:table-cell table:formula="of:= ([times_100000.C359] - [times_100000.B359]) / 1000000" office:value-type="float" office:value="164.620032" calcext:value-type="float">
            <text:p>164.620032</text:p>
          </table:table-cell>
          <table:table-cell table:formula="of:= ([times_1000000.C359] - [times_1000000.B359]) / 1000000" office:value-type="float" office:value="30.619904" calcext:value-type="float">
            <text:p>30.619904</text:p>
          </table:table-cell>
        </table:table-row>
        <table:table-row table:style-name="ro1">
          <table:table-cell table:formula="of:= [times_10000.A360]" office:value-type="float" office:value="359" calcext:value-type="float">
            <text:p>359</text:p>
          </table:table-cell>
          <table:table-cell table:formula="of:= ([times_10000.C360] - [times_10000.B360]) / 1000000" office:value-type="float" office:value="79.849984" calcext:value-type="float">
            <text:p>79.849984</text:p>
          </table:table-cell>
          <table:table-cell table:formula="of:= ([times_100000.C360] - [times_100000.B360]) / 1000000" office:value-type="float" office:value="164.199936" calcext:value-type="float">
            <text:p>164.199936</text:p>
          </table:table-cell>
          <table:table-cell table:formula="of:= ([times_1000000.C360] - [times_1000000.B360]) / 1000000" office:value-type="float" office:value="30.439936" calcext:value-type="float">
            <text:p>30.439936</text:p>
          </table:table-cell>
        </table:table-row>
        <table:table-row table:style-name="ro1">
          <table:table-cell table:formula="of:= [times_10000.A361]" office:value-type="float" office:value="360" calcext:value-type="float">
            <text:p>360</text:p>
          </table:table-cell>
          <table:table-cell table:formula="of:= ([times_10000.C361] - [times_10000.B361]) / 1000000" office:value-type="float" office:value="79.670272" calcext:value-type="float">
            <text:p>79.670272</text:p>
          </table:table-cell>
          <table:table-cell table:formula="of:= ([times_100000.C361] - [times_100000.B361]) / 1000000" office:value-type="float" office:value="164.06016" calcext:value-type="float">
            <text:p>164.06016</text:p>
          </table:table-cell>
          <table:table-cell table:formula="of:= ([times_1000000.C361] - [times_1000000.B361]) / 1000000" office:value-type="float" office:value="30.419968" calcext:value-type="float">
            <text:p>30.419968</text:p>
          </table:table-cell>
        </table:table-row>
        <table:table-row table:style-name="ro1">
          <table:table-cell table:formula="of:= [times_10000.A362]" office:value-type="float" office:value="361" calcext:value-type="float">
            <text:p>361</text:p>
          </table:table-cell>
          <table:table-cell table:formula="of:= ([times_10000.C362] - [times_10000.B362]) / 1000000" office:value-type="float" office:value="79.80032" calcext:value-type="float">
            <text:p>79.80032</text:p>
          </table:table-cell>
          <table:table-cell table:formula="of:= ([times_100000.C362] - [times_100000.B362]) / 1000000" office:value-type="float" office:value="163.760128" calcext:value-type="float">
            <text:p>163.760128</text:p>
          </table:table-cell>
          <table:table-cell table:formula="of:= ([times_1000000.C362] - [times_1000000.B362]) / 1000000" office:value-type="float" office:value="30.249984" calcext:value-type="float">
            <text:p>30.249984</text:p>
          </table:table-cell>
        </table:table-row>
        <table:table-row table:style-name="ro1">
          <table:table-cell table:formula="of:= [times_10000.A363]" office:value-type="float" office:value="362" calcext:value-type="float">
            <text:p>362</text:p>
          </table:table-cell>
          <table:table-cell table:formula="of:= ([times_10000.C363] - [times_10000.B363]) / 1000000" office:value-type="float" office:value="79.730176" calcext:value-type="float">
            <text:p>79.730176</text:p>
          </table:table-cell>
          <table:table-cell table:formula="of:= ([times_100000.C363] - [times_100000.B363]) / 1000000" office:value-type="float" office:value="163.350016" calcext:value-type="float">
            <text:p>163.350016</text:p>
          </table:table-cell>
          <table:table-cell table:formula="of:= ([times_1000000.C363] - [times_1000000.B363]) / 1000000" office:value-type="float" office:value="29.949952" calcext:value-type="float">
            <text:p>29.949952</text:p>
          </table:table-cell>
        </table:table-row>
        <table:table-row table:style-name="ro1">
          <table:table-cell table:formula="of:= [times_10000.A364]" office:value-type="float" office:value="363" calcext:value-type="float">
            <text:p>363</text:p>
          </table:table-cell>
          <table:table-cell table:formula="of:= ([times_10000.C364] - [times_10000.B364]) / 1000000" office:value-type="float" office:value="79.590144" calcext:value-type="float">
            <text:p>79.590144</text:p>
          </table:table-cell>
          <table:table-cell table:formula="of:= ([times_100000.C364] - [times_100000.B364]) / 1000000" office:value-type="float" office:value="168.879872" calcext:value-type="float">
            <text:p>168.879872</text:p>
          </table:table-cell>
          <table:table-cell table:formula="of:= ([times_1000000.C364] - [times_1000000.B364]) / 1000000" office:value-type="float" office:value="29.760256" calcext:value-type="float">
            <text:p>29.760256</text:p>
          </table:table-cell>
        </table:table-row>
        <table:table-row table:style-name="ro1">
          <table:table-cell table:formula="of:= [times_10000.A365]" office:value-type="float" office:value="364" calcext:value-type="float">
            <text:p>364</text:p>
          </table:table-cell>
          <table:table-cell table:formula="of:= ([times_10000.C365] - [times_10000.B365]) / 1000000" office:value-type="float" office:value="79.450112" calcext:value-type="float">
            <text:p>79.450112</text:p>
          </table:table-cell>
          <table:table-cell table:formula="of:= ([times_100000.C365] - [times_100000.B365]) / 1000000" office:value-type="float" office:value="169.629952" calcext:value-type="float">
            <text:p>169.629952</text:p>
          </table:table-cell>
          <table:table-cell table:formula="of:= ([times_1000000.C365] - [times_1000000.B365]) / 1000000" office:value-type="float" office:value="30.319872" calcext:value-type="float">
            <text:p>30.319872</text:p>
          </table:table-cell>
        </table:table-row>
        <table:table-row table:style-name="ro1">
          <table:table-cell table:formula="of:= [times_10000.A366]" office:value-type="float" office:value="365" calcext:value-type="float">
            <text:p>365</text:p>
          </table:table-cell>
          <table:table-cell table:formula="of:= ([times_10000.C366] - [times_10000.B366]) / 1000000" office:value-type="float" office:value="79.520256" calcext:value-type="float">
            <text:p>79.520256</text:p>
          </table:table-cell>
          <table:table-cell table:formula="of:= ([times_100000.C366] - [times_100000.B366]) / 1000000" office:value-type="float" office:value="171.219968" calcext:value-type="float">
            <text:p>171.219968</text:p>
          </table:table-cell>
          <table:table-cell table:formula="of:= ([times_1000000.C366] - [times_1000000.B366]) / 1000000" office:value-type="float" office:value="31.429888" calcext:value-type="float">
            <text:p>31.429888</text:p>
          </table:table-cell>
        </table:table-row>
        <table:table-row table:style-name="ro1">
          <table:table-cell table:formula="of:= [times_10000.A367]" office:value-type="float" office:value="366" calcext:value-type="float">
            <text:p>366</text:p>
          </table:table-cell>
          <table:table-cell table:formula="of:= ([times_10000.C367] - [times_10000.B367]) / 1000000" office:value-type="float" office:value="79.88992" calcext:value-type="float">
            <text:p>79.88992</text:p>
          </table:table-cell>
          <table:table-cell table:formula="of:= ([times_100000.C367] - [times_100000.B367]) / 1000000" office:value-type="float" office:value="172.48" calcext:value-type="float">
            <text:p>172.48</text:p>
          </table:table-cell>
          <table:table-cell table:formula="of:= ([times_1000000.C367] - [times_1000000.B367]) / 1000000" office:value-type="float" office:value="32.140032" calcext:value-type="float">
            <text:p>32.140032</text:p>
          </table:table-cell>
        </table:table-row>
        <table:table-row table:style-name="ro1">
          <table:table-cell table:formula="of:= [times_10000.A368]" office:value-type="float" office:value="367" calcext:value-type="float">
            <text:p>367</text:p>
          </table:table-cell>
          <table:table-cell table:formula="of:= ([times_10000.C368] - [times_10000.B368]) / 1000000" office:value-type="float" office:value="79.780096" calcext:value-type="float">
            <text:p>79.780096</text:p>
          </table:table-cell>
          <table:table-cell table:formula="of:= ([times_100000.C368] - [times_100000.B368]) / 1000000" office:value-type="float" office:value="172.33024" calcext:value-type="float">
            <text:p>172.33024</text:p>
          </table:table-cell>
          <table:table-cell table:formula="of:= ([times_1000000.C368] - [times_1000000.B368]) / 1000000" office:value-type="float" office:value="32.30976" calcext:value-type="float">
            <text:p>32.30976</text:p>
          </table:table-cell>
        </table:table-row>
        <table:table-row table:style-name="ro1">
          <table:table-cell table:formula="of:= [times_10000.A369]" office:value-type="float" office:value="368" calcext:value-type="float">
            <text:p>368</text:p>
          </table:table-cell>
          <table:table-cell table:formula="of:= ([times_10000.C369] - [times_10000.B369]) / 1000000" office:value-type="float" office:value="79.820288" calcext:value-type="float">
            <text:p>79.820288</text:p>
          </table:table-cell>
          <table:table-cell table:formula="of:= ([times_100000.C369] - [times_100000.B369]) / 1000000" office:value-type="float" office:value="172.080128" calcext:value-type="float">
            <text:p>172.080128</text:p>
          </table:table-cell>
          <table:table-cell table:formula="of:= ([times_1000000.C369] - [times_1000000.B369]) / 1000000" office:value-type="float" office:value="32.11008" calcext:value-type="float">
            <text:p>32.11008</text:p>
          </table:table-cell>
        </table:table-row>
        <table:table-row table:style-name="ro1">
          <table:table-cell table:formula="of:= [times_10000.A370]" office:value-type="float" office:value="369" calcext:value-type="float">
            <text:p>369</text:p>
          </table:table-cell>
          <table:table-cell table:formula="of:= ([times_10000.C370] - [times_10000.B370]) / 1000000" office:value-type="float" office:value="79.549952" calcext:value-type="float">
            <text:p>79.549952</text:p>
          </table:table-cell>
          <table:table-cell table:formula="of:= ([times_100000.C370] - [times_100000.B370]) / 1000000" office:value-type="float" office:value="172.720128" calcext:value-type="float">
            <text:p>172.720128</text:p>
          </table:table-cell>
          <table:table-cell table:formula="of:= ([times_1000000.C370] - [times_1000000.B370]) / 1000000" office:value-type="float" office:value="31.939584" calcext:value-type="float">
            <text:p>31.939584</text:p>
          </table:table-cell>
        </table:table-row>
        <table:table-row table:style-name="ro1">
          <table:table-cell table:formula="of:= [times_10000.A371]" office:value-type="float" office:value="370" calcext:value-type="float">
            <text:p>370</text:p>
          </table:table-cell>
          <table:table-cell table:formula="of:= ([times_10000.C371] - [times_10000.B371]) / 1000000" office:value-type="float" office:value="79.24992" calcext:value-type="float">
            <text:p>79.24992</text:p>
          </table:table-cell>
          <table:table-cell table:formula="of:= ([times_100000.C371] - [times_100000.B371]) / 1000000" office:value-type="float" office:value="174.279936" calcext:value-type="float">
            <text:p>174.279936</text:p>
          </table:table-cell>
          <table:table-cell table:formula="of:= ([times_1000000.C371] - [times_1000000.B371]) / 1000000" office:value-type="float" office:value="31.819776" calcext:value-type="float">
            <text:p>31.819776</text:p>
          </table:table-cell>
        </table:table-row>
        <table:table-row table:style-name="ro1">
          <table:table-cell table:formula="of:= [times_10000.A372]" office:value-type="float" office:value="371" calcext:value-type="float">
            <text:p>371</text:p>
          </table:table-cell>
          <table:table-cell table:formula="of:= ([times_10000.C372] - [times_10000.B372]) / 1000000" office:value-type="float" office:value="78.959872" calcext:value-type="float">
            <text:p>78.959872</text:p>
          </table:table-cell>
          <table:table-cell table:formula="of:= ([times_100000.C372] - [times_100000.B372]) / 1000000" office:value-type="float" office:value="174.280192" calcext:value-type="float">
            <text:p>174.280192</text:p>
          </table:table-cell>
          <table:table-cell table:formula="of:= ([times_1000000.C372] - [times_1000000.B372]) / 1000000" office:value-type="float" office:value="31.510016" calcext:value-type="float">
            <text:p>31.510016</text:p>
          </table:table-cell>
        </table:table-row>
        <table:table-row table:style-name="ro1">
          <table:table-cell table:formula="of:= [times_10000.A373]" office:value-type="float" office:value="372" calcext:value-type="float">
            <text:p>372</text:p>
          </table:table-cell>
          <table:table-cell table:formula="of:= ([times_10000.C373] - [times_10000.B373]) / 1000000" office:value-type="float" office:value="78.899968" calcext:value-type="float">
            <text:p>78.899968</text:p>
          </table:table-cell>
          <table:table-cell table:formula="of:= ([times_100000.C373] - [times_100000.B373]) / 1000000" office:value-type="float" office:value="174.110208" calcext:value-type="float">
            <text:p>174.110208</text:p>
          </table:table-cell>
          <table:table-cell table:formula="of:= ([times_1000000.C373] - [times_1000000.B373]) / 1000000" office:value-type="float" office:value="31.42016" calcext:value-type="float">
            <text:p>31.42016</text:p>
          </table:table-cell>
        </table:table-row>
        <table:table-row table:style-name="ro1">
          <table:table-cell table:formula="of:= [times_10000.A374]" office:value-type="float" office:value="373" calcext:value-type="float">
            <text:p>373</text:p>
          </table:table-cell>
          <table:table-cell table:formula="of:= ([times_10000.C374] - [times_10000.B374]) / 1000000" office:value-type="float" office:value="78.600192" calcext:value-type="float">
            <text:p>78.600192</text:p>
          </table:table-cell>
          <table:table-cell table:formula="of:= ([times_100000.C374] - [times_100000.B374]) / 1000000" office:value-type="float" office:value="173.829888" calcext:value-type="float">
            <text:p>173.829888</text:p>
          </table:table-cell>
          <table:table-cell table:formula="of:= ([times_1000000.C374] - [times_1000000.B374]) / 1000000" office:value-type="float" office:value="32.609792" calcext:value-type="float">
            <text:p>32.609792</text:p>
          </table:table-cell>
        </table:table-row>
        <table:table-row table:style-name="ro1">
          <table:table-cell table:formula="of:= [times_10000.A375]" office:value-type="float" office:value="374" calcext:value-type="float">
            <text:p>374</text:p>
          </table:table-cell>
          <table:table-cell table:formula="of:= ([times_10000.C375] - [times_10000.B375]) / 1000000" office:value-type="float" office:value="78.299904" calcext:value-type="float">
            <text:p>78.299904</text:p>
          </table:table-cell>
          <table:table-cell table:formula="of:= ([times_100000.C375] - [times_100000.B375]) / 1000000" office:value-type="float" office:value="174.639872" calcext:value-type="float">
            <text:p>174.639872</text:p>
          </table:table-cell>
          <table:table-cell table:formula="of:= ([times_1000000.C375] - [times_1000000.B375]) / 1000000" office:value-type="float" office:value="32.669952" calcext:value-type="float">
            <text:p>32.669952</text:p>
          </table:table-cell>
        </table:table-row>
        <table:table-row table:style-name="ro1">
          <table:table-cell table:formula="of:= [times_10000.A376]" office:value-type="float" office:value="375" calcext:value-type="float">
            <text:p>375</text:p>
          </table:table-cell>
          <table:table-cell table:formula="of:= ([times_10000.C376] - [times_10000.B376]) / 1000000" office:value-type="float" office:value="83.309824" calcext:value-type="float">
            <text:p>83.309824</text:p>
          </table:table-cell>
          <table:table-cell table:formula="of:= ([times_100000.C376] - [times_100000.B376]) / 1000000" office:value-type="float" office:value="175.819776" calcext:value-type="float">
            <text:p>175.819776</text:p>
          </table:table-cell>
          <table:table-cell table:formula="of:= ([times_1000000.C376] - [times_1000000.B376]) / 1000000" office:value-type="float" office:value="32.600064" calcext:value-type="float">
            <text:p>32.600064</text:p>
          </table:table-cell>
        </table:table-row>
        <table:table-row table:style-name="ro1">
          <table:table-cell table:formula="of:= [times_10000.A377]" office:value-type="float" office:value="376" calcext:value-type="float">
            <text:p>376</text:p>
          </table:table-cell>
          <table:table-cell table:formula="of:= ([times_10000.C377] - [times_10000.B377]) / 1000000" office:value-type="float" office:value="86.599936" calcext:value-type="float">
            <text:p>86.599936</text:p>
          </table:table-cell>
          <table:table-cell table:formula="of:= ([times_100000.C377] - [times_100000.B377]) / 1000000" office:value-type="float" office:value="175.529728" calcext:value-type="float">
            <text:p>175.529728</text:p>
          </table:table-cell>
          <table:table-cell table:formula="of:= ([times_1000000.C377] - [times_1000000.B377]) / 1000000" office:value-type="float" office:value="34.44992" calcext:value-type="float">
            <text:p>34.44992</text:p>
          </table:table-cell>
        </table:table-row>
        <table:table-row table:style-name="ro1">
          <table:table-cell table:formula="of:= [times_10000.A378]" office:value-type="float" office:value="377" calcext:value-type="float">
            <text:p>377</text:p>
          </table:table-cell>
          <table:table-cell table:formula="of:= ([times_10000.C378] - [times_10000.B378]) / 1000000" office:value-type="float" office:value="97.039872" calcext:value-type="float">
            <text:p>97.039872</text:p>
          </table:table-cell>
          <table:table-cell table:formula="of:= ([times_100000.C378] - [times_100000.B378]) / 1000000" office:value-type="float" office:value="175.219968" calcext:value-type="float">
            <text:p>175.219968</text:p>
          </table:table-cell>
          <table:table-cell table:formula="of:= ([times_1000000.C378] - [times_1000000.B378]) / 1000000" office:value-type="float" office:value="35.770112" calcext:value-type="float">
            <text:p>35.770112</text:p>
          </table:table-cell>
        </table:table-row>
        <table:table-row table:style-name="ro1">
          <table:table-cell table:formula="of:= [times_10000.A379]" office:value-type="float" office:value="378" calcext:value-type="float">
            <text:p>378</text:p>
          </table:table-cell>
          <table:table-cell table:formula="of:= ([times_10000.C379] - [times_10000.B379]) / 1000000" office:value-type="float" office:value="97.39008" calcext:value-type="float">
            <text:p>97.39008</text:p>
          </table:table-cell>
          <table:table-cell table:formula="of:= ([times_100000.C379] - [times_100000.B379]) / 1000000" office:value-type="float" office:value="174.820096" calcext:value-type="float">
            <text:p>174.820096</text:p>
          </table:table-cell>
          <table:table-cell table:formula="of:= ([times_1000000.C379] - [times_1000000.B379]) / 1000000" office:value-type="float" office:value="36.440064" calcext:value-type="float">
            <text:p>36.440064</text:p>
          </table:table-cell>
        </table:table-row>
        <table:table-row table:style-name="ro1">
          <table:table-cell table:formula="of:= [times_10000.A380]" office:value-type="float" office:value="379" calcext:value-type="float">
            <text:p>379</text:p>
          </table:table-cell>
          <table:table-cell table:formula="of:= ([times_10000.C380] - [times_10000.B380]) / 1000000" office:value-type="float" office:value="97.32992" calcext:value-type="float">
            <text:p>97.32992</text:p>
          </table:table-cell>
          <table:table-cell table:formula="of:= ([times_100000.C380] - [times_100000.B380]) / 1000000" office:value-type="float" office:value="174.569984" calcext:value-type="float">
            <text:p>174.569984</text:p>
          </table:table-cell>
          <table:table-cell table:formula="of:= ([times_1000000.C380] - [times_1000000.B380]) / 1000000" office:value-type="float" office:value="37.829888" calcext:value-type="float">
            <text:p>37.829888</text:p>
          </table:table-cell>
        </table:table-row>
        <table:table-row table:style-name="ro1">
          <table:table-cell table:formula="of:= [times_10000.A381]" office:value-type="float" office:value="380" calcext:value-type="float">
            <text:p>380</text:p>
          </table:table-cell>
          <table:table-cell table:formula="of:= ([times_10000.C381] - [times_10000.B381]) / 1000000" office:value-type="float" office:value="98.799872" calcext:value-type="float">
            <text:p>98.799872</text:p>
          </table:table-cell>
          <table:table-cell table:formula="of:= ([times_100000.C381] - [times_100000.B381]) / 1000000" office:value-type="float" office:value="174.850048" calcext:value-type="float">
            <text:p>174.850048</text:p>
          </table:table-cell>
          <table:table-cell table:formula="of:= ([times_1000000.C381] - [times_1000000.B381]) / 1000000" office:value-type="float" office:value="38.579968" calcext:value-type="float">
            <text:p>38.579968</text:p>
          </table:table-cell>
        </table:table-row>
        <table:table-row table:style-name="ro1">
          <table:table-cell table:formula="of:= [times_10000.A382]" office:value-type="float" office:value="381" calcext:value-type="float">
            <text:p>381</text:p>
          </table:table-cell>
          <table:table-cell table:formula="of:= ([times_10000.C382] - [times_10000.B382]) / 1000000" office:value-type="float" office:value="104.570112" calcext:value-type="float">
            <text:p>104.570112</text:p>
          </table:table-cell>
          <table:table-cell table:formula="of:= ([times_100000.C382] - [times_100000.B382]) / 1000000" office:value-type="float" office:value="175.04" calcext:value-type="float">
            <text:p>175.04</text:p>
          </table:table-cell>
          <table:table-cell table:formula="of:= ([times_1000000.C382] - [times_1000000.B382]) / 1000000" office:value-type="float" office:value="38.790144" calcext:value-type="float">
            <text:p>38.790144</text:p>
          </table:table-cell>
        </table:table-row>
        <table:table-row table:style-name="ro1">
          <table:table-cell table:formula="of:= [times_10000.A383]" office:value-type="float" office:value="382" calcext:value-type="float">
            <text:p>382</text:p>
          </table:table-cell>
          <table:table-cell table:formula="of:= ([times_10000.C383] - [times_10000.B383]) / 1000000" office:value-type="float" office:value="105.319936" calcext:value-type="float">
            <text:p>105.319936</text:p>
          </table:table-cell>
          <table:table-cell table:formula="of:= ([times_100000.C383] - [times_100000.B383]) / 1000000" office:value-type="float" office:value="174.969856" calcext:value-type="float">
            <text:p>174.969856</text:p>
          </table:table-cell>
          <table:table-cell table:formula="of:= ([times_1000000.C383] - [times_1000000.B383]) / 1000000" office:value-type="float" office:value="38.889984" calcext:value-type="float">
            <text:p>38.889984</text:p>
          </table:table-cell>
        </table:table-row>
        <table:table-row table:style-name="ro1">
          <table:table-cell table:formula="of:= [times_10000.A384]" office:value-type="float" office:value="383" calcext:value-type="float">
            <text:p>383</text:p>
          </table:table-cell>
          <table:table-cell table:formula="of:= ([times_10000.C384] - [times_10000.B384]) / 1000000" office:value-type="float" office:value="106.329856" calcext:value-type="float">
            <text:p>106.329856</text:p>
          </table:table-cell>
          <table:table-cell table:formula="of:= ([times_100000.C384] - [times_100000.B384]) / 1000000" office:value-type="float" office:value="174.660096" calcext:value-type="float">
            <text:p>174.660096</text:p>
          </table:table-cell>
          <table:table-cell table:formula="of:= ([times_1000000.C384] - [times_1000000.B384]) / 1000000" office:value-type="float" office:value="39.219968" calcext:value-type="float">
            <text:p>39.219968</text:p>
          </table:table-cell>
        </table:table-row>
        <table:table-row table:style-name="ro1">
          <table:table-cell table:formula="of:= [times_10000.A385]" office:value-type="float" office:value="384" calcext:value-type="float">
            <text:p>384</text:p>
          </table:table-cell>
          <table:table-cell table:formula="of:= ([times_10000.C385] - [times_10000.B385]) / 1000000" office:value-type="float" office:value="107.020032" calcext:value-type="float">
            <text:p>107.020032</text:p>
          </table:table-cell>
          <table:table-cell table:formula="of:= ([times_100000.C385] - [times_100000.B385]) / 1000000" office:value-type="float" office:value="174.370048" calcext:value-type="float">
            <text:p>174.370048</text:p>
          </table:table-cell>
          <table:table-cell table:formula="of:= ([times_1000000.C385] - [times_1000000.B385]) / 1000000" office:value-type="float" office:value="41.18016" calcext:value-type="float">
            <text:p>41.18016</text:p>
          </table:table-cell>
        </table:table-row>
        <table:table-row table:style-name="ro1">
          <table:table-cell table:formula="of:= [times_10000.A386]" office:value-type="float" office:value="385" calcext:value-type="float">
            <text:p>385</text:p>
          </table:table-cell>
          <table:table-cell table:formula="of:= ([times_10000.C386] - [times_10000.B386]) / 1000000" office:value-type="float" office:value="107.119872" calcext:value-type="float">
            <text:p>107.119872</text:p>
          </table:table-cell>
          <table:table-cell table:formula="of:= ([times_100000.C386] - [times_100000.B386]) / 1000000" office:value-type="float" office:value="174.06976" calcext:value-type="float">
            <text:p>174.06976</text:p>
          </table:table-cell>
          <table:table-cell table:formula="of:= ([times_1000000.C386] - [times_1000000.B386]) / 1000000" office:value-type="float" office:value="41.199872" calcext:value-type="float">
            <text:p>41.199872</text:p>
          </table:table-cell>
        </table:table-row>
        <table:table-row table:style-name="ro1">
          <table:table-cell table:formula="of:= [times_10000.A387]" office:value-type="float" office:value="386" calcext:value-type="float">
            <text:p>386</text:p>
          </table:table-cell>
          <table:table-cell table:formula="of:= ([times_10000.C387] - [times_10000.B387]) / 1000000" office:value-type="float" office:value="107.490048" calcext:value-type="float">
            <text:p>107.490048</text:p>
          </table:table-cell>
          <table:table-cell table:formula="of:= ([times_100000.C387] - [times_100000.B387]) / 1000000" office:value-type="float" office:value="173.76" calcext:value-type="float">
            <text:p>173.76</text:p>
          </table:table-cell>
          <table:table-cell table:formula="of:= ([times_1000000.C387] - [times_1000000.B387]) / 1000000" office:value-type="float" office:value="41.23008" calcext:value-type="float">
            <text:p>41.23008</text:p>
          </table:table-cell>
        </table:table-row>
        <table:table-row table:style-name="ro1">
          <table:table-cell table:formula="of:= [times_10000.A388]" office:value-type="float" office:value="387" calcext:value-type="float">
            <text:p>387</text:p>
          </table:table-cell>
          <table:table-cell table:formula="of:= ([times_10000.C388] - [times_10000.B388]) / 1000000" office:value-type="float" office:value="109.469952" calcext:value-type="float">
            <text:p>109.469952</text:p>
          </table:table-cell>
          <table:table-cell table:formula="of:= ([times_100000.C388] - [times_100000.B388]) / 1000000" office:value-type="float" office:value="173.55008" calcext:value-type="float">
            <text:p>173.55008</text:p>
          </table:table-cell>
          <table:table-cell table:formula="of:= ([times_1000000.C388] - [times_1000000.B388]) / 1000000" office:value-type="float" office:value="43.129856" calcext:value-type="float">
            <text:p>43.129856</text:p>
          </table:table-cell>
        </table:table-row>
        <table:table-row table:style-name="ro1">
          <table:table-cell table:formula="of:= [times_10000.A389]" office:value-type="float" office:value="388" calcext:value-type="float">
            <text:p>388</text:p>
          </table:table-cell>
          <table:table-cell table:formula="of:= ([times_10000.C389] - [times_10000.B389]) / 1000000" office:value-type="float" office:value="110.220032" calcext:value-type="float">
            <text:p>110.220032</text:p>
          </table:table-cell>
          <table:table-cell table:formula="of:= ([times_100000.C389] - [times_100000.B389]) / 1000000" office:value-type="float" office:value="173.199872" calcext:value-type="float">
            <text:p>173.199872</text:p>
          </table:table-cell>
          <table:table-cell table:formula="of:= ([times_1000000.C389] - [times_1000000.B389]) / 1000000" office:value-type="float" office:value="43.270144" calcext:value-type="float">
            <text:p>43.270144</text:p>
          </table:table-cell>
        </table:table-row>
        <table:table-row table:style-name="ro1">
          <table:table-cell table:formula="of:= [times_10000.A390]" office:value-type="float" office:value="389" calcext:value-type="float">
            <text:p>389</text:p>
          </table:table-cell>
          <table:table-cell table:formula="of:= ([times_10000.C390] - [times_10000.B390]) / 1000000" office:value-type="float" office:value="110.949888" calcext:value-type="float">
            <text:p>110.949888</text:p>
          </table:table-cell>
          <table:table-cell table:formula="of:= ([times_100000.C390] - [times_100000.B390]) / 1000000" office:value-type="float" office:value="172.890112" calcext:value-type="float">
            <text:p>172.890112</text:p>
          </table:table-cell>
          <table:table-cell table:formula="of:= ([times_1000000.C390] - [times_1000000.B390]) / 1000000" office:value-type="float" office:value="43.290112" calcext:value-type="float">
            <text:p>43.290112</text:p>
          </table:table-cell>
        </table:table-row>
        <table:table-row table:style-name="ro1">
          <table:table-cell table:formula="of:= [times_10000.A391]" office:value-type="float" office:value="390" calcext:value-type="float">
            <text:p>390</text:p>
          </table:table-cell>
          <table:table-cell table:formula="of:= ([times_10000.C391] - [times_10000.B391]) / 1000000" office:value-type="float" office:value="111.739904" calcext:value-type="float">
            <text:p>111.739904</text:p>
          </table:table-cell>
          <table:table-cell table:formula="of:= ([times_100000.C391] - [times_100000.B391]) / 1000000" office:value-type="float" office:value="172.919808" calcext:value-type="float">
            <text:p>172.919808</text:p>
          </table:table-cell>
          <table:table-cell table:formula="of:= ([times_1000000.C391] - [times_1000000.B391]) / 1000000" office:value-type="float" office:value="42.989824" calcext:value-type="float">
            <text:p>42.989824</text:p>
          </table:table-cell>
        </table:table-row>
        <table:table-row table:style-name="ro1">
          <table:table-cell table:formula="of:= [times_10000.A392]" office:value-type="float" office:value="391" calcext:value-type="float">
            <text:p>391</text:p>
          </table:table-cell>
          <table:table-cell table:formula="of:= ([times_10000.C392] - [times_10000.B392]) / 1000000" office:value-type="float" office:value="112.040192" calcext:value-type="float">
            <text:p>112.040192</text:p>
          </table:table-cell>
          <table:table-cell table:formula="of:= ([times_100000.C392] - [times_100000.B392]) / 1000000" office:value-type="float" office:value="172.619776" calcext:value-type="float">
            <text:p>172.619776</text:p>
          </table:table-cell>
          <table:table-cell table:formula="of:= ([times_1000000.C392] - [times_1000000.B392]) / 1000000" office:value-type="float" office:value="42.67008" calcext:value-type="float">
            <text:p>42.67008</text:p>
          </table:table-cell>
        </table:table-row>
        <table:table-row table:style-name="ro1">
          <table:table-cell table:formula="of:= [times_10000.A393]" office:value-type="float" office:value="392" calcext:value-type="float">
            <text:p>392</text:p>
          </table:table-cell>
          <table:table-cell table:formula="of:= ([times_10000.C393] - [times_10000.B393]) / 1000000" office:value-type="float" office:value="112.929792" calcext:value-type="float">
            <text:p>112.929792</text:p>
          </table:table-cell>
          <table:table-cell table:formula="of:= ([times_100000.C393] - [times_100000.B393]) / 1000000" office:value-type="float" office:value="172.329728" calcext:value-type="float">
            <text:p>172.329728</text:p>
          </table:table-cell>
          <table:table-cell table:formula="of:= ([times_1000000.C393] - [times_1000000.B393]) / 1000000" office:value-type="float" office:value="42.369792" calcext:value-type="float">
            <text:p>42.369792</text:p>
          </table:table-cell>
        </table:table-row>
        <table:table-row table:style-name="ro1">
          <table:table-cell table:formula="of:= [times_10000.A394]" office:value-type="float" office:value="393" calcext:value-type="float">
            <text:p>393</text:p>
          </table:table-cell>
          <table:table-cell table:formula="of:= ([times_10000.C394] - [times_10000.B394]) / 1000000" office:value-type="float" office:value="113.999872" calcext:value-type="float">
            <text:p>113.999872</text:p>
          </table:table-cell>
          <table:table-cell table:formula="of:= ([times_100000.C394] - [times_100000.B394]) / 1000000" office:value-type="float" office:value="172.029952" calcext:value-type="float">
            <text:p>172.029952</text:p>
          </table:table-cell>
          <table:table-cell table:formula="of:= ([times_1000000.C394] - [times_1000000.B394]) / 1000000" office:value-type="float" office:value="42.060032" calcext:value-type="float">
            <text:p>42.060032</text:p>
          </table:table-cell>
        </table:table-row>
        <table:table-row table:style-name="ro1">
          <table:table-cell table:formula="of:= [times_10000.A395]" office:value-type="float" office:value="394" calcext:value-type="float">
            <text:p>394</text:p>
          </table:table-cell>
          <table:table-cell table:formula="of:= ([times_10000.C395] - [times_10000.B395]) / 1000000" office:value-type="float" office:value="115.130112" calcext:value-type="float">
            <text:p>115.130112</text:p>
          </table:table-cell>
          <table:table-cell table:formula="of:= ([times_100000.C395] - [times_100000.B395]) / 1000000" office:value-type="float" office:value="171.74016" calcext:value-type="float">
            <text:p>171.74016</text:p>
          </table:table-cell>
          <table:table-cell table:formula="of:= ([times_1000000.C395] - [times_1000000.B395]) / 1000000" office:value-type="float" office:value="41.709824" calcext:value-type="float">
            <text:p>41.709824</text:p>
          </table:table-cell>
        </table:table-row>
        <table:table-row table:style-name="ro1">
          <table:table-cell table:formula="of:= [times_10000.A396]" office:value-type="float" office:value="395" calcext:value-type="float">
            <text:p>395</text:p>
          </table:table-cell>
          <table:table-cell table:formula="of:= ([times_10000.C396] - [times_10000.B396]) / 1000000" office:value-type="float" office:value="120.709888" calcext:value-type="float">
            <text:p>120.709888</text:p>
          </table:table-cell>
          <table:table-cell table:formula="of:= ([times_100000.C396] - [times_100000.B396]) / 1000000" office:value-type="float" office:value="171.440128" calcext:value-type="float">
            <text:p>171.440128</text:p>
          </table:table-cell>
          <table:table-cell table:formula="of:= ([times_1000000.C396] - [times_1000000.B396]) / 1000000" office:value-type="float" office:value="41.520128" calcext:value-type="float">
            <text:p>41.520128</text:p>
          </table:table-cell>
        </table:table-row>
        <table:table-row table:style-name="ro1">
          <table:table-cell table:formula="of:= [times_10000.A397]" office:value-type="float" office:value="396" calcext:value-type="float">
            <text:p>396</text:p>
          </table:table-cell>
          <table:table-cell table:formula="of:= ([times_10000.C397] - [times_10000.B397]) / 1000000" office:value-type="float" office:value="122.56" calcext:value-type="float">
            <text:p>122.56</text:p>
          </table:table-cell>
          <table:table-cell table:formula="of:= ([times_100000.C397] - [times_100000.B397]) / 1000000" office:value-type="float" office:value="171.350272" calcext:value-type="float">
            <text:p>171.350272</text:p>
          </table:table-cell>
          <table:table-cell table:formula="of:= ([times_1000000.C397] - [times_1000000.B397]) / 1000000" office:value-type="float" office:value="42.749696" calcext:value-type="float">
            <text:p>42.749696</text:p>
          </table:table-cell>
        </table:table-row>
        <table:table-row table:style-name="ro1">
          <table:table-cell table:formula="of:= [times_10000.A398]" office:value-type="float" office:value="397" calcext:value-type="float">
            <text:p>397</text:p>
          </table:table-cell>
          <table:table-cell table:formula="of:= ([times_10000.C398] - [times_10000.B398]) / 1000000" office:value-type="float" office:value="122.92992" calcext:value-type="float">
            <text:p>122.92992</text:p>
          </table:table-cell>
          <table:table-cell table:formula="of:= ([times_100000.C398] - [times_100000.B398]) / 1000000" office:value-type="float" office:value="171.069952" calcext:value-type="float">
            <text:p>171.069952</text:p>
          </table:table-cell>
          <table:table-cell table:formula="of:= ([times_1000000.C398] - [times_1000000.B398]) / 1000000" office:value-type="float" office:value="42.650112" calcext:value-type="float">
            <text:p>42.650112</text:p>
          </table:table-cell>
        </table:table-row>
        <table:table-row table:style-name="ro1">
          <table:table-cell table:formula="of:= [times_10000.A399]" office:value-type="float" office:value="398" calcext:value-type="float">
            <text:p>398</text:p>
          </table:table-cell>
          <table:table-cell table:formula="of:= ([times_10000.C399] - [times_10000.B399]) / 1000000" office:value-type="float" office:value="124.429824" calcext:value-type="float">
            <text:p>124.429824</text:p>
          </table:table-cell>
          <table:table-cell table:formula="of:= ([times_100000.C399] - [times_100000.B399]) / 1000000" office:value-type="float" office:value="170.750208" calcext:value-type="float">
            <text:p>170.750208</text:p>
          </table:table-cell>
          <table:table-cell table:formula="of:= ([times_1000000.C399] - [times_1000000.B399]) / 1000000" office:value-type="float" office:value="42.530048" calcext:value-type="float">
            <text:p>42.530048</text:p>
          </table:table-cell>
        </table:table-row>
        <table:table-row table:style-name="ro1">
          <table:table-cell table:formula="of:= [times_10000.A400]" office:value-type="float" office:value="399" calcext:value-type="float">
            <text:p>399</text:p>
          </table:table-cell>
          <table:table-cell table:formula="of:= ([times_10000.C400] - [times_10000.B400]) / 1000000" office:value-type="float" office:value="126.219776" calcext:value-type="float">
            <text:p>126.219776</text:p>
          </table:table-cell>
          <table:table-cell table:formula="of:= ([times_100000.C400] - [times_100000.B400]) / 1000000" office:value-type="float" office:value="170.729984" calcext:value-type="float">
            <text:p>170.729984</text:p>
          </table:table-cell>
          <table:table-cell table:formula="of:= ([times_1000000.C400] - [times_1000000.B400]) / 1000000" office:value-type="float" office:value="43.549696" calcext:value-type="float">
            <text:p>43.549696</text:p>
          </table:table-cell>
        </table:table-row>
        <table:table-row table:style-name="ro1">
          <table:table-cell table:formula="of:= [times_10000.A401]" office:value-type="float" office:value="400" calcext:value-type="float">
            <text:p>400</text:p>
          </table:table-cell>
          <table:table-cell table:formula="of:= ([times_10000.C401] - [times_10000.B401]) / 1000000" office:value-type="float" office:value="127.399936" calcext:value-type="float">
            <text:p>127.399936</text:p>
          </table:table-cell>
          <table:table-cell table:formula="of:= ([times_100000.C401] - [times_100000.B401]) / 1000000" office:value-type="float" office:value="170.430208" calcext:value-type="float">
            <text:p>170.430208</text:p>
          </table:table-cell>
          <table:table-cell table:formula="of:= ([times_1000000.C401] - [times_1000000.B401]) / 1000000" office:value-type="float" office:value="43.559936" calcext:value-type="float">
            <text:p>43.559936</text:p>
          </table:table-cell>
        </table:table-row>
        <table:table-row table:style-name="ro1">
          <table:table-cell table:formula="of:= [times_10000.A402]" office:value-type="float" office:value="401" calcext:value-type="float">
            <text:p>401</text:p>
          </table:table-cell>
          <table:table-cell table:formula="of:= ([times_10000.C402] - [times_10000.B402]) / 1000000" office:value-type="float" office:value="130.19008" calcext:value-type="float">
            <text:p>130.19008</text:p>
          </table:table-cell>
          <table:table-cell table:formula="of:= ([times_100000.C402] - [times_100000.B402]) / 1000000" office:value-type="float" office:value="170.130176" calcext:value-type="float">
            <text:p>170.130176</text:p>
          </table:table-cell>
          <table:table-cell table:formula="of:= ([times_1000000.C402] - [times_1000000.B402]) / 1000000" office:value-type="float" office:value="45.849856" calcext:value-type="float">
            <text:p>45.849856</text:p>
          </table:table-cell>
        </table:table-row>
        <table:table-row table:style-name="ro1">
          <table:table-cell table:formula="of:= [times_10000.A403]" office:value-type="float" office:value="402" calcext:value-type="float">
            <text:p>402</text:p>
          </table:table-cell>
          <table:table-cell table:formula="of:= ([times_10000.C403] - [times_10000.B403]) / 1000000" office:value-type="float" office:value="133.769728" calcext:value-type="float">
            <text:p>133.769728</text:p>
          </table:table-cell>
          <table:table-cell table:formula="of:= ([times_100000.C403] - [times_100000.B403]) / 1000000" office:value-type="float" office:value="169.71008" calcext:value-type="float">
            <text:p>169.71008</text:p>
          </table:table-cell>
          <table:table-cell table:formula="of:= ([times_1000000.C403] - [times_1000000.B403]) / 1000000" office:value-type="float" office:value="45.750016" calcext:value-type="float">
            <text:p>45.750016</text:p>
          </table:table-cell>
        </table:table-row>
        <table:table-row table:style-name="ro1">
          <table:table-cell table:formula="of:= [times_10000.A404]" office:value-type="float" office:value="403" calcext:value-type="float">
            <text:p>403</text:p>
          </table:table-cell>
          <table:table-cell table:formula="of:= ([times_10000.C404] - [times_10000.B404]) / 1000000" office:value-type="float" office:value="133.730048" calcext:value-type="float">
            <text:p>133.730048</text:p>
          </table:table-cell>
          <table:table-cell table:formula="of:= ([times_100000.C404] - [times_100000.B404]) / 1000000" office:value-type="float" office:value="169.260032" calcext:value-type="float">
            <text:p>169.260032</text:p>
          </table:table-cell>
          <table:table-cell table:formula="of:= ([times_1000000.C404] - [times_1000000.B404]) / 1000000" office:value-type="float" office:value="46.810112" calcext:value-type="float">
            <text:p>46.810112</text:p>
          </table:table-cell>
        </table:table-row>
        <table:table-row table:style-name="ro1">
          <table:table-cell table:formula="of:= [times_10000.A405]" office:value-type="float" office:value="404" calcext:value-type="float">
            <text:p>404</text:p>
          </table:table-cell>
          <table:table-cell table:formula="of:= ([times_10000.C405] - [times_10000.B405]) / 1000000" office:value-type="float" office:value="134.049792" calcext:value-type="float">
            <text:p>134.049792</text:p>
          </table:table-cell>
          <table:table-cell table:formula="of:= ([times_100000.C405] - [times_100000.B405]) / 1000000" office:value-type="float" office:value="170.60992" calcext:value-type="float">
            <text:p>170.60992</text:p>
          </table:table-cell>
          <table:table-cell table:formula="of:= ([times_1000000.C405] - [times_1000000.B405]) / 1000000" office:value-type="float" office:value="48.499968" calcext:value-type="float">
            <text:p>48.499968</text:p>
          </table:table-cell>
        </table:table-row>
        <table:table-row table:style-name="ro1">
          <table:table-cell table:formula="of:= [times_10000.A406]" office:value-type="float" office:value="405" calcext:value-type="float">
            <text:p>405</text:p>
          </table:table-cell>
          <table:table-cell table:formula="of:= ([times_10000.C406] - [times_10000.B406]) / 1000000" office:value-type="float" office:value="135.56992" calcext:value-type="float">
            <text:p>135.56992</text:p>
          </table:table-cell>
          <table:table-cell table:formula="of:= ([times_100000.C406] - [times_100000.B406]) / 1000000" office:value-type="float" office:value="171.02976" calcext:value-type="float">
            <text:p>171.02976</text:p>
          </table:table-cell>
          <table:table-cell table:formula="of:= ([times_1000000.C406] - [times_1000000.B406]) / 1000000" office:value-type="float" office:value="50.000128" calcext:value-type="float">
            <text:p>50.000128</text:p>
          </table:table-cell>
        </table:table-row>
        <table:table-row table:style-name="ro1">
          <table:table-cell table:formula="of:= [times_10000.A407]" office:value-type="float" office:value="406" calcext:value-type="float">
            <text:p>406</text:p>
          </table:table-cell>
          <table:table-cell table:formula="of:= ([times_10000.C407] - [times_10000.B407]) / 1000000" office:value-type="float" office:value="136.659712" calcext:value-type="float">
            <text:p>136.659712</text:p>
          </table:table-cell>
          <table:table-cell table:formula="of:= ([times_100000.C407] - [times_100000.B407]) / 1000000" office:value-type="float" office:value="171.350016" calcext:value-type="float">
            <text:p>171.350016</text:p>
          </table:table-cell>
          <table:table-cell table:formula="of:= ([times_1000000.C407] - [times_1000000.B407]) / 1000000" office:value-type="float" office:value="50.540032" calcext:value-type="float">
            <text:p>50.540032</text:p>
          </table:table-cell>
        </table:table-row>
        <table:table-row table:style-name="ro1">
          <table:table-cell table:formula="of:= [times_10000.A408]" office:value-type="float" office:value="407" calcext:value-type="float">
            <text:p>407</text:p>
          </table:table-cell>
          <table:table-cell table:formula="of:= ([times_10000.C408] - [times_10000.B408]) / 1000000" office:value-type="float" office:value="137.729792" calcext:value-type="float">
            <text:p>137.729792</text:p>
          </table:table-cell>
          <table:table-cell table:formula="of:= ([times_100000.C408] - [times_100000.B408]) / 1000000" office:value-type="float" office:value="171.330048" calcext:value-type="float">
            <text:p>171.330048</text:p>
          </table:table-cell>
          <table:table-cell table:formula="of:= ([times_1000000.C408] - [times_1000000.B408]) / 1000000" office:value-type="float" office:value="50.729984" calcext:value-type="float">
            <text:p>50.729984</text:p>
          </table:table-cell>
        </table:table-row>
        <table:table-row table:style-name="ro1">
          <table:table-cell table:formula="of:= [times_10000.A409]" office:value-type="float" office:value="408" calcext:value-type="float">
            <text:p>408</text:p>
          </table:table-cell>
          <table:table-cell table:formula="of:= ([times_10000.C409] - [times_10000.B409]) / 1000000" office:value-type="float" office:value="140.560128" calcext:value-type="float">
            <text:p>140.560128</text:p>
          </table:table-cell>
          <table:table-cell table:formula="of:= ([times_100000.C409] - [times_100000.B409]) / 1000000" office:value-type="float" office:value="171.239936" calcext:value-type="float">
            <text:p>171.239936</text:p>
          </table:table-cell>
          <table:table-cell table:formula="of:= ([times_1000000.C409] - [times_1000000.B409]) / 1000000" office:value-type="float" office:value="50.690304" calcext:value-type="float">
            <text:p>50.690304</text:p>
          </table:table-cell>
        </table:table-row>
        <table:table-row table:style-name="ro1">
          <table:table-cell table:formula="of:= [times_10000.A410]" office:value-type="float" office:value="409" calcext:value-type="float">
            <text:p>409</text:p>
          </table:table-cell>
          <table:table-cell table:formula="of:= ([times_10000.C410] - [times_10000.B410]) / 1000000" office:value-type="float" office:value="145.92" calcext:value-type="float">
            <text:p>145.92</text:p>
          </table:table-cell>
          <table:table-cell table:formula="of:= ([times_100000.C410] - [times_100000.B410]) / 1000000" office:value-type="float" office:value="171.020032" calcext:value-type="float">
            <text:p>171.020032</text:p>
          </table:table-cell>
          <table:table-cell table:formula="of:= ([times_1000000.C410] - [times_1000000.B410]) / 1000000" office:value-type="float" office:value="50.660096" calcext:value-type="float">
            <text:p>50.660096</text:p>
          </table:table-cell>
        </table:table-row>
        <table:table-row table:style-name="ro1">
          <table:table-cell table:formula="of:= [times_10000.A411]" office:value-type="float" office:value="410" calcext:value-type="float">
            <text:p>410</text:p>
          </table:table-cell>
          <table:table-cell table:formula="of:= ([times_10000.C411] - [times_10000.B411]) / 1000000" office:value-type="float" office:value="147.049984" calcext:value-type="float">
            <text:p>147.049984</text:p>
          </table:table-cell>
          <table:table-cell table:formula="of:= ([times_100000.C411] - [times_100000.B411]) / 1000000" office:value-type="float" office:value="172.870144" calcext:value-type="float">
            <text:p>172.870144</text:p>
          </table:table-cell>
          <table:table-cell table:formula="of:= ([times_1000000.C411] - [times_1000000.B411]) / 1000000" office:value-type="float" office:value="51.080192" calcext:value-type="float">
            <text:p>51.080192</text:p>
          </table:table-cell>
        </table:table-row>
        <table:table-row table:style-name="ro1">
          <table:table-cell table:formula="of:= [times_10000.A412]" office:value-type="float" office:value="411" calcext:value-type="float">
            <text:p>411</text:p>
          </table:table-cell>
          <table:table-cell table:formula="of:= ([times_10000.C412] - [times_10000.B412]) / 1000000" office:value-type="float" office:value="157.530112" calcext:value-type="float">
            <text:p>157.530112</text:p>
          </table:table-cell>
          <table:table-cell table:formula="of:= ([times_100000.C412] - [times_100000.B412]) / 1000000" office:value-type="float" office:value="173.740288" calcext:value-type="float">
            <text:p>173.740288</text:p>
          </table:table-cell>
          <table:table-cell table:formula="of:= ([times_1000000.C412] - [times_1000000.B412]) / 1000000" office:value-type="float" office:value="52.680192" calcext:value-type="float">
            <text:p>52.680192</text:p>
          </table:table-cell>
        </table:table-row>
        <table:table-row table:style-name="ro1">
          <table:table-cell table:formula="of:= [times_10000.A413]" office:value-type="float" office:value="412" calcext:value-type="float">
            <text:p>412</text:p>
          </table:table-cell>
          <table:table-cell table:formula="of:= ([times_10000.C413] - [times_10000.B413]) / 1000000" office:value-type="float" office:value="157.80992" calcext:value-type="float">
            <text:p>157.80992</text:p>
          </table:table-cell>
          <table:table-cell table:formula="of:= ([times_100000.C413] - [times_100000.B413]) / 1000000" office:value-type="float" office:value="174.120192" calcext:value-type="float">
            <text:p>174.120192</text:p>
          </table:table-cell>
          <table:table-cell table:formula="of:= ([times_1000000.C413] - [times_1000000.B413]) / 1000000" office:value-type="float" office:value="52.57984" calcext:value-type="float">
            <text:p>52.57984</text:p>
          </table:table-cell>
        </table:table-row>
        <table:table-row table:style-name="ro1">
          <table:table-cell table:formula="of:= [times_10000.A414]" office:value-type="float" office:value="413" calcext:value-type="float">
            <text:p>413</text:p>
          </table:table-cell>
          <table:table-cell table:formula="of:= ([times_10000.C414] - [times_10000.B414]) / 1000000" office:value-type="float" office:value="157.769984" calcext:value-type="float">
            <text:p>157.769984</text:p>
          </table:table-cell>
          <table:table-cell table:formula="of:= ([times_100000.C414] - [times_100000.B414]) / 1000000" office:value-type="float" office:value="174.619648" calcext:value-type="float">
            <text:p>174.619648</text:p>
          </table:table-cell>
          <table:table-cell table:formula="of:= ([times_1000000.C414] - [times_1000000.B414]) / 1000000" office:value-type="float" office:value="53.07008" calcext:value-type="float">
            <text:p>53.07008</text:p>
          </table:table-cell>
        </table:table-row>
        <table:table-row table:style-name="ro1">
          <table:table-cell table:formula="of:= [times_10000.A415]" office:value-type="float" office:value="414" calcext:value-type="float">
            <text:p>414</text:p>
          </table:table-cell>
          <table:table-cell table:formula="of:= ([times_10000.C415] - [times_10000.B415]) / 1000000" office:value-type="float" office:value="157.799936" calcext:value-type="float">
            <text:p>157.799936</text:p>
          </table:table-cell>
          <table:table-cell table:formula="of:= ([times_100000.C415] - [times_100000.B415]) / 1000000" office:value-type="float" office:value="175.490048" calcext:value-type="float">
            <text:p>175.490048</text:p>
          </table:table-cell>
          <table:table-cell table:formula="of:= ([times_1000000.C415] - [times_1000000.B415]) / 1000000" office:value-type="float" office:value="54.850048" calcext:value-type="float">
            <text:p>54.850048</text:p>
          </table:table-cell>
        </table:table-row>
        <table:table-row table:style-name="ro1">
          <table:table-cell table:formula="of:= [times_10000.A416]" office:value-type="float" office:value="415" calcext:value-type="float">
            <text:p>415</text:p>
          </table:table-cell>
          <table:table-cell table:formula="of:= ([times_10000.C416] - [times_10000.B416]) / 1000000" office:value-type="float" office:value="157.540096" calcext:value-type="float">
            <text:p>157.540096</text:p>
          </table:table-cell>
          <table:table-cell table:formula="of:= ([times_100000.C416] - [times_100000.B416]) / 1000000" office:value-type="float" office:value="176.409856" calcext:value-type="float">
            <text:p>176.409856</text:p>
          </table:table-cell>
          <table:table-cell table:formula="of:= ([times_1000000.C416] - [times_1000000.B416]) / 1000000" office:value-type="float" office:value="56.32" calcext:value-type="float">
            <text:p>56.32</text:p>
          </table:table-cell>
        </table:table-row>
        <table:table-row table:style-name="ro1">
          <table:table-cell table:formula="of:= [times_10000.A417]" office:value-type="float" office:value="416" calcext:value-type="float">
            <text:p>416</text:p>
          </table:table-cell>
          <table:table-cell table:formula="of:= ([times_10000.C417] - [times_10000.B417]) / 1000000" office:value-type="float" office:value="157.249792" calcext:value-type="float">
            <text:p>157.249792</text:p>
          </table:table-cell>
          <table:table-cell table:formula="of:= ([times_100000.C417] - [times_100000.B417]) / 1000000" office:value-type="float" office:value="181.110016" calcext:value-type="float">
            <text:p>181.110016</text:p>
          </table:table-cell>
          <table:table-cell table:formula="of:= ([times_1000000.C417] - [times_1000000.B417]) / 1000000" office:value-type="float" office:value="56.989952" calcext:value-type="float">
            <text:p>56.989952</text:p>
          </table:table-cell>
        </table:table-row>
        <table:table-row table:style-name="ro1">
          <table:table-cell table:formula="of:= [times_10000.A418]" office:value-type="float" office:value="417" calcext:value-type="float">
            <text:p>417</text:p>
          </table:table-cell>
          <table:table-cell table:formula="of:= ([times_10000.C418] - [times_10000.B418]) / 1000000" office:value-type="float" office:value="158.840064" calcext:value-type="float">
            <text:p>158.840064</text:p>
          </table:table-cell>
          <table:table-cell table:formula="of:= ([times_100000.C418] - [times_100000.B418]) / 1000000" office:value-type="float" office:value="183.250176" calcext:value-type="float">
            <text:p>183.250176</text:p>
          </table:table-cell>
          <table:table-cell table:formula="of:= ([times_1000000.C418] - [times_1000000.B418]) / 1000000" office:value-type="float" office:value="56.930048" calcext:value-type="float">
            <text:p>56.930048</text:p>
          </table:table-cell>
        </table:table-row>
        <table:table-row table:style-name="ro1">
          <table:table-cell table:formula="of:= [times_10000.A419]" office:value-type="float" office:value="418" calcext:value-type="float">
            <text:p>418</text:p>
          </table:table-cell>
          <table:table-cell table:formula="of:= ([times_10000.C419] - [times_10000.B419]) / 1000000" office:value-type="float" office:value="158.779904" calcext:value-type="float">
            <text:p>158.779904</text:p>
          </table:table-cell>
          <table:table-cell table:formula="of:= ([times_100000.C419] - [times_100000.B419]) / 1000000" office:value-type="float" office:value="185.540096" calcext:value-type="float">
            <text:p>185.540096</text:p>
          </table:table-cell>
          <table:table-cell table:formula="of:= ([times_1000000.C419] - [times_1000000.B419]) / 1000000" office:value-type="float" office:value="56.64" calcext:value-type="float">
            <text:p>56.64</text:p>
          </table:table-cell>
        </table:table-row>
        <table:table-row table:style-name="ro1">
          <table:table-cell table:formula="of:= [times_10000.A420]" office:value-type="float" office:value="419" calcext:value-type="float">
            <text:p>419</text:p>
          </table:table-cell>
          <table:table-cell table:formula="of:= ([times_10000.C420] - [times_10000.B420]) / 1000000" office:value-type="float" office:value="159.190016" calcext:value-type="float">
            <text:p>159.190016</text:p>
          </table:table-cell>
          <table:table-cell table:formula="of:= ([times_100000.C420] - [times_100000.B420]) / 1000000" office:value-type="float" office:value="186.040064" calcext:value-type="float">
            <text:p>186.040064</text:p>
          </table:table-cell>
          <table:table-cell table:formula="of:= ([times_1000000.C420] - [times_1000000.B420]) / 1000000" office:value-type="float" office:value="56.30976" calcext:value-type="float">
            <text:p>56.30976</text:p>
          </table:table-cell>
        </table:table-row>
        <table:table-row table:style-name="ro1">
          <table:table-cell table:formula="of:= [times_10000.A421]" office:value-type="float" office:value="420" calcext:value-type="float">
            <text:p>420</text:p>
          </table:table-cell>
          <table:table-cell table:formula="of:= ([times_10000.C421] - [times_10000.B421]) / 1000000" office:value-type="float" office:value="165.260032" calcext:value-type="float">
            <text:p>165.260032</text:p>
          </table:table-cell>
          <table:table-cell table:formula="of:= ([times_100000.C421] - [times_100000.B421]) / 1000000" office:value-type="float" office:value="186.09024" calcext:value-type="float">
            <text:p>186.09024</text:p>
          </table:table-cell>
          <table:table-cell table:formula="of:= ([times_1000000.C421] - [times_1000000.B421]) / 1000000" office:value-type="float" office:value="56.130048" calcext:value-type="float">
            <text:p>56.130048</text:p>
          </table:table-cell>
        </table:table-row>
        <table:table-row table:style-name="ro1">
          <table:table-cell table:formula="of:= [times_10000.A422]" office:value-type="float" office:value="421" calcext:value-type="float">
            <text:p>421</text:p>
          </table:table-cell>
          <table:table-cell table:formula="of:= ([times_10000.C422] - [times_10000.B422]) / 1000000" office:value-type="float" office:value="169.970176" calcext:value-type="float">
            <text:p>169.970176</text:p>
          </table:table-cell>
          <table:table-cell table:formula="of:= ([times_100000.C422] - [times_100000.B422]) / 1000000" office:value-type="float" office:value="186.089984" calcext:value-type="float">
            <text:p>186.089984</text:p>
          </table:table-cell>
          <table:table-cell table:formula="of:= ([times_1000000.C422] - [times_1000000.B422]) / 1000000" office:value-type="float" office:value="55.95008" calcext:value-type="float">
            <text:p>55.95008</text:p>
          </table:table-cell>
        </table:table-row>
        <table:table-row table:style-name="ro1">
          <table:table-cell table:formula="of:= [times_10000.A423]" office:value-type="float" office:value="422" calcext:value-type="float">
            <text:p>422</text:p>
          </table:table-cell>
          <table:table-cell table:formula="of:= ([times_10000.C423] - [times_10000.B423]) / 1000000" office:value-type="float" office:value="171.970048" calcext:value-type="float">
            <text:p>171.970048</text:p>
          </table:table-cell>
          <table:table-cell table:formula="of:= ([times_100000.C423] - [times_100000.B423]) / 1000000" office:value-type="float" office:value="186.359808" calcext:value-type="float">
            <text:p>186.359808</text:p>
          </table:table-cell>
          <table:table-cell table:formula="of:= ([times_1000000.C423] - [times_1000000.B423]) / 1000000" office:value-type="float" office:value="55.739904" calcext:value-type="float">
            <text:p>55.739904</text:p>
          </table:table-cell>
        </table:table-row>
        <table:table-row table:style-name="ro1">
          <table:table-cell table:formula="of:= [times_10000.A424]" office:value-type="float" office:value="423" calcext:value-type="float">
            <text:p>423</text:p>
          </table:table-cell>
          <table:table-cell table:formula="of:= ([times_10000.C424] - [times_10000.B424]) / 1000000" office:value-type="float" office:value="171.93984" calcext:value-type="float">
            <text:p>171.93984</text:p>
          </table:table-cell>
          <table:table-cell table:formula="of:= ([times_100000.C424] - [times_100000.B424]) / 1000000" office:value-type="float" office:value="186.380032" calcext:value-type="float">
            <text:p>186.380032</text:p>
          </table:table-cell>
          <table:table-cell table:formula="of:= ([times_1000000.C424] - [times_1000000.B424]) / 1000000" office:value-type="float" office:value="55.559936" calcext:value-type="float">
            <text:p>55.559936</text:p>
          </table:table-cell>
        </table:table-row>
        <table:table-row table:style-name="ro1">
          <table:table-cell table:formula="of:= [times_10000.A425]" office:value-type="float" office:value="424" calcext:value-type="float">
            <text:p>424</text:p>
          </table:table-cell>
          <table:table-cell table:formula="of:= ([times_10000.C425] - [times_10000.B425]) / 1000000" office:value-type="float" office:value="178.419968" calcext:value-type="float">
            <text:p>178.419968</text:p>
          </table:table-cell>
          <table:table-cell table:formula="of:= ([times_100000.C425] - [times_100000.B425]) / 1000000" office:value-type="float" office:value="186.320128" calcext:value-type="float">
            <text:p>186.320128</text:p>
          </table:table-cell>
          <table:table-cell table:formula="of:= ([times_1000000.C425] - [times_1000000.B425]) / 1000000" office:value-type="float" office:value="60.32" calcext:value-type="float">
            <text:p>60.32</text:p>
          </table:table-cell>
        </table:table-row>
        <table:table-row table:style-name="ro1">
          <table:table-cell table:formula="of:= [times_10000.A426]" office:value-type="float" office:value="425" calcext:value-type="float">
            <text:p>425</text:p>
          </table:table-cell>
          <table:table-cell table:formula="of:= ([times_10000.C426] - [times_10000.B426]) / 1000000" office:value-type="float" office:value="184.199936" calcext:value-type="float">
            <text:p>184.199936</text:p>
          </table:table-cell>
          <table:table-cell table:formula="of:= ([times_100000.C426] - [times_100000.B426]) / 1000000" office:value-type="float" office:value="185.939968" calcext:value-type="float">
            <text:p>185.939968</text:p>
          </table:table-cell>
          <table:table-cell table:formula="of:= ([times_1000000.C426] - [times_1000000.B426]) / 1000000" office:value-type="float" office:value="60.25984" calcext:value-type="float">
            <text:p>60.25984</text:p>
          </table:table-cell>
        </table:table-row>
        <table:table-row table:style-name="ro1">
          <table:table-cell table:formula="of:= [times_10000.A427]" office:value-type="float" office:value="426" calcext:value-type="float">
            <text:p>426</text:p>
          </table:table-cell>
          <table:table-cell table:formula="of:= ([times_10000.C427] - [times_10000.B427]) / 1000000" office:value-type="float" office:value="184.229888" calcext:value-type="float">
            <text:p>184.229888</text:p>
          </table:table-cell>
          <table:table-cell table:formula="of:= ([times_100000.C427] - [times_100000.B427]) / 1000000" office:value-type="float" office:value="185.499904" calcext:value-type="float">
            <text:p>185.499904</text:p>
          </table:table-cell>
          <table:table-cell table:formula="of:= ([times_1000000.C427] - [times_1000000.B427]) / 1000000" office:value-type="float" office:value="61.029888" calcext:value-type="float">
            <text:p>61.029888</text:p>
          </table:table-cell>
        </table:table-row>
        <table:table-row table:style-name="ro1">
          <table:table-cell table:formula="of:= [times_10000.A428]" office:value-type="float" office:value="427" calcext:value-type="float">
            <text:p>427</text:p>
          </table:table-cell>
          <table:table-cell table:formula="of:= ([times_10000.C428] - [times_10000.B428]) / 1000000" office:value-type="float" office:value="184.129792" calcext:value-type="float">
            <text:p>184.129792</text:p>
          </table:table-cell>
          <table:table-cell table:formula="of:= ([times_100000.C428] - [times_100000.B428]) / 1000000" office:value-type="float" office:value="186.779904" calcext:value-type="float">
            <text:p>186.779904</text:p>
          </table:table-cell>
          <table:table-cell table:formula="of:= ([times_1000000.C428] - [times_1000000.B428]) / 1000000" office:value-type="float" office:value="62.059776" calcext:value-type="float">
            <text:p>62.059776</text:p>
          </table:table-cell>
        </table:table-row>
        <table:table-row table:style-name="ro1">
          <table:table-cell table:formula="of:= [times_10000.A429]" office:value-type="float" office:value="428" calcext:value-type="float">
            <text:p>428</text:p>
          </table:table-cell>
          <table:table-cell table:formula="of:= ([times_10000.C429] - [times_10000.B429]) / 1000000" office:value-type="float" office:value="184.029952" calcext:value-type="float">
            <text:p>184.029952</text:p>
          </table:table-cell>
          <table:table-cell table:formula="of:= ([times_100000.C429] - [times_100000.B429]) / 1000000" office:value-type="float" office:value="192.339712" calcext:value-type="float">
            <text:p>192.339712</text:p>
          </table:table-cell>
          <table:table-cell table:formula="of:= ([times_1000000.C429] - [times_1000000.B429]) / 1000000" office:value-type="float" office:value="62.19008" calcext:value-type="float">
            <text:p>62.19008</text:p>
          </table:table-cell>
        </table:table-row>
        <table:table-row table:style-name="ro1">
          <table:table-cell table:formula="of:= [times_10000.A430]" office:value-type="float" office:value="429" calcext:value-type="float">
            <text:p>429</text:p>
          </table:table-cell>
          <table:table-cell table:formula="of:= ([times_10000.C430] - [times_10000.B430]) / 1000000" office:value-type="float" office:value="184.390144" calcext:value-type="float">
            <text:p>184.390144</text:p>
          </table:table-cell>
          <table:table-cell table:formula="of:= ([times_100000.C430] - [times_100000.B430]) / 1000000" office:value-type="float" office:value="192.51968" calcext:value-type="float">
            <text:p>192.51968</text:p>
          </table:table-cell>
          <table:table-cell table:formula="of:= ([times_1000000.C430] - [times_1000000.B430]) / 1000000" office:value-type="float" office:value="62.299904" calcext:value-type="float">
            <text:p>62.299904</text:p>
          </table:table-cell>
        </table:table-row>
        <table:table-row table:style-name="ro1">
          <table:table-cell table:formula="of:= [times_10000.A431]" office:value-type="float" office:value="430" calcext:value-type="float">
            <text:p>430</text:p>
          </table:table-cell>
          <table:table-cell table:formula="of:= ([times_10000.C431] - [times_10000.B431]) / 1000000" office:value-type="float" office:value="186.259968" calcext:value-type="float">
            <text:p>186.259968</text:p>
          </table:table-cell>
          <table:table-cell table:formula="of:= ([times_100000.C431] - [times_100000.B431]) / 1000000" office:value-type="float" office:value="192.96" calcext:value-type="float">
            <text:p>192.96</text:p>
          </table:table-cell>
          <table:table-cell table:formula="of:= ([times_1000000.C431] - [times_1000000.B431]) / 1000000" office:value-type="float" office:value="62.060032" calcext:value-type="float">
            <text:p>62.060032</text:p>
          </table:table-cell>
        </table:table-row>
        <table:table-row table:style-name="ro1">
          <table:table-cell table:formula="of:= [times_10000.A432]" office:value-type="float" office:value="431" calcext:value-type="float">
            <text:p>431</text:p>
          </table:table-cell>
          <table:table-cell table:formula="of:= ([times_10000.C432] - [times_10000.B432]) / 1000000" office:value-type="float" office:value="186.439936" calcext:value-type="float">
            <text:p>186.439936</text:p>
          </table:table-cell>
          <table:table-cell table:formula="of:= ([times_100000.C432] - [times_100000.B432]) / 1000000" office:value-type="float" office:value="192.850176" calcext:value-type="float">
            <text:p>192.850176</text:p>
          </table:table-cell>
          <table:table-cell table:formula="of:= ([times_1000000.C432] - [times_1000000.B432]) / 1000000" office:value-type="float" office:value="61.670144" calcext:value-type="float">
            <text:p>61.670144</text:p>
          </table:table-cell>
        </table:table-row>
        <table:table-row table:style-name="ro1">
          <table:table-cell table:formula="of:= [times_10000.A433]" office:value-type="float" office:value="432" calcext:value-type="float">
            <text:p>432</text:p>
          </table:table-cell>
          <table:table-cell table:formula="of:= ([times_10000.C433] - [times_10000.B433]) / 1000000" office:value-type="float" office:value="186.360064" calcext:value-type="float">
            <text:p>186.360064</text:p>
          </table:table-cell>
          <table:table-cell table:formula="of:= ([times_100000.C433] - [times_100000.B433]) / 1000000" office:value-type="float" office:value="192.570368" calcext:value-type="float">
            <text:p>192.570368</text:p>
          </table:table-cell>
          <table:table-cell table:formula="of:= ([times_1000000.C433] - [times_1000000.B433]) / 1000000" office:value-type="float" office:value="61.430016" calcext:value-type="float">
            <text:p>61.430016</text:p>
          </table:table-cell>
        </table:table-row>
        <table:table-row table:style-name="ro1">
          <table:table-cell table:formula="of:= [times_10000.A434]" office:value-type="float" office:value="433" calcext:value-type="float">
            <text:p>433</text:p>
          </table:table-cell>
          <table:table-cell table:formula="of:= ([times_10000.C434] - [times_10000.B434]) / 1000000" office:value-type="float" office:value="183.749888" calcext:value-type="float">
            <text:p>183.749888</text:p>
          </table:table-cell>
          <table:table-cell table:formula="of:= ([times_100000.C434] - [times_100000.B434]) / 1000000" office:value-type="float" office:value="192.339712" calcext:value-type="float">
            <text:p>192.339712</text:p>
          </table:table-cell>
          <table:table-cell table:formula="of:= ([times_1000000.C434] - [times_1000000.B434]) / 1000000" office:value-type="float" office:value="61.42976" calcext:value-type="float">
            <text:p>61.42976</text:p>
          </table:table-cell>
        </table:table-row>
        <table:table-row table:style-name="ro1">
          <table:table-cell table:formula="of:= [times_10000.A435]" office:value-type="float" office:value="434" calcext:value-type="float">
            <text:p>434</text:p>
          </table:table-cell>
          <table:table-cell table:formula="of:= ([times_10000.C435] - [times_10000.B435]) / 1000000" office:value-type="float" office:value="187.170048" calcext:value-type="float">
            <text:p>187.170048</text:p>
          </table:table-cell>
          <table:table-cell table:formula="of:= ([times_100000.C435] - [times_100000.B435]) / 1000000" office:value-type="float" office:value="191.930112" calcext:value-type="float">
            <text:p>191.930112</text:p>
          </table:table-cell>
          <table:table-cell table:formula="of:= ([times_1000000.C435] - [times_1000000.B435]) / 1000000" office:value-type="float" office:value="61.410048" calcext:value-type="float">
            <text:p>61.410048</text:p>
          </table:table-cell>
        </table:table-row>
        <table:table-row table:style-name="ro1">
          <table:table-cell table:formula="of:= [times_10000.A436]" office:value-type="float" office:value="435" calcext:value-type="float">
            <text:p>435</text:p>
          </table:table-cell>
          <table:table-cell table:formula="of:= ([times_10000.C436] - [times_10000.B436]) / 1000000" office:value-type="float" office:value="190.799872" calcext:value-type="float">
            <text:p>190.799872</text:p>
          </table:table-cell>
          <table:table-cell table:formula="of:= ([times_100000.C436] - [times_100000.B436]) / 1000000" office:value-type="float" office:value="191.010048" calcext:value-type="float">
            <text:p>191.010048</text:p>
          </table:table-cell>
          <table:table-cell table:formula="of:= ([times_1000000.C436] - [times_1000000.B436]) / 1000000" office:value-type="float" office:value="61.289984" calcext:value-type="float">
            <text:p>61.289984</text:p>
          </table:table-cell>
        </table:table-row>
        <table:table-row table:style-name="ro1">
          <table:table-cell table:formula="of:= [times_10000.A437]" office:value-type="float" office:value="436" calcext:value-type="float">
            <text:p>436</text:p>
          </table:table-cell>
          <table:table-cell table:formula="of:= ([times_10000.C437] - [times_10000.B437]) / 1000000" office:value-type="float" office:value="191.93984" calcext:value-type="float">
            <text:p>191.93984</text:p>
          </table:table-cell>
          <table:table-cell table:formula="of:= ([times_100000.C437] - [times_100000.B437]) / 1000000" office:value-type="float" office:value="190.639872" calcext:value-type="float">
            <text:p>190.639872</text:p>
          </table:table-cell>
          <table:table-cell table:formula="of:= ([times_1000000.C437] - [times_1000000.B437]) / 1000000" office:value-type="float" office:value="60.989696" calcext:value-type="float">
            <text:p>60.989696</text:p>
          </table:table-cell>
        </table:table-row>
        <table:table-row table:style-name="ro1">
          <table:table-cell table:formula="of:= [times_10000.A438]" office:value-type="float" office:value="437" calcext:value-type="float">
            <text:p>437</text:p>
          </table:table-cell>
          <table:table-cell table:formula="of:= ([times_10000.C438] - [times_10000.B438]) / 1000000" office:value-type="float" office:value="194.690048" calcext:value-type="float">
            <text:p>194.690048</text:p>
          </table:table-cell>
          <table:table-cell table:formula="of:= ([times_100000.C438] - [times_100000.B438]) / 1000000" office:value-type="float" office:value="191.640064" calcext:value-type="float">
            <text:p>191.640064</text:p>
          </table:table-cell>
          <table:table-cell table:formula="of:= ([times_1000000.C438] - [times_1000000.B438]) / 1000000" office:value-type="float" office:value="60.65024" calcext:value-type="float">
            <text:p>60.65024</text:p>
          </table:table-cell>
        </table:table-row>
        <table:table-row table:style-name="ro1">
          <table:table-cell table:formula="of:= [times_10000.A439]" office:value-type="float" office:value="438" calcext:value-type="float">
            <text:p>438</text:p>
          </table:table-cell>
          <table:table-cell table:formula="of:= ([times_10000.C439] - [times_10000.B439]) / 1000000" office:value-type="float" office:value="196.999936" calcext:value-type="float">
            <text:p>196.999936</text:p>
          </table:table-cell>
          <table:table-cell table:formula="of:= ([times_100000.C439] - [times_100000.B439]) / 1000000" office:value-type="float" office:value="192.770048" calcext:value-type="float">
            <text:p>192.770048</text:p>
          </table:table-cell>
          <table:table-cell table:formula="of:= ([times_1000000.C439] - [times_1000000.B439]) / 1000000" office:value-type="float" office:value="60.439808" calcext:value-type="float">
            <text:p>60.439808</text:p>
          </table:table-cell>
        </table:table-row>
        <table:table-row table:style-name="ro1">
          <table:table-cell table:formula="of:= [times_10000.A440]" office:value-type="float" office:value="439" calcext:value-type="float">
            <text:p>439</text:p>
          </table:table-cell>
          <table:table-cell table:formula="of:= ([times_10000.C440] - [times_10000.B440]) / 1000000" office:value-type="float" office:value="196.979968" calcext:value-type="float">
            <text:p>196.979968</text:p>
          </table:table-cell>
          <table:table-cell table:formula="of:= ([times_100000.C440] - [times_100000.B440]) / 1000000" office:value-type="float" office:value="192.749824" calcext:value-type="float">
            <text:p>192.749824</text:p>
          </table:table-cell>
          <table:table-cell table:formula="of:= ([times_1000000.C440] - [times_1000000.B440]) / 1000000" office:value-type="float" office:value="61.080064" calcext:value-type="float">
            <text:p>61.080064</text:p>
          </table:table-cell>
        </table:table-row>
        <table:table-row table:style-name="ro1">
          <table:table-cell table:formula="of:= [times_10000.A441]" office:value-type="float" office:value="440" calcext:value-type="float">
            <text:p>440</text:p>
          </table:table-cell>
          <table:table-cell table:formula="of:= ([times_10000.C441] - [times_10000.B441]) / 1000000" office:value-type="float" office:value="198.490112" calcext:value-type="float">
            <text:p>198.490112</text:p>
          </table:table-cell>
          <table:table-cell table:formula="of:= ([times_100000.C441] - [times_100000.B441]) / 1000000" office:value-type="float" office:value="192.760064" calcext:value-type="float">
            <text:p>192.760064</text:p>
          </table:table-cell>
          <table:table-cell table:formula="of:= ([times_1000000.C441] - [times_1000000.B441]) / 1000000" office:value-type="float" office:value="61.570048" calcext:value-type="float">
            <text:p>61.570048</text:p>
          </table:table-cell>
        </table:table-row>
        <table:table-row table:style-name="ro1">
          <table:table-cell table:formula="of:= [times_10000.A442]" office:value-type="float" office:value="441" calcext:value-type="float">
            <text:p>441</text:p>
          </table:table-cell>
          <table:table-cell table:formula="of:= ([times_10000.C442] - [times_10000.B442]) / 1000000" office:value-type="float" office:value="200.719872" calcext:value-type="float">
            <text:p>200.719872</text:p>
          </table:table-cell>
          <table:table-cell table:formula="of:= ([times_100000.C442] - [times_100000.B442]) / 1000000" office:value-type="float" office:value="192.59008" calcext:value-type="float">
            <text:p>192.59008</text:p>
          </table:table-cell>
          <table:table-cell table:formula="of:= ([times_1000000.C442] - [times_1000000.B442]) / 1000000" office:value-type="float" office:value="61.570048" calcext:value-type="float">
            <text:p>61.570048</text:p>
          </table:table-cell>
        </table:table-row>
        <table:table-row table:style-name="ro1">
          <table:table-cell table:formula="of:= [times_10000.A443]" office:value-type="float" office:value="442" calcext:value-type="float">
            <text:p>442</text:p>
          </table:table-cell>
          <table:table-cell table:formula="of:= ([times_10000.C443] - [times_10000.B443]) / 1000000" office:value-type="float" office:value="200.679936" calcext:value-type="float">
            <text:p>200.679936</text:p>
          </table:table-cell>
          <table:table-cell table:formula="of:= ([times_100000.C443] - [times_100000.B443]) / 1000000" office:value-type="float" office:value="193.730048" calcext:value-type="float">
            <text:p>193.730048</text:p>
          </table:table-cell>
          <table:table-cell table:formula="of:= ([times_1000000.C443] - [times_1000000.B443]) / 1000000" office:value-type="float" office:value="62.950144" calcext:value-type="float">
            <text:p>62.950144</text:p>
          </table:table-cell>
        </table:table-row>
        <table:table-row table:style-name="ro1">
          <table:table-cell table:formula="of:= [times_10000.A444]" office:value-type="float" office:value="443" calcext:value-type="float">
            <text:p>443</text:p>
          </table:table-cell>
          <table:table-cell table:formula="of:= ([times_10000.C444] - [times_10000.B444]) / 1000000" office:value-type="float" office:value="202.76992" calcext:value-type="float">
            <text:p>202.76992</text:p>
          </table:table-cell>
          <table:table-cell table:formula="of:= ([times_100000.C444] - [times_100000.B444]) / 1000000" office:value-type="float" office:value="193.789952" calcext:value-type="float">
            <text:p>193.789952</text:p>
          </table:table-cell>
          <table:table-cell table:formula="of:= ([times_1000000.C444] - [times_1000000.B444]) / 1000000" office:value-type="float" office:value="63.019776" calcext:value-type="float">
            <text:p>63.019776</text:p>
          </table:table-cell>
        </table:table-row>
        <table:table-row table:style-name="ro1">
          <table:table-cell table:formula="of:= [times_10000.A445]" office:value-type="float" office:value="444" calcext:value-type="float">
            <text:p>444</text:p>
          </table:table-cell>
          <table:table-cell table:formula="of:= ([times_10000.C445] - [times_10000.B445]) / 1000000" office:value-type="float" office:value="203.269888" calcext:value-type="float">
            <text:p>203.269888</text:p>
          </table:table-cell>
          <table:table-cell table:formula="of:= ([times_100000.C445] - [times_100000.B445]) / 1000000" office:value-type="float" office:value="193.619968" calcext:value-type="float">
            <text:p>193.619968</text:p>
          </table:table-cell>
          <table:table-cell table:formula="of:= ([times_1000000.C445] - [times_1000000.B445]) / 1000000" office:value-type="float" office:value="63.320064" calcext:value-type="float">
            <text:p>63.320064</text:p>
          </table:table-cell>
        </table:table-row>
        <table:table-row table:style-name="ro1">
          <table:table-cell table:formula="of:= [times_10000.A446]" office:value-type="float" office:value="445" calcext:value-type="float">
            <text:p>445</text:p>
          </table:table-cell>
          <table:table-cell table:formula="of:= ([times_10000.C446] - [times_10000.B446]) / 1000000" office:value-type="float" office:value="203.2" calcext:value-type="float">
            <text:p>203.2</text:p>
          </table:table-cell>
          <table:table-cell table:formula="of:= ([times_100000.C446] - [times_100000.B446]) / 1000000" office:value-type="float" office:value="193.449984" calcext:value-type="float">
            <text:p>193.449984</text:p>
          </table:table-cell>
          <table:table-cell table:formula="of:= ([times_1000000.C446] - [times_1000000.B446]) / 1000000" office:value-type="float" office:value="68.390144" calcext:value-type="float">
            <text:p>68.390144</text:p>
          </table:table-cell>
        </table:table-row>
        <table:table-row table:style-name="ro1">
          <table:table-cell table:formula="of:= [times_10000.A447]" office:value-type="float" office:value="446" calcext:value-type="float">
            <text:p>446</text:p>
          </table:table-cell>
          <table:table-cell table:formula="of:= ([times_10000.C447] - [times_10000.B447]) / 1000000" office:value-type="float" office:value="203.209984" calcext:value-type="float">
            <text:p>203.209984</text:p>
          </table:table-cell>
          <table:table-cell table:formula="of:= ([times_100000.C447] - [times_100000.B447]) / 1000000" office:value-type="float" office:value="194.479872" calcext:value-type="float">
            <text:p>194.479872</text:p>
          </table:table-cell>
          <table:table-cell table:formula="of:= ([times_1000000.C447] - [times_1000000.B447]) / 1000000" office:value-type="float" office:value="68.339968" calcext:value-type="float">
            <text:p>68.339968</text:p>
          </table:table-cell>
        </table:table-row>
        <table:table-row table:style-name="ro1">
          <table:table-cell table:formula="of:= [times_10000.A448]" office:value-type="float" office:value="447" calcext:value-type="float">
            <text:p>447</text:p>
          </table:table-cell>
          <table:table-cell table:formula="of:= ([times_10000.C448] - [times_10000.B448]) / 1000000" office:value-type="float" office:value="203.42016" calcext:value-type="float">
            <text:p>203.42016</text:p>
          </table:table-cell>
          <table:table-cell table:formula="of:= ([times_100000.C448] - [times_100000.B448]) / 1000000" office:value-type="float" office:value="194.54976" calcext:value-type="float">
            <text:p>194.54976</text:p>
          </table:table-cell>
          <table:table-cell table:formula="of:= ([times_1000000.C448] - [times_1000000.B448]) / 1000000" office:value-type="float" office:value="69.16992" calcext:value-type="float">
            <text:p>69.16992</text:p>
          </table:table-cell>
        </table:table-row>
        <table:table-row table:style-name="ro1">
          <table:table-cell table:formula="of:= [times_10000.A449]" office:value-type="float" office:value="448" calcext:value-type="float">
            <text:p>448</text:p>
          </table:table-cell>
          <table:table-cell table:formula="of:= ([times_10000.C449] - [times_10000.B449]) / 1000000" office:value-type="float" office:value="203.430144" calcext:value-type="float">
            <text:p>203.430144</text:p>
          </table:table-cell>
          <table:table-cell table:formula="of:= ([times_100000.C449] - [times_100000.B449]) / 1000000" office:value-type="float" office:value="194.269952" calcext:value-type="float">
            <text:p>194.269952</text:p>
          </table:table-cell>
          <table:table-cell table:formula="of:= ([times_1000000.C449] - [times_1000000.B449]) / 1000000" office:value-type="float" office:value="70.210048" calcext:value-type="float">
            <text:p>70.210048</text:p>
          </table:table-cell>
        </table:table-row>
        <table:table-row table:style-name="ro1">
          <table:table-cell table:formula="of:= [times_10000.A450]" office:value-type="float" office:value="449" calcext:value-type="float">
            <text:p>449</text:p>
          </table:table-cell>
          <table:table-cell table:formula="of:= ([times_10000.C450] - [times_10000.B450]) / 1000000" office:value-type="float" office:value="203.689984" calcext:value-type="float">
            <text:p>203.689984</text:p>
          </table:table-cell>
          <table:table-cell table:formula="of:= ([times_100000.C450] - [times_100000.B450]) / 1000000" office:value-type="float" office:value="193.98016" calcext:value-type="float">
            <text:p>193.98016</text:p>
          </table:table-cell>
          <table:table-cell table:formula="of:= ([times_1000000.C450] - [times_1000000.B450]) / 1000000" office:value-type="float" office:value="70.859776" calcext:value-type="float">
            <text:p>70.859776</text:p>
          </table:table-cell>
        </table:table-row>
        <table:table-row table:style-name="ro1">
          <table:table-cell table:formula="of:= [times_10000.A451]" office:value-type="float" office:value="450" calcext:value-type="float">
            <text:p>450</text:p>
          </table:table-cell>
          <table:table-cell table:formula="of:= ([times_10000.C451] - [times_10000.B451]) / 1000000" office:value-type="float" office:value="203.42016" calcext:value-type="float">
            <text:p>203.42016</text:p>
          </table:table-cell>
          <table:table-cell table:formula="of:= ([times_100000.C451] - [times_100000.B451]) / 1000000" office:value-type="float" office:value="193.680128" calcext:value-type="float">
            <text:p>193.680128</text:p>
          </table:table-cell>
          <table:table-cell table:formula="of:= ([times_1000000.C451] - [times_1000000.B451]) / 1000000" office:value-type="float" office:value="70.750208" calcext:value-type="float">
            <text:p>70.750208</text:p>
          </table:table-cell>
        </table:table-row>
        <table:table-row table:style-name="ro1">
          <table:table-cell table:formula="of:= [times_10000.A452]" office:value-type="float" office:value="451" calcext:value-type="float">
            <text:p>451</text:p>
          </table:table-cell>
          <table:table-cell table:formula="of:= ([times_10000.C452] - [times_10000.B452]) / 1000000" office:value-type="float" office:value="203.129856" calcext:value-type="float">
            <text:p>203.129856</text:p>
          </table:table-cell>
          <table:table-cell table:formula="of:= ([times_100000.C452] - [times_100000.B452]) / 1000000" office:value-type="float" office:value="193.380096" calcext:value-type="float">
            <text:p>193.380096</text:p>
          </table:table-cell>
          <table:table-cell table:formula="of:= ([times_1000000.C452] - [times_1000000.B452]) / 1000000" office:value-type="float" office:value="71.559936" calcext:value-type="float">
            <text:p>71.559936</text:p>
          </table:table-cell>
        </table:table-row>
        <table:table-row table:style-name="ro1">
          <table:table-cell table:formula="of:= [times_10000.A453]" office:value-type="float" office:value="452" calcext:value-type="float">
            <text:p>452</text:p>
          </table:table-cell>
          <table:table-cell table:formula="of:= ([times_10000.C453] - [times_10000.B453]) / 1000000" office:value-type="float" office:value="202.889984" calcext:value-type="float">
            <text:p>202.889984</text:p>
          </table:table-cell>
          <table:table-cell table:formula="of:= ([times_100000.C453] - [times_100000.B453]) / 1000000" office:value-type="float" office:value="193.090048" calcext:value-type="float">
            <text:p>193.090048</text:p>
          </table:table-cell>
          <table:table-cell table:formula="of:= ([times_1000000.C453] - [times_1000000.B453]) / 1000000" office:value-type="float" office:value="71.549952" calcext:value-type="float">
            <text:p>71.549952</text:p>
          </table:table-cell>
        </table:table-row>
        <table:table-row table:style-name="ro1">
          <table:table-cell table:formula="of:= [times_10000.A454]" office:value-type="float" office:value="453" calcext:value-type="float">
            <text:p>453</text:p>
          </table:table-cell>
          <table:table-cell table:formula="of:= ([times_10000.C454] - [times_10000.B454]) / 1000000" office:value-type="float" office:value="202.629888" calcext:value-type="float">
            <text:p>202.629888</text:p>
          </table:table-cell>
          <table:table-cell table:formula="of:= ([times_100000.C454] - [times_100000.B454]) / 1000000" office:value-type="float" office:value="192.75008" calcext:value-type="float">
            <text:p>192.75008</text:p>
          </table:table-cell>
          <table:table-cell table:formula="of:= ([times_1000000.C454] - [times_1000000.B454]) / 1000000" office:value-type="float" office:value="72.350208" calcext:value-type="float">
            <text:p>72.350208</text:p>
          </table:table-cell>
        </table:table-row>
        <table:table-row table:style-name="ro1">
          <table:table-cell table:formula="of:= [times_10000.A455]" office:value-type="float" office:value="454" calcext:value-type="float">
            <text:p>454</text:p>
          </table:table-cell>
          <table:table-cell table:formula="of:= ([times_10000.C455] - [times_10000.B455]) / 1000000" office:value-type="float" office:value="209.95968" calcext:value-type="float">
            <text:p>209.95968</text:p>
          </table:table-cell>
          <table:table-cell table:formula="of:= ([times_100000.C455] - [times_100000.B455]) / 1000000" office:value-type="float" office:value="193.569792" calcext:value-type="float">
            <text:p>193.569792</text:p>
          </table:table-cell>
          <table:table-cell table:formula="of:= ([times_1000000.C455] - [times_1000000.B455]) / 1000000" office:value-type="float" office:value="73.080064" calcext:value-type="float">
            <text:p>73.080064</text:p>
          </table:table-cell>
        </table:table-row>
        <table:table-row table:style-name="ro1">
          <table:table-cell table:formula="of:= [times_10000.A456]" office:value-type="float" office:value="455" calcext:value-type="float">
            <text:p>455</text:p>
          </table:table-cell>
          <table:table-cell table:formula="of:= ([times_10000.C456] - [times_10000.B456]) / 1000000" office:value-type="float" office:value="209.889792" calcext:value-type="float">
            <text:p>209.889792</text:p>
          </table:table-cell>
          <table:table-cell table:formula="of:= ([times_100000.C456] - [times_100000.B456]) / 1000000" office:value-type="float" office:value="199.279872" calcext:value-type="float">
            <text:p>199.279872</text:p>
          </table:table-cell>
          <table:table-cell table:formula="of:= ([times_1000000.C456] - [times_1000000.B456]) / 1000000" office:value-type="float" office:value="74.870016" calcext:value-type="float">
            <text:p>74.870016</text:p>
          </table:table-cell>
        </table:table-row>
        <table:table-row table:style-name="ro1">
          <table:table-cell table:formula="of:= [times_10000.A457]" office:value-type="float" office:value="456" calcext:value-type="float">
            <text:p>456</text:p>
          </table:table-cell>
          <table:table-cell table:formula="of:= ([times_10000.C457] - [times_10000.B457]) / 1000000" office:value-type="float" office:value="212.450048" calcext:value-type="float">
            <text:p>212.450048</text:p>
          </table:table-cell>
          <table:table-cell table:formula="of:= ([times_100000.C457] - [times_100000.B457]) / 1000000" office:value-type="float" office:value="199.250176" calcext:value-type="float">
            <text:p>199.250176</text:p>
          </table:table-cell>
          <table:table-cell table:formula="of:= ([times_1000000.C457] - [times_1000000.B457]) / 1000000" office:value-type="float" office:value="76.280064" calcext:value-type="float">
            <text:p>76.280064</text:p>
          </table:table-cell>
        </table:table-row>
        <table:table-row table:style-name="ro1">
          <table:table-cell table:formula="of:= [times_10000.A458]" office:value-type="float" office:value="457" calcext:value-type="float">
            <text:p>457</text:p>
          </table:table-cell>
          <table:table-cell table:formula="of:= ([times_10000.C458] - [times_10000.B458]) / 1000000" office:value-type="float" office:value="212.310016" calcext:value-type="float">
            <text:p>212.310016</text:p>
          </table:table-cell>
          <table:table-cell table:formula="of:= ([times_100000.C458] - [times_100000.B458]) / 1000000" office:value-type="float" office:value="199.209984" calcext:value-type="float">
            <text:p>199.209984</text:p>
          </table:table-cell>
          <table:table-cell table:formula="of:= ([times_1000000.C458] - [times_1000000.B458]) / 1000000" office:value-type="float" office:value="76.339968" calcext:value-type="float">
            <text:p>76.339968</text:p>
          </table:table-cell>
        </table:table-row>
        <table:table-row table:style-name="ro1">
          <table:table-cell table:formula="of:= [times_10000.A459]" office:value-type="float" office:value="458" calcext:value-type="float">
            <text:p>458</text:p>
          </table:table-cell>
          <table:table-cell table:formula="of:= ([times_10000.C459] - [times_10000.B459]) / 1000000" office:value-type="float" office:value="212.349952" calcext:value-type="float">
            <text:p>212.349952</text:p>
          </table:table-cell>
          <table:table-cell table:formula="of:= ([times_100000.C459] - [times_100000.B459]) / 1000000" office:value-type="float" office:value="200.489728" calcext:value-type="float">
            <text:p>200.489728</text:p>
          </table:table-cell>
          <table:table-cell table:formula="of:= ([times_1000000.C459] - [times_1000000.B459]) / 1000000" office:value-type="float" office:value="77.750016" calcext:value-type="float">
            <text:p>77.750016</text:p>
          </table:table-cell>
        </table:table-row>
        <table:table-row table:style-name="ro1">
          <table:table-cell table:formula="of:= [times_10000.A460]" office:value-type="float" office:value="459" calcext:value-type="float">
            <text:p>459</text:p>
          </table:table-cell>
          <table:table-cell table:formula="of:= ([times_10000.C460] - [times_10000.B460]) / 1000000" office:value-type="float" office:value="211.88992" calcext:value-type="float">
            <text:p>211.88992</text:p>
          </table:table-cell>
          <table:table-cell table:formula="of:= ([times_100000.C460] - [times_100000.B460]) / 1000000" office:value-type="float" office:value="201.69984" calcext:value-type="float">
            <text:p>201.69984</text:p>
          </table:table-cell>
          <table:table-cell table:formula="of:= ([times_1000000.C460] - [times_1000000.B460]) / 1000000" office:value-type="float" office:value="78.750208" calcext:value-type="float">
            <text:p>78.750208</text:p>
          </table:table-cell>
        </table:table-row>
        <table:table-row table:style-name="ro1">
          <table:table-cell table:formula="of:= [times_10000.A461]" office:value-type="float" office:value="460" calcext:value-type="float">
            <text:p>460</text:p>
          </table:table-cell>
          <table:table-cell table:formula="of:= ([times_10000.C461] - [times_10000.B461]) / 1000000" office:value-type="float" office:value="211.56992" calcext:value-type="float">
            <text:p>211.56992</text:p>
          </table:table-cell>
          <table:table-cell table:formula="of:= ([times_100000.C461] - [times_100000.B461]) / 1000000" office:value-type="float" office:value="203.45984" calcext:value-type="float">
            <text:p>203.45984</text:p>
          </table:table-cell>
          <table:table-cell table:formula="of:= ([times_1000000.C461] - [times_1000000.B461]) / 1000000" office:value-type="float" office:value="78.759936" calcext:value-type="float">
            <text:p>78.759936</text:p>
          </table:table-cell>
        </table:table-row>
        <table:table-row table:style-name="ro1">
          <table:table-cell table:formula="of:= [times_10000.A462]" office:value-type="float" office:value="461" calcext:value-type="float">
            <text:p>461</text:p>
          </table:table-cell>
          <table:table-cell table:formula="of:= ([times_10000.C462] - [times_10000.B462]) / 1000000" office:value-type="float" office:value="211.270144" calcext:value-type="float">
            <text:p>211.270144</text:p>
          </table:table-cell>
          <table:table-cell table:formula="of:= ([times_100000.C462] - [times_100000.B462]) / 1000000" office:value-type="float" office:value="204.920064" calcext:value-type="float">
            <text:p>204.920064</text:p>
          </table:table-cell>
          <table:table-cell table:formula="of:= ([times_1000000.C462] - [times_1000000.B462]) / 1000000" office:value-type="float" office:value="78.930176" calcext:value-type="float">
            <text:p>78.930176</text:p>
          </table:table-cell>
        </table:table-row>
        <table:table-row table:style-name="ro1">
          <table:table-cell table:formula="of:= [times_10000.A463]" office:value-type="float" office:value="462" calcext:value-type="float">
            <text:p>462</text:p>
          </table:table-cell>
          <table:table-cell table:formula="of:= ([times_10000.C463] - [times_10000.B463]) / 1000000" office:value-type="float" office:value="211.309824" calcext:value-type="float">
            <text:p>211.309824</text:p>
          </table:table-cell>
          <table:table-cell table:formula="of:= ([times_100000.C463] - [times_100000.B463]) / 1000000" office:value-type="float" office:value="206.189824" calcext:value-type="float">
            <text:p>206.189824</text:p>
          </table:table-cell>
          <table:table-cell table:formula="of:= ([times_1000000.C463] - [times_1000000.B463]) / 1000000" office:value-type="float" office:value="78.749952" calcext:value-type="float">
            <text:p>78.749952</text:p>
          </table:table-cell>
        </table:table-row>
        <table:table-row table:style-name="ro1">
          <table:table-cell table:formula="of:= [times_10000.A464]" office:value-type="float" office:value="463" calcext:value-type="float">
            <text:p>463</text:p>
          </table:table-cell>
          <table:table-cell table:formula="of:= ([times_10000.C464] - [times_10000.B464]) / 1000000" office:value-type="float" office:value="210.999808" calcext:value-type="float">
            <text:p>210.999808</text:p>
          </table:table-cell>
          <table:table-cell table:formula="of:= ([times_100000.C464] - [times_100000.B464]) / 1000000" office:value-type="float" office:value="206.17984" calcext:value-type="float">
            <text:p>206.17984</text:p>
          </table:table-cell>
          <table:table-cell table:formula="of:= ([times_1000000.C464] - [times_1000000.B464]) / 1000000" office:value-type="float" office:value="78.860032" calcext:value-type="float">
            <text:p>78.860032</text:p>
          </table:table-cell>
        </table:table-row>
        <table:table-row table:style-name="ro1">
          <table:table-cell table:formula="of:= [times_10000.A465]" office:value-type="float" office:value="464" calcext:value-type="float">
            <text:p>464</text:p>
          </table:table-cell>
          <table:table-cell table:formula="of:= ([times_10000.C465] - [times_10000.B465]) / 1000000" office:value-type="float" office:value="210.630144" calcext:value-type="float">
            <text:p>210.630144</text:p>
          </table:table-cell>
          <table:table-cell table:formula="of:= ([times_100000.C465] - [times_100000.B465]) / 1000000" office:value-type="float" office:value="206.329856" calcext:value-type="float">
            <text:p>206.329856</text:p>
          </table:table-cell>
          <table:table-cell table:formula="of:= ([times_1000000.C465] - [times_1000000.B465]) / 1000000" office:value-type="float" office:value="78.78016" calcext:value-type="float">
            <text:p>78.78016</text:p>
          </table:table-cell>
        </table:table-row>
        <table:table-row table:style-name="ro1">
          <table:table-cell table:formula="of:= [times_10000.A466]" office:value-type="float" office:value="465" calcext:value-type="float">
            <text:p>465</text:p>
          </table:table-cell>
          <table:table-cell table:formula="of:= ([times_10000.C466] - [times_10000.B466]) / 1000000" office:value-type="float" office:value="210.30016" calcext:value-type="float">
            <text:p>210.30016</text:p>
          </table:table-cell>
          <table:table-cell table:formula="of:= ([times_100000.C466] - [times_100000.B466]) / 1000000" office:value-type="float" office:value="206.319872" calcext:value-type="float">
            <text:p>206.319872</text:p>
          </table:table-cell>
          <table:table-cell table:formula="of:= ([times_1000000.C466] - [times_1000000.B466]) / 1000000" office:value-type="float" office:value="78.860032" calcext:value-type="float">
            <text:p>78.860032</text:p>
          </table:table-cell>
        </table:table-row>
        <table:table-row table:style-name="ro1">
          <table:table-cell table:formula="of:= [times_10000.A467]" office:value-type="float" office:value="466" calcext:value-type="float">
            <text:p>466</text:p>
          </table:table-cell>
          <table:table-cell table:formula="of:= ([times_10000.C467] - [times_10000.B467]) / 1000000" office:value-type="float" office:value="209.970176" calcext:value-type="float">
            <text:p>209.970176</text:p>
          </table:table-cell>
          <table:table-cell table:formula="of:= ([times_100000.C467] - [times_100000.B467]) / 1000000" office:value-type="float" office:value="206.170112" calcext:value-type="float">
            <text:p>206.170112</text:p>
          </table:table-cell>
          <table:table-cell table:formula="of:= ([times_1000000.C467] - [times_1000000.B467]) / 1000000" office:value-type="float" office:value="78.729984" calcext:value-type="float">
            <text:p>78.729984</text:p>
          </table:table-cell>
        </table:table-row>
        <table:table-row table:style-name="ro1">
          <table:table-cell table:formula="of:= [times_10000.A468]" office:value-type="float" office:value="467" calcext:value-type="float">
            <text:p>467</text:p>
          </table:table-cell>
          <table:table-cell table:formula="of:= ([times_10000.C468] - [times_10000.B468]) / 1000000" office:value-type="float" office:value="209.66016" calcext:value-type="float">
            <text:p>209.66016</text:p>
          </table:table-cell>
          <table:table-cell table:formula="of:= ([times_100000.C468] - [times_100000.B468]) / 1000000" office:value-type="float" office:value="206.390016" calcext:value-type="float">
            <text:p>206.390016</text:p>
          </table:table-cell>
          <table:table-cell table:formula="of:= ([times_1000000.C468] - [times_1000000.B468]) / 1000000" office:value-type="float" office:value="78.440192" calcext:value-type="float">
            <text:p>78.440192</text:p>
          </table:table-cell>
        </table:table-row>
        <table:table-row table:style-name="ro1">
          <table:table-cell table:formula="of:= [times_10000.A469]" office:value-type="float" office:value="468" calcext:value-type="float">
            <text:p>468</text:p>
          </table:table-cell>
          <table:table-cell table:formula="of:= ([times_10000.C469] - [times_10000.B469]) / 1000000" office:value-type="float" office:value="209.459968" calcext:value-type="float">
            <text:p>209.459968</text:p>
          </table:table-cell>
          <table:table-cell table:formula="of:= ([times_100000.C469] - [times_100000.B469]) / 1000000" office:value-type="float" office:value="206.289664" calcext:value-type="float">
            <text:p>206.289664</text:p>
          </table:table-cell>
          <table:table-cell table:formula="of:= ([times_1000000.C469] - [times_1000000.B469]) / 1000000" office:value-type="float" office:value="78.220032" calcext:value-type="float">
            <text:p>78.220032</text:p>
          </table:table-cell>
        </table:table-row>
        <table:table-row table:style-name="ro1">
          <table:table-cell table:formula="of:= [times_10000.A470]" office:value-type="float" office:value="469" calcext:value-type="float">
            <text:p>469</text:p>
          </table:table-cell>
          <table:table-cell table:formula="of:= ([times_10000.C470] - [times_10000.B470]) / 1000000" office:value-type="float" office:value="209.299968" calcext:value-type="float">
            <text:p>209.299968</text:p>
          </table:table-cell>
          <table:table-cell table:formula="of:= ([times_100000.C470] - [times_100000.B470]) / 1000000" office:value-type="float" office:value="205.519872" calcext:value-type="float">
            <text:p>205.519872</text:p>
          </table:table-cell>
          <table:table-cell table:formula="of:= ([times_1000000.C470] - [times_1000000.B470]) / 1000000" office:value-type="float" office:value="78.749952" calcext:value-type="float">
            <text:p>78.749952</text:p>
          </table:table-cell>
        </table:table-row>
        <table:table-row table:style-name="ro1">
          <table:table-cell table:formula="of:= [times_10000.A471]" office:value-type="float" office:value="470" calcext:value-type="float">
            <text:p>470</text:p>
          </table:table-cell>
          <table:table-cell table:formula="of:= ([times_10000.C471] - [times_10000.B471]) / 1000000" office:value-type="float" office:value="209.720064" calcext:value-type="float">
            <text:p>209.720064</text:p>
          </table:table-cell>
          <table:table-cell table:formula="of:= ([times_100000.C471] - [times_100000.B471]) / 1000000" office:value-type="float" office:value="205.040128" calcext:value-type="float">
            <text:p>205.040128</text:p>
          </table:table-cell>
          <table:table-cell table:formula="of:= ([times_1000000.C471] - [times_1000000.B471]) / 1000000" office:value-type="float" office:value="79.479808" calcext:value-type="float">
            <text:p>79.479808</text:p>
          </table:table-cell>
        </table:table-row>
        <table:table-row table:style-name="ro1">
          <table:table-cell table:formula="of:= [times_10000.A472]" office:value-type="float" office:value="471" calcext:value-type="float">
            <text:p>471</text:p>
          </table:table-cell>
          <table:table-cell table:formula="of:= ([times_10000.C472] - [times_10000.B472]) / 1000000" office:value-type="float" office:value="209.399808" calcext:value-type="float">
            <text:p>209.399808</text:p>
          </table:table-cell>
          <table:table-cell table:formula="of:= ([times_100000.C472] - [times_100000.B472]) / 1000000" office:value-type="float" office:value="204.979712" calcext:value-type="float">
            <text:p>204.979712</text:p>
          </table:table-cell>
          <table:table-cell table:formula="of:= ([times_1000000.C472] - [times_1000000.B472]) / 1000000" office:value-type="float" office:value="81.07008" calcext:value-type="float">
            <text:p>81.07008</text:p>
          </table:table-cell>
        </table:table-row>
        <table:table-row table:style-name="ro1">
          <table:table-cell table:formula="of:= [times_10000.A473]" office:value-type="float" office:value="472" calcext:value-type="float">
            <text:p>472</text:p>
          </table:table-cell>
          <table:table-cell table:formula="of:= ([times_10000.C473] - [times_10000.B473]) / 1000000" office:value-type="float" office:value="209.100032" calcext:value-type="float">
            <text:p>209.100032</text:p>
          </table:table-cell>
          <table:table-cell table:formula="of:= ([times_100000.C473] - [times_100000.B473]) / 1000000" office:value-type="float" office:value="204.649728" calcext:value-type="float">
            <text:p>204.649728</text:p>
          </table:table-cell>
          <table:table-cell table:formula="of:= ([times_1000000.C473] - [times_1000000.B473]) / 1000000" office:value-type="float" office:value="81.220096" calcext:value-type="float">
            <text:p>81.220096</text:p>
          </table:table-cell>
        </table:table-row>
        <table:table-row table:style-name="ro1">
          <table:table-cell table:formula="of:= [times_10000.A474]" office:value-type="float" office:value="473" calcext:value-type="float">
            <text:p>473</text:p>
          </table:table-cell>
          <table:table-cell table:formula="of:= ([times_10000.C474] - [times_10000.B474]) / 1000000" office:value-type="float" office:value="208.8" calcext:value-type="float">
            <text:p>208.8</text:p>
          </table:table-cell>
          <table:table-cell table:formula="of:= ([times_100000.C474] - [times_100000.B474]) / 1000000" office:value-type="float" office:value="204.499968" calcext:value-type="float">
            <text:p>204.499968</text:p>
          </table:table-cell>
          <table:table-cell table:formula="of:= ([times_1000000.C474] - [times_1000000.B474]) / 1000000" office:value-type="float" office:value="81.139968" calcext:value-type="float">
            <text:p>81.139968</text:p>
          </table:table-cell>
        </table:table-row>
        <table:table-row table:style-name="ro1">
          <table:table-cell table:formula="of:= [times_10000.A475]" office:value-type="float" office:value="474" calcext:value-type="float">
            <text:p>474</text:p>
          </table:table-cell>
          <table:table-cell table:formula="of:= ([times_10000.C475] - [times_10000.B475]) / 1000000" office:value-type="float" office:value="208.500224" calcext:value-type="float">
            <text:p>208.500224</text:p>
          </table:table-cell>
          <table:table-cell table:formula="of:= ([times_100000.C475] - [times_100000.B475]) / 1000000" office:value-type="float" office:value="204.019968" calcext:value-type="float">
            <text:p>204.019968</text:p>
          </table:table-cell>
          <table:table-cell table:formula="of:= ([times_1000000.C475] - [times_1000000.B475]) / 1000000" office:value-type="float" office:value="80.819968" calcext:value-type="float">
            <text:p>80.819968</text:p>
          </table:table-cell>
        </table:table-row>
        <table:table-row table:style-name="ro1">
          <table:table-cell table:formula="of:= [times_10000.A476]" office:value-type="float" office:value="475" calcext:value-type="float">
            <text:p>475</text:p>
          </table:table-cell>
          <table:table-cell table:formula="of:= ([times_10000.C476] - [times_10000.B476]) / 1000000" office:value-type="float" office:value="208.20992" calcext:value-type="float">
            <text:p>208.20992</text:p>
          </table:table-cell>
          <table:table-cell table:formula="of:= ([times_100000.C476] - [times_100000.B476]) / 1000000" office:value-type="float" office:value="203.460096" calcext:value-type="float">
            <text:p>203.460096</text:p>
          </table:table-cell>
          <table:table-cell table:formula="of:= ([times_1000000.C476] - [times_1000000.B476]) / 1000000" office:value-type="float" office:value="80.509952" calcext:value-type="float">
            <text:p>80.509952</text:p>
          </table:table-cell>
        </table:table-row>
        <table:table-row table:style-name="ro1">
          <table:table-cell table:formula="of:= [times_10000.A477]" office:value-type="float" office:value="476" calcext:value-type="float">
            <text:p>476</text:p>
          </table:table-cell>
          <table:table-cell table:formula="of:= ([times_10000.C477] - [times_10000.B477]) / 1000000" office:value-type="float" office:value="207.919872" calcext:value-type="float">
            <text:p>207.919872</text:p>
          </table:table-cell>
          <table:table-cell table:formula="of:= ([times_100000.C477] - [times_100000.B477]) / 1000000" office:value-type="float" office:value="205.090048" calcext:value-type="float">
            <text:p>205.090048</text:p>
          </table:table-cell>
          <table:table-cell table:formula="of:= ([times_1000000.C477] - [times_1000000.B477]) / 1000000" office:value-type="float" office:value="80.379904" calcext:value-type="float">
            <text:p>80.379904</text:p>
          </table:table-cell>
        </table:table-row>
        <table:table-row table:style-name="ro1">
          <table:table-cell table:formula="of:= [times_10000.A478]" office:value-type="float" office:value="477" calcext:value-type="float">
            <text:p>477</text:p>
          </table:table-cell>
          <table:table-cell table:formula="of:= ([times_10000.C478] - [times_10000.B478]) / 1000000" office:value-type="float" office:value="207.63008" calcext:value-type="float">
            <text:p>207.63008</text:p>
          </table:table-cell>
          <table:table-cell table:formula="of:= ([times_100000.C478] - [times_100000.B478]) / 1000000" office:value-type="float" office:value="208.70016" calcext:value-type="float">
            <text:p>208.70016</text:p>
          </table:table-cell>
          <table:table-cell table:formula="of:= ([times_1000000.C478] - [times_1000000.B478]) / 1000000" office:value-type="float" office:value="80.300032" calcext:value-type="float">
            <text:p>80.300032</text:p>
          </table:table-cell>
        </table:table-row>
        <table:table-row table:style-name="ro1">
          <table:table-cell table:formula="of:= [times_10000.A479]" office:value-type="float" office:value="478" calcext:value-type="float">
            <text:p>478</text:p>
          </table:table-cell>
          <table:table-cell table:formula="of:= ([times_10000.C479] - [times_10000.B479]) / 1000000" office:value-type="float" office:value="207.289856" calcext:value-type="float">
            <text:p>207.289856</text:p>
          </table:table-cell>
          <table:table-cell table:formula="of:= ([times_100000.C479] - [times_100000.B479]) / 1000000" office:value-type="float" office:value="208.94976" calcext:value-type="float">
            <text:p>208.94976</text:p>
          </table:table-cell>
          <table:table-cell table:formula="of:= ([times_1000000.C479] - [times_1000000.B479]) / 1000000" office:value-type="float" office:value="80.009984" calcext:value-type="float">
            <text:p>80.009984</text:p>
          </table:table-cell>
        </table:table-row>
        <table:table-row table:style-name="ro1">
          <table:table-cell table:formula="of:= [times_10000.A480]" office:value-type="float" office:value="479" calcext:value-type="float">
            <text:p>479</text:p>
          </table:table-cell>
          <table:table-cell table:formula="of:= ([times_10000.C480] - [times_10000.B480]) / 1000000" office:value-type="float" office:value="207.019776" calcext:value-type="float">
            <text:p>207.019776</text:p>
          </table:table-cell>
          <table:table-cell table:formula="of:= ([times_100000.C480] - [times_100000.B480]) / 1000000" office:value-type="float" office:value="210.149888" calcext:value-type="float">
            <text:p>210.149888</text:p>
          </table:table-cell>
          <table:table-cell table:formula="of:= ([times_1000000.C480] - [times_1000000.B480]) / 1000000" office:value-type="float" office:value="79.689984" calcext:value-type="float">
            <text:p>79.689984</text:p>
          </table:table-cell>
        </table:table-row>
        <table:table-row table:style-name="ro1">
          <table:table-cell table:formula="of:= [times_10000.A481]" office:value-type="float" office:value="480" calcext:value-type="float">
            <text:p>480</text:p>
          </table:table-cell>
          <table:table-cell table:formula="of:= ([times_10000.C481] - [times_10000.B481]) / 1000000" office:value-type="float" office:value="206.699776" calcext:value-type="float">
            <text:p>206.699776</text:p>
          </table:table-cell>
          <table:table-cell table:formula="of:= ([times_100000.C481] - [times_100000.B481]) / 1000000" office:value-type="float" office:value="212.91008" calcext:value-type="float">
            <text:p>212.91008</text:p>
          </table:table-cell>
          <table:table-cell table:formula="of:= ([times_1000000.C481] - [times_1000000.B481]) / 1000000" office:value-type="float" office:value="79.510016" calcext:value-type="float">
            <text:p>79.510016</text:p>
          </table:table-cell>
        </table:table-row>
        <table:table-row table:style-name="ro1">
          <table:table-cell table:formula="of:= [times_10000.A482]" office:value-type="float" office:value="481" calcext:value-type="float">
            <text:p>481</text:p>
          </table:table-cell>
          <table:table-cell table:formula="of:= ([times_10000.C482] - [times_10000.B482]) / 1000000" office:value-type="float" office:value="206.420224" calcext:value-type="float">
            <text:p>206.420224</text:p>
          </table:table-cell>
          <table:table-cell table:formula="of:= ([times_100000.C482] - [times_100000.B482]) / 1000000" office:value-type="float" office:value="214.490112" calcext:value-type="float">
            <text:p>214.490112</text:p>
          </table:table-cell>
          <table:table-cell table:formula="of:= ([times_1000000.C482] - [times_1000000.B482]) / 1000000" office:value-type="float" office:value="79.460096" calcext:value-type="float">
            <text:p>79.460096</text:p>
          </table:table-cell>
        </table:table-row>
        <table:table-row table:style-name="ro1">
          <table:table-cell table:formula="of:= [times_10000.A483]" office:value-type="float" office:value="482" calcext:value-type="float">
            <text:p>482</text:p>
          </table:table-cell>
          <table:table-cell table:formula="of:= ([times_10000.C483] - [times_10000.B483]) / 1000000" office:value-type="float" office:value="206.120192" calcext:value-type="float">
            <text:p>206.120192</text:p>
          </table:table-cell>
          <table:table-cell table:formula="of:= ([times_100000.C483] - [times_100000.B483]) / 1000000" office:value-type="float" office:value="214.4" calcext:value-type="float">
            <text:p>214.4</text:p>
          </table:table-cell>
          <table:table-cell table:formula="of:= ([times_1000000.C483] - [times_1000000.B483]) / 1000000" office:value-type="float" office:value="79.350016" calcext:value-type="float">
            <text:p>79.350016</text:p>
          </table:table-cell>
        </table:table-row>
        <table:table-row table:style-name="ro1">
          <table:table-cell table:formula="of:= [times_10000.A484]" office:value-type="float" office:value="483" calcext:value-type="float">
            <text:p>483</text:p>
          </table:table-cell>
          <table:table-cell table:formula="of:= ([times_10000.C484] - [times_10000.B484]) / 1000000" office:value-type="float" office:value="205.769984" calcext:value-type="float">
            <text:p>205.769984</text:p>
          </table:table-cell>
          <table:table-cell table:formula="of:= ([times_100000.C484] - [times_100000.B484]) / 1000000" office:value-type="float" office:value="214.380032" calcext:value-type="float">
            <text:p>214.380032</text:p>
          </table:table-cell>
          <table:table-cell table:formula="of:= ([times_1000000.C484] - [times_1000000.B484]) / 1000000" office:value-type="float" office:value="80.729856" calcext:value-type="float">
            <text:p>80.729856</text:p>
          </table:table-cell>
        </table:table-row>
        <table:table-row table:style-name="ro1">
          <table:table-cell table:formula="of:= [times_10000.A485]" office:value-type="float" office:value="484" calcext:value-type="float">
            <text:p>484</text:p>
          </table:table-cell>
          <table:table-cell table:formula="of:= ([times_10000.C485] - [times_10000.B485]) / 1000000" office:value-type="float" office:value="205.490176" calcext:value-type="float">
            <text:p>205.490176</text:p>
          </table:table-cell>
          <table:table-cell table:formula="of:= ([times_100000.C485] - [times_100000.B485]) / 1000000" office:value-type="float" office:value="214.540032" calcext:value-type="float">
            <text:p>214.540032</text:p>
          </table:table-cell>
          <table:table-cell table:formula="of:= ([times_1000000.C485] - [times_1000000.B485]) / 1000000" office:value-type="float" office:value="81.600256" calcext:value-type="float">
            <text:p>81.600256</text:p>
          </table:table-cell>
        </table:table-row>
        <table:table-row table:style-name="ro1">
          <table:table-cell table:formula="of:= [times_10000.A486]" office:value-type="float" office:value="485" calcext:value-type="float">
            <text:p>485</text:p>
          </table:table-cell>
          <table:table-cell table:formula="of:= ([times_10000.C486] - [times_10000.B486]) / 1000000" office:value-type="float" office:value="205.319936" calcext:value-type="float">
            <text:p>205.319936</text:p>
          </table:table-cell>
          <table:table-cell table:formula="of:= ([times_100000.C486] - [times_100000.B486]) / 1000000" office:value-type="float" office:value="214.590208" calcext:value-type="float">
            <text:p>214.590208</text:p>
          </table:table-cell>
          <table:table-cell table:formula="of:= ([times_1000000.C486] - [times_1000000.B486]) / 1000000" office:value-type="float" office:value="81.640192" calcext:value-type="float">
            <text:p>81.640192</text:p>
          </table:table-cell>
        </table:table-row>
        <table:table-row table:style-name="ro1">
          <table:table-cell table:formula="of:= [times_10000.A487]" office:value-type="float" office:value="486" calcext:value-type="float">
            <text:p>486</text:p>
          </table:table-cell>
          <table:table-cell table:formula="of:= ([times_10000.C487] - [times_10000.B487]) / 1000000" office:value-type="float" office:value="205.339904" calcext:value-type="float">
            <text:p>205.339904</text:p>
          </table:table-cell>
          <table:table-cell table:formula="of:= ([times_100000.C487] - [times_100000.B487]) / 1000000" office:value-type="float" office:value="214.309888" calcext:value-type="float">
            <text:p>214.309888</text:p>
          </table:table-cell>
          <table:table-cell table:formula="of:= ([times_1000000.C487] - [times_1000000.B487]) / 1000000" office:value-type="float" office:value="81.670144" calcext:value-type="float">
            <text:p>81.670144</text:p>
          </table:table-cell>
        </table:table-row>
        <table:table-row table:style-name="ro1">
          <table:table-cell table:formula="of:= [times_10000.A488]" office:value-type="float" office:value="487" calcext:value-type="float">
            <text:p>487</text:p>
          </table:table-cell>
          <table:table-cell table:formula="of:= ([times_10000.C488] - [times_10000.B488]) / 1000000" office:value-type="float" office:value="205.200128" calcext:value-type="float">
            <text:p>205.200128</text:p>
          </table:table-cell>
          <table:table-cell table:formula="of:= ([times_100000.C488] - [times_100000.B488]) / 1000000" office:value-type="float" office:value="214.309888" calcext:value-type="float">
            <text:p>214.309888</text:p>
          </table:table-cell>
          <table:table-cell table:formula="of:= ([times_1000000.C488] - [times_1000000.B488]) / 1000000" office:value-type="float" office:value="81.789696" calcext:value-type="float">
            <text:p>81.789696</text:p>
          </table:table-cell>
        </table:table-row>
        <table:table-row table:style-name="ro1">
          <table:table-cell table:formula="of:= [times_10000.A489]" office:value-type="float" office:value="488" calcext:value-type="float">
            <text:p>488</text:p>
          </table:table-cell>
          <table:table-cell table:formula="of:= ([times_10000.C489] - [times_10000.B489]) / 1000000" office:value-type="float" office:value="205.45024" calcext:value-type="float">
            <text:p>205.45024</text:p>
          </table:table-cell>
          <table:table-cell table:formula="of:= ([times_100000.C489] - [times_100000.B489]) / 1000000" office:value-type="float" office:value="213.929984" calcext:value-type="float">
            <text:p>213.929984</text:p>
          </table:table-cell>
          <table:table-cell table:formula="of:= ([times_1000000.C489] - [times_1000000.B489]) / 1000000" office:value-type="float" office:value="81.609984" calcext:value-type="float">
            <text:p>81.609984</text:p>
          </table:table-cell>
        </table:table-row>
        <table:table-row table:style-name="ro1">
          <table:table-cell table:formula="of:= [times_10000.A490]" office:value-type="float" office:value="489" calcext:value-type="float">
            <text:p>489</text:p>
          </table:table-cell>
          <table:table-cell table:formula="of:= ([times_10000.C490] - [times_10000.B490]) / 1000000" office:value-type="float" office:value="205.499904" calcext:value-type="float">
            <text:p>205.499904</text:p>
          </table:table-cell>
          <table:table-cell table:formula="of:= ([times_100000.C490] - [times_100000.B490]) / 1000000" office:value-type="float" office:value="213.490176" calcext:value-type="float">
            <text:p>213.490176</text:p>
          </table:table-cell>
          <table:table-cell table:formula="of:= ([times_1000000.C490] - [times_1000000.B490]) / 1000000" office:value-type="float" office:value="82.44992" calcext:value-type="float">
            <text:p>82.44992</text:p>
          </table:table-cell>
        </table:table-row>
        <table:table-row table:style-name="ro1">
          <table:table-cell table:formula="of:= [times_10000.A491]" office:value-type="float" office:value="490" calcext:value-type="float">
            <text:p>490</text:p>
          </table:table-cell>
          <table:table-cell table:formula="of:= ([times_10000.C491] - [times_10000.B491]) / 1000000" office:value-type="float" office:value="205.6" calcext:value-type="float">
            <text:p>205.6</text:p>
          </table:table-cell>
          <table:table-cell table:formula="of:= ([times_100000.C491] - [times_100000.B491]) / 1000000" office:value-type="float" office:value="214.649856" calcext:value-type="float">
            <text:p>214.649856</text:p>
          </table:table-cell>
          <table:table-cell table:formula="of:= ([times_1000000.C491] - [times_1000000.B491]) / 1000000" office:value-type="float" office:value="82.459904" calcext:value-type="float">
            <text:p>82.459904</text:p>
          </table:table-cell>
        </table:table-row>
        <table:table-row table:style-name="ro1">
          <table:table-cell table:formula="of:= [times_10000.A492]" office:value-type="float" office:value="491" calcext:value-type="float">
            <text:p>491</text:p>
          </table:table-cell>
          <table:table-cell table:formula="of:= ([times_10000.C492] - [times_10000.B492]) / 1000000" office:value-type="float" office:value="206.03008" calcext:value-type="float">
            <text:p>206.03008</text:p>
          </table:table-cell>
          <table:table-cell table:formula="of:= ([times_100000.C492] - [times_100000.B492]) / 1000000" office:value-type="float" office:value="214.459904" calcext:value-type="float">
            <text:p>214.459904</text:p>
          </table:table-cell>
          <table:table-cell table:formula="of:= ([times_1000000.C492] - [times_1000000.B492]) / 1000000" office:value-type="float" office:value="83.259904" calcext:value-type="float">
            <text:p>83.259904</text:p>
          </table:table-cell>
        </table:table-row>
        <table:table-row table:style-name="ro1">
          <table:table-cell table:formula="of:= [times_10000.A493]" office:value-type="float" office:value="492" calcext:value-type="float">
            <text:p>492</text:p>
          </table:table-cell>
          <table:table-cell table:formula="of:= ([times_10000.C493] - [times_10000.B493]) / 1000000" office:value-type="float" office:value="205.890048" calcext:value-type="float">
            <text:p>205.890048</text:p>
          </table:table-cell>
          <table:table-cell table:formula="of:= ([times_100000.C493] - [times_100000.B493]) / 1000000" office:value-type="float" office:value="214.30016" calcext:value-type="float">
            <text:p>214.30016</text:p>
          </table:table-cell>
          <table:table-cell table:formula="of:= ([times_1000000.C493] - [times_1000000.B493]) / 1000000" office:value-type="float" office:value="83.699968" calcext:value-type="float">
            <text:p>83.699968</text:p>
          </table:table-cell>
        </table:table-row>
        <table:table-row table:style-name="ro1">
          <table:table-cell table:formula="of:= [times_10000.A494]" office:value-type="float" office:value="493" calcext:value-type="float">
            <text:p>493</text:p>
          </table:table-cell>
          <table:table-cell table:formula="of:= ([times_10000.C494] - [times_10000.B494]) / 1000000" office:value-type="float" office:value="206.11968" calcext:value-type="float">
            <text:p>206.11968</text:p>
          </table:table-cell>
          <table:table-cell table:formula="of:= ([times_100000.C494] - [times_100000.B494]) / 1000000" office:value-type="float" office:value="213.999872" calcext:value-type="float">
            <text:p>213.999872</text:p>
          </table:table-cell>
          <table:table-cell table:formula="of:= ([times_1000000.C494] - [times_1000000.B494]) / 1000000" office:value-type="float" office:value="83.96032" calcext:value-type="float">
            <text:p>83.96032</text:p>
          </table:table-cell>
        </table:table-row>
        <table:table-row table:style-name="ro1">
          <table:table-cell table:formula="of:= [times_10000.A495]" office:value-type="float" office:value="494" calcext:value-type="float">
            <text:p>494</text:p>
          </table:table-cell>
          <table:table-cell table:formula="of:= ([times_10000.C495] - [times_10000.B495]) / 1000000" office:value-type="float" office:value="206.119936" calcext:value-type="float">
            <text:p>206.119936</text:p>
          </table:table-cell>
          <table:table-cell table:formula="of:= ([times_100000.C495] - [times_100000.B495]) / 1000000" office:value-type="float" office:value="213.819648" calcext:value-type="float">
            <text:p>213.819648</text:p>
          </table:table-cell>
          <table:table-cell table:formula="of:= ([times_1000000.C495] - [times_1000000.B495]) / 1000000" office:value-type="float" office:value="85.040128" calcext:value-type="float">
            <text:p>85.040128</text:p>
          </table:table-cell>
        </table:table-row>
        <table:table-row table:style-name="ro1">
          <table:table-cell table:formula="of:= [times_10000.A496]" office:value-type="float" office:value="495" calcext:value-type="float">
            <text:p>495</text:p>
          </table:table-cell>
          <table:table-cell table:formula="of:= ([times_10000.C496] - [times_10000.B496]) / 1000000" office:value-type="float" office:value="206.329856" calcext:value-type="float">
            <text:p>206.329856</text:p>
          </table:table-cell>
          <table:table-cell table:formula="of:= ([times_100000.C496] - [times_100000.B496]) / 1000000" office:value-type="float" office:value="212.449792" calcext:value-type="float">
            <text:p>212.449792</text:p>
          </table:table-cell>
          <table:table-cell table:formula="of:= ([times_1000000.C496] - [times_1000000.B496]) / 1000000" office:value-type="float" office:value="85.289984" calcext:value-type="float">
            <text:p>85.289984</text:p>
          </table:table-cell>
        </table:table-row>
        <table:table-row table:style-name="ro1">
          <table:table-cell table:formula="of:= [times_10000.A497]" office:value-type="float" office:value="496" calcext:value-type="float">
            <text:p>496</text:p>
          </table:table-cell>
          <table:table-cell table:formula="of:= ([times_10000.C497] - [times_10000.B497]) / 1000000" office:value-type="float" office:value="206.210048" calcext:value-type="float">
            <text:p>206.210048</text:p>
          </table:table-cell>
          <table:table-cell table:formula="of:= ([times_100000.C497] - [times_100000.B497]) / 1000000" office:value-type="float" office:value="210.519808" calcext:value-type="float">
            <text:p>210.519808</text:p>
          </table:table-cell>
          <table:table-cell table:formula="of:= ([times_1000000.C497] - [times_1000000.B497]) / 1000000" office:value-type="float" office:value="85.380096" calcext:value-type="float">
            <text:p>85.380096</text:p>
          </table:table-cell>
        </table:table-row>
        <table:table-row table:style-name="ro1">
          <table:table-cell table:formula="of:= [times_10000.A498]" office:value-type="float" office:value="497" calcext:value-type="float">
            <text:p>497</text:p>
          </table:table-cell>
          <table:table-cell table:formula="of:= ([times_10000.C498] - [times_10000.B498]) / 1000000" office:value-type="float" office:value="206.17984" calcext:value-type="float">
            <text:p>206.17984</text:p>
          </table:table-cell>
          <table:table-cell table:formula="of:= ([times_100000.C498] - [times_100000.B498]) / 1000000" office:value-type="float" office:value="210.62016" calcext:value-type="float">
            <text:p>210.62016</text:p>
          </table:table-cell>
          <table:table-cell table:formula="of:= ([times_1000000.C498] - [times_1000000.B498]) / 1000000" office:value-type="float" office:value="85.679872" calcext:value-type="float">
            <text:p>85.679872</text:p>
          </table:table-cell>
        </table:table-row>
        <table:table-row table:style-name="ro1">
          <table:table-cell table:formula="of:= [times_10000.A499]" office:value-type="float" office:value="498" calcext:value-type="float">
            <text:p>498</text:p>
          </table:table-cell>
          <table:table-cell table:formula="of:= ([times_10000.C499] - [times_10000.B499]) / 1000000" office:value-type="float" office:value="205.869824" calcext:value-type="float">
            <text:p>205.869824</text:p>
          </table:table-cell>
          <table:table-cell table:formula="of:= ([times_100000.C499] - [times_100000.B499]) / 1000000" office:value-type="float" office:value="210.739712" calcext:value-type="float">
            <text:p>210.739712</text:p>
          </table:table-cell>
          <table:table-cell table:formula="of:= ([times_1000000.C499] - [times_1000000.B499]) / 1000000" office:value-type="float" office:value="86.600192" calcext:value-type="float">
            <text:p>86.600192</text:p>
          </table:table-cell>
        </table:table-row>
        <table:table-row table:style-name="ro1">
          <table:table-cell table:formula="of:= [times_10000.A500]" office:value-type="float" office:value="499" calcext:value-type="float">
            <text:p>499</text:p>
          </table:table-cell>
          <table:table-cell table:formula="of:= ([times_10000.C500] - [times_10000.B500]) / 1000000" office:value-type="float" office:value="205.580032" calcext:value-type="float">
            <text:p>205.580032</text:p>
          </table:table-cell>
          <table:table-cell table:formula="of:= ([times_100000.C500] - [times_100000.B500]) / 1000000" office:value-type="float" office:value="210.970112" calcext:value-type="float">
            <text:p>210.970112</text:p>
          </table:table-cell>
          <table:table-cell table:formula="of:= ([times_1000000.C500] - [times_1000000.B500]) / 1000000" office:value-type="float" office:value="89.989888" calcext:value-type="float">
            <text:p>89.989888</text:p>
          </table:table-cell>
        </table:table-row>
        <table:table-row table:style-name="ro1">
          <table:table-cell table:formula="of:= [times_10000.A501]" office:value-type="float" office:value="500" calcext:value-type="float">
            <text:p>500</text:p>
          </table:table-cell>
          <table:table-cell table:formula="of:= ([times_10000.C501] - [times_10000.B501]) / 1000000" office:value-type="float" office:value="205.28" calcext:value-type="float">
            <text:p>205.28</text:p>
          </table:table-cell>
          <table:table-cell table:formula="of:= ([times_100000.C501] - [times_100000.B501]) / 1000000" office:value-type="float" office:value="210.550016" calcext:value-type="float">
            <text:p>210.550016</text:p>
          </table:table-cell>
          <table:table-cell table:formula="of:= ([times_1000000.C501] - [times_1000000.B501]) / 1000000" office:value-type="float" office:value="92.120064" calcext:value-type="float">
            <text:p>92.120064</text:p>
          </table:table-cell>
        </table:table-row>
        <table:table-row table:style-name="ro1">
          <table:table-cell table:formula="of:= [times_10000.A502]" office:value-type="float" office:value="501" calcext:value-type="float">
            <text:p>501</text:p>
          </table:table-cell>
          <table:table-cell table:formula="of:= ([times_10000.C502] - [times_10000.B502]) / 1000000" office:value-type="float" office:value="205.189888" calcext:value-type="float">
            <text:p>205.189888</text:p>
          </table:table-cell>
          <table:table-cell table:formula="of:= ([times_100000.C502] - [times_100000.B502]) / 1000000" office:value-type="float" office:value="209.949696" calcext:value-type="float">
            <text:p>209.949696</text:p>
          </table:table-cell>
          <table:table-cell table:formula="of:= ([times_1000000.C502] - [times_1000000.B502]) / 1000000" office:value-type="float" office:value="94.160128" calcext:value-type="float">
            <text:p>94.160128</text:p>
          </table:table-cell>
        </table:table-row>
        <table:table-row table:style-name="ro1">
          <table:table-cell table:formula="of:= [times_10000.A503]" office:value-type="float" office:value="502" calcext:value-type="float">
            <text:p>502</text:p>
          </table:table-cell>
          <table:table-cell table:formula="of:= ([times_10000.C503] - [times_10000.B503]) / 1000000" office:value-type="float" office:value="205.18016" calcext:value-type="float">
            <text:p>205.18016</text:p>
          </table:table-cell>
          <table:table-cell table:formula="of:= ([times_100000.C503] - [times_100000.B503]) / 1000000" office:value-type="float" office:value="209.470208" calcext:value-type="float">
            <text:p>209.470208</text:p>
          </table:table-cell>
          <table:table-cell table:formula="of:= ([times_1000000.C503] - [times_1000000.B503]) / 1000000" office:value-type="float" office:value="94.180096" calcext:value-type="float">
            <text:p>94.180096</text:p>
          </table:table-cell>
        </table:table-row>
        <table:table-row table:style-name="ro1">
          <table:table-cell table:formula="of:= [times_10000.A504]" office:value-type="float" office:value="503" calcext:value-type="float">
            <text:p>503</text:p>
          </table:table-cell>
          <table:table-cell table:formula="of:= ([times_10000.C504] - [times_10000.B504]) / 1000000" office:value-type="float" office:value="204.889856" calcext:value-type="float">
            <text:p>204.889856</text:p>
          </table:table-cell>
          <table:table-cell table:formula="of:= ([times_100000.C504] - [times_100000.B504]) / 1000000" office:value-type="float" office:value="209.090048" calcext:value-type="float">
            <text:p>209.090048</text:p>
          </table:table-cell>
          <table:table-cell table:formula="of:= ([times_1000000.C504] - [times_1000000.B504]) / 1000000" office:value-type="float" office:value="94.600192" calcext:value-type="float">
            <text:p>94.600192</text:p>
          </table:table-cell>
        </table:table-row>
        <table:table-row table:style-name="ro1">
          <table:table-cell table:formula="of:= [times_10000.A505]" office:value-type="float" office:value="504" calcext:value-type="float">
            <text:p>504</text:p>
          </table:table-cell>
          <table:table-cell table:formula="of:= ([times_10000.C505] - [times_10000.B505]) / 1000000" office:value-type="float" office:value="204.62976" calcext:value-type="float">
            <text:p>204.62976</text:p>
          </table:table-cell>
          <table:table-cell table:formula="of:= ([times_100000.C505] - [times_100000.B505]) / 1000000" office:value-type="float" office:value="208.790272" calcext:value-type="float">
            <text:p>208.790272</text:p>
          </table:table-cell>
          <table:table-cell table:formula="of:= ([times_1000000.C505] - [times_1000000.B505]) / 1000000" office:value-type="float" office:value="94.710016" calcext:value-type="float">
            <text:p>94.710016</text:p>
          </table:table-cell>
        </table:table-row>
        <table:table-row table:style-name="ro1">
          <table:table-cell table:formula="of:= [times_10000.A506]" office:value-type="float" office:value="505" calcext:value-type="float">
            <text:p>505</text:p>
          </table:table-cell>
          <table:table-cell table:formula="of:= ([times_10000.C506] - [times_10000.B506]) / 1000000" office:value-type="float" office:value="204.679936" calcext:value-type="float">
            <text:p>204.679936</text:p>
          </table:table-cell>
          <table:table-cell table:formula="of:= ([times_100000.C506] - [times_100000.B506]) / 1000000" office:value-type="float" office:value="209.24032" calcext:value-type="float">
            <text:p>209.24032</text:p>
          </table:table-cell>
          <table:table-cell table:formula="of:= ([times_1000000.C506] - [times_1000000.B506]) / 1000000" office:value-type="float" office:value="95.079936" calcext:value-type="float">
            <text:p>95.079936</text:p>
          </table:table-cell>
        </table:table-row>
        <table:table-row table:style-name="ro1">
          <table:table-cell table:formula="of:= [times_10000.A507]" office:value-type="float" office:value="506" calcext:value-type="float">
            <text:p>506</text:p>
          </table:table-cell>
          <table:table-cell table:formula="of:= ([times_10000.C507] - [times_10000.B507]) / 1000000" office:value-type="float" office:value="204.390144" calcext:value-type="float">
            <text:p>204.390144</text:p>
          </table:table-cell>
          <table:table-cell table:formula="of:= ([times_100000.C507] - [times_100000.B507]) / 1000000" office:value-type="float" office:value="209.410048" calcext:value-type="float">
            <text:p>209.410048</text:p>
          </table:table-cell>
          <table:table-cell table:formula="of:= ([times_1000000.C507] - [times_1000000.B507]) / 1000000" office:value-type="float" office:value="96.930048" calcext:value-type="float">
            <text:p>96.930048</text:p>
          </table:table-cell>
        </table:table-row>
        <table:table-row table:style-name="ro1">
          <table:table-cell table:formula="of:= [times_10000.A508]" office:value-type="float" office:value="507" calcext:value-type="float">
            <text:p>507</text:p>
          </table:table-cell>
          <table:table-cell table:formula="of:= ([times_10000.C508] - [times_10000.B508]) / 1000000" office:value-type="float" office:value="204.04992" calcext:value-type="float">
            <text:p>204.04992</text:p>
          </table:table-cell>
          <table:table-cell table:formula="of:= ([times_100000.C508] - [times_100000.B508]) / 1000000" office:value-type="float" office:value="209.400064" calcext:value-type="float">
            <text:p>209.400064</text:p>
          </table:table-cell>
          <table:table-cell table:formula="of:= ([times_1000000.C508] - [times_1000000.B508]) / 1000000" office:value-type="float" office:value="102.56" calcext:value-type="float">
            <text:p>102.56</text:p>
          </table:table-cell>
        </table:table-row>
        <table:table-row table:style-name="ro1">
          <table:table-cell table:formula="of:= [times_10000.A509]" office:value-type="float" office:value="508" calcext:value-type="float">
            <text:p>508</text:p>
          </table:table-cell>
          <table:table-cell table:formula="of:= ([times_10000.C509] - [times_10000.B509]) / 1000000" office:value-type="float" office:value="203.749888" calcext:value-type="float">
            <text:p>203.749888</text:p>
          </table:table-cell>
          <table:table-cell table:formula="of:= ([times_100000.C509] - [times_100000.B509]) / 1000000" office:value-type="float" office:value="209.110016" calcext:value-type="float">
            <text:p>209.110016</text:p>
          </table:table-cell>
          <table:table-cell table:formula="of:= ([times_1000000.C509] - [times_1000000.B509]) / 1000000" office:value-type="float" office:value="103.72992" calcext:value-type="float">
            <text:p>103.72992</text:p>
          </table:table-cell>
        </table:table-row>
        <table:table-row table:style-name="ro1">
          <table:table-cell table:formula="of:= [times_10000.A510]" office:value-type="float" office:value="509" calcext:value-type="float">
            <text:p>509</text:p>
          </table:table-cell>
          <table:table-cell table:formula="of:= ([times_10000.C510] - [times_10000.B510]) / 1000000" office:value-type="float" office:value="203.440128" calcext:value-type="float">
            <text:p>203.440128</text:p>
          </table:table-cell>
          <table:table-cell table:formula="of:= ([times_100000.C510] - [times_100000.B510]) / 1000000" office:value-type="float" office:value="208.680192" calcext:value-type="float">
            <text:p>208.680192</text:p>
          </table:table-cell>
          <table:table-cell table:formula="of:= ([times_1000000.C510] - [times_1000000.B510]) / 1000000" office:value-type="float" office:value="104.690176" calcext:value-type="float">
            <text:p>104.690176</text:p>
          </table:table-cell>
        </table:table-row>
        <table:table-row table:style-name="ro1">
          <table:table-cell table:formula="of:= [times_10000.A511]" office:value-type="float" office:value="510" calcext:value-type="float">
            <text:p>510</text:p>
          </table:table-cell>
          <table:table-cell table:formula="of:= ([times_10000.C511] - [times_10000.B511]) / 1000000" office:value-type="float" office:value="203.149824" calcext:value-type="float">
            <text:p>203.149824</text:p>
          </table:table-cell>
          <table:table-cell table:formula="of:= ([times_100000.C511] - [times_100000.B511]) / 1000000" office:value-type="float" office:value="208.150272" calcext:value-type="float">
            <text:p>208.150272</text:p>
          </table:table-cell>
          <table:table-cell table:formula="of:= ([times_1000000.C511] - [times_1000000.B511]) / 1000000" office:value-type="float" office:value="112.119808" calcext:value-type="float">
            <text:p>112.119808</text:p>
          </table:table-cell>
        </table:table-row>
        <table:table-row table:style-name="ro1">
          <table:table-cell table:formula="of:= [times_10000.A512]" office:value-type="float" office:value="511" calcext:value-type="float">
            <text:p>511</text:p>
          </table:table-cell>
          <table:table-cell table:formula="of:= ([times_10000.C512] - [times_10000.B512]) / 1000000" office:value-type="float" office:value="203.079936" calcext:value-type="float">
            <text:p>203.079936</text:p>
          </table:table-cell>
          <table:table-cell table:formula="of:= ([times_100000.C512] - [times_100000.B512]) / 1000000" office:value-type="float" office:value="207.820032" calcext:value-type="float">
            <text:p>207.820032</text:p>
          </table:table-cell>
          <table:table-cell table:formula="of:= ([times_1000000.C512] - [times_1000000.B512]) / 1000000" office:value-type="float" office:value="113.430016" calcext:value-type="float">
            <text:p>113.430016</text:p>
          </table:table-cell>
        </table:table-row>
        <table:table-row table:style-name="ro1">
          <table:table-cell table:formula="of:= [times_10000.A513]" office:value-type="float" office:value="512" calcext:value-type="float">
            <text:p>512</text:p>
          </table:table-cell>
          <table:table-cell table:formula="of:= ([times_10000.C513] - [times_10000.B513]) / 1000000" office:value-type="float" office:value="202.789888" calcext:value-type="float">
            <text:p>202.789888</text:p>
          </table:table-cell>
          <table:table-cell table:formula="of:= ([times_100000.C513] - [times_100000.B513]) / 1000000" office:value-type="float" office:value="207.909888" calcext:value-type="float">
            <text:p>207.909888</text:p>
          </table:table-cell>
          <table:table-cell table:formula="of:= ([times_1000000.C513] - [times_1000000.B513]) / 1000000" office:value-type="float" office:value="114.230016" calcext:value-type="float">
            <text:p>114.230016</text:p>
          </table:table-cell>
        </table:table-row>
        <table:table-row table:style-name="ro1">
          <table:table-cell table:formula="of:= [times_10000.A514]" office:value-type="float" office:value="513" calcext:value-type="float">
            <text:p>513</text:p>
          </table:table-cell>
          <table:table-cell table:formula="of:= ([times_10000.C514] - [times_10000.B514]) / 1000000" office:value-type="float" office:value="202.489856" calcext:value-type="float">
            <text:p>202.489856</text:p>
          </table:table-cell>
          <table:table-cell table:formula="of:= ([times_100000.C514] - [times_100000.B514]) / 1000000" office:value-type="float" office:value="207.549952" calcext:value-type="float">
            <text:p>207.549952</text:p>
          </table:table-cell>
          <table:table-cell table:formula="of:= ([times_1000000.C514] - [times_1000000.B514]) / 1000000" office:value-type="float" office:value="114.550272" calcext:value-type="float">
            <text:p>114.550272</text:p>
          </table:table-cell>
        </table:table-row>
        <table:table-row table:style-name="ro1">
          <table:table-cell table:formula="of:= [times_10000.A515]" office:value-type="float" office:value="514" calcext:value-type="float">
            <text:p>514</text:p>
          </table:table-cell>
          <table:table-cell table:formula="of:= ([times_10000.C515] - [times_10000.B515]) / 1000000" office:value-type="float" office:value="202.199808" calcext:value-type="float">
            <text:p>202.199808</text:p>
          </table:table-cell>
          <table:table-cell table:formula="of:= ([times_100000.C515] - [times_100000.B515]) / 1000000" office:value-type="float" office:value="207.24992" calcext:value-type="float">
            <text:p>207.24992</text:p>
          </table:table-cell>
          <table:table-cell table:formula="of:= ([times_1000000.C515] - [times_1000000.B515]) / 1000000" office:value-type="float" office:value="114.930176" calcext:value-type="float">
            <text:p>114.930176</text:p>
          </table:table-cell>
        </table:table-row>
        <table:table-row table:style-name="ro1">
          <table:table-cell table:formula="of:= [times_10000.A516]" office:value-type="float" office:value="515" calcext:value-type="float">
            <text:p>515</text:p>
          </table:table-cell>
          <table:table-cell table:formula="of:= ([times_10000.C516] - [times_10000.B516]) / 1000000" office:value-type="float" office:value="202.169856" calcext:value-type="float">
            <text:p>202.169856</text:p>
          </table:table-cell>
          <table:table-cell table:formula="of:= ([times_100000.C516] - [times_100000.B516]) / 1000000" office:value-type="float" office:value="206.949888" calcext:value-type="float">
            <text:p>206.949888</text:p>
          </table:table-cell>
          <table:table-cell table:formula="of:= ([times_1000000.C516] - [times_1000000.B516]) / 1000000" office:value-type="float" office:value="117.350144" calcext:value-type="float">
            <text:p>117.350144</text:p>
          </table:table-cell>
        </table:table-row>
        <table:table-row table:style-name="ro1">
          <table:table-cell table:formula="of:= [times_10000.A517]" office:value-type="float" office:value="516" calcext:value-type="float">
            <text:p>516</text:p>
          </table:table-cell>
          <table:table-cell table:formula="of:= ([times_10000.C517] - [times_10000.B517]) / 1000000" office:value-type="float" office:value="201.890304" calcext:value-type="float">
            <text:p>201.890304</text:p>
          </table:table-cell>
          <table:table-cell table:formula="of:= ([times_100000.C517] - [times_100000.B517]) / 1000000" office:value-type="float" office:value="206.59968" calcext:value-type="float">
            <text:p>206.59968</text:p>
          </table:table-cell>
          <table:table-cell table:formula="of:= ([times_1000000.C517] - [times_1000000.B517]) / 1000000" office:value-type="float" office:value="118.380032" calcext:value-type="float">
            <text:p>118.380032</text:p>
          </table:table-cell>
        </table:table-row>
        <table:table-row table:style-name="ro1">
          <table:table-cell table:formula="of:= [times_10000.A518]" office:value-type="float" office:value="517" calcext:value-type="float">
            <text:p>517</text:p>
          </table:table-cell>
          <table:table-cell table:formula="of:= ([times_10000.C518] - [times_10000.B518]) / 1000000" office:value-type="float" office:value="201.560064" calcext:value-type="float">
            <text:p>201.560064</text:p>
          </table:table-cell>
          <table:table-cell table:formula="of:= ([times_100000.C518] - [times_100000.B518]) / 1000000" office:value-type="float" office:value="206.319616" calcext:value-type="float">
            <text:p>206.319616</text:p>
          </table:table-cell>
          <table:table-cell table:formula="of:= ([times_1000000.C518] - [times_1000000.B518]) / 1000000" office:value-type="float" office:value="124.169984" calcext:value-type="float">
            <text:p>124.169984</text:p>
          </table:table-cell>
        </table:table-row>
        <table:table-row table:style-name="ro1">
          <table:table-cell table:formula="of:= [times_10000.A519]" office:value-type="float" office:value="518" calcext:value-type="float">
            <text:p>518</text:p>
          </table:table-cell>
          <table:table-cell table:formula="of:= ([times_10000.C519] - [times_10000.B519]) / 1000000" office:value-type="float" office:value="201.199872" calcext:value-type="float">
            <text:p>201.199872</text:p>
          </table:table-cell>
          <table:table-cell table:formula="of:= ([times_100000.C519] - [times_100000.B519]) / 1000000" office:value-type="float" office:value="206.020096" calcext:value-type="float">
            <text:p>206.020096</text:p>
          </table:table-cell>
          <table:table-cell table:formula="of:= ([times_1000000.C519] - [times_1000000.B519]) / 1000000" office:value-type="float" office:value="125.299712" calcext:value-type="float">
            <text:p>125.299712</text:p>
          </table:table-cell>
        </table:table-row>
        <table:table-row table:style-name="ro1">
          <table:table-cell table:formula="of:= [times_10000.A520]" office:value-type="float" office:value="519" calcext:value-type="float">
            <text:p>519</text:p>
          </table:table-cell>
          <table:table-cell table:formula="of:= ([times_10000.C520] - [times_10000.B520]) / 1000000" office:value-type="float" office:value="201.170176" calcext:value-type="float">
            <text:p>201.170176</text:p>
          </table:table-cell>
          <table:table-cell table:formula="of:= ([times_100000.C520] - [times_100000.B520]) / 1000000" office:value-type="float" office:value="205.72032" calcext:value-type="float">
            <text:p>205.72032</text:p>
          </table:table-cell>
          <table:table-cell table:formula="of:= ([times_1000000.C520] - [times_1000000.B520]) / 1000000" office:value-type="float" office:value="125.6" calcext:value-type="float">
            <text:p>125.6</text:p>
          </table:table-cell>
        </table:table-row>
        <table:table-row table:style-name="ro1">
          <table:table-cell table:formula="of:= [times_10000.A521]" office:value-type="float" office:value="520" calcext:value-type="float">
            <text:p>520</text:p>
          </table:table-cell>
          <table:table-cell table:formula="of:= ([times_10000.C521] - [times_10000.B521]) / 1000000" office:value-type="float" office:value="200.84992" calcext:value-type="float">
            <text:p>200.84992</text:p>
          </table:table-cell>
          <table:table-cell table:formula="of:= ([times_100000.C521] - [times_100000.B521]) / 1000000" office:value-type="float" office:value="205.420032" calcext:value-type="float">
            <text:p>205.420032</text:p>
          </table:table-cell>
          <table:table-cell table:formula="of:= ([times_1000000.C521] - [times_1000000.B521]) / 1000000" office:value-type="float" office:value="125.740032" calcext:value-type="float">
            <text:p>125.740032</text:p>
          </table:table-cell>
        </table:table-row>
        <table:table-row table:style-name="ro1">
          <table:table-cell table:formula="of:= [times_10000.A522]" office:value-type="float" office:value="521" calcext:value-type="float">
            <text:p>521</text:p>
          </table:table-cell>
          <table:table-cell table:formula="of:= ([times_10000.C522] - [times_10000.B522]) / 1000000" office:value-type="float" office:value="200.52992" calcext:value-type="float">
            <text:p>200.52992</text:p>
          </table:table-cell>
          <table:table-cell table:formula="of:= ([times_100000.C522] - [times_100000.B522]) / 1000000" office:value-type="float" office:value="205.129984" calcext:value-type="float">
            <text:p>205.129984</text:p>
          </table:table-cell>
          <table:table-cell table:formula="of:= ([times_1000000.C522] - [times_1000000.B522]) / 1000000" office:value-type="float" office:value="126.010112" calcext:value-type="float">
            <text:p>126.010112</text:p>
          </table:table-cell>
        </table:table-row>
        <table:table-row table:style-name="ro1">
          <table:table-cell table:formula="of:= [times_10000.A523]" office:value-type="float" office:value="522" calcext:value-type="float">
            <text:p>522</text:p>
          </table:table-cell>
          <table:table-cell table:formula="of:= ([times_10000.C523] - [times_10000.B523]) / 1000000" office:value-type="float" office:value="200.229888" calcext:value-type="float">
            <text:p>200.229888</text:p>
          </table:table-cell>
          <table:table-cell table:formula="of:= ([times_100000.C523] - [times_100000.B523]) / 1000000" office:value-type="float" office:value="212.460032" calcext:value-type="float">
            <text:p>212.460032</text:p>
          </table:table-cell>
          <table:table-cell table:formula="of:= ([times_1000000.C523] - [times_1000000.B523]) / 1000000" office:value-type="float" office:value="132.409856" calcext:value-type="float">
            <text:p>132.409856</text:p>
          </table:table-cell>
        </table:table-row>
        <table:table-row table:style-name="ro1">
          <table:table-cell table:formula="of:= [times_10000.A524]" office:value-type="float" office:value="523" calcext:value-type="float">
            <text:p>523</text:p>
          </table:table-cell>
          <table:table-cell table:formula="of:= ([times_10000.C524] - [times_10000.B524]) / 1000000" office:value-type="float" office:value="200.440064" calcext:value-type="float">
            <text:p>200.440064</text:p>
          </table:table-cell>
          <table:table-cell table:formula="of:= ([times_100000.C524] - [times_100000.B524]) / 1000000" office:value-type="float" office:value="212.390144" calcext:value-type="float">
            <text:p>212.390144</text:p>
          </table:table-cell>
          <table:table-cell table:formula="of:= ([times_1000000.C524] - [times_1000000.B524]) / 1000000" office:value-type="float" office:value="135.529984" calcext:value-type="float">
            <text:p>135.529984</text:p>
          </table:table-cell>
        </table:table-row>
        <table:table-row table:style-name="ro1">
          <table:table-cell table:formula="of:= [times_10000.A525]" office:value-type="float" office:value="524" calcext:value-type="float">
            <text:p>524</text:p>
          </table:table-cell>
          <table:table-cell table:formula="of:= ([times_10000.C525] - [times_10000.B525]) / 1000000" office:value-type="float" office:value="200.150272" calcext:value-type="float">
            <text:p>200.150272</text:p>
          </table:table-cell>
          <table:table-cell table:formula="of:= ([times_100000.C525] - [times_100000.B525]) / 1000000" office:value-type="float" office:value="212.100096" calcext:value-type="float">
            <text:p>212.100096</text:p>
          </table:table-cell>
          <table:table-cell table:formula="of:= ([times_1000000.C525] - [times_1000000.B525]) / 1000000" office:value-type="float" office:value="135.729664" calcext:value-type="float">
            <text:p>135.729664</text:p>
          </table:table-cell>
        </table:table-row>
        <table:table-row table:style-name="ro1">
          <table:table-cell table:formula="of:= [times_10000.A526]" office:value-type="float" office:value="525" calcext:value-type="float">
            <text:p>525</text:p>
          </table:table-cell>
          <table:table-cell table:formula="of:= ([times_10000.C526] - [times_10000.B526]) / 1000000" office:value-type="float" office:value="199.849984" calcext:value-type="float">
            <text:p>199.849984</text:p>
          </table:table-cell>
          <table:table-cell table:formula="of:= ([times_100000.C526] - [times_100000.B526]) / 1000000" office:value-type="float" office:value="211.799808" calcext:value-type="float">
            <text:p>211.799808</text:p>
          </table:table-cell>
          <table:table-cell table:formula="of:= ([times_1000000.C526] - [times_1000000.B526]) / 1000000" office:value-type="float" office:value="136.09984" calcext:value-type="float">
            <text:p>136.09984</text:p>
          </table:table-cell>
        </table:table-row>
        <table:table-row table:style-name="ro1">
          <table:table-cell table:formula="of:= [times_10000.A527]" office:value-type="float" office:value="526" calcext:value-type="float">
            <text:p>526</text:p>
          </table:table-cell>
          <table:table-cell table:formula="of:= ([times_10000.C527] - [times_10000.B527]) / 1000000" office:value-type="float" office:value="199.550208" calcext:value-type="float">
            <text:p>199.550208</text:p>
          </table:table-cell>
          <table:table-cell table:formula="of:= ([times_100000.C527] - [times_100000.B527]) / 1000000" office:value-type="float" office:value="211.63008" calcext:value-type="float">
            <text:p>211.63008</text:p>
          </table:table-cell>
          <table:table-cell table:formula="of:= ([times_1000000.C527] - [times_1000000.B527]) / 1000000" office:value-type="float" office:value="136.379904" calcext:value-type="float">
            <text:p>136.379904</text:p>
          </table:table-cell>
        </table:table-row>
        <table:table-row table:style-name="ro1">
          <table:table-cell table:formula="of:= [times_10000.A528]" office:value-type="float" office:value="527" calcext:value-type="float">
            <text:p>527</text:p>
          </table:table-cell>
          <table:table-cell table:formula="of:= ([times_10000.C528] - [times_10000.B528]) / 1000000" office:value-type="float" office:value="199.269888" calcext:value-type="float">
            <text:p>199.269888</text:p>
          </table:table-cell>
          <table:table-cell table:formula="of:= ([times_100000.C528] - [times_100000.B528]) / 1000000" office:value-type="float" office:value="211.480064" calcext:value-type="float">
            <text:p>211.480064</text:p>
          </table:table-cell>
          <table:table-cell table:formula="of:= ([times_1000000.C528] - [times_1000000.B528]) / 1000000" office:value-type="float" office:value="142.180096" calcext:value-type="float">
            <text:p>142.180096</text:p>
          </table:table-cell>
        </table:table-row>
        <table:table-row table:style-name="ro1">
          <table:table-cell table:formula="of:= [times_10000.A529]" office:value-type="float" office:value="528" calcext:value-type="float">
            <text:p>528</text:p>
          </table:table-cell>
          <table:table-cell table:formula="of:= ([times_10000.C529] - [times_10000.B529]) / 1000000" office:value-type="float" office:value="198.969856" calcext:value-type="float">
            <text:p>198.969856</text:p>
          </table:table-cell>
          <table:table-cell table:formula="of:= ([times_100000.C529] - [times_100000.B529]) / 1000000" office:value-type="float" office:value="211.190016" calcext:value-type="float">
            <text:p>211.190016</text:p>
          </table:table-cell>
          <table:table-cell table:formula="of:= ([times_1000000.C529] - [times_1000000.B529]) / 1000000" office:value-type="float" office:value="145.800192" calcext:value-type="float">
            <text:p>145.800192</text:p>
          </table:table-cell>
        </table:table-row>
        <table:table-row table:style-name="ro1">
          <table:table-cell table:formula="of:= [times_10000.A530]" office:value-type="float" office:value="529" calcext:value-type="float">
            <text:p>529</text:p>
          </table:table-cell>
          <table:table-cell table:formula="of:= ([times_10000.C530] - [times_10000.B530]) / 1000000" office:value-type="float" office:value="198.680064" calcext:value-type="float">
            <text:p>198.680064</text:p>
          </table:table-cell>
          <table:table-cell table:formula="of:= ([times_100000.C530] - [times_100000.B530]) / 1000000" office:value-type="float" office:value="211.099904" calcext:value-type="float">
            <text:p>211.099904</text:p>
          </table:table-cell>
          <table:table-cell table:formula="of:= ([times_1000000.C530] - [times_1000000.B530]) / 1000000" office:value-type="float" office:value="148.240128" calcext:value-type="float">
            <text:p>148.240128</text:p>
          </table:table-cell>
        </table:table-row>
        <table:table-row table:style-name="ro1">
          <table:table-cell table:formula="of:= [times_10000.A531]" office:value-type="float" office:value="530" calcext:value-type="float">
            <text:p>530</text:p>
          </table:table-cell>
          <table:table-cell table:formula="of:= ([times_10000.C531] - [times_10000.B531]) / 1000000" office:value-type="float" office:value="198.38976" calcext:value-type="float">
            <text:p>198.38976</text:p>
          </table:table-cell>
          <table:table-cell table:formula="of:= ([times_100000.C531] - [times_100000.B531]) / 1000000" office:value-type="float" office:value="211.069952" calcext:value-type="float">
            <text:p>211.069952</text:p>
          </table:table-cell>
          <table:table-cell table:formula="of:= ([times_1000000.C531] - [times_1000000.B531]) / 1000000" office:value-type="float" office:value="148.669952" calcext:value-type="float">
            <text:p>148.669952</text:p>
          </table:table-cell>
        </table:table-row>
        <table:table-row table:style-name="ro1">
          <table:table-cell table:formula="of:= [times_10000.A532]" office:value-type="float" office:value="531" calcext:value-type="float">
            <text:p>531</text:p>
          </table:table-cell>
          <table:table-cell table:formula="of:= ([times_10000.C532] - [times_10000.B532]) / 1000000" office:value-type="float" office:value="198.089984" calcext:value-type="float">
            <text:p>198.089984</text:p>
          </table:table-cell>
          <table:table-cell table:formula="of:= ([times_100000.C532] - [times_100000.B532]) / 1000000" office:value-type="float" office:value="211.589888" calcext:value-type="float">
            <text:p>211.589888</text:p>
          </table:table-cell>
          <table:table-cell table:formula="of:= ([times_1000000.C532] - [times_1000000.B532]) / 1000000" office:value-type="float" office:value="149.159936" calcext:value-type="float">
            <text:p>149.159936</text:p>
          </table:table-cell>
        </table:table-row>
        <table:table-row table:style-name="ro1">
          <table:table-cell table:formula="of:= [times_10000.A533]" office:value-type="float" office:value="532" calcext:value-type="float">
            <text:p>532</text:p>
          </table:table-cell>
          <table:table-cell table:formula="of:= ([times_10000.C533] - [times_10000.B533]) / 1000000" office:value-type="float" office:value="197.799936" calcext:value-type="float">
            <text:p>197.799936</text:p>
          </table:table-cell>
          <table:table-cell table:formula="of:= ([times_100000.C533] - [times_100000.B533]) / 1000000" office:value-type="float" office:value="211.650304" calcext:value-type="float">
            <text:p>211.650304</text:p>
          </table:table-cell>
          <table:table-cell table:formula="of:= ([times_1000000.C533] - [times_1000000.B533]) / 1000000" office:value-type="float" office:value="149.470208" calcext:value-type="float">
            <text:p>149.470208</text:p>
          </table:table-cell>
        </table:table-row>
        <table:table-row table:style-name="ro1">
          <table:table-cell table:formula="of:= [times_10000.A534]" office:value-type="float" office:value="533" calcext:value-type="float">
            <text:p>533</text:p>
          </table:table-cell>
          <table:table-cell table:formula="of:= ([times_10000.C534] - [times_10000.B534]) / 1000000" office:value-type="float" office:value="197.499904" calcext:value-type="float">
            <text:p>197.499904</text:p>
          </table:table-cell>
          <table:table-cell table:formula="of:= ([times_100000.C534] - [times_100000.B534]) / 1000000" office:value-type="float" office:value="211.350016" calcext:value-type="float">
            <text:p>211.350016</text:p>
          </table:table-cell>
          <table:table-cell table:formula="of:= ([times_1000000.C534] - [times_1000000.B534]) / 1000000" office:value-type="float" office:value="150.479872" calcext:value-type="float">
            <text:p>150.479872</text:p>
          </table:table-cell>
        </table:table-row>
        <table:table-row table:style-name="ro1">
          <table:table-cell table:formula="of:= [times_10000.A535]" office:value-type="float" office:value="534" calcext:value-type="float">
            <text:p>534</text:p>
          </table:table-cell>
          <table:table-cell table:formula="of:= ([times_10000.C535] - [times_10000.B535]) / 1000000" office:value-type="float" office:value="197.330176" calcext:value-type="float">
            <text:p>197.330176</text:p>
          </table:table-cell>
          <table:table-cell table:formula="of:= ([times_100000.C535] - [times_100000.B535]) / 1000000" office:value-type="float" office:value="211.060224" calcext:value-type="float">
            <text:p>211.060224</text:p>
          </table:table-cell>
          <table:table-cell table:formula="of:= ([times_1000000.C535] - [times_1000000.B535]) / 1000000" office:value-type="float" office:value="153.449984" calcext:value-type="float">
            <text:p>153.449984</text:p>
          </table:table-cell>
        </table:table-row>
        <table:table-row table:style-name="ro1">
          <table:table-cell table:formula="of:= [times_10000.A536]" office:value-type="float" office:value="535" calcext:value-type="float">
            <text:p>535</text:p>
          </table:table-cell>
          <table:table-cell table:formula="of:= ([times_10000.C536] - [times_10000.B536]) / 1000000" office:value-type="float" office:value="198.050048" calcext:value-type="float">
            <text:p>198.050048</text:p>
          </table:table-cell>
          <table:table-cell table:formula="of:= ([times_100000.C536] - [times_100000.B536]) / 1000000" office:value-type="float" office:value="210.73024" calcext:value-type="float">
            <text:p>210.73024</text:p>
          </table:table-cell>
          <table:table-cell table:formula="of:= ([times_1000000.C536] - [times_1000000.B536]) / 1000000" office:value-type="float" office:value="153.519872" calcext:value-type="float">
            <text:p>153.519872</text:p>
          </table:table-cell>
        </table:table-row>
        <table:table-row table:style-name="ro1">
          <table:table-cell table:formula="of:= [times_10000.A537]" office:value-type="float" office:value="536" calcext:value-type="float">
            <text:p>536</text:p>
          </table:table-cell>
          <table:table-cell table:formula="of:= ([times_10000.C537] - [times_10000.B537]) / 1000000" office:value-type="float" office:value="197.720064" calcext:value-type="float">
            <text:p>197.720064</text:p>
          </table:table-cell>
          <table:table-cell table:formula="of:= ([times_100000.C537] - [times_100000.B537]) / 1000000" office:value-type="float" office:value="210.299904" calcext:value-type="float">
            <text:p>210.299904</text:p>
          </table:table-cell>
          <table:table-cell table:formula="of:= ([times_1000000.C537] - [times_1000000.B537]) / 1000000" office:value-type="float" office:value="154.479872" calcext:value-type="float">
            <text:p>154.479872</text:p>
          </table:table-cell>
        </table:table-row>
        <table:table-row table:style-name="ro1">
          <table:table-cell table:formula="of:= [times_10000.A538]" office:value-type="float" office:value="537" calcext:value-type="float">
            <text:p>537</text:p>
          </table:table-cell>
          <table:table-cell table:formula="of:= ([times_10000.C538] - [times_10000.B538]) / 1000000" office:value-type="float" office:value="197.420032" calcext:value-type="float">
            <text:p>197.420032</text:p>
          </table:table-cell>
          <table:table-cell table:formula="of:= ([times_100000.C538] - [times_100000.B538]) / 1000000" office:value-type="float" office:value="209.949952" calcext:value-type="float">
            <text:p>209.949952</text:p>
          </table:table-cell>
          <table:table-cell table:formula="of:= ([times_1000000.C538] - [times_1000000.B538]) / 1000000" office:value-type="float" office:value="153.839872" calcext:value-type="float">
            <text:p>153.839872</text:p>
          </table:table-cell>
        </table:table-row>
        <table:table-row table:style-name="ro1">
          <table:table-cell table:formula="of:= [times_10000.A539]" office:value-type="float" office:value="538" calcext:value-type="float">
            <text:p>538</text:p>
          </table:table-cell>
          <table:table-cell table:formula="of:= ([times_10000.C539] - [times_10000.B539]) / 1000000" office:value-type="float" office:value="197.12" calcext:value-type="float">
            <text:p>197.12</text:p>
          </table:table-cell>
          <table:table-cell table:formula="of:= ([times_100000.C539] - [times_100000.B539]) / 1000000" office:value-type="float" office:value="209.85984" calcext:value-type="float">
            <text:p>209.85984</text:p>
          </table:table-cell>
          <table:table-cell table:formula="of:= ([times_1000000.C539] - [times_1000000.B539]) / 1000000" office:value-type="float" office:value="153.320192" calcext:value-type="float">
            <text:p>153.320192</text:p>
          </table:table-cell>
        </table:table-row>
        <table:table-row table:style-name="ro1">
          <table:table-cell table:formula="of:= [times_10000.A540]" office:value-type="float" office:value="539" calcext:value-type="float">
            <text:p>539</text:p>
          </table:table-cell>
          <table:table-cell table:formula="of:= ([times_10000.C540] - [times_10000.B540]) / 1000000" office:value-type="float" office:value="196.770048" calcext:value-type="float">
            <text:p>196.770048</text:p>
          </table:table-cell>
          <table:table-cell table:formula="of:= ([times_100000.C540] - [times_100000.B540]) / 1000000" office:value-type="float" office:value="209.569792" calcext:value-type="float">
            <text:p>209.569792</text:p>
          </table:table-cell>
          <table:table-cell table:formula="of:= ([times_1000000.C540] - [times_1000000.B540]) / 1000000" office:value-type="float" office:value="153.410304" calcext:value-type="float">
            <text:p>153.410304</text:p>
          </table:table-cell>
        </table:table-row>
        <table:table-row table:style-name="ro1">
          <table:table-cell table:formula="of:= [times_10000.A541]" office:value-type="float" office:value="540" calcext:value-type="float">
            <text:p>540</text:p>
          </table:table-cell>
          <table:table-cell table:formula="of:= ([times_10000.C541] - [times_10000.B541]) / 1000000" office:value-type="float" office:value="196.470016" calcext:value-type="float">
            <text:p>196.470016</text:p>
          </table:table-cell>
          <table:table-cell table:formula="of:= ([times_100000.C541] - [times_100000.B541]) / 1000000" office:value-type="float" office:value="209.270016" calcext:value-type="float">
            <text:p>209.270016</text:p>
          </table:table-cell>
          <table:table-cell table:formula="of:= ([times_1000000.C541] - [times_1000000.B541]) / 1000000" office:value-type="float" office:value="154.790144" calcext:value-type="float">
            <text:p>154.790144</text:p>
          </table:table-cell>
        </table:table-row>
        <table:table-row table:style-name="ro1">
          <table:table-cell table:formula="of:= [times_10000.A542]" office:value-type="float" office:value="541" calcext:value-type="float">
            <text:p>541</text:p>
          </table:table-cell>
          <table:table-cell table:formula="of:= ([times_10000.C542] - [times_10000.B542]) / 1000000" office:value-type="float" office:value="196.179968" calcext:value-type="float">
            <text:p>196.179968</text:p>
          </table:table-cell>
          <table:table-cell table:formula="of:= ([times_100000.C542] - [times_100000.B542]) / 1000000" office:value-type="float" office:value="208.969984" calcext:value-type="float">
            <text:p>208.969984</text:p>
          </table:table-cell>
          <table:table-cell table:formula="of:= ([times_1000000.C542] - [times_1000000.B542]) / 1000000" office:value-type="float" office:value="154.639872" calcext:value-type="float">
            <text:p>154.639872</text:p>
          </table:table-cell>
        </table:table-row>
        <table:table-row table:style-name="ro1">
          <table:table-cell table:formula="of:= [times_10000.A543]" office:value-type="float" office:value="542" calcext:value-type="float">
            <text:p>542</text:p>
          </table:table-cell>
          <table:table-cell table:formula="of:= ([times_10000.C543] - [times_10000.B543]) / 1000000" office:value-type="float" office:value="195.879936" calcext:value-type="float">
            <text:p>195.879936</text:p>
          </table:table-cell>
          <table:table-cell table:formula="of:= ([times_100000.C543] - [times_100000.B543]) / 1000000" office:value-type="float" office:value="208.900096" calcext:value-type="float">
            <text:p>208.900096</text:p>
          </table:table-cell>
          <table:table-cell table:formula="of:= ([times_1000000.C543] - [times_1000000.B543]) / 1000000" office:value-type="float" office:value="155.099904" calcext:value-type="float">
            <text:p>155.099904</text:p>
          </table:table-cell>
        </table:table-row>
        <table:table-row table:style-name="ro1">
          <table:table-cell table:formula="of:= [times_10000.A544]" office:value-type="float" office:value="543" calcext:value-type="float">
            <text:p>543</text:p>
          </table:table-cell>
          <table:table-cell table:formula="of:= ([times_10000.C544] - [times_10000.B544]) / 1000000" office:value-type="float" office:value="195.58016" calcext:value-type="float">
            <text:p>195.58016</text:p>
          </table:table-cell>
          <table:table-cell table:formula="of:= ([times_100000.C544] - [times_100000.B544]) / 1000000" office:value-type="float" office:value="208.539904" calcext:value-type="float">
            <text:p>208.539904</text:p>
          </table:table-cell>
          <table:table-cell table:formula="of:= ([times_1000000.C544] - [times_1000000.B544]) / 1000000" office:value-type="float" office:value="154.959872" calcext:value-type="float">
            <text:p>154.959872</text:p>
          </table:table-cell>
        </table:table-row>
        <table:table-row table:style-name="ro1">
          <table:table-cell table:formula="of:= [times_10000.A545]" office:value-type="float" office:value="544" calcext:value-type="float">
            <text:p>544</text:p>
          </table:table-cell>
          <table:table-cell table:formula="of:= ([times_10000.C545] - [times_10000.B545]) / 1000000" office:value-type="float" office:value="195.290112" calcext:value-type="float">
            <text:p>195.290112</text:p>
          </table:table-cell>
          <table:table-cell table:formula="of:= ([times_100000.C545] - [times_100000.B545]) / 1000000" office:value-type="float" office:value="208.089856" calcext:value-type="float">
            <text:p>208.089856</text:p>
          </table:table-cell>
          <table:table-cell table:formula="of:= ([times_1000000.C545] - [times_1000000.B545]) / 1000000" office:value-type="float" office:value="154.669824" calcext:value-type="float">
            <text:p>154.669824</text:p>
          </table:table-cell>
        </table:table-row>
        <table:table-row table:style-name="ro1">
          <table:table-cell table:formula="of:= [times_10000.A546]" office:value-type="float" office:value="545" calcext:value-type="float">
            <text:p>545</text:p>
          </table:table-cell>
          <table:table-cell table:formula="of:= ([times_10000.C546] - [times_10000.B546]) / 1000000" office:value-type="float" office:value="194.999808" calcext:value-type="float">
            <text:p>194.999808</text:p>
          </table:table-cell>
          <table:table-cell table:formula="of:= ([times_100000.C546] - [times_100000.B546]) / 1000000" office:value-type="float" office:value="207.72992" calcext:value-type="float">
            <text:p>207.72992</text:p>
          </table:table-cell>
          <table:table-cell table:formula="of:= ([times_1000000.C546] - [times_1000000.B546]) / 1000000" office:value-type="float" office:value="154.49984" calcext:value-type="float">
            <text:p>154.49984</text:p>
          </table:table-cell>
        </table:table-row>
        <table:table-row table:style-name="ro1">
          <table:table-cell table:formula="of:= [times_10000.A547]" office:value-type="float" office:value="546" calcext:value-type="float">
            <text:p>546</text:p>
          </table:table-cell>
          <table:table-cell table:formula="of:= ([times_10000.C547] - [times_10000.B547]) / 1000000" office:value-type="float" office:value="194.700032" calcext:value-type="float">
            <text:p>194.700032</text:p>
          </table:table-cell>
          <table:table-cell table:formula="of:= ([times_100000.C547] - [times_100000.B547]) / 1000000" office:value-type="float" office:value="207.529984" calcext:value-type="float">
            <text:p>207.529984</text:p>
          </table:table-cell>
          <table:table-cell table:formula="of:= ([times_1000000.C547] - [times_1000000.B547]) / 1000000" office:value-type="float" office:value="153.689856" calcext:value-type="float">
            <text:p>153.689856</text:p>
          </table:table-cell>
        </table:table-row>
        <table:table-row table:style-name="ro1">
          <table:table-cell table:formula="of:= [times_10000.A548]" office:value-type="float" office:value="547" calcext:value-type="float">
            <text:p>547</text:p>
          </table:table-cell>
          <table:table-cell table:formula="of:= ([times_10000.C548] - [times_10000.B548]) / 1000000" office:value-type="float" office:value="194.409984" calcext:value-type="float">
            <text:p>194.409984</text:p>
          </table:table-cell>
          <table:table-cell table:formula="of:= ([times_100000.C548] - [times_100000.B548]) / 1000000" office:value-type="float" office:value="207.450112" calcext:value-type="float">
            <text:p>207.450112</text:p>
          </table:table-cell>
          <table:table-cell table:formula="of:= ([times_1000000.C548] - [times_1000000.B548]) / 1000000" office:value-type="float" office:value="153.439744" calcext:value-type="float">
            <text:p>153.439744</text:p>
          </table:table-cell>
        </table:table-row>
        <table:table-row table:style-name="ro1">
          <table:table-cell table:formula="of:= [times_10000.A549]" office:value-type="float" office:value="548" calcext:value-type="float">
            <text:p>548</text:p>
          </table:table-cell>
          <table:table-cell table:formula="of:= ([times_10000.C549] - [times_10000.B549]) / 1000000" office:value-type="float" office:value="194.109696" calcext:value-type="float">
            <text:p>194.109696</text:p>
          </table:table-cell>
          <table:table-cell table:formula="of:= ([times_100000.C549] - [times_100000.B549]) / 1000000" office:value-type="float" office:value="207.159808" calcext:value-type="float">
            <text:p>207.159808</text:p>
          </table:table-cell>
          <table:table-cell table:formula="of:= ([times_1000000.C549] - [times_1000000.B549]) / 1000000" office:value-type="float" office:value="153.729792" calcext:value-type="float">
            <text:p>153.729792</text:p>
          </table:table-cell>
        </table:table-row>
        <table:table-row table:style-name="ro1">
          <table:table-cell table:formula="of:= [times_10000.A550]" office:value-type="float" office:value="549" calcext:value-type="float">
            <text:p>549</text:p>
          </table:table-cell>
          <table:table-cell table:formula="of:= ([times_10000.C550] - [times_10000.B550]) / 1000000" office:value-type="float" office:value="193.809664" calcext:value-type="float">
            <text:p>193.809664</text:p>
          </table:table-cell>
          <table:table-cell table:formula="of:= ([times_100000.C550] - [times_100000.B550]) / 1000000" office:value-type="float" office:value="206.870016" calcext:value-type="float">
            <text:p>206.870016</text:p>
          </table:table-cell>
          <table:table-cell table:formula="of:= ([times_1000000.C550] - [times_1000000.B550]) / 1000000" office:value-type="float" office:value="155.940096" calcext:value-type="float">
            <text:p>155.940096</text:p>
          </table:table-cell>
        </table:table-row>
        <table:table-row table:style-name="ro1">
          <table:table-cell table:formula="of:= [times_10000.A551]" office:value-type="float" office:value="550" calcext:value-type="float">
            <text:p>550</text:p>
          </table:table-cell>
          <table:table-cell table:formula="of:= ([times_10000.C551] - [times_10000.B551]) / 1000000" office:value-type="float" office:value="193.519872" calcext:value-type="float">
            <text:p>193.519872</text:p>
          </table:table-cell>
          <table:table-cell table:formula="of:= ([times_100000.C551] - [times_100000.B551]) / 1000000" office:value-type="float" office:value="206.759936" calcext:value-type="float">
            <text:p>206.759936</text:p>
          </table:table-cell>
          <table:table-cell table:formula="of:= ([times_1000000.C551] - [times_1000000.B551]) / 1000000" office:value-type="float" office:value="155.880192" calcext:value-type="float">
            <text:p>155.880192</text:p>
          </table:table-cell>
        </table:table-row>
        <table:table-row table:style-name="ro1">
          <table:table-cell table:formula="of:= [times_10000.A552]" office:value-type="float" office:value="551" calcext:value-type="float">
            <text:p>551</text:p>
          </table:table-cell>
          <table:table-cell table:formula="of:= ([times_10000.C552] - [times_10000.B552]) / 1000000" office:value-type="float" office:value="193.23008" calcext:value-type="float">
            <text:p>193.23008</text:p>
          </table:table-cell>
          <table:table-cell table:formula="of:= ([times_100000.C552] - [times_100000.B552]) / 1000000" office:value-type="float" office:value="206.470144" calcext:value-type="float">
            <text:p>206.470144</text:p>
          </table:table-cell>
          <table:table-cell table:formula="of:= ([times_1000000.C552] - [times_1000000.B552]) / 1000000" office:value-type="float" office:value="155.90016" calcext:value-type="float">
            <text:p>155.90016</text:p>
          </table:table-cell>
        </table:table-row>
        <table:table-row table:style-name="ro1">
          <table:table-cell table:formula="of:= [times_10000.A553]" office:value-type="float" office:value="552" calcext:value-type="float">
            <text:p>552</text:p>
          </table:table-cell>
          <table:table-cell table:formula="of:= ([times_10000.C553] - [times_10000.B553]) / 1000000" office:value-type="float" office:value="192.930048" calcext:value-type="float">
            <text:p>192.930048</text:p>
          </table:table-cell>
          <table:table-cell table:formula="of:= ([times_100000.C553] - [times_100000.B553]) / 1000000" office:value-type="float" office:value="206.180096" calcext:value-type="float">
            <text:p>206.180096</text:p>
          </table:table-cell>
          <table:table-cell table:formula="of:= ([times_1000000.C553] - [times_1000000.B553]) / 1000000" office:value-type="float" office:value="155.570176" calcext:value-type="float">
            <text:p>155.570176</text:p>
          </table:table-cell>
        </table:table-row>
        <table:table-row table:style-name="ro1">
          <table:table-cell table:formula="of:= [times_10000.A554]" office:value-type="float" office:value="553" calcext:value-type="float">
            <text:p>553</text:p>
          </table:table-cell>
          <table:table-cell table:formula="of:= ([times_10000.C554] - [times_10000.B554]) / 1000000" office:value-type="float" office:value="192.64" calcext:value-type="float">
            <text:p>192.64</text:p>
          </table:table-cell>
          <table:table-cell table:formula="of:= ([times_100000.C554] - [times_100000.B554]) / 1000000" office:value-type="float" office:value="206.08" calcext:value-type="float">
            <text:p>206.08</text:p>
          </table:table-cell>
          <table:table-cell table:formula="of:= ([times_1000000.C554] - [times_1000000.B554]) / 1000000" office:value-type="float" office:value="155.280128" calcext:value-type="float">
            <text:p>155.280128</text:p>
          </table:table-cell>
        </table:table-row>
        <table:table-row table:style-name="ro1">
          <table:table-cell table:formula="of:= [times_10000.A555]" office:value-type="float" office:value="554" calcext:value-type="float">
            <text:p>554</text:p>
          </table:table-cell>
          <table:table-cell table:formula="of:= ([times_10000.C555] - [times_10000.B555]) / 1000000" office:value-type="float" office:value="193.090048" calcext:value-type="float">
            <text:p>193.090048</text:p>
          </table:table-cell>
          <table:table-cell table:formula="of:= ([times_100000.C555] - [times_100000.B555]) / 1000000" office:value-type="float" office:value="206.020096" calcext:value-type="float">
            <text:p>206.020096</text:p>
          </table:table-cell>
          <table:table-cell table:formula="of:= ([times_1000000.C555] - [times_1000000.B555]) / 1000000" office:value-type="float" office:value="154.969856" calcext:value-type="float">
            <text:p>154.969856</text:p>
          </table:table-cell>
        </table:table-row>
        <table:table-row table:style-name="ro1">
          <table:table-cell table:formula="of:= [times_10000.A556]" office:value-type="float" office:value="555" calcext:value-type="float">
            <text:p>555</text:p>
          </table:table-cell>
          <table:table-cell table:formula="of:= ([times_10000.C556] - [times_10000.B556]) / 1000000" office:value-type="float" office:value="192.8" calcext:value-type="float">
            <text:p>192.8</text:p>
          </table:table-cell>
          <table:table-cell table:formula="of:= ([times_100000.C556] - [times_100000.B556]) / 1000000" office:value-type="float" office:value="205.720064" calcext:value-type="float">
            <text:p>205.720064</text:p>
          </table:table-cell>
          <table:table-cell table:formula="of:= ([times_1000000.C556] - [times_1000000.B556]) / 1000000" office:value-type="float" office:value="154.850048" calcext:value-type="float">
            <text:p>154.850048</text:p>
          </table:table-cell>
        </table:table-row>
        <table:table-row table:style-name="ro1">
          <table:table-cell table:formula="of:= [times_10000.A557]" office:value-type="float" office:value="556" calcext:value-type="float">
            <text:p>556</text:p>
          </table:table-cell>
          <table:table-cell table:formula="of:= ([times_10000.C557] - [times_10000.B557]) / 1000000" office:value-type="float" office:value="192.519936" calcext:value-type="float">
            <text:p>192.519936</text:p>
          </table:table-cell>
          <table:table-cell table:formula="of:= ([times_100000.C557] - [times_100000.B557]) / 1000000" office:value-type="float" office:value="205.410048" calcext:value-type="float">
            <text:p>205.410048</text:p>
          </table:table-cell>
          <table:table-cell table:formula="of:= ([times_1000000.C557] - [times_1000000.B557]) / 1000000" office:value-type="float" office:value="154.56" calcext:value-type="float">
            <text:p>154.56</text:p>
          </table:table-cell>
        </table:table-row>
        <table:table-row table:style-name="ro1">
          <table:table-cell table:formula="of:= [times_10000.A558]" office:value-type="float" office:value="557" calcext:value-type="float">
            <text:p>557</text:p>
          </table:table-cell>
          <table:table-cell table:formula="of:= ([times_10000.C558] - [times_10000.B558]) / 1000000" office:value-type="float" office:value="192.210176" calcext:value-type="float">
            <text:p>192.210176</text:p>
          </table:table-cell>
          <table:table-cell table:formula="of:= ([times_100000.C558] - [times_100000.B558]) / 1000000" office:value-type="float" office:value="205.6" calcext:value-type="float">
            <text:p>205.6</text:p>
          </table:table-cell>
          <table:table-cell table:formula="of:= ([times_1000000.C558] - [times_1000000.B558]) / 1000000" office:value-type="float" office:value="153.989888" calcext:value-type="float">
            <text:p>153.989888</text:p>
          </table:table-cell>
        </table:table-row>
        <table:table-row table:style-name="ro1">
          <table:table-cell table:formula="of:= [times_10000.A559]" office:value-type="float" office:value="558" calcext:value-type="float">
            <text:p>558</text:p>
          </table:table-cell>
          <table:table-cell table:formula="of:= ([times_10000.C559] - [times_10000.B559]) / 1000000" office:value-type="float" office:value="191.910144" calcext:value-type="float">
            <text:p>191.910144</text:p>
          </table:table-cell>
          <table:table-cell table:formula="of:= ([times_100000.C559] - [times_100000.B559]) / 1000000" office:value-type="float" office:value="206.149888" calcext:value-type="float">
            <text:p>206.149888</text:p>
          </table:table-cell>
          <table:table-cell table:formula="of:= ([times_1000000.C559] - [times_1000000.B559]) / 1000000" office:value-type="float" office:value="157.32992" calcext:value-type="float">
            <text:p>157.32992</text:p>
          </table:table-cell>
        </table:table-row>
        <table:table-row table:style-name="ro1">
          <table:table-cell table:formula="of:= [times_10000.A560]" office:value-type="float" office:value="559" calcext:value-type="float">
            <text:p>559</text:p>
          </table:table-cell>
          <table:table-cell table:formula="of:= ([times_10000.C560] - [times_10000.B560]) / 1000000" office:value-type="float" office:value="191.63008" calcext:value-type="float">
            <text:p>191.63008</text:p>
          </table:table-cell>
          <table:table-cell table:formula="of:= ([times_100000.C560] - [times_100000.B560]) / 1000000" office:value-type="float" office:value="206.089728" calcext:value-type="float">
            <text:p>206.089728</text:p>
          </table:table-cell>
          <table:table-cell table:formula="of:= ([times_1000000.C560] - [times_1000000.B560]) / 1000000" office:value-type="float" office:value="159.149824" calcext:value-type="float">
            <text:p>159.149824</text:p>
          </table:table-cell>
        </table:table-row>
        <table:table-row table:style-name="ro1">
          <table:table-cell table:formula="of:= [times_10000.A561]" office:value-type="float" office:value="560" calcext:value-type="float">
            <text:p>560</text:p>
          </table:table-cell>
          <table:table-cell table:formula="of:= ([times_10000.C561] - [times_10000.B561]) / 1000000" office:value-type="float" office:value="191.330048" calcext:value-type="float">
            <text:p>191.330048</text:p>
          </table:table-cell>
          <table:table-cell table:formula="of:= ([times_100000.C561] - [times_100000.B561]) / 1000000" office:value-type="float" office:value="205.799936" calcext:value-type="float">
            <text:p>205.799936</text:p>
          </table:table-cell>
          <table:table-cell table:formula="of:= ([times_1000000.C561] - [times_1000000.B561]) / 1000000" office:value-type="float" office:value="160.079872" calcext:value-type="float">
            <text:p>160.079872</text:p>
          </table:table-cell>
        </table:table-row>
        <table:table-row table:style-name="ro1">
          <table:table-cell table:formula="of:= [times_10000.A562]" office:value-type="float" office:value="561" calcext:value-type="float">
            <text:p>561</text:p>
          </table:table-cell>
          <table:table-cell table:formula="of:= ([times_10000.C562] - [times_10000.B562]) / 1000000" office:value-type="float" office:value="191.02976" calcext:value-type="float">
            <text:p>191.02976</text:p>
          </table:table-cell>
          <table:table-cell table:formula="of:= ([times_100000.C562] - [times_100000.B562]) / 1000000" office:value-type="float" office:value="205.509888" calcext:value-type="float">
            <text:p>205.509888</text:p>
          </table:table-cell>
          <table:table-cell table:formula="of:= ([times_1000000.C562] - [times_1000000.B562]) / 1000000" office:value-type="float" office:value="160.130048" calcext:value-type="float">
            <text:p>160.130048</text:p>
          </table:table-cell>
        </table:table-row>
        <table:table-row table:style-name="ro1">
          <table:table-cell table:formula="of:= [times_10000.A563]" office:value-type="float" office:value="562" calcext:value-type="float">
            <text:p>562</text:p>
          </table:table-cell>
          <table:table-cell table:formula="of:= ([times_10000.C563] - [times_10000.B563]) / 1000000" office:value-type="float" office:value="190.809856" calcext:value-type="float">
            <text:p>190.809856</text:p>
          </table:table-cell>
          <table:table-cell table:formula="of:= ([times_100000.C563] - [times_100000.B563]) / 1000000" office:value-type="float" office:value="205.16992" calcext:value-type="float">
            <text:p>205.16992</text:p>
          </table:table-cell>
          <table:table-cell table:formula="of:= ([times_1000000.C563] - [times_1000000.B563]) / 1000000" office:value-type="float" office:value="159.920128" calcext:value-type="float">
            <text:p>159.920128</text:p>
          </table:table-cell>
        </table:table-row>
        <table:table-row table:style-name="ro1">
          <table:table-cell table:formula="of:= [times_10000.A564]" office:value-type="float" office:value="563" calcext:value-type="float">
            <text:p>563</text:p>
          </table:table-cell>
          <table:table-cell table:formula="of:= ([times_10000.C564] - [times_10000.B564]) / 1000000" office:value-type="float" office:value="190.520064" calcext:value-type="float">
            <text:p>190.520064</text:p>
          </table:table-cell>
          <table:table-cell table:formula="of:= ([times_100000.C564] - [times_100000.B564]) / 1000000" office:value-type="float" office:value="204.999936" calcext:value-type="float">
            <text:p>204.999936</text:p>
          </table:table-cell>
          <table:table-cell table:formula="of:= ([times_1000000.C564] - [times_1000000.B564]) / 1000000" office:value-type="float" office:value="159.609856" calcext:value-type="float">
            <text:p>159.609856</text:p>
          </table:table-cell>
        </table:table-row>
        <table:table-row table:style-name="ro1">
          <table:table-cell table:formula="of:= [times_10000.A565]" office:value-type="float" office:value="564" calcext:value-type="float">
            <text:p>564</text:p>
          </table:table-cell>
          <table:table-cell table:formula="of:= ([times_10000.C565] - [times_10000.B565]) / 1000000" office:value-type="float" office:value="190.040064" calcext:value-type="float">
            <text:p>190.040064</text:p>
          </table:table-cell>
          <table:table-cell table:formula="of:= ([times_100000.C565] - [times_100000.B565]) / 1000000" office:value-type="float" office:value="204.8" calcext:value-type="float">
            <text:p>204.8</text:p>
          </table:table-cell>
          <table:table-cell table:formula="of:= ([times_1000000.C565] - [times_1000000.B565]) / 1000000" office:value-type="float" office:value="159.29984" calcext:value-type="float">
            <text:p>159.29984</text:p>
          </table:table-cell>
        </table:table-row>
        <table:table-row table:style-name="ro1">
          <table:table-cell table:formula="of:= [times_10000.A566]" office:value-type="float" office:value="565" calcext:value-type="float">
            <text:p>565</text:p>
          </table:table-cell>
          <table:table-cell table:formula="of:= ([times_10000.C566] - [times_10000.B566]) / 1000000" office:value-type="float" office:value="189.71008" calcext:value-type="float">
            <text:p>189.71008</text:p>
          </table:table-cell>
          <table:table-cell table:formula="of:= ([times_100000.C566] - [times_100000.B566]) / 1000000" office:value-type="float" office:value="204.989696" calcext:value-type="float">
            <text:p>204.989696</text:p>
          </table:table-cell>
          <table:table-cell table:formula="of:= ([times_1000000.C566] - [times_1000000.B566]) / 1000000" office:value-type="float" office:value="159.020032" calcext:value-type="float">
            <text:p>159.020032</text:p>
          </table:table-cell>
        </table:table-row>
        <table:table-row table:style-name="ro1">
          <table:table-cell table:formula="of:= [times_10000.A567]" office:value-type="float" office:value="566" calcext:value-type="float">
            <text:p>566</text:p>
          </table:table-cell>
          <table:table-cell table:formula="of:= ([times_10000.C567] - [times_10000.B567]) / 1000000" office:value-type="float" office:value="189.319936" calcext:value-type="float">
            <text:p>189.319936</text:p>
          </table:table-cell>
          <table:table-cell table:formula="of:= ([times_100000.C567] - [times_100000.B567]) / 1000000" office:value-type="float" office:value="204.699904" calcext:value-type="float">
            <text:p>204.699904</text:p>
          </table:table-cell>
          <table:table-cell table:formula="of:= ([times_1000000.C567] - [times_1000000.B567]) / 1000000" office:value-type="float" office:value="159.000064" calcext:value-type="float">
            <text:p>159.000064</text:p>
          </table:table-cell>
        </table:table-row>
        <table:table-row table:style-name="ro1">
          <table:table-cell table:formula="of:= [times_10000.A568]" office:value-type="float" office:value="567" calcext:value-type="float">
            <text:p>567</text:p>
          </table:table-cell>
          <table:table-cell table:formula="of:= ([times_10000.C568] - [times_10000.B568]) / 1000000" office:value-type="float" office:value="188.96" calcext:value-type="float">
            <text:p>188.96</text:p>
          </table:table-cell>
          <table:table-cell table:formula="of:= ([times_100000.C568] - [times_100000.B568]) / 1000000" office:value-type="float" office:value="204.400128" calcext:value-type="float">
            <text:p>204.400128</text:p>
          </table:table-cell>
          <table:table-cell table:formula="of:= ([times_1000000.C568] - [times_1000000.B568]) / 1000000" office:value-type="float" office:value="158.72" calcext:value-type="float">
            <text:p>158.72</text:p>
          </table:table-cell>
        </table:table-row>
        <table:table-row table:style-name="ro1">
          <table:table-cell table:formula="of:= [times_10000.A569]" office:value-type="float" office:value="568" calcext:value-type="float">
            <text:p>568</text:p>
          </table:table-cell>
          <table:table-cell table:formula="of:= ([times_10000.C569] - [times_10000.B569]) / 1000000" office:value-type="float" office:value="188.96" calcext:value-type="float">
            <text:p>188.96</text:p>
          </table:table-cell>
          <table:table-cell table:formula="of:= ([times_100000.C569] - [times_100000.B569]) / 1000000" office:value-type="float" office:value="204.109824" calcext:value-type="float">
            <text:p>204.109824</text:p>
          </table:table-cell>
          <table:table-cell table:formula="of:= ([times_1000000.C569] - [times_1000000.B569]) / 1000000" office:value-type="float" office:value="158.419968" calcext:value-type="float">
            <text:p>158.419968</text:p>
          </table:table-cell>
        </table:table-row>
        <table:table-row table:style-name="ro1">
          <table:table-cell table:formula="of:= [times_10000.A570]" office:value-type="float" office:value="569" calcext:value-type="float">
            <text:p>569</text:p>
          </table:table-cell>
          <table:table-cell table:formula="of:= ([times_10000.C570] - [times_10000.B570]) / 1000000" office:value-type="float" office:value="188.620032" calcext:value-type="float">
            <text:p>188.620032</text:p>
          </table:table-cell>
          <table:table-cell table:formula="of:= ([times_100000.C570] - [times_100000.B570]) / 1000000" office:value-type="float" office:value="203.31008" calcext:value-type="float">
            <text:p>203.31008</text:p>
          </table:table-cell>
          <table:table-cell table:formula="of:= ([times_1000000.C570] - [times_1000000.B570]) / 1000000" office:value-type="float" office:value="158.119936" calcext:value-type="float">
            <text:p>158.119936</text:p>
          </table:table-cell>
        </table:table-row>
        <table:table-row table:style-name="ro1">
          <table:table-cell table:formula="of:= [times_10000.A571]" office:value-type="float" office:value="570" calcext:value-type="float">
            <text:p>570</text:p>
          </table:table-cell>
          <table:table-cell table:formula="of:= ([times_10000.C571] - [times_10000.B571]) / 1000000" office:value-type="float" office:value="188.339968" calcext:value-type="float">
            <text:p>188.339968</text:p>
          </table:table-cell>
          <table:table-cell table:formula="of:= ([times_100000.C571] - [times_100000.B571]) / 1000000" office:value-type="float" office:value="202.97984" calcext:value-type="float">
            <text:p>202.97984</text:p>
          </table:table-cell>
          <table:table-cell table:formula="of:= ([times_1000000.C571] - [times_1000000.B571]) / 1000000" office:value-type="float" office:value="157.840128" calcext:value-type="float">
            <text:p>157.840128</text:p>
          </table:table-cell>
        </table:table-row>
        <table:table-row table:style-name="ro1">
          <table:table-cell table:formula="of:= [times_10000.A572]" office:value-type="float" office:value="571" calcext:value-type="float">
            <text:p>571</text:p>
          </table:table-cell>
          <table:table-cell table:formula="of:= ([times_10000.C572] - [times_10000.B572]) / 1000000" office:value-type="float" office:value="188.009984" calcext:value-type="float">
            <text:p>188.009984</text:p>
          </table:table-cell>
          <table:table-cell table:formula="of:= ([times_100000.C572] - [times_100000.B572]) / 1000000" office:value-type="float" office:value="202.680064" calcext:value-type="float">
            <text:p>202.680064</text:p>
          </table:table-cell>
          <table:table-cell table:formula="of:= ([times_1000000.C572] - [times_1000000.B572]) / 1000000" office:value-type="float" office:value="157.679872" calcext:value-type="float">
            <text:p>157.679872</text:p>
          </table:table-cell>
        </table:table-row>
        <table:table-row table:style-name="ro1">
          <table:table-cell table:formula="of:= [times_10000.A573]" office:value-type="float" office:value="572" calcext:value-type="float">
            <text:p>572</text:p>
          </table:table-cell>
          <table:table-cell table:formula="of:= ([times_10000.C573] - [times_10000.B573]) / 1000000" office:value-type="float" office:value="187.680256" calcext:value-type="float">
            <text:p>187.680256</text:p>
          </table:table-cell>
          <table:table-cell table:formula="of:= ([times_100000.C573] - [times_100000.B573]) / 1000000" office:value-type="float" office:value="202.380032" calcext:value-type="float">
            <text:p>202.380032</text:p>
          </table:table-cell>
          <table:table-cell table:formula="of:= ([times_1000000.C573] - [times_1000000.B573]) / 1000000" office:value-type="float" office:value="158.010112" calcext:value-type="float">
            <text:p>158.010112</text:p>
          </table:table-cell>
        </table:table-row>
        <table:table-row table:style-name="ro1">
          <table:table-cell table:formula="of:= [times_10000.A574]" office:value-type="float" office:value="573" calcext:value-type="float">
            <text:p>573</text:p>
          </table:table-cell>
          <table:table-cell table:formula="of:= ([times_10000.C574] - [times_10000.B574]) / 1000000" office:value-type="float" office:value="187.320064" calcext:value-type="float">
            <text:p>187.320064</text:p>
          </table:table-cell>
          <table:table-cell table:formula="of:= ([times_100000.C574] - [times_100000.B574]) / 1000000" office:value-type="float" office:value="202.089728" calcext:value-type="float">
            <text:p>202.089728</text:p>
          </table:table-cell>
          <table:table-cell table:formula="of:= ([times_1000000.C574] - [times_1000000.B574]) / 1000000" office:value-type="float" office:value="158.639872" calcext:value-type="float">
            <text:p>158.639872</text:p>
          </table:table-cell>
        </table:table-row>
        <table:table-row table:style-name="ro1">
          <table:table-cell table:formula="of:= [times_10000.A575]" office:value-type="float" office:value="574" calcext:value-type="float">
            <text:p>574</text:p>
          </table:table-cell>
          <table:table-cell table:formula="of:= ([times_10000.C575] - [times_10000.B575]) / 1000000" office:value-type="float" office:value="187.00032" calcext:value-type="float">
            <text:p>187.00032</text:p>
          </table:table-cell>
          <table:table-cell table:formula="of:= ([times_100000.C575] - [times_100000.B575]) / 1000000" office:value-type="float" office:value="201.87008" calcext:value-type="float">
            <text:p>201.87008</text:p>
          </table:table-cell>
          <table:table-cell table:formula="of:= ([times_1000000.C575] - [times_1000000.B575]) / 1000000" office:value-type="float" office:value="158.699776" calcext:value-type="float">
            <text:p>158.699776</text:p>
          </table:table-cell>
        </table:table-row>
        <table:table-row table:style-name="ro1">
          <table:table-cell table:formula="of:= [times_10000.A576]" office:value-type="float" office:value="575" calcext:value-type="float">
            <text:p>575</text:p>
          </table:table-cell>
          <table:table-cell table:formula="of:= ([times_10000.C576] - [times_10000.B576]) / 1000000" office:value-type="float" office:value="186.660096" calcext:value-type="float">
            <text:p>186.660096</text:p>
          </table:table-cell>
          <table:table-cell table:formula="of:= ([times_100000.C576] - [times_100000.B576]) / 1000000" office:value-type="float" office:value="201.53984" calcext:value-type="float">
            <text:p>201.53984</text:p>
          </table:table-cell>
          <table:table-cell table:formula="of:= ([times_1000000.C576] - [times_1000000.B576]) / 1000000" office:value-type="float" office:value="158.409984" calcext:value-type="float">
            <text:p>158.409984</text:p>
          </table:table-cell>
        </table:table-row>
        <table:table-row table:style-name="ro1">
          <table:table-cell table:formula="of:= [times_10000.A577]" office:value-type="float" office:value="576" calcext:value-type="float">
            <text:p>576</text:p>
          </table:table-cell>
          <table:table-cell table:formula="of:= ([times_10000.C577] - [times_10000.B577]) / 1000000" office:value-type="float" office:value="186.330112" calcext:value-type="float">
            <text:p>186.330112</text:p>
          </table:table-cell>
          <table:table-cell table:formula="of:= ([times_100000.C577] - [times_100000.B577]) / 1000000" office:value-type="float" office:value="201.250048" calcext:value-type="float">
            <text:p>201.250048</text:p>
          </table:table-cell>
          <table:table-cell table:formula="of:= ([times_1000000.C577] - [times_1000000.B577]) / 1000000" office:value-type="float" office:value="158.749952" calcext:value-type="float">
            <text:p>158.749952</text:p>
          </table:table-cell>
        </table:table-row>
        <table:table-row table:style-name="ro1">
          <table:table-cell table:formula="of:= [times_10000.A578]" office:value-type="float" office:value="577" calcext:value-type="float">
            <text:p>577</text:p>
          </table:table-cell>
          <table:table-cell table:formula="of:= ([times_10000.C578] - [times_10000.B578]) / 1000000" office:value-type="float" office:value="186.010112" calcext:value-type="float">
            <text:p>186.010112</text:p>
          </table:table-cell>
          <table:table-cell table:formula="of:= ([times_100000.C578] - [times_100000.B578]) / 1000000" office:value-type="float" office:value="200.76032" calcext:value-type="float">
            <text:p>200.76032</text:p>
          </table:table-cell>
          <table:table-cell table:formula="of:= ([times_1000000.C578] - [times_1000000.B578]) / 1000000" office:value-type="float" office:value="158.44992" calcext:value-type="float">
            <text:p>158.44992</text:p>
          </table:table-cell>
        </table:table-row>
        <table:table-row table:style-name="ro1">
          <table:table-cell table:formula="of:= [times_10000.A579]" office:value-type="float" office:value="578" calcext:value-type="float">
            <text:p>578</text:p>
          </table:table-cell>
          <table:table-cell table:formula="of:= ([times_10000.C579] - [times_10000.B579]) / 1000000" office:value-type="float" office:value="185.709824" calcext:value-type="float">
            <text:p>185.709824</text:p>
          </table:table-cell>
          <table:table-cell table:formula="of:= ([times_100000.C579] - [times_100000.B579]) / 1000000" office:value-type="float" office:value="200.68992" calcext:value-type="float">
            <text:p>200.68992</text:p>
          </table:table-cell>
          <table:table-cell table:formula="of:= ([times_1000000.C579] - [times_1000000.B579]) / 1000000" office:value-type="float" office:value="158.139904" calcext:value-type="float">
            <text:p>158.139904</text:p>
          </table:table-cell>
        </table:table-row>
        <table:table-row table:style-name="ro1">
          <table:table-cell table:formula="of:= [times_10000.A580]" office:value-type="float" office:value="579" calcext:value-type="float">
            <text:p>579</text:p>
          </table:table-cell>
          <table:table-cell table:formula="of:= ([times_10000.C580] - [times_10000.B580]) / 1000000" office:value-type="float" office:value="185.380096" calcext:value-type="float">
            <text:p>185.380096</text:p>
          </table:table-cell>
          <table:table-cell table:formula="of:= ([times_100000.C580] - [times_100000.B580]) / 1000000" office:value-type="float" office:value="200.409856" calcext:value-type="float">
            <text:p>200.409856</text:p>
          </table:table-cell>
          <table:table-cell table:formula="of:= ([times_1000000.C580] - [times_1000000.B580]) / 1000000" office:value-type="float" office:value="157.829888" calcext:value-type="float">
            <text:p>157.829888</text:p>
          </table:table-cell>
        </table:table-row>
        <table:table-row table:style-name="ro1">
          <table:table-cell table:formula="of:= [times_10000.A581]" office:value-type="float" office:value="580" calcext:value-type="float">
            <text:p>580</text:p>
          </table:table-cell>
          <table:table-cell table:formula="of:= ([times_10000.C581] - [times_10000.B581]) / 1000000" office:value-type="float" office:value="185.369856" calcext:value-type="float">
            <text:p>185.369856</text:p>
          </table:table-cell>
          <table:table-cell table:formula="of:= ([times_100000.C581] - [times_100000.B581]) / 1000000" office:value-type="float" office:value="200.11008" calcext:value-type="float">
            <text:p>200.11008</text:p>
          </table:table-cell>
          <table:table-cell table:formula="of:= ([times_1000000.C581] - [times_1000000.B581]) / 1000000" office:value-type="float" office:value="157.509888" calcext:value-type="float">
            <text:p>157.509888</text:p>
          </table:table-cell>
        </table:table-row>
        <table:table-row table:style-name="ro1">
          <table:table-cell table:formula="of:= [times_10000.A582]" office:value-type="float" office:value="581" calcext:value-type="float">
            <text:p>581</text:p>
          </table:table-cell>
          <table:table-cell table:formula="of:= ([times_10000.C582] - [times_10000.B582]) / 1000000" office:value-type="float" office:value="185.060096" calcext:value-type="float">
            <text:p>185.060096</text:p>
          </table:table-cell>
          <table:table-cell table:formula="of:= ([times_100000.C582] - [times_100000.B582]) / 1000000" office:value-type="float" office:value="199.810048" calcext:value-type="float">
            <text:p>199.810048</text:p>
          </table:table-cell>
          <table:table-cell table:formula="of:= ([times_1000000.C582] - [times_1000000.B582]) / 1000000" office:value-type="float" office:value="157.199872" calcext:value-type="float">
            <text:p>157.199872</text:p>
          </table:table-cell>
        </table:table-row>
        <table:table-row table:style-name="ro1">
          <table:table-cell table:formula="of:= [times_10000.A583]" office:value-type="float" office:value="582" calcext:value-type="float">
            <text:p>582</text:p>
          </table:table-cell>
          <table:table-cell table:formula="of:= ([times_10000.C583] - [times_10000.B583]) / 1000000" office:value-type="float" office:value="184.760064" calcext:value-type="float">
            <text:p>184.760064</text:p>
          </table:table-cell>
          <table:table-cell table:formula="of:= ([times_100000.C583] - [times_100000.B583]) / 1000000" office:value-type="float" office:value="199.620096" calcext:value-type="float">
            <text:p>199.620096</text:p>
          </table:table-cell>
          <table:table-cell table:formula="of:= ([times_1000000.C583] - [times_1000000.B583]) / 1000000" office:value-type="float" office:value="156.89984" calcext:value-type="float">
            <text:p>156.89984</text:p>
          </table:table-cell>
        </table:table-row>
        <table:table-row table:style-name="ro1">
          <table:table-cell table:formula="of:= [times_10000.A584]" office:value-type="float" office:value="583" calcext:value-type="float">
            <text:p>583</text:p>
          </table:table-cell>
          <table:table-cell table:formula="of:= ([times_10000.C584] - [times_10000.B584]) / 1000000" office:value-type="float" office:value="184.450048" calcext:value-type="float">
            <text:p>184.450048</text:p>
          </table:table-cell>
          <table:table-cell table:formula="of:= ([times_100000.C584] - [times_100000.B584]) / 1000000" office:value-type="float" office:value="199.440128" calcext:value-type="float">
            <text:p>199.440128</text:p>
          </table:table-cell>
          <table:table-cell table:formula="of:= ([times_1000000.C584] - [times_1000000.B584]) / 1000000" office:value-type="float" office:value="156.600064" calcext:value-type="float">
            <text:p>156.600064</text:p>
          </table:table-cell>
        </table:table-row>
        <table:table-row table:style-name="ro1">
          <table:table-cell table:formula="of:= [times_10000.A585]" office:value-type="float" office:value="584" calcext:value-type="float">
            <text:p>584</text:p>
          </table:table-cell>
          <table:table-cell table:formula="of:= ([times_10000.C585] - [times_10000.B585]) / 1000000" office:value-type="float" office:value="184.81024" calcext:value-type="float">
            <text:p>184.81024</text:p>
          </table:table-cell>
          <table:table-cell table:formula="of:= ([times_100000.C585] - [times_100000.B585]) / 1000000" office:value-type="float" office:value="199.820032" calcext:value-type="float">
            <text:p>199.820032</text:p>
          </table:table-cell>
          <table:table-cell table:formula="of:= ([times_1000000.C585] - [times_1000000.B585]) / 1000000" office:value-type="float" office:value="156.169984" calcext:value-type="float">
            <text:p>156.169984</text:p>
          </table:table-cell>
        </table:table-row>
        <table:table-row table:style-name="ro1">
          <table:table-cell table:formula="of:= [times_10000.A586]" office:value-type="float" office:value="585" calcext:value-type="float">
            <text:p>585</text:p>
          </table:table-cell>
          <table:table-cell table:formula="of:= ([times_10000.C586] - [times_10000.B586]) / 1000000" office:value-type="float" office:value="184.519936" calcext:value-type="float">
            <text:p>184.519936</text:p>
          </table:table-cell>
          <table:table-cell table:formula="of:= ([times_100000.C586] - [times_100000.B586]) / 1000000" office:value-type="float" office:value="200.199936" calcext:value-type="float">
            <text:p>200.199936</text:p>
          </table:table-cell>
          <table:table-cell table:formula="of:= ([times_1000000.C586] - [times_1000000.B586]) / 1000000" office:value-type="float" office:value="155.849984" calcext:value-type="float">
            <text:p>155.849984</text:p>
          </table:table-cell>
        </table:table-row>
        <table:table-row table:style-name="ro1">
          <table:table-cell table:formula="of:= [times_10000.A587]" office:value-type="float" office:value="586" calcext:value-type="float">
            <text:p>586</text:p>
          </table:table-cell>
          <table:table-cell table:formula="of:= ([times_10000.C587] - [times_10000.B587]) / 1000000" office:value-type="float" office:value="184.219904" calcext:value-type="float">
            <text:p>184.219904</text:p>
          </table:table-cell>
          <table:table-cell table:formula="of:= ([times_100000.C587] - [times_100000.B587]) / 1000000" office:value-type="float" office:value="200.440064" calcext:value-type="float">
            <text:p>200.440064</text:p>
          </table:table-cell>
          <table:table-cell table:formula="of:= ([times_1000000.C587] - [times_1000000.B587]) / 1000000" office:value-type="float" office:value="155.960064" calcext:value-type="float">
            <text:p>155.960064</text:p>
          </table:table-cell>
        </table:table-row>
        <table:table-row table:style-name="ro1">
          <table:table-cell table:formula="of:= [times_10000.A588]" office:value-type="float" office:value="587" calcext:value-type="float">
            <text:p>587</text:p>
          </table:table-cell>
          <table:table-cell table:formula="of:= ([times_10000.C588] - [times_10000.B588]) / 1000000" office:value-type="float" office:value="183.93984" calcext:value-type="float">
            <text:p>183.93984</text:p>
          </table:table-cell>
          <table:table-cell table:formula="of:= ([times_100000.C588] - [times_100000.B588]) / 1000000" office:value-type="float" office:value="200.499712" calcext:value-type="float">
            <text:p>200.499712</text:p>
          </table:table-cell>
          <table:table-cell table:formula="of:= ([times_1000000.C588] - [times_1000000.B588]) / 1000000" office:value-type="float" office:value="155.830016" calcext:value-type="float">
            <text:p>155.830016</text:p>
          </table:table-cell>
        </table:table-row>
        <table:table-row table:style-name="ro1">
          <table:table-cell table:formula="of:= [times_10000.A589]" office:value-type="float" office:value="588" calcext:value-type="float">
            <text:p>588</text:p>
          </table:table-cell>
          <table:table-cell table:formula="of:= ([times_10000.C589] - [times_10000.B589]) / 1000000" office:value-type="float" office:value="183.640064" calcext:value-type="float">
            <text:p>183.640064</text:p>
          </table:table-cell>
          <table:table-cell table:formula="of:= ([times_100000.C589] - [times_100000.B589]) / 1000000" office:value-type="float" office:value="200.57984" calcext:value-type="float">
            <text:p>200.57984</text:p>
          </table:table-cell>
          <table:table-cell table:formula="of:= ([times_1000000.C589] - [times_1000000.B589]) / 1000000" office:value-type="float" office:value="155.510016" calcext:value-type="float">
            <text:p>155.510016</text:p>
          </table:table-cell>
        </table:table-row>
        <table:table-row table:style-name="ro1">
          <table:table-cell table:formula="of:= [times_10000.A590]" office:value-type="float" office:value="589" calcext:value-type="float">
            <text:p>589</text:p>
          </table:table-cell>
          <table:table-cell table:formula="of:= ([times_10000.C590] - [times_10000.B590]) / 1000000" office:value-type="float" office:value="183.350016" calcext:value-type="float">
            <text:p>183.350016</text:p>
          </table:table-cell>
          <table:table-cell table:formula="of:= ([times_100000.C590] - [times_100000.B590]) / 1000000" office:value-type="float" office:value="200.129792" calcext:value-type="float">
            <text:p>200.129792</text:p>
          </table:table-cell>
          <table:table-cell table:formula="of:= ([times_1000000.C590] - [times_1000000.B590]) / 1000000" office:value-type="float" office:value="155.200256" calcext:value-type="float">
            <text:p>155.200256</text:p>
          </table:table-cell>
        </table:table-row>
        <table:table-row table:style-name="ro1">
          <table:table-cell table:formula="of:= [times_10000.A591]" office:value-type="float" office:value="590" calcext:value-type="float">
            <text:p>590</text:p>
          </table:table-cell>
          <table:table-cell table:formula="of:= ([times_10000.C591] - [times_10000.B591]) / 1000000" office:value-type="float" office:value="183.049984" calcext:value-type="float">
            <text:p>183.049984</text:p>
          </table:table-cell>
          <table:table-cell table:formula="of:= ([times_100000.C591] - [times_100000.B591]) / 1000000" office:value-type="float" office:value="199.760128" calcext:value-type="float">
            <text:p>199.760128</text:p>
          </table:table-cell>
          <table:table-cell table:formula="of:= ([times_1000000.C591] - [times_1000000.B591]) / 1000000" office:value-type="float" office:value="177.05984" calcext:value-type="float">
            <text:p>177.05984</text:p>
          </table:table-cell>
        </table:table-row>
        <table:table-row table:style-name="ro1">
          <table:table-cell table:formula="of:= [times_10000.A592]" office:value-type="float" office:value="591" calcext:value-type="float">
            <text:p>591</text:p>
          </table:table-cell>
          <table:table-cell table:formula="of:= ([times_10000.C592] - [times_10000.B592]) / 1000000" office:value-type="float" office:value="182.759936" calcext:value-type="float">
            <text:p>182.759936</text:p>
          </table:table-cell>
          <table:table-cell table:formula="of:= ([times_100000.C592] - [times_100000.B592]) / 1000000" office:value-type="float" office:value="199.460096" calcext:value-type="float">
            <text:p>199.460096</text:p>
          </table:table-cell>
          <table:table-cell table:formula="of:= ([times_1000000.C592] - [times_1000000.B592]) / 1000000" office:value-type="float" office:value="177.210112" calcext:value-type="float">
            <text:p>177.210112</text:p>
          </table:table-cell>
        </table:table-row>
        <table:table-row table:style-name="ro1">
          <table:table-cell table:formula="of:= [times_10000.A593]" office:value-type="float" office:value="592" calcext:value-type="float">
            <text:p>592</text:p>
          </table:table-cell>
          <table:table-cell table:formula="of:= ([times_10000.C593] - [times_10000.B593]) / 1000000" office:value-type="float" office:value="182.460416" calcext:value-type="float">
            <text:p>182.460416</text:p>
          </table:table-cell>
          <table:table-cell table:formula="of:= ([times_100000.C593] - [times_100000.B593]) / 1000000" office:value-type="float" office:value="199.160064" calcext:value-type="float">
            <text:p>199.160064</text:p>
          </table:table-cell>
          <table:table-cell table:formula="of:= ([times_1000000.C593] - [times_1000000.B593]) / 1000000" office:value-type="float" office:value="177.23008" calcext:value-type="float">
            <text:p>177.23008</text:p>
          </table:table-cell>
        </table:table-row>
        <table:table-row table:style-name="ro1">
          <table:table-cell table:formula="of:= [times_10000.A594]" office:value-type="float" office:value="593" calcext:value-type="float">
            <text:p>593</text:p>
          </table:table-cell>
          <table:table-cell table:formula="of:= ([times_10000.C594] - [times_10000.B594]) / 1000000" office:value-type="float" office:value="182.120192" calcext:value-type="float">
            <text:p>182.120192</text:p>
          </table:table-cell>
          <table:table-cell table:formula="of:= ([times_100000.C594] - [times_100000.B594]) / 1000000" office:value-type="float" office:value="198.870016" calcext:value-type="float">
            <text:p>198.870016</text:p>
          </table:table-cell>
          <table:table-cell table:formula="of:= ([times_1000000.C594] - [times_1000000.B594]) / 1000000" office:value-type="float" office:value="179.739904" calcext:value-type="float">
            <text:p>179.739904</text:p>
          </table:table-cell>
        </table:table-row>
        <table:table-row table:style-name="ro1">
          <table:table-cell table:formula="of:= [times_10000.A595]" office:value-type="float" office:value="594" calcext:value-type="float">
            <text:p>594</text:p>
          </table:table-cell>
          <table:table-cell table:formula="of:= ([times_10000.C595] - [times_10000.B595]) / 1000000" office:value-type="float" office:value="181.82016" calcext:value-type="float">
            <text:p>181.82016</text:p>
          </table:table-cell>
          <table:table-cell table:formula="of:= ([times_100000.C595] - [times_100000.B595]) / 1000000" office:value-type="float" office:value="198.569984" calcext:value-type="float">
            <text:p>198.569984</text:p>
          </table:table-cell>
          <table:table-cell table:formula="of:= ([times_1000000.C595] - [times_1000000.B595]) / 1000000" office:value-type="float" office:value="180.100096" calcext:value-type="float">
            <text:p>180.100096</text:p>
          </table:table-cell>
        </table:table-row>
        <table:table-row table:style-name="ro1">
          <table:table-cell table:formula="of:= [times_10000.A596]" office:value-type="float" office:value="595" calcext:value-type="float">
            <text:p>595</text:p>
          </table:table-cell>
          <table:table-cell table:formula="of:= ([times_10000.C596] - [times_10000.B596]) / 1000000" office:value-type="float" office:value="181.469952" calcext:value-type="float">
            <text:p>181.469952</text:p>
          </table:table-cell>
          <table:table-cell table:formula="of:= ([times_100000.C596] - [times_100000.B596]) / 1000000" office:value-type="float" office:value="198.649856" calcext:value-type="float">
            <text:p>198.649856</text:p>
          </table:table-cell>
          <table:table-cell table:formula="of:= ([times_1000000.C596] - [times_1000000.B596]) / 1000000" office:value-type="float" office:value="180.550144" calcext:value-type="float">
            <text:p>180.550144</text:p>
          </table:table-cell>
        </table:table-row>
        <table:table-row table:style-name="ro1">
          <table:table-cell table:formula="of:= [times_10000.A597]" office:value-type="float" office:value="596" calcext:value-type="float">
            <text:p>596</text:p>
          </table:table-cell>
          <table:table-cell table:formula="of:= ([times_10000.C597] - [times_10000.B597]) / 1000000" office:value-type="float" office:value="181.18016" calcext:value-type="float">
            <text:p>181.18016</text:p>
          </table:table-cell>
          <table:table-cell table:formula="of:= ([times_100000.C597] - [times_100000.B597]) / 1000000" office:value-type="float" office:value="198.319872" calcext:value-type="float">
            <text:p>198.319872</text:p>
          </table:table-cell>
          <table:table-cell table:formula="of:= ([times_1000000.C597] - [times_1000000.B597]) / 1000000" office:value-type="float" office:value="180.409856" calcext:value-type="float">
            <text:p>180.409856</text:p>
          </table:table-cell>
        </table:table-row>
        <table:table-row table:style-name="ro1">
          <table:table-cell table:formula="of:= [times_10000.A598]" office:value-type="float" office:value="597" calcext:value-type="float">
            <text:p>597</text:p>
          </table:table-cell>
          <table:table-cell table:formula="of:= ([times_10000.C598] - [times_10000.B598]) / 1000000" office:value-type="float" office:value="180.86016" calcext:value-type="float">
            <text:p>180.86016</text:p>
          </table:table-cell>
          <table:table-cell table:formula="of:= ([times_100000.C598] - [times_100000.B598]) / 1000000" office:value-type="float" office:value="198.03008" calcext:value-type="float">
            <text:p>198.03008</text:p>
          </table:table-cell>
          <table:table-cell table:formula="of:= ([times_1000000.C598] - [times_1000000.B598]) / 1000000" office:value-type="float" office:value="180.070144" calcext:value-type="float">
            <text:p>180.070144</text:p>
          </table:table-cell>
        </table:table-row>
        <table:table-row table:style-name="ro1">
          <table:table-cell table:formula="of:= [times_10000.A599]" office:value-type="float" office:value="598" calcext:value-type="float">
            <text:p>598</text:p>
          </table:table-cell>
          <table:table-cell table:formula="of:= ([times_10000.C599] - [times_10000.B599]) / 1000000" office:value-type="float" office:value="180.70016" calcext:value-type="float">
            <text:p>180.70016</text:p>
          </table:table-cell>
          <table:table-cell table:formula="of:= ([times_100000.C599] - [times_100000.B599]) / 1000000" office:value-type="float" office:value="197.709824" calcext:value-type="float">
            <text:p>197.709824</text:p>
          </table:table-cell>
          <table:table-cell table:formula="of:= ([times_1000000.C599] - [times_1000000.B599]) / 1000000" office:value-type="float" office:value="179.870208" calcext:value-type="float">
            <text:p>179.870208</text:p>
          </table:table-cell>
        </table:table-row>
        <table:table-row table:style-name="ro1">
          <table:table-cell table:formula="of:= [times_10000.A600]" office:value-type="float" office:value="599" calcext:value-type="float">
            <text:p>599</text:p>
          </table:table-cell>
          <table:table-cell table:formula="of:= ([times_10000.C600] - [times_10000.B600]) / 1000000" office:value-type="float" office:value="180.669952" calcext:value-type="float">
            <text:p>180.669952</text:p>
          </table:table-cell>
          <table:table-cell table:formula="of:= ([times_100000.C600] - [times_100000.B600]) / 1000000" office:value-type="float" office:value="197.410048" calcext:value-type="float">
            <text:p>197.410048</text:p>
          </table:table-cell>
          <table:table-cell table:formula="of:= ([times_1000000.C600] - [times_1000000.B600]) / 1000000" office:value-type="float" office:value="179.820032" calcext:value-type="float">
            <text:p>179.820032</text:p>
          </table:table-cell>
        </table:table-row>
        <table:table-row table:style-name="ro1">
          <table:table-cell table:formula="of:= [times_10000.A601]" office:value-type="float" office:value="600" calcext:value-type="float">
            <text:p>600</text:p>
          </table:table-cell>
          <table:table-cell table:formula="of:= ([times_10000.C601] - [times_10000.B601]) / 1000000" office:value-type="float" office:value="180.36992" calcext:value-type="float">
            <text:p>180.36992</text:p>
          </table:table-cell>
          <table:table-cell table:formula="of:= ([times_100000.C601] - [times_100000.B601]) / 1000000" office:value-type="float" office:value="197.12" calcext:value-type="float">
            <text:p>197.12</text:p>
          </table:table-cell>
          <table:table-cell table:formula="of:= ([times_1000000.C601] - [times_1000000.B601]) / 1000000" office:value-type="float" office:value="179.529984" calcext:value-type="float">
            <text:p>179.529984</text:p>
          </table:table-cell>
        </table:table-row>
        <table:table-row table:style-name="ro1">
          <table:table-cell table:formula="of:= [times_10000.A602]" office:value-type="float" office:value="601" calcext:value-type="float">
            <text:p>601</text:p>
          </table:table-cell>
          <table:table-cell table:formula="of:= ([times_10000.C602] - [times_10000.B602]) / 1000000" office:value-type="float" office:value="180.080128" calcext:value-type="float">
            <text:p>180.080128</text:p>
          </table:table-cell>
          <table:table-cell table:formula="of:= ([times_100000.C602] - [times_100000.B602]) / 1000000" office:value-type="float" office:value="196.830208" calcext:value-type="float">
            <text:p>196.830208</text:p>
          </table:table-cell>
          <table:table-cell table:formula="of:= ([times_1000000.C602] - [times_1000000.B602]) / 1000000" office:value-type="float" office:value="179.229952" calcext:value-type="float">
            <text:p>179.229952</text:p>
          </table:table-cell>
        </table:table-row>
        <table:table-row table:style-name="ro1">
          <table:table-cell table:formula="of:= [times_10000.A603]" office:value-type="float" office:value="602" calcext:value-type="float">
            <text:p>602</text:p>
          </table:table-cell>
          <table:table-cell table:formula="of:= ([times_10000.C603] - [times_10000.B603]) / 1000000" office:value-type="float" office:value="179.909888" calcext:value-type="float">
            <text:p>179.909888</text:p>
          </table:table-cell>
          <table:table-cell table:formula="of:= ([times_100000.C603] - [times_100000.B603]) / 1000000" office:value-type="float" office:value="196.52992" calcext:value-type="float">
            <text:p>196.52992</text:p>
          </table:table-cell>
          <table:table-cell table:formula="of:= ([times_1000000.C603] - [times_1000000.B603]) / 1000000" office:value-type="float" office:value="179.08992" calcext:value-type="float">
            <text:p>179.08992</text:p>
          </table:table-cell>
        </table:table-row>
        <table:table-row table:style-name="ro1">
          <table:table-cell table:formula="of:= [times_10000.A604]" office:value-type="float" office:value="603" calcext:value-type="float">
            <text:p>603</text:p>
          </table:table-cell>
          <table:table-cell table:formula="of:= ([times_10000.C604] - [times_10000.B604]) / 1000000" office:value-type="float" office:value="194.459904" calcext:value-type="float">
            <text:p>194.459904</text:p>
          </table:table-cell>
          <table:table-cell table:formula="of:= ([times_100000.C604] - [times_100000.B604]) / 1000000" office:value-type="float" office:value="196.22016" calcext:value-type="float">
            <text:p>196.22016</text:p>
          </table:table-cell>
          <table:table-cell table:formula="of:= ([times_1000000.C604] - [times_1000000.B604]) / 1000000" office:value-type="float" office:value="178.770176" calcext:value-type="float">
            <text:p>178.770176</text:p>
          </table:table-cell>
        </table:table-row>
        <table:table-row table:style-name="ro1">
          <table:table-cell table:formula="of:= [times_10000.A605]" office:value-type="float" office:value="604" calcext:value-type="float">
            <text:p>604</text:p>
          </table:table-cell>
          <table:table-cell table:formula="of:= ([times_10000.C605] - [times_10000.B605]) / 1000000" office:value-type="float" office:value="194.35008" calcext:value-type="float">
            <text:p>194.35008</text:p>
          </table:table-cell>
          <table:table-cell table:formula="of:= ([times_100000.C605] - [times_100000.B605]) / 1000000" office:value-type="float" office:value="196.269824" calcext:value-type="float">
            <text:p>196.269824</text:p>
          </table:table-cell>
          <table:table-cell table:formula="of:= ([times_1000000.C605] - [times_1000000.B605]) / 1000000" office:value-type="float" office:value="178.470144" calcext:value-type="float">
            <text:p>178.470144</text:p>
          </table:table-cell>
        </table:table-row>
        <table:table-row table:style-name="ro1">
          <table:table-cell table:formula="of:= [times_10000.A606]" office:value-type="float" office:value="605" calcext:value-type="float">
            <text:p>605</text:p>
          </table:table-cell>
          <table:table-cell table:formula="of:= ([times_10000.C606] - [times_10000.B606]) / 1000000" office:value-type="float" office:value="194.01984" calcext:value-type="float">
            <text:p>194.01984</text:p>
          </table:table-cell>
          <table:table-cell table:formula="of:= ([times_100000.C606] - [times_100000.B606]) / 1000000" office:value-type="float" office:value="196.16" calcext:value-type="float">
            <text:p>196.16</text:p>
          </table:table-cell>
          <table:table-cell table:formula="of:= ([times_1000000.C606] - [times_1000000.B606]) / 1000000" office:value-type="float" office:value="179.209984" calcext:value-type="float">
            <text:p>179.209984</text:p>
          </table:table-cell>
        </table:table-row>
        <table:table-row table:style-name="ro1">
          <table:table-cell table:formula="of:= [times_10000.A607]" office:value-type="float" office:value="606" calcext:value-type="float">
            <text:p>606</text:p>
          </table:table-cell>
          <table:table-cell table:formula="of:= ([times_10000.C607] - [times_10000.B607]) / 1000000" office:value-type="float" office:value="194.599936" calcext:value-type="float">
            <text:p>194.599936</text:p>
          </table:table-cell>
          <table:table-cell table:formula="of:= ([times_100000.C607] - [times_100000.B607]) / 1000000" office:value-type="float" office:value="195.859968" calcext:value-type="float">
            <text:p>195.859968</text:p>
          </table:table-cell>
          <table:table-cell table:formula="of:= ([times_1000000.C607] - [times_1000000.B607]) / 1000000" office:value-type="float" office:value="180.630016" calcext:value-type="float">
            <text:p>180.630016</text:p>
          </table:table-cell>
        </table:table-row>
        <table:table-row table:style-name="ro1">
          <table:table-cell table:formula="of:= [times_10000.A608]" office:value-type="float" office:value="607" calcext:value-type="float">
            <text:p>607</text:p>
          </table:table-cell>
          <table:table-cell table:formula="of:= ([times_10000.C608] - [times_10000.B608]) / 1000000" office:value-type="float" office:value="194.870016" calcext:value-type="float">
            <text:p>194.870016</text:p>
          </table:table-cell>
          <table:table-cell table:formula="of:= ([times_100000.C608] - [times_100000.B608]) / 1000000" office:value-type="float" office:value="195.58016" calcext:value-type="float">
            <text:p>195.58016</text:p>
          </table:table-cell>
          <table:table-cell table:formula="of:= ([times_1000000.C608] - [times_1000000.B608]) / 1000000" office:value-type="float" office:value="180.869888" calcext:value-type="float">
            <text:p>180.869888</text:p>
          </table:table-cell>
        </table:table-row>
        <table:table-row table:style-name="ro1">
          <table:table-cell table:formula="of:= [times_10000.A609]" office:value-type="float" office:value="608" calcext:value-type="float">
            <text:p>608</text:p>
          </table:table-cell>
          <table:table-cell table:formula="of:= ([times_10000.C609] - [times_10000.B609]) / 1000000" office:value-type="float" office:value="194.579712" calcext:value-type="float">
            <text:p>194.579712</text:p>
          </table:table-cell>
          <table:table-cell table:formula="of:= ([times_100000.C609] - [times_100000.B609]) / 1000000" office:value-type="float" office:value="195.47008" calcext:value-type="float">
            <text:p>195.47008</text:p>
          </table:table-cell>
          <table:table-cell table:formula="of:= ([times_1000000.C609] - [times_1000000.B609]) / 1000000" office:value-type="float" office:value="180.839936" calcext:value-type="float">
            <text:p>180.839936</text:p>
          </table:table-cell>
        </table:table-row>
        <table:table-row table:style-name="ro1">
          <table:table-cell table:formula="of:= [times_10000.A610]" office:value-type="float" office:value="609" calcext:value-type="float">
            <text:p>609</text:p>
          </table:table-cell>
          <table:table-cell table:formula="of:= ([times_10000.C610] - [times_10000.B610]) / 1000000" office:value-type="float" office:value="194.279936" calcext:value-type="float">
            <text:p>194.279936</text:p>
          </table:table-cell>
          <table:table-cell table:formula="of:= ([times_100000.C610] - [times_100000.B610]) / 1000000" office:value-type="float" office:value="195.369984" calcext:value-type="float">
            <text:p>195.369984</text:p>
          </table:table-cell>
          <table:table-cell table:formula="of:= ([times_1000000.C610] - [times_1000000.B610]) / 1000000" office:value-type="float" office:value="181.309952" calcext:value-type="float">
            <text:p>181.309952</text:p>
          </table:table-cell>
        </table:table-row>
        <table:table-row table:style-name="ro1">
          <table:table-cell table:formula="of:= [times_10000.A611]" office:value-type="float" office:value="610" calcext:value-type="float">
            <text:p>610</text:p>
          </table:table-cell>
          <table:table-cell table:formula="of:= ([times_10000.C611] - [times_10000.B611]) / 1000000" office:value-type="float" office:value="193.999872" calcext:value-type="float">
            <text:p>193.999872</text:p>
          </table:table-cell>
          <table:table-cell table:formula="of:= ([times_100000.C611] - [times_100000.B611]) / 1000000" office:value-type="float" office:value="195.059968" calcext:value-type="float">
            <text:p>195.059968</text:p>
          </table:table-cell>
          <table:table-cell table:formula="of:= ([times_1000000.C611] - [times_1000000.B611]) / 1000000" office:value-type="float" office:value="181.540096" calcext:value-type="float">
            <text:p>181.540096</text:p>
          </table:table-cell>
        </table:table-row>
        <table:table-row table:style-name="ro1">
          <table:table-cell table:formula="of:= [times_10000.A612]" office:value-type="float" office:value="611" calcext:value-type="float">
            <text:p>611</text:p>
          </table:table-cell>
          <table:table-cell table:formula="of:= ([times_10000.C612] - [times_10000.B612]) / 1000000" office:value-type="float" office:value="193.69984" calcext:value-type="float">
            <text:p>193.69984</text:p>
          </table:table-cell>
          <table:table-cell table:formula="of:= ([times_100000.C612] - [times_100000.B612]) / 1000000" office:value-type="float" office:value="194.76992" calcext:value-type="float">
            <text:p>194.76992</text:p>
          </table:table-cell>
          <table:table-cell table:formula="of:= ([times_1000000.C612] - [times_1000000.B612]) / 1000000" office:value-type="float" office:value="181.639936" calcext:value-type="float">
            <text:p>181.639936</text:p>
          </table:table-cell>
        </table:table-row>
        <table:table-row table:style-name="ro1">
          <table:table-cell table:formula="of:= [times_10000.A613]" office:value-type="float" office:value="612" calcext:value-type="float">
            <text:p>612</text:p>
          </table:table-cell>
          <table:table-cell table:formula="of:= ([times_10000.C613] - [times_10000.B613]) / 1000000" office:value-type="float" office:value="193.410048" calcext:value-type="float">
            <text:p>193.410048</text:p>
          </table:table-cell>
          <table:table-cell table:formula="of:= ([times_100000.C613] - [times_100000.B613]) / 1000000" office:value-type="float" office:value="194.479872" calcext:value-type="float">
            <text:p>194.479872</text:p>
          </table:table-cell>
          <table:table-cell table:formula="of:= ([times_1000000.C613] - [times_1000000.B613]) / 1000000" office:value-type="float" office:value="182.459648" calcext:value-type="float">
            <text:p>182.459648</text:p>
          </table:table-cell>
        </table:table-row>
        <table:table-row table:style-name="ro1">
          <table:table-cell table:formula="of:= [times_10000.A614]" office:value-type="float" office:value="613" calcext:value-type="float">
            <text:p>613</text:p>
          </table:table-cell>
          <table:table-cell table:formula="of:= ([times_10000.C614] - [times_10000.B614]) / 1000000" office:value-type="float" office:value="193.110016" calcext:value-type="float">
            <text:p>193.110016</text:p>
          </table:table-cell>
          <table:table-cell table:formula="of:= ([times_100000.C614] - [times_100000.B614]) / 1000000" office:value-type="float" office:value="194.589696" calcext:value-type="float">
            <text:p>194.589696</text:p>
          </table:table-cell>
          <table:table-cell table:formula="of:= ([times_1000000.C614] - [times_1000000.B614]) / 1000000" office:value-type="float" office:value="182.669824" calcext:value-type="float">
            <text:p>182.669824</text:p>
          </table:table-cell>
        </table:table-row>
        <table:table-row table:style-name="ro1">
          <table:table-cell table:formula="of:= [times_10000.A615]" office:value-type="float" office:value="614" calcext:value-type="float">
            <text:p>614</text:p>
          </table:table-cell>
          <table:table-cell table:formula="of:= ([times_10000.C615] - [times_10000.B615]) / 1000000" office:value-type="float" office:value="192.809984" calcext:value-type="float">
            <text:p>192.809984</text:p>
          </table:table-cell>
          <table:table-cell table:formula="of:= ([times_100000.C615] - [times_100000.B615]) / 1000000" office:value-type="float" office:value="194.299904" calcext:value-type="float">
            <text:p>194.299904</text:p>
          </table:table-cell>
          <table:table-cell table:formula="of:= ([times_1000000.C615] - [times_1000000.B615]) / 1000000" office:value-type="float" office:value="182.540032" calcext:value-type="float">
            <text:p>182.540032</text:p>
          </table:table-cell>
        </table:table-row>
        <table:table-row table:style-name="ro1">
          <table:table-cell table:formula="of:= [times_10000.A616]" office:value-type="float" office:value="615" calcext:value-type="float">
            <text:p>615</text:p>
          </table:table-cell>
          <table:table-cell table:formula="of:= ([times_10000.C616] - [times_10000.B616]) / 1000000" office:value-type="float" office:value="192.890112" calcext:value-type="float">
            <text:p>192.890112</text:p>
          </table:table-cell>
          <table:table-cell table:formula="of:= ([times_100000.C616] - [times_100000.B616]) / 1000000" office:value-type="float" office:value="194.000128" calcext:value-type="float">
            <text:p>194.000128</text:p>
          </table:table-cell>
          <table:table-cell table:formula="of:= ([times_1000000.C616] - [times_1000000.B616]) / 1000000" office:value-type="float" office:value="182.249984" calcext:value-type="float">
            <text:p>182.249984</text:p>
          </table:table-cell>
        </table:table-row>
        <table:table-row table:style-name="ro1">
          <table:table-cell table:formula="of:= [times_10000.A617]" office:value-type="float" office:value="616" calcext:value-type="float">
            <text:p>616</text:p>
          </table:table-cell>
          <table:table-cell table:formula="of:= ([times_10000.C617] - [times_10000.B617]) / 1000000" office:value-type="float" office:value="192.600064" calcext:value-type="float">
            <text:p>192.600064</text:p>
          </table:table-cell>
          <table:table-cell table:formula="of:= ([times_100000.C617] - [times_100000.B617]) / 1000000" office:value-type="float" office:value="193.700352" calcext:value-type="float">
            <text:p>193.700352</text:p>
          </table:table-cell>
          <table:table-cell table:formula="of:= ([times_1000000.C617] - [times_1000000.B617]) / 1000000" office:value-type="float" office:value="182.180096" calcext:value-type="float">
            <text:p>182.180096</text:p>
          </table:table-cell>
        </table:table-row>
        <table:table-row table:style-name="ro1">
          <table:table-cell table:formula="of:= [times_10000.A618]" office:value-type="float" office:value="617" calcext:value-type="float">
            <text:p>617</text:p>
          </table:table-cell>
          <table:table-cell table:formula="of:= ([times_10000.C618] - [times_10000.B618]) / 1000000" office:value-type="float" office:value="192.300032" calcext:value-type="float">
            <text:p>192.300032</text:p>
          </table:table-cell>
          <table:table-cell table:formula="of:= ([times_100000.C618] - [times_100000.B618]) / 1000000" office:value-type="float" office:value="193.410048" calcext:value-type="float">
            <text:p>193.410048</text:p>
          </table:table-cell>
          <table:table-cell table:formula="of:= ([times_1000000.C618] - [times_1000000.B618]) / 1000000" office:value-type="float" office:value="181.890048" calcext:value-type="float">
            <text:p>181.890048</text:p>
          </table:table-cell>
        </table:table-row>
        <table:table-row table:style-name="ro1">
          <table:table-cell table:formula="of:= [times_10000.A619]" office:value-type="float" office:value="618" calcext:value-type="float">
            <text:p>618</text:p>
          </table:table-cell>
          <table:table-cell table:formula="of:= ([times_10000.C619] - [times_10000.B619]) / 1000000" office:value-type="float" office:value="192.009984" calcext:value-type="float">
            <text:p>192.009984</text:p>
          </table:table-cell>
          <table:table-cell table:formula="of:= ([times_100000.C619] - [times_100000.B619]) / 1000000" office:value-type="float" office:value="193.12" calcext:value-type="float">
            <text:p>193.12</text:p>
          </table:table-cell>
          <table:table-cell table:formula="of:= ([times_1000000.C619] - [times_1000000.B619]) / 1000000" office:value-type="float" office:value="181.600256" calcext:value-type="float">
            <text:p>181.600256</text:p>
          </table:table-cell>
        </table:table-row>
        <table:table-row table:style-name="ro1">
          <table:table-cell table:formula="of:= [times_10000.A620]" office:value-type="float" office:value="619" calcext:value-type="float">
            <text:p>619</text:p>
          </table:table-cell>
          <table:table-cell table:formula="of:= ([times_10000.C620] - [times_10000.B620]) / 1000000" office:value-type="float" office:value="191.709952" calcext:value-type="float">
            <text:p>191.709952</text:p>
          </table:table-cell>
          <table:table-cell table:formula="of:= ([times_100000.C620] - [times_100000.B620]) / 1000000" office:value-type="float" office:value="192.819968" calcext:value-type="float">
            <text:p>192.819968</text:p>
          </table:table-cell>
          <table:table-cell table:formula="of:= ([times_1000000.C620] - [times_1000000.B620]) / 1000000" office:value-type="float" office:value="181.299968" calcext:value-type="float">
            <text:p>181.299968</text:p>
          </table:table-cell>
        </table:table-row>
        <table:table-row table:style-name="ro1">
          <table:table-cell table:formula="of:= [times_10000.A621]" office:value-type="float" office:value="620" calcext:value-type="float">
            <text:p>620</text:p>
          </table:table-cell>
          <table:table-cell table:formula="of:= ([times_10000.C621] - [times_10000.B621]) / 1000000" office:value-type="float" office:value="191.419648" calcext:value-type="float">
            <text:p>191.419648</text:p>
          </table:table-cell>
          <table:table-cell table:formula="of:= ([times_100000.C621] - [times_100000.B621]) / 1000000" office:value-type="float" office:value="192.509952" calcext:value-type="float">
            <text:p>192.509952</text:p>
          </table:table-cell>
          <table:table-cell table:formula="of:= ([times_1000000.C621] - [times_1000000.B621]) / 1000000" office:value-type="float" office:value="181.310208" calcext:value-type="float">
            <text:p>181.310208</text:p>
          </table:table-cell>
        </table:table-row>
        <table:table-row table:style-name="ro1">
          <table:table-cell table:formula="of:= [times_10000.A622]" office:value-type="float" office:value="621" calcext:value-type="float">
            <text:p>621</text:p>
          </table:table-cell>
          <table:table-cell table:formula="of:= ([times_10000.C622] - [times_10000.B622]) / 1000000" office:value-type="float" office:value="191.280128" calcext:value-type="float">
            <text:p>191.280128</text:p>
          </table:table-cell>
          <table:table-cell table:formula="of:= ([times_100000.C622] - [times_100000.B622]) / 1000000" office:value-type="float" office:value="192.199936" calcext:value-type="float">
            <text:p>192.199936</text:p>
          </table:table-cell>
          <table:table-cell table:formula="of:= ([times_1000000.C622] - [times_1000000.B622]) / 1000000" office:value-type="float" office:value="182.22976" calcext:value-type="float">
            <text:p>182.22976</text:p>
          </table:table-cell>
        </table:table-row>
        <table:table-row table:style-name="ro1">
          <table:table-cell table:formula="of:= [times_10000.A623]" office:value-type="float" office:value="622" calcext:value-type="float">
            <text:p>622</text:p>
          </table:table-cell>
          <table:table-cell table:formula="of:= ([times_10000.C623] - [times_10000.B623]) / 1000000" office:value-type="float" office:value="190.99008" calcext:value-type="float">
            <text:p>190.99008</text:p>
          </table:table-cell>
          <table:table-cell table:formula="of:= ([times_100000.C623] - [times_100000.B623]) / 1000000" office:value-type="float" office:value="192.019968" calcext:value-type="float">
            <text:p>192.019968</text:p>
          </table:table-cell>
          <table:table-cell table:formula="of:= ([times_1000000.C623] - [times_1000000.B623]) / 1000000" office:value-type="float" office:value="182.24" calcext:value-type="float">
            <text:p>182.24</text:p>
          </table:table-cell>
        </table:table-row>
        <table:table-row table:style-name="ro1">
          <table:table-cell table:formula="of:= [times_10000.A624]" office:value-type="float" office:value="623" calcext:value-type="float">
            <text:p>623</text:p>
          </table:table-cell>
          <table:table-cell table:formula="of:= ([times_10000.C624] - [times_10000.B624]) / 1000000" office:value-type="float" office:value="190.76992" calcext:value-type="float">
            <text:p>190.76992</text:p>
          </table:table-cell>
          <table:table-cell table:formula="of:= ([times_100000.C624] - [times_100000.B624]) / 1000000" office:value-type="float" office:value="192.089856" calcext:value-type="float">
            <text:p>192.089856</text:p>
          </table:table-cell>
          <table:table-cell table:formula="of:= ([times_1000000.C624] - [times_1000000.B624]) / 1000000" office:value-type="float" office:value="182.170112" calcext:value-type="float">
            <text:p>182.170112</text:p>
          </table:table-cell>
        </table:table-row>
        <table:table-row table:style-name="ro1">
          <table:table-cell table:formula="of:= [times_10000.A625]" office:value-type="float" office:value="624" calcext:value-type="float">
            <text:p>624</text:p>
          </table:table-cell>
          <table:table-cell table:formula="of:= ([times_10000.C625] - [times_10000.B625]) / 1000000" office:value-type="float" office:value="191.379968" calcext:value-type="float">
            <text:p>191.379968</text:p>
          </table:table-cell>
          <table:table-cell table:formula="of:= ([times_100000.C625] - [times_100000.B625]) / 1000000" office:value-type="float" office:value="192.140032" calcext:value-type="float">
            <text:p>192.140032</text:p>
          </table:table-cell>
          <table:table-cell table:formula="of:= ([times_1000000.C625] - [times_1000000.B625]) / 1000000" office:value-type="float" office:value="181.839872" calcext:value-type="float">
            <text:p>181.839872</text:p>
          </table:table-cell>
        </table:table-row>
        <table:table-row table:style-name="ro1">
          <table:table-cell table:formula="of:= [times_10000.A626]" office:value-type="float" office:value="625" calcext:value-type="float">
            <text:p>625</text:p>
          </table:table-cell>
          <table:table-cell table:formula="of:= ([times_10000.C626] - [times_10000.B626]) / 1000000" office:value-type="float" office:value="191.08992" calcext:value-type="float">
            <text:p>191.08992</text:p>
          </table:table-cell>
          <table:table-cell table:formula="of:= ([times_100000.C626] - [times_100000.B626]) / 1000000" office:value-type="float" office:value="191.839744" calcext:value-type="float">
            <text:p>191.839744</text:p>
          </table:table-cell>
          <table:table-cell table:formula="of:= ([times_1000000.C626] - [times_1000000.B626]) / 1000000" office:value-type="float" office:value="181.789952" calcext:value-type="float">
            <text:p>181.789952</text:p>
          </table:table-cell>
        </table:table-row>
        <table:table-row table:style-name="ro1">
          <table:table-cell table:formula="of:= [times_10000.A627]" office:value-type="float" office:value="626" calcext:value-type="float">
            <text:p>626</text:p>
          </table:table-cell>
          <table:table-cell table:formula="of:= ([times_10000.C627] - [times_10000.B627]) / 1000000" office:value-type="float" office:value="190.789888" calcext:value-type="float">
            <text:p>190.789888</text:p>
          </table:table-cell>
          <table:table-cell table:formula="of:= ([times_100000.C627] - [times_100000.B627]) / 1000000" office:value-type="float" office:value="191.439872" calcext:value-type="float">
            <text:p>191.439872</text:p>
          </table:table-cell>
          <table:table-cell table:formula="of:= ([times_1000000.C627] - [times_1000000.B627]) / 1000000" office:value-type="float" office:value="181.48992" calcext:value-type="float">
            <text:p>181.48992</text:p>
          </table:table-cell>
        </table:table-row>
        <table:table-row table:style-name="ro1">
          <table:table-cell table:formula="of:= [times_10000.A628]" office:value-type="float" office:value="627" calcext:value-type="float">
            <text:p>627</text:p>
          </table:table-cell>
          <table:table-cell table:formula="of:= ([times_10000.C628] - [times_10000.B628]) / 1000000" office:value-type="float" office:value="190.51008" calcext:value-type="float">
            <text:p>190.51008</text:p>
          </table:table-cell>
          <table:table-cell table:formula="of:= ([times_100000.C628] - [times_100000.B628]) / 1000000" office:value-type="float" office:value="191.080192" calcext:value-type="float">
            <text:p>191.080192</text:p>
          </table:table-cell>
          <table:table-cell table:formula="of:= ([times_1000000.C628] - [times_1000000.B628]) / 1000000" office:value-type="float" office:value="181.189888" calcext:value-type="float">
            <text:p>181.189888</text:p>
          </table:table-cell>
        </table:table-row>
        <table:table-row table:style-name="ro1">
          <table:table-cell table:formula="of:= [times_10000.A629]" office:value-type="float" office:value="628" calcext:value-type="float">
            <text:p>628</text:p>
          </table:table-cell>
          <table:table-cell table:formula="of:= ([times_10000.C629] - [times_10000.B629]) / 1000000" office:value-type="float" office:value="190.210048" calcext:value-type="float">
            <text:p>190.210048</text:p>
          </table:table-cell>
          <table:table-cell table:formula="of:= ([times_100000.C629] - [times_100000.B629]) / 1000000" office:value-type="float" office:value="190.520064" calcext:value-type="float">
            <text:p>190.520064</text:p>
          </table:table-cell>
          <table:table-cell table:formula="of:= ([times_1000000.C629] - [times_1000000.B629]) / 1000000" office:value-type="float" office:value="180.879872" calcext:value-type="float">
            <text:p>180.879872</text:p>
          </table:table-cell>
        </table:table-row>
        <table:table-row table:style-name="ro1">
          <table:table-cell table:formula="of:= [times_10000.A630]" office:value-type="float" office:value="629" calcext:value-type="float">
            <text:p>629</text:p>
          </table:table-cell>
          <table:table-cell table:formula="of:= ([times_10000.C630] - [times_10000.B630]) / 1000000" office:value-type="float" office:value="189.910272" calcext:value-type="float">
            <text:p>189.910272</text:p>
          </table:table-cell>
          <table:table-cell table:formula="of:= ([times_100000.C630] - [times_100000.B630]) / 1000000" office:value-type="float" office:value="190.189824" calcext:value-type="float">
            <text:p>190.189824</text:p>
          </table:table-cell>
          <table:table-cell table:formula="of:= ([times_1000000.C630] - [times_1000000.B630]) / 1000000" office:value-type="float" office:value="180.569856" calcext:value-type="float">
            <text:p>180.569856</text:p>
          </table:table-cell>
        </table:table-row>
        <table:table-row table:style-name="ro1">
          <table:table-cell table:formula="of:= [times_10000.A631]" office:value-type="float" office:value="630" calcext:value-type="float">
            <text:p>630</text:p>
          </table:table-cell>
          <table:table-cell table:formula="of:= ([times_10000.C631] - [times_10000.B631]) / 1000000" office:value-type="float" office:value="189.630208" calcext:value-type="float">
            <text:p>189.630208</text:p>
          </table:table-cell>
          <table:table-cell table:formula="of:= ([times_100000.C631] - [times_100000.B631]) / 1000000" office:value-type="float" office:value="189.920256" calcext:value-type="float">
            <text:p>189.920256</text:p>
          </table:table-cell>
          <table:table-cell table:formula="of:= ([times_1000000.C631] - [times_1000000.B631]) / 1000000" office:value-type="float" office:value="180.36992" calcext:value-type="float">
            <text:p>180.36992</text:p>
          </table:table-cell>
        </table:table-row>
        <table:table-row table:style-name="ro1">
          <table:table-cell table:formula="of:= [times_10000.A632]" office:value-type="float" office:value="631" calcext:value-type="float">
            <text:p>631</text:p>
          </table:table-cell>
          <table:table-cell table:formula="of:= ([times_10000.C632] - [times_10000.B632]) / 1000000" office:value-type="float" office:value="189.330176" calcext:value-type="float">
            <text:p>189.330176</text:p>
          </table:table-cell>
          <table:table-cell table:formula="of:= ([times_100000.C632] - [times_100000.B632]) / 1000000" office:value-type="float" office:value="189.560064" calcext:value-type="float">
            <text:p>189.560064</text:p>
          </table:table-cell>
          <table:table-cell table:formula="of:= ([times_1000000.C632] - [times_1000000.B632]) / 1000000" office:value-type="float" office:value="180.169728" calcext:value-type="float">
            <text:p>180.169728</text:p>
          </table:table-cell>
        </table:table-row>
        <table:table-row table:style-name="ro1">
          <table:table-cell table:formula="of:= [times_10000.A633]" office:value-type="float" office:value="632" calcext:value-type="float">
            <text:p>632</text:p>
          </table:table-cell>
          <table:table-cell table:formula="of:= ([times_10000.C633] - [times_10000.B633]) / 1000000" office:value-type="float" office:value="189.029888" calcext:value-type="float">
            <text:p>189.029888</text:p>
          </table:table-cell>
          <table:table-cell table:formula="of:= ([times_100000.C633] - [times_100000.B633]) / 1000000" office:value-type="float" office:value="189.250304" calcext:value-type="float">
            <text:p>189.250304</text:p>
          </table:table-cell>
          <table:table-cell table:formula="of:= ([times_1000000.C633] - [times_1000000.B633]) / 1000000" office:value-type="float" office:value="181.32992" calcext:value-type="float">
            <text:p>181.32992</text:p>
          </table:table-cell>
        </table:table-row>
        <table:table-row table:style-name="ro1">
          <table:table-cell table:formula="of:= [times_10000.A634]" office:value-type="float" office:value="633" calcext:value-type="float">
            <text:p>633</text:p>
          </table:table-cell>
          <table:table-cell table:formula="of:= ([times_10000.C634] - [times_10000.B634]) / 1000000" office:value-type="float" office:value="188.749824" calcext:value-type="float">
            <text:p>188.749824</text:p>
          </table:table-cell>
          <table:table-cell table:formula="of:= ([times_100000.C634] - [times_100000.B634]) / 1000000" office:value-type="float" office:value="189.270016" calcext:value-type="float">
            <text:p>189.270016</text:p>
          </table:table-cell>
          <table:table-cell table:formula="of:= ([times_1000000.C634] - [times_1000000.B634]) / 1000000" office:value-type="float" office:value="181.989888" calcext:value-type="float">
            <text:p>181.989888</text:p>
          </table:table-cell>
        </table:table-row>
        <table:table-row table:style-name="ro1">
          <table:table-cell table:formula="of:= [times_10000.A635]" office:value-type="float" office:value="634" calcext:value-type="float">
            <text:p>634</text:p>
          </table:table-cell>
          <table:table-cell table:formula="of:= ([times_10000.C635] - [times_10000.B635]) / 1000000" office:value-type="float" office:value="188.450048" calcext:value-type="float">
            <text:p>188.450048</text:p>
          </table:table-cell>
          <table:table-cell table:formula="of:= ([times_100000.C635] - [times_100000.B635]) / 1000000" office:value-type="float" office:value="188.989952" calcext:value-type="float">
            <text:p>188.989952</text:p>
          </table:table-cell>
          <table:table-cell table:formula="of:= ([times_1000000.C635] - [times_1000000.B635]) / 1000000" office:value-type="float" office:value="182.419712" calcext:value-type="float">
            <text:p>182.419712</text:p>
          </table:table-cell>
        </table:table-row>
        <table:table-row table:style-name="ro1">
          <table:table-cell table:formula="of:= [times_10000.A636]" office:value-type="float" office:value="635" calcext:value-type="float">
            <text:p>635</text:p>
          </table:table-cell>
          <table:table-cell table:formula="of:= ([times_10000.C636] - [times_10000.B636]) / 1000000" office:value-type="float" office:value="188.150016" calcext:value-type="float">
            <text:p>188.150016</text:p>
          </table:table-cell>
          <table:table-cell table:formula="of:= ([times_100000.C636] - [times_100000.B636]) / 1000000" office:value-type="float" office:value="188.68992" calcext:value-type="float">
            <text:p>188.68992</text:p>
          </table:table-cell>
          <table:table-cell table:formula="of:= ([times_1000000.C636] - [times_1000000.B636]) / 1000000" office:value-type="float" office:value="183.259904" calcext:value-type="float">
            <text:p>183.259904</text:p>
          </table:table-cell>
        </table:table-row>
        <table:table-row table:style-name="ro1">
          <table:table-cell table:formula="of:= [times_10000.A637]" office:value-type="float" office:value="636" calcext:value-type="float">
            <text:p>636</text:p>
          </table:table-cell>
          <table:table-cell table:formula="of:= ([times_10000.C637] - [times_10000.B637]) / 1000000" office:value-type="float" office:value="187.820032" calcext:value-type="float">
            <text:p>187.820032</text:p>
          </table:table-cell>
          <table:table-cell table:formula="of:= ([times_100000.C637] - [times_100000.B637]) / 1000000" office:value-type="float" office:value="188.399872" calcext:value-type="float">
            <text:p>188.399872</text:p>
          </table:table-cell>
          <table:table-cell table:formula="of:= ([times_1000000.C637] - [times_1000000.B637]) / 1000000" office:value-type="float" office:value="183.859968" calcext:value-type="float">
            <text:p>183.859968</text:p>
          </table:table-cell>
        </table:table-row>
        <table:table-row table:style-name="ro1">
          <table:table-cell table:formula="of:= [times_10000.A638]" office:value-type="float" office:value="637" calcext:value-type="float">
            <text:p>637</text:p>
          </table:table-cell>
          <table:table-cell table:formula="of:= ([times_10000.C638] - [times_10000.B638]) / 1000000" office:value-type="float" office:value="187.529984" calcext:value-type="float">
            <text:p>187.529984</text:p>
          </table:table-cell>
          <table:table-cell table:formula="of:= ([times_100000.C638] - [times_100000.B638]) / 1000000" office:value-type="float" office:value="188.09984" calcext:value-type="float">
            <text:p>188.09984</text:p>
          </table:table-cell>
          <table:table-cell table:formula="of:= ([times_1000000.C638] - [times_1000000.B638]) / 1000000" office:value-type="float" office:value="184.130048" calcext:value-type="float">
            <text:p>184.130048</text:p>
          </table:table-cell>
        </table:table-row>
        <table:table-row table:style-name="ro1">
          <table:table-cell table:formula="of:= [times_10000.A639]" office:value-type="float" office:value="638" calcext:value-type="float">
            <text:p>638</text:p>
          </table:table-cell>
          <table:table-cell table:formula="of:= ([times_10000.C639] - [times_10000.B639]) / 1000000" office:value-type="float" office:value="187.170048" calcext:value-type="float">
            <text:p>187.170048</text:p>
          </table:table-cell>
          <table:table-cell table:formula="of:= ([times_100000.C639] - [times_100000.B639]) / 1000000" office:value-type="float" office:value="187.670016" calcext:value-type="float">
            <text:p>187.670016</text:p>
          </table:table-cell>
          <table:table-cell table:formula="of:= ([times_1000000.C639] - [times_1000000.B639]) / 1000000" office:value-type="float" office:value="184.679936" calcext:value-type="float">
            <text:p>184.679936</text:p>
          </table:table-cell>
        </table:table-row>
        <table:table-row table:style-name="ro1">
          <table:table-cell table:formula="of:= [times_10000.A640]" office:value-type="float" office:value="639" calcext:value-type="float">
            <text:p>639</text:p>
          </table:table-cell>
          <table:table-cell table:formula="of:= ([times_10000.C640] - [times_10000.B640]) / 1000000" office:value-type="float" office:value="186.81984" calcext:value-type="float">
            <text:p>186.81984</text:p>
          </table:table-cell>
          <table:table-cell table:formula="of:= ([times_100000.C640] - [times_100000.B640]) / 1000000" office:value-type="float" office:value="187.320064" calcext:value-type="float">
            <text:p>187.320064</text:p>
          </table:table-cell>
          <table:table-cell table:formula="of:= ([times_1000000.C640] - [times_1000000.B640]) / 1000000" office:value-type="float" office:value="185.250048" calcext:value-type="float">
            <text:p>185.250048</text:p>
          </table:table-cell>
        </table:table-row>
        <table:table-row table:style-name="ro1">
          <table:table-cell table:formula="of:= [times_10000.A641]" office:value-type="float" office:value="640" calcext:value-type="float">
            <text:p>640</text:p>
          </table:table-cell>
          <table:table-cell table:formula="of:= ([times_10000.C641] - [times_10000.B641]) / 1000000" office:value-type="float" office:value="186.490112" calcext:value-type="float">
            <text:p>186.490112</text:p>
          </table:table-cell>
          <table:table-cell table:formula="of:= ([times_100000.C641] - [times_100000.B641]) / 1000000" office:value-type="float" office:value="186.980096" calcext:value-type="float">
            <text:p>186.980096</text:p>
          </table:table-cell>
          <table:table-cell table:formula="of:= ([times_1000000.C641] - [times_1000000.B641]) / 1000000" office:value-type="float" office:value="186.35008" calcext:value-type="float">
            <text:p>186.35008</text:p>
          </table:table-cell>
        </table:table-row>
        <table:table-row table:style-name="ro1">
          <table:table-cell table:formula="of:= [times_10000.A642]" office:value-type="float" office:value="641" calcext:value-type="float">
            <text:p>641</text:p>
          </table:table-cell>
          <table:table-cell table:formula="of:= ([times_10000.C642] - [times_10000.B642]) / 1000000" office:value-type="float" office:value="186.17984" calcext:value-type="float">
            <text:p>186.17984</text:p>
          </table:table-cell>
          <table:table-cell table:formula="of:= ([times_100000.C642] - [times_100000.B642]) / 1000000" office:value-type="float" office:value="186.92992" calcext:value-type="float">
            <text:p>186.92992</text:p>
          </table:table-cell>
          <table:table-cell table:formula="of:= ([times_1000000.C642] - [times_1000000.B642]) / 1000000" office:value-type="float" office:value="186.370048" calcext:value-type="float">
            <text:p>186.370048</text:p>
          </table:table-cell>
        </table:table-row>
        <table:table-row table:style-name="ro1">
          <table:table-cell table:formula="of:= [times_10000.A643]" office:value-type="float" office:value="642" calcext:value-type="float">
            <text:p>642</text:p>
          </table:table-cell>
          <table:table-cell table:formula="of:= ([times_10000.C643] - [times_10000.B643]) / 1000000" office:value-type="float" office:value="185.879808" calcext:value-type="float">
            <text:p>185.879808</text:p>
          </table:table-cell>
          <table:table-cell table:formula="of:= ([times_100000.C643] - [times_100000.B643]) / 1000000" office:value-type="float" office:value="186.619904" calcext:value-type="float">
            <text:p>186.619904</text:p>
          </table:table-cell>
          <table:table-cell table:formula="of:= ([times_1000000.C643] - [times_1000000.B643]) / 1000000" office:value-type="float" office:value="188.390144" calcext:value-type="float">
            <text:p>188.390144</text:p>
          </table:table-cell>
        </table:table-row>
        <table:table-row table:style-name="ro1">
          <table:table-cell table:formula="of:= [times_10000.A644]" office:value-type="float" office:value="643" calcext:value-type="float">
            <text:p>643</text:p>
          </table:table-cell>
          <table:table-cell table:formula="of:= ([times_10000.C644] - [times_10000.B644]) / 1000000" office:value-type="float" office:value="185.590016" calcext:value-type="float">
            <text:p>185.590016</text:p>
          </table:table-cell>
          <table:table-cell table:formula="of:= ([times_100000.C644] - [times_100000.B644]) / 1000000" office:value-type="float" office:value="186.329856" calcext:value-type="float">
            <text:p>186.329856</text:p>
          </table:table-cell>
          <table:table-cell table:formula="of:= ([times_1000000.C644] - [times_1000000.B644]) / 1000000" office:value-type="float" office:value="188.199936" calcext:value-type="float">
            <text:p>188.199936</text:p>
          </table:table-cell>
        </table:table-row>
        <table:table-row table:style-name="ro1">
          <table:table-cell table:formula="of:= [times_10000.A645]" office:value-type="float" office:value="644" calcext:value-type="float">
            <text:p>644</text:p>
          </table:table-cell>
          <table:table-cell table:formula="of:= ([times_10000.C645] - [times_10000.B645]) / 1000000" office:value-type="float" office:value="185.37984" calcext:value-type="float">
            <text:p>185.37984</text:p>
          </table:table-cell>
          <table:table-cell table:formula="of:= ([times_100000.C645] - [times_100000.B645]) / 1000000" office:value-type="float" office:value="186.03008" calcext:value-type="float">
            <text:p>186.03008</text:p>
          </table:table-cell>
          <table:table-cell table:formula="of:= ([times_1000000.C645] - [times_1000000.B645]) / 1000000" office:value-type="float" office:value="188.229888" calcext:value-type="float">
            <text:p>188.229888</text:p>
          </table:table-cell>
        </table:table-row>
        <table:table-row table:style-name="ro1">
          <table:table-cell table:formula="of:= [times_10000.A646]" office:value-type="float" office:value="645" calcext:value-type="float">
            <text:p>645</text:p>
          </table:table-cell>
          <table:table-cell table:formula="of:= ([times_10000.C646] - [times_10000.B646]) / 1000000" office:value-type="float" office:value="185.619968" calcext:value-type="float">
            <text:p>185.619968</text:p>
          </table:table-cell>
          <table:table-cell table:formula="of:= ([times_100000.C646] - [times_100000.B646]) / 1000000" office:value-type="float" office:value="185.730304" calcext:value-type="float">
            <text:p>185.730304</text:p>
          </table:table-cell>
          <table:table-cell table:formula="of:= ([times_1000000.C646] - [times_1000000.B646]) / 1000000" office:value-type="float" office:value="188.039936" calcext:value-type="float">
            <text:p>188.039936</text:p>
          </table:table-cell>
        </table:table-row>
        <table:table-row table:style-name="ro1">
          <table:table-cell table:formula="of:= [times_10000.A647]" office:value-type="float" office:value="646" calcext:value-type="float">
            <text:p>646</text:p>
          </table:table-cell>
          <table:table-cell table:formula="of:= ([times_10000.C647] - [times_10000.B647]) / 1000000" office:value-type="float" office:value="185.309952" calcext:value-type="float">
            <text:p>185.309952</text:p>
          </table:table-cell>
          <table:table-cell table:formula="of:= ([times_100000.C647] - [times_100000.B647]) / 1000000" office:value-type="float" office:value="185.830144" calcext:value-type="float">
            <text:p>185.830144</text:p>
          </table:table-cell>
          <table:table-cell table:formula="of:= ([times_1000000.C647] - [times_1000000.B647]) / 1000000" office:value-type="float" office:value="188.460032" calcext:value-type="float">
            <text:p>188.460032</text:p>
          </table:table-cell>
        </table:table-row>
        <table:table-row table:style-name="ro1">
          <table:table-cell table:formula="of:= [times_10000.A648]" office:value-type="float" office:value="647" calcext:value-type="float">
            <text:p>647</text:p>
          </table:table-cell>
          <table:table-cell table:formula="of:= ([times_10000.C648] - [times_10000.B648]) / 1000000" office:value-type="float" office:value="185.019904" calcext:value-type="float">
            <text:p>185.019904</text:p>
          </table:table-cell>
          <table:table-cell table:formula="of:= ([times_100000.C648] - [times_100000.B648]) / 1000000" office:value-type="float" office:value="185.92" calcext:value-type="float">
            <text:p>185.92</text:p>
          </table:table-cell>
          <table:table-cell table:formula="of:= ([times_1000000.C648] - [times_1000000.B648]) / 1000000" office:value-type="float" office:value="189.289984" calcext:value-type="float">
            <text:p>189.289984</text:p>
          </table:table-cell>
        </table:table-row>
        <table:table-row table:style-name="ro1">
          <table:table-cell table:formula="of:= [times_10000.A649]" office:value-type="float" office:value="648" calcext:value-type="float">
            <text:p>648</text:p>
          </table:table-cell>
          <table:table-cell table:formula="of:= ([times_10000.C649] - [times_10000.B649]) / 1000000" office:value-type="float" office:value="184.719872" calcext:value-type="float">
            <text:p>184.719872</text:p>
          </table:table-cell>
          <table:table-cell table:formula="of:= ([times_100000.C649] - [times_100000.B649]) / 1000000" office:value-type="float" office:value="185.999872" calcext:value-type="float">
            <text:p>185.999872</text:p>
          </table:table-cell>
          <table:table-cell table:formula="of:= ([times_1000000.C649] - [times_1000000.B649]) / 1000000" office:value-type="float" office:value="189.200128" calcext:value-type="float">
            <text:p>189.200128</text:p>
          </table:table-cell>
        </table:table-row>
        <table:table-row table:style-name="ro1">
          <table:table-cell table:formula="of:= [times_10000.A650]" office:value-type="float" office:value="649" calcext:value-type="float">
            <text:p>649</text:p>
          </table:table-cell>
          <table:table-cell table:formula="of:= ([times_10000.C650] - [times_10000.B650]) / 1000000" office:value-type="float" office:value="184.399872" calcext:value-type="float">
            <text:p>184.399872</text:p>
          </table:table-cell>
          <table:table-cell table:formula="of:= ([times_100000.C650] - [times_100000.B650]) / 1000000" office:value-type="float" office:value="186.57024" calcext:value-type="float">
            <text:p>186.57024</text:p>
          </table:table-cell>
          <table:table-cell table:formula="of:= ([times_1000000.C650] - [times_1000000.B650]) / 1000000" office:value-type="float" office:value="189.200128" calcext:value-type="float">
            <text:p>189.200128</text:p>
          </table:table-cell>
        </table:table-row>
        <table:table-row table:style-name="ro1">
          <table:table-cell table:formula="of:= [times_10000.A651]" office:value-type="float" office:value="650" calcext:value-type="float">
            <text:p>650</text:p>
          </table:table-cell>
          <table:table-cell table:formula="of:= ([times_10000.C651] - [times_10000.B651]) / 1000000" office:value-type="float" office:value="184.09984" calcext:value-type="float">
            <text:p>184.09984</text:p>
          </table:table-cell>
          <table:table-cell table:formula="of:= ([times_100000.C651] - [times_100000.B651]) / 1000000" office:value-type="float" office:value="187.15008" calcext:value-type="float">
            <text:p>187.15008</text:p>
          </table:table-cell>
          <table:table-cell table:formula="of:= ([times_1000000.C651] - [times_1000000.B651]) / 1000000" office:value-type="float" office:value="188.890112" calcext:value-type="float">
            <text:p>188.890112</text:p>
          </table:table-cell>
        </table:table-row>
        <table:table-row table:style-name="ro1">
          <table:table-cell table:formula="of:= [times_10000.A652]" office:value-type="float" office:value="651" calcext:value-type="float">
            <text:p>651</text:p>
          </table:table-cell>
          <table:table-cell table:formula="of:= ([times_10000.C652] - [times_10000.B652]) / 1000000" office:value-type="float" office:value="183.810048" calcext:value-type="float">
            <text:p>183.810048</text:p>
          </table:table-cell>
          <table:table-cell table:formula="of:= ([times_100000.C652] - [times_100000.B652]) / 1000000" office:value-type="float" office:value="187.239936" calcext:value-type="float">
            <text:p>187.239936</text:p>
          </table:table-cell>
          <table:table-cell table:formula="of:= ([times_1000000.C652] - [times_1000000.B652]) / 1000000" office:value-type="float" office:value="188.600064" calcext:value-type="float">
            <text:p>188.600064</text:p>
          </table:table-cell>
        </table:table-row>
        <table:table-row table:style-name="ro1">
          <table:table-cell table:formula="of:= [times_10000.A653]" office:value-type="float" office:value="652" calcext:value-type="float">
            <text:p>652</text:p>
          </table:table-cell>
          <table:table-cell table:formula="of:= ([times_10000.C653] - [times_10000.B653]) / 1000000" office:value-type="float" office:value="183.520256" calcext:value-type="float">
            <text:p>183.520256</text:p>
          </table:table-cell>
          <table:table-cell table:formula="of:= ([times_100000.C653] - [times_100000.B653]) / 1000000" office:value-type="float" office:value="187.88992" calcext:value-type="float">
            <text:p>187.88992</text:p>
          </table:table-cell>
          <table:table-cell table:formula="of:= ([times_1000000.C653] - [times_1000000.B653]) / 1000000" office:value-type="float" office:value="188.300032" calcext:value-type="float">
            <text:p>188.300032</text:p>
          </table:table-cell>
        </table:table-row>
        <table:table-row table:style-name="ro1">
          <table:table-cell table:formula="of:= [times_10000.A654]" office:value-type="float" office:value="653" calcext:value-type="float">
            <text:p>653</text:p>
          </table:table-cell>
          <table:table-cell table:formula="of:= ([times_10000.C654] - [times_10000.B654]) / 1000000" office:value-type="float" office:value="183.220224" calcext:value-type="float">
            <text:p>183.220224</text:p>
          </table:table-cell>
          <table:table-cell table:formula="of:= ([times_100000.C654] - [times_100000.B654]) / 1000000" office:value-type="float" office:value="188.029952" calcext:value-type="float">
            <text:p>188.029952</text:p>
          </table:table-cell>
          <table:table-cell table:formula="of:= ([times_1000000.C654] - [times_1000000.B654]) / 1000000" office:value-type="float" office:value="187.98976" calcext:value-type="float">
            <text:p>187.98976</text:p>
          </table:table-cell>
        </table:table-row>
        <table:table-row table:style-name="ro1">
          <table:table-cell table:formula="of:= [times_10000.A655]" office:value-type="float" office:value="654" calcext:value-type="float">
            <text:p>654</text:p>
          </table:table-cell>
          <table:table-cell table:formula="of:= ([times_10000.C655] - [times_10000.B655]) / 1000000" office:value-type="float" office:value="182.919936" calcext:value-type="float">
            <text:p>182.919936</text:p>
          </table:table-cell>
          <table:table-cell table:formula="of:= ([times_100000.C655] - [times_100000.B655]) / 1000000" office:value-type="float" office:value="187.739648" calcext:value-type="float">
            <text:p>187.739648</text:p>
          </table:table-cell>
          <table:table-cell table:formula="of:= ([times_1000000.C655] - [times_1000000.B655]) / 1000000" office:value-type="float" office:value="188.199936" calcext:value-type="float">
            <text:p>188.199936</text:p>
          </table:table-cell>
        </table:table-row>
        <table:table-row table:style-name="ro1">
          <table:table-cell table:formula="of:= [times_10000.A656]" office:value-type="float" office:value="655" calcext:value-type="float">
            <text:p>655</text:p>
          </table:table-cell>
          <table:table-cell table:formula="of:= ([times_10000.C656] - [times_10000.B656]) / 1000000" office:value-type="float" office:value="182.84032" calcext:value-type="float">
            <text:p>182.84032</text:p>
          </table:table-cell>
          <table:table-cell table:formula="of:= ([times_100000.C656] - [times_100000.B656]) / 1000000" office:value-type="float" office:value="187.510016" calcext:value-type="float">
            <text:p>187.510016</text:p>
          </table:table-cell>
          <table:table-cell table:formula="of:= ([times_1000000.C656] - [times_1000000.B656]) / 1000000" office:value-type="float" office:value="187.970048" calcext:value-type="float">
            <text:p>187.970048</text:p>
          </table:table-cell>
        </table:table-row>
        <table:table-row table:style-name="ro1">
          <table:table-cell table:formula="of:= [times_10000.A657]" office:value-type="float" office:value="656" calcext:value-type="float">
            <text:p>656</text:p>
          </table:table-cell>
          <table:table-cell table:formula="of:= ([times_10000.C657] - [times_10000.B657]) / 1000000" office:value-type="float" office:value="183.079936" calcext:value-type="float">
            <text:p>183.079936</text:p>
          </table:table-cell>
          <table:table-cell table:formula="of:= ([times_100000.C657] - [times_100000.B657]) / 1000000" office:value-type="float" office:value="187.24992" calcext:value-type="float">
            <text:p>187.24992</text:p>
          </table:table-cell>
          <table:table-cell table:formula="of:= ([times_1000000.C657] - [times_1000000.B657]) / 1000000" office:value-type="float" office:value="187.660288" calcext:value-type="float">
            <text:p>187.660288</text:p>
          </table:table-cell>
        </table:table-row>
        <table:table-row table:style-name="ro1">
          <table:table-cell table:formula="of:= [times_10000.A658]" office:value-type="float" office:value="657" calcext:value-type="float">
            <text:p>657</text:p>
          </table:table-cell>
          <table:table-cell table:formula="of:= ([times_10000.C658] - [times_10000.B658]) / 1000000" office:value-type="float" office:value="182.789888" calcext:value-type="float">
            <text:p>182.789888</text:p>
          </table:table-cell>
          <table:table-cell table:formula="of:= ([times_100000.C658] - [times_100000.B658]) / 1000000" office:value-type="float" office:value="186.949888" calcext:value-type="float">
            <text:p>186.949888</text:p>
          </table:table-cell>
          <table:table-cell table:formula="of:= ([times_1000000.C658] - [times_1000000.B658]) / 1000000" office:value-type="float" office:value="187.36" calcext:value-type="float">
            <text:p>187.36</text:p>
          </table:table-cell>
        </table:table-row>
        <table:table-row table:style-name="ro1">
          <table:table-cell table:formula="of:= [times_10000.A659]" office:value-type="float" office:value="658" calcext:value-type="float">
            <text:p>658</text:p>
          </table:table-cell>
          <table:table-cell table:formula="of:= ([times_10000.C659] - [times_10000.B659]) / 1000000" office:value-type="float" office:value="182.51008" calcext:value-type="float">
            <text:p>182.51008</text:p>
          </table:table-cell>
          <table:table-cell table:formula="of:= ([times_100000.C659] - [times_100000.B659]) / 1000000" office:value-type="float" office:value="186.660096" calcext:value-type="float">
            <text:p>186.660096</text:p>
          </table:table-cell>
          <table:table-cell table:formula="of:= ([times_1000000.C659] - [times_1000000.B659]) / 1000000" office:value-type="float" office:value="187.059968" calcext:value-type="float">
            <text:p>187.059968</text:p>
          </table:table-cell>
        </table:table-row>
        <table:table-row table:style-name="ro1">
          <table:table-cell table:formula="of:= [times_10000.A660]" office:value-type="float" office:value="659" calcext:value-type="float">
            <text:p>659</text:p>
          </table:table-cell>
          <table:table-cell table:formula="of:= ([times_10000.C660] - [times_10000.B660]) / 1000000" office:value-type="float" office:value="182.210304" calcext:value-type="float">
            <text:p>182.210304</text:p>
          </table:table-cell>
          <table:table-cell table:formula="of:= ([times_100000.C660] - [times_100000.B660]) / 1000000" office:value-type="float" office:value="186.360064" calcext:value-type="float">
            <text:p>186.360064</text:p>
          </table:table-cell>
          <table:table-cell table:formula="of:= ([times_1000000.C660] - [times_1000000.B660]) / 1000000" office:value-type="float" office:value="186.740224" calcext:value-type="float">
            <text:p>186.740224</text:p>
          </table:table-cell>
        </table:table-row>
        <table:table-row table:style-name="ro1">
          <table:table-cell table:formula="of:= [times_10000.A661]" office:value-type="float" office:value="660" calcext:value-type="float">
            <text:p>660</text:p>
          </table:table-cell>
          <table:table-cell table:formula="of:= ([times_10000.C661] - [times_10000.B661]) / 1000000" office:value-type="float" office:value="181.900032" calcext:value-type="float">
            <text:p>181.900032</text:p>
          </table:table-cell>
          <table:table-cell table:formula="of:= ([times_100000.C661] - [times_100000.B661]) / 1000000" office:value-type="float" office:value="186.070272" calcext:value-type="float">
            <text:p>186.070272</text:p>
          </table:table-cell>
          <table:table-cell table:formula="of:= ([times_1000000.C661] - [times_1000000.B661]) / 1000000" office:value-type="float" office:value="186.439936" calcext:value-type="float">
            <text:p>186.439936</text:p>
          </table:table-cell>
        </table:table-row>
        <table:table-row table:style-name="ro1">
          <table:table-cell table:formula="of:= [times_10000.A662]" office:value-type="float" office:value="661" calcext:value-type="float">
            <text:p>661</text:p>
          </table:table-cell>
          <table:table-cell table:formula="of:= ([times_10000.C662] - [times_10000.B662]) / 1000000" office:value-type="float" office:value="181.560064" calcext:value-type="float">
            <text:p>181.560064</text:p>
          </table:table-cell>
          <table:table-cell table:formula="of:= ([times_100000.C662] - [times_100000.B662]) / 1000000" office:value-type="float" office:value="186.119936" calcext:value-type="float">
            <text:p>186.119936</text:p>
          </table:table-cell>
          <table:table-cell table:formula="of:= ([times_1000000.C662] - [times_1000000.B662]) / 1000000" office:value-type="float" office:value="186.12992" calcext:value-type="float">
            <text:p>186.12992</text:p>
          </table:table-cell>
        </table:table-row>
        <table:table-row table:style-name="ro1">
          <table:table-cell table:formula="of:= [times_10000.A663]" office:value-type="float" office:value="662" calcext:value-type="float">
            <text:p>662</text:p>
          </table:table-cell>
          <table:table-cell table:formula="of:= ([times_10000.C663] - [times_10000.B663]) / 1000000" office:value-type="float" office:value="181.259776" calcext:value-type="float">
            <text:p>181.259776</text:p>
          </table:table-cell>
          <table:table-cell table:formula="of:= ([times_100000.C663] - [times_100000.B663]) / 1000000" office:value-type="float" office:value="185.800192" calcext:value-type="float">
            <text:p>185.800192</text:p>
          </table:table-cell>
          <table:table-cell table:formula="of:= ([times_1000000.C663] - [times_1000000.B663]) / 1000000" office:value-type="float" office:value="185.839872" calcext:value-type="float">
            <text:p>185.839872</text:p>
          </table:table-cell>
        </table:table-row>
        <table:table-row table:style-name="ro1">
          <table:table-cell table:formula="of:= [times_10000.A664]" office:value-type="float" office:value="663" calcext:value-type="float">
            <text:p>663</text:p>
          </table:table-cell>
          <table:table-cell table:formula="of:= ([times_10000.C664] - [times_10000.B664]) / 1000000" office:value-type="float" office:value="180.94976" calcext:value-type="float">
            <text:p>180.94976</text:p>
          </table:table-cell>
          <table:table-cell table:formula="of:= ([times_100000.C664] - [times_100000.B664]) / 1000000" office:value-type="float" office:value="185.380096" calcext:value-type="float">
            <text:p>185.380096</text:p>
          </table:table-cell>
          <table:table-cell table:formula="of:= ([times_1000000.C664] - [times_1000000.B664]) / 1000000" office:value-type="float" office:value="185.520128" calcext:value-type="float">
            <text:p>185.520128</text:p>
          </table:table-cell>
        </table:table-row>
        <table:table-row table:style-name="ro1">
          <table:table-cell table:formula="of:= [times_10000.A665]" office:value-type="float" office:value="664" calcext:value-type="float">
            <text:p>664</text:p>
          </table:table-cell>
          <table:table-cell table:formula="of:= ([times_10000.C665] - [times_10000.B665]) / 1000000" office:value-type="float" office:value="180.620032" calcext:value-type="float">
            <text:p>180.620032</text:p>
          </table:table-cell>
          <table:table-cell table:formula="of:= ([times_100000.C665] - [times_100000.B665]) / 1000000" office:value-type="float" office:value="184.950016" calcext:value-type="float">
            <text:p>184.950016</text:p>
          </table:table-cell>
          <table:table-cell table:formula="of:= ([times_1000000.C665] - [times_1000000.B665]) / 1000000" office:value-type="float" office:value="185.13024" calcext:value-type="float">
            <text:p>185.13024</text:p>
          </table:table-cell>
        </table:table-row>
        <table:table-row table:style-name="ro1">
          <table:table-cell table:formula="of:= [times_10000.A666]" office:value-type="float" office:value="665" calcext:value-type="float">
            <text:p>665</text:p>
          </table:table-cell>
          <table:table-cell table:formula="of:= ([times_10000.C666] - [times_10000.B666]) / 1000000" office:value-type="float" office:value="180.319744" calcext:value-type="float">
            <text:p>180.319744</text:p>
          </table:table-cell>
          <table:table-cell table:formula="of:= ([times_100000.C666] - [times_100000.B666]) / 1000000" office:value-type="float" office:value="184.57984" calcext:value-type="float">
            <text:p>184.57984</text:p>
          </table:table-cell>
          <table:table-cell table:formula="of:= ([times_1000000.C666] - [times_1000000.B666]) / 1000000" office:value-type="float" office:value="184.670208" calcext:value-type="float">
            <text:p>184.670208</text:p>
          </table:table-cell>
        </table:table-row>
        <table:table-row table:style-name="ro1">
          <table:table-cell table:formula="of:= [times_10000.A667]" office:value-type="float" office:value="666" calcext:value-type="float">
            <text:p>666</text:p>
          </table:table-cell>
          <table:table-cell table:formula="of:= ([times_10000.C667] - [times_10000.B667]) / 1000000" office:value-type="float" office:value="180.129792" calcext:value-type="float">
            <text:p>180.129792</text:p>
          </table:table-cell>
          <table:table-cell table:formula="of:= ([times_100000.C667] - [times_100000.B667]) / 1000000" office:value-type="float" office:value="184.260096" calcext:value-type="float">
            <text:p>184.260096</text:p>
          </table:table-cell>
          <table:table-cell table:formula="of:= ([times_1000000.C667] - [times_1000000.B667]) / 1000000" office:value-type="float" office:value="184.360192" calcext:value-type="float">
            <text:p>184.360192</text:p>
          </table:table-cell>
        </table:table-row>
        <table:table-row table:style-name="ro1">
          <table:table-cell table:formula="of:= [times_10000.A668]" office:value-type="float" office:value="667" calcext:value-type="float">
            <text:p>667</text:p>
          </table:table-cell>
          <table:table-cell table:formula="of:= ([times_10000.C668] - [times_10000.B668]) / 1000000" office:value-type="float" office:value="180.249856" calcext:value-type="float">
            <text:p>180.249856</text:p>
          </table:table-cell>
          <table:table-cell table:formula="of:= ([times_100000.C668] - [times_100000.B668]) / 1000000" office:value-type="float" office:value="183.949824" calcext:value-type="float">
            <text:p>183.949824</text:p>
          </table:table-cell>
          <table:table-cell table:formula="of:= ([times_1000000.C668] - [times_1000000.B668]) / 1000000" office:value-type="float" office:value="185.129984" calcext:value-type="float">
            <text:p>185.129984</text:p>
          </table:table-cell>
        </table:table-row>
        <table:table-row table:style-name="ro1">
          <table:table-cell table:formula="of:= [times_10000.A669]" office:value-type="float" office:value="668" calcext:value-type="float">
            <text:p>668</text:p>
          </table:table-cell>
          <table:table-cell table:formula="of:= ([times_10000.C669] - [times_10000.B669]) / 1000000" office:value-type="float" office:value="179.929856" calcext:value-type="float">
            <text:p>179.929856</text:p>
          </table:table-cell>
          <table:table-cell table:formula="of:= ([times_100000.C669] - [times_100000.B669]) / 1000000" office:value-type="float" office:value="195.40992" calcext:value-type="float">
            <text:p>195.40992</text:p>
          </table:table-cell>
          <table:table-cell table:formula="of:= ([times_1000000.C669] - [times_1000000.B669]) / 1000000" office:value-type="float" office:value="184.790016" calcext:value-type="float">
            <text:p>184.790016</text:p>
          </table:table-cell>
        </table:table-row>
        <table:table-row table:style-name="ro1">
          <table:table-cell table:formula="of:= [times_10000.A670]" office:value-type="float" office:value="669" calcext:value-type="float">
            <text:p>669</text:p>
          </table:table-cell>
          <table:table-cell table:formula="of:= ([times_10000.C670] - [times_10000.B670]) / 1000000" office:value-type="float" office:value="179.620096" calcext:value-type="float">
            <text:p>179.620096</text:p>
          </table:table-cell>
          <table:table-cell table:formula="of:= ([times_100000.C670] - [times_100000.B670]) / 1000000" office:value-type="float" office:value="195.639808" calcext:value-type="float">
            <text:p>195.639808</text:p>
          </table:table-cell>
          <table:table-cell table:formula="of:= ([times_1000000.C670] - [times_1000000.B670]) / 1000000" office:value-type="float" office:value="184.450048" calcext:value-type="float">
            <text:p>184.450048</text:p>
          </table:table-cell>
        </table:table-row>
        <table:table-row table:style-name="ro1">
          <table:table-cell table:formula="of:= [times_10000.A671]" office:value-type="float" office:value="670" calcext:value-type="float">
            <text:p>670</text:p>
          </table:table-cell>
          <table:table-cell table:formula="of:= ([times_10000.C671] - [times_10000.B671]) / 1000000" office:value-type="float" office:value="179.310336" calcext:value-type="float">
            <text:p>179.310336</text:p>
          </table:table-cell>
          <table:table-cell table:formula="of:= ([times_100000.C671] - [times_100000.B671]) / 1000000" office:value-type="float" office:value="195.689984" calcext:value-type="float">
            <text:p>195.689984</text:p>
          </table:table-cell>
          <table:table-cell table:formula="of:= ([times_1000000.C671] - [times_1000000.B671]) / 1000000" office:value-type="float" office:value="184.130048" calcext:value-type="float">
            <text:p>184.130048</text:p>
          </table:table-cell>
        </table:table-row>
        <table:table-row table:style-name="ro1">
          <table:table-cell table:formula="of:= [times_10000.A672]" office:value-type="float" office:value="671" calcext:value-type="float">
            <text:p>671</text:p>
          </table:table-cell>
          <table:table-cell table:formula="of:= ([times_10000.C672] - [times_10000.B672]) / 1000000" office:value-type="float" office:value="178.970112" calcext:value-type="float">
            <text:p>178.970112</text:p>
          </table:table-cell>
          <table:table-cell table:formula="of:= ([times_100000.C672] - [times_100000.B672]) / 1000000" office:value-type="float" office:value="195.660032" calcext:value-type="float">
            <text:p>195.660032</text:p>
          </table:table-cell>
          <table:table-cell table:formula="of:= ([times_1000000.C672] - [times_1000000.B672]) / 1000000" office:value-type="float" office:value="183.820288" calcext:value-type="float">
            <text:p>183.820288</text:p>
          </table:table-cell>
        </table:table-row>
        <table:table-row table:style-name="ro1">
          <table:table-cell table:formula="of:= [times_10000.A673]" office:value-type="float" office:value="672" calcext:value-type="float">
            <text:p>672</text:p>
          </table:table-cell>
          <table:table-cell table:formula="of:= ([times_10000.C673] - [times_10000.B673]) / 1000000" office:value-type="float" office:value="178.619904" calcext:value-type="float">
            <text:p>178.619904</text:p>
          </table:table-cell>
          <table:table-cell table:formula="of:= ([times_100000.C673] - [times_100000.B673]) / 1000000" office:value-type="float" office:value="195.369984" calcext:value-type="float">
            <text:p>195.369984</text:p>
          </table:table-cell>
          <table:table-cell table:formula="of:= ([times_1000000.C673] - [times_1000000.B673]) / 1000000" office:value-type="float" office:value="183.47008" calcext:value-type="float">
            <text:p>183.47008</text:p>
          </table:table-cell>
        </table:table-row>
        <table:table-row table:style-name="ro1">
          <table:table-cell table:formula="of:= [times_10000.A674]" office:value-type="float" office:value="673" calcext:value-type="float">
            <text:p>673</text:p>
          </table:table-cell>
          <table:table-cell table:formula="of:= ([times_10000.C674] - [times_10000.B674]) / 1000000" office:value-type="float" office:value="178.299904" calcext:value-type="float">
            <text:p>178.299904</text:p>
          </table:table-cell>
          <table:table-cell table:formula="of:= ([times_100000.C674] - [times_100000.B674]) / 1000000" office:value-type="float" office:value="195.079936" calcext:value-type="float">
            <text:p>195.079936</text:p>
          </table:table-cell>
          <table:table-cell table:formula="of:= ([times_1000000.C674] - [times_1000000.B674]) / 1000000" office:value-type="float" office:value="183.160064" calcext:value-type="float">
            <text:p>183.160064</text:p>
          </table:table-cell>
        </table:table-row>
        <table:table-row table:style-name="ro1">
          <table:table-cell table:formula="of:= [times_10000.A675]" office:value-type="float" office:value="674" calcext:value-type="float">
            <text:p>674</text:p>
          </table:table-cell>
          <table:table-cell table:formula="of:= ([times_10000.C675] - [times_10000.B675]) / 1000000" office:value-type="float" office:value="178.070016" calcext:value-type="float">
            <text:p>178.070016</text:p>
          </table:table-cell>
          <table:table-cell table:formula="of:= ([times_100000.C675] - [times_100000.B675]) / 1000000" office:value-type="float" office:value="194.780416" calcext:value-type="float">
            <text:p>194.780416</text:p>
          </table:table-cell>
          <table:table-cell table:formula="of:= ([times_1000000.C675] - [times_1000000.B675]) / 1000000" office:value-type="float" office:value="182.84032" calcext:value-type="float">
            <text:p>182.84032</text:p>
          </table:table-cell>
        </table:table-row>
        <table:table-row table:style-name="ro1">
          <table:table-cell table:formula="of:= [times_10000.A676]" office:value-type="float" office:value="675" calcext:value-type="float">
            <text:p>675</text:p>
          </table:table-cell>
          <table:table-cell table:formula="of:= ([times_10000.C676] - [times_10000.B676]) / 1000000" office:value-type="float" office:value="178.01984" calcext:value-type="float">
            <text:p>178.01984</text:p>
          </table:table-cell>
          <table:table-cell table:formula="of:= ([times_100000.C676] - [times_100000.B676]) / 1000000" office:value-type="float" office:value="194.520064" calcext:value-type="float">
            <text:p>194.520064</text:p>
          </table:table-cell>
          <table:table-cell table:formula="of:= ([times_1000000.C676] - [times_1000000.B676]) / 1000000" office:value-type="float" office:value="182.51008" calcext:value-type="float">
            <text:p>182.51008</text:p>
          </table:table-cell>
        </table:table-row>
        <table:table-row table:style-name="ro1">
          <table:table-cell table:formula="of:= [times_10000.A677]" office:value-type="float" office:value="676" calcext:value-type="float">
            <text:p>676</text:p>
          </table:table-cell>
          <table:table-cell table:formula="of:= ([times_10000.C677] - [times_10000.B677]) / 1000000" office:value-type="float" office:value="177.64992" calcext:value-type="float">
            <text:p>177.64992</text:p>
          </table:table-cell>
          <table:table-cell table:formula="of:= ([times_100000.C677] - [times_100000.B677]) / 1000000" office:value-type="float" office:value="194.19008" calcext:value-type="float">
            <text:p>194.19008</text:p>
          </table:table-cell>
          <table:table-cell table:formula="of:= ([times_1000000.C677] - [times_1000000.B677]) / 1000000" office:value-type="float" office:value="182.210048" calcext:value-type="float">
            <text:p>182.210048</text:p>
          </table:table-cell>
        </table:table-row>
        <table:table-row table:style-name="ro1">
          <table:table-cell table:formula="of:= [times_10000.A678]" office:value-type="float" office:value="677" calcext:value-type="float">
            <text:p>677</text:p>
          </table:table-cell>
          <table:table-cell table:formula="of:= ([times_10000.C678] - [times_10000.B678]) / 1000000" office:value-type="float" office:value="177.369856" calcext:value-type="float">
            <text:p>177.369856</text:p>
          </table:table-cell>
          <table:table-cell table:formula="of:= ([times_100000.C678] - [times_100000.B678]) / 1000000" office:value-type="float" office:value="193.880064" calcext:value-type="float">
            <text:p>193.880064</text:p>
          </table:table-cell>
          <table:table-cell table:formula="of:= ([times_1000000.C678] - [times_1000000.B678]) / 1000000" office:value-type="float" office:value="181.910016" calcext:value-type="float">
            <text:p>181.910016</text:p>
          </table:table-cell>
        </table:table-row>
        <table:table-row table:style-name="ro1">
          <table:table-cell table:formula="of:= [times_10000.A679]" office:value-type="float" office:value="678" calcext:value-type="float">
            <text:p>678</text:p>
          </table:table-cell>
          <table:table-cell table:formula="of:= ([times_10000.C679] - [times_10000.B679]) / 1000000" office:value-type="float" office:value="177.090048" calcext:value-type="float">
            <text:p>177.090048</text:p>
          </table:table-cell>
          <table:table-cell table:formula="of:= ([times_100000.C679] - [times_100000.B679]) / 1000000" office:value-type="float" office:value="193.480192" calcext:value-type="float">
            <text:p>193.480192</text:p>
          </table:table-cell>
          <table:table-cell table:formula="of:= ([times_1000000.C679] - [times_1000000.B679]) / 1000000" office:value-type="float" office:value="181.61024" calcext:value-type="float">
            <text:p>181.61024</text:p>
          </table:table-cell>
        </table:table-row>
        <table:table-row table:style-name="ro1">
          <table:table-cell table:formula="of:= [times_10000.A680]" office:value-type="float" office:value="679" calcext:value-type="float">
            <text:p>679</text:p>
          </table:table-cell>
          <table:table-cell table:formula="of:= ([times_10000.C680] - [times_10000.B680]) / 1000000" office:value-type="float" office:value="176.920064" calcext:value-type="float">
            <text:p>176.920064</text:p>
          </table:table-cell>
          <table:table-cell table:formula="of:= ([times_100000.C680] - [times_100000.B680]) / 1000000" office:value-type="float" office:value="193.05984" calcext:value-type="float">
            <text:p>193.05984</text:p>
          </table:table-cell>
          <table:table-cell table:formula="of:= ([times_1000000.C680] - [times_1000000.B680]) / 1000000" office:value-type="float" office:value="181.139968" calcext:value-type="float">
            <text:p>181.139968</text:p>
          </table:table-cell>
        </table:table-row>
        <table:table-row table:style-name="ro1">
          <table:table-cell table:formula="of:= [times_10000.A681]" office:value-type="float" office:value="680" calcext:value-type="float">
            <text:p>680</text:p>
          </table:table-cell>
          <table:table-cell table:formula="of:= ([times_10000.C681] - [times_10000.B681]) / 1000000" office:value-type="float" office:value="176.799744" calcext:value-type="float">
            <text:p>176.799744</text:p>
          </table:table-cell>
          <table:table-cell table:formula="of:= ([times_100000.C681] - [times_100000.B681]) / 1000000" office:value-type="float" office:value="192.699904" calcext:value-type="float">
            <text:p>192.699904</text:p>
          </table:table-cell>
          <table:table-cell table:formula="of:= ([times_1000000.C681] - [times_1000000.B681]) / 1000000" office:value-type="float" office:value="180.840192" calcext:value-type="float">
            <text:p>180.840192</text:p>
          </table:table-cell>
        </table:table-row>
        <table:table-row table:style-name="ro1">
          <table:table-cell table:formula="of:= [times_10000.A682]" office:value-type="float" office:value="681" calcext:value-type="float">
            <text:p>681</text:p>
          </table:table-cell>
          <table:table-cell table:formula="of:= ([times_10000.C682] - [times_10000.B682]) / 1000000" office:value-type="float" office:value="176.929792" calcext:value-type="float">
            <text:p>176.929792</text:p>
          </table:table-cell>
          <table:table-cell table:formula="of:= ([times_100000.C682] - [times_100000.B682]) / 1000000" office:value-type="float" office:value="192.169984" calcext:value-type="float">
            <text:p>192.169984</text:p>
          </table:table-cell>
          <table:table-cell table:formula="of:= ([times_1000000.C682] - [times_1000000.B682]) / 1000000" office:value-type="float" office:value="180.550144" calcext:value-type="float">
            <text:p>180.550144</text:p>
          </table:table-cell>
        </table:table-row>
        <table:table-row table:style-name="ro1">
          <table:table-cell table:formula="of:= [times_10000.A683]" office:value-type="float" office:value="682" calcext:value-type="float">
            <text:p>682</text:p>
          </table:table-cell>
          <table:table-cell table:formula="of:= ([times_10000.C683] - [times_10000.B683]) / 1000000" office:value-type="float" office:value="176.770048" calcext:value-type="float">
            <text:p>176.770048</text:p>
          </table:table-cell>
          <table:table-cell table:formula="of:= ([times_100000.C683] - [times_100000.B683]) / 1000000" office:value-type="float" office:value="191.750144" calcext:value-type="float">
            <text:p>191.750144</text:p>
          </table:table-cell>
          <table:table-cell table:formula="of:= ([times_1000000.C683] - [times_1000000.B683]) / 1000000" office:value-type="float" office:value="180.189952" calcext:value-type="float">
            <text:p>180.189952</text:p>
          </table:table-cell>
        </table:table-row>
        <table:table-row table:style-name="ro1">
          <table:table-cell table:formula="of:= [times_10000.A684]" office:value-type="float" office:value="683" calcext:value-type="float">
            <text:p>683</text:p>
          </table:table-cell>
          <table:table-cell table:formula="of:= ([times_10000.C684] - [times_10000.B684]) / 1000000" office:value-type="float" office:value="176.660224" calcext:value-type="float">
            <text:p>176.660224</text:p>
          </table:table-cell>
          <table:table-cell table:formula="of:= ([times_100000.C684] - [times_100000.B684]) / 1000000" office:value-type="float" office:value="190.210048" calcext:value-type="float">
            <text:p>190.210048</text:p>
          </table:table-cell>
          <table:table-cell table:formula="of:= ([times_1000000.C684] - [times_1000000.B684]) / 1000000" office:value-type="float" office:value="179.82976" calcext:value-type="float">
            <text:p>179.82976</text:p>
          </table:table-cell>
        </table:table-row>
        <table:table-row table:style-name="ro1">
          <table:table-cell table:formula="of:= [times_10000.A685]" office:value-type="float" office:value="684" calcext:value-type="float">
            <text:p>684</text:p>
          </table:table-cell>
          <table:table-cell table:formula="of:= ([times_10000.C685] - [times_10000.B685]) / 1000000" office:value-type="float" office:value="176.59008" calcext:value-type="float">
            <text:p>176.59008</text:p>
          </table:table-cell>
          <table:table-cell table:formula="of:= ([times_100000.C685] - [times_100000.B685]) / 1000000" office:value-type="float" office:value="190.209792" calcext:value-type="float">
            <text:p>190.209792</text:p>
          </table:table-cell>
          <table:table-cell table:formula="of:= ([times_1000000.C685] - [times_1000000.B685]) / 1000000" office:value-type="float" office:value="179.50976" calcext:value-type="float">
            <text:p>179.50976</text:p>
          </table:table-cell>
        </table:table-row>
        <table:table-row table:style-name="ro1">
          <table:table-cell table:formula="of:= [times_10000.A686]" office:value-type="float" office:value="685" calcext:value-type="float">
            <text:p>685</text:p>
          </table:table-cell>
          <table:table-cell table:formula="of:= ([times_10000.C686] - [times_10000.B686]) / 1000000" office:value-type="float" office:value="176.850176" calcext:value-type="float">
            <text:p>176.850176</text:p>
          </table:table-cell>
          <table:table-cell table:formula="of:= ([times_100000.C686] - [times_100000.B686]) / 1000000" office:value-type="float" office:value="189.92" calcext:value-type="float">
            <text:p>189.92</text:p>
          </table:table-cell>
          <table:table-cell table:formula="of:= ([times_1000000.C686] - [times_1000000.B686]) / 1000000" office:value-type="float" office:value="179.13984" calcext:value-type="float">
            <text:p>179.13984</text:p>
          </table:table-cell>
        </table:table-row>
        <table:table-row table:style-name="ro1">
          <table:table-cell table:formula="of:= [times_10000.A687]" office:value-type="float" office:value="686" calcext:value-type="float">
            <text:p>686</text:p>
          </table:table-cell>
          <table:table-cell table:formula="of:= ([times_10000.C687] - [times_10000.B687]) / 1000000" office:value-type="float" office:value="176.990208" calcext:value-type="float">
            <text:p>176.990208</text:p>
          </table:table-cell>
          <table:table-cell table:formula="of:= ([times_100000.C687] - [times_100000.B687]) / 1000000" office:value-type="float" office:value="189.990144" calcext:value-type="float">
            <text:p>189.990144</text:p>
          </table:table-cell>
          <table:table-cell table:formula="of:= ([times_1000000.C687] - [times_1000000.B687]) / 1000000" office:value-type="float" office:value="178.810112" calcext:value-type="float">
            <text:p>178.810112</text:p>
          </table:table-cell>
        </table:table-row>
        <table:table-row table:style-name="ro1">
          <table:table-cell table:formula="of:= [times_10000.A688]" office:value-type="float" office:value="687" calcext:value-type="float">
            <text:p>687</text:p>
          </table:table-cell>
          <table:table-cell table:formula="of:= ([times_10000.C688] - [times_10000.B688]) / 1000000" office:value-type="float" office:value="176.690176" calcext:value-type="float">
            <text:p>176.690176</text:p>
          </table:table-cell>
          <table:table-cell table:formula="of:= ([times_100000.C688] - [times_100000.B688]) / 1000000" office:value-type="float" office:value="190.099968" calcext:value-type="float">
            <text:p>190.099968</text:p>
          </table:table-cell>
          <table:table-cell table:formula="of:= ([times_1000000.C688] - [times_1000000.B688]) / 1000000" office:value-type="float" office:value="178.479872" calcext:value-type="float">
            <text:p>178.479872</text:p>
          </table:table-cell>
        </table:table-row>
        <table:table-row table:style-name="ro1">
          <table:table-cell table:formula="of:= [times_10000.A689]" office:value-type="float" office:value="688" calcext:value-type="float">
            <text:p>688</text:p>
          </table:table-cell>
          <table:table-cell table:formula="of:= ([times_10000.C689] - [times_10000.B689]) / 1000000" office:value-type="float" office:value="176.380416" calcext:value-type="float">
            <text:p>176.380416</text:p>
          </table:table-cell>
          <table:table-cell table:formula="of:= ([times_100000.C689] - [times_100000.B689]) / 1000000" office:value-type="float" office:value="190.360064" calcext:value-type="float">
            <text:p>190.360064</text:p>
          </table:table-cell>
          <table:table-cell table:formula="of:= ([times_1000000.C689] - [times_1000000.B689]) / 1000000" office:value-type="float" office:value="178.17984" calcext:value-type="float">
            <text:p>178.17984</text:p>
          </table:table-cell>
        </table:table-row>
        <table:table-row table:style-name="ro1">
          <table:table-cell table:formula="of:= [times_10000.A690]" office:value-type="float" office:value="689" calcext:value-type="float">
            <text:p>689</text:p>
          </table:table-cell>
          <table:table-cell table:formula="of:= ([times_10000.C690] - [times_10000.B690]) / 1000000" office:value-type="float" office:value="176.04992" calcext:value-type="float">
            <text:p>176.04992</text:p>
          </table:table-cell>
          <table:table-cell table:formula="of:= ([times_100000.C690] - [times_100000.B690]) / 1000000" office:value-type="float" office:value="190.159872" calcext:value-type="float">
            <text:p>190.159872</text:p>
          </table:table-cell>
          <table:table-cell table:formula="of:= ([times_1000000.C690] - [times_1000000.B690]) / 1000000" office:value-type="float" office:value="177.879808" calcext:value-type="float">
            <text:p>177.879808</text:p>
          </table:table-cell>
        </table:table-row>
        <table:table-row table:style-name="ro1">
          <table:table-cell table:formula="of:= [times_10000.A691]" office:value-type="float" office:value="690" calcext:value-type="float">
            <text:p>690</text:p>
          </table:table-cell>
          <table:table-cell table:formula="of:= ([times_10000.C691] - [times_10000.B691]) / 1000000" office:value-type="float" office:value="175.74016" calcext:value-type="float">
            <text:p>175.74016</text:p>
          </table:table-cell>
          <table:table-cell table:formula="of:= ([times_100000.C691] - [times_100000.B691]) / 1000000" office:value-type="float" office:value="189.850112" calcext:value-type="float">
            <text:p>189.850112</text:p>
          </table:table-cell>
          <table:table-cell table:formula="of:= ([times_1000000.C691] - [times_1000000.B691]) / 1000000" office:value-type="float" office:value="177.469696" calcext:value-type="float">
            <text:p>177.469696</text:p>
          </table:table-cell>
        </table:table-row>
        <table:table-row table:style-name="ro1">
          <table:table-cell table:formula="of:= [times_10000.A692]" office:value-type="float" office:value="691" calcext:value-type="float">
            <text:p>691</text:p>
          </table:table-cell>
          <table:table-cell table:formula="of:= ([times_10000.C692] - [times_10000.B692]) / 1000000" office:value-type="float" office:value="175.379968" calcext:value-type="float">
            <text:p>175.379968</text:p>
          </table:table-cell>
          <table:table-cell table:formula="of:= ([times_100000.C692] - [times_100000.B692]) / 1000000" office:value-type="float" office:value="189.789952" calcext:value-type="float">
            <text:p>189.789952</text:p>
          </table:table-cell>
          <table:table-cell table:formula="of:= ([times_1000000.C692] - [times_1000000.B692]) / 1000000" office:value-type="float" office:value="177.179904" calcext:value-type="float">
            <text:p>177.179904</text:p>
          </table:table-cell>
        </table:table-row>
        <table:table-row table:style-name="ro1">
          <table:table-cell table:formula="of:= [times_10000.A693]" office:value-type="float" office:value="692" calcext:value-type="float">
            <text:p>692</text:p>
          </table:table-cell>
          <table:table-cell table:formula="of:= ([times_10000.C693] - [times_10000.B693]) / 1000000" office:value-type="float" office:value="175.059968" calcext:value-type="float">
            <text:p>175.059968</text:p>
          </table:table-cell>
          <table:table-cell table:formula="of:= ([times_100000.C693] - [times_100000.B693]) / 1000000" office:value-type="float" office:value="189.50016" calcext:value-type="float">
            <text:p>189.50016</text:p>
          </table:table-cell>
          <table:table-cell table:formula="of:= ([times_1000000.C693] - [times_1000000.B693]) / 1000000" office:value-type="float" office:value="176.86016" calcext:value-type="float">
            <text:p>176.86016</text:p>
          </table:table-cell>
        </table:table-row>
        <table:table-row table:style-name="ro1">
          <table:table-cell table:formula="of:= [times_10000.A694]" office:value-type="float" office:value="693" calcext:value-type="float">
            <text:p>693</text:p>
          </table:table-cell>
          <table:table-cell table:formula="of:= ([times_10000.C694] - [times_10000.B694]) / 1000000" office:value-type="float" office:value="175.180288" calcext:value-type="float">
            <text:p>175.180288</text:p>
          </table:table-cell>
          <table:table-cell table:formula="of:= ([times_100000.C694] - [times_100000.B694]) / 1000000" office:value-type="float" office:value="189.210112" calcext:value-type="float">
            <text:p>189.210112</text:p>
          </table:table-cell>
          <table:table-cell table:formula="of:= ([times_1000000.C694] - [times_1000000.B694]) / 1000000" office:value-type="float" office:value="176.570112" calcext:value-type="float">
            <text:p>176.570112</text:p>
          </table:table-cell>
        </table:table-row>
        <table:table-row table:style-name="ro1">
          <table:table-cell table:formula="of:= [times_10000.A695]" office:value-type="float" office:value="694" calcext:value-type="float">
            <text:p>694</text:p>
          </table:table-cell>
          <table:table-cell table:formula="of:= ([times_10000.C695] - [times_10000.B695]) / 1000000" office:value-type="float" office:value="174.840064" calcext:value-type="float">
            <text:p>174.840064</text:p>
          </table:table-cell>
          <table:table-cell table:formula="of:= ([times_100000.C695] - [times_100000.B695]) / 1000000" office:value-type="float" office:value="188.920064" calcext:value-type="float">
            <text:p>188.920064</text:p>
          </table:table-cell>
          <table:table-cell table:formula="of:= ([times_1000000.C695] - [times_1000000.B695]) / 1000000" office:value-type="float" office:value="176.659968" calcext:value-type="float">
            <text:p>176.659968</text:p>
          </table:table-cell>
        </table:table-row>
        <table:table-row table:style-name="ro1">
          <table:table-cell table:formula="of:= [times_10000.A696]" office:value-type="float" office:value="695" calcext:value-type="float">
            <text:p>695</text:p>
          </table:table-cell>
          <table:table-cell table:formula="of:= ([times_10000.C696] - [times_10000.B696]) / 1000000" office:value-type="float" office:value="174.550016" calcext:value-type="float">
            <text:p>174.550016</text:p>
          </table:table-cell>
          <table:table-cell table:formula="of:= ([times_100000.C696] - [times_100000.B696]) / 1000000" office:value-type="float" office:value="188.580096" calcext:value-type="float">
            <text:p>188.580096</text:p>
          </table:table-cell>
          <table:table-cell table:formula="of:= ([times_1000000.C696] - [times_1000000.B696]) / 1000000" office:value-type="float" office:value="176.339968" calcext:value-type="float">
            <text:p>176.339968</text:p>
          </table:table-cell>
        </table:table-row>
        <table:table-row table:style-name="ro1">
          <table:table-cell table:formula="of:= [times_10000.A697]" office:value-type="float" office:value="696" calcext:value-type="float">
            <text:p>696</text:p>
          </table:table-cell>
          <table:table-cell table:formula="of:= ([times_10000.C697] - [times_10000.B697]) / 1000000" office:value-type="float" office:value="174.230272" calcext:value-type="float">
            <text:p>174.230272</text:p>
          </table:table-cell>
          <table:table-cell table:formula="of:= ([times_100000.C697] - [times_100000.B697]) / 1000000" office:value-type="float" office:value="188.559872" calcext:value-type="float">
            <text:p>188.559872</text:p>
          </table:table-cell>
          <table:table-cell table:formula="of:= ([times_1000000.C697] - [times_1000000.B697]) / 1000000" office:value-type="float" office:value="175.93984" calcext:value-type="float">
            <text:p>175.93984</text:p>
          </table:table-cell>
        </table:table-row>
        <table:table-row table:style-name="ro1">
          <table:table-cell table:formula="of:= [times_10000.A698]" office:value-type="float" office:value="697" calcext:value-type="float">
            <text:p>697</text:p>
          </table:table-cell>
          <table:table-cell table:formula="of:= ([times_10000.C698] - [times_10000.B698]) / 1000000" office:value-type="float" office:value="173.939968" calcext:value-type="float">
            <text:p>173.939968</text:p>
          </table:table-cell>
          <table:table-cell table:formula="of:= ([times_100000.C698] - [times_100000.B698]) / 1000000" office:value-type="float" office:value="188.73984" calcext:value-type="float">
            <text:p>188.73984</text:p>
          </table:table-cell>
          <table:table-cell table:formula="of:= ([times_1000000.C698] - [times_1000000.B698]) / 1000000" office:value-type="float" office:value="175.609856" calcext:value-type="float">
            <text:p>175.609856</text:p>
          </table:table-cell>
        </table:table-row>
        <table:table-row table:style-name="ro1">
          <table:table-cell table:formula="of:= [times_10000.A699]" office:value-type="float" office:value="698" calcext:value-type="float">
            <text:p>698</text:p>
          </table:table-cell>
          <table:table-cell table:formula="of:= ([times_10000.C699] - [times_10000.B699]) / 1000000" office:value-type="float" office:value="173.609984" calcext:value-type="float">
            <text:p>173.609984</text:p>
          </table:table-cell>
          <table:table-cell table:formula="of:= ([times_100000.C699] - [times_100000.B699]) / 1000000" office:value-type="float" office:value="188.580096" calcext:value-type="float">
            <text:p>188.580096</text:p>
          </table:table-cell>
          <table:table-cell table:formula="of:= ([times_1000000.C699] - [times_1000000.B699]) / 1000000" office:value-type="float" office:value="175.290112" calcext:value-type="float">
            <text:p>175.290112</text:p>
          </table:table-cell>
        </table:table-row>
        <table:table-row table:style-name="ro1">
          <table:table-cell table:formula="of:= [times_10000.A700]" office:value-type="float" office:value="699" calcext:value-type="float">
            <text:p>699</text:p>
          </table:table-cell>
          <table:table-cell table:formula="of:= ([times_10000.C700] - [times_10000.B700]) / 1000000" office:value-type="float" office:value="173.310208" calcext:value-type="float">
            <text:p>173.310208</text:p>
          </table:table-cell>
          <table:table-cell table:formula="of:= ([times_100000.C700] - [times_100000.B700]) / 1000000" office:value-type="float" office:value="188.169984" calcext:value-type="float">
            <text:p>188.169984</text:p>
          </table:table-cell>
          <table:table-cell table:formula="of:= ([times_1000000.C700] - [times_1000000.B700]) / 1000000" office:value-type="float" office:value="174.970112" calcext:value-type="float">
            <text:p>174.970112</text:p>
          </table:table-cell>
        </table:table-row>
        <table:table-row table:style-name="ro1">
          <table:table-cell table:formula="of:= [times_10000.A701]" office:value-type="float" office:value="700" calcext:value-type="float">
            <text:p>700</text:p>
          </table:table-cell>
          <table:table-cell table:formula="of:= ([times_10000.C701] - [times_10000.B701]) / 1000000" office:value-type="float" office:value="172.989952" calcext:value-type="float">
            <text:p>172.989952</text:p>
          </table:table-cell>
          <table:table-cell table:formula="of:= ([times_100000.C701] - [times_100000.B701]) / 1000000" office:value-type="float" office:value="188.179968" calcext:value-type="float">
            <text:p>188.179968</text:p>
          </table:table-cell>
          <table:table-cell table:formula="of:= ([times_1000000.C701] - [times_1000000.B701]) / 1000000" office:value-type="float" office:value="174.669824" calcext:value-type="float">
            <text:p>174.669824</text:p>
          </table:table-cell>
        </table:table-row>
        <table:table-row table:style-name="ro1">
          <table:table-cell table:formula="of:= [times_10000.A702]" office:value-type="float" office:value="701" calcext:value-type="float">
            <text:p>701</text:p>
          </table:table-cell>
          <table:table-cell table:formula="of:= ([times_10000.C702] - [times_10000.B702]) / 1000000" office:value-type="float" office:value="172.96" calcext:value-type="float">
            <text:p>172.96</text:p>
          </table:table-cell>
          <table:table-cell table:formula="of:= ([times_100000.C702] - [times_100000.B702]) / 1000000" office:value-type="float" office:value="187.869952" calcext:value-type="float">
            <text:p>187.869952</text:p>
          </table:table-cell>
          <table:table-cell table:formula="of:= ([times_1000000.C702] - [times_1000000.B702]) / 1000000" office:value-type="float" office:value="174.33984" calcext:value-type="float">
            <text:p>174.33984</text:p>
          </table:table-cell>
        </table:table-row>
        <table:table-row table:style-name="ro1">
          <table:table-cell table:formula="of:= [times_10000.A703]" office:value-type="float" office:value="702" calcext:value-type="float">
            <text:p>702</text:p>
          </table:table-cell>
          <table:table-cell table:formula="of:= ([times_10000.C703] - [times_10000.B703]) / 1000000" office:value-type="float" office:value="172.640256" calcext:value-type="float">
            <text:p>172.640256</text:p>
          </table:table-cell>
          <table:table-cell table:formula="of:= ([times_100000.C703] - [times_100000.B703]) / 1000000" office:value-type="float" office:value="187.460096" calcext:value-type="float">
            <text:p>187.460096</text:p>
          </table:table-cell>
          <table:table-cell table:formula="of:= ([times_1000000.C703] - [times_1000000.B703]) / 1000000" office:value-type="float" office:value="174.000128" calcext:value-type="float">
            <text:p>174.000128</text:p>
          </table:table-cell>
        </table:table-row>
        <table:table-row table:style-name="ro1">
          <table:table-cell table:formula="of:= [times_10000.A704]" office:value-type="float" office:value="703" calcext:value-type="float">
            <text:p>703</text:p>
          </table:table-cell>
          <table:table-cell table:formula="of:= ([times_10000.C704] - [times_10000.B704]) / 1000000" office:value-type="float" office:value="172.310272" calcext:value-type="float">
            <text:p>172.310272</text:p>
          </table:table-cell>
          <table:table-cell table:formula="of:= ([times_100000.C704] - [times_100000.B704]) / 1000000" office:value-type="float" office:value="187.110144" calcext:value-type="float">
            <text:p>187.110144</text:p>
          </table:table-cell>
          <table:table-cell table:formula="of:= ([times_1000000.C704] - [times_1000000.B704]) / 1000000" office:value-type="float" office:value="173.689856" calcext:value-type="float">
            <text:p>173.689856</text:p>
          </table:table-cell>
        </table:table-row>
        <table:table-row table:style-name="ro1">
          <table:table-cell table:formula="of:= [times_10000.A705]" office:value-type="float" office:value="704" calcext:value-type="float">
            <text:p>704</text:p>
          </table:table-cell>
          <table:table-cell table:formula="of:= ([times_10000.C705] - [times_10000.B705]) / 1000000" office:value-type="float" office:value="171.980032" calcext:value-type="float">
            <text:p>171.980032</text:p>
          </table:table-cell>
          <table:table-cell table:formula="of:= ([times_100000.C705] - [times_100000.B705]) / 1000000" office:value-type="float" office:value="186.689792" calcext:value-type="float">
            <text:p>186.689792</text:p>
          </table:table-cell>
          <table:table-cell table:formula="of:= ([times_1000000.C705] - [times_1000000.B705]) / 1000000" office:value-type="float" office:value="175.56992" calcext:value-type="float">
            <text:p>175.56992</text:p>
          </table:table-cell>
        </table:table-row>
        <table:table-row table:style-name="ro1">
          <table:table-cell table:formula="of:= [times_10000.A706]" office:value-type="float" office:value="705" calcext:value-type="float">
            <text:p>705</text:p>
          </table:table-cell>
          <table:table-cell table:formula="of:= ([times_10000.C706] - [times_10000.B706]) / 1000000" office:value-type="float" office:value="171.930112" calcext:value-type="float">
            <text:p>171.930112</text:p>
          </table:table-cell>
          <table:table-cell table:formula="of:= ([times_100000.C706] - [times_100000.B706]) / 1000000" office:value-type="float" office:value="186.319872" calcext:value-type="float">
            <text:p>186.319872</text:p>
          </table:table-cell>
          <table:table-cell table:formula="of:= ([times_1000000.C706] - [times_1000000.B706]) / 1000000" office:value-type="float" office:value="175.239936" calcext:value-type="float">
            <text:p>175.239936</text:p>
          </table:table-cell>
        </table:table-row>
        <table:table-row table:style-name="ro1">
          <table:table-cell table:formula="of:= [times_10000.A707]" office:value-type="float" office:value="706" calcext:value-type="float">
            <text:p>706</text:p>
          </table:table-cell>
          <table:table-cell table:formula="of:= ([times_10000.C707] - [times_10000.B707]) / 1000000" office:value-type="float" office:value="171.620096" calcext:value-type="float">
            <text:p>171.620096</text:p>
          </table:table-cell>
          <table:table-cell table:formula="of:= ([times_100000.C707] - [times_100000.B707]) / 1000000" office:value-type="float" office:value="186.020096" calcext:value-type="float">
            <text:p>186.020096</text:p>
          </table:table-cell>
          <table:table-cell table:formula="of:= ([times_1000000.C707] - [times_1000000.B707]) / 1000000" office:value-type="float" office:value="174.949888" calcext:value-type="float">
            <text:p>174.949888</text:p>
          </table:table-cell>
        </table:table-row>
        <table:table-row table:style-name="ro1">
          <table:table-cell table:formula="of:= [times_10000.A708]" office:value-type="float" office:value="707" calcext:value-type="float">
            <text:p>707</text:p>
          </table:table-cell>
          <table:table-cell table:formula="of:= ([times_10000.C708] - [times_10000.B708]) / 1000000" office:value-type="float" office:value="171.339776" calcext:value-type="float">
            <text:p>171.339776</text:p>
          </table:table-cell>
          <table:table-cell table:formula="of:= ([times_100000.C708] - [times_100000.B708]) / 1000000" office:value-type="float" office:value="185.979904" calcext:value-type="float">
            <text:p>185.979904</text:p>
          </table:table-cell>
          <table:table-cell table:formula="of:= ([times_1000000.C708] - [times_1000000.B708]) / 1000000" office:value-type="float" office:value="174.610176" calcext:value-type="float">
            <text:p>174.610176</text:p>
          </table:table-cell>
        </table:table-row>
        <table:table-row table:style-name="ro1">
          <table:table-cell table:formula="of:= [times_10000.A709]" office:value-type="float" office:value="708" calcext:value-type="float">
            <text:p>708</text:p>
          </table:table-cell>
          <table:table-cell table:formula="of:= ([times_10000.C709] - [times_10000.B709]) / 1000000" office:value-type="float" office:value="171.31008" calcext:value-type="float">
            <text:p>171.31008</text:p>
          </table:table-cell>
          <table:table-cell table:formula="of:= ([times_100000.C709] - [times_100000.B709]) / 1000000" office:value-type="float" office:value="185.970176" calcext:value-type="float">
            <text:p>185.970176</text:p>
          </table:table-cell>
          <table:table-cell table:formula="of:= ([times_1000000.C709] - [times_1000000.B709]) / 1000000" office:value-type="float" office:value="174.299904" calcext:value-type="float">
            <text:p>174.299904</text:p>
          </table:table-cell>
        </table:table-row>
        <table:table-row table:style-name="ro1">
          <table:table-cell table:formula="of:= [times_10000.A710]" office:value-type="float" office:value="709" calcext:value-type="float">
            <text:p>709</text:p>
          </table:table-cell>
          <table:table-cell table:formula="of:= ([times_10000.C710] - [times_10000.B710]) / 1000000" office:value-type="float" office:value="171.020032" calcext:value-type="float">
            <text:p>171.020032</text:p>
          </table:table-cell>
          <table:table-cell table:formula="of:= ([times_100000.C710] - [times_100000.B710]) / 1000000" office:value-type="float" office:value="185.64992" calcext:value-type="float">
            <text:p>185.64992</text:p>
          </table:table-cell>
          <table:table-cell table:formula="of:= ([times_1000000.C710] - [times_1000000.B710]) / 1000000" office:value-type="float" office:value="173.960192" calcext:value-type="float">
            <text:p>173.960192</text:p>
          </table:table-cell>
        </table:table-row>
        <table:table-row table:style-name="ro1">
          <table:table-cell table:formula="of:= [times_10000.A711]" office:value-type="float" office:value="710" calcext:value-type="float">
            <text:p>710</text:p>
          </table:table-cell>
          <table:table-cell table:formula="of:= ([times_10000.C711] - [times_10000.B711]) / 1000000" office:value-type="float" office:value="170.729984" calcext:value-type="float">
            <text:p>170.729984</text:p>
          </table:table-cell>
          <table:table-cell table:formula="of:= ([times_100000.C711] - [times_100000.B711]) / 1000000" office:value-type="float" office:value="185.250048" calcext:value-type="float">
            <text:p>185.250048</text:p>
          </table:table-cell>
          <table:table-cell table:formula="of:= ([times_1000000.C711] - [times_1000000.B711]) / 1000000" office:value-type="float" office:value="173.64992" calcext:value-type="float">
            <text:p>173.64992</text:p>
          </table:table-cell>
        </table:table-row>
        <table:table-row table:style-name="ro1">
          <table:table-cell table:formula="of:= [times_10000.A712]" office:value-type="float" office:value="711" calcext:value-type="float">
            <text:p>711</text:p>
          </table:table-cell>
          <table:table-cell table:formula="of:= ([times_10000.C712] - [times_10000.B712]) / 1000000" office:value-type="float" office:value="170.43968" calcext:value-type="float">
            <text:p>170.43968</text:p>
          </table:table-cell>
          <table:table-cell table:formula="of:= ([times_100000.C712] - [times_100000.B712]) / 1000000" office:value-type="float" office:value="184.889856" calcext:value-type="float">
            <text:p>184.889856</text:p>
          </table:table-cell>
          <table:table-cell table:formula="of:= ([times_1000000.C712] - [times_1000000.B712]) / 1000000" office:value-type="float" office:value="173.32992" calcext:value-type="float">
            <text:p>173.32992</text:p>
          </table:table-cell>
        </table:table-row>
        <table:table-row table:style-name="ro1">
          <table:table-cell table:formula="of:= [times_10000.A713]" office:value-type="float" office:value="712" calcext:value-type="float">
            <text:p>712</text:p>
          </table:table-cell>
          <table:table-cell table:formula="of:= ([times_10000.C713] - [times_10000.B713]) / 1000000" office:value-type="float" office:value="170.379776" calcext:value-type="float">
            <text:p>170.379776</text:p>
          </table:table-cell>
          <table:table-cell table:formula="of:= ([times_100000.C713] - [times_100000.B713]) / 1000000" office:value-type="float" office:value="184.429824" calcext:value-type="float">
            <text:p>184.429824</text:p>
          </table:table-cell>
          <table:table-cell table:formula="of:= ([times_1000000.C713] - [times_1000000.B713]) / 1000000" office:value-type="float" office:value="173.029888" calcext:value-type="float">
            <text:p>173.029888</text:p>
          </table:table-cell>
        </table:table-row>
        <table:table-row table:style-name="ro1">
          <table:table-cell table:formula="of:= [times_10000.A714]" office:value-type="float" office:value="713" calcext:value-type="float">
            <text:p>713</text:p>
          </table:table-cell>
          <table:table-cell table:formula="of:= ([times_10000.C714] - [times_10000.B714]) / 1000000" office:value-type="float" office:value="170.079744" calcext:value-type="float">
            <text:p>170.079744</text:p>
          </table:table-cell>
          <table:table-cell table:formula="of:= ([times_100000.C714] - [times_100000.B714]) / 1000000" office:value-type="float" office:value="184.06016" calcext:value-type="float">
            <text:p>184.06016</text:p>
          </table:table-cell>
          <table:table-cell table:formula="of:= ([times_1000000.C714] - [times_1000000.B714]) / 1000000" office:value-type="float" office:value="172.760064" calcext:value-type="float">
            <text:p>172.760064</text:p>
          </table:table-cell>
        </table:table-row>
        <table:table-row table:style-name="ro1">
          <table:table-cell table:formula="of:= [times_10000.A715]" office:value-type="float" office:value="714" calcext:value-type="float">
            <text:p>714</text:p>
          </table:table-cell>
          <table:table-cell table:formula="of:= ([times_10000.C715] - [times_10000.B715]) / 1000000" office:value-type="float" office:value="169.790208" calcext:value-type="float">
            <text:p>169.790208</text:p>
          </table:table-cell>
          <table:table-cell table:formula="of:= ([times_100000.C715] - [times_100000.B715]) / 1000000" office:value-type="float" office:value="184.059904" calcext:value-type="float">
            <text:p>184.059904</text:p>
          </table:table-cell>
          <table:table-cell table:formula="of:= ([times_1000000.C715] - [times_1000000.B715]) / 1000000" office:value-type="float" office:value="172.470016" calcext:value-type="float">
            <text:p>172.470016</text:p>
          </table:table-cell>
        </table:table-row>
        <table:table-row table:style-name="ro1">
          <table:table-cell table:formula="of:= [times_10000.A716]" office:value-type="float" office:value="715" calcext:value-type="float">
            <text:p>715</text:p>
          </table:table-cell>
          <table:table-cell table:formula="of:= ([times_10000.C716] - [times_10000.B716]) / 1000000" office:value-type="float" office:value="169.76" calcext:value-type="float">
            <text:p>169.76</text:p>
          </table:table-cell>
          <table:table-cell table:formula="of:= ([times_100000.C716] - [times_100000.B716]) / 1000000" office:value-type="float" office:value="183.69024" calcext:value-type="float">
            <text:p>183.69024</text:p>
          </table:table-cell>
          <table:table-cell table:formula="of:= ([times_1000000.C716] - [times_1000000.B716]) / 1000000" office:value-type="float" office:value="172.11008" calcext:value-type="float">
            <text:p>172.11008</text:p>
          </table:table-cell>
        </table:table-row>
        <table:table-row table:style-name="ro1">
          <table:table-cell table:formula="of:= [times_10000.A717]" office:value-type="float" office:value="716" calcext:value-type="float">
            <text:p>716</text:p>
          </table:table-cell>
          <table:table-cell table:formula="of:= ([times_10000.C717] - [times_10000.B717]) / 1000000" office:value-type="float" office:value="169.479936" calcext:value-type="float">
            <text:p>169.479936</text:p>
          </table:table-cell>
          <table:table-cell table:formula="of:= ([times_100000.C717] - [times_100000.B717]) / 1000000" office:value-type="float" office:value="183.36" calcext:value-type="float">
            <text:p>183.36</text:p>
          </table:table-cell>
          <table:table-cell table:formula="of:= ([times_1000000.C717] - [times_1000000.B717]) / 1000000" office:value-type="float" office:value="171.789824" calcext:value-type="float">
            <text:p>171.789824</text:p>
          </table:table-cell>
        </table:table-row>
        <table:table-row table:style-name="ro1">
          <table:table-cell table:formula="of:= [times_10000.A718]" office:value-type="float" office:value="717" calcext:value-type="float">
            <text:p>717</text:p>
          </table:table-cell>
          <table:table-cell table:formula="of:= ([times_10000.C718] - [times_10000.B718]) / 1000000" office:value-type="float" office:value="169.190144" calcext:value-type="float">
            <text:p>169.190144</text:p>
          </table:table-cell>
          <table:table-cell table:formula="of:= ([times_100000.C718] - [times_100000.B718]) / 1000000" office:value-type="float" office:value="182.949888" calcext:value-type="float">
            <text:p>182.949888</text:p>
          </table:table-cell>
          <table:table-cell table:formula="of:= ([times_1000000.C718] - [times_1000000.B718]) / 1000000" office:value-type="float" office:value="171.469824" calcext:value-type="float">
            <text:p>171.469824</text:p>
          </table:table-cell>
        </table:table-row>
        <table:table-row table:style-name="ro1">
          <table:table-cell table:formula="of:= [times_10000.A719]" office:value-type="float" office:value="718" calcext:value-type="float">
            <text:p>718</text:p>
          </table:table-cell>
          <table:table-cell table:formula="of:= ([times_10000.C719] - [times_10000.B719]) / 1000000" office:value-type="float" office:value="168.900096" calcext:value-type="float">
            <text:p>168.900096</text:p>
          </table:table-cell>
          <table:table-cell table:formula="of:= ([times_100000.C719] - [times_100000.B719]) / 1000000" office:value-type="float" office:value="182.60992" calcext:value-type="float">
            <text:p>182.60992</text:p>
          </table:table-cell>
          <table:table-cell table:formula="of:= ([times_1000000.C719] - [times_1000000.B719]) / 1000000" office:value-type="float" office:value="171.119872" calcext:value-type="float">
            <text:p>171.119872</text:p>
          </table:table-cell>
        </table:table-row>
        <table:table-row table:style-name="ro1">
          <table:table-cell table:formula="of:= [times_10000.A720]" office:value-type="float" office:value="719" calcext:value-type="float">
            <text:p>719</text:p>
          </table:table-cell>
          <table:table-cell table:formula="of:= ([times_10000.C720] - [times_10000.B720]) / 1000000" office:value-type="float" office:value="168.729856" calcext:value-type="float">
            <text:p>168.729856</text:p>
          </table:table-cell>
          <table:table-cell table:formula="of:= ([times_100000.C720] - [times_100000.B720]) / 1000000" office:value-type="float" office:value="182.109952" calcext:value-type="float">
            <text:p>182.109952</text:p>
          </table:table-cell>
          <table:table-cell table:formula="of:= ([times_1000000.C720] - [times_1000000.B720]) / 1000000" office:value-type="float" office:value="170.810112" calcext:value-type="float">
            <text:p>170.810112</text:p>
          </table:table-cell>
        </table:table-row>
        <table:table-row table:style-name="ro1">
          <table:table-cell table:formula="of:= [times_10000.A721]" office:value-type="float" office:value="720" calcext:value-type="float">
            <text:p>720</text:p>
          </table:table-cell>
          <table:table-cell table:formula="of:= ([times_10000.C721] - [times_10000.B721]) / 1000000" office:value-type="float" office:value="168.460032" calcext:value-type="float">
            <text:p>168.460032</text:p>
          </table:table-cell>
          <table:table-cell table:formula="of:= ([times_100000.C721] - [times_100000.B721]) / 1000000" office:value-type="float" office:value="181.740032" calcext:value-type="float">
            <text:p>181.740032</text:p>
          </table:table-cell>
          <table:table-cell table:formula="of:= ([times_1000000.C721] - [times_1000000.B721]) / 1000000" office:value-type="float" office:value="170.51008" calcext:value-type="float">
            <text:p>170.51008</text:p>
          </table:table-cell>
        </table:table-row>
        <table:table-row table:style-name="ro1">
          <table:table-cell table:formula="of:= [times_10000.A722]" office:value-type="float" office:value="721" calcext:value-type="float">
            <text:p>721</text:p>
          </table:table-cell>
          <table:table-cell table:formula="of:= ([times_10000.C722] - [times_10000.B722]) / 1000000" office:value-type="float" office:value="168.379904" calcext:value-type="float">
            <text:p>168.379904</text:p>
          </table:table-cell>
          <table:table-cell table:formula="of:= ([times_100000.C722] - [times_100000.B722]) / 1000000" office:value-type="float" office:value="181.430016" calcext:value-type="float">
            <text:p>181.430016</text:p>
          </table:table-cell>
          <table:table-cell table:formula="of:= ([times_1000000.C722] - [times_1000000.B722]) / 1000000" office:value-type="float" office:value="170.12992" calcext:value-type="float">
            <text:p>170.12992</text:p>
          </table:table-cell>
        </table:table-row>
        <table:table-row table:style-name="ro1">
          <table:table-cell table:formula="of:= [times_10000.A723]" office:value-type="float" office:value="722" calcext:value-type="float">
            <text:p>722</text:p>
          </table:table-cell>
          <table:table-cell table:formula="of:= ([times_10000.C723] - [times_10000.B723]) / 1000000" office:value-type="float" office:value="168.089856" calcext:value-type="float">
            <text:p>168.089856</text:p>
          </table:table-cell>
          <table:table-cell table:formula="of:= ([times_100000.C723] - [times_100000.B723]) / 1000000" office:value-type="float" office:value="181.139968" calcext:value-type="float">
            <text:p>181.139968</text:p>
          </table:table-cell>
          <table:table-cell table:formula="of:= ([times_1000000.C723] - [times_1000000.B723]) / 1000000" office:value-type="float" office:value="169.830144" calcext:value-type="float">
            <text:p>169.830144</text:p>
          </table:table-cell>
        </table:table-row>
        <table:table-row table:style-name="ro1">
          <table:table-cell table:formula="of:= [times_10000.A724]" office:value-type="float" office:value="723" calcext:value-type="float">
            <text:p>723</text:p>
          </table:table-cell>
          <table:table-cell table:formula="of:= ([times_10000.C724] - [times_10000.B724]) / 1000000" office:value-type="float" office:value="167.800064" calcext:value-type="float">
            <text:p>167.800064</text:p>
          </table:table-cell>
          <table:table-cell table:formula="of:= ([times_100000.C724] - [times_100000.B724]) / 1000000" office:value-type="float" office:value="180.839936" calcext:value-type="float">
            <text:p>180.839936</text:p>
          </table:table-cell>
          <table:table-cell table:formula="of:= ([times_1000000.C724] - [times_1000000.B724]) / 1000000" office:value-type="float" office:value="169.519872" calcext:value-type="float">
            <text:p>169.519872</text:p>
          </table:table-cell>
        </table:table-row>
        <table:table-row table:style-name="ro1">
          <table:table-cell table:formula="of:= [times_10000.A725]" office:value-type="float" office:value="724" calcext:value-type="float">
            <text:p>724</text:p>
          </table:table-cell>
          <table:table-cell table:formula="of:= ([times_10000.C725] - [times_10000.B725]) / 1000000" office:value-type="float" office:value="167.699968" calcext:value-type="float">
            <text:p>167.699968</text:p>
          </table:table-cell>
          <table:table-cell table:formula="of:= ([times_100000.C725] - [times_100000.B725]) / 1000000" office:value-type="float" office:value="180.659968" calcext:value-type="float">
            <text:p>180.659968</text:p>
          </table:table-cell>
          <table:table-cell table:formula="of:= ([times_1000000.C725] - [times_1000000.B725]) / 1000000" office:value-type="float" office:value="169.21984" calcext:value-type="float">
            <text:p>169.21984</text:p>
          </table:table-cell>
        </table:table-row>
        <table:table-row table:style-name="ro1">
          <table:table-cell table:formula="of:= [times_10000.A726]" office:value-type="float" office:value="725" calcext:value-type="float">
            <text:p>725</text:p>
          </table:table-cell>
          <table:table-cell table:formula="of:= ([times_10000.C726] - [times_10000.B726]) / 1000000" office:value-type="float" office:value="167.379712" calcext:value-type="float">
            <text:p>167.379712</text:p>
          </table:table-cell>
          <table:table-cell table:formula="of:= ([times_100000.C726] - [times_100000.B726]) / 1000000" office:value-type="float" office:value="180.499968" calcext:value-type="float">
            <text:p>180.499968</text:p>
          </table:table-cell>
          <table:table-cell table:formula="of:= ([times_1000000.C726] - [times_1000000.B726]) / 1000000" office:value-type="float" office:value="168.929792" calcext:value-type="float">
            <text:p>168.929792</text:p>
          </table:table-cell>
        </table:table-row>
        <table:table-row table:style-name="ro1">
          <table:table-cell table:formula="of:= [times_10000.A727]" office:value-type="float" office:value="726" calcext:value-type="float">
            <text:p>726</text:p>
          </table:table-cell>
          <table:table-cell table:formula="of:= ([times_10000.C727] - [times_10000.B727]) / 1000000" office:value-type="float" office:value="167.2" calcext:value-type="float">
            <text:p>167.2</text:p>
          </table:table-cell>
          <table:table-cell table:formula="of:= ([times_100000.C727] - [times_100000.B727]) / 1000000" office:value-type="float" office:value="180.489984" calcext:value-type="float">
            <text:p>180.489984</text:p>
          </table:table-cell>
          <table:table-cell table:formula="of:= ([times_1000000.C727] - [times_1000000.B727]) / 1000000" office:value-type="float" office:value="168.62976" calcext:value-type="float">
            <text:p>168.62976</text:p>
          </table:table-cell>
        </table:table-row>
        <table:table-row table:style-name="ro1">
          <table:table-cell table:formula="of:= [times_10000.A728]" office:value-type="float" office:value="727" calcext:value-type="float">
            <text:p>727</text:p>
          </table:table-cell>
          <table:table-cell table:formula="of:= ([times_10000.C728] - [times_10000.B728]) / 1000000" office:value-type="float" office:value="167.070208" calcext:value-type="float">
            <text:p>167.070208</text:p>
          </table:table-cell>
          <table:table-cell table:formula="of:= ([times_100000.C728] - [times_100000.B728]) / 1000000" office:value-type="float" office:value="180.450048" calcext:value-type="float">
            <text:p>180.450048</text:p>
          </table:table-cell>
          <table:table-cell table:formula="of:= ([times_1000000.C728] - [times_1000000.B728]) / 1000000" office:value-type="float" office:value="168.350208" calcext:value-type="float">
            <text:p>168.350208</text:p>
          </table:table-cell>
        </table:table-row>
        <table:table-row table:style-name="ro1">
          <table:table-cell table:formula="of:= [times_10000.A729]" office:value-type="float" office:value="728" calcext:value-type="float">
            <text:p>728</text:p>
          </table:table-cell>
          <table:table-cell table:formula="of:= ([times_10000.C729] - [times_10000.B729]) / 1000000" office:value-type="float" office:value="166.799872" calcext:value-type="float">
            <text:p>166.799872</text:p>
          </table:table-cell>
          <table:table-cell table:formula="of:= ([times_100000.C729] - [times_100000.B729]) / 1000000" office:value-type="float" office:value="180.16" calcext:value-type="float">
            <text:p>180.16</text:p>
          </table:table-cell>
          <table:table-cell table:formula="of:= ([times_1000000.C729] - [times_1000000.B729]) / 1000000" office:value-type="float" office:value="168.050176" calcext:value-type="float">
            <text:p>168.050176</text:p>
          </table:table-cell>
        </table:table-row>
        <table:table-row table:style-name="ro1">
          <table:table-cell table:formula="of:= [times_10000.A730]" office:value-type="float" office:value="729" calcext:value-type="float">
            <text:p>729</text:p>
          </table:table-cell>
          <table:table-cell table:formula="of:= ([times_10000.C730] - [times_10000.B730]) / 1000000" office:value-type="float" office:value="166.479872" calcext:value-type="float">
            <text:p>166.479872</text:p>
          </table:table-cell>
          <table:table-cell table:formula="of:= ([times_100000.C730] - [times_100000.B730]) / 1000000" office:value-type="float" office:value="179.869952" calcext:value-type="float">
            <text:p>179.869952</text:p>
          </table:table-cell>
          <table:table-cell table:formula="of:= ([times_1000000.C730] - [times_1000000.B730]) / 1000000" office:value-type="float" office:value="167.750144" calcext:value-type="float">
            <text:p>167.750144</text:p>
          </table:table-cell>
        </table:table-row>
        <table:table-row table:style-name="ro1">
          <table:table-cell table:formula="of:= [times_10000.A731]" office:value-type="float" office:value="730" calcext:value-type="float">
            <text:p>730</text:p>
          </table:table-cell>
          <table:table-cell table:formula="of:= ([times_10000.C731] - [times_10000.B731]) / 1000000" office:value-type="float" office:value="166.319872" calcext:value-type="float">
            <text:p>166.319872</text:p>
          </table:table-cell>
          <table:table-cell table:formula="of:= ([times_100000.C731] - [times_100000.B731]) / 1000000" office:value-type="float" office:value="179.460096" calcext:value-type="float">
            <text:p>179.460096</text:p>
          </table:table-cell>
          <table:table-cell table:formula="of:= ([times_1000000.C731] - [times_1000000.B731]) / 1000000" office:value-type="float" office:value="167.450112" calcext:value-type="float">
            <text:p>167.450112</text:p>
          </table:table-cell>
        </table:table-row>
        <table:table-row table:style-name="ro1">
          <table:table-cell table:formula="of:= [times_10000.A732]" office:value-type="float" office:value="731" calcext:value-type="float">
            <text:p>731</text:p>
          </table:table-cell>
          <table:table-cell table:formula="of:= ([times_10000.C732] - [times_10000.B732]) / 1000000" office:value-type="float" office:value="166.249728" calcext:value-type="float">
            <text:p>166.249728</text:p>
          </table:table-cell>
          <table:table-cell table:formula="of:= ([times_100000.C732] - [times_100000.B732]) / 1000000" office:value-type="float" office:value="179.510016" calcext:value-type="float">
            <text:p>179.510016</text:p>
          </table:table-cell>
          <table:table-cell table:formula="of:= ([times_1000000.C732] - [times_1000000.B732]) / 1000000" office:value-type="float" office:value="167.170048" calcext:value-type="float">
            <text:p>167.170048</text:p>
          </table:table-cell>
        </table:table-row>
        <table:table-row table:style-name="ro1">
          <table:table-cell table:formula="of:= [times_10000.A733]" office:value-type="float" office:value="732" calcext:value-type="float">
            <text:p>732</text:p>
          </table:table-cell>
          <table:table-cell table:formula="of:= ([times_10000.C733] - [times_10000.B733]) / 1000000" office:value-type="float" office:value="166.109952" calcext:value-type="float">
            <text:p>166.109952</text:p>
          </table:table-cell>
          <table:table-cell table:formula="of:= ([times_100000.C733] - [times_100000.B733]) / 1000000" office:value-type="float" office:value="179.069952" calcext:value-type="float">
            <text:p>179.069952</text:p>
          </table:table-cell>
          <table:table-cell table:formula="of:= ([times_1000000.C733] - [times_1000000.B733]) / 1000000" office:value-type="float" office:value="166.839808" calcext:value-type="float">
            <text:p>166.839808</text:p>
          </table:table-cell>
        </table:table-row>
        <table:table-row table:style-name="ro1">
          <table:table-cell table:formula="of:= [times_10000.A734]" office:value-type="float" office:value="733" calcext:value-type="float">
            <text:p>733</text:p>
          </table:table-cell>
          <table:table-cell table:formula="of:= ([times_10000.C734] - [times_10000.B734]) / 1000000" office:value-type="float" office:value="166.040064" calcext:value-type="float">
            <text:p>166.040064</text:p>
          </table:table-cell>
          <table:table-cell table:formula="of:= ([times_100000.C734] - [times_100000.B734]) / 1000000" office:value-type="float" office:value="178.719744" calcext:value-type="float">
            <text:p>178.719744</text:p>
          </table:table-cell>
          <table:table-cell table:formula="of:= ([times_1000000.C734] - [times_1000000.B734]) / 1000000" office:value-type="float" office:value="166.540032" calcext:value-type="float">
            <text:p>166.540032</text:p>
          </table:table-cell>
        </table:table-row>
        <table:table-row table:style-name="ro1">
          <table:table-cell table:formula="of:= [times_10000.A735]" office:value-type="float" office:value="734" calcext:value-type="float">
            <text:p>734</text:p>
          </table:table-cell>
          <table:table-cell table:formula="of:= ([times_10000.C735] - [times_10000.B735]) / 1000000" office:value-type="float" office:value="165.759744" calcext:value-type="float">
            <text:p>165.759744</text:p>
          </table:table-cell>
          <table:table-cell table:formula="of:= ([times_100000.C735] - [times_100000.B735]) / 1000000" office:value-type="float" office:value="178.409984" calcext:value-type="float">
            <text:p>178.409984</text:p>
          </table:table-cell>
          <table:table-cell table:formula="of:= ([times_1000000.C735] - [times_1000000.B735]) / 1000000" office:value-type="float" office:value="166.220288" calcext:value-type="float">
            <text:p>166.220288</text:p>
          </table:table-cell>
        </table:table-row>
        <table:table-row table:style-name="ro1">
          <table:table-cell table:formula="of:= [times_10000.A736]" office:value-type="float" office:value="735" calcext:value-type="float">
            <text:p>735</text:p>
          </table:table-cell>
          <table:table-cell table:formula="of:= ([times_10000.C736] - [times_10000.B736]) / 1000000" office:value-type="float" office:value="165.459968" calcext:value-type="float">
            <text:p>165.459968</text:p>
          </table:table-cell>
          <table:table-cell table:formula="of:= ([times_100000.C736] - [times_100000.B736]) / 1000000" office:value-type="float" office:value="178.100224" calcext:value-type="float">
            <text:p>178.100224</text:p>
          </table:table-cell>
          <table:table-cell table:formula="of:= ([times_1000000.C736] - [times_1000000.B736]) / 1000000" office:value-type="float" office:value="165.93024" calcext:value-type="float">
            <text:p>165.93024</text:p>
          </table:table-cell>
        </table:table-row>
        <table:table-row table:style-name="ro1">
          <table:table-cell table:formula="of:= [times_10000.A737]" office:value-type="float" office:value="736" calcext:value-type="float">
            <text:p>736</text:p>
          </table:table-cell>
          <table:table-cell table:formula="of:= ([times_10000.C737] - [times_10000.B737]) / 1000000" office:value-type="float" office:value="165.289984" calcext:value-type="float">
            <text:p>165.289984</text:p>
          </table:table-cell>
          <table:table-cell table:formula="of:= ([times_100000.C737] - [times_100000.B737]) / 1000000" office:value-type="float" office:value="177.789952" calcext:value-type="float">
            <text:p>177.789952</text:p>
          </table:table-cell>
          <table:table-cell table:formula="of:= ([times_1000000.C737] - [times_1000000.B737]) / 1000000" office:value-type="float" office:value="165.639936" calcext:value-type="float">
            <text:p>165.639936</text:p>
          </table:table-cell>
        </table:table-row>
        <table:table-row table:style-name="ro1">
          <table:table-cell table:formula="of:= [times_10000.A738]" office:value-type="float" office:value="737" calcext:value-type="float">
            <text:p>737</text:p>
          </table:table-cell>
          <table:table-cell table:formula="of:= ([times_10000.C738] - [times_10000.B738]) / 1000000" office:value-type="float" office:value="165.300224" calcext:value-type="float">
            <text:p>165.300224</text:p>
          </table:table-cell>
          <table:table-cell table:formula="of:= ([times_100000.C738] - [times_100000.B738]) / 1000000" office:value-type="float" office:value="177.490176" calcext:value-type="float">
            <text:p>177.490176</text:p>
          </table:table-cell>
          <table:table-cell table:formula="of:= ([times_1000000.C738] - [times_1000000.B738]) / 1000000" office:value-type="float" office:value="165.339904" calcext:value-type="float">
            <text:p>165.339904</text:p>
          </table:table-cell>
        </table:table-row>
        <table:table-row table:style-name="ro1">
          <table:table-cell table:formula="of:= [times_10000.A739]" office:value-type="float" office:value="738" calcext:value-type="float">
            <text:p>738</text:p>
          </table:table-cell>
          <table:table-cell table:formula="of:= ([times_10000.C739] - [times_10000.B739]) / 1000000" office:value-type="float" office:value="164.980224" calcext:value-type="float">
            <text:p>164.980224</text:p>
          </table:table-cell>
          <table:table-cell table:formula="of:= ([times_100000.C739] - [times_100000.B739]) / 1000000" office:value-type="float" office:value="176.989952" calcext:value-type="float">
            <text:p>176.989952</text:p>
          </table:table-cell>
          <table:table-cell table:formula="of:= ([times_1000000.C739] - [times_1000000.B739]) / 1000000" office:value-type="float" office:value="165.050112" calcext:value-type="float">
            <text:p>165.050112</text:p>
          </table:table-cell>
        </table:table-row>
        <table:table-row table:style-name="ro1">
          <table:table-cell table:formula="of:= [times_10000.A740]" office:value-type="float" office:value="739" calcext:value-type="float">
            <text:p>739</text:p>
          </table:table-cell>
          <table:table-cell table:formula="of:= ([times_10000.C740] - [times_10000.B740]) / 1000000" office:value-type="float" office:value="164.670208" calcext:value-type="float">
            <text:p>164.670208</text:p>
          </table:table-cell>
          <table:table-cell table:formula="of:= ([times_100000.C740] - [times_100000.B740]) / 1000000" office:value-type="float" office:value="176.599808" calcext:value-type="float">
            <text:p>176.599808</text:p>
          </table:table-cell>
          <table:table-cell table:formula="of:= ([times_1000000.C740] - [times_1000000.B740]) / 1000000" office:value-type="float" office:value="164.719872" calcext:value-type="float">
            <text:p>164.719872</text:p>
          </table:table-cell>
        </table:table-row>
        <table:table-row table:style-name="ro1">
          <table:table-cell table:formula="of:= [times_10000.A741]" office:value-type="float" office:value="740" calcext:value-type="float">
            <text:p>740</text:p>
          </table:table-cell>
          <table:table-cell table:formula="of:= ([times_10000.C741] - [times_10000.B741]) / 1000000" office:value-type="float" office:value="164.359936" calcext:value-type="float">
            <text:p>164.359936</text:p>
          </table:table-cell>
          <table:table-cell table:formula="of:= ([times_100000.C741] - [times_100000.B741]) / 1000000" office:value-type="float" office:value="176.350208" calcext:value-type="float">
            <text:p>176.350208</text:p>
          </table:table-cell>
          <table:table-cell table:formula="of:= ([times_1000000.C741] - [times_1000000.B741]) / 1000000" office:value-type="float" office:value="164.41984" calcext:value-type="float">
            <text:p>164.41984</text:p>
          </table:table-cell>
        </table:table-row>
        <table:table-row table:style-name="ro1">
          <table:table-cell table:formula="of:= [times_10000.A742]" office:value-type="float" office:value="741" calcext:value-type="float">
            <text:p>741</text:p>
          </table:table-cell>
          <table:table-cell table:formula="of:= ([times_10000.C742] - [times_10000.B742]) / 1000000" office:value-type="float" office:value="164.189952" calcext:value-type="float">
            <text:p>164.189952</text:p>
          </table:table-cell>
          <table:table-cell table:formula="of:= ([times_100000.C742] - [times_100000.B742]) / 1000000" office:value-type="float" office:value="176.100096" calcext:value-type="float">
            <text:p>176.100096</text:p>
          </table:table-cell>
          <table:table-cell table:formula="of:= ([times_1000000.C742] - [times_1000000.B742]) / 1000000" office:value-type="float" office:value="164.11008" calcext:value-type="float">
            <text:p>164.11008</text:p>
          </table:table-cell>
        </table:table-row>
        <table:table-row table:style-name="ro1">
          <table:table-cell table:formula="of:= [times_10000.A743]" office:value-type="float" office:value="742" calcext:value-type="float">
            <text:p>742</text:p>
          </table:table-cell>
          <table:table-cell table:formula="of:= ([times_10000.C743] - [times_10000.B743]) / 1000000" office:value-type="float" office:value="164.100096" calcext:value-type="float">
            <text:p>164.100096</text:p>
          </table:table-cell>
          <table:table-cell table:formula="of:= ([times_100000.C743] - [times_100000.B743]) / 1000000" office:value-type="float" office:value="176.090112" calcext:value-type="float">
            <text:p>176.090112</text:p>
          </table:table-cell>
          <table:table-cell table:formula="of:= ([times_1000000.C743] - [times_1000000.B743]) / 1000000" office:value-type="float" office:value="163.810048" calcext:value-type="float">
            <text:p>163.810048</text:p>
          </table:table-cell>
        </table:table-row>
        <table:table-row table:style-name="ro1">
          <table:table-cell table:formula="of:= [times_10000.A744]" office:value-type="float" office:value="743" calcext:value-type="float">
            <text:p>743</text:p>
          </table:table-cell>
          <table:table-cell table:formula="of:= ([times_10000.C744] - [times_10000.B744]) / 1000000" office:value-type="float" office:value="163.800064" calcext:value-type="float">
            <text:p>163.800064</text:p>
          </table:table-cell>
          <table:table-cell table:formula="of:= ([times_100000.C744] - [times_100000.B744]) / 1000000" office:value-type="float" office:value="176.300288" calcext:value-type="float">
            <text:p>176.300288</text:p>
          </table:table-cell>
          <table:table-cell table:formula="of:= ([times_1000000.C744] - [times_1000000.B744]) / 1000000" office:value-type="float" office:value="163.529984" calcext:value-type="float">
            <text:p>163.529984</text:p>
          </table:table-cell>
        </table:table-row>
        <table:table-row table:style-name="ro1">
          <table:table-cell table:formula="of:= [times_10000.A745]" office:value-type="float" office:value="744" calcext:value-type="float">
            <text:p>744</text:p>
          </table:table-cell>
          <table:table-cell table:formula="of:= ([times_10000.C745] - [times_10000.B745]) / 1000000" office:value-type="float" office:value="163.490048" calcext:value-type="float">
            <text:p>163.490048</text:p>
          </table:table-cell>
          <table:table-cell table:formula="of:= ([times_100000.C745] - [times_100000.B745]) / 1000000" office:value-type="float" office:value="176.200192" calcext:value-type="float">
            <text:p>176.200192</text:p>
          </table:table-cell>
          <table:table-cell table:formula="of:= ([times_1000000.C745] - [times_1000000.B745]) / 1000000" office:value-type="float" office:value="163.230208" calcext:value-type="float">
            <text:p>163.230208</text:p>
          </table:table-cell>
        </table:table-row>
        <table:table-row table:style-name="ro1">
          <table:table-cell table:formula="of:= [times_10000.A746]" office:value-type="float" office:value="745" calcext:value-type="float">
            <text:p>745</text:p>
          </table:table-cell>
          <table:table-cell table:formula="of:= ([times_10000.C746] - [times_10000.B746]) / 1000000" office:value-type="float" office:value="163.500032" calcext:value-type="float">
            <text:p>163.500032</text:p>
          </table:table-cell>
          <table:table-cell table:formula="of:= ([times_100000.C746] - [times_100000.B746]) / 1000000" office:value-type="float" office:value="175.899904" calcext:value-type="float">
            <text:p>175.899904</text:p>
          </table:table-cell>
          <table:table-cell table:formula="of:= ([times_1000000.C746] - [times_1000000.B746]) / 1000000" office:value-type="float" office:value="162.930176" calcext:value-type="float">
            <text:p>162.930176</text:p>
          </table:table-cell>
        </table:table-row>
        <table:table-row table:style-name="ro1">
          <table:table-cell table:formula="of:= [times_10000.A747]" office:value-type="float" office:value="746" calcext:value-type="float">
            <text:p>746</text:p>
          </table:table-cell>
          <table:table-cell table:formula="of:= ([times_10000.C747] - [times_10000.B747]) / 1000000" office:value-type="float" office:value="163.600128" calcext:value-type="float">
            <text:p>163.600128</text:p>
          </table:table-cell>
          <table:table-cell table:formula="of:= ([times_100000.C747] - [times_100000.B747]) / 1000000" office:value-type="float" office:value="175.610112" calcext:value-type="float">
            <text:p>175.610112</text:p>
          </table:table-cell>
          <table:table-cell table:formula="of:= ([times_1000000.C747] - [times_1000000.B747]) / 1000000" office:value-type="float" office:value="162.589952" calcext:value-type="float">
            <text:p>162.589952</text:p>
          </table:table-cell>
        </table:table-row>
        <table:table-row table:style-name="ro1">
          <table:table-cell table:formula="of:= [times_10000.A748]" office:value-type="float" office:value="747" calcext:value-type="float">
            <text:p>747</text:p>
          </table:table-cell>
          <table:table-cell table:formula="of:= ([times_10000.C748] - [times_10000.B748]) / 1000000" office:value-type="float" office:value="163.56992" calcext:value-type="float">
            <text:p>163.56992</text:p>
          </table:table-cell>
          <table:table-cell table:formula="of:= ([times_100000.C748] - [times_100000.B748]) / 1000000" office:value-type="float" office:value="175.480064" calcext:value-type="float">
            <text:p>175.480064</text:p>
          </table:table-cell>
          <table:table-cell table:formula="of:= ([times_1000000.C748] - [times_1000000.B748]) / 1000000" office:value-type="float" office:value="162.279936" calcext:value-type="float">
            <text:p>162.279936</text:p>
          </table:table-cell>
        </table:table-row>
        <table:table-row table:style-name="ro1">
          <table:table-cell table:formula="of:= [times_10000.A749]" office:value-type="float" office:value="748" calcext:value-type="float">
            <text:p>748</text:p>
          </table:table-cell>
          <table:table-cell table:formula="of:= ([times_10000.C749] - [times_10000.B749]) / 1000000" office:value-type="float" office:value="163.31008" calcext:value-type="float">
            <text:p>163.31008</text:p>
          </table:table-cell>
          <table:table-cell table:formula="of:= ([times_100000.C749] - [times_100000.B749]) / 1000000" office:value-type="float" office:value="174.770176" calcext:value-type="float">
            <text:p>174.770176</text:p>
          </table:table-cell>
          <table:table-cell table:formula="of:= ([times_1000000.C749] - [times_1000000.B749]) / 1000000" office:value-type="float" office:value="162.010112" calcext:value-type="float">
            <text:p>162.010112</text:p>
          </table:table-cell>
        </table:table-row>
        <table:table-row table:style-name="ro1">
          <table:table-cell table:formula="of:= [times_10000.A750]" office:value-type="float" office:value="749" calcext:value-type="float">
            <text:p>749</text:p>
          </table:table-cell>
          <table:table-cell table:formula="of:= ([times_10000.C750] - [times_10000.B750]) / 1000000" office:value-type="float" office:value="163.020032" calcext:value-type="float">
            <text:p>163.020032</text:p>
          </table:table-cell>
          <table:table-cell table:formula="of:= ([times_100000.C750] - [times_100000.B750]) / 1000000" office:value-type="float" office:value="174.759936" calcext:value-type="float">
            <text:p>174.759936</text:p>
          </table:table-cell>
          <table:table-cell table:formula="of:= ([times_1000000.C750] - [times_1000000.B750]) / 1000000" office:value-type="float" office:value="161.620224" calcext:value-type="float">
            <text:p>161.620224</text:p>
          </table:table-cell>
        </table:table-row>
        <table:table-row table:style-name="ro1">
          <table:table-cell table:formula="of:= [times_10000.A751]" office:value-type="float" office:value="750" calcext:value-type="float">
            <text:p>750</text:p>
          </table:table-cell>
          <table:table-cell table:formula="of:= ([times_10000.C751] - [times_10000.B751]) / 1000000" office:value-type="float" office:value="163.010048" calcext:value-type="float">
            <text:p>163.010048</text:p>
          </table:table-cell>
          <table:table-cell table:formula="of:= ([times_100000.C751] - [times_100000.B751]) / 1000000" office:value-type="float" office:value="174.41024" calcext:value-type="float">
            <text:p>174.41024</text:p>
          </table:table-cell>
          <table:table-cell table:formula="of:= ([times_1000000.C751] - [times_1000000.B751]) / 1000000" office:value-type="float" office:value="161.270016" calcext:value-type="float">
            <text:p>161.270016</text:p>
          </table:table-cell>
        </table:table-row>
        <table:table-row table:style-name="ro1">
          <table:table-cell table:formula="of:= [times_10000.A752]" office:value-type="float" office:value="751" calcext:value-type="float">
            <text:p>751</text:p>
          </table:table-cell>
          <table:table-cell table:formula="of:= ([times_10000.C752] - [times_10000.B752]) / 1000000" office:value-type="float" office:value="162.719744" calcext:value-type="float">
            <text:p>162.719744</text:p>
          </table:table-cell>
          <table:table-cell table:formula="of:= ([times_100000.C752] - [times_100000.B752]) / 1000000" office:value-type="float" office:value="174.089984" calcext:value-type="float">
            <text:p>174.089984</text:p>
          </table:table-cell>
          <table:table-cell table:formula="of:= ([times_1000000.C752] - [times_1000000.B752]) / 1000000" office:value-type="float" office:value="160.950016" calcext:value-type="float">
            <text:p>160.950016</text:p>
          </table:table-cell>
        </table:table-row>
        <table:table-row table:style-name="ro1">
          <table:table-cell table:formula="of:= [times_10000.A753]" office:value-type="float" office:value="752" calcext:value-type="float">
            <text:p>752</text:p>
          </table:table-cell>
          <table:table-cell table:formula="of:= ([times_10000.C753] - [times_10000.B753]) / 1000000" office:value-type="float" office:value="162.419712" calcext:value-type="float">
            <text:p>162.419712</text:p>
          </table:table-cell>
          <table:table-cell table:formula="of:= ([times_100000.C753] - [times_100000.B753]) / 1000000" office:value-type="float" office:value="173.720064" calcext:value-type="float">
            <text:p>173.720064</text:p>
          </table:table-cell>
          <table:table-cell table:formula="of:= ([times_1000000.C753] - [times_1000000.B753]) / 1000000" office:value-type="float" office:value="160.609792" calcext:value-type="float">
            <text:p>160.609792</text:p>
          </table:table-cell>
        </table:table-row>
        <table:table-row table:style-name="ro1">
          <table:table-cell table:formula="of:= [times_10000.A754]" office:value-type="float" office:value="753" calcext:value-type="float">
            <text:p>753</text:p>
          </table:table-cell>
          <table:table-cell table:formula="of:= ([times_10000.C754] - [times_10000.B754]) / 1000000" office:value-type="float" office:value="162.109952" calcext:value-type="float">
            <text:p>162.109952</text:p>
          </table:table-cell>
          <table:table-cell table:formula="of:= ([times_100000.C754] - [times_100000.B754]) / 1000000" office:value-type="float" office:value="173.420032" calcext:value-type="float">
            <text:p>173.420032</text:p>
          </table:table-cell>
          <table:table-cell table:formula="of:= ([times_1000000.C754] - [times_1000000.B754]) / 1000000" office:value-type="float" office:value="160.299776" calcext:value-type="float">
            <text:p>160.299776</text:p>
          </table:table-cell>
        </table:table-row>
        <table:table-row table:style-name="ro1">
          <table:table-cell table:formula="of:= [times_10000.A755]" office:value-type="float" office:value="754" calcext:value-type="float">
            <text:p>754</text:p>
          </table:table-cell>
          <table:table-cell table:formula="of:= ([times_10000.C755] - [times_10000.B755]) / 1000000" office:value-type="float" office:value="161.98016" calcext:value-type="float">
            <text:p>161.98016</text:p>
          </table:table-cell>
          <table:table-cell table:formula="of:= ([times_100000.C755] - [times_100000.B755]) / 1000000" office:value-type="float" office:value="173.07008" calcext:value-type="float">
            <text:p>173.07008</text:p>
          </table:table-cell>
          <table:table-cell table:formula="of:= ([times_1000000.C755] - [times_1000000.B755]) / 1000000" office:value-type="float" office:value="159.990016" calcext:value-type="float">
            <text:p>159.990016</text:p>
          </table:table-cell>
        </table:table-row>
        <table:table-row table:style-name="ro1">
          <table:table-cell table:formula="of:= [times_10000.A756]" office:value-type="float" office:value="755" calcext:value-type="float">
            <text:p>755</text:p>
          </table:table-cell>
          <table:table-cell table:formula="of:= ([times_10000.C756] - [times_10000.B756]) / 1000000" office:value-type="float" office:value="161.719808" calcext:value-type="float">
            <text:p>161.719808</text:p>
          </table:table-cell>
          <table:table-cell table:formula="of:= ([times_100000.C756] - [times_100000.B756]) / 1000000" office:value-type="float" office:value="172.609792" calcext:value-type="float">
            <text:p>172.609792</text:p>
          </table:table-cell>
          <table:table-cell table:formula="of:= ([times_1000000.C756] - [times_1000000.B756]) / 1000000" office:value-type="float" office:value="159.69024" calcext:value-type="float">
            <text:p>159.69024</text:p>
          </table:table-cell>
        </table:table-row>
        <table:table-row table:style-name="ro1">
          <table:table-cell table:formula="of:= [times_10000.A757]" office:value-type="float" office:value="756" calcext:value-type="float">
            <text:p>756</text:p>
          </table:table-cell>
          <table:table-cell table:formula="of:= ([times_10000.C757] - [times_10000.B757]) / 1000000" office:value-type="float" office:value="161.69984" calcext:value-type="float">
            <text:p>161.69984</text:p>
          </table:table-cell>
          <table:table-cell table:formula="of:= ([times_100000.C757] - [times_100000.B757]) / 1000000" office:value-type="float" office:value="172.389888" calcext:value-type="float">
            <text:p>172.389888</text:p>
          </table:table-cell>
          <table:table-cell table:formula="of:= ([times_1000000.C757] - [times_1000000.B757]) / 1000000" office:value-type="float" office:value="159.400192" calcext:value-type="float">
            <text:p>159.400192</text:p>
          </table:table-cell>
        </table:table-row>
        <table:table-row table:style-name="ro1">
          <table:table-cell table:formula="of:= [times_10000.A758]" office:value-type="float" office:value="757" calcext:value-type="float">
            <text:p>757</text:p>
          </table:table-cell>
          <table:table-cell table:formula="of:= ([times_10000.C758] - [times_10000.B758]) / 1000000" office:value-type="float" office:value="161.409792" calcext:value-type="float">
            <text:p>161.409792</text:p>
          </table:table-cell>
          <table:table-cell table:formula="of:= ([times_100000.C758] - [times_100000.B758]) / 1000000" office:value-type="float" office:value="172.299776" calcext:value-type="float">
            <text:p>172.299776</text:p>
          </table:table-cell>
          <table:table-cell table:formula="of:= ([times_1000000.C758] - [times_1000000.B758]) / 1000000" office:value-type="float" office:value="159.110144" calcext:value-type="float">
            <text:p>159.110144</text:p>
          </table:table-cell>
        </table:table-row>
        <table:table-row table:style-name="ro1">
          <table:table-cell table:formula="of:= [times_10000.A759]" office:value-type="float" office:value="758" calcext:value-type="float">
            <text:p>758</text:p>
          </table:table-cell>
          <table:table-cell table:formula="of:= ([times_10000.C759] - [times_10000.B759]) / 1000000" office:value-type="float" office:value="161.110016" calcext:value-type="float">
            <text:p>161.110016</text:p>
          </table:table-cell>
          <table:table-cell table:formula="of:= ([times_100000.C759] - [times_100000.B759]) / 1000000" office:value-type="float" office:value="172.020224" calcext:value-type="float">
            <text:p>172.020224</text:p>
          </table:table-cell>
          <table:table-cell table:formula="of:= ([times_1000000.C759] - [times_1000000.B759]) / 1000000" office:value-type="float" office:value="158.78016" calcext:value-type="float">
            <text:p>158.78016</text:p>
          </table:table-cell>
        </table:table-row>
        <table:table-row table:style-name="ro1">
          <table:table-cell table:formula="of:= [times_10000.A760]" office:value-type="float" office:value="759" calcext:value-type="float">
            <text:p>759</text:p>
          </table:table-cell>
          <table:table-cell table:formula="of:= ([times_10000.C760] - [times_10000.B760]) / 1000000" office:value-type="float" office:value="160.780288" calcext:value-type="float">
            <text:p>160.780288</text:p>
          </table:table-cell>
          <table:table-cell table:formula="of:= ([times_100000.C760] - [times_100000.B760]) / 1000000" office:value-type="float" office:value="171.709952" calcext:value-type="float">
            <text:p>171.709952</text:p>
          </table:table-cell>
          <table:table-cell table:formula="of:= ([times_1000000.C760] - [times_1000000.B760]) / 1000000" office:value-type="float" office:value="158.470144" calcext:value-type="float">
            <text:p>158.470144</text:p>
          </table:table-cell>
        </table:table-row>
        <table:table-row table:style-name="ro1">
          <table:table-cell table:formula="of:= [times_10000.A761]" office:value-type="float" office:value="760" calcext:value-type="float">
            <text:p>760</text:p>
          </table:table-cell>
          <table:table-cell table:formula="of:= ([times_10000.C761] - [times_10000.B761]) / 1000000" office:value-type="float" office:value="160.600064" calcext:value-type="float">
            <text:p>160.600064</text:p>
          </table:table-cell>
          <table:table-cell table:formula="of:= ([times_100000.C761] - [times_100000.B761]) / 1000000" office:value-type="float" office:value="171.419904" calcext:value-type="float">
            <text:p>171.419904</text:p>
          </table:table-cell>
          <table:table-cell table:formula="of:= ([times_1000000.C761] - [times_1000000.B761]) / 1000000" office:value-type="float" office:value="158.159872" calcext:value-type="float">
            <text:p>158.159872</text:p>
          </table:table-cell>
        </table:table-row>
        <table:table-row table:style-name="ro1">
          <table:table-cell table:formula="of:= [times_10000.A762]" office:value-type="float" office:value="761" calcext:value-type="float">
            <text:p>761</text:p>
          </table:table-cell>
          <table:table-cell table:formula="of:= ([times_10000.C762] - [times_10000.B762]) / 1000000" office:value-type="float" office:value="160.54016" calcext:value-type="float">
            <text:p>160.54016</text:p>
          </table:table-cell>
          <table:table-cell table:formula="of:= ([times_100000.C762] - [times_100000.B762]) / 1000000" office:value-type="float" office:value="171.389952" calcext:value-type="float">
            <text:p>171.389952</text:p>
          </table:table-cell>
          <table:table-cell table:formula="of:= ([times_1000000.C762] - [times_1000000.B762]) / 1000000" office:value-type="float" office:value="157.860096" calcext:value-type="float">
            <text:p>157.860096</text:p>
          </table:table-cell>
        </table:table-row>
        <table:table-row table:style-name="ro1">
          <table:table-cell table:formula="of:= [times_10000.A763]" office:value-type="float" office:value="762" calcext:value-type="float">
            <text:p>762</text:p>
          </table:table-cell>
          <table:table-cell table:formula="of:= ([times_10000.C763] - [times_10000.B763]) / 1000000" office:value-type="float" office:value="160.210176" calcext:value-type="float">
            <text:p>160.210176</text:p>
          </table:table-cell>
          <table:table-cell table:formula="of:= ([times_100000.C763] - [times_100000.B763]) / 1000000" office:value-type="float" office:value="171.320064" calcext:value-type="float">
            <text:p>171.320064</text:p>
          </table:table-cell>
          <table:table-cell table:formula="of:= ([times_1000000.C763] - [times_1000000.B763]) / 1000000" office:value-type="float" office:value="157.769984" calcext:value-type="float">
            <text:p>157.769984</text:p>
          </table:table-cell>
        </table:table-row>
        <table:table-row table:style-name="ro1">
          <table:table-cell table:formula="of:= [times_10000.A764]" office:value-type="float" office:value="763" calcext:value-type="float">
            <text:p>763</text:p>
          </table:table-cell>
          <table:table-cell table:formula="of:= ([times_10000.C764] - [times_10000.B764]) / 1000000" office:value-type="float" office:value="159.880192" calcext:value-type="float">
            <text:p>159.880192</text:p>
          </table:table-cell>
          <table:table-cell table:formula="of:= ([times_100000.C764] - [times_100000.B764]) / 1000000" office:value-type="float" office:value="171.2" calcext:value-type="float">
            <text:p>171.2</text:p>
          </table:table-cell>
          <table:table-cell table:formula="of:= ([times_1000000.C764] - [times_1000000.B764]) / 1000000" office:value-type="float" office:value="157.479936" calcext:value-type="float">
            <text:p>157.479936</text:p>
          </table:table-cell>
        </table:table-row>
        <table:table-row table:style-name="ro1">
          <table:table-cell table:formula="of:= [times_10000.A765]" office:value-type="float" office:value="764" calcext:value-type="float">
            <text:p>764</text:p>
          </table:table-cell>
          <table:table-cell table:formula="of:= ([times_10000.C765] - [times_10000.B765]) / 1000000" office:value-type="float" office:value="159.84" calcext:value-type="float">
            <text:p>159.84</text:p>
          </table:table-cell>
          <table:table-cell table:formula="of:= ([times_100000.C765] - [times_100000.B765]) / 1000000" office:value-type="float" office:value="171.340032" calcext:value-type="float">
            <text:p>171.340032</text:p>
          </table:table-cell>
          <table:table-cell table:formula="of:= ([times_1000000.C765] - [times_1000000.B765]) / 1000000" office:value-type="float" office:value="159.129856" calcext:value-type="float">
            <text:p>159.129856</text:p>
          </table:table-cell>
        </table:table-row>
        <table:table-row table:style-name="ro1">
          <table:table-cell table:formula="of:= [times_10000.A766]" office:value-type="float" office:value="765" calcext:value-type="float">
            <text:p>765</text:p>
          </table:table-cell>
          <table:table-cell table:formula="of:= ([times_10000.C766] - [times_10000.B766]) / 1000000" office:value-type="float" office:value="159.810048" calcext:value-type="float">
            <text:p>159.810048</text:p>
          </table:table-cell>
          <table:table-cell table:formula="of:= ([times_100000.C766] - [times_100000.B766]) / 1000000" office:value-type="float" office:value="171.420416" calcext:value-type="float">
            <text:p>171.420416</text:p>
          </table:table-cell>
          <table:table-cell table:formula="of:= ([times_1000000.C766] - [times_1000000.B766]) / 1000000" office:value-type="float" office:value="158.829824" calcext:value-type="float">
            <text:p>158.829824</text:p>
          </table:table-cell>
        </table:table-row>
        <table:table-row table:style-name="ro1">
          <table:table-cell table:formula="of:= [times_10000.A767]" office:value-type="float" office:value="766" calcext:value-type="float">
            <text:p>766</text:p>
          </table:table-cell>
          <table:table-cell table:formula="of:= ([times_10000.C767] - [times_10000.B767]) / 1000000" office:value-type="float" office:value="159.949824" calcext:value-type="float">
            <text:p>159.949824</text:p>
          </table:table-cell>
          <table:table-cell table:formula="of:= ([times_100000.C767] - [times_100000.B767]) / 1000000" office:value-type="float" office:value="171.130112" calcext:value-type="float">
            <text:p>171.130112</text:p>
          </table:table-cell>
          <table:table-cell table:formula="of:= ([times_1000000.C767] - [times_1000000.B767]) / 1000000" office:value-type="float" office:value="158.540032" calcext:value-type="float">
            <text:p>158.540032</text:p>
          </table:table-cell>
        </table:table-row>
        <table:table-row table:style-name="ro1">
          <table:table-cell table:formula="of:= [times_10000.A768]" office:value-type="float" office:value="767" calcext:value-type="float">
            <text:p>767</text:p>
          </table:table-cell>
          <table:table-cell table:formula="of:= ([times_10000.C768] - [times_10000.B768]) / 1000000" office:value-type="float" office:value="159.849984" calcext:value-type="float">
            <text:p>159.849984</text:p>
          </table:table-cell>
          <table:table-cell table:formula="of:= ([times_100000.C768] - [times_100000.B768]) / 1000000" office:value-type="float" office:value="170.83008" calcext:value-type="float">
            <text:p>170.83008</text:p>
          </table:table-cell>
          <table:table-cell table:formula="of:= ([times_1000000.C768] - [times_1000000.B768]) / 1000000" office:value-type="float" office:value="158.249984" calcext:value-type="float">
            <text:p>158.249984</text:p>
          </table:table-cell>
        </table:table-row>
        <table:table-row table:style-name="ro1">
          <table:table-cell table:formula="of:= [times_10000.A769]" office:value-type="float" office:value="768" calcext:value-type="float">
            <text:p>768</text:p>
          </table:table-cell>
          <table:table-cell table:formula="of:= ([times_10000.C769] - [times_10000.B769]) / 1000000" office:value-type="float" office:value="159.710208" calcext:value-type="float">
            <text:p>159.710208</text:p>
          </table:table-cell>
          <table:table-cell table:formula="of:= ([times_100000.C769] - [times_100000.B769]) / 1000000" office:value-type="float" office:value="170.530048" calcext:value-type="float">
            <text:p>170.530048</text:p>
          </table:table-cell>
          <table:table-cell table:formula="of:= ([times_1000000.C769] - [times_1000000.B769]) / 1000000" office:value-type="float" office:value="157.96992" calcext:value-type="float">
            <text:p>157.96992</text:p>
          </table:table-cell>
        </table:table-row>
        <table:table-row table:style-name="ro1">
          <table:table-cell table:formula="of:= [times_10000.A770]" office:value-type="float" office:value="769" calcext:value-type="float">
            <text:p>769</text:p>
          </table:table-cell>
          <table:table-cell table:formula="of:= ([times_10000.C770] - [times_10000.B770]) / 1000000" office:value-type="float" office:value="159.920128" calcext:value-type="float">
            <text:p>159.920128</text:p>
          </table:table-cell>
          <table:table-cell table:formula="of:= ([times_100000.C770] - [times_100000.B770]) / 1000000" office:value-type="float" office:value="170.599936" calcext:value-type="float">
            <text:p>170.599936</text:p>
          </table:table-cell>
          <table:table-cell table:formula="of:= ([times_1000000.C770] - [times_1000000.B770]) / 1000000" office:value-type="float" office:value="157.64992" calcext:value-type="float">
            <text:p>157.64992</text:p>
          </table:table-cell>
        </table:table-row>
        <table:table-row table:style-name="ro1">
          <table:table-cell table:formula="of:= [times_10000.A771]" office:value-type="float" office:value="770" calcext:value-type="float">
            <text:p>770</text:p>
          </table:table-cell>
          <table:table-cell table:formula="of:= ([times_10000.C771] - [times_10000.B771]) / 1000000" office:value-type="float" office:value="159.589888" calcext:value-type="float">
            <text:p>159.589888</text:p>
          </table:table-cell>
          <table:table-cell table:formula="of:= ([times_100000.C771] - [times_100000.B771]) / 1000000" office:value-type="float" office:value="170.299904" calcext:value-type="float">
            <text:p>170.299904</text:p>
          </table:table-cell>
          <table:table-cell table:formula="of:= ([times_1000000.C771] - [times_1000000.B771]) / 1000000" office:value-type="float" office:value="157.360128" calcext:value-type="float">
            <text:p>157.360128</text:p>
          </table:table-cell>
        </table:table-row>
        <table:table-row table:style-name="ro1">
          <table:table-cell table:formula="of:= [times_10000.A772]" office:value-type="float" office:value="771" calcext:value-type="float">
            <text:p>771</text:p>
          </table:table-cell>
          <table:table-cell table:formula="of:= ([times_10000.C772] - [times_10000.B772]) / 1000000" office:value-type="float" office:value="159.289856" calcext:value-type="float">
            <text:p>159.289856</text:p>
          </table:table-cell>
          <table:table-cell table:formula="of:= ([times_100000.C772] - [times_100000.B772]) / 1000000" office:value-type="float" office:value="170.020096" calcext:value-type="float">
            <text:p>170.020096</text:p>
          </table:table-cell>
          <table:table-cell table:formula="of:= ([times_1000000.C772] - [times_1000000.B772]) / 1000000" office:value-type="float" office:value="157.070336" calcext:value-type="float">
            <text:p>157.070336</text:p>
          </table:table-cell>
        </table:table-row>
        <table:table-row table:style-name="ro1">
          <table:table-cell table:formula="of:= [times_10000.A773]" office:value-type="float" office:value="772" calcext:value-type="float">
            <text:p>772</text:p>
          </table:table-cell>
          <table:table-cell table:formula="of:= ([times_10000.C773] - [times_10000.B773]) / 1000000" office:value-type="float" office:value="158.980096" calcext:value-type="float">
            <text:p>158.980096</text:p>
          </table:table-cell>
          <table:table-cell table:formula="of:= ([times_100000.C773] - [times_100000.B773]) / 1000000" office:value-type="float" office:value="169.720064" calcext:value-type="float">
            <text:p>169.720064</text:p>
          </table:table-cell>
          <table:table-cell table:formula="of:= ([times_1000000.C773] - [times_1000000.B773]) / 1000000" office:value-type="float" office:value="156.770304" calcext:value-type="float">
            <text:p>156.770304</text:p>
          </table:table-cell>
        </table:table-row>
        <table:table-row table:style-name="ro1">
          <table:table-cell table:formula="of:= [times_10000.A774]" office:value-type="float" office:value="773" calcext:value-type="float">
            <text:p>773</text:p>
          </table:table-cell>
          <table:table-cell table:formula="of:= ([times_10000.C774] - [times_10000.B774]) / 1000000" office:value-type="float" office:value="158.690304" calcext:value-type="float">
            <text:p>158.690304</text:p>
          </table:table-cell>
          <table:table-cell table:formula="of:= ([times_100000.C774] - [times_100000.B774]) / 1000000" office:value-type="float" office:value="169.300224" calcext:value-type="float">
            <text:p>169.300224</text:p>
          </table:table-cell>
          <table:table-cell table:formula="of:= ([times_1000000.C774] - [times_1000000.B774]) / 1000000" office:value-type="float" office:value="156.48" calcext:value-type="float">
            <text:p>156.48</text:p>
          </table:table-cell>
        </table:table-row>
        <table:table-row table:style-name="ro1">
          <table:table-cell table:formula="of:= [times_10000.A775]" office:value-type="float" office:value="774" calcext:value-type="float">
            <text:p>774</text:p>
          </table:table-cell>
          <table:table-cell table:formula="of:= ([times_10000.C775] - [times_10000.B775]) / 1000000" office:value-type="float" office:value="158.360064" calcext:value-type="float">
            <text:p>158.360064</text:p>
          </table:table-cell>
          <table:table-cell table:formula="of:= ([times_100000.C775] - [times_100000.B775]) / 1000000" office:value-type="float" office:value="168.940288" calcext:value-type="float">
            <text:p>168.940288</text:p>
          </table:table-cell>
          <table:table-cell table:formula="of:= ([times_1000000.C775] - [times_1000000.B775]) / 1000000" office:value-type="float" office:value="156.179968" calcext:value-type="float">
            <text:p>156.179968</text:p>
          </table:table-cell>
        </table:table-row>
        <table:table-row table:style-name="ro1">
          <table:table-cell table:formula="of:= [times_10000.A776]" office:value-type="float" office:value="775" calcext:value-type="float">
            <text:p>775</text:p>
          </table:table-cell>
          <table:table-cell table:formula="of:= ([times_10000.C776] - [times_10000.B776]) / 1000000" office:value-type="float" office:value="158.040064" calcext:value-type="float">
            <text:p>158.040064</text:p>
          </table:table-cell>
          <table:table-cell table:formula="of:= ([times_100000.C776] - [times_100000.B776]) / 1000000" office:value-type="float" office:value="168.630016" calcext:value-type="float">
            <text:p>168.630016</text:p>
          </table:table-cell>
          <table:table-cell table:formula="of:= ([times_1000000.C776] - [times_1000000.B776]) / 1000000" office:value-type="float" office:value="155.859712" calcext:value-type="float">
            <text:p>155.859712</text:p>
          </table:table-cell>
        </table:table-row>
        <table:table-row table:style-name="ro1">
          <table:table-cell table:formula="of:= [times_10000.A777]" office:value-type="float" office:value="776" calcext:value-type="float">
            <text:p>776</text:p>
          </table:table-cell>
          <table:table-cell table:formula="of:= ([times_10000.C777] - [times_10000.B777]) / 1000000" office:value-type="float" office:value="157.739776" calcext:value-type="float">
            <text:p>157.739776</text:p>
          </table:table-cell>
          <table:table-cell table:formula="of:= ([times_100000.C777] - [times_100000.B777]) / 1000000" office:value-type="float" office:value="168.189952" calcext:value-type="float">
            <text:p>168.189952</text:p>
          </table:table-cell>
          <table:table-cell table:formula="of:= ([times_1000000.C777] - [times_1000000.B777]) / 1000000" office:value-type="float" office:value="155.510016" calcext:value-type="float">
            <text:p>155.510016</text:p>
          </table:table-cell>
        </table:table-row>
        <table:table-row table:style-name="ro1">
          <table:table-cell table:formula="of:= [times_10000.A778]" office:value-type="float" office:value="777" calcext:value-type="float">
            <text:p>777</text:p>
          </table:table-cell>
          <table:table-cell table:formula="of:= ([times_10000.C778] - [times_10000.B778]) / 1000000" office:value-type="float" office:value="157.439744" calcext:value-type="float">
            <text:p>157.439744</text:p>
          </table:table-cell>
          <table:table-cell table:formula="of:= ([times_100000.C778] - [times_100000.B778]) / 1000000" office:value-type="float" office:value="167.82976" calcext:value-type="float">
            <text:p>167.82976</text:p>
          </table:table-cell>
          <table:table-cell table:formula="of:= ([times_1000000.C778] - [times_1000000.B778]) / 1000000" office:value-type="float" office:value="155.190016" calcext:value-type="float">
            <text:p>155.190016</text:p>
          </table:table-cell>
        </table:table-row>
        <table:table-row table:style-name="ro1">
          <table:table-cell table:formula="of:= [times_10000.A779]" office:value-type="float" office:value="778" calcext:value-type="float">
            <text:p>778</text:p>
          </table:table-cell>
          <table:table-cell table:formula="of:= ([times_10000.C779] - [times_10000.B779]) / 1000000" office:value-type="float" office:value="157.23008" calcext:value-type="float">
            <text:p>157.23008</text:p>
          </table:table-cell>
          <table:table-cell table:formula="of:= ([times_100000.C779] - [times_100000.B779]) / 1000000" office:value-type="float" office:value="167.640064" calcext:value-type="float">
            <text:p>167.640064</text:p>
          </table:table-cell>
          <table:table-cell table:formula="of:= ([times_1000000.C779] - [times_1000000.B779]) / 1000000" office:value-type="float" office:value="154.889984" calcext:value-type="float">
            <text:p>154.889984</text:p>
          </table:table-cell>
        </table:table-row>
        <table:table-row table:style-name="ro1">
          <table:table-cell table:formula="of:= [times_10000.A780]" office:value-type="float" office:value="779" calcext:value-type="float">
            <text:p>779</text:p>
          </table:table-cell>
          <table:table-cell table:formula="of:= ([times_10000.C780] - [times_10000.B780]) / 1000000" office:value-type="float" office:value="157.240064" calcext:value-type="float">
            <text:p>157.240064</text:p>
          </table:table-cell>
          <table:table-cell table:formula="of:= ([times_100000.C780] - [times_100000.B780]) / 1000000" office:value-type="float" office:value="167.490048" calcext:value-type="float">
            <text:p>167.490048</text:p>
          </table:table-cell>
          <table:table-cell table:formula="of:= ([times_1000000.C780] - [times_1000000.B780]) / 1000000" office:value-type="float" office:value="154.569984" calcext:value-type="float">
            <text:p>154.569984</text:p>
          </table:table-cell>
        </table:table-row>
        <table:table-row table:style-name="ro1">
          <table:table-cell table:formula="of:= [times_10000.A781]" office:value-type="float" office:value="780" calcext:value-type="float">
            <text:p>780</text:p>
          </table:table-cell>
          <table:table-cell table:formula="of:= ([times_10000.C781] - [times_10000.B781]) / 1000000" office:value-type="float" office:value="156.920064" calcext:value-type="float">
            <text:p>156.920064</text:p>
          </table:table-cell>
          <table:table-cell table:formula="of:= ([times_100000.C781] - [times_100000.B781]) / 1000000" office:value-type="float" office:value="167.200256" calcext:value-type="float">
            <text:p>167.200256</text:p>
          </table:table-cell>
          <table:table-cell table:formula="of:= ([times_1000000.C781] - [times_1000000.B781]) / 1000000" office:value-type="float" office:value="154.269952" calcext:value-type="float">
            <text:p>154.269952</text:p>
          </table:table-cell>
        </table:table-row>
        <table:table-row table:style-name="ro1">
          <table:table-cell table:formula="of:= [times_10000.A782]" office:value-type="float" office:value="781" calcext:value-type="float">
            <text:p>781</text:p>
          </table:table-cell>
          <table:table-cell table:formula="of:= ([times_10000.C782] - [times_10000.B782]) / 1000000" office:value-type="float" office:value="156.630016" calcext:value-type="float">
            <text:p>156.630016</text:p>
          </table:table-cell>
          <table:table-cell table:formula="of:= ([times_100000.C782] - [times_100000.B782]) / 1000000" office:value-type="float" office:value="166.899968" calcext:value-type="float">
            <text:p>166.899968</text:p>
          </table:table-cell>
          <table:table-cell table:formula="of:= ([times_1000000.C782] - [times_1000000.B782]) / 1000000" office:value-type="float" office:value="153.949696" calcext:value-type="float">
            <text:p>153.949696</text:p>
          </table:table-cell>
        </table:table-row>
        <table:table-row table:style-name="ro1">
          <table:table-cell table:formula="of:= [times_10000.A783]" office:value-type="float" office:value="782" calcext:value-type="float">
            <text:p>782</text:p>
          </table:table-cell>
          <table:table-cell table:formula="of:= ([times_10000.C783] - [times_10000.B783]) / 1000000" office:value-type="float" office:value="156.329984" calcext:value-type="float">
            <text:p>156.329984</text:p>
          </table:table-cell>
          <table:table-cell table:formula="of:= ([times_100000.C783] - [times_100000.B783]) / 1000000" office:value-type="float" office:value="167.069952" calcext:value-type="float">
            <text:p>167.069952</text:p>
          </table:table-cell>
          <table:table-cell table:formula="of:= ([times_1000000.C783] - [times_1000000.B783]) / 1000000" office:value-type="float" office:value="153.659904" calcext:value-type="float">
            <text:p>153.659904</text:p>
          </table:table-cell>
        </table:table-row>
        <table:table-row table:style-name="ro1">
          <table:table-cell table:formula="of:= [times_10000.A784]" office:value-type="float" office:value="783" calcext:value-type="float">
            <text:p>783</text:p>
          </table:table-cell>
          <table:table-cell table:formula="of:= ([times_10000.C784] - [times_10000.B784]) / 1000000" office:value-type="float" office:value="156.269824" calcext:value-type="float">
            <text:p>156.269824</text:p>
          </table:table-cell>
          <table:table-cell table:formula="of:= ([times_100000.C784] - [times_100000.B784]) / 1000000" office:value-type="float" office:value="167.40992" calcext:value-type="float">
            <text:p>167.40992</text:p>
          </table:table-cell>
          <table:table-cell table:formula="of:= ([times_1000000.C784] - [times_1000000.B784]) / 1000000" office:value-type="float" office:value="153.32992" calcext:value-type="float">
            <text:p>153.32992</text:p>
          </table:table-cell>
        </table:table-row>
        <table:table-row table:style-name="ro1">
          <table:table-cell table:formula="of:= [times_10000.A785]" office:value-type="float" office:value="784" calcext:value-type="float">
            <text:p>784</text:p>
          </table:table-cell>
          <table:table-cell table:formula="of:= ([times_10000.C785] - [times_10000.B785]) / 1000000" office:value-type="float" office:value="155.979776" calcext:value-type="float">
            <text:p>155.979776</text:p>
          </table:table-cell>
          <table:table-cell table:formula="of:= ([times_100000.C785] - [times_100000.B785]) / 1000000" office:value-type="float" office:value="167.439872" calcext:value-type="float">
            <text:p>167.439872</text:p>
          </table:table-cell>
          <table:table-cell table:formula="of:= ([times_1000000.C785] - [times_1000000.B785]) / 1000000" office:value-type="float" office:value="153.039872" calcext:value-type="float">
            <text:p>153.039872</text:p>
          </table:table-cell>
        </table:table-row>
        <table:table-row table:style-name="ro1">
          <table:table-cell table:formula="of:= [times_10000.A786]" office:value-type="float" office:value="785" calcext:value-type="float">
            <text:p>785</text:p>
          </table:table-cell>
          <table:table-cell table:formula="of:= ([times_10000.C786] - [times_10000.B786]) / 1000000" office:value-type="float" office:value="155.689728" calcext:value-type="float">
            <text:p>155.689728</text:p>
          </table:table-cell>
          <table:table-cell table:formula="of:= ([times_100000.C786] - [times_100000.B786]) / 1000000" office:value-type="float" office:value="167.809792" calcext:value-type="float">
            <text:p>167.809792</text:p>
          </table:table-cell>
          <table:table-cell table:formula="of:= ([times_1000000.C786] - [times_1000000.B786]) / 1000000" office:value-type="float" office:value="152.719872" calcext:value-type="float">
            <text:p>152.719872</text:p>
          </table:table-cell>
        </table:table-row>
        <table:table-row table:style-name="ro1">
          <table:table-cell table:formula="of:= [times_10000.A787]" office:value-type="float" office:value="786" calcext:value-type="float">
            <text:p>786</text:p>
          </table:table-cell>
          <table:table-cell table:formula="of:= ([times_10000.C787] - [times_10000.B787]) / 1000000" office:value-type="float" office:value="155.559936" calcext:value-type="float">
            <text:p>155.559936</text:p>
          </table:table-cell>
          <table:table-cell table:formula="of:= ([times_100000.C787] - [times_100000.B787]) / 1000000" office:value-type="float" office:value="167.660288" calcext:value-type="float">
            <text:p>167.660288</text:p>
          </table:table-cell>
          <table:table-cell table:formula="of:= ([times_1000000.C787] - [times_1000000.B787]) / 1000000" office:value-type="float" office:value="152.429824" calcext:value-type="float">
            <text:p>152.429824</text:p>
          </table:table-cell>
        </table:table-row>
        <table:table-row table:style-name="ro1">
          <table:table-cell table:formula="of:= [times_10000.A788]" office:value-type="float" office:value="787" calcext:value-type="float">
            <text:p>787</text:p>
          </table:table-cell>
          <table:table-cell table:formula="of:= ([times_10000.C788] - [times_10000.B788]) / 1000000" office:value-type="float" office:value="155.2" calcext:value-type="float">
            <text:p>155.2</text:p>
          </table:table-cell>
          <table:table-cell table:formula="of:= ([times_100000.C788] - [times_100000.B788]) / 1000000" office:value-type="float" office:value="167.910144" calcext:value-type="float">
            <text:p>167.910144</text:p>
          </table:table-cell>
          <table:table-cell table:formula="of:= ([times_1000000.C788] - [times_1000000.B788]) / 1000000" office:value-type="float" office:value="152.140032" calcext:value-type="float">
            <text:p>152.140032</text:p>
          </table:table-cell>
        </table:table-row>
        <table:table-row table:style-name="ro1">
          <table:table-cell table:formula="of:= [times_10000.A789]" office:value-type="float" office:value="788" calcext:value-type="float">
            <text:p>788</text:p>
          </table:table-cell>
          <table:table-cell table:formula="of:= ([times_10000.C789] - [times_10000.B789]) / 1000000" office:value-type="float" office:value="155.170048" calcext:value-type="float">
            <text:p>155.170048</text:p>
          </table:table-cell>
          <table:table-cell table:formula="of:= ([times_100000.C789] - [times_100000.B789]) / 1000000" office:value-type="float" office:value="167.839744" calcext:value-type="float">
            <text:p>167.839744</text:p>
          </table:table-cell>
          <table:table-cell table:formula="of:= ([times_1000000.C789] - [times_1000000.B789]) / 1000000" office:value-type="float" office:value="151.84" calcext:value-type="float">
            <text:p>151.84</text:p>
          </table:table-cell>
        </table:table-row>
        <table:table-row table:style-name="ro1">
          <table:table-cell table:formula="of:= [times_10000.A790]" office:value-type="float" office:value="789" calcext:value-type="float">
            <text:p>789</text:p>
          </table:table-cell>
          <table:table-cell table:formula="of:= ([times_10000.C790] - [times_10000.B790]) / 1000000" office:value-type="float" office:value="155.84" calcext:value-type="float">
            <text:p>155.84</text:p>
          </table:table-cell>
          <table:table-cell table:formula="of:= ([times_100000.C790] - [times_100000.B790]) / 1000000" office:value-type="float" office:value="167.539968" calcext:value-type="float">
            <text:p>167.539968</text:p>
          </table:table-cell>
          <table:table-cell table:formula="of:= ([times_1000000.C790] - [times_1000000.B790]) / 1000000" office:value-type="float" office:value="151.539968" calcext:value-type="float">
            <text:p>151.539968</text:p>
          </table:table-cell>
        </table:table-row>
        <table:table-row table:style-name="ro1">
          <table:table-cell table:formula="of:= [times_10000.A791]" office:value-type="float" office:value="790" calcext:value-type="float">
            <text:p>790</text:p>
          </table:table-cell>
          <table:table-cell table:formula="of:= ([times_10000.C791] - [times_10000.B791]) / 1000000" office:value-type="float" office:value="155.739904" calcext:value-type="float">
            <text:p>155.739904</text:p>
          </table:table-cell>
          <table:table-cell table:formula="of:= ([times_100000.C791] - [times_100000.B791]) / 1000000" office:value-type="float" office:value="167.369984" calcext:value-type="float">
            <text:p>167.369984</text:p>
          </table:table-cell>
          <table:table-cell table:formula="of:= ([times_1000000.C791] - [times_1000000.B791]) / 1000000" office:value-type="float" office:value="151.259904" calcext:value-type="float">
            <text:p>151.259904</text:p>
          </table:table-cell>
        </table:table-row>
        <table:table-row table:style-name="ro1">
          <table:table-cell table:formula="of:= [times_10000.A792]" office:value-type="float" office:value="791" calcext:value-type="float">
            <text:p>791</text:p>
          </table:table-cell>
          <table:table-cell table:formula="of:= ([times_10000.C792] - [times_10000.B792]) / 1000000" office:value-type="float" office:value="156.150016" calcext:value-type="float">
            <text:p>156.150016</text:p>
          </table:table-cell>
          <table:table-cell table:formula="of:= ([times_100000.C792] - [times_100000.B792]) / 1000000" office:value-type="float" office:value="167.049984" calcext:value-type="float">
            <text:p>167.049984</text:p>
          </table:table-cell>
          <table:table-cell table:formula="of:= ([times_1000000.C792] - [times_1000000.B792]) / 1000000" office:value-type="float" office:value="150.960128" calcext:value-type="float">
            <text:p>150.960128</text:p>
          </table:table-cell>
        </table:table-row>
        <table:table-row table:style-name="ro1">
          <table:table-cell table:formula="of:= [times_10000.A793]" office:value-type="float" office:value="792" calcext:value-type="float">
            <text:p>792</text:p>
          </table:table-cell>
          <table:table-cell table:formula="of:= ([times_10000.C793] - [times_10000.B793]) / 1000000" office:value-type="float" office:value="157.140224" calcext:value-type="float">
            <text:p>157.140224</text:p>
          </table:table-cell>
          <table:table-cell table:formula="of:= ([times_100000.C793] - [times_100000.B793]) / 1000000" office:value-type="float" office:value="166.739968" calcext:value-type="float">
            <text:p>166.739968</text:p>
          </table:table-cell>
          <table:table-cell table:formula="of:= ([times_1000000.C793] - [times_1000000.B793]) / 1000000" office:value-type="float" office:value="150.660352" calcext:value-type="float">
            <text:p>150.660352</text:p>
          </table:table-cell>
        </table:table-row>
        <table:table-row table:style-name="ro1">
          <table:table-cell table:formula="of:= [times_10000.A794]" office:value-type="float" office:value="793" calcext:value-type="float">
            <text:p>793</text:p>
          </table:table-cell>
          <table:table-cell table:formula="of:= ([times_10000.C794] - [times_10000.B794]) / 1000000" office:value-type="float" office:value="157.830144" calcext:value-type="float">
            <text:p>157.830144</text:p>
          </table:table-cell>
          <table:table-cell table:formula="of:= ([times_100000.C794] - [times_100000.B794]) / 1000000" office:value-type="float" office:value="166.799872" calcext:value-type="float">
            <text:p>166.799872</text:p>
          </table:table-cell>
          <table:table-cell table:formula="of:= ([times_1000000.C794] - [times_1000000.B794]) / 1000000" office:value-type="float" office:value="150.370048" calcext:value-type="float">
            <text:p>150.370048</text:p>
          </table:table-cell>
        </table:table-row>
        <table:table-row table:style-name="ro1">
          <table:table-cell table:formula="of:= [times_10000.A795]" office:value-type="float" office:value="794" calcext:value-type="float">
            <text:p>794</text:p>
          </table:table-cell>
          <table:table-cell table:formula="of:= ([times_10000.C795] - [times_10000.B795]) / 1000000" office:value-type="float" office:value="157.750016" calcext:value-type="float">
            <text:p>157.750016</text:p>
          </table:table-cell>
          <table:table-cell table:formula="of:= ([times_100000.C795] - [times_100000.B795]) / 1000000" office:value-type="float" office:value="166.299904" calcext:value-type="float">
            <text:p>166.299904</text:p>
          </table:table-cell>
          <table:table-cell table:formula="of:= ([times_1000000.C795] - [times_1000000.B795]) / 1000000" office:value-type="float" office:value="150.08" calcext:value-type="float">
            <text:p>150.08</text:p>
          </table:table-cell>
        </table:table-row>
        <table:table-row table:style-name="ro1">
          <table:table-cell table:formula="of:= [times_10000.A796]" office:value-type="float" office:value="795" calcext:value-type="float">
            <text:p>795</text:p>
          </table:table-cell>
          <table:table-cell table:formula="of:= ([times_10000.C796] - [times_10000.B796]) / 1000000" office:value-type="float" office:value="157.92" calcext:value-type="float">
            <text:p>157.92</text:p>
          </table:table-cell>
          <table:table-cell table:formula="of:= ([times_100000.C796] - [times_100000.B796]) / 1000000" office:value-type="float" office:value="165.309952" calcext:value-type="float">
            <text:p>165.309952</text:p>
          </table:table-cell>
          <table:table-cell table:formula="of:= ([times_1000000.C796] - [times_1000000.B796]) / 1000000" office:value-type="float" office:value="149.779968" calcext:value-type="float">
            <text:p>149.779968</text:p>
          </table:table-cell>
        </table:table-row>
        <table:table-row table:style-name="ro1">
          <table:table-cell table:formula="of:= [times_10000.A797]" office:value-type="float" office:value="796" calcext:value-type="float">
            <text:p>796</text:p>
          </table:table-cell>
          <table:table-cell table:formula="of:= ([times_10000.C797] - [times_10000.B797]) / 1000000" office:value-type="float" office:value="157.779968" calcext:value-type="float">
            <text:p>157.779968</text:p>
          </table:table-cell>
          <table:table-cell table:formula="of:= ([times_100000.C797] - [times_100000.B797]) / 1000000" office:value-type="float" office:value="165.110016" calcext:value-type="float">
            <text:p>165.110016</text:p>
          </table:table-cell>
          <table:table-cell table:formula="of:= ([times_1000000.C797] - [times_1000000.B797]) / 1000000" office:value-type="float" office:value="149.479936" calcext:value-type="float">
            <text:p>149.479936</text:p>
          </table:table-cell>
        </table:table-row>
        <table:table-row table:style-name="ro1">
          <table:table-cell table:formula="of:= [times_10000.A798]" office:value-type="float" office:value="797" calcext:value-type="float">
            <text:p>797</text:p>
          </table:table-cell>
          <table:table-cell table:formula="of:= ([times_10000.C798] - [times_10000.B798]) / 1000000" office:value-type="float" office:value="157.90976" calcext:value-type="float">
            <text:p>157.90976</text:p>
          </table:table-cell>
          <table:table-cell table:formula="of:= ([times_100000.C798] - [times_100000.B798]) / 1000000" office:value-type="float" office:value="164.809984" calcext:value-type="float">
            <text:p>164.809984</text:p>
          </table:table-cell>
          <table:table-cell table:formula="of:= ([times_1000000.C798] - [times_1000000.B798]) / 1000000" office:value-type="float" office:value="149.199616" calcext:value-type="float">
            <text:p>149.199616</text:p>
          </table:table-cell>
        </table:table-row>
        <table:table-row table:style-name="ro1">
          <table:table-cell table:formula="of:= [times_10000.A799]" office:value-type="float" office:value="798" calcext:value-type="float">
            <text:p>798</text:p>
          </table:table-cell>
          <table:table-cell table:formula="of:= ([times_10000.C799] - [times_10000.B799]) / 1000000" office:value-type="float" office:value="157.609984" calcext:value-type="float">
            <text:p>157.609984</text:p>
          </table:table-cell>
          <table:table-cell table:formula="of:= ([times_100000.C799] - [times_100000.B799]) / 1000000" office:value-type="float" office:value="164.499968" calcext:value-type="float">
            <text:p>164.499968</text:p>
          </table:table-cell>
          <table:table-cell table:formula="of:= ([times_1000000.C799] - [times_1000000.B799]) / 1000000" office:value-type="float" office:value="148.89984" calcext:value-type="float">
            <text:p>148.89984</text:p>
          </table:table-cell>
        </table:table-row>
        <table:table-row table:style-name="ro1">
          <table:table-cell table:formula="of:= [times_10000.A800]" office:value-type="float" office:value="799" calcext:value-type="float">
            <text:p>799</text:p>
          </table:table-cell>
          <table:table-cell table:formula="of:= ([times_10000.C800] - [times_10000.B800]) / 1000000" office:value-type="float" office:value="157.309952" calcext:value-type="float">
            <text:p>157.309952</text:p>
          </table:table-cell>
          <table:table-cell table:formula="of:= ([times_100000.C800] - [times_100000.B800]) / 1000000" office:value-type="float" office:value="164.690176" calcext:value-type="float">
            <text:p>164.690176</text:p>
          </table:table-cell>
          <table:table-cell table:formula="of:= ([times_1000000.C800] - [times_1000000.B800]) / 1000000" office:value-type="float" office:value="148.610048" calcext:value-type="float">
            <text:p>148.610048</text:p>
          </table:table-cell>
        </table:table-row>
        <table:table-row table:style-name="ro1">
          <table:table-cell table:formula="of:= [times_10000.A801]" office:value-type="float" office:value="800" calcext:value-type="float">
            <text:p>800</text:p>
          </table:table-cell>
          <table:table-cell table:formula="of:= ([times_10000.C801] - [times_10000.B801]) / 1000000" office:value-type="float" office:value="157.010176" calcext:value-type="float">
            <text:p>157.010176</text:p>
          </table:table-cell>
          <table:table-cell table:formula="of:= ([times_100000.C801] - [times_100000.B801]) / 1000000" office:value-type="float" office:value="164.240128" calcext:value-type="float">
            <text:p>164.240128</text:p>
          </table:table-cell>
          <table:table-cell table:formula="of:= ([times_1000000.C801] - [times_1000000.B801]) / 1000000" office:value-type="float" office:value="148.310016" calcext:value-type="float">
            <text:p>148.310016</text:p>
          </table:table-cell>
        </table:table-row>
        <table:table-row table:style-name="ro1">
          <table:table-cell table:formula="of:= [times_10000.A802]" office:value-type="float" office:value="801" calcext:value-type="float">
            <text:p>801</text:p>
          </table:table-cell>
          <table:table-cell table:formula="of:= ([times_10000.C802] - [times_10000.B802]) / 1000000" office:value-type="float" office:value="156.709888" calcext:value-type="float">
            <text:p>156.709888</text:p>
          </table:table-cell>
          <table:table-cell table:formula="of:= ([times_100000.C802] - [times_100000.B802]) / 1000000" office:value-type="float" office:value="163.780096" calcext:value-type="float">
            <text:p>163.780096</text:p>
          </table:table-cell>
          <table:table-cell table:formula="of:= ([times_1000000.C802] - [times_1000000.B802]) / 1000000" office:value-type="float" office:value="148.019968" calcext:value-type="float">
            <text:p>148.019968</text:p>
          </table:table-cell>
        </table:table-row>
        <table:table-row table:style-name="ro1">
          <table:table-cell table:formula="of:= [times_10000.A803]" office:value-type="float" office:value="802" calcext:value-type="float">
            <text:p>802</text:p>
          </table:table-cell>
          <table:table-cell table:formula="of:= ([times_10000.C803] - [times_10000.B803]) / 1000000" office:value-type="float" office:value="156.429824" calcext:value-type="float">
            <text:p>156.429824</text:p>
          </table:table-cell>
          <table:table-cell table:formula="of:= ([times_100000.C803] - [times_100000.B803]) / 1000000" office:value-type="float" office:value="163.449856" calcext:value-type="float">
            <text:p>163.449856</text:p>
          </table:table-cell>
          <table:table-cell table:formula="of:= ([times_1000000.C803] - [times_1000000.B803]) / 1000000" office:value-type="float" office:value="147.720192" calcext:value-type="float">
            <text:p>147.720192</text:p>
          </table:table-cell>
        </table:table-row>
        <table:table-row table:style-name="ro1">
          <table:table-cell table:formula="of:= [times_10000.A804]" office:value-type="float" office:value="803" calcext:value-type="float">
            <text:p>803</text:p>
          </table:table-cell>
          <table:table-cell table:formula="of:= ([times_10000.C804] - [times_10000.B804]) / 1000000" office:value-type="float" office:value="156.089856" calcext:value-type="float">
            <text:p>156.089856</text:p>
          </table:table-cell>
          <table:table-cell table:formula="of:= ([times_100000.C804] - [times_100000.B804]) / 1000000" office:value-type="float" office:value="163.079936" calcext:value-type="float">
            <text:p>163.079936</text:p>
          </table:table-cell>
          <table:table-cell table:formula="of:= ([times_1000000.C804] - [times_1000000.B804]) / 1000000" office:value-type="float" office:value="147.430144" calcext:value-type="float">
            <text:p>147.430144</text:p>
          </table:table-cell>
        </table:table-row>
        <table:table-row table:style-name="ro1">
          <table:table-cell table:formula="of:= [times_10000.A805]" office:value-type="float" office:value="804" calcext:value-type="float">
            <text:p>804</text:p>
          </table:table-cell>
          <table:table-cell table:formula="of:= ([times_10000.C805] - [times_10000.B805]) / 1000000" office:value-type="float" office:value="155.77984" calcext:value-type="float">
            <text:p>155.77984</text:p>
          </table:table-cell>
          <table:table-cell table:formula="of:= ([times_100000.C805] - [times_100000.B805]) / 1000000" office:value-type="float" office:value="162.689792" calcext:value-type="float">
            <text:p>162.689792</text:p>
          </table:table-cell>
          <table:table-cell table:formula="of:= ([times_1000000.C805] - [times_1000000.B805]) / 1000000" office:value-type="float" office:value="147.140096" calcext:value-type="float">
            <text:p>147.140096</text:p>
          </table:table-cell>
        </table:table-row>
        <table:table-row table:style-name="ro1">
          <table:table-cell table:formula="of:= [times_10000.A806]" office:value-type="float" office:value="805" calcext:value-type="float">
            <text:p>805</text:p>
          </table:table-cell>
          <table:table-cell table:formula="of:= ([times_10000.C806] - [times_10000.B806]) / 1000000" office:value-type="float" office:value="155.589888" calcext:value-type="float">
            <text:p>155.589888</text:p>
          </table:table-cell>
          <table:table-cell table:formula="of:= ([times_100000.C806] - [times_100000.B806]) / 1000000" office:value-type="float" office:value="162.220032" calcext:value-type="float">
            <text:p>162.220032</text:p>
          </table:table-cell>
          <table:table-cell table:formula="of:= ([times_1000000.C806] - [times_1000000.B806]) / 1000000" office:value-type="float" office:value="146.76992" calcext:value-type="float">
            <text:p>146.76992</text:p>
          </table:table-cell>
        </table:table-row>
        <table:table-row table:style-name="ro1">
          <table:table-cell table:formula="of:= [times_10000.A807]" office:value-type="float" office:value="806" calcext:value-type="float">
            <text:p>806</text:p>
          </table:table-cell>
          <table:table-cell table:formula="of:= ([times_10000.C807] - [times_10000.B807]) / 1000000" office:value-type="float" office:value="155.45984" calcext:value-type="float">
            <text:p>155.45984</text:p>
          </table:table-cell>
          <table:table-cell table:formula="of:= ([times_100000.C807] - [times_100000.B807]) / 1000000" office:value-type="float" office:value="161.92" calcext:value-type="float">
            <text:p>161.92</text:p>
          </table:table-cell>
          <table:table-cell table:formula="of:= ([times_1000000.C807] - [times_1000000.B807]) / 1000000" office:value-type="float" office:value="146.470144" calcext:value-type="float">
            <text:p>146.470144</text:p>
          </table:table-cell>
        </table:table-row>
        <table:table-row table:style-name="ro1">
          <table:table-cell table:formula="of:= [times_10000.A808]" office:value-type="float" office:value="807" calcext:value-type="float">
            <text:p>807</text:p>
          </table:table-cell>
          <table:table-cell table:formula="of:= ([times_10000.C808] - [times_10000.B808]) / 1000000" office:value-type="float" office:value="155.540224" calcext:value-type="float">
            <text:p>155.540224</text:p>
          </table:table-cell>
          <table:table-cell table:formula="of:= ([times_100000.C808] - [times_100000.B808]) / 1000000" office:value-type="float" office:value="161.400064" calcext:value-type="float">
            <text:p>161.400064</text:p>
          </table:table-cell>
          <table:table-cell table:formula="of:= ([times_1000000.C808] - [times_1000000.B808]) / 1000000" office:value-type="float" office:value="146.160128" calcext:value-type="float">
            <text:p>146.160128</text:p>
          </table:table-cell>
        </table:table-row>
        <table:table-row table:style-name="ro1">
          <table:table-cell table:formula="of:= [times_10000.A809]" office:value-type="float" office:value="808" calcext:value-type="float">
            <text:p>808</text:p>
          </table:table-cell>
          <table:table-cell table:formula="of:= ([times_10000.C809] - [times_10000.B809]) / 1000000" office:value-type="float" office:value="155.47008" calcext:value-type="float">
            <text:p>155.47008</text:p>
          </table:table-cell>
          <table:table-cell table:formula="of:= ([times_100000.C809] - [times_100000.B809]) / 1000000" office:value-type="float" office:value="161.100032" calcext:value-type="float">
            <text:p>161.100032</text:p>
          </table:table-cell>
          <table:table-cell table:formula="of:= ([times_1000000.C809] - [times_1000000.B809]) / 1000000" office:value-type="float" office:value="145.870336" calcext:value-type="float">
            <text:p>145.870336</text:p>
          </table:table-cell>
        </table:table-row>
        <table:table-row table:style-name="ro1">
          <table:table-cell table:formula="of:= [times_10000.A810]" office:value-type="float" office:value="809" calcext:value-type="float">
            <text:p>809</text:p>
          </table:table-cell>
          <table:table-cell table:formula="of:= ([times_10000.C810] - [times_10000.B810]) / 1000000" office:value-type="float" office:value="155.610112" calcext:value-type="float">
            <text:p>155.610112</text:p>
          </table:table-cell>
          <table:table-cell table:formula="of:= ([times_100000.C810] - [times_100000.B810]) / 1000000" office:value-type="float" office:value="160.720128" calcext:value-type="float">
            <text:p>160.720128</text:p>
          </table:table-cell>
          <table:table-cell table:formula="of:= ([times_1000000.C810] - [times_1000000.B810]) / 1000000" office:value-type="float" office:value="145.580032" calcext:value-type="float">
            <text:p>145.580032</text:p>
          </table:table-cell>
        </table:table-row>
        <table:table-row table:style-name="ro1">
          <table:table-cell table:formula="of:= [times_10000.A811]" office:value-type="float" office:value="810" calcext:value-type="float">
            <text:p>810</text:p>
          </table:table-cell>
          <table:table-cell table:formula="of:= ([times_10000.C811] - [times_10000.B811]) / 1000000" office:value-type="float" office:value="155.330048" calcext:value-type="float">
            <text:p>155.330048</text:p>
          </table:table-cell>
          <table:table-cell table:formula="of:= ([times_100000.C811] - [times_100000.B811]) / 1000000" office:value-type="float" office:value="160.730112" calcext:value-type="float">
            <text:p>160.730112</text:p>
          </table:table-cell>
          <table:table-cell table:formula="of:= ([times_1000000.C811] - [times_1000000.B811]) / 1000000" office:value-type="float" office:value="145.460224" calcext:value-type="float">
            <text:p>145.460224</text:p>
          </table:table-cell>
        </table:table-row>
        <table:table-row table:style-name="ro1">
          <table:table-cell table:formula="of:= [times_10000.A812]" office:value-type="float" office:value="811" calcext:value-type="float">
            <text:p>811</text:p>
          </table:table-cell>
          <table:table-cell table:formula="of:= ([times_10000.C812] - [times_10000.B812]) / 1000000" office:value-type="float" office:value="155.030016" calcext:value-type="float">
            <text:p>155.030016</text:p>
          </table:table-cell>
          <table:table-cell table:formula="of:= ([times_100000.C812] - [times_100000.B812]) / 1000000" office:value-type="float" office:value="160.420096" calcext:value-type="float">
            <text:p>160.420096</text:p>
          </table:table-cell>
          <table:table-cell table:formula="of:= ([times_1000000.C812] - [times_1000000.B812]) / 1000000" office:value-type="float" office:value="145.170176" calcext:value-type="float">
            <text:p>145.170176</text:p>
          </table:table-cell>
        </table:table-row>
        <table:table-row table:style-name="ro1">
          <table:table-cell table:formula="of:= [times_10000.A813]" office:value-type="float" office:value="812" calcext:value-type="float">
            <text:p>812</text:p>
          </table:table-cell>
          <table:table-cell table:formula="of:= ([times_10000.C813] - [times_10000.B813]) / 1000000" office:value-type="float" office:value="154.800128" calcext:value-type="float">
            <text:p>154.800128</text:p>
          </table:table-cell>
          <table:table-cell table:formula="of:= ([times_100000.C813] - [times_100000.B813]) / 1000000" office:value-type="float" office:value="160.109824" calcext:value-type="float">
            <text:p>160.109824</text:p>
          </table:table-cell>
          <table:table-cell table:formula="of:= ([times_1000000.C813] - [times_1000000.B813]) / 1000000" office:value-type="float" office:value="144.859904" calcext:value-type="float">
            <text:p>144.859904</text:p>
          </table:table-cell>
        </table:table-row>
        <table:table-row table:style-name="ro1">
          <table:table-cell table:formula="of:= [times_10000.A814]" office:value-type="float" office:value="813" calcext:value-type="float">
            <text:p>813</text:p>
          </table:table-cell>
          <table:table-cell table:formula="of:= ([times_10000.C814] - [times_10000.B814]) / 1000000" office:value-type="float" office:value="154.51008" calcext:value-type="float">
            <text:p>154.51008</text:p>
          </table:table-cell>
          <table:table-cell table:formula="of:= ([times_100000.C814] - [times_100000.B814]) / 1000000" office:value-type="float" office:value="159.819776" calcext:value-type="float">
            <text:p>159.819776</text:p>
          </table:table-cell>
          <table:table-cell table:formula="of:= ([times_1000000.C814] - [times_1000000.B814]) / 1000000" office:value-type="float" office:value="145.619968" calcext:value-type="float">
            <text:p>145.619968</text:p>
          </table:table-cell>
        </table:table-row>
        <table:table-row table:style-name="ro1">
          <table:table-cell table:formula="of:= [times_10000.A815]" office:value-type="float" office:value="814" calcext:value-type="float">
            <text:p>814</text:p>
          </table:table-cell>
          <table:table-cell table:formula="of:= ([times_10000.C815] - [times_10000.B815]) / 1000000" office:value-type="float" office:value="154.17984" calcext:value-type="float">
            <text:p>154.17984</text:p>
          </table:table-cell>
          <table:table-cell table:formula="of:= ([times_100000.C815] - [times_100000.B815]) / 1000000" office:value-type="float" office:value="159.339776" calcext:value-type="float">
            <text:p>159.339776</text:p>
          </table:table-cell>
          <table:table-cell table:formula="of:= ([times_1000000.C815] - [times_1000000.B815]) / 1000000" office:value-type="float" office:value="145.32992" calcext:value-type="float">
            <text:p>145.32992</text:p>
          </table:table-cell>
        </table:table-row>
        <table:table-row table:style-name="ro1">
          <table:table-cell table:formula="of:= [times_10000.A816]" office:value-type="float" office:value="815" calcext:value-type="float">
            <text:p>815</text:p>
          </table:table-cell>
          <table:table-cell table:formula="of:= ([times_10000.C816] - [times_10000.B816]) / 1000000" office:value-type="float" office:value="154.919936" calcext:value-type="float">
            <text:p>154.919936</text:p>
          </table:table-cell>
          <table:table-cell table:formula="of:= ([times_100000.C816] - [times_100000.B816]) / 1000000" office:value-type="float" office:value="158.960128" calcext:value-type="float">
            <text:p>158.960128</text:p>
          </table:table-cell>
          <table:table-cell table:formula="of:= ([times_1000000.C816] - [times_1000000.B816]) / 1000000" office:value-type="float" office:value="144.979968" calcext:value-type="float">
            <text:p>144.979968</text:p>
          </table:table-cell>
        </table:table-row>
        <table:table-row table:style-name="ro1">
          <table:table-cell table:formula="of:= [times_10000.A817]" office:value-type="float" office:value="816" calcext:value-type="float">
            <text:p>816</text:p>
          </table:table-cell>
          <table:table-cell table:formula="of:= ([times_10000.C817] - [times_10000.B817]) / 1000000" office:value-type="float" office:value="154.630144" calcext:value-type="float">
            <text:p>154.630144</text:p>
          </table:table-cell>
          <table:table-cell table:formula="of:= ([times_100000.C817] - [times_100000.B817]) / 1000000" office:value-type="float" office:value="158.649856" calcext:value-type="float">
            <text:p>158.649856</text:p>
          </table:table-cell>
          <table:table-cell table:formula="of:= ([times_1000000.C817] - [times_1000000.B817]) / 1000000" office:value-type="float" office:value="144.669952" calcext:value-type="float">
            <text:p>144.669952</text:p>
          </table:table-cell>
        </table:table-row>
        <table:table-row table:style-name="ro1">
          <table:table-cell table:formula="of:= [times_10000.A818]" office:value-type="float" office:value="817" calcext:value-type="float">
            <text:p>817</text:p>
          </table:table-cell>
          <table:table-cell table:formula="of:= ([times_10000.C818] - [times_10000.B818]) / 1000000" office:value-type="float" office:value="154.330112" calcext:value-type="float">
            <text:p>154.330112</text:p>
          </table:table-cell>
          <table:table-cell table:formula="of:= ([times_100000.C818] - [times_100000.B818]) / 1000000" office:value-type="float" office:value="158.67008" calcext:value-type="float">
            <text:p>158.67008</text:p>
          </table:table-cell>
          <table:table-cell table:formula="of:= ([times_1000000.C818] - [times_1000000.B818]) / 1000000" office:value-type="float" office:value="144.340224" calcext:value-type="float">
            <text:p>144.340224</text:p>
          </table:table-cell>
        </table:table-row>
        <table:table-row table:style-name="ro1">
          <table:table-cell table:formula="of:= [times_10000.A819]" office:value-type="float" office:value="818" calcext:value-type="float">
            <text:p>818</text:p>
          </table:table-cell>
          <table:table-cell table:formula="of:= ([times_10000.C819] - [times_10000.B819]) / 1000000" office:value-type="float" office:value="154.039808" calcext:value-type="float">
            <text:p>154.039808</text:p>
          </table:table-cell>
          <table:table-cell table:formula="of:= ([times_100000.C819] - [times_100000.B819]) / 1000000" office:value-type="float" office:value="158.509824" calcext:value-type="float">
            <text:p>158.509824</text:p>
          </table:table-cell>
          <table:table-cell table:formula="of:= ([times_1000000.C819] - [times_1000000.B819]) / 1000000" office:value-type="float" office:value="144.029952" calcext:value-type="float">
            <text:p>144.029952</text:p>
          </table:table-cell>
        </table:table-row>
        <table:table-row table:style-name="ro1">
          <table:table-cell table:formula="of:= [times_10000.A820]" office:value-type="float" office:value="819" calcext:value-type="float">
            <text:p>819</text:p>
          </table:table-cell>
          <table:table-cell table:formula="of:= ([times_10000.C820] - [times_10000.B820]) / 1000000" office:value-type="float" office:value="153.739776" calcext:value-type="float">
            <text:p>153.739776</text:p>
          </table:table-cell>
          <table:table-cell table:formula="of:= ([times_100000.C820] - [times_100000.B820]) / 1000000" office:value-type="float" office:value="158.280192" calcext:value-type="float">
            <text:p>158.280192</text:p>
          </table:table-cell>
          <table:table-cell table:formula="of:= ([times_1000000.C820] - [times_1000000.B820]) / 1000000" office:value-type="float" office:value="143.709952" calcext:value-type="float">
            <text:p>143.709952</text:p>
          </table:table-cell>
        </table:table-row>
        <table:table-row table:style-name="ro1">
          <table:table-cell table:formula="of:= [times_10000.A821]" office:value-type="float" office:value="820" calcext:value-type="float">
            <text:p>820</text:p>
          </table:table-cell>
          <table:table-cell table:formula="of:= ([times_10000.C821] - [times_10000.B821]) / 1000000" office:value-type="float" office:value="153.42976" calcext:value-type="float">
            <text:p>153.42976</text:p>
          </table:table-cell>
          <table:table-cell table:formula="of:= ([times_100000.C821] - [times_100000.B821]) / 1000000" office:value-type="float" office:value="158.060032" calcext:value-type="float">
            <text:p>158.060032</text:p>
          </table:table-cell>
          <table:table-cell table:formula="of:= ([times_1000000.C821] - [times_1000000.B821]) / 1000000" office:value-type="float" office:value="143.42016" calcext:value-type="float">
            <text:p>143.42016</text:p>
          </table:table-cell>
        </table:table-row>
        <table:table-row table:style-name="ro1">
          <table:table-cell table:formula="of:= [times_10000.A822]" office:value-type="float" office:value="821" calcext:value-type="float">
            <text:p>821</text:p>
          </table:table-cell>
          <table:table-cell table:formula="of:= ([times_10000.C822] - [times_10000.B822]) / 1000000" office:value-type="float" office:value="153.139968" calcext:value-type="float">
            <text:p>153.139968</text:p>
          </table:table-cell>
          <table:table-cell table:formula="of:= ([times_100000.C822] - [times_100000.B822]) / 1000000" office:value-type="float" office:value="158.299904" calcext:value-type="float">
            <text:p>158.299904</text:p>
          </table:table-cell>
          <table:table-cell table:formula="of:= ([times_1000000.C822] - [times_1000000.B822]) / 1000000" office:value-type="float" office:value="143.129856" calcext:value-type="float">
            <text:p>143.129856</text:p>
          </table:table-cell>
        </table:table-row>
        <table:table-row table:style-name="ro1">
          <table:table-cell table:formula="of:= [times_10000.A823]" office:value-type="float" office:value="822" calcext:value-type="float">
            <text:p>822</text:p>
          </table:table-cell>
          <table:table-cell table:formula="of:= ([times_10000.C823] - [times_10000.B823]) / 1000000" office:value-type="float" office:value="152.839936" calcext:value-type="float">
            <text:p>152.839936</text:p>
          </table:table-cell>
          <table:table-cell table:formula="of:= ([times_100000.C823] - [times_100000.B823]) / 1000000" office:value-type="float" office:value="158.299904" calcext:value-type="float">
            <text:p>158.299904</text:p>
          </table:table-cell>
          <table:table-cell table:formula="of:= ([times_1000000.C823] - [times_1000000.B823]) / 1000000" office:value-type="float" office:value="142.829824" calcext:value-type="float">
            <text:p>142.829824</text:p>
          </table:table-cell>
        </table:table-row>
        <table:table-row table:style-name="ro1">
          <table:table-cell table:formula="of:= [times_10000.A824]" office:value-type="float" office:value="823" calcext:value-type="float">
            <text:p>823</text:p>
          </table:table-cell>
          <table:table-cell table:formula="of:= ([times_10000.C824] - [times_10000.B824]) / 1000000" office:value-type="float" office:value="152.539904" calcext:value-type="float">
            <text:p>152.539904</text:p>
          </table:table-cell>
          <table:table-cell table:formula="of:= ([times_100000.C824] - [times_100000.B824]) / 1000000" office:value-type="float" office:value="158.009856" calcext:value-type="float">
            <text:p>158.009856</text:p>
          </table:table-cell>
          <table:table-cell table:formula="of:= ([times_1000000.C824] - [times_1000000.B824]) / 1000000" office:value-type="float" office:value="142.539776" calcext:value-type="float">
            <text:p>142.539776</text:p>
          </table:table-cell>
        </table:table-row>
        <table:table-row table:style-name="ro1">
          <table:table-cell table:formula="of:= [times_10000.A825]" office:value-type="float" office:value="824" calcext:value-type="float">
            <text:p>824</text:p>
          </table:table-cell>
          <table:table-cell table:formula="of:= ([times_10000.C825] - [times_10000.B825]) / 1000000" office:value-type="float" office:value="152.240128" calcext:value-type="float">
            <text:p>152.240128</text:p>
          </table:table-cell>
          <table:table-cell table:formula="of:= ([times_100000.C825] - [times_100000.B825]) / 1000000" office:value-type="float" office:value="157.720064" calcext:value-type="float">
            <text:p>157.720064</text:p>
          </table:table-cell>
          <table:table-cell table:formula="of:= ([times_1000000.C825] - [times_1000000.B825]) / 1000000" office:value-type="float" office:value="142.249984" calcext:value-type="float">
            <text:p>142.249984</text:p>
          </table:table-cell>
        </table:table-row>
        <table:table-row table:style-name="ro1">
          <table:table-cell table:formula="of:= [times_10000.A826]" office:value-type="float" office:value="825" calcext:value-type="float">
            <text:p>825</text:p>
          </table:table-cell>
          <table:table-cell table:formula="of:= ([times_10000.C826] - [times_10000.B826]) / 1000000" office:value-type="float" office:value="151.95008" calcext:value-type="float">
            <text:p>151.95008</text:p>
          </table:table-cell>
          <table:table-cell table:formula="of:= ([times_100000.C826] - [times_100000.B826]) / 1000000" office:value-type="float" office:value="157.309952" calcext:value-type="float">
            <text:p>157.309952</text:p>
          </table:table-cell>
          <table:table-cell table:formula="of:= ([times_1000000.C826] - [times_1000000.B826]) / 1000000" office:value-type="float" office:value="141.920256" calcext:value-type="float">
            <text:p>141.920256</text:p>
          </table:table-cell>
        </table:table-row>
        <table:table-row table:style-name="ro1">
          <table:table-cell table:formula="of:= [times_10000.A827]" office:value-type="float" office:value="826" calcext:value-type="float">
            <text:p>826</text:p>
          </table:table-cell>
          <table:table-cell table:formula="of:= ([times_10000.C827] - [times_10000.B827]) / 1000000" office:value-type="float" office:value="151.650048" calcext:value-type="float">
            <text:p>151.650048</text:p>
          </table:table-cell>
          <table:table-cell table:formula="of:= ([times_100000.C827] - [times_100000.B827]) / 1000000" office:value-type="float" office:value="156.950016" calcext:value-type="float">
            <text:p>156.950016</text:p>
          </table:table-cell>
          <table:table-cell table:formula="of:= ([times_1000000.C827] - [times_1000000.B827]) / 1000000" office:value-type="float" office:value="141.620224" calcext:value-type="float">
            <text:p>141.620224</text:p>
          </table:table-cell>
        </table:table-row>
        <table:table-row table:style-name="ro1">
          <table:table-cell table:formula="of:= [times_10000.A828]" office:value-type="float" office:value="827" calcext:value-type="float">
            <text:p>827</text:p>
          </table:table-cell>
          <table:table-cell table:formula="of:= ([times_10000.C828] - [times_10000.B828]) / 1000000" office:value-type="float" office:value="151.36" calcext:value-type="float">
            <text:p>151.36</text:p>
          </table:table-cell>
          <table:table-cell table:formula="of:= ([times_100000.C828] - [times_100000.B828]) / 1000000" office:value-type="float" office:value="156.75008" calcext:value-type="float">
            <text:p>156.75008</text:p>
          </table:table-cell>
          <table:table-cell table:formula="of:= ([times_1000000.C828] - [times_1000000.B828]) / 1000000" office:value-type="float" office:value="141.320192" calcext:value-type="float">
            <text:p>141.320192</text:p>
          </table:table-cell>
        </table:table-row>
        <table:table-row table:style-name="ro1">
          <table:table-cell table:formula="of:= [times_10000.A829]" office:value-type="float" office:value="828" calcext:value-type="float">
            <text:p>828</text:p>
          </table:table-cell>
          <table:table-cell table:formula="of:= ([times_10000.C829] - [times_10000.B829]) / 1000000" office:value-type="float" office:value="151.070208" calcext:value-type="float">
            <text:p>151.070208</text:p>
          </table:table-cell>
          <table:table-cell table:formula="of:= ([times_100000.C829] - [times_100000.B829]) / 1000000" office:value-type="float" office:value="156.669952" calcext:value-type="float">
            <text:p>156.669952</text:p>
          </table:table-cell>
          <table:table-cell table:formula="of:= ([times_1000000.C829] - [times_1000000.B829]) / 1000000" office:value-type="float" office:value="140.989952" calcext:value-type="float">
            <text:p>140.989952</text:p>
          </table:table-cell>
        </table:table-row>
        <table:table-row table:style-name="ro1">
          <table:table-cell table:formula="of:= [times_10000.A830]" office:value-type="float" office:value="829" calcext:value-type="float">
            <text:p>829</text:p>
          </table:table-cell>
          <table:table-cell table:formula="of:= ([times_10000.C830] - [times_10000.B830]) / 1000000" office:value-type="float" office:value="150.770176" calcext:value-type="float">
            <text:p>150.770176</text:p>
          </table:table-cell>
          <table:table-cell table:formula="of:= ([times_100000.C830] - [times_100000.B830]) / 1000000" office:value-type="float" office:value="156.329728" calcext:value-type="float">
            <text:p>156.329728</text:p>
          </table:table-cell>
          <table:table-cell table:formula="of:= ([times_1000000.C830] - [times_1000000.B830]) / 1000000" office:value-type="float" office:value="140.610048" calcext:value-type="float">
            <text:p>140.610048</text:p>
          </table:table-cell>
        </table:table-row>
        <table:table-row table:style-name="ro1">
          <table:table-cell table:formula="of:= [times_10000.A831]" office:value-type="float" office:value="830" calcext:value-type="float">
            <text:p>830</text:p>
          </table:table-cell>
          <table:table-cell table:formula="of:= ([times_10000.C831] - [times_10000.B831]) / 1000000" office:value-type="float" office:value="150.479872" calcext:value-type="float">
            <text:p>150.479872</text:p>
          </table:table-cell>
          <table:table-cell table:formula="of:= ([times_100000.C831] - [times_100000.B831]) / 1000000" office:value-type="float" office:value="155.920384" calcext:value-type="float">
            <text:p>155.920384</text:p>
          </table:table-cell>
          <table:table-cell table:formula="of:= ([times_1000000.C831] - [times_1000000.B831]) / 1000000" office:value-type="float" office:value="140.310016" calcext:value-type="float">
            <text:p>140.310016</text:p>
          </table:table-cell>
        </table:table-row>
        <table:table-row table:style-name="ro1">
          <table:table-cell table:formula="of:= [times_10000.A832]" office:value-type="float" office:value="831" calcext:value-type="float">
            <text:p>831</text:p>
          </table:table-cell>
          <table:table-cell table:formula="of:= ([times_10000.C832] - [times_10000.B832]) / 1000000" office:value-type="float" office:value="150.19008" calcext:value-type="float">
            <text:p>150.19008</text:p>
          </table:table-cell>
          <table:table-cell table:formula="of:= ([times_100000.C832] - [times_100000.B832]) / 1000000" office:value-type="float" office:value="155.570176" calcext:value-type="float">
            <text:p>155.570176</text:p>
          </table:table-cell>
          <table:table-cell table:formula="of:= ([times_1000000.C832] - [times_1000000.B832]) / 1000000" office:value-type="float" office:value="140.009984" calcext:value-type="float">
            <text:p>140.009984</text:p>
          </table:table-cell>
        </table:table-row>
        <table:table-row table:style-name="ro1">
          <table:table-cell table:formula="of:= [times_10000.A833]" office:value-type="float" office:value="832" calcext:value-type="float">
            <text:p>832</text:p>
          </table:table-cell>
          <table:table-cell table:formula="of:= ([times_10000.C833] - [times_10000.B833]) / 1000000" office:value-type="float" office:value="149.890048" calcext:value-type="float">
            <text:p>149.890048</text:p>
          </table:table-cell>
          <table:table-cell table:formula="of:= ([times_100000.C833] - [times_100000.B833]) / 1000000" office:value-type="float" office:value="155.26016" calcext:value-type="float">
            <text:p>155.26016</text:p>
          </table:table-cell>
          <table:table-cell table:formula="of:= ([times_1000000.C833] - [times_1000000.B833]) / 1000000" office:value-type="float" office:value="139.670016" calcext:value-type="float">
            <text:p>139.670016</text:p>
          </table:table-cell>
        </table:table-row>
        <table:table-row table:style-name="ro1">
          <table:table-cell table:formula="of:= [times_10000.A834]" office:value-type="float" office:value="833" calcext:value-type="float">
            <text:p>833</text:p>
          </table:table-cell>
          <table:table-cell table:formula="of:= ([times_10000.C834] - [times_10000.B834]) / 1000000" office:value-type="float" office:value="149.590016" calcext:value-type="float">
            <text:p>149.590016</text:p>
          </table:table-cell>
          <table:table-cell table:formula="of:= ([times_100000.C834] - [times_100000.B834]) / 1000000" office:value-type="float" office:value="154.839808" calcext:value-type="float">
            <text:p>154.839808</text:p>
          </table:table-cell>
          <table:table-cell table:formula="of:= ([times_1000000.C834] - [times_1000000.B834]) / 1000000" office:value-type="float" office:value="139.37024" calcext:value-type="float">
            <text:p>139.37024</text:p>
          </table:table-cell>
        </table:table-row>
        <table:table-row table:style-name="ro1">
          <table:table-cell table:formula="of:= [times_10000.A835]" office:value-type="float" office:value="834" calcext:value-type="float">
            <text:p>834</text:p>
          </table:table-cell>
          <table:table-cell table:formula="of:= ([times_10000.C835] - [times_10000.B835]) / 1000000" office:value-type="float" office:value="149.299712" calcext:value-type="float">
            <text:p>149.299712</text:p>
          </table:table-cell>
          <table:table-cell table:formula="of:= ([times_100000.C835] - [times_100000.B835]) / 1000000" office:value-type="float" office:value="154.680064" calcext:value-type="float">
            <text:p>154.680064</text:p>
          </table:table-cell>
          <table:table-cell table:formula="of:= ([times_1000000.C835] - [times_1000000.B835]) / 1000000" office:value-type="float" office:value="139.08992" calcext:value-type="float">
            <text:p>139.08992</text:p>
          </table:table-cell>
        </table:table-row>
        <table:table-row table:style-name="ro1">
          <table:table-cell table:formula="of:= [times_10000.A836]" office:value-type="float" office:value="835" calcext:value-type="float">
            <text:p>835</text:p>
          </table:table-cell>
          <table:table-cell table:formula="of:= ([times_10000.C836] - [times_10000.B836]) / 1000000" office:value-type="float" office:value="149.00992" calcext:value-type="float">
            <text:p>149.00992</text:p>
          </table:table-cell>
          <table:table-cell table:formula="of:= ([times_100000.C836] - [times_100000.B836]) / 1000000" office:value-type="float" office:value="154.76992" calcext:value-type="float">
            <text:p>154.76992</text:p>
          </table:table-cell>
          <table:table-cell table:formula="of:= ([times_1000000.C836] - [times_1000000.B836]) / 1000000" office:value-type="float" office:value="138.820096" calcext:value-type="float">
            <text:p>138.820096</text:p>
          </table:table-cell>
        </table:table-row>
        <table:table-row table:style-name="ro1">
          <table:table-cell table:formula="of:= [times_10000.A837]" office:value-type="float" office:value="836" calcext:value-type="float">
            <text:p>836</text:p>
          </table:table-cell>
          <table:table-cell table:formula="of:= ([times_10000.C837] - [times_10000.B837]) / 1000000" office:value-type="float" office:value="148.709888" calcext:value-type="float">
            <text:p>148.709888</text:p>
          </table:table-cell>
          <table:table-cell table:formula="of:= ([times_100000.C837] - [times_100000.B837]) / 1000000" office:value-type="float" office:value="154.590208" calcext:value-type="float">
            <text:p>154.590208</text:p>
          </table:table-cell>
          <table:table-cell table:formula="of:= ([times_1000000.C837] - [times_1000000.B837]) / 1000000" office:value-type="float" office:value="138.540032" calcext:value-type="float">
            <text:p>138.540032</text:p>
          </table:table-cell>
        </table:table-row>
        <table:table-row table:style-name="ro1">
          <table:table-cell table:formula="of:= [times_10000.A838]" office:value-type="float" office:value="837" calcext:value-type="float">
            <text:p>837</text:p>
          </table:table-cell>
          <table:table-cell table:formula="of:= ([times_10000.C838] - [times_10000.B838]) / 1000000" office:value-type="float" office:value="148.410368" calcext:value-type="float">
            <text:p>148.410368</text:p>
          </table:table-cell>
          <table:table-cell table:formula="of:= ([times_100000.C838] - [times_100000.B838]) / 1000000" office:value-type="float" office:value="154.469888" calcext:value-type="float">
            <text:p>154.469888</text:p>
          </table:table-cell>
          <table:table-cell table:formula="of:= ([times_1000000.C838] - [times_1000000.B838]) / 1000000" office:value-type="float" office:value="138.239744" calcext:value-type="float">
            <text:p>138.239744</text:p>
          </table:table-cell>
        </table:table-row>
        <table:table-row table:style-name="ro1">
          <table:table-cell table:formula="of:= [times_10000.A839]" office:value-type="float" office:value="838" calcext:value-type="float">
            <text:p>838</text:p>
          </table:table-cell>
          <table:table-cell table:formula="of:= ([times_10000.C839] - [times_10000.B839]) / 1000000" office:value-type="float" office:value="147.980032" calcext:value-type="float">
            <text:p>147.980032</text:p>
          </table:table-cell>
          <table:table-cell table:formula="of:= ([times_100000.C839] - [times_100000.B839]) / 1000000" office:value-type="float" office:value="154.089984" calcext:value-type="float">
            <text:p>154.089984</text:p>
          </table:table-cell>
          <table:table-cell table:formula="of:= ([times_1000000.C839] - [times_1000000.B839]) / 1000000" office:value-type="float" office:value="137.939968" calcext:value-type="float">
            <text:p>137.939968</text:p>
          </table:table-cell>
        </table:table-row>
        <table:table-row table:style-name="ro1">
          <table:table-cell table:formula="of:= [times_10000.A840]" office:value-type="float" office:value="839" calcext:value-type="float">
            <text:p>839</text:p>
          </table:table-cell>
          <table:table-cell table:formula="of:= ([times_10000.C840] - [times_10000.B840]) / 1000000" office:value-type="float" office:value="147.659776" calcext:value-type="float">
            <text:p>147.659776</text:p>
          </table:table-cell>
          <table:table-cell table:formula="of:= ([times_100000.C840] - [times_100000.B840]) / 1000000" office:value-type="float" office:value="153.680128" calcext:value-type="float">
            <text:p>153.680128</text:p>
          </table:table-cell>
          <table:table-cell table:formula="of:= ([times_1000000.C840] - [times_1000000.B840]) / 1000000" office:value-type="float" office:value="137.659904" calcext:value-type="float">
            <text:p>137.659904</text:p>
          </table:table-cell>
        </table:table-row>
        <table:table-row table:style-name="ro1">
          <table:table-cell table:formula="of:= [times_10000.A841]" office:value-type="float" office:value="840" calcext:value-type="float">
            <text:p>840</text:p>
          </table:table-cell>
          <table:table-cell table:formula="of:= ([times_10000.C841] - [times_10000.B841]) / 1000000" office:value-type="float" office:value="147.500032" calcext:value-type="float">
            <text:p>147.500032</text:p>
          </table:table-cell>
          <table:table-cell table:formula="of:= ([times_100000.C841] - [times_100000.B841]) / 1000000" office:value-type="float" office:value="153.509888" calcext:value-type="float">
            <text:p>153.509888</text:p>
          </table:table-cell>
          <table:table-cell table:formula="of:= ([times_1000000.C841] - [times_1000000.B841]) / 1000000" office:value-type="float" office:value="137.360128" calcext:value-type="float">
            <text:p>137.360128</text:p>
          </table:table-cell>
        </table:table-row>
        <table:table-row table:style-name="ro1">
          <table:table-cell table:formula="of:= [times_10000.A842]" office:value-type="float" office:value="841" calcext:value-type="float">
            <text:p>841</text:p>
          </table:table-cell>
          <table:table-cell table:formula="of:= ([times_10000.C842] - [times_10000.B842]) / 1000000" office:value-type="float" office:value="148.600064" calcext:value-type="float">
            <text:p>148.600064</text:p>
          </table:table-cell>
          <table:table-cell table:formula="of:= ([times_100000.C842] - [times_100000.B842]) / 1000000" office:value-type="float" office:value="153.259776" calcext:value-type="float">
            <text:p>153.259776</text:p>
          </table:table-cell>
          <table:table-cell table:formula="of:= ([times_1000000.C842] - [times_1000000.B842]) / 1000000" office:value-type="float" office:value="137.270272" calcext:value-type="float">
            <text:p>137.270272</text:p>
          </table:table-cell>
        </table:table-row>
        <table:table-row table:style-name="ro1">
          <table:table-cell table:formula="of:= [times_10000.A843]" office:value-type="float" office:value="842" calcext:value-type="float">
            <text:p>842</text:p>
          </table:table-cell>
          <table:table-cell table:formula="of:= ([times_10000.C843] - [times_10000.B843]) / 1000000" office:value-type="float" office:value="148.239872" calcext:value-type="float">
            <text:p>148.239872</text:p>
          </table:table-cell>
          <table:table-cell table:formula="of:= ([times_100000.C843] - [times_100000.B843]) / 1000000" office:value-type="float" office:value="152.97024" calcext:value-type="float">
            <text:p>152.97024</text:p>
          </table:table-cell>
          <table:table-cell table:formula="of:= ([times_1000000.C843] - [times_1000000.B843]) / 1000000" office:value-type="float" office:value="136.979968" calcext:value-type="float">
            <text:p>136.979968</text:p>
          </table:table-cell>
        </table:table-row>
        <table:table-row table:style-name="ro1">
          <table:table-cell table:formula="of:= [times_10000.A844]" office:value-type="float" office:value="843" calcext:value-type="float">
            <text:p>843</text:p>
          </table:table-cell>
          <table:table-cell table:formula="of:= ([times_10000.C844] - [times_10000.B844]) / 1000000" office:value-type="float" office:value="147.90016" calcext:value-type="float">
            <text:p>147.90016</text:p>
          </table:table-cell>
          <table:table-cell table:formula="of:= ([times_100000.C844] - [times_100000.B844]) / 1000000" office:value-type="float" office:value="152.78976" calcext:value-type="float">
            <text:p>152.78976</text:p>
          </table:table-cell>
          <table:table-cell table:formula="of:= ([times_1000000.C844] - [times_1000000.B844]) / 1000000" office:value-type="float" office:value="137.079808" calcext:value-type="float">
            <text:p>137.079808</text:p>
          </table:table-cell>
        </table:table-row>
        <table:table-row table:style-name="ro1">
          <table:table-cell table:formula="of:= [times_10000.A845]" office:value-type="float" office:value="844" calcext:value-type="float">
            <text:p>844</text:p>
          </table:table-cell>
          <table:table-cell table:formula="of:= ([times_10000.C845] - [times_10000.B845]) / 1000000" office:value-type="float" office:value="147.600128" calcext:value-type="float">
            <text:p>147.600128</text:p>
          </table:table-cell>
          <table:table-cell table:formula="of:= ([times_100000.C845] - [times_100000.B845]) / 1000000" office:value-type="float" office:value="152.679936" calcext:value-type="float">
            <text:p>152.679936</text:p>
          </table:table-cell>
          <table:table-cell table:formula="of:= ([times_1000000.C845] - [times_1000000.B845]) / 1000000" office:value-type="float" office:value="136.790016" calcext:value-type="float">
            <text:p>136.790016</text:p>
          </table:table-cell>
        </table:table-row>
        <table:table-row table:style-name="ro1">
          <table:table-cell table:formula="of:= [times_10000.A846]" office:value-type="float" office:value="845" calcext:value-type="float">
            <text:p>845</text:p>
          </table:table-cell>
          <table:table-cell table:formula="of:= ([times_10000.C846] - [times_10000.B846]) / 1000000" office:value-type="float" office:value="147.29984" calcext:value-type="float">
            <text:p>147.29984</text:p>
          </table:table-cell>
          <table:table-cell table:formula="of:= ([times_100000.C846] - [times_100000.B846]) / 1000000" office:value-type="float" office:value="152.390144" calcext:value-type="float">
            <text:p>152.390144</text:p>
          </table:table-cell>
          <table:table-cell table:formula="of:= ([times_1000000.C846] - [times_1000000.B846]) / 1000000" office:value-type="float" office:value="136.499968" calcext:value-type="float">
            <text:p>136.499968</text:p>
          </table:table-cell>
        </table:table-row>
        <table:table-row table:style-name="ro1">
          <table:table-cell table:formula="of:= [times_10000.A847]" office:value-type="float" office:value="846" calcext:value-type="float">
            <text:p>846</text:p>
          </table:table-cell>
          <table:table-cell table:formula="of:= ([times_10000.C847] - [times_10000.B847]) / 1000000" office:value-type="float" office:value="146.999808" calcext:value-type="float">
            <text:p>146.999808</text:p>
          </table:table-cell>
          <table:table-cell table:formula="of:= ([times_100000.C847] - [times_100000.B847]) / 1000000" office:value-type="float" office:value="152.11008" calcext:value-type="float">
            <text:p>152.11008</text:p>
          </table:table-cell>
          <table:table-cell table:formula="of:= ([times_1000000.C847] - [times_1000000.B847]) / 1000000" office:value-type="float" office:value="136.179968" calcext:value-type="float">
            <text:p>136.179968</text:p>
          </table:table-cell>
        </table:table-row>
        <table:table-row table:style-name="ro1">
          <table:table-cell table:formula="of:= [times_10000.A848]" office:value-type="float" office:value="847" calcext:value-type="float">
            <text:p>847</text:p>
          </table:table-cell>
          <table:table-cell table:formula="of:= ([times_10000.C848] - [times_10000.B848]) / 1000000" office:value-type="float" office:value="146.639872" calcext:value-type="float">
            <text:p>146.639872</text:p>
          </table:table-cell>
          <table:table-cell table:formula="of:= ([times_100000.C848] - [times_100000.B848]) / 1000000" office:value-type="float" office:value="152.249856" calcext:value-type="float">
            <text:p>152.249856</text:p>
          </table:table-cell>
          <table:table-cell table:formula="of:= ([times_1000000.C848] - [times_1000000.B848]) / 1000000" office:value-type="float" office:value="135.870208" calcext:value-type="float">
            <text:p>135.870208</text:p>
          </table:table-cell>
        </table:table-row>
        <table:table-row table:style-name="ro1">
          <table:table-cell table:formula="of:= [times_10000.A849]" office:value-type="float" office:value="848" calcext:value-type="float">
            <text:p>848</text:p>
          </table:table-cell>
          <table:table-cell table:formula="of:= ([times_10000.C849] - [times_10000.B849]) / 1000000" office:value-type="float" office:value="146.329856" calcext:value-type="float">
            <text:p>146.329856</text:p>
          </table:table-cell>
          <table:table-cell table:formula="of:= ([times_100000.C849] - [times_100000.B849]) / 1000000" office:value-type="float" office:value="151.960064" calcext:value-type="float">
            <text:p>151.960064</text:p>
          </table:table-cell>
          <table:table-cell table:formula="of:= ([times_1000000.C849] - [times_1000000.B849]) / 1000000" office:value-type="float" office:value="135.560192" calcext:value-type="float">
            <text:p>135.560192</text:p>
          </table:table-cell>
        </table:table-row>
        <table:table-row table:style-name="ro1">
          <table:table-cell table:formula="of:= [times_10000.A850]" office:value-type="float" office:value="849" calcext:value-type="float">
            <text:p>849</text:p>
          </table:table-cell>
          <table:table-cell table:formula="of:= ([times_10000.C850] - [times_10000.B850]) / 1000000" office:value-type="float" office:value="145.999872" calcext:value-type="float">
            <text:p>145.999872</text:p>
          </table:table-cell>
          <table:table-cell table:formula="of:= ([times_100000.C850] - [times_100000.B850]) / 1000000" office:value-type="float" office:value="151.660032" calcext:value-type="float">
            <text:p>151.660032</text:p>
          </table:table-cell>
          <table:table-cell table:formula="of:= ([times_1000000.C850] - [times_1000000.B850]) / 1000000" office:value-type="float" office:value="135.269888" calcext:value-type="float">
            <text:p>135.269888</text:p>
          </table:table-cell>
        </table:table-row>
        <table:table-row table:style-name="ro1">
          <table:table-cell table:formula="of:= [times_10000.A851]" office:value-type="float" office:value="850" calcext:value-type="float">
            <text:p>850</text:p>
          </table:table-cell>
          <table:table-cell table:formula="of:= ([times_10000.C851] - [times_10000.B851]) / 1000000" office:value-type="float" office:value="145.640192" calcext:value-type="float">
            <text:p>145.640192</text:p>
          </table:table-cell>
          <table:table-cell table:formula="of:= ([times_100000.C851] - [times_100000.B851]) / 1000000" office:value-type="float" office:value="151.350016" calcext:value-type="float">
            <text:p>151.350016</text:p>
          </table:table-cell>
          <table:table-cell table:formula="of:= ([times_1000000.C851] - [times_1000000.B851]) / 1000000" office:value-type="float" office:value="134.930176" calcext:value-type="float">
            <text:p>134.930176</text:p>
          </table:table-cell>
        </table:table-row>
        <table:table-row table:style-name="ro1">
          <table:table-cell table:formula="of:= [times_10000.A852]" office:value-type="float" office:value="851" calcext:value-type="float">
            <text:p>851</text:p>
          </table:table-cell>
          <table:table-cell table:formula="of:= ([times_10000.C852] - [times_10000.B852]) / 1000000" office:value-type="float" office:value="145.319936" calcext:value-type="float">
            <text:p>145.319936</text:p>
          </table:table-cell>
          <table:table-cell table:formula="of:= ([times_100000.C852] - [times_100000.B852]) / 1000000" office:value-type="float" office:value="151.049984" calcext:value-type="float">
            <text:p>151.049984</text:p>
          </table:table-cell>
          <table:table-cell table:formula="of:= ([times_1000000.C852] - [times_1000000.B852]) / 1000000" office:value-type="float" office:value="134.630144" calcext:value-type="float">
            <text:p>134.630144</text:p>
          </table:table-cell>
        </table:table-row>
        <table:table-row table:style-name="ro1">
          <table:table-cell table:formula="of:= [times_10000.A853]" office:value-type="float" office:value="852" calcext:value-type="float">
            <text:p>852</text:p>
          </table:table-cell>
          <table:table-cell table:formula="of:= ([times_10000.C853] - [times_10000.B853]) / 1000000" office:value-type="float" office:value="145.00992" calcext:value-type="float">
            <text:p>145.00992</text:p>
          </table:table-cell>
          <table:table-cell table:formula="of:= ([times_100000.C853] - [times_100000.B853]) / 1000000" office:value-type="float" office:value="150.749696" calcext:value-type="float">
            <text:p>150.749696</text:p>
          </table:table-cell>
          <table:table-cell table:formula="of:= ([times_1000000.C853] - [times_1000000.B853]) / 1000000" office:value-type="float" office:value="138.930176" calcext:value-type="float">
            <text:p>138.930176</text:p>
          </table:table-cell>
        </table:table-row>
        <table:table-row table:style-name="ro1">
          <table:table-cell table:formula="of:= [times_10000.A854]" office:value-type="float" office:value="853" calcext:value-type="float">
            <text:p>853</text:p>
          </table:table-cell>
          <table:table-cell table:formula="of:= ([times_10000.C854] - [times_10000.B854]) / 1000000" office:value-type="float" office:value="144.729856" calcext:value-type="float">
            <text:p>144.729856</text:p>
          </table:table-cell>
          <table:table-cell table:formula="of:= ([times_100000.C854] - [times_100000.B854]) / 1000000" office:value-type="float" office:value="150.340096" calcext:value-type="float">
            <text:p>150.340096</text:p>
          </table:table-cell>
          <table:table-cell table:formula="of:= ([times_1000000.C854] - [times_1000000.B854]) / 1000000" office:value-type="float" office:value="138.810112" calcext:value-type="float">
            <text:p>138.810112</text:p>
          </table:table-cell>
        </table:table-row>
        <table:table-row table:style-name="ro1">
          <table:table-cell table:formula="of:= [times_10000.A855]" office:value-type="float" office:value="854" calcext:value-type="float">
            <text:p>854</text:p>
          </table:table-cell>
          <table:table-cell table:formula="of:= ([times_10000.C855] - [times_10000.B855]) / 1000000" office:value-type="float" office:value="144.429568" calcext:value-type="float">
            <text:p>144.429568</text:p>
          </table:table-cell>
          <table:table-cell table:formula="of:= ([times_100000.C855] - [times_100000.B855]) / 1000000" office:value-type="float" office:value="149.990144" calcext:value-type="float">
            <text:p>149.990144</text:p>
          </table:table-cell>
          <table:table-cell table:formula="of:= ([times_1000000.C855] - [times_1000000.B855]) / 1000000" office:value-type="float" office:value="138.49984" calcext:value-type="float">
            <text:p>138.49984</text:p>
          </table:table-cell>
        </table:table-row>
        <table:table-row table:style-name="ro1">
          <table:table-cell table:formula="of:= [times_10000.A856]" office:value-type="float" office:value="855" calcext:value-type="float">
            <text:p>855</text:p>
          </table:table-cell>
          <table:table-cell table:formula="of:= ([times_10000.C856] - [times_10000.B856]) / 1000000" office:value-type="float" office:value="144.130048" calcext:value-type="float">
            <text:p>144.130048</text:p>
          </table:table-cell>
          <table:table-cell table:formula="of:= ([times_100000.C856] - [times_100000.B856]) / 1000000" office:value-type="float" office:value="149.670144" calcext:value-type="float">
            <text:p>149.670144</text:p>
          </table:table-cell>
          <table:table-cell table:formula="of:= ([times_1000000.C856] - [times_1000000.B856]) / 1000000" office:value-type="float" office:value="138.14016" calcext:value-type="float">
            <text:p>138.14016</text:p>
          </table:table-cell>
        </table:table-row>
        <table:table-row table:style-name="ro1">
          <table:table-cell table:formula="of:= [times_10000.A857]" office:value-type="float" office:value="856" calcext:value-type="float">
            <text:p>856</text:p>
          </table:table-cell>
          <table:table-cell table:formula="of:= ([times_10000.C857] - [times_10000.B857]) / 1000000" office:value-type="float" office:value="143.840256" calcext:value-type="float">
            <text:p>143.840256</text:p>
          </table:table-cell>
          <table:table-cell table:formula="of:= ([times_100000.C857] - [times_100000.B857]) / 1000000" office:value-type="float" office:value="149.369856" calcext:value-type="float">
            <text:p>149.369856</text:p>
          </table:table-cell>
          <table:table-cell table:formula="of:= ([times_1000000.C857] - [times_1000000.B857]) / 1000000" office:value-type="float" office:value="137.93024" calcext:value-type="float">
            <text:p>137.93024</text:p>
          </table:table-cell>
        </table:table-row>
        <table:table-row table:style-name="ro1">
          <table:table-cell table:formula="of:= [times_10000.A858]" office:value-type="float" office:value="857" calcext:value-type="float">
            <text:p>857</text:p>
          </table:table-cell>
          <table:table-cell table:formula="of:= ([times_10000.C858] - [times_10000.B858]) / 1000000" office:value-type="float" office:value="143.540224" calcext:value-type="float">
            <text:p>143.540224</text:p>
          </table:table-cell>
          <table:table-cell table:formula="of:= ([times_100000.C858] - [times_100000.B858]) / 1000000" office:value-type="float" office:value="149.499904" calcext:value-type="float">
            <text:p>149.499904</text:p>
          </table:table-cell>
          <table:table-cell table:formula="of:= ([times_1000000.C858] - [times_1000000.B858]) / 1000000" office:value-type="float" office:value="137.82016" calcext:value-type="float">
            <text:p>137.82016</text:p>
          </table:table-cell>
        </table:table-row>
        <table:table-row table:style-name="ro1">
          <table:table-cell table:formula="of:= [times_10000.A859]" office:value-type="float" office:value="858" calcext:value-type="float">
            <text:p>858</text:p>
          </table:table-cell>
          <table:table-cell table:formula="of:= ([times_10000.C859] - [times_10000.B859]) / 1000000" office:value-type="float" office:value="143.239936" calcext:value-type="float">
            <text:p>143.239936</text:p>
          </table:table-cell>
          <table:table-cell table:formula="of:= ([times_100000.C859] - [times_100000.B859]) / 1000000" office:value-type="float" office:value="149.21984" calcext:value-type="float">
            <text:p>149.21984</text:p>
          </table:table-cell>
          <table:table-cell table:formula="of:= ([times_1000000.C859] - [times_1000000.B859]) / 1000000" office:value-type="float" office:value="137.530112" calcext:value-type="float">
            <text:p>137.530112</text:p>
          </table:table-cell>
        </table:table-row>
        <table:table-row table:style-name="ro1">
          <table:table-cell table:formula="of:= [times_10000.A860]" office:value-type="float" office:value="859" calcext:value-type="float">
            <text:p>859</text:p>
          </table:table-cell>
          <table:table-cell table:formula="of:= ([times_10000.C860] - [times_10000.B860]) / 1000000" office:value-type="float" office:value="142.94016" calcext:value-type="float">
            <text:p>142.94016</text:p>
          </table:table-cell>
          <table:table-cell table:formula="of:= ([times_100000.C860] - [times_100000.B860]) / 1000000" office:value-type="float" office:value="148.919808" calcext:value-type="float">
            <text:p>148.919808</text:p>
          </table:table-cell>
          <table:table-cell table:formula="of:= ([times_1000000.C860] - [times_1000000.B860]) / 1000000" office:value-type="float" office:value="137.240064" calcext:value-type="float">
            <text:p>137.240064</text:p>
          </table:table-cell>
        </table:table-row>
        <table:table-row table:style-name="ro1">
          <table:table-cell table:formula="of:= [times_10000.A861]" office:value-type="float" office:value="860" calcext:value-type="float">
            <text:p>860</text:p>
          </table:table-cell>
          <table:table-cell table:formula="of:= ([times_10000.C861] - [times_10000.B861]) / 1000000" office:value-type="float" office:value="142.660096" calcext:value-type="float">
            <text:p>142.660096</text:p>
          </table:table-cell>
          <table:table-cell table:formula="of:= ([times_100000.C861] - [times_100000.B861]) / 1000000" office:value-type="float" office:value="148.509952" calcext:value-type="float">
            <text:p>148.509952</text:p>
          </table:table-cell>
          <table:table-cell table:formula="of:= ([times_1000000.C861] - [times_1000000.B861]) / 1000000" office:value-type="float" office:value="137.00992" calcext:value-type="float">
            <text:p>137.00992</text:p>
          </table:table-cell>
        </table:table-row>
        <table:table-row table:style-name="ro1">
          <table:table-cell table:formula="of:= [times_10000.A862]" office:value-type="float" office:value="861" calcext:value-type="float">
            <text:p>861</text:p>
          </table:table-cell>
          <table:table-cell table:formula="of:= ([times_10000.C862] - [times_10000.B862]) / 1000000" office:value-type="float" office:value="142.360064" calcext:value-type="float">
            <text:p>142.360064</text:p>
          </table:table-cell>
          <table:table-cell table:formula="of:= ([times_100000.C862] - [times_100000.B862]) / 1000000" office:value-type="float" office:value="148.16" calcext:value-type="float">
            <text:p>148.16</text:p>
          </table:table-cell>
          <table:table-cell table:formula="of:= ([times_1000000.C862] - [times_1000000.B862]) / 1000000" office:value-type="float" office:value="136.829952" calcext:value-type="float">
            <text:p>136.829952</text:p>
          </table:table-cell>
        </table:table-row>
        <table:table-row table:style-name="ro1">
          <table:table-cell table:formula="of:= [times_10000.A863]" office:value-type="float" office:value="862" calcext:value-type="float">
            <text:p>862</text:p>
          </table:table-cell>
          <table:table-cell table:formula="of:= ([times_10000.C863] - [times_10000.B863]) / 1000000" office:value-type="float" office:value="142.059776" calcext:value-type="float">
            <text:p>142.059776</text:p>
          </table:table-cell>
          <table:table-cell table:formula="of:= ([times_100000.C863] - [times_100000.B863]) / 1000000" office:value-type="float" office:value="147.84" calcext:value-type="float">
            <text:p>147.84</text:p>
          </table:table-cell>
          <table:table-cell table:formula="of:= ([times_1000000.C863] - [times_1000000.B863]) / 1000000" office:value-type="float" office:value="136.64" calcext:value-type="float">
            <text:p>136.64</text:p>
          </table:table-cell>
        </table:table-row>
        <table:table-row table:style-name="ro1">
          <table:table-cell table:formula="of:= [times_10000.A864]" office:value-type="float" office:value="863" calcext:value-type="float">
            <text:p>863</text:p>
          </table:table-cell>
          <table:table-cell table:formula="of:= ([times_10000.C864] - [times_10000.B864]) / 1000000" office:value-type="float" office:value="141.769984" calcext:value-type="float">
            <text:p>141.769984</text:p>
          </table:table-cell>
          <table:table-cell table:formula="of:= ([times_100000.C864] - [times_100000.B864]) / 1000000" office:value-type="float" office:value="147.529984" calcext:value-type="float">
            <text:p>147.529984</text:p>
          </table:table-cell>
          <table:table-cell table:formula="of:= ([times_1000000.C864] - [times_1000000.B864]) / 1000000" office:value-type="float" office:value="137.090048" calcext:value-type="float">
            <text:p>137.090048</text:p>
          </table:table-cell>
        </table:table-row>
        <table:table-row table:style-name="ro1">
          <table:table-cell table:formula="of:= [times_10000.A865]" office:value-type="float" office:value="864" calcext:value-type="float">
            <text:p>864</text:p>
          </table:table-cell>
          <table:table-cell table:formula="of:= ([times_10000.C865] - [times_10000.B865]) / 1000000" office:value-type="float" office:value="141.470208" calcext:value-type="float">
            <text:p>141.470208</text:p>
          </table:table-cell>
          <table:table-cell table:formula="of:= ([times_100000.C865] - [times_100000.B865]) / 1000000" office:value-type="float" office:value="147.190016" calcext:value-type="float">
            <text:p>147.190016</text:p>
          </table:table-cell>
          <table:table-cell table:formula="of:= ([times_1000000.C865] - [times_1000000.B865]) / 1000000" office:value-type="float" office:value="136.909824" calcext:value-type="float">
            <text:p>136.909824</text:p>
          </table:table-cell>
        </table:table-row>
        <table:table-row table:style-name="ro1">
          <table:table-cell table:formula="of:= [times_10000.A866]" office:value-type="float" office:value="865" calcext:value-type="float">
            <text:p>865</text:p>
          </table:table-cell>
          <table:table-cell table:formula="of:= ([times_10000.C866] - [times_10000.B866]) / 1000000" office:value-type="float" office:value="141.16992" calcext:value-type="float">
            <text:p>141.16992</text:p>
          </table:table-cell>
          <table:table-cell table:formula="of:= ([times_100000.C866] - [times_100000.B866]) / 1000000" office:value-type="float" office:value="146.889728" calcext:value-type="float">
            <text:p>146.889728</text:p>
          </table:table-cell>
          <table:table-cell table:formula="of:= ([times_1000000.C866] - [times_1000000.B866]) / 1000000" office:value-type="float" office:value="137.049856" calcext:value-type="float">
            <text:p>137.049856</text:p>
          </table:table-cell>
        </table:table-row>
        <table:table-row table:style-name="ro1">
          <table:table-cell table:formula="of:= [times_10000.A867]" office:value-type="float" office:value="866" calcext:value-type="float">
            <text:p>866</text:p>
          </table:table-cell>
          <table:table-cell table:formula="of:= ([times_10000.C867] - [times_10000.B867]) / 1000000" office:value-type="float" office:value="140.889856" calcext:value-type="float">
            <text:p>140.889856</text:p>
          </table:table-cell>
          <table:table-cell table:formula="of:= ([times_100000.C867] - [times_100000.B867]) / 1000000" office:value-type="float" office:value="146.710016" calcext:value-type="float">
            <text:p>146.710016</text:p>
          </table:table-cell>
          <table:table-cell table:formula="of:= ([times_1000000.C867] - [times_1000000.B867]) / 1000000" office:value-type="float" office:value="136.950016" calcext:value-type="float">
            <text:p>136.950016</text:p>
          </table:table-cell>
        </table:table-row>
        <table:table-row table:style-name="ro1">
          <table:table-cell table:formula="of:= [times_10000.A868]" office:value-type="float" office:value="867" calcext:value-type="float">
            <text:p>867</text:p>
          </table:table-cell>
          <table:table-cell table:formula="of:= ([times_10000.C868] - [times_10000.B868]) / 1000000" office:value-type="float" office:value="140.589824" calcext:value-type="float">
            <text:p>140.589824</text:p>
          </table:table-cell>
          <table:table-cell table:formula="of:= ([times_100000.C868] - [times_100000.B868]) / 1000000" office:value-type="float" office:value="146.809856" calcext:value-type="float">
            <text:p>146.809856</text:p>
          </table:table-cell>
          <table:table-cell table:formula="of:= ([times_1000000.C868] - [times_1000000.B868]) / 1000000" office:value-type="float" office:value="137.39008" calcext:value-type="float">
            <text:p>137.39008</text:p>
          </table:table-cell>
        </table:table-row>
        <table:table-row table:style-name="ro1">
          <table:table-cell table:formula="of:= [times_10000.A869]" office:value-type="float" office:value="868" calcext:value-type="float">
            <text:p>868</text:p>
          </table:table-cell>
          <table:table-cell table:formula="of:= ([times_10000.C869] - [times_10000.B869]) / 1000000" office:value-type="float" office:value="140.249856" calcext:value-type="float">
            <text:p>140.249856</text:p>
          </table:table-cell>
          <table:table-cell table:formula="of:= ([times_100000.C869] - [times_100000.B869]) / 1000000" office:value-type="float" office:value="146.459904" calcext:value-type="float">
            <text:p>146.459904</text:p>
          </table:table-cell>
          <table:table-cell table:formula="of:= ([times_1000000.C869] - [times_1000000.B869]) / 1000000" office:value-type="float" office:value="137.989632" calcext:value-type="float">
            <text:p>137.989632</text:p>
          </table:table-cell>
        </table:table-row>
        <table:table-row table:style-name="ro1">
          <table:table-cell table:formula="of:= [times_10000.A870]" office:value-type="float" office:value="869" calcext:value-type="float">
            <text:p>869</text:p>
          </table:table-cell>
          <table:table-cell table:formula="of:= ([times_10000.C870] - [times_10000.B870]) / 1000000" office:value-type="float" office:value="139.93984" calcext:value-type="float">
            <text:p>139.93984</text:p>
          </table:table-cell>
          <table:table-cell table:formula="of:= ([times_100000.C870] - [times_100000.B870]) / 1000000" office:value-type="float" office:value="146.040064" calcext:value-type="float">
            <text:p>146.040064</text:p>
          </table:table-cell>
          <table:table-cell table:formula="of:= ([times_1000000.C870] - [times_1000000.B870]) / 1000000" office:value-type="float" office:value="138.279936" calcext:value-type="float">
            <text:p>138.279936</text:p>
          </table:table-cell>
        </table:table-row>
        <table:table-row table:style-name="ro1">
          <table:table-cell table:formula="of:= [times_10000.A871]" office:value-type="float" office:value="870" calcext:value-type="float">
            <text:p>870</text:p>
          </table:table-cell>
          <table:table-cell table:formula="of:= ([times_10000.C871] - [times_10000.B871]) / 1000000" office:value-type="float" office:value="139.600128" calcext:value-type="float">
            <text:p>139.600128</text:p>
          </table:table-cell>
          <table:table-cell table:formula="of:= ([times_100000.C871] - [times_100000.B871]) / 1000000" office:value-type="float" office:value="145.030144" calcext:value-type="float">
            <text:p>145.030144</text:p>
          </table:table-cell>
          <table:table-cell table:formula="of:= ([times_1000000.C871] - [times_1000000.B871]) / 1000000" office:value-type="float" office:value="138.25024" calcext:value-type="float">
            <text:p>138.25024</text:p>
          </table:table-cell>
        </table:table-row>
        <table:table-row table:style-name="ro1">
          <table:table-cell table:formula="of:= [times_10000.A872]" office:value-type="float" office:value="871" calcext:value-type="float">
            <text:p>871</text:p>
          </table:table-cell>
          <table:table-cell table:formula="of:= ([times_10000.C872] - [times_10000.B872]) / 1000000" office:value-type="float" office:value="139.480064" calcext:value-type="float">
            <text:p>139.480064</text:p>
          </table:table-cell>
          <table:table-cell table:formula="of:= ([times_100000.C872] - [times_100000.B872]) / 1000000" office:value-type="float" office:value="144.670208" calcext:value-type="float">
            <text:p>144.670208</text:p>
          </table:table-cell>
          <table:table-cell table:formula="of:= ([times_1000000.C872] - [times_1000000.B872]) / 1000000" office:value-type="float" office:value="138.800128" calcext:value-type="float">
            <text:p>138.800128</text:p>
          </table:table-cell>
        </table:table-row>
        <table:table-row table:style-name="ro1">
          <table:table-cell table:formula="of:= [times_10000.A873]" office:value-type="float" office:value="872" calcext:value-type="float">
            <text:p>872</text:p>
          </table:table-cell>
          <table:table-cell table:formula="of:= ([times_10000.C873] - [times_10000.B873]) / 1000000" office:value-type="float" office:value="140.290048" calcext:value-type="float">
            <text:p>140.290048</text:p>
          </table:table-cell>
          <table:table-cell table:formula="of:= ([times_100000.C873] - [times_100000.B873]) / 1000000" office:value-type="float" office:value="144.32" calcext:value-type="float">
            <text:p>144.32</text:p>
          </table:table-cell>
          <table:table-cell table:formula="of:= ([times_1000000.C873] - [times_1000000.B873]) / 1000000" office:value-type="float" office:value="139.280128" calcext:value-type="float">
            <text:p>139.280128</text:p>
          </table:table-cell>
        </table:table-row>
        <table:table-row table:style-name="ro1">
          <table:table-cell table:formula="of:= [times_10000.A874]" office:value-type="float" office:value="873" calcext:value-type="float">
            <text:p>873</text:p>
          </table:table-cell>
          <table:table-cell table:formula="of:= ([times_10000.C874] - [times_10000.B874]) / 1000000" office:value-type="float" office:value="139.990016" calcext:value-type="float">
            <text:p>139.990016</text:p>
          </table:table-cell>
          <table:table-cell table:formula="of:= ([times_100000.C874] - [times_100000.B874]) / 1000000" office:value-type="float" office:value="143.88992" calcext:value-type="float">
            <text:p>143.88992</text:p>
          </table:table-cell>
          <table:table-cell table:formula="of:= ([times_1000000.C874] - [times_1000000.B874]) / 1000000" office:value-type="float" office:value="139.070208" calcext:value-type="float">
            <text:p>139.070208</text:p>
          </table:table-cell>
        </table:table-row>
        <table:table-row table:style-name="ro1">
          <table:table-cell table:formula="of:= [times_10000.A875]" office:value-type="float" office:value="874" calcext:value-type="float">
            <text:p>874</text:p>
          </table:table-cell>
          <table:table-cell table:formula="of:= ([times_10000.C875] - [times_10000.B875]) / 1000000" office:value-type="float" office:value="139.710208" calcext:value-type="float">
            <text:p>139.710208</text:p>
          </table:table-cell>
          <table:table-cell table:formula="of:= ([times_100000.C875] - [times_100000.B875]) / 1000000" office:value-type="float" office:value="143.579648" calcext:value-type="float">
            <text:p>143.579648</text:p>
          </table:table-cell>
          <table:table-cell table:formula="of:= ([times_1000000.C875] - [times_1000000.B875]) / 1000000" office:value-type="float" office:value="139.070208" calcext:value-type="float">
            <text:p>139.070208</text:p>
          </table:table-cell>
        </table:table-row>
        <table:table-row table:style-name="ro1">
          <table:table-cell table:formula="of:= [times_10000.A876]" office:value-type="float" office:value="875" calcext:value-type="float">
            <text:p>875</text:p>
          </table:table-cell>
          <table:table-cell table:formula="of:= ([times_10000.C876] - [times_10000.B876]) / 1000000" office:value-type="float" office:value="139.399936" calcext:value-type="float">
            <text:p>139.399936</text:p>
          </table:table-cell>
          <table:table-cell table:formula="of:= ([times_100000.C876] - [times_100000.B876]) / 1000000" office:value-type="float" office:value="143.279872" calcext:value-type="float">
            <text:p>143.279872</text:p>
          </table:table-cell>
          <table:table-cell table:formula="of:= ([times_1000000.C876] - [times_1000000.B876]) / 1000000" office:value-type="float" office:value="138.78016" calcext:value-type="float">
            <text:p>138.78016</text:p>
          </table:table-cell>
        </table:table-row>
        <table:table-row table:style-name="ro1">
          <table:table-cell table:formula="of:= [times_10000.A877]" office:value-type="float" office:value="876" calcext:value-type="float">
            <text:p>876</text:p>
          </table:table-cell>
          <table:table-cell table:formula="of:= ([times_10000.C877] - [times_10000.B877]) / 1000000" office:value-type="float" office:value="139.120128" calcext:value-type="float">
            <text:p>139.120128</text:p>
          </table:table-cell>
          <table:table-cell table:formula="of:= ([times_100000.C877] - [times_100000.B877]) / 1000000" office:value-type="float" office:value="142.980096" calcext:value-type="float">
            <text:p>142.980096</text:p>
          </table:table-cell>
          <table:table-cell table:formula="of:= ([times_1000000.C877] - [times_1000000.B877]) / 1000000" office:value-type="float" office:value="138.469888" calcext:value-type="float">
            <text:p>138.469888</text:p>
          </table:table-cell>
        </table:table-row>
        <table:table-row table:style-name="ro1">
          <table:table-cell table:formula="of:= [times_10000.A878]" office:value-type="float" office:value="877" calcext:value-type="float">
            <text:p>877</text:p>
          </table:table-cell>
          <table:table-cell table:formula="of:= ([times_10000.C878] - [times_10000.B878]) / 1000000" office:value-type="float" office:value="138.81984" calcext:value-type="float">
            <text:p>138.81984</text:p>
          </table:table-cell>
          <table:table-cell table:formula="of:= ([times_100000.C878] - [times_100000.B878]) / 1000000" office:value-type="float" office:value="142.909952" calcext:value-type="float">
            <text:p>142.909952</text:p>
          </table:table-cell>
          <table:table-cell table:formula="of:= ([times_1000000.C878] - [times_1000000.B878]) / 1000000" office:value-type="float" office:value="138.17984" calcext:value-type="float">
            <text:p>138.17984</text:p>
          </table:table-cell>
        </table:table-row>
        <table:table-row table:style-name="ro1">
          <table:table-cell table:formula="of:= [times_10000.A879]" office:value-type="float" office:value="878" calcext:value-type="float">
            <text:p>878</text:p>
          </table:table-cell>
          <table:table-cell table:formula="of:= ([times_10000.C879] - [times_10000.B879]) / 1000000" office:value-type="float" office:value="138.530048" calcext:value-type="float">
            <text:p>138.530048</text:p>
          </table:table-cell>
          <table:table-cell table:formula="of:= ([times_100000.C879] - [times_100000.B879]) / 1000000" office:value-type="float" office:value="142.560256" calcext:value-type="float">
            <text:p>142.560256</text:p>
          </table:table-cell>
          <table:table-cell table:formula="of:= ([times_1000000.C879] - [times_1000000.B879]) / 1000000" office:value-type="float" office:value="137.879808" calcext:value-type="float">
            <text:p>137.879808</text:p>
          </table:table-cell>
        </table:table-row>
        <table:table-row table:style-name="ro1">
          <table:table-cell table:formula="of:= [times_10000.A880]" office:value-type="float" office:value="879" calcext:value-type="float">
            <text:p>879</text:p>
          </table:table-cell>
          <table:table-cell table:formula="of:= ([times_10000.C880] - [times_10000.B880]) / 1000000" office:value-type="float" office:value="138.24" calcext:value-type="float">
            <text:p>138.24</text:p>
          </table:table-cell>
          <table:table-cell table:formula="of:= ([times_100000.C880] - [times_100000.B880]) / 1000000" office:value-type="float" office:value="142.249984" calcext:value-type="float">
            <text:p>142.249984</text:p>
          </table:table-cell>
          <table:table-cell table:formula="of:= ([times_1000000.C880] - [times_1000000.B880]) / 1000000" office:value-type="float" office:value="138.289664" calcext:value-type="float">
            <text:p>138.289664</text:p>
          </table:table-cell>
        </table:table-row>
        <table:table-row table:style-name="ro1">
          <table:table-cell table:formula="of:= [times_10000.A881]" office:value-type="float" office:value="880" calcext:value-type="float">
            <text:p>880</text:p>
          </table:table-cell>
          <table:table-cell table:formula="of:= ([times_10000.C881] - [times_10000.B881]) / 1000000" office:value-type="float" office:value="137.939712" calcext:value-type="float">
            <text:p>137.939712</text:p>
          </table:table-cell>
          <table:table-cell table:formula="of:= ([times_100000.C881] - [times_100000.B881]) / 1000000" office:value-type="float" office:value="141.949952" calcext:value-type="float">
            <text:p>141.949952</text:p>
          </table:table-cell>
          <table:table-cell table:formula="of:= ([times_1000000.C881] - [times_1000000.B881]) / 1000000" office:value-type="float" office:value="137.979904" calcext:value-type="float">
            <text:p>137.979904</text:p>
          </table:table-cell>
        </table:table-row>
        <table:table-row table:style-name="ro1">
          <table:table-cell table:formula="of:= [times_10000.A882]" office:value-type="float" office:value="881" calcext:value-type="float">
            <text:p>881</text:p>
          </table:table-cell>
          <table:table-cell table:formula="of:= ([times_10000.C882] - [times_10000.B882]) / 1000000" office:value-type="float" office:value="137.639936" calcext:value-type="float">
            <text:p>137.639936</text:p>
          </table:table-cell>
          <table:table-cell table:formula="of:= ([times_100000.C882] - [times_100000.B882]) / 1000000" office:value-type="float" office:value="141.659904" calcext:value-type="float">
            <text:p>141.659904</text:p>
          </table:table-cell>
          <table:table-cell table:formula="of:= ([times_1000000.C882] - [times_1000000.B882]) / 1000000" office:value-type="float" office:value="137.700096" calcext:value-type="float">
            <text:p>137.700096</text:p>
          </table:table-cell>
        </table:table-row>
        <table:table-row table:style-name="ro1">
          <table:table-cell table:formula="of:= [times_10000.A883]" office:value-type="float" office:value="882" calcext:value-type="float">
            <text:p>882</text:p>
          </table:table-cell>
          <table:table-cell table:formula="of:= ([times_10000.C883] - [times_10000.B883]) / 1000000" office:value-type="float" office:value="137.319936" calcext:value-type="float">
            <text:p>137.319936</text:p>
          </table:table-cell>
          <table:table-cell table:formula="of:= ([times_100000.C883] - [times_100000.B883]) / 1000000" office:value-type="float" office:value="141.359872" calcext:value-type="float">
            <text:p>141.359872</text:p>
          </table:table-cell>
          <table:table-cell table:formula="of:= ([times_1000000.C883] - [times_1000000.B883]) / 1000000" office:value-type="float" office:value="137.400064" calcext:value-type="float">
            <text:p>137.400064</text:p>
          </table:table-cell>
        </table:table-row>
        <table:table-row table:style-name="ro1">
          <table:table-cell table:formula="of:= [times_10000.A884]" office:value-type="float" office:value="883" calcext:value-type="float">
            <text:p>883</text:p>
          </table:table-cell>
          <table:table-cell table:formula="of:= ([times_10000.C884] - [times_10000.B884]) / 1000000" office:value-type="float" office:value="137.00992" calcext:value-type="float">
            <text:p>137.00992</text:p>
          </table:table-cell>
          <table:table-cell table:formula="of:= ([times_100000.C884] - [times_100000.B884]) / 1000000" office:value-type="float" office:value="141.059584" calcext:value-type="float">
            <text:p>141.059584</text:p>
          </table:table-cell>
          <table:table-cell table:formula="of:= ([times_1000000.C884] - [times_1000000.B884]) / 1000000" office:value-type="float" office:value="137.069824" calcext:value-type="float">
            <text:p>137.069824</text:p>
          </table:table-cell>
        </table:table-row>
        <table:table-row table:style-name="ro1">
          <table:table-cell table:formula="of:= [times_10000.A885]" office:value-type="float" office:value="884" calcext:value-type="float">
            <text:p>884</text:p>
          </table:table-cell>
          <table:table-cell table:formula="of:= ([times_10000.C885] - [times_10000.B885]) / 1000000" office:value-type="float" office:value="136.68992" calcext:value-type="float">
            <text:p>136.68992</text:p>
          </table:table-cell>
          <table:table-cell table:formula="of:= ([times_100000.C885] - [times_100000.B885]) / 1000000" office:value-type="float" office:value="140.999936" calcext:value-type="float">
            <text:p>140.999936</text:p>
          </table:table-cell>
          <table:table-cell table:formula="of:= ([times_1000000.C885] - [times_1000000.B885]) / 1000000" office:value-type="float" office:value="136.779776" calcext:value-type="float">
            <text:p>136.779776</text:p>
          </table:table-cell>
        </table:table-row>
        <table:table-row table:style-name="ro1">
          <table:table-cell table:formula="of:= [times_10000.A886]" office:value-type="float" office:value="885" calcext:value-type="float">
            <text:p>885</text:p>
          </table:table-cell>
          <table:table-cell table:formula="of:= ([times_10000.C886] - [times_10000.B886]) / 1000000" office:value-type="float" office:value="136.280064" calcext:value-type="float">
            <text:p>136.280064</text:p>
          </table:table-cell>
          <table:table-cell table:formula="of:= ([times_100000.C886] - [times_100000.B886]) / 1000000" office:value-type="float" office:value="140.70016" calcext:value-type="float">
            <text:p>140.70016</text:p>
          </table:table-cell>
          <table:table-cell table:formula="of:= ([times_1000000.C886] - [times_1000000.B886]) / 1000000" office:value-type="float" office:value="136.410112" calcext:value-type="float">
            <text:p>136.410112</text:p>
          </table:table-cell>
        </table:table-row>
        <table:table-row table:style-name="ro1">
          <table:table-cell table:formula="of:= [times_10000.A887]" office:value-type="float" office:value="886" calcext:value-type="float">
            <text:p>886</text:p>
          </table:table-cell>
          <table:table-cell table:formula="of:= ([times_10000.C887] - [times_10000.B887]) / 1000000" office:value-type="float" office:value="135.979776" calcext:value-type="float">
            <text:p>135.979776</text:p>
          </table:table-cell>
          <table:table-cell table:formula="of:= ([times_100000.C887] - [times_100000.B887]) / 1000000" office:value-type="float" office:value="140.409856" calcext:value-type="float">
            <text:p>140.409856</text:p>
          </table:table-cell>
          <table:table-cell table:formula="of:= ([times_1000000.C887] - [times_1000000.B887]) / 1000000" office:value-type="float" office:value="136.0896" calcext:value-type="float">
            <text:p>136.0896</text:p>
          </table:table-cell>
        </table:table-row>
        <table:table-row table:style-name="ro1">
          <table:table-cell table:formula="of:= [times_10000.A888]" office:value-type="float" office:value="887" calcext:value-type="float">
            <text:p>887</text:p>
          </table:table-cell>
          <table:table-cell table:formula="of:= ([times_10000.C888] - [times_10000.B888]) / 1000000" office:value-type="float" office:value="135.68" calcext:value-type="float">
            <text:p>135.68</text:p>
          </table:table-cell>
          <table:table-cell table:formula="of:= ([times_100000.C888] - [times_100000.B888]) / 1000000" office:value-type="float" office:value="140.11008" calcext:value-type="float">
            <text:p>140.11008</text:p>
          </table:table-cell>
          <table:table-cell table:formula="of:= ([times_1000000.C888] - [times_1000000.B888]) / 1000000" office:value-type="float" office:value="135.799808" calcext:value-type="float">
            <text:p>135.799808</text:p>
          </table:table-cell>
        </table:table-row>
        <table:table-row table:style-name="ro1">
          <table:table-cell table:formula="of:= [times_10000.A889]" office:value-type="float" office:value="888" calcext:value-type="float">
            <text:p>888</text:p>
          </table:table-cell>
          <table:table-cell table:formula="of:= ([times_10000.C889] - [times_10000.B889]) / 1000000" office:value-type="float" office:value="135.340288" calcext:value-type="float">
            <text:p>135.340288</text:p>
          </table:table-cell>
          <table:table-cell table:formula="of:= ([times_100000.C889] - [times_100000.B889]) / 1000000" office:value-type="float" office:value="140.090112" calcext:value-type="float">
            <text:p>140.090112</text:p>
          </table:table-cell>
          <table:table-cell table:formula="of:= ([times_1000000.C889] - [times_1000000.B889]) / 1000000" office:value-type="float" office:value="135.40992" calcext:value-type="float">
            <text:p>135.40992</text:p>
          </table:table-cell>
        </table:table-row>
        <table:table-row table:style-name="ro1">
          <table:table-cell table:formula="of:= [times_10000.A890]" office:value-type="float" office:value="889" calcext:value-type="float">
            <text:p>889</text:p>
          </table:table-cell>
          <table:table-cell table:formula="of:= ([times_10000.C890] - [times_10000.B890]) / 1000000" office:value-type="float" office:value="134.980096" calcext:value-type="float">
            <text:p>134.980096</text:p>
          </table:table-cell>
          <table:table-cell table:formula="of:= ([times_100000.C890] - [times_100000.B890]) / 1000000" office:value-type="float" office:value="139.740416" calcext:value-type="float">
            <text:p>139.740416</text:p>
          </table:table-cell>
          <table:table-cell table:formula="of:= ([times_1000000.C890] - [times_1000000.B890]) / 1000000" office:value-type="float" office:value="135.08992" calcext:value-type="float">
            <text:p>135.08992</text:p>
          </table:table-cell>
        </table:table-row>
        <table:table-row table:style-name="ro1">
          <table:table-cell table:formula="of:= [times_10000.A891]" office:value-type="float" office:value="890" calcext:value-type="float">
            <text:p>890</text:p>
          </table:table-cell>
          <table:table-cell table:formula="of:= ([times_10000.C891] - [times_10000.B891]) / 1000000" office:value-type="float" office:value="134.649856" calcext:value-type="float">
            <text:p>134.649856</text:p>
          </table:table-cell>
          <table:table-cell table:formula="of:= ([times_100000.C891] - [times_100000.B891]) / 1000000" office:value-type="float" office:value="139.440128" calcext:value-type="float">
            <text:p>139.440128</text:p>
          </table:table-cell>
          <table:table-cell table:formula="of:= ([times_1000000.C891] - [times_1000000.B891]) / 1000000" office:value-type="float" office:value="134.789888" calcext:value-type="float">
            <text:p>134.789888</text:p>
          </table:table-cell>
        </table:table-row>
        <table:table-row table:style-name="ro1">
          <table:table-cell table:formula="of:= [times_10000.A892]" office:value-type="float" office:value="891" calcext:value-type="float">
            <text:p>891</text:p>
          </table:table-cell>
          <table:table-cell table:formula="of:= ([times_10000.C892] - [times_10000.B892]) / 1000000" office:value-type="float" office:value="134.329856" calcext:value-type="float">
            <text:p>134.329856</text:p>
          </table:table-cell>
          <table:table-cell table:formula="of:= ([times_100000.C892] - [times_100000.B892]) / 1000000" office:value-type="float" office:value="139.130112" calcext:value-type="float">
            <text:p>139.130112</text:p>
          </table:table-cell>
          <table:table-cell table:formula="of:= ([times_1000000.C892] - [times_1000000.B892]) / 1000000" office:value-type="float" office:value="134.4896" calcext:value-type="float">
            <text:p>134.4896</text:p>
          </table:table-cell>
        </table:table-row>
        <table:table-row table:style-name="ro1">
          <table:table-cell table:formula="of:= [times_10000.A893]" office:value-type="float" office:value="892" calcext:value-type="float">
            <text:p>892</text:p>
          </table:table-cell>
          <table:table-cell table:formula="of:= ([times_10000.C893] - [times_10000.B893]) / 1000000" office:value-type="float" office:value="134.000128" calcext:value-type="float">
            <text:p>134.000128</text:p>
          </table:table-cell>
          <table:table-cell table:formula="of:= ([times_100000.C893] - [times_100000.B893]) / 1000000" office:value-type="float" office:value="139.280128" calcext:value-type="float">
            <text:p>139.280128</text:p>
          </table:table-cell>
          <table:table-cell table:formula="of:= ([times_1000000.C893] - [times_1000000.B893]) / 1000000" office:value-type="float" office:value="134.19008" calcext:value-type="float">
            <text:p>134.19008</text:p>
          </table:table-cell>
        </table:table-row>
        <table:table-row table:style-name="ro1">
          <table:table-cell table:formula="of:= [times_10000.A894]" office:value-type="float" office:value="893" calcext:value-type="float">
            <text:p>893</text:p>
          </table:table-cell>
          <table:table-cell table:formula="of:= ([times_10000.C894] - [times_10000.B894]) / 1000000" office:value-type="float" office:value="133.69984" calcext:value-type="float">
            <text:p>133.69984</text:p>
          </table:table-cell>
          <table:table-cell table:formula="of:= ([times_100000.C894] - [times_100000.B894]) / 1000000" office:value-type="float" office:value="138.679808" calcext:value-type="float">
            <text:p>138.679808</text:p>
          </table:table-cell>
          <table:table-cell table:formula="of:= ([times_1000000.C894] - [times_1000000.B894]) / 1000000" office:value-type="float" office:value="133.900032" calcext:value-type="float">
            <text:p>133.900032</text:p>
          </table:table-cell>
        </table:table-row>
        <table:table-row table:style-name="ro1">
          <table:table-cell table:formula="of:= [times_10000.A895]" office:value-type="float" office:value="894" calcext:value-type="float">
            <text:p>894</text:p>
          </table:table-cell>
          <table:table-cell table:formula="of:= ([times_10000.C895] - [times_10000.B895]) / 1000000" office:value-type="float" office:value="133.399808" calcext:value-type="float">
            <text:p>133.399808</text:p>
          </table:table-cell>
          <table:table-cell table:formula="of:= ([times_100000.C895] - [times_100000.B895]) / 1000000" office:value-type="float" office:value="138.249984" calcext:value-type="float">
            <text:p>138.249984</text:p>
          </table:table-cell>
          <table:table-cell table:formula="of:= ([times_1000000.C895] - [times_1000000.B895]) / 1000000" office:value-type="float" office:value="133.6" calcext:value-type="float">
            <text:p>133.6</text:p>
          </table:table-cell>
        </table:table-row>
        <table:table-row table:style-name="ro1">
          <table:table-cell table:formula="of:= [times_10000.A896]" office:value-type="float" office:value="895" calcext:value-type="float">
            <text:p>895</text:p>
          </table:table-cell>
          <table:table-cell table:formula="of:= ([times_10000.C896] - [times_10000.B896]) / 1000000" office:value-type="float" office:value="133.110016" calcext:value-type="float">
            <text:p>133.110016</text:p>
          </table:table-cell>
          <table:table-cell table:formula="of:= ([times_100000.C896] - [times_100000.B896]) / 1000000" office:value-type="float" office:value="137.880064" calcext:value-type="float">
            <text:p>137.880064</text:p>
          </table:table-cell>
          <table:table-cell table:formula="of:= ([times_1000000.C896] - [times_1000000.B896]) / 1000000" office:value-type="float" office:value="133.300224" calcext:value-type="float">
            <text:p>133.300224</text:p>
          </table:table-cell>
        </table:table-row>
        <table:table-row table:style-name="ro1">
          <table:table-cell table:formula="of:= [times_10000.A897]" office:value-type="float" office:value="896" calcext:value-type="float">
            <text:p>896</text:p>
          </table:table-cell>
          <table:table-cell table:formula="of:= ([times_10000.C897] - [times_10000.B897]) / 1000000" office:value-type="float" office:value="132.950016" calcext:value-type="float">
            <text:p>132.950016</text:p>
          </table:table-cell>
          <table:table-cell table:formula="of:= ([times_100000.C897] - [times_100000.B897]) / 1000000" office:value-type="float" office:value="137.560064" calcext:value-type="float">
            <text:p>137.560064</text:p>
          </table:table-cell>
          <table:table-cell table:formula="of:= ([times_1000000.C897] - [times_1000000.B897]) / 1000000" office:value-type="float" office:value="133.789952" calcext:value-type="float">
            <text:p>133.789952</text:p>
          </table:table-cell>
        </table:table-row>
        <table:table-row table:style-name="ro1">
          <table:table-cell table:formula="of:= [times_10000.A898]" office:value-type="float" office:value="897" calcext:value-type="float">
            <text:p>897</text:p>
          </table:table-cell>
          <table:table-cell table:formula="of:= ([times_10000.C898] - [times_10000.B898]) / 1000000" office:value-type="float" office:value="133.64992" calcext:value-type="float">
            <text:p>133.64992</text:p>
          </table:table-cell>
          <table:table-cell table:formula="of:= ([times_100000.C898] - [times_100000.B898]) / 1000000" office:value-type="float" office:value="137.110016" calcext:value-type="float">
            <text:p>137.110016</text:p>
          </table:table-cell>
          <table:table-cell table:formula="of:= ([times_1000000.C898] - [times_1000000.B898]) / 1000000" office:value-type="float" office:value="133.510144" calcext:value-type="float">
            <text:p>133.510144</text:p>
          </table:table-cell>
        </table:table-row>
        <table:table-row table:style-name="ro1">
          <table:table-cell table:formula="of:= [times_10000.A899]" office:value-type="float" office:value="898" calcext:value-type="float">
            <text:p>898</text:p>
          </table:table-cell>
          <table:table-cell table:formula="of:= ([times_10000.C899] - [times_10000.B899]) / 1000000" office:value-type="float" office:value="133.32992" calcext:value-type="float">
            <text:p>133.32992</text:p>
          </table:table-cell>
          <table:table-cell table:formula="of:= ([times_100000.C899] - [times_100000.B899]) / 1000000" office:value-type="float" office:value="136.719872" calcext:value-type="float">
            <text:p>136.719872</text:p>
          </table:table-cell>
          <table:table-cell table:formula="of:= ([times_1000000.C899] - [times_1000000.B899]) / 1000000" office:value-type="float" office:value="133.210112" calcext:value-type="float">
            <text:p>133.210112</text:p>
          </table:table-cell>
        </table:table-row>
        <table:table-row table:style-name="ro1">
          <table:table-cell table:formula="of:= [times_10000.A900]" office:value-type="float" office:value="899" calcext:value-type="float">
            <text:p>899</text:p>
          </table:table-cell>
          <table:table-cell table:formula="of:= ([times_10000.C900] - [times_10000.B900]) / 1000000" office:value-type="float" office:value="133.039872" calcext:value-type="float">
            <text:p>133.039872</text:p>
          </table:table-cell>
          <table:table-cell table:formula="of:= ([times_100000.C900] - [times_100000.B900]) / 1000000" office:value-type="float" office:value="136.389888" calcext:value-type="float">
            <text:p>136.389888</text:p>
          </table:table-cell>
          <table:table-cell table:formula="of:= ([times_1000000.C900] - [times_1000000.B900]) / 1000000" office:value-type="float" office:value="132.919808" calcext:value-type="float">
            <text:p>132.919808</text:p>
          </table:table-cell>
        </table:table-row>
        <table:table-row table:style-name="ro1">
          <table:table-cell table:formula="of:= [times_10000.A901]" office:value-type="float" office:value="900" calcext:value-type="float">
            <text:p>900</text:p>
          </table:table-cell>
          <table:table-cell table:formula="of:= ([times_10000.C901] - [times_10000.B901]) / 1000000" office:value-type="float" office:value="132.749824" calcext:value-type="float">
            <text:p>132.749824</text:p>
          </table:table-cell>
          <table:table-cell table:formula="of:= ([times_100000.C901] - [times_100000.B901]) / 1000000" office:value-type="float" office:value="136.089856" calcext:value-type="float">
            <text:p>136.089856</text:p>
          </table:table-cell>
          <table:table-cell table:formula="of:= ([times_1000000.C901] - [times_1000000.B901]) / 1000000" office:value-type="float" office:value="132.62976" calcext:value-type="float">
            <text:p>132.62976</text:p>
          </table:table-cell>
        </table:table-row>
        <table:table-row table:style-name="ro1">
          <table:table-cell table:formula="of:= [times_10000.A902]" office:value-type="float" office:value="901" calcext:value-type="float">
            <text:p>901</text:p>
          </table:table-cell>
          <table:table-cell table:formula="of:= ([times_10000.C902] - [times_10000.B902]) / 1000000" office:value-type="float" office:value="132.450048" calcext:value-type="float">
            <text:p>132.450048</text:p>
          </table:table-cell>
          <table:table-cell table:formula="of:= ([times_100000.C902] - [times_100000.B902]) / 1000000" office:value-type="float" office:value="135.660032" calcext:value-type="float">
            <text:p>135.660032</text:p>
          </table:table-cell>
          <table:table-cell table:formula="of:= ([times_1000000.C902] - [times_1000000.B902]) / 1000000" office:value-type="float" office:value="132.329984" calcext:value-type="float">
            <text:p>132.329984</text:p>
          </table:table-cell>
        </table:table-row>
        <table:table-row table:style-name="ro1">
          <table:table-cell table:formula="of:= [times_10000.A903]" office:value-type="float" office:value="902" calcext:value-type="float">
            <text:p>902</text:p>
          </table:table-cell>
          <table:table-cell table:formula="of:= ([times_10000.C903] - [times_10000.B903]) / 1000000" office:value-type="float" office:value="132.150272" calcext:value-type="float">
            <text:p>132.150272</text:p>
          </table:table-cell>
          <table:table-cell table:formula="of:= ([times_100000.C903] - [times_100000.B903]) / 1000000" office:value-type="float" office:value="135.42016" calcext:value-type="float">
            <text:p>135.42016</text:p>
          </table:table-cell>
          <table:table-cell table:formula="of:= ([times_1000000.C903] - [times_1000000.B903]) / 1000000" office:value-type="float" office:value="132.039936" calcext:value-type="float">
            <text:p>132.039936</text:p>
          </table:table-cell>
        </table:table-row>
        <table:table-row table:style-name="ro1">
          <table:table-cell table:formula="of:= [times_10000.A904]" office:value-type="float" office:value="903" calcext:value-type="float">
            <text:p>903</text:p>
          </table:table-cell>
          <table:table-cell table:formula="of:= ([times_10000.C904] - [times_10000.B904]) / 1000000" office:value-type="float" office:value="131.85024" calcext:value-type="float">
            <text:p>131.85024</text:p>
          </table:table-cell>
          <table:table-cell table:formula="of:= ([times_100000.C904] - [times_100000.B904]) / 1000000" office:value-type="float" office:value="135.259904" calcext:value-type="float">
            <text:p>135.259904</text:p>
          </table:table-cell>
          <table:table-cell table:formula="of:= ([times_1000000.C904] - [times_1000000.B904]) / 1000000" office:value-type="float" office:value="131.739904" calcext:value-type="float">
            <text:p>131.739904</text:p>
          </table:table-cell>
        </table:table-row>
        <table:table-row table:style-name="ro1">
          <table:table-cell table:formula="of:= [times_10000.A905]" office:value-type="float" office:value="904" calcext:value-type="float">
            <text:p>904</text:p>
          </table:table-cell>
          <table:table-cell table:formula="of:= ([times_10000.C905] - [times_10000.B905]) / 1000000" office:value-type="float" office:value="131.560192" calcext:value-type="float">
            <text:p>131.560192</text:p>
          </table:table-cell>
          <table:table-cell table:formula="of:= ([times_100000.C905] - [times_100000.B905]) / 1000000" office:value-type="float" office:value="134.970112" calcext:value-type="float">
            <text:p>134.970112</text:p>
          </table:table-cell>
          <table:table-cell table:formula="of:= ([times_1000000.C905] - [times_1000000.B905]) / 1000000" office:value-type="float" office:value="131.449856" calcext:value-type="float">
            <text:p>131.449856</text:p>
          </table:table-cell>
        </table:table-row>
        <table:table-row table:style-name="ro1">
          <table:table-cell table:formula="of:= [times_10000.A906]" office:value-type="float" office:value="905" calcext:value-type="float">
            <text:p>905</text:p>
          </table:table-cell>
          <table:table-cell table:formula="of:= ([times_10000.C906] - [times_10000.B906]) / 1000000" office:value-type="float" office:value="131.269888" calcext:value-type="float">
            <text:p>131.269888</text:p>
          </table:table-cell>
          <table:table-cell table:formula="of:= ([times_100000.C906] - [times_100000.B906]) / 1000000" office:value-type="float" office:value="135.049984" calcext:value-type="float">
            <text:p>135.049984</text:p>
          </table:table-cell>
          <table:table-cell table:formula="of:= ([times_1000000.C906] - [times_1000000.B906]) / 1000000" office:value-type="float" office:value="131.160064" calcext:value-type="float">
            <text:p>131.160064</text:p>
          </table:table-cell>
        </table:table-row>
        <table:table-row table:style-name="ro1">
          <table:table-cell table:formula="of:= [times_10000.A907]" office:value-type="float" office:value="906" calcext:value-type="float">
            <text:p>906</text:p>
          </table:table-cell>
          <table:table-cell table:formula="of:= ([times_10000.C907] - [times_10000.B907]) / 1000000" office:value-type="float" office:value="130.969856" calcext:value-type="float">
            <text:p>130.969856</text:p>
          </table:table-cell>
          <table:table-cell table:formula="of:= ([times_100000.C907] - [times_100000.B907]) / 1000000" office:value-type="float" office:value="135.010048" calcext:value-type="float">
            <text:p>135.010048</text:p>
          </table:table-cell>
          <table:table-cell table:formula="of:= ([times_1000000.C907] - [times_1000000.B907]) / 1000000" office:value-type="float" office:value="130.829824" calcext:value-type="float">
            <text:p>130.829824</text:p>
          </table:table-cell>
        </table:table-row>
        <table:table-row table:style-name="ro1">
          <table:table-cell table:formula="of:= [times_10000.A908]" office:value-type="float" office:value="907" calcext:value-type="float">
            <text:p>907</text:p>
          </table:table-cell>
          <table:table-cell table:formula="of:= ([times_10000.C908] - [times_10000.B908]) / 1000000" office:value-type="float" office:value="130.690048" calcext:value-type="float">
            <text:p>130.690048</text:p>
          </table:table-cell>
          <table:table-cell table:formula="of:= ([times_100000.C908] - [times_100000.B908]) / 1000000" office:value-type="float" office:value="135.069952" calcext:value-type="float">
            <text:p>135.069952</text:p>
          </table:table-cell>
          <table:table-cell table:formula="of:= ([times_1000000.C908] - [times_1000000.B908]) / 1000000" office:value-type="float" office:value="130.540032" calcext:value-type="float">
            <text:p>130.540032</text:p>
          </table:table-cell>
        </table:table-row>
        <table:table-row table:style-name="ro1">
          <table:table-cell table:formula="of:= [times_10000.A909]" office:value-type="float" office:value="908" calcext:value-type="float">
            <text:p>908</text:p>
          </table:table-cell>
          <table:table-cell table:formula="of:= ([times_10000.C909] - [times_10000.B909]) / 1000000" office:value-type="float" office:value="130.340096" calcext:value-type="float">
            <text:p>130.340096</text:p>
          </table:table-cell>
          <table:table-cell table:formula="of:= ([times_100000.C909] - [times_100000.B909]) / 1000000" office:value-type="float" office:value="134.690048" calcext:value-type="float">
            <text:p>134.690048</text:p>
          </table:table-cell>
          <table:table-cell table:formula="of:= ([times_1000000.C909] - [times_1000000.B909]) / 1000000" office:value-type="float" office:value="130.24" calcext:value-type="float">
            <text:p>130.24</text:p>
          </table:table-cell>
        </table:table-row>
        <table:table-row table:style-name="ro1">
          <table:table-cell table:formula="of:= [times_10000.A910]" office:value-type="float" office:value="909" calcext:value-type="float">
            <text:p>909</text:p>
          </table:table-cell>
          <table:table-cell table:formula="of:= ([times_10000.C910] - [times_10000.B910]) / 1000000" office:value-type="float" office:value="130.03008" calcext:value-type="float">
            <text:p>130.03008</text:p>
          </table:table-cell>
          <table:table-cell table:formula="of:= ([times_100000.C910] - [times_100000.B910]) / 1000000" office:value-type="float" office:value="134.349824" calcext:value-type="float">
            <text:p>134.349824</text:p>
          </table:table-cell>
          <table:table-cell table:formula="of:= ([times_1000000.C910] - [times_1000000.B910]) / 1000000" office:value-type="float" office:value="129.93024" calcext:value-type="float">
            <text:p>129.93024</text:p>
          </table:table-cell>
        </table:table-row>
        <table:table-row table:style-name="ro1">
          <table:table-cell table:formula="of:= [times_10000.A911]" office:value-type="float" office:value="910" calcext:value-type="float">
            <text:p>910</text:p>
          </table:table-cell>
          <table:table-cell table:formula="of:= ([times_10000.C911] - [times_10000.B911]) / 1000000" office:value-type="float" office:value="129.720064" calcext:value-type="float">
            <text:p>129.720064</text:p>
          </table:table-cell>
          <table:table-cell table:formula="of:= ([times_100000.C911] - [times_100000.B911]) / 1000000" office:value-type="float" office:value="133.529856" calcext:value-type="float">
            <text:p>133.529856</text:p>
          </table:table-cell>
          <table:table-cell table:formula="of:= ([times_1000000.C911] - [times_1000000.B911]) / 1000000" office:value-type="float" office:value="129.630208" calcext:value-type="float">
            <text:p>129.630208</text:p>
          </table:table-cell>
        </table:table-row>
        <table:table-row table:style-name="ro1">
          <table:table-cell table:formula="of:= [times_10000.A912]" office:value-type="float" office:value="911" calcext:value-type="float">
            <text:p>911</text:p>
          </table:table-cell>
          <table:table-cell table:formula="of:= ([times_10000.C912] - [times_10000.B912]) / 1000000" office:value-type="float" office:value="129.399808" calcext:value-type="float">
            <text:p>129.399808</text:p>
          </table:table-cell>
          <table:table-cell table:formula="of:= ([times_100000.C912] - [times_100000.B912]) / 1000000" office:value-type="float" office:value="132.989952" calcext:value-type="float">
            <text:p>132.989952</text:p>
          </table:table-cell>
          <table:table-cell table:formula="of:= ([times_1000000.C912] - [times_1000000.B912]) / 1000000" office:value-type="float" office:value="129.34016" calcext:value-type="float">
            <text:p>129.34016</text:p>
          </table:table-cell>
        </table:table-row>
        <table:table-row table:style-name="ro1">
          <table:table-cell table:formula="of:= [times_10000.A913]" office:value-type="float" office:value="912" calcext:value-type="float">
            <text:p>912</text:p>
          </table:table-cell>
          <table:table-cell table:formula="of:= ([times_10000.C913] - [times_10000.B913]) / 1000000" office:value-type="float" office:value="129.100032" calcext:value-type="float">
            <text:p>129.100032</text:p>
          </table:table-cell>
          <table:table-cell table:formula="of:= ([times_100000.C913] - [times_100000.B913]) / 1000000" office:value-type="float" office:value="132.54016" calcext:value-type="float">
            <text:p>132.54016</text:p>
          </table:table-cell>
          <table:table-cell table:formula="of:= ([times_1000000.C913] - [times_1000000.B913]) / 1000000" office:value-type="float" office:value="129.049856" calcext:value-type="float">
            <text:p>129.049856</text:p>
          </table:table-cell>
        </table:table-row>
        <table:table-row table:style-name="ro1">
          <table:table-cell table:formula="of:= [times_10000.A914]" office:value-type="float" office:value="913" calcext:value-type="float">
            <text:p>913</text:p>
          </table:table-cell>
          <table:table-cell table:formula="of:= ([times_10000.C914] - [times_10000.B914]) / 1000000" office:value-type="float" office:value="128.8" calcext:value-type="float">
            <text:p>128.8</text:p>
          </table:table-cell>
          <table:table-cell table:formula="of:= ([times_100000.C914] - [times_100000.B914]) / 1000000" office:value-type="float" office:value="132.230144" calcext:value-type="float">
            <text:p>132.230144</text:p>
          </table:table-cell>
          <table:table-cell table:formula="of:= ([times_1000000.C914] - [times_1000000.B914]) / 1000000" office:value-type="float" office:value="128.729856" calcext:value-type="float">
            <text:p>128.729856</text:p>
          </table:table-cell>
        </table:table-row>
        <table:table-row table:style-name="ro1">
          <table:table-cell table:formula="of:= [times_10000.A915]" office:value-type="float" office:value="914" calcext:value-type="float">
            <text:p>914</text:p>
          </table:table-cell>
          <table:table-cell table:formula="of:= ([times_10000.C915] - [times_10000.B915]) / 1000000" office:value-type="float" office:value="128.509696" calcext:value-type="float">
            <text:p>128.509696</text:p>
          </table:table-cell>
          <table:table-cell table:formula="of:= ([times_100000.C915] - [times_100000.B915]) / 1000000" office:value-type="float" office:value="131.930112" calcext:value-type="float">
            <text:p>131.930112</text:p>
          </table:table-cell>
          <table:table-cell table:formula="of:= ([times_1000000.C915] - [times_1000000.B915]) / 1000000" office:value-type="float" office:value="128.440064" calcext:value-type="float">
            <text:p>128.440064</text:p>
          </table:table-cell>
        </table:table-row>
        <table:table-row table:style-name="ro1">
          <table:table-cell table:formula="of:= [times_10000.A916]" office:value-type="float" office:value="915" calcext:value-type="float">
            <text:p>915</text:p>
          </table:table-cell>
          <table:table-cell table:formula="of:= ([times_10000.C916] - [times_10000.B916]) / 1000000" office:value-type="float" office:value="128.20992" calcext:value-type="float">
            <text:p>128.20992</text:p>
          </table:table-cell>
          <table:table-cell table:formula="of:= ([times_100000.C916] - [times_100000.B916]) / 1000000" office:value-type="float" office:value="131.499776" calcext:value-type="float">
            <text:p>131.499776</text:p>
          </table:table-cell>
          <table:table-cell table:formula="of:= ([times_1000000.C916] - [times_1000000.B916]) / 1000000" office:value-type="float" office:value="128.610048" calcext:value-type="float">
            <text:p>128.610048</text:p>
          </table:table-cell>
        </table:table-row>
        <table:table-row table:style-name="ro1">
          <table:table-cell table:formula="of:= [times_10000.A917]" office:value-type="float" office:value="916" calcext:value-type="float">
            <text:p>916</text:p>
          </table:table-cell>
          <table:table-cell table:formula="of:= ([times_10000.C917] - [times_10000.B917]) / 1000000" office:value-type="float" office:value="127.920128" calcext:value-type="float">
            <text:p>127.920128</text:p>
          </table:table-cell>
          <table:table-cell table:formula="of:= ([times_100000.C917] - [times_100000.B917]) / 1000000" office:value-type="float" office:value="133.019904" calcext:value-type="float">
            <text:p>133.019904</text:p>
          </table:table-cell>
          <table:table-cell table:formula="of:= ([times_1000000.C917] - [times_1000000.B917]) / 1000000" office:value-type="float" office:value="128.260096" calcext:value-type="float">
            <text:p>128.260096</text:p>
          </table:table-cell>
        </table:table-row>
        <table:table-row table:style-name="ro1">
          <table:table-cell table:formula="of:= [times_10000.A918]" office:value-type="float" office:value="917" calcext:value-type="float">
            <text:p>917</text:p>
          </table:table-cell>
          <table:table-cell table:formula="of:= ([times_10000.C918] - [times_10000.B918]) / 1000000" office:value-type="float" office:value="127.63008" calcext:value-type="float">
            <text:p>127.63008</text:p>
          </table:table-cell>
          <table:table-cell table:formula="of:= ([times_100000.C918] - [times_100000.B918]) / 1000000" office:value-type="float" office:value="132.75008" calcext:value-type="float">
            <text:p>132.75008</text:p>
          </table:table-cell>
          <table:table-cell table:formula="of:= ([times_1000000.C918] - [times_1000000.B918]) / 1000000" office:value-type="float" office:value="127.940096" calcext:value-type="float">
            <text:p>127.940096</text:p>
          </table:table-cell>
        </table:table-row>
        <table:table-row table:style-name="ro1">
          <table:table-cell table:formula="of:= [times_10000.A919]" office:value-type="float" office:value="918" calcext:value-type="float">
            <text:p>918</text:p>
          </table:table-cell>
          <table:table-cell table:formula="of:= ([times_10000.C919] - [times_10000.B919]) / 1000000" office:value-type="float" office:value="127.510016" calcext:value-type="float">
            <text:p>127.510016</text:p>
          </table:table-cell>
          <table:table-cell table:formula="of:= ([times_100000.C919] - [times_100000.B919]) / 1000000" office:value-type="float" office:value="132.449792" calcext:value-type="float">
            <text:p>132.449792</text:p>
          </table:table-cell>
          <table:table-cell table:formula="of:= ([times_1000000.C919] - [times_1000000.B919]) / 1000000" office:value-type="float" office:value="127.639808" calcext:value-type="float">
            <text:p>127.639808</text:p>
          </table:table-cell>
        </table:table-row>
        <table:table-row table:style-name="ro1">
          <table:table-cell table:formula="of:= [times_10000.A920]" office:value-type="float" office:value="919" calcext:value-type="float">
            <text:p>919</text:p>
          </table:table-cell>
          <table:table-cell table:formula="of:= ([times_10000.C920] - [times_10000.B920]) / 1000000" office:value-type="float" office:value="127.270144" calcext:value-type="float">
            <text:p>127.270144</text:p>
          </table:table-cell>
          <table:table-cell table:formula="of:= ([times_100000.C920] - [times_100000.B920]) / 1000000" office:value-type="float" office:value="132.009984" calcext:value-type="float">
            <text:p>132.009984</text:p>
          </table:table-cell>
          <table:table-cell table:formula="of:= ([times_1000000.C920] - [times_1000000.B920]) / 1000000" office:value-type="float" office:value="127.34976" calcext:value-type="float">
            <text:p>127.34976</text:p>
          </table:table-cell>
        </table:table-row>
        <table:table-row table:style-name="ro1">
          <table:table-cell table:formula="of:= [times_10000.A921]" office:value-type="float" office:value="920" calcext:value-type="float">
            <text:p>920</text:p>
          </table:table-cell>
          <table:table-cell table:formula="of:= ([times_10000.C921] - [times_10000.B921]) / 1000000" office:value-type="float" office:value="127.56992" calcext:value-type="float">
            <text:p>127.56992</text:p>
          </table:table-cell>
          <table:table-cell table:formula="of:= ([times_100000.C921] - [times_100000.B921]) / 1000000" office:value-type="float" office:value="131.640064" calcext:value-type="float">
            <text:p>131.640064</text:p>
          </table:table-cell>
          <table:table-cell table:formula="of:= ([times_1000000.C921] - [times_1000000.B921]) / 1000000" office:value-type="float" office:value="127.04" calcext:value-type="float">
            <text:p>127.04</text:p>
          </table:table-cell>
        </table:table-row>
        <table:table-row table:style-name="ro1">
          <table:table-cell table:formula="of:= [times_10000.A922]" office:value-type="float" office:value="921" calcext:value-type="float">
            <text:p>921</text:p>
          </table:table-cell>
          <table:table-cell table:formula="of:= ([times_10000.C922] - [times_10000.B922]) / 1000000" office:value-type="float" office:value="127.270144" calcext:value-type="float">
            <text:p>127.270144</text:p>
          </table:table-cell>
          <table:table-cell table:formula="of:= ([times_100000.C922] - [times_100000.B922]) / 1000000" office:value-type="float" office:value="131.330048" calcext:value-type="float">
            <text:p>131.330048</text:p>
          </table:table-cell>
          <table:table-cell table:formula="of:= ([times_1000000.C922] - [times_1000000.B922]) / 1000000" office:value-type="float" office:value="126.740224" calcext:value-type="float">
            <text:p>126.740224</text:p>
          </table:table-cell>
        </table:table-row>
        <table:table-row table:style-name="ro1">
          <table:table-cell table:formula="of:= [times_10000.A923]" office:value-type="float" office:value="922" calcext:value-type="float">
            <text:p>922</text:p>
          </table:table-cell>
          <table:table-cell table:formula="of:= ([times_10000.C923] - [times_10000.B923]) / 1000000" office:value-type="float" office:value="126.97984" calcext:value-type="float">
            <text:p>126.97984</text:p>
          </table:table-cell>
          <table:table-cell table:formula="of:= ([times_100000.C923] - [times_100000.B923]) / 1000000" office:value-type="float" office:value="131.039744" calcext:value-type="float">
            <text:p>131.039744</text:p>
          </table:table-cell>
          <table:table-cell table:formula="of:= ([times_1000000.C923] - [times_1000000.B923]) / 1000000" office:value-type="float" office:value="126.439936" calcext:value-type="float">
            <text:p>126.439936</text:p>
          </table:table-cell>
        </table:table-row>
        <table:table-row table:style-name="ro1">
          <table:table-cell table:formula="of:= [times_10000.A924]" office:value-type="float" office:value="923" calcext:value-type="float">
            <text:p>923</text:p>
          </table:table-cell>
          <table:table-cell table:formula="of:= ([times_10000.C924] - [times_10000.B924]) / 1000000" office:value-type="float" office:value="126.680064" calcext:value-type="float">
            <text:p>126.680064</text:p>
          </table:table-cell>
          <table:table-cell table:formula="of:= ([times_100000.C924] - [times_100000.B924]) / 1000000" office:value-type="float" office:value="130.719744" calcext:value-type="float">
            <text:p>130.719744</text:p>
          </table:table-cell>
          <table:table-cell table:formula="of:= ([times_1000000.C924] - [times_1000000.B924]) / 1000000" office:value-type="float" office:value="126.149888" calcext:value-type="float">
            <text:p>126.149888</text:p>
          </table:table-cell>
        </table:table-row>
        <table:table-row table:style-name="ro1">
          <table:table-cell table:formula="of:= [times_10000.A925]" office:value-type="float" office:value="924" calcext:value-type="float">
            <text:p>924</text:p>
          </table:table-cell>
          <table:table-cell table:formula="of:= ([times_10000.C925] - [times_10000.B925]) / 1000000" office:value-type="float" office:value="126.4" calcext:value-type="float">
            <text:p>126.4</text:p>
          </table:table-cell>
          <table:table-cell table:formula="of:= ([times_100000.C925] - [times_100000.B925]) / 1000000" office:value-type="float" office:value="130.419968" calcext:value-type="float">
            <text:p>130.419968</text:p>
          </table:table-cell>
          <table:table-cell table:formula="of:= ([times_1000000.C925] - [times_1000000.B925]) / 1000000" office:value-type="float" office:value="125.860096" calcext:value-type="float">
            <text:p>125.860096</text:p>
          </table:table-cell>
        </table:table-row>
        <table:table-row table:style-name="ro1">
          <table:table-cell table:formula="of:= [times_10000.A926]" office:value-type="float" office:value="925" calcext:value-type="float">
            <text:p>925</text:p>
          </table:table-cell>
          <table:table-cell table:formula="of:= ([times_10000.C926] - [times_10000.B926]) / 1000000" office:value-type="float" office:value="125.949952" calcext:value-type="float">
            <text:p>125.949952</text:p>
          </table:table-cell>
          <table:table-cell table:formula="of:= ([times_100000.C926] - [times_100000.B926]) / 1000000" office:value-type="float" office:value="130.119936" calcext:value-type="float">
            <text:p>130.119936</text:p>
          </table:table-cell>
          <table:table-cell table:formula="of:= ([times_1000000.C926] - [times_1000000.B926]) / 1000000" office:value-type="float" office:value="126.060032" calcext:value-type="float">
            <text:p>126.060032</text:p>
          </table:table-cell>
        </table:table-row>
        <table:table-row table:style-name="ro1">
          <table:table-cell table:formula="of:= [times_10000.A927]" office:value-type="float" office:value="926" calcext:value-type="float">
            <text:p>926</text:p>
          </table:table-cell>
          <table:table-cell table:formula="of:= ([times_10000.C927] - [times_10000.B927]) / 1000000" office:value-type="float" office:value="125.619968" calcext:value-type="float">
            <text:p>125.619968</text:p>
          </table:table-cell>
          <table:table-cell table:formula="of:= ([times_100000.C927] - [times_100000.B927]) / 1000000" office:value-type="float" office:value="129.830144" calcext:value-type="float">
            <text:p>129.830144</text:p>
          </table:table-cell>
          <table:table-cell table:formula="of:= ([times_1000000.C927] - [times_1000000.B927]) / 1000000" office:value-type="float" office:value="125.580032" calcext:value-type="float">
            <text:p>125.580032</text:p>
          </table:table-cell>
        </table:table-row>
        <table:table-row table:style-name="ro1">
          <table:table-cell table:formula="of:= [times_10000.A928]" office:value-type="float" office:value="927" calcext:value-type="float">
            <text:p>927</text:p>
          </table:table-cell>
          <table:table-cell table:formula="of:= ([times_10000.C928] - [times_10000.B928]) / 1000000" office:value-type="float" office:value="125.299712" calcext:value-type="float">
            <text:p>125.299712</text:p>
          </table:table-cell>
          <table:table-cell table:formula="of:= ([times_100000.C928] - [times_100000.B928]) / 1000000" office:value-type="float" office:value="129.530112" calcext:value-type="float">
            <text:p>129.530112</text:p>
          </table:table-cell>
          <table:table-cell table:formula="of:= ([times_1000000.C928] - [times_1000000.B928]) / 1000000" office:value-type="float" office:value="125.260032" calcext:value-type="float">
            <text:p>125.260032</text:p>
          </table:table-cell>
        </table:table-row>
        <table:table-row table:style-name="ro1">
          <table:table-cell table:formula="of:= [times_10000.A929]" office:value-type="float" office:value="928" calcext:value-type="float">
            <text:p>928</text:p>
          </table:table-cell>
          <table:table-cell table:formula="of:= ([times_10000.C929] - [times_10000.B929]) / 1000000" office:value-type="float" office:value="124.97024" calcext:value-type="float">
            <text:p>124.97024</text:p>
          </table:table-cell>
          <table:table-cell table:formula="of:= ([times_100000.C929] - [times_100000.B929]) / 1000000" office:value-type="float" office:value="129.210368" calcext:value-type="float">
            <text:p>129.210368</text:p>
          </table:table-cell>
          <table:table-cell table:formula="of:= ([times_1000000.C929] - [times_1000000.B929]) / 1000000" office:value-type="float" office:value="124.96" calcext:value-type="float">
            <text:p>124.96</text:p>
          </table:table-cell>
        </table:table-row>
        <table:table-row table:style-name="ro1">
          <table:table-cell table:formula="of:= [times_10000.A930]" office:value-type="float" office:value="929" calcext:value-type="float">
            <text:p>929</text:p>
          </table:table-cell>
          <table:table-cell table:formula="of:= ([times_10000.C930] - [times_10000.B930]) / 1000000" office:value-type="float" office:value="124.600064" calcext:value-type="float">
            <text:p>124.600064</text:p>
          </table:table-cell>
          <table:table-cell table:formula="of:= ([times_100000.C930] - [times_100000.B930]) / 1000000" office:value-type="float" office:value="128.91008" calcext:value-type="float">
            <text:p>128.91008</text:p>
          </table:table-cell>
          <table:table-cell table:formula="of:= ([times_1000000.C930] - [times_1000000.B930]) / 1000000" office:value-type="float" office:value="124.539904" calcext:value-type="float">
            <text:p>124.539904</text:p>
          </table:table-cell>
        </table:table-row>
        <table:table-row table:style-name="ro1">
          <table:table-cell table:formula="of:= [times_10000.A931]" office:value-type="float" office:value="930" calcext:value-type="float">
            <text:p>930</text:p>
          </table:table-cell>
          <table:table-cell table:formula="of:= ([times_10000.C931] - [times_10000.B931]) / 1000000" office:value-type="float" office:value="124.300032" calcext:value-type="float">
            <text:p>124.300032</text:p>
          </table:table-cell>
          <table:table-cell table:formula="of:= ([times_100000.C931] - [times_100000.B931]) / 1000000" office:value-type="float" office:value="128.630016" calcext:value-type="float">
            <text:p>128.630016</text:p>
          </table:table-cell>
          <table:table-cell table:formula="of:= ([times_1000000.C931] - [times_1000000.B931]) / 1000000" office:value-type="float" office:value="124.200192" calcext:value-type="float">
            <text:p>124.200192</text:p>
          </table:table-cell>
        </table:table-row>
        <table:table-row table:style-name="ro1">
          <table:table-cell table:formula="of:= [times_10000.A932]" office:value-type="float" office:value="931" calcext:value-type="float">
            <text:p>931</text:p>
          </table:table-cell>
          <table:table-cell table:formula="of:= ([times_10000.C932] - [times_10000.B932]) / 1000000" office:value-type="float" office:value="123.970048" calcext:value-type="float">
            <text:p>123.970048</text:p>
          </table:table-cell>
          <table:table-cell table:formula="of:= ([times_100000.C932] - [times_100000.B932]) / 1000000" office:value-type="float" office:value="128.329984" calcext:value-type="float">
            <text:p>128.329984</text:p>
          </table:table-cell>
          <table:table-cell table:formula="of:= ([times_1000000.C932] - [times_1000000.B932]) / 1000000" office:value-type="float" office:value="123.899904" calcext:value-type="float">
            <text:p>123.899904</text:p>
          </table:table-cell>
        </table:table-row>
        <table:table-row table:style-name="ro1">
          <table:table-cell table:formula="of:= [times_10000.A933]" office:value-type="float" office:value="932" calcext:value-type="float">
            <text:p>932</text:p>
          </table:table-cell>
          <table:table-cell table:formula="of:= ([times_10000.C933] - [times_10000.B933]) / 1000000" office:value-type="float" office:value="123.670272" calcext:value-type="float">
            <text:p>123.670272</text:p>
          </table:table-cell>
          <table:table-cell table:formula="of:= ([times_100000.C933] - [times_100000.B933]) / 1000000" office:value-type="float" office:value="128.029952" calcext:value-type="float">
            <text:p>128.029952</text:p>
          </table:table-cell>
          <table:table-cell table:formula="of:= ([times_1000000.C933] - [times_1000000.B933]) / 1000000" office:value-type="float" office:value="123.579904" calcext:value-type="float">
            <text:p>123.579904</text:p>
          </table:table-cell>
        </table:table-row>
        <table:table-row table:style-name="ro1">
          <table:table-cell table:formula="of:= [times_10000.A934]" office:value-type="float" office:value="933" calcext:value-type="float">
            <text:p>933</text:p>
          </table:table-cell>
          <table:table-cell table:formula="of:= ([times_10000.C934] - [times_10000.B934]) / 1000000" office:value-type="float" office:value="123.549952" calcext:value-type="float">
            <text:p>123.549952</text:p>
          </table:table-cell>
          <table:table-cell table:formula="of:= ([times_100000.C934] - [times_100000.B934]) / 1000000" office:value-type="float" office:value="127.72992" calcext:value-type="float">
            <text:p>127.72992</text:p>
          </table:table-cell>
          <table:table-cell table:formula="of:= ([times_1000000.C934] - [times_1000000.B934]) / 1000000" office:value-type="float" office:value="123.280128" calcext:value-type="float">
            <text:p>123.280128</text:p>
          </table:table-cell>
        </table:table-row>
        <table:table-row table:style-name="ro1">
          <table:table-cell table:formula="of:= [times_10000.A935]" office:value-type="float" office:value="934" calcext:value-type="float">
            <text:p>934</text:p>
          </table:table-cell>
          <table:table-cell table:formula="of:= ([times_10000.C935] - [times_10000.B935]) / 1000000" office:value-type="float" office:value="123.369984" calcext:value-type="float">
            <text:p>123.369984</text:p>
          </table:table-cell>
          <table:table-cell table:formula="of:= ([times_100000.C935] - [times_100000.B935]) / 1000000" office:value-type="float" office:value="127.490048" calcext:value-type="float">
            <text:p>127.490048</text:p>
          </table:table-cell>
          <table:table-cell table:formula="of:= ([times_1000000.C935] - [times_1000000.B935]) / 1000000" office:value-type="float" office:value="123.030016" calcext:value-type="float">
            <text:p>123.030016</text:p>
          </table:table-cell>
        </table:table-row>
        <table:table-row table:style-name="ro1">
          <table:table-cell table:formula="of:= [times_10000.A936]" office:value-type="float" office:value="935" calcext:value-type="float">
            <text:p>935</text:p>
          </table:table-cell>
          <table:table-cell table:formula="of:= ([times_10000.C936] - [times_10000.B936]) / 1000000" office:value-type="float" office:value="123.309824" calcext:value-type="float">
            <text:p>123.309824</text:p>
          </table:table-cell>
          <table:table-cell table:formula="of:= ([times_100000.C936] - [times_100000.B936]) / 1000000" office:value-type="float" office:value="127.000064" calcext:value-type="float">
            <text:p>127.000064</text:p>
          </table:table-cell>
          <table:table-cell table:formula="of:= ([times_1000000.C936] - [times_1000000.B936]) / 1000000" office:value-type="float" office:value="122.690048" calcext:value-type="float">
            <text:p>122.690048</text:p>
          </table:table-cell>
        </table:table-row>
        <table:table-row table:style-name="ro1">
          <table:table-cell table:formula="of:= [times_10000.A937]" office:value-type="float" office:value="936" calcext:value-type="float">
            <text:p>936</text:p>
          </table:table-cell>
          <table:table-cell table:formula="of:= ([times_10000.C937] - [times_10000.B937]) / 1000000" office:value-type="float" office:value="122.99008" calcext:value-type="float">
            <text:p>122.99008</text:p>
          </table:table-cell>
          <table:table-cell table:formula="of:= ([times_100000.C937] - [times_100000.B937]) / 1000000" office:value-type="float" office:value="126.44992" calcext:value-type="float">
            <text:p>126.44992</text:p>
          </table:table-cell>
          <table:table-cell table:formula="of:= ([times_1000000.C937] - [times_1000000.B937]) / 1000000" office:value-type="float" office:value="122.380032" calcext:value-type="float">
            <text:p>122.380032</text:p>
          </table:table-cell>
        </table:table-row>
        <table:table-row table:style-name="ro1">
          <table:table-cell table:formula="of:= [times_10000.A938]" office:value-type="float" office:value="937" calcext:value-type="float">
            <text:p>937</text:p>
          </table:table-cell>
          <table:table-cell table:formula="of:= ([times_10000.C938] - [times_10000.B938]) / 1000000" office:value-type="float" office:value="122.68032" calcext:value-type="float">
            <text:p>122.68032</text:p>
          </table:table-cell>
          <table:table-cell table:formula="of:= ([times_100000.C938] - [times_100000.B938]) / 1000000" office:value-type="float" office:value="126.029824" calcext:value-type="float">
            <text:p>126.029824</text:p>
          </table:table-cell>
          <table:table-cell table:formula="of:= ([times_1000000.C938] - [times_1000000.B938]) / 1000000" office:value-type="float" office:value="122.209792" calcext:value-type="float">
            <text:p>122.209792</text:p>
          </table:table-cell>
        </table:table-row>
        <table:table-row table:style-name="ro1">
          <table:table-cell table:formula="of:= [times_10000.A939]" office:value-type="float" office:value="938" calcext:value-type="float">
            <text:p>938</text:p>
          </table:table-cell>
          <table:table-cell table:formula="of:= ([times_10000.C939] - [times_10000.B939]) / 1000000" office:value-type="float" office:value="122.320128" calcext:value-type="float">
            <text:p>122.320128</text:p>
          </table:table-cell>
          <table:table-cell table:formula="of:= ([times_100000.C939] - [times_100000.B939]) / 1000000" office:value-type="float" office:value="125.680128" calcext:value-type="float">
            <text:p>125.680128</text:p>
          </table:table-cell>
          <table:table-cell table:formula="of:= ([times_1000000.C939] - [times_1000000.B939]) / 1000000" office:value-type="float" office:value="122.419968" calcext:value-type="float">
            <text:p>122.419968</text:p>
          </table:table-cell>
        </table:table-row>
        <table:table-row table:style-name="ro1">
          <table:table-cell table:formula="of:= [times_10000.A940]" office:value-type="float" office:value="939" calcext:value-type="float">
            <text:p>939</text:p>
          </table:table-cell>
          <table:table-cell table:formula="of:= ([times_10000.C940] - [times_10000.B940]) / 1000000" office:value-type="float" office:value="121.979904" calcext:value-type="float">
            <text:p>121.979904</text:p>
          </table:table-cell>
          <table:table-cell table:formula="of:= ([times_100000.C940] - [times_100000.B940]) / 1000000" office:value-type="float" office:value="125.39008" calcext:value-type="float">
            <text:p>125.39008</text:p>
          </table:table-cell>
          <table:table-cell table:formula="of:= ([times_1000000.C940] - [times_1000000.B940]) / 1000000" office:value-type="float" office:value="122.12992" calcext:value-type="float">
            <text:p>122.12992</text:p>
          </table:table-cell>
        </table:table-row>
        <table:table-row table:style-name="ro1">
          <table:table-cell table:formula="of:= [times_10000.A941]" office:value-type="float" office:value="940" calcext:value-type="float">
            <text:p>940</text:p>
          </table:table-cell>
          <table:table-cell table:formula="of:= ([times_10000.C941] - [times_10000.B941]) / 1000000" office:value-type="float" office:value="121.669888" calcext:value-type="float">
            <text:p>121.669888</text:p>
          </table:table-cell>
          <table:table-cell table:formula="of:= ([times_100000.C941] - [times_100000.B941]) / 1000000" office:value-type="float" office:value="124.960256" calcext:value-type="float">
            <text:p>124.960256</text:p>
          </table:table-cell>
          <table:table-cell table:formula="of:= ([times_1000000.C941] - [times_1000000.B941]) / 1000000" office:value-type="float" office:value="121.829888" calcext:value-type="float">
            <text:p>121.829888</text:p>
          </table:table-cell>
        </table:table-row>
        <table:table-row table:style-name="ro1">
          <table:table-cell table:formula="of:= [times_10000.A942]" office:value-type="float" office:value="941" calcext:value-type="float">
            <text:p>941</text:p>
          </table:table-cell>
          <table:table-cell table:formula="of:= ([times_10000.C942] - [times_10000.B942]) / 1000000" office:value-type="float" office:value="121.360128" calcext:value-type="float">
            <text:p>121.360128</text:p>
          </table:table-cell>
          <table:table-cell table:formula="of:= ([times_100000.C942] - [times_100000.B942]) / 1000000" office:value-type="float" office:value="124.600064" calcext:value-type="float">
            <text:p>124.600064</text:p>
          </table:table-cell>
          <table:table-cell table:formula="of:= ([times_1000000.C942] - [times_1000000.B942]) / 1000000" office:value-type="float" office:value="121.529856" calcext:value-type="float">
            <text:p>121.529856</text:p>
          </table:table-cell>
        </table:table-row>
        <table:table-row table:style-name="ro1">
          <table:table-cell table:formula="of:= [times_10000.A943]" office:value-type="float" office:value="942" calcext:value-type="float">
            <text:p>942</text:p>
          </table:table-cell>
          <table:table-cell table:formula="of:= ([times_10000.C943] - [times_10000.B943]) / 1000000" office:value-type="float" office:value="121.200128" calcext:value-type="float">
            <text:p>121.200128</text:p>
          </table:table-cell>
          <table:table-cell table:formula="of:= ([times_100000.C943] - [times_100000.B943]) / 1000000" office:value-type="float" office:value="124.290048" calcext:value-type="float">
            <text:p>124.290048</text:p>
          </table:table-cell>
          <table:table-cell table:formula="of:= ([times_1000000.C943] - [times_1000000.B943]) / 1000000" office:value-type="float" office:value="121.249792" calcext:value-type="float">
            <text:p>121.249792</text:p>
          </table:table-cell>
        </table:table-row>
        <table:table-row table:style-name="ro1">
          <table:table-cell table:formula="of:= [times_10000.A944]" office:value-type="float" office:value="943" calcext:value-type="float">
            <text:p>943</text:p>
          </table:table-cell>
          <table:table-cell table:formula="of:= ([times_10000.C944] - [times_10000.B944]) / 1000000" office:value-type="float" office:value="121.360128" calcext:value-type="float">
            <text:p>121.360128</text:p>
          </table:table-cell>
          <table:table-cell table:formula="of:= ([times_100000.C944] - [times_100000.B944]) / 1000000" office:value-type="float" office:value="124.000256" calcext:value-type="float">
            <text:p>124.000256</text:p>
          </table:table-cell>
          <table:table-cell table:formula="of:= ([times_1000000.C944] - [times_1000000.B944]) / 1000000" office:value-type="float" office:value="120.920064" calcext:value-type="float">
            <text:p>120.920064</text:p>
          </table:table-cell>
        </table:table-row>
        <table:table-row table:style-name="ro1">
          <table:table-cell table:formula="of:= [times_10000.A945]" office:value-type="float" office:value="944" calcext:value-type="float">
            <text:p>944</text:p>
          </table:table-cell>
          <table:table-cell table:formula="of:= ([times_10000.C945] - [times_10000.B945]) / 1000000" office:value-type="float" office:value="121.060096" calcext:value-type="float">
            <text:p>121.060096</text:p>
          </table:table-cell>
          <table:table-cell table:formula="of:= ([times_100000.C945] - [times_100000.B945]) / 1000000" office:value-type="float" office:value="123.579904" calcext:value-type="float">
            <text:p>123.579904</text:p>
          </table:table-cell>
          <table:table-cell table:formula="of:= ([times_1000000.C945] - [times_1000000.B945]) / 1000000" office:value-type="float" office:value="120.57984" calcext:value-type="float">
            <text:p>120.57984</text:p>
          </table:table-cell>
        </table:table-row>
        <table:table-row table:style-name="ro1">
          <table:table-cell table:formula="of:= [times_10000.A946]" office:value-type="float" office:value="945" calcext:value-type="float">
            <text:p>945</text:p>
          </table:table-cell>
          <table:table-cell table:formula="of:= ([times_10000.C946] - [times_10000.B946]) / 1000000" office:value-type="float" office:value="120.769792" calcext:value-type="float">
            <text:p>120.769792</text:p>
          </table:table-cell>
          <table:table-cell table:formula="of:= ([times_100000.C946] - [times_100000.B946]) / 1000000" office:value-type="float" office:value="123.229952" calcext:value-type="float">
            <text:p>123.229952</text:p>
          </table:table-cell>
          <table:table-cell table:formula="of:= ([times_1000000.C946] - [times_1000000.B946]) / 1000000" office:value-type="float" office:value="120.25984" calcext:value-type="float">
            <text:p>120.25984</text:p>
          </table:table-cell>
        </table:table-row>
        <table:table-row table:style-name="ro1">
          <table:table-cell table:formula="of:= [times_10000.A947]" office:value-type="float" office:value="946" calcext:value-type="float">
            <text:p>946</text:p>
          </table:table-cell>
          <table:table-cell table:formula="of:= ([times_10000.C947] - [times_10000.B947]) / 1000000" office:value-type="float" office:value="120.470016" calcext:value-type="float">
            <text:p>120.470016</text:p>
          </table:table-cell>
          <table:table-cell table:formula="of:= ([times_100000.C947] - [times_100000.B947]) / 1000000" office:value-type="float" office:value="122.919936" calcext:value-type="float">
            <text:p>122.919936</text:p>
          </table:table-cell>
          <table:table-cell table:formula="of:= ([times_1000000.C947] - [times_1000000.B947]) / 1000000" office:value-type="float" office:value="119.82976" calcext:value-type="float">
            <text:p>119.82976</text:p>
          </table:table-cell>
        </table:table-row>
        <table:table-row table:style-name="ro1">
          <table:table-cell table:formula="of:= [times_10000.A948]" office:value-type="float" office:value="947" calcext:value-type="float">
            <text:p>947</text:p>
          </table:table-cell>
          <table:table-cell table:formula="of:= ([times_10000.C948] - [times_10000.B948]) / 1000000" office:value-type="float" office:value="120.169984" calcext:value-type="float">
            <text:p>120.169984</text:p>
          </table:table-cell>
          <table:table-cell table:formula="of:= ([times_100000.C948] - [times_100000.B948]) / 1000000" office:value-type="float" office:value="122.629888" calcext:value-type="float">
            <text:p>122.629888</text:p>
          </table:table-cell>
          <table:table-cell table:formula="of:= ([times_1000000.C948] - [times_1000000.B948]) / 1000000" office:value-type="float" office:value="119.510016" calcext:value-type="float">
            <text:p>119.510016</text:p>
          </table:table-cell>
        </table:table-row>
        <table:table-row table:style-name="ro1">
          <table:table-cell table:formula="of:= [times_10000.A949]" office:value-type="float" office:value="948" calcext:value-type="float">
            <text:p>948</text:p>
          </table:table-cell>
          <table:table-cell table:formula="of:= ([times_10000.C949] - [times_10000.B949]) / 1000000" office:value-type="float" office:value="119.890176" calcext:value-type="float">
            <text:p>119.890176</text:p>
          </table:table-cell>
          <table:table-cell table:formula="of:= ([times_100000.C949] - [times_100000.B949]) / 1000000" office:value-type="float" office:value="122.309888" calcext:value-type="float">
            <text:p>122.309888</text:p>
          </table:table-cell>
          <table:table-cell table:formula="of:= ([times_1000000.C949] - [times_1000000.B949]) / 1000000" office:value-type="float" office:value="119.269888" calcext:value-type="float">
            <text:p>119.269888</text:p>
          </table:table-cell>
        </table:table-row>
        <table:table-row table:style-name="ro1">
          <table:table-cell table:formula="of:= [times_10000.A950]" office:value-type="float" office:value="949" calcext:value-type="float">
            <text:p>949</text:p>
          </table:table-cell>
          <table:table-cell table:formula="of:= ([times_10000.C950] - [times_10000.B950]) / 1000000" office:value-type="float" office:value="119.549952" calcext:value-type="float">
            <text:p>119.549952</text:p>
          </table:table-cell>
          <table:table-cell table:formula="of:= ([times_100000.C950] - [times_100000.B950]) / 1000000" office:value-type="float" office:value="121.900032" calcext:value-type="float">
            <text:p>121.900032</text:p>
          </table:table-cell>
          <table:table-cell table:formula="of:= ([times_1000000.C950] - [times_1000000.B950]) / 1000000" office:value-type="float" office:value="119.689984" calcext:value-type="float">
            <text:p>119.689984</text:p>
          </table:table-cell>
        </table:table-row>
        <table:table-row table:style-name="ro1">
          <table:table-cell table:formula="of:= [times_10000.A951]" office:value-type="float" office:value="950" calcext:value-type="float">
            <text:p>950</text:p>
          </table:table-cell>
          <table:table-cell table:formula="of:= ([times_10000.C951] - [times_10000.B951]) / 1000000" office:value-type="float" office:value="119.24992" calcext:value-type="float">
            <text:p>119.24992</text:p>
          </table:table-cell>
          <table:table-cell table:formula="of:= ([times_100000.C951] - [times_100000.B951]) / 1000000" office:value-type="float" office:value="121.55008" calcext:value-type="float">
            <text:p>121.55008</text:p>
          </table:table-cell>
          <table:table-cell table:formula="of:= ([times_1000000.C951] - [times_1000000.B951]) / 1000000" office:value-type="float" office:value="119.620096" calcext:value-type="float">
            <text:p>119.620096</text:p>
          </table:table-cell>
        </table:table-row>
        <table:table-row table:style-name="ro1">
          <table:table-cell table:formula="of:= [times_10000.A952]" office:value-type="float" office:value="951" calcext:value-type="float">
            <text:p>951</text:p>
          </table:table-cell>
          <table:table-cell table:formula="of:= ([times_10000.C952] - [times_10000.B952]) / 1000000" office:value-type="float" office:value="119.069696" calcext:value-type="float">
            <text:p>119.069696</text:p>
          </table:table-cell>
          <table:table-cell table:formula="of:= ([times_100000.C952] - [times_100000.B952]) / 1000000" office:value-type="float" office:value="121.240064" calcext:value-type="float">
            <text:p>121.240064</text:p>
          </table:table-cell>
          <table:table-cell table:formula="of:= ([times_1000000.C952] - [times_1000000.B952]) / 1000000" office:value-type="float" office:value="119.320064" calcext:value-type="float">
            <text:p>119.320064</text:p>
          </table:table-cell>
        </table:table-row>
        <table:table-row table:style-name="ro1">
          <table:table-cell table:formula="of:= [times_10000.A953]" office:value-type="float" office:value="952" calcext:value-type="float">
            <text:p>952</text:p>
          </table:table-cell>
          <table:table-cell table:formula="of:= ([times_10000.C953] - [times_10000.B953]) / 1000000" office:value-type="float" office:value="119.02976" calcext:value-type="float">
            <text:p>119.02976</text:p>
          </table:table-cell>
          <table:table-cell table:formula="of:= ([times_100000.C953] - [times_100000.B953]) / 1000000" office:value-type="float" office:value="120.939776" calcext:value-type="float">
            <text:p>120.939776</text:p>
          </table:table-cell>
          <table:table-cell table:formula="of:= ([times_1000000.C953] - [times_1000000.B953]) / 1000000" office:value-type="float" office:value="119.009792" calcext:value-type="float">
            <text:p>119.009792</text:p>
          </table:table-cell>
        </table:table-row>
        <table:table-row table:style-name="ro1">
          <table:table-cell table:formula="of:= [times_10000.A954]" office:value-type="float" office:value="953" calcext:value-type="float">
            <text:p>953</text:p>
          </table:table-cell>
          <table:table-cell table:formula="of:= ([times_10000.C954] - [times_10000.B954]) / 1000000" office:value-type="float" office:value="118.739968" calcext:value-type="float">
            <text:p>118.739968</text:p>
          </table:table-cell>
          <table:table-cell table:formula="of:= ([times_100000.C954] - [times_100000.B954]) / 1000000" office:value-type="float" office:value="120.639744" calcext:value-type="float">
            <text:p>120.639744</text:p>
          </table:table-cell>
          <table:table-cell table:formula="of:= ([times_1000000.C954] - [times_1000000.B954]) / 1000000" office:value-type="float" office:value="118.959872" calcext:value-type="float">
            <text:p>118.959872</text:p>
          </table:table-cell>
        </table:table-row>
        <table:table-row table:style-name="ro1">
          <table:table-cell table:formula="of:= [times_10000.A955]" office:value-type="float" office:value="954" calcext:value-type="float">
            <text:p>954</text:p>
          </table:table-cell>
          <table:table-cell table:formula="of:= ([times_10000.C955] - [times_10000.B955]) / 1000000" office:value-type="float" office:value="118.440192" calcext:value-type="float">
            <text:p>118.440192</text:p>
          </table:table-cell>
          <table:table-cell table:formula="of:= ([times_100000.C955] - [times_100000.B955]) / 1000000" office:value-type="float" office:value="120.239872" calcext:value-type="float">
            <text:p>120.239872</text:p>
          </table:table-cell>
          <table:table-cell table:formula="of:= ([times_1000000.C955] - [times_1000000.B955]) / 1000000" office:value-type="float" office:value="118.639872" calcext:value-type="float">
            <text:p>118.639872</text:p>
          </table:table-cell>
        </table:table-row>
        <table:table-row table:style-name="ro1">
          <table:table-cell table:formula="of:= [times_10000.A956]" office:value-type="float" office:value="955" calcext:value-type="float">
            <text:p>955</text:p>
          </table:table-cell>
          <table:table-cell table:formula="of:= ([times_10000.C956] - [times_10000.B956]) / 1000000" office:value-type="float" office:value="118.150144" calcext:value-type="float">
            <text:p>118.150144</text:p>
          </table:table-cell>
          <table:table-cell table:formula="of:= ([times_100000.C956] - [times_100000.B956]) / 1000000" office:value-type="float" office:value="119.880192" calcext:value-type="float">
            <text:p>119.880192</text:p>
          </table:table-cell>
          <table:table-cell table:formula="of:= ([times_1000000.C956] - [times_1000000.B956]) / 1000000" office:value-type="float" office:value="118.340096" calcext:value-type="float">
            <text:p>118.340096</text:p>
          </table:table-cell>
        </table:table-row>
        <table:table-row table:style-name="ro1">
          <table:table-cell table:formula="of:= [times_10000.A957]" office:value-type="float" office:value="956" calcext:value-type="float">
            <text:p>956</text:p>
          </table:table-cell>
          <table:table-cell table:formula="of:= ([times_10000.C957] - [times_10000.B957]) / 1000000" office:value-type="float" office:value="117.979904" calcext:value-type="float">
            <text:p>117.979904</text:p>
          </table:table-cell>
          <table:table-cell table:formula="of:= ([times_100000.C957] - [times_100000.B957]) / 1000000" office:value-type="float" office:value="119.559936" calcext:value-type="float">
            <text:p>119.559936</text:p>
          </table:table-cell>
          <table:table-cell table:formula="of:= ([times_1000000.C957] - [times_1000000.B957]) / 1000000" office:value-type="float" office:value="118.039808" calcext:value-type="float">
            <text:p>118.039808</text:p>
          </table:table-cell>
        </table:table-row>
        <table:table-row table:style-name="ro1">
          <table:table-cell table:formula="of:= [times_10000.A958]" office:value-type="float" office:value="957" calcext:value-type="float">
            <text:p>957</text:p>
          </table:table-cell>
          <table:table-cell table:formula="of:= ([times_10000.C958] - [times_10000.B958]) / 1000000" office:value-type="float" office:value="117.839872" calcext:value-type="float">
            <text:p>117.839872</text:p>
          </table:table-cell>
          <table:table-cell table:formula="of:= ([times_100000.C958] - [times_100000.B958]) / 1000000" office:value-type="float" office:value="119.229952" calcext:value-type="float">
            <text:p>119.229952</text:p>
          </table:table-cell>
          <table:table-cell table:formula="of:= ([times_1000000.C958] - [times_1000000.B958]) / 1000000" office:value-type="float" office:value="117.74976" calcext:value-type="float">
            <text:p>117.74976</text:p>
          </table:table-cell>
        </table:table-row>
        <table:table-row table:style-name="ro1">
          <table:table-cell table:formula="of:= [times_10000.A959]" office:value-type="float" office:value="958" calcext:value-type="float">
            <text:p>958</text:p>
          </table:table-cell>
          <table:table-cell table:formula="of:= ([times_10000.C959] - [times_10000.B959]) / 1000000" office:value-type="float" office:value="117.900288" calcext:value-type="float">
            <text:p>117.900288</text:p>
          </table:table-cell>
          <table:table-cell table:formula="of:= ([times_100000.C959] - [times_100000.B959]) / 1000000" office:value-type="float" office:value="118.759936" calcext:value-type="float">
            <text:p>118.759936</text:p>
          </table:table-cell>
          <table:table-cell table:formula="of:= ([times_1000000.C959] - [times_1000000.B959]) / 1000000" office:value-type="float" office:value="117.449984" calcext:value-type="float">
            <text:p>117.449984</text:p>
          </table:table-cell>
        </table:table-row>
        <table:table-row table:style-name="ro1">
          <table:table-cell table:formula="of:= [times_10000.A960]" office:value-type="float" office:value="959" calcext:value-type="float">
            <text:p>959</text:p>
          </table:table-cell>
          <table:table-cell table:formula="of:= ([times_10000.C960] - [times_10000.B960]) / 1000000" office:value-type="float" office:value="117.820416" calcext:value-type="float">
            <text:p>117.820416</text:p>
          </table:table-cell>
          <table:table-cell table:formula="of:= ([times_100000.C960] - [times_100000.B960]) / 1000000" office:value-type="float" office:value="117.389824" calcext:value-type="float">
            <text:p>117.389824</text:p>
          </table:table-cell>
          <table:table-cell table:formula="of:= ([times_1000000.C960] - [times_1000000.B960]) / 1000000" office:value-type="float" office:value="117.139968" calcext:value-type="float">
            <text:p>117.139968</text:p>
          </table:table-cell>
        </table:table-row>
        <table:table-row table:style-name="ro1">
          <table:table-cell table:formula="of:= [times_10000.A961]" office:value-type="float" office:value="960" calcext:value-type="float">
            <text:p>960</text:p>
          </table:table-cell>
          <table:table-cell table:formula="of:= ([times_10000.C961] - [times_10000.B961]) / 1000000" office:value-type="float" office:value="117.71008" calcext:value-type="float">
            <text:p>117.71008</text:p>
          </table:table-cell>
          <table:table-cell table:formula="of:= ([times_100000.C961] - [times_100000.B961]) / 1000000" office:value-type="float" office:value="116.8" calcext:value-type="float">
            <text:p>116.8</text:p>
          </table:table-cell>
          <table:table-cell table:formula="of:= ([times_1000000.C961] - [times_1000000.B961]) / 1000000" office:value-type="float" office:value="116.719872" calcext:value-type="float">
            <text:p>116.719872</text:p>
          </table:table-cell>
        </table:table-row>
        <table:table-row table:style-name="ro1">
          <table:table-cell table:formula="of:= [times_10000.A962]" office:value-type="float" office:value="961" calcext:value-type="float">
            <text:p>961</text:p>
          </table:table-cell>
          <table:table-cell table:formula="of:= ([times_10000.C962] - [times_10000.B962]) / 1000000" office:value-type="float" office:value="117.630208" calcext:value-type="float">
            <text:p>117.630208</text:p>
          </table:table-cell>
          <table:table-cell table:formula="of:= ([times_100000.C962] - [times_100000.B962]) / 1000000" office:value-type="float" office:value="116.260096" calcext:value-type="float">
            <text:p>116.260096</text:p>
          </table:table-cell>
          <table:table-cell table:formula="of:= ([times_1000000.C962] - [times_1000000.B962]) / 1000000" office:value-type="float" office:value="116.409856" calcext:value-type="float">
            <text:p>116.409856</text:p>
          </table:table-cell>
        </table:table-row>
        <table:table-row table:style-name="ro1">
          <table:table-cell table:formula="of:= [times_10000.A963]" office:value-type="float" office:value="962" calcext:value-type="float">
            <text:p>962</text:p>
          </table:table-cell>
          <table:table-cell table:formula="of:= ([times_10000.C963] - [times_10000.B963]) / 1000000" office:value-type="float" office:value="117.479936" calcext:value-type="float">
            <text:p>117.479936</text:p>
          </table:table-cell>
          <table:table-cell table:formula="of:= ([times_100000.C963] - [times_100000.B963]) / 1000000" office:value-type="float" office:value="115.930112" calcext:value-type="float">
            <text:p>115.930112</text:p>
          </table:table-cell>
          <table:table-cell table:formula="of:= ([times_1000000.C963] - [times_1000000.B963]) / 1000000" office:value-type="float" office:value="116.390144" calcext:value-type="float">
            <text:p>116.390144</text:p>
          </table:table-cell>
        </table:table-row>
        <table:table-row table:style-name="ro1">
          <table:table-cell table:formula="of:= [times_10000.A964]" office:value-type="float" office:value="963" calcext:value-type="float">
            <text:p>963</text:p>
          </table:table-cell>
          <table:table-cell table:formula="of:= ([times_10000.C964] - [times_10000.B964]) / 1000000" office:value-type="float" office:value="117.420032" calcext:value-type="float">
            <text:p>117.420032</text:p>
          </table:table-cell>
          <table:table-cell table:formula="of:= ([times_100000.C964] - [times_100000.B964]) / 1000000" office:value-type="float" office:value="116.869888" calcext:value-type="float">
            <text:p>116.869888</text:p>
          </table:table-cell>
          <table:table-cell table:formula="of:= ([times_1000000.C964] - [times_1000000.B964]) / 1000000" office:value-type="float" office:value="116.070144" calcext:value-type="float">
            <text:p>116.070144</text:p>
          </table:table-cell>
        </table:table-row>
        <table:table-row table:style-name="ro1">
          <table:table-cell table:formula="of:= [times_10000.A965]" office:value-type="float" office:value="964" calcext:value-type="float">
            <text:p>964</text:p>
          </table:table-cell>
          <table:table-cell table:formula="of:= ([times_10000.C965] - [times_10000.B965]) / 1000000" office:value-type="float" office:value="117.060352" calcext:value-type="float">
            <text:p>117.060352</text:p>
          </table:table-cell>
          <table:table-cell table:formula="of:= ([times_100000.C965] - [times_100000.B965]) / 1000000" office:value-type="float" office:value="116.550144" calcext:value-type="float">
            <text:p>116.550144</text:p>
          </table:table-cell>
          <table:table-cell table:formula="of:= ([times_1000000.C965] - [times_1000000.B965]) / 1000000" office:value-type="float" office:value="115.750144" calcext:value-type="float">
            <text:p>115.750144</text:p>
          </table:table-cell>
        </table:table-row>
        <table:table-row table:style-name="ro1">
          <table:table-cell table:formula="of:= [times_10000.A966]" office:value-type="float" office:value="965" calcext:value-type="float">
            <text:p>965</text:p>
          </table:table-cell>
          <table:table-cell table:formula="of:= ([times_10000.C966] - [times_10000.B966]) / 1000000" office:value-type="float" office:value="116.760064" calcext:value-type="float">
            <text:p>116.760064</text:p>
          </table:table-cell>
          <table:table-cell table:formula="of:= ([times_100000.C966] - [times_100000.B966]) / 1000000" office:value-type="float" office:value="116.230144" calcext:value-type="float">
            <text:p>116.230144</text:p>
          </table:table-cell>
          <table:table-cell table:formula="of:= ([times_1000000.C966] - [times_1000000.B966]) / 1000000" office:value-type="float" office:value="115.439872" calcext:value-type="float">
            <text:p>115.439872</text:p>
          </table:table-cell>
        </table:table-row>
        <table:table-row table:style-name="ro1">
          <table:table-cell table:formula="of:= [times_10000.A967]" office:value-type="float" office:value="966" calcext:value-type="float">
            <text:p>966</text:p>
          </table:table-cell>
          <table:table-cell table:formula="of:= ([times_10000.C967] - [times_10000.B967]) / 1000000" office:value-type="float" office:value="116.600064" calcext:value-type="float">
            <text:p>116.600064</text:p>
          </table:table-cell>
          <table:table-cell table:formula="of:= ([times_100000.C967] - [times_100000.B967]) / 1000000" office:value-type="float" office:value="115.93984" calcext:value-type="float">
            <text:p>115.93984</text:p>
          </table:table-cell>
          <table:table-cell table:formula="of:= ([times_1000000.C967] - [times_1000000.B967]) / 1000000" office:value-type="float" office:value="115.130112" calcext:value-type="float">
            <text:p>115.130112</text:p>
          </table:table-cell>
        </table:table-row>
        <table:table-row table:style-name="ro1">
          <table:table-cell table:formula="of:= [times_10000.A968]" office:value-type="float" office:value="967" calcext:value-type="float">
            <text:p>967</text:p>
          </table:table-cell>
          <table:table-cell table:formula="of:= ([times_10000.C968] - [times_10000.B968]) / 1000000" office:value-type="float" office:value="116.480256" calcext:value-type="float">
            <text:p>116.480256</text:p>
          </table:table-cell>
          <table:table-cell table:formula="of:= ([times_100000.C968] - [times_100000.B968]) / 1000000" office:value-type="float" office:value="115.639808" calcext:value-type="float">
            <text:p>115.639808</text:p>
          </table:table-cell>
          <table:table-cell table:formula="of:= ([times_1000000.C968] - [times_1000000.B968]) / 1000000" office:value-type="float" office:value="114.320128" calcext:value-type="float">
            <text:p>114.320128</text:p>
          </table:table-cell>
        </table:table-row>
        <table:table-row table:style-name="ro1">
          <table:table-cell table:formula="of:= [times_10000.A969]" office:value-type="float" office:value="968" calcext:value-type="float">
            <text:p>968</text:p>
          </table:table-cell>
          <table:table-cell table:formula="of:= ([times_10000.C969] - [times_10000.B969]) / 1000000" office:value-type="float" office:value="116.729856" calcext:value-type="float">
            <text:p>116.729856</text:p>
          </table:table-cell>
          <table:table-cell table:formula="of:= ([times_100000.C969] - [times_100000.B969]) / 1000000" office:value-type="float" office:value="115.339776" calcext:value-type="float">
            <text:p>115.339776</text:p>
          </table:table-cell>
          <table:table-cell table:formula="of:= ([times_1000000.C969] - [times_1000000.B969]) / 1000000" office:value-type="float" office:value="113.96992" calcext:value-type="float">
            <text:p>113.96992</text:p>
          </table:table-cell>
        </table:table-row>
        <table:table-row table:style-name="ro1">
          <table:table-cell table:formula="of:= [times_10000.A970]" office:value-type="float" office:value="969" calcext:value-type="float">
            <text:p>969</text:p>
          </table:table-cell>
          <table:table-cell table:formula="of:= ([times_10000.C970] - [times_10000.B970]) / 1000000" office:value-type="float" office:value="116.649728" calcext:value-type="float">
            <text:p>116.649728</text:p>
          </table:table-cell>
          <table:table-cell table:formula="of:= ([times_100000.C970] - [times_100000.B970]) / 1000000" office:value-type="float" office:value="114.910208" calcext:value-type="float">
            <text:p>114.910208</text:p>
          </table:table-cell>
          <table:table-cell table:formula="of:= ([times_1000000.C970] - [times_1000000.B970]) / 1000000" office:value-type="float" office:value="113.670144" calcext:value-type="float">
            <text:p>113.670144</text:p>
          </table:table-cell>
        </table:table-row>
        <table:table-row table:style-name="ro1">
          <table:table-cell table:formula="of:= [times_10000.A971]" office:value-type="float" office:value="970" calcext:value-type="float">
            <text:p>970</text:p>
          </table:table-cell>
          <table:table-cell table:formula="of:= ([times_10000.C971] - [times_10000.B971]) / 1000000" office:value-type="float" office:value="116.359936" calcext:value-type="float">
            <text:p>116.359936</text:p>
          </table:table-cell>
          <table:table-cell table:formula="of:= ([times_100000.C971] - [times_100000.B971]) / 1000000" office:value-type="float" office:value="114.56" calcext:value-type="float">
            <text:p>114.56</text:p>
          </table:table-cell>
          <table:table-cell table:formula="of:= ([times_1000000.C971] - [times_1000000.B971]) / 1000000" office:value-type="float" office:value="113.71008" calcext:value-type="float">
            <text:p>113.71008</text:p>
          </table:table-cell>
        </table:table-row>
        <table:table-row table:style-name="ro1">
          <table:table-cell table:formula="of:= [times_10000.A972]" office:value-type="float" office:value="971" calcext:value-type="float">
            <text:p>971</text:p>
          </table:table-cell>
          <table:table-cell table:formula="of:= ([times_10000.C972] - [times_10000.B972]) / 1000000" office:value-type="float" office:value="116.230144" calcext:value-type="float">
            <text:p>116.230144</text:p>
          </table:table-cell>
          <table:table-cell table:formula="of:= ([times_100000.C972] - [times_100000.B972]) / 1000000" office:value-type="float" office:value="114.279936" calcext:value-type="float">
            <text:p>114.279936</text:p>
          </table:table-cell>
          <table:table-cell table:formula="of:= ([times_1000000.C972] - [times_1000000.B972]) / 1000000" office:value-type="float" office:value="113.420288" calcext:value-type="float">
            <text:p>113.420288</text:p>
          </table:table-cell>
        </table:table-row>
        <table:table-row table:style-name="ro1">
          <table:table-cell table:formula="of:= [times_10000.A973]" office:value-type="float" office:value="972" calcext:value-type="float">
            <text:p>972</text:p>
          </table:table-cell>
          <table:table-cell table:formula="of:= ([times_10000.C973] - [times_10000.B973]) / 1000000" office:value-type="float" office:value="116.009728" calcext:value-type="float">
            <text:p>116.009728</text:p>
          </table:table-cell>
          <table:table-cell table:formula="of:= ([times_100000.C973] - [times_100000.B973]) / 1000000" office:value-type="float" office:value="113.989888" calcext:value-type="float">
            <text:p>113.989888</text:p>
          </table:table-cell>
          <table:table-cell table:formula="of:= ([times_1000000.C973] - [times_1000000.B973]) / 1000000" office:value-type="float" office:value="112.950016" calcext:value-type="float">
            <text:p>112.950016</text:p>
          </table:table-cell>
        </table:table-row>
        <table:table-row table:style-name="ro1">
          <table:table-cell table:formula="of:= [times_10000.A974]" office:value-type="float" office:value="973" calcext:value-type="float">
            <text:p>973</text:p>
          </table:table-cell>
          <table:table-cell table:formula="of:= ([times_10000.C974] - [times_10000.B974]) / 1000000" office:value-type="float" office:value="116.069888" calcext:value-type="float">
            <text:p>116.069888</text:p>
          </table:table-cell>
          <table:table-cell table:formula="of:= ([times_100000.C974] - [times_100000.B974]) / 1000000" office:value-type="float" office:value="113.700096" calcext:value-type="float">
            <text:p>113.700096</text:p>
          </table:table-cell>
          <table:table-cell table:formula="of:= ([times_1000000.C974] - [times_1000000.B974]) / 1000000" office:value-type="float" office:value="112.609792" calcext:value-type="float">
            <text:p>112.609792</text:p>
          </table:table-cell>
        </table:table-row>
        <table:table-row table:style-name="ro1">
          <table:table-cell table:formula="of:= [times_10000.A975]" office:value-type="float" office:value="974" calcext:value-type="float">
            <text:p>974</text:p>
          </table:table-cell>
          <table:table-cell table:formula="of:= ([times_10000.C975] - [times_10000.B975]) / 1000000" office:value-type="float" office:value="115.760128" calcext:value-type="float">
            <text:p>115.760128</text:p>
          </table:table-cell>
          <table:table-cell table:formula="of:= ([times_100000.C975] - [times_100000.B975]) / 1000000" office:value-type="float" office:value="113.399808" calcext:value-type="float">
            <text:p>113.399808</text:p>
          </table:table-cell>
          <table:table-cell table:formula="of:= ([times_1000000.C975] - [times_1000000.B975]) / 1000000" office:value-type="float" office:value="112.249856" calcext:value-type="float">
            <text:p>112.249856</text:p>
          </table:table-cell>
        </table:table-row>
        <table:table-row table:style-name="ro1">
          <table:table-cell table:formula="of:= [times_10000.A976]" office:value-type="float" office:value="975" calcext:value-type="float">
            <text:p>975</text:p>
          </table:table-cell>
          <table:table-cell table:formula="of:= ([times_10000.C976] - [times_10000.B976]) / 1000000" office:value-type="float" office:value="115.450112" calcext:value-type="float">
            <text:p>115.450112</text:p>
          </table:table-cell>
          <table:table-cell table:formula="of:= ([times_100000.C976] - [times_100000.B976]) / 1000000" office:value-type="float" office:value="113.099776" calcext:value-type="float">
            <text:p>113.099776</text:p>
          </table:table-cell>
          <table:table-cell table:formula="of:= ([times_1000000.C976] - [times_1000000.B976]) / 1000000" office:value-type="float" office:value="111.919616" calcext:value-type="float">
            <text:p>111.919616</text:p>
          </table:table-cell>
        </table:table-row>
        <table:table-row table:style-name="ro1">
          <table:table-cell table:formula="of:= [times_10000.A977]" office:value-type="float" office:value="976" calcext:value-type="float">
            <text:p>976</text:p>
          </table:table-cell>
          <table:table-cell table:formula="of:= ([times_10000.C977] - [times_10000.B977]) / 1000000" office:value-type="float" office:value="115.180032" calcext:value-type="float">
            <text:p>115.180032</text:p>
          </table:table-cell>
          <table:table-cell table:formula="of:= ([times_100000.C977] - [times_100000.B977]) / 1000000" office:value-type="float" office:value="112.8" calcext:value-type="float">
            <text:p>112.8</text:p>
          </table:table-cell>
          <table:table-cell table:formula="of:= ([times_1000000.C977] - [times_1000000.B977]) / 1000000" office:value-type="float" office:value="111.599872" calcext:value-type="float">
            <text:p>111.599872</text:p>
          </table:table-cell>
        </table:table-row>
        <table:table-row table:style-name="ro1">
          <table:table-cell table:formula="of:= [times_10000.A978]" office:value-type="float" office:value="977" calcext:value-type="float">
            <text:p>977</text:p>
          </table:table-cell>
          <table:table-cell table:formula="of:= ([times_10000.C978] - [times_10000.B978]) / 1000000" office:value-type="float" office:value="114.889984" calcext:value-type="float">
            <text:p>114.889984</text:p>
          </table:table-cell>
          <table:table-cell table:formula="of:= ([times_100000.C978] - [times_100000.B978]) / 1000000" office:value-type="float" office:value="112.509952" calcext:value-type="float">
            <text:p>112.509952</text:p>
          </table:table-cell>
          <table:table-cell table:formula="of:= ([times_1000000.C978] - [times_1000000.B978]) / 1000000" office:value-type="float" office:value="111.500032" calcext:value-type="float">
            <text:p>111.500032</text:p>
          </table:table-cell>
        </table:table-row>
        <table:table-row table:style-name="ro1">
          <table:table-cell table:formula="of:= [times_10000.A979]" office:value-type="float" office:value="978" calcext:value-type="float">
            <text:p>978</text:p>
          </table:table-cell>
          <table:table-cell table:formula="of:= ([times_10000.C979] - [times_10000.B979]) / 1000000" office:value-type="float" office:value="114.599936" calcext:value-type="float">
            <text:p>114.599936</text:p>
          </table:table-cell>
          <table:table-cell table:formula="of:= ([times_100000.C979] - [times_100000.B979]) / 1000000" office:value-type="float" office:value="112.210176" calcext:value-type="float">
            <text:p>112.210176</text:p>
          </table:table-cell>
          <table:table-cell table:formula="of:= ([times_1000000.C979] - [times_1000000.B979]) / 1000000" office:value-type="float" office:value="111.219968" calcext:value-type="float">
            <text:p>111.219968</text:p>
          </table:table-cell>
        </table:table-row>
        <table:table-row table:style-name="ro1">
          <table:table-cell table:formula="of:= [times_10000.A980]" office:value-type="float" office:value="979" calcext:value-type="float">
            <text:p>979</text:p>
          </table:table-cell>
          <table:table-cell table:formula="of:= ([times_10000.C980] - [times_10000.B980]) / 1000000" office:value-type="float" office:value="114.299904" calcext:value-type="float">
            <text:p>114.299904</text:p>
          </table:table-cell>
          <table:table-cell table:formula="of:= ([times_100000.C980] - [times_100000.B980]) / 1000000" office:value-type="float" office:value="111.910144" calcext:value-type="float">
            <text:p>111.910144</text:p>
          </table:table-cell>
          <table:table-cell table:formula="of:= ([times_1000000.C980] - [times_1000000.B980]) / 1000000" office:value-type="float" office:value="110.919936" calcext:value-type="float">
            <text:p>110.919936</text:p>
          </table:table-cell>
        </table:table-row>
        <table:table-row table:style-name="ro1">
          <table:table-cell table:formula="of:= [times_10000.A981]" office:value-type="float" office:value="980" calcext:value-type="float">
            <text:p>980</text:p>
          </table:table-cell>
          <table:table-cell table:formula="of:= ([times_10000.C981] - [times_10000.B981]) / 1000000" office:value-type="float" office:value="113.910016" calcext:value-type="float">
            <text:p>113.910016</text:p>
          </table:table-cell>
          <table:table-cell table:formula="of:= ([times_100000.C981] - [times_100000.B981]) / 1000000" office:value-type="float" office:value="111.510016" calcext:value-type="float">
            <text:p>111.510016</text:p>
          </table:table-cell>
          <table:table-cell table:formula="of:= ([times_1000000.C981] - [times_1000000.B981]) / 1000000" office:value-type="float" office:value="110.770176" calcext:value-type="float">
            <text:p>110.770176</text:p>
          </table:table-cell>
        </table:table-row>
        <table:table-row table:style-name="ro1">
          <table:table-cell table:formula="of:= [times_10000.A982]" office:value-type="float" office:value="981" calcext:value-type="float">
            <text:p>981</text:p>
          </table:table-cell>
          <table:table-cell table:formula="of:= ([times_10000.C982] - [times_10000.B982]) / 1000000" office:value-type="float" office:value="113.529856" calcext:value-type="float">
            <text:p>113.529856</text:p>
          </table:table-cell>
          <table:table-cell table:formula="of:= ([times_100000.C982] - [times_100000.B982]) / 1000000" office:value-type="float" office:value="111.149824" calcext:value-type="float">
            <text:p>111.149824</text:p>
          </table:table-cell>
          <table:table-cell table:formula="of:= ([times_1000000.C982] - [times_1000000.B982]) / 1000000" office:value-type="float" office:value="110.480128" calcext:value-type="float">
            <text:p>110.480128</text:p>
          </table:table-cell>
        </table:table-row>
        <table:table-row table:style-name="ro1">
          <table:table-cell table:formula="of:= [times_10000.A983]" office:value-type="float" office:value="982" calcext:value-type="float">
            <text:p>982</text:p>
          </table:table-cell>
          <table:table-cell table:formula="of:= ([times_10000.C983] - [times_10000.B983]) / 1000000" office:value-type="float" office:value="113.309952" calcext:value-type="float">
            <text:p>113.309952</text:p>
          </table:table-cell>
          <table:table-cell table:formula="of:= ([times_100000.C983] - [times_100000.B983]) / 1000000" office:value-type="float" office:value="110.759936" calcext:value-type="float">
            <text:p>110.759936</text:p>
          </table:table-cell>
          <table:table-cell table:formula="of:= ([times_1000000.C983] - [times_1000000.B983]) / 1000000" office:value-type="float" office:value="110.41024" calcext:value-type="float">
            <text:p>110.41024</text:p>
          </table:table-cell>
        </table:table-row>
        <table:table-row table:style-name="ro1">
          <table:table-cell table:formula="of:= [times_10000.A984]" office:value-type="float" office:value="983" calcext:value-type="float">
            <text:p>983</text:p>
          </table:table-cell>
          <table:table-cell table:formula="of:= ([times_10000.C984] - [times_10000.B984]) / 1000000" office:value-type="float" office:value="113.430016" calcext:value-type="float">
            <text:p>113.430016</text:p>
          </table:table-cell>
          <table:table-cell table:formula="of:= ([times_100000.C984] - [times_100000.B984]) / 1000000" office:value-type="float" office:value="110.330112" calcext:value-type="float">
            <text:p>110.330112</text:p>
          </table:table-cell>
          <table:table-cell table:formula="of:= ([times_1000000.C984] - [times_1000000.B984]) / 1000000" office:value-type="float" office:value="110.119936" calcext:value-type="float">
            <text:p>110.119936</text:p>
          </table:table-cell>
        </table:table-row>
        <table:table-row table:style-name="ro1">
          <table:table-cell table:formula="of:= [times_10000.A985]" office:value-type="float" office:value="984" calcext:value-type="float">
            <text:p>984</text:p>
          </table:table-cell>
          <table:table-cell table:formula="of:= ([times_10000.C985] - [times_10000.B985]) / 1000000" office:value-type="float" office:value="113.139968" calcext:value-type="float">
            <text:p>113.139968</text:p>
          </table:table-cell>
          <table:table-cell table:formula="of:= ([times_100000.C985] - [times_100000.B985]) / 1000000" office:value-type="float" office:value="110.020096" calcext:value-type="float">
            <text:p>110.020096</text:p>
          </table:table-cell>
          <table:table-cell table:formula="of:= ([times_1000000.C985] - [times_1000000.B985]) / 1000000" office:value-type="float" office:value="109.829888" calcext:value-type="float">
            <text:p>109.829888</text:p>
          </table:table-cell>
        </table:table-row>
        <table:table-row table:style-name="ro1">
          <table:table-cell table:formula="of:= [times_10000.A986]" office:value-type="float" office:value="985" calcext:value-type="float">
            <text:p>985</text:p>
          </table:table-cell>
          <table:table-cell table:formula="of:= ([times_10000.C986] - [times_10000.B986]) / 1000000" office:value-type="float" office:value="112.839936" calcext:value-type="float">
            <text:p>112.839936</text:p>
          </table:table-cell>
          <table:table-cell table:formula="of:= ([times_100000.C986] - [times_100000.B986]) / 1000000" office:value-type="float" office:value="109.700096" calcext:value-type="float">
            <text:p>109.700096</text:p>
          </table:table-cell>
          <table:table-cell table:formula="of:= ([times_1000000.C986] - [times_1000000.B986]) / 1000000" office:value-type="float" office:value="109.499904" calcext:value-type="float">
            <text:p>109.499904</text:p>
          </table:table-cell>
        </table:table-row>
        <table:table-row table:style-name="ro1">
          <table:table-cell table:formula="of:= [times_10000.A987]" office:value-type="float" office:value="986" calcext:value-type="float">
            <text:p>986</text:p>
          </table:table-cell>
          <table:table-cell table:formula="of:= ([times_10000.C987] - [times_10000.B987]) / 1000000" office:value-type="float" office:value="112.509952" calcext:value-type="float">
            <text:p>112.509952</text:p>
          </table:table-cell>
          <table:table-cell table:formula="of:= ([times_100000.C987] - [times_100000.B987]) / 1000000" office:value-type="float" office:value="109.28" calcext:value-type="float">
            <text:p>109.28</text:p>
          </table:table-cell>
          <table:table-cell table:formula="of:= ([times_1000000.C987] - [times_1000000.B987]) / 1000000" office:value-type="float" office:value="109.339904" calcext:value-type="float">
            <text:p>109.339904</text:p>
          </table:table-cell>
        </table:table-row>
        <table:table-row table:style-name="ro1">
          <table:table-cell table:formula="of:= [times_10000.A988]" office:value-type="float" office:value="987" calcext:value-type="float">
            <text:p>987</text:p>
          </table:table-cell>
          <table:table-cell table:formula="of:= ([times_10000.C988] - [times_10000.B988]) / 1000000" office:value-type="float" office:value="112.19968" calcext:value-type="float">
            <text:p>112.19968</text:p>
          </table:table-cell>
          <table:table-cell table:formula="of:= ([times_100000.C988] - [times_100000.B988]) / 1000000" office:value-type="float" office:value="108.919808" calcext:value-type="float">
            <text:p>108.919808</text:p>
          </table:table-cell>
          <table:table-cell table:formula="of:= ([times_1000000.C988] - [times_1000000.B988]) / 1000000" office:value-type="float" office:value="109.039872" calcext:value-type="float">
            <text:p>109.039872</text:p>
          </table:table-cell>
        </table:table-row>
        <table:table-row table:style-name="ro1">
          <table:table-cell table:formula="of:= [times_10000.A989]" office:value-type="float" office:value="988" calcext:value-type="float">
            <text:p>988</text:p>
          </table:table-cell>
          <table:table-cell table:formula="of:= ([times_10000.C989] - [times_10000.B989]) / 1000000" office:value-type="float" office:value="111.88992" calcext:value-type="float">
            <text:p>111.88992</text:p>
          </table:table-cell>
          <table:table-cell table:formula="of:= ([times_100000.C989] - [times_100000.B989]) / 1000000" office:value-type="float" office:value="108.630016" calcext:value-type="float">
            <text:p>108.630016</text:p>
          </table:table-cell>
          <table:table-cell table:formula="of:= ([times_1000000.C989] - [times_1000000.B989]) / 1000000" office:value-type="float" office:value="108.980224" calcext:value-type="float">
            <text:p>108.980224</text:p>
          </table:table-cell>
        </table:table-row>
        <table:table-row table:style-name="ro1">
          <table:table-cell table:formula="of:= [times_10000.A990]" office:value-type="float" office:value="989" calcext:value-type="float">
            <text:p>989</text:p>
          </table:table-cell>
          <table:table-cell table:formula="of:= ([times_10000.C990] - [times_10000.B990]) / 1000000" office:value-type="float" office:value="111.589888" calcext:value-type="float">
            <text:p>111.589888</text:p>
          </table:table-cell>
          <table:table-cell table:formula="of:= ([times_100000.C990] - [times_100000.B990]) / 1000000" office:value-type="float" office:value="108.32" calcext:value-type="float">
            <text:p>108.32</text:p>
          </table:table-cell>
          <table:table-cell table:formula="of:= ([times_1000000.C990] - [times_1000000.B990]) / 1000000" office:value-type="float" office:value="108.68992" calcext:value-type="float">
            <text:p>108.68992</text:p>
          </table:table-cell>
        </table:table-row>
        <table:table-row table:style-name="ro1">
          <table:table-cell table:formula="of:= [times_10000.A991]" office:value-type="float" office:value="990" calcext:value-type="float">
            <text:p>990</text:p>
          </table:table-cell>
          <table:table-cell table:formula="of:= ([times_10000.C991] - [times_10000.B991]) / 1000000" office:value-type="float" office:value="111.259904" calcext:value-type="float">
            <text:p>111.259904</text:p>
          </table:table-cell>
          <table:table-cell table:formula="of:= ([times_100000.C991] - [times_100000.B991]) / 1000000" office:value-type="float" office:value="108.030208" calcext:value-type="float">
            <text:p>108.030208</text:p>
          </table:table-cell>
          <table:table-cell table:formula="of:= ([times_1000000.C991] - [times_1000000.B991]) / 1000000" office:value-type="float" office:value="108.349952" calcext:value-type="float">
            <text:p>108.349952</text:p>
          </table:table-cell>
        </table:table-row>
        <table:table-row table:style-name="ro1">
          <table:table-cell table:formula="of:= [times_10000.A992]" office:value-type="float" office:value="991" calcext:value-type="float">
            <text:p>991</text:p>
          </table:table-cell>
          <table:table-cell table:formula="of:= ([times_10000.C992] - [times_10000.B992]) / 1000000" office:value-type="float" office:value="111.099904" calcext:value-type="float">
            <text:p>111.099904</text:p>
          </table:table-cell>
          <table:table-cell table:formula="of:= ([times_100000.C992] - [times_100000.B992]) / 1000000" office:value-type="float" office:value="107.74016" calcext:value-type="float">
            <text:p>107.74016</text:p>
          </table:table-cell>
          <table:table-cell table:formula="of:= ([times_1000000.C992] - [times_1000000.B992]) / 1000000" office:value-type="float" office:value="108.059904" calcext:value-type="float">
            <text:p>108.059904</text:p>
          </table:table-cell>
        </table:table-row>
        <table:table-row table:style-name="ro1">
          <table:table-cell table:formula="of:= [times_10000.A993]" office:value-type="float" office:value="992" calcext:value-type="float">
            <text:p>992</text:p>
          </table:table-cell>
          <table:table-cell table:formula="of:= ([times_10000.C993] - [times_10000.B993]) / 1000000" office:value-type="float" office:value="111.230208" calcext:value-type="float">
            <text:p>111.230208</text:p>
          </table:table-cell>
          <table:table-cell table:formula="of:= ([times_100000.C993] - [times_100000.B993]) / 1000000" office:value-type="float" office:value="107.439872" calcext:value-type="float">
            <text:p>107.439872</text:p>
          </table:table-cell>
          <table:table-cell table:formula="of:= ([times_1000000.C993] - [times_1000000.B993]) / 1000000" office:value-type="float" office:value="107.840256" calcext:value-type="float">
            <text:p>107.840256</text:p>
          </table:table-cell>
        </table:table-row>
        <table:table-row table:style-name="ro1">
          <table:table-cell table:formula="of:= [times_10000.A994]" office:value-type="float" office:value="993" calcext:value-type="float">
            <text:p>993</text:p>
          </table:table-cell>
          <table:table-cell table:formula="of:= ([times_10000.C994] - [times_10000.B994]) / 1000000" office:value-type="float" office:value="110.899968" calcext:value-type="float">
            <text:p>110.899968</text:p>
          </table:table-cell>
          <table:table-cell table:formula="of:= ([times_100000.C994] - [times_100000.B994]) / 1000000" office:value-type="float" office:value="107.140096" calcext:value-type="float">
            <text:p>107.140096</text:p>
          </table:table-cell>
          <table:table-cell table:formula="of:= ([times_1000000.C994] - [times_1000000.B994]) / 1000000" office:value-type="float" office:value="107.88992" calcext:value-type="float">
            <text:p>107.88992</text:p>
          </table:table-cell>
        </table:table-row>
        <table:table-row table:style-name="ro1">
          <table:table-cell table:formula="of:= [times_10000.A995]" office:value-type="float" office:value="994" calcext:value-type="float">
            <text:p>994</text:p>
          </table:table-cell>
          <table:table-cell table:formula="of:= ([times_10000.C995] - [times_10000.B995]) / 1000000" office:value-type="float" office:value="110.56" calcext:value-type="float">
            <text:p>110.56</text:p>
          </table:table-cell>
          <table:table-cell table:formula="of:= ([times_100000.C995] - [times_100000.B995]) / 1000000" office:value-type="float" office:value="106.720256" calcext:value-type="float">
            <text:p>106.720256</text:p>
          </table:table-cell>
          <table:table-cell table:formula="of:= ([times_1000000.C995] - [times_1000000.B995]) / 1000000" office:value-type="float" office:value="107.719936" calcext:value-type="float">
            <text:p>107.719936</text:p>
          </table:table-cell>
        </table:table-row>
        <table:table-row table:style-name="ro1">
          <table:table-cell table:formula="of:= [times_10000.A996]" office:value-type="float" office:value="995" calcext:value-type="float">
            <text:p>995</text:p>
          </table:table-cell>
          <table:table-cell table:formula="of:= ([times_10000.C996] - [times_10000.B996]) / 1000000" office:value-type="float" office:value="110.230016" calcext:value-type="float">
            <text:p>110.230016</text:p>
          </table:table-cell>
          <table:table-cell table:formula="of:= ([times_100000.C996] - [times_100000.B996]) / 1000000" office:value-type="float" office:value="106.360064" calcext:value-type="float">
            <text:p>106.360064</text:p>
          </table:table-cell>
          <table:table-cell table:formula="of:= ([times_1000000.C996] - [times_1000000.B996]) / 1000000" office:value-type="float" office:value="107.679744" calcext:value-type="float">
            <text:p>107.679744</text:p>
          </table:table-cell>
        </table:table-row>
        <table:table-row table:style-name="ro1">
          <table:table-cell table:formula="of:= [times_10000.A997]" office:value-type="float" office:value="996" calcext:value-type="float">
            <text:p>996</text:p>
          </table:table-cell>
          <table:table-cell table:formula="of:= ([times_10000.C997] - [times_10000.B997]) / 1000000" office:value-type="float" office:value="109.910016" calcext:value-type="float">
            <text:p>109.910016</text:p>
          </table:table-cell>
          <table:table-cell table:formula="of:= ([times_100000.C997] - [times_100000.B997]) / 1000000" office:value-type="float" office:value="106.040064" calcext:value-type="float">
            <text:p>106.040064</text:p>
          </table:table-cell>
          <table:table-cell table:formula="of:= ([times_1000000.C997] - [times_1000000.B997]) / 1000000" office:value-type="float" office:value="107.369728" calcext:value-type="float">
            <text:p>107.369728</text:p>
          </table:table-cell>
        </table:table-row>
        <table:table-row table:style-name="ro1">
          <table:table-cell table:formula="of:= [times_10000.A998]" office:value-type="float" office:value="997" calcext:value-type="float">
            <text:p>997</text:p>
          </table:table-cell>
          <table:table-cell table:formula="of:= ([times_10000.C998] - [times_10000.B998]) / 1000000" office:value-type="float" office:value="109.600256" calcext:value-type="float">
            <text:p>109.600256</text:p>
          </table:table-cell>
          <table:table-cell table:formula="of:= ([times_100000.C998] - [times_100000.B998]) / 1000000" office:value-type="float" office:value="105.740288" calcext:value-type="float">
            <text:p>105.740288</text:p>
          </table:table-cell>
          <table:table-cell table:formula="of:= ([times_1000000.C998] - [times_1000000.B998]) / 1000000" office:value-type="float" office:value="107.059712" calcext:value-type="float">
            <text:p>107.059712</text:p>
          </table:table-cell>
        </table:table-row>
        <table:table-row table:style-name="ro1">
          <table:table-cell table:formula="of:= [times_10000.A999]" office:value-type="float" office:value="998" calcext:value-type="float">
            <text:p>998</text:p>
          </table:table-cell>
          <table:table-cell table:formula="of:= ([times_10000.C999] - [times_10000.B999]) / 1000000" office:value-type="float" office:value="109.300224" calcext:value-type="float">
            <text:p>109.300224</text:p>
          </table:table-cell>
          <table:table-cell table:formula="of:= ([times_100000.C999] - [times_100000.B999]) / 1000000" office:value-type="float" office:value="105.44" calcext:value-type="float">
            <text:p>105.44</text:p>
          </table:table-cell>
          <table:table-cell table:formula="of:= ([times_1000000.C999] - [times_1000000.B999]) / 1000000" office:value-type="float" office:value="106.739968" calcext:value-type="float">
            <text:p>106.739968</text:p>
          </table:table-cell>
        </table:table-row>
        <table:table-row table:style-name="ro1">
          <table:table-cell table:formula="of:= [times_10000.A1000]" office:value-type="float" office:value="999" calcext:value-type="float">
            <text:p>999</text:p>
          </table:table-cell>
          <table:table-cell table:formula="of:= ([times_10000.C1000] - [times_10000.B1000]) / 1000000" office:value-type="float" office:value="109.00992" calcext:value-type="float">
            <text:p>109.00992</text:p>
          </table:table-cell>
          <table:table-cell table:formula="of:= ([times_100000.C1000] - [times_100000.B1000]) / 1000000" office:value-type="float" office:value="105.00992" calcext:value-type="float">
            <text:p>105.00992</text:p>
          </table:table-cell>
          <table:table-cell table:formula="of:= ([times_1000000.C1000] - [times_1000000.B1000]) / 1000000" office:value-type="float" office:value="106.430208" calcext:value-type="float">
            <text:p>106.430208</text:p>
          </table:table-cell>
        </table:table-row>
      </table:table>
      <table:table table:name="Analysis" table:style-name="ta1">
        <table:shapes>
          <draw:frame draw:z-index="0" draw:style-name="gr1" draw:text-style-name="P1" svg:width="449.07mm" svg:height="212.76mm" svg:x="23.68mm" svg:y="1.06mm">
            <loext:p draw:notify-on-update-of-ranges="time_difference_ms.A2:time_difference_ms.A1001 time_difference_ms.B1:time_difference_ms.B1 time_difference_ms.B2:time_difference_ms.B1001 time_difference_ms.C1:time_difference_ms.C1 time_difference_ms.C2:time_difference_ms.C1001 time_difference_ms.D1:time_difference_ms.D1 time_difference_ms.D2:time_difference_ms.D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3:21:41.14453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3:07:24.825375776</meta:creation-date>
    <meta:generator>LibreOffice/5.1.4.2$Linux_X86_64 LibreOffice_project/10m0$Build-2</meta:generator>
    <dc:date>2016-10-21T13:13:24.768166101</dc:date>
    <meta:editing-duration>PT6M</meta:editing-duration>
    <meta:editing-cycles>2</meta:editing-cycles>
    <meta:document-statistic meta:table-count="5" meta:cell-count="13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08cm" svg:height="21.277cm" xlink:href=".." xlink:type="simple" chart:class="chart:line" chart:style-name="ch1">
        <chart:title svg:x="16.907cm" svg:y="0.561cm" chart:style-name="ch2">
          <text:p>Two Nodes, Stopping roscore and echoer between runs</text:p>
        </chart:title>
        <chart:subtitle svg:x="19.46cm" svg:y="1.765cm" chart:style-name="ch3">
          <text:p>Message ID vs Message Latency</text:p>
        </chart:subtitle>
        <chart:legend chart:legend-position="end" svg:x="42.268cm" svg:y="9.841cm" style:legend-expansion="high" chart:style-name="ch4"/>
        <chart:plot-area chart:style-name="ch5" table:cell-range-address="time_difference_ms.A2:time_difference_ms.D1001 time_difference_ms.B1:time_difference_ms.D1" chart:data-source-has-labels="both" svg:x="1.909cm" svg:y="2.873cm" svg:width="39.461cm" svg:height="16.998cm">
          <chartooo:coordinate-region svg:x="2.716cm" svg:y="2.994cm" svg:width="38.654cm" svg:height="15.875cm"/>
          <chart:axis chart:dimension="x" chart:name="primary-x" chart:style-name="ch6" chartooo:axis-type="auto">
            <chartooo:date-scale/>
            <chart:title svg:x="20.722cm" svg:y="20.296cm" chart:style-name="ch7">
              <text:p>Message ID</text:p>
            </chart:title>
            <chart:categories table:cell-range-address="time_difference_ms.A2:time_difference_ms.A1001"/>
          </chart:axis>
          <chart:axis chart:dimension="y" chart:name="primary-y" chart:style-name="ch6">
            <chart:title svg:x="0.451cm" svg:y="13.056cm" chart:style-name="ch8">
              <text:p>Message Latency (ms)</text:p>
            </chart:title>
            <chart:grid chart:style-name="ch9" chart:class="major"/>
          </chart:axis>
          <chart:series chart:style-name="ch10" chart:values-cell-range-address="time_difference_ms.B2:time_difference_ms.B1001" chart:label-cell-address="time_difference_ms.B1:time_difference_ms.B1" chart:class="chart:line">
            <chart:data-point chart:repeated="1000"/>
          </chart:series>
          <chart:series chart:style-name="ch11" chart:values-cell-range-address="time_difference_ms.C2:time_difference_ms.C1001" chart:label-cell-address="time_difference_ms.C1:time_difference_ms.C1" chart:class="chart:line">
            <chart:data-point chart:repeated="1000"/>
          </chart:series>
          <chart:series chart:style-name="ch12" chart:values-cell-range-address="time_difference_ms.D2:time_difference_ms.D1001" chart:label-cell-address="time_difference_ms.D1:time_difference_ms.D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time_difference_ms.B1:time_difference_ms.B1</svg:desc>
                </draw:g>
              </table:table-cell>
              <table:table-cell office:value-type="string">
                <text:p>100000</text:p>
                <draw:g>
                  <svg:desc>time_difference_ms.C1:time_difference_ms.C1</svg:desc>
                </draw:g>
              </table:table-cell>
              <table:table-cell office:value-type="string">
                <text:p>1000000</text:p>
                <draw:g>
                  <svg:desc>time_difference_ms.D1:time_difference_m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e_difference_ms.A2:time_difference_ms.A1001</svg:desc>
                </draw:g>
              </table:table-cell>
              <table:table-cell office:value-type="float" office:value="2.199808">
                <text:p>2.199808</text:p>
                <draw:g>
                  <svg:desc>time_difference_ms.B2:time_difference_ms.B1001</svg:desc>
                </draw:g>
              </table:table-cell>
              <table:table-cell office:value-type="float" office:value="6.239744">
                <text:p>6.239744</text:p>
                <draw:g>
                  <svg:desc>time_difference_ms.C2:time_difference_ms.C1001</svg:desc>
                </draw:g>
              </table:table-cell>
              <table:table-cell office:value-type="float" office:value="2.78016">
                <text:p>2.78016</text:p>
                <draw:g>
                  <svg:desc>time_difference_ms.D2:time_difference_ms.D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29952">
                <text:p>2.429952</text:p>
              </table:table-cell>
              <table:table-cell office:value-type="float" office:value="6.390016">
                <text:p>6.390016</text:p>
              </table:table-cell>
              <table:table-cell office:value-type="float" office:value="2.810112">
                <text:p>2.8101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80256">
                <text:p>2.080256</text:p>
              </table:table-cell>
              <table:table-cell office:value-type="float" office:value="6.210048">
                <text:p>6.210048</text:p>
              </table:table-cell>
              <table:table-cell office:value-type="float" office:value="3.109888">
                <text:p>3.1098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49984">
                <text:p>2.249984</text:p>
              </table:table-cell>
              <table:table-cell office:value-type="float" office:value="7.319808">
                <text:p>7.319808</text:p>
              </table:table-cell>
              <table:table-cell office:value-type="float" office:value="2.849792">
                <text:p>2.8497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50048">
                <text:p>1.250048</text:p>
              </table:table-cell>
              <table:table-cell office:value-type="float" office:value="7.579904">
                <text:p>7.579904</text:p>
              </table:table-cell>
              <table:table-cell office:value-type="float" office:value="3.519744">
                <text:p>3.5197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50144">
                <text:p>1.350144</text:p>
              </table:table-cell>
              <table:table-cell office:value-type="float" office:value="7.95008">
                <text:p>7.95008</text:p>
              </table:table-cell>
              <table:table-cell office:value-type="float" office:value="4.320256">
                <text:p>4.3202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10112">
                <text:p>1.210112</text:p>
              </table:table-cell>
              <table:table-cell office:value-type="float" office:value="11.800064">
                <text:p>11.800064</text:p>
              </table:table-cell>
              <table:table-cell office:value-type="float" office:value="5.609728">
                <text:p>5.6097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8992">
                <text:p>1.48992</text:p>
              </table:table-cell>
              <table:table-cell office:value-type="float" office:value="13.420032">
                <text:p>13.420032</text:p>
              </table:table-cell>
              <table:table-cell office:value-type="float" office:value="5.85984">
                <text:p>5.859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1984">
                <text:p>1.21984</text:p>
              </table:table-cell>
              <table:table-cell office:value-type="float" office:value="16.16">
                <text:p>16.16</text:p>
              </table:table-cell>
              <table:table-cell office:value-type="float" office:value="5.629952">
                <text:p>5.6299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80192">
                <text:p>1.480192</text:p>
              </table:table-cell>
              <table:table-cell office:value-type="float" office:value="16">
                <text:p>16</text:p>
              </table:table-cell>
              <table:table-cell office:value-type="float" office:value="5.220096">
                <text:p>5.220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10368">
                <text:p>1.210368</text:p>
              </table:table-cell>
              <table:table-cell office:value-type="float" office:value="18.850048">
                <text:p>18.850048</text:p>
              </table:table-cell>
              <table:table-cell office:value-type="float" office:value="4.78976">
                <text:p>4.789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48992">
                <text:p>1.48992</text:p>
              </table:table-cell>
              <table:table-cell office:value-type="float" office:value="21.910016">
                <text:p>21.910016</text:p>
              </table:table-cell>
              <table:table-cell office:value-type="float" office:value="4.499968">
                <text:p>4.4999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39968">
                <text:p>1.139968</text:p>
              </table:table-cell>
              <table:table-cell office:value-type="float" office:value="32.969728">
                <text:p>32.969728</text:p>
              </table:table-cell>
              <table:table-cell office:value-type="float" office:value="4.059904">
                <text:p>4.0599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5008">
                <text:p>1.55008</text:p>
              </table:table-cell>
              <table:table-cell office:value-type="float" office:value="33.730048">
                <text:p>33.730048</text:p>
              </table:table-cell>
              <table:table-cell office:value-type="float" office:value="4.22016">
                <text:p>4.220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20096">
                <text:p>1.220096</text:p>
              </table:table-cell>
              <table:table-cell office:value-type="float" office:value="34.050048">
                <text:p>34.050048</text:p>
              </table:table-cell>
              <table:table-cell office:value-type="float" office:value="4.329984">
                <text:p>4.3299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469952">
                <text:p>1.469952</text:p>
              </table:table-cell>
              <table:table-cell office:value-type="float" office:value="33.780224">
                <text:p>33.780224</text:p>
              </table:table-cell>
              <table:table-cell office:value-type="float" office:value="4.389888">
                <text:p>4.3898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50048">
                <text:p>1.250048</text:p>
              </table:table-cell>
              <table:table-cell office:value-type="float" office:value="33.479936">
                <text:p>33.479936</text:p>
              </table:table-cell>
              <table:table-cell office:value-type="float" office:value="4.199936">
                <text:p>4.1999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469952">
                <text:p>1.469952</text:p>
              </table:table-cell>
              <table:table-cell office:value-type="float" office:value="36.11008">
                <text:p>36.11008</text:p>
              </table:table-cell>
              <table:table-cell office:value-type="float" office:value="5.07008">
                <text:p>5.070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2">
                <text:p>1.12</text:p>
              </table:table-cell>
              <table:table-cell office:value-type="float" office:value="37.299968">
                <text:p>37.299968</text:p>
              </table:table-cell>
              <table:table-cell office:value-type="float" office:value="4.879872">
                <text:p>4.8798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34016">
                <text:p>1.34016</text:p>
              </table:table-cell>
              <table:table-cell office:value-type="float" office:value="37.679616">
                <text:p>37.679616</text:p>
              </table:table-cell>
              <table:table-cell office:value-type="float" office:value="4.509952">
                <text:p>4.5099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20096">
                <text:p>1.220096</text:p>
              </table:table-cell>
              <table:table-cell office:value-type="float" office:value="38.870016">
                <text:p>38.870016</text:p>
              </table:table-cell>
              <table:table-cell office:value-type="float" office:value="4.999936">
                <text:p>4.9999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0016">
                <text:p>1.50016</text:p>
              </table:table-cell>
              <table:table-cell office:value-type="float" office:value="39.179776">
                <text:p>39.179776</text:p>
              </table:table-cell>
              <table:table-cell office:value-type="float" office:value="4.730112">
                <text:p>4.7301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200128">
                <text:p>1.200128</text:p>
              </table:table-cell>
              <table:table-cell office:value-type="float" office:value="40.440064">
                <text:p>40.440064</text:p>
              </table:table-cell>
              <table:table-cell office:value-type="float" office:value="4.969984">
                <text:p>4.9699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40.649984">
                <text:p>40.649984</text:p>
              </table:table-cell>
              <table:table-cell office:value-type="float" office:value="5.189888">
                <text:p>5.1898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10304">
                <text:p>5.410304</text:p>
              </table:table-cell>
              <table:table-cell office:value-type="float" office:value="40.999936">
                <text:p>40.999936</text:p>
              </table:table-cell>
              <table:table-cell office:value-type="float" office:value="5.80992">
                <text:p>5.809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159808">
                <text:p>7.159808</text:p>
              </table:table-cell>
              <table:table-cell office:value-type="float" office:value="41.829632">
                <text:p>41.829632</text:p>
              </table:table-cell>
              <table:table-cell office:value-type="float" office:value="5.64992">
                <text:p>5.649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350016">
                <text:p>7.350016</text:p>
              </table:table-cell>
              <table:table-cell office:value-type="float" office:value="42.01984">
                <text:p>42.01984</text:p>
              </table:table-cell>
              <table:table-cell office:value-type="float" office:value="5.179904">
                <text:p>5.1799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399936">
                <text:p>7.399936</text:p>
              </table:table-cell>
              <table:table-cell office:value-type="float" office:value="41.910016">
                <text:p>41.910016</text:p>
              </table:table-cell>
              <table:table-cell office:value-type="float" office:value="4.809984">
                <text:p>4.8099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110144">
                <text:p>7.110144</text:p>
              </table:table-cell>
              <table:table-cell office:value-type="float" office:value="41.6">
                <text:p>41.6</text:p>
              </table:table-cell>
              <table:table-cell office:value-type="float" office:value="5.650176">
                <text:p>5.6501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809856">
                <text:p>6.809856</text:p>
              </table:table-cell>
              <table:table-cell office:value-type="float" office:value="45.82016">
                <text:p>45.82016</text:p>
              </table:table-cell>
              <table:table-cell office:value-type="float" office:value="5.459968">
                <text:p>5.4599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520064">
                <text:p>6.520064</text:p>
              </table:table-cell>
              <table:table-cell office:value-type="float" office:value="47.05024">
                <text:p>47.05024</text:p>
              </table:table-cell>
              <table:table-cell office:value-type="float" office:value="5.089792">
                <text:p>5.0897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25024">
                <text:p>6.25024</text:p>
              </table:table-cell>
              <table:table-cell office:value-type="float" office:value="47.980032">
                <text:p>47.980032</text:p>
              </table:table-cell>
              <table:table-cell office:value-type="float" office:value="5.080064">
                <text:p>5.0800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119936">
                <text:p>6.119936</text:p>
              </table:table-cell>
              <table:table-cell office:value-type="float" office:value="47.899904">
                <text:p>47.899904</text:p>
              </table:table-cell>
              <table:table-cell office:value-type="float" office:value="4.879872">
                <text:p>4.8798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35008">
                <text:p>6.35008</text:p>
              </table:table-cell>
              <table:table-cell office:value-type="float" office:value="47.849984">
                <text:p>47.849984</text:p>
              </table:table-cell>
              <table:table-cell office:value-type="float" office:value="4.470016">
                <text:p>4.4700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34016">
                <text:p>9.34016</text:p>
              </table:table-cell>
              <table:table-cell office:value-type="float" office:value="47.429888">
                <text:p>47.429888</text:p>
              </table:table-cell>
              <table:table-cell office:value-type="float" office:value="4.43008">
                <text:p>4.430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380224">
                <text:p>11.380224</text:p>
              </table:table-cell>
              <table:table-cell office:value-type="float" office:value="47.26016">
                <text:p>47.26016</text:p>
              </table:table-cell>
              <table:table-cell office:value-type="float" office:value="4.760064">
                <text:p>4.7600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.939904">
                <text:p>10.939904</text:p>
              </table:table-cell>
              <table:table-cell office:value-type="float" office:value="47.540224">
                <text:p>47.540224</text:p>
              </table:table-cell>
              <table:table-cell office:value-type="float" office:value="7.230208">
                <text:p>7.23020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.040192">
                <text:p>12.040192</text:p>
              </table:table-cell>
              <table:table-cell office:value-type="float" office:value="48.350208">
                <text:p>48.350208</text:p>
              </table:table-cell>
              <table:table-cell office:value-type="float" office:value="7.109632">
                <text:p>7.1096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.550144">
                <text:p>12.550144</text:p>
              </table:table-cell>
              <table:table-cell office:value-type="float" office:value="48.49024">
                <text:p>48.49024</text:p>
              </table:table-cell>
              <table:table-cell office:value-type="float" office:value="6.700032">
                <text:p>6.7000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.659968">
                <text:p>12.659968</text:p>
              </table:table-cell>
              <table:table-cell office:value-type="float" office:value="48.090112">
                <text:p>48.090112</text:p>
              </table:table-cell>
              <table:table-cell office:value-type="float" office:value="6.330112">
                <text:p>6.3301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60192">
                <text:p>12.360192</text:p>
              </table:table-cell>
              <table:table-cell office:value-type="float" office:value="47.79008">
                <text:p>47.79008</text:p>
              </table:table-cell>
              <table:table-cell office:value-type="float" office:value="6.349824">
                <text:p>6.3498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.04992">
                <text:p>12.04992</text:p>
              </table:table-cell>
              <table:table-cell office:value-type="float" office:value="47.719936">
                <text:p>47.719936</text:p>
              </table:table-cell>
              <table:table-cell office:value-type="float" office:value="7.430144">
                <text:p>7.4301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.12992">
                <text:p>10.12992</text:p>
              </table:table-cell>
              <table:table-cell office:value-type="float" office:value="50.390016">
                <text:p>50.390016</text:p>
              </table:table-cell>
              <table:table-cell office:value-type="float" office:value="7.280128">
                <text:p>7.2801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.469952">
                <text:p>9.469952</text:p>
              </table:table-cell>
              <table:table-cell office:value-type="float" office:value="51.059968">
                <text:p>51.059968</text:p>
              </table:table-cell>
              <table:table-cell office:value-type="float" office:value="6.889984">
                <text:p>6.8899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.099776">
                <text:p>9.099776</text:p>
              </table:table-cell>
              <table:table-cell office:value-type="float" office:value="51.020288">
                <text:p>51.020288</text:p>
              </table:table-cell>
              <table:table-cell office:value-type="float" office:value="6.409984">
                <text:p>6.4099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50.740224">
                <text:p>50.740224</text:p>
              </table:table-cell>
              <table:table-cell office:value-type="float" office:value="6.210048">
                <text:p>6.2100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.780032">
                <text:p>8.780032</text:p>
              </table:table-cell>
              <table:table-cell office:value-type="float" office:value="50.24">
                <text:p>50.24</text:p>
              </table:table-cell>
              <table:table-cell office:value-type="float" office:value="5.82016">
                <text:p>5.820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.530176">
                <text:p>8.530176</text:p>
              </table:table-cell>
              <table:table-cell office:value-type="float" office:value="50.299904">
                <text:p>50.299904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.240128">
                <text:p>8.240128</text:p>
              </table:table-cell>
              <table:table-cell office:value-type="float" office:value="50.009856">
                <text:p>50.009856</text:p>
              </table:table-cell>
              <table:table-cell office:value-type="float" office:value="5.34016">
                <text:p>5.340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810304">
                <text:p>7.810304</text:p>
              </table:table-cell>
              <table:table-cell office:value-type="float" office:value="49.58976">
                <text:p>49.58976</text:p>
              </table:table-cell>
              <table:table-cell office:value-type="float" office:value="4.969984">
                <text:p>4.9699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149824">
                <text:p>7.149824</text:p>
              </table:table-cell>
              <table:table-cell office:value-type="float" office:value="49.260032">
                <text:p>49.260032</text:p>
              </table:table-cell>
              <table:table-cell office:value-type="float" office:value="4.180224">
                <text:p>4.1802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.769856">
                <text:p>7.769856</text:p>
              </table:table-cell>
              <table:table-cell office:value-type="float" office:value="48.96">
                <text:p>48.96</text:p>
              </table:table-cell>
              <table:table-cell office:value-type="float" office:value="4.180224">
                <text:p>4.1802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.699968">
                <text:p>7.699968</text:p>
              </table:table-cell>
              <table:table-cell office:value-type="float" office:value="48.610048">
                <text:p>48.610048</text:p>
              </table:table-cell>
              <table:table-cell office:value-type="float" office:value="4.710144">
                <text:p>4.7101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.410176">
                <text:p>7.410176</text:p>
              </table:table-cell>
              <table:table-cell office:value-type="float" office:value="48.32">
                <text:p>48.32</text:p>
              </table:table-cell>
              <table:table-cell office:value-type="float" office:value="4.819968">
                <text:p>4.8199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.869952">
                <text:p>7.869952</text:p>
              </table:table-cell>
              <table:table-cell office:value-type="float" office:value="48.019968">
                <text:p>48.01996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.680256">
                <text:p>7.680256</text:p>
              </table:table-cell>
              <table:table-cell office:value-type="float" office:value="48.040192">
                <text:p>48.04019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079936">
                <text:p>11.079936</text:p>
              </table:table-cell>
              <table:table-cell office:value-type="float" office:value="48.11008">
                <text:p>48.11008</text:p>
              </table:table-cell>
              <table:table-cell office:value-type="float" office:value="4.920064">
                <text:p>4.9200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.609984">
                <text:p>13.609984</text:p>
              </table:table-cell>
              <table:table-cell office:value-type="float" office:value="48.059648">
                <text:p>48.059648</text:p>
              </table:table-cell>
              <table:table-cell office:value-type="float" office:value="4.509952">
                <text:p>4.50995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569984">
                <text:p>14.569984</text:p>
              </table:table-cell>
              <table:table-cell office:value-type="float" office:value="49.420032">
                <text:p>49.420032</text:p>
              </table:table-cell>
              <table:table-cell office:value-type="float" office:value="4.230144">
                <text:p>4.2301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6.229888">
                <text:p>16.229888</text:p>
              </table:table-cell>
              <table:table-cell office:value-type="float" office:value="49.6">
                <text:p>49.6</text:p>
              </table:table-cell>
              <table:table-cell office:value-type="float" office:value="4.339968">
                <text:p>4.3399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239872">
                <text:p>16.239872</text:p>
              </table:table-cell>
              <table:table-cell office:value-type="float" office:value="49.58976">
                <text:p>49.58976</text:p>
              </table:table-cell>
              <table:table-cell office:value-type="float" office:value="4.999936">
                <text:p>4.9999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4.939776">
                <text:p>24.939776</text:p>
              </table:table-cell>
              <table:table-cell office:value-type="float" office:value="49.299968">
                <text:p>49.299968</text:p>
              </table:table-cell>
              <table:table-cell office:value-type="float" office:value="5.129984">
                <text:p>5.12998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6.579968">
                <text:p>26.579968</text:p>
              </table:table-cell>
              <table:table-cell office:value-type="float" office:value="49.010176">
                <text:p>49.010176</text:p>
              </table:table-cell>
              <table:table-cell office:value-type="float" office:value="5.760256">
                <text:p>5.76025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5.880064">
                <text:p>25.880064</text:p>
              </table:table-cell>
              <table:table-cell office:value-type="float" office:value="49.060096">
                <text:p>49.060096</text:p>
              </table:table-cell>
              <table:table-cell office:value-type="float" office:value="5.570048">
                <text:p>5.5700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5.499904">
                <text:p>25.499904</text:p>
              </table:table-cell>
              <table:table-cell office:value-type="float" office:value="48.770048">
                <text:p>48.770048</text:p>
              </table:table-cell>
              <table:table-cell office:value-type="float" office:value="5.199872">
                <text:p>5.1998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.90976">
                <text:p>25.90976</text:p>
              </table:table-cell>
              <table:table-cell office:value-type="float" office:value="48.339968">
                <text:p>48.339968</text:p>
              </table:table-cell>
              <table:table-cell office:value-type="float" office:value="4.979968">
                <text:p>4.97996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7.519744">
                <text:p>27.519744</text:p>
              </table:table-cell>
              <table:table-cell office:value-type="float" office:value="48.03968">
                <text:p>48.03968</text:p>
              </table:table-cell>
              <table:table-cell office:value-type="float" office:value="4.600064">
                <text:p>4.6000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7.930112">
                <text:p>27.930112</text:p>
              </table:table-cell>
              <table:table-cell office:value-type="float" office:value="47.689984">
                <text:p>47.689984</text:p>
              </table:table-cell>
              <table:table-cell office:value-type="float" office:value="4.649984">
                <text:p>4.64998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7.82976">
                <text:p>27.82976</text:p>
              </table:table-cell>
              <table:table-cell office:value-type="float" office:value="47.379968">
                <text:p>47.379968</text:p>
              </table:table-cell>
              <table:table-cell office:value-type="float" office:value="5.55008">
                <text:p>5.5500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.810048">
                <text:p>27.810048</text:p>
              </table:table-cell>
              <table:table-cell office:value-type="float" office:value="47.090176">
                <text:p>47.090176</text:p>
              </table:table-cell>
              <table:table-cell office:value-type="float" office:value="6.09024">
                <text:p>6.090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.52">
                <text:p>27.52</text:p>
              </table:table-cell>
              <table:table-cell office:value-type="float" office:value="46.969856">
                <text:p>46.969856</text:p>
              </table:table-cell>
              <table:table-cell office:value-type="float" office:value="6.249984">
                <text:p>6.2499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7.219968">
                <text:p>27.219968</text:p>
              </table:table-cell>
              <table:table-cell office:value-type="float" office:value="46.689792">
                <text:p>46.689792</text:p>
              </table:table-cell>
              <table:table-cell office:value-type="float" office:value="6.159872">
                <text:p>6.1598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7.080192">
                <text:p>27.080192</text:p>
              </table:table-cell>
              <table:table-cell office:value-type="float" office:value="46.38976">
                <text:p>46.38976</text:p>
              </table:table-cell>
              <table:table-cell office:value-type="float" office:value="5.98016">
                <text:p>5.9801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6.99008">
                <text:p>26.99008</text:p>
              </table:table-cell>
              <table:table-cell office:value-type="float" office:value="46.56">
                <text:p>46.56</text:p>
              </table:table-cell>
              <table:table-cell office:value-type="float" office:value="6.230016">
                <text:p>6.23001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6.590208">
                <text:p>26.590208</text:p>
              </table:table-cell>
              <table:table-cell office:value-type="float" office:value="46.950144">
                <text:p>46.950144</text:p>
              </table:table-cell>
              <table:table-cell office:value-type="float" office:value="6.080256">
                <text:p>6.08025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6.419968">
                <text:p>26.419968</text:p>
              </table:table-cell>
              <table:table-cell office:value-type="float" office:value="47.060224">
                <text:p>47.060224</text:p>
              </table:table-cell>
              <table:table-cell office:value-type="float" office:value="5.670144">
                <text:p>5.6701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6.180096">
                <text:p>26.180096</text:p>
              </table:table-cell>
              <table:table-cell office:value-type="float" office:value="46.770176">
                <text:p>46.770176</text:p>
              </table:table-cell>
              <table:table-cell office:value-type="float" office:value="5.190144">
                <text:p>5.1901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.890304">
                <text:p>25.890304</text:p>
              </table:table-cell>
              <table:table-cell office:value-type="float" office:value="46.479872">
                <text:p>46.479872</text:p>
              </table:table-cell>
              <table:table-cell office:value-type="float" office:value="6.049792">
                <text:p>6.04979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5.580032">
                <text:p>25.580032</text:p>
              </table:table-cell>
              <table:table-cell office:value-type="float" office:value="46.19008">
                <text:p>46.19008</text:p>
              </table:table-cell>
              <table:table-cell office:value-type="float" office:value="6.170112">
                <text:p>6.17011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5.270016">
                <text:p>25.270016</text:p>
              </table:table-cell>
              <table:table-cell office:value-type="float" office:value="45.900288">
                <text:p>45.900288</text:p>
              </table:table-cell>
              <table:table-cell office:value-type="float" office:value="6.009856">
                <text:p>6.0098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.979712">
                <text:p>24.979712</text:p>
              </table:table-cell>
              <table:table-cell office:value-type="float" office:value="45.549824">
                <text:p>45.549824</text:p>
              </table:table-cell>
              <table:table-cell office:value-type="float" office:value="5.66016">
                <text:p>5.6601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4.84992">
                <text:p>24.84992</text:p>
              </table:table-cell>
              <table:table-cell office:value-type="float" office:value="45.510144">
                <text:p>45.510144</text:p>
              </table:table-cell>
              <table:table-cell office:value-type="float" office:value="5.399808">
                <text:p>5.3998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4.560128">
                <text:p>24.560128</text:p>
              </table:table-cell>
              <table:table-cell office:value-type="float" office:value="45.220096">
                <text:p>45.220096</text:p>
              </table:table-cell>
              <table:table-cell office:value-type="float" office:value="5.209856">
                <text:p>5.20985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3.709952">
                <text:p>23.709952</text:p>
              </table:table-cell>
              <table:table-cell office:value-type="float" office:value="44.930048">
                <text:p>44.930048</text:p>
              </table:table-cell>
              <table:table-cell office:value-type="float" office:value="5.520128">
                <text:p>5.5201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3.389952">
                <text:p>23.389952</text:p>
              </table:table-cell>
              <table:table-cell office:value-type="float" office:value="44.62976">
                <text:p>44.62976</text:p>
              </table:table-cell>
              <table:table-cell office:value-type="float" office:value="5.34016">
                <text:p>5.340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.710272">
                <text:p>22.710272</text:p>
              </table:table-cell>
              <table:table-cell office:value-type="float" office:value="44.509952">
                <text:p>44.509952</text:p>
              </table:table-cell>
              <table:table-cell office:value-type="float" office:value="5.569536">
                <text:p>5.5695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540032">
                <text:p>22.540032</text:p>
              </table:table-cell>
              <table:table-cell office:value-type="float" office:value="44.219904">
                <text:p>44.219904</text:p>
              </table:table-cell>
              <table:table-cell office:value-type="float" office:value="7.650048">
                <text:p>7.65004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.30016">
                <text:p>22.30016</text:p>
              </table:table-cell>
              <table:table-cell office:value-type="float" office:value="44.329984">
                <text:p>44.329984</text:p>
              </table:table-cell>
              <table:table-cell office:value-type="float" office:value="8.039936">
                <text:p>8.0399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.19008">
                <text:p>22.19008</text:p>
              </table:table-cell>
              <table:table-cell office:value-type="float" office:value="44.310016">
                <text:p>44.310016</text:p>
              </table:table-cell>
              <table:table-cell office:value-type="float" office:value="7.780096">
                <text:p>7.78009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1.419776">
                <text:p>21.419776</text:p>
              </table:table-cell>
              <table:table-cell office:value-type="float" office:value="44.019968">
                <text:p>44.019968</text:p>
              </table:table-cell>
              <table:table-cell office:value-type="float" office:value="8.179968">
                <text:p>8.1799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289984">
                <text:p>21.289984</text:p>
              </table:table-cell>
              <table:table-cell office:value-type="float" office:value="43.74016">
                <text:p>43.74016</text:p>
              </table:table-cell>
              <table:table-cell office:value-type="float" office:value="8.019968">
                <text:p>8.0199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.690112">
                <text:p>21.690112</text:p>
              </table:table-cell>
              <table:table-cell office:value-type="float" office:value="43.880192">
                <text:p>43.880192</text:p>
              </table:table-cell>
              <table:table-cell office:value-type="float" office:value="7.650048">
                <text:p>7.65004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.570304">
                <text:p>21.570304</text:p>
              </table:table-cell>
              <table:table-cell office:value-type="float" office:value="44.75008">
                <text:p>44.75008</text:p>
              </table:table-cell>
              <table:table-cell office:value-type="float" office:value="7.319808">
                <text:p>7.31980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1.740032">
                <text:p>21.740032</text:p>
              </table:table-cell>
              <table:table-cell office:value-type="float" office:value="47.79008">
                <text:p>47.79008</text:p>
              </table:table-cell>
              <table:table-cell office:value-type="float" office:value="8.100352">
                <text:p>8.1003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6.680064">
                <text:p>26.680064</text:p>
              </table:table-cell>
              <table:table-cell office:value-type="float" office:value="49.580288">
                <text:p>49.580288</text:p>
              </table:table-cell>
              <table:table-cell office:value-type="float" office:value="8.819968">
                <text:p>8.8199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6.909952">
                <text:p>26.909952</text:p>
              </table:table-cell>
              <table:table-cell office:value-type="float" office:value="49.80992">
                <text:p>49.80992</text:p>
              </table:table-cell>
              <table:table-cell office:value-type="float" office:value="8.709888">
                <text:p>8.7098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7.04">
                <text:p>27.04</text:p>
              </table:table-cell>
              <table:table-cell office:value-type="float" office:value="49.85984">
                <text:p>49.85984</text:p>
              </table:table-cell>
              <table:table-cell office:value-type="float" office:value="8.759808">
                <text:p>8.7598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6.750208">
                <text:p>26.750208</text:p>
              </table:table-cell>
              <table:table-cell office:value-type="float" office:value="49.37984">
                <text:p>49.37984</text:p>
              </table:table-cell>
              <table:table-cell office:value-type="float" office:value="8.920064">
                <text:p>8.92006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6.469888">
                <text:p>26.469888</text:p>
              </table:table-cell>
              <table:table-cell office:value-type="float" office:value="49.029888">
                <text:p>49.029888</text:p>
              </table:table-cell>
              <table:table-cell office:value-type="float" office:value="8.519936">
                <text:p>8.51993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6.149888">
                <text:p>26.149888</text:p>
              </table:table-cell>
              <table:table-cell office:value-type="float" office:value="48.719872">
                <text:p>48.71987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860096">
                <text:p>25.860096</text:p>
              </table:table-cell>
              <table:table-cell office:value-type="float" office:value="48.909824">
                <text:p>48.909824</text:p>
              </table:table-cell>
              <table:table-cell office:value-type="float" office:value="7.810048">
                <text:p>7.81004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6.719872">
                <text:p>36.719872</text:p>
              </table:table-cell>
              <table:table-cell office:value-type="float" office:value="48.78976">
                <text:p>48.78976</text:p>
              </table:table-cell>
              <table:table-cell office:value-type="float" office:value="7.460096">
                <text:p>7.46009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8.640128">
                <text:p>38.640128</text:p>
              </table:table-cell>
              <table:table-cell office:value-type="float" office:value="48.439808">
                <text:p>48.439808</text:p>
              </table:table-cell>
              <table:table-cell office:value-type="float" office:value="7.109888">
                <text:p>7.10988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4.609792">
                <text:p>44.609792</text:p>
              </table:table-cell>
              <table:table-cell office:value-type="float" office:value="49.05984">
                <text:p>49.05984</text:p>
              </table:table-cell>
              <table:table-cell office:value-type="float" office:value="6.73024">
                <text:p>6.730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9.509888">
                <text:p>49.509888</text:p>
              </table:table-cell>
              <table:table-cell office:value-type="float" office:value="49.670144">
                <text:p>49.670144</text:p>
              </table:table-cell>
              <table:table-cell office:value-type="float" office:value="6.35008">
                <text:p>6.350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1.340032">
                <text:p>51.340032</text:p>
              </table:table-cell>
              <table:table-cell office:value-type="float" office:value="50.880256">
                <text:p>50.880256</text:p>
              </table:table-cell>
              <table:table-cell office:value-type="float" office:value="5.979904">
                <text:p>5.97990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2.779776">
                <text:p>52.779776</text:p>
              </table:table-cell>
              <table:table-cell office:value-type="float" office:value="52.109824">
                <text:p>52.109824</text:p>
              </table:table-cell>
              <table:table-cell office:value-type="float" office:value="5.670144">
                <text:p>5.67014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1.129984">
                <text:p>61.129984</text:p>
              </table:table-cell>
              <table:table-cell office:value-type="float" office:value="54.24">
                <text:p>54.24</text:p>
              </table:table-cell>
              <table:table-cell office:value-type="float" office:value="6.860032">
                <text:p>6.86003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1.810176">
                <text:p>61.810176</text:p>
              </table:table-cell>
              <table:table-cell office:value-type="float" office:value="54.380032">
                <text:p>54.380032</text:p>
              </table:table-cell>
              <table:table-cell office:value-type="float" office:value="7.730176">
                <text:p>7.73017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4.36992">
                <text:p>64.36992</text:p>
              </table:table-cell>
              <table:table-cell office:value-type="float" office:value="54.54976">
                <text:p>54.54976</text:p>
              </table:table-cell>
              <table:table-cell office:value-type="float" office:value="7.5904">
                <text:p>7.59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4.52992">
                <text:p>64.52992</text:p>
              </table:table-cell>
              <table:table-cell office:value-type="float" office:value="54.67008">
                <text:p>54.67008</text:p>
              </table:table-cell>
              <table:table-cell office:value-type="float" office:value="7.239936">
                <text:p>7.2399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4.670208">
                <text:p>64.670208</text:p>
              </table:table-cell>
              <table:table-cell office:value-type="float" office:value="54.860032">
                <text:p>54.86003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4.429824">
                <text:p>64.429824</text:p>
              </table:table-cell>
              <table:table-cell office:value-type="float" office:value="54.980096">
                <text:p>54.980096</text:p>
              </table:table-cell>
              <table:table-cell office:value-type="float" office:value="7.130112">
                <text:p>7.13011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4.310016">
                <text:p>64.310016</text:p>
              </table:table-cell>
              <table:table-cell office:value-type="float" office:value="54.870016">
                <text:p>54.870016</text:p>
              </table:table-cell>
              <table:table-cell office:value-type="float" office:value="6.960128">
                <text:p>6.96012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4">
                <text:p>64</text:p>
              </table:table-cell>
              <table:table-cell office:value-type="float" office:value="54.439936">
                <text:p>54.439936</text:p>
              </table:table-cell>
              <table:table-cell office:value-type="float" office:value="6.60992">
                <text:p>6.6099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4.70016">
                <text:p>64.70016</text:p>
              </table:table-cell>
              <table:table-cell office:value-type="float" office:value="54.360064">
                <text:p>54.360064</text:p>
              </table:table-cell>
              <table:table-cell office:value-type="float" office:value="6.299904">
                <text:p>6.29990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4.580096">
                <text:p>64.580096</text:p>
              </table:table-cell>
              <table:table-cell office:value-type="float" office:value="53.98016">
                <text:p>53.98016</text:p>
              </table:table-cell>
              <table:table-cell office:value-type="float" office:value="7.71968">
                <text:p>7.7196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4.679936">
                <text:p>64.679936</text:p>
              </table:table-cell>
              <table:table-cell office:value-type="float" office:value="53.679872">
                <text:p>53.679872</text:p>
              </table:table-cell>
              <table:table-cell office:value-type="float" office:value="7.620096">
                <text:p>7.62009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4.709888">
                <text:p>64.709888</text:p>
              </table:table-cell>
              <table:table-cell office:value-type="float" office:value="53.309952">
                <text:p>53.309952</text:p>
              </table:table-cell>
              <table:table-cell office:value-type="float" office:value="7.239936">
                <text:p>7.2399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4.410112">
                <text:p>64.410112</text:p>
              </table:table-cell>
              <table:table-cell office:value-type="float" office:value="53.019904">
                <text:p>53.019904</text:p>
              </table:table-cell>
              <table:table-cell office:value-type="float" office:value="6.799872">
                <text:p>6.7998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4.130048">
                <text:p>64.130048</text:p>
              </table:table-cell>
              <table:table-cell office:value-type="float" office:value="52.740096">
                <text:p>52.740096</text:p>
              </table:table-cell>
              <table:table-cell office:value-type="float" office:value="6.409984">
                <text:p>6.40998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3.849728">
                <text:p>63.849728</text:p>
              </table:table-cell>
              <table:table-cell office:value-type="float" office:value="52.710144">
                <text:p>52.710144</text:p>
              </table:table-cell>
              <table:table-cell office:value-type="float" office:value="6.040064">
                <text:p>6.04006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3.729664">
                <text:p>63.729664</text:p>
              </table:table-cell>
              <table:table-cell office:value-type="float" office:value="52.310016">
                <text:p>52.310016</text:p>
              </table:table-cell>
              <table:table-cell office:value-type="float" office:value="5.680128">
                <text:p>5.68012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3.590144">
                <text:p>63.590144</text:p>
              </table:table-cell>
              <table:table-cell office:value-type="float" office:value="52.329984">
                <text:p>52.329984</text:p>
              </table:table-cell>
              <table:table-cell office:value-type="float" office:value="5.520128">
                <text:p>5.52012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2.850048">
                <text:p>62.850048</text:p>
              </table:table-cell>
              <table:table-cell office:value-type="float" office:value="55.340032">
                <text:p>55.340032</text:p>
              </table:table-cell>
              <table:table-cell office:value-type="float" office:value="5.170176">
                <text:p>5.17017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3.020032">
                <text:p>63.020032</text:p>
              </table:table-cell>
              <table:table-cell office:value-type="float" office:value="55.47008">
                <text:p>55.47008</text:p>
              </table:table-cell>
              <table:table-cell office:value-type="float" office:value="4.809984">
                <text:p>4.80998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62.889984">
                <text:p>62.889984</text:p>
              </table:table-cell>
              <table:table-cell office:value-type="float" office:value="55.059968">
                <text:p>55.059968</text:p>
              </table:table-cell>
              <table:table-cell office:value-type="float" office:value="4.569856">
                <text:p>4.56985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2.849792">
                <text:p>62.849792</text:p>
              </table:table-cell>
              <table:table-cell office:value-type="float" office:value="54.729984">
                <text:p>54.72998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2.70976">
                <text:p>62.70976</text:p>
              </table:table-cell>
              <table:table-cell office:value-type="float" office:value="53.900032">
                <text:p>53.900032</text:p>
              </table:table-cell>
              <table:table-cell office:value-type="float" office:value="4.239872">
                <text:p>4.23987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3.010048">
                <text:p>63.010048</text:p>
              </table:table-cell>
              <table:table-cell office:value-type="float" office:value="53.420032">
                <text:p>53.420032</text:p>
              </table:table-cell>
              <table:table-cell office:value-type="float" office:value="4.029952">
                <text:p>4.02995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2.739968">
                <text:p>62.739968</text:p>
              </table:table-cell>
              <table:table-cell office:value-type="float" office:value="52.310272">
                <text:p>52.310272</text:p>
              </table:table-cell>
              <table:table-cell office:value-type="float" office:value="3.650048">
                <text:p>3.6500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8.949888">
                <text:p>58.949888</text:p>
              </table:table-cell>
              <table:table-cell office:value-type="float" office:value="51.919872">
                <text:p>51.919872</text:p>
              </table:table-cell>
              <table:table-cell office:value-type="float" office:value="3.280128">
                <text:p>3.28012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8.779904">
                <text:p>58.779904</text:p>
              </table:table-cell>
              <table:table-cell office:value-type="float" office:value="51.490304">
                <text:p>51.490304</text:p>
              </table:table-cell>
              <table:table-cell office:value-type="float" office:value="3.060224">
                <text:p>3.06022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7.569792">
                <text:p>57.569792</text:p>
              </table:table-cell>
              <table:table-cell office:value-type="float" office:value="51.26016">
                <text:p>51.2601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7.239808">
                <text:p>57.239808</text:p>
              </table:table-cell>
              <table:table-cell office:value-type="float" office:value="54.060288">
                <text:p>54.060288</text:p>
              </table:table-cell>
              <table:table-cell office:value-type="float" office:value="2.479872">
                <text:p>2.47987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6.929792">
                <text:p>56.929792</text:p>
              </table:table-cell>
              <table:table-cell office:value-type="float" office:value="54.020096">
                <text:p>54.020096</text:p>
              </table:table-cell>
              <table:table-cell office:value-type="float" office:value="2.589952">
                <text:p>2.5899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62.54976">
                <text:p>62.54976</text:p>
              </table:table-cell>
              <table:table-cell office:value-type="float" office:value="53.619712">
                <text:p>53.619712</text:p>
              </table:table-cell>
              <table:table-cell office:value-type="float" office:value="2.330112">
                <text:p>2.33011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62.7904">
                <text:p>62.7904</text:p>
              </table:table-cell>
              <table:table-cell office:value-type="float" office:value="53.270016">
                <text:p>53.270016</text:p>
              </table:table-cell>
              <table:table-cell office:value-type="float" office:value="2.170112">
                <text:p>2.17011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62.679808">
                <text:p>62.679808</text:p>
              </table:table-cell>
              <table:table-cell office:value-type="float" office:value="52.879872">
                <text:p>52.879872</text:p>
              </table:table-cell>
              <table:table-cell office:value-type="float" office:value="1.769728">
                <text:p>1.76972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63.059968">
                <text:p>63.059968</text:p>
              </table:table-cell>
              <table:table-cell office:value-type="float" office:value="52.48">
                <text:p>52.48</text:p>
              </table:table-cell>
              <table:table-cell office:value-type="float" office:value="1.530112">
                <text:p>1.5301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2.589952">
                <text:p>62.589952</text:p>
              </table:table-cell>
              <table:table-cell office:value-type="float" office:value="52.33024">
                <text:p>52.33024</text:p>
              </table:table-cell>
              <table:table-cell office:value-type="float" office:value="1.320192">
                <text:p>1.32019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2.430208">
                <text:p>62.430208</text:p>
              </table:table-cell>
              <table:table-cell office:value-type="float" office:value="52.349952">
                <text:p>52.349952</text:p>
              </table:table-cell>
              <table:table-cell office:value-type="float" office:value="1.299968">
                <text:p>1.29996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62.279936">
                <text:p>62.279936</text:p>
              </table:table-cell>
              <table:table-cell office:value-type="float" office:value="52.029952">
                <text:p>52.029952</text:p>
              </table:table-cell>
              <table:table-cell office:value-type="float" office:value="1.050112">
                <text:p>1.05011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2.810112">
                <text:p>62.810112</text:p>
              </table:table-cell>
              <table:table-cell office:value-type="float" office:value="51.739904">
                <text:p>51.739904</text:p>
              </table:table-cell>
              <table:table-cell office:value-type="float" office:value="0.920064">
                <text:p>0.92006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3.10016">
                <text:p>63.10016</text:p>
              </table:table-cell>
              <table:table-cell office:value-type="float" office:value="51.369984">
                <text:p>51.369984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2.980096">
                <text:p>62.980096</text:p>
              </table:table-cell>
              <table:table-cell office:value-type="float" office:value="51.439872">
                <text:p>51.439872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2.28992">
                <text:p>62.28992</text:p>
              </table:table-cell>
              <table:table-cell office:value-type="float" office:value="52.950016">
                <text:p>52.950016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1.010176">
                <text:p>61.010176</text:p>
              </table:table-cell>
              <table:table-cell office:value-type="float" office:value="52.770048">
                <text:p>52.770048</text:p>
              </table:table-cell>
              <table:table-cell office:value-type="float" office:value="0.790272">
                <text:p>0.79027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0.869888">
                <text:p>60.869888</text:p>
              </table:table-cell>
              <table:table-cell office:value-type="float" office:value="52.119808">
                <text:p>52.119808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0.889856">
                <text:p>60.889856</text:p>
              </table:table-cell>
              <table:table-cell office:value-type="float" office:value="53.129984">
                <text:p>53.129984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1.369856">
                <text:p>61.369856</text:p>
              </table:table-cell>
              <table:table-cell office:value-type="float" office:value="52.920064">
                <text:p>52.920064</text:p>
              </table:table-cell>
              <table:table-cell office:value-type="float" office:value="0.830208">
                <text:p>0.83020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61.890048">
                <text:p>61.890048</text:p>
              </table:table-cell>
              <table:table-cell office:value-type="float" office:value="52.510208">
                <text:p>52.510208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62.690048">
                <text:p>62.690048</text:p>
              </table:table-cell>
              <table:table-cell office:value-type="float" office:value="52.519936">
                <text:p>52.519936</text:p>
              </table:table-cell>
              <table:table-cell office:value-type="float" office:value="0.78976">
                <text:p>0.7897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62.899968">
                <text:p>62.899968</text:p>
              </table:table-cell>
              <table:table-cell office:value-type="float" office:value="52.460032">
                <text:p>52.460032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2.840064">
                <text:p>62.840064</text:p>
              </table:table-cell>
              <table:table-cell office:value-type="float" office:value="52.100096">
                <text:p>52.100096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2.770176">
                <text:p>62.770176</text:p>
              </table:table-cell>
              <table:table-cell office:value-type="float" office:value="51.800064">
                <text:p>51.800064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2.480128">
                <text:p>62.480128</text:p>
              </table:table-cell>
              <table:table-cell office:value-type="float" office:value="51.709952">
                <text:p>51.709952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62.699776">
                <text:p>62.699776</text:p>
              </table:table-cell>
              <table:table-cell office:value-type="float" office:value="52.36992">
                <text:p>52.36992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2.589952">
                <text:p>62.589952</text:p>
              </table:table-cell>
              <table:table-cell office:value-type="float" office:value="53.670144">
                <text:p>53.6701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2.960128">
                <text:p>62.960128</text:p>
              </table:table-cell>
              <table:table-cell office:value-type="float" office:value="53.859584">
                <text:p>53.8595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.42016">
                <text:p>63.42016</text:p>
              </table:table-cell>
              <table:table-cell office:value-type="float" office:value="59.229952">
                <text:p>59.229952</text:p>
              </table:table-cell>
              <table:table-cell office:value-type="float" office:value="0.850176">
                <text:p>0.85017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3.399936">
                <text:p>63.399936</text:p>
              </table:table-cell>
              <table:table-cell office:value-type="float" office:value="62.180096">
                <text:p>62.180096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3.149824">
                <text:p>63.149824</text:p>
              </table:table-cell>
              <table:table-cell office:value-type="float" office:value="63.700224">
                <text:p>63.700224</text:p>
              </table:table-cell>
              <table:table-cell office:value-type="float" office:value="0.769792">
                <text:p>0.76979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2.860032">
                <text:p>62.860032</text:p>
              </table:table-cell>
              <table:table-cell office:value-type="float" office:value="63.689984">
                <text:p>63.689984</text:p>
              </table:table-cell>
              <table:table-cell office:value-type="float" office:value="0.740096">
                <text:p>0.74009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62.749696">
                <text:p>62.749696</text:p>
              </table:table-cell>
              <table:table-cell office:value-type="float" office:value="63.40992">
                <text:p>63.40992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2.469888">
                <text:p>62.469888</text:p>
              </table:table-cell>
              <table:table-cell office:value-type="float" office:value="63.040256">
                <text:p>63.040256</text:p>
              </table:table-cell>
              <table:table-cell office:value-type="float" office:value="0.78976">
                <text:p>0.7897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2.139904">
                <text:p>62.139904</text:p>
              </table:table-cell>
              <table:table-cell office:value-type="float" office:value="62.740224">
                <text:p>62.740224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2.719744">
                <text:p>62.719744</text:p>
              </table:table-cell>
              <table:table-cell office:value-type="float" office:value="62.67008">
                <text:p>62.67008</text:p>
              </table:table-cell>
              <table:table-cell office:value-type="float" office:value="0.840192">
                <text:p>0.84019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2.65984">
                <text:p>62.65984</text:p>
              </table:table-cell>
              <table:table-cell office:value-type="float" office:value="63.429888">
                <text:p>63.429888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2.820096">
                <text:p>62.820096</text:p>
              </table:table-cell>
              <table:table-cell office:value-type="float" office:value="64.260096">
                <text:p>64.260096</text:p>
              </table:table-cell>
              <table:table-cell office:value-type="float" office:value="0.889856">
                <text:p>0.8898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3.400192">
                <text:p>63.400192</text:p>
              </table:table-cell>
              <table:table-cell office:value-type="float" office:value="67.179776">
                <text:p>67.1797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3.650048">
                <text:p>63.650048</text:p>
              </table:table-cell>
              <table:table-cell office:value-type="float" office:value="67.319808">
                <text:p>67.319808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3.699968">
                <text:p>63.699968</text:p>
              </table:table-cell>
              <table:table-cell office:value-type="float" office:value="67.379712">
                <text:p>67.379712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3.84">
                <text:p>63.84</text:p>
              </table:table-cell>
              <table:table-cell office:value-type="float" office:value="67.36">
                <text:p>67.36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3.770112">
                <text:p>63.770112</text:p>
              </table:table-cell>
              <table:table-cell office:value-type="float" office:value="67.689984">
                <text:p>67.689984</text:p>
              </table:table-cell>
              <table:table-cell office:value-type="float" office:value="0.749824">
                <text:p>0.74982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3.379968">
                <text:p>63.379968</text:p>
              </table:table-cell>
              <table:table-cell office:value-type="float" office:value="68.749824">
                <text:p>68.749824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3.220224">
                <text:p>63.220224</text:p>
              </table:table-cell>
              <table:table-cell office:value-type="float" office:value="68.709888">
                <text:p>68.709888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3.42016">
                <text:p>63.42016</text:p>
              </table:table-cell>
              <table:table-cell office:value-type="float" office:value="69.16992">
                <text:p>69.16992</text:p>
              </table:table-cell>
              <table:table-cell office:value-type="float" office:value="0.800256">
                <text:p>0.80025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3.620096">
                <text:p>63.620096</text:p>
              </table:table-cell>
              <table:table-cell office:value-type="float" office:value="70.200064">
                <text:p>70.200064</text:p>
              </table:table-cell>
              <table:table-cell office:value-type="float" office:value="0.799744">
                <text:p>0.79974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3.789824">
                <text:p>63.789824</text:p>
              </table:table-cell>
              <table:table-cell office:value-type="float" office:value="70.299904">
                <text:p>70.299904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.869952">
                <text:p>63.869952</text:p>
              </table:table-cell>
              <table:table-cell office:value-type="float" office:value="70.850048">
                <text:p>70.850048</text:p>
              </table:table-cell>
              <table:table-cell office:value-type="float" office:value="0.81024">
                <text:p>0.8102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4.339968">
                <text:p>64.339968</text:p>
              </table:table-cell>
              <table:table-cell office:value-type="float" office:value="71.750144">
                <text:p>71.750144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3.920384">
                <text:p>63.920384</text:p>
              </table:table-cell>
              <table:table-cell office:value-type="float" office:value="72.570112">
                <text:p>72.570112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63.820032">
                <text:p>63.820032</text:p>
              </table:table-cell>
              <table:table-cell office:value-type="float" office:value="72.550144">
                <text:p>72.550144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63.940096">
                <text:p>63.940096</text:p>
              </table:table-cell>
              <table:table-cell office:value-type="float" office:value="73.509888">
                <text:p>73.5098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7.74016">
                <text:p>67.74016</text:p>
              </table:table-cell>
              <table:table-cell office:value-type="float" office:value="73.50016">
                <text:p>73.50016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67.990016">
                <text:p>67.990016</text:p>
              </table:table-cell>
              <table:table-cell office:value-type="float" office:value="74.590208">
                <text:p>74.590208</text:p>
              </table:table-cell>
              <table:table-cell office:value-type="float" office:value="0.81024">
                <text:p>0.8102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7.890176">
                <text:p>67.890176</text:p>
              </table:table-cell>
              <table:table-cell office:value-type="float" office:value="75.460096">
                <text:p>75.4600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8.41984">
                <text:p>68.41984</text:p>
              </table:table-cell>
              <table:table-cell office:value-type="float" office:value="75.29984">
                <text:p>75.29984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8.180224">
                <text:p>68.180224</text:p>
              </table:table-cell>
              <table:table-cell office:value-type="float" office:value="76.199936">
                <text:p>76.199936</text:p>
              </table:table-cell>
              <table:table-cell office:value-type="float" office:value="0.86016">
                <text:p>0.860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7.90016">
                <text:p>67.90016</text:p>
              </table:table-cell>
              <table:table-cell office:value-type="float" office:value="77.079808">
                <text:p>77.079808</text:p>
              </table:table-cell>
              <table:table-cell office:value-type="float" office:value="0.839936">
                <text:p>0.8399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6.219776">
                <text:p>66.219776</text:p>
              </table:table-cell>
              <table:table-cell office:value-type="float" office:value="77.359872">
                <text:p>77.359872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5.69984">
                <text:p>65.69984</text:p>
              </table:table-cell>
              <table:table-cell office:value-type="float" office:value="78.4">
                <text:p>78.4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5.37984">
                <text:p>65.37984</text:p>
              </table:table-cell>
              <table:table-cell office:value-type="float" office:value="78.249984">
                <text:p>78.249984</text:p>
              </table:table-cell>
              <table:table-cell office:value-type="float" office:value="0.760064">
                <text:p>0.76006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4.620032">
                <text:p>64.620032</text:p>
              </table:table-cell>
              <table:table-cell office:value-type="float" office:value="78.170112">
                <text:p>78.170112</text:p>
              </table:table-cell>
              <table:table-cell office:value-type="float" office:value="0.749824">
                <text:p>0.7498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4.300288">
                <text:p>64.300288</text:p>
              </table:table-cell>
              <table:table-cell office:value-type="float" office:value="78.860032">
                <text:p>78.860032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79.269888">
                <text:p>79.269888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3.190016">
                <text:p>63.190016</text:p>
              </table:table-cell>
              <table:table-cell office:value-type="float" office:value="80.150016">
                <text:p>80.150016</text:p>
              </table:table-cell>
              <table:table-cell office:value-type="float" office:value="0.859904">
                <text:p>0.85990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2.8096">
                <text:p>62.8096</text:p>
              </table:table-cell>
              <table:table-cell office:value-type="float" office:value="80.350208">
                <text:p>80.350208</text:p>
              </table:table-cell>
              <table:table-cell office:value-type="float" office:value="0.799744">
                <text:p>0.79974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2.51008">
                <text:p>62.51008</text:p>
              </table:table-cell>
              <table:table-cell office:value-type="float" office:value="80.27008">
                <text:p>80.27008</text:p>
              </table:table-cell>
              <table:table-cell office:value-type="float" office:value="0.770048">
                <text:p>0.7700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2.24">
                <text:p>62.24</text:p>
              </table:table-cell>
              <table:table-cell office:value-type="float" office:value="79.95008">
                <text:p>79.95008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2.580224">
                <text:p>62.580224</text:p>
              </table:table-cell>
              <table:table-cell office:value-type="float" office:value="80.96">
                <text:p>80.96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2.17984">
                <text:p>62.17984</text:p>
              </table:table-cell>
              <table:table-cell office:value-type="float" office:value="82.809856">
                <text:p>82.809856</text:p>
              </table:table-cell>
              <table:table-cell office:value-type="float" office:value="0.840192">
                <text:p>0.84019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1.640192">
                <text:p>61.640192</text:p>
              </table:table-cell>
              <table:table-cell office:value-type="float" office:value="88.03968">
                <text:p>88.03968</text:p>
              </table:table-cell>
              <table:table-cell office:value-type="float" office:value="0.799744">
                <text:p>0.79974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0.879872">
                <text:p>60.879872</text:p>
              </table:table-cell>
              <table:table-cell office:value-type="float" office:value="88.079872">
                <text:p>88.079872</text:p>
              </table:table-cell>
              <table:table-cell office:value-type="float" office:value="0.820224">
                <text:p>0.82022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0.589824">
                <text:p>60.589824</text:p>
              </table:table-cell>
              <table:table-cell office:value-type="float" office:value="88.560128">
                <text:p>88.560128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60.290048">
                <text:p>60.290048</text:p>
              </table:table-cell>
              <table:table-cell office:value-type="float" office:value="89.149952">
                <text:p>89.149952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9.819776">
                <text:p>59.819776</text:p>
              </table:table-cell>
              <table:table-cell office:value-type="float" office:value="90.76992">
                <text:p>90.76992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9.510016">
                <text:p>59.510016</text:p>
              </table:table-cell>
              <table:table-cell office:value-type="float" office:value="91.230208">
                <text:p>91.230208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8.820096">
                <text:p>58.820096</text:p>
              </table:table-cell>
              <table:table-cell office:value-type="float" office:value="91.160064">
                <text:p>91.160064</text:p>
              </table:table-cell>
              <table:table-cell office:value-type="float" office:value="0.83968">
                <text:p>0.839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9.529984">
                <text:p>59.529984</text:p>
              </table:table-cell>
              <table:table-cell office:value-type="float" office:value="91.450112">
                <text:p>91.450112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9.110144">
                <text:p>59.110144</text:p>
              </table:table-cell>
              <table:table-cell office:value-type="float" office:value="91.77984">
                <text:p>91.77984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8.46016">
                <text:p>58.46016</text:p>
              </table:table-cell>
              <table:table-cell office:value-type="float" office:value="92.150016">
                <text:p>92.150016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8.12992">
                <text:p>58.12992</text:p>
              </table:table-cell>
              <table:table-cell office:value-type="float" office:value="92.359936">
                <text:p>92.359936</text:p>
              </table:table-cell>
              <table:table-cell office:value-type="float" office:value="0.83968">
                <text:p>0.8396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7.829888">
                <text:p>57.829888</text:p>
              </table:table-cell>
              <table:table-cell office:value-type="float" office:value="91.970048">
                <text:p>91.970048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7.529856">
                <text:p>57.529856</text:p>
              </table:table-cell>
              <table:table-cell office:value-type="float" office:value="91.640064">
                <text:p>91.640064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7.239808">
                <text:p>57.239808</text:p>
              </table:table-cell>
              <table:table-cell office:value-type="float" office:value="90.72">
                <text:p>90.72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56.94976">
                <text:p>56.94976</text:p>
              </table:table-cell>
              <table:table-cell office:value-type="float" office:value="90.329856">
                <text:p>90.329856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6.659968">
                <text:p>56.659968</text:p>
              </table:table-cell>
              <table:table-cell office:value-type="float" office:value="89.639936">
                <text:p>89.639936</text:p>
              </table:table-cell>
              <table:table-cell office:value-type="float" office:value="0.820224">
                <text:p>0.82022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6.370176">
                <text:p>56.370176</text:p>
              </table:table-cell>
              <table:table-cell office:value-type="float" office:value="89.310208">
                <text:p>89.310208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6.059904">
                <text:p>56.059904</text:p>
              </table:table-cell>
              <table:table-cell office:value-type="float" office:value="88.94976">
                <text:p>88.94976</text:p>
              </table:table-cell>
              <table:table-cell office:value-type="float" office:value="0.78976">
                <text:p>0.7897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5.780096">
                <text:p>55.780096</text:p>
              </table:table-cell>
              <table:table-cell office:value-type="float" office:value="88.649984">
                <text:p>88.649984</text:p>
              </table:table-cell>
              <table:table-cell office:value-type="float" office:value="0.769792">
                <text:p>0.76979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5.479808">
                <text:p>55.479808</text:p>
              </table:table-cell>
              <table:table-cell office:value-type="float" office:value="88.180224">
                <text:p>88.180224</text:p>
              </table:table-cell>
              <table:table-cell office:value-type="float" office:value="0.870144">
                <text:p>0.87014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55.180032">
                <text:p>55.180032</text:p>
              </table:table-cell>
              <table:table-cell office:value-type="float" office:value="87.799808">
                <text:p>87.799808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4.900224">
                <text:p>54.900224</text:p>
              </table:table-cell>
              <table:table-cell office:value-type="float" office:value="87.620096">
                <text:p>87.620096</text:p>
              </table:table-cell>
              <table:table-cell office:value-type="float" office:value="0.820224">
                <text:p>0.82022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4.599936">
                <text:p>54.599936</text:p>
              </table:table-cell>
              <table:table-cell office:value-type="float" office:value="87.609856">
                <text:p>87.609856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4.309888">
                <text:p>54.309888</text:p>
              </table:table-cell>
              <table:table-cell office:value-type="float" office:value="90.060032">
                <text:p>90.060032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4.009856">
                <text:p>54.009856</text:p>
              </table:table-cell>
              <table:table-cell office:value-type="float" office:value="90.150144">
                <text:p>90.150144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3.829888">
                <text:p>53.829888</text:p>
              </table:table-cell>
              <table:table-cell office:value-type="float" office:value="90.149888">
                <text:p>90.149888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4.119936">
                <text:p>54.119936</text:p>
              </table:table-cell>
              <table:table-cell office:value-type="float" office:value="90.270208">
                <text:p>90.270208</text:p>
              </table:table-cell>
              <table:table-cell office:value-type="float" office:value="0.869888">
                <text:p>0.86988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3.85984">
                <text:p>53.85984</text:p>
              </table:table-cell>
              <table:table-cell office:value-type="float" office:value="88.109824">
                <text:p>88.109824</text:p>
              </table:table-cell>
              <table:table-cell office:value-type="float" office:value="0.84992">
                <text:p>0.8499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53.570048">
                <text:p>53.570048</text:p>
              </table:table-cell>
              <table:table-cell office:value-type="float" office:value="87.679744">
                <text:p>87.679744</text:p>
              </table:table-cell>
              <table:table-cell office:value-type="float" office:value="0.770048">
                <text:p>0.77004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3.280256">
                <text:p>53.280256</text:p>
              </table:table-cell>
              <table:table-cell office:value-type="float" office:value="87.969792">
                <text:p>87.969792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2.920064">
                <text:p>52.920064</text:p>
              </table:table-cell>
              <table:table-cell office:value-type="float" office:value="87.84">
                <text:p>87.84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2.500224">
                <text:p>52.500224</text:p>
              </table:table-cell>
              <table:table-cell office:value-type="float" office:value="87.40992">
                <text:p>87.40992</text:p>
              </table:table-cell>
              <table:table-cell office:value-type="float" office:value="0.800256">
                <text:p>0.80025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2.199936">
                <text:p>52.199936</text:p>
              </table:table-cell>
              <table:table-cell office:value-type="float" office:value="86.870016">
                <text:p>86.870016</text:p>
              </table:table-cell>
              <table:table-cell office:value-type="float" office:value="0.799744">
                <text:p>0.79974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0.749952">
                <text:p>50.749952</text:p>
              </table:table-cell>
              <table:table-cell office:value-type="float" office:value="96.86016">
                <text:p>96.86016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0.909952">
                <text:p>50.909952</text:p>
              </table:table-cell>
              <table:table-cell office:value-type="float" office:value="97.070336">
                <text:p>97.070336</text:p>
              </table:table-cell>
              <table:table-cell office:value-type="float" office:value="0.840192">
                <text:p>0.84019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0.60992">
                <text:p>50.60992</text:p>
              </table:table-cell>
              <table:table-cell office:value-type="float" office:value="97.080064">
                <text:p>97.080064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0.309888">
                <text:p>50.309888</text:p>
              </table:table-cell>
              <table:table-cell office:value-type="float" office:value="97.430016">
                <text:p>97.430016</text:p>
              </table:table-cell>
              <table:table-cell office:value-type="float" office:value="0.759808">
                <text:p>0.7598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0.01984">
                <text:p>50.01984</text:p>
              </table:table-cell>
              <table:table-cell office:value-type="float" office:value="97.319936">
                <text:p>97.319936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9.6">
                <text:p>49.6</text:p>
              </table:table-cell>
              <table:table-cell office:value-type="float" office:value="98.729728">
                <text:p>98.729728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9.299968">
                <text:p>49.299968</text:p>
              </table:table-cell>
              <table:table-cell office:value-type="float" office:value="98.749696">
                <text:p>98.749696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8.649984">
                <text:p>48.649984</text:p>
              </table:table-cell>
              <table:table-cell office:value-type="float" office:value="98.679808">
                <text:p>98.6798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7.2">
                <text:p>47.2</text:p>
              </table:table-cell>
              <table:table-cell office:value-type="float" office:value="99.119872">
                <text:p>99.119872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6.360064">
                <text:p>46.360064</text:p>
              </table:table-cell>
              <table:table-cell office:value-type="float" office:value="98.99008">
                <text:p>98.99008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5.449984">
                <text:p>45.449984</text:p>
              </table:table-cell>
              <table:table-cell office:value-type="float" office:value="100.239872">
                <text:p>100.2398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3.499776">
                <text:p>43.499776</text:p>
              </table:table-cell>
              <table:table-cell office:value-type="float" office:value="100.260096">
                <text:p>100.260096</text:p>
              </table:table-cell>
              <table:table-cell office:value-type="float" office:value="0.790272">
                <text:p>0.79027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3.010048">
                <text:p>43.010048</text:p>
              </table:table-cell>
              <table:table-cell office:value-type="float" office:value="100.360192">
                <text:p>100.360192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2.089984">
                <text:p>42.089984</text:p>
              </table:table-cell>
              <table:table-cell office:value-type="float" office:value="100.249856">
                <text:p>100.249856</text:p>
              </table:table-cell>
              <table:table-cell office:value-type="float" office:value="0.78976">
                <text:p>0.7897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0.84992">
                <text:p>40.84992</text:p>
              </table:table-cell>
              <table:table-cell office:value-type="float" office:value="99.920128">
                <text:p>99.920128</text:p>
              </table:table-cell>
              <table:table-cell office:value-type="float" office:value="0.820224">
                <text:p>0.82022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9.869952">
                <text:p>39.869952</text:p>
              </table:table-cell>
              <table:table-cell office:value-type="float" office:value="100.610048">
                <text:p>100.610048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9.550208">
                <text:p>39.550208</text:p>
              </table:table-cell>
              <table:table-cell office:value-type="float" office:value="102.249984">
                <text:p>102.249984</text:p>
              </table:table-cell>
              <table:table-cell office:value-type="float" office:value="0.73984">
                <text:p>0.7398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9.229952">
                <text:p>39.229952</text:p>
              </table:table-cell>
              <table:table-cell office:value-type="float" office:value="102.589952">
                <text:p>102.589952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8.92992">
                <text:p>38.92992</text:p>
              </table:table-cell>
              <table:table-cell office:value-type="float" office:value="102.60992">
                <text:p>102.60992</text:p>
              </table:table-cell>
              <table:table-cell office:value-type="float" office:value="0.760064">
                <text:p>0.76006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8.799872">
                <text:p>38.799872</text:p>
              </table:table-cell>
              <table:table-cell office:value-type="float" office:value="102.749952">
                <text:p>102.749952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9.169792">
                <text:p>39.169792</text:p>
              </table:table-cell>
              <table:table-cell office:value-type="float" office:value="102.639872">
                <text:p>102.6398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8.81984">
                <text:p>38.81984</text:p>
              </table:table-cell>
              <table:table-cell office:value-type="float" office:value="102.28992">
                <text:p>102.28992</text:p>
              </table:table-cell>
              <table:table-cell office:value-type="float" office:value="0.830208">
                <text:p>0.83020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8.540032">
                <text:p>38.540032</text:p>
              </table:table-cell>
              <table:table-cell office:value-type="float" office:value="102.19008">
                <text:p>102.19008</text:p>
              </table:table-cell>
              <table:table-cell office:value-type="float" office:value="0.840192">
                <text:p>0.84019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8.24">
                <text:p>38.24</text:p>
              </table:table-cell>
              <table:table-cell office:value-type="float" office:value="102.889984">
                <text:p>102.889984</text:p>
              </table:table-cell>
              <table:table-cell office:value-type="float" office:value="0.999936">
                <text:p>0.9999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7.949952">
                <text:p>37.949952</text:p>
              </table:table-cell>
              <table:table-cell office:value-type="float" office:value="102.830336">
                <text:p>102.830336</text:p>
              </table:table-cell>
              <table:table-cell office:value-type="float" office:value="0.879872">
                <text:p>0.87987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7.64992">
                <text:p>37.64992</text:p>
              </table:table-cell>
              <table:table-cell office:value-type="float" office:value="102.440192">
                <text:p>102.4401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7.370112">
                <text:p>37.370112</text:p>
              </table:table-cell>
              <table:table-cell office:value-type="float" office:value="102.070016">
                <text:p>102.070016</text:p>
              </table:table-cell>
              <table:table-cell office:value-type="float" office:value="0.749824">
                <text:p>0.74982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7.07008">
                <text:p>37.07008</text:p>
              </table:table-cell>
              <table:table-cell office:value-type="float" office:value="101.76">
                <text:p>101.76</text:p>
              </table:table-cell>
              <table:table-cell office:value-type="float" office:value="0.740096">
                <text:p>0.74009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6.740096">
                <text:p>36.740096</text:p>
              </table:table-cell>
              <table:table-cell office:value-type="float" office:value="101.470208">
                <text:p>101.470208</text:p>
              </table:table-cell>
              <table:table-cell office:value-type="float" office:value="0.740096">
                <text:p>0.74009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5.650048">
                <text:p>35.650048</text:p>
              </table:table-cell>
              <table:table-cell office:value-type="float" office:value="101.310208">
                <text:p>101.310208</text:p>
              </table:table-cell>
              <table:table-cell office:value-type="float" office:value="0.729856">
                <text:p>0.72985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3.869824">
                <text:p>33.869824</text:p>
              </table:table-cell>
              <table:table-cell office:value-type="float" office:value="100.959744">
                <text:p>100.959744</text:p>
              </table:table-cell>
              <table:table-cell office:value-type="float" office:value="0.740096">
                <text:p>0.74009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3.829888">
                <text:p>33.829888</text:p>
              </table:table-cell>
              <table:table-cell office:value-type="float" office:value="101.449984">
                <text:p>101.449984</text:p>
              </table:table-cell>
              <table:table-cell office:value-type="float" office:value="0.73984">
                <text:p>0.7398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2.130048">
                <text:p>32.130048</text:p>
              </table:table-cell>
              <table:table-cell office:value-type="float" office:value="103.890176">
                <text:p>103.890176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1.490304">
                <text:p>31.490304</text:p>
              </table:table-cell>
              <table:table-cell office:value-type="float" office:value="104.199936">
                <text:p>104.1999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0.989824">
                <text:p>30.989824</text:p>
              </table:table-cell>
              <table:table-cell office:value-type="float" office:value="104.509952">
                <text:p>104.509952</text:p>
              </table:table-cell>
              <table:table-cell office:value-type="float" office:value="0.800256">
                <text:p>0.80025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0.889984">
                <text:p>30.889984</text:p>
              </table:table-cell>
              <table:table-cell office:value-type="float" office:value="112.779776">
                <text:p>112.779776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0.259712">
                <text:p>30.259712</text:p>
              </table:table-cell>
              <table:table-cell office:value-type="float" office:value="115.389696">
                <text:p>115.389696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0.500096">
                <text:p>30.500096</text:p>
              </table:table-cell>
              <table:table-cell office:value-type="float" office:value="121.560064">
                <text:p>121.560064</text:p>
              </table:table-cell>
              <table:table-cell office:value-type="float" office:value="0.769792">
                <text:p>0.76979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9.880064">
                <text:p>29.880064</text:p>
              </table:table-cell>
              <table:table-cell office:value-type="float" office:value="125.609984">
                <text:p>125.609984</text:p>
              </table:table-cell>
              <table:table-cell office:value-type="float" office:value="0.760064">
                <text:p>0.76006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9.150208">
                <text:p>29.150208</text:p>
              </table:table-cell>
              <table:table-cell office:value-type="float" office:value="125.650176">
                <text:p>125.650176</text:p>
              </table:table-cell>
              <table:table-cell office:value-type="float" office:value="0.809984">
                <text:p>0.80998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0.159872">
                <text:p>30.159872</text:p>
              </table:table-cell>
              <table:table-cell office:value-type="float" office:value="125.260032">
                <text:p>125.260032</text:p>
              </table:table-cell>
              <table:table-cell office:value-type="float" office:value="0.760064">
                <text:p>0.76006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0.170112">
                <text:p>30.170112</text:p>
              </table:table-cell>
              <table:table-cell office:value-type="float" office:value="124.900096">
                <text:p>124.9000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9.860096">
                <text:p>29.860096</text:p>
              </table:table-cell>
              <table:table-cell office:value-type="float" office:value="124.589824">
                <text:p>124.589824</text:p>
              </table:table-cell>
              <table:table-cell office:value-type="float" office:value="0.759808">
                <text:p>0.75980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9.570048">
                <text:p>29.570048</text:p>
              </table:table-cell>
              <table:table-cell office:value-type="float" office:value="124.280064">
                <text:p>124.280064</text:p>
              </table:table-cell>
              <table:table-cell office:value-type="float" office:value="0.799744">
                <text:p>0.79974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.570048">
                <text:p>29.570048</text:p>
              </table:table-cell>
              <table:table-cell office:value-type="float" office:value="124">
                <text:p>124</text:p>
              </table:table-cell>
              <table:table-cell office:value-type="float" office:value="0.759808">
                <text:p>0.75980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9.250304">
                <text:p>29.250304</text:p>
              </table:table-cell>
              <table:table-cell office:value-type="float" office:value="123.700224">
                <text:p>123.700224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9.019904">
                <text:p>29.019904</text:p>
              </table:table-cell>
              <table:table-cell office:value-type="float" office:value="123.72992">
                <text:p>123.72992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8.709888">
                <text:p>28.709888</text:p>
              </table:table-cell>
              <table:table-cell office:value-type="float" office:value="123.439872">
                <text:p>123.439872</text:p>
              </table:table-cell>
              <table:table-cell office:value-type="float" office:value="0.81024">
                <text:p>0.8102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8.580096">
                <text:p>28.580096</text:p>
              </table:table-cell>
              <table:table-cell office:value-type="float" office:value="123.109888">
                <text:p>123.109888</text:p>
              </table:table-cell>
              <table:table-cell office:value-type="float" office:value="0.78976">
                <text:p>0.7897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8.73984">
                <text:p>28.73984</text:p>
              </table:table-cell>
              <table:table-cell office:value-type="float" office:value="123.13984">
                <text:p>123.139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8.429824">
                <text:p>28.429824</text:p>
              </table:table-cell>
              <table:table-cell office:value-type="float" office:value="122.849792">
                <text:p>122.849792</text:p>
              </table:table-cell>
              <table:table-cell office:value-type="float" office:value="0.790272">
                <text:p>0.79027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8.120064">
                <text:p>28.120064</text:p>
              </table:table-cell>
              <table:table-cell office:value-type="float" office:value="122.559744">
                <text:p>122.559744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7.800064">
                <text:p>27.800064</text:p>
              </table:table-cell>
              <table:table-cell office:value-type="float" office:value="122.269952">
                <text:p>122.269952</text:p>
              </table:table-cell>
              <table:table-cell office:value-type="float" office:value="0.819968">
                <text:p>0.81996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7.510016">
                <text:p>27.510016</text:p>
              </table:table-cell>
              <table:table-cell office:value-type="float" office:value="121.970176">
                <text:p>121.970176</text:p>
              </table:table-cell>
              <table:table-cell office:value-type="float" office:value="0.759808">
                <text:p>0.7598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.2">
                <text:p>27.2</text:p>
              </table:table-cell>
              <table:table-cell office:value-type="float" office:value="121.670144">
                <text:p>121.6701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6.820096">
                <text:p>26.820096</text:p>
              </table:table-cell>
              <table:table-cell office:value-type="float" office:value="125.399808">
                <text:p>125.3998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6.899968">
                <text:p>26.899968</text:p>
              </table:table-cell>
              <table:table-cell office:value-type="float" office:value="130.06976">
                <text:p>130.06976</text:p>
              </table:table-cell>
              <table:table-cell office:value-type="float" office:value="0.790016">
                <text:p>0.79001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6.589952">
                <text:p>26.589952</text:p>
              </table:table-cell>
              <table:table-cell office:value-type="float" office:value="131.599872">
                <text:p>131.599872</text:p>
              </table:table-cell>
              <table:table-cell office:value-type="float" office:value="0.75008">
                <text:p>0.7500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6.269952">
                <text:p>26.269952</text:p>
              </table:table-cell>
              <table:table-cell office:value-type="float" office:value="137.839872">
                <text:p>137.839872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5.939968">
                <text:p>25.939968</text:p>
              </table:table-cell>
              <table:table-cell office:value-type="float" office:value="138.269952">
                <text:p>138.2699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5.999872">
                <text:p>25.999872</text:p>
              </table:table-cell>
              <table:table-cell office:value-type="float" office:value="138.51008">
                <text:p>138.51008</text:p>
              </table:table-cell>
              <table:table-cell office:value-type="float" office:value="3.330048">
                <text:p>3.3300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5.709824">
                <text:p>25.709824</text:p>
              </table:table-cell>
              <table:table-cell office:value-type="float" office:value="138.409984">
                <text:p>138.409984</text:p>
              </table:table-cell>
              <table:table-cell office:value-type="float" office:value="5.090048">
                <text:p>5.09004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5.399808">
                <text:p>25.399808</text:p>
              </table:table-cell>
              <table:table-cell office:value-type="float" office:value="138.119936">
                <text:p>138.119936</text:p>
              </table:table-cell>
              <table:table-cell office:value-type="float" office:value="5.190144">
                <text:p>5.19014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5.10976">
                <text:p>25.10976</text:p>
              </table:table-cell>
              <table:table-cell office:value-type="float" office:value="137.939968">
                <text:p>137.939968</text:p>
              </table:table-cell>
              <table:table-cell office:value-type="float" office:value="6.220032">
                <text:p>6.2200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.78976">
                <text:p>24.78976</text:p>
              </table:table-cell>
              <table:table-cell office:value-type="float" office:value="140.36992">
                <text:p>140.36992</text:p>
              </table:table-cell>
              <table:table-cell office:value-type="float" office:value="6.910208">
                <text:p>6.91020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4.43008">
                <text:p>24.43008</text:p>
              </table:table-cell>
              <table:table-cell office:value-type="float" office:value="140.770048">
                <text:p>140.770048</text:p>
              </table:table-cell>
              <table:table-cell office:value-type="float" office:value="7.960064">
                <text:p>7.96006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24.120064">
                <text:p>24.120064</text:p>
              </table:table-cell>
              <table:table-cell office:value-type="float" office:value="148.84992">
                <text:p>148.8499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27.88992">
                <text:p>27.88992</text:p>
              </table:table-cell>
              <table:table-cell office:value-type="float" office:value="148.89984">
                <text:p>148.89984</text:p>
              </table:table-cell>
              <table:table-cell office:value-type="float" office:value="8.75008">
                <text:p>8.7500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28.129792">
                <text:p>28.129792</text:p>
              </table:table-cell>
              <table:table-cell office:value-type="float" office:value="153.459968">
                <text:p>153.459968</text:p>
              </table:table-cell>
              <table:table-cell office:value-type="float" office:value="9.07008">
                <text:p>9.0700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29.010176">
                <text:p>29.010176</text:p>
              </table:table-cell>
              <table:table-cell office:value-type="float" office:value="153.410048">
                <text:p>153.410048</text:p>
              </table:table-cell>
              <table:table-cell office:value-type="float" office:value="11.290112">
                <text:p>11.29011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2.959744">
                <text:p>32.959744</text:p>
              </table:table-cell>
              <table:table-cell office:value-type="float" office:value="153.030144">
                <text:p>153.030144</text:p>
              </table:table-cell>
              <table:table-cell office:value-type="float" office:value="11.279872">
                <text:p>11.27987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4.390016">
                <text:p>34.390016</text:p>
              </table:table-cell>
              <table:table-cell office:value-type="float" office:value="152.660224">
                <text:p>152.660224</text:p>
              </table:table-cell>
              <table:table-cell office:value-type="float" office:value="12.140032">
                <text:p>12.14003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5.489792">
                <text:p>35.489792</text:p>
              </table:table-cell>
              <table:table-cell office:value-type="float" office:value="152.500224">
                <text:p>152.500224</text:p>
              </table:table-cell>
              <table:table-cell office:value-type="float" office:value="12.219904">
                <text:p>12.21990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5.460096">
                <text:p>35.460096</text:p>
              </table:table-cell>
              <table:table-cell office:value-type="float" office:value="152.069888">
                <text:p>152.069888</text:p>
              </table:table-cell>
              <table:table-cell office:value-type="float" office:value="12.14976">
                <text:p>12.149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5.589888">
                <text:p>35.589888</text:p>
              </table:table-cell>
              <table:table-cell office:value-type="float" office:value="151.72992">
                <text:p>151.72992</text:p>
              </table:table-cell>
              <table:table-cell office:value-type="float" office:value="13.979904">
                <text:p>13.97990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7.149952">
                <text:p>37.149952</text:p>
              </table:table-cell>
              <table:table-cell office:value-type="float" office:value="151.479808">
                <text:p>151.479808</text:p>
              </table:table-cell>
              <table:table-cell office:value-type="float" office:value="13.98016">
                <text:p>13.9801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7.44">
                <text:p>37.44</text:p>
              </table:table-cell>
              <table:table-cell office:value-type="float" office:value="151.160064">
                <text:p>151.160064</text:p>
              </table:table-cell>
              <table:table-cell office:value-type="float" office:value="14.039808">
                <text:p>14.03980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3.480064">
                <text:p>43.480064</text:p>
              </table:table-cell>
              <table:table-cell office:value-type="float" office:value="151.490304">
                <text:p>151.490304</text:p>
              </table:table-cell>
              <table:table-cell office:value-type="float" office:value="16.290048">
                <text:p>16.29004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4.960256">
                <text:p>44.960256</text:p>
              </table:table-cell>
              <table:table-cell office:value-type="float" office:value="151.670272">
                <text:p>151.670272</text:p>
              </table:table-cell>
              <table:table-cell office:value-type="float" office:value="16.539904">
                <text:p>16.53990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5.200128">
                <text:p>45.200128</text:p>
              </table:table-cell>
              <table:table-cell office:value-type="float" office:value="151.510016">
                <text:p>151.510016</text:p>
              </table:table-cell>
              <table:table-cell office:value-type="float" office:value="17.359872">
                <text:p>17.35987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5.189888">
                <text:p>45.189888</text:p>
              </table:table-cell>
              <table:table-cell office:value-type="float" office:value="151.450112">
                <text:p>151.450112</text:p>
              </table:table-cell>
              <table:table-cell office:value-type="float" office:value="18.159872">
                <text:p>18.15987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5.090048">
                <text:p>45.090048</text:p>
              </table:table-cell>
              <table:table-cell office:value-type="float" office:value="151.640064">
                <text:p>151.640064</text:p>
              </table:table-cell>
              <table:table-cell office:value-type="float" office:value="18.860032">
                <text:p>18.86003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5.120256">
                <text:p>45.120256</text:p>
              </table:table-cell>
              <table:table-cell office:value-type="float" office:value="151.490048">
                <text:p>151.490048</text:p>
              </table:table-cell>
              <table:table-cell office:value-type="float" office:value="18.910208">
                <text:p>18.91020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4.969984">
                <text:p>44.969984</text:p>
              </table:table-cell>
              <table:table-cell office:value-type="float" office:value="151.629824">
                <text:p>151.629824</text:p>
              </table:table-cell>
              <table:table-cell office:value-type="float" office:value="18.94016">
                <text:p>18.9401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4.94976">
                <text:p>44.94976</text:p>
              </table:table-cell>
              <table:table-cell office:value-type="float" office:value="151.590144">
                <text:p>151.590144</text:p>
              </table:table-cell>
              <table:table-cell office:value-type="float" office:value="20.040192">
                <text:p>20.04019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5.590016">
                <text:p>45.590016</text:p>
              </table:table-cell>
              <table:table-cell office:value-type="float" office:value="151.430144">
                <text:p>151.430144</text:p>
              </table:table-cell>
              <table:table-cell office:value-type="float" office:value="20.080384">
                <text:p>20.08038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5.890048">
                <text:p>45.890048</text:p>
              </table:table-cell>
              <table:table-cell office:value-type="float" office:value="151.379712">
                <text:p>151.379712</text:p>
              </table:table-cell>
              <table:table-cell office:value-type="float" office:value="20.43008">
                <text:p>20.4300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6.050048">
                <text:p>46.050048</text:p>
              </table:table-cell>
              <table:table-cell office:value-type="float" office:value="151.52">
                <text:p>151.52</text:p>
              </table:table-cell>
              <table:table-cell office:value-type="float" office:value="20.690176">
                <text:p>20.69017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5.740032">
                <text:p>45.740032</text:p>
              </table:table-cell>
              <table:table-cell office:value-type="float" office:value="151.290112">
                <text:p>151.290112</text:p>
              </table:table-cell>
              <table:table-cell office:value-type="float" office:value="20.829952">
                <text:p>20.82995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5.430016">
                <text:p>45.430016</text:p>
              </table:table-cell>
              <table:table-cell office:value-type="float" office:value="150.849792">
                <text:p>150.849792</text:p>
              </table:table-cell>
              <table:table-cell office:value-type="float" office:value="20.679936">
                <text:p>20.679936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5.089792">
                <text:p>45.089792</text:p>
              </table:table-cell>
              <table:table-cell office:value-type="float" office:value="150.649856">
                <text:p>150.649856</text:p>
              </table:table-cell>
              <table:table-cell office:value-type="float" office:value="20.349952">
                <text:p>20.34995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4.760064">
                <text:p>44.760064</text:p>
              </table:table-cell>
              <table:table-cell office:value-type="float" office:value="150.349824">
                <text:p>150.349824</text:p>
              </table:table-cell>
              <table:table-cell office:value-type="float" office:value="20.320256">
                <text:p>20.32025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4.359936">
                <text:p>44.359936</text:p>
              </table:table-cell>
              <table:table-cell office:value-type="float" office:value="150.060032">
                <text:p>150.060032</text:p>
              </table:table-cell>
              <table:table-cell office:value-type="float" office:value="20.180224">
                <text:p>20.18022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4.190208">
                <text:p>44.190208</text:p>
              </table:table-cell>
              <table:table-cell office:value-type="float" office:value="149.640192">
                <text:p>149.640192</text:p>
              </table:table-cell>
              <table:table-cell office:value-type="float" office:value="20.070144">
                <text:p>20.07014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3.869952">
                <text:p>43.869952</text:p>
              </table:table-cell>
              <table:table-cell office:value-type="float" office:value="149.339904">
                <text:p>149.339904</text:p>
              </table:table-cell>
              <table:table-cell office:value-type="float" office:value="19.770112">
                <text:p>19.77011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3.709952">
                <text:p>43.709952</text:p>
              </table:table-cell>
              <table:table-cell office:value-type="float" office:value="151.710208">
                <text:p>151.710208</text:p>
              </table:table-cell>
              <table:table-cell office:value-type="float" office:value="19.480064">
                <text:p>19.48006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4.189952">
                <text:p>44.189952</text:p>
              </table:table-cell>
              <table:table-cell office:value-type="float" office:value="152.450048">
                <text:p>152.450048</text:p>
              </table:table-cell>
              <table:table-cell office:value-type="float" office:value="20.660224">
                <text:p>20.66022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7.760128">
                <text:p>47.760128</text:p>
              </table:table-cell>
              <table:table-cell office:value-type="float" office:value="153.209856">
                <text:p>153.209856</text:p>
              </table:table-cell>
              <table:table-cell office:value-type="float" office:value="20.979968">
                <text:p>20.97996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9.139712">
                <text:p>49.139712</text:p>
              </table:table-cell>
              <table:table-cell office:value-type="float" office:value="153.629952">
                <text:p>153.629952</text:p>
              </table:table-cell>
              <table:table-cell office:value-type="float" office:value="21.839872">
                <text:p>21.83987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9.279744">
                <text:p>49.279744</text:p>
              </table:table-cell>
              <table:table-cell office:value-type="float" office:value="154.480128">
                <text:p>154.480128</text:p>
              </table:table-cell>
              <table:table-cell office:value-type="float" office:value="22.450176">
                <text:p>22.45017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9.289984">
                <text:p>49.289984</text:p>
              </table:table-cell>
              <table:table-cell office:value-type="float" office:value="155.229952">
                <text:p>155.229952</text:p>
              </table:table-cell>
              <table:table-cell office:value-type="float" office:value="22.400256">
                <text:p>22.40025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9.259776">
                <text:p>49.259776</text:p>
              </table:table-cell>
              <table:table-cell office:value-type="float" office:value="155.599872">
                <text:p>155.599872</text:p>
              </table:table-cell>
              <table:table-cell office:value-type="float" office:value="22.840064">
                <text:p>22.84006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9.299968">
                <text:p>49.299968</text:p>
              </table:table-cell>
              <table:table-cell office:value-type="float" office:value="156.150016">
                <text:p>156.150016</text:p>
              </table:table-cell>
              <table:table-cell office:value-type="float" office:value="25.050112">
                <text:p>25.05011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9.010176">
                <text:p>49.010176</text:p>
              </table:table-cell>
              <table:table-cell office:value-type="float" office:value="157.05984">
                <text:p>157.05984</text:p>
              </table:table-cell>
              <table:table-cell office:value-type="float" office:value="26.519808">
                <text:p>26.51980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8.659968">
                <text:p>48.659968</text:p>
              </table:table-cell>
              <table:table-cell office:value-type="float" office:value="157.6">
                <text:p>157.6</text:p>
              </table:table-cell>
              <table:table-cell office:value-type="float" office:value="27.559936">
                <text:p>27.55993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8.539904">
                <text:p>48.539904</text:p>
              </table:table-cell>
              <table:table-cell office:value-type="float" office:value="159.440128">
                <text:p>159.440128</text:p>
              </table:table-cell>
              <table:table-cell office:value-type="float" office:value="28.190208">
                <text:p>28.19020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50.380032">
                <text:p>50.380032</text:p>
              </table:table-cell>
              <table:table-cell office:value-type="float" office:value="161.00992">
                <text:p>161.00992</text:p>
              </table:table-cell>
              <table:table-cell office:value-type="float" office:value="29.00992">
                <text:p>29.0099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2.749824">
                <text:p>52.749824</text:p>
              </table:table-cell>
              <table:table-cell office:value-type="float" office:value="161.430016">
                <text:p>161.430016</text:p>
              </table:table-cell>
              <table:table-cell office:value-type="float" office:value="29.730048">
                <text:p>29.73004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58.840064">
                <text:p>58.840064</text:p>
              </table:table-cell>
              <table:table-cell office:value-type="float" office:value="163.379968">
                <text:p>163.379968</text:p>
              </table:table-cell>
              <table:table-cell office:value-type="float" office:value="30.770176">
                <text:p>30.77017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62.130176">
                <text:p>62.130176</text:p>
              </table:table-cell>
              <table:table-cell office:value-type="float" office:value="163.499776">
                <text:p>163.499776</text:p>
              </table:table-cell>
              <table:table-cell office:value-type="float" office:value="30.779904">
                <text:p>30.77990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65.350144">
                <text:p>65.350144</text:p>
              </table:table-cell>
              <table:table-cell office:value-type="float" office:value="163.31008">
                <text:p>163.31008</text:p>
              </table:table-cell>
              <table:table-cell office:value-type="float" office:value="31.660032">
                <text:p>31.6600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65.289984">
                <text:p>65.289984</text:p>
              </table:table-cell>
              <table:table-cell office:value-type="float" office:value="163.010048">
                <text:p>163.010048</text:p>
              </table:table-cell>
              <table:table-cell office:value-type="float" office:value="31.650048">
                <text:p>31.65004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71.31008">
                <text:p>71.31008</text:p>
              </table:table-cell>
              <table:table-cell office:value-type="float" office:value="165.690112">
                <text:p>165.690112</text:p>
              </table:table-cell>
              <table:table-cell office:value-type="float" office:value="31.849984">
                <text:p>31.84998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0.84992">
                <text:p>80.84992</text:p>
              </table:table-cell>
              <table:table-cell office:value-type="float" office:value="166.020096">
                <text:p>166.020096</text:p>
              </table:table-cell>
              <table:table-cell office:value-type="float" office:value="32.329984">
                <text:p>32.32998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0.999936">
                <text:p>80.999936</text:p>
              </table:table-cell>
              <table:table-cell office:value-type="float" office:value="166.049792">
                <text:p>166.049792</text:p>
              </table:table-cell>
              <table:table-cell office:value-type="float" office:value="32.310272">
                <text:p>32.31027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1.350144">
                <text:p>81.350144</text:p>
              </table:table-cell>
              <table:table-cell office:value-type="float" office:value="166.54976">
                <text:p>166.54976</text:p>
              </table:table-cell>
              <table:table-cell office:value-type="float" office:value="32.229888">
                <text:p>32.2298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1.459968">
                <text:p>81.459968</text:p>
              </table:table-cell>
              <table:table-cell office:value-type="float" office:value="166.479872">
                <text:p>166.479872</text:p>
              </table:table-cell>
              <table:table-cell office:value-type="float" office:value="32.169984">
                <text:p>32.16998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1.049856">
                <text:p>81.049856</text:p>
              </table:table-cell>
              <table:table-cell office:value-type="float" office:value="166.520064">
                <text:p>166.520064</text:p>
              </table:table-cell>
              <table:table-cell office:value-type="float" office:value="32.229888">
                <text:p>32.22988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0.790016">
                <text:p>80.790016</text:p>
              </table:table-cell>
              <table:table-cell office:value-type="float" office:value="166.220288">
                <text:p>166.220288</text:p>
              </table:table-cell>
              <table:table-cell office:value-type="float" office:value="31.93984">
                <text:p>31.9398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0.499968">
                <text:p>80.499968</text:p>
              </table:table-cell>
              <table:table-cell office:value-type="float" office:value="165.810176">
                <text:p>165.810176</text:p>
              </table:table-cell>
              <table:table-cell office:value-type="float" office:value="31.599872">
                <text:p>31.59987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0.359936">
                <text:p>80.359936</text:p>
              </table:table-cell>
              <table:table-cell office:value-type="float" office:value="165.349888">
                <text:p>165.349888</text:p>
              </table:table-cell>
              <table:table-cell office:value-type="float" office:value="31.270144">
                <text:p>31.27014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0.230144">
                <text:p>80.230144</text:p>
              </table:table-cell>
              <table:table-cell office:value-type="float" office:value="164.94976">
                <text:p>164.94976</text:p>
              </table:table-cell>
              <table:table-cell office:value-type="float" office:value="30.970112">
                <text:p>30.97011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0.17024">
                <text:p>80.17024</text:p>
              </table:table-cell>
              <table:table-cell office:value-type="float" office:value="164.620032">
                <text:p>164.620032</text:p>
              </table:table-cell>
              <table:table-cell office:value-type="float" office:value="30.619904">
                <text:p>30.61990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79.849984">
                <text:p>79.849984</text:p>
              </table:table-cell>
              <table:table-cell office:value-type="float" office:value="164.199936">
                <text:p>164.199936</text:p>
              </table:table-cell>
              <table:table-cell office:value-type="float" office:value="30.439936">
                <text:p>30.43993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9.670272">
                <text:p>79.670272</text:p>
              </table:table-cell>
              <table:table-cell office:value-type="float" office:value="164.06016">
                <text:p>164.06016</text:p>
              </table:table-cell>
              <table:table-cell office:value-type="float" office:value="30.419968">
                <text:p>30.41996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79.80032">
                <text:p>79.80032</text:p>
              </table:table-cell>
              <table:table-cell office:value-type="float" office:value="163.760128">
                <text:p>163.760128</text:p>
              </table:table-cell>
              <table:table-cell office:value-type="float" office:value="30.249984">
                <text:p>30.24998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79.730176">
                <text:p>79.730176</text:p>
              </table:table-cell>
              <table:table-cell office:value-type="float" office:value="163.350016">
                <text:p>163.350016</text:p>
              </table:table-cell>
              <table:table-cell office:value-type="float" office:value="29.949952">
                <text:p>29.94995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79.590144">
                <text:p>79.590144</text:p>
              </table:table-cell>
              <table:table-cell office:value-type="float" office:value="168.879872">
                <text:p>168.879872</text:p>
              </table:table-cell>
              <table:table-cell office:value-type="float" office:value="29.760256">
                <text:p>29.76025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79.450112">
                <text:p>79.450112</text:p>
              </table:table-cell>
              <table:table-cell office:value-type="float" office:value="169.629952">
                <text:p>169.629952</text:p>
              </table:table-cell>
              <table:table-cell office:value-type="float" office:value="30.319872">
                <text:p>30.31987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79.520256">
                <text:p>79.520256</text:p>
              </table:table-cell>
              <table:table-cell office:value-type="float" office:value="171.219968">
                <text:p>171.219968</text:p>
              </table:table-cell>
              <table:table-cell office:value-type="float" office:value="31.429888">
                <text:p>31.42988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79.88992">
                <text:p>79.88992</text:p>
              </table:table-cell>
              <table:table-cell office:value-type="float" office:value="172.48">
                <text:p>172.48</text:p>
              </table:table-cell>
              <table:table-cell office:value-type="float" office:value="32.140032">
                <text:p>32.14003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79.780096">
                <text:p>79.780096</text:p>
              </table:table-cell>
              <table:table-cell office:value-type="float" office:value="172.33024">
                <text:p>172.33024</text:p>
              </table:table-cell>
              <table:table-cell office:value-type="float" office:value="32.30976">
                <text:p>32.3097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79.820288">
                <text:p>79.820288</text:p>
              </table:table-cell>
              <table:table-cell office:value-type="float" office:value="172.080128">
                <text:p>172.080128</text:p>
              </table:table-cell>
              <table:table-cell office:value-type="float" office:value="32.11008">
                <text:p>32.1100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79.549952">
                <text:p>79.549952</text:p>
              </table:table-cell>
              <table:table-cell office:value-type="float" office:value="172.720128">
                <text:p>172.720128</text:p>
              </table:table-cell>
              <table:table-cell office:value-type="float" office:value="31.939584">
                <text:p>31.93958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9.24992">
                <text:p>79.24992</text:p>
              </table:table-cell>
              <table:table-cell office:value-type="float" office:value="174.279936">
                <text:p>174.279936</text:p>
              </table:table-cell>
              <table:table-cell office:value-type="float" office:value="31.819776">
                <text:p>31.81977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78.959872">
                <text:p>78.959872</text:p>
              </table:table-cell>
              <table:table-cell office:value-type="float" office:value="174.280192">
                <text:p>174.280192</text:p>
              </table:table-cell>
              <table:table-cell office:value-type="float" office:value="31.510016">
                <text:p>31.51001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78.899968">
                <text:p>78.899968</text:p>
              </table:table-cell>
              <table:table-cell office:value-type="float" office:value="174.110208">
                <text:p>174.110208</text:p>
              </table:table-cell>
              <table:table-cell office:value-type="float" office:value="31.42016">
                <text:p>31.4201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78.600192">
                <text:p>78.600192</text:p>
              </table:table-cell>
              <table:table-cell office:value-type="float" office:value="173.829888">
                <text:p>173.829888</text:p>
              </table:table-cell>
              <table:table-cell office:value-type="float" office:value="32.609792">
                <text:p>32.60979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78.299904">
                <text:p>78.299904</text:p>
              </table:table-cell>
              <table:table-cell office:value-type="float" office:value="174.639872">
                <text:p>174.639872</text:p>
              </table:table-cell>
              <table:table-cell office:value-type="float" office:value="32.669952">
                <text:p>32.66995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83.309824">
                <text:p>83.309824</text:p>
              </table:table-cell>
              <table:table-cell office:value-type="float" office:value="175.819776">
                <text:p>175.819776</text:p>
              </table:table-cell>
              <table:table-cell office:value-type="float" office:value="32.600064">
                <text:p>32.60006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86.599936">
                <text:p>86.599936</text:p>
              </table:table-cell>
              <table:table-cell office:value-type="float" office:value="175.529728">
                <text:p>175.529728</text:p>
              </table:table-cell>
              <table:table-cell office:value-type="float" office:value="34.44992">
                <text:p>34.4499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97.039872">
                <text:p>97.039872</text:p>
              </table:table-cell>
              <table:table-cell office:value-type="float" office:value="175.219968">
                <text:p>175.219968</text:p>
              </table:table-cell>
              <table:table-cell office:value-type="float" office:value="35.770112">
                <text:p>35.77011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97.39008">
                <text:p>97.39008</text:p>
              </table:table-cell>
              <table:table-cell office:value-type="float" office:value="174.820096">
                <text:p>174.820096</text:p>
              </table:table-cell>
              <table:table-cell office:value-type="float" office:value="36.440064">
                <text:p>36.44006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7.32992">
                <text:p>97.32992</text:p>
              </table:table-cell>
              <table:table-cell office:value-type="float" office:value="174.569984">
                <text:p>174.569984</text:p>
              </table:table-cell>
              <table:table-cell office:value-type="float" office:value="37.829888">
                <text:p>37.82988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8.799872">
                <text:p>98.799872</text:p>
              </table:table-cell>
              <table:table-cell office:value-type="float" office:value="174.850048">
                <text:p>174.850048</text:p>
              </table:table-cell>
              <table:table-cell office:value-type="float" office:value="38.579968">
                <text:p>38.57996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04.570112">
                <text:p>104.570112</text:p>
              </table:table-cell>
              <table:table-cell office:value-type="float" office:value="175.04">
                <text:p>175.04</text:p>
              </table:table-cell>
              <table:table-cell office:value-type="float" office:value="38.790144">
                <text:p>38.79014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5.319936">
                <text:p>105.319936</text:p>
              </table:table-cell>
              <table:table-cell office:value-type="float" office:value="174.969856">
                <text:p>174.969856</text:p>
              </table:table-cell>
              <table:table-cell office:value-type="float" office:value="38.889984">
                <text:p>38.88998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06.329856">
                <text:p>106.329856</text:p>
              </table:table-cell>
              <table:table-cell office:value-type="float" office:value="174.660096">
                <text:p>174.660096</text:p>
              </table:table-cell>
              <table:table-cell office:value-type="float" office:value="39.219968">
                <text:p>39.21996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7.020032">
                <text:p>107.020032</text:p>
              </table:table-cell>
              <table:table-cell office:value-type="float" office:value="174.370048">
                <text:p>174.370048</text:p>
              </table:table-cell>
              <table:table-cell office:value-type="float" office:value="41.18016">
                <text:p>41.1801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7.119872">
                <text:p>107.119872</text:p>
              </table:table-cell>
              <table:table-cell office:value-type="float" office:value="174.06976">
                <text:p>174.06976</text:p>
              </table:table-cell>
              <table:table-cell office:value-type="float" office:value="41.199872">
                <text:p>41.19987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7.490048">
                <text:p>107.490048</text:p>
              </table:table-cell>
              <table:table-cell office:value-type="float" office:value="173.76">
                <text:p>173.76</text:p>
              </table:table-cell>
              <table:table-cell office:value-type="float" office:value="41.23008">
                <text:p>41.2300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9.469952">
                <text:p>109.469952</text:p>
              </table:table-cell>
              <table:table-cell office:value-type="float" office:value="173.55008">
                <text:p>173.55008</text:p>
              </table:table-cell>
              <table:table-cell office:value-type="float" office:value="43.129856">
                <text:p>43.12985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0.220032">
                <text:p>110.220032</text:p>
              </table:table-cell>
              <table:table-cell office:value-type="float" office:value="173.199872">
                <text:p>173.199872</text:p>
              </table:table-cell>
              <table:table-cell office:value-type="float" office:value="43.270144">
                <text:p>43.27014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0.949888">
                <text:p>110.949888</text:p>
              </table:table-cell>
              <table:table-cell office:value-type="float" office:value="172.890112">
                <text:p>172.890112</text:p>
              </table:table-cell>
              <table:table-cell office:value-type="float" office:value="43.290112">
                <text:p>43.2901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1.739904">
                <text:p>111.739904</text:p>
              </table:table-cell>
              <table:table-cell office:value-type="float" office:value="172.919808">
                <text:p>172.919808</text:p>
              </table:table-cell>
              <table:table-cell office:value-type="float" office:value="42.989824">
                <text:p>42.98982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2.040192">
                <text:p>112.040192</text:p>
              </table:table-cell>
              <table:table-cell office:value-type="float" office:value="172.619776">
                <text:p>172.619776</text:p>
              </table:table-cell>
              <table:table-cell office:value-type="float" office:value="42.67008">
                <text:p>42.6700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2.929792">
                <text:p>112.929792</text:p>
              </table:table-cell>
              <table:table-cell office:value-type="float" office:value="172.329728">
                <text:p>172.329728</text:p>
              </table:table-cell>
              <table:table-cell office:value-type="float" office:value="42.369792">
                <text:p>42.36979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3.999872">
                <text:p>113.999872</text:p>
              </table:table-cell>
              <table:table-cell office:value-type="float" office:value="172.029952">
                <text:p>172.029952</text:p>
              </table:table-cell>
              <table:table-cell office:value-type="float" office:value="42.060032">
                <text:p>42.06003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5.130112">
                <text:p>115.130112</text:p>
              </table:table-cell>
              <table:table-cell office:value-type="float" office:value="171.74016">
                <text:p>171.74016</text:p>
              </table:table-cell>
              <table:table-cell office:value-type="float" office:value="41.709824">
                <text:p>41.70982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20.709888">
                <text:p>120.709888</text:p>
              </table:table-cell>
              <table:table-cell office:value-type="float" office:value="171.440128">
                <text:p>171.440128</text:p>
              </table:table-cell>
              <table:table-cell office:value-type="float" office:value="41.520128">
                <text:p>41.52012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22.56">
                <text:p>122.56</text:p>
              </table:table-cell>
              <table:table-cell office:value-type="float" office:value="171.350272">
                <text:p>171.350272</text:p>
              </table:table-cell>
              <table:table-cell office:value-type="float" office:value="42.749696">
                <text:p>42.74969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22.92992">
                <text:p>122.92992</text:p>
              </table:table-cell>
              <table:table-cell office:value-type="float" office:value="171.069952">
                <text:p>171.069952</text:p>
              </table:table-cell>
              <table:table-cell office:value-type="float" office:value="42.650112">
                <text:p>42.65011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24.429824">
                <text:p>124.429824</text:p>
              </table:table-cell>
              <table:table-cell office:value-type="float" office:value="170.750208">
                <text:p>170.750208</text:p>
              </table:table-cell>
              <table:table-cell office:value-type="float" office:value="42.530048">
                <text:p>42.53004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26.219776">
                <text:p>126.219776</text:p>
              </table:table-cell>
              <table:table-cell office:value-type="float" office:value="170.729984">
                <text:p>170.729984</text:p>
              </table:table-cell>
              <table:table-cell office:value-type="float" office:value="43.549696">
                <text:p>43.5496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7.399936">
                <text:p>127.399936</text:p>
              </table:table-cell>
              <table:table-cell office:value-type="float" office:value="170.430208">
                <text:p>170.430208</text:p>
              </table:table-cell>
              <table:table-cell office:value-type="float" office:value="43.559936">
                <text:p>43.55993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30.19008">
                <text:p>130.19008</text:p>
              </table:table-cell>
              <table:table-cell office:value-type="float" office:value="170.130176">
                <text:p>170.130176</text:p>
              </table:table-cell>
              <table:table-cell office:value-type="float" office:value="45.849856">
                <text:p>45.849856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33.769728">
                <text:p>133.769728</text:p>
              </table:table-cell>
              <table:table-cell office:value-type="float" office:value="169.71008">
                <text:p>169.71008</text:p>
              </table:table-cell>
              <table:table-cell office:value-type="float" office:value="45.750016">
                <text:p>45.75001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33.730048">
                <text:p>133.730048</text:p>
              </table:table-cell>
              <table:table-cell office:value-type="float" office:value="169.260032">
                <text:p>169.260032</text:p>
              </table:table-cell>
              <table:table-cell office:value-type="float" office:value="46.810112">
                <text:p>46.81011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34.049792">
                <text:p>134.049792</text:p>
              </table:table-cell>
              <table:table-cell office:value-type="float" office:value="170.60992">
                <text:p>170.60992</text:p>
              </table:table-cell>
              <table:table-cell office:value-type="float" office:value="48.499968">
                <text:p>48.49996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35.56992">
                <text:p>135.56992</text:p>
              </table:table-cell>
              <table:table-cell office:value-type="float" office:value="171.02976">
                <text:p>171.02976</text:p>
              </table:table-cell>
              <table:table-cell office:value-type="float" office:value="50.000128">
                <text:p>50.00012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36.659712">
                <text:p>136.659712</text:p>
              </table:table-cell>
              <table:table-cell office:value-type="float" office:value="171.350016">
                <text:p>171.350016</text:p>
              </table:table-cell>
              <table:table-cell office:value-type="float" office:value="50.540032">
                <text:p>50.54003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37.729792">
                <text:p>137.729792</text:p>
              </table:table-cell>
              <table:table-cell office:value-type="float" office:value="171.330048">
                <text:p>171.330048</text:p>
              </table:table-cell>
              <table:table-cell office:value-type="float" office:value="50.729984">
                <text:p>50.72998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40.560128">
                <text:p>140.560128</text:p>
              </table:table-cell>
              <table:table-cell office:value-type="float" office:value="171.239936">
                <text:p>171.239936</text:p>
              </table:table-cell>
              <table:table-cell office:value-type="float" office:value="50.690304">
                <text:p>50.69030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45.92">
                <text:p>145.92</text:p>
              </table:table-cell>
              <table:table-cell office:value-type="float" office:value="171.020032">
                <text:p>171.020032</text:p>
              </table:table-cell>
              <table:table-cell office:value-type="float" office:value="50.660096">
                <text:p>50.6600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47.049984">
                <text:p>147.049984</text:p>
              </table:table-cell>
              <table:table-cell office:value-type="float" office:value="172.870144">
                <text:p>172.870144</text:p>
              </table:table-cell>
              <table:table-cell office:value-type="float" office:value="51.080192">
                <text:p>51.08019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57.530112">
                <text:p>157.530112</text:p>
              </table:table-cell>
              <table:table-cell office:value-type="float" office:value="173.740288">
                <text:p>173.740288</text:p>
              </table:table-cell>
              <table:table-cell office:value-type="float" office:value="52.680192">
                <text:p>52.68019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57.80992">
                <text:p>157.80992</text:p>
              </table:table-cell>
              <table:table-cell office:value-type="float" office:value="174.120192">
                <text:p>174.120192</text:p>
              </table:table-cell>
              <table:table-cell office:value-type="float" office:value="52.57984">
                <text:p>52.57984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57.769984">
                <text:p>157.769984</text:p>
              </table:table-cell>
              <table:table-cell office:value-type="float" office:value="174.619648">
                <text:p>174.619648</text:p>
              </table:table-cell>
              <table:table-cell office:value-type="float" office:value="53.07008">
                <text:p>53.0700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57.799936">
                <text:p>157.799936</text:p>
              </table:table-cell>
              <table:table-cell office:value-type="float" office:value="175.490048">
                <text:p>175.490048</text:p>
              </table:table-cell>
              <table:table-cell office:value-type="float" office:value="54.850048">
                <text:p>54.85004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57.540096">
                <text:p>157.540096</text:p>
              </table:table-cell>
              <table:table-cell office:value-type="float" office:value="176.409856">
                <text:p>176.409856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57.249792">
                <text:p>157.249792</text:p>
              </table:table-cell>
              <table:table-cell office:value-type="float" office:value="181.110016">
                <text:p>181.110016</text:p>
              </table:table-cell>
              <table:table-cell office:value-type="float" office:value="56.989952">
                <text:p>56.98995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58.840064">
                <text:p>158.840064</text:p>
              </table:table-cell>
              <table:table-cell office:value-type="float" office:value="183.250176">
                <text:p>183.250176</text:p>
              </table:table-cell>
              <table:table-cell office:value-type="float" office:value="56.930048">
                <text:p>56.930048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58.779904">
                <text:p>158.779904</text:p>
              </table:table-cell>
              <table:table-cell office:value-type="float" office:value="185.540096">
                <text:p>185.540096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59.190016">
                <text:p>159.190016</text:p>
              </table:table-cell>
              <table:table-cell office:value-type="float" office:value="186.040064">
                <text:p>186.040064</text:p>
              </table:table-cell>
              <table:table-cell office:value-type="float" office:value="56.30976">
                <text:p>56.3097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65.260032">
                <text:p>165.260032</text:p>
              </table:table-cell>
              <table:table-cell office:value-type="float" office:value="186.09024">
                <text:p>186.09024</text:p>
              </table:table-cell>
              <table:table-cell office:value-type="float" office:value="56.130048">
                <text:p>56.13004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69.970176">
                <text:p>169.970176</text:p>
              </table:table-cell>
              <table:table-cell office:value-type="float" office:value="186.089984">
                <text:p>186.089984</text:p>
              </table:table-cell>
              <table:table-cell office:value-type="float" office:value="55.95008">
                <text:p>55.9500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71.970048">
                <text:p>171.970048</text:p>
              </table:table-cell>
              <table:table-cell office:value-type="float" office:value="186.359808">
                <text:p>186.359808</text:p>
              </table:table-cell>
              <table:table-cell office:value-type="float" office:value="55.739904">
                <text:p>55.73990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71.93984">
                <text:p>171.93984</text:p>
              </table:table-cell>
              <table:table-cell office:value-type="float" office:value="186.380032">
                <text:p>186.380032</text:p>
              </table:table-cell>
              <table:table-cell office:value-type="float" office:value="55.559936">
                <text:p>55.55993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78.419968">
                <text:p>178.419968</text:p>
              </table:table-cell>
              <table:table-cell office:value-type="float" office:value="186.320128">
                <text:p>186.320128</text:p>
              </table:table-cell>
              <table:table-cell office:value-type="float" office:value="60.32">
                <text:p>60.3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84.199936">
                <text:p>184.199936</text:p>
              </table:table-cell>
              <table:table-cell office:value-type="float" office:value="185.939968">
                <text:p>185.939968</text:p>
              </table:table-cell>
              <table:table-cell office:value-type="float" office:value="60.25984">
                <text:p>60.2598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84.229888">
                <text:p>184.229888</text:p>
              </table:table-cell>
              <table:table-cell office:value-type="float" office:value="185.499904">
                <text:p>185.499904</text:p>
              </table:table-cell>
              <table:table-cell office:value-type="float" office:value="61.029888">
                <text:p>61.02988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84.129792">
                <text:p>184.129792</text:p>
              </table:table-cell>
              <table:table-cell office:value-type="float" office:value="186.779904">
                <text:p>186.779904</text:p>
              </table:table-cell>
              <table:table-cell office:value-type="float" office:value="62.059776">
                <text:p>62.05977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84.029952">
                <text:p>184.029952</text:p>
              </table:table-cell>
              <table:table-cell office:value-type="float" office:value="192.339712">
                <text:p>192.339712</text:p>
              </table:table-cell>
              <table:table-cell office:value-type="float" office:value="62.19008">
                <text:p>62.1900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84.390144">
                <text:p>184.390144</text:p>
              </table:table-cell>
              <table:table-cell office:value-type="float" office:value="192.51968">
                <text:p>192.51968</text:p>
              </table:table-cell>
              <table:table-cell office:value-type="float" office:value="62.299904">
                <text:p>62.29990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6.259968">
                <text:p>186.259968</text:p>
              </table:table-cell>
              <table:table-cell office:value-type="float" office:value="192.96">
                <text:p>192.96</text:p>
              </table:table-cell>
              <table:table-cell office:value-type="float" office:value="62.060032">
                <text:p>62.06003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86.439936">
                <text:p>186.439936</text:p>
              </table:table-cell>
              <table:table-cell office:value-type="float" office:value="192.850176">
                <text:p>192.850176</text:p>
              </table:table-cell>
              <table:table-cell office:value-type="float" office:value="61.670144">
                <text:p>61.67014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86.360064">
                <text:p>186.360064</text:p>
              </table:table-cell>
              <table:table-cell office:value-type="float" office:value="192.570368">
                <text:p>192.570368</text:p>
              </table:table-cell>
              <table:table-cell office:value-type="float" office:value="61.430016">
                <text:p>61.430016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83.749888">
                <text:p>183.749888</text:p>
              </table:table-cell>
              <table:table-cell office:value-type="float" office:value="192.339712">
                <text:p>192.339712</text:p>
              </table:table-cell>
              <table:table-cell office:value-type="float" office:value="61.42976">
                <text:p>61.4297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87.170048">
                <text:p>187.170048</text:p>
              </table:table-cell>
              <table:table-cell office:value-type="float" office:value="191.930112">
                <text:p>191.930112</text:p>
              </table:table-cell>
              <table:table-cell office:value-type="float" office:value="61.410048">
                <text:p>61.41004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90.799872">
                <text:p>190.799872</text:p>
              </table:table-cell>
              <table:table-cell office:value-type="float" office:value="191.010048">
                <text:p>191.010048</text:p>
              </table:table-cell>
              <table:table-cell office:value-type="float" office:value="61.289984">
                <text:p>61.28998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91.93984">
                <text:p>191.93984</text:p>
              </table:table-cell>
              <table:table-cell office:value-type="float" office:value="190.639872">
                <text:p>190.639872</text:p>
              </table:table-cell>
              <table:table-cell office:value-type="float" office:value="60.989696">
                <text:p>60.989696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94.690048">
                <text:p>194.690048</text:p>
              </table:table-cell>
              <table:table-cell office:value-type="float" office:value="191.640064">
                <text:p>191.640064</text:p>
              </table:table-cell>
              <table:table-cell office:value-type="float" office:value="60.65024">
                <text:p>60.6502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96.999936">
                <text:p>196.999936</text:p>
              </table:table-cell>
              <table:table-cell office:value-type="float" office:value="192.770048">
                <text:p>192.770048</text:p>
              </table:table-cell>
              <table:table-cell office:value-type="float" office:value="60.439808">
                <text:p>60.43980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96.979968">
                <text:p>196.979968</text:p>
              </table:table-cell>
              <table:table-cell office:value-type="float" office:value="192.749824">
                <text:p>192.749824</text:p>
              </table:table-cell>
              <table:table-cell office:value-type="float" office:value="61.080064">
                <text:p>61.08006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8.490112">
                <text:p>198.490112</text:p>
              </table:table-cell>
              <table:table-cell office:value-type="float" office:value="192.760064">
                <text:p>192.760064</text:p>
              </table:table-cell>
              <table:table-cell office:value-type="float" office:value="61.570048">
                <text:p>61.57004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00.719872">
                <text:p>200.719872</text:p>
              </table:table-cell>
              <table:table-cell office:value-type="float" office:value="192.59008">
                <text:p>192.59008</text:p>
              </table:table-cell>
              <table:table-cell office:value-type="float" office:value="61.570048">
                <text:p>61.57004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200.679936">
                <text:p>200.679936</text:p>
              </table:table-cell>
              <table:table-cell office:value-type="float" office:value="193.730048">
                <text:p>193.730048</text:p>
              </table:table-cell>
              <table:table-cell office:value-type="float" office:value="62.950144">
                <text:p>62.950144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202.76992">
                <text:p>202.76992</text:p>
              </table:table-cell>
              <table:table-cell office:value-type="float" office:value="193.789952">
                <text:p>193.789952</text:p>
              </table:table-cell>
              <table:table-cell office:value-type="float" office:value="63.019776">
                <text:p>63.01977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203.269888">
                <text:p>203.269888</text:p>
              </table:table-cell>
              <table:table-cell office:value-type="float" office:value="193.619968">
                <text:p>193.619968</text:p>
              </table:table-cell>
              <table:table-cell office:value-type="float" office:value="63.320064">
                <text:p>63.32006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203.2">
                <text:p>203.2</text:p>
              </table:table-cell>
              <table:table-cell office:value-type="float" office:value="193.449984">
                <text:p>193.449984</text:p>
              </table:table-cell>
              <table:table-cell office:value-type="float" office:value="68.390144">
                <text:p>68.39014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203.209984">
                <text:p>203.209984</text:p>
              </table:table-cell>
              <table:table-cell office:value-type="float" office:value="194.479872">
                <text:p>194.479872</text:p>
              </table:table-cell>
              <table:table-cell office:value-type="float" office:value="68.339968">
                <text:p>68.339968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203.42016">
                <text:p>203.42016</text:p>
              </table:table-cell>
              <table:table-cell office:value-type="float" office:value="194.54976">
                <text:p>194.54976</text:p>
              </table:table-cell>
              <table:table-cell office:value-type="float" office:value="69.16992">
                <text:p>69.1699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203.430144">
                <text:p>203.430144</text:p>
              </table:table-cell>
              <table:table-cell office:value-type="float" office:value="194.269952">
                <text:p>194.269952</text:p>
              </table:table-cell>
              <table:table-cell office:value-type="float" office:value="70.210048">
                <text:p>70.21004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203.689984">
                <text:p>203.689984</text:p>
              </table:table-cell>
              <table:table-cell office:value-type="float" office:value="193.98016">
                <text:p>193.98016</text:p>
              </table:table-cell>
              <table:table-cell office:value-type="float" office:value="70.859776">
                <text:p>70.85977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03.42016">
                <text:p>203.42016</text:p>
              </table:table-cell>
              <table:table-cell office:value-type="float" office:value="193.680128">
                <text:p>193.680128</text:p>
              </table:table-cell>
              <table:table-cell office:value-type="float" office:value="70.750208">
                <text:p>70.750208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203.129856">
                <text:p>203.129856</text:p>
              </table:table-cell>
              <table:table-cell office:value-type="float" office:value="193.380096">
                <text:p>193.380096</text:p>
              </table:table-cell>
              <table:table-cell office:value-type="float" office:value="71.559936">
                <text:p>71.55993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202.889984">
                <text:p>202.889984</text:p>
              </table:table-cell>
              <table:table-cell office:value-type="float" office:value="193.090048">
                <text:p>193.090048</text:p>
              </table:table-cell>
              <table:table-cell office:value-type="float" office:value="71.549952">
                <text:p>71.54995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202.629888">
                <text:p>202.629888</text:p>
              </table:table-cell>
              <table:table-cell office:value-type="float" office:value="192.75008">
                <text:p>192.75008</text:p>
              </table:table-cell>
              <table:table-cell office:value-type="float" office:value="72.350208">
                <text:p>72.35020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209.95968">
                <text:p>209.95968</text:p>
              </table:table-cell>
              <table:table-cell office:value-type="float" office:value="193.569792">
                <text:p>193.569792</text:p>
              </table:table-cell>
              <table:table-cell office:value-type="float" office:value="73.080064">
                <text:p>73.08006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209.889792">
                <text:p>209.889792</text:p>
              </table:table-cell>
              <table:table-cell office:value-type="float" office:value="199.279872">
                <text:p>199.279872</text:p>
              </table:table-cell>
              <table:table-cell office:value-type="float" office:value="74.870016">
                <text:p>74.870016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212.450048">
                <text:p>212.450048</text:p>
              </table:table-cell>
              <table:table-cell office:value-type="float" office:value="199.250176">
                <text:p>199.250176</text:p>
              </table:table-cell>
              <table:table-cell office:value-type="float" office:value="76.280064">
                <text:p>76.280064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212.310016">
                <text:p>212.310016</text:p>
              </table:table-cell>
              <table:table-cell office:value-type="float" office:value="199.209984">
                <text:p>199.209984</text:p>
              </table:table-cell>
              <table:table-cell office:value-type="float" office:value="76.339968">
                <text:p>76.339968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212.349952">
                <text:p>212.349952</text:p>
              </table:table-cell>
              <table:table-cell office:value-type="float" office:value="200.489728">
                <text:p>200.489728</text:p>
              </table:table-cell>
              <table:table-cell office:value-type="float" office:value="77.750016">
                <text:p>77.75001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211.88992">
                <text:p>211.88992</text:p>
              </table:table-cell>
              <table:table-cell office:value-type="float" office:value="201.69984">
                <text:p>201.69984</text:p>
              </table:table-cell>
              <table:table-cell office:value-type="float" office:value="78.750208">
                <text:p>78.75020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11.56992">
                <text:p>211.56992</text:p>
              </table:table-cell>
              <table:table-cell office:value-type="float" office:value="203.45984">
                <text:p>203.45984</text:p>
              </table:table-cell>
              <table:table-cell office:value-type="float" office:value="78.759936">
                <text:p>78.759936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211.270144">
                <text:p>211.270144</text:p>
              </table:table-cell>
              <table:table-cell office:value-type="float" office:value="204.920064">
                <text:p>204.920064</text:p>
              </table:table-cell>
              <table:table-cell office:value-type="float" office:value="78.930176">
                <text:p>78.930176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211.309824">
                <text:p>211.309824</text:p>
              </table:table-cell>
              <table:table-cell office:value-type="float" office:value="206.189824">
                <text:p>206.189824</text:p>
              </table:table-cell>
              <table:table-cell office:value-type="float" office:value="78.749952">
                <text:p>78.74995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210.999808">
                <text:p>210.999808</text:p>
              </table:table-cell>
              <table:table-cell office:value-type="float" office:value="206.17984">
                <text:p>206.17984</text:p>
              </table:table-cell>
              <table:table-cell office:value-type="float" office:value="78.860032">
                <text:p>78.86003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210.630144">
                <text:p>210.630144</text:p>
              </table:table-cell>
              <table:table-cell office:value-type="float" office:value="206.329856">
                <text:p>206.329856</text:p>
              </table:table-cell>
              <table:table-cell office:value-type="float" office:value="78.78016">
                <text:p>78.7801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210.30016">
                <text:p>210.30016</text:p>
              </table:table-cell>
              <table:table-cell office:value-type="float" office:value="206.319872">
                <text:p>206.319872</text:p>
              </table:table-cell>
              <table:table-cell office:value-type="float" office:value="78.860032">
                <text:p>78.86003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209.970176">
                <text:p>209.970176</text:p>
              </table:table-cell>
              <table:table-cell office:value-type="float" office:value="206.170112">
                <text:p>206.170112</text:p>
              </table:table-cell>
              <table:table-cell office:value-type="float" office:value="78.729984">
                <text:p>78.729984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209.66016">
                <text:p>209.66016</text:p>
              </table:table-cell>
              <table:table-cell office:value-type="float" office:value="206.390016">
                <text:p>206.390016</text:p>
              </table:table-cell>
              <table:table-cell office:value-type="float" office:value="78.440192">
                <text:p>78.44019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209.459968">
                <text:p>209.459968</text:p>
              </table:table-cell>
              <table:table-cell office:value-type="float" office:value="206.289664">
                <text:p>206.289664</text:p>
              </table:table-cell>
              <table:table-cell office:value-type="float" office:value="78.220032">
                <text:p>78.22003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209.299968">
                <text:p>209.299968</text:p>
              </table:table-cell>
              <table:table-cell office:value-type="float" office:value="205.519872">
                <text:p>205.519872</text:p>
              </table:table-cell>
              <table:table-cell office:value-type="float" office:value="78.749952">
                <text:p>78.74995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09.720064">
                <text:p>209.720064</text:p>
              </table:table-cell>
              <table:table-cell office:value-type="float" office:value="205.040128">
                <text:p>205.040128</text:p>
              </table:table-cell>
              <table:table-cell office:value-type="float" office:value="79.479808">
                <text:p>79.47980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209.399808">
                <text:p>209.399808</text:p>
              </table:table-cell>
              <table:table-cell office:value-type="float" office:value="204.979712">
                <text:p>204.979712</text:p>
              </table:table-cell>
              <table:table-cell office:value-type="float" office:value="81.07008">
                <text:p>81.0700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209.100032">
                <text:p>209.100032</text:p>
              </table:table-cell>
              <table:table-cell office:value-type="float" office:value="204.649728">
                <text:p>204.649728</text:p>
              </table:table-cell>
              <table:table-cell office:value-type="float" office:value="81.220096">
                <text:p>81.22009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208.8">
                <text:p>208.8</text:p>
              </table:table-cell>
              <table:table-cell office:value-type="float" office:value="204.499968">
                <text:p>204.499968</text:p>
              </table:table-cell>
              <table:table-cell office:value-type="float" office:value="81.139968">
                <text:p>81.13996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208.500224">
                <text:p>208.500224</text:p>
              </table:table-cell>
              <table:table-cell office:value-type="float" office:value="204.019968">
                <text:p>204.019968</text:p>
              </table:table-cell>
              <table:table-cell office:value-type="float" office:value="80.819968">
                <text:p>80.81996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208.20992">
                <text:p>208.20992</text:p>
              </table:table-cell>
              <table:table-cell office:value-type="float" office:value="203.460096">
                <text:p>203.460096</text:p>
              </table:table-cell>
              <table:table-cell office:value-type="float" office:value="80.509952">
                <text:p>80.50995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207.919872">
                <text:p>207.919872</text:p>
              </table:table-cell>
              <table:table-cell office:value-type="float" office:value="205.090048">
                <text:p>205.090048</text:p>
              </table:table-cell>
              <table:table-cell office:value-type="float" office:value="80.379904">
                <text:p>80.37990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207.63008">
                <text:p>207.63008</text:p>
              </table:table-cell>
              <table:table-cell office:value-type="float" office:value="208.70016">
                <text:p>208.70016</text:p>
              </table:table-cell>
              <table:table-cell office:value-type="float" office:value="80.300032">
                <text:p>80.30003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207.289856">
                <text:p>207.289856</text:p>
              </table:table-cell>
              <table:table-cell office:value-type="float" office:value="208.94976">
                <text:p>208.94976</text:p>
              </table:table-cell>
              <table:table-cell office:value-type="float" office:value="80.009984">
                <text:p>80.00998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207.019776">
                <text:p>207.019776</text:p>
              </table:table-cell>
              <table:table-cell office:value-type="float" office:value="210.149888">
                <text:p>210.149888</text:p>
              </table:table-cell>
              <table:table-cell office:value-type="float" office:value="79.689984">
                <text:p>79.6899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06.699776">
                <text:p>206.699776</text:p>
              </table:table-cell>
              <table:table-cell office:value-type="float" office:value="212.91008">
                <text:p>212.91008</text:p>
              </table:table-cell>
              <table:table-cell office:value-type="float" office:value="79.510016">
                <text:p>79.51001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206.420224">
                <text:p>206.420224</text:p>
              </table:table-cell>
              <table:table-cell office:value-type="float" office:value="214.490112">
                <text:p>214.490112</text:p>
              </table:table-cell>
              <table:table-cell office:value-type="float" office:value="79.460096">
                <text:p>79.46009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206.120192">
                <text:p>206.120192</text:p>
              </table:table-cell>
              <table:table-cell office:value-type="float" office:value="214.4">
                <text:p>214.4</text:p>
              </table:table-cell>
              <table:table-cell office:value-type="float" office:value="79.350016">
                <text:p>79.35001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205.769984">
                <text:p>205.769984</text:p>
              </table:table-cell>
              <table:table-cell office:value-type="float" office:value="214.380032">
                <text:p>214.380032</text:p>
              </table:table-cell>
              <table:table-cell office:value-type="float" office:value="80.729856">
                <text:p>80.72985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05.490176">
                <text:p>205.490176</text:p>
              </table:table-cell>
              <table:table-cell office:value-type="float" office:value="214.540032">
                <text:p>214.540032</text:p>
              </table:table-cell>
              <table:table-cell office:value-type="float" office:value="81.600256">
                <text:p>81.60025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05.319936">
                <text:p>205.319936</text:p>
              </table:table-cell>
              <table:table-cell office:value-type="float" office:value="214.590208">
                <text:p>214.590208</text:p>
              </table:table-cell>
              <table:table-cell office:value-type="float" office:value="81.640192">
                <text:p>81.64019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05.339904">
                <text:p>205.339904</text:p>
              </table:table-cell>
              <table:table-cell office:value-type="float" office:value="214.309888">
                <text:p>214.309888</text:p>
              </table:table-cell>
              <table:table-cell office:value-type="float" office:value="81.670144">
                <text:p>81.670144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205.200128">
                <text:p>205.200128</text:p>
              </table:table-cell>
              <table:table-cell office:value-type="float" office:value="214.309888">
                <text:p>214.309888</text:p>
              </table:table-cell>
              <table:table-cell office:value-type="float" office:value="81.789696">
                <text:p>81.78969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05.45024">
                <text:p>205.45024</text:p>
              </table:table-cell>
              <table:table-cell office:value-type="float" office:value="213.929984">
                <text:p>213.929984</text:p>
              </table:table-cell>
              <table:table-cell office:value-type="float" office:value="81.609984">
                <text:p>81.60998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05.499904">
                <text:p>205.499904</text:p>
              </table:table-cell>
              <table:table-cell office:value-type="float" office:value="213.490176">
                <text:p>213.490176</text:p>
              </table:table-cell>
              <table:table-cell office:value-type="float" office:value="82.44992">
                <text:p>82.4499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05.6">
                <text:p>205.6</text:p>
              </table:table-cell>
              <table:table-cell office:value-type="float" office:value="214.649856">
                <text:p>214.649856</text:p>
              </table:table-cell>
              <table:table-cell office:value-type="float" office:value="82.459904">
                <text:p>82.45990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06.03008">
                <text:p>206.03008</text:p>
              </table:table-cell>
              <table:table-cell office:value-type="float" office:value="214.459904">
                <text:p>214.459904</text:p>
              </table:table-cell>
              <table:table-cell office:value-type="float" office:value="83.259904">
                <text:p>83.259904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05.890048">
                <text:p>205.890048</text:p>
              </table:table-cell>
              <table:table-cell office:value-type="float" office:value="214.30016">
                <text:p>214.30016</text:p>
              </table:table-cell>
              <table:table-cell office:value-type="float" office:value="83.699968">
                <text:p>83.69996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06.11968">
                <text:p>206.11968</text:p>
              </table:table-cell>
              <table:table-cell office:value-type="float" office:value="213.999872">
                <text:p>213.999872</text:p>
              </table:table-cell>
              <table:table-cell office:value-type="float" office:value="83.96032">
                <text:p>83.9603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206.119936">
                <text:p>206.119936</text:p>
              </table:table-cell>
              <table:table-cell office:value-type="float" office:value="213.819648">
                <text:p>213.819648</text:p>
              </table:table-cell>
              <table:table-cell office:value-type="float" office:value="85.040128">
                <text:p>85.04012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06.329856">
                <text:p>206.329856</text:p>
              </table:table-cell>
              <table:table-cell office:value-type="float" office:value="212.449792">
                <text:p>212.449792</text:p>
              </table:table-cell>
              <table:table-cell office:value-type="float" office:value="85.289984">
                <text:p>85.28998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06.210048">
                <text:p>206.210048</text:p>
              </table:table-cell>
              <table:table-cell office:value-type="float" office:value="210.519808">
                <text:p>210.519808</text:p>
              </table:table-cell>
              <table:table-cell office:value-type="float" office:value="85.380096">
                <text:p>85.38009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06.17984">
                <text:p>206.17984</text:p>
              </table:table-cell>
              <table:table-cell office:value-type="float" office:value="210.62016">
                <text:p>210.62016</text:p>
              </table:table-cell>
              <table:table-cell office:value-type="float" office:value="85.679872">
                <text:p>85.67987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05.869824">
                <text:p>205.869824</text:p>
              </table:table-cell>
              <table:table-cell office:value-type="float" office:value="210.739712">
                <text:p>210.739712</text:p>
              </table:table-cell>
              <table:table-cell office:value-type="float" office:value="86.600192">
                <text:p>86.60019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5.580032">
                <text:p>205.580032</text:p>
              </table:table-cell>
              <table:table-cell office:value-type="float" office:value="210.970112">
                <text:p>210.970112</text:p>
              </table:table-cell>
              <table:table-cell office:value-type="float" office:value="89.989888">
                <text:p>89.9898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5.28">
                <text:p>205.28</text:p>
              </table:table-cell>
              <table:table-cell office:value-type="float" office:value="210.550016">
                <text:p>210.550016</text:p>
              </table:table-cell>
              <table:table-cell office:value-type="float" office:value="92.120064">
                <text:p>92.12006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05.189888">
                <text:p>205.189888</text:p>
              </table:table-cell>
              <table:table-cell office:value-type="float" office:value="209.949696">
                <text:p>209.949696</text:p>
              </table:table-cell>
              <table:table-cell office:value-type="float" office:value="94.160128">
                <text:p>94.16012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05.18016">
                <text:p>205.18016</text:p>
              </table:table-cell>
              <table:table-cell office:value-type="float" office:value="209.470208">
                <text:p>209.470208</text:p>
              </table:table-cell>
              <table:table-cell office:value-type="float" office:value="94.180096">
                <text:p>94.18009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04.889856">
                <text:p>204.889856</text:p>
              </table:table-cell>
              <table:table-cell office:value-type="float" office:value="209.090048">
                <text:p>209.090048</text:p>
              </table:table-cell>
              <table:table-cell office:value-type="float" office:value="94.600192">
                <text:p>94.60019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04.62976">
                <text:p>204.62976</text:p>
              </table:table-cell>
              <table:table-cell office:value-type="float" office:value="208.790272">
                <text:p>208.790272</text:p>
              </table:table-cell>
              <table:table-cell office:value-type="float" office:value="94.710016">
                <text:p>94.71001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04.679936">
                <text:p>204.679936</text:p>
              </table:table-cell>
              <table:table-cell office:value-type="float" office:value="209.24032">
                <text:p>209.24032</text:p>
              </table:table-cell>
              <table:table-cell office:value-type="float" office:value="95.079936">
                <text:p>95.07993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04.390144">
                <text:p>204.390144</text:p>
              </table:table-cell>
              <table:table-cell office:value-type="float" office:value="209.410048">
                <text:p>209.410048</text:p>
              </table:table-cell>
              <table:table-cell office:value-type="float" office:value="96.930048">
                <text:p>96.930048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04.04992">
                <text:p>204.04992</text:p>
              </table:table-cell>
              <table:table-cell office:value-type="float" office:value="209.400064">
                <text:p>209.400064</text:p>
              </table:table-cell>
              <table:table-cell office:value-type="float" office:value="102.56">
                <text:p>102.5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03.749888">
                <text:p>203.749888</text:p>
              </table:table-cell>
              <table:table-cell office:value-type="float" office:value="209.110016">
                <text:p>209.110016</text:p>
              </table:table-cell>
              <table:table-cell office:value-type="float" office:value="103.72992">
                <text:p>103.7299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03.440128">
                <text:p>203.440128</text:p>
              </table:table-cell>
              <table:table-cell office:value-type="float" office:value="208.680192">
                <text:p>208.680192</text:p>
              </table:table-cell>
              <table:table-cell office:value-type="float" office:value="104.690176">
                <text:p>104.69017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03.149824">
                <text:p>203.149824</text:p>
              </table:table-cell>
              <table:table-cell office:value-type="float" office:value="208.150272">
                <text:p>208.150272</text:p>
              </table:table-cell>
              <table:table-cell office:value-type="float" office:value="112.119808">
                <text:p>112.11980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03.079936">
                <text:p>203.079936</text:p>
              </table:table-cell>
              <table:table-cell office:value-type="float" office:value="207.820032">
                <text:p>207.820032</text:p>
              </table:table-cell>
              <table:table-cell office:value-type="float" office:value="113.430016">
                <text:p>113.43001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02.789888">
                <text:p>202.789888</text:p>
              </table:table-cell>
              <table:table-cell office:value-type="float" office:value="207.909888">
                <text:p>207.909888</text:p>
              </table:table-cell>
              <table:table-cell office:value-type="float" office:value="114.230016">
                <text:p>114.2300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02.489856">
                <text:p>202.489856</text:p>
              </table:table-cell>
              <table:table-cell office:value-type="float" office:value="207.549952">
                <text:p>207.549952</text:p>
              </table:table-cell>
              <table:table-cell office:value-type="float" office:value="114.550272">
                <text:p>114.55027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02.199808">
                <text:p>202.199808</text:p>
              </table:table-cell>
              <table:table-cell office:value-type="float" office:value="207.24992">
                <text:p>207.24992</text:p>
              </table:table-cell>
              <table:table-cell office:value-type="float" office:value="114.930176">
                <text:p>114.93017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02.169856">
                <text:p>202.169856</text:p>
              </table:table-cell>
              <table:table-cell office:value-type="float" office:value="206.949888">
                <text:p>206.949888</text:p>
              </table:table-cell>
              <table:table-cell office:value-type="float" office:value="117.350144">
                <text:p>117.35014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01.890304">
                <text:p>201.890304</text:p>
              </table:table-cell>
              <table:table-cell office:value-type="float" office:value="206.59968">
                <text:p>206.59968</text:p>
              </table:table-cell>
              <table:table-cell office:value-type="float" office:value="118.380032">
                <text:p>118.38003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01.560064">
                <text:p>201.560064</text:p>
              </table:table-cell>
              <table:table-cell office:value-type="float" office:value="206.319616">
                <text:p>206.319616</text:p>
              </table:table-cell>
              <table:table-cell office:value-type="float" office:value="124.169984">
                <text:p>124.16998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01.199872">
                <text:p>201.199872</text:p>
              </table:table-cell>
              <table:table-cell office:value-type="float" office:value="206.020096">
                <text:p>206.020096</text:p>
              </table:table-cell>
              <table:table-cell office:value-type="float" office:value="125.299712">
                <text:p>125.29971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01.170176">
                <text:p>201.170176</text:p>
              </table:table-cell>
              <table:table-cell office:value-type="float" office:value="205.72032">
                <text:p>205.72032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00.84992">
                <text:p>200.84992</text:p>
              </table:table-cell>
              <table:table-cell office:value-type="float" office:value="205.420032">
                <text:p>205.420032</text:p>
              </table:table-cell>
              <table:table-cell office:value-type="float" office:value="125.740032">
                <text:p>125.74003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00.52992">
                <text:p>200.52992</text:p>
              </table:table-cell>
              <table:table-cell office:value-type="float" office:value="205.129984">
                <text:p>205.129984</text:p>
              </table:table-cell>
              <table:table-cell office:value-type="float" office:value="126.010112">
                <text:p>126.01011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00.229888">
                <text:p>200.229888</text:p>
              </table:table-cell>
              <table:table-cell office:value-type="float" office:value="212.460032">
                <text:p>212.460032</text:p>
              </table:table-cell>
              <table:table-cell office:value-type="float" office:value="132.409856">
                <text:p>132.40985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00.440064">
                <text:p>200.440064</text:p>
              </table:table-cell>
              <table:table-cell office:value-type="float" office:value="212.390144">
                <text:p>212.390144</text:p>
              </table:table-cell>
              <table:table-cell office:value-type="float" office:value="135.529984">
                <text:p>135.52998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00.150272">
                <text:p>200.150272</text:p>
              </table:table-cell>
              <table:table-cell office:value-type="float" office:value="212.100096">
                <text:p>212.100096</text:p>
              </table:table-cell>
              <table:table-cell office:value-type="float" office:value="135.729664">
                <text:p>135.729664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99.849984">
                <text:p>199.849984</text:p>
              </table:table-cell>
              <table:table-cell office:value-type="float" office:value="211.799808">
                <text:p>211.799808</text:p>
              </table:table-cell>
              <table:table-cell office:value-type="float" office:value="136.09984">
                <text:p>136.09984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99.550208">
                <text:p>199.550208</text:p>
              </table:table-cell>
              <table:table-cell office:value-type="float" office:value="211.63008">
                <text:p>211.63008</text:p>
              </table:table-cell>
              <table:table-cell office:value-type="float" office:value="136.379904">
                <text:p>136.379904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99.269888">
                <text:p>199.269888</text:p>
              </table:table-cell>
              <table:table-cell office:value-type="float" office:value="211.480064">
                <text:p>211.480064</text:p>
              </table:table-cell>
              <table:table-cell office:value-type="float" office:value="142.180096">
                <text:p>142.180096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98.969856">
                <text:p>198.969856</text:p>
              </table:table-cell>
              <table:table-cell office:value-type="float" office:value="211.190016">
                <text:p>211.190016</text:p>
              </table:table-cell>
              <table:table-cell office:value-type="float" office:value="145.800192">
                <text:p>145.80019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98.680064">
                <text:p>198.680064</text:p>
              </table:table-cell>
              <table:table-cell office:value-type="float" office:value="211.099904">
                <text:p>211.099904</text:p>
              </table:table-cell>
              <table:table-cell office:value-type="float" office:value="148.240128">
                <text:p>148.24012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98.38976">
                <text:p>198.38976</text:p>
              </table:table-cell>
              <table:table-cell office:value-type="float" office:value="211.069952">
                <text:p>211.069952</text:p>
              </table:table-cell>
              <table:table-cell office:value-type="float" office:value="148.669952">
                <text:p>148.66995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98.089984">
                <text:p>198.089984</text:p>
              </table:table-cell>
              <table:table-cell office:value-type="float" office:value="211.589888">
                <text:p>211.589888</text:p>
              </table:table-cell>
              <table:table-cell office:value-type="float" office:value="149.159936">
                <text:p>149.159936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97.799936">
                <text:p>197.799936</text:p>
              </table:table-cell>
              <table:table-cell office:value-type="float" office:value="211.650304">
                <text:p>211.650304</text:p>
              </table:table-cell>
              <table:table-cell office:value-type="float" office:value="149.470208">
                <text:p>149.470208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97.499904">
                <text:p>197.499904</text:p>
              </table:table-cell>
              <table:table-cell office:value-type="float" office:value="211.350016">
                <text:p>211.350016</text:p>
              </table:table-cell>
              <table:table-cell office:value-type="float" office:value="150.479872">
                <text:p>150.47987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97.330176">
                <text:p>197.330176</text:p>
              </table:table-cell>
              <table:table-cell office:value-type="float" office:value="211.060224">
                <text:p>211.060224</text:p>
              </table:table-cell>
              <table:table-cell office:value-type="float" office:value="153.449984">
                <text:p>153.44998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98.050048">
                <text:p>198.050048</text:p>
              </table:table-cell>
              <table:table-cell office:value-type="float" office:value="210.73024">
                <text:p>210.73024</text:p>
              </table:table-cell>
              <table:table-cell office:value-type="float" office:value="153.519872">
                <text:p>153.51987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97.720064">
                <text:p>197.720064</text:p>
              </table:table-cell>
              <table:table-cell office:value-type="float" office:value="210.299904">
                <text:p>210.299904</text:p>
              </table:table-cell>
              <table:table-cell office:value-type="float" office:value="154.479872">
                <text:p>154.47987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97.420032">
                <text:p>197.420032</text:p>
              </table:table-cell>
              <table:table-cell office:value-type="float" office:value="209.949952">
                <text:p>209.949952</text:p>
              </table:table-cell>
              <table:table-cell office:value-type="float" office:value="153.839872">
                <text:p>153.83987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97.12">
                <text:p>197.12</text:p>
              </table:table-cell>
              <table:table-cell office:value-type="float" office:value="209.85984">
                <text:p>209.85984</text:p>
              </table:table-cell>
              <table:table-cell office:value-type="float" office:value="153.320192">
                <text:p>153.32019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96.770048">
                <text:p>196.770048</text:p>
              </table:table-cell>
              <table:table-cell office:value-type="float" office:value="209.569792">
                <text:p>209.569792</text:p>
              </table:table-cell>
              <table:table-cell office:value-type="float" office:value="153.410304">
                <text:p>153.41030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96.470016">
                <text:p>196.470016</text:p>
              </table:table-cell>
              <table:table-cell office:value-type="float" office:value="209.270016">
                <text:p>209.270016</text:p>
              </table:table-cell>
              <table:table-cell office:value-type="float" office:value="154.790144">
                <text:p>154.79014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96.179968">
                <text:p>196.179968</text:p>
              </table:table-cell>
              <table:table-cell office:value-type="float" office:value="208.969984">
                <text:p>208.969984</text:p>
              </table:table-cell>
              <table:table-cell office:value-type="float" office:value="154.639872">
                <text:p>154.63987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95.879936">
                <text:p>195.879936</text:p>
              </table:table-cell>
              <table:table-cell office:value-type="float" office:value="208.900096">
                <text:p>208.900096</text:p>
              </table:table-cell>
              <table:table-cell office:value-type="float" office:value="155.099904">
                <text:p>155.099904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95.58016">
                <text:p>195.58016</text:p>
              </table:table-cell>
              <table:table-cell office:value-type="float" office:value="208.539904">
                <text:p>208.539904</text:p>
              </table:table-cell>
              <table:table-cell office:value-type="float" office:value="154.959872">
                <text:p>154.95987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95.290112">
                <text:p>195.290112</text:p>
              </table:table-cell>
              <table:table-cell office:value-type="float" office:value="208.089856">
                <text:p>208.089856</text:p>
              </table:table-cell>
              <table:table-cell office:value-type="float" office:value="154.669824">
                <text:p>154.66982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94.999808">
                <text:p>194.999808</text:p>
              </table:table-cell>
              <table:table-cell office:value-type="float" office:value="207.72992">
                <text:p>207.72992</text:p>
              </table:table-cell>
              <table:table-cell office:value-type="float" office:value="154.49984">
                <text:p>154.4998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94.700032">
                <text:p>194.700032</text:p>
              </table:table-cell>
              <table:table-cell office:value-type="float" office:value="207.529984">
                <text:p>207.529984</text:p>
              </table:table-cell>
              <table:table-cell office:value-type="float" office:value="153.689856">
                <text:p>153.689856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94.409984">
                <text:p>194.409984</text:p>
              </table:table-cell>
              <table:table-cell office:value-type="float" office:value="207.450112">
                <text:p>207.450112</text:p>
              </table:table-cell>
              <table:table-cell office:value-type="float" office:value="153.439744">
                <text:p>153.43974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94.109696">
                <text:p>194.109696</text:p>
              </table:table-cell>
              <table:table-cell office:value-type="float" office:value="207.159808">
                <text:p>207.159808</text:p>
              </table:table-cell>
              <table:table-cell office:value-type="float" office:value="153.729792">
                <text:p>153.729792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93.809664">
                <text:p>193.809664</text:p>
              </table:table-cell>
              <table:table-cell office:value-type="float" office:value="206.870016">
                <text:p>206.870016</text:p>
              </table:table-cell>
              <table:table-cell office:value-type="float" office:value="155.940096">
                <text:p>155.94009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93.519872">
                <text:p>193.519872</text:p>
              </table:table-cell>
              <table:table-cell office:value-type="float" office:value="206.759936">
                <text:p>206.759936</text:p>
              </table:table-cell>
              <table:table-cell office:value-type="float" office:value="155.880192">
                <text:p>155.88019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93.23008">
                <text:p>193.23008</text:p>
              </table:table-cell>
              <table:table-cell office:value-type="float" office:value="206.470144">
                <text:p>206.470144</text:p>
              </table:table-cell>
              <table:table-cell office:value-type="float" office:value="155.90016">
                <text:p>155.90016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92.930048">
                <text:p>192.930048</text:p>
              </table:table-cell>
              <table:table-cell office:value-type="float" office:value="206.180096">
                <text:p>206.180096</text:p>
              </table:table-cell>
              <table:table-cell office:value-type="float" office:value="155.570176">
                <text:p>155.570176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92.64">
                <text:p>192.64</text:p>
              </table:table-cell>
              <table:table-cell office:value-type="float" office:value="206.08">
                <text:p>206.08</text:p>
              </table:table-cell>
              <table:table-cell office:value-type="float" office:value="155.280128">
                <text:p>155.28012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93.090048">
                <text:p>193.090048</text:p>
              </table:table-cell>
              <table:table-cell office:value-type="float" office:value="206.020096">
                <text:p>206.020096</text:p>
              </table:table-cell>
              <table:table-cell office:value-type="float" office:value="154.969856">
                <text:p>154.969856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92.8">
                <text:p>192.8</text:p>
              </table:table-cell>
              <table:table-cell office:value-type="float" office:value="205.720064">
                <text:p>205.720064</text:p>
              </table:table-cell>
              <table:table-cell office:value-type="float" office:value="154.850048">
                <text:p>154.850048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92.519936">
                <text:p>192.519936</text:p>
              </table:table-cell>
              <table:table-cell office:value-type="float" office:value="205.410048">
                <text:p>205.410048</text:p>
              </table:table-cell>
              <table:table-cell office:value-type="float" office:value="154.56">
                <text:p>154.56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92.210176">
                <text:p>192.210176</text:p>
              </table:table-cell>
              <table:table-cell office:value-type="float" office:value="205.6">
                <text:p>205.6</text:p>
              </table:table-cell>
              <table:table-cell office:value-type="float" office:value="153.989888">
                <text:p>153.989888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91.910144">
                <text:p>191.910144</text:p>
              </table:table-cell>
              <table:table-cell office:value-type="float" office:value="206.149888">
                <text:p>206.149888</text:p>
              </table:table-cell>
              <table:table-cell office:value-type="float" office:value="157.32992">
                <text:p>157.3299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91.63008">
                <text:p>191.63008</text:p>
              </table:table-cell>
              <table:table-cell office:value-type="float" office:value="206.089728">
                <text:p>206.089728</text:p>
              </table:table-cell>
              <table:table-cell office:value-type="float" office:value="159.149824">
                <text:p>159.1498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91.330048">
                <text:p>191.330048</text:p>
              </table:table-cell>
              <table:table-cell office:value-type="float" office:value="205.799936">
                <text:p>205.799936</text:p>
              </table:table-cell>
              <table:table-cell office:value-type="float" office:value="160.079872">
                <text:p>160.07987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91.02976">
                <text:p>191.02976</text:p>
              </table:table-cell>
              <table:table-cell office:value-type="float" office:value="205.509888">
                <text:p>205.509888</text:p>
              </table:table-cell>
              <table:table-cell office:value-type="float" office:value="160.130048">
                <text:p>160.13004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90.809856">
                <text:p>190.809856</text:p>
              </table:table-cell>
              <table:table-cell office:value-type="float" office:value="205.16992">
                <text:p>205.16992</text:p>
              </table:table-cell>
              <table:table-cell office:value-type="float" office:value="159.920128">
                <text:p>159.92012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90.520064">
                <text:p>190.520064</text:p>
              </table:table-cell>
              <table:table-cell office:value-type="float" office:value="204.999936">
                <text:p>204.999936</text:p>
              </table:table-cell>
              <table:table-cell office:value-type="float" office:value="159.609856">
                <text:p>159.60985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90.040064">
                <text:p>190.040064</text:p>
              </table:table-cell>
              <table:table-cell office:value-type="float" office:value="204.8">
                <text:p>204.8</text:p>
              </table:table-cell>
              <table:table-cell office:value-type="float" office:value="159.29984">
                <text:p>159.2998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89.71008">
                <text:p>189.71008</text:p>
              </table:table-cell>
              <table:table-cell office:value-type="float" office:value="204.989696">
                <text:p>204.989696</text:p>
              </table:table-cell>
              <table:table-cell office:value-type="float" office:value="159.020032">
                <text:p>159.020032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89.319936">
                <text:p>189.319936</text:p>
              </table:table-cell>
              <table:table-cell office:value-type="float" office:value="204.699904">
                <text:p>204.699904</text:p>
              </table:table-cell>
              <table:table-cell office:value-type="float" office:value="159.000064">
                <text:p>159.000064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88.96">
                <text:p>188.96</text:p>
              </table:table-cell>
              <table:table-cell office:value-type="float" office:value="204.400128">
                <text:p>204.400128</text:p>
              </table:table-cell>
              <table:table-cell office:value-type="float" office:value="158.72">
                <text:p>158.7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88.96">
                <text:p>188.96</text:p>
              </table:table-cell>
              <table:table-cell office:value-type="float" office:value="204.109824">
                <text:p>204.109824</text:p>
              </table:table-cell>
              <table:table-cell office:value-type="float" office:value="158.419968">
                <text:p>158.419968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88.620032">
                <text:p>188.620032</text:p>
              </table:table-cell>
              <table:table-cell office:value-type="float" office:value="203.31008">
                <text:p>203.31008</text:p>
              </table:table-cell>
              <table:table-cell office:value-type="float" office:value="158.119936">
                <text:p>158.11993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88.339968">
                <text:p>188.339968</text:p>
              </table:table-cell>
              <table:table-cell office:value-type="float" office:value="202.97984">
                <text:p>202.97984</text:p>
              </table:table-cell>
              <table:table-cell office:value-type="float" office:value="157.840128">
                <text:p>157.84012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88.009984">
                <text:p>188.009984</text:p>
              </table:table-cell>
              <table:table-cell office:value-type="float" office:value="202.680064">
                <text:p>202.680064</text:p>
              </table:table-cell>
              <table:table-cell office:value-type="float" office:value="157.679872">
                <text:p>157.67987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87.680256">
                <text:p>187.680256</text:p>
              </table:table-cell>
              <table:table-cell office:value-type="float" office:value="202.380032">
                <text:p>202.380032</text:p>
              </table:table-cell>
              <table:table-cell office:value-type="float" office:value="158.010112">
                <text:p>158.01011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87.320064">
                <text:p>187.320064</text:p>
              </table:table-cell>
              <table:table-cell office:value-type="float" office:value="202.089728">
                <text:p>202.089728</text:p>
              </table:table-cell>
              <table:table-cell office:value-type="float" office:value="158.639872">
                <text:p>158.639872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87.00032">
                <text:p>187.00032</text:p>
              </table:table-cell>
              <table:table-cell office:value-type="float" office:value="201.87008">
                <text:p>201.87008</text:p>
              </table:table-cell>
              <table:table-cell office:value-type="float" office:value="158.699776">
                <text:p>158.69977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86.660096">
                <text:p>186.660096</text:p>
              </table:table-cell>
              <table:table-cell office:value-type="float" office:value="201.53984">
                <text:p>201.53984</text:p>
              </table:table-cell>
              <table:table-cell office:value-type="float" office:value="158.409984">
                <text:p>158.40998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86.330112">
                <text:p>186.330112</text:p>
              </table:table-cell>
              <table:table-cell office:value-type="float" office:value="201.250048">
                <text:p>201.250048</text:p>
              </table:table-cell>
              <table:table-cell office:value-type="float" office:value="158.749952">
                <text:p>158.74995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86.010112">
                <text:p>186.010112</text:p>
              </table:table-cell>
              <table:table-cell office:value-type="float" office:value="200.76032">
                <text:p>200.76032</text:p>
              </table:table-cell>
              <table:table-cell office:value-type="float" office:value="158.44992">
                <text:p>158.4499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85.709824">
                <text:p>185.709824</text:p>
              </table:table-cell>
              <table:table-cell office:value-type="float" office:value="200.68992">
                <text:p>200.68992</text:p>
              </table:table-cell>
              <table:table-cell office:value-type="float" office:value="158.139904">
                <text:p>158.139904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85.380096">
                <text:p>185.380096</text:p>
              </table:table-cell>
              <table:table-cell office:value-type="float" office:value="200.409856">
                <text:p>200.409856</text:p>
              </table:table-cell>
              <table:table-cell office:value-type="float" office:value="157.829888">
                <text:p>157.82988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85.369856">
                <text:p>185.369856</text:p>
              </table:table-cell>
              <table:table-cell office:value-type="float" office:value="200.11008">
                <text:p>200.11008</text:p>
              </table:table-cell>
              <table:table-cell office:value-type="float" office:value="157.509888">
                <text:p>157.509888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85.060096">
                <text:p>185.060096</text:p>
              </table:table-cell>
              <table:table-cell office:value-type="float" office:value="199.810048">
                <text:p>199.810048</text:p>
              </table:table-cell>
              <table:table-cell office:value-type="float" office:value="157.199872">
                <text:p>157.19987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84.760064">
                <text:p>184.760064</text:p>
              </table:table-cell>
              <table:table-cell office:value-type="float" office:value="199.620096">
                <text:p>199.620096</text:p>
              </table:table-cell>
              <table:table-cell office:value-type="float" office:value="156.89984">
                <text:p>156.8998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84.450048">
                <text:p>184.450048</text:p>
              </table:table-cell>
              <table:table-cell office:value-type="float" office:value="199.440128">
                <text:p>199.440128</text:p>
              </table:table-cell>
              <table:table-cell office:value-type="float" office:value="156.600064">
                <text:p>156.600064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84.81024">
                <text:p>184.81024</text:p>
              </table:table-cell>
              <table:table-cell office:value-type="float" office:value="199.820032">
                <text:p>199.820032</text:p>
              </table:table-cell>
              <table:table-cell office:value-type="float" office:value="156.169984">
                <text:p>156.169984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84.519936">
                <text:p>184.519936</text:p>
              </table:table-cell>
              <table:table-cell office:value-type="float" office:value="200.199936">
                <text:p>200.199936</text:p>
              </table:table-cell>
              <table:table-cell office:value-type="float" office:value="155.849984">
                <text:p>155.84998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84.219904">
                <text:p>184.219904</text:p>
              </table:table-cell>
              <table:table-cell office:value-type="float" office:value="200.440064">
                <text:p>200.440064</text:p>
              </table:table-cell>
              <table:table-cell office:value-type="float" office:value="155.960064">
                <text:p>155.960064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83.93984">
                <text:p>183.93984</text:p>
              </table:table-cell>
              <table:table-cell office:value-type="float" office:value="200.499712">
                <text:p>200.499712</text:p>
              </table:table-cell>
              <table:table-cell office:value-type="float" office:value="155.830016">
                <text:p>155.830016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83.640064">
                <text:p>183.640064</text:p>
              </table:table-cell>
              <table:table-cell office:value-type="float" office:value="200.57984">
                <text:p>200.57984</text:p>
              </table:table-cell>
              <table:table-cell office:value-type="float" office:value="155.510016">
                <text:p>155.510016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83.350016">
                <text:p>183.350016</text:p>
              </table:table-cell>
              <table:table-cell office:value-type="float" office:value="200.129792">
                <text:p>200.129792</text:p>
              </table:table-cell>
              <table:table-cell office:value-type="float" office:value="155.200256">
                <text:p>155.20025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83.049984">
                <text:p>183.049984</text:p>
              </table:table-cell>
              <table:table-cell office:value-type="float" office:value="199.760128">
                <text:p>199.760128</text:p>
              </table:table-cell>
              <table:table-cell office:value-type="float" office:value="177.05984">
                <text:p>177.0598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82.759936">
                <text:p>182.759936</text:p>
              </table:table-cell>
              <table:table-cell office:value-type="float" office:value="199.460096">
                <text:p>199.460096</text:p>
              </table:table-cell>
              <table:table-cell office:value-type="float" office:value="177.210112">
                <text:p>177.21011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82.460416">
                <text:p>182.460416</text:p>
              </table:table-cell>
              <table:table-cell office:value-type="float" office:value="199.160064">
                <text:p>199.160064</text:p>
              </table:table-cell>
              <table:table-cell office:value-type="float" office:value="177.23008">
                <text:p>177.23008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82.120192">
                <text:p>182.120192</text:p>
              </table:table-cell>
              <table:table-cell office:value-type="float" office:value="198.870016">
                <text:p>198.870016</text:p>
              </table:table-cell>
              <table:table-cell office:value-type="float" office:value="179.739904">
                <text:p>179.73990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81.82016">
                <text:p>181.82016</text:p>
              </table:table-cell>
              <table:table-cell office:value-type="float" office:value="198.569984">
                <text:p>198.569984</text:p>
              </table:table-cell>
              <table:table-cell office:value-type="float" office:value="180.100096">
                <text:p>180.100096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81.469952">
                <text:p>181.469952</text:p>
              </table:table-cell>
              <table:table-cell office:value-type="float" office:value="198.649856">
                <text:p>198.649856</text:p>
              </table:table-cell>
              <table:table-cell office:value-type="float" office:value="180.550144">
                <text:p>180.550144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81.18016">
                <text:p>181.18016</text:p>
              </table:table-cell>
              <table:table-cell office:value-type="float" office:value="198.319872">
                <text:p>198.319872</text:p>
              </table:table-cell>
              <table:table-cell office:value-type="float" office:value="180.409856">
                <text:p>180.409856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80.86016">
                <text:p>180.86016</text:p>
              </table:table-cell>
              <table:table-cell office:value-type="float" office:value="198.03008">
                <text:p>198.03008</text:p>
              </table:table-cell>
              <table:table-cell office:value-type="float" office:value="180.070144">
                <text:p>180.07014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80.70016">
                <text:p>180.70016</text:p>
              </table:table-cell>
              <table:table-cell office:value-type="float" office:value="197.709824">
                <text:p>197.709824</text:p>
              </table:table-cell>
              <table:table-cell office:value-type="float" office:value="179.870208">
                <text:p>179.87020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80.669952">
                <text:p>180.669952</text:p>
              </table:table-cell>
              <table:table-cell office:value-type="float" office:value="197.410048">
                <text:p>197.410048</text:p>
              </table:table-cell>
              <table:table-cell office:value-type="float" office:value="179.820032">
                <text:p>179.82003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0.36992">
                <text:p>180.36992</text:p>
              </table:table-cell>
              <table:table-cell office:value-type="float" office:value="197.12">
                <text:p>197.12</text:p>
              </table:table-cell>
              <table:table-cell office:value-type="float" office:value="179.529984">
                <text:p>179.52998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80.080128">
                <text:p>180.080128</text:p>
              </table:table-cell>
              <table:table-cell office:value-type="float" office:value="196.830208">
                <text:p>196.830208</text:p>
              </table:table-cell>
              <table:table-cell office:value-type="float" office:value="179.229952">
                <text:p>179.229952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79.909888">
                <text:p>179.909888</text:p>
              </table:table-cell>
              <table:table-cell office:value-type="float" office:value="196.52992">
                <text:p>196.52992</text:p>
              </table:table-cell>
              <table:table-cell office:value-type="float" office:value="179.08992">
                <text:p>179.0899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94.459904">
                <text:p>194.459904</text:p>
              </table:table-cell>
              <table:table-cell office:value-type="float" office:value="196.22016">
                <text:p>196.22016</text:p>
              </table:table-cell>
              <table:table-cell office:value-type="float" office:value="178.770176">
                <text:p>178.77017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94.35008">
                <text:p>194.35008</text:p>
              </table:table-cell>
              <table:table-cell office:value-type="float" office:value="196.269824">
                <text:p>196.269824</text:p>
              </table:table-cell>
              <table:table-cell office:value-type="float" office:value="178.470144">
                <text:p>178.47014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94.01984">
                <text:p>194.01984</text:p>
              </table:table-cell>
              <table:table-cell office:value-type="float" office:value="196.16">
                <text:p>196.16</text:p>
              </table:table-cell>
              <table:table-cell office:value-type="float" office:value="179.209984">
                <text:p>179.20998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94.599936">
                <text:p>194.599936</text:p>
              </table:table-cell>
              <table:table-cell office:value-type="float" office:value="195.859968">
                <text:p>195.859968</text:p>
              </table:table-cell>
              <table:table-cell office:value-type="float" office:value="180.630016">
                <text:p>180.63001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94.870016">
                <text:p>194.870016</text:p>
              </table:table-cell>
              <table:table-cell office:value-type="float" office:value="195.58016">
                <text:p>195.58016</text:p>
              </table:table-cell>
              <table:table-cell office:value-type="float" office:value="180.869888">
                <text:p>180.86988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94.579712">
                <text:p>194.579712</text:p>
              </table:table-cell>
              <table:table-cell office:value-type="float" office:value="195.47008">
                <text:p>195.47008</text:p>
              </table:table-cell>
              <table:table-cell office:value-type="float" office:value="180.839936">
                <text:p>180.839936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94.279936">
                <text:p>194.279936</text:p>
              </table:table-cell>
              <table:table-cell office:value-type="float" office:value="195.369984">
                <text:p>195.369984</text:p>
              </table:table-cell>
              <table:table-cell office:value-type="float" office:value="181.309952">
                <text:p>181.30995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93.999872">
                <text:p>193.999872</text:p>
              </table:table-cell>
              <table:table-cell office:value-type="float" office:value="195.059968">
                <text:p>195.059968</text:p>
              </table:table-cell>
              <table:table-cell office:value-type="float" office:value="181.540096">
                <text:p>181.540096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93.69984">
                <text:p>193.69984</text:p>
              </table:table-cell>
              <table:table-cell office:value-type="float" office:value="194.76992">
                <text:p>194.76992</text:p>
              </table:table-cell>
              <table:table-cell office:value-type="float" office:value="181.639936">
                <text:p>181.639936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93.410048">
                <text:p>193.410048</text:p>
              </table:table-cell>
              <table:table-cell office:value-type="float" office:value="194.479872">
                <text:p>194.479872</text:p>
              </table:table-cell>
              <table:table-cell office:value-type="float" office:value="182.459648">
                <text:p>182.459648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93.110016">
                <text:p>193.110016</text:p>
              </table:table-cell>
              <table:table-cell office:value-type="float" office:value="194.589696">
                <text:p>194.589696</text:p>
              </table:table-cell>
              <table:table-cell office:value-type="float" office:value="182.669824">
                <text:p>182.66982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92.809984">
                <text:p>192.809984</text:p>
              </table:table-cell>
              <table:table-cell office:value-type="float" office:value="194.299904">
                <text:p>194.299904</text:p>
              </table:table-cell>
              <table:table-cell office:value-type="float" office:value="182.540032">
                <text:p>182.54003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92.890112">
                <text:p>192.890112</text:p>
              </table:table-cell>
              <table:table-cell office:value-type="float" office:value="194.000128">
                <text:p>194.000128</text:p>
              </table:table-cell>
              <table:table-cell office:value-type="float" office:value="182.249984">
                <text:p>182.24998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92.600064">
                <text:p>192.600064</text:p>
              </table:table-cell>
              <table:table-cell office:value-type="float" office:value="193.700352">
                <text:p>193.700352</text:p>
              </table:table-cell>
              <table:table-cell office:value-type="float" office:value="182.180096">
                <text:p>182.18009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92.300032">
                <text:p>192.300032</text:p>
              </table:table-cell>
              <table:table-cell office:value-type="float" office:value="193.410048">
                <text:p>193.410048</text:p>
              </table:table-cell>
              <table:table-cell office:value-type="float" office:value="181.890048">
                <text:p>181.89004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92.009984">
                <text:p>192.009984</text:p>
              </table:table-cell>
              <table:table-cell office:value-type="float" office:value="193.12">
                <text:p>193.12</text:p>
              </table:table-cell>
              <table:table-cell office:value-type="float" office:value="181.600256">
                <text:p>181.60025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91.709952">
                <text:p>191.709952</text:p>
              </table:table-cell>
              <table:table-cell office:value-type="float" office:value="192.819968">
                <text:p>192.819968</text:p>
              </table:table-cell>
              <table:table-cell office:value-type="float" office:value="181.299968">
                <text:p>181.29996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91.419648">
                <text:p>191.419648</text:p>
              </table:table-cell>
              <table:table-cell office:value-type="float" office:value="192.509952">
                <text:p>192.509952</text:p>
              </table:table-cell>
              <table:table-cell office:value-type="float" office:value="181.310208">
                <text:p>181.310208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91.280128">
                <text:p>191.280128</text:p>
              </table:table-cell>
              <table:table-cell office:value-type="float" office:value="192.199936">
                <text:p>192.199936</text:p>
              </table:table-cell>
              <table:table-cell office:value-type="float" office:value="182.22976">
                <text:p>182.22976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90.99008">
                <text:p>190.99008</text:p>
              </table:table-cell>
              <table:table-cell office:value-type="float" office:value="192.019968">
                <text:p>192.019968</text:p>
              </table:table-cell>
              <table:table-cell office:value-type="float" office:value="182.24">
                <text:p>182.24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90.76992">
                <text:p>190.76992</text:p>
              </table:table-cell>
              <table:table-cell office:value-type="float" office:value="192.089856">
                <text:p>192.089856</text:p>
              </table:table-cell>
              <table:table-cell office:value-type="float" office:value="182.170112">
                <text:p>182.170112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91.379968">
                <text:p>191.379968</text:p>
              </table:table-cell>
              <table:table-cell office:value-type="float" office:value="192.140032">
                <text:p>192.140032</text:p>
              </table:table-cell>
              <table:table-cell office:value-type="float" office:value="181.839872">
                <text:p>181.83987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91.08992">
                <text:p>191.08992</text:p>
              </table:table-cell>
              <table:table-cell office:value-type="float" office:value="191.839744">
                <text:p>191.839744</text:p>
              </table:table-cell>
              <table:table-cell office:value-type="float" office:value="181.789952">
                <text:p>181.789952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90.789888">
                <text:p>190.789888</text:p>
              </table:table-cell>
              <table:table-cell office:value-type="float" office:value="191.439872">
                <text:p>191.439872</text:p>
              </table:table-cell>
              <table:table-cell office:value-type="float" office:value="181.48992">
                <text:p>181.4899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90.51008">
                <text:p>190.51008</text:p>
              </table:table-cell>
              <table:table-cell office:value-type="float" office:value="191.080192">
                <text:p>191.080192</text:p>
              </table:table-cell>
              <table:table-cell office:value-type="float" office:value="181.189888">
                <text:p>181.18988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90.210048">
                <text:p>190.210048</text:p>
              </table:table-cell>
              <table:table-cell office:value-type="float" office:value="190.520064">
                <text:p>190.520064</text:p>
              </table:table-cell>
              <table:table-cell office:value-type="float" office:value="180.879872">
                <text:p>180.87987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89.910272">
                <text:p>189.910272</text:p>
              </table:table-cell>
              <table:table-cell office:value-type="float" office:value="190.189824">
                <text:p>190.189824</text:p>
              </table:table-cell>
              <table:table-cell office:value-type="float" office:value="180.569856">
                <text:p>180.56985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89.630208">
                <text:p>189.630208</text:p>
              </table:table-cell>
              <table:table-cell office:value-type="float" office:value="189.920256">
                <text:p>189.920256</text:p>
              </table:table-cell>
              <table:table-cell office:value-type="float" office:value="180.36992">
                <text:p>180.3699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89.330176">
                <text:p>189.330176</text:p>
              </table:table-cell>
              <table:table-cell office:value-type="float" office:value="189.560064">
                <text:p>189.560064</text:p>
              </table:table-cell>
              <table:table-cell office:value-type="float" office:value="180.169728">
                <text:p>180.169728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89.029888">
                <text:p>189.029888</text:p>
              </table:table-cell>
              <table:table-cell office:value-type="float" office:value="189.250304">
                <text:p>189.250304</text:p>
              </table:table-cell>
              <table:table-cell office:value-type="float" office:value="181.32992">
                <text:p>181.3299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88.749824">
                <text:p>188.749824</text:p>
              </table:table-cell>
              <table:table-cell office:value-type="float" office:value="189.270016">
                <text:p>189.270016</text:p>
              </table:table-cell>
              <table:table-cell office:value-type="float" office:value="181.989888">
                <text:p>181.989888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88.450048">
                <text:p>188.450048</text:p>
              </table:table-cell>
              <table:table-cell office:value-type="float" office:value="188.989952">
                <text:p>188.989952</text:p>
              </table:table-cell>
              <table:table-cell office:value-type="float" office:value="182.419712">
                <text:p>182.41971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88.150016">
                <text:p>188.150016</text:p>
              </table:table-cell>
              <table:table-cell office:value-type="float" office:value="188.68992">
                <text:p>188.68992</text:p>
              </table:table-cell>
              <table:table-cell office:value-type="float" office:value="183.259904">
                <text:p>183.25990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87.820032">
                <text:p>187.820032</text:p>
              </table:table-cell>
              <table:table-cell office:value-type="float" office:value="188.399872">
                <text:p>188.399872</text:p>
              </table:table-cell>
              <table:table-cell office:value-type="float" office:value="183.859968">
                <text:p>183.85996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87.529984">
                <text:p>187.529984</text:p>
              </table:table-cell>
              <table:table-cell office:value-type="float" office:value="188.09984">
                <text:p>188.09984</text:p>
              </table:table-cell>
              <table:table-cell office:value-type="float" office:value="184.130048">
                <text:p>184.130048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87.170048">
                <text:p>187.170048</text:p>
              </table:table-cell>
              <table:table-cell office:value-type="float" office:value="187.670016">
                <text:p>187.670016</text:p>
              </table:table-cell>
              <table:table-cell office:value-type="float" office:value="184.679936">
                <text:p>184.67993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86.81984">
                <text:p>186.81984</text:p>
              </table:table-cell>
              <table:table-cell office:value-type="float" office:value="187.320064">
                <text:p>187.320064</text:p>
              </table:table-cell>
              <table:table-cell office:value-type="float" office:value="185.250048">
                <text:p>185.25004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6.490112">
                <text:p>186.490112</text:p>
              </table:table-cell>
              <table:table-cell office:value-type="float" office:value="186.980096">
                <text:p>186.980096</text:p>
              </table:table-cell>
              <table:table-cell office:value-type="float" office:value="186.35008">
                <text:p>186.35008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86.17984">
                <text:p>186.17984</text:p>
              </table:table-cell>
              <table:table-cell office:value-type="float" office:value="186.92992">
                <text:p>186.92992</text:p>
              </table:table-cell>
              <table:table-cell office:value-type="float" office:value="186.370048">
                <text:p>186.370048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85.879808">
                <text:p>185.879808</text:p>
              </table:table-cell>
              <table:table-cell office:value-type="float" office:value="186.619904">
                <text:p>186.619904</text:p>
              </table:table-cell>
              <table:table-cell office:value-type="float" office:value="188.390144">
                <text:p>188.390144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85.590016">
                <text:p>185.590016</text:p>
              </table:table-cell>
              <table:table-cell office:value-type="float" office:value="186.329856">
                <text:p>186.329856</text:p>
              </table:table-cell>
              <table:table-cell office:value-type="float" office:value="188.199936">
                <text:p>188.199936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85.37984">
                <text:p>185.37984</text:p>
              </table:table-cell>
              <table:table-cell office:value-type="float" office:value="186.03008">
                <text:p>186.03008</text:p>
              </table:table-cell>
              <table:table-cell office:value-type="float" office:value="188.229888">
                <text:p>188.229888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85.619968">
                <text:p>185.619968</text:p>
              </table:table-cell>
              <table:table-cell office:value-type="float" office:value="185.730304">
                <text:p>185.730304</text:p>
              </table:table-cell>
              <table:table-cell office:value-type="float" office:value="188.039936">
                <text:p>188.039936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85.309952">
                <text:p>185.309952</text:p>
              </table:table-cell>
              <table:table-cell office:value-type="float" office:value="185.830144">
                <text:p>185.830144</text:p>
              </table:table-cell>
              <table:table-cell office:value-type="float" office:value="188.460032">
                <text:p>188.460032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85.019904">
                <text:p>185.019904</text:p>
              </table:table-cell>
              <table:table-cell office:value-type="float" office:value="185.92">
                <text:p>185.92</text:p>
              </table:table-cell>
              <table:table-cell office:value-type="float" office:value="189.289984">
                <text:p>189.28998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84.719872">
                <text:p>184.719872</text:p>
              </table:table-cell>
              <table:table-cell office:value-type="float" office:value="185.999872">
                <text:p>185.999872</text:p>
              </table:table-cell>
              <table:table-cell office:value-type="float" office:value="189.200128">
                <text:p>189.200128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84.399872">
                <text:p>184.399872</text:p>
              </table:table-cell>
              <table:table-cell office:value-type="float" office:value="186.57024">
                <text:p>186.57024</text:p>
              </table:table-cell>
              <table:table-cell office:value-type="float" office:value="189.200128">
                <text:p>189.2001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84.09984">
                <text:p>184.09984</text:p>
              </table:table-cell>
              <table:table-cell office:value-type="float" office:value="187.15008">
                <text:p>187.15008</text:p>
              </table:table-cell>
              <table:table-cell office:value-type="float" office:value="188.890112">
                <text:p>188.890112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83.810048">
                <text:p>183.810048</text:p>
              </table:table-cell>
              <table:table-cell office:value-type="float" office:value="187.239936">
                <text:p>187.239936</text:p>
              </table:table-cell>
              <table:table-cell office:value-type="float" office:value="188.600064">
                <text:p>188.60006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83.520256">
                <text:p>183.520256</text:p>
              </table:table-cell>
              <table:table-cell office:value-type="float" office:value="187.88992">
                <text:p>187.88992</text:p>
              </table:table-cell>
              <table:table-cell office:value-type="float" office:value="188.300032">
                <text:p>188.30003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83.220224">
                <text:p>183.220224</text:p>
              </table:table-cell>
              <table:table-cell office:value-type="float" office:value="188.029952">
                <text:p>188.029952</text:p>
              </table:table-cell>
              <table:table-cell office:value-type="float" office:value="187.98976">
                <text:p>187.9897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82.919936">
                <text:p>182.919936</text:p>
              </table:table-cell>
              <table:table-cell office:value-type="float" office:value="187.739648">
                <text:p>187.739648</text:p>
              </table:table-cell>
              <table:table-cell office:value-type="float" office:value="188.199936">
                <text:p>188.199936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82.84032">
                <text:p>182.84032</text:p>
              </table:table-cell>
              <table:table-cell office:value-type="float" office:value="187.510016">
                <text:p>187.510016</text:p>
              </table:table-cell>
              <table:table-cell office:value-type="float" office:value="187.970048">
                <text:p>187.970048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83.079936">
                <text:p>183.079936</text:p>
              </table:table-cell>
              <table:table-cell office:value-type="float" office:value="187.24992">
                <text:p>187.24992</text:p>
              </table:table-cell>
              <table:table-cell office:value-type="float" office:value="187.660288">
                <text:p>187.660288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82.789888">
                <text:p>182.789888</text:p>
              </table:table-cell>
              <table:table-cell office:value-type="float" office:value="186.949888">
                <text:p>186.949888</text:p>
              </table:table-cell>
              <table:table-cell office:value-type="float" office:value="187.36">
                <text:p>187.3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82.51008">
                <text:p>182.51008</text:p>
              </table:table-cell>
              <table:table-cell office:value-type="float" office:value="186.660096">
                <text:p>186.660096</text:p>
              </table:table-cell>
              <table:table-cell office:value-type="float" office:value="187.059968">
                <text:p>187.059968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82.210304">
                <text:p>182.210304</text:p>
              </table:table-cell>
              <table:table-cell office:value-type="float" office:value="186.360064">
                <text:p>186.360064</text:p>
              </table:table-cell>
              <table:table-cell office:value-type="float" office:value="186.740224">
                <text:p>186.74022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81.900032">
                <text:p>181.900032</text:p>
              </table:table-cell>
              <table:table-cell office:value-type="float" office:value="186.070272">
                <text:p>186.070272</text:p>
              </table:table-cell>
              <table:table-cell office:value-type="float" office:value="186.439936">
                <text:p>186.43993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81.560064">
                <text:p>181.560064</text:p>
              </table:table-cell>
              <table:table-cell office:value-type="float" office:value="186.119936">
                <text:p>186.119936</text:p>
              </table:table-cell>
              <table:table-cell office:value-type="float" office:value="186.12992">
                <text:p>186.1299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81.259776">
                <text:p>181.259776</text:p>
              </table:table-cell>
              <table:table-cell office:value-type="float" office:value="185.800192">
                <text:p>185.800192</text:p>
              </table:table-cell>
              <table:table-cell office:value-type="float" office:value="185.839872">
                <text:p>185.83987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80.94976">
                <text:p>180.94976</text:p>
              </table:table-cell>
              <table:table-cell office:value-type="float" office:value="185.380096">
                <text:p>185.380096</text:p>
              </table:table-cell>
              <table:table-cell office:value-type="float" office:value="185.520128">
                <text:p>185.520128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80.620032">
                <text:p>180.620032</text:p>
              </table:table-cell>
              <table:table-cell office:value-type="float" office:value="184.950016">
                <text:p>184.950016</text:p>
              </table:table-cell>
              <table:table-cell office:value-type="float" office:value="185.13024">
                <text:p>185.13024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80.319744">
                <text:p>180.319744</text:p>
              </table:table-cell>
              <table:table-cell office:value-type="float" office:value="184.57984">
                <text:p>184.57984</text:p>
              </table:table-cell>
              <table:table-cell office:value-type="float" office:value="184.670208">
                <text:p>184.670208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80.129792">
                <text:p>180.129792</text:p>
              </table:table-cell>
              <table:table-cell office:value-type="float" office:value="184.260096">
                <text:p>184.260096</text:p>
              </table:table-cell>
              <table:table-cell office:value-type="float" office:value="184.360192">
                <text:p>184.36019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80.249856">
                <text:p>180.249856</text:p>
              </table:table-cell>
              <table:table-cell office:value-type="float" office:value="183.949824">
                <text:p>183.949824</text:p>
              </table:table-cell>
              <table:table-cell office:value-type="float" office:value="185.129984">
                <text:p>185.129984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79.929856">
                <text:p>179.929856</text:p>
              </table:table-cell>
              <table:table-cell office:value-type="float" office:value="195.40992">
                <text:p>195.40992</text:p>
              </table:table-cell>
              <table:table-cell office:value-type="float" office:value="184.790016">
                <text:p>184.790016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79.620096">
                <text:p>179.620096</text:p>
              </table:table-cell>
              <table:table-cell office:value-type="float" office:value="195.639808">
                <text:p>195.639808</text:p>
              </table:table-cell>
              <table:table-cell office:value-type="float" office:value="184.450048">
                <text:p>184.45004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79.310336">
                <text:p>179.310336</text:p>
              </table:table-cell>
              <table:table-cell office:value-type="float" office:value="195.689984">
                <text:p>195.689984</text:p>
              </table:table-cell>
              <table:table-cell office:value-type="float" office:value="184.130048">
                <text:p>184.130048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78.970112">
                <text:p>178.970112</text:p>
              </table:table-cell>
              <table:table-cell office:value-type="float" office:value="195.660032">
                <text:p>195.660032</text:p>
              </table:table-cell>
              <table:table-cell office:value-type="float" office:value="183.820288">
                <text:p>183.820288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78.619904">
                <text:p>178.619904</text:p>
              </table:table-cell>
              <table:table-cell office:value-type="float" office:value="195.369984">
                <text:p>195.369984</text:p>
              </table:table-cell>
              <table:table-cell office:value-type="float" office:value="183.47008">
                <text:p>183.47008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78.299904">
                <text:p>178.299904</text:p>
              </table:table-cell>
              <table:table-cell office:value-type="float" office:value="195.079936">
                <text:p>195.079936</text:p>
              </table:table-cell>
              <table:table-cell office:value-type="float" office:value="183.160064">
                <text:p>183.16006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78.070016">
                <text:p>178.070016</text:p>
              </table:table-cell>
              <table:table-cell office:value-type="float" office:value="194.780416">
                <text:p>194.780416</text:p>
              </table:table-cell>
              <table:table-cell office:value-type="float" office:value="182.84032">
                <text:p>182.8403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78.01984">
                <text:p>178.01984</text:p>
              </table:table-cell>
              <table:table-cell office:value-type="float" office:value="194.520064">
                <text:p>194.520064</text:p>
              </table:table-cell>
              <table:table-cell office:value-type="float" office:value="182.51008">
                <text:p>182.5100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77.64992">
                <text:p>177.64992</text:p>
              </table:table-cell>
              <table:table-cell office:value-type="float" office:value="194.19008">
                <text:p>194.19008</text:p>
              </table:table-cell>
              <table:table-cell office:value-type="float" office:value="182.210048">
                <text:p>182.210048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77.369856">
                <text:p>177.369856</text:p>
              </table:table-cell>
              <table:table-cell office:value-type="float" office:value="193.880064">
                <text:p>193.880064</text:p>
              </table:table-cell>
              <table:table-cell office:value-type="float" office:value="181.910016">
                <text:p>181.91001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77.090048">
                <text:p>177.090048</text:p>
              </table:table-cell>
              <table:table-cell office:value-type="float" office:value="193.480192">
                <text:p>193.480192</text:p>
              </table:table-cell>
              <table:table-cell office:value-type="float" office:value="181.61024">
                <text:p>181.61024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76.920064">
                <text:p>176.920064</text:p>
              </table:table-cell>
              <table:table-cell office:value-type="float" office:value="193.05984">
                <text:p>193.05984</text:p>
              </table:table-cell>
              <table:table-cell office:value-type="float" office:value="181.139968">
                <text:p>181.13996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6.799744">
                <text:p>176.799744</text:p>
              </table:table-cell>
              <table:table-cell office:value-type="float" office:value="192.699904">
                <text:p>192.699904</text:p>
              </table:table-cell>
              <table:table-cell office:value-type="float" office:value="180.840192">
                <text:p>180.84019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76.929792">
                <text:p>176.929792</text:p>
              </table:table-cell>
              <table:table-cell office:value-type="float" office:value="192.169984">
                <text:p>192.169984</text:p>
              </table:table-cell>
              <table:table-cell office:value-type="float" office:value="180.550144">
                <text:p>180.55014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6.770048">
                <text:p>176.770048</text:p>
              </table:table-cell>
              <table:table-cell office:value-type="float" office:value="191.750144">
                <text:p>191.750144</text:p>
              </table:table-cell>
              <table:table-cell office:value-type="float" office:value="180.189952">
                <text:p>180.18995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6.660224">
                <text:p>176.660224</text:p>
              </table:table-cell>
              <table:table-cell office:value-type="float" office:value="190.210048">
                <text:p>190.210048</text:p>
              </table:table-cell>
              <table:table-cell office:value-type="float" office:value="179.82976">
                <text:p>179.82976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76.59008">
                <text:p>176.59008</text:p>
              </table:table-cell>
              <table:table-cell office:value-type="float" office:value="190.209792">
                <text:p>190.209792</text:p>
              </table:table-cell>
              <table:table-cell office:value-type="float" office:value="179.50976">
                <text:p>179.5097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76.850176">
                <text:p>176.850176</text:p>
              </table:table-cell>
              <table:table-cell office:value-type="float" office:value="189.92">
                <text:p>189.92</text:p>
              </table:table-cell>
              <table:table-cell office:value-type="float" office:value="179.13984">
                <text:p>179.1398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76.990208">
                <text:p>176.990208</text:p>
              </table:table-cell>
              <table:table-cell office:value-type="float" office:value="189.990144">
                <text:p>189.990144</text:p>
              </table:table-cell>
              <table:table-cell office:value-type="float" office:value="178.810112">
                <text:p>178.81011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76.690176">
                <text:p>176.690176</text:p>
              </table:table-cell>
              <table:table-cell office:value-type="float" office:value="190.099968">
                <text:p>190.099968</text:p>
              </table:table-cell>
              <table:table-cell office:value-type="float" office:value="178.479872">
                <text:p>178.47987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76.380416">
                <text:p>176.380416</text:p>
              </table:table-cell>
              <table:table-cell office:value-type="float" office:value="190.360064">
                <text:p>190.360064</text:p>
              </table:table-cell>
              <table:table-cell office:value-type="float" office:value="178.17984">
                <text:p>178.17984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6.04992">
                <text:p>176.04992</text:p>
              </table:table-cell>
              <table:table-cell office:value-type="float" office:value="190.159872">
                <text:p>190.159872</text:p>
              </table:table-cell>
              <table:table-cell office:value-type="float" office:value="177.879808">
                <text:p>177.87980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5.74016">
                <text:p>175.74016</text:p>
              </table:table-cell>
              <table:table-cell office:value-type="float" office:value="189.850112">
                <text:p>189.850112</text:p>
              </table:table-cell>
              <table:table-cell office:value-type="float" office:value="177.469696">
                <text:p>177.46969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5.379968">
                <text:p>175.379968</text:p>
              </table:table-cell>
              <table:table-cell office:value-type="float" office:value="189.789952">
                <text:p>189.789952</text:p>
              </table:table-cell>
              <table:table-cell office:value-type="float" office:value="177.179904">
                <text:p>177.17990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5.059968">
                <text:p>175.059968</text:p>
              </table:table-cell>
              <table:table-cell office:value-type="float" office:value="189.50016">
                <text:p>189.50016</text:p>
              </table:table-cell>
              <table:table-cell office:value-type="float" office:value="176.86016">
                <text:p>176.86016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75.180288">
                <text:p>175.180288</text:p>
              </table:table-cell>
              <table:table-cell office:value-type="float" office:value="189.210112">
                <text:p>189.210112</text:p>
              </table:table-cell>
              <table:table-cell office:value-type="float" office:value="176.570112">
                <text:p>176.57011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74.840064">
                <text:p>174.840064</text:p>
              </table:table-cell>
              <table:table-cell office:value-type="float" office:value="188.920064">
                <text:p>188.920064</text:p>
              </table:table-cell>
              <table:table-cell office:value-type="float" office:value="176.659968">
                <text:p>176.659968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4.550016">
                <text:p>174.550016</text:p>
              </table:table-cell>
              <table:table-cell office:value-type="float" office:value="188.580096">
                <text:p>188.580096</text:p>
              </table:table-cell>
              <table:table-cell office:value-type="float" office:value="176.339968">
                <text:p>176.339968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4.230272">
                <text:p>174.230272</text:p>
              </table:table-cell>
              <table:table-cell office:value-type="float" office:value="188.559872">
                <text:p>188.559872</text:p>
              </table:table-cell>
              <table:table-cell office:value-type="float" office:value="175.93984">
                <text:p>175.93984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3.939968">
                <text:p>173.939968</text:p>
              </table:table-cell>
              <table:table-cell office:value-type="float" office:value="188.73984">
                <text:p>188.73984</text:p>
              </table:table-cell>
              <table:table-cell office:value-type="float" office:value="175.609856">
                <text:p>175.609856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73.609984">
                <text:p>173.609984</text:p>
              </table:table-cell>
              <table:table-cell office:value-type="float" office:value="188.580096">
                <text:p>188.580096</text:p>
              </table:table-cell>
              <table:table-cell office:value-type="float" office:value="175.290112">
                <text:p>175.29011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73.310208">
                <text:p>173.310208</text:p>
              </table:table-cell>
              <table:table-cell office:value-type="float" office:value="188.169984">
                <text:p>188.169984</text:p>
              </table:table-cell>
              <table:table-cell office:value-type="float" office:value="174.970112">
                <text:p>174.9701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2.989952">
                <text:p>172.989952</text:p>
              </table:table-cell>
              <table:table-cell office:value-type="float" office:value="188.179968">
                <text:p>188.179968</text:p>
              </table:table-cell>
              <table:table-cell office:value-type="float" office:value="174.669824">
                <text:p>174.669824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2.96">
                <text:p>172.96</text:p>
              </table:table-cell>
              <table:table-cell office:value-type="float" office:value="187.869952">
                <text:p>187.869952</text:p>
              </table:table-cell>
              <table:table-cell office:value-type="float" office:value="174.33984">
                <text:p>174.33984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72.640256">
                <text:p>172.640256</text:p>
              </table:table-cell>
              <table:table-cell office:value-type="float" office:value="187.460096">
                <text:p>187.460096</text:p>
              </table:table-cell>
              <table:table-cell office:value-type="float" office:value="174.000128">
                <text:p>174.000128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72.310272">
                <text:p>172.310272</text:p>
              </table:table-cell>
              <table:table-cell office:value-type="float" office:value="187.110144">
                <text:p>187.110144</text:p>
              </table:table-cell>
              <table:table-cell office:value-type="float" office:value="173.689856">
                <text:p>173.68985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1.980032">
                <text:p>171.980032</text:p>
              </table:table-cell>
              <table:table-cell office:value-type="float" office:value="186.689792">
                <text:p>186.689792</text:p>
              </table:table-cell>
              <table:table-cell office:value-type="float" office:value="175.56992">
                <text:p>175.5699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1.930112">
                <text:p>171.930112</text:p>
              </table:table-cell>
              <table:table-cell office:value-type="float" office:value="186.319872">
                <text:p>186.319872</text:p>
              </table:table-cell>
              <table:table-cell office:value-type="float" office:value="175.239936">
                <text:p>175.239936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71.620096">
                <text:p>171.620096</text:p>
              </table:table-cell>
              <table:table-cell office:value-type="float" office:value="186.020096">
                <text:p>186.020096</text:p>
              </table:table-cell>
              <table:table-cell office:value-type="float" office:value="174.949888">
                <text:p>174.94988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71.339776">
                <text:p>171.339776</text:p>
              </table:table-cell>
              <table:table-cell office:value-type="float" office:value="185.979904">
                <text:p>185.979904</text:p>
              </table:table-cell>
              <table:table-cell office:value-type="float" office:value="174.610176">
                <text:p>174.610176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1.31008">
                <text:p>171.31008</text:p>
              </table:table-cell>
              <table:table-cell office:value-type="float" office:value="185.970176">
                <text:p>185.970176</text:p>
              </table:table-cell>
              <table:table-cell office:value-type="float" office:value="174.299904">
                <text:p>174.29990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1.020032">
                <text:p>171.020032</text:p>
              </table:table-cell>
              <table:table-cell office:value-type="float" office:value="185.64992">
                <text:p>185.64992</text:p>
              </table:table-cell>
              <table:table-cell office:value-type="float" office:value="173.960192">
                <text:p>173.96019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0.729984">
                <text:p>170.729984</text:p>
              </table:table-cell>
              <table:table-cell office:value-type="float" office:value="185.250048">
                <text:p>185.250048</text:p>
              </table:table-cell>
              <table:table-cell office:value-type="float" office:value="173.64992">
                <text:p>173.6499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70.43968">
                <text:p>170.43968</text:p>
              </table:table-cell>
              <table:table-cell office:value-type="float" office:value="184.889856">
                <text:p>184.889856</text:p>
              </table:table-cell>
              <table:table-cell office:value-type="float" office:value="173.32992">
                <text:p>173.3299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70.379776">
                <text:p>170.379776</text:p>
              </table:table-cell>
              <table:table-cell office:value-type="float" office:value="184.429824">
                <text:p>184.429824</text:p>
              </table:table-cell>
              <table:table-cell office:value-type="float" office:value="173.029888">
                <text:p>173.029888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0.079744">
                <text:p>170.079744</text:p>
              </table:table-cell>
              <table:table-cell office:value-type="float" office:value="184.06016">
                <text:p>184.06016</text:p>
              </table:table-cell>
              <table:table-cell office:value-type="float" office:value="172.760064">
                <text:p>172.76006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69.790208">
                <text:p>169.790208</text:p>
              </table:table-cell>
              <table:table-cell office:value-type="float" office:value="184.059904">
                <text:p>184.059904</text:p>
              </table:table-cell>
              <table:table-cell office:value-type="float" office:value="172.470016">
                <text:p>172.470016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69.76">
                <text:p>169.76</text:p>
              </table:table-cell>
              <table:table-cell office:value-type="float" office:value="183.69024">
                <text:p>183.69024</text:p>
              </table:table-cell>
              <table:table-cell office:value-type="float" office:value="172.11008">
                <text:p>172.11008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69.479936">
                <text:p>169.479936</text:p>
              </table:table-cell>
              <table:table-cell office:value-type="float" office:value="183.36">
                <text:p>183.36</text:p>
              </table:table-cell>
              <table:table-cell office:value-type="float" office:value="171.789824">
                <text:p>171.78982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69.190144">
                <text:p>169.190144</text:p>
              </table:table-cell>
              <table:table-cell office:value-type="float" office:value="182.949888">
                <text:p>182.949888</text:p>
              </table:table-cell>
              <table:table-cell office:value-type="float" office:value="171.469824">
                <text:p>171.46982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68.900096">
                <text:p>168.900096</text:p>
              </table:table-cell>
              <table:table-cell office:value-type="float" office:value="182.60992">
                <text:p>182.60992</text:p>
              </table:table-cell>
              <table:table-cell office:value-type="float" office:value="171.119872">
                <text:p>171.11987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68.729856">
                <text:p>168.729856</text:p>
              </table:table-cell>
              <table:table-cell office:value-type="float" office:value="182.109952">
                <text:p>182.109952</text:p>
              </table:table-cell>
              <table:table-cell office:value-type="float" office:value="170.810112">
                <text:p>170.8101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68.460032">
                <text:p>168.460032</text:p>
              </table:table-cell>
              <table:table-cell office:value-type="float" office:value="181.740032">
                <text:p>181.740032</text:p>
              </table:table-cell>
              <table:table-cell office:value-type="float" office:value="170.51008">
                <text:p>170.5100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68.379904">
                <text:p>168.379904</text:p>
              </table:table-cell>
              <table:table-cell office:value-type="float" office:value="181.430016">
                <text:p>181.430016</text:p>
              </table:table-cell>
              <table:table-cell office:value-type="float" office:value="170.12992">
                <text:p>170.1299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68.089856">
                <text:p>168.089856</text:p>
              </table:table-cell>
              <table:table-cell office:value-type="float" office:value="181.139968">
                <text:p>181.139968</text:p>
              </table:table-cell>
              <table:table-cell office:value-type="float" office:value="169.830144">
                <text:p>169.830144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67.800064">
                <text:p>167.800064</text:p>
              </table:table-cell>
              <table:table-cell office:value-type="float" office:value="180.839936">
                <text:p>180.839936</text:p>
              </table:table-cell>
              <table:table-cell office:value-type="float" office:value="169.519872">
                <text:p>169.519872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67.699968">
                <text:p>167.699968</text:p>
              </table:table-cell>
              <table:table-cell office:value-type="float" office:value="180.659968">
                <text:p>180.659968</text:p>
              </table:table-cell>
              <table:table-cell office:value-type="float" office:value="169.21984">
                <text:p>169.21984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67.379712">
                <text:p>167.379712</text:p>
              </table:table-cell>
              <table:table-cell office:value-type="float" office:value="180.499968">
                <text:p>180.499968</text:p>
              </table:table-cell>
              <table:table-cell office:value-type="float" office:value="168.929792">
                <text:p>168.92979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67.2">
                <text:p>167.2</text:p>
              </table:table-cell>
              <table:table-cell office:value-type="float" office:value="180.489984">
                <text:p>180.489984</text:p>
              </table:table-cell>
              <table:table-cell office:value-type="float" office:value="168.62976">
                <text:p>168.6297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67.070208">
                <text:p>167.070208</text:p>
              </table:table-cell>
              <table:table-cell office:value-type="float" office:value="180.450048">
                <text:p>180.450048</text:p>
              </table:table-cell>
              <table:table-cell office:value-type="float" office:value="168.350208">
                <text:p>168.35020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66.799872">
                <text:p>166.799872</text:p>
              </table:table-cell>
              <table:table-cell office:value-type="float" office:value="180.16">
                <text:p>180.16</text:p>
              </table:table-cell>
              <table:table-cell office:value-type="float" office:value="168.050176">
                <text:p>168.05017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66.479872">
                <text:p>166.479872</text:p>
              </table:table-cell>
              <table:table-cell office:value-type="float" office:value="179.869952">
                <text:p>179.869952</text:p>
              </table:table-cell>
              <table:table-cell office:value-type="float" office:value="167.750144">
                <text:p>167.75014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66.319872">
                <text:p>166.319872</text:p>
              </table:table-cell>
              <table:table-cell office:value-type="float" office:value="179.460096">
                <text:p>179.460096</text:p>
              </table:table-cell>
              <table:table-cell office:value-type="float" office:value="167.450112">
                <text:p>167.45011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66.249728">
                <text:p>166.249728</text:p>
              </table:table-cell>
              <table:table-cell office:value-type="float" office:value="179.510016">
                <text:p>179.510016</text:p>
              </table:table-cell>
              <table:table-cell office:value-type="float" office:value="167.170048">
                <text:p>167.170048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66.109952">
                <text:p>166.109952</text:p>
              </table:table-cell>
              <table:table-cell office:value-type="float" office:value="179.069952">
                <text:p>179.069952</text:p>
              </table:table-cell>
              <table:table-cell office:value-type="float" office:value="166.839808">
                <text:p>166.839808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66.040064">
                <text:p>166.040064</text:p>
              </table:table-cell>
              <table:table-cell office:value-type="float" office:value="178.719744">
                <text:p>178.719744</text:p>
              </table:table-cell>
              <table:table-cell office:value-type="float" office:value="166.540032">
                <text:p>166.540032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65.759744">
                <text:p>165.759744</text:p>
              </table:table-cell>
              <table:table-cell office:value-type="float" office:value="178.409984">
                <text:p>178.409984</text:p>
              </table:table-cell>
              <table:table-cell office:value-type="float" office:value="166.220288">
                <text:p>166.220288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65.459968">
                <text:p>165.459968</text:p>
              </table:table-cell>
              <table:table-cell office:value-type="float" office:value="178.100224">
                <text:p>178.100224</text:p>
              </table:table-cell>
              <table:table-cell office:value-type="float" office:value="165.93024">
                <text:p>165.9302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65.289984">
                <text:p>165.289984</text:p>
              </table:table-cell>
              <table:table-cell office:value-type="float" office:value="177.789952">
                <text:p>177.789952</text:p>
              </table:table-cell>
              <table:table-cell office:value-type="float" office:value="165.639936">
                <text:p>165.639936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65.300224">
                <text:p>165.300224</text:p>
              </table:table-cell>
              <table:table-cell office:value-type="float" office:value="177.490176">
                <text:p>177.490176</text:p>
              </table:table-cell>
              <table:table-cell office:value-type="float" office:value="165.339904">
                <text:p>165.33990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64.980224">
                <text:p>164.980224</text:p>
              </table:table-cell>
              <table:table-cell office:value-type="float" office:value="176.989952">
                <text:p>176.989952</text:p>
              </table:table-cell>
              <table:table-cell office:value-type="float" office:value="165.050112">
                <text:p>165.05011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64.670208">
                <text:p>164.670208</text:p>
              </table:table-cell>
              <table:table-cell office:value-type="float" office:value="176.599808">
                <text:p>176.599808</text:p>
              </table:table-cell>
              <table:table-cell office:value-type="float" office:value="164.719872">
                <text:p>164.71987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64.359936">
                <text:p>164.359936</text:p>
              </table:table-cell>
              <table:table-cell office:value-type="float" office:value="176.350208">
                <text:p>176.350208</text:p>
              </table:table-cell>
              <table:table-cell office:value-type="float" office:value="164.41984">
                <text:p>164.4198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64.189952">
                <text:p>164.189952</text:p>
              </table:table-cell>
              <table:table-cell office:value-type="float" office:value="176.100096">
                <text:p>176.100096</text:p>
              </table:table-cell>
              <table:table-cell office:value-type="float" office:value="164.11008">
                <text:p>164.11008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64.100096">
                <text:p>164.100096</text:p>
              </table:table-cell>
              <table:table-cell office:value-type="float" office:value="176.090112">
                <text:p>176.090112</text:p>
              </table:table-cell>
              <table:table-cell office:value-type="float" office:value="163.810048">
                <text:p>163.81004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63.800064">
                <text:p>163.800064</text:p>
              </table:table-cell>
              <table:table-cell office:value-type="float" office:value="176.300288">
                <text:p>176.300288</text:p>
              </table:table-cell>
              <table:table-cell office:value-type="float" office:value="163.529984">
                <text:p>163.52998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63.490048">
                <text:p>163.490048</text:p>
              </table:table-cell>
              <table:table-cell office:value-type="float" office:value="176.200192">
                <text:p>176.200192</text:p>
              </table:table-cell>
              <table:table-cell office:value-type="float" office:value="163.230208">
                <text:p>163.230208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63.500032">
                <text:p>163.500032</text:p>
              </table:table-cell>
              <table:table-cell office:value-type="float" office:value="175.899904">
                <text:p>175.899904</text:p>
              </table:table-cell>
              <table:table-cell office:value-type="float" office:value="162.930176">
                <text:p>162.93017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63.600128">
                <text:p>163.600128</text:p>
              </table:table-cell>
              <table:table-cell office:value-type="float" office:value="175.610112">
                <text:p>175.610112</text:p>
              </table:table-cell>
              <table:table-cell office:value-type="float" office:value="162.589952">
                <text:p>162.58995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63.56992">
                <text:p>163.56992</text:p>
              </table:table-cell>
              <table:table-cell office:value-type="float" office:value="175.480064">
                <text:p>175.480064</text:p>
              </table:table-cell>
              <table:table-cell office:value-type="float" office:value="162.279936">
                <text:p>162.279936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63.31008">
                <text:p>163.31008</text:p>
              </table:table-cell>
              <table:table-cell office:value-type="float" office:value="174.770176">
                <text:p>174.770176</text:p>
              </table:table-cell>
              <table:table-cell office:value-type="float" office:value="162.010112">
                <text:p>162.01011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63.020032">
                <text:p>163.020032</text:p>
              </table:table-cell>
              <table:table-cell office:value-type="float" office:value="174.759936">
                <text:p>174.759936</text:p>
              </table:table-cell>
              <table:table-cell office:value-type="float" office:value="161.620224">
                <text:p>161.6202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63.010048">
                <text:p>163.010048</text:p>
              </table:table-cell>
              <table:table-cell office:value-type="float" office:value="174.41024">
                <text:p>174.41024</text:p>
              </table:table-cell>
              <table:table-cell office:value-type="float" office:value="161.270016">
                <text:p>161.270016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62.719744">
                <text:p>162.719744</text:p>
              </table:table-cell>
              <table:table-cell office:value-type="float" office:value="174.089984">
                <text:p>174.089984</text:p>
              </table:table-cell>
              <table:table-cell office:value-type="float" office:value="160.950016">
                <text:p>160.950016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62.419712">
                <text:p>162.419712</text:p>
              </table:table-cell>
              <table:table-cell office:value-type="float" office:value="173.720064">
                <text:p>173.720064</text:p>
              </table:table-cell>
              <table:table-cell office:value-type="float" office:value="160.609792">
                <text:p>160.60979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62.109952">
                <text:p>162.109952</text:p>
              </table:table-cell>
              <table:table-cell office:value-type="float" office:value="173.420032">
                <text:p>173.420032</text:p>
              </table:table-cell>
              <table:table-cell office:value-type="float" office:value="160.299776">
                <text:p>160.299776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61.98016">
                <text:p>161.98016</text:p>
              </table:table-cell>
              <table:table-cell office:value-type="float" office:value="173.07008">
                <text:p>173.07008</text:p>
              </table:table-cell>
              <table:table-cell office:value-type="float" office:value="159.990016">
                <text:p>159.990016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61.719808">
                <text:p>161.719808</text:p>
              </table:table-cell>
              <table:table-cell office:value-type="float" office:value="172.609792">
                <text:p>172.609792</text:p>
              </table:table-cell>
              <table:table-cell office:value-type="float" office:value="159.69024">
                <text:p>159.69024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61.69984">
                <text:p>161.69984</text:p>
              </table:table-cell>
              <table:table-cell office:value-type="float" office:value="172.389888">
                <text:p>172.389888</text:p>
              </table:table-cell>
              <table:table-cell office:value-type="float" office:value="159.400192">
                <text:p>159.40019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61.409792">
                <text:p>161.409792</text:p>
              </table:table-cell>
              <table:table-cell office:value-type="float" office:value="172.299776">
                <text:p>172.299776</text:p>
              </table:table-cell>
              <table:table-cell office:value-type="float" office:value="159.110144">
                <text:p>159.11014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61.110016">
                <text:p>161.110016</text:p>
              </table:table-cell>
              <table:table-cell office:value-type="float" office:value="172.020224">
                <text:p>172.020224</text:p>
              </table:table-cell>
              <table:table-cell office:value-type="float" office:value="158.78016">
                <text:p>158.78016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60.780288">
                <text:p>160.780288</text:p>
              </table:table-cell>
              <table:table-cell office:value-type="float" office:value="171.709952">
                <text:p>171.709952</text:p>
              </table:table-cell>
              <table:table-cell office:value-type="float" office:value="158.470144">
                <text:p>158.47014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60.600064">
                <text:p>160.600064</text:p>
              </table:table-cell>
              <table:table-cell office:value-type="float" office:value="171.419904">
                <text:p>171.419904</text:p>
              </table:table-cell>
              <table:table-cell office:value-type="float" office:value="158.159872">
                <text:p>158.15987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60.54016">
                <text:p>160.54016</text:p>
              </table:table-cell>
              <table:table-cell office:value-type="float" office:value="171.389952">
                <text:p>171.389952</text:p>
              </table:table-cell>
              <table:table-cell office:value-type="float" office:value="157.860096">
                <text:p>157.860096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60.210176">
                <text:p>160.210176</text:p>
              </table:table-cell>
              <table:table-cell office:value-type="float" office:value="171.320064">
                <text:p>171.320064</text:p>
              </table:table-cell>
              <table:table-cell office:value-type="float" office:value="157.769984">
                <text:p>157.769984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59.880192">
                <text:p>159.880192</text:p>
              </table:table-cell>
              <table:table-cell office:value-type="float" office:value="171.2">
                <text:p>171.2</text:p>
              </table:table-cell>
              <table:table-cell office:value-type="float" office:value="157.479936">
                <text:p>157.479936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59.84">
                <text:p>159.84</text:p>
              </table:table-cell>
              <table:table-cell office:value-type="float" office:value="171.340032">
                <text:p>171.340032</text:p>
              </table:table-cell>
              <table:table-cell office:value-type="float" office:value="159.129856">
                <text:p>159.12985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59.810048">
                <text:p>159.810048</text:p>
              </table:table-cell>
              <table:table-cell office:value-type="float" office:value="171.420416">
                <text:p>171.420416</text:p>
              </table:table-cell>
              <table:table-cell office:value-type="float" office:value="158.829824">
                <text:p>158.82982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59.949824">
                <text:p>159.949824</text:p>
              </table:table-cell>
              <table:table-cell office:value-type="float" office:value="171.130112">
                <text:p>171.130112</text:p>
              </table:table-cell>
              <table:table-cell office:value-type="float" office:value="158.540032">
                <text:p>158.540032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59.849984">
                <text:p>159.849984</text:p>
              </table:table-cell>
              <table:table-cell office:value-type="float" office:value="170.83008">
                <text:p>170.83008</text:p>
              </table:table-cell>
              <table:table-cell office:value-type="float" office:value="158.249984">
                <text:p>158.24998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59.710208">
                <text:p>159.710208</text:p>
              </table:table-cell>
              <table:table-cell office:value-type="float" office:value="170.530048">
                <text:p>170.530048</text:p>
              </table:table-cell>
              <table:table-cell office:value-type="float" office:value="157.96992">
                <text:p>157.9699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59.920128">
                <text:p>159.920128</text:p>
              </table:table-cell>
              <table:table-cell office:value-type="float" office:value="170.599936">
                <text:p>170.599936</text:p>
              </table:table-cell>
              <table:table-cell office:value-type="float" office:value="157.64992">
                <text:p>157.6499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59.589888">
                <text:p>159.589888</text:p>
              </table:table-cell>
              <table:table-cell office:value-type="float" office:value="170.299904">
                <text:p>170.299904</text:p>
              </table:table-cell>
              <table:table-cell office:value-type="float" office:value="157.360128">
                <text:p>157.36012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59.289856">
                <text:p>159.289856</text:p>
              </table:table-cell>
              <table:table-cell office:value-type="float" office:value="170.020096">
                <text:p>170.020096</text:p>
              </table:table-cell>
              <table:table-cell office:value-type="float" office:value="157.070336">
                <text:p>157.070336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58.980096">
                <text:p>158.980096</text:p>
              </table:table-cell>
              <table:table-cell office:value-type="float" office:value="169.720064">
                <text:p>169.720064</text:p>
              </table:table-cell>
              <table:table-cell office:value-type="float" office:value="156.770304">
                <text:p>156.77030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58.690304">
                <text:p>158.690304</text:p>
              </table:table-cell>
              <table:table-cell office:value-type="float" office:value="169.300224">
                <text:p>169.300224</text:p>
              </table:table-cell>
              <table:table-cell office:value-type="float" office:value="156.48">
                <text:p>156.48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58.360064">
                <text:p>158.360064</text:p>
              </table:table-cell>
              <table:table-cell office:value-type="float" office:value="168.940288">
                <text:p>168.940288</text:p>
              </table:table-cell>
              <table:table-cell office:value-type="float" office:value="156.179968">
                <text:p>156.179968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58.040064">
                <text:p>158.040064</text:p>
              </table:table-cell>
              <table:table-cell office:value-type="float" office:value="168.630016">
                <text:p>168.630016</text:p>
              </table:table-cell>
              <table:table-cell office:value-type="float" office:value="155.859712">
                <text:p>155.859712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57.739776">
                <text:p>157.739776</text:p>
              </table:table-cell>
              <table:table-cell office:value-type="float" office:value="168.189952">
                <text:p>168.189952</text:p>
              </table:table-cell>
              <table:table-cell office:value-type="float" office:value="155.510016">
                <text:p>155.510016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57.439744">
                <text:p>157.439744</text:p>
              </table:table-cell>
              <table:table-cell office:value-type="float" office:value="167.82976">
                <text:p>167.82976</text:p>
              </table:table-cell>
              <table:table-cell office:value-type="float" office:value="155.190016">
                <text:p>155.19001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57.23008">
                <text:p>157.23008</text:p>
              </table:table-cell>
              <table:table-cell office:value-type="float" office:value="167.640064">
                <text:p>167.640064</text:p>
              </table:table-cell>
              <table:table-cell office:value-type="float" office:value="154.889984">
                <text:p>154.88998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57.240064">
                <text:p>157.240064</text:p>
              </table:table-cell>
              <table:table-cell office:value-type="float" office:value="167.490048">
                <text:p>167.490048</text:p>
              </table:table-cell>
              <table:table-cell office:value-type="float" office:value="154.569984">
                <text:p>154.56998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56.920064">
                <text:p>156.920064</text:p>
              </table:table-cell>
              <table:table-cell office:value-type="float" office:value="167.200256">
                <text:p>167.200256</text:p>
              </table:table-cell>
              <table:table-cell office:value-type="float" office:value="154.269952">
                <text:p>154.26995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56.630016">
                <text:p>156.630016</text:p>
              </table:table-cell>
              <table:table-cell office:value-type="float" office:value="166.899968">
                <text:p>166.899968</text:p>
              </table:table-cell>
              <table:table-cell office:value-type="float" office:value="153.949696">
                <text:p>153.94969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56.329984">
                <text:p>156.329984</text:p>
              </table:table-cell>
              <table:table-cell office:value-type="float" office:value="167.069952">
                <text:p>167.069952</text:p>
              </table:table-cell>
              <table:table-cell office:value-type="float" office:value="153.659904">
                <text:p>153.659904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56.269824">
                <text:p>156.269824</text:p>
              </table:table-cell>
              <table:table-cell office:value-type="float" office:value="167.40992">
                <text:p>167.40992</text:p>
              </table:table-cell>
              <table:table-cell office:value-type="float" office:value="153.32992">
                <text:p>153.3299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55.979776">
                <text:p>155.979776</text:p>
              </table:table-cell>
              <table:table-cell office:value-type="float" office:value="167.439872">
                <text:p>167.439872</text:p>
              </table:table-cell>
              <table:table-cell office:value-type="float" office:value="153.039872">
                <text:p>153.03987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55.689728">
                <text:p>155.689728</text:p>
              </table:table-cell>
              <table:table-cell office:value-type="float" office:value="167.809792">
                <text:p>167.809792</text:p>
              </table:table-cell>
              <table:table-cell office:value-type="float" office:value="152.719872">
                <text:p>152.719872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55.559936">
                <text:p>155.559936</text:p>
              </table:table-cell>
              <table:table-cell office:value-type="float" office:value="167.660288">
                <text:p>167.660288</text:p>
              </table:table-cell>
              <table:table-cell office:value-type="float" office:value="152.429824">
                <text:p>152.429824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55.2">
                <text:p>155.2</text:p>
              </table:table-cell>
              <table:table-cell office:value-type="float" office:value="167.910144">
                <text:p>167.910144</text:p>
              </table:table-cell>
              <table:table-cell office:value-type="float" office:value="152.140032">
                <text:p>152.14003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55.170048">
                <text:p>155.170048</text:p>
              </table:table-cell>
              <table:table-cell office:value-type="float" office:value="167.839744">
                <text:p>167.839744</text:p>
              </table:table-cell>
              <table:table-cell office:value-type="float" office:value="151.84">
                <text:p>151.84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55.84">
                <text:p>155.84</text:p>
              </table:table-cell>
              <table:table-cell office:value-type="float" office:value="167.539968">
                <text:p>167.539968</text:p>
              </table:table-cell>
              <table:table-cell office:value-type="float" office:value="151.539968">
                <text:p>151.53996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55.739904">
                <text:p>155.739904</text:p>
              </table:table-cell>
              <table:table-cell office:value-type="float" office:value="167.369984">
                <text:p>167.369984</text:p>
              </table:table-cell>
              <table:table-cell office:value-type="float" office:value="151.259904">
                <text:p>151.25990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56.150016">
                <text:p>156.150016</text:p>
              </table:table-cell>
              <table:table-cell office:value-type="float" office:value="167.049984">
                <text:p>167.049984</text:p>
              </table:table-cell>
              <table:table-cell office:value-type="float" office:value="150.960128">
                <text:p>150.96012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57.140224">
                <text:p>157.140224</text:p>
              </table:table-cell>
              <table:table-cell office:value-type="float" office:value="166.739968">
                <text:p>166.739968</text:p>
              </table:table-cell>
              <table:table-cell office:value-type="float" office:value="150.660352">
                <text:p>150.66035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57.830144">
                <text:p>157.830144</text:p>
              </table:table-cell>
              <table:table-cell office:value-type="float" office:value="166.799872">
                <text:p>166.799872</text:p>
              </table:table-cell>
              <table:table-cell office:value-type="float" office:value="150.370048">
                <text:p>150.370048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57.750016">
                <text:p>157.750016</text:p>
              </table:table-cell>
              <table:table-cell office:value-type="float" office:value="166.299904">
                <text:p>166.299904</text:p>
              </table:table-cell>
              <table:table-cell office:value-type="float" office:value="150.08">
                <text:p>150.08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57.92">
                <text:p>157.92</text:p>
              </table:table-cell>
              <table:table-cell office:value-type="float" office:value="165.309952">
                <text:p>165.309952</text:p>
              </table:table-cell>
              <table:table-cell office:value-type="float" office:value="149.779968">
                <text:p>149.779968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57.779968">
                <text:p>157.779968</text:p>
              </table:table-cell>
              <table:table-cell office:value-type="float" office:value="165.110016">
                <text:p>165.110016</text:p>
              </table:table-cell>
              <table:table-cell office:value-type="float" office:value="149.479936">
                <text:p>149.47993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57.90976">
                <text:p>157.90976</text:p>
              </table:table-cell>
              <table:table-cell office:value-type="float" office:value="164.809984">
                <text:p>164.809984</text:p>
              </table:table-cell>
              <table:table-cell office:value-type="float" office:value="149.199616">
                <text:p>149.199616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57.609984">
                <text:p>157.609984</text:p>
              </table:table-cell>
              <table:table-cell office:value-type="float" office:value="164.499968">
                <text:p>164.499968</text:p>
              </table:table-cell>
              <table:table-cell office:value-type="float" office:value="148.89984">
                <text:p>148.89984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57.309952">
                <text:p>157.309952</text:p>
              </table:table-cell>
              <table:table-cell office:value-type="float" office:value="164.690176">
                <text:p>164.690176</text:p>
              </table:table-cell>
              <table:table-cell office:value-type="float" office:value="148.610048">
                <text:p>148.6100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7.010176">
                <text:p>157.010176</text:p>
              </table:table-cell>
              <table:table-cell office:value-type="float" office:value="164.240128">
                <text:p>164.240128</text:p>
              </table:table-cell>
              <table:table-cell office:value-type="float" office:value="148.310016">
                <text:p>148.310016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56.709888">
                <text:p>156.709888</text:p>
              </table:table-cell>
              <table:table-cell office:value-type="float" office:value="163.780096">
                <text:p>163.780096</text:p>
              </table:table-cell>
              <table:table-cell office:value-type="float" office:value="148.019968">
                <text:p>148.01996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56.429824">
                <text:p>156.429824</text:p>
              </table:table-cell>
              <table:table-cell office:value-type="float" office:value="163.449856">
                <text:p>163.449856</text:p>
              </table:table-cell>
              <table:table-cell office:value-type="float" office:value="147.720192">
                <text:p>147.72019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56.089856">
                <text:p>156.089856</text:p>
              </table:table-cell>
              <table:table-cell office:value-type="float" office:value="163.079936">
                <text:p>163.079936</text:p>
              </table:table-cell>
              <table:table-cell office:value-type="float" office:value="147.430144">
                <text:p>147.430144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55.77984">
                <text:p>155.77984</text:p>
              </table:table-cell>
              <table:table-cell office:value-type="float" office:value="162.689792">
                <text:p>162.689792</text:p>
              </table:table-cell>
              <table:table-cell office:value-type="float" office:value="147.140096">
                <text:p>147.140096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55.589888">
                <text:p>155.589888</text:p>
              </table:table-cell>
              <table:table-cell office:value-type="float" office:value="162.220032">
                <text:p>162.220032</text:p>
              </table:table-cell>
              <table:table-cell office:value-type="float" office:value="146.76992">
                <text:p>146.7699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55.45984">
                <text:p>155.45984</text:p>
              </table:table-cell>
              <table:table-cell office:value-type="float" office:value="161.92">
                <text:p>161.92</text:p>
              </table:table-cell>
              <table:table-cell office:value-type="float" office:value="146.470144">
                <text:p>146.47014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55.540224">
                <text:p>155.540224</text:p>
              </table:table-cell>
              <table:table-cell office:value-type="float" office:value="161.400064">
                <text:p>161.400064</text:p>
              </table:table-cell>
              <table:table-cell office:value-type="float" office:value="146.160128">
                <text:p>146.160128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55.47008">
                <text:p>155.47008</text:p>
              </table:table-cell>
              <table:table-cell office:value-type="float" office:value="161.100032">
                <text:p>161.100032</text:p>
              </table:table-cell>
              <table:table-cell office:value-type="float" office:value="145.870336">
                <text:p>145.870336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55.610112">
                <text:p>155.610112</text:p>
              </table:table-cell>
              <table:table-cell office:value-type="float" office:value="160.720128">
                <text:p>160.720128</text:p>
              </table:table-cell>
              <table:table-cell office:value-type="float" office:value="145.580032">
                <text:p>145.58003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55.330048">
                <text:p>155.330048</text:p>
              </table:table-cell>
              <table:table-cell office:value-type="float" office:value="160.730112">
                <text:p>160.730112</text:p>
              </table:table-cell>
              <table:table-cell office:value-type="float" office:value="145.460224">
                <text:p>145.46022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55.030016">
                <text:p>155.030016</text:p>
              </table:table-cell>
              <table:table-cell office:value-type="float" office:value="160.420096">
                <text:p>160.420096</text:p>
              </table:table-cell>
              <table:table-cell office:value-type="float" office:value="145.170176">
                <text:p>145.170176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54.800128">
                <text:p>154.800128</text:p>
              </table:table-cell>
              <table:table-cell office:value-type="float" office:value="160.109824">
                <text:p>160.109824</text:p>
              </table:table-cell>
              <table:table-cell office:value-type="float" office:value="144.859904">
                <text:p>144.859904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54.51008">
                <text:p>154.51008</text:p>
              </table:table-cell>
              <table:table-cell office:value-type="float" office:value="159.819776">
                <text:p>159.819776</text:p>
              </table:table-cell>
              <table:table-cell office:value-type="float" office:value="145.619968">
                <text:p>145.619968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54.17984">
                <text:p>154.17984</text:p>
              </table:table-cell>
              <table:table-cell office:value-type="float" office:value="159.339776">
                <text:p>159.339776</text:p>
              </table:table-cell>
              <table:table-cell office:value-type="float" office:value="145.32992">
                <text:p>145.3299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54.919936">
                <text:p>154.919936</text:p>
              </table:table-cell>
              <table:table-cell office:value-type="float" office:value="158.960128">
                <text:p>158.960128</text:p>
              </table:table-cell>
              <table:table-cell office:value-type="float" office:value="144.979968">
                <text:p>144.979968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54.630144">
                <text:p>154.630144</text:p>
              </table:table-cell>
              <table:table-cell office:value-type="float" office:value="158.649856">
                <text:p>158.649856</text:p>
              </table:table-cell>
              <table:table-cell office:value-type="float" office:value="144.669952">
                <text:p>144.66995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54.330112">
                <text:p>154.330112</text:p>
              </table:table-cell>
              <table:table-cell office:value-type="float" office:value="158.67008">
                <text:p>158.67008</text:p>
              </table:table-cell>
              <table:table-cell office:value-type="float" office:value="144.340224">
                <text:p>144.34022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54.039808">
                <text:p>154.039808</text:p>
              </table:table-cell>
              <table:table-cell office:value-type="float" office:value="158.509824">
                <text:p>158.509824</text:p>
              </table:table-cell>
              <table:table-cell office:value-type="float" office:value="144.029952">
                <text:p>144.029952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53.739776">
                <text:p>153.739776</text:p>
              </table:table-cell>
              <table:table-cell office:value-type="float" office:value="158.280192">
                <text:p>158.280192</text:p>
              </table:table-cell>
              <table:table-cell office:value-type="float" office:value="143.709952">
                <text:p>143.70995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53.42976">
                <text:p>153.42976</text:p>
              </table:table-cell>
              <table:table-cell office:value-type="float" office:value="158.060032">
                <text:p>158.060032</text:p>
              </table:table-cell>
              <table:table-cell office:value-type="float" office:value="143.42016">
                <text:p>143.42016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53.139968">
                <text:p>153.139968</text:p>
              </table:table-cell>
              <table:table-cell office:value-type="float" office:value="158.299904">
                <text:p>158.299904</text:p>
              </table:table-cell>
              <table:table-cell office:value-type="float" office:value="143.129856">
                <text:p>143.129856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52.839936">
                <text:p>152.839936</text:p>
              </table:table-cell>
              <table:table-cell office:value-type="float" office:value="158.299904">
                <text:p>158.299904</text:p>
              </table:table-cell>
              <table:table-cell office:value-type="float" office:value="142.829824">
                <text:p>142.829824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52.539904">
                <text:p>152.539904</text:p>
              </table:table-cell>
              <table:table-cell office:value-type="float" office:value="158.009856">
                <text:p>158.009856</text:p>
              </table:table-cell>
              <table:table-cell office:value-type="float" office:value="142.539776">
                <text:p>142.53977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52.240128">
                <text:p>152.240128</text:p>
              </table:table-cell>
              <table:table-cell office:value-type="float" office:value="157.720064">
                <text:p>157.720064</text:p>
              </table:table-cell>
              <table:table-cell office:value-type="float" office:value="142.249984">
                <text:p>142.24998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51.95008">
                <text:p>151.95008</text:p>
              </table:table-cell>
              <table:table-cell office:value-type="float" office:value="157.309952">
                <text:p>157.309952</text:p>
              </table:table-cell>
              <table:table-cell office:value-type="float" office:value="141.920256">
                <text:p>141.920256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51.650048">
                <text:p>151.650048</text:p>
              </table:table-cell>
              <table:table-cell office:value-type="float" office:value="156.950016">
                <text:p>156.950016</text:p>
              </table:table-cell>
              <table:table-cell office:value-type="float" office:value="141.620224">
                <text:p>141.62022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51.36">
                <text:p>151.36</text:p>
              </table:table-cell>
              <table:table-cell office:value-type="float" office:value="156.75008">
                <text:p>156.75008</text:p>
              </table:table-cell>
              <table:table-cell office:value-type="float" office:value="141.320192">
                <text:p>141.32019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51.070208">
                <text:p>151.070208</text:p>
              </table:table-cell>
              <table:table-cell office:value-type="float" office:value="156.669952">
                <text:p>156.669952</text:p>
              </table:table-cell>
              <table:table-cell office:value-type="float" office:value="140.989952">
                <text:p>140.98995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50.770176">
                <text:p>150.770176</text:p>
              </table:table-cell>
              <table:table-cell office:value-type="float" office:value="156.329728">
                <text:p>156.329728</text:p>
              </table:table-cell>
              <table:table-cell office:value-type="float" office:value="140.610048">
                <text:p>140.61004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0.479872">
                <text:p>150.479872</text:p>
              </table:table-cell>
              <table:table-cell office:value-type="float" office:value="155.920384">
                <text:p>155.920384</text:p>
              </table:table-cell>
              <table:table-cell office:value-type="float" office:value="140.310016">
                <text:p>140.31001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50.19008">
                <text:p>150.19008</text:p>
              </table:table-cell>
              <table:table-cell office:value-type="float" office:value="155.570176">
                <text:p>155.570176</text:p>
              </table:table-cell>
              <table:table-cell office:value-type="float" office:value="140.009984">
                <text:p>140.00998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49.890048">
                <text:p>149.890048</text:p>
              </table:table-cell>
              <table:table-cell office:value-type="float" office:value="155.26016">
                <text:p>155.26016</text:p>
              </table:table-cell>
              <table:table-cell office:value-type="float" office:value="139.670016">
                <text:p>139.67001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49.590016">
                <text:p>149.590016</text:p>
              </table:table-cell>
              <table:table-cell office:value-type="float" office:value="154.839808">
                <text:p>154.839808</text:p>
              </table:table-cell>
              <table:table-cell office:value-type="float" office:value="139.37024">
                <text:p>139.3702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49.299712">
                <text:p>149.299712</text:p>
              </table:table-cell>
              <table:table-cell office:value-type="float" office:value="154.680064">
                <text:p>154.680064</text:p>
              </table:table-cell>
              <table:table-cell office:value-type="float" office:value="139.08992">
                <text:p>139.0899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49.00992">
                <text:p>149.00992</text:p>
              </table:table-cell>
              <table:table-cell office:value-type="float" office:value="154.76992">
                <text:p>154.76992</text:p>
              </table:table-cell>
              <table:table-cell office:value-type="float" office:value="138.820096">
                <text:p>138.820096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48.709888">
                <text:p>148.709888</text:p>
              </table:table-cell>
              <table:table-cell office:value-type="float" office:value="154.590208">
                <text:p>154.590208</text:p>
              </table:table-cell>
              <table:table-cell office:value-type="float" office:value="138.540032">
                <text:p>138.54003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48.410368">
                <text:p>148.410368</text:p>
              </table:table-cell>
              <table:table-cell office:value-type="float" office:value="154.469888">
                <text:p>154.469888</text:p>
              </table:table-cell>
              <table:table-cell office:value-type="float" office:value="138.239744">
                <text:p>138.239744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47.980032">
                <text:p>147.980032</text:p>
              </table:table-cell>
              <table:table-cell office:value-type="float" office:value="154.089984">
                <text:p>154.089984</text:p>
              </table:table-cell>
              <table:table-cell office:value-type="float" office:value="137.939968">
                <text:p>137.939968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47.659776">
                <text:p>147.659776</text:p>
              </table:table-cell>
              <table:table-cell office:value-type="float" office:value="153.680128">
                <text:p>153.680128</text:p>
              </table:table-cell>
              <table:table-cell office:value-type="float" office:value="137.659904">
                <text:p>137.65990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47.500032">
                <text:p>147.500032</text:p>
              </table:table-cell>
              <table:table-cell office:value-type="float" office:value="153.509888">
                <text:p>153.509888</text:p>
              </table:table-cell>
              <table:table-cell office:value-type="float" office:value="137.360128">
                <text:p>137.360128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48.600064">
                <text:p>148.600064</text:p>
              </table:table-cell>
              <table:table-cell office:value-type="float" office:value="153.259776">
                <text:p>153.259776</text:p>
              </table:table-cell>
              <table:table-cell office:value-type="float" office:value="137.270272">
                <text:p>137.27027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48.239872">
                <text:p>148.239872</text:p>
              </table:table-cell>
              <table:table-cell office:value-type="float" office:value="152.97024">
                <text:p>152.97024</text:p>
              </table:table-cell>
              <table:table-cell office:value-type="float" office:value="136.979968">
                <text:p>136.979968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47.90016">
                <text:p>147.90016</text:p>
              </table:table-cell>
              <table:table-cell office:value-type="float" office:value="152.78976">
                <text:p>152.78976</text:p>
              </table:table-cell>
              <table:table-cell office:value-type="float" office:value="137.079808">
                <text:p>137.079808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47.600128">
                <text:p>147.600128</text:p>
              </table:table-cell>
              <table:table-cell office:value-type="float" office:value="152.679936">
                <text:p>152.679936</text:p>
              </table:table-cell>
              <table:table-cell office:value-type="float" office:value="136.790016">
                <text:p>136.790016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47.29984">
                <text:p>147.29984</text:p>
              </table:table-cell>
              <table:table-cell office:value-type="float" office:value="152.390144">
                <text:p>152.390144</text:p>
              </table:table-cell>
              <table:table-cell office:value-type="float" office:value="136.499968">
                <text:p>136.49996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46.999808">
                <text:p>146.999808</text:p>
              </table:table-cell>
              <table:table-cell office:value-type="float" office:value="152.11008">
                <text:p>152.11008</text:p>
              </table:table-cell>
              <table:table-cell office:value-type="float" office:value="136.179968">
                <text:p>136.17996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46.639872">
                <text:p>146.639872</text:p>
              </table:table-cell>
              <table:table-cell office:value-type="float" office:value="152.249856">
                <text:p>152.249856</text:p>
              </table:table-cell>
              <table:table-cell office:value-type="float" office:value="135.870208">
                <text:p>135.870208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46.329856">
                <text:p>146.329856</text:p>
              </table:table-cell>
              <table:table-cell office:value-type="float" office:value="151.960064">
                <text:p>151.960064</text:p>
              </table:table-cell>
              <table:table-cell office:value-type="float" office:value="135.560192">
                <text:p>135.56019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45.999872">
                <text:p>145.999872</text:p>
              </table:table-cell>
              <table:table-cell office:value-type="float" office:value="151.660032">
                <text:p>151.660032</text:p>
              </table:table-cell>
              <table:table-cell office:value-type="float" office:value="135.269888">
                <text:p>135.26988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45.640192">
                <text:p>145.640192</text:p>
              </table:table-cell>
              <table:table-cell office:value-type="float" office:value="151.350016">
                <text:p>151.350016</text:p>
              </table:table-cell>
              <table:table-cell office:value-type="float" office:value="134.930176">
                <text:p>134.93017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45.319936">
                <text:p>145.319936</text:p>
              </table:table-cell>
              <table:table-cell office:value-type="float" office:value="151.049984">
                <text:p>151.049984</text:p>
              </table:table-cell>
              <table:table-cell office:value-type="float" office:value="134.630144">
                <text:p>134.630144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45.00992">
                <text:p>145.00992</text:p>
              </table:table-cell>
              <table:table-cell office:value-type="float" office:value="150.749696">
                <text:p>150.749696</text:p>
              </table:table-cell>
              <table:table-cell office:value-type="float" office:value="138.930176">
                <text:p>138.930176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44.729856">
                <text:p>144.729856</text:p>
              </table:table-cell>
              <table:table-cell office:value-type="float" office:value="150.340096">
                <text:p>150.340096</text:p>
              </table:table-cell>
              <table:table-cell office:value-type="float" office:value="138.810112">
                <text:p>138.81011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44.429568">
                <text:p>144.429568</text:p>
              </table:table-cell>
              <table:table-cell office:value-type="float" office:value="149.990144">
                <text:p>149.990144</text:p>
              </table:table-cell>
              <table:table-cell office:value-type="float" office:value="138.49984">
                <text:p>138.49984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44.130048">
                <text:p>144.130048</text:p>
              </table:table-cell>
              <table:table-cell office:value-type="float" office:value="149.670144">
                <text:p>149.670144</text:p>
              </table:table-cell>
              <table:table-cell office:value-type="float" office:value="138.14016">
                <text:p>138.1401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43.840256">
                <text:p>143.840256</text:p>
              </table:table-cell>
              <table:table-cell office:value-type="float" office:value="149.369856">
                <text:p>149.369856</text:p>
              </table:table-cell>
              <table:table-cell office:value-type="float" office:value="137.93024">
                <text:p>137.93024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43.540224">
                <text:p>143.540224</text:p>
              </table:table-cell>
              <table:table-cell office:value-type="float" office:value="149.499904">
                <text:p>149.499904</text:p>
              </table:table-cell>
              <table:table-cell office:value-type="float" office:value="137.82016">
                <text:p>137.82016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43.239936">
                <text:p>143.239936</text:p>
              </table:table-cell>
              <table:table-cell office:value-type="float" office:value="149.21984">
                <text:p>149.21984</text:p>
              </table:table-cell>
              <table:table-cell office:value-type="float" office:value="137.530112">
                <text:p>137.530112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42.94016">
                <text:p>142.94016</text:p>
              </table:table-cell>
              <table:table-cell office:value-type="float" office:value="148.919808">
                <text:p>148.919808</text:p>
              </table:table-cell>
              <table:table-cell office:value-type="float" office:value="137.240064">
                <text:p>137.24006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42.660096">
                <text:p>142.660096</text:p>
              </table:table-cell>
              <table:table-cell office:value-type="float" office:value="148.509952">
                <text:p>148.509952</text:p>
              </table:table-cell>
              <table:table-cell office:value-type="float" office:value="137.00992">
                <text:p>137.0099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42.360064">
                <text:p>142.360064</text:p>
              </table:table-cell>
              <table:table-cell office:value-type="float" office:value="148.16">
                <text:p>148.16</text:p>
              </table:table-cell>
              <table:table-cell office:value-type="float" office:value="136.829952">
                <text:p>136.82995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42.059776">
                <text:p>142.059776</text:p>
              </table:table-cell>
              <table:table-cell office:value-type="float" office:value="147.84">
                <text:p>147.84</text:p>
              </table:table-cell>
              <table:table-cell office:value-type="float" office:value="136.64">
                <text:p>136.64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41.769984">
                <text:p>141.769984</text:p>
              </table:table-cell>
              <table:table-cell office:value-type="float" office:value="147.529984">
                <text:p>147.529984</text:p>
              </table:table-cell>
              <table:table-cell office:value-type="float" office:value="137.090048">
                <text:p>137.09004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41.470208">
                <text:p>141.470208</text:p>
              </table:table-cell>
              <table:table-cell office:value-type="float" office:value="147.190016">
                <text:p>147.190016</text:p>
              </table:table-cell>
              <table:table-cell office:value-type="float" office:value="136.909824">
                <text:p>136.90982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41.16992">
                <text:p>141.16992</text:p>
              </table:table-cell>
              <table:table-cell office:value-type="float" office:value="146.889728">
                <text:p>146.889728</text:p>
              </table:table-cell>
              <table:table-cell office:value-type="float" office:value="137.049856">
                <text:p>137.04985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40.889856">
                <text:p>140.889856</text:p>
              </table:table-cell>
              <table:table-cell office:value-type="float" office:value="146.710016">
                <text:p>146.710016</text:p>
              </table:table-cell>
              <table:table-cell office:value-type="float" office:value="136.950016">
                <text:p>136.950016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40.589824">
                <text:p>140.589824</text:p>
              </table:table-cell>
              <table:table-cell office:value-type="float" office:value="146.809856">
                <text:p>146.809856</text:p>
              </table:table-cell>
              <table:table-cell office:value-type="float" office:value="137.39008">
                <text:p>137.39008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40.249856">
                <text:p>140.249856</text:p>
              </table:table-cell>
              <table:table-cell office:value-type="float" office:value="146.459904">
                <text:p>146.459904</text:p>
              </table:table-cell>
              <table:table-cell office:value-type="float" office:value="137.989632">
                <text:p>137.98963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39.93984">
                <text:p>139.93984</text:p>
              </table:table-cell>
              <table:table-cell office:value-type="float" office:value="146.040064">
                <text:p>146.040064</text:p>
              </table:table-cell>
              <table:table-cell office:value-type="float" office:value="138.279936">
                <text:p>138.27993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39.600128">
                <text:p>139.600128</text:p>
              </table:table-cell>
              <table:table-cell office:value-type="float" office:value="145.030144">
                <text:p>145.030144</text:p>
              </table:table-cell>
              <table:table-cell office:value-type="float" office:value="138.25024">
                <text:p>138.25024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39.480064">
                <text:p>139.480064</text:p>
              </table:table-cell>
              <table:table-cell office:value-type="float" office:value="144.670208">
                <text:p>144.670208</text:p>
              </table:table-cell>
              <table:table-cell office:value-type="float" office:value="138.800128">
                <text:p>138.800128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40.290048">
                <text:p>140.290048</text:p>
              </table:table-cell>
              <table:table-cell office:value-type="float" office:value="144.32">
                <text:p>144.32</text:p>
              </table:table-cell>
              <table:table-cell office:value-type="float" office:value="139.280128">
                <text:p>139.280128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39.990016">
                <text:p>139.990016</text:p>
              </table:table-cell>
              <table:table-cell office:value-type="float" office:value="143.88992">
                <text:p>143.88992</text:p>
              </table:table-cell>
              <table:table-cell office:value-type="float" office:value="139.070208">
                <text:p>139.070208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39.710208">
                <text:p>139.710208</text:p>
              </table:table-cell>
              <table:table-cell office:value-type="float" office:value="143.579648">
                <text:p>143.579648</text:p>
              </table:table-cell>
              <table:table-cell office:value-type="float" office:value="139.070208">
                <text:p>139.07020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39.399936">
                <text:p>139.399936</text:p>
              </table:table-cell>
              <table:table-cell office:value-type="float" office:value="143.279872">
                <text:p>143.279872</text:p>
              </table:table-cell>
              <table:table-cell office:value-type="float" office:value="138.78016">
                <text:p>138.78016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39.120128">
                <text:p>139.120128</text:p>
              </table:table-cell>
              <table:table-cell office:value-type="float" office:value="142.980096">
                <text:p>142.980096</text:p>
              </table:table-cell>
              <table:table-cell office:value-type="float" office:value="138.469888">
                <text:p>138.469888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38.81984">
                <text:p>138.81984</text:p>
              </table:table-cell>
              <table:table-cell office:value-type="float" office:value="142.909952">
                <text:p>142.909952</text:p>
              </table:table-cell>
              <table:table-cell office:value-type="float" office:value="138.17984">
                <text:p>138.1798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38.530048">
                <text:p>138.530048</text:p>
              </table:table-cell>
              <table:table-cell office:value-type="float" office:value="142.560256">
                <text:p>142.560256</text:p>
              </table:table-cell>
              <table:table-cell office:value-type="float" office:value="137.879808">
                <text:p>137.879808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38.24">
                <text:p>138.24</text:p>
              </table:table-cell>
              <table:table-cell office:value-type="float" office:value="142.249984">
                <text:p>142.249984</text:p>
              </table:table-cell>
              <table:table-cell office:value-type="float" office:value="138.289664">
                <text:p>138.28966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37.939712">
                <text:p>137.939712</text:p>
              </table:table-cell>
              <table:table-cell office:value-type="float" office:value="141.949952">
                <text:p>141.949952</text:p>
              </table:table-cell>
              <table:table-cell office:value-type="float" office:value="137.979904">
                <text:p>137.979904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37.639936">
                <text:p>137.639936</text:p>
              </table:table-cell>
              <table:table-cell office:value-type="float" office:value="141.659904">
                <text:p>141.659904</text:p>
              </table:table-cell>
              <table:table-cell office:value-type="float" office:value="137.700096">
                <text:p>137.700096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37.319936">
                <text:p>137.319936</text:p>
              </table:table-cell>
              <table:table-cell office:value-type="float" office:value="141.359872">
                <text:p>141.359872</text:p>
              </table:table-cell>
              <table:table-cell office:value-type="float" office:value="137.400064">
                <text:p>137.40006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37.00992">
                <text:p>137.00992</text:p>
              </table:table-cell>
              <table:table-cell office:value-type="float" office:value="141.059584">
                <text:p>141.059584</text:p>
              </table:table-cell>
              <table:table-cell office:value-type="float" office:value="137.069824">
                <text:p>137.069824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36.68992">
                <text:p>136.68992</text:p>
              </table:table-cell>
              <table:table-cell office:value-type="float" office:value="140.999936">
                <text:p>140.999936</text:p>
              </table:table-cell>
              <table:table-cell office:value-type="float" office:value="136.779776">
                <text:p>136.77977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36.280064">
                <text:p>136.280064</text:p>
              </table:table-cell>
              <table:table-cell office:value-type="float" office:value="140.70016">
                <text:p>140.70016</text:p>
              </table:table-cell>
              <table:table-cell office:value-type="float" office:value="136.410112">
                <text:p>136.41011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35.979776">
                <text:p>135.979776</text:p>
              </table:table-cell>
              <table:table-cell office:value-type="float" office:value="140.409856">
                <text:p>140.409856</text:p>
              </table:table-cell>
              <table:table-cell office:value-type="float" office:value="136.0896">
                <text:p>136.0896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35.68">
                <text:p>135.68</text:p>
              </table:table-cell>
              <table:table-cell office:value-type="float" office:value="140.11008">
                <text:p>140.11008</text:p>
              </table:table-cell>
              <table:table-cell office:value-type="float" office:value="135.799808">
                <text:p>135.799808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35.340288">
                <text:p>135.340288</text:p>
              </table:table-cell>
              <table:table-cell office:value-type="float" office:value="140.090112">
                <text:p>140.090112</text:p>
              </table:table-cell>
              <table:table-cell office:value-type="float" office:value="135.40992">
                <text:p>135.4099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34.980096">
                <text:p>134.980096</text:p>
              </table:table-cell>
              <table:table-cell office:value-type="float" office:value="139.740416">
                <text:p>139.740416</text:p>
              </table:table-cell>
              <table:table-cell office:value-type="float" office:value="135.08992">
                <text:p>135.0899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34.649856">
                <text:p>134.649856</text:p>
              </table:table-cell>
              <table:table-cell office:value-type="float" office:value="139.440128">
                <text:p>139.440128</text:p>
              </table:table-cell>
              <table:table-cell office:value-type="float" office:value="134.789888">
                <text:p>134.789888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34.329856">
                <text:p>134.329856</text:p>
              </table:table-cell>
              <table:table-cell office:value-type="float" office:value="139.130112">
                <text:p>139.130112</text:p>
              </table:table-cell>
              <table:table-cell office:value-type="float" office:value="134.4896">
                <text:p>134.4896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34.000128">
                <text:p>134.000128</text:p>
              </table:table-cell>
              <table:table-cell office:value-type="float" office:value="139.280128">
                <text:p>139.280128</text:p>
              </table:table-cell>
              <table:table-cell office:value-type="float" office:value="134.19008">
                <text:p>134.19008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33.69984">
                <text:p>133.69984</text:p>
              </table:table-cell>
              <table:table-cell office:value-type="float" office:value="138.679808">
                <text:p>138.679808</text:p>
              </table:table-cell>
              <table:table-cell office:value-type="float" office:value="133.900032">
                <text:p>133.90003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33.399808">
                <text:p>133.399808</text:p>
              </table:table-cell>
              <table:table-cell office:value-type="float" office:value="138.249984">
                <text:p>138.249984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33.110016">
                <text:p>133.110016</text:p>
              </table:table-cell>
              <table:table-cell office:value-type="float" office:value="137.880064">
                <text:p>137.880064</text:p>
              </table:table-cell>
              <table:table-cell office:value-type="float" office:value="133.300224">
                <text:p>133.30022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32.950016">
                <text:p>132.950016</text:p>
              </table:table-cell>
              <table:table-cell office:value-type="float" office:value="137.560064">
                <text:p>137.560064</text:p>
              </table:table-cell>
              <table:table-cell office:value-type="float" office:value="133.789952">
                <text:p>133.78995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33.64992">
                <text:p>133.64992</text:p>
              </table:table-cell>
              <table:table-cell office:value-type="float" office:value="137.110016">
                <text:p>137.110016</text:p>
              </table:table-cell>
              <table:table-cell office:value-type="float" office:value="133.510144">
                <text:p>133.510144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33.32992">
                <text:p>133.32992</text:p>
              </table:table-cell>
              <table:table-cell office:value-type="float" office:value="136.719872">
                <text:p>136.719872</text:p>
              </table:table-cell>
              <table:table-cell office:value-type="float" office:value="133.210112">
                <text:p>133.210112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33.039872">
                <text:p>133.039872</text:p>
              </table:table-cell>
              <table:table-cell office:value-type="float" office:value="136.389888">
                <text:p>136.389888</text:p>
              </table:table-cell>
              <table:table-cell office:value-type="float" office:value="132.919808">
                <text:p>132.9198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2.749824">
                <text:p>132.749824</text:p>
              </table:table-cell>
              <table:table-cell office:value-type="float" office:value="136.089856">
                <text:p>136.089856</text:p>
              </table:table-cell>
              <table:table-cell office:value-type="float" office:value="132.62976">
                <text:p>132.62976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32.450048">
                <text:p>132.450048</text:p>
              </table:table-cell>
              <table:table-cell office:value-type="float" office:value="135.660032">
                <text:p>135.660032</text:p>
              </table:table-cell>
              <table:table-cell office:value-type="float" office:value="132.329984">
                <text:p>132.32998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32.150272">
                <text:p>132.150272</text:p>
              </table:table-cell>
              <table:table-cell office:value-type="float" office:value="135.42016">
                <text:p>135.42016</text:p>
              </table:table-cell>
              <table:table-cell office:value-type="float" office:value="132.039936">
                <text:p>132.039936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31.85024">
                <text:p>131.85024</text:p>
              </table:table-cell>
              <table:table-cell office:value-type="float" office:value="135.259904">
                <text:p>135.259904</text:p>
              </table:table-cell>
              <table:table-cell office:value-type="float" office:value="131.739904">
                <text:p>131.739904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31.560192">
                <text:p>131.560192</text:p>
              </table:table-cell>
              <table:table-cell office:value-type="float" office:value="134.970112">
                <text:p>134.970112</text:p>
              </table:table-cell>
              <table:table-cell office:value-type="float" office:value="131.449856">
                <text:p>131.449856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31.269888">
                <text:p>131.269888</text:p>
              </table:table-cell>
              <table:table-cell office:value-type="float" office:value="135.049984">
                <text:p>135.049984</text:p>
              </table:table-cell>
              <table:table-cell office:value-type="float" office:value="131.160064">
                <text:p>131.160064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30.969856">
                <text:p>130.969856</text:p>
              </table:table-cell>
              <table:table-cell office:value-type="float" office:value="135.010048">
                <text:p>135.010048</text:p>
              </table:table-cell>
              <table:table-cell office:value-type="float" office:value="130.829824">
                <text:p>130.829824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30.690048">
                <text:p>130.690048</text:p>
              </table:table-cell>
              <table:table-cell office:value-type="float" office:value="135.069952">
                <text:p>135.069952</text:p>
              </table:table-cell>
              <table:table-cell office:value-type="float" office:value="130.540032">
                <text:p>130.54003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30.340096">
                <text:p>130.340096</text:p>
              </table:table-cell>
              <table:table-cell office:value-type="float" office:value="134.690048">
                <text:p>134.690048</text:p>
              </table:table-cell>
              <table:table-cell office:value-type="float" office:value="130.24">
                <text:p>130.24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30.03008">
                <text:p>130.03008</text:p>
              </table:table-cell>
              <table:table-cell office:value-type="float" office:value="134.349824">
                <text:p>134.349824</text:p>
              </table:table-cell>
              <table:table-cell office:value-type="float" office:value="129.93024">
                <text:p>129.9302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29.720064">
                <text:p>129.720064</text:p>
              </table:table-cell>
              <table:table-cell office:value-type="float" office:value="133.529856">
                <text:p>133.529856</text:p>
              </table:table-cell>
              <table:table-cell office:value-type="float" office:value="129.630208">
                <text:p>129.630208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29.399808">
                <text:p>129.399808</text:p>
              </table:table-cell>
              <table:table-cell office:value-type="float" office:value="132.989952">
                <text:p>132.989952</text:p>
              </table:table-cell>
              <table:table-cell office:value-type="float" office:value="129.34016">
                <text:p>129.34016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29.100032">
                <text:p>129.100032</text:p>
              </table:table-cell>
              <table:table-cell office:value-type="float" office:value="132.54016">
                <text:p>132.54016</text:p>
              </table:table-cell>
              <table:table-cell office:value-type="float" office:value="129.049856">
                <text:p>129.04985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28.8">
                <text:p>128.8</text:p>
              </table:table-cell>
              <table:table-cell office:value-type="float" office:value="132.230144">
                <text:p>132.230144</text:p>
              </table:table-cell>
              <table:table-cell office:value-type="float" office:value="128.729856">
                <text:p>128.729856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28.509696">
                <text:p>128.509696</text:p>
              </table:table-cell>
              <table:table-cell office:value-type="float" office:value="131.930112">
                <text:p>131.930112</text:p>
              </table:table-cell>
              <table:table-cell office:value-type="float" office:value="128.440064">
                <text:p>128.440064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28.20992">
                <text:p>128.20992</text:p>
              </table:table-cell>
              <table:table-cell office:value-type="float" office:value="131.499776">
                <text:p>131.499776</text:p>
              </table:table-cell>
              <table:table-cell office:value-type="float" office:value="128.610048">
                <text:p>128.610048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27.920128">
                <text:p>127.920128</text:p>
              </table:table-cell>
              <table:table-cell office:value-type="float" office:value="133.019904">
                <text:p>133.019904</text:p>
              </table:table-cell>
              <table:table-cell office:value-type="float" office:value="128.260096">
                <text:p>128.260096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27.63008">
                <text:p>127.63008</text:p>
              </table:table-cell>
              <table:table-cell office:value-type="float" office:value="132.75008">
                <text:p>132.75008</text:p>
              </table:table-cell>
              <table:table-cell office:value-type="float" office:value="127.940096">
                <text:p>127.940096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27.510016">
                <text:p>127.510016</text:p>
              </table:table-cell>
              <table:table-cell office:value-type="float" office:value="132.449792">
                <text:p>132.449792</text:p>
              </table:table-cell>
              <table:table-cell office:value-type="float" office:value="127.639808">
                <text:p>127.639808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27.270144">
                <text:p>127.270144</text:p>
              </table:table-cell>
              <table:table-cell office:value-type="float" office:value="132.009984">
                <text:p>132.009984</text:p>
              </table:table-cell>
              <table:table-cell office:value-type="float" office:value="127.34976">
                <text:p>127.3497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27.56992">
                <text:p>127.56992</text:p>
              </table:table-cell>
              <table:table-cell office:value-type="float" office:value="131.640064">
                <text:p>131.640064</text:p>
              </table:table-cell>
              <table:table-cell office:value-type="float" office:value="127.04">
                <text:p>127.0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27.270144">
                <text:p>127.270144</text:p>
              </table:table-cell>
              <table:table-cell office:value-type="float" office:value="131.330048">
                <text:p>131.330048</text:p>
              </table:table-cell>
              <table:table-cell office:value-type="float" office:value="126.740224">
                <text:p>126.740224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26.97984">
                <text:p>126.97984</text:p>
              </table:table-cell>
              <table:table-cell office:value-type="float" office:value="131.039744">
                <text:p>131.039744</text:p>
              </table:table-cell>
              <table:table-cell office:value-type="float" office:value="126.439936">
                <text:p>126.439936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26.680064">
                <text:p>126.680064</text:p>
              </table:table-cell>
              <table:table-cell office:value-type="float" office:value="130.719744">
                <text:p>130.719744</text:p>
              </table:table-cell>
              <table:table-cell office:value-type="float" office:value="126.149888">
                <text:p>126.149888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26.4">
                <text:p>126.4</text:p>
              </table:table-cell>
              <table:table-cell office:value-type="float" office:value="130.419968">
                <text:p>130.419968</text:p>
              </table:table-cell>
              <table:table-cell office:value-type="float" office:value="125.860096">
                <text:p>125.860096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25.949952">
                <text:p>125.949952</text:p>
              </table:table-cell>
              <table:table-cell office:value-type="float" office:value="130.119936">
                <text:p>130.119936</text:p>
              </table:table-cell>
              <table:table-cell office:value-type="float" office:value="126.060032">
                <text:p>126.06003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25.619968">
                <text:p>125.619968</text:p>
              </table:table-cell>
              <table:table-cell office:value-type="float" office:value="129.830144">
                <text:p>129.830144</text:p>
              </table:table-cell>
              <table:table-cell office:value-type="float" office:value="125.580032">
                <text:p>125.580032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25.299712">
                <text:p>125.299712</text:p>
              </table:table-cell>
              <table:table-cell office:value-type="float" office:value="129.530112">
                <text:p>129.530112</text:p>
              </table:table-cell>
              <table:table-cell office:value-type="float" office:value="125.260032">
                <text:p>125.260032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24.97024">
                <text:p>124.97024</text:p>
              </table:table-cell>
              <table:table-cell office:value-type="float" office:value="129.210368">
                <text:p>129.210368</text:p>
              </table:table-cell>
              <table:table-cell office:value-type="float" office:value="124.96">
                <text:p>124.9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24.600064">
                <text:p>124.600064</text:p>
              </table:table-cell>
              <table:table-cell office:value-type="float" office:value="128.91008">
                <text:p>128.91008</text:p>
              </table:table-cell>
              <table:table-cell office:value-type="float" office:value="124.539904">
                <text:p>124.53990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24.300032">
                <text:p>124.300032</text:p>
              </table:table-cell>
              <table:table-cell office:value-type="float" office:value="128.630016">
                <text:p>128.630016</text:p>
              </table:table-cell>
              <table:table-cell office:value-type="float" office:value="124.200192">
                <text:p>124.200192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23.970048">
                <text:p>123.970048</text:p>
              </table:table-cell>
              <table:table-cell office:value-type="float" office:value="128.329984">
                <text:p>128.329984</text:p>
              </table:table-cell>
              <table:table-cell office:value-type="float" office:value="123.899904">
                <text:p>123.899904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23.670272">
                <text:p>123.670272</text:p>
              </table:table-cell>
              <table:table-cell office:value-type="float" office:value="128.029952">
                <text:p>128.029952</text:p>
              </table:table-cell>
              <table:table-cell office:value-type="float" office:value="123.579904">
                <text:p>123.579904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23.549952">
                <text:p>123.549952</text:p>
              </table:table-cell>
              <table:table-cell office:value-type="float" office:value="127.72992">
                <text:p>127.72992</text:p>
              </table:table-cell>
              <table:table-cell office:value-type="float" office:value="123.280128">
                <text:p>123.280128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23.369984">
                <text:p>123.369984</text:p>
              </table:table-cell>
              <table:table-cell office:value-type="float" office:value="127.490048">
                <text:p>127.490048</text:p>
              </table:table-cell>
              <table:table-cell office:value-type="float" office:value="123.030016">
                <text:p>123.030016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23.309824">
                <text:p>123.309824</text:p>
              </table:table-cell>
              <table:table-cell office:value-type="float" office:value="127.000064">
                <text:p>127.000064</text:p>
              </table:table-cell>
              <table:table-cell office:value-type="float" office:value="122.690048">
                <text:p>122.690048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22.99008">
                <text:p>122.99008</text:p>
              </table:table-cell>
              <table:table-cell office:value-type="float" office:value="126.44992">
                <text:p>126.44992</text:p>
              </table:table-cell>
              <table:table-cell office:value-type="float" office:value="122.380032">
                <text:p>122.38003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22.68032">
                <text:p>122.68032</text:p>
              </table:table-cell>
              <table:table-cell office:value-type="float" office:value="126.029824">
                <text:p>126.029824</text:p>
              </table:table-cell>
              <table:table-cell office:value-type="float" office:value="122.209792">
                <text:p>122.20979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22.320128">
                <text:p>122.320128</text:p>
              </table:table-cell>
              <table:table-cell office:value-type="float" office:value="125.680128">
                <text:p>125.680128</text:p>
              </table:table-cell>
              <table:table-cell office:value-type="float" office:value="122.419968">
                <text:p>122.41996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21.979904">
                <text:p>121.979904</text:p>
              </table:table-cell>
              <table:table-cell office:value-type="float" office:value="125.39008">
                <text:p>125.39008</text:p>
              </table:table-cell>
              <table:table-cell office:value-type="float" office:value="122.12992">
                <text:p>122.1299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21.669888">
                <text:p>121.669888</text:p>
              </table:table-cell>
              <table:table-cell office:value-type="float" office:value="124.960256">
                <text:p>124.960256</text:p>
              </table:table-cell>
              <table:table-cell office:value-type="float" office:value="121.829888">
                <text:p>121.829888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21.360128">
                <text:p>121.360128</text:p>
              </table:table-cell>
              <table:table-cell office:value-type="float" office:value="124.600064">
                <text:p>124.600064</text:p>
              </table:table-cell>
              <table:table-cell office:value-type="float" office:value="121.529856">
                <text:p>121.52985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21.200128">
                <text:p>121.200128</text:p>
              </table:table-cell>
              <table:table-cell office:value-type="float" office:value="124.290048">
                <text:p>124.290048</text:p>
              </table:table-cell>
              <table:table-cell office:value-type="float" office:value="121.249792">
                <text:p>121.249792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21.360128">
                <text:p>121.360128</text:p>
              </table:table-cell>
              <table:table-cell office:value-type="float" office:value="124.000256">
                <text:p>124.000256</text:p>
              </table:table-cell>
              <table:table-cell office:value-type="float" office:value="120.920064">
                <text:p>120.92006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21.060096">
                <text:p>121.060096</text:p>
              </table:table-cell>
              <table:table-cell office:value-type="float" office:value="123.579904">
                <text:p>123.579904</text:p>
              </table:table-cell>
              <table:table-cell office:value-type="float" office:value="120.57984">
                <text:p>120.57984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20.769792">
                <text:p>120.769792</text:p>
              </table:table-cell>
              <table:table-cell office:value-type="float" office:value="123.229952">
                <text:p>123.229952</text:p>
              </table:table-cell>
              <table:table-cell office:value-type="float" office:value="120.25984">
                <text:p>120.2598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20.470016">
                <text:p>120.470016</text:p>
              </table:table-cell>
              <table:table-cell office:value-type="float" office:value="122.919936">
                <text:p>122.919936</text:p>
              </table:table-cell>
              <table:table-cell office:value-type="float" office:value="119.82976">
                <text:p>119.82976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20.169984">
                <text:p>120.169984</text:p>
              </table:table-cell>
              <table:table-cell office:value-type="float" office:value="122.629888">
                <text:p>122.629888</text:p>
              </table:table-cell>
              <table:table-cell office:value-type="float" office:value="119.510016">
                <text:p>119.510016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19.890176">
                <text:p>119.890176</text:p>
              </table:table-cell>
              <table:table-cell office:value-type="float" office:value="122.309888">
                <text:p>122.309888</text:p>
              </table:table-cell>
              <table:table-cell office:value-type="float" office:value="119.269888">
                <text:p>119.269888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19.549952">
                <text:p>119.549952</text:p>
              </table:table-cell>
              <table:table-cell office:value-type="float" office:value="121.900032">
                <text:p>121.900032</text:p>
              </table:table-cell>
              <table:table-cell office:value-type="float" office:value="119.689984">
                <text:p>119.68998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19.24992">
                <text:p>119.24992</text:p>
              </table:table-cell>
              <table:table-cell office:value-type="float" office:value="121.55008">
                <text:p>121.55008</text:p>
              </table:table-cell>
              <table:table-cell office:value-type="float" office:value="119.620096">
                <text:p>119.620096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19.069696">
                <text:p>119.069696</text:p>
              </table:table-cell>
              <table:table-cell office:value-type="float" office:value="121.240064">
                <text:p>121.240064</text:p>
              </table:table-cell>
              <table:table-cell office:value-type="float" office:value="119.320064">
                <text:p>119.32006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19.02976">
                <text:p>119.02976</text:p>
              </table:table-cell>
              <table:table-cell office:value-type="float" office:value="120.939776">
                <text:p>120.939776</text:p>
              </table:table-cell>
              <table:table-cell office:value-type="float" office:value="119.009792">
                <text:p>119.009792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18.739968">
                <text:p>118.739968</text:p>
              </table:table-cell>
              <table:table-cell office:value-type="float" office:value="120.639744">
                <text:p>120.639744</text:p>
              </table:table-cell>
              <table:table-cell office:value-type="float" office:value="118.959872">
                <text:p>118.95987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18.440192">
                <text:p>118.440192</text:p>
              </table:table-cell>
              <table:table-cell office:value-type="float" office:value="120.239872">
                <text:p>120.239872</text:p>
              </table:table-cell>
              <table:table-cell office:value-type="float" office:value="118.639872">
                <text:p>118.63987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18.150144">
                <text:p>118.150144</text:p>
              </table:table-cell>
              <table:table-cell office:value-type="float" office:value="119.880192">
                <text:p>119.880192</text:p>
              </table:table-cell>
              <table:table-cell office:value-type="float" office:value="118.340096">
                <text:p>118.340096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17.979904">
                <text:p>117.979904</text:p>
              </table:table-cell>
              <table:table-cell office:value-type="float" office:value="119.559936">
                <text:p>119.559936</text:p>
              </table:table-cell>
              <table:table-cell office:value-type="float" office:value="118.039808">
                <text:p>118.039808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17.839872">
                <text:p>117.839872</text:p>
              </table:table-cell>
              <table:table-cell office:value-type="float" office:value="119.229952">
                <text:p>119.229952</text:p>
              </table:table-cell>
              <table:table-cell office:value-type="float" office:value="117.74976">
                <text:p>117.74976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17.900288">
                <text:p>117.900288</text:p>
              </table:table-cell>
              <table:table-cell office:value-type="float" office:value="118.759936">
                <text:p>118.759936</text:p>
              </table:table-cell>
              <table:table-cell office:value-type="float" office:value="117.449984">
                <text:p>117.449984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17.820416">
                <text:p>117.820416</text:p>
              </table:table-cell>
              <table:table-cell office:value-type="float" office:value="117.389824">
                <text:p>117.389824</text:p>
              </table:table-cell>
              <table:table-cell office:value-type="float" office:value="117.139968">
                <text:p>117.13996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7.71008">
                <text:p>117.71008</text:p>
              </table:table-cell>
              <table:table-cell office:value-type="float" office:value="116.8">
                <text:p>116.8</text:p>
              </table:table-cell>
              <table:table-cell office:value-type="float" office:value="116.719872">
                <text:p>116.71987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17.630208">
                <text:p>117.630208</text:p>
              </table:table-cell>
              <table:table-cell office:value-type="float" office:value="116.260096">
                <text:p>116.260096</text:p>
              </table:table-cell>
              <table:table-cell office:value-type="float" office:value="116.409856">
                <text:p>116.409856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17.479936">
                <text:p>117.479936</text:p>
              </table:table-cell>
              <table:table-cell office:value-type="float" office:value="115.930112">
                <text:p>115.930112</text:p>
              </table:table-cell>
              <table:table-cell office:value-type="float" office:value="116.390144">
                <text:p>116.390144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17.420032">
                <text:p>117.420032</text:p>
              </table:table-cell>
              <table:table-cell office:value-type="float" office:value="116.869888">
                <text:p>116.869888</text:p>
              </table:table-cell>
              <table:table-cell office:value-type="float" office:value="116.070144">
                <text:p>116.070144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17.060352">
                <text:p>117.060352</text:p>
              </table:table-cell>
              <table:table-cell office:value-type="float" office:value="116.550144">
                <text:p>116.550144</text:p>
              </table:table-cell>
              <table:table-cell office:value-type="float" office:value="115.750144">
                <text:p>115.750144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16.760064">
                <text:p>116.760064</text:p>
              </table:table-cell>
              <table:table-cell office:value-type="float" office:value="116.230144">
                <text:p>116.230144</text:p>
              </table:table-cell>
              <table:table-cell office:value-type="float" office:value="115.439872">
                <text:p>115.439872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16.600064">
                <text:p>116.600064</text:p>
              </table:table-cell>
              <table:table-cell office:value-type="float" office:value="115.93984">
                <text:p>115.93984</text:p>
              </table:table-cell>
              <table:table-cell office:value-type="float" office:value="115.130112">
                <text:p>115.13011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16.480256">
                <text:p>116.480256</text:p>
              </table:table-cell>
              <table:table-cell office:value-type="float" office:value="115.639808">
                <text:p>115.639808</text:p>
              </table:table-cell>
              <table:table-cell office:value-type="float" office:value="114.320128">
                <text:p>114.320128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16.729856">
                <text:p>116.729856</text:p>
              </table:table-cell>
              <table:table-cell office:value-type="float" office:value="115.339776">
                <text:p>115.339776</text:p>
              </table:table-cell>
              <table:table-cell office:value-type="float" office:value="113.96992">
                <text:p>113.9699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16.649728">
                <text:p>116.649728</text:p>
              </table:table-cell>
              <table:table-cell office:value-type="float" office:value="114.910208">
                <text:p>114.910208</text:p>
              </table:table-cell>
              <table:table-cell office:value-type="float" office:value="113.670144">
                <text:p>113.67014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16.359936">
                <text:p>116.359936</text:p>
              </table:table-cell>
              <table:table-cell office:value-type="float" office:value="114.56">
                <text:p>114.56</text:p>
              </table:table-cell>
              <table:table-cell office:value-type="float" office:value="113.71008">
                <text:p>113.7100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16.230144">
                <text:p>116.230144</text:p>
              </table:table-cell>
              <table:table-cell office:value-type="float" office:value="114.279936">
                <text:p>114.279936</text:p>
              </table:table-cell>
              <table:table-cell office:value-type="float" office:value="113.420288">
                <text:p>113.420288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16.009728">
                <text:p>116.009728</text:p>
              </table:table-cell>
              <table:table-cell office:value-type="float" office:value="113.989888">
                <text:p>113.989888</text:p>
              </table:table-cell>
              <table:table-cell office:value-type="float" office:value="112.950016">
                <text:p>112.950016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16.069888">
                <text:p>116.069888</text:p>
              </table:table-cell>
              <table:table-cell office:value-type="float" office:value="113.700096">
                <text:p>113.700096</text:p>
              </table:table-cell>
              <table:table-cell office:value-type="float" office:value="112.609792">
                <text:p>112.60979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15.760128">
                <text:p>115.760128</text:p>
              </table:table-cell>
              <table:table-cell office:value-type="float" office:value="113.399808">
                <text:p>113.399808</text:p>
              </table:table-cell>
              <table:table-cell office:value-type="float" office:value="112.249856">
                <text:p>112.249856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15.450112">
                <text:p>115.450112</text:p>
              </table:table-cell>
              <table:table-cell office:value-type="float" office:value="113.099776">
                <text:p>113.099776</text:p>
              </table:table-cell>
              <table:table-cell office:value-type="float" office:value="111.919616">
                <text:p>111.919616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15.180032">
                <text:p>115.180032</text:p>
              </table:table-cell>
              <table:table-cell office:value-type="float" office:value="112.8">
                <text:p>112.8</text:p>
              </table:table-cell>
              <table:table-cell office:value-type="float" office:value="111.599872">
                <text:p>111.59987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14.889984">
                <text:p>114.889984</text:p>
              </table:table-cell>
              <table:table-cell office:value-type="float" office:value="112.509952">
                <text:p>112.509952</text:p>
              </table:table-cell>
              <table:table-cell office:value-type="float" office:value="111.500032">
                <text:p>111.50003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14.599936">
                <text:p>114.599936</text:p>
              </table:table-cell>
              <table:table-cell office:value-type="float" office:value="112.210176">
                <text:p>112.210176</text:p>
              </table:table-cell>
              <table:table-cell office:value-type="float" office:value="111.219968">
                <text:p>111.21996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14.299904">
                <text:p>114.299904</text:p>
              </table:table-cell>
              <table:table-cell office:value-type="float" office:value="111.910144">
                <text:p>111.910144</text:p>
              </table:table-cell>
              <table:table-cell office:value-type="float" office:value="110.919936">
                <text:p>110.91993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13.910016">
                <text:p>113.910016</text:p>
              </table:table-cell>
              <table:table-cell office:value-type="float" office:value="111.510016">
                <text:p>111.510016</text:p>
              </table:table-cell>
              <table:table-cell office:value-type="float" office:value="110.770176">
                <text:p>110.770176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13.529856">
                <text:p>113.529856</text:p>
              </table:table-cell>
              <table:table-cell office:value-type="float" office:value="111.149824">
                <text:p>111.149824</text:p>
              </table:table-cell>
              <table:table-cell office:value-type="float" office:value="110.480128">
                <text:p>110.480128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13.309952">
                <text:p>113.309952</text:p>
              </table:table-cell>
              <table:table-cell office:value-type="float" office:value="110.759936">
                <text:p>110.759936</text:p>
              </table:table-cell>
              <table:table-cell office:value-type="float" office:value="110.41024">
                <text:p>110.41024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13.430016">
                <text:p>113.430016</text:p>
              </table:table-cell>
              <table:table-cell office:value-type="float" office:value="110.330112">
                <text:p>110.330112</text:p>
              </table:table-cell>
              <table:table-cell office:value-type="float" office:value="110.119936">
                <text:p>110.119936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13.139968">
                <text:p>113.139968</text:p>
              </table:table-cell>
              <table:table-cell office:value-type="float" office:value="110.020096">
                <text:p>110.020096</text:p>
              </table:table-cell>
              <table:table-cell office:value-type="float" office:value="109.829888">
                <text:p>109.829888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12.839936">
                <text:p>112.839936</text:p>
              </table:table-cell>
              <table:table-cell office:value-type="float" office:value="109.700096">
                <text:p>109.700096</text:p>
              </table:table-cell>
              <table:table-cell office:value-type="float" office:value="109.499904">
                <text:p>109.49990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12.509952">
                <text:p>112.509952</text:p>
              </table:table-cell>
              <table:table-cell office:value-type="float" office:value="109.28">
                <text:p>109.28</text:p>
              </table:table-cell>
              <table:table-cell office:value-type="float" office:value="109.339904">
                <text:p>109.33990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12.19968">
                <text:p>112.19968</text:p>
              </table:table-cell>
              <table:table-cell office:value-type="float" office:value="108.919808">
                <text:p>108.919808</text:p>
              </table:table-cell>
              <table:table-cell office:value-type="float" office:value="109.039872">
                <text:p>109.039872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11.88992">
                <text:p>111.88992</text:p>
              </table:table-cell>
              <table:table-cell office:value-type="float" office:value="108.630016">
                <text:p>108.630016</text:p>
              </table:table-cell>
              <table:table-cell office:value-type="float" office:value="108.980224">
                <text:p>108.980224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11.589888">
                <text:p>111.589888</text:p>
              </table:table-cell>
              <table:table-cell office:value-type="float" office:value="108.32">
                <text:p>108.32</text:p>
              </table:table-cell>
              <table:table-cell office:value-type="float" office:value="108.68992">
                <text:p>108.6899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11.259904">
                <text:p>111.259904</text:p>
              </table:table-cell>
              <table:table-cell office:value-type="float" office:value="108.030208">
                <text:p>108.030208</text:p>
              </table:table-cell>
              <table:table-cell office:value-type="float" office:value="108.349952">
                <text:p>108.349952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11.099904">
                <text:p>111.099904</text:p>
              </table:table-cell>
              <table:table-cell office:value-type="float" office:value="107.74016">
                <text:p>107.74016</text:p>
              </table:table-cell>
              <table:table-cell office:value-type="float" office:value="108.059904">
                <text:p>108.059904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11.230208">
                <text:p>111.230208</text:p>
              </table:table-cell>
              <table:table-cell office:value-type="float" office:value="107.439872">
                <text:p>107.439872</text:p>
              </table:table-cell>
              <table:table-cell office:value-type="float" office:value="107.840256">
                <text:p>107.840256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10.899968">
                <text:p>110.899968</text:p>
              </table:table-cell>
              <table:table-cell office:value-type="float" office:value="107.140096">
                <text:p>107.140096</text:p>
              </table:table-cell>
              <table:table-cell office:value-type="float" office:value="107.88992">
                <text:p>107.8899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10.56">
                <text:p>110.56</text:p>
              </table:table-cell>
              <table:table-cell office:value-type="float" office:value="106.720256">
                <text:p>106.720256</text:p>
              </table:table-cell>
              <table:table-cell office:value-type="float" office:value="107.719936">
                <text:p>107.719936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10.230016">
                <text:p>110.230016</text:p>
              </table:table-cell>
              <table:table-cell office:value-type="float" office:value="106.360064">
                <text:p>106.360064</text:p>
              </table:table-cell>
              <table:table-cell office:value-type="float" office:value="107.679744">
                <text:p>107.679744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09.910016">
                <text:p>109.910016</text:p>
              </table:table-cell>
              <table:table-cell office:value-type="float" office:value="106.040064">
                <text:p>106.040064</text:p>
              </table:table-cell>
              <table:table-cell office:value-type="float" office:value="107.369728">
                <text:p>107.369728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09.600256">
                <text:p>109.600256</text:p>
              </table:table-cell>
              <table:table-cell office:value-type="float" office:value="105.740288">
                <text:p>105.740288</text:p>
              </table:table-cell>
              <table:table-cell office:value-type="float" office:value="107.059712">
                <text:p>107.059712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09.300224">
                <text:p>109.300224</text:p>
              </table:table-cell>
              <table:table-cell office:value-type="float" office:value="105.44">
                <text:p>105.44</text:p>
              </table:table-cell>
              <table:table-cell office:value-type="float" office:value="106.739968">
                <text:p>106.739968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09.00992">
                <text:p>109.00992</text:p>
              </table:table-cell>
              <table:table-cell office:value-type="float" office:value="105.00992">
                <text:p>105.00992</text:p>
              </table:table-cell>
              <table:table-cell office:value-type="float" office:value="106.430208">
                <text:p>106.43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